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9.61mm"/>
    </style:style>
    <style:style style:name="co9" style:family="table-column">
      <style:table-column-properties fo:break-before="auto" style:column-width="5.26mm"/>
    </style:style>
    <style:style style:name="co10" style:family="table-column">
      <style:table-column-properties fo:break-before="auto" style:column-width="6.35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90.13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37.92mm"/>
    </style:style>
    <style:style style:name="co16" style:family="table-column">
      <style:table-column-properties fo:break-before="auto" style:column-width="42.3mm"/>
    </style:style>
    <style:style style:name="co17" style:family="table-column">
      <style:table-column-properties fo:break-before="auto" style:column-width="61.54mm"/>
    </style:style>
    <style:style style:name="co18" style:family="table-column">
      <style:table-column-properties fo:break-before="auto" style:column-width="28.05mm"/>
    </style:style>
    <style:style style:name="co19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dac_pll_cfg_2.G2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dac_pll_cfg_2.H2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dac_pll_cfg_2.I2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dac_pll_cfg_2.J2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c3c3c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font-name="Monospace" fo:language="none" fo:country="none" style:language-asian="none" style:country-asian="none" style:language-complex="none" style:country-complex="none"/>
    </style:style>
    <style:style style:name="ce18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font-name="Monospace" style:font-name-asian="Monospace" style:font-name-complex="Monospace"/>
    </style:style>
    <style:style style:name="ce20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dac_pll_cfg_2.S13"/>
    </style:style>
    <style:style style:name="ce5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CPLL_mode20.H2"/>
    </style:style>
    <style:style style:name="ce5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CPLL_mode20.H3"/>
    </style:style>
    <style:style style:name="ce6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CPLL_mode20.I2"/>
    </style:style>
    <style:style style:name="ce6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CPLL_mode20.J2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70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30" style:family="table-cell" style:parent-style-name="Default" style:data-style-name="N99">
      <style:map style:condition="cell-content()=1" style:apply-style-name="Good" style:base-cell-address="QPLL_mode20.H2"/>
    </style:style>
    <style:style style:name="ce31" style:family="table-cell" style:parent-style-name="Default" style:data-style-name="N99">
      <style:map style:condition="cell-content()=1" style:apply-style-name="Good" style:base-cell-address="QPLL_mode20.I2"/>
    </style:style>
    <style:style style:name="ce76" style:family="table-cell" style:parent-style-name="Default">
      <style:text-properties fo:color="#3c3c3c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adc5e7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adc5e7"/>
    </style:style>
    <style:style style:name="ce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ee3d3"/>
    </style:style>
    <style:style style:name="ce40" style:family="table-cell" style:parent-style-name="Default">
      <style:table-cell-properties fo:background-color="#bee3d3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ce4e5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99"/>
    <style:style style:name="ce45" style:family="table-cell" style:parent-style-name="Default" style:data-style-name="N0"/>
    <style:style style:name="ce82" style:family="table-cell" style:parent-style-name="Default">
      <style:table-cell-properties fo:background-color="transparent"/>
    </style:style>
    <style:style style:name="ce51" style:family="table-cell" style:parent-style-name="Default">
      <style:text-properties fo:color="#000000" style:font-name="Monospace" fo:language="none" fo:country="none" style:language-asian="none" style:country-asian="none" style:language-complex="none" style:country-complex="none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59c5c7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dd58a"/>
    </style:style>
    <style:style style:name="ce44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add58a"/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dd58a"/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bce4e5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weight-asian="normal" style:font-name-complex="Monospace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59c5c7"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ext-properties fo:color="#000000"/>
    </style:style>
    <style:style style:name="ce87" style:family="table-cell" style:parent-style-name="Default" style:data-style-name="N37"/>
    <style:style style:name="ce102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63" style:family="table-cell" style:parent-style-name="Default">
      <style:text-properties fo:color="#ce181e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ce104" style:family="table-cell" style:parent-style-name="Default">
      <style:text-properties fo:color="#ef413d"/>
    </style:style>
    <style:style style:name="ce132" style:family="table-cell" style:parent-style-name="Default" style:data-style-name="N99">
      <style:map style:condition="cell-content()=1" style:apply-style-name="Good" style:base-cell-address="mode20.G34"/>
      <style:map style:condition="cell-content()=0" style:apply-style-name="Error" style:base-cell-address="mode20.G34"/>
    </style:style>
    <style:style style:name="ce105" style:family="table-cell" style:parent-style-name="Default">
      <style:table-cell-properties fo:background-color="transparent"/>
      <style:text-properties fo:color="#ce181e"/>
    </style:style>
    <style:style style:name="ce134" style:family="table-cell" style:parent-style-name="Default" style:data-style-name="N99">
      <style:map style:condition="cell-content()=1" style:apply-style-name="Good" style:base-cell-address="'QPLL_mode4_11.8_GHz'.H2"/>
    </style:style>
    <style:style style:name="ce135" style:family="table-cell" style:parent-style-name="Default" style:data-style-name="N99">
      <style:map style:condition="cell-content()=1" style:apply-style-name="Good" style:base-cell-address="'QPLL_mode4_11.8_GHz'.I2"/>
    </style:style>
    <style:style style:name="ce80" style:family="table-cell" style:parent-style-name="Default">
      <style:table-cell-properties fo:background-color="#adc5e7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bce4e5"/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99">
      <style:map style:condition="cell-content()=1" style:apply-style-name="Good" style:base-cell-address="'mode4_11.8_GHz'.G32"/>
      <style:map style:condition="cell-content()=0" style:apply-style-name="Error" style:base-cell-address="'mode4_11.8_GHz'.G32"/>
    </style:style>
    <style:style style:name="ce139" style:family="table-cell" style:parent-style-name="Default" style:data-style-name="N99">
      <style:map style:condition="cell-content()=1" style:apply-style-name="Good" style:base-cell-address="'QPLL_mode4_5.7GHz'.H2"/>
    </style:style>
    <style:style style:name="ce140" style:family="table-cell" style:parent-style-name="Default" style:data-style-name="N99">
      <style:map style:condition="cell-content()=1" style:apply-style-name="Good" style:base-cell-address="'QPLL_mode4_5.7GHz'.I2"/>
    </style:style>
    <style:style style:name="ce141" style:family="table-cell" style:parent-style-name="Default" style:data-style-name="N99">
      <style:map style:condition="cell-content()=1" style:apply-style-name="Good" style:base-cell-address="'mode4_5.7_GHz'.G32"/>
      <style:map style:condition="cell-content()=0" style:apply-style-name="Error" style:base-cell-address="'mode4_5.7_GHz'.G32"/>
    </style:style>
  </office:automatic-styles>
  <office:body>
    <office:spreadsheet>
      <table:calculation-settings table:automatic-find-labels="false" table:use-regular-expressions="false" table:use-wildcards="true"/>
      <table:table table:name="hmc_7044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 calcext:value-type="string">
            <text:p>vcxo_freq = </text:p>
          </table:table-cell>
          <table:table-cell table:style-name="ce3" office:value-type="float" office:value="122880000" calcext:value-type="float">
            <text:p>12288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efclock=</text:p>
          </table:table-cell>
          <table:table-cell table:formula="of:=[.J2]*[.J7]*[.J8]/([.J9]*[.J10])" office:value-type="float" office:value="30021.9887612998" calcext:value-type="float">
            <text:p>30021.988761299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ce73" office:value-type="string" calcext:value-type="string">
            <text:p>min</text:p>
          </table:table-cell>
          <table:table-cell table:style-name="ce73" office:value-type="string" calcext:value-type="string">
            <text:p>max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NTERNAL_VCO×2=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2=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95" calcext:value-type="float">
            <text:p>40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2=</text:p>
          </table:table-cell>
          <table:table-cell office:value-type="float" office:value="4093" calcext:value-type="float">
            <text:p>40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95" calcext:value-type="float">
            <text:p>40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ivider=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94" calcext:value-type="float">
            <text:p>4094</text:p>
          </table:table-cell>
        </table:table-row>
      </table:table>
      <table:table table:name="dac_pll_cfg_2" table:style-name="ta1">
        <table:table-column table:style-name="co1" table:number-columns-repeated="5" table:default-cell-style-name="ce73"/>
        <table:table-column table:style-name="co3" table:default-cell-style-name="ce73"/>
        <table:table-column table:style-name="co4" table:default-cell-style-name="ce73"/>
        <table:table-column table:style-name="co5" table:default-cell-style-name="ce73"/>
        <table:table-column table:style-name="co1" table:default-cell-style-name="ce73"/>
        <table:table-column table:style-name="co6" table:default-cell-style-name="ce73"/>
        <table:table-column table:style-name="co7" table:default-cell-style-name="ce73"/>
        <table:table-column table:style-name="co1" table:default-cell-style-name="ce73"/>
        <table:table-column table:style-name="co8" table:default-cell-style-name="ce73"/>
        <table:table-column table:style-name="co9" table:default-cell-style-name="ce73"/>
        <table:table-column table:style-name="co10" table:default-cell-style-name="ce73"/>
        <table:table-column table:style-name="co11" table:default-cell-style-name="ce73"/>
        <table:table-column table:style-name="co1" table:number-columns-repeated="1007" table:default-cell-style-name="ce73"/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CO div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DAC[Khz]</text:p>
          </table:table-cell>
          <table:table-cell table:style-name="ce6" office:value-type="string" calcext:value-type="string">
            <text:p>fDAC domain</text:p>
          </table:table-cell>
          <table:table-cell table:style-name="ce72" office:value-type="string" calcext:value-type="string">
            <text:p>fDAC range</text:p>
          </table:table-cell>
          <table:table-cell table:number-columns-repeated="2"/>
          <table:table-cell table:style-name="ce7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DIRECT(ADDRESS(8;16+MOD([.A2];[.$N$8])))" office:value-type="float" office:value="1" calcext:value-type="float">
            <text:p>1</text:p>
          </table:table-cell>
          <table:table-cell table:formula="of:=INDIRECT(ADDRESS(9;16+MOD([.A2]/[.$N$8];[.$N$9])))" office:value-type="float" office:value="2" calcext:value-type="float">
            <text:p>2</text:p>
          </table:table-cell>
          <table:table-cell table:formula="of:=INDIRECT(ADDRESS(10;16+MOD([.A2]/([.$N$8]*[.$N$9]);[.$N$10])))" office:value-type="float" office:value="1" calcext:value-type="float">
            <text:p>1</text:p>
          </table:table-cell>
          <table:table-cell table:formula="of:=INDIRECT(ADDRESS(11;16+MOD([.A2]/([.$N$8]*[.$N$9]*[.$N$10]);[.$N$11])))" office:value-type="float" office:value="8" calcext:value-type="float">
            <text:p>8</text:p>
          </table:table-cell>
          <table:table-cell table:formula="of:=[.E2]*[.C2]*[.$R$3]/[.B2]/[.D2]" office:value-type="float" office:value="1474560" calcext:value-type="float">
            <text:p>1474560</text:p>
          </table:table-cell>
          <table:table-cell table:style-name="ce7" table:formula="of:=IF(AND([.$Q$18]&lt;[.F2];[.F2]&lt;[.$Q$19]))" office:value-type="boolean" office:boolean-value="false" calcext:value-type="boolean">
            <text:p>FALSE</text:p>
          </table:table-cell>
          <table:table-cell table:style-name="ce9" table:formula="of:=IF(OR(AND([.D2]=[.$P$27];[.$R$25]&lt;[.F2];[.F2]&lt;[.$R$26]); AND([.D2]=[.$Q$27];[.$Q$25]&lt;[.F2];[.F2]&lt;[.$Q$26]);AND([.D2]=[.$R$27];[.$P$25]&lt;[.F2];[.F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4"/>
          <table:table-cell table:style-name="ce15"/>
          <table:table-cell office:value-type="string" calcext:value-type="string">
            <text:p>HMC7044</text:p>
          </table:table-cell>
          <table:table-cell table:style-name="ce15" office:value-type="string" calcext:value-type="string">
            <text:p>pll2_freq</text:p>
          </table:table-cell>
          <table:table-cell table:style-name="ce14" office:value-type="float" office:value="2949120" calcext:value-type="float">
            <text:p>294912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Divider =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INDIRECT(ADDRESS(8;16+MOD([.A3];[.$N$8])))" office:value-type="float" office:value="2" calcext:value-type="float">
            <text:p>2</text:p>
          </table:table-cell>
          <table:table-cell table:formula="of:=INDIRECT(ADDRESS(9;16+MOD([.A3]/[.$N$8];[.$N$9])))" office:value-type="float" office:value="2" calcext:value-type="float">
            <text:p>2</text:p>
          </table:table-cell>
          <table:table-cell table:formula="of:=INDIRECT(ADDRESS(10;16+MOD([.A3]/([.$N$8]*[.$N$9]);[.$N$10])))" office:value-type="float" office:value="1" calcext:value-type="float">
            <text:p>1</text:p>
          </table:table-cell>
          <table:table-cell table:formula="of:=INDIRECT(ADDRESS(11;16+MOD([.A3]/([.$N$8]*[.$N$9]*[.$N$10]);[.$N$11])))" office:value-type="float" office:value="8" calcext:value-type="float">
            <text:p>8</text:p>
          </table:table-cell>
          <table:table-cell table:formula="of:=[.E3]*[.C3]*[.$R$3]/[.B3]/[.D3]" office:value-type="float" office:value="737280" calcext:value-type="float">
            <text:p>737280</text:p>
          </table:table-cell>
          <table:table-cell table:style-name="ce7" table:formula="of:=IF(AND([.$Q$18]&lt;[.F3];[.F3]&lt;[.$Q$19]))" office:value-type="boolean" office:boolean-value="false" calcext:value-type="boolean">
            <text:p>FALSE</text:p>
          </table:table-cell>
          <table:table-cell table:style-name="ce9" table:formula="of:=IF(OR(AND([.D3]=[.$P$27];[.$R$25]&lt;[.F3];[.F3]&lt;[.$R$26]); AND([.D3]=[.$Q$27];[.$Q$25]&lt;[.F3];[.F3]&lt;[.$Q$26]);AND([.D3]=[.$R$27];[.$P$25]&lt;[.F3];[.F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6"/>
          <table:table-cell table:style-name="ce18" office:value-type="string" calcext:value-type="string">
            <text:p>refclk_khz = </text:p>
          </table:table-cell>
          <table:table-cell table:style-name="ce20" table:formula="of:=[.R2]/[.U2]" office:value-type="float" office:value="92160" calcext:value-type="float">
            <text:p>92160</text:p>
          </table:table-cell>
          <table:table-cell office:value-type="string" calcext:value-type="string">
            <text:p>Khz</text:p>
          </table:table-cell>
          <table:table-cell table:number-columns-repeated="1004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INDIRECT(ADDRESS(8;16+MOD([.A4];[.$N$8])))" office:value-type="float" office:value="3" calcext:value-type="float">
            <text:p>3</text:p>
          </table:table-cell>
          <table:table-cell table:formula="of:=INDIRECT(ADDRESS(9;16+MOD([.A4]/[.$N$8];[.$N$9])))" office:value-type="float" office:value="2" calcext:value-type="float">
            <text:p>2</text:p>
          </table:table-cell>
          <table:table-cell table:formula="of:=INDIRECT(ADDRESS(10;16+MOD([.A4]/([.$N$8]*[.$N$9]);[.$N$10])))" office:value-type="float" office:value="1" calcext:value-type="float">
            <text:p>1</text:p>
          </table:table-cell>
          <table:table-cell table:formula="of:=INDIRECT(ADDRESS(11;16+MOD([.A4]/([.$N$8]*[.$N$9]*[.$N$10]);[.$N$11])))" office:value-type="float" office:value="8" calcext:value-type="float">
            <text:p>8</text:p>
          </table:table-cell>
          <table:table-cell table:formula="of:=[.E4]*[.C4]*[.$R$3]/[.B4]/[.D4]" office:value-type="float" office:value="491520" calcext:value-type="float">
            <text:p>491520</text:p>
          </table:table-cell>
          <table:table-cell table:style-name="ce7" table:formula="of:=IF(AND([.$Q$18]&lt;[.F4];[.F4]&lt;[.$Q$19]))" office:value-type="boolean" office:boolean-value="false" calcext:value-type="boolean">
            <text:p>FALSE</text:p>
          </table:table-cell>
          <table:table-cell table:style-name="ce9" table:formula="of:=IF(OR(AND([.D4]=[.$P$27];[.$R$25]&lt;[.F4];[.F4]&lt;[.$R$26]); AND([.D4]=[.$Q$27];[.$Q$25]&lt;[.F4];[.F4]&lt;[.$Q$26]);AND([.D4]=[.$R$27];[.$P$25]&lt;[.F4];[.F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INDIRECT(ADDRESS(8;16+MOD([.A5];[.$N$8])))" office:value-type="float" office:value="4" calcext:value-type="float">
            <text:p>4</text:p>
          </table:table-cell>
          <table:table-cell table:formula="of:=INDIRECT(ADDRESS(9;16+MOD([.A5]/[.$N$8];[.$N$9])))" office:value-type="float" office:value="2" calcext:value-type="float">
            <text:p>2</text:p>
          </table:table-cell>
          <table:table-cell table:formula="of:=INDIRECT(ADDRESS(10;16+MOD([.A5]/([.$N$8]*[.$N$9]);[.$N$10])))" office:value-type="float" office:value="1" calcext:value-type="float">
            <text:p>1</text:p>
          </table:table-cell>
          <table:table-cell table:formula="of:=INDIRECT(ADDRESS(11;16+MOD([.A5]/([.$N$8]*[.$N$9]*[.$N$10]);[.$N$11])))" office:value-type="float" office:value="8" calcext:value-type="float">
            <text:p>8</text:p>
          </table:table-cell>
          <table:table-cell table:formula="of:=[.E5]*[.C5]*[.$R$3]/[.B5]/[.D5]" office:value-type="float" office:value="368640" calcext:value-type="float">
            <text:p>368640</text:p>
          </table:table-cell>
          <table:table-cell table:style-name="ce7" table:formula="of:=IF(AND([.$Q$18]&lt;[.F5];[.F5]&lt;[.$Q$19]))" office:value-type="boolean" office:boolean-value="false" calcext:value-type="boolean">
            <text:p>FALSE</text:p>
          </table:table-cell>
          <table:table-cell table:style-name="ce9" table:formula="of:=IF(OR(AND([.D5]=[.$P$27];[.$R$25]&lt;[.F5];[.F5]&lt;[.$R$26]); AND([.D5]=[.$Q$27];[.$Q$25]&lt;[.F5];[.F5]&lt;[.$Q$26]);AND([.D5]=[.$R$27];[.$P$25]&lt;[.F5];[.F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INDIRECT(ADDRESS(8;16+MOD([.A6];[.$N$8])))" office:value-type="float" office:value="1" calcext:value-type="float">
            <text:p>1</text:p>
          </table:table-cell>
          <table:table-cell table:formula="of:=INDIRECT(ADDRESS(9;16+MOD([.A6]/[.$N$8];[.$N$9])))" office:value-type="float" office:value="3" calcext:value-type="float">
            <text:p>3</text:p>
          </table:table-cell>
          <table:table-cell table:formula="of:=INDIRECT(ADDRESS(10;16+MOD([.A6]/([.$N$8]*[.$N$9]);[.$N$10])))" office:value-type="float" office:value="1" calcext:value-type="float">
            <text:p>1</text:p>
          </table:table-cell>
          <table:table-cell table:formula="of:=INDIRECT(ADDRESS(11;16+MOD([.A6]/([.$N$8]*[.$N$9]*[.$N$10]);[.$N$11])))" office:value-type="float" office:value="8" calcext:value-type="float">
            <text:p>8</text:p>
          </table:table-cell>
          <table:table-cell table:formula="of:=[.E6]*[.C6]*[.$R$3]/[.B6]/[.D6]" office:value-type="float" office:value="2211840" calcext:value-type="float">
            <text:p>2211840</text:p>
          </table:table-cell>
          <table:table-cell table:style-name="ce7" table:formula="of:=IF(AND([.$Q$18]&lt;[.F6];[.F6]&lt;[.$Q$19]))" office:value-type="boolean" office:boolean-value="false" calcext:value-type="boolean">
            <text:p>FALSE</text:p>
          </table:table-cell>
          <table:table-cell table:style-name="ce9" table:formula="of:=IF(OR(AND([.D6]=[.$P$27];[.$R$25]&lt;[.F6];[.F6]&lt;[.$R$26]); AND([.D6]=[.$Q$27];[.$Q$25]&lt;[.F6];[.F6]&lt;[.$Q$26]);AND([.D6]=[.$R$27];[.$P$25]&lt;[.F6];[.F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INDIRECT(ADDRESS(8;16+MOD([.A7];[.$N$8])))" office:value-type="float" office:value="2" calcext:value-type="float">
            <text:p>2</text:p>
          </table:table-cell>
          <table:table-cell table:formula="of:=INDIRECT(ADDRESS(9;16+MOD([.A7]/[.$N$8];[.$N$9])))" office:value-type="float" office:value="3" calcext:value-type="float">
            <text:p>3</text:p>
          </table:table-cell>
          <table:table-cell table:formula="of:=INDIRECT(ADDRESS(10;16+MOD([.A7]/([.$N$8]*[.$N$9]);[.$N$10])))" office:value-type="float" office:value="1" calcext:value-type="float">
            <text:p>1</text:p>
          </table:table-cell>
          <table:table-cell table:formula="of:=INDIRECT(ADDRESS(11;16+MOD([.A7]/([.$N$8]*[.$N$9]*[.$N$10]);[.$N$11])))" office:value-type="float" office:value="8" calcext:value-type="float">
            <text:p>8</text:p>
          </table:table-cell>
          <table:table-cell table:formula="of:=[.E7]*[.C7]*[.$R$3]/[.B7]/[.D7]" office:value-type="float" office:value="1105920" calcext:value-type="float">
            <text:p>1105920</text:p>
          </table:table-cell>
          <table:table-cell table:style-name="ce7" table:formula="of:=IF(AND([.$Q$18]&lt;[.F7];[.F7]&lt;[.$Q$19]))" office:value-type="boolean" office:boolean-value="false" calcext:value-type="boolean">
            <text:p>FALSE</text:p>
          </table:table-cell>
          <table:table-cell table:style-name="ce9" table:formula="of:=IF(OR(AND([.D7]=[.$P$27];[.$R$25]&lt;[.F7];[.F7]&lt;[.$R$26]); AND([.D7]=[.$Q$27];[.$Q$25]&lt;[.F7];[.F7]&lt;[.$Q$26]);AND([.D7]=[.$R$27];[.$P$25]&lt;[.F7];[.F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/>
          <table:table-cell table:style-name="Default" table:number-columns-repeated="7"/>
          <table:table-cell table:number-columns-repeated="100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INDIRECT(ADDRESS(8;16+MOD([.A8];[.$N$8])))" office:value-type="float" office:value="3" calcext:value-type="float">
            <text:p>3</text:p>
          </table:table-cell>
          <table:table-cell table:formula="of:=INDIRECT(ADDRESS(9;16+MOD([.A8]/[.$N$8];[.$N$9])))" office:value-type="float" office:value="3" calcext:value-type="float">
            <text:p>3</text:p>
          </table:table-cell>
          <table:table-cell table:formula="of:=INDIRECT(ADDRESS(10;16+MOD([.A8]/([.$N$8]*[.$N$9]);[.$N$10])))" office:value-type="float" office:value="1" calcext:value-type="float">
            <text:p>1</text:p>
          </table:table-cell>
          <table:table-cell table:formula="of:=INDIRECT(ADDRESS(11;16+MOD([.A8]/([.$N$8]*[.$N$9]*[.$N$10]);[.$N$11])))" office:value-type="float" office:value="8" calcext:value-type="float">
            <text:p>8</text:p>
          </table:table-cell>
          <table:table-cell table:formula="of:=[.E8]*[.C8]*[.$R$3]/[.B8]/[.D8]" office:value-type="float" office:value="737280" calcext:value-type="float">
            <text:p>737280</text:p>
          </table:table-cell>
          <table:table-cell table:style-name="ce7" table:formula="of:=IF(AND([.$Q$18]&lt;[.F8];[.F8]&lt;[.$Q$19]))" office:value-type="boolean" office:boolean-value="false" calcext:value-type="boolean">
            <text:p>FALSE</text:p>
          </table:table-cell>
          <table:table-cell table:style-name="ce9" table:formula="of:=IF(OR(AND([.D8]=[.$P$27];[.$R$25]&lt;[.F8];[.F8]&lt;[.$R$26]); AND([.D8]=[.$Q$27];[.$Q$25]&lt;[.F8];[.F8]&lt;[.$Q$26]);AND([.D8]=[.$R$27];[.$P$25]&lt;[.F8];[.F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2"/>
          <table:table-cell table:style-name="ce4" office:value-type="string" calcext:value-type="string">
            <text:p>M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INDIRECT(ADDRESS(8;16+MOD([.A9];[.$N$8])))" office:value-type="float" office:value="4" calcext:value-type="float">
            <text:p>4</text:p>
          </table:table-cell>
          <table:table-cell table:formula="of:=INDIRECT(ADDRESS(9;16+MOD([.A9]/[.$N$8];[.$N$9])))" office:value-type="float" office:value="3" calcext:value-type="float">
            <text:p>3</text:p>
          </table:table-cell>
          <table:table-cell table:formula="of:=INDIRECT(ADDRESS(10;16+MOD([.A9]/([.$N$8]*[.$N$9]);[.$N$10])))" office:value-type="float" office:value="1" calcext:value-type="float">
            <text:p>1</text:p>
          </table:table-cell>
          <table:table-cell table:formula="of:=INDIRECT(ADDRESS(11;16+MOD([.A9]/([.$N$8]*[.$N$9]*[.$N$10]);[.$N$11])))" office:value-type="float" office:value="8" calcext:value-type="float">
            <text:p>8</text:p>
          </table:table-cell>
          <table:table-cell table:formula="of:=[.E9]*[.C9]*[.$R$3]/[.B9]/[.D9]" office:value-type="float" office:value="552960" calcext:value-type="float">
            <text:p>552960</text:p>
          </table:table-cell>
          <table:table-cell table:style-name="ce7" table:formula="of:=IF(AND([.$Q$18]&lt;[.F9];[.F9]&lt;[.$Q$19]))" office:value-type="boolean" office:boolean-value="false" calcext:value-type="boolean">
            <text:p>FALSE</text:p>
          </table:table-cell>
          <table:table-cell table:style-name="ce9" table:formula="of:=IF(OR(AND([.D9]=[.$P$27];[.$R$25]&lt;[.F9];[.F9]&lt;[.$R$26]); AND([.D9]=[.$Q$27];[.$Q$25]&lt;[.F9];[.F9]&lt;[.$Q$26]);AND([.D9]=[.$R$27];[.$P$25]&lt;[.F9];[.F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2"/>
          <table:table-cell table:style-name="ce12" office:value-type="string" calcext:value-type="string">
            <text:p>N[</text:p>
          </table:table-cell>
          <table:table-cell table:style-name="ce14" office:value-type="float" office:value="49" calcext:value-type="float">
            <text:p>49</text:p>
          </table:table-cell>
          <table:table-cell office:value-type="string" calcext:value-type="string">
            <text:p>]=</text:p>
          </table:table-cell>
          <table:table-cell office:value-type="float" office:value="2" calcext:value-type="float">
            <text:p>2</text:p>
          </table:table-cell>
          <table:table-cell table:formula="of:=[.P9]+1" office:value-type="float" office:value="3" calcext:value-type="float">
            <text:p>3</text:p>
          </table:table-cell>
          <table:table-cell table:formula="of:=[.Q9]+1" office:value-type="float" office:value="4" calcext:value-type="float">
            <text:p>4</text:p>
          </table:table-cell>
          <table:table-cell table:formula="of:=[.R9]+1" office:value-type="float" office:value="5" calcext:value-type="float">
            <text:p>5</text:p>
          </table:table-cell>
          <table:table-cell table:formula="of:=[.S9]+1" office:value-type="float" office:value="6" calcext:value-type="float">
            <text:p>6</text:p>
          </table:table-cell>
          <table:table-cell table:formula="of:=[.T9]+1" office:value-type="float" office:value="7" calcext:value-type="float">
            <text:p>7</text:p>
          </table:table-cell>
          <table:table-cell table:formula="of:=[.U9]+1" office:value-type="float" office:value="8" calcext:value-type="float">
            <text:p>8</text:p>
          </table:table-cell>
          <table:table-cell table:formula="of:=[.V9]+1" office:value-type="float" office:value="9" calcext:value-type="float">
            <text:p>9</text:p>
          </table:table-cell>
          <table:table-cell table:formula="of:=[.W9]+1" office:value-type="float" office:value="10" calcext:value-type="float">
            <text:p>10</text:p>
          </table:table-cell>
          <table:table-cell table:formula="of:=[.X9]+1" office:value-type="float" office:value="11" calcext:value-type="float">
            <text:p>11</text:p>
          </table:table-cell>
          <table:table-cell table:formula="of:=[.Y9]+1" office:value-type="float" office:value="12" calcext:value-type="float">
            <text:p>12</text:p>
          </table:table-cell>
          <table:table-cell table:formula="of:=[.Z9]+1" office:value-type="float" office:value="13" calcext:value-type="float">
            <text:p>13</text:p>
          </table:table-cell>
          <table:table-cell table:formula="of:=[.AA9]+1" office:value-type="float" office:value="14" calcext:value-type="float">
            <text:p>14</text:p>
          </table:table-cell>
          <table:table-cell table:formula="of:=[.AB9]+1" office:value-type="float" office:value="15" calcext:value-type="float">
            <text:p>15</text:p>
          </table:table-cell>
          <table:table-cell table:formula="of:=[.AC9]+1" office:value-type="float" office:value="16" calcext:value-type="float">
            <text:p>16</text:p>
          </table:table-cell>
          <table:table-cell table:formula="of:=[.AD9]+1" office:value-type="float" office:value="17" calcext:value-type="float">
            <text:p>17</text:p>
          </table:table-cell>
          <table:table-cell table:formula="of:=[.AE9]+1" office:value-type="float" office:value="18" calcext:value-type="float">
            <text:p>18</text:p>
          </table:table-cell>
          <table:table-cell table:formula="of:=[.AF9]+1" office:value-type="float" office:value="19" calcext:value-type="float">
            <text:p>19</text:p>
          </table:table-cell>
          <table:table-cell table:formula="of:=[.AG9]+1" office:value-type="float" office:value="20" calcext:value-type="float">
            <text:p>20</text:p>
          </table:table-cell>
          <table:table-cell table:formula="of:=[.AH9]+1" office:value-type="float" office:value="21" calcext:value-type="float">
            <text:p>21</text:p>
          </table:table-cell>
          <table:table-cell table:formula="of:=[.AI9]+1" office:value-type="float" office:value="22" calcext:value-type="float">
            <text:p>22</text:p>
          </table:table-cell>
          <table:table-cell table:formula="of:=[.AJ9]+1" office:value-type="float" office:value="23" calcext:value-type="float">
            <text:p>23</text:p>
          </table:table-cell>
          <table:table-cell table:formula="of:=[.AK9]+1" office:value-type="float" office:value="24" calcext:value-type="float">
            <text:p>24</text:p>
          </table:table-cell>
          <table:table-cell table:formula="of:=[.AL9]+1" office:value-type="float" office:value="25" calcext:value-type="float">
            <text:p>25</text:p>
          </table:table-cell>
          <table:table-cell table:formula="of:=[.AM9]+1" office:value-type="float" office:value="26" calcext:value-type="float">
            <text:p>26</text:p>
          </table:table-cell>
          <table:table-cell table:formula="of:=[.AN9]+1" office:value-type="float" office:value="27" calcext:value-type="float">
            <text:p>27</text:p>
          </table:table-cell>
          <table:table-cell table:formula="of:=[.AO9]+1" office:value-type="float" office:value="28" calcext:value-type="float">
            <text:p>28</text:p>
          </table:table-cell>
          <table:table-cell table:formula="of:=[.AP9]+1" office:value-type="float" office:value="29" calcext:value-type="float">
            <text:p>29</text:p>
          </table:table-cell>
          <table:table-cell table:formula="of:=[.AQ9]+1" office:value-type="float" office:value="30" calcext:value-type="float">
            <text:p>30</text:p>
          </table:table-cell>
          <table:table-cell table:formula="of:=[.AR9]+1" office:value-type="float" office:value="31" calcext:value-type="float">
            <text:p>31</text:p>
          </table:table-cell>
          <table:table-cell table:formula="of:=[.AS9]+1" office:value-type="float" office:value="32" calcext:value-type="float">
            <text:p>32</text:p>
          </table:table-cell>
          <table:table-cell table:formula="of:=[.AT9]+1" office:value-type="float" office:value="33" calcext:value-type="float">
            <text:p>33</text:p>
          </table:table-cell>
          <table:table-cell table:formula="of:=[.AU9]+1" office:value-type="float" office:value="34" calcext:value-type="float">
            <text:p>34</text:p>
          </table:table-cell>
          <table:table-cell table:formula="of:=[.AV9]+1" office:value-type="float" office:value="35" calcext:value-type="float">
            <text:p>35</text:p>
          </table:table-cell>
          <table:table-cell table:formula="of:=[.AW9]+1" office:value-type="float" office:value="36" calcext:value-type="float">
            <text:p>36</text:p>
          </table:table-cell>
          <table:table-cell table:formula="of:=[.AX9]+1" office:value-type="float" office:value="37" calcext:value-type="float">
            <text:p>37</text:p>
          </table:table-cell>
          <table:table-cell table:formula="of:=[.AY9]+1" office:value-type="float" office:value="38" calcext:value-type="float">
            <text:p>38</text:p>
          </table:table-cell>
          <table:table-cell table:formula="of:=[.AZ9]+1" office:value-type="float" office:value="39" calcext:value-type="float">
            <text:p>39</text:p>
          </table:table-cell>
          <table:table-cell table:formula="of:=[.BA9]+1" office:value-type="float" office:value="40" calcext:value-type="float">
            <text:p>40</text:p>
          </table:table-cell>
          <table:table-cell table:formula="of:=[.BB9]+1" office:value-type="float" office:value="41" calcext:value-type="float">
            <text:p>41</text:p>
          </table:table-cell>
          <table:table-cell table:formula="of:=[.BC9]+1" office:value-type="float" office:value="42" calcext:value-type="float">
            <text:p>42</text:p>
          </table:table-cell>
          <table:table-cell table:formula="of:=[.BD9]+1" office:value-type="float" office:value="43" calcext:value-type="float">
            <text:p>43</text:p>
          </table:table-cell>
          <table:table-cell table:formula="of:=[.BE9]+1" office:value-type="float" office:value="44" calcext:value-type="float">
            <text:p>44</text:p>
          </table:table-cell>
          <table:table-cell table:formula="of:=[.BF9]+1" office:value-type="float" office:value="45" calcext:value-type="float">
            <text:p>45</text:p>
          </table:table-cell>
          <table:table-cell table:formula="of:=[.BG9]+1" office:value-type="float" office:value="46" calcext:value-type="float">
            <text:p>46</text:p>
          </table:table-cell>
          <table:table-cell table:formula="of:=[.BH9]+1" office:value-type="float" office:value="47" calcext:value-type="float">
            <text:p>47</text:p>
          </table:table-cell>
          <table:table-cell table:formula="of:=[.BI9]+1" office:value-type="float" office:value="48" calcext:value-type="float">
            <text:p>48</text:p>
          </table:table-cell>
          <table:table-cell table:formula="of:=[.BJ9]+1" office:value-type="float" office:value="49" calcext:value-type="float">
            <text:p>49</text:p>
          </table:table-cell>
          <table:table-cell table:formula="of:=[.BK9]+1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INDIRECT(ADDRESS(8;16+MOD([.A10];[.$N$8])))" office:value-type="float" office:value="1" calcext:value-type="float">
            <text:p>1</text:p>
          </table:table-cell>
          <table:table-cell table:formula="of:=INDIRECT(ADDRESS(9;16+MOD([.A10]/[.$N$8];[.$N$9])))" office:value-type="float" office:value="4" calcext:value-type="float">
            <text:p>4</text:p>
          </table:table-cell>
          <table:table-cell table:formula="of:=INDIRECT(ADDRESS(10;16+MOD([.A10]/([.$N$8]*[.$N$9]);[.$N$10])))" office:value-type="float" office:value="1" calcext:value-type="float">
            <text:p>1</text:p>
          </table:table-cell>
          <table:table-cell table:formula="of:=INDIRECT(ADDRESS(11;16+MOD([.A10]/([.$N$8]*[.$N$9]*[.$N$10]);[.$N$11])))" office:value-type="float" office:value="8" calcext:value-type="float">
            <text:p>8</text:p>
          </table:table-cell>
          <table:table-cell table:formula="of:=[.E10]*[.C10]*[.$R$3]/[.B10]/[.D10]" office:value-type="float" office:value="2949120" calcext:value-type="float">
            <text:p>2949120</text:p>
          </table:table-cell>
          <table:table-cell table:style-name="ce7" table:formula="of:=IF(AND([.$Q$18]&lt;[.F10];[.F10]&lt;[.$Q$19]))" office:value-type="boolean" office:boolean-value="true" calcext:value-type="boolean">
            <text:p>TRUE</text:p>
          </table:table-cell>
          <table:table-cell table:style-name="ce9" table:formula="of:=IF(OR(AND([.D10]=[.$P$27];[.$R$25]&lt;[.F10];[.F10]&lt;[.$R$26]); AND([.D10]=[.$Q$27];[.$Q$25]&lt;[.F10];[.F10]&lt;[.$Q$26]);AND([.D10]=[.$R$27];[.$P$25]&lt;[.F10];[.F1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2"/>
          <table:table-cell table:style-name="ce12" office:value-type="string" calcext:value-type="string">
            <text:p>VCO div[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INDIRECT(ADDRESS(8;16+MOD([.A11];[.$N$8])))" office:value-type="float" office:value="2" calcext:value-type="float">
            <text:p>2</text:p>
          </table:table-cell>
          <table:table-cell table:formula="of:=INDIRECT(ADDRESS(9;16+MOD([.A11]/[.$N$8];[.$N$9])))" office:value-type="float" office:value="4" calcext:value-type="float">
            <text:p>4</text:p>
          </table:table-cell>
          <table:table-cell table:formula="of:=INDIRECT(ADDRESS(10;16+MOD([.A11]/([.$N$8]*[.$N$9]);[.$N$10])))" office:value-type="float" office:value="1" calcext:value-type="float">
            <text:p>1</text:p>
          </table:table-cell>
          <table:table-cell table:formula="of:=INDIRECT(ADDRESS(11;16+MOD([.A11]/([.$N$8]*[.$N$9]*[.$N$10]);[.$N$11])))" office:value-type="float" office:value="8" calcext:value-type="float">
            <text:p>8</text:p>
          </table:table-cell>
          <table:table-cell table:formula="of:=[.E11]*[.C11]*[.$R$3]/[.B11]/[.D11]" office:value-type="float" office:value="1474560" calcext:value-type="float">
            <text:p>1474560</text:p>
          </table:table-cell>
          <table:table-cell table:style-name="ce7" table:formula="of:=IF(AND([.$Q$18]&lt;[.F11];[.F11]&lt;[.$Q$19]))" office:value-type="boolean" office:boolean-value="false" calcext:value-type="boolean">
            <text:p>FALSE</text:p>
          </table:table-cell>
          <table:table-cell table:style-name="ce9" table:formula="of:=IF(OR(AND([.D11]=[.$P$27];[.$R$25]&lt;[.F11];[.F11]&lt;[.$R$26]); AND([.D11]=[.$Q$27];[.$Q$25]&lt;[.F11];[.F11]&lt;[.$Q$26]);AND([.D11]=[.$R$27];[.$P$25]&lt;[.F11];[.F1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2"/>
          <table:table-cell table:style-name="ce12" office:value-type="string" calcext:value-type="string">
            <text:p>8[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]=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INDIRECT(ADDRESS(8;16+MOD([.A12];[.$N$8])))" office:value-type="float" office:value="3" calcext:value-type="float">
            <text:p>3</text:p>
          </table:table-cell>
          <table:table-cell table:formula="of:=INDIRECT(ADDRESS(9;16+MOD([.A12]/[.$N$8];[.$N$9])))" office:value-type="float" office:value="4" calcext:value-type="float">
            <text:p>4</text:p>
          </table:table-cell>
          <table:table-cell table:formula="of:=INDIRECT(ADDRESS(10;16+MOD([.A12]/([.$N$8]*[.$N$9]);[.$N$10])))" office:value-type="float" office:value="1" calcext:value-type="float">
            <text:p>1</text:p>
          </table:table-cell>
          <table:table-cell table:formula="of:=INDIRECT(ADDRESS(11;16+MOD([.A12]/([.$N$8]*[.$N$9]*[.$N$10]);[.$N$11])))" office:value-type="float" office:value="8" calcext:value-type="float">
            <text:p>8</text:p>
          </table:table-cell>
          <table:table-cell table:formula="of:=[.E12]*[.C12]*[.$R$3]/[.B12]/[.D12]" office:value-type="float" office:value="983040" calcext:value-type="float">
            <text:p>983040</text:p>
          </table:table-cell>
          <table:table-cell table:style-name="ce7" table:formula="of:=IF(AND([.$Q$18]&lt;[.F12];[.F12]&lt;[.$Q$19]))" office:value-type="boolean" office:boolean-value="false" calcext:value-type="boolean">
            <text:p>FALSE</text:p>
          </table:table-cell>
          <table:table-cell table:style-name="ce9" table:formula="of:=IF(OR(AND([.D12]=[.$P$27];[.$R$25]&lt;[.F12];[.F12]&lt;[.$R$26]); AND([.D12]=[.$Q$27];[.$Q$25]&lt;[.F12];[.F12]&lt;[.$Q$26]);AND([.D12]=[.$R$27];[.$P$25]&lt;[.F12];[.F1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4"/>
          <table:table-cell table:style-name="ce14"/>
          <table:table-cell table:style-name="ce16"/>
          <table:table-cell table:number-columns-repeated="1007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INDIRECT(ADDRESS(8;16+MOD([.A13];[.$N$8])))" office:value-type="float" office:value="4" calcext:value-type="float">
            <text:p>4</text:p>
          </table:table-cell>
          <table:table-cell table:formula="of:=INDIRECT(ADDRESS(9;16+MOD([.A13]/[.$N$8];[.$N$9])))" office:value-type="float" office:value="4" calcext:value-type="float">
            <text:p>4</text:p>
          </table:table-cell>
          <table:table-cell table:formula="of:=INDIRECT(ADDRESS(10;16+MOD([.A13]/([.$N$8]*[.$N$9]);[.$N$10])))" office:value-type="float" office:value="1" calcext:value-type="float">
            <text:p>1</text:p>
          </table:table-cell>
          <table:table-cell table:formula="of:=INDIRECT(ADDRESS(11;16+MOD([.A13]/([.$N$8]*[.$N$9]*[.$N$10]);[.$N$11])))" office:value-type="float" office:value="8" calcext:value-type="float">
            <text:p>8</text:p>
          </table:table-cell>
          <table:table-cell table:formula="of:=[.E13]*[.C13]*[.$R$3]/[.B13]/[.D13]" office:value-type="float" office:value="737280" calcext:value-type="float">
            <text:p>737280</text:p>
          </table:table-cell>
          <table:table-cell table:style-name="ce7" table:formula="of:=IF(AND([.$Q$18]&lt;[.F13];[.F13]&lt;[.$Q$19]))" office:value-type="boolean" office:boolean-value="false" calcext:value-type="boolean">
            <text:p>FALSE</text:p>
          </table:table-cell>
          <table:table-cell table:style-name="ce9" table:formula="of:=IF(OR(AND([.D13]=[.$P$27];[.$R$25]&lt;[.F13];[.F13]&lt;[.$R$26]); AND([.D13]=[.$Q$27];[.$Q$25]&lt;[.F13];[.F13]&lt;[.$Q$26]);AND([.D13]=[.$R$27];[.$P$25]&lt;[.F13];[.F1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office:value-type="string" calcext:value-type="string">
            <text:p>ref_clk_min=</text:p>
          </table:table-cell>
          <table:table-cell table:style-name="ce4" office:value-type="float" office:value="30000" calcext:value-type="float">
            <text:p>30000</text:p>
          </table:table-cell>
          <table:table-cell office:value-type="string" calcext:value-type="string">
            <text:p>Khz</text:p>
          </table:table-cell>
          <table:table-cell table:style-name="ce22" table:formula="of:=AND([.Q13]&lt;[.R3]; [.R3]&lt;[.Q14]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INDIRECT(ADDRESS(8;16+MOD([.A14];[.$N$8])))" office:value-type="float" office:value="1" calcext:value-type="float">
            <text:p>1</text:p>
          </table:table-cell>
          <table:table-cell table:formula="of:=INDIRECT(ADDRESS(9;16+MOD([.A14]/[.$N$8];[.$N$9])))" office:value-type="float" office:value="5" calcext:value-type="float">
            <text:p>5</text:p>
          </table:table-cell>
          <table:table-cell table:formula="of:=INDIRECT(ADDRESS(10;16+MOD([.A14]/([.$N$8]*[.$N$9]);[.$N$10])))" office:value-type="float" office:value="1" calcext:value-type="float">
            <text:p>1</text:p>
          </table:table-cell>
          <table:table-cell table:formula="of:=INDIRECT(ADDRESS(11;16+MOD([.A14]/([.$N$8]*[.$N$9]*[.$N$10]);[.$N$11])))" office:value-type="float" office:value="8" calcext:value-type="float">
            <text:p>8</text:p>
          </table:table-cell>
          <table:table-cell table:formula="of:=[.E14]*[.C14]*[.$R$3]/[.B14]/[.D14]" office:value-type="float" office:value="3686400" calcext:value-type="float">
            <text:p>3686400</text:p>
          </table:table-cell>
          <table:table-cell table:style-name="ce7" table:formula="of:=IF(AND([.$Q$18]&lt;[.F14];[.F14]&lt;[.$Q$19]))" office:value-type="boolean" office:boolean-value="true" calcext:value-type="boolean">
            <text:p>TRUE</text:p>
          </table:table-cell>
          <table:table-cell table:style-name="ce9" table:formula="of:=IF(OR(AND([.D14]=[.$P$27];[.$R$25]&lt;[.F14];[.F14]&lt;[.$R$26]); AND([.D14]=[.$Q$27];[.$Q$25]&lt;[.F14];[.F14]&lt;[.$Q$26]);AND([.D14]=[.$R$27];[.$P$25]&lt;[.F14];[.F1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office:value-type="string" calcext:value-type="string">
            <text:p>ref_clk_max=</text:p>
          </table:table-cell>
          <table:table-cell table:style-name="ce4" office:value-type="float" office:value="2000000" calcext:value-type="float">
            <text:p>2000000</text:p>
          </table:table-cell>
          <table:table-cell office:value-type="string" calcext:value-type="string">
            <text:p>Khz</text:p>
          </table:table-cell>
          <table:table-cell table:number-columns-repeated="100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INDIRECT(ADDRESS(8;16+MOD([.A15];[.$N$8])))" office:value-type="float" office:value="2" calcext:value-type="float">
            <text:p>2</text:p>
          </table:table-cell>
          <table:table-cell table:formula="of:=INDIRECT(ADDRESS(9;16+MOD([.A15]/[.$N$8];[.$N$9])))" office:value-type="float" office:value="5" calcext:value-type="float">
            <text:p>5</text:p>
          </table:table-cell>
          <table:table-cell table:formula="of:=INDIRECT(ADDRESS(10;16+MOD([.A15]/([.$N$8]*[.$N$9]);[.$N$10])))" office:value-type="float" office:value="1" calcext:value-type="float">
            <text:p>1</text:p>
          </table:table-cell>
          <table:table-cell table:formula="of:=INDIRECT(ADDRESS(11;16+MOD([.A15]/([.$N$8]*[.$N$9]*[.$N$10]);[.$N$11])))" office:value-type="float" office:value="8" calcext:value-type="float">
            <text:p>8</text:p>
          </table:table-cell>
          <table:table-cell table:formula="of:=[.E15]*[.C15]*[.$R$3]/[.B15]/[.D15]" office:value-type="float" office:value="1843200" calcext:value-type="float">
            <text:p>1843200</text:p>
          </table:table-cell>
          <table:table-cell table:style-name="ce7" table:formula="of:=IF(AND([.$Q$18]&lt;[.F15];[.F15]&lt;[.$Q$19]))" office:value-type="boolean" office:boolean-value="false" calcext:value-type="boolean">
            <text:p>FALSE</text:p>
          </table:table-cell>
          <table:table-cell table:style-name="ce9" table:formula="of:=IF(OR(AND([.D15]=[.$P$27];[.$R$25]&lt;[.F15];[.F15]&lt;[.$R$26]); AND([.D15]=[.$Q$27];[.$Q$25]&lt;[.F15];[.F15]&lt;[.$Q$26]);AND([.D15]=[.$R$27];[.$P$25]&lt;[.F15];[.F1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table:style-name="Default" table:number-columns-repeated="3"/>
          <table:table-cell table:number-columns-repeated="100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INDIRECT(ADDRESS(8;16+MOD([.A16];[.$N$8])))" office:value-type="float" office:value="3" calcext:value-type="float">
            <text:p>3</text:p>
          </table:table-cell>
          <table:table-cell table:formula="of:=INDIRECT(ADDRESS(9;16+MOD([.A16]/[.$N$8];[.$N$9])))" office:value-type="float" office:value="5" calcext:value-type="float">
            <text:p>5</text:p>
          </table:table-cell>
          <table:table-cell table:formula="of:=INDIRECT(ADDRESS(10;16+MOD([.A16]/([.$N$8]*[.$N$9]);[.$N$10])))" office:value-type="float" office:value="1" calcext:value-type="float">
            <text:p>1</text:p>
          </table:table-cell>
          <table:table-cell table:formula="of:=INDIRECT(ADDRESS(11;16+MOD([.A16]/([.$N$8]*[.$N$9]*[.$N$10]);[.$N$11])))" office:value-type="float" office:value="8" calcext:value-type="float">
            <text:p>8</text:p>
          </table:table-cell>
          <table:table-cell table:formula="of:=[.E16]*[.C16]*[.$R$3]/[.B16]/[.D16]" office:value-type="float" office:value="1228800" calcext:value-type="float">
            <text:p>1228800</text:p>
          </table:table-cell>
          <table:table-cell table:style-name="ce7" table:formula="of:=IF(AND([.$Q$18]&lt;[.F16];[.F16]&lt;[.$Q$19]))" office:value-type="boolean" office:boolean-value="false" calcext:value-type="boolean">
            <text:p>FALSE</text:p>
          </table:table-cell>
          <table:table-cell table:style-name="ce9" table:formula="of:=IF(OR(AND([.D16]=[.$P$27];[.$R$25]&lt;[.F16];[.F16]&lt;[.$R$26]); AND([.D16]=[.$Q$27];[.$Q$25]&lt;[.F16];[.F16]&lt;[.$Q$26]);AND([.D16]=[.$R$27];[.$P$25]&lt;[.F16];[.F1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table:style-name="Default" table:number-columns-repeated="3"/>
          <table:table-cell table:number-columns-repeated="100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INDIRECT(ADDRESS(8;16+MOD([.A17];[.$N$8])))" office:value-type="float" office:value="4" calcext:value-type="float">
            <text:p>4</text:p>
          </table:table-cell>
          <table:table-cell table:formula="of:=INDIRECT(ADDRESS(9;16+MOD([.A17]/[.$N$8];[.$N$9])))" office:value-type="float" office:value="5" calcext:value-type="float">
            <text:p>5</text:p>
          </table:table-cell>
          <table:table-cell table:formula="of:=INDIRECT(ADDRESS(10;16+MOD([.A17]/([.$N$8]*[.$N$9]);[.$N$10])))" office:value-type="float" office:value="1" calcext:value-type="float">
            <text:p>1</text:p>
          </table:table-cell>
          <table:table-cell table:formula="of:=INDIRECT(ADDRESS(11;16+MOD([.A17]/([.$N$8]*[.$N$9]*[.$N$10]);[.$N$11])))" office:value-type="float" office:value="8" calcext:value-type="float">
            <text:p>8</text:p>
          </table:table-cell>
          <table:table-cell table:formula="of:=[.E17]*[.C17]*[.$R$3]/[.B17]/[.D17]" office:value-type="float" office:value="921600" calcext:value-type="float">
            <text:p>921600</text:p>
          </table:table-cell>
          <table:table-cell table:style-name="ce7" table:formula="of:=IF(AND([.$Q$18]&lt;[.F17];[.F17]&lt;[.$Q$19]))" office:value-type="boolean" office:boolean-value="false" calcext:value-type="boolean">
            <text:p>FALSE</text:p>
          </table:table-cell>
          <table:table-cell table:style-name="ce9" table:formula="of:=IF(OR(AND([.D17]=[.$P$27];[.$R$25]&lt;[.F17];[.F17]&lt;[.$R$26]); AND([.D17]=[.$Q$27];[.$Q$25]&lt;[.F17];[.F17]&lt;[.$Q$26]);AND([.D17]=[.$R$27];[.$P$25]&lt;[.F17];[.F1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table:style-name="ce6" office:value-type="string" calcext:value-type="string">
            <text:p>fDAC domain:</text:p>
          </table:table-cell>
          <table:table-cell table:number-columns-repeated="1007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INDIRECT(ADDRESS(8;16+MOD([.A18];[.$N$8])))" office:value-type="float" office:value="1" calcext:value-type="float">
            <text:p>1</text:p>
          </table:table-cell>
          <table:table-cell table:formula="of:=INDIRECT(ADDRESS(9;16+MOD([.A18]/[.$N$8];[.$N$9])))" office:value-type="float" office:value="6" calcext:value-type="float">
            <text:p>6</text:p>
          </table:table-cell>
          <table:table-cell table:formula="of:=INDIRECT(ADDRESS(10;16+MOD([.A18]/([.$N$8]*[.$N$9]);[.$N$10])))" office:value-type="float" office:value="1" calcext:value-type="float">
            <text:p>1</text:p>
          </table:table-cell>
          <table:table-cell table:formula="of:=INDIRECT(ADDRESS(11;16+MOD([.A18]/([.$N$8]*[.$N$9]*[.$N$10]);[.$N$11])))" office:value-type="float" office:value="8" calcext:value-type="float">
            <text:p>8</text:p>
          </table:table-cell>
          <table:table-cell table:formula="of:=[.E18]*[.C18]*[.$R$3]/[.B18]/[.D18]" office:value-type="float" office:value="4423680" calcext:value-type="float">
            <text:p>4423680</text:p>
          </table:table-cell>
          <table:table-cell table:style-name="ce7" table:formula="of:=IF(AND([.$Q$18]&lt;[.F18];[.F18]&lt;[.$Q$19]))" office:value-type="boolean" office:boolean-value="true" calcext:value-type="boolean">
            <text:p>TRUE</text:p>
          </table:table-cell>
          <table:table-cell table:style-name="ce9" table:formula="of:=IF(OR(AND([.D18]=[.$P$27];[.$R$25]&lt;[.F18];[.F18]&lt;[.$R$26]); AND([.D18]=[.$Q$27];[.$Q$25]&lt;[.F18];[.F18]&lt;[.$Q$26]);AND([.D18]=[.$R$27];[.$P$25]&lt;[.F18];[.F1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table:style-name="Default" office:value-type="string" calcext:value-type="string">
            <text:p>dac_rate_min</text:p>
          </table:table-cell>
          <table:table-cell table:style-name="ce12" office:value-type="float" office:value="2900000" calcext:value-type="float">
            <text:p>2900000</text:p>
          </table:table-cell>
          <table:table-cell table:style-name="Default" office:value-type="string" calcext:value-type="string">
            <text:p>Khz</text:p>
          </table:table-cell>
          <table:table-cell table:number-columns-repeated="1005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INDIRECT(ADDRESS(8;16+MOD([.A19];[.$N$8])))" office:value-type="float" office:value="2" calcext:value-type="float">
            <text:p>2</text:p>
          </table:table-cell>
          <table:table-cell table:formula="of:=INDIRECT(ADDRESS(9;16+MOD([.A19]/[.$N$8];[.$N$9])))" office:value-type="float" office:value="6" calcext:value-type="float">
            <text:p>6</text:p>
          </table:table-cell>
          <table:table-cell table:formula="of:=INDIRECT(ADDRESS(10;16+MOD([.A19]/([.$N$8]*[.$N$9]);[.$N$10])))" office:value-type="float" office:value="1" calcext:value-type="float">
            <text:p>1</text:p>
          </table:table-cell>
          <table:table-cell table:formula="of:=INDIRECT(ADDRESS(11;16+MOD([.A19]/([.$N$8]*[.$N$9]*[.$N$10]);[.$N$11])))" office:value-type="float" office:value="8" calcext:value-type="float">
            <text:p>8</text:p>
          </table:table-cell>
          <table:table-cell table:formula="of:=[.E19]*[.C19]*[.$R$3]/[.B19]/[.D19]" office:value-type="float" office:value="2211840" calcext:value-type="float">
            <text:p>2211840</text:p>
          </table:table-cell>
          <table:table-cell table:style-name="ce7" table:formula="of:=IF(AND([.$Q$18]&lt;[.F19];[.F19]&lt;[.$Q$19]))" office:value-type="boolean" office:boolean-value="false" calcext:value-type="boolean">
            <text:p>FALSE</text:p>
          </table:table-cell>
          <table:table-cell table:style-name="ce9" table:formula="of:=IF(OR(AND([.D19]=[.$P$27];[.$R$25]&lt;[.F19];[.F19]&lt;[.$R$26]); AND([.D19]=[.$Q$27];[.$Q$25]&lt;[.F19];[.F19]&lt;[.$Q$26]);AND([.D19]=[.$R$27];[.$P$25]&lt;[.F19];[.F1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office:value-type="string" calcext:value-type="string">
            <text:p>dac_rate_max</text:p>
          </table:table-cell>
          <table:table-cell table:style-name="ce19" office:value-type="float" office:value="12000000" calcext:value-type="float">
            <text:p>12000000</text:p>
          </table:table-cell>
          <table:table-cell table:style-name="Default" office:value-type="string" calcext:value-type="string">
            <text:p>Khz</text:p>
          </table:table-cell>
          <table:table-cell table:number-columns-repeated="1005"/>
        </table:table-row>
        <table:table-row table:style-name="ro3">
          <table:table-cell table:formula="of:=[.A19]+1" office:value-type="float" office:value="18" calcext:value-type="float">
            <text:p>18</text:p>
          </table:table-cell>
          <table:table-cell table:formula="of:=INDIRECT(ADDRESS(8;16+MOD([.A20];[.$N$8])))" office:value-type="float" office:value="3" calcext:value-type="float">
            <text:p>3</text:p>
          </table:table-cell>
          <table:table-cell table:formula="of:=INDIRECT(ADDRESS(9;16+MOD([.A20]/[.$N$8];[.$N$9])))" office:value-type="float" office:value="6" calcext:value-type="float">
            <text:p>6</text:p>
          </table:table-cell>
          <table:table-cell table:formula="of:=INDIRECT(ADDRESS(10;16+MOD([.A20]/([.$N$8]*[.$N$9]);[.$N$10])))" office:value-type="float" office:value="1" calcext:value-type="float">
            <text:p>1</text:p>
          </table:table-cell>
          <table:table-cell table:formula="of:=INDIRECT(ADDRESS(11;16+MOD([.A20]/([.$N$8]*[.$N$9]*[.$N$10]);[.$N$11])))" office:value-type="float" office:value="8" calcext:value-type="float">
            <text:p>8</text:p>
          </table:table-cell>
          <table:table-cell table:formula="of:=[.E20]*[.C20]*[.$R$3]/[.B20]/[.D20]" office:value-type="float" office:value="1474560" calcext:value-type="float">
            <text:p>1474560</text:p>
          </table:table-cell>
          <table:table-cell table:style-name="ce7" table:formula="of:=IF(AND([.$Q$18]&lt;[.F20];[.F20]&lt;[.$Q$19]))" office:value-type="boolean" office:boolean-value="false" calcext:value-type="boolean">
            <text:p>FALSE</text:p>
          </table:table-cell>
          <table:table-cell table:style-name="ce9" table:formula="of:=IF(OR(AND([.D20]=[.$P$27];[.$R$25]&lt;[.F20];[.F20]&lt;[.$R$26]); AND([.D20]=[.$Q$27];[.$Q$25]&lt;[.F20];[.F20]&lt;[.$Q$26]);AND([.D20]=[.$R$27];[.$P$25]&lt;[.F20];[.F2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2"/>
          <table:table-cell table:style-name="ce13" table:number-columns-repeated="3"/>
          <table:table-cell table:style-name="Default" table:number-columns-repeated="3"/>
          <table:table-cell table:number-columns-repeated="1005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INDIRECT(ADDRESS(8;16+MOD([.A21];[.$N$8])))" office:value-type="float" office:value="4" calcext:value-type="float">
            <text:p>4</text:p>
          </table:table-cell>
          <table:table-cell table:formula="of:=INDIRECT(ADDRESS(9;16+MOD([.A21]/[.$N$8];[.$N$9])))" office:value-type="float" office:value="6" calcext:value-type="float">
            <text:p>6</text:p>
          </table:table-cell>
          <table:table-cell table:formula="of:=INDIRECT(ADDRESS(10;16+MOD([.A21]/([.$N$8]*[.$N$9]);[.$N$10])))" office:value-type="float" office:value="1" calcext:value-type="float">
            <text:p>1</text:p>
          </table:table-cell>
          <table:table-cell table:formula="of:=INDIRECT(ADDRESS(11;16+MOD([.A21]/([.$N$8]*[.$N$9]*[.$N$10]);[.$N$11])))" office:value-type="float" office:value="8" calcext:value-type="float">
            <text:p>8</text:p>
          </table:table-cell>
          <table:table-cell table:formula="of:=[.E21]*[.C21]*[.$R$3]/[.B21]/[.D21]" office:value-type="float" office:value="1105920" calcext:value-type="float">
            <text:p>1105920</text:p>
          </table:table-cell>
          <table:table-cell table:style-name="ce7" table:formula="of:=IF(AND([.$Q$18]&lt;[.F21];[.F21]&lt;[.$Q$19]))" office:value-type="boolean" office:boolean-value="false" calcext:value-type="boolean">
            <text:p>FALSE</text:p>
          </table:table-cell>
          <table:table-cell table:style-name="ce9" table:formula="of:=IF(OR(AND([.D21]=[.$P$27];[.$R$25]&lt;[.F21];[.F21]&lt;[.$R$26]); AND([.D21]=[.$Q$27];[.$Q$25]&lt;[.F21];[.F21]&lt;[.$Q$26]);AND([.D21]=[.$R$27];[.$P$25]&lt;[.F21];[.F2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table:style-name="Default" table:number-columns-repeated="3"/>
          <table:table-cell table:number-columns-repeated="1005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INDIRECT(ADDRESS(8;16+MOD([.A22];[.$N$8])))" office:value-type="float" office:value="1" calcext:value-type="float">
            <text:p>1</text:p>
          </table:table-cell>
          <table:table-cell table:formula="of:=INDIRECT(ADDRESS(9;16+MOD([.A22]/[.$N$8];[.$N$9])))" office:value-type="float" office:value="7" calcext:value-type="float">
            <text:p>7</text:p>
          </table:table-cell>
          <table:table-cell table:formula="of:=INDIRECT(ADDRESS(10;16+MOD([.A22]/([.$N$8]*[.$N$9]);[.$N$10])))" office:value-type="float" office:value="1" calcext:value-type="float">
            <text:p>1</text:p>
          </table:table-cell>
          <table:table-cell table:formula="of:=INDIRECT(ADDRESS(11;16+MOD([.A22]/([.$N$8]*[.$N$9]*[.$N$10]);[.$N$11])))" office:value-type="float" office:value="8" calcext:value-type="float">
            <text:p>8</text:p>
          </table:table-cell>
          <table:table-cell table:formula="of:=[.E22]*[.C22]*[.$R$3]/[.B22]/[.D22]" office:value-type="float" office:value="5160960" calcext:value-type="float">
            <text:p>5160960</text:p>
          </table:table-cell>
          <table:table-cell table:style-name="ce7" table:formula="of:=IF(AND([.$Q$18]&lt;[.F22];[.F22]&lt;[.$Q$19]))" office:value-type="boolean" office:boolean-value="true" calcext:value-type="boolean">
            <text:p>TRUE</text:p>
          </table:table-cell>
          <table:table-cell table:style-name="ce9" table:formula="of:=IF(OR(AND([.D22]=[.$P$27];[.$R$25]&lt;[.F22];[.F22]&lt;[.$R$26]); AND([.D22]=[.$Q$27];[.$Q$25]&lt;[.F22];[.F22]&lt;[.$Q$26]);AND([.D22]=[.$R$27];[.$P$25]&lt;[.F22];[.F2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table:style-name="Default" table:number-columns-repeated="3"/>
          <table:table-cell table:number-columns-repeated="1005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INDIRECT(ADDRESS(8;16+MOD([.A23];[.$N$8])))" office:value-type="float" office:value="2" calcext:value-type="float">
            <text:p>2</text:p>
          </table:table-cell>
          <table:table-cell table:formula="of:=INDIRECT(ADDRESS(9;16+MOD([.A23]/[.$N$8];[.$N$9])))" office:value-type="float" office:value="7" calcext:value-type="float">
            <text:p>7</text:p>
          </table:table-cell>
          <table:table-cell table:formula="of:=INDIRECT(ADDRESS(10;16+MOD([.A23]/([.$N$8]*[.$N$9]);[.$N$10])))" office:value-type="float" office:value="1" calcext:value-type="float">
            <text:p>1</text:p>
          </table:table-cell>
          <table:table-cell table:formula="of:=INDIRECT(ADDRESS(11;16+MOD([.A23]/([.$N$8]*[.$N$9]*[.$N$10]);[.$N$11])))" office:value-type="float" office:value="8" calcext:value-type="float">
            <text:p>8</text:p>
          </table:table-cell>
          <table:table-cell table:formula="of:=[.E23]*[.C23]*[.$R$3]/[.B23]/[.D23]" office:value-type="float" office:value="2580480" calcext:value-type="float">
            <text:p>2580480</text:p>
          </table:table-cell>
          <table:table-cell table:style-name="ce7" table:formula="of:=IF(AND([.$Q$18]&lt;[.F23];[.F23]&lt;[.$Q$19]))" office:value-type="boolean" office:boolean-value="false" calcext:value-type="boolean">
            <text:p>FALSE</text:p>
          </table:table-cell>
          <table:table-cell table:style-name="ce9" table:formula="of:=IF(OR(AND([.D23]=[.$P$27];[.$R$25]&lt;[.F23];[.F23]&lt;[.$R$26]); AND([.D23]=[.$Q$27];[.$Q$25]&lt;[.F23];[.F23]&lt;[.$Q$26]);AND([.D23]=[.$R$27];[.$P$25]&lt;[.F23];[.F2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table:style-name="Default" office:value-type="string" calcext:value-type="string">
            <text:p>fDAC range: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INDIRECT(ADDRESS(8;16+MOD([.A24];[.$N$8])))" office:value-type="float" office:value="3" calcext:value-type="float">
            <text:p>3</text:p>
          </table:table-cell>
          <table:table-cell table:formula="of:=INDIRECT(ADDRESS(9;16+MOD([.A24]/[.$N$8];[.$N$9])))" office:value-type="float" office:value="7" calcext:value-type="float">
            <text:p>7</text:p>
          </table:table-cell>
          <table:table-cell table:formula="of:=INDIRECT(ADDRESS(10;16+MOD([.A24]/([.$N$8]*[.$N$9]);[.$N$10])))" office:value-type="float" office:value="1" calcext:value-type="float">
            <text:p>1</text:p>
          </table:table-cell>
          <table:table-cell table:formula="of:=INDIRECT(ADDRESS(11;16+MOD([.A24]/([.$N$8]*[.$N$9]*[.$N$10]);[.$N$11])))" office:value-type="float" office:value="8" calcext:value-type="float">
            <text:p>8</text:p>
          </table:table-cell>
          <table:table-cell table:formula="of:=[.E24]*[.C24]*[.$R$3]/[.B24]/[.D24]" office:value-type="float" office:value="1720320" calcext:value-type="float">
            <text:p>1720320</text:p>
          </table:table-cell>
          <table:table-cell table:style-name="ce7" table:formula="of:=IF(AND([.$Q$18]&lt;[.F24];[.F24]&lt;[.$Q$19]))" office:value-type="boolean" office:boolean-value="false" calcext:value-type="boolean">
            <text:p>FALSE</text:p>
          </table:table-cell>
          <table:table-cell table:style-name="ce9" table:formula="of:=IF(OR(AND([.D24]=[.$P$27];[.$R$25]&lt;[.F24];[.F24]&lt;[.$R$26]); AND([.D24]=[.$Q$27];[.$Q$25]&lt;[.F24];[.F24]&lt;[.$Q$26]);AND([.D24]=[.$R$27];[.$P$25]&lt;[.F24];[.F2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table:style-name="Default" office:value-type="string" calcext:value-type="string">
            <text:p>Range1</text:p>
          </table:table-cell>
          <table:table-cell table:style-name="Default" office:value-type="string" calcext:value-type="string">
            <text:p>Range2</text:p>
          </table:table-cell>
          <table:table-cell table:style-name="Default" office:value-type="string" calcext:value-type="string">
            <text:p>Range3</text:p>
          </table:table-cell>
          <table:table-cell table:number-columns-repeated="1005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INDIRECT(ADDRESS(8;16+MOD([.A25];[.$N$8])))" office:value-type="float" office:value="4" calcext:value-type="float">
            <text:p>4</text:p>
          </table:table-cell>
          <table:table-cell table:formula="of:=INDIRECT(ADDRESS(9;16+MOD([.A25]/[.$N$8];[.$N$9])))" office:value-type="float" office:value="7" calcext:value-type="float">
            <text:p>7</text:p>
          </table:table-cell>
          <table:table-cell table:formula="of:=INDIRECT(ADDRESS(10;16+MOD([.A25]/([.$N$8]*[.$N$9]);[.$N$10])))" office:value-type="float" office:value="1" calcext:value-type="float">
            <text:p>1</text:p>
          </table:table-cell>
          <table:table-cell table:formula="of:=INDIRECT(ADDRESS(11;16+MOD([.A25]/([.$N$8]*[.$N$9]*[.$N$10]);[.$N$11])))" office:value-type="float" office:value="8" calcext:value-type="float">
            <text:p>8</text:p>
          </table:table-cell>
          <table:table-cell table:formula="of:=[.E25]*[.C25]*[.$R$3]/[.B25]/[.D25]" office:value-type="float" office:value="1290240" calcext:value-type="float">
            <text:p>1290240</text:p>
          </table:table-cell>
          <table:table-cell table:style-name="ce7" table:formula="of:=IF(AND([.$Q$18]&lt;[.F25];[.F25]&lt;[.$Q$19]))" office:value-type="boolean" office:boolean-value="false" calcext:value-type="boolean">
            <text:p>FALSE</text:p>
          </table:table-cell>
          <table:table-cell table:style-name="ce9" table:formula="of:=IF(OR(AND([.D25]=[.$P$27];[.$R$25]&lt;[.F25];[.F25]&lt;[.$R$26]); AND([.D25]=[.$Q$27];[.$Q$25]&lt;[.F25];[.F25]&lt;[.$Q$26]);AND([.D25]=[.$R$27];[.$P$25]&lt;[.F25];[.F2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table:style-name="ce17" office:value-type="float" office:value="8740000" calcext:value-type="float">
            <text:p>8740000</text:p>
          </table:table-cell>
          <table:table-cell table:style-name="ce17" office:value-type="float" office:value="4370000" calcext:value-type="float">
            <text:p>4370000</text:p>
          </table:table-cell>
          <table:table-cell table:style-name="ce12" office:value-type="float" office:value="2910000" calcext:value-type="float">
            <text:p>2910000</text:p>
          </table:table-cell>
          <table:table-cell table:number-columns-repeated="1005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INDIRECT(ADDRESS(8;16+MOD([.A26];[.$N$8])))" office:value-type="float" office:value="1" calcext:value-type="float">
            <text:p>1</text:p>
          </table:table-cell>
          <table:table-cell table:formula="of:=INDIRECT(ADDRESS(9;16+MOD([.A26]/[.$N$8];[.$N$9])))" office:value-type="float" office:value="8" calcext:value-type="float">
            <text:p>8</text:p>
          </table:table-cell>
          <table:table-cell table:formula="of:=INDIRECT(ADDRESS(10;16+MOD([.A26]/([.$N$8]*[.$N$9]);[.$N$10])))" office:value-type="float" office:value="1" calcext:value-type="float">
            <text:p>1</text:p>
          </table:table-cell>
          <table:table-cell table:formula="of:=INDIRECT(ADDRESS(11;16+MOD([.A26]/([.$N$8]*[.$N$9]*[.$N$10]);[.$N$11])))" office:value-type="float" office:value="8" calcext:value-type="float">
            <text:p>8</text:p>
          </table:table-cell>
          <table:table-cell table:formula="of:=[.E26]*[.C26]*[.$R$3]/[.B26]/[.D26]" office:value-type="float" office:value="5898240" calcext:value-type="float">
            <text:p>5898240</text:p>
          </table:table-cell>
          <table:table-cell table:style-name="ce7" table:formula="of:=IF(AND([.$Q$18]&lt;[.F26];[.F26]&lt;[.$Q$19]))" office:value-type="boolean" office:boolean-value="true" calcext:value-type="boolean">
            <text:p>TRUE</text:p>
          </table:table-cell>
          <table:table-cell table:style-name="ce9" table:formula="of:=IF(OR(AND([.D26]=[.$P$27];[.$R$25]&lt;[.F26];[.F26]&lt;[.$R$26]); AND([.D26]=[.$Q$27];[.$Q$25]&lt;[.F26];[.F26]&lt;[.$Q$26]);AND([.D26]=[.$R$27];[.$P$25]&lt;[.F26];[.F2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5"/>
          <table:table-cell table:style-name="ce17" office:value-type="float" office:value="12420000" calcext:value-type="float">
            <text:p>12420000</text:p>
          </table:table-cell>
          <table:table-cell table:style-name="ce17" office:value-type="float" office:value="6210000" calcext:value-type="float">
            <text:p>6210000</text:p>
          </table:table-cell>
          <table:table-cell table:style-name="ce21" office:value-type="float" office:value="4140000" calcext:value-type="float">
            <text:p>4140000</text:p>
          </table:table-cell>
          <table:table-cell table:number-columns-repeated="1005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INDIRECT(ADDRESS(8;16+MOD([.A27];[.$N$8])))" office:value-type="float" office:value="2" calcext:value-type="float">
            <text:p>2</text:p>
          </table:table-cell>
          <table:table-cell table:formula="of:=INDIRECT(ADDRESS(9;16+MOD([.A27]/[.$N$8];[.$N$9])))" office:value-type="float" office:value="8" calcext:value-type="float">
            <text:p>8</text:p>
          </table:table-cell>
          <table:table-cell table:formula="of:=INDIRECT(ADDRESS(10;16+MOD([.A27]/([.$N$8]*[.$N$9]);[.$N$10])))" office:value-type="float" office:value="1" calcext:value-type="float">
            <text:p>1</text:p>
          </table:table-cell>
          <table:table-cell table:formula="of:=INDIRECT(ADDRESS(11;16+MOD([.A27]/([.$N$8]*[.$N$9]*[.$N$10]);[.$N$11])))" office:value-type="float" office:value="8" calcext:value-type="float">
            <text:p>8</text:p>
          </table:table-cell>
          <table:table-cell table:formula="of:=[.E27]*[.C27]*[.$R$3]/[.B27]/[.D27]" office:value-type="float" office:value="2949120" calcext:value-type="float">
            <text:p>2949120</text:p>
          </table:table-cell>
          <table:table-cell table:style-name="ce7" table:formula="of:=IF(AND([.$Q$18]&lt;[.F27];[.F27]&lt;[.$Q$19]))" office:value-type="boolean" office:boolean-value="true" calcext:value-type="boolean">
            <text:p>TRUE</text:p>
          </table:table-cell>
          <table:table-cell table:style-name="ce9" table:formula="of:=IF(OR(AND([.D27]=[.$P$27];[.$R$25]&lt;[.F27];[.F27]&lt;[.$R$26]); AND([.D27]=[.$Q$27];[.$Q$25]&lt;[.F27];[.F27]&lt;[.$Q$26]);AND([.D27]=[.$R$27];[.$P$25]&lt;[.F27];[.F2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2"/>
          <table:table-cell table:style-name="ce12" office:value-type="string" calcext:value-type="string">
            <text:p>VCO div[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INDIRECT(ADDRESS(8;16+MOD([.A28];[.$N$8])))" office:value-type="float" office:value="3" calcext:value-type="float">
            <text:p>3</text:p>
          </table:table-cell>
          <table:table-cell table:formula="of:=INDIRECT(ADDRESS(9;16+MOD([.A28]/[.$N$8];[.$N$9])))" office:value-type="float" office:value="8" calcext:value-type="float">
            <text:p>8</text:p>
          </table:table-cell>
          <table:table-cell table:formula="of:=INDIRECT(ADDRESS(10;16+MOD([.A28]/([.$N$8]*[.$N$9]);[.$N$10])))" office:value-type="float" office:value="1" calcext:value-type="float">
            <text:p>1</text:p>
          </table:table-cell>
          <table:table-cell table:formula="of:=INDIRECT(ADDRESS(11;16+MOD([.A28]/([.$N$8]*[.$N$9]*[.$N$10]);[.$N$11])))" office:value-type="float" office:value="8" calcext:value-type="float">
            <text:p>8</text:p>
          </table:table-cell>
          <table:table-cell table:formula="of:=[.E28]*[.C28]*[.$R$3]/[.B28]/[.D28]" office:value-type="float" office:value="1966080" calcext:value-type="float">
            <text:p>1966080</text:p>
          </table:table-cell>
          <table:table-cell table:style-name="ce7" table:formula="of:=IF(AND([.$Q$18]&lt;[.F28];[.F28]&lt;[.$Q$19]))" office:value-type="boolean" office:boolean-value="false" calcext:value-type="boolean">
            <text:p>FALSE</text:p>
          </table:table-cell>
          <table:table-cell table:style-name="ce9" table:formula="of:=IF(OR(AND([.D28]=[.$P$27];[.$R$25]&lt;[.F28];[.F28]&lt;[.$R$26]); AND([.D28]=[.$Q$27];[.$Q$25]&lt;[.F28];[.F28]&lt;[.$Q$26]);AND([.D28]=[.$R$27];[.$P$25]&lt;[.F28];[.F2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office:value-type="string" calcext:value-type="string">
            <text:p><text:s/></text:p>
          </table:table-cell>
          <table:table-cell table:style-name="Default"/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INDIRECT(ADDRESS(8;16+MOD([.A29];[.$N$8])))" office:value-type="float" office:value="4" calcext:value-type="float">
            <text:p>4</text:p>
          </table:table-cell>
          <table:table-cell table:formula="of:=INDIRECT(ADDRESS(9;16+MOD([.A29]/[.$N$8];[.$N$9])))" office:value-type="float" office:value="8" calcext:value-type="float">
            <text:p>8</text:p>
          </table:table-cell>
          <table:table-cell table:formula="of:=INDIRECT(ADDRESS(10;16+MOD([.A29]/([.$N$8]*[.$N$9]);[.$N$10])))" office:value-type="float" office:value="1" calcext:value-type="float">
            <text:p>1</text:p>
          </table:table-cell>
          <table:table-cell table:formula="of:=INDIRECT(ADDRESS(11;16+MOD([.A29]/([.$N$8]*[.$N$9]*[.$N$10]);[.$N$11])))" office:value-type="float" office:value="8" calcext:value-type="float">
            <text:p>8</text:p>
          </table:table-cell>
          <table:table-cell table:formula="of:=[.E29]*[.C29]*[.$R$3]/[.B29]/[.D29]" office:value-type="float" office:value="1474560" calcext:value-type="float">
            <text:p>1474560</text:p>
          </table:table-cell>
          <table:table-cell table:style-name="ce7" table:formula="of:=IF(AND([.$Q$18]&lt;[.F29];[.F29]&lt;[.$Q$19]))" office:value-type="boolean" office:boolean-value="false" calcext:value-type="boolean">
            <text:p>FALSE</text:p>
          </table:table-cell>
          <table:table-cell table:style-name="ce9" table:formula="of:=IF(OR(AND([.D29]=[.$P$27];[.$R$25]&lt;[.F29];[.F29]&lt;[.$R$26]); AND([.D29]=[.$Q$27];[.$Q$25]&lt;[.F29];[.F29]&lt;[.$Q$26]);AND([.D29]=[.$R$27];[.$P$25]&lt;[.F29];[.F2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INDIRECT(ADDRESS(8;16+MOD([.A30];[.$N$8])))" office:value-type="float" office:value="1" calcext:value-type="float">
            <text:p>1</text:p>
          </table:table-cell>
          <table:table-cell table:formula="of:=INDIRECT(ADDRESS(9;16+MOD([.A30]/[.$N$8];[.$N$9])))" office:value-type="float" office:value="9" calcext:value-type="float">
            <text:p>9</text:p>
          </table:table-cell>
          <table:table-cell table:formula="of:=INDIRECT(ADDRESS(10;16+MOD([.A30]/([.$N$8]*[.$N$9]);[.$N$10])))" office:value-type="float" office:value="1" calcext:value-type="float">
            <text:p>1</text:p>
          </table:table-cell>
          <table:table-cell table:formula="of:=INDIRECT(ADDRESS(11;16+MOD([.A30]/([.$N$8]*[.$N$9]*[.$N$10]);[.$N$11])))" office:value-type="float" office:value="8" calcext:value-type="float">
            <text:p>8</text:p>
          </table:table-cell>
          <table:table-cell table:formula="of:=[.E30]*[.C30]*[.$R$3]/[.B30]/[.D30]" office:value-type="float" office:value="6635520" calcext:value-type="float">
            <text:p>6635520</text:p>
          </table:table-cell>
          <table:table-cell table:style-name="ce7" table:formula="of:=IF(AND([.$Q$18]&lt;[.F30];[.F30]&lt;[.$Q$19]))" office:value-type="boolean" office:boolean-value="true" calcext:value-type="boolean">
            <text:p>TRUE</text:p>
          </table:table-cell>
          <table:table-cell table:style-name="ce9" table:formula="of:=IF(OR(AND([.D30]=[.$P$27];[.$R$25]&lt;[.F30];[.F30]&lt;[.$R$26]); AND([.D30]=[.$Q$27];[.$Q$25]&lt;[.F30];[.F30]&lt;[.$Q$26]);AND([.D30]=[.$R$27];[.$P$25]&lt;[.F30];[.F3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INDIRECT(ADDRESS(8;16+MOD([.A31];[.$N$8])))" office:value-type="float" office:value="2" calcext:value-type="float">
            <text:p>2</text:p>
          </table:table-cell>
          <table:table-cell table:formula="of:=INDIRECT(ADDRESS(9;16+MOD([.A31]/[.$N$8];[.$N$9])))" office:value-type="float" office:value="9" calcext:value-type="float">
            <text:p>9</text:p>
          </table:table-cell>
          <table:table-cell table:formula="of:=INDIRECT(ADDRESS(10;16+MOD([.A31]/([.$N$8]*[.$N$9]);[.$N$10])))" office:value-type="float" office:value="1" calcext:value-type="float">
            <text:p>1</text:p>
          </table:table-cell>
          <table:table-cell table:formula="of:=INDIRECT(ADDRESS(11;16+MOD([.A31]/([.$N$8]*[.$N$9]*[.$N$10]);[.$N$11])))" office:value-type="float" office:value="8" calcext:value-type="float">
            <text:p>8</text:p>
          </table:table-cell>
          <table:table-cell table:formula="of:=[.E31]*[.C31]*[.$R$3]/[.B31]/[.D31]" office:value-type="float" office:value="3317760" calcext:value-type="float">
            <text:p>3317760</text:p>
          </table:table-cell>
          <table:table-cell table:style-name="ce7" table:formula="of:=IF(AND([.$Q$18]&lt;[.F31];[.F31]&lt;[.$Q$19]))" office:value-type="boolean" office:boolean-value="true" calcext:value-type="boolean">
            <text:p>TRUE</text:p>
          </table:table-cell>
          <table:table-cell table:style-name="ce9" table:formula="of:=IF(OR(AND([.D31]=[.$P$27];[.$R$25]&lt;[.F31];[.F31]&lt;[.$R$26]); AND([.D31]=[.$Q$27];[.$Q$25]&lt;[.F31];[.F31]&lt;[.$Q$26]);AND([.D31]=[.$R$27];[.$P$25]&lt;[.F31];[.F3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INDIRECT(ADDRESS(8;16+MOD([.A32];[.$N$8])))" office:value-type="float" office:value="3" calcext:value-type="float">
            <text:p>3</text:p>
          </table:table-cell>
          <table:table-cell table:formula="of:=INDIRECT(ADDRESS(9;16+MOD([.A32]/[.$N$8];[.$N$9])))" office:value-type="float" office:value="9" calcext:value-type="float">
            <text:p>9</text:p>
          </table:table-cell>
          <table:table-cell table:formula="of:=INDIRECT(ADDRESS(10;16+MOD([.A32]/([.$N$8]*[.$N$9]);[.$N$10])))" office:value-type="float" office:value="1" calcext:value-type="float">
            <text:p>1</text:p>
          </table:table-cell>
          <table:table-cell table:formula="of:=INDIRECT(ADDRESS(11;16+MOD([.A32]/([.$N$8]*[.$N$9]*[.$N$10]);[.$N$11])))" office:value-type="float" office:value="8" calcext:value-type="float">
            <text:p>8</text:p>
          </table:table-cell>
          <table:table-cell table:formula="of:=[.E32]*[.C32]*[.$R$3]/[.B32]/[.D32]" office:value-type="float" office:value="2211840" calcext:value-type="float">
            <text:p>2211840</text:p>
          </table:table-cell>
          <table:table-cell table:style-name="ce7" table:formula="of:=IF(AND([.$Q$18]&lt;[.F32];[.F32]&lt;[.$Q$19]))" office:value-type="boolean" office:boolean-value="false" calcext:value-type="boolean">
            <text:p>FALSE</text:p>
          </table:table-cell>
          <table:table-cell table:style-name="ce9" table:formula="of:=IF(OR(AND([.D32]=[.$P$27];[.$R$25]&lt;[.F32];[.F32]&lt;[.$R$26]); AND([.D32]=[.$Q$27];[.$Q$25]&lt;[.F32];[.F32]&lt;[.$Q$26]);AND([.D32]=[.$R$27];[.$P$25]&lt;[.F32];[.F3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INDIRECT(ADDRESS(8;16+MOD([.A33];[.$N$8])))" office:value-type="float" office:value="4" calcext:value-type="float">
            <text:p>4</text:p>
          </table:table-cell>
          <table:table-cell table:formula="of:=INDIRECT(ADDRESS(9;16+MOD([.A33]/[.$N$8];[.$N$9])))" office:value-type="float" office:value="9" calcext:value-type="float">
            <text:p>9</text:p>
          </table:table-cell>
          <table:table-cell table:formula="of:=INDIRECT(ADDRESS(10;16+MOD([.A33]/([.$N$8]*[.$N$9]);[.$N$10])))" office:value-type="float" office:value="1" calcext:value-type="float">
            <text:p>1</text:p>
          </table:table-cell>
          <table:table-cell table:formula="of:=INDIRECT(ADDRESS(11;16+MOD([.A33]/([.$N$8]*[.$N$9]*[.$N$10]);[.$N$11])))" office:value-type="float" office:value="8" calcext:value-type="float">
            <text:p>8</text:p>
          </table:table-cell>
          <table:table-cell table:formula="of:=[.E33]*[.C33]*[.$R$3]/[.B33]/[.D33]" office:value-type="float" office:value="1658880" calcext:value-type="float">
            <text:p>1658880</text:p>
          </table:table-cell>
          <table:table-cell table:style-name="ce7" table:formula="of:=IF(AND([.$Q$18]&lt;[.F33];[.F33]&lt;[.$Q$19]))" office:value-type="boolean" office:boolean-value="false" calcext:value-type="boolean">
            <text:p>FALSE</text:p>
          </table:table-cell>
          <table:table-cell table:style-name="ce9" table:formula="of:=IF(OR(AND([.D33]=[.$P$27];[.$R$25]&lt;[.F33];[.F33]&lt;[.$R$26]); AND([.D33]=[.$Q$27];[.$Q$25]&lt;[.F33];[.F33]&lt;[.$Q$26]);AND([.D33]=[.$R$27];[.$P$25]&lt;[.F33];[.F3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INDIRECT(ADDRESS(8;16+MOD([.A34];[.$N$8])))" office:value-type="float" office:value="1" calcext:value-type="float">
            <text:p>1</text:p>
          </table:table-cell>
          <table:table-cell table:formula="of:=INDIRECT(ADDRESS(9;16+MOD([.A34]/[.$N$8];[.$N$9])))" office:value-type="float" office:value="10" calcext:value-type="float">
            <text:p>10</text:p>
          </table:table-cell>
          <table:table-cell table:formula="of:=INDIRECT(ADDRESS(10;16+MOD([.A34]/([.$N$8]*[.$N$9]);[.$N$10])))" office:value-type="float" office:value="1" calcext:value-type="float">
            <text:p>1</text:p>
          </table:table-cell>
          <table:table-cell table:formula="of:=INDIRECT(ADDRESS(11;16+MOD([.A34]/([.$N$8]*[.$N$9]*[.$N$10]);[.$N$11])))" office:value-type="float" office:value="8" calcext:value-type="float">
            <text:p>8</text:p>
          </table:table-cell>
          <table:table-cell table:formula="of:=[.E34]*[.C34]*[.$R$3]/[.B34]/[.D34]" office:value-type="float" office:value="7372800" calcext:value-type="float">
            <text:p>7372800</text:p>
          </table:table-cell>
          <table:table-cell table:style-name="ce7" table:formula="of:=IF(AND([.$Q$18]&lt;[.F34];[.F34]&lt;[.$Q$19]))" office:value-type="boolean" office:boolean-value="true" calcext:value-type="boolean">
            <text:p>TRUE</text:p>
          </table:table-cell>
          <table:table-cell table:style-name="ce9" table:formula="of:=IF(OR(AND([.D34]=[.$P$27];[.$R$25]&lt;[.F34];[.F34]&lt;[.$R$26]); AND([.D34]=[.$Q$27];[.$Q$25]&lt;[.F34];[.F34]&lt;[.$Q$26]);AND([.D34]=[.$R$27];[.$P$25]&lt;[.F34];[.F3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INDIRECT(ADDRESS(8;16+MOD([.A35];[.$N$8])))" office:value-type="float" office:value="2" calcext:value-type="float">
            <text:p>2</text:p>
          </table:table-cell>
          <table:table-cell table:formula="of:=INDIRECT(ADDRESS(9;16+MOD([.A35]/[.$N$8];[.$N$9])))" office:value-type="float" office:value="10" calcext:value-type="float">
            <text:p>10</text:p>
          </table:table-cell>
          <table:table-cell table:formula="of:=INDIRECT(ADDRESS(10;16+MOD([.A35]/([.$N$8]*[.$N$9]);[.$N$10])))" office:value-type="float" office:value="1" calcext:value-type="float">
            <text:p>1</text:p>
          </table:table-cell>
          <table:table-cell table:formula="of:=INDIRECT(ADDRESS(11;16+MOD([.A35]/([.$N$8]*[.$N$9]*[.$N$10]);[.$N$11])))" office:value-type="float" office:value="8" calcext:value-type="float">
            <text:p>8</text:p>
          </table:table-cell>
          <table:table-cell table:formula="of:=[.E35]*[.C35]*[.$R$3]/[.B35]/[.D35]" office:value-type="float" office:value="3686400" calcext:value-type="float">
            <text:p>3686400</text:p>
          </table:table-cell>
          <table:table-cell table:style-name="ce7" table:formula="of:=IF(AND([.$Q$18]&lt;[.F35];[.F35]&lt;[.$Q$19]))" office:value-type="boolean" office:boolean-value="true" calcext:value-type="boolean">
            <text:p>TRUE</text:p>
          </table:table-cell>
          <table:table-cell table:style-name="ce9" table:formula="of:=IF(OR(AND([.D35]=[.$P$27];[.$R$25]&lt;[.F35];[.F35]&lt;[.$R$26]); AND([.D35]=[.$Q$27];[.$Q$25]&lt;[.F35];[.F35]&lt;[.$Q$26]);AND([.D35]=[.$R$27];[.$P$25]&lt;[.F35];[.F3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INDIRECT(ADDRESS(8;16+MOD([.A36];[.$N$8])))" office:value-type="float" office:value="3" calcext:value-type="float">
            <text:p>3</text:p>
          </table:table-cell>
          <table:table-cell table:formula="of:=INDIRECT(ADDRESS(9;16+MOD([.A36]/[.$N$8];[.$N$9])))" office:value-type="float" office:value="10" calcext:value-type="float">
            <text:p>10</text:p>
          </table:table-cell>
          <table:table-cell table:formula="of:=INDIRECT(ADDRESS(10;16+MOD([.A36]/([.$N$8]*[.$N$9]);[.$N$10])))" office:value-type="float" office:value="1" calcext:value-type="float">
            <text:p>1</text:p>
          </table:table-cell>
          <table:table-cell table:formula="of:=INDIRECT(ADDRESS(11;16+MOD([.A36]/([.$N$8]*[.$N$9]*[.$N$10]);[.$N$11])))" office:value-type="float" office:value="8" calcext:value-type="float">
            <text:p>8</text:p>
          </table:table-cell>
          <table:table-cell table:formula="of:=[.E36]*[.C36]*[.$R$3]/[.B36]/[.D36]" office:value-type="float" office:value="2457600" calcext:value-type="float">
            <text:p>2457600</text:p>
          </table:table-cell>
          <table:table-cell table:style-name="ce7" table:formula="of:=IF(AND([.$Q$18]&lt;[.F36];[.F36]&lt;[.$Q$19]))" office:value-type="boolean" office:boolean-value="false" calcext:value-type="boolean">
            <text:p>FALSE</text:p>
          </table:table-cell>
          <table:table-cell table:style-name="ce9" table:formula="of:=IF(OR(AND([.D36]=[.$P$27];[.$R$25]&lt;[.F36];[.F36]&lt;[.$R$26]); AND([.D36]=[.$Q$27];[.$Q$25]&lt;[.F36];[.F36]&lt;[.$Q$26]);AND([.D36]=[.$R$27];[.$P$25]&lt;[.F36];[.F3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INDIRECT(ADDRESS(8;16+MOD([.A37];[.$N$8])))" office:value-type="float" office:value="4" calcext:value-type="float">
            <text:p>4</text:p>
          </table:table-cell>
          <table:table-cell table:formula="of:=INDIRECT(ADDRESS(9;16+MOD([.A37]/[.$N$8];[.$N$9])))" office:value-type="float" office:value="10" calcext:value-type="float">
            <text:p>10</text:p>
          </table:table-cell>
          <table:table-cell table:formula="of:=INDIRECT(ADDRESS(10;16+MOD([.A37]/([.$N$8]*[.$N$9]);[.$N$10])))" office:value-type="float" office:value="1" calcext:value-type="float">
            <text:p>1</text:p>
          </table:table-cell>
          <table:table-cell table:formula="of:=INDIRECT(ADDRESS(11;16+MOD([.A37]/([.$N$8]*[.$N$9]*[.$N$10]);[.$N$11])))" office:value-type="float" office:value="8" calcext:value-type="float">
            <text:p>8</text:p>
          </table:table-cell>
          <table:table-cell table:formula="of:=[.E37]*[.C37]*[.$R$3]/[.B37]/[.D37]" office:value-type="float" office:value="1843200" calcext:value-type="float">
            <text:p>1843200</text:p>
          </table:table-cell>
          <table:table-cell table:style-name="ce7" table:formula="of:=IF(AND([.$Q$18]&lt;[.F37];[.F37]&lt;[.$Q$19]))" office:value-type="boolean" office:boolean-value="false" calcext:value-type="boolean">
            <text:p>FALSE</text:p>
          </table:table-cell>
          <table:table-cell table:style-name="ce9" table:formula="of:=IF(OR(AND([.D37]=[.$P$27];[.$R$25]&lt;[.F37];[.F37]&lt;[.$R$26]); AND([.D37]=[.$Q$27];[.$Q$25]&lt;[.F37];[.F37]&lt;[.$Q$26]);AND([.D37]=[.$R$27];[.$P$25]&lt;[.F37];[.F3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INDIRECT(ADDRESS(8;16+MOD([.A38];[.$N$8])))" office:value-type="float" office:value="1" calcext:value-type="float">
            <text:p>1</text:p>
          </table:table-cell>
          <table:table-cell table:formula="of:=INDIRECT(ADDRESS(9;16+MOD([.A38]/[.$N$8];[.$N$9])))" office:value-type="float" office:value="11" calcext:value-type="float">
            <text:p>11</text:p>
          </table:table-cell>
          <table:table-cell table:formula="of:=INDIRECT(ADDRESS(10;16+MOD([.A38]/([.$N$8]*[.$N$9]);[.$N$10])))" office:value-type="float" office:value="1" calcext:value-type="float">
            <text:p>1</text:p>
          </table:table-cell>
          <table:table-cell table:formula="of:=INDIRECT(ADDRESS(11;16+MOD([.A38]/([.$N$8]*[.$N$9]*[.$N$10]);[.$N$11])))" office:value-type="float" office:value="8" calcext:value-type="float">
            <text:p>8</text:p>
          </table:table-cell>
          <table:table-cell table:formula="of:=[.E38]*[.C38]*[.$R$3]/[.B38]/[.D38]" office:value-type="float" office:value="8110080" calcext:value-type="float">
            <text:p>8110080</text:p>
          </table:table-cell>
          <table:table-cell table:style-name="ce7" table:formula="of:=IF(AND([.$Q$18]&lt;[.F38];[.F38]&lt;[.$Q$19]))" office:value-type="boolean" office:boolean-value="true" calcext:value-type="boolean">
            <text:p>TRUE</text:p>
          </table:table-cell>
          <table:table-cell table:style-name="ce9" table:formula="of:=IF(OR(AND([.D38]=[.$P$27];[.$R$25]&lt;[.F38];[.F38]&lt;[.$R$26]); AND([.D38]=[.$Q$27];[.$Q$25]&lt;[.F38];[.F38]&lt;[.$Q$26]);AND([.D38]=[.$R$27];[.$P$25]&lt;[.F38];[.F3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INDIRECT(ADDRESS(8;16+MOD([.A39];[.$N$8])))" office:value-type="float" office:value="2" calcext:value-type="float">
            <text:p>2</text:p>
          </table:table-cell>
          <table:table-cell table:formula="of:=INDIRECT(ADDRESS(9;16+MOD([.A39]/[.$N$8];[.$N$9])))" office:value-type="float" office:value="11" calcext:value-type="float">
            <text:p>11</text:p>
          </table:table-cell>
          <table:table-cell table:formula="of:=INDIRECT(ADDRESS(10;16+MOD([.A39]/([.$N$8]*[.$N$9]);[.$N$10])))" office:value-type="float" office:value="1" calcext:value-type="float">
            <text:p>1</text:p>
          </table:table-cell>
          <table:table-cell table:formula="of:=INDIRECT(ADDRESS(11;16+MOD([.A39]/([.$N$8]*[.$N$9]*[.$N$10]);[.$N$11])))" office:value-type="float" office:value="8" calcext:value-type="float">
            <text:p>8</text:p>
          </table:table-cell>
          <table:table-cell table:formula="of:=[.E39]*[.C39]*[.$R$3]/[.B39]/[.D39]" office:value-type="float" office:value="4055040" calcext:value-type="float">
            <text:p>4055040</text:p>
          </table:table-cell>
          <table:table-cell table:style-name="ce7" table:formula="of:=IF(AND([.$Q$18]&lt;[.F39];[.F39]&lt;[.$Q$19]))" office:value-type="boolean" office:boolean-value="true" calcext:value-type="boolean">
            <text:p>TRUE</text:p>
          </table:table-cell>
          <table:table-cell table:style-name="ce9" table:formula="of:=IF(OR(AND([.D39]=[.$P$27];[.$R$25]&lt;[.F39];[.F39]&lt;[.$R$26]); AND([.D39]=[.$Q$27];[.$Q$25]&lt;[.F39];[.F39]&lt;[.$Q$26]);AND([.D39]=[.$R$27];[.$P$25]&lt;[.F39];[.F3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INDIRECT(ADDRESS(8;16+MOD([.A40];[.$N$8])))" office:value-type="float" office:value="3" calcext:value-type="float">
            <text:p>3</text:p>
          </table:table-cell>
          <table:table-cell table:formula="of:=INDIRECT(ADDRESS(9;16+MOD([.A40]/[.$N$8];[.$N$9])))" office:value-type="float" office:value="11" calcext:value-type="float">
            <text:p>11</text:p>
          </table:table-cell>
          <table:table-cell table:formula="of:=INDIRECT(ADDRESS(10;16+MOD([.A40]/([.$N$8]*[.$N$9]);[.$N$10])))" office:value-type="float" office:value="1" calcext:value-type="float">
            <text:p>1</text:p>
          </table:table-cell>
          <table:table-cell table:formula="of:=INDIRECT(ADDRESS(11;16+MOD([.A40]/([.$N$8]*[.$N$9]*[.$N$10]);[.$N$11])))" office:value-type="float" office:value="8" calcext:value-type="float">
            <text:p>8</text:p>
          </table:table-cell>
          <table:table-cell table:formula="of:=[.E40]*[.C40]*[.$R$3]/[.B40]/[.D40]" office:value-type="float" office:value="2703360" calcext:value-type="float">
            <text:p>2703360</text:p>
          </table:table-cell>
          <table:table-cell table:style-name="ce7" table:formula="of:=IF(AND([.$Q$18]&lt;[.F40];[.F40]&lt;[.$Q$19]))" office:value-type="boolean" office:boolean-value="false" calcext:value-type="boolean">
            <text:p>FALSE</text:p>
          </table:table-cell>
          <table:table-cell table:style-name="ce9" table:formula="of:=IF(OR(AND([.D40]=[.$P$27];[.$R$25]&lt;[.F40];[.F40]&lt;[.$R$26]); AND([.D40]=[.$Q$27];[.$Q$25]&lt;[.F40];[.F40]&lt;[.$Q$26]);AND([.D40]=[.$R$27];[.$P$25]&lt;[.F40];[.F4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INDIRECT(ADDRESS(8;16+MOD([.A41];[.$N$8])))" office:value-type="float" office:value="4" calcext:value-type="float">
            <text:p>4</text:p>
          </table:table-cell>
          <table:table-cell table:formula="of:=INDIRECT(ADDRESS(9;16+MOD([.A41]/[.$N$8];[.$N$9])))" office:value-type="float" office:value="11" calcext:value-type="float">
            <text:p>11</text:p>
          </table:table-cell>
          <table:table-cell table:formula="of:=INDIRECT(ADDRESS(10;16+MOD([.A41]/([.$N$8]*[.$N$9]);[.$N$10])))" office:value-type="float" office:value="1" calcext:value-type="float">
            <text:p>1</text:p>
          </table:table-cell>
          <table:table-cell table:formula="of:=INDIRECT(ADDRESS(11;16+MOD([.A41]/([.$N$8]*[.$N$9]*[.$N$10]);[.$N$11])))" office:value-type="float" office:value="8" calcext:value-type="float">
            <text:p>8</text:p>
          </table:table-cell>
          <table:table-cell table:formula="of:=[.E41]*[.C41]*[.$R$3]/[.B41]/[.D41]" office:value-type="float" office:value="2027520" calcext:value-type="float">
            <text:p>2027520</text:p>
          </table:table-cell>
          <table:table-cell table:style-name="ce7" table:formula="of:=IF(AND([.$Q$18]&lt;[.F41];[.F41]&lt;[.$Q$19]))" office:value-type="boolean" office:boolean-value="false" calcext:value-type="boolean">
            <text:p>FALSE</text:p>
          </table:table-cell>
          <table:table-cell table:style-name="ce9" table:formula="of:=IF(OR(AND([.D41]=[.$P$27];[.$R$25]&lt;[.F41];[.F41]&lt;[.$R$26]); AND([.D41]=[.$Q$27];[.$Q$25]&lt;[.F41];[.F41]&lt;[.$Q$26]);AND([.D41]=[.$R$27];[.$P$25]&lt;[.F41];[.F4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INDIRECT(ADDRESS(8;16+MOD([.A42];[.$N$8])))" office:value-type="float" office:value="1" calcext:value-type="float">
            <text:p>1</text:p>
          </table:table-cell>
          <table:table-cell table:formula="of:=INDIRECT(ADDRESS(9;16+MOD([.A42]/[.$N$8];[.$N$9])))" office:value-type="float" office:value="12" calcext:value-type="float">
            <text:p>12</text:p>
          </table:table-cell>
          <table:table-cell table:formula="of:=INDIRECT(ADDRESS(10;16+MOD([.A42]/([.$N$8]*[.$N$9]);[.$N$10])))" office:value-type="float" office:value="1" calcext:value-type="float">
            <text:p>1</text:p>
          </table:table-cell>
          <table:table-cell table:formula="of:=INDIRECT(ADDRESS(11;16+MOD([.A42]/([.$N$8]*[.$N$9]*[.$N$10]);[.$N$11])))" office:value-type="float" office:value="8" calcext:value-type="float">
            <text:p>8</text:p>
          </table:table-cell>
          <table:table-cell table:formula="of:=[.E42]*[.C42]*[.$R$3]/[.B42]/[.D42]" office:value-type="float" office:value="8847360" calcext:value-type="float">
            <text:p>8847360</text:p>
          </table:table-cell>
          <table:table-cell table:style-name="ce7" table:formula="of:=IF(AND([.$Q$18]&lt;[.F42];[.F42]&lt;[.$Q$19]))" office:value-type="boolean" office:boolean-value="true" calcext:value-type="boolean">
            <text:p>TRUE</text:p>
          </table:table-cell>
          <table:table-cell table:style-name="ce9" table:formula="of:=IF(OR(AND([.D42]=[.$P$27];[.$R$25]&lt;[.F42];[.F42]&lt;[.$R$26]); AND([.D42]=[.$Q$27];[.$Q$25]&lt;[.F42];[.F42]&lt;[.$Q$26]);AND([.D42]=[.$R$27];[.$P$25]&lt;[.F42];[.F42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INDIRECT(ADDRESS(8;16+MOD([.A43];[.$N$8])))" office:value-type="float" office:value="2" calcext:value-type="float">
            <text:p>2</text:p>
          </table:table-cell>
          <table:table-cell table:formula="of:=INDIRECT(ADDRESS(9;16+MOD([.A43]/[.$N$8];[.$N$9])))" office:value-type="float" office:value="12" calcext:value-type="float">
            <text:p>12</text:p>
          </table:table-cell>
          <table:table-cell table:formula="of:=INDIRECT(ADDRESS(10;16+MOD([.A43]/([.$N$8]*[.$N$9]);[.$N$10])))" office:value-type="float" office:value="1" calcext:value-type="float">
            <text:p>1</text:p>
          </table:table-cell>
          <table:table-cell table:formula="of:=INDIRECT(ADDRESS(11;16+MOD([.A43]/([.$N$8]*[.$N$9]*[.$N$10]);[.$N$11])))" office:value-type="float" office:value="8" calcext:value-type="float">
            <text:p>8</text:p>
          </table:table-cell>
          <table:table-cell table:formula="of:=[.E43]*[.C43]*[.$R$3]/[.B43]/[.D43]" office:value-type="float" office:value="4423680" calcext:value-type="float">
            <text:p>4423680</text:p>
          </table:table-cell>
          <table:table-cell table:style-name="ce7" table:formula="of:=IF(AND([.$Q$18]&lt;[.F43];[.F43]&lt;[.$Q$19]))" office:value-type="boolean" office:boolean-value="true" calcext:value-type="boolean">
            <text:p>TRUE</text:p>
          </table:table-cell>
          <table:table-cell table:style-name="ce9" table:formula="of:=IF(OR(AND([.D43]=[.$P$27];[.$R$25]&lt;[.F43];[.F43]&lt;[.$R$26]); AND([.D43]=[.$Q$27];[.$Q$25]&lt;[.F43];[.F43]&lt;[.$Q$26]);AND([.D43]=[.$R$27];[.$P$25]&lt;[.F43];[.F4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INDIRECT(ADDRESS(8;16+MOD([.A44];[.$N$8])))" office:value-type="float" office:value="3" calcext:value-type="float">
            <text:p>3</text:p>
          </table:table-cell>
          <table:table-cell table:formula="of:=INDIRECT(ADDRESS(9;16+MOD([.A44]/[.$N$8];[.$N$9])))" office:value-type="float" office:value="12" calcext:value-type="float">
            <text:p>12</text:p>
          </table:table-cell>
          <table:table-cell table:formula="of:=INDIRECT(ADDRESS(10;16+MOD([.A44]/([.$N$8]*[.$N$9]);[.$N$10])))" office:value-type="float" office:value="1" calcext:value-type="float">
            <text:p>1</text:p>
          </table:table-cell>
          <table:table-cell table:formula="of:=INDIRECT(ADDRESS(11;16+MOD([.A44]/([.$N$8]*[.$N$9]*[.$N$10]);[.$N$11])))" office:value-type="float" office:value="8" calcext:value-type="float">
            <text:p>8</text:p>
          </table:table-cell>
          <table:table-cell table:formula="of:=[.E44]*[.C44]*[.$R$3]/[.B44]/[.D44]" office:value-type="float" office:value="2949120" calcext:value-type="float">
            <text:p>2949120</text:p>
          </table:table-cell>
          <table:table-cell table:style-name="ce7" table:formula="of:=IF(AND([.$Q$18]&lt;[.F44];[.F44]&lt;[.$Q$19]))" office:value-type="boolean" office:boolean-value="true" calcext:value-type="boolean">
            <text:p>TRUE</text:p>
          </table:table-cell>
          <table:table-cell table:style-name="ce9" table:formula="of:=IF(OR(AND([.D44]=[.$P$27];[.$R$25]&lt;[.F44];[.F44]&lt;[.$R$26]); AND([.D44]=[.$Q$27];[.$Q$25]&lt;[.F44];[.F44]&lt;[.$Q$26]);AND([.D44]=[.$R$27];[.$P$25]&lt;[.F44];[.F4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INDIRECT(ADDRESS(8;16+MOD([.A45];[.$N$8])))" office:value-type="float" office:value="4" calcext:value-type="float">
            <text:p>4</text:p>
          </table:table-cell>
          <table:table-cell table:formula="of:=INDIRECT(ADDRESS(9;16+MOD([.A45]/[.$N$8];[.$N$9])))" office:value-type="float" office:value="12" calcext:value-type="float">
            <text:p>12</text:p>
          </table:table-cell>
          <table:table-cell table:formula="of:=INDIRECT(ADDRESS(10;16+MOD([.A45]/([.$N$8]*[.$N$9]);[.$N$10])))" office:value-type="float" office:value="1" calcext:value-type="float">
            <text:p>1</text:p>
          </table:table-cell>
          <table:table-cell table:formula="of:=INDIRECT(ADDRESS(11;16+MOD([.A45]/([.$N$8]*[.$N$9]*[.$N$10]);[.$N$11])))" office:value-type="float" office:value="8" calcext:value-type="float">
            <text:p>8</text:p>
          </table:table-cell>
          <table:table-cell table:formula="of:=[.E45]*[.C45]*[.$R$3]/[.B45]/[.D45]" office:value-type="float" office:value="2211840" calcext:value-type="float">
            <text:p>2211840</text:p>
          </table:table-cell>
          <table:table-cell table:style-name="ce7" table:formula="of:=IF(AND([.$Q$18]&lt;[.F45];[.F45]&lt;[.$Q$19]))" office:value-type="boolean" office:boolean-value="false" calcext:value-type="boolean">
            <text:p>FALSE</text:p>
          </table:table-cell>
          <table:table-cell table:style-name="ce9" table:formula="of:=IF(OR(AND([.D45]=[.$P$27];[.$R$25]&lt;[.F45];[.F45]&lt;[.$R$26]); AND([.D45]=[.$Q$27];[.$Q$25]&lt;[.F45];[.F45]&lt;[.$Q$26]);AND([.D45]=[.$R$27];[.$P$25]&lt;[.F45];[.F4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INDIRECT(ADDRESS(8;16+MOD([.A46];[.$N$8])))" office:value-type="float" office:value="1" calcext:value-type="float">
            <text:p>1</text:p>
          </table:table-cell>
          <table:table-cell table:formula="of:=INDIRECT(ADDRESS(9;16+MOD([.A46]/[.$N$8];[.$N$9])))" office:value-type="float" office:value="13" calcext:value-type="float">
            <text:p>13</text:p>
          </table:table-cell>
          <table:table-cell table:formula="of:=INDIRECT(ADDRESS(10;16+MOD([.A46]/([.$N$8]*[.$N$9]);[.$N$10])))" office:value-type="float" office:value="1" calcext:value-type="float">
            <text:p>1</text:p>
          </table:table-cell>
          <table:table-cell table:formula="of:=INDIRECT(ADDRESS(11;16+MOD([.A46]/([.$N$8]*[.$N$9]*[.$N$10]);[.$N$11])))" office:value-type="float" office:value="8" calcext:value-type="float">
            <text:p>8</text:p>
          </table:table-cell>
          <table:table-cell table:formula="of:=[.E46]*[.C46]*[.$R$3]/[.B46]/[.D46]" office:value-type="float" office:value="9584640" calcext:value-type="float">
            <text:p>9584640</text:p>
          </table:table-cell>
          <table:table-cell table:style-name="ce7" table:formula="of:=IF(AND([.$Q$18]&lt;[.F46];[.F46]&lt;[.$Q$19]))" office:value-type="boolean" office:boolean-value="true" calcext:value-type="boolean">
            <text:p>TRUE</text:p>
          </table:table-cell>
          <table:table-cell table:style-name="ce9" table:formula="of:=IF(OR(AND([.D46]=[.$P$27];[.$R$25]&lt;[.F46];[.F46]&lt;[.$R$26]); AND([.D46]=[.$Q$27];[.$Q$25]&lt;[.F46];[.F46]&lt;[.$Q$26]);AND([.D46]=[.$R$27];[.$P$25]&lt;[.F46];[.F46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INDIRECT(ADDRESS(8;16+MOD([.A47];[.$N$8])))" office:value-type="float" office:value="2" calcext:value-type="float">
            <text:p>2</text:p>
          </table:table-cell>
          <table:table-cell table:formula="of:=INDIRECT(ADDRESS(9;16+MOD([.A47]/[.$N$8];[.$N$9])))" office:value-type="float" office:value="13" calcext:value-type="float">
            <text:p>13</text:p>
          </table:table-cell>
          <table:table-cell table:formula="of:=INDIRECT(ADDRESS(10;16+MOD([.A47]/([.$N$8]*[.$N$9]);[.$N$10])))" office:value-type="float" office:value="1" calcext:value-type="float">
            <text:p>1</text:p>
          </table:table-cell>
          <table:table-cell table:formula="of:=INDIRECT(ADDRESS(11;16+MOD([.A47]/([.$N$8]*[.$N$9]*[.$N$10]);[.$N$11])))" office:value-type="float" office:value="8" calcext:value-type="float">
            <text:p>8</text:p>
          </table:table-cell>
          <table:table-cell table:formula="of:=[.E47]*[.C47]*[.$R$3]/[.B47]/[.D47]" office:value-type="float" office:value="4792320" calcext:value-type="float">
            <text:p>4792320</text:p>
          </table:table-cell>
          <table:table-cell table:style-name="ce7" table:formula="of:=IF(AND([.$Q$18]&lt;[.F47];[.F47]&lt;[.$Q$19]))" office:value-type="boolean" office:boolean-value="true" calcext:value-type="boolean">
            <text:p>TRUE</text:p>
          </table:table-cell>
          <table:table-cell table:style-name="ce9" table:formula="of:=IF(OR(AND([.D47]=[.$P$27];[.$R$25]&lt;[.F47];[.F47]&lt;[.$R$26]); AND([.D47]=[.$Q$27];[.$Q$25]&lt;[.F47];[.F47]&lt;[.$Q$26]);AND([.D47]=[.$R$27];[.$P$25]&lt;[.F47];[.F4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INDIRECT(ADDRESS(8;16+MOD([.A48];[.$N$8])))" office:value-type="float" office:value="3" calcext:value-type="float">
            <text:p>3</text:p>
          </table:table-cell>
          <table:table-cell table:formula="of:=INDIRECT(ADDRESS(9;16+MOD([.A48]/[.$N$8];[.$N$9])))" office:value-type="float" office:value="13" calcext:value-type="float">
            <text:p>13</text:p>
          </table:table-cell>
          <table:table-cell table:formula="of:=INDIRECT(ADDRESS(10;16+MOD([.A48]/([.$N$8]*[.$N$9]);[.$N$10])))" office:value-type="float" office:value="1" calcext:value-type="float">
            <text:p>1</text:p>
          </table:table-cell>
          <table:table-cell table:formula="of:=INDIRECT(ADDRESS(11;16+MOD([.A48]/([.$N$8]*[.$N$9]*[.$N$10]);[.$N$11])))" office:value-type="float" office:value="8" calcext:value-type="float">
            <text:p>8</text:p>
          </table:table-cell>
          <table:table-cell table:formula="of:=[.E48]*[.C48]*[.$R$3]/[.B48]/[.D48]" office:value-type="float" office:value="3194880" calcext:value-type="float">
            <text:p>3194880</text:p>
          </table:table-cell>
          <table:table-cell table:style-name="ce7" table:formula="of:=IF(AND([.$Q$18]&lt;[.F48];[.F48]&lt;[.$Q$19]))" office:value-type="boolean" office:boolean-value="true" calcext:value-type="boolean">
            <text:p>TRUE</text:p>
          </table:table-cell>
          <table:table-cell table:style-name="ce9" table:formula="of:=IF(OR(AND([.D48]=[.$P$27];[.$R$25]&lt;[.F48];[.F48]&lt;[.$R$26]); AND([.D48]=[.$Q$27];[.$Q$25]&lt;[.F48];[.F48]&lt;[.$Q$26]);AND([.D48]=[.$R$27];[.$P$25]&lt;[.F48];[.F4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INDIRECT(ADDRESS(8;16+MOD([.A49];[.$N$8])))" office:value-type="float" office:value="4" calcext:value-type="float">
            <text:p>4</text:p>
          </table:table-cell>
          <table:table-cell table:formula="of:=INDIRECT(ADDRESS(9;16+MOD([.A49]/[.$N$8];[.$N$9])))" office:value-type="float" office:value="13" calcext:value-type="float">
            <text:p>13</text:p>
          </table:table-cell>
          <table:table-cell table:formula="of:=INDIRECT(ADDRESS(10;16+MOD([.A49]/([.$N$8]*[.$N$9]);[.$N$10])))" office:value-type="float" office:value="1" calcext:value-type="float">
            <text:p>1</text:p>
          </table:table-cell>
          <table:table-cell table:formula="of:=INDIRECT(ADDRESS(11;16+MOD([.A49]/([.$N$8]*[.$N$9]*[.$N$10]);[.$N$11])))" office:value-type="float" office:value="8" calcext:value-type="float">
            <text:p>8</text:p>
          </table:table-cell>
          <table:table-cell table:formula="of:=[.E49]*[.C49]*[.$R$3]/[.B49]/[.D49]" office:value-type="float" office:value="2396160" calcext:value-type="float">
            <text:p>2396160</text:p>
          </table:table-cell>
          <table:table-cell table:style-name="ce7" table:formula="of:=IF(AND([.$Q$18]&lt;[.F49];[.F49]&lt;[.$Q$19]))" office:value-type="boolean" office:boolean-value="false" calcext:value-type="boolean">
            <text:p>FALSE</text:p>
          </table:table-cell>
          <table:table-cell table:style-name="ce9" table:formula="of:=IF(OR(AND([.D49]=[.$P$27];[.$R$25]&lt;[.F49];[.F49]&lt;[.$R$26]); AND([.D49]=[.$Q$27];[.$Q$25]&lt;[.F49];[.F49]&lt;[.$Q$26]);AND([.D49]=[.$R$27];[.$P$25]&lt;[.F49];[.F4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INDIRECT(ADDRESS(8;16+MOD([.A50];[.$N$8])))" office:value-type="float" office:value="1" calcext:value-type="float">
            <text:p>1</text:p>
          </table:table-cell>
          <table:table-cell table:formula="of:=INDIRECT(ADDRESS(9;16+MOD([.A50]/[.$N$8];[.$N$9])))" office:value-type="float" office:value="14" calcext:value-type="float">
            <text:p>14</text:p>
          </table:table-cell>
          <table:table-cell table:formula="of:=INDIRECT(ADDRESS(10;16+MOD([.A50]/([.$N$8]*[.$N$9]);[.$N$10])))" office:value-type="float" office:value="1" calcext:value-type="float">
            <text:p>1</text:p>
          </table:table-cell>
          <table:table-cell table:formula="of:=INDIRECT(ADDRESS(11;16+MOD([.A50]/([.$N$8]*[.$N$9]*[.$N$10]);[.$N$11])))" office:value-type="float" office:value="8" calcext:value-type="float">
            <text:p>8</text:p>
          </table:table-cell>
          <table:table-cell table:formula="of:=[.E50]*[.C50]*[.$R$3]/[.B50]/[.D50]" office:value-type="float" office:value="10321920" calcext:value-type="float">
            <text:p>10321920</text:p>
          </table:table-cell>
          <table:table-cell table:style-name="ce7" table:formula="of:=IF(AND([.$Q$18]&lt;[.F50];[.F50]&lt;[.$Q$19]))" office:value-type="boolean" office:boolean-value="true" calcext:value-type="boolean">
            <text:p>TRUE</text:p>
          </table:table-cell>
          <table:table-cell table:style-name="ce9" table:formula="of:=IF(OR(AND([.D50]=[.$P$27];[.$R$25]&lt;[.F50];[.F50]&lt;[.$R$26]); AND([.D50]=[.$Q$27];[.$Q$25]&lt;[.F50];[.F50]&lt;[.$Q$26]);AND([.D50]=[.$R$27];[.$P$25]&lt;[.F50];[.F50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INDIRECT(ADDRESS(8;16+MOD([.A51];[.$N$8])))" office:value-type="float" office:value="2" calcext:value-type="float">
            <text:p>2</text:p>
          </table:table-cell>
          <table:table-cell table:formula="of:=INDIRECT(ADDRESS(9;16+MOD([.A51]/[.$N$8];[.$N$9])))" office:value-type="float" office:value="14" calcext:value-type="float">
            <text:p>14</text:p>
          </table:table-cell>
          <table:table-cell table:formula="of:=INDIRECT(ADDRESS(10;16+MOD([.A51]/([.$N$8]*[.$N$9]);[.$N$10])))" office:value-type="float" office:value="1" calcext:value-type="float">
            <text:p>1</text:p>
          </table:table-cell>
          <table:table-cell table:formula="of:=INDIRECT(ADDRESS(11;16+MOD([.A51]/([.$N$8]*[.$N$9]*[.$N$10]);[.$N$11])))" office:value-type="float" office:value="8" calcext:value-type="float">
            <text:p>8</text:p>
          </table:table-cell>
          <table:table-cell table:formula="of:=[.E51]*[.C51]*[.$R$3]/[.B51]/[.D51]" office:value-type="float" office:value="5160960" calcext:value-type="float">
            <text:p>5160960</text:p>
          </table:table-cell>
          <table:table-cell table:style-name="ce7" table:formula="of:=IF(AND([.$Q$18]&lt;[.F51];[.F51]&lt;[.$Q$19]))" office:value-type="boolean" office:boolean-value="true" calcext:value-type="boolean">
            <text:p>TRUE</text:p>
          </table:table-cell>
          <table:table-cell table:style-name="ce9" table:formula="of:=IF(OR(AND([.D51]=[.$P$27];[.$R$25]&lt;[.F51];[.F51]&lt;[.$R$26]); AND([.D51]=[.$Q$27];[.$Q$25]&lt;[.F51];[.F51]&lt;[.$Q$26]);AND([.D51]=[.$R$27];[.$P$25]&lt;[.F51];[.F5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INDIRECT(ADDRESS(8;16+MOD([.A52];[.$N$8])))" office:value-type="float" office:value="3" calcext:value-type="float">
            <text:p>3</text:p>
          </table:table-cell>
          <table:table-cell table:formula="of:=INDIRECT(ADDRESS(9;16+MOD([.A52]/[.$N$8];[.$N$9])))" office:value-type="float" office:value="14" calcext:value-type="float">
            <text:p>14</text:p>
          </table:table-cell>
          <table:table-cell table:formula="of:=INDIRECT(ADDRESS(10;16+MOD([.A52]/([.$N$8]*[.$N$9]);[.$N$10])))" office:value-type="float" office:value="1" calcext:value-type="float">
            <text:p>1</text:p>
          </table:table-cell>
          <table:table-cell table:formula="of:=INDIRECT(ADDRESS(11;16+MOD([.A52]/([.$N$8]*[.$N$9]*[.$N$10]);[.$N$11])))" office:value-type="float" office:value="8" calcext:value-type="float">
            <text:p>8</text:p>
          </table:table-cell>
          <table:table-cell table:formula="of:=[.E52]*[.C52]*[.$R$3]/[.B52]/[.D52]" office:value-type="float" office:value="3440640" calcext:value-type="float">
            <text:p>3440640</text:p>
          </table:table-cell>
          <table:table-cell table:style-name="ce7" table:formula="of:=IF(AND([.$Q$18]&lt;[.F52];[.F52]&lt;[.$Q$19]))" office:value-type="boolean" office:boolean-value="true" calcext:value-type="boolean">
            <text:p>TRUE</text:p>
          </table:table-cell>
          <table:table-cell table:style-name="ce9" table:formula="of:=IF(OR(AND([.D52]=[.$P$27];[.$R$25]&lt;[.F52];[.F52]&lt;[.$R$26]); AND([.D52]=[.$Q$27];[.$Q$25]&lt;[.F52];[.F52]&lt;[.$Q$26]);AND([.D52]=[.$R$27];[.$P$25]&lt;[.F52];[.F5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INDIRECT(ADDRESS(8;16+MOD([.A53];[.$N$8])))" office:value-type="float" office:value="4" calcext:value-type="float">
            <text:p>4</text:p>
          </table:table-cell>
          <table:table-cell table:formula="of:=INDIRECT(ADDRESS(9;16+MOD([.A53]/[.$N$8];[.$N$9])))" office:value-type="float" office:value="14" calcext:value-type="float">
            <text:p>14</text:p>
          </table:table-cell>
          <table:table-cell table:formula="of:=INDIRECT(ADDRESS(10;16+MOD([.A53]/([.$N$8]*[.$N$9]);[.$N$10])))" office:value-type="float" office:value="1" calcext:value-type="float">
            <text:p>1</text:p>
          </table:table-cell>
          <table:table-cell table:formula="of:=INDIRECT(ADDRESS(11;16+MOD([.A53]/([.$N$8]*[.$N$9]*[.$N$10]);[.$N$11])))" office:value-type="float" office:value="8" calcext:value-type="float">
            <text:p>8</text:p>
          </table:table-cell>
          <table:table-cell table:formula="of:=[.E53]*[.C53]*[.$R$3]/[.B53]/[.D53]" office:value-type="float" office:value="2580480" calcext:value-type="float">
            <text:p>2580480</text:p>
          </table:table-cell>
          <table:table-cell table:style-name="ce7" table:formula="of:=IF(AND([.$Q$18]&lt;[.F53];[.F53]&lt;[.$Q$19]))" office:value-type="boolean" office:boolean-value="false" calcext:value-type="boolean">
            <text:p>FALSE</text:p>
          </table:table-cell>
          <table:table-cell table:style-name="ce9" table:formula="of:=IF(OR(AND([.D53]=[.$P$27];[.$R$25]&lt;[.F53];[.F53]&lt;[.$R$26]); AND([.D53]=[.$Q$27];[.$Q$25]&lt;[.F53];[.F53]&lt;[.$Q$26]);AND([.D53]=[.$R$27];[.$P$25]&lt;[.F53];[.F5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INDIRECT(ADDRESS(8;16+MOD([.A54];[.$N$8])))" office:value-type="float" office:value="1" calcext:value-type="float">
            <text:p>1</text:p>
          </table:table-cell>
          <table:table-cell table:formula="of:=INDIRECT(ADDRESS(9;16+MOD([.A54]/[.$N$8];[.$N$9])))" office:value-type="float" office:value="15" calcext:value-type="float">
            <text:p>15</text:p>
          </table:table-cell>
          <table:table-cell table:formula="of:=INDIRECT(ADDRESS(10;16+MOD([.A54]/([.$N$8]*[.$N$9]);[.$N$10])))" office:value-type="float" office:value="1" calcext:value-type="float">
            <text:p>1</text:p>
          </table:table-cell>
          <table:table-cell table:formula="of:=INDIRECT(ADDRESS(11;16+MOD([.A54]/([.$N$8]*[.$N$9]*[.$N$10]);[.$N$11])))" office:value-type="float" office:value="8" calcext:value-type="float">
            <text:p>8</text:p>
          </table:table-cell>
          <table:table-cell table:formula="of:=[.E54]*[.C54]*[.$R$3]/[.B54]/[.D54]" office:value-type="float" office:value="11059200" calcext:value-type="float">
            <text:p>11059200</text:p>
          </table:table-cell>
          <table:table-cell table:style-name="ce7" table:formula="of:=IF(AND([.$Q$18]&lt;[.F54];[.F54]&lt;[.$Q$19]))" office:value-type="boolean" office:boolean-value="true" calcext:value-type="boolean">
            <text:p>TRUE</text:p>
          </table:table-cell>
          <table:table-cell table:style-name="ce9" table:formula="of:=IF(OR(AND([.D54]=[.$P$27];[.$R$25]&lt;[.F54];[.F54]&lt;[.$R$26]); AND([.D54]=[.$Q$27];[.$Q$25]&lt;[.F54];[.F54]&lt;[.$Q$26]);AND([.D54]=[.$R$27];[.$P$25]&lt;[.F54];[.F54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INDIRECT(ADDRESS(8;16+MOD([.A55];[.$N$8])))" office:value-type="float" office:value="2" calcext:value-type="float">
            <text:p>2</text:p>
          </table:table-cell>
          <table:table-cell table:formula="of:=INDIRECT(ADDRESS(9;16+MOD([.A55]/[.$N$8];[.$N$9])))" office:value-type="float" office:value="15" calcext:value-type="float">
            <text:p>15</text:p>
          </table:table-cell>
          <table:table-cell table:formula="of:=INDIRECT(ADDRESS(10;16+MOD([.A55]/([.$N$8]*[.$N$9]);[.$N$10])))" office:value-type="float" office:value="1" calcext:value-type="float">
            <text:p>1</text:p>
          </table:table-cell>
          <table:table-cell table:formula="of:=INDIRECT(ADDRESS(11;16+MOD([.A55]/([.$N$8]*[.$N$9]*[.$N$10]);[.$N$11])))" office:value-type="float" office:value="8" calcext:value-type="float">
            <text:p>8</text:p>
          </table:table-cell>
          <table:table-cell table:formula="of:=[.E55]*[.C55]*[.$R$3]/[.B55]/[.D55]" office:value-type="float" office:value="5529600" calcext:value-type="float">
            <text:p>5529600</text:p>
          </table:table-cell>
          <table:table-cell table:style-name="ce7" table:formula="of:=IF(AND([.$Q$18]&lt;[.F55];[.F55]&lt;[.$Q$19]))" office:value-type="boolean" office:boolean-value="true" calcext:value-type="boolean">
            <text:p>TRUE</text:p>
          </table:table-cell>
          <table:table-cell table:style-name="ce9" table:formula="of:=IF(OR(AND([.D55]=[.$P$27];[.$R$25]&lt;[.F55];[.F55]&lt;[.$R$26]); AND([.D55]=[.$Q$27];[.$Q$25]&lt;[.F55];[.F55]&lt;[.$Q$26]);AND([.D55]=[.$R$27];[.$P$25]&lt;[.F55];[.F5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INDIRECT(ADDRESS(8;16+MOD([.A56];[.$N$8])))" office:value-type="float" office:value="3" calcext:value-type="float">
            <text:p>3</text:p>
          </table:table-cell>
          <table:table-cell table:formula="of:=INDIRECT(ADDRESS(9;16+MOD([.A56]/[.$N$8];[.$N$9])))" office:value-type="float" office:value="15" calcext:value-type="float">
            <text:p>15</text:p>
          </table:table-cell>
          <table:table-cell table:formula="of:=INDIRECT(ADDRESS(10;16+MOD([.A56]/([.$N$8]*[.$N$9]);[.$N$10])))" office:value-type="float" office:value="1" calcext:value-type="float">
            <text:p>1</text:p>
          </table:table-cell>
          <table:table-cell table:formula="of:=INDIRECT(ADDRESS(11;16+MOD([.A56]/([.$N$8]*[.$N$9]*[.$N$10]);[.$N$11])))" office:value-type="float" office:value="8" calcext:value-type="float">
            <text:p>8</text:p>
          </table:table-cell>
          <table:table-cell table:formula="of:=[.E56]*[.C56]*[.$R$3]/[.B56]/[.D56]" office:value-type="float" office:value="3686400" calcext:value-type="float">
            <text:p>3686400</text:p>
          </table:table-cell>
          <table:table-cell table:style-name="ce7" table:formula="of:=IF(AND([.$Q$18]&lt;[.F56];[.F56]&lt;[.$Q$19]))" office:value-type="boolean" office:boolean-value="true" calcext:value-type="boolean">
            <text:p>TRUE</text:p>
          </table:table-cell>
          <table:table-cell table:style-name="ce9" table:formula="of:=IF(OR(AND([.D56]=[.$P$27];[.$R$25]&lt;[.F56];[.F56]&lt;[.$R$26]); AND([.D56]=[.$Q$27];[.$Q$25]&lt;[.F56];[.F56]&lt;[.$Q$26]);AND([.D56]=[.$R$27];[.$P$25]&lt;[.F56];[.F5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INDIRECT(ADDRESS(8;16+MOD([.A57];[.$N$8])))" office:value-type="float" office:value="4" calcext:value-type="float">
            <text:p>4</text:p>
          </table:table-cell>
          <table:table-cell table:formula="of:=INDIRECT(ADDRESS(9;16+MOD([.A57]/[.$N$8];[.$N$9])))" office:value-type="float" office:value="15" calcext:value-type="float">
            <text:p>15</text:p>
          </table:table-cell>
          <table:table-cell table:formula="of:=INDIRECT(ADDRESS(10;16+MOD([.A57]/([.$N$8]*[.$N$9]);[.$N$10])))" office:value-type="float" office:value="1" calcext:value-type="float">
            <text:p>1</text:p>
          </table:table-cell>
          <table:table-cell table:formula="of:=INDIRECT(ADDRESS(11;16+MOD([.A57]/([.$N$8]*[.$N$9]*[.$N$10]);[.$N$11])))" office:value-type="float" office:value="8" calcext:value-type="float">
            <text:p>8</text:p>
          </table:table-cell>
          <table:table-cell table:formula="of:=[.E57]*[.C57]*[.$R$3]/[.B57]/[.D57]" office:value-type="float" office:value="2764800" calcext:value-type="float">
            <text:p>2764800</text:p>
          </table:table-cell>
          <table:table-cell table:style-name="ce7" table:formula="of:=IF(AND([.$Q$18]&lt;[.F57];[.F57]&lt;[.$Q$19]))" office:value-type="boolean" office:boolean-value="false" calcext:value-type="boolean">
            <text:p>FALSE</text:p>
          </table:table-cell>
          <table:table-cell table:style-name="ce9" table:formula="of:=IF(OR(AND([.D57]=[.$P$27];[.$R$25]&lt;[.F57];[.F57]&lt;[.$R$26]); AND([.D57]=[.$Q$27];[.$Q$25]&lt;[.F57];[.F57]&lt;[.$Q$26]);AND([.D57]=[.$R$27];[.$P$25]&lt;[.F57];[.F5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INDIRECT(ADDRESS(8;16+MOD([.A58];[.$N$8])))" office:value-type="float" office:value="1" calcext:value-type="float">
            <text:p>1</text:p>
          </table:table-cell>
          <table:table-cell table:formula="of:=INDIRECT(ADDRESS(9;16+MOD([.A58]/[.$N$8];[.$N$9])))" office:value-type="float" office:value="16" calcext:value-type="float">
            <text:p>16</text:p>
          </table:table-cell>
          <table:table-cell table:formula="of:=INDIRECT(ADDRESS(10;16+MOD([.A58]/([.$N$8]*[.$N$9]);[.$N$10])))" office:value-type="float" office:value="1" calcext:value-type="float">
            <text:p>1</text:p>
          </table:table-cell>
          <table:table-cell table:formula="of:=INDIRECT(ADDRESS(11;16+MOD([.A58]/([.$N$8]*[.$N$9]*[.$N$10]);[.$N$11])))" office:value-type="float" office:value="8" calcext:value-type="float">
            <text:p>8</text:p>
          </table:table-cell>
          <table:table-cell table:formula="of:=[.E58]*[.C58]*[.$R$3]/[.B58]/[.D58]" office:value-type="float" office:value="11796480" calcext:value-type="float">
            <text:p>11796480</text:p>
          </table:table-cell>
          <table:table-cell table:style-name="ce7" table:formula="of:=IF(AND([.$Q$18]&lt;[.F58];[.F58]&lt;[.$Q$19]))" office:value-type="boolean" office:boolean-value="true" calcext:value-type="boolean">
            <text:p>TRUE</text:p>
          </table:table-cell>
          <table:table-cell table:style-name="ce9" table:formula="of:=IF(OR(AND([.D58]=[.$P$27];[.$R$25]&lt;[.F58];[.F58]&lt;[.$R$26]); AND([.D58]=[.$Q$27];[.$Q$25]&lt;[.F58];[.F58]&lt;[.$Q$26]);AND([.D58]=[.$R$27];[.$P$25]&lt;[.F58];[.F58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INDIRECT(ADDRESS(8;16+MOD([.A59];[.$N$8])))" office:value-type="float" office:value="2" calcext:value-type="float">
            <text:p>2</text:p>
          </table:table-cell>
          <table:table-cell table:formula="of:=INDIRECT(ADDRESS(9;16+MOD([.A59]/[.$N$8];[.$N$9])))" office:value-type="float" office:value="16" calcext:value-type="float">
            <text:p>16</text:p>
          </table:table-cell>
          <table:table-cell table:formula="of:=INDIRECT(ADDRESS(10;16+MOD([.A59]/([.$N$8]*[.$N$9]);[.$N$10])))" office:value-type="float" office:value="1" calcext:value-type="float">
            <text:p>1</text:p>
          </table:table-cell>
          <table:table-cell table:formula="of:=INDIRECT(ADDRESS(11;16+MOD([.A59]/([.$N$8]*[.$N$9]*[.$N$10]);[.$N$11])))" office:value-type="float" office:value="8" calcext:value-type="float">
            <text:p>8</text:p>
          </table:table-cell>
          <table:table-cell table:formula="of:=[.E59]*[.C59]*[.$R$3]/[.B59]/[.D59]" office:value-type="float" office:value="5898240" calcext:value-type="float">
            <text:p>5898240</text:p>
          </table:table-cell>
          <table:table-cell table:style-name="ce7" table:formula="of:=IF(AND([.$Q$18]&lt;[.F59];[.F59]&lt;[.$Q$19]))" office:value-type="boolean" office:boolean-value="true" calcext:value-type="boolean">
            <text:p>TRUE</text:p>
          </table:table-cell>
          <table:table-cell table:style-name="ce9" table:formula="of:=IF(OR(AND([.D59]=[.$P$27];[.$R$25]&lt;[.F59];[.F59]&lt;[.$R$26]); AND([.D59]=[.$Q$27];[.$Q$25]&lt;[.F59];[.F59]&lt;[.$Q$26]);AND([.D59]=[.$R$27];[.$P$25]&lt;[.F59];[.F5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INDIRECT(ADDRESS(8;16+MOD([.A60];[.$N$8])))" office:value-type="float" office:value="3" calcext:value-type="float">
            <text:p>3</text:p>
          </table:table-cell>
          <table:table-cell table:formula="of:=INDIRECT(ADDRESS(9;16+MOD([.A60]/[.$N$8];[.$N$9])))" office:value-type="float" office:value="16" calcext:value-type="float">
            <text:p>16</text:p>
          </table:table-cell>
          <table:table-cell table:formula="of:=INDIRECT(ADDRESS(10;16+MOD([.A60]/([.$N$8]*[.$N$9]);[.$N$10])))" office:value-type="float" office:value="1" calcext:value-type="float">
            <text:p>1</text:p>
          </table:table-cell>
          <table:table-cell table:formula="of:=INDIRECT(ADDRESS(11;16+MOD([.A60]/([.$N$8]*[.$N$9]*[.$N$10]);[.$N$11])))" office:value-type="float" office:value="8" calcext:value-type="float">
            <text:p>8</text:p>
          </table:table-cell>
          <table:table-cell table:formula="of:=[.E60]*[.C60]*[.$R$3]/[.B60]/[.D60]" office:value-type="float" office:value="3932160" calcext:value-type="float">
            <text:p>3932160</text:p>
          </table:table-cell>
          <table:table-cell table:style-name="ce7" table:formula="of:=IF(AND([.$Q$18]&lt;[.F60];[.F60]&lt;[.$Q$19]))" office:value-type="boolean" office:boolean-value="true" calcext:value-type="boolean">
            <text:p>TRUE</text:p>
          </table:table-cell>
          <table:table-cell table:style-name="ce9" table:formula="of:=IF(OR(AND([.D60]=[.$P$27];[.$R$25]&lt;[.F60];[.F60]&lt;[.$R$26]); AND([.D60]=[.$Q$27];[.$Q$25]&lt;[.F60];[.F60]&lt;[.$Q$26]);AND([.D60]=[.$R$27];[.$P$25]&lt;[.F60];[.F6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INDIRECT(ADDRESS(8;16+MOD([.A61];[.$N$8])))" office:value-type="float" office:value="4" calcext:value-type="float">
            <text:p>4</text:p>
          </table:table-cell>
          <table:table-cell table:formula="of:=INDIRECT(ADDRESS(9;16+MOD([.A61]/[.$N$8];[.$N$9])))" office:value-type="float" office:value="16" calcext:value-type="float">
            <text:p>16</text:p>
          </table:table-cell>
          <table:table-cell table:formula="of:=INDIRECT(ADDRESS(10;16+MOD([.A61]/([.$N$8]*[.$N$9]);[.$N$10])))" office:value-type="float" office:value="1" calcext:value-type="float">
            <text:p>1</text:p>
          </table:table-cell>
          <table:table-cell table:formula="of:=INDIRECT(ADDRESS(11;16+MOD([.A61]/([.$N$8]*[.$N$9]*[.$N$10]);[.$N$11])))" office:value-type="float" office:value="8" calcext:value-type="float">
            <text:p>8</text:p>
          </table:table-cell>
          <table:table-cell table:formula="of:=[.E61]*[.C61]*[.$R$3]/[.B61]/[.D61]" office:value-type="float" office:value="2949120" calcext:value-type="float">
            <text:p>2949120</text:p>
          </table:table-cell>
          <table:table-cell table:style-name="ce7" table:formula="of:=IF(AND([.$Q$18]&lt;[.F61];[.F61]&lt;[.$Q$19]))" office:value-type="boolean" office:boolean-value="true" calcext:value-type="boolean">
            <text:p>TRUE</text:p>
          </table:table-cell>
          <table:table-cell table:style-name="ce9" table:formula="of:=IF(OR(AND([.D61]=[.$P$27];[.$R$25]&lt;[.F61];[.F61]&lt;[.$R$26]); AND([.D61]=[.$Q$27];[.$Q$25]&lt;[.F61];[.F61]&lt;[.$Q$26]);AND([.D61]=[.$R$27];[.$P$25]&lt;[.F61];[.F6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INDIRECT(ADDRESS(8;16+MOD([.A62];[.$N$8])))" office:value-type="float" office:value="1" calcext:value-type="float">
            <text:p>1</text:p>
          </table:table-cell>
          <table:table-cell table:formula="of:=INDIRECT(ADDRESS(9;16+MOD([.A62]/[.$N$8];[.$N$9])))" office:value-type="float" office:value="17" calcext:value-type="float">
            <text:p>17</text:p>
          </table:table-cell>
          <table:table-cell table:formula="of:=INDIRECT(ADDRESS(10;16+MOD([.A62]/([.$N$8]*[.$N$9]);[.$N$10])))" office:value-type="float" office:value="1" calcext:value-type="float">
            <text:p>1</text:p>
          </table:table-cell>
          <table:table-cell table:formula="of:=INDIRECT(ADDRESS(11;16+MOD([.A62]/([.$N$8]*[.$N$9]*[.$N$10]);[.$N$11])))" office:value-type="float" office:value="8" calcext:value-type="float">
            <text:p>8</text:p>
          </table:table-cell>
          <table:table-cell table:formula="of:=[.E62]*[.C62]*[.$R$3]/[.B62]/[.D62]" office:value-type="float" office:value="12533760" calcext:value-type="float">
            <text:p>12533760</text:p>
          </table:table-cell>
          <table:table-cell table:style-name="ce7" table:formula="of:=IF(AND([.$Q$18]&lt;[.F62];[.F62]&lt;[.$Q$19]))" office:value-type="boolean" office:boolean-value="false" calcext:value-type="boolean">
            <text:p>FALSE</text:p>
          </table:table-cell>
          <table:table-cell table:style-name="ce9" table:formula="of:=IF(OR(AND([.D62]=[.$P$27];[.$R$25]&lt;[.F62];[.F62]&lt;[.$R$26]); AND([.D62]=[.$Q$27];[.$Q$25]&lt;[.F62];[.F62]&lt;[.$Q$26]);AND([.D62]=[.$R$27];[.$P$25]&lt;[.F62];[.F6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INDIRECT(ADDRESS(8;16+MOD([.A63];[.$N$8])))" office:value-type="float" office:value="2" calcext:value-type="float">
            <text:p>2</text:p>
          </table:table-cell>
          <table:table-cell table:formula="of:=INDIRECT(ADDRESS(9;16+MOD([.A63]/[.$N$8];[.$N$9])))" office:value-type="float" office:value="17" calcext:value-type="float">
            <text:p>17</text:p>
          </table:table-cell>
          <table:table-cell table:formula="of:=INDIRECT(ADDRESS(10;16+MOD([.A63]/([.$N$8]*[.$N$9]);[.$N$10])))" office:value-type="float" office:value="1" calcext:value-type="float">
            <text:p>1</text:p>
          </table:table-cell>
          <table:table-cell table:formula="of:=INDIRECT(ADDRESS(11;16+MOD([.A63]/([.$N$8]*[.$N$9]*[.$N$10]);[.$N$11])))" office:value-type="float" office:value="8" calcext:value-type="float">
            <text:p>8</text:p>
          </table:table-cell>
          <table:table-cell table:formula="of:=[.E63]*[.C63]*[.$R$3]/[.B63]/[.D63]" office:value-type="float" office:value="6266880" calcext:value-type="float">
            <text:p>6266880</text:p>
          </table:table-cell>
          <table:table-cell table:style-name="ce7" table:formula="of:=IF(AND([.$Q$18]&lt;[.F63];[.F63]&lt;[.$Q$19]))" office:value-type="boolean" office:boolean-value="true" calcext:value-type="boolean">
            <text:p>TRUE</text:p>
          </table:table-cell>
          <table:table-cell table:style-name="ce9" table:formula="of:=IF(OR(AND([.D63]=[.$P$27];[.$R$25]&lt;[.F63];[.F63]&lt;[.$R$26]); AND([.D63]=[.$Q$27];[.$Q$25]&lt;[.F63];[.F63]&lt;[.$Q$26]);AND([.D63]=[.$R$27];[.$P$25]&lt;[.F63];[.F6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INDIRECT(ADDRESS(8;16+MOD([.A64];[.$N$8])))" office:value-type="float" office:value="3" calcext:value-type="float">
            <text:p>3</text:p>
          </table:table-cell>
          <table:table-cell table:formula="of:=INDIRECT(ADDRESS(9;16+MOD([.A64]/[.$N$8];[.$N$9])))" office:value-type="float" office:value="17" calcext:value-type="float">
            <text:p>17</text:p>
          </table:table-cell>
          <table:table-cell table:formula="of:=INDIRECT(ADDRESS(10;16+MOD([.A64]/([.$N$8]*[.$N$9]);[.$N$10])))" office:value-type="float" office:value="1" calcext:value-type="float">
            <text:p>1</text:p>
          </table:table-cell>
          <table:table-cell table:formula="of:=INDIRECT(ADDRESS(11;16+MOD([.A64]/([.$N$8]*[.$N$9]*[.$N$10]);[.$N$11])))" office:value-type="float" office:value="8" calcext:value-type="float">
            <text:p>8</text:p>
          </table:table-cell>
          <table:table-cell table:formula="of:=[.E64]*[.C64]*[.$R$3]/[.B64]/[.D64]" office:value-type="float" office:value="4177920" calcext:value-type="float">
            <text:p>4177920</text:p>
          </table:table-cell>
          <table:table-cell table:style-name="ce7" table:formula="of:=IF(AND([.$Q$18]&lt;[.F64];[.F64]&lt;[.$Q$19]))" office:value-type="boolean" office:boolean-value="true" calcext:value-type="boolean">
            <text:p>TRUE</text:p>
          </table:table-cell>
          <table:table-cell table:style-name="ce9" table:formula="of:=IF(OR(AND([.D64]=[.$P$27];[.$R$25]&lt;[.F64];[.F64]&lt;[.$R$26]); AND([.D64]=[.$Q$27];[.$Q$25]&lt;[.F64];[.F64]&lt;[.$Q$26]);AND([.D64]=[.$R$27];[.$P$25]&lt;[.F64];[.F6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INDIRECT(ADDRESS(8;16+MOD([.A65];[.$N$8])))" office:value-type="float" office:value="4" calcext:value-type="float">
            <text:p>4</text:p>
          </table:table-cell>
          <table:table-cell table:formula="of:=INDIRECT(ADDRESS(9;16+MOD([.A65]/[.$N$8];[.$N$9])))" office:value-type="float" office:value="17" calcext:value-type="float">
            <text:p>17</text:p>
          </table:table-cell>
          <table:table-cell table:formula="of:=INDIRECT(ADDRESS(10;16+MOD([.A65]/([.$N$8]*[.$N$9]);[.$N$10])))" office:value-type="float" office:value="1" calcext:value-type="float">
            <text:p>1</text:p>
          </table:table-cell>
          <table:table-cell table:formula="of:=INDIRECT(ADDRESS(11;16+MOD([.A65]/([.$N$8]*[.$N$9]*[.$N$10]);[.$N$11])))" office:value-type="float" office:value="8" calcext:value-type="float">
            <text:p>8</text:p>
          </table:table-cell>
          <table:table-cell table:formula="of:=[.E65]*[.C65]*[.$R$3]/[.B65]/[.D65]" office:value-type="float" office:value="3133440" calcext:value-type="float">
            <text:p>3133440</text:p>
          </table:table-cell>
          <table:table-cell table:style-name="ce7" table:formula="of:=IF(AND([.$Q$18]&lt;[.F65];[.F65]&lt;[.$Q$19]))" office:value-type="boolean" office:boolean-value="true" calcext:value-type="boolean">
            <text:p>TRUE</text:p>
          </table:table-cell>
          <table:table-cell table:style-name="ce9" table:formula="of:=IF(OR(AND([.D65]=[.$P$27];[.$R$25]&lt;[.F65];[.F65]&lt;[.$R$26]); AND([.D65]=[.$Q$27];[.$Q$25]&lt;[.F65];[.F65]&lt;[.$Q$26]);AND([.D65]=[.$R$27];[.$P$25]&lt;[.F65];[.F6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INDIRECT(ADDRESS(8;16+MOD([.A66];[.$N$8])))" office:value-type="float" office:value="1" calcext:value-type="float">
            <text:p>1</text:p>
          </table:table-cell>
          <table:table-cell table:formula="of:=INDIRECT(ADDRESS(9;16+MOD([.A66]/[.$N$8];[.$N$9])))" office:value-type="float" office:value="18" calcext:value-type="float">
            <text:p>18</text:p>
          </table:table-cell>
          <table:table-cell table:formula="of:=INDIRECT(ADDRESS(10;16+MOD([.A66]/([.$N$8]*[.$N$9]);[.$N$10])))" office:value-type="float" office:value="1" calcext:value-type="float">
            <text:p>1</text:p>
          </table:table-cell>
          <table:table-cell table:formula="of:=INDIRECT(ADDRESS(11;16+MOD([.A66]/([.$N$8]*[.$N$9]*[.$N$10]);[.$N$11])))" office:value-type="float" office:value="8" calcext:value-type="float">
            <text:p>8</text:p>
          </table:table-cell>
          <table:table-cell table:formula="of:=[.E66]*[.C66]*[.$R$3]/[.B66]/[.D66]" office:value-type="float" office:value="13271040" calcext:value-type="float">
            <text:p>13271040</text:p>
          </table:table-cell>
          <table:table-cell table:style-name="ce7" table:formula="of:=IF(AND([.$Q$18]&lt;[.F66];[.F66]&lt;[.$Q$19]))" office:value-type="boolean" office:boolean-value="false" calcext:value-type="boolean">
            <text:p>FALSE</text:p>
          </table:table-cell>
          <table:table-cell table:style-name="ce9" table:formula="of:=IF(OR(AND([.D66]=[.$P$27];[.$R$25]&lt;[.F66];[.F66]&lt;[.$R$26]); AND([.D66]=[.$Q$27];[.$Q$25]&lt;[.F66];[.F66]&lt;[.$Q$26]);AND([.D66]=[.$R$27];[.$P$25]&lt;[.F66];[.F6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INDIRECT(ADDRESS(8;16+MOD([.A67];[.$N$8])))" office:value-type="float" office:value="2" calcext:value-type="float">
            <text:p>2</text:p>
          </table:table-cell>
          <table:table-cell table:formula="of:=INDIRECT(ADDRESS(9;16+MOD([.A67]/[.$N$8];[.$N$9])))" office:value-type="float" office:value="18" calcext:value-type="float">
            <text:p>18</text:p>
          </table:table-cell>
          <table:table-cell table:formula="of:=INDIRECT(ADDRESS(10;16+MOD([.A67]/([.$N$8]*[.$N$9]);[.$N$10])))" office:value-type="float" office:value="1" calcext:value-type="float">
            <text:p>1</text:p>
          </table:table-cell>
          <table:table-cell table:formula="of:=INDIRECT(ADDRESS(11;16+MOD([.A67]/([.$N$8]*[.$N$9]*[.$N$10]);[.$N$11])))" office:value-type="float" office:value="8" calcext:value-type="float">
            <text:p>8</text:p>
          </table:table-cell>
          <table:table-cell table:formula="of:=[.E67]*[.C67]*[.$R$3]/[.B67]/[.D67]" office:value-type="float" office:value="6635520" calcext:value-type="float">
            <text:p>6635520</text:p>
          </table:table-cell>
          <table:table-cell table:style-name="ce7" table:formula="of:=IF(AND([.$Q$18]&lt;[.F67];[.F67]&lt;[.$Q$19]))" office:value-type="boolean" office:boolean-value="true" calcext:value-type="boolean">
            <text:p>TRUE</text:p>
          </table:table-cell>
          <table:table-cell table:style-name="ce9" table:formula="of:=IF(OR(AND([.D67]=[.$P$27];[.$R$25]&lt;[.F67];[.F67]&lt;[.$R$26]); AND([.D67]=[.$Q$27];[.$Q$25]&lt;[.F67];[.F67]&lt;[.$Q$26]);AND([.D67]=[.$R$27];[.$P$25]&lt;[.F67];[.F6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INDIRECT(ADDRESS(8;16+MOD([.A68];[.$N$8])))" office:value-type="float" office:value="3" calcext:value-type="float">
            <text:p>3</text:p>
          </table:table-cell>
          <table:table-cell table:formula="of:=INDIRECT(ADDRESS(9;16+MOD([.A68]/[.$N$8];[.$N$9])))" office:value-type="float" office:value="18" calcext:value-type="float">
            <text:p>18</text:p>
          </table:table-cell>
          <table:table-cell table:formula="of:=INDIRECT(ADDRESS(10;16+MOD([.A68]/([.$N$8]*[.$N$9]);[.$N$10])))" office:value-type="float" office:value="1" calcext:value-type="float">
            <text:p>1</text:p>
          </table:table-cell>
          <table:table-cell table:formula="of:=INDIRECT(ADDRESS(11;16+MOD([.A68]/([.$N$8]*[.$N$9]*[.$N$10]);[.$N$11])))" office:value-type="float" office:value="8" calcext:value-type="float">
            <text:p>8</text:p>
          </table:table-cell>
          <table:table-cell table:formula="of:=[.E68]*[.C68]*[.$R$3]/[.B68]/[.D68]" office:value-type="float" office:value="4423680" calcext:value-type="float">
            <text:p>4423680</text:p>
          </table:table-cell>
          <table:table-cell table:style-name="ce7" table:formula="of:=IF(AND([.$Q$18]&lt;[.F68];[.F68]&lt;[.$Q$19]))" office:value-type="boolean" office:boolean-value="true" calcext:value-type="boolean">
            <text:p>TRUE</text:p>
          </table:table-cell>
          <table:table-cell table:style-name="ce9" table:formula="of:=IF(OR(AND([.D68]=[.$P$27];[.$R$25]&lt;[.F68];[.F68]&lt;[.$R$26]); AND([.D68]=[.$Q$27];[.$Q$25]&lt;[.F68];[.F68]&lt;[.$Q$26]);AND([.D68]=[.$R$27];[.$P$25]&lt;[.F68];[.F6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INDIRECT(ADDRESS(8;16+MOD([.A69];[.$N$8])))" office:value-type="float" office:value="4" calcext:value-type="float">
            <text:p>4</text:p>
          </table:table-cell>
          <table:table-cell table:formula="of:=INDIRECT(ADDRESS(9;16+MOD([.A69]/[.$N$8];[.$N$9])))" office:value-type="float" office:value="18" calcext:value-type="float">
            <text:p>18</text:p>
          </table:table-cell>
          <table:table-cell table:formula="of:=INDIRECT(ADDRESS(10;16+MOD([.A69]/([.$N$8]*[.$N$9]);[.$N$10])))" office:value-type="float" office:value="1" calcext:value-type="float">
            <text:p>1</text:p>
          </table:table-cell>
          <table:table-cell table:formula="of:=INDIRECT(ADDRESS(11;16+MOD([.A69]/([.$N$8]*[.$N$9]*[.$N$10]);[.$N$11])))" office:value-type="float" office:value="8" calcext:value-type="float">
            <text:p>8</text:p>
          </table:table-cell>
          <table:table-cell table:formula="of:=[.E69]*[.C69]*[.$R$3]/[.B69]/[.D69]" office:value-type="float" office:value="3317760" calcext:value-type="float">
            <text:p>3317760</text:p>
          </table:table-cell>
          <table:table-cell table:style-name="ce7" table:formula="of:=IF(AND([.$Q$18]&lt;[.F69];[.F69]&lt;[.$Q$19]))" office:value-type="boolean" office:boolean-value="true" calcext:value-type="boolean">
            <text:p>TRUE</text:p>
          </table:table-cell>
          <table:table-cell table:style-name="ce9" table:formula="of:=IF(OR(AND([.D69]=[.$P$27];[.$R$25]&lt;[.F69];[.F69]&lt;[.$R$26]); AND([.D69]=[.$Q$27];[.$Q$25]&lt;[.F69];[.F69]&lt;[.$Q$26]);AND([.D69]=[.$R$27];[.$P$25]&lt;[.F69];[.F6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INDIRECT(ADDRESS(8;16+MOD([.A70];[.$N$8])))" office:value-type="float" office:value="1" calcext:value-type="float">
            <text:p>1</text:p>
          </table:table-cell>
          <table:table-cell table:formula="of:=INDIRECT(ADDRESS(9;16+MOD([.A70]/[.$N$8];[.$N$9])))" office:value-type="float" office:value="19" calcext:value-type="float">
            <text:p>19</text:p>
          </table:table-cell>
          <table:table-cell table:formula="of:=INDIRECT(ADDRESS(10;16+MOD([.A70]/([.$N$8]*[.$N$9]);[.$N$10])))" office:value-type="float" office:value="1" calcext:value-type="float">
            <text:p>1</text:p>
          </table:table-cell>
          <table:table-cell table:formula="of:=INDIRECT(ADDRESS(11;16+MOD([.A70]/([.$N$8]*[.$N$9]*[.$N$10]);[.$N$11])))" office:value-type="float" office:value="8" calcext:value-type="float">
            <text:p>8</text:p>
          </table:table-cell>
          <table:table-cell table:formula="of:=[.E70]*[.C70]*[.$R$3]/[.B70]/[.D70]" office:value-type="float" office:value="14008320" calcext:value-type="float">
            <text:p>14008320</text:p>
          </table:table-cell>
          <table:table-cell table:style-name="ce7" table:formula="of:=IF(AND([.$Q$18]&lt;[.F70];[.F70]&lt;[.$Q$19]))" office:value-type="boolean" office:boolean-value="false" calcext:value-type="boolean">
            <text:p>FALSE</text:p>
          </table:table-cell>
          <table:table-cell table:style-name="ce9" table:formula="of:=IF(OR(AND([.D70]=[.$P$27];[.$R$25]&lt;[.F70];[.F70]&lt;[.$R$26]); AND([.D70]=[.$Q$27];[.$Q$25]&lt;[.F70];[.F70]&lt;[.$Q$26]);AND([.D70]=[.$R$27];[.$P$25]&lt;[.F70];[.F7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INDIRECT(ADDRESS(8;16+MOD([.A71];[.$N$8])))" office:value-type="float" office:value="2" calcext:value-type="float">
            <text:p>2</text:p>
          </table:table-cell>
          <table:table-cell table:formula="of:=INDIRECT(ADDRESS(9;16+MOD([.A71]/[.$N$8];[.$N$9])))" office:value-type="float" office:value="19" calcext:value-type="float">
            <text:p>19</text:p>
          </table:table-cell>
          <table:table-cell table:formula="of:=INDIRECT(ADDRESS(10;16+MOD([.A71]/([.$N$8]*[.$N$9]);[.$N$10])))" office:value-type="float" office:value="1" calcext:value-type="float">
            <text:p>1</text:p>
          </table:table-cell>
          <table:table-cell table:formula="of:=INDIRECT(ADDRESS(11;16+MOD([.A71]/([.$N$8]*[.$N$9]*[.$N$10]);[.$N$11])))" office:value-type="float" office:value="8" calcext:value-type="float">
            <text:p>8</text:p>
          </table:table-cell>
          <table:table-cell table:formula="of:=[.E71]*[.C71]*[.$R$3]/[.B71]/[.D71]" office:value-type="float" office:value="7004160" calcext:value-type="float">
            <text:p>7004160</text:p>
          </table:table-cell>
          <table:table-cell table:style-name="ce7" table:formula="of:=IF(AND([.$Q$18]&lt;[.F71];[.F71]&lt;[.$Q$19]))" office:value-type="boolean" office:boolean-value="true" calcext:value-type="boolean">
            <text:p>TRUE</text:p>
          </table:table-cell>
          <table:table-cell table:style-name="ce9" table:formula="of:=IF(OR(AND([.D71]=[.$P$27];[.$R$25]&lt;[.F71];[.F71]&lt;[.$R$26]); AND([.D71]=[.$Q$27];[.$Q$25]&lt;[.F71];[.F71]&lt;[.$Q$26]);AND([.D71]=[.$R$27];[.$P$25]&lt;[.F71];[.F7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INDIRECT(ADDRESS(8;16+MOD([.A72];[.$N$8])))" office:value-type="float" office:value="3" calcext:value-type="float">
            <text:p>3</text:p>
          </table:table-cell>
          <table:table-cell table:formula="of:=INDIRECT(ADDRESS(9;16+MOD([.A72]/[.$N$8];[.$N$9])))" office:value-type="float" office:value="19" calcext:value-type="float">
            <text:p>19</text:p>
          </table:table-cell>
          <table:table-cell table:formula="of:=INDIRECT(ADDRESS(10;16+MOD([.A72]/([.$N$8]*[.$N$9]);[.$N$10])))" office:value-type="float" office:value="1" calcext:value-type="float">
            <text:p>1</text:p>
          </table:table-cell>
          <table:table-cell table:formula="of:=INDIRECT(ADDRESS(11;16+MOD([.A72]/([.$N$8]*[.$N$9]*[.$N$10]);[.$N$11])))" office:value-type="float" office:value="8" calcext:value-type="float">
            <text:p>8</text:p>
          </table:table-cell>
          <table:table-cell table:formula="of:=[.E72]*[.C72]*[.$R$3]/[.B72]/[.D72]" office:value-type="float" office:value="4669440" calcext:value-type="float">
            <text:p>4669440</text:p>
          </table:table-cell>
          <table:table-cell table:style-name="ce7" table:formula="of:=IF(AND([.$Q$18]&lt;[.F72];[.F72]&lt;[.$Q$19]))" office:value-type="boolean" office:boolean-value="true" calcext:value-type="boolean">
            <text:p>TRUE</text:p>
          </table:table-cell>
          <table:table-cell table:style-name="ce9" table:formula="of:=IF(OR(AND([.D72]=[.$P$27];[.$R$25]&lt;[.F72];[.F72]&lt;[.$R$26]); AND([.D72]=[.$Q$27];[.$Q$25]&lt;[.F72];[.F72]&lt;[.$Q$26]);AND([.D72]=[.$R$27];[.$P$25]&lt;[.F72];[.F7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INDIRECT(ADDRESS(8;16+MOD([.A73];[.$N$8])))" office:value-type="float" office:value="4" calcext:value-type="float">
            <text:p>4</text:p>
          </table:table-cell>
          <table:table-cell table:formula="of:=INDIRECT(ADDRESS(9;16+MOD([.A73]/[.$N$8];[.$N$9])))" office:value-type="float" office:value="19" calcext:value-type="float">
            <text:p>19</text:p>
          </table:table-cell>
          <table:table-cell table:formula="of:=INDIRECT(ADDRESS(10;16+MOD([.A73]/([.$N$8]*[.$N$9]);[.$N$10])))" office:value-type="float" office:value="1" calcext:value-type="float">
            <text:p>1</text:p>
          </table:table-cell>
          <table:table-cell table:formula="of:=INDIRECT(ADDRESS(11;16+MOD([.A73]/([.$N$8]*[.$N$9]*[.$N$10]);[.$N$11])))" office:value-type="float" office:value="8" calcext:value-type="float">
            <text:p>8</text:p>
          </table:table-cell>
          <table:table-cell table:formula="of:=[.E73]*[.C73]*[.$R$3]/[.B73]/[.D73]" office:value-type="float" office:value="3502080" calcext:value-type="float">
            <text:p>3502080</text:p>
          </table:table-cell>
          <table:table-cell table:style-name="ce7" table:formula="of:=IF(AND([.$Q$18]&lt;[.F73];[.F73]&lt;[.$Q$19]))" office:value-type="boolean" office:boolean-value="true" calcext:value-type="boolean">
            <text:p>TRUE</text:p>
          </table:table-cell>
          <table:table-cell table:style-name="ce9" table:formula="of:=IF(OR(AND([.D73]=[.$P$27];[.$R$25]&lt;[.F73];[.F73]&lt;[.$R$26]); AND([.D73]=[.$Q$27];[.$Q$25]&lt;[.F73];[.F73]&lt;[.$Q$26]);AND([.D73]=[.$R$27];[.$P$25]&lt;[.F73];[.F7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INDIRECT(ADDRESS(8;16+MOD([.A74];[.$N$8])))" office:value-type="float" office:value="1" calcext:value-type="float">
            <text:p>1</text:p>
          </table:table-cell>
          <table:table-cell table:formula="of:=INDIRECT(ADDRESS(9;16+MOD([.A74]/[.$N$8];[.$N$9])))" office:value-type="float" office:value="20" calcext:value-type="float">
            <text:p>20</text:p>
          </table:table-cell>
          <table:table-cell table:formula="of:=INDIRECT(ADDRESS(10;16+MOD([.A74]/([.$N$8]*[.$N$9]);[.$N$10])))" office:value-type="float" office:value="1" calcext:value-type="float">
            <text:p>1</text:p>
          </table:table-cell>
          <table:table-cell table:formula="of:=INDIRECT(ADDRESS(11;16+MOD([.A74]/([.$N$8]*[.$N$9]*[.$N$10]);[.$N$11])))" office:value-type="float" office:value="8" calcext:value-type="float">
            <text:p>8</text:p>
          </table:table-cell>
          <table:table-cell table:formula="of:=[.E74]*[.C74]*[.$R$3]/[.B74]/[.D74]" office:value-type="float" office:value="14745600" calcext:value-type="float">
            <text:p>14745600</text:p>
          </table:table-cell>
          <table:table-cell table:style-name="ce7" table:formula="of:=IF(AND([.$Q$18]&lt;[.F74];[.F74]&lt;[.$Q$19]))" office:value-type="boolean" office:boolean-value="false" calcext:value-type="boolean">
            <text:p>FALSE</text:p>
          </table:table-cell>
          <table:table-cell table:style-name="ce9" table:formula="of:=IF(OR(AND([.D74]=[.$P$27];[.$R$25]&lt;[.F74];[.F74]&lt;[.$R$26]); AND([.D74]=[.$Q$27];[.$Q$25]&lt;[.F74];[.F74]&lt;[.$Q$26]);AND([.D74]=[.$R$27];[.$P$25]&lt;[.F74];[.F7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INDIRECT(ADDRESS(8;16+MOD([.A75];[.$N$8])))" office:value-type="float" office:value="2" calcext:value-type="float">
            <text:p>2</text:p>
          </table:table-cell>
          <table:table-cell table:formula="of:=INDIRECT(ADDRESS(9;16+MOD([.A75]/[.$N$8];[.$N$9])))" office:value-type="float" office:value="20" calcext:value-type="float">
            <text:p>20</text:p>
          </table:table-cell>
          <table:table-cell table:formula="of:=INDIRECT(ADDRESS(10;16+MOD([.A75]/([.$N$8]*[.$N$9]);[.$N$10])))" office:value-type="float" office:value="1" calcext:value-type="float">
            <text:p>1</text:p>
          </table:table-cell>
          <table:table-cell table:formula="of:=INDIRECT(ADDRESS(11;16+MOD([.A75]/([.$N$8]*[.$N$9]*[.$N$10]);[.$N$11])))" office:value-type="float" office:value="8" calcext:value-type="float">
            <text:p>8</text:p>
          </table:table-cell>
          <table:table-cell table:formula="of:=[.E75]*[.C75]*[.$R$3]/[.B75]/[.D75]" office:value-type="float" office:value="7372800" calcext:value-type="float">
            <text:p>7372800</text:p>
          </table:table-cell>
          <table:table-cell table:style-name="ce7" table:formula="of:=IF(AND([.$Q$18]&lt;[.F75];[.F75]&lt;[.$Q$19]))" office:value-type="boolean" office:boolean-value="true" calcext:value-type="boolean">
            <text:p>TRUE</text:p>
          </table:table-cell>
          <table:table-cell table:style-name="ce9" table:formula="of:=IF(OR(AND([.D75]=[.$P$27];[.$R$25]&lt;[.F75];[.F75]&lt;[.$R$26]); AND([.D75]=[.$Q$27];[.$Q$25]&lt;[.F75];[.F75]&lt;[.$Q$26]);AND([.D75]=[.$R$27];[.$P$25]&lt;[.F75];[.F7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INDIRECT(ADDRESS(8;16+MOD([.A76];[.$N$8])))" office:value-type="float" office:value="3" calcext:value-type="float">
            <text:p>3</text:p>
          </table:table-cell>
          <table:table-cell table:formula="of:=INDIRECT(ADDRESS(9;16+MOD([.A76]/[.$N$8];[.$N$9])))" office:value-type="float" office:value="20" calcext:value-type="float">
            <text:p>20</text:p>
          </table:table-cell>
          <table:table-cell table:formula="of:=INDIRECT(ADDRESS(10;16+MOD([.A76]/([.$N$8]*[.$N$9]);[.$N$10])))" office:value-type="float" office:value="1" calcext:value-type="float">
            <text:p>1</text:p>
          </table:table-cell>
          <table:table-cell table:formula="of:=INDIRECT(ADDRESS(11;16+MOD([.A76]/([.$N$8]*[.$N$9]*[.$N$10]);[.$N$11])))" office:value-type="float" office:value="8" calcext:value-type="float">
            <text:p>8</text:p>
          </table:table-cell>
          <table:table-cell table:formula="of:=[.E76]*[.C76]*[.$R$3]/[.B76]/[.D76]" office:value-type="float" office:value="4915200" calcext:value-type="float">
            <text:p>4915200</text:p>
          </table:table-cell>
          <table:table-cell table:style-name="ce7" table:formula="of:=IF(AND([.$Q$18]&lt;[.F76];[.F76]&lt;[.$Q$19]))" office:value-type="boolean" office:boolean-value="true" calcext:value-type="boolean">
            <text:p>TRUE</text:p>
          </table:table-cell>
          <table:table-cell table:style-name="ce9" table:formula="of:=IF(OR(AND([.D76]=[.$P$27];[.$R$25]&lt;[.F76];[.F76]&lt;[.$R$26]); AND([.D76]=[.$Q$27];[.$Q$25]&lt;[.F76];[.F76]&lt;[.$Q$26]);AND([.D76]=[.$R$27];[.$P$25]&lt;[.F76];[.F7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INDIRECT(ADDRESS(8;16+MOD([.A77];[.$N$8])))" office:value-type="float" office:value="4" calcext:value-type="float">
            <text:p>4</text:p>
          </table:table-cell>
          <table:table-cell table:formula="of:=INDIRECT(ADDRESS(9;16+MOD([.A77]/[.$N$8];[.$N$9])))" office:value-type="float" office:value="20" calcext:value-type="float">
            <text:p>20</text:p>
          </table:table-cell>
          <table:table-cell table:formula="of:=INDIRECT(ADDRESS(10;16+MOD([.A77]/([.$N$8]*[.$N$9]);[.$N$10])))" office:value-type="float" office:value="1" calcext:value-type="float">
            <text:p>1</text:p>
          </table:table-cell>
          <table:table-cell table:formula="of:=INDIRECT(ADDRESS(11;16+MOD([.A77]/([.$N$8]*[.$N$9]*[.$N$10]);[.$N$11])))" office:value-type="float" office:value="8" calcext:value-type="float">
            <text:p>8</text:p>
          </table:table-cell>
          <table:table-cell table:formula="of:=[.E77]*[.C77]*[.$R$3]/[.B77]/[.D77]" office:value-type="float" office:value="3686400" calcext:value-type="float">
            <text:p>3686400</text:p>
          </table:table-cell>
          <table:table-cell table:style-name="ce7" table:formula="of:=IF(AND([.$Q$18]&lt;[.F77];[.F77]&lt;[.$Q$19]))" office:value-type="boolean" office:boolean-value="true" calcext:value-type="boolean">
            <text:p>TRUE</text:p>
          </table:table-cell>
          <table:table-cell table:style-name="ce9" table:formula="of:=IF(OR(AND([.D77]=[.$P$27];[.$R$25]&lt;[.F77];[.F77]&lt;[.$R$26]); AND([.D77]=[.$Q$27];[.$Q$25]&lt;[.F77];[.F77]&lt;[.$Q$26]);AND([.D77]=[.$R$27];[.$P$25]&lt;[.F77];[.F7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INDIRECT(ADDRESS(8;16+MOD([.A78];[.$N$8])))" office:value-type="float" office:value="1" calcext:value-type="float">
            <text:p>1</text:p>
          </table:table-cell>
          <table:table-cell table:formula="of:=INDIRECT(ADDRESS(9;16+MOD([.A78]/[.$N$8];[.$N$9])))" office:value-type="float" office:value="21" calcext:value-type="float">
            <text:p>21</text:p>
          </table:table-cell>
          <table:table-cell table:formula="of:=INDIRECT(ADDRESS(10;16+MOD([.A78]/([.$N$8]*[.$N$9]);[.$N$10])))" office:value-type="float" office:value="1" calcext:value-type="float">
            <text:p>1</text:p>
          </table:table-cell>
          <table:table-cell table:formula="of:=INDIRECT(ADDRESS(11;16+MOD([.A78]/([.$N$8]*[.$N$9]*[.$N$10]);[.$N$11])))" office:value-type="float" office:value="8" calcext:value-type="float">
            <text:p>8</text:p>
          </table:table-cell>
          <table:table-cell table:formula="of:=[.E78]*[.C78]*[.$R$3]/[.B78]/[.D78]" office:value-type="float" office:value="15482880" calcext:value-type="float">
            <text:p>15482880</text:p>
          </table:table-cell>
          <table:table-cell table:style-name="ce7" table:formula="of:=IF(AND([.$Q$18]&lt;[.F78];[.F78]&lt;[.$Q$19]))" office:value-type="boolean" office:boolean-value="false" calcext:value-type="boolean">
            <text:p>FALSE</text:p>
          </table:table-cell>
          <table:table-cell table:style-name="ce9" table:formula="of:=IF(OR(AND([.D78]=[.$P$27];[.$R$25]&lt;[.F78];[.F78]&lt;[.$R$26]); AND([.D78]=[.$Q$27];[.$Q$25]&lt;[.F78];[.F78]&lt;[.$Q$26]);AND([.D78]=[.$R$27];[.$P$25]&lt;[.F78];[.F7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INDIRECT(ADDRESS(8;16+MOD([.A79];[.$N$8])))" office:value-type="float" office:value="2" calcext:value-type="float">
            <text:p>2</text:p>
          </table:table-cell>
          <table:table-cell table:formula="of:=INDIRECT(ADDRESS(9;16+MOD([.A79]/[.$N$8];[.$N$9])))" office:value-type="float" office:value="21" calcext:value-type="float">
            <text:p>21</text:p>
          </table:table-cell>
          <table:table-cell table:formula="of:=INDIRECT(ADDRESS(10;16+MOD([.A79]/([.$N$8]*[.$N$9]);[.$N$10])))" office:value-type="float" office:value="1" calcext:value-type="float">
            <text:p>1</text:p>
          </table:table-cell>
          <table:table-cell table:formula="of:=INDIRECT(ADDRESS(11;16+MOD([.A79]/([.$N$8]*[.$N$9]*[.$N$10]);[.$N$11])))" office:value-type="float" office:value="8" calcext:value-type="float">
            <text:p>8</text:p>
          </table:table-cell>
          <table:table-cell table:formula="of:=[.E79]*[.C79]*[.$R$3]/[.B79]/[.D79]" office:value-type="float" office:value="7741440" calcext:value-type="float">
            <text:p>7741440</text:p>
          </table:table-cell>
          <table:table-cell table:style-name="ce7" table:formula="of:=IF(AND([.$Q$18]&lt;[.F79];[.F79]&lt;[.$Q$19]))" office:value-type="boolean" office:boolean-value="true" calcext:value-type="boolean">
            <text:p>TRUE</text:p>
          </table:table-cell>
          <table:table-cell table:style-name="ce9" table:formula="of:=IF(OR(AND([.D79]=[.$P$27];[.$R$25]&lt;[.F79];[.F79]&lt;[.$R$26]); AND([.D79]=[.$Q$27];[.$Q$25]&lt;[.F79];[.F79]&lt;[.$Q$26]);AND([.D79]=[.$R$27];[.$P$25]&lt;[.F79];[.F7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INDIRECT(ADDRESS(8;16+MOD([.A80];[.$N$8])))" office:value-type="float" office:value="3" calcext:value-type="float">
            <text:p>3</text:p>
          </table:table-cell>
          <table:table-cell table:formula="of:=INDIRECT(ADDRESS(9;16+MOD([.A80]/[.$N$8];[.$N$9])))" office:value-type="float" office:value="21" calcext:value-type="float">
            <text:p>21</text:p>
          </table:table-cell>
          <table:table-cell table:formula="of:=INDIRECT(ADDRESS(10;16+MOD([.A80]/([.$N$8]*[.$N$9]);[.$N$10])))" office:value-type="float" office:value="1" calcext:value-type="float">
            <text:p>1</text:p>
          </table:table-cell>
          <table:table-cell table:formula="of:=INDIRECT(ADDRESS(11;16+MOD([.A80]/([.$N$8]*[.$N$9]*[.$N$10]);[.$N$11])))" office:value-type="float" office:value="8" calcext:value-type="float">
            <text:p>8</text:p>
          </table:table-cell>
          <table:table-cell table:formula="of:=[.E80]*[.C80]*[.$R$3]/[.B80]/[.D80]" office:value-type="float" office:value="5160960" calcext:value-type="float">
            <text:p>5160960</text:p>
          </table:table-cell>
          <table:table-cell table:style-name="ce7" table:formula="of:=IF(AND([.$Q$18]&lt;[.F80];[.F80]&lt;[.$Q$19]))" office:value-type="boolean" office:boolean-value="true" calcext:value-type="boolean">
            <text:p>TRUE</text:p>
          </table:table-cell>
          <table:table-cell table:style-name="ce9" table:formula="of:=IF(OR(AND([.D80]=[.$P$27];[.$R$25]&lt;[.F80];[.F80]&lt;[.$R$26]); AND([.D80]=[.$Q$27];[.$Q$25]&lt;[.F80];[.F80]&lt;[.$Q$26]);AND([.D80]=[.$R$27];[.$P$25]&lt;[.F80];[.F8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INDIRECT(ADDRESS(8;16+MOD([.A81];[.$N$8])))" office:value-type="float" office:value="4" calcext:value-type="float">
            <text:p>4</text:p>
          </table:table-cell>
          <table:table-cell table:formula="of:=INDIRECT(ADDRESS(9;16+MOD([.A81]/[.$N$8];[.$N$9])))" office:value-type="float" office:value="21" calcext:value-type="float">
            <text:p>21</text:p>
          </table:table-cell>
          <table:table-cell table:formula="of:=INDIRECT(ADDRESS(10;16+MOD([.A81]/([.$N$8]*[.$N$9]);[.$N$10])))" office:value-type="float" office:value="1" calcext:value-type="float">
            <text:p>1</text:p>
          </table:table-cell>
          <table:table-cell table:formula="of:=INDIRECT(ADDRESS(11;16+MOD([.A81]/([.$N$8]*[.$N$9]*[.$N$10]);[.$N$11])))" office:value-type="float" office:value="8" calcext:value-type="float">
            <text:p>8</text:p>
          </table:table-cell>
          <table:table-cell table:formula="of:=[.E81]*[.C81]*[.$R$3]/[.B81]/[.D81]" office:value-type="float" office:value="3870720" calcext:value-type="float">
            <text:p>3870720</text:p>
          </table:table-cell>
          <table:table-cell table:style-name="ce7" table:formula="of:=IF(AND([.$Q$18]&lt;[.F81];[.F81]&lt;[.$Q$19]))" office:value-type="boolean" office:boolean-value="true" calcext:value-type="boolean">
            <text:p>TRUE</text:p>
          </table:table-cell>
          <table:table-cell table:style-name="ce9" table:formula="of:=IF(OR(AND([.D81]=[.$P$27];[.$R$25]&lt;[.F81];[.F81]&lt;[.$R$26]); AND([.D81]=[.$Q$27];[.$Q$25]&lt;[.F81];[.F81]&lt;[.$Q$26]);AND([.D81]=[.$R$27];[.$P$25]&lt;[.F81];[.F8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INDIRECT(ADDRESS(8;16+MOD([.A82];[.$N$8])))" office:value-type="float" office:value="1" calcext:value-type="float">
            <text:p>1</text:p>
          </table:table-cell>
          <table:table-cell table:formula="of:=INDIRECT(ADDRESS(9;16+MOD([.A82]/[.$N$8];[.$N$9])))" office:value-type="float" office:value="22" calcext:value-type="float">
            <text:p>22</text:p>
          </table:table-cell>
          <table:table-cell table:formula="of:=INDIRECT(ADDRESS(10;16+MOD([.A82]/([.$N$8]*[.$N$9]);[.$N$10])))" office:value-type="float" office:value="1" calcext:value-type="float">
            <text:p>1</text:p>
          </table:table-cell>
          <table:table-cell table:formula="of:=INDIRECT(ADDRESS(11;16+MOD([.A82]/([.$N$8]*[.$N$9]*[.$N$10]);[.$N$11])))" office:value-type="float" office:value="8" calcext:value-type="float">
            <text:p>8</text:p>
          </table:table-cell>
          <table:table-cell table:formula="of:=[.E82]*[.C82]*[.$R$3]/[.B82]/[.D82]" office:value-type="float" office:value="16220160" calcext:value-type="float">
            <text:p>16220160</text:p>
          </table:table-cell>
          <table:table-cell table:style-name="ce7" table:formula="of:=IF(AND([.$Q$18]&lt;[.F82];[.F82]&lt;[.$Q$19]))" office:value-type="boolean" office:boolean-value="false" calcext:value-type="boolean">
            <text:p>FALSE</text:p>
          </table:table-cell>
          <table:table-cell table:style-name="ce9" table:formula="of:=IF(OR(AND([.D82]=[.$P$27];[.$R$25]&lt;[.F82];[.F82]&lt;[.$R$26]); AND([.D82]=[.$Q$27];[.$Q$25]&lt;[.F82];[.F82]&lt;[.$Q$26]);AND([.D82]=[.$R$27];[.$P$25]&lt;[.F82];[.F8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INDIRECT(ADDRESS(8;16+MOD([.A83];[.$N$8])))" office:value-type="float" office:value="2" calcext:value-type="float">
            <text:p>2</text:p>
          </table:table-cell>
          <table:table-cell table:formula="of:=INDIRECT(ADDRESS(9;16+MOD([.A83]/[.$N$8];[.$N$9])))" office:value-type="float" office:value="22" calcext:value-type="float">
            <text:p>22</text:p>
          </table:table-cell>
          <table:table-cell table:formula="of:=INDIRECT(ADDRESS(10;16+MOD([.A83]/([.$N$8]*[.$N$9]);[.$N$10])))" office:value-type="float" office:value="1" calcext:value-type="float">
            <text:p>1</text:p>
          </table:table-cell>
          <table:table-cell table:formula="of:=INDIRECT(ADDRESS(11;16+MOD([.A83]/([.$N$8]*[.$N$9]*[.$N$10]);[.$N$11])))" office:value-type="float" office:value="8" calcext:value-type="float">
            <text:p>8</text:p>
          </table:table-cell>
          <table:table-cell table:formula="of:=[.E83]*[.C83]*[.$R$3]/[.B83]/[.D83]" office:value-type="float" office:value="8110080" calcext:value-type="float">
            <text:p>8110080</text:p>
          </table:table-cell>
          <table:table-cell table:style-name="ce7" table:formula="of:=IF(AND([.$Q$18]&lt;[.F83];[.F83]&lt;[.$Q$19]))" office:value-type="boolean" office:boolean-value="true" calcext:value-type="boolean">
            <text:p>TRUE</text:p>
          </table:table-cell>
          <table:table-cell table:style-name="ce9" table:formula="of:=IF(OR(AND([.D83]=[.$P$27];[.$R$25]&lt;[.F83];[.F83]&lt;[.$R$26]); AND([.D83]=[.$Q$27];[.$Q$25]&lt;[.F83];[.F83]&lt;[.$Q$26]);AND([.D83]=[.$R$27];[.$P$25]&lt;[.F83];[.F8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INDIRECT(ADDRESS(8;16+MOD([.A84];[.$N$8])))" office:value-type="float" office:value="3" calcext:value-type="float">
            <text:p>3</text:p>
          </table:table-cell>
          <table:table-cell table:formula="of:=INDIRECT(ADDRESS(9;16+MOD([.A84]/[.$N$8];[.$N$9])))" office:value-type="float" office:value="22" calcext:value-type="float">
            <text:p>22</text:p>
          </table:table-cell>
          <table:table-cell table:formula="of:=INDIRECT(ADDRESS(10;16+MOD([.A84]/([.$N$8]*[.$N$9]);[.$N$10])))" office:value-type="float" office:value="1" calcext:value-type="float">
            <text:p>1</text:p>
          </table:table-cell>
          <table:table-cell table:formula="of:=INDIRECT(ADDRESS(11;16+MOD([.A84]/([.$N$8]*[.$N$9]*[.$N$10]);[.$N$11])))" office:value-type="float" office:value="8" calcext:value-type="float">
            <text:p>8</text:p>
          </table:table-cell>
          <table:table-cell table:formula="of:=[.E84]*[.C84]*[.$R$3]/[.B84]/[.D84]" office:value-type="float" office:value="5406720" calcext:value-type="float">
            <text:p>5406720</text:p>
          </table:table-cell>
          <table:table-cell table:style-name="ce7" table:formula="of:=IF(AND([.$Q$18]&lt;[.F84];[.F84]&lt;[.$Q$19]))" office:value-type="boolean" office:boolean-value="true" calcext:value-type="boolean">
            <text:p>TRUE</text:p>
          </table:table-cell>
          <table:table-cell table:style-name="ce9" table:formula="of:=IF(OR(AND([.D84]=[.$P$27];[.$R$25]&lt;[.F84];[.F84]&lt;[.$R$26]); AND([.D84]=[.$Q$27];[.$Q$25]&lt;[.F84];[.F84]&lt;[.$Q$26]);AND([.D84]=[.$R$27];[.$P$25]&lt;[.F84];[.F8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INDIRECT(ADDRESS(8;16+MOD([.A85];[.$N$8])))" office:value-type="float" office:value="4" calcext:value-type="float">
            <text:p>4</text:p>
          </table:table-cell>
          <table:table-cell table:formula="of:=INDIRECT(ADDRESS(9;16+MOD([.A85]/[.$N$8];[.$N$9])))" office:value-type="float" office:value="22" calcext:value-type="float">
            <text:p>22</text:p>
          </table:table-cell>
          <table:table-cell table:formula="of:=INDIRECT(ADDRESS(10;16+MOD([.A85]/([.$N$8]*[.$N$9]);[.$N$10])))" office:value-type="float" office:value="1" calcext:value-type="float">
            <text:p>1</text:p>
          </table:table-cell>
          <table:table-cell table:formula="of:=INDIRECT(ADDRESS(11;16+MOD([.A85]/([.$N$8]*[.$N$9]*[.$N$10]);[.$N$11])))" office:value-type="float" office:value="8" calcext:value-type="float">
            <text:p>8</text:p>
          </table:table-cell>
          <table:table-cell table:formula="of:=[.E85]*[.C85]*[.$R$3]/[.B85]/[.D85]" office:value-type="float" office:value="4055040" calcext:value-type="float">
            <text:p>4055040</text:p>
          </table:table-cell>
          <table:table-cell table:style-name="ce7" table:formula="of:=IF(AND([.$Q$18]&lt;[.F85];[.F85]&lt;[.$Q$19]))" office:value-type="boolean" office:boolean-value="true" calcext:value-type="boolean">
            <text:p>TRUE</text:p>
          </table:table-cell>
          <table:table-cell table:style-name="ce9" table:formula="of:=IF(OR(AND([.D85]=[.$P$27];[.$R$25]&lt;[.F85];[.F85]&lt;[.$R$26]); AND([.D85]=[.$Q$27];[.$Q$25]&lt;[.F85];[.F85]&lt;[.$Q$26]);AND([.D85]=[.$R$27];[.$P$25]&lt;[.F85];[.F8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INDIRECT(ADDRESS(8;16+MOD([.A86];[.$N$8])))" office:value-type="float" office:value="1" calcext:value-type="float">
            <text:p>1</text:p>
          </table:table-cell>
          <table:table-cell table:formula="of:=INDIRECT(ADDRESS(9;16+MOD([.A86]/[.$N$8];[.$N$9])))" office:value-type="float" office:value="23" calcext:value-type="float">
            <text:p>23</text:p>
          </table:table-cell>
          <table:table-cell table:formula="of:=INDIRECT(ADDRESS(10;16+MOD([.A86]/([.$N$8]*[.$N$9]);[.$N$10])))" office:value-type="float" office:value="1" calcext:value-type="float">
            <text:p>1</text:p>
          </table:table-cell>
          <table:table-cell table:formula="of:=INDIRECT(ADDRESS(11;16+MOD([.A86]/([.$N$8]*[.$N$9]*[.$N$10]);[.$N$11])))" office:value-type="float" office:value="8" calcext:value-type="float">
            <text:p>8</text:p>
          </table:table-cell>
          <table:table-cell table:formula="of:=[.E86]*[.C86]*[.$R$3]/[.B86]/[.D86]" office:value-type="float" office:value="16957440" calcext:value-type="float">
            <text:p>16957440</text:p>
          </table:table-cell>
          <table:table-cell table:style-name="ce7" table:formula="of:=IF(AND([.$Q$18]&lt;[.F86];[.F86]&lt;[.$Q$19]))" office:value-type="boolean" office:boolean-value="false" calcext:value-type="boolean">
            <text:p>FALSE</text:p>
          </table:table-cell>
          <table:table-cell table:style-name="ce9" table:formula="of:=IF(OR(AND([.D86]=[.$P$27];[.$R$25]&lt;[.F86];[.F86]&lt;[.$R$26]); AND([.D86]=[.$Q$27];[.$Q$25]&lt;[.F86];[.F86]&lt;[.$Q$26]);AND([.D86]=[.$R$27];[.$P$25]&lt;[.F86];[.F8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INDIRECT(ADDRESS(8;16+MOD([.A87];[.$N$8])))" office:value-type="float" office:value="2" calcext:value-type="float">
            <text:p>2</text:p>
          </table:table-cell>
          <table:table-cell table:formula="of:=INDIRECT(ADDRESS(9;16+MOD([.A87]/[.$N$8];[.$N$9])))" office:value-type="float" office:value="23" calcext:value-type="float">
            <text:p>23</text:p>
          </table:table-cell>
          <table:table-cell table:formula="of:=INDIRECT(ADDRESS(10;16+MOD([.A87]/([.$N$8]*[.$N$9]);[.$N$10])))" office:value-type="float" office:value="1" calcext:value-type="float">
            <text:p>1</text:p>
          </table:table-cell>
          <table:table-cell table:formula="of:=INDIRECT(ADDRESS(11;16+MOD([.A87]/([.$N$8]*[.$N$9]*[.$N$10]);[.$N$11])))" office:value-type="float" office:value="8" calcext:value-type="float">
            <text:p>8</text:p>
          </table:table-cell>
          <table:table-cell table:formula="of:=[.E87]*[.C87]*[.$R$3]/[.B87]/[.D87]" office:value-type="float" office:value="8478720" calcext:value-type="float">
            <text:p>8478720</text:p>
          </table:table-cell>
          <table:table-cell table:style-name="ce7" table:formula="of:=IF(AND([.$Q$18]&lt;[.F87];[.F87]&lt;[.$Q$19]))" office:value-type="boolean" office:boolean-value="true" calcext:value-type="boolean">
            <text:p>TRUE</text:p>
          </table:table-cell>
          <table:table-cell table:style-name="ce9" table:formula="of:=IF(OR(AND([.D87]=[.$P$27];[.$R$25]&lt;[.F87];[.F87]&lt;[.$R$26]); AND([.D87]=[.$Q$27];[.$Q$25]&lt;[.F87];[.F87]&lt;[.$Q$26]);AND([.D87]=[.$R$27];[.$P$25]&lt;[.F87];[.F8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INDIRECT(ADDRESS(8;16+MOD([.A88];[.$N$8])))" office:value-type="float" office:value="3" calcext:value-type="float">
            <text:p>3</text:p>
          </table:table-cell>
          <table:table-cell table:formula="of:=INDIRECT(ADDRESS(9;16+MOD([.A88]/[.$N$8];[.$N$9])))" office:value-type="float" office:value="23" calcext:value-type="float">
            <text:p>23</text:p>
          </table:table-cell>
          <table:table-cell table:formula="of:=INDIRECT(ADDRESS(10;16+MOD([.A88]/([.$N$8]*[.$N$9]);[.$N$10])))" office:value-type="float" office:value="1" calcext:value-type="float">
            <text:p>1</text:p>
          </table:table-cell>
          <table:table-cell table:formula="of:=INDIRECT(ADDRESS(11;16+MOD([.A88]/([.$N$8]*[.$N$9]*[.$N$10]);[.$N$11])))" office:value-type="float" office:value="8" calcext:value-type="float">
            <text:p>8</text:p>
          </table:table-cell>
          <table:table-cell table:formula="of:=[.E88]*[.C88]*[.$R$3]/[.B88]/[.D88]" office:value-type="float" office:value="5652480" calcext:value-type="float">
            <text:p>5652480</text:p>
          </table:table-cell>
          <table:table-cell table:style-name="ce7" table:formula="of:=IF(AND([.$Q$18]&lt;[.F88];[.F88]&lt;[.$Q$19]))" office:value-type="boolean" office:boolean-value="true" calcext:value-type="boolean">
            <text:p>TRUE</text:p>
          </table:table-cell>
          <table:table-cell table:style-name="ce9" table:formula="of:=IF(OR(AND([.D88]=[.$P$27];[.$R$25]&lt;[.F88];[.F88]&lt;[.$R$26]); AND([.D88]=[.$Q$27];[.$Q$25]&lt;[.F88];[.F88]&lt;[.$Q$26]);AND([.D88]=[.$R$27];[.$P$25]&lt;[.F88];[.F8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INDIRECT(ADDRESS(8;16+MOD([.A89];[.$N$8])))" office:value-type="float" office:value="4" calcext:value-type="float">
            <text:p>4</text:p>
          </table:table-cell>
          <table:table-cell table:formula="of:=INDIRECT(ADDRESS(9;16+MOD([.A89]/[.$N$8];[.$N$9])))" office:value-type="float" office:value="23" calcext:value-type="float">
            <text:p>23</text:p>
          </table:table-cell>
          <table:table-cell table:formula="of:=INDIRECT(ADDRESS(10;16+MOD([.A89]/([.$N$8]*[.$N$9]);[.$N$10])))" office:value-type="float" office:value="1" calcext:value-type="float">
            <text:p>1</text:p>
          </table:table-cell>
          <table:table-cell table:formula="of:=INDIRECT(ADDRESS(11;16+MOD([.A89]/([.$N$8]*[.$N$9]*[.$N$10]);[.$N$11])))" office:value-type="float" office:value="8" calcext:value-type="float">
            <text:p>8</text:p>
          </table:table-cell>
          <table:table-cell table:formula="of:=[.E89]*[.C89]*[.$R$3]/[.B89]/[.D89]" office:value-type="float" office:value="4239360" calcext:value-type="float">
            <text:p>4239360</text:p>
          </table:table-cell>
          <table:table-cell table:style-name="ce7" table:formula="of:=IF(AND([.$Q$18]&lt;[.F89];[.F89]&lt;[.$Q$19]))" office:value-type="boolean" office:boolean-value="true" calcext:value-type="boolean">
            <text:p>TRUE</text:p>
          </table:table-cell>
          <table:table-cell table:style-name="ce9" table:formula="of:=IF(OR(AND([.D89]=[.$P$27];[.$R$25]&lt;[.F89];[.F89]&lt;[.$R$26]); AND([.D89]=[.$Q$27];[.$Q$25]&lt;[.F89];[.F89]&lt;[.$Q$26]);AND([.D89]=[.$R$27];[.$P$25]&lt;[.F89];[.F8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INDIRECT(ADDRESS(8;16+MOD([.A90];[.$N$8])))" office:value-type="float" office:value="1" calcext:value-type="float">
            <text:p>1</text:p>
          </table:table-cell>
          <table:table-cell table:formula="of:=INDIRECT(ADDRESS(9;16+MOD([.A90]/[.$N$8];[.$N$9])))" office:value-type="float" office:value="24" calcext:value-type="float">
            <text:p>24</text:p>
          </table:table-cell>
          <table:table-cell table:formula="of:=INDIRECT(ADDRESS(10;16+MOD([.A90]/([.$N$8]*[.$N$9]);[.$N$10])))" office:value-type="float" office:value="1" calcext:value-type="float">
            <text:p>1</text:p>
          </table:table-cell>
          <table:table-cell table:formula="of:=INDIRECT(ADDRESS(11;16+MOD([.A90]/([.$N$8]*[.$N$9]*[.$N$10]);[.$N$11])))" office:value-type="float" office:value="8" calcext:value-type="float">
            <text:p>8</text:p>
          </table:table-cell>
          <table:table-cell table:formula="of:=[.E90]*[.C90]*[.$R$3]/[.B90]/[.D90]" office:value-type="float" office:value="17694720" calcext:value-type="float">
            <text:p>17694720</text:p>
          </table:table-cell>
          <table:table-cell table:style-name="ce7" table:formula="of:=IF(AND([.$Q$18]&lt;[.F90];[.F90]&lt;[.$Q$19]))" office:value-type="boolean" office:boolean-value="false" calcext:value-type="boolean">
            <text:p>FALSE</text:p>
          </table:table-cell>
          <table:table-cell table:style-name="ce9" table:formula="of:=IF(OR(AND([.D90]=[.$P$27];[.$R$25]&lt;[.F90];[.F90]&lt;[.$R$26]); AND([.D90]=[.$Q$27];[.$Q$25]&lt;[.F90];[.F90]&lt;[.$Q$26]);AND([.D90]=[.$R$27];[.$P$25]&lt;[.F90];[.F9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INDIRECT(ADDRESS(8;16+MOD([.A91];[.$N$8])))" office:value-type="float" office:value="2" calcext:value-type="float">
            <text:p>2</text:p>
          </table:table-cell>
          <table:table-cell table:formula="of:=INDIRECT(ADDRESS(9;16+MOD([.A91]/[.$N$8];[.$N$9])))" office:value-type="float" office:value="24" calcext:value-type="float">
            <text:p>24</text:p>
          </table:table-cell>
          <table:table-cell table:formula="of:=INDIRECT(ADDRESS(10;16+MOD([.A91]/([.$N$8]*[.$N$9]);[.$N$10])))" office:value-type="float" office:value="1" calcext:value-type="float">
            <text:p>1</text:p>
          </table:table-cell>
          <table:table-cell table:formula="of:=INDIRECT(ADDRESS(11;16+MOD([.A91]/([.$N$8]*[.$N$9]*[.$N$10]);[.$N$11])))" office:value-type="float" office:value="8" calcext:value-type="float">
            <text:p>8</text:p>
          </table:table-cell>
          <table:table-cell table:formula="of:=[.E91]*[.C91]*[.$R$3]/[.B91]/[.D91]" office:value-type="float" office:value="8847360" calcext:value-type="float">
            <text:p>8847360</text:p>
          </table:table-cell>
          <table:table-cell table:style-name="ce7" table:formula="of:=IF(AND([.$Q$18]&lt;[.F91];[.F91]&lt;[.$Q$19]))" office:value-type="boolean" office:boolean-value="true" calcext:value-type="boolean">
            <text:p>TRUE</text:p>
          </table:table-cell>
          <table:table-cell table:style-name="ce9" table:formula="of:=IF(OR(AND([.D91]=[.$P$27];[.$R$25]&lt;[.F91];[.F91]&lt;[.$R$26]); AND([.D91]=[.$Q$27];[.$Q$25]&lt;[.F91];[.F91]&lt;[.$Q$26]);AND([.D91]=[.$R$27];[.$P$25]&lt;[.F91];[.F91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INDIRECT(ADDRESS(8;16+MOD([.A92];[.$N$8])))" office:value-type="float" office:value="3" calcext:value-type="float">
            <text:p>3</text:p>
          </table:table-cell>
          <table:table-cell table:formula="of:=INDIRECT(ADDRESS(9;16+MOD([.A92]/[.$N$8];[.$N$9])))" office:value-type="float" office:value="24" calcext:value-type="float">
            <text:p>24</text:p>
          </table:table-cell>
          <table:table-cell table:formula="of:=INDIRECT(ADDRESS(10;16+MOD([.A92]/([.$N$8]*[.$N$9]);[.$N$10])))" office:value-type="float" office:value="1" calcext:value-type="float">
            <text:p>1</text:p>
          </table:table-cell>
          <table:table-cell table:formula="of:=INDIRECT(ADDRESS(11;16+MOD([.A92]/([.$N$8]*[.$N$9]*[.$N$10]);[.$N$11])))" office:value-type="float" office:value="8" calcext:value-type="float">
            <text:p>8</text:p>
          </table:table-cell>
          <table:table-cell table:formula="of:=[.E92]*[.C92]*[.$R$3]/[.B92]/[.D92]" office:value-type="float" office:value="5898240" calcext:value-type="float">
            <text:p>5898240</text:p>
          </table:table-cell>
          <table:table-cell table:style-name="ce7" table:formula="of:=IF(AND([.$Q$18]&lt;[.F92];[.F92]&lt;[.$Q$19]))" office:value-type="boolean" office:boolean-value="true" calcext:value-type="boolean">
            <text:p>TRUE</text:p>
          </table:table-cell>
          <table:table-cell table:style-name="ce9" table:formula="of:=IF(OR(AND([.D92]=[.$P$27];[.$R$25]&lt;[.F92];[.F92]&lt;[.$R$26]); AND([.D92]=[.$Q$27];[.$Q$25]&lt;[.F92];[.F92]&lt;[.$Q$26]);AND([.D92]=[.$R$27];[.$P$25]&lt;[.F92];[.F9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INDIRECT(ADDRESS(8;16+MOD([.A93];[.$N$8])))" office:value-type="float" office:value="4" calcext:value-type="float">
            <text:p>4</text:p>
          </table:table-cell>
          <table:table-cell table:formula="of:=INDIRECT(ADDRESS(9;16+MOD([.A93]/[.$N$8];[.$N$9])))" office:value-type="float" office:value="24" calcext:value-type="float">
            <text:p>24</text:p>
          </table:table-cell>
          <table:table-cell table:formula="of:=INDIRECT(ADDRESS(10;16+MOD([.A93]/([.$N$8]*[.$N$9]);[.$N$10])))" office:value-type="float" office:value="1" calcext:value-type="float">
            <text:p>1</text:p>
          </table:table-cell>
          <table:table-cell table:formula="of:=INDIRECT(ADDRESS(11;16+MOD([.A93]/([.$N$8]*[.$N$9]*[.$N$10]);[.$N$11])))" office:value-type="float" office:value="8" calcext:value-type="float">
            <text:p>8</text:p>
          </table:table-cell>
          <table:table-cell table:formula="of:=[.E93]*[.C93]*[.$R$3]/[.B93]/[.D93]" office:value-type="float" office:value="4423680" calcext:value-type="float">
            <text:p>4423680</text:p>
          </table:table-cell>
          <table:table-cell table:style-name="ce7" table:formula="of:=IF(AND([.$Q$18]&lt;[.F93];[.F93]&lt;[.$Q$19]))" office:value-type="boolean" office:boolean-value="true" calcext:value-type="boolean">
            <text:p>TRUE</text:p>
          </table:table-cell>
          <table:table-cell table:style-name="ce9" table:formula="of:=IF(OR(AND([.D93]=[.$P$27];[.$R$25]&lt;[.F93];[.F93]&lt;[.$R$26]); AND([.D93]=[.$Q$27];[.$Q$25]&lt;[.F93];[.F93]&lt;[.$Q$26]);AND([.D93]=[.$R$27];[.$P$25]&lt;[.F93];[.F9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INDIRECT(ADDRESS(8;16+MOD([.A94];[.$N$8])))" office:value-type="float" office:value="1" calcext:value-type="float">
            <text:p>1</text:p>
          </table:table-cell>
          <table:table-cell table:formula="of:=INDIRECT(ADDRESS(9;16+MOD([.A94]/[.$N$8];[.$N$9])))" office:value-type="float" office:value="25" calcext:value-type="float">
            <text:p>25</text:p>
          </table:table-cell>
          <table:table-cell table:formula="of:=INDIRECT(ADDRESS(10;16+MOD([.A94]/([.$N$8]*[.$N$9]);[.$N$10])))" office:value-type="float" office:value="1" calcext:value-type="float">
            <text:p>1</text:p>
          </table:table-cell>
          <table:table-cell table:formula="of:=INDIRECT(ADDRESS(11;16+MOD([.A94]/([.$N$8]*[.$N$9]*[.$N$10]);[.$N$11])))" office:value-type="float" office:value="8" calcext:value-type="float">
            <text:p>8</text:p>
          </table:table-cell>
          <table:table-cell table:formula="of:=[.E94]*[.C94]*[.$R$3]/[.B94]/[.D94]" office:value-type="float" office:value="18432000" calcext:value-type="float">
            <text:p>18432000</text:p>
          </table:table-cell>
          <table:table-cell table:style-name="ce7" table:formula="of:=IF(AND([.$Q$18]&lt;[.F94];[.F94]&lt;[.$Q$19]))" office:value-type="boolean" office:boolean-value="false" calcext:value-type="boolean">
            <text:p>FALSE</text:p>
          </table:table-cell>
          <table:table-cell table:style-name="ce9" table:formula="of:=IF(OR(AND([.D94]=[.$P$27];[.$R$25]&lt;[.F94];[.F94]&lt;[.$R$26]); AND([.D94]=[.$Q$27];[.$Q$25]&lt;[.F94];[.F94]&lt;[.$Q$26]);AND([.D94]=[.$R$27];[.$P$25]&lt;[.F94];[.F9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INDIRECT(ADDRESS(8;16+MOD([.A95];[.$N$8])))" office:value-type="float" office:value="2" calcext:value-type="float">
            <text:p>2</text:p>
          </table:table-cell>
          <table:table-cell table:formula="of:=INDIRECT(ADDRESS(9;16+MOD([.A95]/[.$N$8];[.$N$9])))" office:value-type="float" office:value="25" calcext:value-type="float">
            <text:p>25</text:p>
          </table:table-cell>
          <table:table-cell table:formula="of:=INDIRECT(ADDRESS(10;16+MOD([.A95]/([.$N$8]*[.$N$9]);[.$N$10])))" office:value-type="float" office:value="1" calcext:value-type="float">
            <text:p>1</text:p>
          </table:table-cell>
          <table:table-cell table:formula="of:=INDIRECT(ADDRESS(11;16+MOD([.A95]/([.$N$8]*[.$N$9]*[.$N$10]);[.$N$11])))" office:value-type="float" office:value="8" calcext:value-type="float">
            <text:p>8</text:p>
          </table:table-cell>
          <table:table-cell table:formula="of:=[.E95]*[.C95]*[.$R$3]/[.B95]/[.D95]" office:value-type="float" office:value="9216000" calcext:value-type="float">
            <text:p>9216000</text:p>
          </table:table-cell>
          <table:table-cell table:style-name="ce7" table:formula="of:=IF(AND([.$Q$18]&lt;[.F95];[.F95]&lt;[.$Q$19]))" office:value-type="boolean" office:boolean-value="true" calcext:value-type="boolean">
            <text:p>TRUE</text:p>
          </table:table-cell>
          <table:table-cell table:style-name="ce9" table:formula="of:=IF(OR(AND([.D95]=[.$P$27];[.$R$25]&lt;[.F95];[.F95]&lt;[.$R$26]); AND([.D95]=[.$Q$27];[.$Q$25]&lt;[.F95];[.F95]&lt;[.$Q$26]);AND([.D95]=[.$R$27];[.$P$25]&lt;[.F95];[.F95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INDIRECT(ADDRESS(8;16+MOD([.A96];[.$N$8])))" office:value-type="float" office:value="3" calcext:value-type="float">
            <text:p>3</text:p>
          </table:table-cell>
          <table:table-cell table:formula="of:=INDIRECT(ADDRESS(9;16+MOD([.A96]/[.$N$8];[.$N$9])))" office:value-type="float" office:value="25" calcext:value-type="float">
            <text:p>25</text:p>
          </table:table-cell>
          <table:table-cell table:formula="of:=INDIRECT(ADDRESS(10;16+MOD([.A96]/([.$N$8]*[.$N$9]);[.$N$10])))" office:value-type="float" office:value="1" calcext:value-type="float">
            <text:p>1</text:p>
          </table:table-cell>
          <table:table-cell table:formula="of:=INDIRECT(ADDRESS(11;16+MOD([.A96]/([.$N$8]*[.$N$9]*[.$N$10]);[.$N$11])))" office:value-type="float" office:value="8" calcext:value-type="float">
            <text:p>8</text:p>
          </table:table-cell>
          <table:table-cell table:formula="of:=[.E96]*[.C96]*[.$R$3]/[.B96]/[.D96]" office:value-type="float" office:value="6144000" calcext:value-type="float">
            <text:p>6144000</text:p>
          </table:table-cell>
          <table:table-cell table:style-name="ce7" table:formula="of:=IF(AND([.$Q$18]&lt;[.F96];[.F96]&lt;[.$Q$19]))" office:value-type="boolean" office:boolean-value="true" calcext:value-type="boolean">
            <text:p>TRUE</text:p>
          </table:table-cell>
          <table:table-cell table:style-name="ce9" table:formula="of:=IF(OR(AND([.D96]=[.$P$27];[.$R$25]&lt;[.F96];[.F96]&lt;[.$R$26]); AND([.D96]=[.$Q$27];[.$Q$25]&lt;[.F96];[.F96]&lt;[.$Q$26]);AND([.D96]=[.$R$27];[.$P$25]&lt;[.F96];[.F9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INDIRECT(ADDRESS(8;16+MOD([.A97];[.$N$8])))" office:value-type="float" office:value="4" calcext:value-type="float">
            <text:p>4</text:p>
          </table:table-cell>
          <table:table-cell table:formula="of:=INDIRECT(ADDRESS(9;16+MOD([.A97]/[.$N$8];[.$N$9])))" office:value-type="float" office:value="25" calcext:value-type="float">
            <text:p>25</text:p>
          </table:table-cell>
          <table:table-cell table:formula="of:=INDIRECT(ADDRESS(10;16+MOD([.A97]/([.$N$8]*[.$N$9]);[.$N$10])))" office:value-type="float" office:value="1" calcext:value-type="float">
            <text:p>1</text:p>
          </table:table-cell>
          <table:table-cell table:formula="of:=INDIRECT(ADDRESS(11;16+MOD([.A97]/([.$N$8]*[.$N$9]*[.$N$10]);[.$N$11])))" office:value-type="float" office:value="8" calcext:value-type="float">
            <text:p>8</text:p>
          </table:table-cell>
          <table:table-cell table:formula="of:=[.E97]*[.C97]*[.$R$3]/[.B97]/[.D97]" office:value-type="float" office:value="4608000" calcext:value-type="float">
            <text:p>4608000</text:p>
          </table:table-cell>
          <table:table-cell table:style-name="ce7" table:formula="of:=IF(AND([.$Q$18]&lt;[.F97];[.F97]&lt;[.$Q$19]))" office:value-type="boolean" office:boolean-value="true" calcext:value-type="boolean">
            <text:p>TRUE</text:p>
          </table:table-cell>
          <table:table-cell table:style-name="ce9" table:formula="of:=IF(OR(AND([.D97]=[.$P$27];[.$R$25]&lt;[.F97];[.F97]&lt;[.$R$26]); AND([.D97]=[.$Q$27];[.$Q$25]&lt;[.F97];[.F97]&lt;[.$Q$26]);AND([.D97]=[.$R$27];[.$P$25]&lt;[.F97];[.F9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INDIRECT(ADDRESS(8;16+MOD([.A98];[.$N$8])))" office:value-type="float" office:value="1" calcext:value-type="float">
            <text:p>1</text:p>
          </table:table-cell>
          <table:table-cell table:formula="of:=INDIRECT(ADDRESS(9;16+MOD([.A98]/[.$N$8];[.$N$9])))" office:value-type="float" office:value="26" calcext:value-type="float">
            <text:p>26</text:p>
          </table:table-cell>
          <table:table-cell table:formula="of:=INDIRECT(ADDRESS(10;16+MOD([.A98]/([.$N$8]*[.$N$9]);[.$N$10])))" office:value-type="float" office:value="1" calcext:value-type="float">
            <text:p>1</text:p>
          </table:table-cell>
          <table:table-cell table:formula="of:=INDIRECT(ADDRESS(11;16+MOD([.A98]/([.$N$8]*[.$N$9]*[.$N$10]);[.$N$11])))" office:value-type="float" office:value="8" calcext:value-type="float">
            <text:p>8</text:p>
          </table:table-cell>
          <table:table-cell table:formula="of:=[.E98]*[.C98]*[.$R$3]/[.B98]/[.D98]" office:value-type="float" office:value="19169280" calcext:value-type="float">
            <text:p>19169280</text:p>
          </table:table-cell>
          <table:table-cell table:style-name="ce7" table:formula="of:=IF(AND([.$Q$18]&lt;[.F98];[.F98]&lt;[.$Q$19]))" office:value-type="boolean" office:boolean-value="false" calcext:value-type="boolean">
            <text:p>FALSE</text:p>
          </table:table-cell>
          <table:table-cell table:style-name="ce9" table:formula="of:=IF(OR(AND([.D98]=[.$P$27];[.$R$25]&lt;[.F98];[.F98]&lt;[.$R$26]); AND([.D98]=[.$Q$27];[.$Q$25]&lt;[.F98];[.F98]&lt;[.$Q$26]);AND([.D98]=[.$R$27];[.$P$25]&lt;[.F98];[.F9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INDIRECT(ADDRESS(8;16+MOD([.A99];[.$N$8])))" office:value-type="float" office:value="2" calcext:value-type="float">
            <text:p>2</text:p>
          </table:table-cell>
          <table:table-cell table:formula="of:=INDIRECT(ADDRESS(9;16+MOD([.A99]/[.$N$8];[.$N$9])))" office:value-type="float" office:value="26" calcext:value-type="float">
            <text:p>26</text:p>
          </table:table-cell>
          <table:table-cell table:formula="of:=INDIRECT(ADDRESS(10;16+MOD([.A99]/([.$N$8]*[.$N$9]);[.$N$10])))" office:value-type="float" office:value="1" calcext:value-type="float">
            <text:p>1</text:p>
          </table:table-cell>
          <table:table-cell table:formula="of:=INDIRECT(ADDRESS(11;16+MOD([.A99]/([.$N$8]*[.$N$9]*[.$N$10]);[.$N$11])))" office:value-type="float" office:value="8" calcext:value-type="float">
            <text:p>8</text:p>
          </table:table-cell>
          <table:table-cell table:formula="of:=[.E99]*[.C99]*[.$R$3]/[.B99]/[.D99]" office:value-type="float" office:value="9584640" calcext:value-type="float">
            <text:p>9584640</text:p>
          </table:table-cell>
          <table:table-cell table:style-name="ce7" table:formula="of:=IF(AND([.$Q$18]&lt;[.F99];[.F99]&lt;[.$Q$19]))" office:value-type="boolean" office:boolean-value="true" calcext:value-type="boolean">
            <text:p>TRUE</text:p>
          </table:table-cell>
          <table:table-cell table:style-name="ce9" table:formula="of:=IF(OR(AND([.D99]=[.$P$27];[.$R$25]&lt;[.F99];[.F99]&lt;[.$R$26]); AND([.D99]=[.$Q$27];[.$Q$25]&lt;[.F99];[.F99]&lt;[.$Q$26]);AND([.D99]=[.$R$27];[.$P$25]&lt;[.F99];[.F99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INDIRECT(ADDRESS(8;16+MOD([.A100];[.$N$8])))" office:value-type="float" office:value="3" calcext:value-type="float">
            <text:p>3</text:p>
          </table:table-cell>
          <table:table-cell table:formula="of:=INDIRECT(ADDRESS(9;16+MOD([.A100]/[.$N$8];[.$N$9])))" office:value-type="float" office:value="26" calcext:value-type="float">
            <text:p>26</text:p>
          </table:table-cell>
          <table:table-cell table:formula="of:=INDIRECT(ADDRESS(10;16+MOD([.A100]/([.$N$8]*[.$N$9]);[.$N$10])))" office:value-type="float" office:value="1" calcext:value-type="float">
            <text:p>1</text:p>
          </table:table-cell>
          <table:table-cell table:formula="of:=INDIRECT(ADDRESS(11;16+MOD([.A100]/([.$N$8]*[.$N$9]*[.$N$10]);[.$N$11])))" office:value-type="float" office:value="8" calcext:value-type="float">
            <text:p>8</text:p>
          </table:table-cell>
          <table:table-cell table:formula="of:=[.E100]*[.C100]*[.$R$3]/[.B100]/[.D100]" office:value-type="float" office:value="6389760" calcext:value-type="float">
            <text:p>6389760</text:p>
          </table:table-cell>
          <table:table-cell table:style-name="ce7" table:formula="of:=IF(AND([.$Q$18]&lt;[.F100];[.F100]&lt;[.$Q$19]))" office:value-type="boolean" office:boolean-value="true" calcext:value-type="boolean">
            <text:p>TRUE</text:p>
          </table:table-cell>
          <table:table-cell table:style-name="ce9" table:formula="of:=IF(OR(AND([.D100]=[.$P$27];[.$R$25]&lt;[.F100];[.F100]&lt;[.$R$26]); AND([.D100]=[.$Q$27];[.$Q$25]&lt;[.F100];[.F100]&lt;[.$Q$26]);AND([.D100]=[.$R$27];[.$P$25]&lt;[.F100];[.F10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INDIRECT(ADDRESS(8;16+MOD([.A101];[.$N$8])))" office:value-type="float" office:value="4" calcext:value-type="float">
            <text:p>4</text:p>
          </table:table-cell>
          <table:table-cell table:formula="of:=INDIRECT(ADDRESS(9;16+MOD([.A101]/[.$N$8];[.$N$9])))" office:value-type="float" office:value="26" calcext:value-type="float">
            <text:p>26</text:p>
          </table:table-cell>
          <table:table-cell table:formula="of:=INDIRECT(ADDRESS(10;16+MOD([.A101]/([.$N$8]*[.$N$9]);[.$N$10])))" office:value-type="float" office:value="1" calcext:value-type="float">
            <text:p>1</text:p>
          </table:table-cell>
          <table:table-cell table:formula="of:=INDIRECT(ADDRESS(11;16+MOD([.A101]/([.$N$8]*[.$N$9]*[.$N$10]);[.$N$11])))" office:value-type="float" office:value="8" calcext:value-type="float">
            <text:p>8</text:p>
          </table:table-cell>
          <table:table-cell table:formula="of:=[.E101]*[.C101]*[.$R$3]/[.B101]/[.D101]" office:value-type="float" office:value="4792320" calcext:value-type="float">
            <text:p>4792320</text:p>
          </table:table-cell>
          <table:table-cell table:style-name="ce7" table:formula="of:=IF(AND([.$Q$18]&lt;[.F101];[.F101]&lt;[.$Q$19]))" office:value-type="boolean" office:boolean-value="true" calcext:value-type="boolean">
            <text:p>TRUE</text:p>
          </table:table-cell>
          <table:table-cell table:style-name="ce9" table:formula="of:=IF(OR(AND([.D101]=[.$P$27];[.$R$25]&lt;[.F101];[.F101]&lt;[.$R$26]); AND([.D101]=[.$Q$27];[.$Q$25]&lt;[.F101];[.F101]&lt;[.$Q$26]);AND([.D101]=[.$R$27];[.$P$25]&lt;[.F101];[.F10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INDIRECT(ADDRESS(8;16+MOD([.A102];[.$N$8])))" office:value-type="float" office:value="1" calcext:value-type="float">
            <text:p>1</text:p>
          </table:table-cell>
          <table:table-cell table:formula="of:=INDIRECT(ADDRESS(9;16+MOD([.A102]/[.$N$8];[.$N$9])))" office:value-type="float" office:value="27" calcext:value-type="float">
            <text:p>27</text:p>
          </table:table-cell>
          <table:table-cell table:formula="of:=INDIRECT(ADDRESS(10;16+MOD([.A102]/([.$N$8]*[.$N$9]);[.$N$10])))" office:value-type="float" office:value="1" calcext:value-type="float">
            <text:p>1</text:p>
          </table:table-cell>
          <table:table-cell table:formula="of:=INDIRECT(ADDRESS(11;16+MOD([.A102]/([.$N$8]*[.$N$9]*[.$N$10]);[.$N$11])))" office:value-type="float" office:value="8" calcext:value-type="float">
            <text:p>8</text:p>
          </table:table-cell>
          <table:table-cell table:formula="of:=[.E102]*[.C102]*[.$R$3]/[.B102]/[.D102]" office:value-type="float" office:value="19906560" calcext:value-type="float">
            <text:p>19906560</text:p>
          </table:table-cell>
          <table:table-cell table:style-name="ce7" table:formula="of:=IF(AND([.$Q$18]&lt;[.F102];[.F102]&lt;[.$Q$19]))" office:value-type="boolean" office:boolean-value="false" calcext:value-type="boolean">
            <text:p>FALSE</text:p>
          </table:table-cell>
          <table:table-cell table:style-name="ce9" table:formula="of:=IF(OR(AND([.D102]=[.$P$27];[.$R$25]&lt;[.F102];[.F102]&lt;[.$R$26]); AND([.D102]=[.$Q$27];[.$Q$25]&lt;[.F102];[.F102]&lt;[.$Q$26]);AND([.D102]=[.$R$27];[.$P$25]&lt;[.F102];[.F10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INDIRECT(ADDRESS(8;16+MOD([.A103];[.$N$8])))" office:value-type="float" office:value="2" calcext:value-type="float">
            <text:p>2</text:p>
          </table:table-cell>
          <table:table-cell table:formula="of:=INDIRECT(ADDRESS(9;16+MOD([.A103]/[.$N$8];[.$N$9])))" office:value-type="float" office:value="27" calcext:value-type="float">
            <text:p>27</text:p>
          </table:table-cell>
          <table:table-cell table:formula="of:=INDIRECT(ADDRESS(10;16+MOD([.A103]/([.$N$8]*[.$N$9]);[.$N$10])))" office:value-type="float" office:value="1" calcext:value-type="float">
            <text:p>1</text:p>
          </table:table-cell>
          <table:table-cell table:formula="of:=INDIRECT(ADDRESS(11;16+MOD([.A103]/([.$N$8]*[.$N$9]*[.$N$10]);[.$N$11])))" office:value-type="float" office:value="8" calcext:value-type="float">
            <text:p>8</text:p>
          </table:table-cell>
          <table:table-cell table:formula="of:=[.E103]*[.C103]*[.$R$3]/[.B103]/[.D103]" office:value-type="float" office:value="9953280" calcext:value-type="float">
            <text:p>9953280</text:p>
          </table:table-cell>
          <table:table-cell table:style-name="ce7" table:formula="of:=IF(AND([.$Q$18]&lt;[.F103];[.F103]&lt;[.$Q$19]))" office:value-type="boolean" office:boolean-value="true" calcext:value-type="boolean">
            <text:p>TRUE</text:p>
          </table:table-cell>
          <table:table-cell table:style-name="ce9" table:formula="of:=IF(OR(AND([.D103]=[.$P$27];[.$R$25]&lt;[.F103];[.F103]&lt;[.$R$26]); AND([.D103]=[.$Q$27];[.$Q$25]&lt;[.F103];[.F103]&lt;[.$Q$26]);AND([.D103]=[.$R$27];[.$P$25]&lt;[.F103];[.F103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INDIRECT(ADDRESS(8;16+MOD([.A104];[.$N$8])))" office:value-type="float" office:value="3" calcext:value-type="float">
            <text:p>3</text:p>
          </table:table-cell>
          <table:table-cell table:formula="of:=INDIRECT(ADDRESS(9;16+MOD([.A104]/[.$N$8];[.$N$9])))" office:value-type="float" office:value="27" calcext:value-type="float">
            <text:p>27</text:p>
          </table:table-cell>
          <table:table-cell table:formula="of:=INDIRECT(ADDRESS(10;16+MOD([.A104]/([.$N$8]*[.$N$9]);[.$N$10])))" office:value-type="float" office:value="1" calcext:value-type="float">
            <text:p>1</text:p>
          </table:table-cell>
          <table:table-cell table:formula="of:=INDIRECT(ADDRESS(11;16+MOD([.A104]/([.$N$8]*[.$N$9]*[.$N$10]);[.$N$11])))" office:value-type="float" office:value="8" calcext:value-type="float">
            <text:p>8</text:p>
          </table:table-cell>
          <table:table-cell table:formula="of:=[.E104]*[.C104]*[.$R$3]/[.B104]/[.D104]" office:value-type="float" office:value="6635520" calcext:value-type="float">
            <text:p>6635520</text:p>
          </table:table-cell>
          <table:table-cell table:style-name="ce7" table:formula="of:=IF(AND([.$Q$18]&lt;[.F104];[.F104]&lt;[.$Q$19]))" office:value-type="boolean" office:boolean-value="true" calcext:value-type="boolean">
            <text:p>TRUE</text:p>
          </table:table-cell>
          <table:table-cell table:style-name="ce9" table:formula="of:=IF(OR(AND([.D104]=[.$P$27];[.$R$25]&lt;[.F104];[.F104]&lt;[.$R$26]); AND([.D104]=[.$Q$27];[.$Q$25]&lt;[.F104];[.F104]&lt;[.$Q$26]);AND([.D104]=[.$R$27];[.$P$25]&lt;[.F104];[.F10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INDIRECT(ADDRESS(8;16+MOD([.A105];[.$N$8])))" office:value-type="float" office:value="4" calcext:value-type="float">
            <text:p>4</text:p>
          </table:table-cell>
          <table:table-cell table:formula="of:=INDIRECT(ADDRESS(9;16+MOD([.A105]/[.$N$8];[.$N$9])))" office:value-type="float" office:value="27" calcext:value-type="float">
            <text:p>27</text:p>
          </table:table-cell>
          <table:table-cell table:formula="of:=INDIRECT(ADDRESS(10;16+MOD([.A105]/([.$N$8]*[.$N$9]);[.$N$10])))" office:value-type="float" office:value="1" calcext:value-type="float">
            <text:p>1</text:p>
          </table:table-cell>
          <table:table-cell table:formula="of:=INDIRECT(ADDRESS(11;16+MOD([.A105]/([.$N$8]*[.$N$9]*[.$N$10]);[.$N$11])))" office:value-type="float" office:value="8" calcext:value-type="float">
            <text:p>8</text:p>
          </table:table-cell>
          <table:table-cell table:formula="of:=[.E105]*[.C105]*[.$R$3]/[.B105]/[.D105]" office:value-type="float" office:value="4976640" calcext:value-type="float">
            <text:p>4976640</text:p>
          </table:table-cell>
          <table:table-cell table:style-name="ce7" table:formula="of:=IF(AND([.$Q$18]&lt;[.F105];[.F105]&lt;[.$Q$19]))" office:value-type="boolean" office:boolean-value="true" calcext:value-type="boolean">
            <text:p>TRUE</text:p>
          </table:table-cell>
          <table:table-cell table:style-name="ce9" table:formula="of:=IF(OR(AND([.D105]=[.$P$27];[.$R$25]&lt;[.F105];[.F105]&lt;[.$R$26]); AND([.D105]=[.$Q$27];[.$Q$25]&lt;[.F105];[.F105]&lt;[.$Q$26]);AND([.D105]=[.$R$27];[.$P$25]&lt;[.F105];[.F10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INDIRECT(ADDRESS(8;16+MOD([.A106];[.$N$8])))" office:value-type="float" office:value="1" calcext:value-type="float">
            <text:p>1</text:p>
          </table:table-cell>
          <table:table-cell table:formula="of:=INDIRECT(ADDRESS(9;16+MOD([.A106]/[.$N$8];[.$N$9])))" office:value-type="float" office:value="28" calcext:value-type="float">
            <text:p>28</text:p>
          </table:table-cell>
          <table:table-cell table:formula="of:=INDIRECT(ADDRESS(10;16+MOD([.A106]/([.$N$8]*[.$N$9]);[.$N$10])))" office:value-type="float" office:value="1" calcext:value-type="float">
            <text:p>1</text:p>
          </table:table-cell>
          <table:table-cell table:formula="of:=INDIRECT(ADDRESS(11;16+MOD([.A106]/([.$N$8]*[.$N$9]*[.$N$10]);[.$N$11])))" office:value-type="float" office:value="8" calcext:value-type="float">
            <text:p>8</text:p>
          </table:table-cell>
          <table:table-cell table:formula="of:=[.E106]*[.C106]*[.$R$3]/[.B106]/[.D106]" office:value-type="float" office:value="20643840" calcext:value-type="float">
            <text:p>20643840</text:p>
          </table:table-cell>
          <table:table-cell table:style-name="ce7" table:formula="of:=IF(AND([.$Q$18]&lt;[.F106];[.F106]&lt;[.$Q$19]))" office:value-type="boolean" office:boolean-value="false" calcext:value-type="boolean">
            <text:p>FALSE</text:p>
          </table:table-cell>
          <table:table-cell table:style-name="ce9" table:formula="of:=IF(OR(AND([.D106]=[.$P$27];[.$R$25]&lt;[.F106];[.F106]&lt;[.$R$26]); AND([.D106]=[.$Q$27];[.$Q$25]&lt;[.F106];[.F106]&lt;[.$Q$26]);AND([.D106]=[.$R$27];[.$P$25]&lt;[.F106];[.F10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INDIRECT(ADDRESS(8;16+MOD([.A107];[.$N$8])))" office:value-type="float" office:value="2" calcext:value-type="float">
            <text:p>2</text:p>
          </table:table-cell>
          <table:table-cell table:formula="of:=INDIRECT(ADDRESS(9;16+MOD([.A107]/[.$N$8];[.$N$9])))" office:value-type="float" office:value="28" calcext:value-type="float">
            <text:p>28</text:p>
          </table:table-cell>
          <table:table-cell table:formula="of:=INDIRECT(ADDRESS(10;16+MOD([.A107]/([.$N$8]*[.$N$9]);[.$N$10])))" office:value-type="float" office:value="1" calcext:value-type="float">
            <text:p>1</text:p>
          </table:table-cell>
          <table:table-cell table:formula="of:=INDIRECT(ADDRESS(11;16+MOD([.A107]/([.$N$8]*[.$N$9]*[.$N$10]);[.$N$11])))" office:value-type="float" office:value="8" calcext:value-type="float">
            <text:p>8</text:p>
          </table:table-cell>
          <table:table-cell table:formula="of:=[.E107]*[.C107]*[.$R$3]/[.B107]/[.D107]" office:value-type="float" office:value="10321920" calcext:value-type="float">
            <text:p>10321920</text:p>
          </table:table-cell>
          <table:table-cell table:style-name="ce7" table:formula="of:=IF(AND([.$Q$18]&lt;[.F107];[.F107]&lt;[.$Q$19]))" office:value-type="boolean" office:boolean-value="true" calcext:value-type="boolean">
            <text:p>TRUE</text:p>
          </table:table-cell>
          <table:table-cell table:style-name="ce9" table:formula="of:=IF(OR(AND([.D107]=[.$P$27];[.$R$25]&lt;[.F107];[.F107]&lt;[.$R$26]); AND([.D107]=[.$Q$27];[.$Q$25]&lt;[.F107];[.F107]&lt;[.$Q$26]);AND([.D107]=[.$R$27];[.$P$25]&lt;[.F107];[.F107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INDIRECT(ADDRESS(8;16+MOD([.A108];[.$N$8])))" office:value-type="float" office:value="3" calcext:value-type="float">
            <text:p>3</text:p>
          </table:table-cell>
          <table:table-cell table:formula="of:=INDIRECT(ADDRESS(9;16+MOD([.A108]/[.$N$8];[.$N$9])))" office:value-type="float" office:value="28" calcext:value-type="float">
            <text:p>28</text:p>
          </table:table-cell>
          <table:table-cell table:formula="of:=INDIRECT(ADDRESS(10;16+MOD([.A108]/([.$N$8]*[.$N$9]);[.$N$10])))" office:value-type="float" office:value="1" calcext:value-type="float">
            <text:p>1</text:p>
          </table:table-cell>
          <table:table-cell table:formula="of:=INDIRECT(ADDRESS(11;16+MOD([.A108]/([.$N$8]*[.$N$9]*[.$N$10]);[.$N$11])))" office:value-type="float" office:value="8" calcext:value-type="float">
            <text:p>8</text:p>
          </table:table-cell>
          <table:table-cell table:formula="of:=[.E108]*[.C108]*[.$R$3]/[.B108]/[.D108]" office:value-type="float" office:value="6881280" calcext:value-type="float">
            <text:p>6881280</text:p>
          </table:table-cell>
          <table:table-cell table:style-name="ce7" table:formula="of:=IF(AND([.$Q$18]&lt;[.F108];[.F108]&lt;[.$Q$19]))" office:value-type="boolean" office:boolean-value="true" calcext:value-type="boolean">
            <text:p>TRUE</text:p>
          </table:table-cell>
          <table:table-cell table:style-name="ce9" table:formula="of:=IF(OR(AND([.D108]=[.$P$27];[.$R$25]&lt;[.F108];[.F108]&lt;[.$R$26]); AND([.D108]=[.$Q$27];[.$Q$25]&lt;[.F108];[.F108]&lt;[.$Q$26]);AND([.D108]=[.$R$27];[.$P$25]&lt;[.F108];[.F10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INDIRECT(ADDRESS(8;16+MOD([.A109];[.$N$8])))" office:value-type="float" office:value="4" calcext:value-type="float">
            <text:p>4</text:p>
          </table:table-cell>
          <table:table-cell table:formula="of:=INDIRECT(ADDRESS(9;16+MOD([.A109]/[.$N$8];[.$N$9])))" office:value-type="float" office:value="28" calcext:value-type="float">
            <text:p>28</text:p>
          </table:table-cell>
          <table:table-cell table:formula="of:=INDIRECT(ADDRESS(10;16+MOD([.A109]/([.$N$8]*[.$N$9]);[.$N$10])))" office:value-type="float" office:value="1" calcext:value-type="float">
            <text:p>1</text:p>
          </table:table-cell>
          <table:table-cell table:formula="of:=INDIRECT(ADDRESS(11;16+MOD([.A109]/([.$N$8]*[.$N$9]*[.$N$10]);[.$N$11])))" office:value-type="float" office:value="8" calcext:value-type="float">
            <text:p>8</text:p>
          </table:table-cell>
          <table:table-cell table:formula="of:=[.E109]*[.C109]*[.$R$3]/[.B109]/[.D109]" office:value-type="float" office:value="5160960" calcext:value-type="float">
            <text:p>5160960</text:p>
          </table:table-cell>
          <table:table-cell table:style-name="ce7" table:formula="of:=IF(AND([.$Q$18]&lt;[.F109];[.F109]&lt;[.$Q$19]))" office:value-type="boolean" office:boolean-value="true" calcext:value-type="boolean">
            <text:p>TRUE</text:p>
          </table:table-cell>
          <table:table-cell table:style-name="ce9" table:formula="of:=IF(OR(AND([.D109]=[.$P$27];[.$R$25]&lt;[.F109];[.F109]&lt;[.$R$26]); AND([.D109]=[.$Q$27];[.$Q$25]&lt;[.F109];[.F109]&lt;[.$Q$26]);AND([.D109]=[.$R$27];[.$P$25]&lt;[.F109];[.F10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INDIRECT(ADDRESS(8;16+MOD([.A110];[.$N$8])))" office:value-type="float" office:value="1" calcext:value-type="float">
            <text:p>1</text:p>
          </table:table-cell>
          <table:table-cell table:formula="of:=INDIRECT(ADDRESS(9;16+MOD([.A110]/[.$N$8];[.$N$9])))" office:value-type="float" office:value="29" calcext:value-type="float">
            <text:p>29</text:p>
          </table:table-cell>
          <table:table-cell table:formula="of:=INDIRECT(ADDRESS(10;16+MOD([.A110]/([.$N$8]*[.$N$9]);[.$N$10])))" office:value-type="float" office:value="1" calcext:value-type="float">
            <text:p>1</text:p>
          </table:table-cell>
          <table:table-cell table:formula="of:=INDIRECT(ADDRESS(11;16+MOD([.A110]/([.$N$8]*[.$N$9]*[.$N$10]);[.$N$11])))" office:value-type="float" office:value="8" calcext:value-type="float">
            <text:p>8</text:p>
          </table:table-cell>
          <table:table-cell table:formula="of:=[.E110]*[.C110]*[.$R$3]/[.B110]/[.D110]" office:value-type="float" office:value="21381120" calcext:value-type="float">
            <text:p>21381120</text:p>
          </table:table-cell>
          <table:table-cell table:style-name="ce7" table:formula="of:=IF(AND([.$Q$18]&lt;[.F110];[.F110]&lt;[.$Q$19]))" office:value-type="boolean" office:boolean-value="false" calcext:value-type="boolean">
            <text:p>FALSE</text:p>
          </table:table-cell>
          <table:table-cell table:style-name="ce9" table:formula="of:=IF(OR(AND([.D110]=[.$P$27];[.$R$25]&lt;[.F110];[.F110]&lt;[.$R$26]); AND([.D110]=[.$Q$27];[.$Q$25]&lt;[.F110];[.F110]&lt;[.$Q$26]);AND([.D110]=[.$R$27];[.$P$25]&lt;[.F110];[.F11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INDIRECT(ADDRESS(8;16+MOD([.A111];[.$N$8])))" office:value-type="float" office:value="2" calcext:value-type="float">
            <text:p>2</text:p>
          </table:table-cell>
          <table:table-cell table:formula="of:=INDIRECT(ADDRESS(9;16+MOD([.A111]/[.$N$8];[.$N$9])))" office:value-type="float" office:value="29" calcext:value-type="float">
            <text:p>29</text:p>
          </table:table-cell>
          <table:table-cell table:formula="of:=INDIRECT(ADDRESS(10;16+MOD([.A111]/([.$N$8]*[.$N$9]);[.$N$10])))" office:value-type="float" office:value="1" calcext:value-type="float">
            <text:p>1</text:p>
          </table:table-cell>
          <table:table-cell table:formula="of:=INDIRECT(ADDRESS(11;16+MOD([.A111]/([.$N$8]*[.$N$9]*[.$N$10]);[.$N$11])))" office:value-type="float" office:value="8" calcext:value-type="float">
            <text:p>8</text:p>
          </table:table-cell>
          <table:table-cell table:formula="of:=[.E111]*[.C111]*[.$R$3]/[.B111]/[.D111]" office:value-type="float" office:value="10690560" calcext:value-type="float">
            <text:p>10690560</text:p>
          </table:table-cell>
          <table:table-cell table:style-name="ce7" table:formula="of:=IF(AND([.$Q$18]&lt;[.F111];[.F111]&lt;[.$Q$19]))" office:value-type="boolean" office:boolean-value="true" calcext:value-type="boolean">
            <text:p>TRUE</text:p>
          </table:table-cell>
          <table:table-cell table:style-name="ce9" table:formula="of:=IF(OR(AND([.D111]=[.$P$27];[.$R$25]&lt;[.F111];[.F111]&lt;[.$R$26]); AND([.D111]=[.$Q$27];[.$Q$25]&lt;[.F111];[.F111]&lt;[.$Q$26]);AND([.D111]=[.$R$27];[.$P$25]&lt;[.F111];[.F111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INDIRECT(ADDRESS(8;16+MOD([.A112];[.$N$8])))" office:value-type="float" office:value="3" calcext:value-type="float">
            <text:p>3</text:p>
          </table:table-cell>
          <table:table-cell table:formula="of:=INDIRECT(ADDRESS(9;16+MOD([.A112]/[.$N$8];[.$N$9])))" office:value-type="float" office:value="29" calcext:value-type="float">
            <text:p>29</text:p>
          </table:table-cell>
          <table:table-cell table:formula="of:=INDIRECT(ADDRESS(10;16+MOD([.A112]/([.$N$8]*[.$N$9]);[.$N$10])))" office:value-type="float" office:value="1" calcext:value-type="float">
            <text:p>1</text:p>
          </table:table-cell>
          <table:table-cell table:formula="of:=INDIRECT(ADDRESS(11;16+MOD([.A112]/([.$N$8]*[.$N$9]*[.$N$10]);[.$N$11])))" office:value-type="float" office:value="8" calcext:value-type="float">
            <text:p>8</text:p>
          </table:table-cell>
          <table:table-cell table:formula="of:=[.E112]*[.C112]*[.$R$3]/[.B112]/[.D112]" office:value-type="float" office:value="7127040" calcext:value-type="float">
            <text:p>7127040</text:p>
          </table:table-cell>
          <table:table-cell table:style-name="ce7" table:formula="of:=IF(AND([.$Q$18]&lt;[.F112];[.F112]&lt;[.$Q$19]))" office:value-type="boolean" office:boolean-value="true" calcext:value-type="boolean">
            <text:p>TRUE</text:p>
          </table:table-cell>
          <table:table-cell table:style-name="ce9" table:formula="of:=IF(OR(AND([.D112]=[.$P$27];[.$R$25]&lt;[.F112];[.F112]&lt;[.$R$26]); AND([.D112]=[.$Q$27];[.$Q$25]&lt;[.F112];[.F112]&lt;[.$Q$26]);AND([.D112]=[.$R$27];[.$P$25]&lt;[.F112];[.F11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INDIRECT(ADDRESS(8;16+MOD([.A113];[.$N$8])))" office:value-type="float" office:value="4" calcext:value-type="float">
            <text:p>4</text:p>
          </table:table-cell>
          <table:table-cell table:formula="of:=INDIRECT(ADDRESS(9;16+MOD([.A113]/[.$N$8];[.$N$9])))" office:value-type="float" office:value="29" calcext:value-type="float">
            <text:p>29</text:p>
          </table:table-cell>
          <table:table-cell table:formula="of:=INDIRECT(ADDRESS(10;16+MOD([.A113]/([.$N$8]*[.$N$9]);[.$N$10])))" office:value-type="float" office:value="1" calcext:value-type="float">
            <text:p>1</text:p>
          </table:table-cell>
          <table:table-cell table:formula="of:=INDIRECT(ADDRESS(11;16+MOD([.A113]/([.$N$8]*[.$N$9]*[.$N$10]);[.$N$11])))" office:value-type="float" office:value="8" calcext:value-type="float">
            <text:p>8</text:p>
          </table:table-cell>
          <table:table-cell table:formula="of:=[.E113]*[.C113]*[.$R$3]/[.B113]/[.D113]" office:value-type="float" office:value="5345280" calcext:value-type="float">
            <text:p>5345280</text:p>
          </table:table-cell>
          <table:table-cell table:style-name="ce7" table:formula="of:=IF(AND([.$Q$18]&lt;[.F113];[.F113]&lt;[.$Q$19]))" office:value-type="boolean" office:boolean-value="true" calcext:value-type="boolean">
            <text:p>TRUE</text:p>
          </table:table-cell>
          <table:table-cell table:style-name="ce9" table:formula="of:=IF(OR(AND([.D113]=[.$P$27];[.$R$25]&lt;[.F113];[.F113]&lt;[.$R$26]); AND([.D113]=[.$Q$27];[.$Q$25]&lt;[.F113];[.F113]&lt;[.$Q$26]);AND([.D113]=[.$R$27];[.$P$25]&lt;[.F113];[.F11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INDIRECT(ADDRESS(8;16+MOD([.A114];[.$N$8])))" office:value-type="float" office:value="1" calcext:value-type="float">
            <text:p>1</text:p>
          </table:table-cell>
          <table:table-cell table:formula="of:=INDIRECT(ADDRESS(9;16+MOD([.A114]/[.$N$8];[.$N$9])))" office:value-type="float" office:value="30" calcext:value-type="float">
            <text:p>30</text:p>
          </table:table-cell>
          <table:table-cell table:formula="of:=INDIRECT(ADDRESS(10;16+MOD([.A114]/([.$N$8]*[.$N$9]);[.$N$10])))" office:value-type="float" office:value="1" calcext:value-type="float">
            <text:p>1</text:p>
          </table:table-cell>
          <table:table-cell table:formula="of:=INDIRECT(ADDRESS(11;16+MOD([.A114]/([.$N$8]*[.$N$9]*[.$N$10]);[.$N$11])))" office:value-type="float" office:value="8" calcext:value-type="float">
            <text:p>8</text:p>
          </table:table-cell>
          <table:table-cell table:formula="of:=[.E114]*[.C114]*[.$R$3]/[.B114]/[.D114]" office:value-type="float" office:value="22118400" calcext:value-type="float">
            <text:p>22118400</text:p>
          </table:table-cell>
          <table:table-cell table:style-name="ce7" table:formula="of:=IF(AND([.$Q$18]&lt;[.F114];[.F114]&lt;[.$Q$19]))" office:value-type="boolean" office:boolean-value="false" calcext:value-type="boolean">
            <text:p>FALSE</text:p>
          </table:table-cell>
          <table:table-cell table:style-name="ce9" table:formula="of:=IF(OR(AND([.D114]=[.$P$27];[.$R$25]&lt;[.F114];[.F114]&lt;[.$R$26]); AND([.D114]=[.$Q$27];[.$Q$25]&lt;[.F114];[.F114]&lt;[.$Q$26]);AND([.D114]=[.$R$27];[.$P$25]&lt;[.F114];[.F11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INDIRECT(ADDRESS(8;16+MOD([.A115];[.$N$8])))" office:value-type="float" office:value="2" calcext:value-type="float">
            <text:p>2</text:p>
          </table:table-cell>
          <table:table-cell table:formula="of:=INDIRECT(ADDRESS(9;16+MOD([.A115]/[.$N$8];[.$N$9])))" office:value-type="float" office:value="30" calcext:value-type="float">
            <text:p>30</text:p>
          </table:table-cell>
          <table:table-cell table:formula="of:=INDIRECT(ADDRESS(10;16+MOD([.A115]/([.$N$8]*[.$N$9]);[.$N$10])))" office:value-type="float" office:value="1" calcext:value-type="float">
            <text:p>1</text:p>
          </table:table-cell>
          <table:table-cell table:formula="of:=INDIRECT(ADDRESS(11;16+MOD([.A115]/([.$N$8]*[.$N$9]*[.$N$10]);[.$N$11])))" office:value-type="float" office:value="8" calcext:value-type="float">
            <text:p>8</text:p>
          </table:table-cell>
          <table:table-cell table:formula="of:=[.E115]*[.C115]*[.$R$3]/[.B115]/[.D115]" office:value-type="float" office:value="11059200" calcext:value-type="float">
            <text:p>11059200</text:p>
          </table:table-cell>
          <table:table-cell table:style-name="ce7" table:formula="of:=IF(AND([.$Q$18]&lt;[.F115];[.F115]&lt;[.$Q$19]))" office:value-type="boolean" office:boolean-value="true" calcext:value-type="boolean">
            <text:p>TRUE</text:p>
          </table:table-cell>
          <table:table-cell table:style-name="ce9" table:formula="of:=IF(OR(AND([.D115]=[.$P$27];[.$R$25]&lt;[.F115];[.F115]&lt;[.$R$26]); AND([.D115]=[.$Q$27];[.$Q$25]&lt;[.F115];[.F115]&lt;[.$Q$26]);AND([.D115]=[.$R$27];[.$P$25]&lt;[.F115];[.F115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INDIRECT(ADDRESS(8;16+MOD([.A116];[.$N$8])))" office:value-type="float" office:value="3" calcext:value-type="float">
            <text:p>3</text:p>
          </table:table-cell>
          <table:table-cell table:formula="of:=INDIRECT(ADDRESS(9;16+MOD([.A116]/[.$N$8];[.$N$9])))" office:value-type="float" office:value="30" calcext:value-type="float">
            <text:p>30</text:p>
          </table:table-cell>
          <table:table-cell table:formula="of:=INDIRECT(ADDRESS(10;16+MOD([.A116]/([.$N$8]*[.$N$9]);[.$N$10])))" office:value-type="float" office:value="1" calcext:value-type="float">
            <text:p>1</text:p>
          </table:table-cell>
          <table:table-cell table:formula="of:=INDIRECT(ADDRESS(11;16+MOD([.A116]/([.$N$8]*[.$N$9]*[.$N$10]);[.$N$11])))" office:value-type="float" office:value="8" calcext:value-type="float">
            <text:p>8</text:p>
          </table:table-cell>
          <table:table-cell table:formula="of:=[.E116]*[.C116]*[.$R$3]/[.B116]/[.D116]" office:value-type="float" office:value="7372800" calcext:value-type="float">
            <text:p>7372800</text:p>
          </table:table-cell>
          <table:table-cell table:style-name="ce7" table:formula="of:=IF(AND([.$Q$18]&lt;[.F116];[.F116]&lt;[.$Q$19]))" office:value-type="boolean" office:boolean-value="true" calcext:value-type="boolean">
            <text:p>TRUE</text:p>
          </table:table-cell>
          <table:table-cell table:style-name="ce9" table:formula="of:=IF(OR(AND([.D116]=[.$P$27];[.$R$25]&lt;[.F116];[.F116]&lt;[.$R$26]); AND([.D116]=[.$Q$27];[.$Q$25]&lt;[.F116];[.F116]&lt;[.$Q$26]);AND([.D116]=[.$R$27];[.$P$25]&lt;[.F116];[.F11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INDIRECT(ADDRESS(8;16+MOD([.A117];[.$N$8])))" office:value-type="float" office:value="4" calcext:value-type="float">
            <text:p>4</text:p>
          </table:table-cell>
          <table:table-cell table:formula="of:=INDIRECT(ADDRESS(9;16+MOD([.A117]/[.$N$8];[.$N$9])))" office:value-type="float" office:value="30" calcext:value-type="float">
            <text:p>30</text:p>
          </table:table-cell>
          <table:table-cell table:formula="of:=INDIRECT(ADDRESS(10;16+MOD([.A117]/([.$N$8]*[.$N$9]);[.$N$10])))" office:value-type="float" office:value="1" calcext:value-type="float">
            <text:p>1</text:p>
          </table:table-cell>
          <table:table-cell table:formula="of:=INDIRECT(ADDRESS(11;16+MOD([.A117]/([.$N$8]*[.$N$9]*[.$N$10]);[.$N$11])))" office:value-type="float" office:value="8" calcext:value-type="float">
            <text:p>8</text:p>
          </table:table-cell>
          <table:table-cell table:formula="of:=[.E117]*[.C117]*[.$R$3]/[.B117]/[.D117]" office:value-type="float" office:value="5529600" calcext:value-type="float">
            <text:p>5529600</text:p>
          </table:table-cell>
          <table:table-cell table:style-name="ce7" table:formula="of:=IF(AND([.$Q$18]&lt;[.F117];[.F117]&lt;[.$Q$19]))" office:value-type="boolean" office:boolean-value="true" calcext:value-type="boolean">
            <text:p>TRUE</text:p>
          </table:table-cell>
          <table:table-cell table:style-name="ce9" table:formula="of:=IF(OR(AND([.D117]=[.$P$27];[.$R$25]&lt;[.F117];[.F117]&lt;[.$R$26]); AND([.D117]=[.$Q$27];[.$Q$25]&lt;[.F117];[.F117]&lt;[.$Q$26]);AND([.D117]=[.$R$27];[.$P$25]&lt;[.F117];[.F11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INDIRECT(ADDRESS(8;16+MOD([.A118];[.$N$8])))" office:value-type="float" office:value="1" calcext:value-type="float">
            <text:p>1</text:p>
          </table:table-cell>
          <table:table-cell table:formula="of:=INDIRECT(ADDRESS(9;16+MOD([.A118]/[.$N$8];[.$N$9])))" office:value-type="float" office:value="31" calcext:value-type="float">
            <text:p>31</text:p>
          </table:table-cell>
          <table:table-cell table:formula="of:=INDIRECT(ADDRESS(10;16+MOD([.A118]/([.$N$8]*[.$N$9]);[.$N$10])))" office:value-type="float" office:value="1" calcext:value-type="float">
            <text:p>1</text:p>
          </table:table-cell>
          <table:table-cell table:formula="of:=INDIRECT(ADDRESS(11;16+MOD([.A118]/([.$N$8]*[.$N$9]*[.$N$10]);[.$N$11])))" office:value-type="float" office:value="8" calcext:value-type="float">
            <text:p>8</text:p>
          </table:table-cell>
          <table:table-cell table:formula="of:=[.E118]*[.C118]*[.$R$3]/[.B118]/[.D118]" office:value-type="float" office:value="22855680" calcext:value-type="float">
            <text:p>22855680</text:p>
          </table:table-cell>
          <table:table-cell table:style-name="ce7" table:formula="of:=IF(AND([.$Q$18]&lt;[.F118];[.F118]&lt;[.$Q$19]))" office:value-type="boolean" office:boolean-value="false" calcext:value-type="boolean">
            <text:p>FALSE</text:p>
          </table:table-cell>
          <table:table-cell table:style-name="ce9" table:formula="of:=IF(OR(AND([.D118]=[.$P$27];[.$R$25]&lt;[.F118];[.F118]&lt;[.$R$26]); AND([.D118]=[.$Q$27];[.$Q$25]&lt;[.F118];[.F118]&lt;[.$Q$26]);AND([.D118]=[.$R$27];[.$P$25]&lt;[.F118];[.F11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INDIRECT(ADDRESS(8;16+MOD([.A119];[.$N$8])))" office:value-type="float" office:value="2" calcext:value-type="float">
            <text:p>2</text:p>
          </table:table-cell>
          <table:table-cell table:formula="of:=INDIRECT(ADDRESS(9;16+MOD([.A119]/[.$N$8];[.$N$9])))" office:value-type="float" office:value="31" calcext:value-type="float">
            <text:p>31</text:p>
          </table:table-cell>
          <table:table-cell table:formula="of:=INDIRECT(ADDRESS(10;16+MOD([.A119]/([.$N$8]*[.$N$9]);[.$N$10])))" office:value-type="float" office:value="1" calcext:value-type="float">
            <text:p>1</text:p>
          </table:table-cell>
          <table:table-cell table:formula="of:=INDIRECT(ADDRESS(11;16+MOD([.A119]/([.$N$8]*[.$N$9]*[.$N$10]);[.$N$11])))" office:value-type="float" office:value="8" calcext:value-type="float">
            <text:p>8</text:p>
          </table:table-cell>
          <table:table-cell table:formula="of:=[.E119]*[.C119]*[.$R$3]/[.B119]/[.D119]" office:value-type="float" office:value="11427840" calcext:value-type="float">
            <text:p>11427840</text:p>
          </table:table-cell>
          <table:table-cell table:style-name="ce7" table:formula="of:=IF(AND([.$Q$18]&lt;[.F119];[.F119]&lt;[.$Q$19]))" office:value-type="boolean" office:boolean-value="true" calcext:value-type="boolean">
            <text:p>TRUE</text:p>
          </table:table-cell>
          <table:table-cell table:style-name="ce9" table:formula="of:=IF(OR(AND([.D119]=[.$P$27];[.$R$25]&lt;[.F119];[.F119]&lt;[.$R$26]); AND([.D119]=[.$Q$27];[.$Q$25]&lt;[.F119];[.F119]&lt;[.$Q$26]);AND([.D119]=[.$R$27];[.$P$25]&lt;[.F119];[.F119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INDIRECT(ADDRESS(8;16+MOD([.A120];[.$N$8])))" office:value-type="float" office:value="3" calcext:value-type="float">
            <text:p>3</text:p>
          </table:table-cell>
          <table:table-cell table:formula="of:=INDIRECT(ADDRESS(9;16+MOD([.A120]/[.$N$8];[.$N$9])))" office:value-type="float" office:value="31" calcext:value-type="float">
            <text:p>31</text:p>
          </table:table-cell>
          <table:table-cell table:formula="of:=INDIRECT(ADDRESS(10;16+MOD([.A120]/([.$N$8]*[.$N$9]);[.$N$10])))" office:value-type="float" office:value="1" calcext:value-type="float">
            <text:p>1</text:p>
          </table:table-cell>
          <table:table-cell table:formula="of:=INDIRECT(ADDRESS(11;16+MOD([.A120]/([.$N$8]*[.$N$9]*[.$N$10]);[.$N$11])))" office:value-type="float" office:value="8" calcext:value-type="float">
            <text:p>8</text:p>
          </table:table-cell>
          <table:table-cell table:formula="of:=[.E120]*[.C120]*[.$R$3]/[.B120]/[.D120]" office:value-type="float" office:value="7618560" calcext:value-type="float">
            <text:p>7618560</text:p>
          </table:table-cell>
          <table:table-cell table:style-name="ce7" table:formula="of:=IF(AND([.$Q$18]&lt;[.F120];[.F120]&lt;[.$Q$19]))" office:value-type="boolean" office:boolean-value="true" calcext:value-type="boolean">
            <text:p>TRUE</text:p>
          </table:table-cell>
          <table:table-cell table:style-name="ce9" table:formula="of:=IF(OR(AND([.D120]=[.$P$27];[.$R$25]&lt;[.F120];[.F120]&lt;[.$R$26]); AND([.D120]=[.$Q$27];[.$Q$25]&lt;[.F120];[.F120]&lt;[.$Q$26]);AND([.D120]=[.$R$27];[.$P$25]&lt;[.F120];[.F12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INDIRECT(ADDRESS(8;16+MOD([.A121];[.$N$8])))" office:value-type="float" office:value="4" calcext:value-type="float">
            <text:p>4</text:p>
          </table:table-cell>
          <table:table-cell table:formula="of:=INDIRECT(ADDRESS(9;16+MOD([.A121]/[.$N$8];[.$N$9])))" office:value-type="float" office:value="31" calcext:value-type="float">
            <text:p>31</text:p>
          </table:table-cell>
          <table:table-cell table:formula="of:=INDIRECT(ADDRESS(10;16+MOD([.A121]/([.$N$8]*[.$N$9]);[.$N$10])))" office:value-type="float" office:value="1" calcext:value-type="float">
            <text:p>1</text:p>
          </table:table-cell>
          <table:table-cell table:formula="of:=INDIRECT(ADDRESS(11;16+MOD([.A121]/([.$N$8]*[.$N$9]*[.$N$10]);[.$N$11])))" office:value-type="float" office:value="8" calcext:value-type="float">
            <text:p>8</text:p>
          </table:table-cell>
          <table:table-cell table:formula="of:=[.E121]*[.C121]*[.$R$3]/[.B121]/[.D121]" office:value-type="float" office:value="5713920" calcext:value-type="float">
            <text:p>5713920</text:p>
          </table:table-cell>
          <table:table-cell table:style-name="ce7" table:formula="of:=IF(AND([.$Q$18]&lt;[.F121];[.F121]&lt;[.$Q$19]))" office:value-type="boolean" office:boolean-value="true" calcext:value-type="boolean">
            <text:p>TRUE</text:p>
          </table:table-cell>
          <table:table-cell table:style-name="ce9" table:formula="of:=IF(OR(AND([.D121]=[.$P$27];[.$R$25]&lt;[.F121];[.F121]&lt;[.$R$26]); AND([.D121]=[.$Q$27];[.$Q$25]&lt;[.F121];[.F121]&lt;[.$Q$26]);AND([.D121]=[.$R$27];[.$P$25]&lt;[.F121];[.F12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INDIRECT(ADDRESS(8;16+MOD([.A122];[.$N$8])))" office:value-type="float" office:value="1" calcext:value-type="float">
            <text:p>1</text:p>
          </table:table-cell>
          <table:table-cell table:formula="of:=INDIRECT(ADDRESS(9;16+MOD([.A122]/[.$N$8];[.$N$9])))" office:value-type="float" office:value="32" calcext:value-type="float">
            <text:p>32</text:p>
          </table:table-cell>
          <table:table-cell table:formula="of:=INDIRECT(ADDRESS(10;16+MOD([.A122]/([.$N$8]*[.$N$9]);[.$N$10])))" office:value-type="float" office:value="1" calcext:value-type="float">
            <text:p>1</text:p>
          </table:table-cell>
          <table:table-cell table:formula="of:=INDIRECT(ADDRESS(11;16+MOD([.A122]/([.$N$8]*[.$N$9]*[.$N$10]);[.$N$11])))" office:value-type="float" office:value="8" calcext:value-type="float">
            <text:p>8</text:p>
          </table:table-cell>
          <table:table-cell table:formula="of:=[.E122]*[.C122]*[.$R$3]/[.B122]/[.D122]" office:value-type="float" office:value="23592960" calcext:value-type="float">
            <text:p>23592960</text:p>
          </table:table-cell>
          <table:table-cell table:style-name="ce7" table:formula="of:=IF(AND([.$Q$18]&lt;[.F122];[.F122]&lt;[.$Q$19]))" office:value-type="boolean" office:boolean-value="false" calcext:value-type="boolean">
            <text:p>FALSE</text:p>
          </table:table-cell>
          <table:table-cell table:style-name="ce9" table:formula="of:=IF(OR(AND([.D122]=[.$P$27];[.$R$25]&lt;[.F122];[.F122]&lt;[.$R$26]); AND([.D122]=[.$Q$27];[.$Q$25]&lt;[.F122];[.F122]&lt;[.$Q$26]);AND([.D122]=[.$R$27];[.$P$25]&lt;[.F122];[.F12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INDIRECT(ADDRESS(8;16+MOD([.A123];[.$N$8])))" office:value-type="float" office:value="2" calcext:value-type="float">
            <text:p>2</text:p>
          </table:table-cell>
          <table:table-cell table:formula="of:=INDIRECT(ADDRESS(9;16+MOD([.A123]/[.$N$8];[.$N$9])))" office:value-type="float" office:value="32" calcext:value-type="float">
            <text:p>32</text:p>
          </table:table-cell>
          <table:table-cell table:formula="of:=INDIRECT(ADDRESS(10;16+MOD([.A123]/([.$N$8]*[.$N$9]);[.$N$10])))" office:value-type="float" office:value="1" calcext:value-type="float">
            <text:p>1</text:p>
          </table:table-cell>
          <table:table-cell table:formula="of:=INDIRECT(ADDRESS(11;16+MOD([.A123]/([.$N$8]*[.$N$9]*[.$N$10]);[.$N$11])))" office:value-type="float" office:value="8" calcext:value-type="float">
            <text:p>8</text:p>
          </table:table-cell>
          <table:table-cell table:formula="of:=[.E123]*[.C123]*[.$R$3]/[.B123]/[.D123]" office:value-type="float" office:value="11796480" calcext:value-type="float">
            <text:p>11796480</text:p>
          </table:table-cell>
          <table:table-cell table:style-name="ce7" table:formula="of:=IF(AND([.$Q$18]&lt;[.F123];[.F123]&lt;[.$Q$19]))" office:value-type="boolean" office:boolean-value="true" calcext:value-type="boolean">
            <text:p>TRUE</text:p>
          </table:table-cell>
          <table:table-cell table:style-name="ce9" table:formula="of:=IF(OR(AND([.D123]=[.$P$27];[.$R$25]&lt;[.F123];[.F123]&lt;[.$R$26]); AND([.D123]=[.$Q$27];[.$Q$25]&lt;[.F123];[.F123]&lt;[.$Q$26]);AND([.D123]=[.$R$27];[.$P$25]&lt;[.F123];[.F123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INDIRECT(ADDRESS(8;16+MOD([.A124];[.$N$8])))" office:value-type="float" office:value="3" calcext:value-type="float">
            <text:p>3</text:p>
          </table:table-cell>
          <table:table-cell table:formula="of:=INDIRECT(ADDRESS(9;16+MOD([.A124]/[.$N$8];[.$N$9])))" office:value-type="float" office:value="32" calcext:value-type="float">
            <text:p>32</text:p>
          </table:table-cell>
          <table:table-cell table:formula="of:=INDIRECT(ADDRESS(10;16+MOD([.A124]/([.$N$8]*[.$N$9]);[.$N$10])))" office:value-type="float" office:value="1" calcext:value-type="float">
            <text:p>1</text:p>
          </table:table-cell>
          <table:table-cell table:formula="of:=INDIRECT(ADDRESS(11;16+MOD([.A124]/([.$N$8]*[.$N$9]*[.$N$10]);[.$N$11])))" office:value-type="float" office:value="8" calcext:value-type="float">
            <text:p>8</text:p>
          </table:table-cell>
          <table:table-cell table:formula="of:=[.E124]*[.C124]*[.$R$3]/[.B124]/[.D124]" office:value-type="float" office:value="7864320" calcext:value-type="float">
            <text:p>7864320</text:p>
          </table:table-cell>
          <table:table-cell table:style-name="ce7" table:formula="of:=IF(AND([.$Q$18]&lt;[.F124];[.F124]&lt;[.$Q$19]))" office:value-type="boolean" office:boolean-value="true" calcext:value-type="boolean">
            <text:p>TRUE</text:p>
          </table:table-cell>
          <table:table-cell table:style-name="ce9" table:formula="of:=IF(OR(AND([.D124]=[.$P$27];[.$R$25]&lt;[.F124];[.F124]&lt;[.$R$26]); AND([.D124]=[.$Q$27];[.$Q$25]&lt;[.F124];[.F124]&lt;[.$Q$26]);AND([.D124]=[.$R$27];[.$P$25]&lt;[.F124];[.F12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INDIRECT(ADDRESS(8;16+MOD([.A125];[.$N$8])))" office:value-type="float" office:value="4" calcext:value-type="float">
            <text:p>4</text:p>
          </table:table-cell>
          <table:table-cell table:formula="of:=INDIRECT(ADDRESS(9;16+MOD([.A125]/[.$N$8];[.$N$9])))" office:value-type="float" office:value="32" calcext:value-type="float">
            <text:p>32</text:p>
          </table:table-cell>
          <table:table-cell table:formula="of:=INDIRECT(ADDRESS(10;16+MOD([.A125]/([.$N$8]*[.$N$9]);[.$N$10])))" office:value-type="float" office:value="1" calcext:value-type="float">
            <text:p>1</text:p>
          </table:table-cell>
          <table:table-cell table:formula="of:=INDIRECT(ADDRESS(11;16+MOD([.A125]/([.$N$8]*[.$N$9]*[.$N$10]);[.$N$11])))" office:value-type="float" office:value="8" calcext:value-type="float">
            <text:p>8</text:p>
          </table:table-cell>
          <table:table-cell table:formula="of:=[.E125]*[.C125]*[.$R$3]/[.B125]/[.D125]" office:value-type="float" office:value="5898240" calcext:value-type="float">
            <text:p>5898240</text:p>
          </table:table-cell>
          <table:table-cell table:style-name="ce7" table:formula="of:=IF(AND([.$Q$18]&lt;[.F125];[.F125]&lt;[.$Q$19]))" office:value-type="boolean" office:boolean-value="true" calcext:value-type="boolean">
            <text:p>TRUE</text:p>
          </table:table-cell>
          <table:table-cell table:style-name="ce9" table:formula="of:=IF(OR(AND([.D125]=[.$P$27];[.$R$25]&lt;[.F125];[.F125]&lt;[.$R$26]); AND([.D125]=[.$Q$27];[.$Q$25]&lt;[.F125];[.F125]&lt;[.$Q$26]);AND([.D125]=[.$R$27];[.$P$25]&lt;[.F125];[.F12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INDIRECT(ADDRESS(8;16+MOD([.A126];[.$N$8])))" office:value-type="float" office:value="1" calcext:value-type="float">
            <text:p>1</text:p>
          </table:table-cell>
          <table:table-cell table:formula="of:=INDIRECT(ADDRESS(9;16+MOD([.A126]/[.$N$8];[.$N$9])))" office:value-type="float" office:value="33" calcext:value-type="float">
            <text:p>33</text:p>
          </table:table-cell>
          <table:table-cell table:formula="of:=INDIRECT(ADDRESS(10;16+MOD([.A126]/([.$N$8]*[.$N$9]);[.$N$10])))" office:value-type="float" office:value="1" calcext:value-type="float">
            <text:p>1</text:p>
          </table:table-cell>
          <table:table-cell table:formula="of:=INDIRECT(ADDRESS(11;16+MOD([.A126]/([.$N$8]*[.$N$9]*[.$N$10]);[.$N$11])))" office:value-type="float" office:value="8" calcext:value-type="float">
            <text:p>8</text:p>
          </table:table-cell>
          <table:table-cell table:formula="of:=[.E126]*[.C126]*[.$R$3]/[.B126]/[.D126]" office:value-type="float" office:value="24330240" calcext:value-type="float">
            <text:p>24330240</text:p>
          </table:table-cell>
          <table:table-cell table:style-name="ce7" table:formula="of:=IF(AND([.$Q$18]&lt;[.F126];[.F126]&lt;[.$Q$19]))" office:value-type="boolean" office:boolean-value="false" calcext:value-type="boolean">
            <text:p>FALSE</text:p>
          </table:table-cell>
          <table:table-cell table:style-name="ce9" table:formula="of:=IF(OR(AND([.D126]=[.$P$27];[.$R$25]&lt;[.F126];[.F126]&lt;[.$R$26]); AND([.D126]=[.$Q$27];[.$Q$25]&lt;[.F126];[.F126]&lt;[.$Q$26]);AND([.D126]=[.$R$27];[.$P$25]&lt;[.F126];[.F12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INDIRECT(ADDRESS(8;16+MOD([.A127];[.$N$8])))" office:value-type="float" office:value="2" calcext:value-type="float">
            <text:p>2</text:p>
          </table:table-cell>
          <table:table-cell table:formula="of:=INDIRECT(ADDRESS(9;16+MOD([.A127]/[.$N$8];[.$N$9])))" office:value-type="float" office:value="33" calcext:value-type="float">
            <text:p>33</text:p>
          </table:table-cell>
          <table:table-cell table:formula="of:=INDIRECT(ADDRESS(10;16+MOD([.A127]/([.$N$8]*[.$N$9]);[.$N$10])))" office:value-type="float" office:value="1" calcext:value-type="float">
            <text:p>1</text:p>
          </table:table-cell>
          <table:table-cell table:formula="of:=INDIRECT(ADDRESS(11;16+MOD([.A127]/([.$N$8]*[.$N$9]*[.$N$10]);[.$N$11])))" office:value-type="float" office:value="8" calcext:value-type="float">
            <text:p>8</text:p>
          </table:table-cell>
          <table:table-cell table:formula="of:=[.E127]*[.C127]*[.$R$3]/[.B127]/[.D127]" office:value-type="float" office:value="12165120" calcext:value-type="float">
            <text:p>12165120</text:p>
          </table:table-cell>
          <table:table-cell table:style-name="ce7" table:formula="of:=IF(AND([.$Q$18]&lt;[.F127];[.F127]&lt;[.$Q$19]))" office:value-type="boolean" office:boolean-value="false" calcext:value-type="boolean">
            <text:p>FALSE</text:p>
          </table:table-cell>
          <table:table-cell table:style-name="ce9" table:formula="of:=IF(OR(AND([.D127]=[.$P$27];[.$R$25]&lt;[.F127];[.F127]&lt;[.$R$26]); AND([.D127]=[.$Q$27];[.$Q$25]&lt;[.F127];[.F127]&lt;[.$Q$26]);AND([.D127]=[.$R$27];[.$P$25]&lt;[.F127];[.F127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INDIRECT(ADDRESS(8;16+MOD([.A128];[.$N$8])))" office:value-type="float" office:value="3" calcext:value-type="float">
            <text:p>3</text:p>
          </table:table-cell>
          <table:table-cell table:formula="of:=INDIRECT(ADDRESS(9;16+MOD([.A128]/[.$N$8];[.$N$9])))" office:value-type="float" office:value="33" calcext:value-type="float">
            <text:p>33</text:p>
          </table:table-cell>
          <table:table-cell table:formula="of:=INDIRECT(ADDRESS(10;16+MOD([.A128]/([.$N$8]*[.$N$9]);[.$N$10])))" office:value-type="float" office:value="1" calcext:value-type="float">
            <text:p>1</text:p>
          </table:table-cell>
          <table:table-cell table:formula="of:=INDIRECT(ADDRESS(11;16+MOD([.A128]/([.$N$8]*[.$N$9]*[.$N$10]);[.$N$11])))" office:value-type="float" office:value="8" calcext:value-type="float">
            <text:p>8</text:p>
          </table:table-cell>
          <table:table-cell table:formula="of:=[.E128]*[.C128]*[.$R$3]/[.B128]/[.D128]" office:value-type="float" office:value="8110080" calcext:value-type="float">
            <text:p>8110080</text:p>
          </table:table-cell>
          <table:table-cell table:style-name="ce7" table:formula="of:=IF(AND([.$Q$18]&lt;[.F128];[.F128]&lt;[.$Q$19]))" office:value-type="boolean" office:boolean-value="true" calcext:value-type="boolean">
            <text:p>TRUE</text:p>
          </table:table-cell>
          <table:table-cell table:style-name="ce9" table:formula="of:=IF(OR(AND([.D128]=[.$P$27];[.$R$25]&lt;[.F128];[.F128]&lt;[.$R$26]); AND([.D128]=[.$Q$27];[.$Q$25]&lt;[.F128];[.F128]&lt;[.$Q$26]);AND([.D128]=[.$R$27];[.$P$25]&lt;[.F128];[.F12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INDIRECT(ADDRESS(8;16+MOD([.A129];[.$N$8])))" office:value-type="float" office:value="4" calcext:value-type="float">
            <text:p>4</text:p>
          </table:table-cell>
          <table:table-cell table:formula="of:=INDIRECT(ADDRESS(9;16+MOD([.A129]/[.$N$8];[.$N$9])))" office:value-type="float" office:value="33" calcext:value-type="float">
            <text:p>33</text:p>
          </table:table-cell>
          <table:table-cell table:formula="of:=INDIRECT(ADDRESS(10;16+MOD([.A129]/([.$N$8]*[.$N$9]);[.$N$10])))" office:value-type="float" office:value="1" calcext:value-type="float">
            <text:p>1</text:p>
          </table:table-cell>
          <table:table-cell table:formula="of:=INDIRECT(ADDRESS(11;16+MOD([.A129]/([.$N$8]*[.$N$9]*[.$N$10]);[.$N$11])))" office:value-type="float" office:value="8" calcext:value-type="float">
            <text:p>8</text:p>
          </table:table-cell>
          <table:table-cell table:formula="of:=[.E129]*[.C129]*[.$R$3]/[.B129]/[.D129]" office:value-type="float" office:value="6082560" calcext:value-type="float">
            <text:p>6082560</text:p>
          </table:table-cell>
          <table:table-cell table:style-name="ce7" table:formula="of:=IF(AND([.$Q$18]&lt;[.F129];[.F129]&lt;[.$Q$19]))" office:value-type="boolean" office:boolean-value="true" calcext:value-type="boolean">
            <text:p>TRUE</text:p>
          </table:table-cell>
          <table:table-cell table:style-name="ce9" table:formula="of:=IF(OR(AND([.D129]=[.$P$27];[.$R$25]&lt;[.F129];[.F129]&lt;[.$R$26]); AND([.D129]=[.$Q$27];[.$Q$25]&lt;[.F129];[.F129]&lt;[.$Q$26]);AND([.D129]=[.$R$27];[.$P$25]&lt;[.F129];[.F12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INDIRECT(ADDRESS(8;16+MOD([.A130];[.$N$8])))" office:value-type="float" office:value="1" calcext:value-type="float">
            <text:p>1</text:p>
          </table:table-cell>
          <table:table-cell table:formula="of:=INDIRECT(ADDRESS(9;16+MOD([.A130]/[.$N$8];[.$N$9])))" office:value-type="float" office:value="34" calcext:value-type="float">
            <text:p>34</text:p>
          </table:table-cell>
          <table:table-cell table:formula="of:=INDIRECT(ADDRESS(10;16+MOD([.A130]/([.$N$8]*[.$N$9]);[.$N$10])))" office:value-type="float" office:value="1" calcext:value-type="float">
            <text:p>1</text:p>
          </table:table-cell>
          <table:table-cell table:formula="of:=INDIRECT(ADDRESS(11;16+MOD([.A130]/([.$N$8]*[.$N$9]*[.$N$10]);[.$N$11])))" office:value-type="float" office:value="8" calcext:value-type="float">
            <text:p>8</text:p>
          </table:table-cell>
          <table:table-cell table:formula="of:=[.E130]*[.C130]*[.$R$3]/[.B130]/[.D130]" office:value-type="float" office:value="25067520" calcext:value-type="float">
            <text:p>25067520</text:p>
          </table:table-cell>
          <table:table-cell table:style-name="ce7" table:formula="of:=IF(AND([.$Q$18]&lt;[.F130];[.F130]&lt;[.$Q$19]))" office:value-type="boolean" office:boolean-value="false" calcext:value-type="boolean">
            <text:p>FALSE</text:p>
          </table:table-cell>
          <table:table-cell table:style-name="ce9" table:formula="of:=IF(OR(AND([.D130]=[.$P$27];[.$R$25]&lt;[.F130];[.F130]&lt;[.$R$26]); AND([.D130]=[.$Q$27];[.$Q$25]&lt;[.F130];[.F130]&lt;[.$Q$26]);AND([.D130]=[.$R$27];[.$P$25]&lt;[.F130];[.F13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INDIRECT(ADDRESS(8;16+MOD([.A131];[.$N$8])))" office:value-type="float" office:value="2" calcext:value-type="float">
            <text:p>2</text:p>
          </table:table-cell>
          <table:table-cell table:formula="of:=INDIRECT(ADDRESS(9;16+MOD([.A131]/[.$N$8];[.$N$9])))" office:value-type="float" office:value="34" calcext:value-type="float">
            <text:p>34</text:p>
          </table:table-cell>
          <table:table-cell table:formula="of:=INDIRECT(ADDRESS(10;16+MOD([.A131]/([.$N$8]*[.$N$9]);[.$N$10])))" office:value-type="float" office:value="1" calcext:value-type="float">
            <text:p>1</text:p>
          </table:table-cell>
          <table:table-cell table:formula="of:=INDIRECT(ADDRESS(11;16+MOD([.A131]/([.$N$8]*[.$N$9]*[.$N$10]);[.$N$11])))" office:value-type="float" office:value="8" calcext:value-type="float">
            <text:p>8</text:p>
          </table:table-cell>
          <table:table-cell table:formula="of:=[.E131]*[.C131]*[.$R$3]/[.B131]/[.D131]" office:value-type="float" office:value="12533760" calcext:value-type="float">
            <text:p>12533760</text:p>
          </table:table-cell>
          <table:table-cell table:style-name="ce7" table:formula="of:=IF(AND([.$Q$18]&lt;[.F131];[.F131]&lt;[.$Q$19]))" office:value-type="boolean" office:boolean-value="false" calcext:value-type="boolean">
            <text:p>FALSE</text:p>
          </table:table-cell>
          <table:table-cell table:style-name="ce9" table:formula="of:=IF(OR(AND([.D131]=[.$P$27];[.$R$25]&lt;[.F131];[.F131]&lt;[.$R$26]); AND([.D131]=[.$Q$27];[.$Q$25]&lt;[.F131];[.F131]&lt;[.$Q$26]);AND([.D131]=[.$R$27];[.$P$25]&lt;[.F131];[.F13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INDIRECT(ADDRESS(8;16+MOD([.A132];[.$N$8])))" office:value-type="float" office:value="3" calcext:value-type="float">
            <text:p>3</text:p>
          </table:table-cell>
          <table:table-cell table:formula="of:=INDIRECT(ADDRESS(9;16+MOD([.A132]/[.$N$8];[.$N$9])))" office:value-type="float" office:value="34" calcext:value-type="float">
            <text:p>34</text:p>
          </table:table-cell>
          <table:table-cell table:formula="of:=INDIRECT(ADDRESS(10;16+MOD([.A132]/([.$N$8]*[.$N$9]);[.$N$10])))" office:value-type="float" office:value="1" calcext:value-type="float">
            <text:p>1</text:p>
          </table:table-cell>
          <table:table-cell table:formula="of:=INDIRECT(ADDRESS(11;16+MOD([.A132]/([.$N$8]*[.$N$9]*[.$N$10]);[.$N$11])))" office:value-type="float" office:value="8" calcext:value-type="float">
            <text:p>8</text:p>
          </table:table-cell>
          <table:table-cell table:formula="of:=[.E132]*[.C132]*[.$R$3]/[.B132]/[.D132]" office:value-type="float" office:value="8355840" calcext:value-type="float">
            <text:p>8355840</text:p>
          </table:table-cell>
          <table:table-cell table:style-name="ce7" table:formula="of:=IF(AND([.$Q$18]&lt;[.F132];[.F132]&lt;[.$Q$19]))" office:value-type="boolean" office:boolean-value="true" calcext:value-type="boolean">
            <text:p>TRUE</text:p>
          </table:table-cell>
          <table:table-cell table:style-name="ce9" table:formula="of:=IF(OR(AND([.D132]=[.$P$27];[.$R$25]&lt;[.F132];[.F132]&lt;[.$R$26]); AND([.D132]=[.$Q$27];[.$Q$25]&lt;[.F132];[.F132]&lt;[.$Q$26]);AND([.D132]=[.$R$27];[.$P$25]&lt;[.F132];[.F13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INDIRECT(ADDRESS(8;16+MOD([.A133];[.$N$8])))" office:value-type="float" office:value="4" calcext:value-type="float">
            <text:p>4</text:p>
          </table:table-cell>
          <table:table-cell table:formula="of:=INDIRECT(ADDRESS(9;16+MOD([.A133]/[.$N$8];[.$N$9])))" office:value-type="float" office:value="34" calcext:value-type="float">
            <text:p>34</text:p>
          </table:table-cell>
          <table:table-cell table:formula="of:=INDIRECT(ADDRESS(10;16+MOD([.A133]/([.$N$8]*[.$N$9]);[.$N$10])))" office:value-type="float" office:value="1" calcext:value-type="float">
            <text:p>1</text:p>
          </table:table-cell>
          <table:table-cell table:formula="of:=INDIRECT(ADDRESS(11;16+MOD([.A133]/([.$N$8]*[.$N$9]*[.$N$10]);[.$N$11])))" office:value-type="float" office:value="8" calcext:value-type="float">
            <text:p>8</text:p>
          </table:table-cell>
          <table:table-cell table:formula="of:=[.E133]*[.C133]*[.$R$3]/[.B133]/[.D133]" office:value-type="float" office:value="6266880" calcext:value-type="float">
            <text:p>6266880</text:p>
          </table:table-cell>
          <table:table-cell table:style-name="ce7" table:formula="of:=IF(AND([.$Q$18]&lt;[.F133];[.F133]&lt;[.$Q$19]))" office:value-type="boolean" office:boolean-value="true" calcext:value-type="boolean">
            <text:p>TRUE</text:p>
          </table:table-cell>
          <table:table-cell table:style-name="ce9" table:formula="of:=IF(OR(AND([.D133]=[.$P$27];[.$R$25]&lt;[.F133];[.F133]&lt;[.$R$26]); AND([.D133]=[.$Q$27];[.$Q$25]&lt;[.F133];[.F133]&lt;[.$Q$26]);AND([.D133]=[.$R$27];[.$P$25]&lt;[.F133];[.F13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INDIRECT(ADDRESS(8;16+MOD([.A134];[.$N$8])))" office:value-type="float" office:value="1" calcext:value-type="float">
            <text:p>1</text:p>
          </table:table-cell>
          <table:table-cell table:formula="of:=INDIRECT(ADDRESS(9;16+MOD([.A134]/[.$N$8];[.$N$9])))" office:value-type="float" office:value="35" calcext:value-type="float">
            <text:p>35</text:p>
          </table:table-cell>
          <table:table-cell table:formula="of:=INDIRECT(ADDRESS(10;16+MOD([.A134]/([.$N$8]*[.$N$9]);[.$N$10])))" office:value-type="float" office:value="1" calcext:value-type="float">
            <text:p>1</text:p>
          </table:table-cell>
          <table:table-cell table:formula="of:=INDIRECT(ADDRESS(11;16+MOD([.A134]/([.$N$8]*[.$N$9]*[.$N$10]);[.$N$11])))" office:value-type="float" office:value="8" calcext:value-type="float">
            <text:p>8</text:p>
          </table:table-cell>
          <table:table-cell table:formula="of:=[.E134]*[.C134]*[.$R$3]/[.B134]/[.D134]" office:value-type="float" office:value="25804800" calcext:value-type="float">
            <text:p>25804800</text:p>
          </table:table-cell>
          <table:table-cell table:style-name="ce7" table:formula="of:=IF(AND([.$Q$18]&lt;[.F134];[.F134]&lt;[.$Q$19]))" office:value-type="boolean" office:boolean-value="false" calcext:value-type="boolean">
            <text:p>FALSE</text:p>
          </table:table-cell>
          <table:table-cell table:style-name="ce9" table:formula="of:=IF(OR(AND([.D134]=[.$P$27];[.$R$25]&lt;[.F134];[.F134]&lt;[.$R$26]); AND([.D134]=[.$Q$27];[.$Q$25]&lt;[.F134];[.F134]&lt;[.$Q$26]);AND([.D134]=[.$R$27];[.$P$25]&lt;[.F134];[.F13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INDIRECT(ADDRESS(8;16+MOD([.A135];[.$N$8])))" office:value-type="float" office:value="2" calcext:value-type="float">
            <text:p>2</text:p>
          </table:table-cell>
          <table:table-cell table:formula="of:=INDIRECT(ADDRESS(9;16+MOD([.A135]/[.$N$8];[.$N$9])))" office:value-type="float" office:value="35" calcext:value-type="float">
            <text:p>35</text:p>
          </table:table-cell>
          <table:table-cell table:formula="of:=INDIRECT(ADDRESS(10;16+MOD([.A135]/([.$N$8]*[.$N$9]);[.$N$10])))" office:value-type="float" office:value="1" calcext:value-type="float">
            <text:p>1</text:p>
          </table:table-cell>
          <table:table-cell table:formula="of:=INDIRECT(ADDRESS(11;16+MOD([.A135]/([.$N$8]*[.$N$9]*[.$N$10]);[.$N$11])))" office:value-type="float" office:value="8" calcext:value-type="float">
            <text:p>8</text:p>
          </table:table-cell>
          <table:table-cell table:formula="of:=[.E135]*[.C135]*[.$R$3]/[.B135]/[.D135]" office:value-type="float" office:value="12902400" calcext:value-type="float">
            <text:p>12902400</text:p>
          </table:table-cell>
          <table:table-cell table:style-name="ce7" table:formula="of:=IF(AND([.$Q$18]&lt;[.F135];[.F135]&lt;[.$Q$19]))" office:value-type="boolean" office:boolean-value="false" calcext:value-type="boolean">
            <text:p>FALSE</text:p>
          </table:table-cell>
          <table:table-cell table:style-name="ce9" table:formula="of:=IF(OR(AND([.D135]=[.$P$27];[.$R$25]&lt;[.F135];[.F135]&lt;[.$R$26]); AND([.D135]=[.$Q$27];[.$Q$25]&lt;[.F135];[.F135]&lt;[.$Q$26]);AND([.D135]=[.$R$27];[.$P$25]&lt;[.F135];[.F13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INDIRECT(ADDRESS(8;16+MOD([.A136];[.$N$8])))" office:value-type="float" office:value="3" calcext:value-type="float">
            <text:p>3</text:p>
          </table:table-cell>
          <table:table-cell table:formula="of:=INDIRECT(ADDRESS(9;16+MOD([.A136]/[.$N$8];[.$N$9])))" office:value-type="float" office:value="35" calcext:value-type="float">
            <text:p>35</text:p>
          </table:table-cell>
          <table:table-cell table:formula="of:=INDIRECT(ADDRESS(10;16+MOD([.A136]/([.$N$8]*[.$N$9]);[.$N$10])))" office:value-type="float" office:value="1" calcext:value-type="float">
            <text:p>1</text:p>
          </table:table-cell>
          <table:table-cell table:formula="of:=INDIRECT(ADDRESS(11;16+MOD([.A136]/([.$N$8]*[.$N$9]*[.$N$10]);[.$N$11])))" office:value-type="float" office:value="8" calcext:value-type="float">
            <text:p>8</text:p>
          </table:table-cell>
          <table:table-cell table:formula="of:=[.E136]*[.C136]*[.$R$3]/[.B136]/[.D136]" office:value-type="float" office:value="8601600" calcext:value-type="float">
            <text:p>8601600</text:p>
          </table:table-cell>
          <table:table-cell table:style-name="ce7" table:formula="of:=IF(AND([.$Q$18]&lt;[.F136];[.F136]&lt;[.$Q$19]))" office:value-type="boolean" office:boolean-value="true" calcext:value-type="boolean">
            <text:p>TRUE</text:p>
          </table:table-cell>
          <table:table-cell table:style-name="ce9" table:formula="of:=IF(OR(AND([.D136]=[.$P$27];[.$R$25]&lt;[.F136];[.F136]&lt;[.$R$26]); AND([.D136]=[.$Q$27];[.$Q$25]&lt;[.F136];[.F136]&lt;[.$Q$26]);AND([.D136]=[.$R$27];[.$P$25]&lt;[.F136];[.F13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INDIRECT(ADDRESS(8;16+MOD([.A137];[.$N$8])))" office:value-type="float" office:value="4" calcext:value-type="float">
            <text:p>4</text:p>
          </table:table-cell>
          <table:table-cell table:formula="of:=INDIRECT(ADDRESS(9;16+MOD([.A137]/[.$N$8];[.$N$9])))" office:value-type="float" office:value="35" calcext:value-type="float">
            <text:p>35</text:p>
          </table:table-cell>
          <table:table-cell table:formula="of:=INDIRECT(ADDRESS(10;16+MOD([.A137]/([.$N$8]*[.$N$9]);[.$N$10])))" office:value-type="float" office:value="1" calcext:value-type="float">
            <text:p>1</text:p>
          </table:table-cell>
          <table:table-cell table:formula="of:=INDIRECT(ADDRESS(11;16+MOD([.A137]/([.$N$8]*[.$N$9]*[.$N$10]);[.$N$11])))" office:value-type="float" office:value="8" calcext:value-type="float">
            <text:p>8</text:p>
          </table:table-cell>
          <table:table-cell table:formula="of:=[.E137]*[.C137]*[.$R$3]/[.B137]/[.D137]" office:value-type="float" office:value="6451200" calcext:value-type="float">
            <text:p>6451200</text:p>
          </table:table-cell>
          <table:table-cell table:style-name="ce7" table:formula="of:=IF(AND([.$Q$18]&lt;[.F137];[.F137]&lt;[.$Q$19]))" office:value-type="boolean" office:boolean-value="true" calcext:value-type="boolean">
            <text:p>TRUE</text:p>
          </table:table-cell>
          <table:table-cell table:style-name="ce9" table:formula="of:=IF(OR(AND([.D137]=[.$P$27];[.$R$25]&lt;[.F137];[.F137]&lt;[.$R$26]); AND([.D137]=[.$Q$27];[.$Q$25]&lt;[.F137];[.F137]&lt;[.$Q$26]);AND([.D137]=[.$R$27];[.$P$25]&lt;[.F137];[.F13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INDIRECT(ADDRESS(8;16+MOD([.A138];[.$N$8])))" office:value-type="float" office:value="1" calcext:value-type="float">
            <text:p>1</text:p>
          </table:table-cell>
          <table:table-cell table:formula="of:=INDIRECT(ADDRESS(9;16+MOD([.A138]/[.$N$8];[.$N$9])))" office:value-type="float" office:value="36" calcext:value-type="float">
            <text:p>36</text:p>
          </table:table-cell>
          <table:table-cell table:formula="of:=INDIRECT(ADDRESS(10;16+MOD([.A138]/([.$N$8]*[.$N$9]);[.$N$10])))" office:value-type="float" office:value="1" calcext:value-type="float">
            <text:p>1</text:p>
          </table:table-cell>
          <table:table-cell table:formula="of:=INDIRECT(ADDRESS(11;16+MOD([.A138]/([.$N$8]*[.$N$9]*[.$N$10]);[.$N$11])))" office:value-type="float" office:value="8" calcext:value-type="float">
            <text:p>8</text:p>
          </table:table-cell>
          <table:table-cell table:formula="of:=[.E138]*[.C138]*[.$R$3]/[.B138]/[.D138]" office:value-type="float" office:value="26542080" calcext:value-type="float">
            <text:p>26542080</text:p>
          </table:table-cell>
          <table:table-cell table:style-name="ce7" table:formula="of:=IF(AND([.$Q$18]&lt;[.F138];[.F138]&lt;[.$Q$19]))" office:value-type="boolean" office:boolean-value="false" calcext:value-type="boolean">
            <text:p>FALSE</text:p>
          </table:table-cell>
          <table:table-cell table:style-name="ce9" table:formula="of:=IF(OR(AND([.D138]=[.$P$27];[.$R$25]&lt;[.F138];[.F138]&lt;[.$R$26]); AND([.D138]=[.$Q$27];[.$Q$25]&lt;[.F138];[.F138]&lt;[.$Q$26]);AND([.D138]=[.$R$27];[.$P$25]&lt;[.F138];[.F13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INDIRECT(ADDRESS(8;16+MOD([.A139];[.$N$8])))" office:value-type="float" office:value="2" calcext:value-type="float">
            <text:p>2</text:p>
          </table:table-cell>
          <table:table-cell table:formula="of:=INDIRECT(ADDRESS(9;16+MOD([.A139]/[.$N$8];[.$N$9])))" office:value-type="float" office:value="36" calcext:value-type="float">
            <text:p>36</text:p>
          </table:table-cell>
          <table:table-cell table:formula="of:=INDIRECT(ADDRESS(10;16+MOD([.A139]/([.$N$8]*[.$N$9]);[.$N$10])))" office:value-type="float" office:value="1" calcext:value-type="float">
            <text:p>1</text:p>
          </table:table-cell>
          <table:table-cell table:formula="of:=INDIRECT(ADDRESS(11;16+MOD([.A139]/([.$N$8]*[.$N$9]*[.$N$10]);[.$N$11])))" office:value-type="float" office:value="8" calcext:value-type="float">
            <text:p>8</text:p>
          </table:table-cell>
          <table:table-cell table:formula="of:=[.E139]*[.C139]*[.$R$3]/[.B139]/[.D139]" office:value-type="float" office:value="13271040" calcext:value-type="float">
            <text:p>13271040</text:p>
          </table:table-cell>
          <table:table-cell table:style-name="ce7" table:formula="of:=IF(AND([.$Q$18]&lt;[.F139];[.F139]&lt;[.$Q$19]))" office:value-type="boolean" office:boolean-value="false" calcext:value-type="boolean">
            <text:p>FALSE</text:p>
          </table:table-cell>
          <table:table-cell table:style-name="ce9" table:formula="of:=IF(OR(AND([.D139]=[.$P$27];[.$R$25]&lt;[.F139];[.F139]&lt;[.$R$26]); AND([.D139]=[.$Q$27];[.$Q$25]&lt;[.F139];[.F139]&lt;[.$Q$26]);AND([.D139]=[.$R$27];[.$P$25]&lt;[.F139];[.F13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INDIRECT(ADDRESS(8;16+MOD([.A140];[.$N$8])))" office:value-type="float" office:value="3" calcext:value-type="float">
            <text:p>3</text:p>
          </table:table-cell>
          <table:table-cell table:formula="of:=INDIRECT(ADDRESS(9;16+MOD([.A140]/[.$N$8];[.$N$9])))" office:value-type="float" office:value="36" calcext:value-type="float">
            <text:p>36</text:p>
          </table:table-cell>
          <table:table-cell table:formula="of:=INDIRECT(ADDRESS(10;16+MOD([.A140]/([.$N$8]*[.$N$9]);[.$N$10])))" office:value-type="float" office:value="1" calcext:value-type="float">
            <text:p>1</text:p>
          </table:table-cell>
          <table:table-cell table:formula="of:=INDIRECT(ADDRESS(11;16+MOD([.A140]/([.$N$8]*[.$N$9]*[.$N$10]);[.$N$11])))" office:value-type="float" office:value="8" calcext:value-type="float">
            <text:p>8</text:p>
          </table:table-cell>
          <table:table-cell table:formula="of:=[.E140]*[.C140]*[.$R$3]/[.B140]/[.D140]" office:value-type="float" office:value="8847360" calcext:value-type="float">
            <text:p>8847360</text:p>
          </table:table-cell>
          <table:table-cell table:style-name="ce7" table:formula="of:=IF(AND([.$Q$18]&lt;[.F140];[.F140]&lt;[.$Q$19]))" office:value-type="boolean" office:boolean-value="true" calcext:value-type="boolean">
            <text:p>TRUE</text:p>
          </table:table-cell>
          <table:table-cell table:style-name="ce9" table:formula="of:=IF(OR(AND([.D140]=[.$P$27];[.$R$25]&lt;[.F140];[.F140]&lt;[.$R$26]); AND([.D140]=[.$Q$27];[.$Q$25]&lt;[.F140];[.F140]&lt;[.$Q$26]);AND([.D140]=[.$R$27];[.$P$25]&lt;[.F140];[.F140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INDIRECT(ADDRESS(8;16+MOD([.A141];[.$N$8])))" office:value-type="float" office:value="4" calcext:value-type="float">
            <text:p>4</text:p>
          </table:table-cell>
          <table:table-cell table:formula="of:=INDIRECT(ADDRESS(9;16+MOD([.A141]/[.$N$8];[.$N$9])))" office:value-type="float" office:value="36" calcext:value-type="float">
            <text:p>36</text:p>
          </table:table-cell>
          <table:table-cell table:formula="of:=INDIRECT(ADDRESS(10;16+MOD([.A141]/([.$N$8]*[.$N$9]);[.$N$10])))" office:value-type="float" office:value="1" calcext:value-type="float">
            <text:p>1</text:p>
          </table:table-cell>
          <table:table-cell table:formula="of:=INDIRECT(ADDRESS(11;16+MOD([.A141]/([.$N$8]*[.$N$9]*[.$N$10]);[.$N$11])))" office:value-type="float" office:value="8" calcext:value-type="float">
            <text:p>8</text:p>
          </table:table-cell>
          <table:table-cell table:formula="of:=[.E141]*[.C141]*[.$R$3]/[.B141]/[.D141]" office:value-type="float" office:value="6635520" calcext:value-type="float">
            <text:p>6635520</text:p>
          </table:table-cell>
          <table:table-cell table:style-name="ce7" table:formula="of:=IF(AND([.$Q$18]&lt;[.F141];[.F141]&lt;[.$Q$19]))" office:value-type="boolean" office:boolean-value="true" calcext:value-type="boolean">
            <text:p>TRUE</text:p>
          </table:table-cell>
          <table:table-cell table:style-name="ce9" table:formula="of:=IF(OR(AND([.D141]=[.$P$27];[.$R$25]&lt;[.F141];[.F141]&lt;[.$R$26]); AND([.D141]=[.$Q$27];[.$Q$25]&lt;[.F141];[.F141]&lt;[.$Q$26]);AND([.D141]=[.$R$27];[.$P$25]&lt;[.F141];[.F14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INDIRECT(ADDRESS(8;16+MOD([.A142];[.$N$8])))" office:value-type="float" office:value="1" calcext:value-type="float">
            <text:p>1</text:p>
          </table:table-cell>
          <table:table-cell table:formula="of:=INDIRECT(ADDRESS(9;16+MOD([.A142]/[.$N$8];[.$N$9])))" office:value-type="float" office:value="37" calcext:value-type="float">
            <text:p>37</text:p>
          </table:table-cell>
          <table:table-cell table:formula="of:=INDIRECT(ADDRESS(10;16+MOD([.A142]/([.$N$8]*[.$N$9]);[.$N$10])))" office:value-type="float" office:value="1" calcext:value-type="float">
            <text:p>1</text:p>
          </table:table-cell>
          <table:table-cell table:formula="of:=INDIRECT(ADDRESS(11;16+MOD([.A142]/([.$N$8]*[.$N$9]*[.$N$10]);[.$N$11])))" office:value-type="float" office:value="8" calcext:value-type="float">
            <text:p>8</text:p>
          </table:table-cell>
          <table:table-cell table:formula="of:=[.E142]*[.C142]*[.$R$3]/[.B142]/[.D142]" office:value-type="float" office:value="27279360" calcext:value-type="float">
            <text:p>27279360</text:p>
          </table:table-cell>
          <table:table-cell table:style-name="ce7" table:formula="of:=IF(AND([.$Q$18]&lt;[.F142];[.F142]&lt;[.$Q$19]))" office:value-type="boolean" office:boolean-value="false" calcext:value-type="boolean">
            <text:p>FALSE</text:p>
          </table:table-cell>
          <table:table-cell table:style-name="ce9" table:formula="of:=IF(OR(AND([.D142]=[.$P$27];[.$R$25]&lt;[.F142];[.F142]&lt;[.$R$26]); AND([.D142]=[.$Q$27];[.$Q$25]&lt;[.F142];[.F142]&lt;[.$Q$26]);AND([.D142]=[.$R$27];[.$P$25]&lt;[.F142];[.F142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INDIRECT(ADDRESS(8;16+MOD([.A143];[.$N$8])))" office:value-type="float" office:value="2" calcext:value-type="float">
            <text:p>2</text:p>
          </table:table-cell>
          <table:table-cell table:formula="of:=INDIRECT(ADDRESS(9;16+MOD([.A143]/[.$N$8];[.$N$9])))" office:value-type="float" office:value="37" calcext:value-type="float">
            <text:p>37</text:p>
          </table:table-cell>
          <table:table-cell table:formula="of:=INDIRECT(ADDRESS(10;16+MOD([.A143]/([.$N$8]*[.$N$9]);[.$N$10])))" office:value-type="float" office:value="1" calcext:value-type="float">
            <text:p>1</text:p>
          </table:table-cell>
          <table:table-cell table:formula="of:=INDIRECT(ADDRESS(11;16+MOD([.A143]/([.$N$8]*[.$N$9]*[.$N$10]);[.$N$11])))" office:value-type="float" office:value="8" calcext:value-type="float">
            <text:p>8</text:p>
          </table:table-cell>
          <table:table-cell table:formula="of:=[.E143]*[.C143]*[.$R$3]/[.B143]/[.D143]" office:value-type="float" office:value="13639680" calcext:value-type="float">
            <text:p>13639680</text:p>
          </table:table-cell>
          <table:table-cell table:style-name="ce7" table:formula="of:=IF(AND([.$Q$18]&lt;[.F143];[.F143]&lt;[.$Q$19]))" office:value-type="boolean" office:boolean-value="false" calcext:value-type="boolean">
            <text:p>FALSE</text:p>
          </table:table-cell>
          <table:table-cell table:style-name="ce9" table:formula="of:=IF(OR(AND([.D143]=[.$P$27];[.$R$25]&lt;[.F143];[.F143]&lt;[.$R$26]); AND([.D143]=[.$Q$27];[.$Q$25]&lt;[.F143];[.F143]&lt;[.$Q$26]);AND([.D143]=[.$R$27];[.$P$25]&lt;[.F143];[.F14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INDIRECT(ADDRESS(8;16+MOD([.A144];[.$N$8])))" office:value-type="float" office:value="3" calcext:value-type="float">
            <text:p>3</text:p>
          </table:table-cell>
          <table:table-cell table:formula="of:=INDIRECT(ADDRESS(9;16+MOD([.A144]/[.$N$8];[.$N$9])))" office:value-type="float" office:value="37" calcext:value-type="float">
            <text:p>37</text:p>
          </table:table-cell>
          <table:table-cell table:formula="of:=INDIRECT(ADDRESS(10;16+MOD([.A144]/([.$N$8]*[.$N$9]);[.$N$10])))" office:value-type="float" office:value="1" calcext:value-type="float">
            <text:p>1</text:p>
          </table:table-cell>
          <table:table-cell table:formula="of:=INDIRECT(ADDRESS(11;16+MOD([.A144]/([.$N$8]*[.$N$9]*[.$N$10]);[.$N$11])))" office:value-type="float" office:value="8" calcext:value-type="float">
            <text:p>8</text:p>
          </table:table-cell>
          <table:table-cell table:formula="of:=[.E144]*[.C144]*[.$R$3]/[.B144]/[.D144]" office:value-type="float" office:value="9093120" calcext:value-type="float">
            <text:p>9093120</text:p>
          </table:table-cell>
          <table:table-cell table:style-name="ce7" table:formula="of:=IF(AND([.$Q$18]&lt;[.F144];[.F144]&lt;[.$Q$19]))" office:value-type="boolean" office:boolean-value="true" calcext:value-type="boolean">
            <text:p>TRUE</text:p>
          </table:table-cell>
          <table:table-cell table:style-name="ce9" table:formula="of:=IF(OR(AND([.D144]=[.$P$27];[.$R$25]&lt;[.F144];[.F144]&lt;[.$R$26]); AND([.D144]=[.$Q$27];[.$Q$25]&lt;[.F144];[.F144]&lt;[.$Q$26]);AND([.D144]=[.$R$27];[.$P$25]&lt;[.F144];[.F144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INDIRECT(ADDRESS(8;16+MOD([.A145];[.$N$8])))" office:value-type="float" office:value="4" calcext:value-type="float">
            <text:p>4</text:p>
          </table:table-cell>
          <table:table-cell table:formula="of:=INDIRECT(ADDRESS(9;16+MOD([.A145]/[.$N$8];[.$N$9])))" office:value-type="float" office:value="37" calcext:value-type="float">
            <text:p>37</text:p>
          </table:table-cell>
          <table:table-cell table:formula="of:=INDIRECT(ADDRESS(10;16+MOD([.A145]/([.$N$8]*[.$N$9]);[.$N$10])))" office:value-type="float" office:value="1" calcext:value-type="float">
            <text:p>1</text:p>
          </table:table-cell>
          <table:table-cell table:formula="of:=INDIRECT(ADDRESS(11;16+MOD([.A145]/([.$N$8]*[.$N$9]*[.$N$10]);[.$N$11])))" office:value-type="float" office:value="8" calcext:value-type="float">
            <text:p>8</text:p>
          </table:table-cell>
          <table:table-cell table:formula="of:=[.E145]*[.C145]*[.$R$3]/[.B145]/[.D145]" office:value-type="float" office:value="6819840" calcext:value-type="float">
            <text:p>6819840</text:p>
          </table:table-cell>
          <table:table-cell table:style-name="ce7" table:formula="of:=IF(AND([.$Q$18]&lt;[.F145];[.F145]&lt;[.$Q$19]))" office:value-type="boolean" office:boolean-value="true" calcext:value-type="boolean">
            <text:p>TRUE</text:p>
          </table:table-cell>
          <table:table-cell table:style-name="ce9" table:formula="of:=IF(OR(AND([.D145]=[.$P$27];[.$R$25]&lt;[.F145];[.F145]&lt;[.$R$26]); AND([.D145]=[.$Q$27];[.$Q$25]&lt;[.F145];[.F145]&lt;[.$Q$26]);AND([.D145]=[.$R$27];[.$P$25]&lt;[.F145];[.F14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INDIRECT(ADDRESS(8;16+MOD([.A146];[.$N$8])))" office:value-type="float" office:value="1" calcext:value-type="float">
            <text:p>1</text:p>
          </table:table-cell>
          <table:table-cell table:formula="of:=INDIRECT(ADDRESS(9;16+MOD([.A146]/[.$N$8];[.$N$9])))" office:value-type="float" office:value="38" calcext:value-type="float">
            <text:p>38</text:p>
          </table:table-cell>
          <table:table-cell table:formula="of:=INDIRECT(ADDRESS(10;16+MOD([.A146]/([.$N$8]*[.$N$9]);[.$N$10])))" office:value-type="float" office:value="1" calcext:value-type="float">
            <text:p>1</text:p>
          </table:table-cell>
          <table:table-cell table:formula="of:=INDIRECT(ADDRESS(11;16+MOD([.A146]/([.$N$8]*[.$N$9]*[.$N$10]);[.$N$11])))" office:value-type="float" office:value="8" calcext:value-type="float">
            <text:p>8</text:p>
          </table:table-cell>
          <table:table-cell table:formula="of:=[.E146]*[.C146]*[.$R$3]/[.B146]/[.D146]" office:value-type="float" office:value="28016640" calcext:value-type="float">
            <text:p>28016640</text:p>
          </table:table-cell>
          <table:table-cell table:style-name="ce7" table:formula="of:=IF(AND([.$Q$18]&lt;[.F146];[.F146]&lt;[.$Q$19]))" office:value-type="boolean" office:boolean-value="false" calcext:value-type="boolean">
            <text:p>FALSE</text:p>
          </table:table-cell>
          <table:table-cell table:style-name="ce9" table:formula="of:=IF(OR(AND([.D146]=[.$P$27];[.$R$25]&lt;[.F146];[.F146]&lt;[.$R$26]); AND([.D146]=[.$Q$27];[.$Q$25]&lt;[.F146];[.F146]&lt;[.$Q$26]);AND([.D146]=[.$R$27];[.$P$25]&lt;[.F146];[.F146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INDIRECT(ADDRESS(8;16+MOD([.A147];[.$N$8])))" office:value-type="float" office:value="2" calcext:value-type="float">
            <text:p>2</text:p>
          </table:table-cell>
          <table:table-cell table:formula="of:=INDIRECT(ADDRESS(9;16+MOD([.A147]/[.$N$8];[.$N$9])))" office:value-type="float" office:value="38" calcext:value-type="float">
            <text:p>38</text:p>
          </table:table-cell>
          <table:table-cell table:formula="of:=INDIRECT(ADDRESS(10;16+MOD([.A147]/([.$N$8]*[.$N$9]);[.$N$10])))" office:value-type="float" office:value="1" calcext:value-type="float">
            <text:p>1</text:p>
          </table:table-cell>
          <table:table-cell table:formula="of:=INDIRECT(ADDRESS(11;16+MOD([.A147]/([.$N$8]*[.$N$9]*[.$N$10]);[.$N$11])))" office:value-type="float" office:value="8" calcext:value-type="float">
            <text:p>8</text:p>
          </table:table-cell>
          <table:table-cell table:formula="of:=[.E147]*[.C147]*[.$R$3]/[.B147]/[.D147]" office:value-type="float" office:value="14008320" calcext:value-type="float">
            <text:p>14008320</text:p>
          </table:table-cell>
          <table:table-cell table:style-name="ce7" table:formula="of:=IF(AND([.$Q$18]&lt;[.F147];[.F147]&lt;[.$Q$19]))" office:value-type="boolean" office:boolean-value="false" calcext:value-type="boolean">
            <text:p>FALSE</text:p>
          </table:table-cell>
          <table:table-cell table:style-name="ce9" table:formula="of:=IF(OR(AND([.D147]=[.$P$27];[.$R$25]&lt;[.F147];[.F147]&lt;[.$R$26]); AND([.D147]=[.$Q$27];[.$Q$25]&lt;[.F147];[.F147]&lt;[.$Q$26]);AND([.D147]=[.$R$27];[.$P$25]&lt;[.F147];[.F14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INDIRECT(ADDRESS(8;16+MOD([.A148];[.$N$8])))" office:value-type="float" office:value="3" calcext:value-type="float">
            <text:p>3</text:p>
          </table:table-cell>
          <table:table-cell table:formula="of:=INDIRECT(ADDRESS(9;16+MOD([.A148]/[.$N$8];[.$N$9])))" office:value-type="float" office:value="38" calcext:value-type="float">
            <text:p>38</text:p>
          </table:table-cell>
          <table:table-cell table:formula="of:=INDIRECT(ADDRESS(10;16+MOD([.A148]/([.$N$8]*[.$N$9]);[.$N$10])))" office:value-type="float" office:value="1" calcext:value-type="float">
            <text:p>1</text:p>
          </table:table-cell>
          <table:table-cell table:formula="of:=INDIRECT(ADDRESS(11;16+MOD([.A148]/([.$N$8]*[.$N$9]*[.$N$10]);[.$N$11])))" office:value-type="float" office:value="8" calcext:value-type="float">
            <text:p>8</text:p>
          </table:table-cell>
          <table:table-cell table:formula="of:=[.E148]*[.C148]*[.$R$3]/[.B148]/[.D148]" office:value-type="float" office:value="9338880" calcext:value-type="float">
            <text:p>9338880</text:p>
          </table:table-cell>
          <table:table-cell table:style-name="ce7" table:formula="of:=IF(AND([.$Q$18]&lt;[.F148];[.F148]&lt;[.$Q$19]))" office:value-type="boolean" office:boolean-value="true" calcext:value-type="boolean">
            <text:p>TRUE</text:p>
          </table:table-cell>
          <table:table-cell table:style-name="ce9" table:formula="of:=IF(OR(AND([.D148]=[.$P$27];[.$R$25]&lt;[.F148];[.F148]&lt;[.$R$26]); AND([.D148]=[.$Q$27];[.$Q$25]&lt;[.F148];[.F148]&lt;[.$Q$26]);AND([.D148]=[.$R$27];[.$P$25]&lt;[.F148];[.F148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INDIRECT(ADDRESS(8;16+MOD([.A149];[.$N$8])))" office:value-type="float" office:value="4" calcext:value-type="float">
            <text:p>4</text:p>
          </table:table-cell>
          <table:table-cell table:formula="of:=INDIRECT(ADDRESS(9;16+MOD([.A149]/[.$N$8];[.$N$9])))" office:value-type="float" office:value="38" calcext:value-type="float">
            <text:p>38</text:p>
          </table:table-cell>
          <table:table-cell table:formula="of:=INDIRECT(ADDRESS(10;16+MOD([.A149]/([.$N$8]*[.$N$9]);[.$N$10])))" office:value-type="float" office:value="1" calcext:value-type="float">
            <text:p>1</text:p>
          </table:table-cell>
          <table:table-cell table:formula="of:=INDIRECT(ADDRESS(11;16+MOD([.A149]/([.$N$8]*[.$N$9]*[.$N$10]);[.$N$11])))" office:value-type="float" office:value="8" calcext:value-type="float">
            <text:p>8</text:p>
          </table:table-cell>
          <table:table-cell table:formula="of:=[.E149]*[.C149]*[.$R$3]/[.B149]/[.D149]" office:value-type="float" office:value="7004160" calcext:value-type="float">
            <text:p>7004160</text:p>
          </table:table-cell>
          <table:table-cell table:style-name="ce7" table:formula="of:=IF(AND([.$Q$18]&lt;[.F149];[.F149]&lt;[.$Q$19]))" office:value-type="boolean" office:boolean-value="true" calcext:value-type="boolean">
            <text:p>TRUE</text:p>
          </table:table-cell>
          <table:table-cell table:style-name="ce9" table:formula="of:=IF(OR(AND([.D149]=[.$P$27];[.$R$25]&lt;[.F149];[.F149]&lt;[.$R$26]); AND([.D149]=[.$Q$27];[.$Q$25]&lt;[.F149];[.F149]&lt;[.$Q$26]);AND([.D149]=[.$R$27];[.$P$25]&lt;[.F149];[.F14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INDIRECT(ADDRESS(8;16+MOD([.A150];[.$N$8])))" office:value-type="float" office:value="1" calcext:value-type="float">
            <text:p>1</text:p>
          </table:table-cell>
          <table:table-cell table:formula="of:=INDIRECT(ADDRESS(9;16+MOD([.A150]/[.$N$8];[.$N$9])))" office:value-type="float" office:value="39" calcext:value-type="float">
            <text:p>39</text:p>
          </table:table-cell>
          <table:table-cell table:formula="of:=INDIRECT(ADDRESS(10;16+MOD([.A150]/([.$N$8]*[.$N$9]);[.$N$10])))" office:value-type="float" office:value="1" calcext:value-type="float">
            <text:p>1</text:p>
          </table:table-cell>
          <table:table-cell table:formula="of:=INDIRECT(ADDRESS(11;16+MOD([.A150]/([.$N$8]*[.$N$9]*[.$N$10]);[.$N$11])))" office:value-type="float" office:value="8" calcext:value-type="float">
            <text:p>8</text:p>
          </table:table-cell>
          <table:table-cell table:formula="of:=[.E150]*[.C150]*[.$R$3]/[.B150]/[.D150]" office:value-type="float" office:value="28753920" calcext:value-type="float">
            <text:p>28753920</text:p>
          </table:table-cell>
          <table:table-cell table:style-name="ce7" table:formula="of:=IF(AND([.$Q$18]&lt;[.F150];[.F150]&lt;[.$Q$19]))" office:value-type="boolean" office:boolean-value="false" calcext:value-type="boolean">
            <text:p>FALSE</text:p>
          </table:table-cell>
          <table:table-cell table:style-name="ce9" table:formula="of:=IF(OR(AND([.D150]=[.$P$27];[.$R$25]&lt;[.F150];[.F150]&lt;[.$R$26]); AND([.D150]=[.$Q$27];[.$Q$25]&lt;[.F150];[.F150]&lt;[.$Q$26]);AND([.D150]=[.$R$27];[.$P$25]&lt;[.F150];[.F150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INDIRECT(ADDRESS(8;16+MOD([.A151];[.$N$8])))" office:value-type="float" office:value="2" calcext:value-type="float">
            <text:p>2</text:p>
          </table:table-cell>
          <table:table-cell table:formula="of:=INDIRECT(ADDRESS(9;16+MOD([.A151]/[.$N$8];[.$N$9])))" office:value-type="float" office:value="39" calcext:value-type="float">
            <text:p>39</text:p>
          </table:table-cell>
          <table:table-cell table:formula="of:=INDIRECT(ADDRESS(10;16+MOD([.A151]/([.$N$8]*[.$N$9]);[.$N$10])))" office:value-type="float" office:value="1" calcext:value-type="float">
            <text:p>1</text:p>
          </table:table-cell>
          <table:table-cell table:formula="of:=INDIRECT(ADDRESS(11;16+MOD([.A151]/([.$N$8]*[.$N$9]*[.$N$10]);[.$N$11])))" office:value-type="float" office:value="8" calcext:value-type="float">
            <text:p>8</text:p>
          </table:table-cell>
          <table:table-cell table:formula="of:=[.E151]*[.C151]*[.$R$3]/[.B151]/[.D151]" office:value-type="float" office:value="14376960" calcext:value-type="float">
            <text:p>14376960</text:p>
          </table:table-cell>
          <table:table-cell table:style-name="ce7" table:formula="of:=IF(AND([.$Q$18]&lt;[.F151];[.F151]&lt;[.$Q$19]))" office:value-type="boolean" office:boolean-value="false" calcext:value-type="boolean">
            <text:p>FALSE</text:p>
          </table:table-cell>
          <table:table-cell table:style-name="ce9" table:formula="of:=IF(OR(AND([.D151]=[.$P$27];[.$R$25]&lt;[.F151];[.F151]&lt;[.$R$26]); AND([.D151]=[.$Q$27];[.$Q$25]&lt;[.F151];[.F151]&lt;[.$Q$26]);AND([.D151]=[.$R$27];[.$P$25]&lt;[.F151];[.F15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INDIRECT(ADDRESS(8;16+MOD([.A152];[.$N$8])))" office:value-type="float" office:value="3" calcext:value-type="float">
            <text:p>3</text:p>
          </table:table-cell>
          <table:table-cell table:formula="of:=INDIRECT(ADDRESS(9;16+MOD([.A152]/[.$N$8];[.$N$9])))" office:value-type="float" office:value="39" calcext:value-type="float">
            <text:p>39</text:p>
          </table:table-cell>
          <table:table-cell table:formula="of:=INDIRECT(ADDRESS(10;16+MOD([.A152]/([.$N$8]*[.$N$9]);[.$N$10])))" office:value-type="float" office:value="1" calcext:value-type="float">
            <text:p>1</text:p>
          </table:table-cell>
          <table:table-cell table:formula="of:=INDIRECT(ADDRESS(11;16+MOD([.A152]/([.$N$8]*[.$N$9]*[.$N$10]);[.$N$11])))" office:value-type="float" office:value="8" calcext:value-type="float">
            <text:p>8</text:p>
          </table:table-cell>
          <table:table-cell table:formula="of:=[.E152]*[.C152]*[.$R$3]/[.B152]/[.D152]" office:value-type="float" office:value="9584640" calcext:value-type="float">
            <text:p>9584640</text:p>
          </table:table-cell>
          <table:table-cell table:style-name="ce7" table:formula="of:=IF(AND([.$Q$18]&lt;[.F152];[.F152]&lt;[.$Q$19]))" office:value-type="boolean" office:boolean-value="true" calcext:value-type="boolean">
            <text:p>TRUE</text:p>
          </table:table-cell>
          <table:table-cell table:style-name="ce9" table:formula="of:=IF(OR(AND([.D152]=[.$P$27];[.$R$25]&lt;[.F152];[.F152]&lt;[.$R$26]); AND([.D152]=[.$Q$27];[.$Q$25]&lt;[.F152];[.F152]&lt;[.$Q$26]);AND([.D152]=[.$R$27];[.$P$25]&lt;[.F152];[.F152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INDIRECT(ADDRESS(8;16+MOD([.A153];[.$N$8])))" office:value-type="float" office:value="4" calcext:value-type="float">
            <text:p>4</text:p>
          </table:table-cell>
          <table:table-cell table:formula="of:=INDIRECT(ADDRESS(9;16+MOD([.A153]/[.$N$8];[.$N$9])))" office:value-type="float" office:value="39" calcext:value-type="float">
            <text:p>39</text:p>
          </table:table-cell>
          <table:table-cell table:formula="of:=INDIRECT(ADDRESS(10;16+MOD([.A153]/([.$N$8]*[.$N$9]);[.$N$10])))" office:value-type="float" office:value="1" calcext:value-type="float">
            <text:p>1</text:p>
          </table:table-cell>
          <table:table-cell table:formula="of:=INDIRECT(ADDRESS(11;16+MOD([.A153]/([.$N$8]*[.$N$9]*[.$N$10]);[.$N$11])))" office:value-type="float" office:value="8" calcext:value-type="float">
            <text:p>8</text:p>
          </table:table-cell>
          <table:table-cell table:formula="of:=[.E153]*[.C153]*[.$R$3]/[.B153]/[.D153]" office:value-type="float" office:value="7188480" calcext:value-type="float">
            <text:p>7188480</text:p>
          </table:table-cell>
          <table:table-cell table:style-name="ce7" table:formula="of:=IF(AND([.$Q$18]&lt;[.F153];[.F153]&lt;[.$Q$19]))" office:value-type="boolean" office:boolean-value="true" calcext:value-type="boolean">
            <text:p>TRUE</text:p>
          </table:table-cell>
          <table:table-cell table:style-name="ce9" table:formula="of:=IF(OR(AND([.D153]=[.$P$27];[.$R$25]&lt;[.F153];[.F153]&lt;[.$R$26]); AND([.D153]=[.$Q$27];[.$Q$25]&lt;[.F153];[.F153]&lt;[.$Q$26]);AND([.D153]=[.$R$27];[.$P$25]&lt;[.F153];[.F153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INDIRECT(ADDRESS(8;16+MOD([.A154];[.$N$8])))" office:value-type="float" office:value="1" calcext:value-type="float">
            <text:p>1</text:p>
          </table:table-cell>
          <table:table-cell table:formula="of:=INDIRECT(ADDRESS(9;16+MOD([.A154]/[.$N$8];[.$N$9])))" office:value-type="float" office:value="40" calcext:value-type="float">
            <text:p>40</text:p>
          </table:table-cell>
          <table:table-cell table:formula="of:=INDIRECT(ADDRESS(10;16+MOD([.A154]/([.$N$8]*[.$N$9]);[.$N$10])))" office:value-type="float" office:value="1" calcext:value-type="float">
            <text:p>1</text:p>
          </table:table-cell>
          <table:table-cell table:formula="of:=INDIRECT(ADDRESS(11;16+MOD([.A154]/([.$N$8]*[.$N$9]*[.$N$10]);[.$N$11])))" office:value-type="float" office:value="8" calcext:value-type="float">
            <text:p>8</text:p>
          </table:table-cell>
          <table:table-cell table:formula="of:=[.E154]*[.C154]*[.$R$3]/[.B154]/[.D154]" office:value-type="float" office:value="29491200" calcext:value-type="float">
            <text:p>29491200</text:p>
          </table:table-cell>
          <table:table-cell table:style-name="ce7" table:formula="of:=IF(AND([.$Q$18]&lt;[.F154];[.F154]&lt;[.$Q$19]))" office:value-type="boolean" office:boolean-value="false" calcext:value-type="boolean">
            <text:p>FALSE</text:p>
          </table:table-cell>
          <table:table-cell table:style-name="ce9" table:formula="of:=IF(OR(AND([.D154]=[.$P$27];[.$R$25]&lt;[.F154];[.F154]&lt;[.$R$26]); AND([.D154]=[.$Q$27];[.$Q$25]&lt;[.F154];[.F154]&lt;[.$Q$26]);AND([.D154]=[.$R$27];[.$P$25]&lt;[.F154];[.F154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INDIRECT(ADDRESS(8;16+MOD([.A155];[.$N$8])))" office:value-type="float" office:value="2" calcext:value-type="float">
            <text:p>2</text:p>
          </table:table-cell>
          <table:table-cell table:formula="of:=INDIRECT(ADDRESS(9;16+MOD([.A155]/[.$N$8];[.$N$9])))" office:value-type="float" office:value="40" calcext:value-type="float">
            <text:p>40</text:p>
          </table:table-cell>
          <table:table-cell table:formula="of:=INDIRECT(ADDRESS(10;16+MOD([.A155]/([.$N$8]*[.$N$9]);[.$N$10])))" office:value-type="float" office:value="1" calcext:value-type="float">
            <text:p>1</text:p>
          </table:table-cell>
          <table:table-cell table:formula="of:=INDIRECT(ADDRESS(11;16+MOD([.A155]/([.$N$8]*[.$N$9]*[.$N$10]);[.$N$11])))" office:value-type="float" office:value="8" calcext:value-type="float">
            <text:p>8</text:p>
          </table:table-cell>
          <table:table-cell table:formula="of:=[.E155]*[.C155]*[.$R$3]/[.B155]/[.D155]" office:value-type="float" office:value="14745600" calcext:value-type="float">
            <text:p>14745600</text:p>
          </table:table-cell>
          <table:table-cell table:style-name="ce7" table:formula="of:=IF(AND([.$Q$18]&lt;[.F155];[.F155]&lt;[.$Q$19]))" office:value-type="boolean" office:boolean-value="false" calcext:value-type="boolean">
            <text:p>FALSE</text:p>
          </table:table-cell>
          <table:table-cell table:style-name="ce9" table:formula="of:=IF(OR(AND([.D155]=[.$P$27];[.$R$25]&lt;[.F155];[.F155]&lt;[.$R$26]); AND([.D155]=[.$Q$27];[.$Q$25]&lt;[.F155];[.F155]&lt;[.$Q$26]);AND([.D155]=[.$R$27];[.$P$25]&lt;[.F155];[.F155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INDIRECT(ADDRESS(8;16+MOD([.A156];[.$N$8])))" office:value-type="float" office:value="3" calcext:value-type="float">
            <text:p>3</text:p>
          </table:table-cell>
          <table:table-cell table:formula="of:=INDIRECT(ADDRESS(9;16+MOD([.A156]/[.$N$8];[.$N$9])))" office:value-type="float" office:value="40" calcext:value-type="float">
            <text:p>40</text:p>
          </table:table-cell>
          <table:table-cell table:formula="of:=INDIRECT(ADDRESS(10;16+MOD([.A156]/([.$N$8]*[.$N$9]);[.$N$10])))" office:value-type="float" office:value="1" calcext:value-type="float">
            <text:p>1</text:p>
          </table:table-cell>
          <table:table-cell table:formula="of:=INDIRECT(ADDRESS(11;16+MOD([.A156]/([.$N$8]*[.$N$9]*[.$N$10]);[.$N$11])))" office:value-type="float" office:value="8" calcext:value-type="float">
            <text:p>8</text:p>
          </table:table-cell>
          <table:table-cell table:formula="of:=[.E156]*[.C156]*[.$R$3]/[.B156]/[.D156]" office:value-type="float" office:value="9830400" calcext:value-type="float">
            <text:p>9830400</text:p>
          </table:table-cell>
          <table:table-cell table:style-name="ce7" table:formula="of:=IF(AND([.$Q$18]&lt;[.F156];[.F156]&lt;[.$Q$19]))" office:value-type="boolean" office:boolean-value="true" calcext:value-type="boolean">
            <text:p>TRUE</text:p>
          </table:table-cell>
          <table:table-cell table:style-name="ce9" table:formula="of:=IF(OR(AND([.D156]=[.$P$27];[.$R$25]&lt;[.F156];[.F156]&lt;[.$R$26]); AND([.D156]=[.$Q$27];[.$Q$25]&lt;[.F156];[.F156]&lt;[.$Q$26]);AND([.D156]=[.$R$27];[.$P$25]&lt;[.F156];[.F156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INDIRECT(ADDRESS(8;16+MOD([.A157];[.$N$8])))" office:value-type="float" office:value="4" calcext:value-type="float">
            <text:p>4</text:p>
          </table:table-cell>
          <table:table-cell table:formula="of:=INDIRECT(ADDRESS(9;16+MOD([.A157]/[.$N$8];[.$N$9])))" office:value-type="float" office:value="40" calcext:value-type="float">
            <text:p>40</text:p>
          </table:table-cell>
          <table:table-cell table:formula="of:=INDIRECT(ADDRESS(10;16+MOD([.A157]/([.$N$8]*[.$N$9]);[.$N$10])))" office:value-type="float" office:value="1" calcext:value-type="float">
            <text:p>1</text:p>
          </table:table-cell>
          <table:table-cell table:formula="of:=INDIRECT(ADDRESS(11;16+MOD([.A157]/([.$N$8]*[.$N$9]*[.$N$10]);[.$N$11])))" office:value-type="float" office:value="8" calcext:value-type="float">
            <text:p>8</text:p>
          </table:table-cell>
          <table:table-cell table:formula="of:=[.E157]*[.C157]*[.$R$3]/[.B157]/[.D157]" office:value-type="float" office:value="7372800" calcext:value-type="float">
            <text:p>7372800</text:p>
          </table:table-cell>
          <table:table-cell table:style-name="ce7" table:formula="of:=IF(AND([.$Q$18]&lt;[.F157];[.F157]&lt;[.$Q$19]))" office:value-type="boolean" office:boolean-value="true" calcext:value-type="boolean">
            <text:p>TRUE</text:p>
          </table:table-cell>
          <table:table-cell table:style-name="ce9" table:formula="of:=IF(OR(AND([.D157]=[.$P$27];[.$R$25]&lt;[.F157];[.F157]&lt;[.$R$26]); AND([.D157]=[.$Q$27];[.$Q$25]&lt;[.F157];[.F157]&lt;[.$Q$26]);AND([.D157]=[.$R$27];[.$P$25]&lt;[.F157];[.F157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INDIRECT(ADDRESS(8;16+MOD([.A158];[.$N$8])))" office:value-type="float" office:value="1" calcext:value-type="float">
            <text:p>1</text:p>
          </table:table-cell>
          <table:table-cell table:formula="of:=INDIRECT(ADDRESS(9;16+MOD([.A158]/[.$N$8];[.$N$9])))" office:value-type="float" office:value="41" calcext:value-type="float">
            <text:p>41</text:p>
          </table:table-cell>
          <table:table-cell table:formula="of:=INDIRECT(ADDRESS(10;16+MOD([.A158]/([.$N$8]*[.$N$9]);[.$N$10])))" office:value-type="float" office:value="1" calcext:value-type="float">
            <text:p>1</text:p>
          </table:table-cell>
          <table:table-cell table:formula="of:=INDIRECT(ADDRESS(11;16+MOD([.A158]/([.$N$8]*[.$N$9]*[.$N$10]);[.$N$11])))" office:value-type="float" office:value="8" calcext:value-type="float">
            <text:p>8</text:p>
          </table:table-cell>
          <table:table-cell table:formula="of:=[.E158]*[.C158]*[.$R$3]/[.B158]/[.D158]" office:value-type="float" office:value="30228480" calcext:value-type="float">
            <text:p>30228480</text:p>
          </table:table-cell>
          <table:table-cell table:style-name="ce7" table:formula="of:=IF(AND([.$Q$18]&lt;[.F158];[.F158]&lt;[.$Q$19]))" office:value-type="boolean" office:boolean-value="false" calcext:value-type="boolean">
            <text:p>FALSE</text:p>
          </table:table-cell>
          <table:table-cell table:style-name="ce9" table:formula="of:=IF(OR(AND([.D158]=[.$P$27];[.$R$25]&lt;[.F158];[.F158]&lt;[.$R$26]); AND([.D158]=[.$Q$27];[.$Q$25]&lt;[.F158];[.F158]&lt;[.$Q$26]);AND([.D158]=[.$R$27];[.$P$25]&lt;[.F158];[.F158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INDIRECT(ADDRESS(8;16+MOD([.A159];[.$N$8])))" office:value-type="float" office:value="2" calcext:value-type="float">
            <text:p>2</text:p>
          </table:table-cell>
          <table:table-cell table:formula="of:=INDIRECT(ADDRESS(9;16+MOD([.A159]/[.$N$8];[.$N$9])))" office:value-type="float" office:value="41" calcext:value-type="float">
            <text:p>41</text:p>
          </table:table-cell>
          <table:table-cell table:formula="of:=INDIRECT(ADDRESS(10;16+MOD([.A159]/([.$N$8]*[.$N$9]);[.$N$10])))" office:value-type="float" office:value="1" calcext:value-type="float">
            <text:p>1</text:p>
          </table:table-cell>
          <table:table-cell table:formula="of:=INDIRECT(ADDRESS(11;16+MOD([.A159]/([.$N$8]*[.$N$9]*[.$N$10]);[.$N$11])))" office:value-type="float" office:value="8" calcext:value-type="float">
            <text:p>8</text:p>
          </table:table-cell>
          <table:table-cell table:formula="of:=[.E159]*[.C159]*[.$R$3]/[.B159]/[.D159]" office:value-type="float" office:value="15114240" calcext:value-type="float">
            <text:p>15114240</text:p>
          </table:table-cell>
          <table:table-cell table:style-name="ce7" table:formula="of:=IF(AND([.$Q$18]&lt;[.F159];[.F159]&lt;[.$Q$19]))" office:value-type="boolean" office:boolean-value="false" calcext:value-type="boolean">
            <text:p>FALSE</text:p>
          </table:table-cell>
          <table:table-cell table:style-name="ce9" table:formula="of:=IF(OR(AND([.D159]=[.$P$27];[.$R$25]&lt;[.F159];[.F159]&lt;[.$R$26]); AND([.D159]=[.$Q$27];[.$Q$25]&lt;[.F159];[.F159]&lt;[.$Q$26]);AND([.D159]=[.$R$27];[.$P$25]&lt;[.F159];[.F159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INDIRECT(ADDRESS(8;16+MOD([.A160];[.$N$8])))" office:value-type="float" office:value="3" calcext:value-type="float">
            <text:p>3</text:p>
          </table:table-cell>
          <table:table-cell table:formula="of:=INDIRECT(ADDRESS(9;16+MOD([.A160]/[.$N$8];[.$N$9])))" office:value-type="float" office:value="41" calcext:value-type="float">
            <text:p>41</text:p>
          </table:table-cell>
          <table:table-cell table:formula="of:=INDIRECT(ADDRESS(10;16+MOD([.A160]/([.$N$8]*[.$N$9]);[.$N$10])))" office:value-type="float" office:value="1" calcext:value-type="float">
            <text:p>1</text:p>
          </table:table-cell>
          <table:table-cell table:formula="of:=INDIRECT(ADDRESS(11;16+MOD([.A160]/([.$N$8]*[.$N$9]*[.$N$10]);[.$N$11])))" office:value-type="float" office:value="8" calcext:value-type="float">
            <text:p>8</text:p>
          </table:table-cell>
          <table:table-cell table:formula="of:=[.E160]*[.C160]*[.$R$3]/[.B160]/[.D160]" office:value-type="float" office:value="10076160" calcext:value-type="float">
            <text:p>10076160</text:p>
          </table:table-cell>
          <table:table-cell table:style-name="ce7" table:formula="of:=IF(AND([.$Q$18]&lt;[.F160];[.F160]&lt;[.$Q$19]))" office:value-type="boolean" office:boolean-value="true" calcext:value-type="boolean">
            <text:p>TRUE</text:p>
          </table:table-cell>
          <table:table-cell table:style-name="ce9" table:formula="of:=IF(OR(AND([.D160]=[.$P$27];[.$R$25]&lt;[.F160];[.F160]&lt;[.$R$26]); AND([.D160]=[.$Q$27];[.$Q$25]&lt;[.F160];[.F160]&lt;[.$Q$26]);AND([.D160]=[.$R$27];[.$P$25]&lt;[.F160];[.F160]&lt;[.$P$26])))" office:value-type="boolean" office:boolean-value="true" calcext:value-type="boolean">
            <text:p>TRU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INDIRECT(ADDRESS(8;16+MOD([.A161];[.$N$8])))" office:value-type="float" office:value="4" calcext:value-type="float">
            <text:p>4</text:p>
          </table:table-cell>
          <table:table-cell table:formula="of:=INDIRECT(ADDRESS(9;16+MOD([.A161]/[.$N$8];[.$N$9])))" office:value-type="float" office:value="41" calcext:value-type="float">
            <text:p>41</text:p>
          </table:table-cell>
          <table:table-cell table:formula="of:=INDIRECT(ADDRESS(10;16+MOD([.A161]/([.$N$8]*[.$N$9]);[.$N$10])))" office:value-type="float" office:value="1" calcext:value-type="float">
            <text:p>1</text:p>
          </table:table-cell>
          <table:table-cell table:formula="of:=INDIRECT(ADDRESS(11;16+MOD([.A161]/([.$N$8]*[.$N$9]*[.$N$10]);[.$N$11])))" office:value-type="float" office:value="8" calcext:value-type="float">
            <text:p>8</text:p>
          </table:table-cell>
          <table:table-cell table:formula="of:=[.E161]*[.C161]*[.$R$3]/[.B161]/[.D161]" office:value-type="float" office:value="7557120" calcext:value-type="float">
            <text:p>7557120</text:p>
          </table:table-cell>
          <table:table-cell table:style-name="ce7" table:formula="of:=IF(AND([.$Q$18]&lt;[.F161];[.F161]&lt;[.$Q$19]))" office:value-type="boolean" office:boolean-value="true" calcext:value-type="boolean">
            <text:p>TRUE</text:p>
          </table:table-cell>
          <table:table-cell table:style-name="ce9" table:formula="of:=IF(OR(AND([.D161]=[.$P$27];[.$R$25]&lt;[.F161];[.F161]&lt;[.$R$26]); AND([.D161]=[.$Q$27];[.$Q$25]&lt;[.F161];[.F161]&lt;[.$Q$26]);AND([.D161]=[.$R$27];[.$P$25]&lt;[.F161];[.F161]&lt;[.$P$26])))" office:value-type="boolean" office:boolean-value="false" calcext:value-type="boolean">
            <text:p>FALSE</text:p>
          </table:table-cell>
          <table:table-cell table:style-name="ce10"/>
          <table:table-cell table:style-name="ce11"/>
          <table:table-cell table:number-columns-repeated="1013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INDIRECT(ADDRESS(8;16+MOD([.A162];[.$N$8])))" office:value-type="float" office:value="1" calcext:value-type="float">
            <text:p>1</text:p>
          </table:table-cell>
          <table:table-cell table:formula="of:=INDIRECT(ADDRESS(9;16+MOD([.A162]/[.$N$8];[.$N$9])))" office:value-type="float" office:value="42" calcext:value-type="float">
            <text:p>42</text:p>
          </table:table-cell>
          <table:table-cell table:formula="of:=INDIRECT(ADDRESS(10;16+MOD([.A162]/([.$N$8]*[.$N$9]);[.$N$10])))" office:value-type="float" office:value="1" calcext:value-type="float">
            <text:p>1</text:p>
          </table:table-cell>
          <table:table-cell table:formula="of:=INDIRECT(ADDRESS(11;16+MOD([.A162]/([.$N$8]*[.$N$9]*[.$N$10]);[.$N$11])))" office:value-type="float" office:value="8" calcext:value-type="float">
            <text:p>8</text:p>
          </table:table-cell>
          <table:table-cell table:formula="of:=[.E162]*[.C162]*[.$R$3]/[.B162]/[.D162]" office:value-type="float" office:value="30965760" calcext:value-type="float">
            <text:p>30965760</text:p>
          </table:table-cell>
          <table:table-cell table:style-name="ce7" table:formula="of:=IF(AND([.$Q$18]&lt;[.F162];[.F162]&lt;[.$Q$19]))" office:value-type="boolean" office:boolean-value="false" calcext:value-type="boolean">
            <text:p>FALSE</text:p>
          </table:table-cell>
          <table:table-cell table:style-name="ce9" table:formula="of:=IF(OR(AND([.D162]=[.$P$27];[.$R$25]&lt;[.F162];[.F162]&lt;[.$R$26]); AND([.D162]=[.$Q$27];[.$Q$25]&lt;[.F162];[.F162]&lt;[.$Q$26]);AND([.D162]=[.$R$27];[.$P$25]&lt;[.F162];[.F16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INDIRECT(ADDRESS(8;16+MOD([.A163];[.$N$8])))" office:value-type="float" office:value="2" calcext:value-type="float">
            <text:p>2</text:p>
          </table:table-cell>
          <table:table-cell table:formula="of:=INDIRECT(ADDRESS(9;16+MOD([.A163]/[.$N$8];[.$N$9])))" office:value-type="float" office:value="42" calcext:value-type="float">
            <text:p>42</text:p>
          </table:table-cell>
          <table:table-cell table:formula="of:=INDIRECT(ADDRESS(10;16+MOD([.A163]/([.$N$8]*[.$N$9]);[.$N$10])))" office:value-type="float" office:value="1" calcext:value-type="float">
            <text:p>1</text:p>
          </table:table-cell>
          <table:table-cell table:formula="of:=INDIRECT(ADDRESS(11;16+MOD([.A163]/([.$N$8]*[.$N$9]*[.$N$10]);[.$N$11])))" office:value-type="float" office:value="8" calcext:value-type="float">
            <text:p>8</text:p>
          </table:table-cell>
          <table:table-cell table:formula="of:=[.E163]*[.C163]*[.$R$3]/[.B163]/[.D163]" office:value-type="float" office:value="15482880" calcext:value-type="float">
            <text:p>15482880</text:p>
          </table:table-cell>
          <table:table-cell table:style-name="ce7" table:formula="of:=IF(AND([.$Q$18]&lt;[.F163];[.F163]&lt;[.$Q$19]))" office:value-type="boolean" office:boolean-value="false" calcext:value-type="boolean">
            <text:p>FALSE</text:p>
          </table:table-cell>
          <table:table-cell table:style-name="ce9" table:formula="of:=IF(OR(AND([.D163]=[.$P$27];[.$R$25]&lt;[.F163];[.F163]&lt;[.$R$26]); AND([.D163]=[.$Q$27];[.$Q$25]&lt;[.F163];[.F163]&lt;[.$Q$26]);AND([.D163]=[.$R$27];[.$P$25]&lt;[.F163];[.F16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INDIRECT(ADDRESS(8;16+MOD([.A164];[.$N$8])))" office:value-type="float" office:value="3" calcext:value-type="float">
            <text:p>3</text:p>
          </table:table-cell>
          <table:table-cell table:formula="of:=INDIRECT(ADDRESS(9;16+MOD([.A164]/[.$N$8];[.$N$9])))" office:value-type="float" office:value="42" calcext:value-type="float">
            <text:p>42</text:p>
          </table:table-cell>
          <table:table-cell table:formula="of:=INDIRECT(ADDRESS(10;16+MOD([.A164]/([.$N$8]*[.$N$9]);[.$N$10])))" office:value-type="float" office:value="1" calcext:value-type="float">
            <text:p>1</text:p>
          </table:table-cell>
          <table:table-cell table:formula="of:=INDIRECT(ADDRESS(11;16+MOD([.A164]/([.$N$8]*[.$N$9]*[.$N$10]);[.$N$11])))" office:value-type="float" office:value="8" calcext:value-type="float">
            <text:p>8</text:p>
          </table:table-cell>
          <table:table-cell table:formula="of:=[.E164]*[.C164]*[.$R$3]/[.B164]/[.D164]" office:value-type="float" office:value="10321920" calcext:value-type="float">
            <text:p>10321920</text:p>
          </table:table-cell>
          <table:table-cell table:style-name="ce7" table:formula="of:=IF(AND([.$Q$18]&lt;[.F164];[.F164]&lt;[.$Q$19]))" office:value-type="boolean" office:boolean-value="true" calcext:value-type="boolean">
            <text:p>TRUE</text:p>
          </table:table-cell>
          <table:table-cell table:style-name="ce9" table:formula="of:=IF(OR(AND([.D164]=[.$P$27];[.$R$25]&lt;[.F164];[.F164]&lt;[.$R$26]); AND([.D164]=[.$Q$27];[.$Q$25]&lt;[.F164];[.F164]&lt;[.$Q$26]);AND([.D164]=[.$R$27];[.$P$25]&lt;[.F164];[.F16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INDIRECT(ADDRESS(8;16+MOD([.A165];[.$N$8])))" office:value-type="float" office:value="4" calcext:value-type="float">
            <text:p>4</text:p>
          </table:table-cell>
          <table:table-cell table:formula="of:=INDIRECT(ADDRESS(9;16+MOD([.A165]/[.$N$8];[.$N$9])))" office:value-type="float" office:value="42" calcext:value-type="float">
            <text:p>42</text:p>
          </table:table-cell>
          <table:table-cell table:formula="of:=INDIRECT(ADDRESS(10;16+MOD([.A165]/([.$N$8]*[.$N$9]);[.$N$10])))" office:value-type="float" office:value="1" calcext:value-type="float">
            <text:p>1</text:p>
          </table:table-cell>
          <table:table-cell table:formula="of:=INDIRECT(ADDRESS(11;16+MOD([.A165]/([.$N$8]*[.$N$9]*[.$N$10]);[.$N$11])))" office:value-type="float" office:value="8" calcext:value-type="float">
            <text:p>8</text:p>
          </table:table-cell>
          <table:table-cell table:formula="of:=[.E165]*[.C165]*[.$R$3]/[.B165]/[.D165]" office:value-type="float" office:value="7741440" calcext:value-type="float">
            <text:p>7741440</text:p>
          </table:table-cell>
          <table:table-cell table:style-name="ce7" table:formula="of:=IF(AND([.$Q$18]&lt;[.F165];[.F165]&lt;[.$Q$19]))" office:value-type="boolean" office:boolean-value="true" calcext:value-type="boolean">
            <text:p>TRUE</text:p>
          </table:table-cell>
          <table:table-cell table:style-name="ce9" table:formula="of:=IF(OR(AND([.D165]=[.$P$27];[.$R$25]&lt;[.F165];[.F165]&lt;[.$R$26]); AND([.D165]=[.$Q$27];[.$Q$25]&lt;[.F165];[.F165]&lt;[.$Q$26]);AND([.D165]=[.$R$27];[.$P$25]&lt;[.F165];[.F16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INDIRECT(ADDRESS(8;16+MOD([.A166];[.$N$8])))" office:value-type="float" office:value="1" calcext:value-type="float">
            <text:p>1</text:p>
          </table:table-cell>
          <table:table-cell table:formula="of:=INDIRECT(ADDRESS(9;16+MOD([.A166]/[.$N$8];[.$N$9])))" office:value-type="float" office:value="43" calcext:value-type="float">
            <text:p>43</text:p>
          </table:table-cell>
          <table:table-cell table:formula="of:=INDIRECT(ADDRESS(10;16+MOD([.A166]/([.$N$8]*[.$N$9]);[.$N$10])))" office:value-type="float" office:value="1" calcext:value-type="float">
            <text:p>1</text:p>
          </table:table-cell>
          <table:table-cell table:formula="of:=INDIRECT(ADDRESS(11;16+MOD([.A166]/([.$N$8]*[.$N$9]*[.$N$10]);[.$N$11])))" office:value-type="float" office:value="8" calcext:value-type="float">
            <text:p>8</text:p>
          </table:table-cell>
          <table:table-cell table:formula="of:=[.E166]*[.C166]*[.$R$3]/[.B166]/[.D166]" office:value-type="float" office:value="31703040" calcext:value-type="float">
            <text:p>31703040</text:p>
          </table:table-cell>
          <table:table-cell table:style-name="ce7" table:formula="of:=IF(AND([.$Q$18]&lt;[.F166];[.F166]&lt;[.$Q$19]))" office:value-type="boolean" office:boolean-value="false" calcext:value-type="boolean">
            <text:p>FALSE</text:p>
          </table:table-cell>
          <table:table-cell table:style-name="ce9" table:formula="of:=IF(OR(AND([.D166]=[.$P$27];[.$R$25]&lt;[.F166];[.F166]&lt;[.$R$26]); AND([.D166]=[.$Q$27];[.$Q$25]&lt;[.F166];[.F166]&lt;[.$Q$26]);AND([.D166]=[.$R$27];[.$P$25]&lt;[.F166];[.F16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INDIRECT(ADDRESS(8;16+MOD([.A167];[.$N$8])))" office:value-type="float" office:value="2" calcext:value-type="float">
            <text:p>2</text:p>
          </table:table-cell>
          <table:table-cell table:formula="of:=INDIRECT(ADDRESS(9;16+MOD([.A167]/[.$N$8];[.$N$9])))" office:value-type="float" office:value="43" calcext:value-type="float">
            <text:p>43</text:p>
          </table:table-cell>
          <table:table-cell table:formula="of:=INDIRECT(ADDRESS(10;16+MOD([.A167]/([.$N$8]*[.$N$9]);[.$N$10])))" office:value-type="float" office:value="1" calcext:value-type="float">
            <text:p>1</text:p>
          </table:table-cell>
          <table:table-cell table:formula="of:=INDIRECT(ADDRESS(11;16+MOD([.A167]/([.$N$8]*[.$N$9]*[.$N$10]);[.$N$11])))" office:value-type="float" office:value="8" calcext:value-type="float">
            <text:p>8</text:p>
          </table:table-cell>
          <table:table-cell table:formula="of:=[.E167]*[.C167]*[.$R$3]/[.B167]/[.D167]" office:value-type="float" office:value="15851520" calcext:value-type="float">
            <text:p>15851520</text:p>
          </table:table-cell>
          <table:table-cell table:style-name="ce7" table:formula="of:=IF(AND([.$Q$18]&lt;[.F167];[.F167]&lt;[.$Q$19]))" office:value-type="boolean" office:boolean-value="false" calcext:value-type="boolean">
            <text:p>FALSE</text:p>
          </table:table-cell>
          <table:table-cell table:style-name="ce9" table:formula="of:=IF(OR(AND([.D167]=[.$P$27];[.$R$25]&lt;[.F167];[.F167]&lt;[.$R$26]); AND([.D167]=[.$Q$27];[.$Q$25]&lt;[.F167];[.F167]&lt;[.$Q$26]);AND([.D167]=[.$R$27];[.$P$25]&lt;[.F167];[.F16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INDIRECT(ADDRESS(8;16+MOD([.A168];[.$N$8])))" office:value-type="float" office:value="3" calcext:value-type="float">
            <text:p>3</text:p>
          </table:table-cell>
          <table:table-cell table:formula="of:=INDIRECT(ADDRESS(9;16+MOD([.A168]/[.$N$8];[.$N$9])))" office:value-type="float" office:value="43" calcext:value-type="float">
            <text:p>43</text:p>
          </table:table-cell>
          <table:table-cell table:formula="of:=INDIRECT(ADDRESS(10;16+MOD([.A168]/([.$N$8]*[.$N$9]);[.$N$10])))" office:value-type="float" office:value="1" calcext:value-type="float">
            <text:p>1</text:p>
          </table:table-cell>
          <table:table-cell table:formula="of:=INDIRECT(ADDRESS(11;16+MOD([.A168]/([.$N$8]*[.$N$9]*[.$N$10]);[.$N$11])))" office:value-type="float" office:value="8" calcext:value-type="float">
            <text:p>8</text:p>
          </table:table-cell>
          <table:table-cell table:formula="of:=[.E168]*[.C168]*[.$R$3]/[.B168]/[.D168]" office:value-type="float" office:value="10567680" calcext:value-type="float">
            <text:p>10567680</text:p>
          </table:table-cell>
          <table:table-cell table:style-name="ce7" table:formula="of:=IF(AND([.$Q$18]&lt;[.F168];[.F168]&lt;[.$Q$19]))" office:value-type="boolean" office:boolean-value="true" calcext:value-type="boolean">
            <text:p>TRUE</text:p>
          </table:table-cell>
          <table:table-cell table:style-name="ce9" table:formula="of:=IF(OR(AND([.D168]=[.$P$27];[.$R$25]&lt;[.F168];[.F168]&lt;[.$R$26]); AND([.D168]=[.$Q$27];[.$Q$25]&lt;[.F168];[.F168]&lt;[.$Q$26]);AND([.D168]=[.$R$27];[.$P$25]&lt;[.F168];[.F16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INDIRECT(ADDRESS(8;16+MOD([.A169];[.$N$8])))" office:value-type="float" office:value="4" calcext:value-type="float">
            <text:p>4</text:p>
          </table:table-cell>
          <table:table-cell table:formula="of:=INDIRECT(ADDRESS(9;16+MOD([.A169]/[.$N$8];[.$N$9])))" office:value-type="float" office:value="43" calcext:value-type="float">
            <text:p>43</text:p>
          </table:table-cell>
          <table:table-cell table:formula="of:=INDIRECT(ADDRESS(10;16+MOD([.A169]/([.$N$8]*[.$N$9]);[.$N$10])))" office:value-type="float" office:value="1" calcext:value-type="float">
            <text:p>1</text:p>
          </table:table-cell>
          <table:table-cell table:formula="of:=INDIRECT(ADDRESS(11;16+MOD([.A169]/([.$N$8]*[.$N$9]*[.$N$10]);[.$N$11])))" office:value-type="float" office:value="8" calcext:value-type="float">
            <text:p>8</text:p>
          </table:table-cell>
          <table:table-cell table:formula="of:=[.E169]*[.C169]*[.$R$3]/[.B169]/[.D169]" office:value-type="float" office:value="7925760" calcext:value-type="float">
            <text:p>7925760</text:p>
          </table:table-cell>
          <table:table-cell table:style-name="ce7" table:formula="of:=IF(AND([.$Q$18]&lt;[.F169];[.F169]&lt;[.$Q$19]))" office:value-type="boolean" office:boolean-value="true" calcext:value-type="boolean">
            <text:p>TRUE</text:p>
          </table:table-cell>
          <table:table-cell table:style-name="ce9" table:formula="of:=IF(OR(AND([.D169]=[.$P$27];[.$R$25]&lt;[.F169];[.F169]&lt;[.$R$26]); AND([.D169]=[.$Q$27];[.$Q$25]&lt;[.F169];[.F169]&lt;[.$Q$26]);AND([.D169]=[.$R$27];[.$P$25]&lt;[.F169];[.F16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INDIRECT(ADDRESS(8;16+MOD([.A170];[.$N$8])))" office:value-type="float" office:value="1" calcext:value-type="float">
            <text:p>1</text:p>
          </table:table-cell>
          <table:table-cell table:formula="of:=INDIRECT(ADDRESS(9;16+MOD([.A170]/[.$N$8];[.$N$9])))" office:value-type="float" office:value="44" calcext:value-type="float">
            <text:p>44</text:p>
          </table:table-cell>
          <table:table-cell table:formula="of:=INDIRECT(ADDRESS(10;16+MOD([.A170]/([.$N$8]*[.$N$9]);[.$N$10])))" office:value-type="float" office:value="1" calcext:value-type="float">
            <text:p>1</text:p>
          </table:table-cell>
          <table:table-cell table:formula="of:=INDIRECT(ADDRESS(11;16+MOD([.A170]/([.$N$8]*[.$N$9]*[.$N$10]);[.$N$11])))" office:value-type="float" office:value="8" calcext:value-type="float">
            <text:p>8</text:p>
          </table:table-cell>
          <table:table-cell table:formula="of:=[.E170]*[.C170]*[.$R$3]/[.B170]/[.D170]" office:value-type="float" office:value="32440320" calcext:value-type="float">
            <text:p>32440320</text:p>
          </table:table-cell>
          <table:table-cell table:style-name="ce7" table:formula="of:=IF(AND([.$Q$18]&lt;[.F170];[.F170]&lt;[.$Q$19]))" office:value-type="boolean" office:boolean-value="false" calcext:value-type="boolean">
            <text:p>FALSE</text:p>
          </table:table-cell>
          <table:table-cell table:style-name="ce9" table:formula="of:=IF(OR(AND([.D170]=[.$P$27];[.$R$25]&lt;[.F170];[.F170]&lt;[.$R$26]); AND([.D170]=[.$Q$27];[.$Q$25]&lt;[.F170];[.F170]&lt;[.$Q$26]);AND([.D170]=[.$R$27];[.$P$25]&lt;[.F170];[.F17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INDIRECT(ADDRESS(8;16+MOD([.A171];[.$N$8])))" office:value-type="float" office:value="2" calcext:value-type="float">
            <text:p>2</text:p>
          </table:table-cell>
          <table:table-cell table:formula="of:=INDIRECT(ADDRESS(9;16+MOD([.A171]/[.$N$8];[.$N$9])))" office:value-type="float" office:value="44" calcext:value-type="float">
            <text:p>44</text:p>
          </table:table-cell>
          <table:table-cell table:formula="of:=INDIRECT(ADDRESS(10;16+MOD([.A171]/([.$N$8]*[.$N$9]);[.$N$10])))" office:value-type="float" office:value="1" calcext:value-type="float">
            <text:p>1</text:p>
          </table:table-cell>
          <table:table-cell table:formula="of:=INDIRECT(ADDRESS(11;16+MOD([.A171]/([.$N$8]*[.$N$9]*[.$N$10]);[.$N$11])))" office:value-type="float" office:value="8" calcext:value-type="float">
            <text:p>8</text:p>
          </table:table-cell>
          <table:table-cell table:formula="of:=[.E171]*[.C171]*[.$R$3]/[.B171]/[.D171]" office:value-type="float" office:value="16220160" calcext:value-type="float">
            <text:p>16220160</text:p>
          </table:table-cell>
          <table:table-cell table:style-name="ce7" table:formula="of:=IF(AND([.$Q$18]&lt;[.F171];[.F171]&lt;[.$Q$19]))" office:value-type="boolean" office:boolean-value="false" calcext:value-type="boolean">
            <text:p>FALSE</text:p>
          </table:table-cell>
          <table:table-cell table:style-name="ce9" table:formula="of:=IF(OR(AND([.D171]=[.$P$27];[.$R$25]&lt;[.F171];[.F171]&lt;[.$R$26]); AND([.D171]=[.$Q$27];[.$Q$25]&lt;[.F171];[.F171]&lt;[.$Q$26]);AND([.D171]=[.$R$27];[.$P$25]&lt;[.F171];[.F17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INDIRECT(ADDRESS(8;16+MOD([.A172];[.$N$8])))" office:value-type="float" office:value="3" calcext:value-type="float">
            <text:p>3</text:p>
          </table:table-cell>
          <table:table-cell table:formula="of:=INDIRECT(ADDRESS(9;16+MOD([.A172]/[.$N$8];[.$N$9])))" office:value-type="float" office:value="44" calcext:value-type="float">
            <text:p>44</text:p>
          </table:table-cell>
          <table:table-cell table:formula="of:=INDIRECT(ADDRESS(10;16+MOD([.A172]/([.$N$8]*[.$N$9]);[.$N$10])))" office:value-type="float" office:value="1" calcext:value-type="float">
            <text:p>1</text:p>
          </table:table-cell>
          <table:table-cell table:formula="of:=INDIRECT(ADDRESS(11;16+MOD([.A172]/([.$N$8]*[.$N$9]*[.$N$10]);[.$N$11])))" office:value-type="float" office:value="8" calcext:value-type="float">
            <text:p>8</text:p>
          </table:table-cell>
          <table:table-cell table:formula="of:=[.E172]*[.C172]*[.$R$3]/[.B172]/[.D172]" office:value-type="float" office:value="10813440" calcext:value-type="float">
            <text:p>10813440</text:p>
          </table:table-cell>
          <table:table-cell table:style-name="ce7" table:formula="of:=IF(AND([.$Q$18]&lt;[.F172];[.F172]&lt;[.$Q$19]))" office:value-type="boolean" office:boolean-value="true" calcext:value-type="boolean">
            <text:p>TRUE</text:p>
          </table:table-cell>
          <table:table-cell table:style-name="ce9" table:formula="of:=IF(OR(AND([.D172]=[.$P$27];[.$R$25]&lt;[.F172];[.F172]&lt;[.$R$26]); AND([.D172]=[.$Q$27];[.$Q$25]&lt;[.F172];[.F172]&lt;[.$Q$26]);AND([.D172]=[.$R$27];[.$P$25]&lt;[.F172];[.F17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INDIRECT(ADDRESS(8;16+MOD([.A173];[.$N$8])))" office:value-type="float" office:value="4" calcext:value-type="float">
            <text:p>4</text:p>
          </table:table-cell>
          <table:table-cell table:formula="of:=INDIRECT(ADDRESS(9;16+MOD([.A173]/[.$N$8];[.$N$9])))" office:value-type="float" office:value="44" calcext:value-type="float">
            <text:p>44</text:p>
          </table:table-cell>
          <table:table-cell table:formula="of:=INDIRECT(ADDRESS(10;16+MOD([.A173]/([.$N$8]*[.$N$9]);[.$N$10])))" office:value-type="float" office:value="1" calcext:value-type="float">
            <text:p>1</text:p>
          </table:table-cell>
          <table:table-cell table:formula="of:=INDIRECT(ADDRESS(11;16+MOD([.A173]/([.$N$8]*[.$N$9]*[.$N$10]);[.$N$11])))" office:value-type="float" office:value="8" calcext:value-type="float">
            <text:p>8</text:p>
          </table:table-cell>
          <table:table-cell table:formula="of:=[.E173]*[.C173]*[.$R$3]/[.B173]/[.D173]" office:value-type="float" office:value="8110080" calcext:value-type="float">
            <text:p>8110080</text:p>
          </table:table-cell>
          <table:table-cell table:style-name="ce7" table:formula="of:=IF(AND([.$Q$18]&lt;[.F173];[.F173]&lt;[.$Q$19]))" office:value-type="boolean" office:boolean-value="true" calcext:value-type="boolean">
            <text:p>TRUE</text:p>
          </table:table-cell>
          <table:table-cell table:style-name="ce9" table:formula="of:=IF(OR(AND([.D173]=[.$P$27];[.$R$25]&lt;[.F173];[.F173]&lt;[.$R$26]); AND([.D173]=[.$Q$27];[.$Q$25]&lt;[.F173];[.F173]&lt;[.$Q$26]);AND([.D173]=[.$R$27];[.$P$25]&lt;[.F173];[.F17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INDIRECT(ADDRESS(8;16+MOD([.A174];[.$N$8])))" office:value-type="float" office:value="1" calcext:value-type="float">
            <text:p>1</text:p>
          </table:table-cell>
          <table:table-cell table:formula="of:=INDIRECT(ADDRESS(9;16+MOD([.A174]/[.$N$8];[.$N$9])))" office:value-type="float" office:value="45" calcext:value-type="float">
            <text:p>45</text:p>
          </table:table-cell>
          <table:table-cell table:formula="of:=INDIRECT(ADDRESS(10;16+MOD([.A174]/([.$N$8]*[.$N$9]);[.$N$10])))" office:value-type="float" office:value="1" calcext:value-type="float">
            <text:p>1</text:p>
          </table:table-cell>
          <table:table-cell table:formula="of:=INDIRECT(ADDRESS(11;16+MOD([.A174]/([.$N$8]*[.$N$9]*[.$N$10]);[.$N$11])))" office:value-type="float" office:value="8" calcext:value-type="float">
            <text:p>8</text:p>
          </table:table-cell>
          <table:table-cell table:formula="of:=[.E174]*[.C174]*[.$R$3]/[.B174]/[.D174]" office:value-type="float" office:value="33177600" calcext:value-type="float">
            <text:p>33177600</text:p>
          </table:table-cell>
          <table:table-cell table:style-name="ce7" table:formula="of:=IF(AND([.$Q$18]&lt;[.F174];[.F174]&lt;[.$Q$19]))" office:value-type="boolean" office:boolean-value="false" calcext:value-type="boolean">
            <text:p>FALSE</text:p>
          </table:table-cell>
          <table:table-cell table:style-name="ce9" table:formula="of:=IF(OR(AND([.D174]=[.$P$27];[.$R$25]&lt;[.F174];[.F174]&lt;[.$R$26]); AND([.D174]=[.$Q$27];[.$Q$25]&lt;[.F174];[.F174]&lt;[.$Q$26]);AND([.D174]=[.$R$27];[.$P$25]&lt;[.F174];[.F17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INDIRECT(ADDRESS(8;16+MOD([.A175];[.$N$8])))" office:value-type="float" office:value="2" calcext:value-type="float">
            <text:p>2</text:p>
          </table:table-cell>
          <table:table-cell table:formula="of:=INDIRECT(ADDRESS(9;16+MOD([.A175]/[.$N$8];[.$N$9])))" office:value-type="float" office:value="45" calcext:value-type="float">
            <text:p>45</text:p>
          </table:table-cell>
          <table:table-cell table:formula="of:=INDIRECT(ADDRESS(10;16+MOD([.A175]/([.$N$8]*[.$N$9]);[.$N$10])))" office:value-type="float" office:value="1" calcext:value-type="float">
            <text:p>1</text:p>
          </table:table-cell>
          <table:table-cell table:formula="of:=INDIRECT(ADDRESS(11;16+MOD([.A175]/([.$N$8]*[.$N$9]*[.$N$10]);[.$N$11])))" office:value-type="float" office:value="8" calcext:value-type="float">
            <text:p>8</text:p>
          </table:table-cell>
          <table:table-cell table:formula="of:=[.E175]*[.C175]*[.$R$3]/[.B175]/[.D175]" office:value-type="float" office:value="16588800" calcext:value-type="float">
            <text:p>16588800</text:p>
          </table:table-cell>
          <table:table-cell table:style-name="ce7" table:formula="of:=IF(AND([.$Q$18]&lt;[.F175];[.F175]&lt;[.$Q$19]))" office:value-type="boolean" office:boolean-value="false" calcext:value-type="boolean">
            <text:p>FALSE</text:p>
          </table:table-cell>
          <table:table-cell table:style-name="ce9" table:formula="of:=IF(OR(AND([.D175]=[.$P$27];[.$R$25]&lt;[.F175];[.F175]&lt;[.$R$26]); AND([.D175]=[.$Q$27];[.$Q$25]&lt;[.F175];[.F175]&lt;[.$Q$26]);AND([.D175]=[.$R$27];[.$P$25]&lt;[.F175];[.F17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INDIRECT(ADDRESS(8;16+MOD([.A176];[.$N$8])))" office:value-type="float" office:value="3" calcext:value-type="float">
            <text:p>3</text:p>
          </table:table-cell>
          <table:table-cell table:formula="of:=INDIRECT(ADDRESS(9;16+MOD([.A176]/[.$N$8];[.$N$9])))" office:value-type="float" office:value="45" calcext:value-type="float">
            <text:p>45</text:p>
          </table:table-cell>
          <table:table-cell table:formula="of:=INDIRECT(ADDRESS(10;16+MOD([.A176]/([.$N$8]*[.$N$9]);[.$N$10])))" office:value-type="float" office:value="1" calcext:value-type="float">
            <text:p>1</text:p>
          </table:table-cell>
          <table:table-cell table:formula="of:=INDIRECT(ADDRESS(11;16+MOD([.A176]/([.$N$8]*[.$N$9]*[.$N$10]);[.$N$11])))" office:value-type="float" office:value="8" calcext:value-type="float">
            <text:p>8</text:p>
          </table:table-cell>
          <table:table-cell table:formula="of:=[.E176]*[.C176]*[.$R$3]/[.B176]/[.D176]" office:value-type="float" office:value="11059200" calcext:value-type="float">
            <text:p>11059200</text:p>
          </table:table-cell>
          <table:table-cell table:style-name="ce7" table:formula="of:=IF(AND([.$Q$18]&lt;[.F176];[.F176]&lt;[.$Q$19]))" office:value-type="boolean" office:boolean-value="true" calcext:value-type="boolean">
            <text:p>TRUE</text:p>
          </table:table-cell>
          <table:table-cell table:style-name="ce9" table:formula="of:=IF(OR(AND([.D176]=[.$P$27];[.$R$25]&lt;[.F176];[.F176]&lt;[.$R$26]); AND([.D176]=[.$Q$27];[.$Q$25]&lt;[.F176];[.F176]&lt;[.$Q$26]);AND([.D176]=[.$R$27];[.$P$25]&lt;[.F176];[.F17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INDIRECT(ADDRESS(8;16+MOD([.A177];[.$N$8])))" office:value-type="float" office:value="4" calcext:value-type="float">
            <text:p>4</text:p>
          </table:table-cell>
          <table:table-cell table:formula="of:=INDIRECT(ADDRESS(9;16+MOD([.A177]/[.$N$8];[.$N$9])))" office:value-type="float" office:value="45" calcext:value-type="float">
            <text:p>45</text:p>
          </table:table-cell>
          <table:table-cell table:formula="of:=INDIRECT(ADDRESS(10;16+MOD([.A177]/([.$N$8]*[.$N$9]);[.$N$10])))" office:value-type="float" office:value="1" calcext:value-type="float">
            <text:p>1</text:p>
          </table:table-cell>
          <table:table-cell table:formula="of:=INDIRECT(ADDRESS(11;16+MOD([.A177]/([.$N$8]*[.$N$9]*[.$N$10]);[.$N$11])))" office:value-type="float" office:value="8" calcext:value-type="float">
            <text:p>8</text:p>
          </table:table-cell>
          <table:table-cell table:formula="of:=[.E177]*[.C177]*[.$R$3]/[.B177]/[.D177]" office:value-type="float" office:value="8294400" calcext:value-type="float">
            <text:p>8294400</text:p>
          </table:table-cell>
          <table:table-cell table:style-name="ce7" table:formula="of:=IF(AND([.$Q$18]&lt;[.F177];[.F177]&lt;[.$Q$19]))" office:value-type="boolean" office:boolean-value="true" calcext:value-type="boolean">
            <text:p>TRUE</text:p>
          </table:table-cell>
          <table:table-cell table:style-name="ce9" table:formula="of:=IF(OR(AND([.D177]=[.$P$27];[.$R$25]&lt;[.F177];[.F177]&lt;[.$R$26]); AND([.D177]=[.$Q$27];[.$Q$25]&lt;[.F177];[.F177]&lt;[.$Q$26]);AND([.D177]=[.$R$27];[.$P$25]&lt;[.F177];[.F17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INDIRECT(ADDRESS(8;16+MOD([.A178];[.$N$8])))" office:value-type="float" office:value="1" calcext:value-type="float">
            <text:p>1</text:p>
          </table:table-cell>
          <table:table-cell table:formula="of:=INDIRECT(ADDRESS(9;16+MOD([.A178]/[.$N$8];[.$N$9])))" office:value-type="float" office:value="46" calcext:value-type="float">
            <text:p>46</text:p>
          </table:table-cell>
          <table:table-cell table:formula="of:=INDIRECT(ADDRESS(10;16+MOD([.A178]/([.$N$8]*[.$N$9]);[.$N$10])))" office:value-type="float" office:value="1" calcext:value-type="float">
            <text:p>1</text:p>
          </table:table-cell>
          <table:table-cell table:formula="of:=INDIRECT(ADDRESS(11;16+MOD([.A178]/([.$N$8]*[.$N$9]*[.$N$10]);[.$N$11])))" office:value-type="float" office:value="8" calcext:value-type="float">
            <text:p>8</text:p>
          </table:table-cell>
          <table:table-cell table:formula="of:=[.E178]*[.C178]*[.$R$3]/[.B178]/[.D178]" office:value-type="float" office:value="33914880" calcext:value-type="float">
            <text:p>33914880</text:p>
          </table:table-cell>
          <table:table-cell table:style-name="ce7" table:formula="of:=IF(AND([.$Q$18]&lt;[.F178];[.F178]&lt;[.$Q$19]))" office:value-type="boolean" office:boolean-value="false" calcext:value-type="boolean">
            <text:p>FALSE</text:p>
          </table:table-cell>
          <table:table-cell table:style-name="ce9" table:formula="of:=IF(OR(AND([.D178]=[.$P$27];[.$R$25]&lt;[.F178];[.F178]&lt;[.$R$26]); AND([.D178]=[.$Q$27];[.$Q$25]&lt;[.F178];[.F178]&lt;[.$Q$26]);AND([.D178]=[.$R$27];[.$P$25]&lt;[.F178];[.F17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INDIRECT(ADDRESS(8;16+MOD([.A179];[.$N$8])))" office:value-type="float" office:value="2" calcext:value-type="float">
            <text:p>2</text:p>
          </table:table-cell>
          <table:table-cell table:formula="of:=INDIRECT(ADDRESS(9;16+MOD([.A179]/[.$N$8];[.$N$9])))" office:value-type="float" office:value="46" calcext:value-type="float">
            <text:p>46</text:p>
          </table:table-cell>
          <table:table-cell table:formula="of:=INDIRECT(ADDRESS(10;16+MOD([.A179]/([.$N$8]*[.$N$9]);[.$N$10])))" office:value-type="float" office:value="1" calcext:value-type="float">
            <text:p>1</text:p>
          </table:table-cell>
          <table:table-cell table:formula="of:=INDIRECT(ADDRESS(11;16+MOD([.A179]/([.$N$8]*[.$N$9]*[.$N$10]);[.$N$11])))" office:value-type="float" office:value="8" calcext:value-type="float">
            <text:p>8</text:p>
          </table:table-cell>
          <table:table-cell table:formula="of:=[.E179]*[.C179]*[.$R$3]/[.B179]/[.D179]" office:value-type="float" office:value="16957440" calcext:value-type="float">
            <text:p>16957440</text:p>
          </table:table-cell>
          <table:table-cell table:style-name="ce7" table:formula="of:=IF(AND([.$Q$18]&lt;[.F179];[.F179]&lt;[.$Q$19]))" office:value-type="boolean" office:boolean-value="false" calcext:value-type="boolean">
            <text:p>FALSE</text:p>
          </table:table-cell>
          <table:table-cell table:style-name="ce9" table:formula="of:=IF(OR(AND([.D179]=[.$P$27];[.$R$25]&lt;[.F179];[.F179]&lt;[.$R$26]); AND([.D179]=[.$Q$27];[.$Q$25]&lt;[.F179];[.F179]&lt;[.$Q$26]);AND([.D179]=[.$R$27];[.$P$25]&lt;[.F179];[.F17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INDIRECT(ADDRESS(8;16+MOD([.A180];[.$N$8])))" office:value-type="float" office:value="3" calcext:value-type="float">
            <text:p>3</text:p>
          </table:table-cell>
          <table:table-cell table:formula="of:=INDIRECT(ADDRESS(9;16+MOD([.A180]/[.$N$8];[.$N$9])))" office:value-type="float" office:value="46" calcext:value-type="float">
            <text:p>46</text:p>
          </table:table-cell>
          <table:table-cell table:formula="of:=INDIRECT(ADDRESS(10;16+MOD([.A180]/([.$N$8]*[.$N$9]);[.$N$10])))" office:value-type="float" office:value="1" calcext:value-type="float">
            <text:p>1</text:p>
          </table:table-cell>
          <table:table-cell table:formula="of:=INDIRECT(ADDRESS(11;16+MOD([.A180]/([.$N$8]*[.$N$9]*[.$N$10]);[.$N$11])))" office:value-type="float" office:value="8" calcext:value-type="float">
            <text:p>8</text:p>
          </table:table-cell>
          <table:table-cell table:formula="of:=[.E180]*[.C180]*[.$R$3]/[.B180]/[.D180]" office:value-type="float" office:value="11304960" calcext:value-type="float">
            <text:p>11304960</text:p>
          </table:table-cell>
          <table:table-cell table:style-name="ce7" table:formula="of:=IF(AND([.$Q$18]&lt;[.F180];[.F180]&lt;[.$Q$19]))" office:value-type="boolean" office:boolean-value="true" calcext:value-type="boolean">
            <text:p>TRUE</text:p>
          </table:table-cell>
          <table:table-cell table:style-name="ce9" table:formula="of:=IF(OR(AND([.D180]=[.$P$27];[.$R$25]&lt;[.F180];[.F180]&lt;[.$R$26]); AND([.D180]=[.$Q$27];[.$Q$25]&lt;[.F180];[.F180]&lt;[.$Q$26]);AND([.D180]=[.$R$27];[.$P$25]&lt;[.F180];[.F18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INDIRECT(ADDRESS(8;16+MOD([.A181];[.$N$8])))" office:value-type="float" office:value="4" calcext:value-type="float">
            <text:p>4</text:p>
          </table:table-cell>
          <table:table-cell table:formula="of:=INDIRECT(ADDRESS(9;16+MOD([.A181]/[.$N$8];[.$N$9])))" office:value-type="float" office:value="46" calcext:value-type="float">
            <text:p>46</text:p>
          </table:table-cell>
          <table:table-cell table:formula="of:=INDIRECT(ADDRESS(10;16+MOD([.A181]/([.$N$8]*[.$N$9]);[.$N$10])))" office:value-type="float" office:value="1" calcext:value-type="float">
            <text:p>1</text:p>
          </table:table-cell>
          <table:table-cell table:formula="of:=INDIRECT(ADDRESS(11;16+MOD([.A181]/([.$N$8]*[.$N$9]*[.$N$10]);[.$N$11])))" office:value-type="float" office:value="8" calcext:value-type="float">
            <text:p>8</text:p>
          </table:table-cell>
          <table:table-cell table:formula="of:=[.E181]*[.C181]*[.$R$3]/[.B181]/[.D181]" office:value-type="float" office:value="8478720" calcext:value-type="float">
            <text:p>8478720</text:p>
          </table:table-cell>
          <table:table-cell table:style-name="ce7" table:formula="of:=IF(AND([.$Q$18]&lt;[.F181];[.F181]&lt;[.$Q$19]))" office:value-type="boolean" office:boolean-value="true" calcext:value-type="boolean">
            <text:p>TRUE</text:p>
          </table:table-cell>
          <table:table-cell table:style-name="ce9" table:formula="of:=IF(OR(AND([.D181]=[.$P$27];[.$R$25]&lt;[.F181];[.F181]&lt;[.$R$26]); AND([.D181]=[.$Q$27];[.$Q$25]&lt;[.F181];[.F181]&lt;[.$Q$26]);AND([.D181]=[.$R$27];[.$P$25]&lt;[.F181];[.F18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INDIRECT(ADDRESS(8;16+MOD([.A182];[.$N$8])))" office:value-type="float" office:value="1" calcext:value-type="float">
            <text:p>1</text:p>
          </table:table-cell>
          <table:table-cell table:formula="of:=INDIRECT(ADDRESS(9;16+MOD([.A182]/[.$N$8];[.$N$9])))" office:value-type="float" office:value="47" calcext:value-type="float">
            <text:p>47</text:p>
          </table:table-cell>
          <table:table-cell table:formula="of:=INDIRECT(ADDRESS(10;16+MOD([.A182]/([.$N$8]*[.$N$9]);[.$N$10])))" office:value-type="float" office:value="1" calcext:value-type="float">
            <text:p>1</text:p>
          </table:table-cell>
          <table:table-cell table:formula="of:=INDIRECT(ADDRESS(11;16+MOD([.A182]/([.$N$8]*[.$N$9]*[.$N$10]);[.$N$11])))" office:value-type="float" office:value="8" calcext:value-type="float">
            <text:p>8</text:p>
          </table:table-cell>
          <table:table-cell table:formula="of:=[.E182]*[.C182]*[.$R$3]/[.B182]/[.D182]" office:value-type="float" office:value="34652160" calcext:value-type="float">
            <text:p>34652160</text:p>
          </table:table-cell>
          <table:table-cell table:style-name="ce7" table:formula="of:=IF(AND([.$Q$18]&lt;[.F182];[.F182]&lt;[.$Q$19]))" office:value-type="boolean" office:boolean-value="false" calcext:value-type="boolean">
            <text:p>FALSE</text:p>
          </table:table-cell>
          <table:table-cell table:style-name="ce9" table:formula="of:=IF(OR(AND([.D182]=[.$P$27];[.$R$25]&lt;[.F182];[.F182]&lt;[.$R$26]); AND([.D182]=[.$Q$27];[.$Q$25]&lt;[.F182];[.F182]&lt;[.$Q$26]);AND([.D182]=[.$R$27];[.$P$25]&lt;[.F182];[.F18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INDIRECT(ADDRESS(8;16+MOD([.A183];[.$N$8])))" office:value-type="float" office:value="2" calcext:value-type="float">
            <text:p>2</text:p>
          </table:table-cell>
          <table:table-cell table:formula="of:=INDIRECT(ADDRESS(9;16+MOD([.A183]/[.$N$8];[.$N$9])))" office:value-type="float" office:value="47" calcext:value-type="float">
            <text:p>47</text:p>
          </table:table-cell>
          <table:table-cell table:formula="of:=INDIRECT(ADDRESS(10;16+MOD([.A183]/([.$N$8]*[.$N$9]);[.$N$10])))" office:value-type="float" office:value="1" calcext:value-type="float">
            <text:p>1</text:p>
          </table:table-cell>
          <table:table-cell table:formula="of:=INDIRECT(ADDRESS(11;16+MOD([.A183]/([.$N$8]*[.$N$9]*[.$N$10]);[.$N$11])))" office:value-type="float" office:value="8" calcext:value-type="float">
            <text:p>8</text:p>
          </table:table-cell>
          <table:table-cell table:formula="of:=[.E183]*[.C183]*[.$R$3]/[.B183]/[.D183]" office:value-type="float" office:value="17326080" calcext:value-type="float">
            <text:p>17326080</text:p>
          </table:table-cell>
          <table:table-cell table:style-name="ce7" table:formula="of:=IF(AND([.$Q$18]&lt;[.F183];[.F183]&lt;[.$Q$19]))" office:value-type="boolean" office:boolean-value="false" calcext:value-type="boolean">
            <text:p>FALSE</text:p>
          </table:table-cell>
          <table:table-cell table:style-name="ce9" table:formula="of:=IF(OR(AND([.D183]=[.$P$27];[.$R$25]&lt;[.F183];[.F183]&lt;[.$R$26]); AND([.D183]=[.$Q$27];[.$Q$25]&lt;[.F183];[.F183]&lt;[.$Q$26]);AND([.D183]=[.$R$27];[.$P$25]&lt;[.F183];[.F18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INDIRECT(ADDRESS(8;16+MOD([.A184];[.$N$8])))" office:value-type="float" office:value="3" calcext:value-type="float">
            <text:p>3</text:p>
          </table:table-cell>
          <table:table-cell table:formula="of:=INDIRECT(ADDRESS(9;16+MOD([.A184]/[.$N$8];[.$N$9])))" office:value-type="float" office:value="47" calcext:value-type="float">
            <text:p>47</text:p>
          </table:table-cell>
          <table:table-cell table:formula="of:=INDIRECT(ADDRESS(10;16+MOD([.A184]/([.$N$8]*[.$N$9]);[.$N$10])))" office:value-type="float" office:value="1" calcext:value-type="float">
            <text:p>1</text:p>
          </table:table-cell>
          <table:table-cell table:formula="of:=INDIRECT(ADDRESS(11;16+MOD([.A184]/([.$N$8]*[.$N$9]*[.$N$10]);[.$N$11])))" office:value-type="float" office:value="8" calcext:value-type="float">
            <text:p>8</text:p>
          </table:table-cell>
          <table:table-cell table:formula="of:=[.E184]*[.C184]*[.$R$3]/[.B184]/[.D184]" office:value-type="float" office:value="11550720" calcext:value-type="float">
            <text:p>11550720</text:p>
          </table:table-cell>
          <table:table-cell table:style-name="ce7" table:formula="of:=IF(AND([.$Q$18]&lt;[.F184];[.F184]&lt;[.$Q$19]))" office:value-type="boolean" office:boolean-value="true" calcext:value-type="boolean">
            <text:p>TRUE</text:p>
          </table:table-cell>
          <table:table-cell table:style-name="ce9" table:formula="of:=IF(OR(AND([.D184]=[.$P$27];[.$R$25]&lt;[.F184];[.F184]&lt;[.$R$26]); AND([.D184]=[.$Q$27];[.$Q$25]&lt;[.F184];[.F184]&lt;[.$Q$26]);AND([.D184]=[.$R$27];[.$P$25]&lt;[.F184];[.F18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INDIRECT(ADDRESS(8;16+MOD([.A185];[.$N$8])))" office:value-type="float" office:value="4" calcext:value-type="float">
            <text:p>4</text:p>
          </table:table-cell>
          <table:table-cell table:formula="of:=INDIRECT(ADDRESS(9;16+MOD([.A185]/[.$N$8];[.$N$9])))" office:value-type="float" office:value="47" calcext:value-type="float">
            <text:p>47</text:p>
          </table:table-cell>
          <table:table-cell table:formula="of:=INDIRECT(ADDRESS(10;16+MOD([.A185]/([.$N$8]*[.$N$9]);[.$N$10])))" office:value-type="float" office:value="1" calcext:value-type="float">
            <text:p>1</text:p>
          </table:table-cell>
          <table:table-cell table:formula="of:=INDIRECT(ADDRESS(11;16+MOD([.A185]/([.$N$8]*[.$N$9]*[.$N$10]);[.$N$11])))" office:value-type="float" office:value="8" calcext:value-type="float">
            <text:p>8</text:p>
          </table:table-cell>
          <table:table-cell table:formula="of:=[.E185]*[.C185]*[.$R$3]/[.B185]/[.D185]" office:value-type="float" office:value="8663040" calcext:value-type="float">
            <text:p>8663040</text:p>
          </table:table-cell>
          <table:table-cell table:style-name="ce7" table:formula="of:=IF(AND([.$Q$18]&lt;[.F185];[.F185]&lt;[.$Q$19]))" office:value-type="boolean" office:boolean-value="true" calcext:value-type="boolean">
            <text:p>TRUE</text:p>
          </table:table-cell>
          <table:table-cell table:style-name="ce9" table:formula="of:=IF(OR(AND([.D185]=[.$P$27];[.$R$25]&lt;[.F185];[.F185]&lt;[.$R$26]); AND([.D185]=[.$Q$27];[.$Q$25]&lt;[.F185];[.F185]&lt;[.$Q$26]);AND([.D185]=[.$R$27];[.$P$25]&lt;[.F185];[.F18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INDIRECT(ADDRESS(8;16+MOD([.A186];[.$N$8])))" office:value-type="float" office:value="1" calcext:value-type="float">
            <text:p>1</text:p>
          </table:table-cell>
          <table:table-cell table:formula="of:=INDIRECT(ADDRESS(9;16+MOD([.A186]/[.$N$8];[.$N$9])))" office:value-type="float" office:value="48" calcext:value-type="float">
            <text:p>48</text:p>
          </table:table-cell>
          <table:table-cell table:formula="of:=INDIRECT(ADDRESS(10;16+MOD([.A186]/([.$N$8]*[.$N$9]);[.$N$10])))" office:value-type="float" office:value="1" calcext:value-type="float">
            <text:p>1</text:p>
          </table:table-cell>
          <table:table-cell table:formula="of:=INDIRECT(ADDRESS(11;16+MOD([.A186]/([.$N$8]*[.$N$9]*[.$N$10]);[.$N$11])))" office:value-type="float" office:value="8" calcext:value-type="float">
            <text:p>8</text:p>
          </table:table-cell>
          <table:table-cell table:formula="of:=[.E186]*[.C186]*[.$R$3]/[.B186]/[.D186]" office:value-type="float" office:value="35389440" calcext:value-type="float">
            <text:p>35389440</text:p>
          </table:table-cell>
          <table:table-cell table:style-name="ce7" table:formula="of:=IF(AND([.$Q$18]&lt;[.F186];[.F186]&lt;[.$Q$19]))" office:value-type="boolean" office:boolean-value="false" calcext:value-type="boolean">
            <text:p>FALSE</text:p>
          </table:table-cell>
          <table:table-cell table:style-name="ce9" table:formula="of:=IF(OR(AND([.D186]=[.$P$27];[.$R$25]&lt;[.F186];[.F186]&lt;[.$R$26]); AND([.D186]=[.$Q$27];[.$Q$25]&lt;[.F186];[.F186]&lt;[.$Q$26]);AND([.D186]=[.$R$27];[.$P$25]&lt;[.F186];[.F18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INDIRECT(ADDRESS(8;16+MOD([.A187];[.$N$8])))" office:value-type="float" office:value="2" calcext:value-type="float">
            <text:p>2</text:p>
          </table:table-cell>
          <table:table-cell table:formula="of:=INDIRECT(ADDRESS(9;16+MOD([.A187]/[.$N$8];[.$N$9])))" office:value-type="float" office:value="48" calcext:value-type="float">
            <text:p>48</text:p>
          </table:table-cell>
          <table:table-cell table:formula="of:=INDIRECT(ADDRESS(10;16+MOD([.A187]/([.$N$8]*[.$N$9]);[.$N$10])))" office:value-type="float" office:value="1" calcext:value-type="float">
            <text:p>1</text:p>
          </table:table-cell>
          <table:table-cell table:formula="of:=INDIRECT(ADDRESS(11;16+MOD([.A187]/([.$N$8]*[.$N$9]*[.$N$10]);[.$N$11])))" office:value-type="float" office:value="8" calcext:value-type="float">
            <text:p>8</text:p>
          </table:table-cell>
          <table:table-cell table:formula="of:=[.E187]*[.C187]*[.$R$3]/[.B187]/[.D187]" office:value-type="float" office:value="17694720" calcext:value-type="float">
            <text:p>17694720</text:p>
          </table:table-cell>
          <table:table-cell table:style-name="ce7" table:formula="of:=IF(AND([.$Q$18]&lt;[.F187];[.F187]&lt;[.$Q$19]))" office:value-type="boolean" office:boolean-value="false" calcext:value-type="boolean">
            <text:p>FALSE</text:p>
          </table:table-cell>
          <table:table-cell table:style-name="ce9" table:formula="of:=IF(OR(AND([.D187]=[.$P$27];[.$R$25]&lt;[.F187];[.F187]&lt;[.$R$26]); AND([.D187]=[.$Q$27];[.$Q$25]&lt;[.F187];[.F187]&lt;[.$Q$26]);AND([.D187]=[.$R$27];[.$P$25]&lt;[.F187];[.F18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INDIRECT(ADDRESS(8;16+MOD([.A188];[.$N$8])))" office:value-type="float" office:value="3" calcext:value-type="float">
            <text:p>3</text:p>
          </table:table-cell>
          <table:table-cell table:formula="of:=INDIRECT(ADDRESS(9;16+MOD([.A188]/[.$N$8];[.$N$9])))" office:value-type="float" office:value="48" calcext:value-type="float">
            <text:p>48</text:p>
          </table:table-cell>
          <table:table-cell table:formula="of:=INDIRECT(ADDRESS(10;16+MOD([.A188]/([.$N$8]*[.$N$9]);[.$N$10])))" office:value-type="float" office:value="1" calcext:value-type="float">
            <text:p>1</text:p>
          </table:table-cell>
          <table:table-cell table:formula="of:=INDIRECT(ADDRESS(11;16+MOD([.A188]/([.$N$8]*[.$N$9]*[.$N$10]);[.$N$11])))" office:value-type="float" office:value="8" calcext:value-type="float">
            <text:p>8</text:p>
          </table:table-cell>
          <table:table-cell table:formula="of:=[.E188]*[.C188]*[.$R$3]/[.B188]/[.D188]" office:value-type="float" office:value="11796480" calcext:value-type="float">
            <text:p>11796480</text:p>
          </table:table-cell>
          <table:table-cell table:style-name="ce7" table:formula="of:=IF(AND([.$Q$18]&lt;[.F188];[.F188]&lt;[.$Q$19]))" office:value-type="boolean" office:boolean-value="true" calcext:value-type="boolean">
            <text:p>TRUE</text:p>
          </table:table-cell>
          <table:table-cell table:style-name="ce9" table:formula="of:=IF(OR(AND([.D188]=[.$P$27];[.$R$25]&lt;[.F188];[.F188]&lt;[.$R$26]); AND([.D188]=[.$Q$27];[.$Q$25]&lt;[.F188];[.F188]&lt;[.$Q$26]);AND([.D188]=[.$R$27];[.$P$25]&lt;[.F188];[.F18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INDIRECT(ADDRESS(8;16+MOD([.A189];[.$N$8])))" office:value-type="float" office:value="4" calcext:value-type="float">
            <text:p>4</text:p>
          </table:table-cell>
          <table:table-cell table:formula="of:=INDIRECT(ADDRESS(9;16+MOD([.A189]/[.$N$8];[.$N$9])))" office:value-type="float" office:value="48" calcext:value-type="float">
            <text:p>48</text:p>
          </table:table-cell>
          <table:table-cell table:formula="of:=INDIRECT(ADDRESS(10;16+MOD([.A189]/([.$N$8]*[.$N$9]);[.$N$10])))" office:value-type="float" office:value="1" calcext:value-type="float">
            <text:p>1</text:p>
          </table:table-cell>
          <table:table-cell table:formula="of:=INDIRECT(ADDRESS(11;16+MOD([.A189]/([.$N$8]*[.$N$9]*[.$N$10]);[.$N$11])))" office:value-type="float" office:value="8" calcext:value-type="float">
            <text:p>8</text:p>
          </table:table-cell>
          <table:table-cell table:formula="of:=[.E189]*[.C189]*[.$R$3]/[.B189]/[.D189]" office:value-type="float" office:value="8847360" calcext:value-type="float">
            <text:p>8847360</text:p>
          </table:table-cell>
          <table:table-cell table:style-name="ce7" table:formula="of:=IF(AND([.$Q$18]&lt;[.F189];[.F189]&lt;[.$Q$19]))" office:value-type="boolean" office:boolean-value="true" calcext:value-type="boolean">
            <text:p>TRUE</text:p>
          </table:table-cell>
          <table:table-cell table:style-name="ce9" table:formula="of:=IF(OR(AND([.D189]=[.$P$27];[.$R$25]&lt;[.F189];[.F189]&lt;[.$R$26]); AND([.D189]=[.$Q$27];[.$Q$25]&lt;[.F189];[.F189]&lt;[.$Q$26]);AND([.D189]=[.$R$27];[.$P$25]&lt;[.F189];[.F18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INDIRECT(ADDRESS(8;16+MOD([.A190];[.$N$8])))" office:value-type="float" office:value="1" calcext:value-type="float">
            <text:p>1</text:p>
          </table:table-cell>
          <table:table-cell table:formula="of:=INDIRECT(ADDRESS(9;16+MOD([.A190]/[.$N$8];[.$N$9])))" office:value-type="float" office:value="49" calcext:value-type="float">
            <text:p>49</text:p>
          </table:table-cell>
          <table:table-cell table:formula="of:=INDIRECT(ADDRESS(10;16+MOD([.A190]/([.$N$8]*[.$N$9]);[.$N$10])))" office:value-type="float" office:value="1" calcext:value-type="float">
            <text:p>1</text:p>
          </table:table-cell>
          <table:table-cell table:formula="of:=INDIRECT(ADDRESS(11;16+MOD([.A190]/([.$N$8]*[.$N$9]*[.$N$10]);[.$N$11])))" office:value-type="float" office:value="8" calcext:value-type="float">
            <text:p>8</text:p>
          </table:table-cell>
          <table:table-cell table:formula="of:=[.E190]*[.C190]*[.$R$3]/[.B190]/[.D190]" office:value-type="float" office:value="36126720" calcext:value-type="float">
            <text:p>36126720</text:p>
          </table:table-cell>
          <table:table-cell table:style-name="ce7" table:formula="of:=IF(AND([.$Q$18]&lt;[.F190];[.F190]&lt;[.$Q$19]))" office:value-type="boolean" office:boolean-value="false" calcext:value-type="boolean">
            <text:p>FALSE</text:p>
          </table:table-cell>
          <table:table-cell table:style-name="ce9" table:formula="of:=IF(OR(AND([.D190]=[.$P$27];[.$R$25]&lt;[.F190];[.F190]&lt;[.$R$26]); AND([.D190]=[.$Q$27];[.$Q$25]&lt;[.F190];[.F190]&lt;[.$Q$26]);AND([.D190]=[.$R$27];[.$P$25]&lt;[.F190];[.F19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INDIRECT(ADDRESS(8;16+MOD([.A191];[.$N$8])))" office:value-type="float" office:value="2" calcext:value-type="float">
            <text:p>2</text:p>
          </table:table-cell>
          <table:table-cell table:formula="of:=INDIRECT(ADDRESS(9;16+MOD([.A191]/[.$N$8];[.$N$9])))" office:value-type="float" office:value="49" calcext:value-type="float">
            <text:p>49</text:p>
          </table:table-cell>
          <table:table-cell table:formula="of:=INDIRECT(ADDRESS(10;16+MOD([.A191]/([.$N$8]*[.$N$9]);[.$N$10])))" office:value-type="float" office:value="1" calcext:value-type="float">
            <text:p>1</text:p>
          </table:table-cell>
          <table:table-cell table:formula="of:=INDIRECT(ADDRESS(11;16+MOD([.A191]/([.$N$8]*[.$N$9]*[.$N$10]);[.$N$11])))" office:value-type="float" office:value="8" calcext:value-type="float">
            <text:p>8</text:p>
          </table:table-cell>
          <table:table-cell table:formula="of:=[.E191]*[.C191]*[.$R$3]/[.B191]/[.D191]" office:value-type="float" office:value="18063360" calcext:value-type="float">
            <text:p>18063360</text:p>
          </table:table-cell>
          <table:table-cell table:style-name="ce7" table:formula="of:=IF(AND([.$Q$18]&lt;[.F191];[.F191]&lt;[.$Q$19]))" office:value-type="boolean" office:boolean-value="false" calcext:value-type="boolean">
            <text:p>FALSE</text:p>
          </table:table-cell>
          <table:table-cell table:style-name="ce9" table:formula="of:=IF(OR(AND([.D191]=[.$P$27];[.$R$25]&lt;[.F191];[.F191]&lt;[.$R$26]); AND([.D191]=[.$Q$27];[.$Q$25]&lt;[.F191];[.F191]&lt;[.$Q$26]);AND([.D191]=[.$R$27];[.$P$25]&lt;[.F191];[.F19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INDIRECT(ADDRESS(8;16+MOD([.A192];[.$N$8])))" office:value-type="float" office:value="3" calcext:value-type="float">
            <text:p>3</text:p>
          </table:table-cell>
          <table:table-cell table:formula="of:=INDIRECT(ADDRESS(9;16+MOD([.A192]/[.$N$8];[.$N$9])))" office:value-type="float" office:value="49" calcext:value-type="float">
            <text:p>49</text:p>
          </table:table-cell>
          <table:table-cell table:formula="of:=INDIRECT(ADDRESS(10;16+MOD([.A192]/([.$N$8]*[.$N$9]);[.$N$10])))" office:value-type="float" office:value="1" calcext:value-type="float">
            <text:p>1</text:p>
          </table:table-cell>
          <table:table-cell table:formula="of:=INDIRECT(ADDRESS(11;16+MOD([.A192]/([.$N$8]*[.$N$9]*[.$N$10]);[.$N$11])))" office:value-type="float" office:value="8" calcext:value-type="float">
            <text:p>8</text:p>
          </table:table-cell>
          <table:table-cell table:formula="of:=[.E192]*[.C192]*[.$R$3]/[.B192]/[.D192]" office:value-type="float" office:value="12042240" calcext:value-type="float">
            <text:p>12042240</text:p>
          </table:table-cell>
          <table:table-cell table:style-name="ce7" table:formula="of:=IF(AND([.$Q$18]&lt;[.F192];[.F192]&lt;[.$Q$19]))" office:value-type="boolean" office:boolean-value="false" calcext:value-type="boolean">
            <text:p>FALSE</text:p>
          </table:table-cell>
          <table:table-cell table:style-name="ce9" table:formula="of:=IF(OR(AND([.D192]=[.$P$27];[.$R$25]&lt;[.F192];[.F192]&lt;[.$R$26]); AND([.D192]=[.$Q$27];[.$Q$25]&lt;[.F192];[.F192]&lt;[.$Q$26]);AND([.D192]=[.$R$27];[.$P$25]&lt;[.F192];[.F19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INDIRECT(ADDRESS(8;16+MOD([.A193];[.$N$8])))" office:value-type="float" office:value="4" calcext:value-type="float">
            <text:p>4</text:p>
          </table:table-cell>
          <table:table-cell table:formula="of:=INDIRECT(ADDRESS(9;16+MOD([.A193]/[.$N$8];[.$N$9])))" office:value-type="float" office:value="49" calcext:value-type="float">
            <text:p>49</text:p>
          </table:table-cell>
          <table:table-cell table:formula="of:=INDIRECT(ADDRESS(10;16+MOD([.A193]/([.$N$8]*[.$N$9]);[.$N$10])))" office:value-type="float" office:value="1" calcext:value-type="float">
            <text:p>1</text:p>
          </table:table-cell>
          <table:table-cell table:formula="of:=INDIRECT(ADDRESS(11;16+MOD([.A193]/([.$N$8]*[.$N$9]*[.$N$10]);[.$N$11])))" office:value-type="float" office:value="8" calcext:value-type="float">
            <text:p>8</text:p>
          </table:table-cell>
          <table:table-cell table:formula="of:=[.E193]*[.C193]*[.$R$3]/[.B193]/[.D193]" office:value-type="float" office:value="9031680" calcext:value-type="float">
            <text:p>9031680</text:p>
          </table:table-cell>
          <table:table-cell table:style-name="ce7" table:formula="of:=IF(AND([.$Q$18]&lt;[.F193];[.F193]&lt;[.$Q$19]))" office:value-type="boolean" office:boolean-value="true" calcext:value-type="boolean">
            <text:p>TRUE</text:p>
          </table:table-cell>
          <table:table-cell table:style-name="ce9" table:formula="of:=IF(OR(AND([.D193]=[.$P$27];[.$R$25]&lt;[.F193];[.F193]&lt;[.$R$26]); AND([.D193]=[.$Q$27];[.$Q$25]&lt;[.F193];[.F193]&lt;[.$Q$26]);AND([.D193]=[.$R$27];[.$P$25]&lt;[.F193];[.F19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INDIRECT(ADDRESS(8;16+MOD([.A194];[.$N$8])))" office:value-type="float" office:value="1" calcext:value-type="float">
            <text:p>1</text:p>
          </table:table-cell>
          <table:table-cell table:formula="of:=INDIRECT(ADDRESS(9;16+MOD([.A194]/[.$N$8];[.$N$9])))" office:value-type="float" office:value="50" calcext:value-type="float">
            <text:p>50</text:p>
          </table:table-cell>
          <table:table-cell table:formula="of:=INDIRECT(ADDRESS(10;16+MOD([.A194]/([.$N$8]*[.$N$9]);[.$N$10])))" office:value-type="float" office:value="1" calcext:value-type="float">
            <text:p>1</text:p>
          </table:table-cell>
          <table:table-cell table:formula="of:=INDIRECT(ADDRESS(11;16+MOD([.A194]/([.$N$8]*[.$N$9]*[.$N$10]);[.$N$11])))" office:value-type="float" office:value="8" calcext:value-type="float">
            <text:p>8</text:p>
          </table:table-cell>
          <table:table-cell table:formula="of:=[.E194]*[.C194]*[.$R$3]/[.B194]/[.D194]" office:value-type="float" office:value="36864000" calcext:value-type="float">
            <text:p>36864000</text:p>
          </table:table-cell>
          <table:table-cell table:style-name="ce7" table:formula="of:=IF(AND([.$Q$18]&lt;[.F194];[.F194]&lt;[.$Q$19]))" office:value-type="boolean" office:boolean-value="false" calcext:value-type="boolean">
            <text:p>FALSE</text:p>
          </table:table-cell>
          <table:table-cell table:style-name="ce9" table:formula="of:=IF(OR(AND([.D194]=[.$P$27];[.$R$25]&lt;[.F194];[.F194]&lt;[.$R$26]); AND([.D194]=[.$Q$27];[.$Q$25]&lt;[.F194];[.F194]&lt;[.$Q$26]);AND([.D194]=[.$R$27];[.$P$25]&lt;[.F194];[.F19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INDIRECT(ADDRESS(8;16+MOD([.A195];[.$N$8])))" office:value-type="float" office:value="2" calcext:value-type="float">
            <text:p>2</text:p>
          </table:table-cell>
          <table:table-cell table:formula="of:=INDIRECT(ADDRESS(9;16+MOD([.A195]/[.$N$8];[.$N$9])))" office:value-type="float" office:value="50" calcext:value-type="float">
            <text:p>50</text:p>
          </table:table-cell>
          <table:table-cell table:formula="of:=INDIRECT(ADDRESS(10;16+MOD([.A195]/([.$N$8]*[.$N$9]);[.$N$10])))" office:value-type="float" office:value="1" calcext:value-type="float">
            <text:p>1</text:p>
          </table:table-cell>
          <table:table-cell table:formula="of:=INDIRECT(ADDRESS(11;16+MOD([.A195]/([.$N$8]*[.$N$9]*[.$N$10]);[.$N$11])))" office:value-type="float" office:value="8" calcext:value-type="float">
            <text:p>8</text:p>
          </table:table-cell>
          <table:table-cell table:formula="of:=[.E195]*[.C195]*[.$R$3]/[.B195]/[.D195]" office:value-type="float" office:value="18432000" calcext:value-type="float">
            <text:p>18432000</text:p>
          </table:table-cell>
          <table:table-cell table:style-name="ce7" table:formula="of:=IF(AND([.$Q$18]&lt;[.F195];[.F195]&lt;[.$Q$19]))" office:value-type="boolean" office:boolean-value="false" calcext:value-type="boolean">
            <text:p>FALSE</text:p>
          </table:table-cell>
          <table:table-cell table:style-name="ce9" table:formula="of:=IF(OR(AND([.D195]=[.$P$27];[.$R$25]&lt;[.F195];[.F195]&lt;[.$R$26]); AND([.D195]=[.$Q$27];[.$Q$25]&lt;[.F195];[.F195]&lt;[.$Q$26]);AND([.D195]=[.$R$27];[.$P$25]&lt;[.F195];[.F19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INDIRECT(ADDRESS(8;16+MOD([.A196];[.$N$8])))" office:value-type="float" office:value="3" calcext:value-type="float">
            <text:p>3</text:p>
          </table:table-cell>
          <table:table-cell table:formula="of:=INDIRECT(ADDRESS(9;16+MOD([.A196]/[.$N$8];[.$N$9])))" office:value-type="float" office:value="50" calcext:value-type="float">
            <text:p>50</text:p>
          </table:table-cell>
          <table:table-cell table:formula="of:=INDIRECT(ADDRESS(10;16+MOD([.A196]/([.$N$8]*[.$N$9]);[.$N$10])))" office:value-type="float" office:value="1" calcext:value-type="float">
            <text:p>1</text:p>
          </table:table-cell>
          <table:table-cell table:formula="of:=INDIRECT(ADDRESS(11;16+MOD([.A196]/([.$N$8]*[.$N$9]*[.$N$10]);[.$N$11])))" office:value-type="float" office:value="8" calcext:value-type="float">
            <text:p>8</text:p>
          </table:table-cell>
          <table:table-cell table:formula="of:=[.E196]*[.C196]*[.$R$3]/[.B196]/[.D196]" office:value-type="float" office:value="12288000" calcext:value-type="float">
            <text:p>12288000</text:p>
          </table:table-cell>
          <table:table-cell table:style-name="ce7" table:formula="of:=IF(AND([.$Q$18]&lt;[.F196];[.F196]&lt;[.$Q$19]))" office:value-type="boolean" office:boolean-value="false" calcext:value-type="boolean">
            <text:p>FALSE</text:p>
          </table:table-cell>
          <table:table-cell table:style-name="ce9" table:formula="of:=IF(OR(AND([.D196]=[.$P$27];[.$R$25]&lt;[.F196];[.F196]&lt;[.$R$26]); AND([.D196]=[.$Q$27];[.$Q$25]&lt;[.F196];[.F196]&lt;[.$Q$26]);AND([.D196]=[.$R$27];[.$P$25]&lt;[.F196];[.F19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INDIRECT(ADDRESS(8;16+MOD([.A197];[.$N$8])))" office:value-type="float" office:value="4" calcext:value-type="float">
            <text:p>4</text:p>
          </table:table-cell>
          <table:table-cell table:formula="of:=INDIRECT(ADDRESS(9;16+MOD([.A197]/[.$N$8];[.$N$9])))" office:value-type="float" office:value="50" calcext:value-type="float">
            <text:p>50</text:p>
          </table:table-cell>
          <table:table-cell table:formula="of:=INDIRECT(ADDRESS(10;16+MOD([.A197]/([.$N$8]*[.$N$9]);[.$N$10])))" office:value-type="float" office:value="1" calcext:value-type="float">
            <text:p>1</text:p>
          </table:table-cell>
          <table:table-cell table:formula="of:=INDIRECT(ADDRESS(11;16+MOD([.A197]/([.$N$8]*[.$N$9]*[.$N$10]);[.$N$11])))" office:value-type="float" office:value="8" calcext:value-type="float">
            <text:p>8</text:p>
          </table:table-cell>
          <table:table-cell table:formula="of:=[.E197]*[.C197]*[.$R$3]/[.B197]/[.D197]" office:value-type="float" office:value="9216000" calcext:value-type="float">
            <text:p>9216000</text:p>
          </table:table-cell>
          <table:table-cell table:style-name="ce7" table:formula="of:=IF(AND([.$Q$18]&lt;[.F197];[.F197]&lt;[.$Q$19]))" office:value-type="boolean" office:boolean-value="true" calcext:value-type="boolean">
            <text:p>TRUE</text:p>
          </table:table-cell>
          <table:table-cell table:style-name="ce9" table:formula="of:=IF(OR(AND([.D197]=[.$P$27];[.$R$25]&lt;[.F197];[.F197]&lt;[.$R$26]); AND([.D197]=[.$Q$27];[.$Q$25]&lt;[.F197];[.F197]&lt;[.$Q$26]);AND([.D197]=[.$R$27];[.$P$25]&lt;[.F197];[.F197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INDIRECT(ADDRESS(8;16+MOD([.A198];[.$N$8])))" office:value-type="float" office:value="1" calcext:value-type="float">
            <text:p>1</text:p>
          </table:table-cell>
          <table:table-cell table:formula="of:=INDIRECT(ADDRESS(9;16+MOD([.A198]/[.$N$8];[.$N$9])))" office:value-type="float" office:value="2" calcext:value-type="float">
            <text:p>2</text:p>
          </table:table-cell>
          <table:table-cell table:formula="of:=INDIRECT(ADDRESS(10;16+MOD([.A198]/([.$N$8]*[.$N$9]);[.$N$10])))" office:value-type="float" office:value="2" calcext:value-type="float">
            <text:p>2</text:p>
          </table:table-cell>
          <table:table-cell table:formula="of:=INDIRECT(ADDRESS(11;16+MOD([.A198]/([.$N$8]*[.$N$9]*[.$N$10]);[.$N$11])))" office:value-type="float" office:value="8" calcext:value-type="float">
            <text:p>8</text:p>
          </table:table-cell>
          <table:table-cell table:formula="of:=[.E198]*[.C198]*[.$R$3]/[.B198]/[.D198]" office:value-type="float" office:value="737280" calcext:value-type="float">
            <text:p>737280</text:p>
          </table:table-cell>
          <table:table-cell table:style-name="ce7" table:formula="of:=IF(AND([.$Q$18]&lt;[.F198];[.F198]&lt;[.$Q$19]))" office:value-type="boolean" office:boolean-value="false" calcext:value-type="boolean">
            <text:p>FALSE</text:p>
          </table:table-cell>
          <table:table-cell table:style-name="ce9" table:formula="of:=IF(OR(AND([.D198]=[.$P$27];[.$R$25]&lt;[.F198];[.F198]&lt;[.$R$26]); AND([.D198]=[.$Q$27];[.$Q$25]&lt;[.F198];[.F198]&lt;[.$Q$26]);AND([.D198]=[.$R$27];[.$P$25]&lt;[.F198];[.F19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INDIRECT(ADDRESS(8;16+MOD([.A199];[.$N$8])))" office:value-type="float" office:value="2" calcext:value-type="float">
            <text:p>2</text:p>
          </table:table-cell>
          <table:table-cell table:formula="of:=INDIRECT(ADDRESS(9;16+MOD([.A199]/[.$N$8];[.$N$9])))" office:value-type="float" office:value="2" calcext:value-type="float">
            <text:p>2</text:p>
          </table:table-cell>
          <table:table-cell table:formula="of:=INDIRECT(ADDRESS(10;16+MOD([.A199]/([.$N$8]*[.$N$9]);[.$N$10])))" office:value-type="float" office:value="2" calcext:value-type="float">
            <text:p>2</text:p>
          </table:table-cell>
          <table:table-cell table:formula="of:=INDIRECT(ADDRESS(11;16+MOD([.A199]/([.$N$8]*[.$N$9]*[.$N$10]);[.$N$11])))" office:value-type="float" office:value="8" calcext:value-type="float">
            <text:p>8</text:p>
          </table:table-cell>
          <table:table-cell table:formula="of:=[.E199]*[.C199]*[.$R$3]/[.B199]/[.D199]" office:value-type="float" office:value="368640" calcext:value-type="float">
            <text:p>368640</text:p>
          </table:table-cell>
          <table:table-cell table:style-name="ce7" table:formula="of:=IF(AND([.$Q$18]&lt;[.F199];[.F199]&lt;[.$Q$19]))" office:value-type="boolean" office:boolean-value="false" calcext:value-type="boolean">
            <text:p>FALSE</text:p>
          </table:table-cell>
          <table:table-cell table:style-name="ce9" table:formula="of:=IF(OR(AND([.D199]=[.$P$27];[.$R$25]&lt;[.F199];[.F199]&lt;[.$R$26]); AND([.D199]=[.$Q$27];[.$Q$25]&lt;[.F199];[.F199]&lt;[.$Q$26]);AND([.D199]=[.$R$27];[.$P$25]&lt;[.F199];[.F19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INDIRECT(ADDRESS(8;16+MOD([.A200];[.$N$8])))" office:value-type="float" office:value="3" calcext:value-type="float">
            <text:p>3</text:p>
          </table:table-cell>
          <table:table-cell table:formula="of:=INDIRECT(ADDRESS(9;16+MOD([.A200]/[.$N$8];[.$N$9])))" office:value-type="float" office:value="2" calcext:value-type="float">
            <text:p>2</text:p>
          </table:table-cell>
          <table:table-cell table:formula="of:=INDIRECT(ADDRESS(10;16+MOD([.A200]/([.$N$8]*[.$N$9]);[.$N$10])))" office:value-type="float" office:value="2" calcext:value-type="float">
            <text:p>2</text:p>
          </table:table-cell>
          <table:table-cell table:formula="of:=INDIRECT(ADDRESS(11;16+MOD([.A200]/([.$N$8]*[.$N$9]*[.$N$10]);[.$N$11])))" office:value-type="float" office:value="8" calcext:value-type="float">
            <text:p>8</text:p>
          </table:table-cell>
          <table:table-cell table:formula="of:=[.E200]*[.C200]*[.$R$3]/[.B200]/[.D200]" office:value-type="float" office:value="245760" calcext:value-type="float">
            <text:p>245760</text:p>
          </table:table-cell>
          <table:table-cell table:style-name="ce7" table:formula="of:=IF(AND([.$Q$18]&lt;[.F200];[.F200]&lt;[.$Q$19]))" office:value-type="boolean" office:boolean-value="false" calcext:value-type="boolean">
            <text:p>FALSE</text:p>
          </table:table-cell>
          <table:table-cell table:style-name="ce9" table:formula="of:=IF(OR(AND([.D200]=[.$P$27];[.$R$25]&lt;[.F200];[.F200]&lt;[.$R$26]); AND([.D200]=[.$Q$27];[.$Q$25]&lt;[.F200];[.F200]&lt;[.$Q$26]);AND([.D200]=[.$R$27];[.$P$25]&lt;[.F200];[.F20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INDIRECT(ADDRESS(8;16+MOD([.A201];[.$N$8])))" office:value-type="float" office:value="4" calcext:value-type="float">
            <text:p>4</text:p>
          </table:table-cell>
          <table:table-cell table:formula="of:=INDIRECT(ADDRESS(9;16+MOD([.A201]/[.$N$8];[.$N$9])))" office:value-type="float" office:value="2" calcext:value-type="float">
            <text:p>2</text:p>
          </table:table-cell>
          <table:table-cell table:formula="of:=INDIRECT(ADDRESS(10;16+MOD([.A201]/([.$N$8]*[.$N$9]);[.$N$10])))" office:value-type="float" office:value="2" calcext:value-type="float">
            <text:p>2</text:p>
          </table:table-cell>
          <table:table-cell table:formula="of:=INDIRECT(ADDRESS(11;16+MOD([.A201]/([.$N$8]*[.$N$9]*[.$N$10]);[.$N$11])))" office:value-type="float" office:value="8" calcext:value-type="float">
            <text:p>8</text:p>
          </table:table-cell>
          <table:table-cell table:formula="of:=[.E201]*[.C201]*[.$R$3]/[.B201]/[.D201]" office:value-type="float" office:value="184320" calcext:value-type="float">
            <text:p>184320</text:p>
          </table:table-cell>
          <table:table-cell table:style-name="ce7" table:formula="of:=IF(AND([.$Q$18]&lt;[.F201];[.F201]&lt;[.$Q$19]))" office:value-type="boolean" office:boolean-value="false" calcext:value-type="boolean">
            <text:p>FALSE</text:p>
          </table:table-cell>
          <table:table-cell table:style-name="ce9" table:formula="of:=IF(OR(AND([.D201]=[.$P$27];[.$R$25]&lt;[.F201];[.F201]&lt;[.$R$26]); AND([.D201]=[.$Q$27];[.$Q$25]&lt;[.F201];[.F201]&lt;[.$Q$26]);AND([.D201]=[.$R$27];[.$P$25]&lt;[.F201];[.F20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INDIRECT(ADDRESS(8;16+MOD([.A202];[.$N$8])))" office:value-type="float" office:value="1" calcext:value-type="float">
            <text:p>1</text:p>
          </table:table-cell>
          <table:table-cell table:formula="of:=INDIRECT(ADDRESS(9;16+MOD([.A202]/[.$N$8];[.$N$9])))" office:value-type="float" office:value="3" calcext:value-type="float">
            <text:p>3</text:p>
          </table:table-cell>
          <table:table-cell table:formula="of:=INDIRECT(ADDRESS(10;16+MOD([.A202]/([.$N$8]*[.$N$9]);[.$N$10])))" office:value-type="float" office:value="2" calcext:value-type="float">
            <text:p>2</text:p>
          </table:table-cell>
          <table:table-cell table:formula="of:=INDIRECT(ADDRESS(11;16+MOD([.A202]/([.$N$8]*[.$N$9]*[.$N$10]);[.$N$11])))" office:value-type="float" office:value="8" calcext:value-type="float">
            <text:p>8</text:p>
          </table:table-cell>
          <table:table-cell table:formula="of:=[.E202]*[.C202]*[.$R$3]/[.B202]/[.D202]" office:value-type="float" office:value="1105920" calcext:value-type="float">
            <text:p>1105920</text:p>
          </table:table-cell>
          <table:table-cell table:style-name="ce7" table:formula="of:=IF(AND([.$Q$18]&lt;[.F202];[.F202]&lt;[.$Q$19]))" office:value-type="boolean" office:boolean-value="false" calcext:value-type="boolean">
            <text:p>FALSE</text:p>
          </table:table-cell>
          <table:table-cell table:style-name="ce9" table:formula="of:=IF(OR(AND([.D202]=[.$P$27];[.$R$25]&lt;[.F202];[.F202]&lt;[.$R$26]); AND([.D202]=[.$Q$27];[.$Q$25]&lt;[.F202];[.F202]&lt;[.$Q$26]);AND([.D202]=[.$R$27];[.$P$25]&lt;[.F202];[.F20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INDIRECT(ADDRESS(8;16+MOD([.A203];[.$N$8])))" office:value-type="float" office:value="2" calcext:value-type="float">
            <text:p>2</text:p>
          </table:table-cell>
          <table:table-cell table:formula="of:=INDIRECT(ADDRESS(9;16+MOD([.A203]/[.$N$8];[.$N$9])))" office:value-type="float" office:value="3" calcext:value-type="float">
            <text:p>3</text:p>
          </table:table-cell>
          <table:table-cell table:formula="of:=INDIRECT(ADDRESS(10;16+MOD([.A203]/([.$N$8]*[.$N$9]);[.$N$10])))" office:value-type="float" office:value="2" calcext:value-type="float">
            <text:p>2</text:p>
          </table:table-cell>
          <table:table-cell table:formula="of:=INDIRECT(ADDRESS(11;16+MOD([.A203]/([.$N$8]*[.$N$9]*[.$N$10]);[.$N$11])))" office:value-type="float" office:value="8" calcext:value-type="float">
            <text:p>8</text:p>
          </table:table-cell>
          <table:table-cell table:formula="of:=[.E203]*[.C203]*[.$R$3]/[.B203]/[.D203]" office:value-type="float" office:value="552960" calcext:value-type="float">
            <text:p>552960</text:p>
          </table:table-cell>
          <table:table-cell table:style-name="ce7" table:formula="of:=IF(AND([.$Q$18]&lt;[.F203];[.F203]&lt;[.$Q$19]))" office:value-type="boolean" office:boolean-value="false" calcext:value-type="boolean">
            <text:p>FALSE</text:p>
          </table:table-cell>
          <table:table-cell table:style-name="ce9" table:formula="of:=IF(OR(AND([.D203]=[.$P$27];[.$R$25]&lt;[.F203];[.F203]&lt;[.$R$26]); AND([.D203]=[.$Q$27];[.$Q$25]&lt;[.F203];[.F203]&lt;[.$Q$26]);AND([.D203]=[.$R$27];[.$P$25]&lt;[.F203];[.F20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INDIRECT(ADDRESS(8;16+MOD([.A204];[.$N$8])))" office:value-type="float" office:value="3" calcext:value-type="float">
            <text:p>3</text:p>
          </table:table-cell>
          <table:table-cell table:formula="of:=INDIRECT(ADDRESS(9;16+MOD([.A204]/[.$N$8];[.$N$9])))" office:value-type="float" office:value="3" calcext:value-type="float">
            <text:p>3</text:p>
          </table:table-cell>
          <table:table-cell table:formula="of:=INDIRECT(ADDRESS(10;16+MOD([.A204]/([.$N$8]*[.$N$9]);[.$N$10])))" office:value-type="float" office:value="2" calcext:value-type="float">
            <text:p>2</text:p>
          </table:table-cell>
          <table:table-cell table:formula="of:=INDIRECT(ADDRESS(11;16+MOD([.A204]/([.$N$8]*[.$N$9]*[.$N$10]);[.$N$11])))" office:value-type="float" office:value="8" calcext:value-type="float">
            <text:p>8</text:p>
          </table:table-cell>
          <table:table-cell table:formula="of:=[.E204]*[.C204]*[.$R$3]/[.B204]/[.D204]" office:value-type="float" office:value="368640" calcext:value-type="float">
            <text:p>368640</text:p>
          </table:table-cell>
          <table:table-cell table:style-name="ce7" table:formula="of:=IF(AND([.$Q$18]&lt;[.F204];[.F204]&lt;[.$Q$19]))" office:value-type="boolean" office:boolean-value="false" calcext:value-type="boolean">
            <text:p>FALSE</text:p>
          </table:table-cell>
          <table:table-cell table:style-name="ce9" table:formula="of:=IF(OR(AND([.D204]=[.$P$27];[.$R$25]&lt;[.F204];[.F204]&lt;[.$R$26]); AND([.D204]=[.$Q$27];[.$Q$25]&lt;[.F204];[.F204]&lt;[.$Q$26]);AND([.D204]=[.$R$27];[.$P$25]&lt;[.F204];[.F20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INDIRECT(ADDRESS(8;16+MOD([.A205];[.$N$8])))" office:value-type="float" office:value="4" calcext:value-type="float">
            <text:p>4</text:p>
          </table:table-cell>
          <table:table-cell table:formula="of:=INDIRECT(ADDRESS(9;16+MOD([.A205]/[.$N$8];[.$N$9])))" office:value-type="float" office:value="3" calcext:value-type="float">
            <text:p>3</text:p>
          </table:table-cell>
          <table:table-cell table:formula="of:=INDIRECT(ADDRESS(10;16+MOD([.A205]/([.$N$8]*[.$N$9]);[.$N$10])))" office:value-type="float" office:value="2" calcext:value-type="float">
            <text:p>2</text:p>
          </table:table-cell>
          <table:table-cell table:formula="of:=INDIRECT(ADDRESS(11;16+MOD([.A205]/([.$N$8]*[.$N$9]*[.$N$10]);[.$N$11])))" office:value-type="float" office:value="8" calcext:value-type="float">
            <text:p>8</text:p>
          </table:table-cell>
          <table:table-cell table:formula="of:=[.E205]*[.C205]*[.$R$3]/[.B205]/[.D205]" office:value-type="float" office:value="276480" calcext:value-type="float">
            <text:p>276480</text:p>
          </table:table-cell>
          <table:table-cell table:style-name="ce7" table:formula="of:=IF(AND([.$Q$18]&lt;[.F205];[.F205]&lt;[.$Q$19]))" office:value-type="boolean" office:boolean-value="false" calcext:value-type="boolean">
            <text:p>FALSE</text:p>
          </table:table-cell>
          <table:table-cell table:style-name="ce9" table:formula="of:=IF(OR(AND([.D205]=[.$P$27];[.$R$25]&lt;[.F205];[.F205]&lt;[.$R$26]); AND([.D205]=[.$Q$27];[.$Q$25]&lt;[.F205];[.F205]&lt;[.$Q$26]);AND([.D205]=[.$R$27];[.$P$25]&lt;[.F205];[.F20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INDIRECT(ADDRESS(8;16+MOD([.A206];[.$N$8])))" office:value-type="float" office:value="1" calcext:value-type="float">
            <text:p>1</text:p>
          </table:table-cell>
          <table:table-cell table:formula="of:=INDIRECT(ADDRESS(9;16+MOD([.A206]/[.$N$8];[.$N$9])))" office:value-type="float" office:value="4" calcext:value-type="float">
            <text:p>4</text:p>
          </table:table-cell>
          <table:table-cell table:formula="of:=INDIRECT(ADDRESS(10;16+MOD([.A206]/([.$N$8]*[.$N$9]);[.$N$10])))" office:value-type="float" office:value="2" calcext:value-type="float">
            <text:p>2</text:p>
          </table:table-cell>
          <table:table-cell table:formula="of:=INDIRECT(ADDRESS(11;16+MOD([.A206]/([.$N$8]*[.$N$9]*[.$N$10]);[.$N$11])))" office:value-type="float" office:value="8" calcext:value-type="float">
            <text:p>8</text:p>
          </table:table-cell>
          <table:table-cell table:formula="of:=[.E206]*[.C206]*[.$R$3]/[.B206]/[.D206]" office:value-type="float" office:value="1474560" calcext:value-type="float">
            <text:p>1474560</text:p>
          </table:table-cell>
          <table:table-cell table:style-name="ce7" table:formula="of:=IF(AND([.$Q$18]&lt;[.F206];[.F206]&lt;[.$Q$19]))" office:value-type="boolean" office:boolean-value="false" calcext:value-type="boolean">
            <text:p>FALSE</text:p>
          </table:table-cell>
          <table:table-cell table:style-name="ce9" table:formula="of:=IF(OR(AND([.D206]=[.$P$27];[.$R$25]&lt;[.F206];[.F206]&lt;[.$R$26]); AND([.D206]=[.$Q$27];[.$Q$25]&lt;[.F206];[.F206]&lt;[.$Q$26]);AND([.D206]=[.$R$27];[.$P$25]&lt;[.F206];[.F20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INDIRECT(ADDRESS(8;16+MOD([.A207];[.$N$8])))" office:value-type="float" office:value="2" calcext:value-type="float">
            <text:p>2</text:p>
          </table:table-cell>
          <table:table-cell table:formula="of:=INDIRECT(ADDRESS(9;16+MOD([.A207]/[.$N$8];[.$N$9])))" office:value-type="float" office:value="4" calcext:value-type="float">
            <text:p>4</text:p>
          </table:table-cell>
          <table:table-cell table:formula="of:=INDIRECT(ADDRESS(10;16+MOD([.A207]/([.$N$8]*[.$N$9]);[.$N$10])))" office:value-type="float" office:value="2" calcext:value-type="float">
            <text:p>2</text:p>
          </table:table-cell>
          <table:table-cell table:formula="of:=INDIRECT(ADDRESS(11;16+MOD([.A207]/([.$N$8]*[.$N$9]*[.$N$10]);[.$N$11])))" office:value-type="float" office:value="8" calcext:value-type="float">
            <text:p>8</text:p>
          </table:table-cell>
          <table:table-cell table:formula="of:=[.E207]*[.C207]*[.$R$3]/[.B207]/[.D207]" office:value-type="float" office:value="737280" calcext:value-type="float">
            <text:p>737280</text:p>
          </table:table-cell>
          <table:table-cell table:style-name="ce7" table:formula="of:=IF(AND([.$Q$18]&lt;[.F207];[.F207]&lt;[.$Q$19]))" office:value-type="boolean" office:boolean-value="false" calcext:value-type="boolean">
            <text:p>FALSE</text:p>
          </table:table-cell>
          <table:table-cell table:style-name="ce9" table:formula="of:=IF(OR(AND([.D207]=[.$P$27];[.$R$25]&lt;[.F207];[.F207]&lt;[.$R$26]); AND([.D207]=[.$Q$27];[.$Q$25]&lt;[.F207];[.F207]&lt;[.$Q$26]);AND([.D207]=[.$R$27];[.$P$25]&lt;[.F207];[.F20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INDIRECT(ADDRESS(8;16+MOD([.A208];[.$N$8])))" office:value-type="float" office:value="3" calcext:value-type="float">
            <text:p>3</text:p>
          </table:table-cell>
          <table:table-cell table:formula="of:=INDIRECT(ADDRESS(9;16+MOD([.A208]/[.$N$8];[.$N$9])))" office:value-type="float" office:value="4" calcext:value-type="float">
            <text:p>4</text:p>
          </table:table-cell>
          <table:table-cell table:formula="of:=INDIRECT(ADDRESS(10;16+MOD([.A208]/([.$N$8]*[.$N$9]);[.$N$10])))" office:value-type="float" office:value="2" calcext:value-type="float">
            <text:p>2</text:p>
          </table:table-cell>
          <table:table-cell table:formula="of:=INDIRECT(ADDRESS(11;16+MOD([.A208]/([.$N$8]*[.$N$9]*[.$N$10]);[.$N$11])))" office:value-type="float" office:value="8" calcext:value-type="float">
            <text:p>8</text:p>
          </table:table-cell>
          <table:table-cell table:formula="of:=[.E208]*[.C208]*[.$R$3]/[.B208]/[.D208]" office:value-type="float" office:value="491520" calcext:value-type="float">
            <text:p>491520</text:p>
          </table:table-cell>
          <table:table-cell table:style-name="ce7" table:formula="of:=IF(AND([.$Q$18]&lt;[.F208];[.F208]&lt;[.$Q$19]))" office:value-type="boolean" office:boolean-value="false" calcext:value-type="boolean">
            <text:p>FALSE</text:p>
          </table:table-cell>
          <table:table-cell table:style-name="ce9" table:formula="of:=IF(OR(AND([.D208]=[.$P$27];[.$R$25]&lt;[.F208];[.F208]&lt;[.$R$26]); AND([.D208]=[.$Q$27];[.$Q$25]&lt;[.F208];[.F208]&lt;[.$Q$26]);AND([.D208]=[.$R$27];[.$P$25]&lt;[.F208];[.F20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INDIRECT(ADDRESS(8;16+MOD([.A209];[.$N$8])))" office:value-type="float" office:value="4" calcext:value-type="float">
            <text:p>4</text:p>
          </table:table-cell>
          <table:table-cell table:formula="of:=INDIRECT(ADDRESS(9;16+MOD([.A209]/[.$N$8];[.$N$9])))" office:value-type="float" office:value="4" calcext:value-type="float">
            <text:p>4</text:p>
          </table:table-cell>
          <table:table-cell table:formula="of:=INDIRECT(ADDRESS(10;16+MOD([.A209]/([.$N$8]*[.$N$9]);[.$N$10])))" office:value-type="float" office:value="2" calcext:value-type="float">
            <text:p>2</text:p>
          </table:table-cell>
          <table:table-cell table:formula="of:=INDIRECT(ADDRESS(11;16+MOD([.A209]/([.$N$8]*[.$N$9]*[.$N$10]);[.$N$11])))" office:value-type="float" office:value="8" calcext:value-type="float">
            <text:p>8</text:p>
          </table:table-cell>
          <table:table-cell table:formula="of:=[.E209]*[.C209]*[.$R$3]/[.B209]/[.D209]" office:value-type="float" office:value="368640" calcext:value-type="float">
            <text:p>368640</text:p>
          </table:table-cell>
          <table:table-cell table:style-name="ce7" table:formula="of:=IF(AND([.$Q$18]&lt;[.F209];[.F209]&lt;[.$Q$19]))" office:value-type="boolean" office:boolean-value="false" calcext:value-type="boolean">
            <text:p>FALSE</text:p>
          </table:table-cell>
          <table:table-cell table:style-name="ce9" table:formula="of:=IF(OR(AND([.D209]=[.$P$27];[.$R$25]&lt;[.F209];[.F209]&lt;[.$R$26]); AND([.D209]=[.$Q$27];[.$Q$25]&lt;[.F209];[.F209]&lt;[.$Q$26]);AND([.D209]=[.$R$27];[.$P$25]&lt;[.F209];[.F20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INDIRECT(ADDRESS(8;16+MOD([.A210];[.$N$8])))" office:value-type="float" office:value="1" calcext:value-type="float">
            <text:p>1</text:p>
          </table:table-cell>
          <table:table-cell table:formula="of:=INDIRECT(ADDRESS(9;16+MOD([.A210]/[.$N$8];[.$N$9])))" office:value-type="float" office:value="5" calcext:value-type="float">
            <text:p>5</text:p>
          </table:table-cell>
          <table:table-cell table:formula="of:=INDIRECT(ADDRESS(10;16+MOD([.A210]/([.$N$8]*[.$N$9]);[.$N$10])))" office:value-type="float" office:value="2" calcext:value-type="float">
            <text:p>2</text:p>
          </table:table-cell>
          <table:table-cell table:formula="of:=INDIRECT(ADDRESS(11;16+MOD([.A210]/([.$N$8]*[.$N$9]*[.$N$10]);[.$N$11])))" office:value-type="float" office:value="8" calcext:value-type="float">
            <text:p>8</text:p>
          </table:table-cell>
          <table:table-cell table:formula="of:=[.E210]*[.C210]*[.$R$3]/[.B210]/[.D210]" office:value-type="float" office:value="1843200" calcext:value-type="float">
            <text:p>1843200</text:p>
          </table:table-cell>
          <table:table-cell table:style-name="ce7" table:formula="of:=IF(AND([.$Q$18]&lt;[.F210];[.F210]&lt;[.$Q$19]))" office:value-type="boolean" office:boolean-value="false" calcext:value-type="boolean">
            <text:p>FALSE</text:p>
          </table:table-cell>
          <table:table-cell table:style-name="ce9" table:formula="of:=IF(OR(AND([.D210]=[.$P$27];[.$R$25]&lt;[.F210];[.F210]&lt;[.$R$26]); AND([.D210]=[.$Q$27];[.$Q$25]&lt;[.F210];[.F210]&lt;[.$Q$26]);AND([.D210]=[.$R$27];[.$P$25]&lt;[.F210];[.F21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INDIRECT(ADDRESS(8;16+MOD([.A211];[.$N$8])))" office:value-type="float" office:value="2" calcext:value-type="float">
            <text:p>2</text:p>
          </table:table-cell>
          <table:table-cell table:formula="of:=INDIRECT(ADDRESS(9;16+MOD([.A211]/[.$N$8];[.$N$9])))" office:value-type="float" office:value="5" calcext:value-type="float">
            <text:p>5</text:p>
          </table:table-cell>
          <table:table-cell table:formula="of:=INDIRECT(ADDRESS(10;16+MOD([.A211]/([.$N$8]*[.$N$9]);[.$N$10])))" office:value-type="float" office:value="2" calcext:value-type="float">
            <text:p>2</text:p>
          </table:table-cell>
          <table:table-cell table:formula="of:=INDIRECT(ADDRESS(11;16+MOD([.A211]/([.$N$8]*[.$N$9]*[.$N$10]);[.$N$11])))" office:value-type="float" office:value="8" calcext:value-type="float">
            <text:p>8</text:p>
          </table:table-cell>
          <table:table-cell table:formula="of:=[.E211]*[.C211]*[.$R$3]/[.B211]/[.D211]" office:value-type="float" office:value="921600" calcext:value-type="float">
            <text:p>921600</text:p>
          </table:table-cell>
          <table:table-cell table:style-name="ce7" table:formula="of:=IF(AND([.$Q$18]&lt;[.F211];[.F211]&lt;[.$Q$19]))" office:value-type="boolean" office:boolean-value="false" calcext:value-type="boolean">
            <text:p>FALSE</text:p>
          </table:table-cell>
          <table:table-cell table:style-name="ce9" table:formula="of:=IF(OR(AND([.D211]=[.$P$27];[.$R$25]&lt;[.F211];[.F211]&lt;[.$R$26]); AND([.D211]=[.$Q$27];[.$Q$25]&lt;[.F211];[.F211]&lt;[.$Q$26]);AND([.D211]=[.$R$27];[.$P$25]&lt;[.F211];[.F21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INDIRECT(ADDRESS(8;16+MOD([.A212];[.$N$8])))" office:value-type="float" office:value="3" calcext:value-type="float">
            <text:p>3</text:p>
          </table:table-cell>
          <table:table-cell table:formula="of:=INDIRECT(ADDRESS(9;16+MOD([.A212]/[.$N$8];[.$N$9])))" office:value-type="float" office:value="5" calcext:value-type="float">
            <text:p>5</text:p>
          </table:table-cell>
          <table:table-cell table:formula="of:=INDIRECT(ADDRESS(10;16+MOD([.A212]/([.$N$8]*[.$N$9]);[.$N$10])))" office:value-type="float" office:value="2" calcext:value-type="float">
            <text:p>2</text:p>
          </table:table-cell>
          <table:table-cell table:formula="of:=INDIRECT(ADDRESS(11;16+MOD([.A212]/([.$N$8]*[.$N$9]*[.$N$10]);[.$N$11])))" office:value-type="float" office:value="8" calcext:value-type="float">
            <text:p>8</text:p>
          </table:table-cell>
          <table:table-cell table:formula="of:=[.E212]*[.C212]*[.$R$3]/[.B212]/[.D212]" office:value-type="float" office:value="614400" calcext:value-type="float">
            <text:p>614400</text:p>
          </table:table-cell>
          <table:table-cell table:style-name="ce7" table:formula="of:=IF(AND([.$Q$18]&lt;[.F212];[.F212]&lt;[.$Q$19]))" office:value-type="boolean" office:boolean-value="false" calcext:value-type="boolean">
            <text:p>FALSE</text:p>
          </table:table-cell>
          <table:table-cell table:style-name="ce9" table:formula="of:=IF(OR(AND([.D212]=[.$P$27];[.$R$25]&lt;[.F212];[.F212]&lt;[.$R$26]); AND([.D212]=[.$Q$27];[.$Q$25]&lt;[.F212];[.F212]&lt;[.$Q$26]);AND([.D212]=[.$R$27];[.$P$25]&lt;[.F212];[.F21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INDIRECT(ADDRESS(8;16+MOD([.A213];[.$N$8])))" office:value-type="float" office:value="4" calcext:value-type="float">
            <text:p>4</text:p>
          </table:table-cell>
          <table:table-cell table:formula="of:=INDIRECT(ADDRESS(9;16+MOD([.A213]/[.$N$8];[.$N$9])))" office:value-type="float" office:value="5" calcext:value-type="float">
            <text:p>5</text:p>
          </table:table-cell>
          <table:table-cell table:formula="of:=INDIRECT(ADDRESS(10;16+MOD([.A213]/([.$N$8]*[.$N$9]);[.$N$10])))" office:value-type="float" office:value="2" calcext:value-type="float">
            <text:p>2</text:p>
          </table:table-cell>
          <table:table-cell table:formula="of:=INDIRECT(ADDRESS(11;16+MOD([.A213]/([.$N$8]*[.$N$9]*[.$N$10]);[.$N$11])))" office:value-type="float" office:value="8" calcext:value-type="float">
            <text:p>8</text:p>
          </table:table-cell>
          <table:table-cell table:formula="of:=[.E213]*[.C213]*[.$R$3]/[.B213]/[.D213]" office:value-type="float" office:value="460800" calcext:value-type="float">
            <text:p>460800</text:p>
          </table:table-cell>
          <table:table-cell table:style-name="ce7" table:formula="of:=IF(AND([.$Q$18]&lt;[.F213];[.F213]&lt;[.$Q$19]))" office:value-type="boolean" office:boolean-value="false" calcext:value-type="boolean">
            <text:p>FALSE</text:p>
          </table:table-cell>
          <table:table-cell table:style-name="ce9" table:formula="of:=IF(OR(AND([.D213]=[.$P$27];[.$R$25]&lt;[.F213];[.F213]&lt;[.$R$26]); AND([.D213]=[.$Q$27];[.$Q$25]&lt;[.F213];[.F213]&lt;[.$Q$26]);AND([.D213]=[.$R$27];[.$P$25]&lt;[.F213];[.F21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INDIRECT(ADDRESS(8;16+MOD([.A214];[.$N$8])))" office:value-type="float" office:value="1" calcext:value-type="float">
            <text:p>1</text:p>
          </table:table-cell>
          <table:table-cell table:formula="of:=INDIRECT(ADDRESS(9;16+MOD([.A214]/[.$N$8];[.$N$9])))" office:value-type="float" office:value="6" calcext:value-type="float">
            <text:p>6</text:p>
          </table:table-cell>
          <table:table-cell table:formula="of:=INDIRECT(ADDRESS(10;16+MOD([.A214]/([.$N$8]*[.$N$9]);[.$N$10])))" office:value-type="float" office:value="2" calcext:value-type="float">
            <text:p>2</text:p>
          </table:table-cell>
          <table:table-cell table:formula="of:=INDIRECT(ADDRESS(11;16+MOD([.A214]/([.$N$8]*[.$N$9]*[.$N$10]);[.$N$11])))" office:value-type="float" office:value="8" calcext:value-type="float">
            <text:p>8</text:p>
          </table:table-cell>
          <table:table-cell table:formula="of:=[.E214]*[.C214]*[.$R$3]/[.B214]/[.D214]" office:value-type="float" office:value="2211840" calcext:value-type="float">
            <text:p>2211840</text:p>
          </table:table-cell>
          <table:table-cell table:style-name="ce7" table:formula="of:=IF(AND([.$Q$18]&lt;[.F214];[.F214]&lt;[.$Q$19]))" office:value-type="boolean" office:boolean-value="false" calcext:value-type="boolean">
            <text:p>FALSE</text:p>
          </table:table-cell>
          <table:table-cell table:style-name="ce9" table:formula="of:=IF(OR(AND([.D214]=[.$P$27];[.$R$25]&lt;[.F214];[.F214]&lt;[.$R$26]); AND([.D214]=[.$Q$27];[.$Q$25]&lt;[.F214];[.F214]&lt;[.$Q$26]);AND([.D214]=[.$R$27];[.$P$25]&lt;[.F214];[.F21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INDIRECT(ADDRESS(8;16+MOD([.A215];[.$N$8])))" office:value-type="float" office:value="2" calcext:value-type="float">
            <text:p>2</text:p>
          </table:table-cell>
          <table:table-cell table:formula="of:=INDIRECT(ADDRESS(9;16+MOD([.A215]/[.$N$8];[.$N$9])))" office:value-type="float" office:value="6" calcext:value-type="float">
            <text:p>6</text:p>
          </table:table-cell>
          <table:table-cell table:formula="of:=INDIRECT(ADDRESS(10;16+MOD([.A215]/([.$N$8]*[.$N$9]);[.$N$10])))" office:value-type="float" office:value="2" calcext:value-type="float">
            <text:p>2</text:p>
          </table:table-cell>
          <table:table-cell table:formula="of:=INDIRECT(ADDRESS(11;16+MOD([.A215]/([.$N$8]*[.$N$9]*[.$N$10]);[.$N$11])))" office:value-type="float" office:value="8" calcext:value-type="float">
            <text:p>8</text:p>
          </table:table-cell>
          <table:table-cell table:formula="of:=[.E215]*[.C215]*[.$R$3]/[.B215]/[.D215]" office:value-type="float" office:value="1105920" calcext:value-type="float">
            <text:p>1105920</text:p>
          </table:table-cell>
          <table:table-cell table:style-name="ce7" table:formula="of:=IF(AND([.$Q$18]&lt;[.F215];[.F215]&lt;[.$Q$19]))" office:value-type="boolean" office:boolean-value="false" calcext:value-type="boolean">
            <text:p>FALSE</text:p>
          </table:table-cell>
          <table:table-cell table:style-name="ce9" table:formula="of:=IF(OR(AND([.D215]=[.$P$27];[.$R$25]&lt;[.F215];[.F215]&lt;[.$R$26]); AND([.D215]=[.$Q$27];[.$Q$25]&lt;[.F215];[.F215]&lt;[.$Q$26]);AND([.D215]=[.$R$27];[.$P$25]&lt;[.F215];[.F21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INDIRECT(ADDRESS(8;16+MOD([.A216];[.$N$8])))" office:value-type="float" office:value="3" calcext:value-type="float">
            <text:p>3</text:p>
          </table:table-cell>
          <table:table-cell table:formula="of:=INDIRECT(ADDRESS(9;16+MOD([.A216]/[.$N$8];[.$N$9])))" office:value-type="float" office:value="6" calcext:value-type="float">
            <text:p>6</text:p>
          </table:table-cell>
          <table:table-cell table:formula="of:=INDIRECT(ADDRESS(10;16+MOD([.A216]/([.$N$8]*[.$N$9]);[.$N$10])))" office:value-type="float" office:value="2" calcext:value-type="float">
            <text:p>2</text:p>
          </table:table-cell>
          <table:table-cell table:formula="of:=INDIRECT(ADDRESS(11;16+MOD([.A216]/([.$N$8]*[.$N$9]*[.$N$10]);[.$N$11])))" office:value-type="float" office:value="8" calcext:value-type="float">
            <text:p>8</text:p>
          </table:table-cell>
          <table:table-cell table:formula="of:=[.E216]*[.C216]*[.$R$3]/[.B216]/[.D216]" office:value-type="float" office:value="737280" calcext:value-type="float">
            <text:p>737280</text:p>
          </table:table-cell>
          <table:table-cell table:style-name="ce7" table:formula="of:=IF(AND([.$Q$18]&lt;[.F216];[.F216]&lt;[.$Q$19]))" office:value-type="boolean" office:boolean-value="false" calcext:value-type="boolean">
            <text:p>FALSE</text:p>
          </table:table-cell>
          <table:table-cell table:style-name="ce9" table:formula="of:=IF(OR(AND([.D216]=[.$P$27];[.$R$25]&lt;[.F216];[.F216]&lt;[.$R$26]); AND([.D216]=[.$Q$27];[.$Q$25]&lt;[.F216];[.F216]&lt;[.$Q$26]);AND([.D216]=[.$R$27];[.$P$25]&lt;[.F216];[.F21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INDIRECT(ADDRESS(8;16+MOD([.A217];[.$N$8])))" office:value-type="float" office:value="4" calcext:value-type="float">
            <text:p>4</text:p>
          </table:table-cell>
          <table:table-cell table:formula="of:=INDIRECT(ADDRESS(9;16+MOD([.A217]/[.$N$8];[.$N$9])))" office:value-type="float" office:value="6" calcext:value-type="float">
            <text:p>6</text:p>
          </table:table-cell>
          <table:table-cell table:formula="of:=INDIRECT(ADDRESS(10;16+MOD([.A217]/([.$N$8]*[.$N$9]);[.$N$10])))" office:value-type="float" office:value="2" calcext:value-type="float">
            <text:p>2</text:p>
          </table:table-cell>
          <table:table-cell table:formula="of:=INDIRECT(ADDRESS(11;16+MOD([.A217]/([.$N$8]*[.$N$9]*[.$N$10]);[.$N$11])))" office:value-type="float" office:value="8" calcext:value-type="float">
            <text:p>8</text:p>
          </table:table-cell>
          <table:table-cell table:formula="of:=[.E217]*[.C217]*[.$R$3]/[.B217]/[.D217]" office:value-type="float" office:value="552960" calcext:value-type="float">
            <text:p>552960</text:p>
          </table:table-cell>
          <table:table-cell table:style-name="ce7" table:formula="of:=IF(AND([.$Q$18]&lt;[.F217];[.F217]&lt;[.$Q$19]))" office:value-type="boolean" office:boolean-value="false" calcext:value-type="boolean">
            <text:p>FALSE</text:p>
          </table:table-cell>
          <table:table-cell table:style-name="ce9" table:formula="of:=IF(OR(AND([.D217]=[.$P$27];[.$R$25]&lt;[.F217];[.F217]&lt;[.$R$26]); AND([.D217]=[.$Q$27];[.$Q$25]&lt;[.F217];[.F217]&lt;[.$Q$26]);AND([.D217]=[.$R$27];[.$P$25]&lt;[.F217];[.F21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INDIRECT(ADDRESS(8;16+MOD([.A218];[.$N$8])))" office:value-type="float" office:value="1" calcext:value-type="float">
            <text:p>1</text:p>
          </table:table-cell>
          <table:table-cell table:formula="of:=INDIRECT(ADDRESS(9;16+MOD([.A218]/[.$N$8];[.$N$9])))" office:value-type="float" office:value="7" calcext:value-type="float">
            <text:p>7</text:p>
          </table:table-cell>
          <table:table-cell table:formula="of:=INDIRECT(ADDRESS(10;16+MOD([.A218]/([.$N$8]*[.$N$9]);[.$N$10])))" office:value-type="float" office:value="2" calcext:value-type="float">
            <text:p>2</text:p>
          </table:table-cell>
          <table:table-cell table:formula="of:=INDIRECT(ADDRESS(11;16+MOD([.A218]/([.$N$8]*[.$N$9]*[.$N$10]);[.$N$11])))" office:value-type="float" office:value="8" calcext:value-type="float">
            <text:p>8</text:p>
          </table:table-cell>
          <table:table-cell table:formula="of:=[.E218]*[.C218]*[.$R$3]/[.B218]/[.D218]" office:value-type="float" office:value="2580480" calcext:value-type="float">
            <text:p>2580480</text:p>
          </table:table-cell>
          <table:table-cell table:style-name="ce7" table:formula="of:=IF(AND([.$Q$18]&lt;[.F218];[.F218]&lt;[.$Q$19]))" office:value-type="boolean" office:boolean-value="false" calcext:value-type="boolean">
            <text:p>FALSE</text:p>
          </table:table-cell>
          <table:table-cell table:style-name="ce9" table:formula="of:=IF(OR(AND([.D218]=[.$P$27];[.$R$25]&lt;[.F218];[.F218]&lt;[.$R$26]); AND([.D218]=[.$Q$27];[.$Q$25]&lt;[.F218];[.F218]&lt;[.$Q$26]);AND([.D218]=[.$R$27];[.$P$25]&lt;[.F218];[.F21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INDIRECT(ADDRESS(8;16+MOD([.A219];[.$N$8])))" office:value-type="float" office:value="2" calcext:value-type="float">
            <text:p>2</text:p>
          </table:table-cell>
          <table:table-cell table:formula="of:=INDIRECT(ADDRESS(9;16+MOD([.A219]/[.$N$8];[.$N$9])))" office:value-type="float" office:value="7" calcext:value-type="float">
            <text:p>7</text:p>
          </table:table-cell>
          <table:table-cell table:formula="of:=INDIRECT(ADDRESS(10;16+MOD([.A219]/([.$N$8]*[.$N$9]);[.$N$10])))" office:value-type="float" office:value="2" calcext:value-type="float">
            <text:p>2</text:p>
          </table:table-cell>
          <table:table-cell table:formula="of:=INDIRECT(ADDRESS(11;16+MOD([.A219]/([.$N$8]*[.$N$9]*[.$N$10]);[.$N$11])))" office:value-type="float" office:value="8" calcext:value-type="float">
            <text:p>8</text:p>
          </table:table-cell>
          <table:table-cell table:formula="of:=[.E219]*[.C219]*[.$R$3]/[.B219]/[.D219]" office:value-type="float" office:value="1290240" calcext:value-type="float">
            <text:p>1290240</text:p>
          </table:table-cell>
          <table:table-cell table:style-name="ce7" table:formula="of:=IF(AND([.$Q$18]&lt;[.F219];[.F219]&lt;[.$Q$19]))" office:value-type="boolean" office:boolean-value="false" calcext:value-type="boolean">
            <text:p>FALSE</text:p>
          </table:table-cell>
          <table:table-cell table:style-name="ce9" table:formula="of:=IF(OR(AND([.D219]=[.$P$27];[.$R$25]&lt;[.F219];[.F219]&lt;[.$R$26]); AND([.D219]=[.$Q$27];[.$Q$25]&lt;[.F219];[.F219]&lt;[.$Q$26]);AND([.D219]=[.$R$27];[.$P$25]&lt;[.F219];[.F21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INDIRECT(ADDRESS(8;16+MOD([.A220];[.$N$8])))" office:value-type="float" office:value="3" calcext:value-type="float">
            <text:p>3</text:p>
          </table:table-cell>
          <table:table-cell table:formula="of:=INDIRECT(ADDRESS(9;16+MOD([.A220]/[.$N$8];[.$N$9])))" office:value-type="float" office:value="7" calcext:value-type="float">
            <text:p>7</text:p>
          </table:table-cell>
          <table:table-cell table:formula="of:=INDIRECT(ADDRESS(10;16+MOD([.A220]/([.$N$8]*[.$N$9]);[.$N$10])))" office:value-type="float" office:value="2" calcext:value-type="float">
            <text:p>2</text:p>
          </table:table-cell>
          <table:table-cell table:formula="of:=INDIRECT(ADDRESS(11;16+MOD([.A220]/([.$N$8]*[.$N$9]*[.$N$10]);[.$N$11])))" office:value-type="float" office:value="8" calcext:value-type="float">
            <text:p>8</text:p>
          </table:table-cell>
          <table:table-cell table:formula="of:=[.E220]*[.C220]*[.$R$3]/[.B220]/[.D220]" office:value-type="float" office:value="860160" calcext:value-type="float">
            <text:p>860160</text:p>
          </table:table-cell>
          <table:table-cell table:style-name="ce7" table:formula="of:=IF(AND([.$Q$18]&lt;[.F220];[.F220]&lt;[.$Q$19]))" office:value-type="boolean" office:boolean-value="false" calcext:value-type="boolean">
            <text:p>FALSE</text:p>
          </table:table-cell>
          <table:table-cell table:style-name="ce9" table:formula="of:=IF(OR(AND([.D220]=[.$P$27];[.$R$25]&lt;[.F220];[.F220]&lt;[.$R$26]); AND([.D220]=[.$Q$27];[.$Q$25]&lt;[.F220];[.F220]&lt;[.$Q$26]);AND([.D220]=[.$R$27];[.$P$25]&lt;[.F220];[.F22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INDIRECT(ADDRESS(8;16+MOD([.A221];[.$N$8])))" office:value-type="float" office:value="4" calcext:value-type="float">
            <text:p>4</text:p>
          </table:table-cell>
          <table:table-cell table:formula="of:=INDIRECT(ADDRESS(9;16+MOD([.A221]/[.$N$8];[.$N$9])))" office:value-type="float" office:value="7" calcext:value-type="float">
            <text:p>7</text:p>
          </table:table-cell>
          <table:table-cell table:formula="of:=INDIRECT(ADDRESS(10;16+MOD([.A221]/([.$N$8]*[.$N$9]);[.$N$10])))" office:value-type="float" office:value="2" calcext:value-type="float">
            <text:p>2</text:p>
          </table:table-cell>
          <table:table-cell table:formula="of:=INDIRECT(ADDRESS(11;16+MOD([.A221]/([.$N$8]*[.$N$9]*[.$N$10]);[.$N$11])))" office:value-type="float" office:value="8" calcext:value-type="float">
            <text:p>8</text:p>
          </table:table-cell>
          <table:table-cell table:formula="of:=[.E221]*[.C221]*[.$R$3]/[.B221]/[.D221]" office:value-type="float" office:value="645120" calcext:value-type="float">
            <text:p>645120</text:p>
          </table:table-cell>
          <table:table-cell table:style-name="ce7" table:formula="of:=IF(AND([.$Q$18]&lt;[.F221];[.F221]&lt;[.$Q$19]))" office:value-type="boolean" office:boolean-value="false" calcext:value-type="boolean">
            <text:p>FALSE</text:p>
          </table:table-cell>
          <table:table-cell table:style-name="ce9" table:formula="of:=IF(OR(AND([.D221]=[.$P$27];[.$R$25]&lt;[.F221];[.F221]&lt;[.$R$26]); AND([.D221]=[.$Q$27];[.$Q$25]&lt;[.F221];[.F221]&lt;[.$Q$26]);AND([.D221]=[.$R$27];[.$P$25]&lt;[.F221];[.F22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INDIRECT(ADDRESS(8;16+MOD([.A222];[.$N$8])))" office:value-type="float" office:value="1" calcext:value-type="float">
            <text:p>1</text:p>
          </table:table-cell>
          <table:table-cell table:formula="of:=INDIRECT(ADDRESS(9;16+MOD([.A222]/[.$N$8];[.$N$9])))" office:value-type="float" office:value="8" calcext:value-type="float">
            <text:p>8</text:p>
          </table:table-cell>
          <table:table-cell table:formula="of:=INDIRECT(ADDRESS(10;16+MOD([.A222]/([.$N$8]*[.$N$9]);[.$N$10])))" office:value-type="float" office:value="2" calcext:value-type="float">
            <text:p>2</text:p>
          </table:table-cell>
          <table:table-cell table:formula="of:=INDIRECT(ADDRESS(11;16+MOD([.A222]/([.$N$8]*[.$N$9]*[.$N$10]);[.$N$11])))" office:value-type="float" office:value="8" calcext:value-type="float">
            <text:p>8</text:p>
          </table:table-cell>
          <table:table-cell table:formula="of:=[.E222]*[.C222]*[.$R$3]/[.B222]/[.D222]" office:value-type="float" office:value="2949120" calcext:value-type="float">
            <text:p>2949120</text:p>
          </table:table-cell>
          <table:table-cell table:style-name="ce7" table:formula="of:=IF(AND([.$Q$18]&lt;[.F222];[.F222]&lt;[.$Q$19]))" office:value-type="boolean" office:boolean-value="true" calcext:value-type="boolean">
            <text:p>TRUE</text:p>
          </table:table-cell>
          <table:table-cell table:style-name="ce9" table:formula="of:=IF(OR(AND([.D222]=[.$P$27];[.$R$25]&lt;[.F222];[.F222]&lt;[.$R$26]); AND([.D222]=[.$Q$27];[.$Q$25]&lt;[.F222];[.F222]&lt;[.$Q$26]);AND([.D222]=[.$R$27];[.$P$25]&lt;[.F222];[.F22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INDIRECT(ADDRESS(8;16+MOD([.A223];[.$N$8])))" office:value-type="float" office:value="2" calcext:value-type="float">
            <text:p>2</text:p>
          </table:table-cell>
          <table:table-cell table:formula="of:=INDIRECT(ADDRESS(9;16+MOD([.A223]/[.$N$8];[.$N$9])))" office:value-type="float" office:value="8" calcext:value-type="float">
            <text:p>8</text:p>
          </table:table-cell>
          <table:table-cell table:formula="of:=INDIRECT(ADDRESS(10;16+MOD([.A223]/([.$N$8]*[.$N$9]);[.$N$10])))" office:value-type="float" office:value="2" calcext:value-type="float">
            <text:p>2</text:p>
          </table:table-cell>
          <table:table-cell table:formula="of:=INDIRECT(ADDRESS(11;16+MOD([.A223]/([.$N$8]*[.$N$9]*[.$N$10]);[.$N$11])))" office:value-type="float" office:value="8" calcext:value-type="float">
            <text:p>8</text:p>
          </table:table-cell>
          <table:table-cell table:formula="of:=[.E223]*[.C223]*[.$R$3]/[.B223]/[.D223]" office:value-type="float" office:value="1474560" calcext:value-type="float">
            <text:p>1474560</text:p>
          </table:table-cell>
          <table:table-cell table:style-name="ce7" table:formula="of:=IF(AND([.$Q$18]&lt;[.F223];[.F223]&lt;[.$Q$19]))" office:value-type="boolean" office:boolean-value="false" calcext:value-type="boolean">
            <text:p>FALSE</text:p>
          </table:table-cell>
          <table:table-cell table:style-name="ce9" table:formula="of:=IF(OR(AND([.D223]=[.$P$27];[.$R$25]&lt;[.F223];[.F223]&lt;[.$R$26]); AND([.D223]=[.$Q$27];[.$Q$25]&lt;[.F223];[.F223]&lt;[.$Q$26]);AND([.D223]=[.$R$27];[.$P$25]&lt;[.F223];[.F22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INDIRECT(ADDRESS(8;16+MOD([.A224];[.$N$8])))" office:value-type="float" office:value="3" calcext:value-type="float">
            <text:p>3</text:p>
          </table:table-cell>
          <table:table-cell table:formula="of:=INDIRECT(ADDRESS(9;16+MOD([.A224]/[.$N$8];[.$N$9])))" office:value-type="float" office:value="8" calcext:value-type="float">
            <text:p>8</text:p>
          </table:table-cell>
          <table:table-cell table:formula="of:=INDIRECT(ADDRESS(10;16+MOD([.A224]/([.$N$8]*[.$N$9]);[.$N$10])))" office:value-type="float" office:value="2" calcext:value-type="float">
            <text:p>2</text:p>
          </table:table-cell>
          <table:table-cell table:formula="of:=INDIRECT(ADDRESS(11;16+MOD([.A224]/([.$N$8]*[.$N$9]*[.$N$10]);[.$N$11])))" office:value-type="float" office:value="8" calcext:value-type="float">
            <text:p>8</text:p>
          </table:table-cell>
          <table:table-cell table:formula="of:=[.E224]*[.C224]*[.$R$3]/[.B224]/[.D224]" office:value-type="float" office:value="983040" calcext:value-type="float">
            <text:p>983040</text:p>
          </table:table-cell>
          <table:table-cell table:style-name="ce7" table:formula="of:=IF(AND([.$Q$18]&lt;[.F224];[.F224]&lt;[.$Q$19]))" office:value-type="boolean" office:boolean-value="false" calcext:value-type="boolean">
            <text:p>FALSE</text:p>
          </table:table-cell>
          <table:table-cell table:style-name="ce9" table:formula="of:=IF(OR(AND([.D224]=[.$P$27];[.$R$25]&lt;[.F224];[.F224]&lt;[.$R$26]); AND([.D224]=[.$Q$27];[.$Q$25]&lt;[.F224];[.F224]&lt;[.$Q$26]);AND([.D224]=[.$R$27];[.$P$25]&lt;[.F224];[.F22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INDIRECT(ADDRESS(8;16+MOD([.A225];[.$N$8])))" office:value-type="float" office:value="4" calcext:value-type="float">
            <text:p>4</text:p>
          </table:table-cell>
          <table:table-cell table:formula="of:=INDIRECT(ADDRESS(9;16+MOD([.A225]/[.$N$8];[.$N$9])))" office:value-type="float" office:value="8" calcext:value-type="float">
            <text:p>8</text:p>
          </table:table-cell>
          <table:table-cell table:formula="of:=INDIRECT(ADDRESS(10;16+MOD([.A225]/([.$N$8]*[.$N$9]);[.$N$10])))" office:value-type="float" office:value="2" calcext:value-type="float">
            <text:p>2</text:p>
          </table:table-cell>
          <table:table-cell table:formula="of:=INDIRECT(ADDRESS(11;16+MOD([.A225]/([.$N$8]*[.$N$9]*[.$N$10]);[.$N$11])))" office:value-type="float" office:value="8" calcext:value-type="float">
            <text:p>8</text:p>
          </table:table-cell>
          <table:table-cell table:formula="of:=[.E225]*[.C225]*[.$R$3]/[.B225]/[.D225]" office:value-type="float" office:value="737280" calcext:value-type="float">
            <text:p>737280</text:p>
          </table:table-cell>
          <table:table-cell table:style-name="ce7" table:formula="of:=IF(AND([.$Q$18]&lt;[.F225];[.F225]&lt;[.$Q$19]))" office:value-type="boolean" office:boolean-value="false" calcext:value-type="boolean">
            <text:p>FALSE</text:p>
          </table:table-cell>
          <table:table-cell table:style-name="ce9" table:formula="of:=IF(OR(AND([.D225]=[.$P$27];[.$R$25]&lt;[.F225];[.F225]&lt;[.$R$26]); AND([.D225]=[.$Q$27];[.$Q$25]&lt;[.F225];[.F225]&lt;[.$Q$26]);AND([.D225]=[.$R$27];[.$P$25]&lt;[.F225];[.F22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INDIRECT(ADDRESS(8;16+MOD([.A226];[.$N$8])))" office:value-type="float" office:value="1" calcext:value-type="float">
            <text:p>1</text:p>
          </table:table-cell>
          <table:table-cell table:formula="of:=INDIRECT(ADDRESS(9;16+MOD([.A226]/[.$N$8];[.$N$9])))" office:value-type="float" office:value="9" calcext:value-type="float">
            <text:p>9</text:p>
          </table:table-cell>
          <table:table-cell table:formula="of:=INDIRECT(ADDRESS(10;16+MOD([.A226]/([.$N$8]*[.$N$9]);[.$N$10])))" office:value-type="float" office:value="2" calcext:value-type="float">
            <text:p>2</text:p>
          </table:table-cell>
          <table:table-cell table:formula="of:=INDIRECT(ADDRESS(11;16+MOD([.A226]/([.$N$8]*[.$N$9]*[.$N$10]);[.$N$11])))" office:value-type="float" office:value="8" calcext:value-type="float">
            <text:p>8</text:p>
          </table:table-cell>
          <table:table-cell table:formula="of:=[.E226]*[.C226]*[.$R$3]/[.B226]/[.D226]" office:value-type="float" office:value="3317760" calcext:value-type="float">
            <text:p>3317760</text:p>
          </table:table-cell>
          <table:table-cell table:style-name="ce7" table:formula="of:=IF(AND([.$Q$18]&lt;[.F226];[.F226]&lt;[.$Q$19]))" office:value-type="boolean" office:boolean-value="true" calcext:value-type="boolean">
            <text:p>TRUE</text:p>
          </table:table-cell>
          <table:table-cell table:style-name="ce9" table:formula="of:=IF(OR(AND([.D226]=[.$P$27];[.$R$25]&lt;[.F226];[.F226]&lt;[.$R$26]); AND([.D226]=[.$Q$27];[.$Q$25]&lt;[.F226];[.F226]&lt;[.$Q$26]);AND([.D226]=[.$R$27];[.$P$25]&lt;[.F226];[.F22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INDIRECT(ADDRESS(8;16+MOD([.A227];[.$N$8])))" office:value-type="float" office:value="2" calcext:value-type="float">
            <text:p>2</text:p>
          </table:table-cell>
          <table:table-cell table:formula="of:=INDIRECT(ADDRESS(9;16+MOD([.A227]/[.$N$8];[.$N$9])))" office:value-type="float" office:value="9" calcext:value-type="float">
            <text:p>9</text:p>
          </table:table-cell>
          <table:table-cell table:formula="of:=INDIRECT(ADDRESS(10;16+MOD([.A227]/([.$N$8]*[.$N$9]);[.$N$10])))" office:value-type="float" office:value="2" calcext:value-type="float">
            <text:p>2</text:p>
          </table:table-cell>
          <table:table-cell table:formula="of:=INDIRECT(ADDRESS(11;16+MOD([.A227]/([.$N$8]*[.$N$9]*[.$N$10]);[.$N$11])))" office:value-type="float" office:value="8" calcext:value-type="float">
            <text:p>8</text:p>
          </table:table-cell>
          <table:table-cell table:formula="of:=[.E227]*[.C227]*[.$R$3]/[.B227]/[.D227]" office:value-type="float" office:value="1658880" calcext:value-type="float">
            <text:p>1658880</text:p>
          </table:table-cell>
          <table:table-cell table:style-name="ce7" table:formula="of:=IF(AND([.$Q$18]&lt;[.F227];[.F227]&lt;[.$Q$19]))" office:value-type="boolean" office:boolean-value="false" calcext:value-type="boolean">
            <text:p>FALSE</text:p>
          </table:table-cell>
          <table:table-cell table:style-name="ce9" table:formula="of:=IF(OR(AND([.D227]=[.$P$27];[.$R$25]&lt;[.F227];[.F227]&lt;[.$R$26]); AND([.D227]=[.$Q$27];[.$Q$25]&lt;[.F227];[.F227]&lt;[.$Q$26]);AND([.D227]=[.$R$27];[.$P$25]&lt;[.F227];[.F22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INDIRECT(ADDRESS(8;16+MOD([.A228];[.$N$8])))" office:value-type="float" office:value="3" calcext:value-type="float">
            <text:p>3</text:p>
          </table:table-cell>
          <table:table-cell table:formula="of:=INDIRECT(ADDRESS(9;16+MOD([.A228]/[.$N$8];[.$N$9])))" office:value-type="float" office:value="9" calcext:value-type="float">
            <text:p>9</text:p>
          </table:table-cell>
          <table:table-cell table:formula="of:=INDIRECT(ADDRESS(10;16+MOD([.A228]/([.$N$8]*[.$N$9]);[.$N$10])))" office:value-type="float" office:value="2" calcext:value-type="float">
            <text:p>2</text:p>
          </table:table-cell>
          <table:table-cell table:formula="of:=INDIRECT(ADDRESS(11;16+MOD([.A228]/([.$N$8]*[.$N$9]*[.$N$10]);[.$N$11])))" office:value-type="float" office:value="8" calcext:value-type="float">
            <text:p>8</text:p>
          </table:table-cell>
          <table:table-cell table:formula="of:=[.E228]*[.C228]*[.$R$3]/[.B228]/[.D228]" office:value-type="float" office:value="1105920" calcext:value-type="float">
            <text:p>1105920</text:p>
          </table:table-cell>
          <table:table-cell table:style-name="ce7" table:formula="of:=IF(AND([.$Q$18]&lt;[.F228];[.F228]&lt;[.$Q$19]))" office:value-type="boolean" office:boolean-value="false" calcext:value-type="boolean">
            <text:p>FALSE</text:p>
          </table:table-cell>
          <table:table-cell table:style-name="ce9" table:formula="of:=IF(OR(AND([.D228]=[.$P$27];[.$R$25]&lt;[.F228];[.F228]&lt;[.$R$26]); AND([.D228]=[.$Q$27];[.$Q$25]&lt;[.F228];[.F228]&lt;[.$Q$26]);AND([.D228]=[.$R$27];[.$P$25]&lt;[.F228];[.F22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INDIRECT(ADDRESS(8;16+MOD([.A229];[.$N$8])))" office:value-type="float" office:value="4" calcext:value-type="float">
            <text:p>4</text:p>
          </table:table-cell>
          <table:table-cell table:formula="of:=INDIRECT(ADDRESS(9;16+MOD([.A229]/[.$N$8];[.$N$9])))" office:value-type="float" office:value="9" calcext:value-type="float">
            <text:p>9</text:p>
          </table:table-cell>
          <table:table-cell table:formula="of:=INDIRECT(ADDRESS(10;16+MOD([.A229]/([.$N$8]*[.$N$9]);[.$N$10])))" office:value-type="float" office:value="2" calcext:value-type="float">
            <text:p>2</text:p>
          </table:table-cell>
          <table:table-cell table:formula="of:=INDIRECT(ADDRESS(11;16+MOD([.A229]/([.$N$8]*[.$N$9]*[.$N$10]);[.$N$11])))" office:value-type="float" office:value="8" calcext:value-type="float">
            <text:p>8</text:p>
          </table:table-cell>
          <table:table-cell table:formula="of:=[.E229]*[.C229]*[.$R$3]/[.B229]/[.D229]" office:value-type="float" office:value="829440" calcext:value-type="float">
            <text:p>829440</text:p>
          </table:table-cell>
          <table:table-cell table:style-name="ce7" table:formula="of:=IF(AND([.$Q$18]&lt;[.F229];[.F229]&lt;[.$Q$19]))" office:value-type="boolean" office:boolean-value="false" calcext:value-type="boolean">
            <text:p>FALSE</text:p>
          </table:table-cell>
          <table:table-cell table:style-name="ce9" table:formula="of:=IF(OR(AND([.D229]=[.$P$27];[.$R$25]&lt;[.F229];[.F229]&lt;[.$R$26]); AND([.D229]=[.$Q$27];[.$Q$25]&lt;[.F229];[.F229]&lt;[.$Q$26]);AND([.D229]=[.$R$27];[.$P$25]&lt;[.F229];[.F22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INDIRECT(ADDRESS(8;16+MOD([.A230];[.$N$8])))" office:value-type="float" office:value="1" calcext:value-type="float">
            <text:p>1</text:p>
          </table:table-cell>
          <table:table-cell table:formula="of:=INDIRECT(ADDRESS(9;16+MOD([.A230]/[.$N$8];[.$N$9])))" office:value-type="float" office:value="10" calcext:value-type="float">
            <text:p>10</text:p>
          </table:table-cell>
          <table:table-cell table:formula="of:=INDIRECT(ADDRESS(10;16+MOD([.A230]/([.$N$8]*[.$N$9]);[.$N$10])))" office:value-type="float" office:value="2" calcext:value-type="float">
            <text:p>2</text:p>
          </table:table-cell>
          <table:table-cell table:formula="of:=INDIRECT(ADDRESS(11;16+MOD([.A230]/([.$N$8]*[.$N$9]*[.$N$10]);[.$N$11])))" office:value-type="float" office:value="8" calcext:value-type="float">
            <text:p>8</text:p>
          </table:table-cell>
          <table:table-cell table:formula="of:=[.E230]*[.C230]*[.$R$3]/[.B230]/[.D230]" office:value-type="float" office:value="3686400" calcext:value-type="float">
            <text:p>3686400</text:p>
          </table:table-cell>
          <table:table-cell table:style-name="ce7" table:formula="of:=IF(AND([.$Q$18]&lt;[.F230];[.F230]&lt;[.$Q$19]))" office:value-type="boolean" office:boolean-value="true" calcext:value-type="boolean">
            <text:p>TRUE</text:p>
          </table:table-cell>
          <table:table-cell table:style-name="ce9" table:formula="of:=IF(OR(AND([.D230]=[.$P$27];[.$R$25]&lt;[.F230];[.F230]&lt;[.$R$26]); AND([.D230]=[.$Q$27];[.$Q$25]&lt;[.F230];[.F230]&lt;[.$Q$26]);AND([.D230]=[.$R$27];[.$P$25]&lt;[.F230];[.F23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INDIRECT(ADDRESS(8;16+MOD([.A231];[.$N$8])))" office:value-type="float" office:value="2" calcext:value-type="float">
            <text:p>2</text:p>
          </table:table-cell>
          <table:table-cell table:formula="of:=INDIRECT(ADDRESS(9;16+MOD([.A231]/[.$N$8];[.$N$9])))" office:value-type="float" office:value="10" calcext:value-type="float">
            <text:p>10</text:p>
          </table:table-cell>
          <table:table-cell table:formula="of:=INDIRECT(ADDRESS(10;16+MOD([.A231]/([.$N$8]*[.$N$9]);[.$N$10])))" office:value-type="float" office:value="2" calcext:value-type="float">
            <text:p>2</text:p>
          </table:table-cell>
          <table:table-cell table:formula="of:=INDIRECT(ADDRESS(11;16+MOD([.A231]/([.$N$8]*[.$N$9]*[.$N$10]);[.$N$11])))" office:value-type="float" office:value="8" calcext:value-type="float">
            <text:p>8</text:p>
          </table:table-cell>
          <table:table-cell table:formula="of:=[.E231]*[.C231]*[.$R$3]/[.B231]/[.D231]" office:value-type="float" office:value="1843200" calcext:value-type="float">
            <text:p>1843200</text:p>
          </table:table-cell>
          <table:table-cell table:style-name="ce7" table:formula="of:=IF(AND([.$Q$18]&lt;[.F231];[.F231]&lt;[.$Q$19]))" office:value-type="boolean" office:boolean-value="false" calcext:value-type="boolean">
            <text:p>FALSE</text:p>
          </table:table-cell>
          <table:table-cell table:style-name="ce9" table:formula="of:=IF(OR(AND([.D231]=[.$P$27];[.$R$25]&lt;[.F231];[.F231]&lt;[.$R$26]); AND([.D231]=[.$Q$27];[.$Q$25]&lt;[.F231];[.F231]&lt;[.$Q$26]);AND([.D231]=[.$R$27];[.$P$25]&lt;[.F231];[.F23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INDIRECT(ADDRESS(8;16+MOD([.A232];[.$N$8])))" office:value-type="float" office:value="3" calcext:value-type="float">
            <text:p>3</text:p>
          </table:table-cell>
          <table:table-cell table:formula="of:=INDIRECT(ADDRESS(9;16+MOD([.A232]/[.$N$8];[.$N$9])))" office:value-type="float" office:value="10" calcext:value-type="float">
            <text:p>10</text:p>
          </table:table-cell>
          <table:table-cell table:formula="of:=INDIRECT(ADDRESS(10;16+MOD([.A232]/([.$N$8]*[.$N$9]);[.$N$10])))" office:value-type="float" office:value="2" calcext:value-type="float">
            <text:p>2</text:p>
          </table:table-cell>
          <table:table-cell table:formula="of:=INDIRECT(ADDRESS(11;16+MOD([.A232]/([.$N$8]*[.$N$9]*[.$N$10]);[.$N$11])))" office:value-type="float" office:value="8" calcext:value-type="float">
            <text:p>8</text:p>
          </table:table-cell>
          <table:table-cell table:formula="of:=[.E232]*[.C232]*[.$R$3]/[.B232]/[.D232]" office:value-type="float" office:value="1228800" calcext:value-type="float">
            <text:p>1228800</text:p>
          </table:table-cell>
          <table:table-cell table:style-name="ce7" table:formula="of:=IF(AND([.$Q$18]&lt;[.F232];[.F232]&lt;[.$Q$19]))" office:value-type="boolean" office:boolean-value="false" calcext:value-type="boolean">
            <text:p>FALSE</text:p>
          </table:table-cell>
          <table:table-cell table:style-name="ce9" table:formula="of:=IF(OR(AND([.D232]=[.$P$27];[.$R$25]&lt;[.F232];[.F232]&lt;[.$R$26]); AND([.D232]=[.$Q$27];[.$Q$25]&lt;[.F232];[.F232]&lt;[.$Q$26]);AND([.D232]=[.$R$27];[.$P$25]&lt;[.F232];[.F23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INDIRECT(ADDRESS(8;16+MOD([.A233];[.$N$8])))" office:value-type="float" office:value="4" calcext:value-type="float">
            <text:p>4</text:p>
          </table:table-cell>
          <table:table-cell table:formula="of:=INDIRECT(ADDRESS(9;16+MOD([.A233]/[.$N$8];[.$N$9])))" office:value-type="float" office:value="10" calcext:value-type="float">
            <text:p>10</text:p>
          </table:table-cell>
          <table:table-cell table:formula="of:=INDIRECT(ADDRESS(10;16+MOD([.A233]/([.$N$8]*[.$N$9]);[.$N$10])))" office:value-type="float" office:value="2" calcext:value-type="float">
            <text:p>2</text:p>
          </table:table-cell>
          <table:table-cell table:formula="of:=INDIRECT(ADDRESS(11;16+MOD([.A233]/([.$N$8]*[.$N$9]*[.$N$10]);[.$N$11])))" office:value-type="float" office:value="8" calcext:value-type="float">
            <text:p>8</text:p>
          </table:table-cell>
          <table:table-cell table:formula="of:=[.E233]*[.C233]*[.$R$3]/[.B233]/[.D233]" office:value-type="float" office:value="921600" calcext:value-type="float">
            <text:p>921600</text:p>
          </table:table-cell>
          <table:table-cell table:style-name="ce7" table:formula="of:=IF(AND([.$Q$18]&lt;[.F233];[.F233]&lt;[.$Q$19]))" office:value-type="boolean" office:boolean-value="false" calcext:value-type="boolean">
            <text:p>FALSE</text:p>
          </table:table-cell>
          <table:table-cell table:style-name="ce9" table:formula="of:=IF(OR(AND([.D233]=[.$P$27];[.$R$25]&lt;[.F233];[.F233]&lt;[.$R$26]); AND([.D233]=[.$Q$27];[.$Q$25]&lt;[.F233];[.F233]&lt;[.$Q$26]);AND([.D233]=[.$R$27];[.$P$25]&lt;[.F233];[.F23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INDIRECT(ADDRESS(8;16+MOD([.A234];[.$N$8])))" office:value-type="float" office:value="1" calcext:value-type="float">
            <text:p>1</text:p>
          </table:table-cell>
          <table:table-cell table:formula="of:=INDIRECT(ADDRESS(9;16+MOD([.A234]/[.$N$8];[.$N$9])))" office:value-type="float" office:value="11" calcext:value-type="float">
            <text:p>11</text:p>
          </table:table-cell>
          <table:table-cell table:formula="of:=INDIRECT(ADDRESS(10;16+MOD([.A234]/([.$N$8]*[.$N$9]);[.$N$10])))" office:value-type="float" office:value="2" calcext:value-type="float">
            <text:p>2</text:p>
          </table:table-cell>
          <table:table-cell table:formula="of:=INDIRECT(ADDRESS(11;16+MOD([.A234]/([.$N$8]*[.$N$9]*[.$N$10]);[.$N$11])))" office:value-type="float" office:value="8" calcext:value-type="float">
            <text:p>8</text:p>
          </table:table-cell>
          <table:table-cell table:formula="of:=[.E234]*[.C234]*[.$R$3]/[.B234]/[.D234]" office:value-type="float" office:value="4055040" calcext:value-type="float">
            <text:p>4055040</text:p>
          </table:table-cell>
          <table:table-cell table:style-name="ce7" table:formula="of:=IF(AND([.$Q$18]&lt;[.F234];[.F234]&lt;[.$Q$19]))" office:value-type="boolean" office:boolean-value="true" calcext:value-type="boolean">
            <text:p>TRUE</text:p>
          </table:table-cell>
          <table:table-cell table:style-name="ce9" table:formula="of:=IF(OR(AND([.D234]=[.$P$27];[.$R$25]&lt;[.F234];[.F234]&lt;[.$R$26]); AND([.D234]=[.$Q$27];[.$Q$25]&lt;[.F234];[.F234]&lt;[.$Q$26]);AND([.D234]=[.$R$27];[.$P$25]&lt;[.F234];[.F23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INDIRECT(ADDRESS(8;16+MOD([.A235];[.$N$8])))" office:value-type="float" office:value="2" calcext:value-type="float">
            <text:p>2</text:p>
          </table:table-cell>
          <table:table-cell table:formula="of:=INDIRECT(ADDRESS(9;16+MOD([.A235]/[.$N$8];[.$N$9])))" office:value-type="float" office:value="11" calcext:value-type="float">
            <text:p>11</text:p>
          </table:table-cell>
          <table:table-cell table:formula="of:=INDIRECT(ADDRESS(10;16+MOD([.A235]/([.$N$8]*[.$N$9]);[.$N$10])))" office:value-type="float" office:value="2" calcext:value-type="float">
            <text:p>2</text:p>
          </table:table-cell>
          <table:table-cell table:formula="of:=INDIRECT(ADDRESS(11;16+MOD([.A235]/([.$N$8]*[.$N$9]*[.$N$10]);[.$N$11])))" office:value-type="float" office:value="8" calcext:value-type="float">
            <text:p>8</text:p>
          </table:table-cell>
          <table:table-cell table:formula="of:=[.E235]*[.C235]*[.$R$3]/[.B235]/[.D235]" office:value-type="float" office:value="2027520" calcext:value-type="float">
            <text:p>2027520</text:p>
          </table:table-cell>
          <table:table-cell table:style-name="ce7" table:formula="of:=IF(AND([.$Q$18]&lt;[.F235];[.F235]&lt;[.$Q$19]))" office:value-type="boolean" office:boolean-value="false" calcext:value-type="boolean">
            <text:p>FALSE</text:p>
          </table:table-cell>
          <table:table-cell table:style-name="ce9" table:formula="of:=IF(OR(AND([.D235]=[.$P$27];[.$R$25]&lt;[.F235];[.F235]&lt;[.$R$26]); AND([.D235]=[.$Q$27];[.$Q$25]&lt;[.F235];[.F235]&lt;[.$Q$26]);AND([.D235]=[.$R$27];[.$P$25]&lt;[.F235];[.F23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INDIRECT(ADDRESS(8;16+MOD([.A236];[.$N$8])))" office:value-type="float" office:value="3" calcext:value-type="float">
            <text:p>3</text:p>
          </table:table-cell>
          <table:table-cell table:formula="of:=INDIRECT(ADDRESS(9;16+MOD([.A236]/[.$N$8];[.$N$9])))" office:value-type="float" office:value="11" calcext:value-type="float">
            <text:p>11</text:p>
          </table:table-cell>
          <table:table-cell table:formula="of:=INDIRECT(ADDRESS(10;16+MOD([.A236]/([.$N$8]*[.$N$9]);[.$N$10])))" office:value-type="float" office:value="2" calcext:value-type="float">
            <text:p>2</text:p>
          </table:table-cell>
          <table:table-cell table:formula="of:=INDIRECT(ADDRESS(11;16+MOD([.A236]/([.$N$8]*[.$N$9]*[.$N$10]);[.$N$11])))" office:value-type="float" office:value="8" calcext:value-type="float">
            <text:p>8</text:p>
          </table:table-cell>
          <table:table-cell table:formula="of:=[.E236]*[.C236]*[.$R$3]/[.B236]/[.D236]" office:value-type="float" office:value="1351680" calcext:value-type="float">
            <text:p>1351680</text:p>
          </table:table-cell>
          <table:table-cell table:style-name="ce7" table:formula="of:=IF(AND([.$Q$18]&lt;[.F236];[.F236]&lt;[.$Q$19]))" office:value-type="boolean" office:boolean-value="false" calcext:value-type="boolean">
            <text:p>FALSE</text:p>
          </table:table-cell>
          <table:table-cell table:style-name="ce9" table:formula="of:=IF(OR(AND([.D236]=[.$P$27];[.$R$25]&lt;[.F236];[.F236]&lt;[.$R$26]); AND([.D236]=[.$Q$27];[.$Q$25]&lt;[.F236];[.F236]&lt;[.$Q$26]);AND([.D236]=[.$R$27];[.$P$25]&lt;[.F236];[.F23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INDIRECT(ADDRESS(8;16+MOD([.A237];[.$N$8])))" office:value-type="float" office:value="4" calcext:value-type="float">
            <text:p>4</text:p>
          </table:table-cell>
          <table:table-cell table:formula="of:=INDIRECT(ADDRESS(9;16+MOD([.A237]/[.$N$8];[.$N$9])))" office:value-type="float" office:value="11" calcext:value-type="float">
            <text:p>11</text:p>
          </table:table-cell>
          <table:table-cell table:formula="of:=INDIRECT(ADDRESS(10;16+MOD([.A237]/([.$N$8]*[.$N$9]);[.$N$10])))" office:value-type="float" office:value="2" calcext:value-type="float">
            <text:p>2</text:p>
          </table:table-cell>
          <table:table-cell table:formula="of:=INDIRECT(ADDRESS(11;16+MOD([.A237]/([.$N$8]*[.$N$9]*[.$N$10]);[.$N$11])))" office:value-type="float" office:value="8" calcext:value-type="float">
            <text:p>8</text:p>
          </table:table-cell>
          <table:table-cell table:formula="of:=[.E237]*[.C237]*[.$R$3]/[.B237]/[.D237]" office:value-type="float" office:value="1013760" calcext:value-type="float">
            <text:p>1013760</text:p>
          </table:table-cell>
          <table:table-cell table:style-name="ce7" table:formula="of:=IF(AND([.$Q$18]&lt;[.F237];[.F237]&lt;[.$Q$19]))" office:value-type="boolean" office:boolean-value="false" calcext:value-type="boolean">
            <text:p>FALSE</text:p>
          </table:table-cell>
          <table:table-cell table:style-name="ce9" table:formula="of:=IF(OR(AND([.D237]=[.$P$27];[.$R$25]&lt;[.F237];[.F237]&lt;[.$R$26]); AND([.D237]=[.$Q$27];[.$Q$25]&lt;[.F237];[.F237]&lt;[.$Q$26]);AND([.D237]=[.$R$27];[.$P$25]&lt;[.F237];[.F23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INDIRECT(ADDRESS(8;16+MOD([.A238];[.$N$8])))" office:value-type="float" office:value="1" calcext:value-type="float">
            <text:p>1</text:p>
          </table:table-cell>
          <table:table-cell table:formula="of:=INDIRECT(ADDRESS(9;16+MOD([.A238]/[.$N$8];[.$N$9])))" office:value-type="float" office:value="12" calcext:value-type="float">
            <text:p>12</text:p>
          </table:table-cell>
          <table:table-cell table:formula="of:=INDIRECT(ADDRESS(10;16+MOD([.A238]/([.$N$8]*[.$N$9]);[.$N$10])))" office:value-type="float" office:value="2" calcext:value-type="float">
            <text:p>2</text:p>
          </table:table-cell>
          <table:table-cell table:formula="of:=INDIRECT(ADDRESS(11;16+MOD([.A238]/([.$N$8]*[.$N$9]*[.$N$10]);[.$N$11])))" office:value-type="float" office:value="8" calcext:value-type="float">
            <text:p>8</text:p>
          </table:table-cell>
          <table:table-cell table:formula="of:=[.E238]*[.C238]*[.$R$3]/[.B238]/[.D238]" office:value-type="float" office:value="4423680" calcext:value-type="float">
            <text:p>4423680</text:p>
          </table:table-cell>
          <table:table-cell table:style-name="ce7" table:formula="of:=IF(AND([.$Q$18]&lt;[.F238];[.F238]&lt;[.$Q$19]))" office:value-type="boolean" office:boolean-value="true" calcext:value-type="boolean">
            <text:p>TRUE</text:p>
          </table:table-cell>
          <table:table-cell table:style-name="ce9" table:formula="of:=IF(OR(AND([.D238]=[.$P$27];[.$R$25]&lt;[.F238];[.F238]&lt;[.$R$26]); AND([.D238]=[.$Q$27];[.$Q$25]&lt;[.F238];[.F238]&lt;[.$Q$26]);AND([.D238]=[.$R$27];[.$P$25]&lt;[.F238];[.F23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INDIRECT(ADDRESS(8;16+MOD([.A239];[.$N$8])))" office:value-type="float" office:value="2" calcext:value-type="float">
            <text:p>2</text:p>
          </table:table-cell>
          <table:table-cell table:formula="of:=INDIRECT(ADDRESS(9;16+MOD([.A239]/[.$N$8];[.$N$9])))" office:value-type="float" office:value="12" calcext:value-type="float">
            <text:p>12</text:p>
          </table:table-cell>
          <table:table-cell table:formula="of:=INDIRECT(ADDRESS(10;16+MOD([.A239]/([.$N$8]*[.$N$9]);[.$N$10])))" office:value-type="float" office:value="2" calcext:value-type="float">
            <text:p>2</text:p>
          </table:table-cell>
          <table:table-cell table:formula="of:=INDIRECT(ADDRESS(11;16+MOD([.A239]/([.$N$8]*[.$N$9]*[.$N$10]);[.$N$11])))" office:value-type="float" office:value="8" calcext:value-type="float">
            <text:p>8</text:p>
          </table:table-cell>
          <table:table-cell table:formula="of:=[.E239]*[.C239]*[.$R$3]/[.B239]/[.D239]" office:value-type="float" office:value="2211840" calcext:value-type="float">
            <text:p>2211840</text:p>
          </table:table-cell>
          <table:table-cell table:style-name="ce7" table:formula="of:=IF(AND([.$Q$18]&lt;[.F239];[.F239]&lt;[.$Q$19]))" office:value-type="boolean" office:boolean-value="false" calcext:value-type="boolean">
            <text:p>FALSE</text:p>
          </table:table-cell>
          <table:table-cell table:style-name="ce9" table:formula="of:=IF(OR(AND([.D239]=[.$P$27];[.$R$25]&lt;[.F239];[.F239]&lt;[.$R$26]); AND([.D239]=[.$Q$27];[.$Q$25]&lt;[.F239];[.F239]&lt;[.$Q$26]);AND([.D239]=[.$R$27];[.$P$25]&lt;[.F239];[.F23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INDIRECT(ADDRESS(8;16+MOD([.A240];[.$N$8])))" office:value-type="float" office:value="3" calcext:value-type="float">
            <text:p>3</text:p>
          </table:table-cell>
          <table:table-cell table:formula="of:=INDIRECT(ADDRESS(9;16+MOD([.A240]/[.$N$8];[.$N$9])))" office:value-type="float" office:value="12" calcext:value-type="float">
            <text:p>12</text:p>
          </table:table-cell>
          <table:table-cell table:formula="of:=INDIRECT(ADDRESS(10;16+MOD([.A240]/([.$N$8]*[.$N$9]);[.$N$10])))" office:value-type="float" office:value="2" calcext:value-type="float">
            <text:p>2</text:p>
          </table:table-cell>
          <table:table-cell table:formula="of:=INDIRECT(ADDRESS(11;16+MOD([.A240]/([.$N$8]*[.$N$9]*[.$N$10]);[.$N$11])))" office:value-type="float" office:value="8" calcext:value-type="float">
            <text:p>8</text:p>
          </table:table-cell>
          <table:table-cell table:formula="of:=[.E240]*[.C240]*[.$R$3]/[.B240]/[.D240]" office:value-type="float" office:value="1474560" calcext:value-type="float">
            <text:p>1474560</text:p>
          </table:table-cell>
          <table:table-cell table:style-name="ce7" table:formula="of:=IF(AND([.$Q$18]&lt;[.F240];[.F240]&lt;[.$Q$19]))" office:value-type="boolean" office:boolean-value="false" calcext:value-type="boolean">
            <text:p>FALSE</text:p>
          </table:table-cell>
          <table:table-cell table:style-name="ce9" table:formula="of:=IF(OR(AND([.D240]=[.$P$27];[.$R$25]&lt;[.F240];[.F240]&lt;[.$R$26]); AND([.D240]=[.$Q$27];[.$Q$25]&lt;[.F240];[.F240]&lt;[.$Q$26]);AND([.D240]=[.$R$27];[.$P$25]&lt;[.F240];[.F24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INDIRECT(ADDRESS(8;16+MOD([.A241];[.$N$8])))" office:value-type="float" office:value="4" calcext:value-type="float">
            <text:p>4</text:p>
          </table:table-cell>
          <table:table-cell table:formula="of:=INDIRECT(ADDRESS(9;16+MOD([.A241]/[.$N$8];[.$N$9])))" office:value-type="float" office:value="12" calcext:value-type="float">
            <text:p>12</text:p>
          </table:table-cell>
          <table:table-cell table:formula="of:=INDIRECT(ADDRESS(10;16+MOD([.A241]/([.$N$8]*[.$N$9]);[.$N$10])))" office:value-type="float" office:value="2" calcext:value-type="float">
            <text:p>2</text:p>
          </table:table-cell>
          <table:table-cell table:formula="of:=INDIRECT(ADDRESS(11;16+MOD([.A241]/([.$N$8]*[.$N$9]*[.$N$10]);[.$N$11])))" office:value-type="float" office:value="8" calcext:value-type="float">
            <text:p>8</text:p>
          </table:table-cell>
          <table:table-cell table:formula="of:=[.E241]*[.C241]*[.$R$3]/[.B241]/[.D241]" office:value-type="float" office:value="1105920" calcext:value-type="float">
            <text:p>1105920</text:p>
          </table:table-cell>
          <table:table-cell table:style-name="ce7" table:formula="of:=IF(AND([.$Q$18]&lt;[.F241];[.F241]&lt;[.$Q$19]))" office:value-type="boolean" office:boolean-value="false" calcext:value-type="boolean">
            <text:p>FALSE</text:p>
          </table:table-cell>
          <table:table-cell table:style-name="ce9" table:formula="of:=IF(OR(AND([.D241]=[.$P$27];[.$R$25]&lt;[.F241];[.F241]&lt;[.$R$26]); AND([.D241]=[.$Q$27];[.$Q$25]&lt;[.F241];[.F241]&lt;[.$Q$26]);AND([.D241]=[.$R$27];[.$P$25]&lt;[.F241];[.F24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INDIRECT(ADDRESS(8;16+MOD([.A242];[.$N$8])))" office:value-type="float" office:value="1" calcext:value-type="float">
            <text:p>1</text:p>
          </table:table-cell>
          <table:table-cell table:formula="of:=INDIRECT(ADDRESS(9;16+MOD([.A242]/[.$N$8];[.$N$9])))" office:value-type="float" office:value="13" calcext:value-type="float">
            <text:p>13</text:p>
          </table:table-cell>
          <table:table-cell table:formula="of:=INDIRECT(ADDRESS(10;16+MOD([.A242]/([.$N$8]*[.$N$9]);[.$N$10])))" office:value-type="float" office:value="2" calcext:value-type="float">
            <text:p>2</text:p>
          </table:table-cell>
          <table:table-cell table:formula="of:=INDIRECT(ADDRESS(11;16+MOD([.A242]/([.$N$8]*[.$N$9]*[.$N$10]);[.$N$11])))" office:value-type="float" office:value="8" calcext:value-type="float">
            <text:p>8</text:p>
          </table:table-cell>
          <table:table-cell table:formula="of:=[.E242]*[.C242]*[.$R$3]/[.B242]/[.D242]" office:value-type="float" office:value="4792320" calcext:value-type="float">
            <text:p>4792320</text:p>
          </table:table-cell>
          <table:table-cell table:style-name="ce7" table:formula="of:=IF(AND([.$Q$18]&lt;[.F242];[.F242]&lt;[.$Q$19]))" office:value-type="boolean" office:boolean-value="true" calcext:value-type="boolean">
            <text:p>TRUE</text:p>
          </table:table-cell>
          <table:table-cell table:style-name="ce9" table:formula="of:=IF(OR(AND([.D242]=[.$P$27];[.$R$25]&lt;[.F242];[.F242]&lt;[.$R$26]); AND([.D242]=[.$Q$27];[.$Q$25]&lt;[.F242];[.F242]&lt;[.$Q$26]);AND([.D242]=[.$R$27];[.$P$25]&lt;[.F242];[.F24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INDIRECT(ADDRESS(8;16+MOD([.A243];[.$N$8])))" office:value-type="float" office:value="2" calcext:value-type="float">
            <text:p>2</text:p>
          </table:table-cell>
          <table:table-cell table:formula="of:=INDIRECT(ADDRESS(9;16+MOD([.A243]/[.$N$8];[.$N$9])))" office:value-type="float" office:value="13" calcext:value-type="float">
            <text:p>13</text:p>
          </table:table-cell>
          <table:table-cell table:formula="of:=INDIRECT(ADDRESS(10;16+MOD([.A243]/([.$N$8]*[.$N$9]);[.$N$10])))" office:value-type="float" office:value="2" calcext:value-type="float">
            <text:p>2</text:p>
          </table:table-cell>
          <table:table-cell table:formula="of:=INDIRECT(ADDRESS(11;16+MOD([.A243]/([.$N$8]*[.$N$9]*[.$N$10]);[.$N$11])))" office:value-type="float" office:value="8" calcext:value-type="float">
            <text:p>8</text:p>
          </table:table-cell>
          <table:table-cell table:formula="of:=[.E243]*[.C243]*[.$R$3]/[.B243]/[.D243]" office:value-type="float" office:value="2396160" calcext:value-type="float">
            <text:p>2396160</text:p>
          </table:table-cell>
          <table:table-cell table:style-name="ce7" table:formula="of:=IF(AND([.$Q$18]&lt;[.F243];[.F243]&lt;[.$Q$19]))" office:value-type="boolean" office:boolean-value="false" calcext:value-type="boolean">
            <text:p>FALSE</text:p>
          </table:table-cell>
          <table:table-cell table:style-name="ce9" table:formula="of:=IF(OR(AND([.D243]=[.$P$27];[.$R$25]&lt;[.F243];[.F243]&lt;[.$R$26]); AND([.D243]=[.$Q$27];[.$Q$25]&lt;[.F243];[.F243]&lt;[.$Q$26]);AND([.D243]=[.$R$27];[.$P$25]&lt;[.F243];[.F24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INDIRECT(ADDRESS(8;16+MOD([.A244];[.$N$8])))" office:value-type="float" office:value="3" calcext:value-type="float">
            <text:p>3</text:p>
          </table:table-cell>
          <table:table-cell table:formula="of:=INDIRECT(ADDRESS(9;16+MOD([.A244]/[.$N$8];[.$N$9])))" office:value-type="float" office:value="13" calcext:value-type="float">
            <text:p>13</text:p>
          </table:table-cell>
          <table:table-cell table:formula="of:=INDIRECT(ADDRESS(10;16+MOD([.A244]/([.$N$8]*[.$N$9]);[.$N$10])))" office:value-type="float" office:value="2" calcext:value-type="float">
            <text:p>2</text:p>
          </table:table-cell>
          <table:table-cell table:formula="of:=INDIRECT(ADDRESS(11;16+MOD([.A244]/([.$N$8]*[.$N$9]*[.$N$10]);[.$N$11])))" office:value-type="float" office:value="8" calcext:value-type="float">
            <text:p>8</text:p>
          </table:table-cell>
          <table:table-cell table:formula="of:=[.E244]*[.C244]*[.$R$3]/[.B244]/[.D244]" office:value-type="float" office:value="1597440" calcext:value-type="float">
            <text:p>1597440</text:p>
          </table:table-cell>
          <table:table-cell table:style-name="ce7" table:formula="of:=IF(AND([.$Q$18]&lt;[.F244];[.F244]&lt;[.$Q$19]))" office:value-type="boolean" office:boolean-value="false" calcext:value-type="boolean">
            <text:p>FALSE</text:p>
          </table:table-cell>
          <table:table-cell table:style-name="ce9" table:formula="of:=IF(OR(AND([.D244]=[.$P$27];[.$R$25]&lt;[.F244];[.F244]&lt;[.$R$26]); AND([.D244]=[.$Q$27];[.$Q$25]&lt;[.F244];[.F244]&lt;[.$Q$26]);AND([.D244]=[.$R$27];[.$P$25]&lt;[.F244];[.F24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INDIRECT(ADDRESS(8;16+MOD([.A245];[.$N$8])))" office:value-type="float" office:value="4" calcext:value-type="float">
            <text:p>4</text:p>
          </table:table-cell>
          <table:table-cell table:formula="of:=INDIRECT(ADDRESS(9;16+MOD([.A245]/[.$N$8];[.$N$9])))" office:value-type="float" office:value="13" calcext:value-type="float">
            <text:p>13</text:p>
          </table:table-cell>
          <table:table-cell table:formula="of:=INDIRECT(ADDRESS(10;16+MOD([.A245]/([.$N$8]*[.$N$9]);[.$N$10])))" office:value-type="float" office:value="2" calcext:value-type="float">
            <text:p>2</text:p>
          </table:table-cell>
          <table:table-cell table:formula="of:=INDIRECT(ADDRESS(11;16+MOD([.A245]/([.$N$8]*[.$N$9]*[.$N$10]);[.$N$11])))" office:value-type="float" office:value="8" calcext:value-type="float">
            <text:p>8</text:p>
          </table:table-cell>
          <table:table-cell table:formula="of:=[.E245]*[.C245]*[.$R$3]/[.B245]/[.D245]" office:value-type="float" office:value="1198080" calcext:value-type="float">
            <text:p>1198080</text:p>
          </table:table-cell>
          <table:table-cell table:style-name="ce7" table:formula="of:=IF(AND([.$Q$18]&lt;[.F245];[.F245]&lt;[.$Q$19]))" office:value-type="boolean" office:boolean-value="false" calcext:value-type="boolean">
            <text:p>FALSE</text:p>
          </table:table-cell>
          <table:table-cell table:style-name="ce9" table:formula="of:=IF(OR(AND([.D245]=[.$P$27];[.$R$25]&lt;[.F245];[.F245]&lt;[.$R$26]); AND([.D245]=[.$Q$27];[.$Q$25]&lt;[.F245];[.F245]&lt;[.$Q$26]);AND([.D245]=[.$R$27];[.$P$25]&lt;[.F245];[.F24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INDIRECT(ADDRESS(8;16+MOD([.A246];[.$N$8])))" office:value-type="float" office:value="1" calcext:value-type="float">
            <text:p>1</text:p>
          </table:table-cell>
          <table:table-cell table:formula="of:=INDIRECT(ADDRESS(9;16+MOD([.A246]/[.$N$8];[.$N$9])))" office:value-type="float" office:value="14" calcext:value-type="float">
            <text:p>14</text:p>
          </table:table-cell>
          <table:table-cell table:formula="of:=INDIRECT(ADDRESS(10;16+MOD([.A246]/([.$N$8]*[.$N$9]);[.$N$10])))" office:value-type="float" office:value="2" calcext:value-type="float">
            <text:p>2</text:p>
          </table:table-cell>
          <table:table-cell table:formula="of:=INDIRECT(ADDRESS(11;16+MOD([.A246]/([.$N$8]*[.$N$9]*[.$N$10]);[.$N$11])))" office:value-type="float" office:value="8" calcext:value-type="float">
            <text:p>8</text:p>
          </table:table-cell>
          <table:table-cell table:formula="of:=[.E246]*[.C246]*[.$R$3]/[.B246]/[.D246]" office:value-type="float" office:value="5160960" calcext:value-type="float">
            <text:p>5160960</text:p>
          </table:table-cell>
          <table:table-cell table:style-name="ce7" table:formula="of:=IF(AND([.$Q$18]&lt;[.F246];[.F246]&lt;[.$Q$19]))" office:value-type="boolean" office:boolean-value="true" calcext:value-type="boolean">
            <text:p>TRUE</text:p>
          </table:table-cell>
          <table:table-cell table:style-name="ce9" table:formula="of:=IF(OR(AND([.D246]=[.$P$27];[.$R$25]&lt;[.F246];[.F246]&lt;[.$R$26]); AND([.D246]=[.$Q$27];[.$Q$25]&lt;[.F246];[.F246]&lt;[.$Q$26]);AND([.D246]=[.$R$27];[.$P$25]&lt;[.F246];[.F24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INDIRECT(ADDRESS(8;16+MOD([.A247];[.$N$8])))" office:value-type="float" office:value="2" calcext:value-type="float">
            <text:p>2</text:p>
          </table:table-cell>
          <table:table-cell table:formula="of:=INDIRECT(ADDRESS(9;16+MOD([.A247]/[.$N$8];[.$N$9])))" office:value-type="float" office:value="14" calcext:value-type="float">
            <text:p>14</text:p>
          </table:table-cell>
          <table:table-cell table:formula="of:=INDIRECT(ADDRESS(10;16+MOD([.A247]/([.$N$8]*[.$N$9]);[.$N$10])))" office:value-type="float" office:value="2" calcext:value-type="float">
            <text:p>2</text:p>
          </table:table-cell>
          <table:table-cell table:formula="of:=INDIRECT(ADDRESS(11;16+MOD([.A247]/([.$N$8]*[.$N$9]*[.$N$10]);[.$N$11])))" office:value-type="float" office:value="8" calcext:value-type="float">
            <text:p>8</text:p>
          </table:table-cell>
          <table:table-cell table:formula="of:=[.E247]*[.C247]*[.$R$3]/[.B247]/[.D247]" office:value-type="float" office:value="2580480" calcext:value-type="float">
            <text:p>2580480</text:p>
          </table:table-cell>
          <table:table-cell table:style-name="ce7" table:formula="of:=IF(AND([.$Q$18]&lt;[.F247];[.F247]&lt;[.$Q$19]))" office:value-type="boolean" office:boolean-value="false" calcext:value-type="boolean">
            <text:p>FALSE</text:p>
          </table:table-cell>
          <table:table-cell table:style-name="ce9" table:formula="of:=IF(OR(AND([.D247]=[.$P$27];[.$R$25]&lt;[.F247];[.F247]&lt;[.$R$26]); AND([.D247]=[.$Q$27];[.$Q$25]&lt;[.F247];[.F247]&lt;[.$Q$26]);AND([.D247]=[.$R$27];[.$P$25]&lt;[.F247];[.F24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INDIRECT(ADDRESS(8;16+MOD([.A248];[.$N$8])))" office:value-type="float" office:value="3" calcext:value-type="float">
            <text:p>3</text:p>
          </table:table-cell>
          <table:table-cell table:formula="of:=INDIRECT(ADDRESS(9;16+MOD([.A248]/[.$N$8];[.$N$9])))" office:value-type="float" office:value="14" calcext:value-type="float">
            <text:p>14</text:p>
          </table:table-cell>
          <table:table-cell table:formula="of:=INDIRECT(ADDRESS(10;16+MOD([.A248]/([.$N$8]*[.$N$9]);[.$N$10])))" office:value-type="float" office:value="2" calcext:value-type="float">
            <text:p>2</text:p>
          </table:table-cell>
          <table:table-cell table:formula="of:=INDIRECT(ADDRESS(11;16+MOD([.A248]/([.$N$8]*[.$N$9]*[.$N$10]);[.$N$11])))" office:value-type="float" office:value="8" calcext:value-type="float">
            <text:p>8</text:p>
          </table:table-cell>
          <table:table-cell table:formula="of:=[.E248]*[.C248]*[.$R$3]/[.B248]/[.D248]" office:value-type="float" office:value="1720320" calcext:value-type="float">
            <text:p>1720320</text:p>
          </table:table-cell>
          <table:table-cell table:style-name="ce7" table:formula="of:=IF(AND([.$Q$18]&lt;[.F248];[.F248]&lt;[.$Q$19]))" office:value-type="boolean" office:boolean-value="false" calcext:value-type="boolean">
            <text:p>FALSE</text:p>
          </table:table-cell>
          <table:table-cell table:style-name="ce9" table:formula="of:=IF(OR(AND([.D248]=[.$P$27];[.$R$25]&lt;[.F248];[.F248]&lt;[.$R$26]); AND([.D248]=[.$Q$27];[.$Q$25]&lt;[.F248];[.F248]&lt;[.$Q$26]);AND([.D248]=[.$R$27];[.$P$25]&lt;[.F248];[.F24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INDIRECT(ADDRESS(8;16+MOD([.A249];[.$N$8])))" office:value-type="float" office:value="4" calcext:value-type="float">
            <text:p>4</text:p>
          </table:table-cell>
          <table:table-cell table:formula="of:=INDIRECT(ADDRESS(9;16+MOD([.A249]/[.$N$8];[.$N$9])))" office:value-type="float" office:value="14" calcext:value-type="float">
            <text:p>14</text:p>
          </table:table-cell>
          <table:table-cell table:formula="of:=INDIRECT(ADDRESS(10;16+MOD([.A249]/([.$N$8]*[.$N$9]);[.$N$10])))" office:value-type="float" office:value="2" calcext:value-type="float">
            <text:p>2</text:p>
          </table:table-cell>
          <table:table-cell table:formula="of:=INDIRECT(ADDRESS(11;16+MOD([.A249]/([.$N$8]*[.$N$9]*[.$N$10]);[.$N$11])))" office:value-type="float" office:value="8" calcext:value-type="float">
            <text:p>8</text:p>
          </table:table-cell>
          <table:table-cell table:formula="of:=[.E249]*[.C249]*[.$R$3]/[.B249]/[.D249]" office:value-type="float" office:value="1290240" calcext:value-type="float">
            <text:p>1290240</text:p>
          </table:table-cell>
          <table:table-cell table:style-name="ce7" table:formula="of:=IF(AND([.$Q$18]&lt;[.F249];[.F249]&lt;[.$Q$19]))" office:value-type="boolean" office:boolean-value="false" calcext:value-type="boolean">
            <text:p>FALSE</text:p>
          </table:table-cell>
          <table:table-cell table:style-name="ce9" table:formula="of:=IF(OR(AND([.D249]=[.$P$27];[.$R$25]&lt;[.F249];[.F249]&lt;[.$R$26]); AND([.D249]=[.$Q$27];[.$Q$25]&lt;[.F249];[.F249]&lt;[.$Q$26]);AND([.D249]=[.$R$27];[.$P$25]&lt;[.F249];[.F24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INDIRECT(ADDRESS(8;16+MOD([.A250];[.$N$8])))" office:value-type="float" office:value="1" calcext:value-type="float">
            <text:p>1</text:p>
          </table:table-cell>
          <table:table-cell table:formula="of:=INDIRECT(ADDRESS(9;16+MOD([.A250]/[.$N$8];[.$N$9])))" office:value-type="float" office:value="15" calcext:value-type="float">
            <text:p>15</text:p>
          </table:table-cell>
          <table:table-cell table:formula="of:=INDIRECT(ADDRESS(10;16+MOD([.A250]/([.$N$8]*[.$N$9]);[.$N$10])))" office:value-type="float" office:value="2" calcext:value-type="float">
            <text:p>2</text:p>
          </table:table-cell>
          <table:table-cell table:formula="of:=INDIRECT(ADDRESS(11;16+MOD([.A250]/([.$N$8]*[.$N$9]*[.$N$10]);[.$N$11])))" office:value-type="float" office:value="8" calcext:value-type="float">
            <text:p>8</text:p>
          </table:table-cell>
          <table:table-cell table:formula="of:=[.E250]*[.C250]*[.$R$3]/[.B250]/[.D250]" office:value-type="float" office:value="5529600" calcext:value-type="float">
            <text:p>5529600</text:p>
          </table:table-cell>
          <table:table-cell table:style-name="ce7" table:formula="of:=IF(AND([.$Q$18]&lt;[.F250];[.F250]&lt;[.$Q$19]))" office:value-type="boolean" office:boolean-value="true" calcext:value-type="boolean">
            <text:p>TRUE</text:p>
          </table:table-cell>
          <table:table-cell table:style-name="ce9" table:formula="of:=IF(OR(AND([.D250]=[.$P$27];[.$R$25]&lt;[.F250];[.F250]&lt;[.$R$26]); AND([.D250]=[.$Q$27];[.$Q$25]&lt;[.F250];[.F250]&lt;[.$Q$26]);AND([.D250]=[.$R$27];[.$P$25]&lt;[.F250];[.F25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INDIRECT(ADDRESS(8;16+MOD([.A251];[.$N$8])))" office:value-type="float" office:value="2" calcext:value-type="float">
            <text:p>2</text:p>
          </table:table-cell>
          <table:table-cell table:formula="of:=INDIRECT(ADDRESS(9;16+MOD([.A251]/[.$N$8];[.$N$9])))" office:value-type="float" office:value="15" calcext:value-type="float">
            <text:p>15</text:p>
          </table:table-cell>
          <table:table-cell table:formula="of:=INDIRECT(ADDRESS(10;16+MOD([.A251]/([.$N$8]*[.$N$9]);[.$N$10])))" office:value-type="float" office:value="2" calcext:value-type="float">
            <text:p>2</text:p>
          </table:table-cell>
          <table:table-cell table:formula="of:=INDIRECT(ADDRESS(11;16+MOD([.A251]/([.$N$8]*[.$N$9]*[.$N$10]);[.$N$11])))" office:value-type="float" office:value="8" calcext:value-type="float">
            <text:p>8</text:p>
          </table:table-cell>
          <table:table-cell table:formula="of:=[.E251]*[.C251]*[.$R$3]/[.B251]/[.D251]" office:value-type="float" office:value="2764800" calcext:value-type="float">
            <text:p>2764800</text:p>
          </table:table-cell>
          <table:table-cell table:style-name="ce7" table:formula="of:=IF(AND([.$Q$18]&lt;[.F251];[.F251]&lt;[.$Q$19]))" office:value-type="boolean" office:boolean-value="false" calcext:value-type="boolean">
            <text:p>FALSE</text:p>
          </table:table-cell>
          <table:table-cell table:style-name="ce9" table:formula="of:=IF(OR(AND([.D251]=[.$P$27];[.$R$25]&lt;[.F251];[.F251]&lt;[.$R$26]); AND([.D251]=[.$Q$27];[.$Q$25]&lt;[.F251];[.F251]&lt;[.$Q$26]);AND([.D251]=[.$R$27];[.$P$25]&lt;[.F251];[.F25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INDIRECT(ADDRESS(8;16+MOD([.A252];[.$N$8])))" office:value-type="float" office:value="3" calcext:value-type="float">
            <text:p>3</text:p>
          </table:table-cell>
          <table:table-cell table:formula="of:=INDIRECT(ADDRESS(9;16+MOD([.A252]/[.$N$8];[.$N$9])))" office:value-type="float" office:value="15" calcext:value-type="float">
            <text:p>15</text:p>
          </table:table-cell>
          <table:table-cell table:formula="of:=INDIRECT(ADDRESS(10;16+MOD([.A252]/([.$N$8]*[.$N$9]);[.$N$10])))" office:value-type="float" office:value="2" calcext:value-type="float">
            <text:p>2</text:p>
          </table:table-cell>
          <table:table-cell table:formula="of:=INDIRECT(ADDRESS(11;16+MOD([.A252]/([.$N$8]*[.$N$9]*[.$N$10]);[.$N$11])))" office:value-type="float" office:value="8" calcext:value-type="float">
            <text:p>8</text:p>
          </table:table-cell>
          <table:table-cell table:formula="of:=[.E252]*[.C252]*[.$R$3]/[.B252]/[.D252]" office:value-type="float" office:value="1843200" calcext:value-type="float">
            <text:p>1843200</text:p>
          </table:table-cell>
          <table:table-cell table:style-name="ce7" table:formula="of:=IF(AND([.$Q$18]&lt;[.F252];[.F252]&lt;[.$Q$19]))" office:value-type="boolean" office:boolean-value="false" calcext:value-type="boolean">
            <text:p>FALSE</text:p>
          </table:table-cell>
          <table:table-cell table:style-name="ce9" table:formula="of:=IF(OR(AND([.D252]=[.$P$27];[.$R$25]&lt;[.F252];[.F252]&lt;[.$R$26]); AND([.D252]=[.$Q$27];[.$Q$25]&lt;[.F252];[.F252]&lt;[.$Q$26]);AND([.D252]=[.$R$27];[.$P$25]&lt;[.F252];[.F25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INDIRECT(ADDRESS(8;16+MOD([.A253];[.$N$8])))" office:value-type="float" office:value="4" calcext:value-type="float">
            <text:p>4</text:p>
          </table:table-cell>
          <table:table-cell table:formula="of:=INDIRECT(ADDRESS(9;16+MOD([.A253]/[.$N$8];[.$N$9])))" office:value-type="float" office:value="15" calcext:value-type="float">
            <text:p>15</text:p>
          </table:table-cell>
          <table:table-cell table:formula="of:=INDIRECT(ADDRESS(10;16+MOD([.A253]/([.$N$8]*[.$N$9]);[.$N$10])))" office:value-type="float" office:value="2" calcext:value-type="float">
            <text:p>2</text:p>
          </table:table-cell>
          <table:table-cell table:formula="of:=INDIRECT(ADDRESS(11;16+MOD([.A253]/([.$N$8]*[.$N$9]*[.$N$10]);[.$N$11])))" office:value-type="float" office:value="8" calcext:value-type="float">
            <text:p>8</text:p>
          </table:table-cell>
          <table:table-cell table:formula="of:=[.E253]*[.C253]*[.$R$3]/[.B253]/[.D253]" office:value-type="float" office:value="1382400" calcext:value-type="float">
            <text:p>1382400</text:p>
          </table:table-cell>
          <table:table-cell table:style-name="ce7" table:formula="of:=IF(AND([.$Q$18]&lt;[.F253];[.F253]&lt;[.$Q$19]))" office:value-type="boolean" office:boolean-value="false" calcext:value-type="boolean">
            <text:p>FALSE</text:p>
          </table:table-cell>
          <table:table-cell table:style-name="ce9" table:formula="of:=IF(OR(AND([.D253]=[.$P$27];[.$R$25]&lt;[.F253];[.F253]&lt;[.$R$26]); AND([.D253]=[.$Q$27];[.$Q$25]&lt;[.F253];[.F253]&lt;[.$Q$26]);AND([.D253]=[.$R$27];[.$P$25]&lt;[.F253];[.F25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INDIRECT(ADDRESS(8;16+MOD([.A254];[.$N$8])))" office:value-type="float" office:value="1" calcext:value-type="float">
            <text:p>1</text:p>
          </table:table-cell>
          <table:table-cell table:formula="of:=INDIRECT(ADDRESS(9;16+MOD([.A254]/[.$N$8];[.$N$9])))" office:value-type="float" office:value="16" calcext:value-type="float">
            <text:p>16</text:p>
          </table:table-cell>
          <table:table-cell table:formula="of:=INDIRECT(ADDRESS(10;16+MOD([.A254]/([.$N$8]*[.$N$9]);[.$N$10])))" office:value-type="float" office:value="2" calcext:value-type="float">
            <text:p>2</text:p>
          </table:table-cell>
          <table:table-cell table:formula="of:=INDIRECT(ADDRESS(11;16+MOD([.A254]/([.$N$8]*[.$N$9]*[.$N$10]);[.$N$11])))" office:value-type="float" office:value="8" calcext:value-type="float">
            <text:p>8</text:p>
          </table:table-cell>
          <table:table-cell table:formula="of:=[.E254]*[.C254]*[.$R$3]/[.B254]/[.D254]" office:value-type="float" office:value="5898240" calcext:value-type="float">
            <text:p>5898240</text:p>
          </table:table-cell>
          <table:table-cell table:style-name="ce7" table:formula="of:=IF(AND([.$Q$18]&lt;[.F254];[.F254]&lt;[.$Q$19]))" office:value-type="boolean" office:boolean-value="true" calcext:value-type="boolean">
            <text:p>TRUE</text:p>
          </table:table-cell>
          <table:table-cell table:style-name="ce9" table:formula="of:=IF(OR(AND([.D254]=[.$P$27];[.$R$25]&lt;[.F254];[.F254]&lt;[.$R$26]); AND([.D254]=[.$Q$27];[.$Q$25]&lt;[.F254];[.F254]&lt;[.$Q$26]);AND([.D254]=[.$R$27];[.$P$25]&lt;[.F254];[.F25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INDIRECT(ADDRESS(8;16+MOD([.A255];[.$N$8])))" office:value-type="float" office:value="2" calcext:value-type="float">
            <text:p>2</text:p>
          </table:table-cell>
          <table:table-cell table:formula="of:=INDIRECT(ADDRESS(9;16+MOD([.A255]/[.$N$8];[.$N$9])))" office:value-type="float" office:value="16" calcext:value-type="float">
            <text:p>16</text:p>
          </table:table-cell>
          <table:table-cell table:formula="of:=INDIRECT(ADDRESS(10;16+MOD([.A255]/([.$N$8]*[.$N$9]);[.$N$10])))" office:value-type="float" office:value="2" calcext:value-type="float">
            <text:p>2</text:p>
          </table:table-cell>
          <table:table-cell table:formula="of:=INDIRECT(ADDRESS(11;16+MOD([.A255]/([.$N$8]*[.$N$9]*[.$N$10]);[.$N$11])))" office:value-type="float" office:value="8" calcext:value-type="float">
            <text:p>8</text:p>
          </table:table-cell>
          <table:table-cell table:formula="of:=[.E255]*[.C255]*[.$R$3]/[.B255]/[.D255]" office:value-type="float" office:value="2949120" calcext:value-type="float">
            <text:p>2949120</text:p>
          </table:table-cell>
          <table:table-cell table:style-name="ce7" table:formula="of:=IF(AND([.$Q$18]&lt;[.F255];[.F255]&lt;[.$Q$19]))" office:value-type="boolean" office:boolean-value="true" calcext:value-type="boolean">
            <text:p>TRUE</text:p>
          </table:table-cell>
          <table:table-cell table:style-name="ce9" table:formula="of:=IF(OR(AND([.D255]=[.$P$27];[.$R$25]&lt;[.F255];[.F255]&lt;[.$R$26]); AND([.D255]=[.$Q$27];[.$Q$25]&lt;[.F255];[.F255]&lt;[.$Q$26]);AND([.D255]=[.$R$27];[.$P$25]&lt;[.F255];[.F25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INDIRECT(ADDRESS(8;16+MOD([.A256];[.$N$8])))" office:value-type="float" office:value="3" calcext:value-type="float">
            <text:p>3</text:p>
          </table:table-cell>
          <table:table-cell table:formula="of:=INDIRECT(ADDRESS(9;16+MOD([.A256]/[.$N$8];[.$N$9])))" office:value-type="float" office:value="16" calcext:value-type="float">
            <text:p>16</text:p>
          </table:table-cell>
          <table:table-cell table:formula="of:=INDIRECT(ADDRESS(10;16+MOD([.A256]/([.$N$8]*[.$N$9]);[.$N$10])))" office:value-type="float" office:value="2" calcext:value-type="float">
            <text:p>2</text:p>
          </table:table-cell>
          <table:table-cell table:formula="of:=INDIRECT(ADDRESS(11;16+MOD([.A256]/([.$N$8]*[.$N$9]*[.$N$10]);[.$N$11])))" office:value-type="float" office:value="8" calcext:value-type="float">
            <text:p>8</text:p>
          </table:table-cell>
          <table:table-cell table:formula="of:=[.E256]*[.C256]*[.$R$3]/[.B256]/[.D256]" office:value-type="float" office:value="1966080" calcext:value-type="float">
            <text:p>1966080</text:p>
          </table:table-cell>
          <table:table-cell table:style-name="ce7" table:formula="of:=IF(AND([.$Q$18]&lt;[.F256];[.F256]&lt;[.$Q$19]))" office:value-type="boolean" office:boolean-value="false" calcext:value-type="boolean">
            <text:p>FALSE</text:p>
          </table:table-cell>
          <table:table-cell table:style-name="ce9" table:formula="of:=IF(OR(AND([.D256]=[.$P$27];[.$R$25]&lt;[.F256];[.F256]&lt;[.$R$26]); AND([.D256]=[.$Q$27];[.$Q$25]&lt;[.F256];[.F256]&lt;[.$Q$26]);AND([.D256]=[.$R$27];[.$P$25]&lt;[.F256];[.F25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INDIRECT(ADDRESS(8;16+MOD([.A257];[.$N$8])))" office:value-type="float" office:value="4" calcext:value-type="float">
            <text:p>4</text:p>
          </table:table-cell>
          <table:table-cell table:formula="of:=INDIRECT(ADDRESS(9;16+MOD([.A257]/[.$N$8];[.$N$9])))" office:value-type="float" office:value="16" calcext:value-type="float">
            <text:p>16</text:p>
          </table:table-cell>
          <table:table-cell table:formula="of:=INDIRECT(ADDRESS(10;16+MOD([.A257]/([.$N$8]*[.$N$9]);[.$N$10])))" office:value-type="float" office:value="2" calcext:value-type="float">
            <text:p>2</text:p>
          </table:table-cell>
          <table:table-cell table:formula="of:=INDIRECT(ADDRESS(11;16+MOD([.A257]/([.$N$8]*[.$N$9]*[.$N$10]);[.$N$11])))" office:value-type="float" office:value="8" calcext:value-type="float">
            <text:p>8</text:p>
          </table:table-cell>
          <table:table-cell table:formula="of:=[.E257]*[.C257]*[.$R$3]/[.B257]/[.D257]" office:value-type="float" office:value="1474560" calcext:value-type="float">
            <text:p>1474560</text:p>
          </table:table-cell>
          <table:table-cell table:style-name="ce7" table:formula="of:=IF(AND([.$Q$18]&lt;[.F257];[.F257]&lt;[.$Q$19]))" office:value-type="boolean" office:boolean-value="false" calcext:value-type="boolean">
            <text:p>FALSE</text:p>
          </table:table-cell>
          <table:table-cell table:style-name="ce9" table:formula="of:=IF(OR(AND([.D257]=[.$P$27];[.$R$25]&lt;[.F257];[.F257]&lt;[.$R$26]); AND([.D257]=[.$Q$27];[.$Q$25]&lt;[.F257];[.F257]&lt;[.$Q$26]);AND([.D257]=[.$R$27];[.$P$25]&lt;[.F257];[.F25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formula="of:=INDIRECT(ADDRESS(8;16+MOD([.A258];[.$N$8])))" office:value-type="float" office:value="1" calcext:value-type="float">
            <text:p>1</text:p>
          </table:table-cell>
          <table:table-cell table:formula="of:=INDIRECT(ADDRESS(9;16+MOD([.A258]/[.$N$8];[.$N$9])))" office:value-type="float" office:value="17" calcext:value-type="float">
            <text:p>17</text:p>
          </table:table-cell>
          <table:table-cell table:formula="of:=INDIRECT(ADDRESS(10;16+MOD([.A258]/([.$N$8]*[.$N$9]);[.$N$10])))" office:value-type="float" office:value="2" calcext:value-type="float">
            <text:p>2</text:p>
          </table:table-cell>
          <table:table-cell table:formula="of:=INDIRECT(ADDRESS(11;16+MOD([.A258]/([.$N$8]*[.$N$9]*[.$N$10]);[.$N$11])))" office:value-type="float" office:value="8" calcext:value-type="float">
            <text:p>8</text:p>
          </table:table-cell>
          <table:table-cell table:formula="of:=[.E258]*[.C258]*[.$R$3]/[.B258]/[.D258]" office:value-type="float" office:value="6266880" calcext:value-type="float">
            <text:p>6266880</text:p>
          </table:table-cell>
          <table:table-cell table:style-name="ce7" table:formula="of:=IF(AND([.$Q$18]&lt;[.F258];[.F258]&lt;[.$Q$19]))" office:value-type="boolean" office:boolean-value="true" calcext:value-type="boolean">
            <text:p>TRUE</text:p>
          </table:table-cell>
          <table:table-cell table:style-name="ce9" table:formula="of:=IF(OR(AND([.D258]=[.$P$27];[.$R$25]&lt;[.F258];[.F258]&lt;[.$R$26]); AND([.D258]=[.$Q$27];[.$Q$25]&lt;[.F258];[.F258]&lt;[.$Q$26]);AND([.D258]=[.$R$27];[.$P$25]&lt;[.F258];[.F25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formula="of:=INDIRECT(ADDRESS(8;16+MOD([.A259];[.$N$8])))" office:value-type="float" office:value="2" calcext:value-type="float">
            <text:p>2</text:p>
          </table:table-cell>
          <table:table-cell table:formula="of:=INDIRECT(ADDRESS(9;16+MOD([.A259]/[.$N$8];[.$N$9])))" office:value-type="float" office:value="17" calcext:value-type="float">
            <text:p>17</text:p>
          </table:table-cell>
          <table:table-cell table:formula="of:=INDIRECT(ADDRESS(10;16+MOD([.A259]/([.$N$8]*[.$N$9]);[.$N$10])))" office:value-type="float" office:value="2" calcext:value-type="float">
            <text:p>2</text:p>
          </table:table-cell>
          <table:table-cell table:formula="of:=INDIRECT(ADDRESS(11;16+MOD([.A259]/([.$N$8]*[.$N$9]*[.$N$10]);[.$N$11])))" office:value-type="float" office:value="8" calcext:value-type="float">
            <text:p>8</text:p>
          </table:table-cell>
          <table:table-cell table:formula="of:=[.E259]*[.C259]*[.$R$3]/[.B259]/[.D259]" office:value-type="float" office:value="3133440" calcext:value-type="float">
            <text:p>3133440</text:p>
          </table:table-cell>
          <table:table-cell table:style-name="ce7" table:formula="of:=IF(AND([.$Q$18]&lt;[.F259];[.F259]&lt;[.$Q$19]))" office:value-type="boolean" office:boolean-value="true" calcext:value-type="boolean">
            <text:p>TRUE</text:p>
          </table:table-cell>
          <table:table-cell table:style-name="ce9" table:formula="of:=IF(OR(AND([.D259]=[.$P$27];[.$R$25]&lt;[.F259];[.F259]&lt;[.$R$26]); AND([.D259]=[.$Q$27];[.$Q$25]&lt;[.F259];[.F259]&lt;[.$Q$26]);AND([.D259]=[.$R$27];[.$P$25]&lt;[.F259];[.F25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formula="of:=INDIRECT(ADDRESS(8;16+MOD([.A260];[.$N$8])))" office:value-type="float" office:value="3" calcext:value-type="float">
            <text:p>3</text:p>
          </table:table-cell>
          <table:table-cell table:formula="of:=INDIRECT(ADDRESS(9;16+MOD([.A260]/[.$N$8];[.$N$9])))" office:value-type="float" office:value="17" calcext:value-type="float">
            <text:p>17</text:p>
          </table:table-cell>
          <table:table-cell table:formula="of:=INDIRECT(ADDRESS(10;16+MOD([.A260]/([.$N$8]*[.$N$9]);[.$N$10])))" office:value-type="float" office:value="2" calcext:value-type="float">
            <text:p>2</text:p>
          </table:table-cell>
          <table:table-cell table:formula="of:=INDIRECT(ADDRESS(11;16+MOD([.A260]/([.$N$8]*[.$N$9]*[.$N$10]);[.$N$11])))" office:value-type="float" office:value="8" calcext:value-type="float">
            <text:p>8</text:p>
          </table:table-cell>
          <table:table-cell table:formula="of:=[.E260]*[.C260]*[.$R$3]/[.B260]/[.D260]" office:value-type="float" office:value="2088960" calcext:value-type="float">
            <text:p>2088960</text:p>
          </table:table-cell>
          <table:table-cell table:style-name="ce7" table:formula="of:=IF(AND([.$Q$18]&lt;[.F260];[.F260]&lt;[.$Q$19]))" office:value-type="boolean" office:boolean-value="false" calcext:value-type="boolean">
            <text:p>FALSE</text:p>
          </table:table-cell>
          <table:table-cell table:style-name="ce9" table:formula="of:=IF(OR(AND([.D260]=[.$P$27];[.$R$25]&lt;[.F260];[.F260]&lt;[.$R$26]); AND([.D260]=[.$Q$27];[.$Q$25]&lt;[.F260];[.F260]&lt;[.$Q$26]);AND([.D260]=[.$R$27];[.$P$25]&lt;[.F260];[.F26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formula="of:=INDIRECT(ADDRESS(8;16+MOD([.A261];[.$N$8])))" office:value-type="float" office:value="4" calcext:value-type="float">
            <text:p>4</text:p>
          </table:table-cell>
          <table:table-cell table:formula="of:=INDIRECT(ADDRESS(9;16+MOD([.A261]/[.$N$8];[.$N$9])))" office:value-type="float" office:value="17" calcext:value-type="float">
            <text:p>17</text:p>
          </table:table-cell>
          <table:table-cell table:formula="of:=INDIRECT(ADDRESS(10;16+MOD([.A261]/([.$N$8]*[.$N$9]);[.$N$10])))" office:value-type="float" office:value="2" calcext:value-type="float">
            <text:p>2</text:p>
          </table:table-cell>
          <table:table-cell table:formula="of:=INDIRECT(ADDRESS(11;16+MOD([.A261]/([.$N$8]*[.$N$9]*[.$N$10]);[.$N$11])))" office:value-type="float" office:value="8" calcext:value-type="float">
            <text:p>8</text:p>
          </table:table-cell>
          <table:table-cell table:formula="of:=[.E261]*[.C261]*[.$R$3]/[.B261]/[.D261]" office:value-type="float" office:value="1566720" calcext:value-type="float">
            <text:p>1566720</text:p>
          </table:table-cell>
          <table:table-cell table:style-name="ce7" table:formula="of:=IF(AND([.$Q$18]&lt;[.F261];[.F261]&lt;[.$Q$19]))" office:value-type="boolean" office:boolean-value="false" calcext:value-type="boolean">
            <text:p>FALSE</text:p>
          </table:table-cell>
          <table:table-cell table:style-name="ce9" table:formula="of:=IF(OR(AND([.D261]=[.$P$27];[.$R$25]&lt;[.F261];[.F261]&lt;[.$R$26]); AND([.D261]=[.$Q$27];[.$Q$25]&lt;[.F261];[.F261]&lt;[.$Q$26]);AND([.D261]=[.$R$27];[.$P$25]&lt;[.F261];[.F26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formula="of:=INDIRECT(ADDRESS(8;16+MOD([.A262];[.$N$8])))" office:value-type="float" office:value="1" calcext:value-type="float">
            <text:p>1</text:p>
          </table:table-cell>
          <table:table-cell table:formula="of:=INDIRECT(ADDRESS(9;16+MOD([.A262]/[.$N$8];[.$N$9])))" office:value-type="float" office:value="18" calcext:value-type="float">
            <text:p>18</text:p>
          </table:table-cell>
          <table:table-cell table:formula="of:=INDIRECT(ADDRESS(10;16+MOD([.A262]/([.$N$8]*[.$N$9]);[.$N$10])))" office:value-type="float" office:value="2" calcext:value-type="float">
            <text:p>2</text:p>
          </table:table-cell>
          <table:table-cell table:formula="of:=INDIRECT(ADDRESS(11;16+MOD([.A262]/([.$N$8]*[.$N$9]*[.$N$10]);[.$N$11])))" office:value-type="float" office:value="8" calcext:value-type="float">
            <text:p>8</text:p>
          </table:table-cell>
          <table:table-cell table:formula="of:=[.E262]*[.C262]*[.$R$3]/[.B262]/[.D262]" office:value-type="float" office:value="6635520" calcext:value-type="float">
            <text:p>6635520</text:p>
          </table:table-cell>
          <table:table-cell table:style-name="ce7" table:formula="of:=IF(AND([.$Q$18]&lt;[.F262];[.F262]&lt;[.$Q$19]))" office:value-type="boolean" office:boolean-value="true" calcext:value-type="boolean">
            <text:p>TRUE</text:p>
          </table:table-cell>
          <table:table-cell table:style-name="ce9" table:formula="of:=IF(OR(AND([.D262]=[.$P$27];[.$R$25]&lt;[.F262];[.F262]&lt;[.$R$26]); AND([.D262]=[.$Q$27];[.$Q$25]&lt;[.F262];[.F262]&lt;[.$Q$26]);AND([.D262]=[.$R$27];[.$P$25]&lt;[.F262];[.F26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formula="of:=INDIRECT(ADDRESS(8;16+MOD([.A263];[.$N$8])))" office:value-type="float" office:value="2" calcext:value-type="float">
            <text:p>2</text:p>
          </table:table-cell>
          <table:table-cell table:formula="of:=INDIRECT(ADDRESS(9;16+MOD([.A263]/[.$N$8];[.$N$9])))" office:value-type="float" office:value="18" calcext:value-type="float">
            <text:p>18</text:p>
          </table:table-cell>
          <table:table-cell table:formula="of:=INDIRECT(ADDRESS(10;16+MOD([.A263]/([.$N$8]*[.$N$9]);[.$N$10])))" office:value-type="float" office:value="2" calcext:value-type="float">
            <text:p>2</text:p>
          </table:table-cell>
          <table:table-cell table:formula="of:=INDIRECT(ADDRESS(11;16+MOD([.A263]/([.$N$8]*[.$N$9]*[.$N$10]);[.$N$11])))" office:value-type="float" office:value="8" calcext:value-type="float">
            <text:p>8</text:p>
          </table:table-cell>
          <table:table-cell table:formula="of:=[.E263]*[.C263]*[.$R$3]/[.B263]/[.D263]" office:value-type="float" office:value="3317760" calcext:value-type="float">
            <text:p>3317760</text:p>
          </table:table-cell>
          <table:table-cell table:style-name="ce7" table:formula="of:=IF(AND([.$Q$18]&lt;[.F263];[.F263]&lt;[.$Q$19]))" office:value-type="boolean" office:boolean-value="true" calcext:value-type="boolean">
            <text:p>TRUE</text:p>
          </table:table-cell>
          <table:table-cell table:style-name="ce9" table:formula="of:=IF(OR(AND([.D263]=[.$P$27];[.$R$25]&lt;[.F263];[.F263]&lt;[.$R$26]); AND([.D263]=[.$Q$27];[.$Q$25]&lt;[.F263];[.F263]&lt;[.$Q$26]);AND([.D263]=[.$R$27];[.$P$25]&lt;[.F263];[.F26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formula="of:=INDIRECT(ADDRESS(8;16+MOD([.A264];[.$N$8])))" office:value-type="float" office:value="3" calcext:value-type="float">
            <text:p>3</text:p>
          </table:table-cell>
          <table:table-cell table:formula="of:=INDIRECT(ADDRESS(9;16+MOD([.A264]/[.$N$8];[.$N$9])))" office:value-type="float" office:value="18" calcext:value-type="float">
            <text:p>18</text:p>
          </table:table-cell>
          <table:table-cell table:formula="of:=INDIRECT(ADDRESS(10;16+MOD([.A264]/([.$N$8]*[.$N$9]);[.$N$10])))" office:value-type="float" office:value="2" calcext:value-type="float">
            <text:p>2</text:p>
          </table:table-cell>
          <table:table-cell table:formula="of:=INDIRECT(ADDRESS(11;16+MOD([.A264]/([.$N$8]*[.$N$9]*[.$N$10]);[.$N$11])))" office:value-type="float" office:value="8" calcext:value-type="float">
            <text:p>8</text:p>
          </table:table-cell>
          <table:table-cell table:formula="of:=[.E264]*[.C264]*[.$R$3]/[.B264]/[.D264]" office:value-type="float" office:value="2211840" calcext:value-type="float">
            <text:p>2211840</text:p>
          </table:table-cell>
          <table:table-cell table:style-name="ce7" table:formula="of:=IF(AND([.$Q$18]&lt;[.F264];[.F264]&lt;[.$Q$19]))" office:value-type="boolean" office:boolean-value="false" calcext:value-type="boolean">
            <text:p>FALSE</text:p>
          </table:table-cell>
          <table:table-cell table:style-name="ce9" table:formula="of:=IF(OR(AND([.D264]=[.$P$27];[.$R$25]&lt;[.F264];[.F264]&lt;[.$R$26]); AND([.D264]=[.$Q$27];[.$Q$25]&lt;[.F264];[.F264]&lt;[.$Q$26]);AND([.D264]=[.$R$27];[.$P$25]&lt;[.F264];[.F26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formula="of:=INDIRECT(ADDRESS(8;16+MOD([.A265];[.$N$8])))" office:value-type="float" office:value="4" calcext:value-type="float">
            <text:p>4</text:p>
          </table:table-cell>
          <table:table-cell table:formula="of:=INDIRECT(ADDRESS(9;16+MOD([.A265]/[.$N$8];[.$N$9])))" office:value-type="float" office:value="18" calcext:value-type="float">
            <text:p>18</text:p>
          </table:table-cell>
          <table:table-cell table:formula="of:=INDIRECT(ADDRESS(10;16+MOD([.A265]/([.$N$8]*[.$N$9]);[.$N$10])))" office:value-type="float" office:value="2" calcext:value-type="float">
            <text:p>2</text:p>
          </table:table-cell>
          <table:table-cell table:formula="of:=INDIRECT(ADDRESS(11;16+MOD([.A265]/([.$N$8]*[.$N$9]*[.$N$10]);[.$N$11])))" office:value-type="float" office:value="8" calcext:value-type="float">
            <text:p>8</text:p>
          </table:table-cell>
          <table:table-cell table:formula="of:=[.E265]*[.C265]*[.$R$3]/[.B265]/[.D265]" office:value-type="float" office:value="1658880" calcext:value-type="float">
            <text:p>1658880</text:p>
          </table:table-cell>
          <table:table-cell table:style-name="ce7" table:formula="of:=IF(AND([.$Q$18]&lt;[.F265];[.F265]&lt;[.$Q$19]))" office:value-type="boolean" office:boolean-value="false" calcext:value-type="boolean">
            <text:p>FALSE</text:p>
          </table:table-cell>
          <table:table-cell table:style-name="ce9" table:formula="of:=IF(OR(AND([.D265]=[.$P$27];[.$R$25]&lt;[.F265];[.F265]&lt;[.$R$26]); AND([.D265]=[.$Q$27];[.$Q$25]&lt;[.F265];[.F265]&lt;[.$Q$26]);AND([.D265]=[.$R$27];[.$P$25]&lt;[.F265];[.F26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formula="of:=INDIRECT(ADDRESS(8;16+MOD([.A266];[.$N$8])))" office:value-type="float" office:value="1" calcext:value-type="float">
            <text:p>1</text:p>
          </table:table-cell>
          <table:table-cell table:formula="of:=INDIRECT(ADDRESS(9;16+MOD([.A266]/[.$N$8];[.$N$9])))" office:value-type="float" office:value="19" calcext:value-type="float">
            <text:p>19</text:p>
          </table:table-cell>
          <table:table-cell table:formula="of:=INDIRECT(ADDRESS(10;16+MOD([.A266]/([.$N$8]*[.$N$9]);[.$N$10])))" office:value-type="float" office:value="2" calcext:value-type="float">
            <text:p>2</text:p>
          </table:table-cell>
          <table:table-cell table:formula="of:=INDIRECT(ADDRESS(11;16+MOD([.A266]/([.$N$8]*[.$N$9]*[.$N$10]);[.$N$11])))" office:value-type="float" office:value="8" calcext:value-type="float">
            <text:p>8</text:p>
          </table:table-cell>
          <table:table-cell table:formula="of:=[.E266]*[.C266]*[.$R$3]/[.B266]/[.D266]" office:value-type="float" office:value="7004160" calcext:value-type="float">
            <text:p>7004160</text:p>
          </table:table-cell>
          <table:table-cell table:style-name="ce7" table:formula="of:=IF(AND([.$Q$18]&lt;[.F266];[.F266]&lt;[.$Q$19]))" office:value-type="boolean" office:boolean-value="true" calcext:value-type="boolean">
            <text:p>TRUE</text:p>
          </table:table-cell>
          <table:table-cell table:style-name="ce9" table:formula="of:=IF(OR(AND([.D266]=[.$P$27];[.$R$25]&lt;[.F266];[.F266]&lt;[.$R$26]); AND([.D266]=[.$Q$27];[.$Q$25]&lt;[.F266];[.F266]&lt;[.$Q$26]);AND([.D266]=[.$R$27];[.$P$25]&lt;[.F266];[.F26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formula="of:=INDIRECT(ADDRESS(8;16+MOD([.A267];[.$N$8])))" office:value-type="float" office:value="2" calcext:value-type="float">
            <text:p>2</text:p>
          </table:table-cell>
          <table:table-cell table:formula="of:=INDIRECT(ADDRESS(9;16+MOD([.A267]/[.$N$8];[.$N$9])))" office:value-type="float" office:value="19" calcext:value-type="float">
            <text:p>19</text:p>
          </table:table-cell>
          <table:table-cell table:formula="of:=INDIRECT(ADDRESS(10;16+MOD([.A267]/([.$N$8]*[.$N$9]);[.$N$10])))" office:value-type="float" office:value="2" calcext:value-type="float">
            <text:p>2</text:p>
          </table:table-cell>
          <table:table-cell table:formula="of:=INDIRECT(ADDRESS(11;16+MOD([.A267]/([.$N$8]*[.$N$9]*[.$N$10]);[.$N$11])))" office:value-type="float" office:value="8" calcext:value-type="float">
            <text:p>8</text:p>
          </table:table-cell>
          <table:table-cell table:formula="of:=[.E267]*[.C267]*[.$R$3]/[.B267]/[.D267]" office:value-type="float" office:value="3502080" calcext:value-type="float">
            <text:p>3502080</text:p>
          </table:table-cell>
          <table:table-cell table:style-name="ce7" table:formula="of:=IF(AND([.$Q$18]&lt;[.F267];[.F267]&lt;[.$Q$19]))" office:value-type="boolean" office:boolean-value="true" calcext:value-type="boolean">
            <text:p>TRUE</text:p>
          </table:table-cell>
          <table:table-cell table:style-name="ce9" table:formula="of:=IF(OR(AND([.D267]=[.$P$27];[.$R$25]&lt;[.F267];[.F267]&lt;[.$R$26]); AND([.D267]=[.$Q$27];[.$Q$25]&lt;[.F267];[.F267]&lt;[.$Q$26]);AND([.D267]=[.$R$27];[.$P$25]&lt;[.F267];[.F26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formula="of:=INDIRECT(ADDRESS(8;16+MOD([.A268];[.$N$8])))" office:value-type="float" office:value="3" calcext:value-type="float">
            <text:p>3</text:p>
          </table:table-cell>
          <table:table-cell table:formula="of:=INDIRECT(ADDRESS(9;16+MOD([.A268]/[.$N$8];[.$N$9])))" office:value-type="float" office:value="19" calcext:value-type="float">
            <text:p>19</text:p>
          </table:table-cell>
          <table:table-cell table:formula="of:=INDIRECT(ADDRESS(10;16+MOD([.A268]/([.$N$8]*[.$N$9]);[.$N$10])))" office:value-type="float" office:value="2" calcext:value-type="float">
            <text:p>2</text:p>
          </table:table-cell>
          <table:table-cell table:formula="of:=INDIRECT(ADDRESS(11;16+MOD([.A268]/([.$N$8]*[.$N$9]*[.$N$10]);[.$N$11])))" office:value-type="float" office:value="8" calcext:value-type="float">
            <text:p>8</text:p>
          </table:table-cell>
          <table:table-cell table:formula="of:=[.E268]*[.C268]*[.$R$3]/[.B268]/[.D268]" office:value-type="float" office:value="2334720" calcext:value-type="float">
            <text:p>2334720</text:p>
          </table:table-cell>
          <table:table-cell table:style-name="ce7" table:formula="of:=IF(AND([.$Q$18]&lt;[.F268];[.F268]&lt;[.$Q$19]))" office:value-type="boolean" office:boolean-value="false" calcext:value-type="boolean">
            <text:p>FALSE</text:p>
          </table:table-cell>
          <table:table-cell table:style-name="ce9" table:formula="of:=IF(OR(AND([.D268]=[.$P$27];[.$R$25]&lt;[.F268];[.F268]&lt;[.$R$26]); AND([.D268]=[.$Q$27];[.$Q$25]&lt;[.F268];[.F268]&lt;[.$Q$26]);AND([.D268]=[.$R$27];[.$P$25]&lt;[.F268];[.F26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formula="of:=INDIRECT(ADDRESS(8;16+MOD([.A269];[.$N$8])))" office:value-type="float" office:value="4" calcext:value-type="float">
            <text:p>4</text:p>
          </table:table-cell>
          <table:table-cell table:formula="of:=INDIRECT(ADDRESS(9;16+MOD([.A269]/[.$N$8];[.$N$9])))" office:value-type="float" office:value="19" calcext:value-type="float">
            <text:p>19</text:p>
          </table:table-cell>
          <table:table-cell table:formula="of:=INDIRECT(ADDRESS(10;16+MOD([.A269]/([.$N$8]*[.$N$9]);[.$N$10])))" office:value-type="float" office:value="2" calcext:value-type="float">
            <text:p>2</text:p>
          </table:table-cell>
          <table:table-cell table:formula="of:=INDIRECT(ADDRESS(11;16+MOD([.A269]/([.$N$8]*[.$N$9]*[.$N$10]);[.$N$11])))" office:value-type="float" office:value="8" calcext:value-type="float">
            <text:p>8</text:p>
          </table:table-cell>
          <table:table-cell table:formula="of:=[.E269]*[.C269]*[.$R$3]/[.B269]/[.D269]" office:value-type="float" office:value="1751040" calcext:value-type="float">
            <text:p>1751040</text:p>
          </table:table-cell>
          <table:table-cell table:style-name="ce7" table:formula="of:=IF(AND([.$Q$18]&lt;[.F269];[.F269]&lt;[.$Q$19]))" office:value-type="boolean" office:boolean-value="false" calcext:value-type="boolean">
            <text:p>FALSE</text:p>
          </table:table-cell>
          <table:table-cell table:style-name="ce9" table:formula="of:=IF(OR(AND([.D269]=[.$P$27];[.$R$25]&lt;[.F269];[.F269]&lt;[.$R$26]); AND([.D269]=[.$Q$27];[.$Q$25]&lt;[.F269];[.F269]&lt;[.$Q$26]);AND([.D269]=[.$R$27];[.$P$25]&lt;[.F269];[.F26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formula="of:=INDIRECT(ADDRESS(8;16+MOD([.A270];[.$N$8])))" office:value-type="float" office:value="1" calcext:value-type="float">
            <text:p>1</text:p>
          </table:table-cell>
          <table:table-cell table:formula="of:=INDIRECT(ADDRESS(9;16+MOD([.A270]/[.$N$8];[.$N$9])))" office:value-type="float" office:value="20" calcext:value-type="float">
            <text:p>20</text:p>
          </table:table-cell>
          <table:table-cell table:formula="of:=INDIRECT(ADDRESS(10;16+MOD([.A270]/([.$N$8]*[.$N$9]);[.$N$10])))" office:value-type="float" office:value="2" calcext:value-type="float">
            <text:p>2</text:p>
          </table:table-cell>
          <table:table-cell table:formula="of:=INDIRECT(ADDRESS(11;16+MOD([.A270]/([.$N$8]*[.$N$9]*[.$N$10]);[.$N$11])))" office:value-type="float" office:value="8" calcext:value-type="float">
            <text:p>8</text:p>
          </table:table-cell>
          <table:table-cell table:formula="of:=[.E270]*[.C270]*[.$R$3]/[.B270]/[.D270]" office:value-type="float" office:value="7372800" calcext:value-type="float">
            <text:p>7372800</text:p>
          </table:table-cell>
          <table:table-cell table:style-name="ce7" table:formula="of:=IF(AND([.$Q$18]&lt;[.F270];[.F270]&lt;[.$Q$19]))" office:value-type="boolean" office:boolean-value="true" calcext:value-type="boolean">
            <text:p>TRUE</text:p>
          </table:table-cell>
          <table:table-cell table:style-name="ce9" table:formula="of:=IF(OR(AND([.D270]=[.$P$27];[.$R$25]&lt;[.F270];[.F270]&lt;[.$R$26]); AND([.D270]=[.$Q$27];[.$Q$25]&lt;[.F270];[.F270]&lt;[.$Q$26]);AND([.D270]=[.$R$27];[.$P$25]&lt;[.F270];[.F27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formula="of:=INDIRECT(ADDRESS(8;16+MOD([.A271];[.$N$8])))" office:value-type="float" office:value="2" calcext:value-type="float">
            <text:p>2</text:p>
          </table:table-cell>
          <table:table-cell table:formula="of:=INDIRECT(ADDRESS(9;16+MOD([.A271]/[.$N$8];[.$N$9])))" office:value-type="float" office:value="20" calcext:value-type="float">
            <text:p>20</text:p>
          </table:table-cell>
          <table:table-cell table:formula="of:=INDIRECT(ADDRESS(10;16+MOD([.A271]/([.$N$8]*[.$N$9]);[.$N$10])))" office:value-type="float" office:value="2" calcext:value-type="float">
            <text:p>2</text:p>
          </table:table-cell>
          <table:table-cell table:formula="of:=INDIRECT(ADDRESS(11;16+MOD([.A271]/([.$N$8]*[.$N$9]*[.$N$10]);[.$N$11])))" office:value-type="float" office:value="8" calcext:value-type="float">
            <text:p>8</text:p>
          </table:table-cell>
          <table:table-cell table:formula="of:=[.E271]*[.C271]*[.$R$3]/[.B271]/[.D271]" office:value-type="float" office:value="3686400" calcext:value-type="float">
            <text:p>3686400</text:p>
          </table:table-cell>
          <table:table-cell table:style-name="ce7" table:formula="of:=IF(AND([.$Q$18]&lt;[.F271];[.F271]&lt;[.$Q$19]))" office:value-type="boolean" office:boolean-value="true" calcext:value-type="boolean">
            <text:p>TRUE</text:p>
          </table:table-cell>
          <table:table-cell table:style-name="ce9" table:formula="of:=IF(OR(AND([.D271]=[.$P$27];[.$R$25]&lt;[.F271];[.F271]&lt;[.$R$26]); AND([.D271]=[.$Q$27];[.$Q$25]&lt;[.F271];[.F271]&lt;[.$Q$26]);AND([.D271]=[.$R$27];[.$P$25]&lt;[.F271];[.F27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formula="of:=INDIRECT(ADDRESS(8;16+MOD([.A272];[.$N$8])))" office:value-type="float" office:value="3" calcext:value-type="float">
            <text:p>3</text:p>
          </table:table-cell>
          <table:table-cell table:formula="of:=INDIRECT(ADDRESS(9;16+MOD([.A272]/[.$N$8];[.$N$9])))" office:value-type="float" office:value="20" calcext:value-type="float">
            <text:p>20</text:p>
          </table:table-cell>
          <table:table-cell table:formula="of:=INDIRECT(ADDRESS(10;16+MOD([.A272]/([.$N$8]*[.$N$9]);[.$N$10])))" office:value-type="float" office:value="2" calcext:value-type="float">
            <text:p>2</text:p>
          </table:table-cell>
          <table:table-cell table:formula="of:=INDIRECT(ADDRESS(11;16+MOD([.A272]/([.$N$8]*[.$N$9]*[.$N$10]);[.$N$11])))" office:value-type="float" office:value="8" calcext:value-type="float">
            <text:p>8</text:p>
          </table:table-cell>
          <table:table-cell table:formula="of:=[.E272]*[.C272]*[.$R$3]/[.B272]/[.D272]" office:value-type="float" office:value="2457600" calcext:value-type="float">
            <text:p>2457600</text:p>
          </table:table-cell>
          <table:table-cell table:style-name="ce7" table:formula="of:=IF(AND([.$Q$18]&lt;[.F272];[.F272]&lt;[.$Q$19]))" office:value-type="boolean" office:boolean-value="false" calcext:value-type="boolean">
            <text:p>FALSE</text:p>
          </table:table-cell>
          <table:table-cell table:style-name="ce9" table:formula="of:=IF(OR(AND([.D272]=[.$P$27];[.$R$25]&lt;[.F272];[.F272]&lt;[.$R$26]); AND([.D272]=[.$Q$27];[.$Q$25]&lt;[.F272];[.F272]&lt;[.$Q$26]);AND([.D272]=[.$R$27];[.$P$25]&lt;[.F272];[.F27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formula="of:=INDIRECT(ADDRESS(8;16+MOD([.A273];[.$N$8])))" office:value-type="float" office:value="4" calcext:value-type="float">
            <text:p>4</text:p>
          </table:table-cell>
          <table:table-cell table:formula="of:=INDIRECT(ADDRESS(9;16+MOD([.A273]/[.$N$8];[.$N$9])))" office:value-type="float" office:value="20" calcext:value-type="float">
            <text:p>20</text:p>
          </table:table-cell>
          <table:table-cell table:formula="of:=INDIRECT(ADDRESS(10;16+MOD([.A273]/([.$N$8]*[.$N$9]);[.$N$10])))" office:value-type="float" office:value="2" calcext:value-type="float">
            <text:p>2</text:p>
          </table:table-cell>
          <table:table-cell table:formula="of:=INDIRECT(ADDRESS(11;16+MOD([.A273]/([.$N$8]*[.$N$9]*[.$N$10]);[.$N$11])))" office:value-type="float" office:value="8" calcext:value-type="float">
            <text:p>8</text:p>
          </table:table-cell>
          <table:table-cell table:formula="of:=[.E273]*[.C273]*[.$R$3]/[.B273]/[.D273]" office:value-type="float" office:value="1843200" calcext:value-type="float">
            <text:p>1843200</text:p>
          </table:table-cell>
          <table:table-cell table:style-name="ce7" table:formula="of:=IF(AND([.$Q$18]&lt;[.F273];[.F273]&lt;[.$Q$19]))" office:value-type="boolean" office:boolean-value="false" calcext:value-type="boolean">
            <text:p>FALSE</text:p>
          </table:table-cell>
          <table:table-cell table:style-name="ce9" table:formula="of:=IF(OR(AND([.D273]=[.$P$27];[.$R$25]&lt;[.F273];[.F273]&lt;[.$R$26]); AND([.D273]=[.$Q$27];[.$Q$25]&lt;[.F273];[.F273]&lt;[.$Q$26]);AND([.D273]=[.$R$27];[.$P$25]&lt;[.F273];[.F27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formula="of:=INDIRECT(ADDRESS(8;16+MOD([.A274];[.$N$8])))" office:value-type="float" office:value="1" calcext:value-type="float">
            <text:p>1</text:p>
          </table:table-cell>
          <table:table-cell table:formula="of:=INDIRECT(ADDRESS(9;16+MOD([.A274]/[.$N$8];[.$N$9])))" office:value-type="float" office:value="21" calcext:value-type="float">
            <text:p>21</text:p>
          </table:table-cell>
          <table:table-cell table:formula="of:=INDIRECT(ADDRESS(10;16+MOD([.A274]/([.$N$8]*[.$N$9]);[.$N$10])))" office:value-type="float" office:value="2" calcext:value-type="float">
            <text:p>2</text:p>
          </table:table-cell>
          <table:table-cell table:formula="of:=INDIRECT(ADDRESS(11;16+MOD([.A274]/([.$N$8]*[.$N$9]*[.$N$10]);[.$N$11])))" office:value-type="float" office:value="8" calcext:value-type="float">
            <text:p>8</text:p>
          </table:table-cell>
          <table:table-cell table:formula="of:=[.E274]*[.C274]*[.$R$3]/[.B274]/[.D274]" office:value-type="float" office:value="7741440" calcext:value-type="float">
            <text:p>7741440</text:p>
          </table:table-cell>
          <table:table-cell table:style-name="ce7" table:formula="of:=IF(AND([.$Q$18]&lt;[.F274];[.F274]&lt;[.$Q$19]))" office:value-type="boolean" office:boolean-value="true" calcext:value-type="boolean">
            <text:p>TRUE</text:p>
          </table:table-cell>
          <table:table-cell table:style-name="ce9" table:formula="of:=IF(OR(AND([.D274]=[.$P$27];[.$R$25]&lt;[.F274];[.F274]&lt;[.$R$26]); AND([.D274]=[.$Q$27];[.$Q$25]&lt;[.F274];[.F274]&lt;[.$Q$26]);AND([.D274]=[.$R$27];[.$P$25]&lt;[.F274];[.F27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formula="of:=INDIRECT(ADDRESS(8;16+MOD([.A275];[.$N$8])))" office:value-type="float" office:value="2" calcext:value-type="float">
            <text:p>2</text:p>
          </table:table-cell>
          <table:table-cell table:formula="of:=INDIRECT(ADDRESS(9;16+MOD([.A275]/[.$N$8];[.$N$9])))" office:value-type="float" office:value="21" calcext:value-type="float">
            <text:p>21</text:p>
          </table:table-cell>
          <table:table-cell table:formula="of:=INDIRECT(ADDRESS(10;16+MOD([.A275]/([.$N$8]*[.$N$9]);[.$N$10])))" office:value-type="float" office:value="2" calcext:value-type="float">
            <text:p>2</text:p>
          </table:table-cell>
          <table:table-cell table:formula="of:=INDIRECT(ADDRESS(11;16+MOD([.A275]/([.$N$8]*[.$N$9]*[.$N$10]);[.$N$11])))" office:value-type="float" office:value="8" calcext:value-type="float">
            <text:p>8</text:p>
          </table:table-cell>
          <table:table-cell table:formula="of:=[.E275]*[.C275]*[.$R$3]/[.B275]/[.D275]" office:value-type="float" office:value="3870720" calcext:value-type="float">
            <text:p>3870720</text:p>
          </table:table-cell>
          <table:table-cell table:style-name="ce7" table:formula="of:=IF(AND([.$Q$18]&lt;[.F275];[.F275]&lt;[.$Q$19]))" office:value-type="boolean" office:boolean-value="true" calcext:value-type="boolean">
            <text:p>TRUE</text:p>
          </table:table-cell>
          <table:table-cell table:style-name="ce9" table:formula="of:=IF(OR(AND([.D275]=[.$P$27];[.$R$25]&lt;[.F275];[.F275]&lt;[.$R$26]); AND([.D275]=[.$Q$27];[.$Q$25]&lt;[.F275];[.F275]&lt;[.$Q$26]);AND([.D275]=[.$R$27];[.$P$25]&lt;[.F275];[.F27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formula="of:=INDIRECT(ADDRESS(8;16+MOD([.A276];[.$N$8])))" office:value-type="float" office:value="3" calcext:value-type="float">
            <text:p>3</text:p>
          </table:table-cell>
          <table:table-cell table:formula="of:=INDIRECT(ADDRESS(9;16+MOD([.A276]/[.$N$8];[.$N$9])))" office:value-type="float" office:value="21" calcext:value-type="float">
            <text:p>21</text:p>
          </table:table-cell>
          <table:table-cell table:formula="of:=INDIRECT(ADDRESS(10;16+MOD([.A276]/([.$N$8]*[.$N$9]);[.$N$10])))" office:value-type="float" office:value="2" calcext:value-type="float">
            <text:p>2</text:p>
          </table:table-cell>
          <table:table-cell table:formula="of:=INDIRECT(ADDRESS(11;16+MOD([.A276]/([.$N$8]*[.$N$9]*[.$N$10]);[.$N$11])))" office:value-type="float" office:value="8" calcext:value-type="float">
            <text:p>8</text:p>
          </table:table-cell>
          <table:table-cell table:formula="of:=[.E276]*[.C276]*[.$R$3]/[.B276]/[.D276]" office:value-type="float" office:value="2580480" calcext:value-type="float">
            <text:p>2580480</text:p>
          </table:table-cell>
          <table:table-cell table:style-name="ce7" table:formula="of:=IF(AND([.$Q$18]&lt;[.F276];[.F276]&lt;[.$Q$19]))" office:value-type="boolean" office:boolean-value="false" calcext:value-type="boolean">
            <text:p>FALSE</text:p>
          </table:table-cell>
          <table:table-cell table:style-name="ce9" table:formula="of:=IF(OR(AND([.D276]=[.$P$27];[.$R$25]&lt;[.F276];[.F276]&lt;[.$R$26]); AND([.D276]=[.$Q$27];[.$Q$25]&lt;[.F276];[.F276]&lt;[.$Q$26]);AND([.D276]=[.$R$27];[.$P$25]&lt;[.F276];[.F27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formula="of:=INDIRECT(ADDRESS(8;16+MOD([.A277];[.$N$8])))" office:value-type="float" office:value="4" calcext:value-type="float">
            <text:p>4</text:p>
          </table:table-cell>
          <table:table-cell table:formula="of:=INDIRECT(ADDRESS(9;16+MOD([.A277]/[.$N$8];[.$N$9])))" office:value-type="float" office:value="21" calcext:value-type="float">
            <text:p>21</text:p>
          </table:table-cell>
          <table:table-cell table:formula="of:=INDIRECT(ADDRESS(10;16+MOD([.A277]/([.$N$8]*[.$N$9]);[.$N$10])))" office:value-type="float" office:value="2" calcext:value-type="float">
            <text:p>2</text:p>
          </table:table-cell>
          <table:table-cell table:formula="of:=INDIRECT(ADDRESS(11;16+MOD([.A277]/([.$N$8]*[.$N$9]*[.$N$10]);[.$N$11])))" office:value-type="float" office:value="8" calcext:value-type="float">
            <text:p>8</text:p>
          </table:table-cell>
          <table:table-cell table:formula="of:=[.E277]*[.C277]*[.$R$3]/[.B277]/[.D277]" office:value-type="float" office:value="1935360" calcext:value-type="float">
            <text:p>1935360</text:p>
          </table:table-cell>
          <table:table-cell table:style-name="ce7" table:formula="of:=IF(AND([.$Q$18]&lt;[.F277];[.F277]&lt;[.$Q$19]))" office:value-type="boolean" office:boolean-value="false" calcext:value-type="boolean">
            <text:p>FALSE</text:p>
          </table:table-cell>
          <table:table-cell table:style-name="ce9" table:formula="of:=IF(OR(AND([.D277]=[.$P$27];[.$R$25]&lt;[.F277];[.F277]&lt;[.$R$26]); AND([.D277]=[.$Q$27];[.$Q$25]&lt;[.F277];[.F277]&lt;[.$Q$26]);AND([.D277]=[.$R$27];[.$P$25]&lt;[.F277];[.F27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formula="of:=INDIRECT(ADDRESS(8;16+MOD([.A278];[.$N$8])))" office:value-type="float" office:value="1" calcext:value-type="float">
            <text:p>1</text:p>
          </table:table-cell>
          <table:table-cell table:formula="of:=INDIRECT(ADDRESS(9;16+MOD([.A278]/[.$N$8];[.$N$9])))" office:value-type="float" office:value="22" calcext:value-type="float">
            <text:p>22</text:p>
          </table:table-cell>
          <table:table-cell table:formula="of:=INDIRECT(ADDRESS(10;16+MOD([.A278]/([.$N$8]*[.$N$9]);[.$N$10])))" office:value-type="float" office:value="2" calcext:value-type="float">
            <text:p>2</text:p>
          </table:table-cell>
          <table:table-cell table:formula="of:=INDIRECT(ADDRESS(11;16+MOD([.A278]/([.$N$8]*[.$N$9]*[.$N$10]);[.$N$11])))" office:value-type="float" office:value="8" calcext:value-type="float">
            <text:p>8</text:p>
          </table:table-cell>
          <table:table-cell table:formula="of:=[.E278]*[.C278]*[.$R$3]/[.B278]/[.D278]" office:value-type="float" office:value="8110080" calcext:value-type="float">
            <text:p>8110080</text:p>
          </table:table-cell>
          <table:table-cell table:style-name="ce7" table:formula="of:=IF(AND([.$Q$18]&lt;[.F278];[.F278]&lt;[.$Q$19]))" office:value-type="boolean" office:boolean-value="true" calcext:value-type="boolean">
            <text:p>TRUE</text:p>
          </table:table-cell>
          <table:table-cell table:style-name="ce9" table:formula="of:=IF(OR(AND([.D278]=[.$P$27];[.$R$25]&lt;[.F278];[.F278]&lt;[.$R$26]); AND([.D278]=[.$Q$27];[.$Q$25]&lt;[.F278];[.F278]&lt;[.$Q$26]);AND([.D278]=[.$R$27];[.$P$25]&lt;[.F278];[.F27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formula="of:=INDIRECT(ADDRESS(8;16+MOD([.A279];[.$N$8])))" office:value-type="float" office:value="2" calcext:value-type="float">
            <text:p>2</text:p>
          </table:table-cell>
          <table:table-cell table:formula="of:=INDIRECT(ADDRESS(9;16+MOD([.A279]/[.$N$8];[.$N$9])))" office:value-type="float" office:value="22" calcext:value-type="float">
            <text:p>22</text:p>
          </table:table-cell>
          <table:table-cell table:formula="of:=INDIRECT(ADDRESS(10;16+MOD([.A279]/([.$N$8]*[.$N$9]);[.$N$10])))" office:value-type="float" office:value="2" calcext:value-type="float">
            <text:p>2</text:p>
          </table:table-cell>
          <table:table-cell table:formula="of:=INDIRECT(ADDRESS(11;16+MOD([.A279]/([.$N$8]*[.$N$9]*[.$N$10]);[.$N$11])))" office:value-type="float" office:value="8" calcext:value-type="float">
            <text:p>8</text:p>
          </table:table-cell>
          <table:table-cell table:formula="of:=[.E279]*[.C279]*[.$R$3]/[.B279]/[.D279]" office:value-type="float" office:value="4055040" calcext:value-type="float">
            <text:p>4055040</text:p>
          </table:table-cell>
          <table:table-cell table:style-name="ce7" table:formula="of:=IF(AND([.$Q$18]&lt;[.F279];[.F279]&lt;[.$Q$19]))" office:value-type="boolean" office:boolean-value="true" calcext:value-type="boolean">
            <text:p>TRUE</text:p>
          </table:table-cell>
          <table:table-cell table:style-name="ce9" table:formula="of:=IF(OR(AND([.D279]=[.$P$27];[.$R$25]&lt;[.F279];[.F279]&lt;[.$R$26]); AND([.D279]=[.$Q$27];[.$Q$25]&lt;[.F279];[.F279]&lt;[.$Q$26]);AND([.D279]=[.$R$27];[.$P$25]&lt;[.F279];[.F27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formula="of:=INDIRECT(ADDRESS(8;16+MOD([.A280];[.$N$8])))" office:value-type="float" office:value="3" calcext:value-type="float">
            <text:p>3</text:p>
          </table:table-cell>
          <table:table-cell table:formula="of:=INDIRECT(ADDRESS(9;16+MOD([.A280]/[.$N$8];[.$N$9])))" office:value-type="float" office:value="22" calcext:value-type="float">
            <text:p>22</text:p>
          </table:table-cell>
          <table:table-cell table:formula="of:=INDIRECT(ADDRESS(10;16+MOD([.A280]/([.$N$8]*[.$N$9]);[.$N$10])))" office:value-type="float" office:value="2" calcext:value-type="float">
            <text:p>2</text:p>
          </table:table-cell>
          <table:table-cell table:formula="of:=INDIRECT(ADDRESS(11;16+MOD([.A280]/([.$N$8]*[.$N$9]*[.$N$10]);[.$N$11])))" office:value-type="float" office:value="8" calcext:value-type="float">
            <text:p>8</text:p>
          </table:table-cell>
          <table:table-cell table:formula="of:=[.E280]*[.C280]*[.$R$3]/[.B280]/[.D280]" office:value-type="float" office:value="2703360" calcext:value-type="float">
            <text:p>2703360</text:p>
          </table:table-cell>
          <table:table-cell table:style-name="ce7" table:formula="of:=IF(AND([.$Q$18]&lt;[.F280];[.F280]&lt;[.$Q$19]))" office:value-type="boolean" office:boolean-value="false" calcext:value-type="boolean">
            <text:p>FALSE</text:p>
          </table:table-cell>
          <table:table-cell table:style-name="ce9" table:formula="of:=IF(OR(AND([.D280]=[.$P$27];[.$R$25]&lt;[.F280];[.F280]&lt;[.$R$26]); AND([.D280]=[.$Q$27];[.$Q$25]&lt;[.F280];[.F280]&lt;[.$Q$26]);AND([.D280]=[.$R$27];[.$P$25]&lt;[.F280];[.F28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formula="of:=INDIRECT(ADDRESS(8;16+MOD([.A281];[.$N$8])))" office:value-type="float" office:value="4" calcext:value-type="float">
            <text:p>4</text:p>
          </table:table-cell>
          <table:table-cell table:formula="of:=INDIRECT(ADDRESS(9;16+MOD([.A281]/[.$N$8];[.$N$9])))" office:value-type="float" office:value="22" calcext:value-type="float">
            <text:p>22</text:p>
          </table:table-cell>
          <table:table-cell table:formula="of:=INDIRECT(ADDRESS(10;16+MOD([.A281]/([.$N$8]*[.$N$9]);[.$N$10])))" office:value-type="float" office:value="2" calcext:value-type="float">
            <text:p>2</text:p>
          </table:table-cell>
          <table:table-cell table:formula="of:=INDIRECT(ADDRESS(11;16+MOD([.A281]/([.$N$8]*[.$N$9]*[.$N$10]);[.$N$11])))" office:value-type="float" office:value="8" calcext:value-type="float">
            <text:p>8</text:p>
          </table:table-cell>
          <table:table-cell table:formula="of:=[.E281]*[.C281]*[.$R$3]/[.B281]/[.D281]" office:value-type="float" office:value="2027520" calcext:value-type="float">
            <text:p>2027520</text:p>
          </table:table-cell>
          <table:table-cell table:style-name="ce7" table:formula="of:=IF(AND([.$Q$18]&lt;[.F281];[.F281]&lt;[.$Q$19]))" office:value-type="boolean" office:boolean-value="false" calcext:value-type="boolean">
            <text:p>FALSE</text:p>
          </table:table-cell>
          <table:table-cell table:style-name="ce9" table:formula="of:=IF(OR(AND([.D281]=[.$P$27];[.$R$25]&lt;[.F281];[.F281]&lt;[.$R$26]); AND([.D281]=[.$Q$27];[.$Q$25]&lt;[.F281];[.F281]&lt;[.$Q$26]);AND([.D281]=[.$R$27];[.$P$25]&lt;[.F281];[.F28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formula="of:=INDIRECT(ADDRESS(8;16+MOD([.A282];[.$N$8])))" office:value-type="float" office:value="1" calcext:value-type="float">
            <text:p>1</text:p>
          </table:table-cell>
          <table:table-cell table:formula="of:=INDIRECT(ADDRESS(9;16+MOD([.A282]/[.$N$8];[.$N$9])))" office:value-type="float" office:value="23" calcext:value-type="float">
            <text:p>23</text:p>
          </table:table-cell>
          <table:table-cell table:formula="of:=INDIRECT(ADDRESS(10;16+MOD([.A282]/([.$N$8]*[.$N$9]);[.$N$10])))" office:value-type="float" office:value="2" calcext:value-type="float">
            <text:p>2</text:p>
          </table:table-cell>
          <table:table-cell table:formula="of:=INDIRECT(ADDRESS(11;16+MOD([.A282]/([.$N$8]*[.$N$9]*[.$N$10]);[.$N$11])))" office:value-type="float" office:value="8" calcext:value-type="float">
            <text:p>8</text:p>
          </table:table-cell>
          <table:table-cell table:formula="of:=[.E282]*[.C282]*[.$R$3]/[.B282]/[.D282]" office:value-type="float" office:value="8478720" calcext:value-type="float">
            <text:p>8478720</text:p>
          </table:table-cell>
          <table:table-cell table:style-name="ce7" table:formula="of:=IF(AND([.$Q$18]&lt;[.F282];[.F282]&lt;[.$Q$19]))" office:value-type="boolean" office:boolean-value="true" calcext:value-type="boolean">
            <text:p>TRUE</text:p>
          </table:table-cell>
          <table:table-cell table:style-name="ce9" table:formula="of:=IF(OR(AND([.D282]=[.$P$27];[.$R$25]&lt;[.F282];[.F282]&lt;[.$R$26]); AND([.D282]=[.$Q$27];[.$Q$25]&lt;[.F282];[.F282]&lt;[.$Q$26]);AND([.D282]=[.$R$27];[.$P$25]&lt;[.F282];[.F28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formula="of:=INDIRECT(ADDRESS(8;16+MOD([.A283];[.$N$8])))" office:value-type="float" office:value="2" calcext:value-type="float">
            <text:p>2</text:p>
          </table:table-cell>
          <table:table-cell table:formula="of:=INDIRECT(ADDRESS(9;16+MOD([.A283]/[.$N$8];[.$N$9])))" office:value-type="float" office:value="23" calcext:value-type="float">
            <text:p>23</text:p>
          </table:table-cell>
          <table:table-cell table:formula="of:=INDIRECT(ADDRESS(10;16+MOD([.A283]/([.$N$8]*[.$N$9]);[.$N$10])))" office:value-type="float" office:value="2" calcext:value-type="float">
            <text:p>2</text:p>
          </table:table-cell>
          <table:table-cell table:formula="of:=INDIRECT(ADDRESS(11;16+MOD([.A283]/([.$N$8]*[.$N$9]*[.$N$10]);[.$N$11])))" office:value-type="float" office:value="8" calcext:value-type="float">
            <text:p>8</text:p>
          </table:table-cell>
          <table:table-cell table:formula="of:=[.E283]*[.C283]*[.$R$3]/[.B283]/[.D283]" office:value-type="float" office:value="4239360" calcext:value-type="float">
            <text:p>4239360</text:p>
          </table:table-cell>
          <table:table-cell table:style-name="ce7" table:formula="of:=IF(AND([.$Q$18]&lt;[.F283];[.F283]&lt;[.$Q$19]))" office:value-type="boolean" office:boolean-value="true" calcext:value-type="boolean">
            <text:p>TRUE</text:p>
          </table:table-cell>
          <table:table-cell table:style-name="ce9" table:formula="of:=IF(OR(AND([.D283]=[.$P$27];[.$R$25]&lt;[.F283];[.F283]&lt;[.$R$26]); AND([.D283]=[.$Q$27];[.$Q$25]&lt;[.F283];[.F283]&lt;[.$Q$26]);AND([.D283]=[.$R$27];[.$P$25]&lt;[.F283];[.F28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formula="of:=INDIRECT(ADDRESS(8;16+MOD([.A284];[.$N$8])))" office:value-type="float" office:value="3" calcext:value-type="float">
            <text:p>3</text:p>
          </table:table-cell>
          <table:table-cell table:formula="of:=INDIRECT(ADDRESS(9;16+MOD([.A284]/[.$N$8];[.$N$9])))" office:value-type="float" office:value="23" calcext:value-type="float">
            <text:p>23</text:p>
          </table:table-cell>
          <table:table-cell table:formula="of:=INDIRECT(ADDRESS(10;16+MOD([.A284]/([.$N$8]*[.$N$9]);[.$N$10])))" office:value-type="float" office:value="2" calcext:value-type="float">
            <text:p>2</text:p>
          </table:table-cell>
          <table:table-cell table:formula="of:=INDIRECT(ADDRESS(11;16+MOD([.A284]/([.$N$8]*[.$N$9]*[.$N$10]);[.$N$11])))" office:value-type="float" office:value="8" calcext:value-type="float">
            <text:p>8</text:p>
          </table:table-cell>
          <table:table-cell table:formula="of:=[.E284]*[.C284]*[.$R$3]/[.B284]/[.D284]" office:value-type="float" office:value="2826240" calcext:value-type="float">
            <text:p>2826240</text:p>
          </table:table-cell>
          <table:table-cell table:style-name="ce7" table:formula="of:=IF(AND([.$Q$18]&lt;[.F284];[.F284]&lt;[.$Q$19]))" office:value-type="boolean" office:boolean-value="false" calcext:value-type="boolean">
            <text:p>FALSE</text:p>
          </table:table-cell>
          <table:table-cell table:style-name="ce9" table:formula="of:=IF(OR(AND([.D284]=[.$P$27];[.$R$25]&lt;[.F284];[.F284]&lt;[.$R$26]); AND([.D284]=[.$Q$27];[.$Q$25]&lt;[.F284];[.F284]&lt;[.$Q$26]);AND([.D284]=[.$R$27];[.$P$25]&lt;[.F284];[.F28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formula="of:=INDIRECT(ADDRESS(8;16+MOD([.A285];[.$N$8])))" office:value-type="float" office:value="4" calcext:value-type="float">
            <text:p>4</text:p>
          </table:table-cell>
          <table:table-cell table:formula="of:=INDIRECT(ADDRESS(9;16+MOD([.A285]/[.$N$8];[.$N$9])))" office:value-type="float" office:value="23" calcext:value-type="float">
            <text:p>23</text:p>
          </table:table-cell>
          <table:table-cell table:formula="of:=INDIRECT(ADDRESS(10;16+MOD([.A285]/([.$N$8]*[.$N$9]);[.$N$10])))" office:value-type="float" office:value="2" calcext:value-type="float">
            <text:p>2</text:p>
          </table:table-cell>
          <table:table-cell table:formula="of:=INDIRECT(ADDRESS(11;16+MOD([.A285]/([.$N$8]*[.$N$9]*[.$N$10]);[.$N$11])))" office:value-type="float" office:value="8" calcext:value-type="float">
            <text:p>8</text:p>
          </table:table-cell>
          <table:table-cell table:formula="of:=[.E285]*[.C285]*[.$R$3]/[.B285]/[.D285]" office:value-type="float" office:value="2119680" calcext:value-type="float">
            <text:p>2119680</text:p>
          </table:table-cell>
          <table:table-cell table:style-name="ce7" table:formula="of:=IF(AND([.$Q$18]&lt;[.F285];[.F285]&lt;[.$Q$19]))" office:value-type="boolean" office:boolean-value="false" calcext:value-type="boolean">
            <text:p>FALSE</text:p>
          </table:table-cell>
          <table:table-cell table:style-name="ce9" table:formula="of:=IF(OR(AND([.D285]=[.$P$27];[.$R$25]&lt;[.F285];[.F285]&lt;[.$R$26]); AND([.D285]=[.$Q$27];[.$Q$25]&lt;[.F285];[.F285]&lt;[.$Q$26]);AND([.D285]=[.$R$27];[.$P$25]&lt;[.F285];[.F28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formula="of:=INDIRECT(ADDRESS(8;16+MOD([.A286];[.$N$8])))" office:value-type="float" office:value="1" calcext:value-type="float">
            <text:p>1</text:p>
          </table:table-cell>
          <table:table-cell table:formula="of:=INDIRECT(ADDRESS(9;16+MOD([.A286]/[.$N$8];[.$N$9])))" office:value-type="float" office:value="24" calcext:value-type="float">
            <text:p>24</text:p>
          </table:table-cell>
          <table:table-cell table:formula="of:=INDIRECT(ADDRESS(10;16+MOD([.A286]/([.$N$8]*[.$N$9]);[.$N$10])))" office:value-type="float" office:value="2" calcext:value-type="float">
            <text:p>2</text:p>
          </table:table-cell>
          <table:table-cell table:formula="of:=INDIRECT(ADDRESS(11;16+MOD([.A286]/([.$N$8]*[.$N$9]*[.$N$10]);[.$N$11])))" office:value-type="float" office:value="8" calcext:value-type="float">
            <text:p>8</text:p>
          </table:table-cell>
          <table:table-cell table:formula="of:=[.E286]*[.C286]*[.$R$3]/[.B286]/[.D286]" office:value-type="float" office:value="8847360" calcext:value-type="float">
            <text:p>8847360</text:p>
          </table:table-cell>
          <table:table-cell table:style-name="ce7" table:formula="of:=IF(AND([.$Q$18]&lt;[.F286];[.F286]&lt;[.$Q$19]))" office:value-type="boolean" office:boolean-value="true" calcext:value-type="boolean">
            <text:p>TRUE</text:p>
          </table:table-cell>
          <table:table-cell table:style-name="ce9" table:formula="of:=IF(OR(AND([.D286]=[.$P$27];[.$R$25]&lt;[.F286];[.F286]&lt;[.$R$26]); AND([.D286]=[.$Q$27];[.$Q$25]&lt;[.F286];[.F286]&lt;[.$Q$26]);AND([.D286]=[.$R$27];[.$P$25]&lt;[.F286];[.F28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formula="of:=INDIRECT(ADDRESS(8;16+MOD([.A287];[.$N$8])))" office:value-type="float" office:value="2" calcext:value-type="float">
            <text:p>2</text:p>
          </table:table-cell>
          <table:table-cell table:formula="of:=INDIRECT(ADDRESS(9;16+MOD([.A287]/[.$N$8];[.$N$9])))" office:value-type="float" office:value="24" calcext:value-type="float">
            <text:p>24</text:p>
          </table:table-cell>
          <table:table-cell table:formula="of:=INDIRECT(ADDRESS(10;16+MOD([.A287]/([.$N$8]*[.$N$9]);[.$N$10])))" office:value-type="float" office:value="2" calcext:value-type="float">
            <text:p>2</text:p>
          </table:table-cell>
          <table:table-cell table:formula="of:=INDIRECT(ADDRESS(11;16+MOD([.A287]/([.$N$8]*[.$N$9]*[.$N$10]);[.$N$11])))" office:value-type="float" office:value="8" calcext:value-type="float">
            <text:p>8</text:p>
          </table:table-cell>
          <table:table-cell table:formula="of:=[.E287]*[.C287]*[.$R$3]/[.B287]/[.D287]" office:value-type="float" office:value="4423680" calcext:value-type="float">
            <text:p>4423680</text:p>
          </table:table-cell>
          <table:table-cell table:style-name="ce7" table:formula="of:=IF(AND([.$Q$18]&lt;[.F287];[.F287]&lt;[.$Q$19]))" office:value-type="boolean" office:boolean-value="true" calcext:value-type="boolean">
            <text:p>TRUE</text:p>
          </table:table-cell>
          <table:table-cell table:style-name="ce9" table:formula="of:=IF(OR(AND([.D287]=[.$P$27];[.$R$25]&lt;[.F287];[.F287]&lt;[.$R$26]); AND([.D287]=[.$Q$27];[.$Q$25]&lt;[.F287];[.F287]&lt;[.$Q$26]);AND([.D287]=[.$R$27];[.$P$25]&lt;[.F287];[.F287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formula="of:=INDIRECT(ADDRESS(8;16+MOD([.A288];[.$N$8])))" office:value-type="float" office:value="3" calcext:value-type="float">
            <text:p>3</text:p>
          </table:table-cell>
          <table:table-cell table:formula="of:=INDIRECT(ADDRESS(9;16+MOD([.A288]/[.$N$8];[.$N$9])))" office:value-type="float" office:value="24" calcext:value-type="float">
            <text:p>24</text:p>
          </table:table-cell>
          <table:table-cell table:formula="of:=INDIRECT(ADDRESS(10;16+MOD([.A288]/([.$N$8]*[.$N$9]);[.$N$10])))" office:value-type="float" office:value="2" calcext:value-type="float">
            <text:p>2</text:p>
          </table:table-cell>
          <table:table-cell table:formula="of:=INDIRECT(ADDRESS(11;16+MOD([.A288]/([.$N$8]*[.$N$9]*[.$N$10]);[.$N$11])))" office:value-type="float" office:value="8" calcext:value-type="float">
            <text:p>8</text:p>
          </table:table-cell>
          <table:table-cell table:formula="of:=[.E288]*[.C288]*[.$R$3]/[.B288]/[.D288]" office:value-type="float" office:value="2949120" calcext:value-type="float">
            <text:p>2949120</text:p>
          </table:table-cell>
          <table:table-cell table:style-name="ce7" table:formula="of:=IF(AND([.$Q$18]&lt;[.F288];[.F288]&lt;[.$Q$19]))" office:value-type="boolean" office:boolean-value="true" calcext:value-type="boolean">
            <text:p>TRUE</text:p>
          </table:table-cell>
          <table:table-cell table:style-name="ce9" table:formula="of:=IF(OR(AND([.D288]=[.$P$27];[.$R$25]&lt;[.F288];[.F288]&lt;[.$R$26]); AND([.D288]=[.$Q$27];[.$Q$25]&lt;[.F288];[.F288]&lt;[.$Q$26]);AND([.D288]=[.$R$27];[.$P$25]&lt;[.F288];[.F28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formula="of:=INDIRECT(ADDRESS(8;16+MOD([.A289];[.$N$8])))" office:value-type="float" office:value="4" calcext:value-type="float">
            <text:p>4</text:p>
          </table:table-cell>
          <table:table-cell table:formula="of:=INDIRECT(ADDRESS(9;16+MOD([.A289]/[.$N$8];[.$N$9])))" office:value-type="float" office:value="24" calcext:value-type="float">
            <text:p>24</text:p>
          </table:table-cell>
          <table:table-cell table:formula="of:=INDIRECT(ADDRESS(10;16+MOD([.A289]/([.$N$8]*[.$N$9]);[.$N$10])))" office:value-type="float" office:value="2" calcext:value-type="float">
            <text:p>2</text:p>
          </table:table-cell>
          <table:table-cell table:formula="of:=INDIRECT(ADDRESS(11;16+MOD([.A289]/([.$N$8]*[.$N$9]*[.$N$10]);[.$N$11])))" office:value-type="float" office:value="8" calcext:value-type="float">
            <text:p>8</text:p>
          </table:table-cell>
          <table:table-cell table:formula="of:=[.E289]*[.C289]*[.$R$3]/[.B289]/[.D289]" office:value-type="float" office:value="2211840" calcext:value-type="float">
            <text:p>2211840</text:p>
          </table:table-cell>
          <table:table-cell table:style-name="ce7" table:formula="of:=IF(AND([.$Q$18]&lt;[.F289];[.F289]&lt;[.$Q$19]))" office:value-type="boolean" office:boolean-value="false" calcext:value-type="boolean">
            <text:p>FALSE</text:p>
          </table:table-cell>
          <table:table-cell table:style-name="ce9" table:formula="of:=IF(OR(AND([.D289]=[.$P$27];[.$R$25]&lt;[.F289];[.F289]&lt;[.$R$26]); AND([.D289]=[.$Q$27];[.$Q$25]&lt;[.F289];[.F289]&lt;[.$Q$26]);AND([.D289]=[.$R$27];[.$P$25]&lt;[.F289];[.F28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formula="of:=INDIRECT(ADDRESS(8;16+MOD([.A290];[.$N$8])))" office:value-type="float" office:value="1" calcext:value-type="float">
            <text:p>1</text:p>
          </table:table-cell>
          <table:table-cell table:formula="of:=INDIRECT(ADDRESS(9;16+MOD([.A290]/[.$N$8];[.$N$9])))" office:value-type="float" office:value="25" calcext:value-type="float">
            <text:p>25</text:p>
          </table:table-cell>
          <table:table-cell table:formula="of:=INDIRECT(ADDRESS(10;16+MOD([.A290]/([.$N$8]*[.$N$9]);[.$N$10])))" office:value-type="float" office:value="2" calcext:value-type="float">
            <text:p>2</text:p>
          </table:table-cell>
          <table:table-cell table:formula="of:=INDIRECT(ADDRESS(11;16+MOD([.A290]/([.$N$8]*[.$N$9]*[.$N$10]);[.$N$11])))" office:value-type="float" office:value="8" calcext:value-type="float">
            <text:p>8</text:p>
          </table:table-cell>
          <table:table-cell table:formula="of:=[.E290]*[.C290]*[.$R$3]/[.B290]/[.D290]" office:value-type="float" office:value="9216000" calcext:value-type="float">
            <text:p>9216000</text:p>
          </table:table-cell>
          <table:table-cell table:style-name="ce7" table:formula="of:=IF(AND([.$Q$18]&lt;[.F290];[.F290]&lt;[.$Q$19]))" office:value-type="boolean" office:boolean-value="true" calcext:value-type="boolean">
            <text:p>TRUE</text:p>
          </table:table-cell>
          <table:table-cell table:style-name="ce9" table:formula="of:=IF(OR(AND([.D290]=[.$P$27];[.$R$25]&lt;[.F290];[.F290]&lt;[.$R$26]); AND([.D290]=[.$Q$27];[.$Q$25]&lt;[.F290];[.F290]&lt;[.$Q$26]);AND([.D290]=[.$R$27];[.$P$25]&lt;[.F290];[.F29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formula="of:=INDIRECT(ADDRESS(8;16+MOD([.A291];[.$N$8])))" office:value-type="float" office:value="2" calcext:value-type="float">
            <text:p>2</text:p>
          </table:table-cell>
          <table:table-cell table:formula="of:=INDIRECT(ADDRESS(9;16+MOD([.A291]/[.$N$8];[.$N$9])))" office:value-type="float" office:value="25" calcext:value-type="float">
            <text:p>25</text:p>
          </table:table-cell>
          <table:table-cell table:formula="of:=INDIRECT(ADDRESS(10;16+MOD([.A291]/([.$N$8]*[.$N$9]);[.$N$10])))" office:value-type="float" office:value="2" calcext:value-type="float">
            <text:p>2</text:p>
          </table:table-cell>
          <table:table-cell table:formula="of:=INDIRECT(ADDRESS(11;16+MOD([.A291]/([.$N$8]*[.$N$9]*[.$N$10]);[.$N$11])))" office:value-type="float" office:value="8" calcext:value-type="float">
            <text:p>8</text:p>
          </table:table-cell>
          <table:table-cell table:formula="of:=[.E291]*[.C291]*[.$R$3]/[.B291]/[.D291]" office:value-type="float" office:value="4608000" calcext:value-type="float">
            <text:p>4608000</text:p>
          </table:table-cell>
          <table:table-cell table:style-name="ce7" table:formula="of:=IF(AND([.$Q$18]&lt;[.F291];[.F291]&lt;[.$Q$19]))" office:value-type="boolean" office:boolean-value="true" calcext:value-type="boolean">
            <text:p>TRUE</text:p>
          </table:table-cell>
          <table:table-cell table:style-name="ce9" table:formula="of:=IF(OR(AND([.D291]=[.$P$27];[.$R$25]&lt;[.F291];[.F291]&lt;[.$R$26]); AND([.D291]=[.$Q$27];[.$Q$25]&lt;[.F291];[.F291]&lt;[.$Q$26]);AND([.D291]=[.$R$27];[.$P$25]&lt;[.F291];[.F291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formula="of:=INDIRECT(ADDRESS(8;16+MOD([.A292];[.$N$8])))" office:value-type="float" office:value="3" calcext:value-type="float">
            <text:p>3</text:p>
          </table:table-cell>
          <table:table-cell table:formula="of:=INDIRECT(ADDRESS(9;16+MOD([.A292]/[.$N$8];[.$N$9])))" office:value-type="float" office:value="25" calcext:value-type="float">
            <text:p>25</text:p>
          </table:table-cell>
          <table:table-cell table:formula="of:=INDIRECT(ADDRESS(10;16+MOD([.A292]/([.$N$8]*[.$N$9]);[.$N$10])))" office:value-type="float" office:value="2" calcext:value-type="float">
            <text:p>2</text:p>
          </table:table-cell>
          <table:table-cell table:formula="of:=INDIRECT(ADDRESS(11;16+MOD([.A292]/([.$N$8]*[.$N$9]*[.$N$10]);[.$N$11])))" office:value-type="float" office:value="8" calcext:value-type="float">
            <text:p>8</text:p>
          </table:table-cell>
          <table:table-cell table:formula="of:=[.E292]*[.C292]*[.$R$3]/[.B292]/[.D292]" office:value-type="float" office:value="3072000" calcext:value-type="float">
            <text:p>3072000</text:p>
          </table:table-cell>
          <table:table-cell table:style-name="ce7" table:formula="of:=IF(AND([.$Q$18]&lt;[.F292];[.F292]&lt;[.$Q$19]))" office:value-type="boolean" office:boolean-value="true" calcext:value-type="boolean">
            <text:p>TRUE</text:p>
          </table:table-cell>
          <table:table-cell table:style-name="ce9" table:formula="of:=IF(OR(AND([.D292]=[.$P$27];[.$R$25]&lt;[.F292];[.F292]&lt;[.$R$26]); AND([.D292]=[.$Q$27];[.$Q$25]&lt;[.F292];[.F292]&lt;[.$Q$26]);AND([.D292]=[.$R$27];[.$P$25]&lt;[.F292];[.F29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formula="of:=INDIRECT(ADDRESS(8;16+MOD([.A293];[.$N$8])))" office:value-type="float" office:value="4" calcext:value-type="float">
            <text:p>4</text:p>
          </table:table-cell>
          <table:table-cell table:formula="of:=INDIRECT(ADDRESS(9;16+MOD([.A293]/[.$N$8];[.$N$9])))" office:value-type="float" office:value="25" calcext:value-type="float">
            <text:p>25</text:p>
          </table:table-cell>
          <table:table-cell table:formula="of:=INDIRECT(ADDRESS(10;16+MOD([.A293]/([.$N$8]*[.$N$9]);[.$N$10])))" office:value-type="float" office:value="2" calcext:value-type="float">
            <text:p>2</text:p>
          </table:table-cell>
          <table:table-cell table:formula="of:=INDIRECT(ADDRESS(11;16+MOD([.A293]/([.$N$8]*[.$N$9]*[.$N$10]);[.$N$11])))" office:value-type="float" office:value="8" calcext:value-type="float">
            <text:p>8</text:p>
          </table:table-cell>
          <table:table-cell table:formula="of:=[.E293]*[.C293]*[.$R$3]/[.B293]/[.D293]" office:value-type="float" office:value="2304000" calcext:value-type="float">
            <text:p>2304000</text:p>
          </table:table-cell>
          <table:table-cell table:style-name="ce7" table:formula="of:=IF(AND([.$Q$18]&lt;[.F293];[.F293]&lt;[.$Q$19]))" office:value-type="boolean" office:boolean-value="false" calcext:value-type="boolean">
            <text:p>FALSE</text:p>
          </table:table-cell>
          <table:table-cell table:style-name="ce9" table:formula="of:=IF(OR(AND([.D293]=[.$P$27];[.$R$25]&lt;[.F293];[.F293]&lt;[.$R$26]); AND([.D293]=[.$Q$27];[.$Q$25]&lt;[.F293];[.F293]&lt;[.$Q$26]);AND([.D293]=[.$R$27];[.$P$25]&lt;[.F293];[.F29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formula="of:=INDIRECT(ADDRESS(8;16+MOD([.A294];[.$N$8])))" office:value-type="float" office:value="1" calcext:value-type="float">
            <text:p>1</text:p>
          </table:table-cell>
          <table:table-cell table:formula="of:=INDIRECT(ADDRESS(9;16+MOD([.A294]/[.$N$8];[.$N$9])))" office:value-type="float" office:value="26" calcext:value-type="float">
            <text:p>26</text:p>
          </table:table-cell>
          <table:table-cell table:formula="of:=INDIRECT(ADDRESS(10;16+MOD([.A294]/([.$N$8]*[.$N$9]);[.$N$10])))" office:value-type="float" office:value="2" calcext:value-type="float">
            <text:p>2</text:p>
          </table:table-cell>
          <table:table-cell table:formula="of:=INDIRECT(ADDRESS(11;16+MOD([.A294]/([.$N$8]*[.$N$9]*[.$N$10]);[.$N$11])))" office:value-type="float" office:value="8" calcext:value-type="float">
            <text:p>8</text:p>
          </table:table-cell>
          <table:table-cell table:formula="of:=[.E294]*[.C294]*[.$R$3]/[.B294]/[.D294]" office:value-type="float" office:value="9584640" calcext:value-type="float">
            <text:p>9584640</text:p>
          </table:table-cell>
          <table:table-cell table:style-name="ce7" table:formula="of:=IF(AND([.$Q$18]&lt;[.F294];[.F294]&lt;[.$Q$19]))" office:value-type="boolean" office:boolean-value="true" calcext:value-type="boolean">
            <text:p>TRUE</text:p>
          </table:table-cell>
          <table:table-cell table:style-name="ce9" table:formula="of:=IF(OR(AND([.D294]=[.$P$27];[.$R$25]&lt;[.F294];[.F294]&lt;[.$R$26]); AND([.D294]=[.$Q$27];[.$Q$25]&lt;[.F294];[.F294]&lt;[.$Q$26]);AND([.D294]=[.$R$27];[.$P$25]&lt;[.F294];[.F29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formula="of:=INDIRECT(ADDRESS(8;16+MOD([.A295];[.$N$8])))" office:value-type="float" office:value="2" calcext:value-type="float">
            <text:p>2</text:p>
          </table:table-cell>
          <table:table-cell table:formula="of:=INDIRECT(ADDRESS(9;16+MOD([.A295]/[.$N$8];[.$N$9])))" office:value-type="float" office:value="26" calcext:value-type="float">
            <text:p>26</text:p>
          </table:table-cell>
          <table:table-cell table:formula="of:=INDIRECT(ADDRESS(10;16+MOD([.A295]/([.$N$8]*[.$N$9]);[.$N$10])))" office:value-type="float" office:value="2" calcext:value-type="float">
            <text:p>2</text:p>
          </table:table-cell>
          <table:table-cell table:formula="of:=INDIRECT(ADDRESS(11;16+MOD([.A295]/([.$N$8]*[.$N$9]*[.$N$10]);[.$N$11])))" office:value-type="float" office:value="8" calcext:value-type="float">
            <text:p>8</text:p>
          </table:table-cell>
          <table:table-cell table:formula="of:=[.E295]*[.C295]*[.$R$3]/[.B295]/[.D295]" office:value-type="float" office:value="4792320" calcext:value-type="float">
            <text:p>4792320</text:p>
          </table:table-cell>
          <table:table-cell table:style-name="ce7" table:formula="of:=IF(AND([.$Q$18]&lt;[.F295];[.F295]&lt;[.$Q$19]))" office:value-type="boolean" office:boolean-value="true" calcext:value-type="boolean">
            <text:p>TRUE</text:p>
          </table:table-cell>
          <table:table-cell table:style-name="ce9" table:formula="of:=IF(OR(AND([.D295]=[.$P$27];[.$R$25]&lt;[.F295];[.F295]&lt;[.$R$26]); AND([.D295]=[.$Q$27];[.$Q$25]&lt;[.F295];[.F295]&lt;[.$Q$26]);AND([.D295]=[.$R$27];[.$P$25]&lt;[.F295];[.F29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formula="of:=INDIRECT(ADDRESS(8;16+MOD([.A296];[.$N$8])))" office:value-type="float" office:value="3" calcext:value-type="float">
            <text:p>3</text:p>
          </table:table-cell>
          <table:table-cell table:formula="of:=INDIRECT(ADDRESS(9;16+MOD([.A296]/[.$N$8];[.$N$9])))" office:value-type="float" office:value="26" calcext:value-type="float">
            <text:p>26</text:p>
          </table:table-cell>
          <table:table-cell table:formula="of:=INDIRECT(ADDRESS(10;16+MOD([.A296]/([.$N$8]*[.$N$9]);[.$N$10])))" office:value-type="float" office:value="2" calcext:value-type="float">
            <text:p>2</text:p>
          </table:table-cell>
          <table:table-cell table:formula="of:=INDIRECT(ADDRESS(11;16+MOD([.A296]/([.$N$8]*[.$N$9]*[.$N$10]);[.$N$11])))" office:value-type="float" office:value="8" calcext:value-type="float">
            <text:p>8</text:p>
          </table:table-cell>
          <table:table-cell table:formula="of:=[.E296]*[.C296]*[.$R$3]/[.B296]/[.D296]" office:value-type="float" office:value="3194880" calcext:value-type="float">
            <text:p>3194880</text:p>
          </table:table-cell>
          <table:table-cell table:style-name="ce7" table:formula="of:=IF(AND([.$Q$18]&lt;[.F296];[.F296]&lt;[.$Q$19]))" office:value-type="boolean" office:boolean-value="true" calcext:value-type="boolean">
            <text:p>TRUE</text:p>
          </table:table-cell>
          <table:table-cell table:style-name="ce9" table:formula="of:=IF(OR(AND([.D296]=[.$P$27];[.$R$25]&lt;[.F296];[.F296]&lt;[.$R$26]); AND([.D296]=[.$Q$27];[.$Q$25]&lt;[.F296];[.F296]&lt;[.$Q$26]);AND([.D296]=[.$R$27];[.$P$25]&lt;[.F296];[.F29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formula="of:=INDIRECT(ADDRESS(8;16+MOD([.A297];[.$N$8])))" office:value-type="float" office:value="4" calcext:value-type="float">
            <text:p>4</text:p>
          </table:table-cell>
          <table:table-cell table:formula="of:=INDIRECT(ADDRESS(9;16+MOD([.A297]/[.$N$8];[.$N$9])))" office:value-type="float" office:value="26" calcext:value-type="float">
            <text:p>26</text:p>
          </table:table-cell>
          <table:table-cell table:formula="of:=INDIRECT(ADDRESS(10;16+MOD([.A297]/([.$N$8]*[.$N$9]);[.$N$10])))" office:value-type="float" office:value="2" calcext:value-type="float">
            <text:p>2</text:p>
          </table:table-cell>
          <table:table-cell table:formula="of:=INDIRECT(ADDRESS(11;16+MOD([.A297]/([.$N$8]*[.$N$9]*[.$N$10]);[.$N$11])))" office:value-type="float" office:value="8" calcext:value-type="float">
            <text:p>8</text:p>
          </table:table-cell>
          <table:table-cell table:formula="of:=[.E297]*[.C297]*[.$R$3]/[.B297]/[.D297]" office:value-type="float" office:value="2396160" calcext:value-type="float">
            <text:p>2396160</text:p>
          </table:table-cell>
          <table:table-cell table:style-name="ce7" table:formula="of:=IF(AND([.$Q$18]&lt;[.F297];[.F297]&lt;[.$Q$19]))" office:value-type="boolean" office:boolean-value="false" calcext:value-type="boolean">
            <text:p>FALSE</text:p>
          </table:table-cell>
          <table:table-cell table:style-name="ce9" table:formula="of:=IF(OR(AND([.D297]=[.$P$27];[.$R$25]&lt;[.F297];[.F297]&lt;[.$R$26]); AND([.D297]=[.$Q$27];[.$Q$25]&lt;[.F297];[.F297]&lt;[.$Q$26]);AND([.D297]=[.$R$27];[.$P$25]&lt;[.F297];[.F29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formula="of:=INDIRECT(ADDRESS(8;16+MOD([.A298];[.$N$8])))" office:value-type="float" office:value="1" calcext:value-type="float">
            <text:p>1</text:p>
          </table:table-cell>
          <table:table-cell table:formula="of:=INDIRECT(ADDRESS(9;16+MOD([.A298]/[.$N$8];[.$N$9])))" office:value-type="float" office:value="27" calcext:value-type="float">
            <text:p>27</text:p>
          </table:table-cell>
          <table:table-cell table:formula="of:=INDIRECT(ADDRESS(10;16+MOD([.A298]/([.$N$8]*[.$N$9]);[.$N$10])))" office:value-type="float" office:value="2" calcext:value-type="float">
            <text:p>2</text:p>
          </table:table-cell>
          <table:table-cell table:formula="of:=INDIRECT(ADDRESS(11;16+MOD([.A298]/([.$N$8]*[.$N$9]*[.$N$10]);[.$N$11])))" office:value-type="float" office:value="8" calcext:value-type="float">
            <text:p>8</text:p>
          </table:table-cell>
          <table:table-cell table:formula="of:=[.E298]*[.C298]*[.$R$3]/[.B298]/[.D298]" office:value-type="float" office:value="9953280" calcext:value-type="float">
            <text:p>9953280</text:p>
          </table:table-cell>
          <table:table-cell table:style-name="ce7" table:formula="of:=IF(AND([.$Q$18]&lt;[.F298];[.F298]&lt;[.$Q$19]))" office:value-type="boolean" office:boolean-value="true" calcext:value-type="boolean">
            <text:p>TRUE</text:p>
          </table:table-cell>
          <table:table-cell table:style-name="ce9" table:formula="of:=IF(OR(AND([.D298]=[.$P$27];[.$R$25]&lt;[.F298];[.F298]&lt;[.$R$26]); AND([.D298]=[.$Q$27];[.$Q$25]&lt;[.F298];[.F298]&lt;[.$Q$26]);AND([.D298]=[.$R$27];[.$P$25]&lt;[.F298];[.F29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formula="of:=INDIRECT(ADDRESS(8;16+MOD([.A299];[.$N$8])))" office:value-type="float" office:value="2" calcext:value-type="float">
            <text:p>2</text:p>
          </table:table-cell>
          <table:table-cell table:formula="of:=INDIRECT(ADDRESS(9;16+MOD([.A299]/[.$N$8];[.$N$9])))" office:value-type="float" office:value="27" calcext:value-type="float">
            <text:p>27</text:p>
          </table:table-cell>
          <table:table-cell table:formula="of:=INDIRECT(ADDRESS(10;16+MOD([.A299]/([.$N$8]*[.$N$9]);[.$N$10])))" office:value-type="float" office:value="2" calcext:value-type="float">
            <text:p>2</text:p>
          </table:table-cell>
          <table:table-cell table:formula="of:=INDIRECT(ADDRESS(11;16+MOD([.A299]/([.$N$8]*[.$N$9]*[.$N$10]);[.$N$11])))" office:value-type="float" office:value="8" calcext:value-type="float">
            <text:p>8</text:p>
          </table:table-cell>
          <table:table-cell table:formula="of:=[.E299]*[.C299]*[.$R$3]/[.B299]/[.D299]" office:value-type="float" office:value="4976640" calcext:value-type="float">
            <text:p>4976640</text:p>
          </table:table-cell>
          <table:table-cell table:style-name="ce7" table:formula="of:=IF(AND([.$Q$18]&lt;[.F299];[.F299]&lt;[.$Q$19]))" office:value-type="boolean" office:boolean-value="true" calcext:value-type="boolean">
            <text:p>TRUE</text:p>
          </table:table-cell>
          <table:table-cell table:style-name="ce9" table:formula="of:=IF(OR(AND([.D299]=[.$P$27];[.$R$25]&lt;[.F299];[.F299]&lt;[.$R$26]); AND([.D299]=[.$Q$27];[.$Q$25]&lt;[.F299];[.F299]&lt;[.$Q$26]);AND([.D299]=[.$R$27];[.$P$25]&lt;[.F299];[.F29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formula="of:=INDIRECT(ADDRESS(8;16+MOD([.A300];[.$N$8])))" office:value-type="float" office:value="3" calcext:value-type="float">
            <text:p>3</text:p>
          </table:table-cell>
          <table:table-cell table:formula="of:=INDIRECT(ADDRESS(9;16+MOD([.A300]/[.$N$8];[.$N$9])))" office:value-type="float" office:value="27" calcext:value-type="float">
            <text:p>27</text:p>
          </table:table-cell>
          <table:table-cell table:formula="of:=INDIRECT(ADDRESS(10;16+MOD([.A300]/([.$N$8]*[.$N$9]);[.$N$10])))" office:value-type="float" office:value="2" calcext:value-type="float">
            <text:p>2</text:p>
          </table:table-cell>
          <table:table-cell table:formula="of:=INDIRECT(ADDRESS(11;16+MOD([.A300]/([.$N$8]*[.$N$9]*[.$N$10]);[.$N$11])))" office:value-type="float" office:value="8" calcext:value-type="float">
            <text:p>8</text:p>
          </table:table-cell>
          <table:table-cell table:formula="of:=[.E300]*[.C300]*[.$R$3]/[.B300]/[.D300]" office:value-type="float" office:value="3317760" calcext:value-type="float">
            <text:p>3317760</text:p>
          </table:table-cell>
          <table:table-cell table:style-name="ce7" table:formula="of:=IF(AND([.$Q$18]&lt;[.F300];[.F300]&lt;[.$Q$19]))" office:value-type="boolean" office:boolean-value="true" calcext:value-type="boolean">
            <text:p>TRUE</text:p>
          </table:table-cell>
          <table:table-cell table:style-name="ce9" table:formula="of:=IF(OR(AND([.D300]=[.$P$27];[.$R$25]&lt;[.F300];[.F300]&lt;[.$R$26]); AND([.D300]=[.$Q$27];[.$Q$25]&lt;[.F300];[.F300]&lt;[.$Q$26]);AND([.D300]=[.$R$27];[.$P$25]&lt;[.F300];[.F30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formula="of:=INDIRECT(ADDRESS(8;16+MOD([.A301];[.$N$8])))" office:value-type="float" office:value="4" calcext:value-type="float">
            <text:p>4</text:p>
          </table:table-cell>
          <table:table-cell table:formula="of:=INDIRECT(ADDRESS(9;16+MOD([.A301]/[.$N$8];[.$N$9])))" office:value-type="float" office:value="27" calcext:value-type="float">
            <text:p>27</text:p>
          </table:table-cell>
          <table:table-cell table:formula="of:=INDIRECT(ADDRESS(10;16+MOD([.A301]/([.$N$8]*[.$N$9]);[.$N$10])))" office:value-type="float" office:value="2" calcext:value-type="float">
            <text:p>2</text:p>
          </table:table-cell>
          <table:table-cell table:formula="of:=INDIRECT(ADDRESS(11;16+MOD([.A301]/([.$N$8]*[.$N$9]*[.$N$10]);[.$N$11])))" office:value-type="float" office:value="8" calcext:value-type="float">
            <text:p>8</text:p>
          </table:table-cell>
          <table:table-cell table:formula="of:=[.E301]*[.C301]*[.$R$3]/[.B301]/[.D301]" office:value-type="float" office:value="2488320" calcext:value-type="float">
            <text:p>2488320</text:p>
          </table:table-cell>
          <table:table-cell table:style-name="ce7" table:formula="of:=IF(AND([.$Q$18]&lt;[.F301];[.F301]&lt;[.$Q$19]))" office:value-type="boolean" office:boolean-value="false" calcext:value-type="boolean">
            <text:p>FALSE</text:p>
          </table:table-cell>
          <table:table-cell table:style-name="ce9" table:formula="of:=IF(OR(AND([.D301]=[.$P$27];[.$R$25]&lt;[.F301];[.F301]&lt;[.$R$26]); AND([.D301]=[.$Q$27];[.$Q$25]&lt;[.F301];[.F301]&lt;[.$Q$26]);AND([.D301]=[.$R$27];[.$P$25]&lt;[.F301];[.F30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formula="of:=INDIRECT(ADDRESS(8;16+MOD([.A302];[.$N$8])))" office:value-type="float" office:value="1" calcext:value-type="float">
            <text:p>1</text:p>
          </table:table-cell>
          <table:table-cell table:formula="of:=INDIRECT(ADDRESS(9;16+MOD([.A302]/[.$N$8];[.$N$9])))" office:value-type="float" office:value="28" calcext:value-type="float">
            <text:p>28</text:p>
          </table:table-cell>
          <table:table-cell table:formula="of:=INDIRECT(ADDRESS(10;16+MOD([.A302]/([.$N$8]*[.$N$9]);[.$N$10])))" office:value-type="float" office:value="2" calcext:value-type="float">
            <text:p>2</text:p>
          </table:table-cell>
          <table:table-cell table:formula="of:=INDIRECT(ADDRESS(11;16+MOD([.A302]/([.$N$8]*[.$N$9]*[.$N$10]);[.$N$11])))" office:value-type="float" office:value="8" calcext:value-type="float">
            <text:p>8</text:p>
          </table:table-cell>
          <table:table-cell table:formula="of:=[.E302]*[.C302]*[.$R$3]/[.B302]/[.D302]" office:value-type="float" office:value="10321920" calcext:value-type="float">
            <text:p>10321920</text:p>
          </table:table-cell>
          <table:table-cell table:style-name="ce7" table:formula="of:=IF(AND([.$Q$18]&lt;[.F302];[.F302]&lt;[.$Q$19]))" office:value-type="boolean" office:boolean-value="true" calcext:value-type="boolean">
            <text:p>TRUE</text:p>
          </table:table-cell>
          <table:table-cell table:style-name="ce9" table:formula="of:=IF(OR(AND([.D302]=[.$P$27];[.$R$25]&lt;[.F302];[.F302]&lt;[.$R$26]); AND([.D302]=[.$Q$27];[.$Q$25]&lt;[.F302];[.F302]&lt;[.$Q$26]);AND([.D302]=[.$R$27];[.$P$25]&lt;[.F302];[.F30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formula="of:=INDIRECT(ADDRESS(8;16+MOD([.A303];[.$N$8])))" office:value-type="float" office:value="2" calcext:value-type="float">
            <text:p>2</text:p>
          </table:table-cell>
          <table:table-cell table:formula="of:=INDIRECT(ADDRESS(9;16+MOD([.A303]/[.$N$8];[.$N$9])))" office:value-type="float" office:value="28" calcext:value-type="float">
            <text:p>28</text:p>
          </table:table-cell>
          <table:table-cell table:formula="of:=INDIRECT(ADDRESS(10;16+MOD([.A303]/([.$N$8]*[.$N$9]);[.$N$10])))" office:value-type="float" office:value="2" calcext:value-type="float">
            <text:p>2</text:p>
          </table:table-cell>
          <table:table-cell table:formula="of:=INDIRECT(ADDRESS(11;16+MOD([.A303]/([.$N$8]*[.$N$9]*[.$N$10]);[.$N$11])))" office:value-type="float" office:value="8" calcext:value-type="float">
            <text:p>8</text:p>
          </table:table-cell>
          <table:table-cell table:formula="of:=[.E303]*[.C303]*[.$R$3]/[.B303]/[.D303]" office:value-type="float" office:value="5160960" calcext:value-type="float">
            <text:p>5160960</text:p>
          </table:table-cell>
          <table:table-cell table:style-name="ce7" table:formula="of:=IF(AND([.$Q$18]&lt;[.F303];[.F303]&lt;[.$Q$19]))" office:value-type="boolean" office:boolean-value="true" calcext:value-type="boolean">
            <text:p>TRUE</text:p>
          </table:table-cell>
          <table:table-cell table:style-name="ce9" table:formula="of:=IF(OR(AND([.D303]=[.$P$27];[.$R$25]&lt;[.F303];[.F303]&lt;[.$R$26]); AND([.D303]=[.$Q$27];[.$Q$25]&lt;[.F303];[.F303]&lt;[.$Q$26]);AND([.D303]=[.$R$27];[.$P$25]&lt;[.F303];[.F30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formula="of:=INDIRECT(ADDRESS(8;16+MOD([.A304];[.$N$8])))" office:value-type="float" office:value="3" calcext:value-type="float">
            <text:p>3</text:p>
          </table:table-cell>
          <table:table-cell table:formula="of:=INDIRECT(ADDRESS(9;16+MOD([.A304]/[.$N$8];[.$N$9])))" office:value-type="float" office:value="28" calcext:value-type="float">
            <text:p>28</text:p>
          </table:table-cell>
          <table:table-cell table:formula="of:=INDIRECT(ADDRESS(10;16+MOD([.A304]/([.$N$8]*[.$N$9]);[.$N$10])))" office:value-type="float" office:value="2" calcext:value-type="float">
            <text:p>2</text:p>
          </table:table-cell>
          <table:table-cell table:formula="of:=INDIRECT(ADDRESS(11;16+MOD([.A304]/([.$N$8]*[.$N$9]*[.$N$10]);[.$N$11])))" office:value-type="float" office:value="8" calcext:value-type="float">
            <text:p>8</text:p>
          </table:table-cell>
          <table:table-cell table:formula="of:=[.E304]*[.C304]*[.$R$3]/[.B304]/[.D304]" office:value-type="float" office:value="3440640" calcext:value-type="float">
            <text:p>3440640</text:p>
          </table:table-cell>
          <table:table-cell table:style-name="ce7" table:formula="of:=IF(AND([.$Q$18]&lt;[.F304];[.F304]&lt;[.$Q$19]))" office:value-type="boolean" office:boolean-value="true" calcext:value-type="boolean">
            <text:p>TRUE</text:p>
          </table:table-cell>
          <table:table-cell table:style-name="ce9" table:formula="of:=IF(OR(AND([.D304]=[.$P$27];[.$R$25]&lt;[.F304];[.F304]&lt;[.$R$26]); AND([.D304]=[.$Q$27];[.$Q$25]&lt;[.F304];[.F304]&lt;[.$Q$26]);AND([.D304]=[.$R$27];[.$P$25]&lt;[.F304];[.F30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formula="of:=INDIRECT(ADDRESS(8;16+MOD([.A305];[.$N$8])))" office:value-type="float" office:value="4" calcext:value-type="float">
            <text:p>4</text:p>
          </table:table-cell>
          <table:table-cell table:formula="of:=INDIRECT(ADDRESS(9;16+MOD([.A305]/[.$N$8];[.$N$9])))" office:value-type="float" office:value="28" calcext:value-type="float">
            <text:p>28</text:p>
          </table:table-cell>
          <table:table-cell table:formula="of:=INDIRECT(ADDRESS(10;16+MOD([.A305]/([.$N$8]*[.$N$9]);[.$N$10])))" office:value-type="float" office:value="2" calcext:value-type="float">
            <text:p>2</text:p>
          </table:table-cell>
          <table:table-cell table:formula="of:=INDIRECT(ADDRESS(11;16+MOD([.A305]/([.$N$8]*[.$N$9]*[.$N$10]);[.$N$11])))" office:value-type="float" office:value="8" calcext:value-type="float">
            <text:p>8</text:p>
          </table:table-cell>
          <table:table-cell table:formula="of:=[.E305]*[.C305]*[.$R$3]/[.B305]/[.D305]" office:value-type="float" office:value="2580480" calcext:value-type="float">
            <text:p>2580480</text:p>
          </table:table-cell>
          <table:table-cell table:style-name="ce7" table:formula="of:=IF(AND([.$Q$18]&lt;[.F305];[.F305]&lt;[.$Q$19]))" office:value-type="boolean" office:boolean-value="false" calcext:value-type="boolean">
            <text:p>FALSE</text:p>
          </table:table-cell>
          <table:table-cell table:style-name="ce9" table:formula="of:=IF(OR(AND([.D305]=[.$P$27];[.$R$25]&lt;[.F305];[.F305]&lt;[.$R$26]); AND([.D305]=[.$Q$27];[.$Q$25]&lt;[.F305];[.F305]&lt;[.$Q$26]);AND([.D305]=[.$R$27];[.$P$25]&lt;[.F305];[.F30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formula="of:=INDIRECT(ADDRESS(8;16+MOD([.A306];[.$N$8])))" office:value-type="float" office:value="1" calcext:value-type="float">
            <text:p>1</text:p>
          </table:table-cell>
          <table:table-cell table:formula="of:=INDIRECT(ADDRESS(9;16+MOD([.A306]/[.$N$8];[.$N$9])))" office:value-type="float" office:value="29" calcext:value-type="float">
            <text:p>29</text:p>
          </table:table-cell>
          <table:table-cell table:formula="of:=INDIRECT(ADDRESS(10;16+MOD([.A306]/([.$N$8]*[.$N$9]);[.$N$10])))" office:value-type="float" office:value="2" calcext:value-type="float">
            <text:p>2</text:p>
          </table:table-cell>
          <table:table-cell table:formula="of:=INDIRECT(ADDRESS(11;16+MOD([.A306]/([.$N$8]*[.$N$9]*[.$N$10]);[.$N$11])))" office:value-type="float" office:value="8" calcext:value-type="float">
            <text:p>8</text:p>
          </table:table-cell>
          <table:table-cell table:formula="of:=[.E306]*[.C306]*[.$R$3]/[.B306]/[.D306]" office:value-type="float" office:value="10690560" calcext:value-type="float">
            <text:p>10690560</text:p>
          </table:table-cell>
          <table:table-cell table:style-name="ce7" table:formula="of:=IF(AND([.$Q$18]&lt;[.F306];[.F306]&lt;[.$Q$19]))" office:value-type="boolean" office:boolean-value="true" calcext:value-type="boolean">
            <text:p>TRUE</text:p>
          </table:table-cell>
          <table:table-cell table:style-name="ce9" table:formula="of:=IF(OR(AND([.D306]=[.$P$27];[.$R$25]&lt;[.F306];[.F306]&lt;[.$R$26]); AND([.D306]=[.$Q$27];[.$Q$25]&lt;[.F306];[.F306]&lt;[.$Q$26]);AND([.D306]=[.$R$27];[.$P$25]&lt;[.F306];[.F30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formula="of:=INDIRECT(ADDRESS(8;16+MOD([.A307];[.$N$8])))" office:value-type="float" office:value="2" calcext:value-type="float">
            <text:p>2</text:p>
          </table:table-cell>
          <table:table-cell table:formula="of:=INDIRECT(ADDRESS(9;16+MOD([.A307]/[.$N$8];[.$N$9])))" office:value-type="float" office:value="29" calcext:value-type="float">
            <text:p>29</text:p>
          </table:table-cell>
          <table:table-cell table:formula="of:=INDIRECT(ADDRESS(10;16+MOD([.A307]/([.$N$8]*[.$N$9]);[.$N$10])))" office:value-type="float" office:value="2" calcext:value-type="float">
            <text:p>2</text:p>
          </table:table-cell>
          <table:table-cell table:formula="of:=INDIRECT(ADDRESS(11;16+MOD([.A307]/([.$N$8]*[.$N$9]*[.$N$10]);[.$N$11])))" office:value-type="float" office:value="8" calcext:value-type="float">
            <text:p>8</text:p>
          </table:table-cell>
          <table:table-cell table:formula="of:=[.E307]*[.C307]*[.$R$3]/[.B307]/[.D307]" office:value-type="float" office:value="5345280" calcext:value-type="float">
            <text:p>5345280</text:p>
          </table:table-cell>
          <table:table-cell table:style-name="ce7" table:formula="of:=IF(AND([.$Q$18]&lt;[.F307];[.F307]&lt;[.$Q$19]))" office:value-type="boolean" office:boolean-value="true" calcext:value-type="boolean">
            <text:p>TRUE</text:p>
          </table:table-cell>
          <table:table-cell table:style-name="ce9" table:formula="of:=IF(OR(AND([.D307]=[.$P$27];[.$R$25]&lt;[.F307];[.F307]&lt;[.$R$26]); AND([.D307]=[.$Q$27];[.$Q$25]&lt;[.F307];[.F307]&lt;[.$Q$26]);AND([.D307]=[.$R$27];[.$P$25]&lt;[.F307];[.F307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formula="of:=INDIRECT(ADDRESS(8;16+MOD([.A308];[.$N$8])))" office:value-type="float" office:value="3" calcext:value-type="float">
            <text:p>3</text:p>
          </table:table-cell>
          <table:table-cell table:formula="of:=INDIRECT(ADDRESS(9;16+MOD([.A308]/[.$N$8];[.$N$9])))" office:value-type="float" office:value="29" calcext:value-type="float">
            <text:p>29</text:p>
          </table:table-cell>
          <table:table-cell table:formula="of:=INDIRECT(ADDRESS(10;16+MOD([.A308]/([.$N$8]*[.$N$9]);[.$N$10])))" office:value-type="float" office:value="2" calcext:value-type="float">
            <text:p>2</text:p>
          </table:table-cell>
          <table:table-cell table:formula="of:=INDIRECT(ADDRESS(11;16+MOD([.A308]/([.$N$8]*[.$N$9]*[.$N$10]);[.$N$11])))" office:value-type="float" office:value="8" calcext:value-type="float">
            <text:p>8</text:p>
          </table:table-cell>
          <table:table-cell table:formula="of:=[.E308]*[.C308]*[.$R$3]/[.B308]/[.D308]" office:value-type="float" office:value="3563520" calcext:value-type="float">
            <text:p>3563520</text:p>
          </table:table-cell>
          <table:table-cell table:style-name="ce7" table:formula="of:=IF(AND([.$Q$18]&lt;[.F308];[.F308]&lt;[.$Q$19]))" office:value-type="boolean" office:boolean-value="true" calcext:value-type="boolean">
            <text:p>TRUE</text:p>
          </table:table-cell>
          <table:table-cell table:style-name="ce9" table:formula="of:=IF(OR(AND([.D308]=[.$P$27];[.$R$25]&lt;[.F308];[.F308]&lt;[.$R$26]); AND([.D308]=[.$Q$27];[.$Q$25]&lt;[.F308];[.F308]&lt;[.$Q$26]);AND([.D308]=[.$R$27];[.$P$25]&lt;[.F308];[.F30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formula="of:=INDIRECT(ADDRESS(8;16+MOD([.A309];[.$N$8])))" office:value-type="float" office:value="4" calcext:value-type="float">
            <text:p>4</text:p>
          </table:table-cell>
          <table:table-cell table:formula="of:=INDIRECT(ADDRESS(9;16+MOD([.A309]/[.$N$8];[.$N$9])))" office:value-type="float" office:value="29" calcext:value-type="float">
            <text:p>29</text:p>
          </table:table-cell>
          <table:table-cell table:formula="of:=INDIRECT(ADDRESS(10;16+MOD([.A309]/([.$N$8]*[.$N$9]);[.$N$10])))" office:value-type="float" office:value="2" calcext:value-type="float">
            <text:p>2</text:p>
          </table:table-cell>
          <table:table-cell table:formula="of:=INDIRECT(ADDRESS(11;16+MOD([.A309]/([.$N$8]*[.$N$9]*[.$N$10]);[.$N$11])))" office:value-type="float" office:value="8" calcext:value-type="float">
            <text:p>8</text:p>
          </table:table-cell>
          <table:table-cell table:formula="of:=[.E309]*[.C309]*[.$R$3]/[.B309]/[.D309]" office:value-type="float" office:value="2672640" calcext:value-type="float">
            <text:p>2672640</text:p>
          </table:table-cell>
          <table:table-cell table:style-name="ce7" table:formula="of:=IF(AND([.$Q$18]&lt;[.F309];[.F309]&lt;[.$Q$19]))" office:value-type="boolean" office:boolean-value="false" calcext:value-type="boolean">
            <text:p>FALSE</text:p>
          </table:table-cell>
          <table:table-cell table:style-name="ce9" table:formula="of:=IF(OR(AND([.D309]=[.$P$27];[.$R$25]&lt;[.F309];[.F309]&lt;[.$R$26]); AND([.D309]=[.$Q$27];[.$Q$25]&lt;[.F309];[.F309]&lt;[.$Q$26]);AND([.D309]=[.$R$27];[.$P$25]&lt;[.F309];[.F30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formula="of:=INDIRECT(ADDRESS(8;16+MOD([.A310];[.$N$8])))" office:value-type="float" office:value="1" calcext:value-type="float">
            <text:p>1</text:p>
          </table:table-cell>
          <table:table-cell table:formula="of:=INDIRECT(ADDRESS(9;16+MOD([.A310]/[.$N$8];[.$N$9])))" office:value-type="float" office:value="30" calcext:value-type="float">
            <text:p>30</text:p>
          </table:table-cell>
          <table:table-cell table:formula="of:=INDIRECT(ADDRESS(10;16+MOD([.A310]/([.$N$8]*[.$N$9]);[.$N$10])))" office:value-type="float" office:value="2" calcext:value-type="float">
            <text:p>2</text:p>
          </table:table-cell>
          <table:table-cell table:formula="of:=INDIRECT(ADDRESS(11;16+MOD([.A310]/([.$N$8]*[.$N$9]*[.$N$10]);[.$N$11])))" office:value-type="float" office:value="8" calcext:value-type="float">
            <text:p>8</text:p>
          </table:table-cell>
          <table:table-cell table:formula="of:=[.E310]*[.C310]*[.$R$3]/[.B310]/[.D310]" office:value-type="float" office:value="11059200" calcext:value-type="float">
            <text:p>11059200</text:p>
          </table:table-cell>
          <table:table-cell table:style-name="ce7" table:formula="of:=IF(AND([.$Q$18]&lt;[.F310];[.F310]&lt;[.$Q$19]))" office:value-type="boolean" office:boolean-value="true" calcext:value-type="boolean">
            <text:p>TRUE</text:p>
          </table:table-cell>
          <table:table-cell table:style-name="ce9" table:formula="of:=IF(OR(AND([.D310]=[.$P$27];[.$R$25]&lt;[.F310];[.F310]&lt;[.$R$26]); AND([.D310]=[.$Q$27];[.$Q$25]&lt;[.F310];[.F310]&lt;[.$Q$26]);AND([.D310]=[.$R$27];[.$P$25]&lt;[.F310];[.F31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formula="of:=INDIRECT(ADDRESS(8;16+MOD([.A311];[.$N$8])))" office:value-type="float" office:value="2" calcext:value-type="float">
            <text:p>2</text:p>
          </table:table-cell>
          <table:table-cell table:formula="of:=INDIRECT(ADDRESS(9;16+MOD([.A311]/[.$N$8];[.$N$9])))" office:value-type="float" office:value="30" calcext:value-type="float">
            <text:p>30</text:p>
          </table:table-cell>
          <table:table-cell table:formula="of:=INDIRECT(ADDRESS(10;16+MOD([.A311]/([.$N$8]*[.$N$9]);[.$N$10])))" office:value-type="float" office:value="2" calcext:value-type="float">
            <text:p>2</text:p>
          </table:table-cell>
          <table:table-cell table:formula="of:=INDIRECT(ADDRESS(11;16+MOD([.A311]/([.$N$8]*[.$N$9]*[.$N$10]);[.$N$11])))" office:value-type="float" office:value="8" calcext:value-type="float">
            <text:p>8</text:p>
          </table:table-cell>
          <table:table-cell table:formula="of:=[.E311]*[.C311]*[.$R$3]/[.B311]/[.D311]" office:value-type="float" office:value="5529600" calcext:value-type="float">
            <text:p>5529600</text:p>
          </table:table-cell>
          <table:table-cell table:style-name="ce7" table:formula="of:=IF(AND([.$Q$18]&lt;[.F311];[.F311]&lt;[.$Q$19]))" office:value-type="boolean" office:boolean-value="true" calcext:value-type="boolean">
            <text:p>TRUE</text:p>
          </table:table-cell>
          <table:table-cell table:style-name="ce9" table:formula="of:=IF(OR(AND([.D311]=[.$P$27];[.$R$25]&lt;[.F311];[.F311]&lt;[.$R$26]); AND([.D311]=[.$Q$27];[.$Q$25]&lt;[.F311];[.F311]&lt;[.$Q$26]);AND([.D311]=[.$R$27];[.$P$25]&lt;[.F311];[.F311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formula="of:=INDIRECT(ADDRESS(8;16+MOD([.A312];[.$N$8])))" office:value-type="float" office:value="3" calcext:value-type="float">
            <text:p>3</text:p>
          </table:table-cell>
          <table:table-cell table:formula="of:=INDIRECT(ADDRESS(9;16+MOD([.A312]/[.$N$8];[.$N$9])))" office:value-type="float" office:value="30" calcext:value-type="float">
            <text:p>30</text:p>
          </table:table-cell>
          <table:table-cell table:formula="of:=INDIRECT(ADDRESS(10;16+MOD([.A312]/([.$N$8]*[.$N$9]);[.$N$10])))" office:value-type="float" office:value="2" calcext:value-type="float">
            <text:p>2</text:p>
          </table:table-cell>
          <table:table-cell table:formula="of:=INDIRECT(ADDRESS(11;16+MOD([.A312]/([.$N$8]*[.$N$9]*[.$N$10]);[.$N$11])))" office:value-type="float" office:value="8" calcext:value-type="float">
            <text:p>8</text:p>
          </table:table-cell>
          <table:table-cell table:formula="of:=[.E312]*[.C312]*[.$R$3]/[.B312]/[.D312]" office:value-type="float" office:value="3686400" calcext:value-type="float">
            <text:p>3686400</text:p>
          </table:table-cell>
          <table:table-cell table:style-name="ce7" table:formula="of:=IF(AND([.$Q$18]&lt;[.F312];[.F312]&lt;[.$Q$19]))" office:value-type="boolean" office:boolean-value="true" calcext:value-type="boolean">
            <text:p>TRUE</text:p>
          </table:table-cell>
          <table:table-cell table:style-name="ce9" table:formula="of:=IF(OR(AND([.D312]=[.$P$27];[.$R$25]&lt;[.F312];[.F312]&lt;[.$R$26]); AND([.D312]=[.$Q$27];[.$Q$25]&lt;[.F312];[.F312]&lt;[.$Q$26]);AND([.D312]=[.$R$27];[.$P$25]&lt;[.F312];[.F31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formula="of:=INDIRECT(ADDRESS(8;16+MOD([.A313];[.$N$8])))" office:value-type="float" office:value="4" calcext:value-type="float">
            <text:p>4</text:p>
          </table:table-cell>
          <table:table-cell table:formula="of:=INDIRECT(ADDRESS(9;16+MOD([.A313]/[.$N$8];[.$N$9])))" office:value-type="float" office:value="30" calcext:value-type="float">
            <text:p>30</text:p>
          </table:table-cell>
          <table:table-cell table:formula="of:=INDIRECT(ADDRESS(10;16+MOD([.A313]/([.$N$8]*[.$N$9]);[.$N$10])))" office:value-type="float" office:value="2" calcext:value-type="float">
            <text:p>2</text:p>
          </table:table-cell>
          <table:table-cell table:formula="of:=INDIRECT(ADDRESS(11;16+MOD([.A313]/([.$N$8]*[.$N$9]*[.$N$10]);[.$N$11])))" office:value-type="float" office:value="8" calcext:value-type="float">
            <text:p>8</text:p>
          </table:table-cell>
          <table:table-cell table:formula="of:=[.E313]*[.C313]*[.$R$3]/[.B313]/[.D313]" office:value-type="float" office:value="2764800" calcext:value-type="float">
            <text:p>2764800</text:p>
          </table:table-cell>
          <table:table-cell table:style-name="ce7" table:formula="of:=IF(AND([.$Q$18]&lt;[.F313];[.F313]&lt;[.$Q$19]))" office:value-type="boolean" office:boolean-value="false" calcext:value-type="boolean">
            <text:p>FALSE</text:p>
          </table:table-cell>
          <table:table-cell table:style-name="ce9" table:formula="of:=IF(OR(AND([.D313]=[.$P$27];[.$R$25]&lt;[.F313];[.F313]&lt;[.$R$26]); AND([.D313]=[.$Q$27];[.$Q$25]&lt;[.F313];[.F313]&lt;[.$Q$26]);AND([.D313]=[.$R$27];[.$P$25]&lt;[.F313];[.F31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formula="of:=INDIRECT(ADDRESS(8;16+MOD([.A314];[.$N$8])))" office:value-type="float" office:value="1" calcext:value-type="float">
            <text:p>1</text:p>
          </table:table-cell>
          <table:table-cell table:formula="of:=INDIRECT(ADDRESS(9;16+MOD([.A314]/[.$N$8];[.$N$9])))" office:value-type="float" office:value="31" calcext:value-type="float">
            <text:p>31</text:p>
          </table:table-cell>
          <table:table-cell table:formula="of:=INDIRECT(ADDRESS(10;16+MOD([.A314]/([.$N$8]*[.$N$9]);[.$N$10])))" office:value-type="float" office:value="2" calcext:value-type="float">
            <text:p>2</text:p>
          </table:table-cell>
          <table:table-cell table:formula="of:=INDIRECT(ADDRESS(11;16+MOD([.A314]/([.$N$8]*[.$N$9]*[.$N$10]);[.$N$11])))" office:value-type="float" office:value="8" calcext:value-type="float">
            <text:p>8</text:p>
          </table:table-cell>
          <table:table-cell table:formula="of:=[.E314]*[.C314]*[.$R$3]/[.B314]/[.D314]" office:value-type="float" office:value="11427840" calcext:value-type="float">
            <text:p>11427840</text:p>
          </table:table-cell>
          <table:table-cell table:style-name="ce7" table:formula="of:=IF(AND([.$Q$18]&lt;[.F314];[.F314]&lt;[.$Q$19]))" office:value-type="boolean" office:boolean-value="true" calcext:value-type="boolean">
            <text:p>TRUE</text:p>
          </table:table-cell>
          <table:table-cell table:style-name="ce9" table:formula="of:=IF(OR(AND([.D314]=[.$P$27];[.$R$25]&lt;[.F314];[.F314]&lt;[.$R$26]); AND([.D314]=[.$Q$27];[.$Q$25]&lt;[.F314];[.F314]&lt;[.$Q$26]);AND([.D314]=[.$R$27];[.$P$25]&lt;[.F314];[.F31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formula="of:=INDIRECT(ADDRESS(8;16+MOD([.A315];[.$N$8])))" office:value-type="float" office:value="2" calcext:value-type="float">
            <text:p>2</text:p>
          </table:table-cell>
          <table:table-cell table:formula="of:=INDIRECT(ADDRESS(9;16+MOD([.A315]/[.$N$8];[.$N$9])))" office:value-type="float" office:value="31" calcext:value-type="float">
            <text:p>31</text:p>
          </table:table-cell>
          <table:table-cell table:formula="of:=INDIRECT(ADDRESS(10;16+MOD([.A315]/([.$N$8]*[.$N$9]);[.$N$10])))" office:value-type="float" office:value="2" calcext:value-type="float">
            <text:p>2</text:p>
          </table:table-cell>
          <table:table-cell table:formula="of:=INDIRECT(ADDRESS(11;16+MOD([.A315]/([.$N$8]*[.$N$9]*[.$N$10]);[.$N$11])))" office:value-type="float" office:value="8" calcext:value-type="float">
            <text:p>8</text:p>
          </table:table-cell>
          <table:table-cell table:formula="of:=[.E315]*[.C315]*[.$R$3]/[.B315]/[.D315]" office:value-type="float" office:value="5713920" calcext:value-type="float">
            <text:p>5713920</text:p>
          </table:table-cell>
          <table:table-cell table:style-name="ce7" table:formula="of:=IF(AND([.$Q$18]&lt;[.F315];[.F315]&lt;[.$Q$19]))" office:value-type="boolean" office:boolean-value="true" calcext:value-type="boolean">
            <text:p>TRUE</text:p>
          </table:table-cell>
          <table:table-cell table:style-name="ce9" table:formula="of:=IF(OR(AND([.D315]=[.$P$27];[.$R$25]&lt;[.F315];[.F315]&lt;[.$R$26]); AND([.D315]=[.$Q$27];[.$Q$25]&lt;[.F315];[.F315]&lt;[.$Q$26]);AND([.D315]=[.$R$27];[.$P$25]&lt;[.F315];[.F31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formula="of:=INDIRECT(ADDRESS(8;16+MOD([.A316];[.$N$8])))" office:value-type="float" office:value="3" calcext:value-type="float">
            <text:p>3</text:p>
          </table:table-cell>
          <table:table-cell table:formula="of:=INDIRECT(ADDRESS(9;16+MOD([.A316]/[.$N$8];[.$N$9])))" office:value-type="float" office:value="31" calcext:value-type="float">
            <text:p>31</text:p>
          </table:table-cell>
          <table:table-cell table:formula="of:=INDIRECT(ADDRESS(10;16+MOD([.A316]/([.$N$8]*[.$N$9]);[.$N$10])))" office:value-type="float" office:value="2" calcext:value-type="float">
            <text:p>2</text:p>
          </table:table-cell>
          <table:table-cell table:formula="of:=INDIRECT(ADDRESS(11;16+MOD([.A316]/([.$N$8]*[.$N$9]*[.$N$10]);[.$N$11])))" office:value-type="float" office:value="8" calcext:value-type="float">
            <text:p>8</text:p>
          </table:table-cell>
          <table:table-cell table:formula="of:=[.E316]*[.C316]*[.$R$3]/[.B316]/[.D316]" office:value-type="float" office:value="3809280" calcext:value-type="float">
            <text:p>3809280</text:p>
          </table:table-cell>
          <table:table-cell table:style-name="ce7" table:formula="of:=IF(AND([.$Q$18]&lt;[.F316];[.F316]&lt;[.$Q$19]))" office:value-type="boolean" office:boolean-value="true" calcext:value-type="boolean">
            <text:p>TRUE</text:p>
          </table:table-cell>
          <table:table-cell table:style-name="ce9" table:formula="of:=IF(OR(AND([.D316]=[.$P$27];[.$R$25]&lt;[.F316];[.F316]&lt;[.$R$26]); AND([.D316]=[.$Q$27];[.$Q$25]&lt;[.F316];[.F316]&lt;[.$Q$26]);AND([.D316]=[.$R$27];[.$P$25]&lt;[.F316];[.F31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formula="of:=INDIRECT(ADDRESS(8;16+MOD([.A317];[.$N$8])))" office:value-type="float" office:value="4" calcext:value-type="float">
            <text:p>4</text:p>
          </table:table-cell>
          <table:table-cell table:formula="of:=INDIRECT(ADDRESS(9;16+MOD([.A317]/[.$N$8];[.$N$9])))" office:value-type="float" office:value="31" calcext:value-type="float">
            <text:p>31</text:p>
          </table:table-cell>
          <table:table-cell table:formula="of:=INDIRECT(ADDRESS(10;16+MOD([.A317]/([.$N$8]*[.$N$9]);[.$N$10])))" office:value-type="float" office:value="2" calcext:value-type="float">
            <text:p>2</text:p>
          </table:table-cell>
          <table:table-cell table:formula="of:=INDIRECT(ADDRESS(11;16+MOD([.A317]/([.$N$8]*[.$N$9]*[.$N$10]);[.$N$11])))" office:value-type="float" office:value="8" calcext:value-type="float">
            <text:p>8</text:p>
          </table:table-cell>
          <table:table-cell table:formula="of:=[.E317]*[.C317]*[.$R$3]/[.B317]/[.D317]" office:value-type="float" office:value="2856960" calcext:value-type="float">
            <text:p>2856960</text:p>
          </table:table-cell>
          <table:table-cell table:style-name="ce7" table:formula="of:=IF(AND([.$Q$18]&lt;[.F317];[.F317]&lt;[.$Q$19]))" office:value-type="boolean" office:boolean-value="false" calcext:value-type="boolean">
            <text:p>FALSE</text:p>
          </table:table-cell>
          <table:table-cell table:style-name="ce9" table:formula="of:=IF(OR(AND([.D317]=[.$P$27];[.$R$25]&lt;[.F317];[.F317]&lt;[.$R$26]); AND([.D317]=[.$Q$27];[.$Q$25]&lt;[.F317];[.F317]&lt;[.$Q$26]);AND([.D317]=[.$R$27];[.$P$25]&lt;[.F317];[.F31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formula="of:=INDIRECT(ADDRESS(8;16+MOD([.A318];[.$N$8])))" office:value-type="float" office:value="1" calcext:value-type="float">
            <text:p>1</text:p>
          </table:table-cell>
          <table:table-cell table:formula="of:=INDIRECT(ADDRESS(9;16+MOD([.A318]/[.$N$8];[.$N$9])))" office:value-type="float" office:value="32" calcext:value-type="float">
            <text:p>32</text:p>
          </table:table-cell>
          <table:table-cell table:formula="of:=INDIRECT(ADDRESS(10;16+MOD([.A318]/([.$N$8]*[.$N$9]);[.$N$10])))" office:value-type="float" office:value="2" calcext:value-type="float">
            <text:p>2</text:p>
          </table:table-cell>
          <table:table-cell table:formula="of:=INDIRECT(ADDRESS(11;16+MOD([.A318]/([.$N$8]*[.$N$9]*[.$N$10]);[.$N$11])))" office:value-type="float" office:value="8" calcext:value-type="float">
            <text:p>8</text:p>
          </table:table-cell>
          <table:table-cell table:formula="of:=[.E318]*[.C318]*[.$R$3]/[.B318]/[.D318]" office:value-type="float" office:value="11796480" calcext:value-type="float">
            <text:p>11796480</text:p>
          </table:table-cell>
          <table:table-cell table:style-name="ce7" table:formula="of:=IF(AND([.$Q$18]&lt;[.F318];[.F318]&lt;[.$Q$19]))" office:value-type="boolean" office:boolean-value="true" calcext:value-type="boolean">
            <text:p>TRUE</text:p>
          </table:table-cell>
          <table:table-cell table:style-name="ce9" table:formula="of:=IF(OR(AND([.D318]=[.$P$27];[.$R$25]&lt;[.F318];[.F318]&lt;[.$R$26]); AND([.D318]=[.$Q$27];[.$Q$25]&lt;[.F318];[.F318]&lt;[.$Q$26]);AND([.D318]=[.$R$27];[.$P$25]&lt;[.F318];[.F31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formula="of:=INDIRECT(ADDRESS(8;16+MOD([.A319];[.$N$8])))" office:value-type="float" office:value="2" calcext:value-type="float">
            <text:p>2</text:p>
          </table:table-cell>
          <table:table-cell table:formula="of:=INDIRECT(ADDRESS(9;16+MOD([.A319]/[.$N$8];[.$N$9])))" office:value-type="float" office:value="32" calcext:value-type="float">
            <text:p>32</text:p>
          </table:table-cell>
          <table:table-cell table:formula="of:=INDIRECT(ADDRESS(10;16+MOD([.A319]/([.$N$8]*[.$N$9]);[.$N$10])))" office:value-type="float" office:value="2" calcext:value-type="float">
            <text:p>2</text:p>
          </table:table-cell>
          <table:table-cell table:formula="of:=INDIRECT(ADDRESS(11;16+MOD([.A319]/([.$N$8]*[.$N$9]*[.$N$10]);[.$N$11])))" office:value-type="float" office:value="8" calcext:value-type="float">
            <text:p>8</text:p>
          </table:table-cell>
          <table:table-cell table:formula="of:=[.E319]*[.C319]*[.$R$3]/[.B319]/[.D319]" office:value-type="float" office:value="5898240" calcext:value-type="float">
            <text:p>5898240</text:p>
          </table:table-cell>
          <table:table-cell table:style-name="ce7" table:formula="of:=IF(AND([.$Q$18]&lt;[.F319];[.F319]&lt;[.$Q$19]))" office:value-type="boolean" office:boolean-value="true" calcext:value-type="boolean">
            <text:p>TRUE</text:p>
          </table:table-cell>
          <table:table-cell table:style-name="ce9" table:formula="of:=IF(OR(AND([.D319]=[.$P$27];[.$R$25]&lt;[.F319];[.F319]&lt;[.$R$26]); AND([.D319]=[.$Q$27];[.$Q$25]&lt;[.F319];[.F319]&lt;[.$Q$26]);AND([.D319]=[.$R$27];[.$P$25]&lt;[.F319];[.F31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formula="of:=INDIRECT(ADDRESS(8;16+MOD([.A320];[.$N$8])))" office:value-type="float" office:value="3" calcext:value-type="float">
            <text:p>3</text:p>
          </table:table-cell>
          <table:table-cell table:formula="of:=INDIRECT(ADDRESS(9;16+MOD([.A320]/[.$N$8];[.$N$9])))" office:value-type="float" office:value="32" calcext:value-type="float">
            <text:p>32</text:p>
          </table:table-cell>
          <table:table-cell table:formula="of:=INDIRECT(ADDRESS(10;16+MOD([.A320]/([.$N$8]*[.$N$9]);[.$N$10])))" office:value-type="float" office:value="2" calcext:value-type="float">
            <text:p>2</text:p>
          </table:table-cell>
          <table:table-cell table:formula="of:=INDIRECT(ADDRESS(11;16+MOD([.A320]/([.$N$8]*[.$N$9]*[.$N$10]);[.$N$11])))" office:value-type="float" office:value="8" calcext:value-type="float">
            <text:p>8</text:p>
          </table:table-cell>
          <table:table-cell table:formula="of:=[.E320]*[.C320]*[.$R$3]/[.B320]/[.D320]" office:value-type="float" office:value="3932160" calcext:value-type="float">
            <text:p>3932160</text:p>
          </table:table-cell>
          <table:table-cell table:style-name="ce7" table:formula="of:=IF(AND([.$Q$18]&lt;[.F320];[.F320]&lt;[.$Q$19]))" office:value-type="boolean" office:boolean-value="true" calcext:value-type="boolean">
            <text:p>TRUE</text:p>
          </table:table-cell>
          <table:table-cell table:style-name="ce9" table:formula="of:=IF(OR(AND([.D320]=[.$P$27];[.$R$25]&lt;[.F320];[.F320]&lt;[.$R$26]); AND([.D320]=[.$Q$27];[.$Q$25]&lt;[.F320];[.F320]&lt;[.$Q$26]);AND([.D320]=[.$R$27];[.$P$25]&lt;[.F320];[.F32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formula="of:=INDIRECT(ADDRESS(8;16+MOD([.A321];[.$N$8])))" office:value-type="float" office:value="4" calcext:value-type="float">
            <text:p>4</text:p>
          </table:table-cell>
          <table:table-cell table:formula="of:=INDIRECT(ADDRESS(9;16+MOD([.A321]/[.$N$8];[.$N$9])))" office:value-type="float" office:value="32" calcext:value-type="float">
            <text:p>32</text:p>
          </table:table-cell>
          <table:table-cell table:formula="of:=INDIRECT(ADDRESS(10;16+MOD([.A321]/([.$N$8]*[.$N$9]);[.$N$10])))" office:value-type="float" office:value="2" calcext:value-type="float">
            <text:p>2</text:p>
          </table:table-cell>
          <table:table-cell table:formula="of:=INDIRECT(ADDRESS(11;16+MOD([.A321]/([.$N$8]*[.$N$9]*[.$N$10]);[.$N$11])))" office:value-type="float" office:value="8" calcext:value-type="float">
            <text:p>8</text:p>
          </table:table-cell>
          <table:table-cell table:formula="of:=[.E321]*[.C321]*[.$R$3]/[.B321]/[.D321]" office:value-type="float" office:value="2949120" calcext:value-type="float">
            <text:p>2949120</text:p>
          </table:table-cell>
          <table:table-cell table:style-name="ce7" table:formula="of:=IF(AND([.$Q$18]&lt;[.F321];[.F321]&lt;[.$Q$19]))" office:value-type="boolean" office:boolean-value="true" calcext:value-type="boolean">
            <text:p>TRUE</text:p>
          </table:table-cell>
          <table:table-cell table:style-name="ce9" table:formula="of:=IF(OR(AND([.D321]=[.$P$27];[.$R$25]&lt;[.F321];[.F321]&lt;[.$R$26]); AND([.D321]=[.$Q$27];[.$Q$25]&lt;[.F321];[.F321]&lt;[.$Q$26]);AND([.D321]=[.$R$27];[.$P$25]&lt;[.F321];[.F32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formula="of:=INDIRECT(ADDRESS(8;16+MOD([.A322];[.$N$8])))" office:value-type="float" office:value="1" calcext:value-type="float">
            <text:p>1</text:p>
          </table:table-cell>
          <table:table-cell table:formula="of:=INDIRECT(ADDRESS(9;16+MOD([.A322]/[.$N$8];[.$N$9])))" office:value-type="float" office:value="33" calcext:value-type="float">
            <text:p>33</text:p>
          </table:table-cell>
          <table:table-cell table:formula="of:=INDIRECT(ADDRESS(10;16+MOD([.A322]/([.$N$8]*[.$N$9]);[.$N$10])))" office:value-type="float" office:value="2" calcext:value-type="float">
            <text:p>2</text:p>
          </table:table-cell>
          <table:table-cell table:formula="of:=INDIRECT(ADDRESS(11;16+MOD([.A322]/([.$N$8]*[.$N$9]*[.$N$10]);[.$N$11])))" office:value-type="float" office:value="8" calcext:value-type="float">
            <text:p>8</text:p>
          </table:table-cell>
          <table:table-cell table:formula="of:=[.E322]*[.C322]*[.$R$3]/[.B322]/[.D322]" office:value-type="float" office:value="12165120" calcext:value-type="float">
            <text:p>12165120</text:p>
          </table:table-cell>
          <table:table-cell table:style-name="ce7" table:formula="of:=IF(AND([.$Q$18]&lt;[.F322];[.F322]&lt;[.$Q$19]))" office:value-type="boolean" office:boolean-value="false" calcext:value-type="boolean">
            <text:p>FALSE</text:p>
          </table:table-cell>
          <table:table-cell table:style-name="ce9" table:formula="of:=IF(OR(AND([.D322]=[.$P$27];[.$R$25]&lt;[.F322];[.F322]&lt;[.$R$26]); AND([.D322]=[.$Q$27];[.$Q$25]&lt;[.F322];[.F322]&lt;[.$Q$26]);AND([.D322]=[.$R$27];[.$P$25]&lt;[.F322];[.F32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formula="of:=INDIRECT(ADDRESS(8;16+MOD([.A323];[.$N$8])))" office:value-type="float" office:value="2" calcext:value-type="float">
            <text:p>2</text:p>
          </table:table-cell>
          <table:table-cell table:formula="of:=INDIRECT(ADDRESS(9;16+MOD([.A323]/[.$N$8];[.$N$9])))" office:value-type="float" office:value="33" calcext:value-type="float">
            <text:p>33</text:p>
          </table:table-cell>
          <table:table-cell table:formula="of:=INDIRECT(ADDRESS(10;16+MOD([.A323]/([.$N$8]*[.$N$9]);[.$N$10])))" office:value-type="float" office:value="2" calcext:value-type="float">
            <text:p>2</text:p>
          </table:table-cell>
          <table:table-cell table:formula="of:=INDIRECT(ADDRESS(11;16+MOD([.A323]/([.$N$8]*[.$N$9]*[.$N$10]);[.$N$11])))" office:value-type="float" office:value="8" calcext:value-type="float">
            <text:p>8</text:p>
          </table:table-cell>
          <table:table-cell table:formula="of:=[.E323]*[.C323]*[.$R$3]/[.B323]/[.D323]" office:value-type="float" office:value="6082560" calcext:value-type="float">
            <text:p>6082560</text:p>
          </table:table-cell>
          <table:table-cell table:style-name="ce7" table:formula="of:=IF(AND([.$Q$18]&lt;[.F323];[.F323]&lt;[.$Q$19]))" office:value-type="boolean" office:boolean-value="true" calcext:value-type="boolean">
            <text:p>TRUE</text:p>
          </table:table-cell>
          <table:table-cell table:style-name="ce9" table:formula="of:=IF(OR(AND([.D323]=[.$P$27];[.$R$25]&lt;[.F323];[.F323]&lt;[.$R$26]); AND([.D323]=[.$Q$27];[.$Q$25]&lt;[.F323];[.F323]&lt;[.$Q$26]);AND([.D323]=[.$R$27];[.$P$25]&lt;[.F323];[.F32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formula="of:=INDIRECT(ADDRESS(8;16+MOD([.A324];[.$N$8])))" office:value-type="float" office:value="3" calcext:value-type="float">
            <text:p>3</text:p>
          </table:table-cell>
          <table:table-cell table:formula="of:=INDIRECT(ADDRESS(9;16+MOD([.A324]/[.$N$8];[.$N$9])))" office:value-type="float" office:value="33" calcext:value-type="float">
            <text:p>33</text:p>
          </table:table-cell>
          <table:table-cell table:formula="of:=INDIRECT(ADDRESS(10;16+MOD([.A324]/([.$N$8]*[.$N$9]);[.$N$10])))" office:value-type="float" office:value="2" calcext:value-type="float">
            <text:p>2</text:p>
          </table:table-cell>
          <table:table-cell table:formula="of:=INDIRECT(ADDRESS(11;16+MOD([.A324]/([.$N$8]*[.$N$9]*[.$N$10]);[.$N$11])))" office:value-type="float" office:value="8" calcext:value-type="float">
            <text:p>8</text:p>
          </table:table-cell>
          <table:table-cell table:formula="of:=[.E324]*[.C324]*[.$R$3]/[.B324]/[.D324]" office:value-type="float" office:value="4055040" calcext:value-type="float">
            <text:p>4055040</text:p>
          </table:table-cell>
          <table:table-cell table:style-name="ce7" table:formula="of:=IF(AND([.$Q$18]&lt;[.F324];[.F324]&lt;[.$Q$19]))" office:value-type="boolean" office:boolean-value="true" calcext:value-type="boolean">
            <text:p>TRUE</text:p>
          </table:table-cell>
          <table:table-cell table:style-name="ce9" table:formula="of:=IF(OR(AND([.D324]=[.$P$27];[.$R$25]&lt;[.F324];[.F324]&lt;[.$R$26]); AND([.D324]=[.$Q$27];[.$Q$25]&lt;[.F324];[.F324]&lt;[.$Q$26]);AND([.D324]=[.$R$27];[.$P$25]&lt;[.F324];[.F32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formula="of:=INDIRECT(ADDRESS(8;16+MOD([.A325];[.$N$8])))" office:value-type="float" office:value="4" calcext:value-type="float">
            <text:p>4</text:p>
          </table:table-cell>
          <table:table-cell table:formula="of:=INDIRECT(ADDRESS(9;16+MOD([.A325]/[.$N$8];[.$N$9])))" office:value-type="float" office:value="33" calcext:value-type="float">
            <text:p>33</text:p>
          </table:table-cell>
          <table:table-cell table:formula="of:=INDIRECT(ADDRESS(10;16+MOD([.A325]/([.$N$8]*[.$N$9]);[.$N$10])))" office:value-type="float" office:value="2" calcext:value-type="float">
            <text:p>2</text:p>
          </table:table-cell>
          <table:table-cell table:formula="of:=INDIRECT(ADDRESS(11;16+MOD([.A325]/([.$N$8]*[.$N$9]*[.$N$10]);[.$N$11])))" office:value-type="float" office:value="8" calcext:value-type="float">
            <text:p>8</text:p>
          </table:table-cell>
          <table:table-cell table:formula="of:=[.E325]*[.C325]*[.$R$3]/[.B325]/[.D325]" office:value-type="float" office:value="3041280" calcext:value-type="float">
            <text:p>3041280</text:p>
          </table:table-cell>
          <table:table-cell table:style-name="ce7" table:formula="of:=IF(AND([.$Q$18]&lt;[.F325];[.F325]&lt;[.$Q$19]))" office:value-type="boolean" office:boolean-value="true" calcext:value-type="boolean">
            <text:p>TRUE</text:p>
          </table:table-cell>
          <table:table-cell table:style-name="ce9" table:formula="of:=IF(OR(AND([.D325]=[.$P$27];[.$R$25]&lt;[.F325];[.F325]&lt;[.$R$26]); AND([.D325]=[.$Q$27];[.$Q$25]&lt;[.F325];[.F325]&lt;[.$Q$26]);AND([.D325]=[.$R$27];[.$P$25]&lt;[.F325];[.F32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formula="of:=INDIRECT(ADDRESS(8;16+MOD([.A326];[.$N$8])))" office:value-type="float" office:value="1" calcext:value-type="float">
            <text:p>1</text:p>
          </table:table-cell>
          <table:table-cell table:formula="of:=INDIRECT(ADDRESS(9;16+MOD([.A326]/[.$N$8];[.$N$9])))" office:value-type="float" office:value="34" calcext:value-type="float">
            <text:p>34</text:p>
          </table:table-cell>
          <table:table-cell table:formula="of:=INDIRECT(ADDRESS(10;16+MOD([.A326]/([.$N$8]*[.$N$9]);[.$N$10])))" office:value-type="float" office:value="2" calcext:value-type="float">
            <text:p>2</text:p>
          </table:table-cell>
          <table:table-cell table:formula="of:=INDIRECT(ADDRESS(11;16+MOD([.A326]/([.$N$8]*[.$N$9]*[.$N$10]);[.$N$11])))" office:value-type="float" office:value="8" calcext:value-type="float">
            <text:p>8</text:p>
          </table:table-cell>
          <table:table-cell table:formula="of:=[.E326]*[.C326]*[.$R$3]/[.B326]/[.D326]" office:value-type="float" office:value="12533760" calcext:value-type="float">
            <text:p>12533760</text:p>
          </table:table-cell>
          <table:table-cell table:style-name="ce7" table:formula="of:=IF(AND([.$Q$18]&lt;[.F326];[.F326]&lt;[.$Q$19]))" office:value-type="boolean" office:boolean-value="false" calcext:value-type="boolean">
            <text:p>FALSE</text:p>
          </table:table-cell>
          <table:table-cell table:style-name="ce9" table:formula="of:=IF(OR(AND([.D326]=[.$P$27];[.$R$25]&lt;[.F326];[.F326]&lt;[.$R$26]); AND([.D326]=[.$Q$27];[.$Q$25]&lt;[.F326];[.F326]&lt;[.$Q$26]);AND([.D326]=[.$R$27];[.$P$25]&lt;[.F326];[.F32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formula="of:=INDIRECT(ADDRESS(8;16+MOD([.A327];[.$N$8])))" office:value-type="float" office:value="2" calcext:value-type="float">
            <text:p>2</text:p>
          </table:table-cell>
          <table:table-cell table:formula="of:=INDIRECT(ADDRESS(9;16+MOD([.A327]/[.$N$8];[.$N$9])))" office:value-type="float" office:value="34" calcext:value-type="float">
            <text:p>34</text:p>
          </table:table-cell>
          <table:table-cell table:formula="of:=INDIRECT(ADDRESS(10;16+MOD([.A327]/([.$N$8]*[.$N$9]);[.$N$10])))" office:value-type="float" office:value="2" calcext:value-type="float">
            <text:p>2</text:p>
          </table:table-cell>
          <table:table-cell table:formula="of:=INDIRECT(ADDRESS(11;16+MOD([.A327]/([.$N$8]*[.$N$9]*[.$N$10]);[.$N$11])))" office:value-type="float" office:value="8" calcext:value-type="float">
            <text:p>8</text:p>
          </table:table-cell>
          <table:table-cell table:formula="of:=[.E327]*[.C327]*[.$R$3]/[.B327]/[.D327]" office:value-type="float" office:value="6266880" calcext:value-type="float">
            <text:p>6266880</text:p>
          </table:table-cell>
          <table:table-cell table:style-name="ce7" table:formula="of:=IF(AND([.$Q$18]&lt;[.F327];[.F327]&lt;[.$Q$19]))" office:value-type="boolean" office:boolean-value="true" calcext:value-type="boolean">
            <text:p>TRUE</text:p>
          </table:table-cell>
          <table:table-cell table:style-name="ce9" table:formula="of:=IF(OR(AND([.D327]=[.$P$27];[.$R$25]&lt;[.F327];[.F327]&lt;[.$R$26]); AND([.D327]=[.$Q$27];[.$Q$25]&lt;[.F327];[.F327]&lt;[.$Q$26]);AND([.D327]=[.$R$27];[.$P$25]&lt;[.F327];[.F32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formula="of:=INDIRECT(ADDRESS(8;16+MOD([.A328];[.$N$8])))" office:value-type="float" office:value="3" calcext:value-type="float">
            <text:p>3</text:p>
          </table:table-cell>
          <table:table-cell table:formula="of:=INDIRECT(ADDRESS(9;16+MOD([.A328]/[.$N$8];[.$N$9])))" office:value-type="float" office:value="34" calcext:value-type="float">
            <text:p>34</text:p>
          </table:table-cell>
          <table:table-cell table:formula="of:=INDIRECT(ADDRESS(10;16+MOD([.A328]/([.$N$8]*[.$N$9]);[.$N$10])))" office:value-type="float" office:value="2" calcext:value-type="float">
            <text:p>2</text:p>
          </table:table-cell>
          <table:table-cell table:formula="of:=INDIRECT(ADDRESS(11;16+MOD([.A328]/([.$N$8]*[.$N$9]*[.$N$10]);[.$N$11])))" office:value-type="float" office:value="8" calcext:value-type="float">
            <text:p>8</text:p>
          </table:table-cell>
          <table:table-cell table:formula="of:=[.E328]*[.C328]*[.$R$3]/[.B328]/[.D328]" office:value-type="float" office:value="4177920" calcext:value-type="float">
            <text:p>4177920</text:p>
          </table:table-cell>
          <table:table-cell table:style-name="ce7" table:formula="of:=IF(AND([.$Q$18]&lt;[.F328];[.F328]&lt;[.$Q$19]))" office:value-type="boolean" office:boolean-value="true" calcext:value-type="boolean">
            <text:p>TRUE</text:p>
          </table:table-cell>
          <table:table-cell table:style-name="ce9" table:formula="of:=IF(OR(AND([.D328]=[.$P$27];[.$R$25]&lt;[.F328];[.F328]&lt;[.$R$26]); AND([.D328]=[.$Q$27];[.$Q$25]&lt;[.F328];[.F328]&lt;[.$Q$26]);AND([.D328]=[.$R$27];[.$P$25]&lt;[.F328];[.F32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formula="of:=INDIRECT(ADDRESS(8;16+MOD([.A329];[.$N$8])))" office:value-type="float" office:value="4" calcext:value-type="float">
            <text:p>4</text:p>
          </table:table-cell>
          <table:table-cell table:formula="of:=INDIRECT(ADDRESS(9;16+MOD([.A329]/[.$N$8];[.$N$9])))" office:value-type="float" office:value="34" calcext:value-type="float">
            <text:p>34</text:p>
          </table:table-cell>
          <table:table-cell table:formula="of:=INDIRECT(ADDRESS(10;16+MOD([.A329]/([.$N$8]*[.$N$9]);[.$N$10])))" office:value-type="float" office:value="2" calcext:value-type="float">
            <text:p>2</text:p>
          </table:table-cell>
          <table:table-cell table:formula="of:=INDIRECT(ADDRESS(11;16+MOD([.A329]/([.$N$8]*[.$N$9]*[.$N$10]);[.$N$11])))" office:value-type="float" office:value="8" calcext:value-type="float">
            <text:p>8</text:p>
          </table:table-cell>
          <table:table-cell table:formula="of:=[.E329]*[.C329]*[.$R$3]/[.B329]/[.D329]" office:value-type="float" office:value="3133440" calcext:value-type="float">
            <text:p>3133440</text:p>
          </table:table-cell>
          <table:table-cell table:style-name="ce7" table:formula="of:=IF(AND([.$Q$18]&lt;[.F329];[.F329]&lt;[.$Q$19]))" office:value-type="boolean" office:boolean-value="true" calcext:value-type="boolean">
            <text:p>TRUE</text:p>
          </table:table-cell>
          <table:table-cell table:style-name="ce9" table:formula="of:=IF(OR(AND([.D329]=[.$P$27];[.$R$25]&lt;[.F329];[.F329]&lt;[.$R$26]); AND([.D329]=[.$Q$27];[.$Q$25]&lt;[.F329];[.F329]&lt;[.$Q$26]);AND([.D329]=[.$R$27];[.$P$25]&lt;[.F329];[.F32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formula="of:=INDIRECT(ADDRESS(8;16+MOD([.A330];[.$N$8])))" office:value-type="float" office:value="1" calcext:value-type="float">
            <text:p>1</text:p>
          </table:table-cell>
          <table:table-cell table:formula="of:=INDIRECT(ADDRESS(9;16+MOD([.A330]/[.$N$8];[.$N$9])))" office:value-type="float" office:value="35" calcext:value-type="float">
            <text:p>35</text:p>
          </table:table-cell>
          <table:table-cell table:formula="of:=INDIRECT(ADDRESS(10;16+MOD([.A330]/([.$N$8]*[.$N$9]);[.$N$10])))" office:value-type="float" office:value="2" calcext:value-type="float">
            <text:p>2</text:p>
          </table:table-cell>
          <table:table-cell table:formula="of:=INDIRECT(ADDRESS(11;16+MOD([.A330]/([.$N$8]*[.$N$9]*[.$N$10]);[.$N$11])))" office:value-type="float" office:value="8" calcext:value-type="float">
            <text:p>8</text:p>
          </table:table-cell>
          <table:table-cell table:formula="of:=[.E330]*[.C330]*[.$R$3]/[.B330]/[.D330]" office:value-type="float" office:value="12902400" calcext:value-type="float">
            <text:p>12902400</text:p>
          </table:table-cell>
          <table:table-cell table:style-name="ce7" table:formula="of:=IF(AND([.$Q$18]&lt;[.F330];[.F330]&lt;[.$Q$19]))" office:value-type="boolean" office:boolean-value="false" calcext:value-type="boolean">
            <text:p>FALSE</text:p>
          </table:table-cell>
          <table:table-cell table:style-name="ce9" table:formula="of:=IF(OR(AND([.D330]=[.$P$27];[.$R$25]&lt;[.F330];[.F330]&lt;[.$R$26]); AND([.D330]=[.$Q$27];[.$Q$25]&lt;[.F330];[.F330]&lt;[.$Q$26]);AND([.D330]=[.$R$27];[.$P$25]&lt;[.F330];[.F33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formula="of:=INDIRECT(ADDRESS(8;16+MOD([.A331];[.$N$8])))" office:value-type="float" office:value="2" calcext:value-type="float">
            <text:p>2</text:p>
          </table:table-cell>
          <table:table-cell table:formula="of:=INDIRECT(ADDRESS(9;16+MOD([.A331]/[.$N$8];[.$N$9])))" office:value-type="float" office:value="35" calcext:value-type="float">
            <text:p>35</text:p>
          </table:table-cell>
          <table:table-cell table:formula="of:=INDIRECT(ADDRESS(10;16+MOD([.A331]/([.$N$8]*[.$N$9]);[.$N$10])))" office:value-type="float" office:value="2" calcext:value-type="float">
            <text:p>2</text:p>
          </table:table-cell>
          <table:table-cell table:formula="of:=INDIRECT(ADDRESS(11;16+MOD([.A331]/([.$N$8]*[.$N$9]*[.$N$10]);[.$N$11])))" office:value-type="float" office:value="8" calcext:value-type="float">
            <text:p>8</text:p>
          </table:table-cell>
          <table:table-cell table:formula="of:=[.E331]*[.C331]*[.$R$3]/[.B331]/[.D331]" office:value-type="float" office:value="6451200" calcext:value-type="float">
            <text:p>6451200</text:p>
          </table:table-cell>
          <table:table-cell table:style-name="ce7" table:formula="of:=IF(AND([.$Q$18]&lt;[.F331];[.F331]&lt;[.$Q$19]))" office:value-type="boolean" office:boolean-value="true" calcext:value-type="boolean">
            <text:p>TRUE</text:p>
          </table:table-cell>
          <table:table-cell table:style-name="ce9" table:formula="of:=IF(OR(AND([.D331]=[.$P$27];[.$R$25]&lt;[.F331];[.F331]&lt;[.$R$26]); AND([.D331]=[.$Q$27];[.$Q$25]&lt;[.F331];[.F331]&lt;[.$Q$26]);AND([.D331]=[.$R$27];[.$P$25]&lt;[.F331];[.F33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formula="of:=INDIRECT(ADDRESS(8;16+MOD([.A332];[.$N$8])))" office:value-type="float" office:value="3" calcext:value-type="float">
            <text:p>3</text:p>
          </table:table-cell>
          <table:table-cell table:formula="of:=INDIRECT(ADDRESS(9;16+MOD([.A332]/[.$N$8];[.$N$9])))" office:value-type="float" office:value="35" calcext:value-type="float">
            <text:p>35</text:p>
          </table:table-cell>
          <table:table-cell table:formula="of:=INDIRECT(ADDRESS(10;16+MOD([.A332]/([.$N$8]*[.$N$9]);[.$N$10])))" office:value-type="float" office:value="2" calcext:value-type="float">
            <text:p>2</text:p>
          </table:table-cell>
          <table:table-cell table:formula="of:=INDIRECT(ADDRESS(11;16+MOD([.A332]/([.$N$8]*[.$N$9]*[.$N$10]);[.$N$11])))" office:value-type="float" office:value="8" calcext:value-type="float">
            <text:p>8</text:p>
          </table:table-cell>
          <table:table-cell table:formula="of:=[.E332]*[.C332]*[.$R$3]/[.B332]/[.D332]" office:value-type="float" office:value="4300800" calcext:value-type="float">
            <text:p>4300800</text:p>
          </table:table-cell>
          <table:table-cell table:style-name="ce7" table:formula="of:=IF(AND([.$Q$18]&lt;[.F332];[.F332]&lt;[.$Q$19]))" office:value-type="boolean" office:boolean-value="true" calcext:value-type="boolean">
            <text:p>TRUE</text:p>
          </table:table-cell>
          <table:table-cell table:style-name="ce9" table:formula="of:=IF(OR(AND([.D332]=[.$P$27];[.$R$25]&lt;[.F332];[.F332]&lt;[.$R$26]); AND([.D332]=[.$Q$27];[.$Q$25]&lt;[.F332];[.F332]&lt;[.$Q$26]);AND([.D332]=[.$R$27];[.$P$25]&lt;[.F332];[.F33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formula="of:=INDIRECT(ADDRESS(8;16+MOD([.A333];[.$N$8])))" office:value-type="float" office:value="4" calcext:value-type="float">
            <text:p>4</text:p>
          </table:table-cell>
          <table:table-cell table:formula="of:=INDIRECT(ADDRESS(9;16+MOD([.A333]/[.$N$8];[.$N$9])))" office:value-type="float" office:value="35" calcext:value-type="float">
            <text:p>35</text:p>
          </table:table-cell>
          <table:table-cell table:formula="of:=INDIRECT(ADDRESS(10;16+MOD([.A333]/([.$N$8]*[.$N$9]);[.$N$10])))" office:value-type="float" office:value="2" calcext:value-type="float">
            <text:p>2</text:p>
          </table:table-cell>
          <table:table-cell table:formula="of:=INDIRECT(ADDRESS(11;16+MOD([.A333]/([.$N$8]*[.$N$9]*[.$N$10]);[.$N$11])))" office:value-type="float" office:value="8" calcext:value-type="float">
            <text:p>8</text:p>
          </table:table-cell>
          <table:table-cell table:formula="of:=[.E333]*[.C333]*[.$R$3]/[.B333]/[.D333]" office:value-type="float" office:value="3225600" calcext:value-type="float">
            <text:p>3225600</text:p>
          </table:table-cell>
          <table:table-cell table:style-name="ce7" table:formula="of:=IF(AND([.$Q$18]&lt;[.F333];[.F333]&lt;[.$Q$19]))" office:value-type="boolean" office:boolean-value="true" calcext:value-type="boolean">
            <text:p>TRUE</text:p>
          </table:table-cell>
          <table:table-cell table:style-name="ce9" table:formula="of:=IF(OR(AND([.D333]=[.$P$27];[.$R$25]&lt;[.F333];[.F333]&lt;[.$R$26]); AND([.D333]=[.$Q$27];[.$Q$25]&lt;[.F333];[.F333]&lt;[.$Q$26]);AND([.D333]=[.$R$27];[.$P$25]&lt;[.F333];[.F33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formula="of:=INDIRECT(ADDRESS(8;16+MOD([.A334];[.$N$8])))" office:value-type="float" office:value="1" calcext:value-type="float">
            <text:p>1</text:p>
          </table:table-cell>
          <table:table-cell table:formula="of:=INDIRECT(ADDRESS(9;16+MOD([.A334]/[.$N$8];[.$N$9])))" office:value-type="float" office:value="36" calcext:value-type="float">
            <text:p>36</text:p>
          </table:table-cell>
          <table:table-cell table:formula="of:=INDIRECT(ADDRESS(10;16+MOD([.A334]/([.$N$8]*[.$N$9]);[.$N$10])))" office:value-type="float" office:value="2" calcext:value-type="float">
            <text:p>2</text:p>
          </table:table-cell>
          <table:table-cell table:formula="of:=INDIRECT(ADDRESS(11;16+MOD([.A334]/([.$N$8]*[.$N$9]*[.$N$10]);[.$N$11])))" office:value-type="float" office:value="8" calcext:value-type="float">
            <text:p>8</text:p>
          </table:table-cell>
          <table:table-cell table:formula="of:=[.E334]*[.C334]*[.$R$3]/[.B334]/[.D334]" office:value-type="float" office:value="13271040" calcext:value-type="float">
            <text:p>13271040</text:p>
          </table:table-cell>
          <table:table-cell table:style-name="ce7" table:formula="of:=IF(AND([.$Q$18]&lt;[.F334];[.F334]&lt;[.$Q$19]))" office:value-type="boolean" office:boolean-value="false" calcext:value-type="boolean">
            <text:p>FALSE</text:p>
          </table:table-cell>
          <table:table-cell table:style-name="ce9" table:formula="of:=IF(OR(AND([.D334]=[.$P$27];[.$R$25]&lt;[.F334];[.F334]&lt;[.$R$26]); AND([.D334]=[.$Q$27];[.$Q$25]&lt;[.F334];[.F334]&lt;[.$Q$26]);AND([.D334]=[.$R$27];[.$P$25]&lt;[.F334];[.F33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formula="of:=INDIRECT(ADDRESS(8;16+MOD([.A335];[.$N$8])))" office:value-type="float" office:value="2" calcext:value-type="float">
            <text:p>2</text:p>
          </table:table-cell>
          <table:table-cell table:formula="of:=INDIRECT(ADDRESS(9;16+MOD([.A335]/[.$N$8];[.$N$9])))" office:value-type="float" office:value="36" calcext:value-type="float">
            <text:p>36</text:p>
          </table:table-cell>
          <table:table-cell table:formula="of:=INDIRECT(ADDRESS(10;16+MOD([.A335]/([.$N$8]*[.$N$9]);[.$N$10])))" office:value-type="float" office:value="2" calcext:value-type="float">
            <text:p>2</text:p>
          </table:table-cell>
          <table:table-cell table:formula="of:=INDIRECT(ADDRESS(11;16+MOD([.A335]/([.$N$8]*[.$N$9]*[.$N$10]);[.$N$11])))" office:value-type="float" office:value="8" calcext:value-type="float">
            <text:p>8</text:p>
          </table:table-cell>
          <table:table-cell table:formula="of:=[.E335]*[.C335]*[.$R$3]/[.B335]/[.D335]" office:value-type="float" office:value="6635520" calcext:value-type="float">
            <text:p>6635520</text:p>
          </table:table-cell>
          <table:table-cell table:style-name="ce7" table:formula="of:=IF(AND([.$Q$18]&lt;[.F335];[.F335]&lt;[.$Q$19]))" office:value-type="boolean" office:boolean-value="true" calcext:value-type="boolean">
            <text:p>TRUE</text:p>
          </table:table-cell>
          <table:table-cell table:style-name="ce9" table:formula="of:=IF(OR(AND([.D335]=[.$P$27];[.$R$25]&lt;[.F335];[.F335]&lt;[.$R$26]); AND([.D335]=[.$Q$27];[.$Q$25]&lt;[.F335];[.F335]&lt;[.$Q$26]);AND([.D335]=[.$R$27];[.$P$25]&lt;[.F335];[.F33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formula="of:=INDIRECT(ADDRESS(8;16+MOD([.A336];[.$N$8])))" office:value-type="float" office:value="3" calcext:value-type="float">
            <text:p>3</text:p>
          </table:table-cell>
          <table:table-cell table:formula="of:=INDIRECT(ADDRESS(9;16+MOD([.A336]/[.$N$8];[.$N$9])))" office:value-type="float" office:value="36" calcext:value-type="float">
            <text:p>36</text:p>
          </table:table-cell>
          <table:table-cell table:formula="of:=INDIRECT(ADDRESS(10;16+MOD([.A336]/([.$N$8]*[.$N$9]);[.$N$10])))" office:value-type="float" office:value="2" calcext:value-type="float">
            <text:p>2</text:p>
          </table:table-cell>
          <table:table-cell table:formula="of:=INDIRECT(ADDRESS(11;16+MOD([.A336]/([.$N$8]*[.$N$9]*[.$N$10]);[.$N$11])))" office:value-type="float" office:value="8" calcext:value-type="float">
            <text:p>8</text:p>
          </table:table-cell>
          <table:table-cell table:formula="of:=[.E336]*[.C336]*[.$R$3]/[.B336]/[.D336]" office:value-type="float" office:value="4423680" calcext:value-type="float">
            <text:p>4423680</text:p>
          </table:table-cell>
          <table:table-cell table:style-name="ce7" table:formula="of:=IF(AND([.$Q$18]&lt;[.F336];[.F336]&lt;[.$Q$19]))" office:value-type="boolean" office:boolean-value="true" calcext:value-type="boolean">
            <text:p>TRUE</text:p>
          </table:table-cell>
          <table:table-cell table:style-name="ce9" table:formula="of:=IF(OR(AND([.D336]=[.$P$27];[.$R$25]&lt;[.F336];[.F336]&lt;[.$R$26]); AND([.D336]=[.$Q$27];[.$Q$25]&lt;[.F336];[.F336]&lt;[.$Q$26]);AND([.D336]=[.$R$27];[.$P$25]&lt;[.F336];[.F33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formula="of:=INDIRECT(ADDRESS(8;16+MOD([.A337];[.$N$8])))" office:value-type="float" office:value="4" calcext:value-type="float">
            <text:p>4</text:p>
          </table:table-cell>
          <table:table-cell table:formula="of:=INDIRECT(ADDRESS(9;16+MOD([.A337]/[.$N$8];[.$N$9])))" office:value-type="float" office:value="36" calcext:value-type="float">
            <text:p>36</text:p>
          </table:table-cell>
          <table:table-cell table:formula="of:=INDIRECT(ADDRESS(10;16+MOD([.A337]/([.$N$8]*[.$N$9]);[.$N$10])))" office:value-type="float" office:value="2" calcext:value-type="float">
            <text:p>2</text:p>
          </table:table-cell>
          <table:table-cell table:formula="of:=INDIRECT(ADDRESS(11;16+MOD([.A337]/([.$N$8]*[.$N$9]*[.$N$10]);[.$N$11])))" office:value-type="float" office:value="8" calcext:value-type="float">
            <text:p>8</text:p>
          </table:table-cell>
          <table:table-cell table:formula="of:=[.E337]*[.C337]*[.$R$3]/[.B337]/[.D337]" office:value-type="float" office:value="3317760" calcext:value-type="float">
            <text:p>3317760</text:p>
          </table:table-cell>
          <table:table-cell table:style-name="ce7" table:formula="of:=IF(AND([.$Q$18]&lt;[.F337];[.F337]&lt;[.$Q$19]))" office:value-type="boolean" office:boolean-value="true" calcext:value-type="boolean">
            <text:p>TRUE</text:p>
          </table:table-cell>
          <table:table-cell table:style-name="ce9" table:formula="of:=IF(OR(AND([.D337]=[.$P$27];[.$R$25]&lt;[.F337];[.F337]&lt;[.$R$26]); AND([.D337]=[.$Q$27];[.$Q$25]&lt;[.F337];[.F337]&lt;[.$Q$26]);AND([.D337]=[.$R$27];[.$P$25]&lt;[.F337];[.F33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formula="of:=INDIRECT(ADDRESS(8;16+MOD([.A338];[.$N$8])))" office:value-type="float" office:value="1" calcext:value-type="float">
            <text:p>1</text:p>
          </table:table-cell>
          <table:table-cell table:formula="of:=INDIRECT(ADDRESS(9;16+MOD([.A338]/[.$N$8];[.$N$9])))" office:value-type="float" office:value="37" calcext:value-type="float">
            <text:p>37</text:p>
          </table:table-cell>
          <table:table-cell table:formula="of:=INDIRECT(ADDRESS(10;16+MOD([.A338]/([.$N$8]*[.$N$9]);[.$N$10])))" office:value-type="float" office:value="2" calcext:value-type="float">
            <text:p>2</text:p>
          </table:table-cell>
          <table:table-cell table:formula="of:=INDIRECT(ADDRESS(11;16+MOD([.A338]/([.$N$8]*[.$N$9]*[.$N$10]);[.$N$11])))" office:value-type="float" office:value="8" calcext:value-type="float">
            <text:p>8</text:p>
          </table:table-cell>
          <table:table-cell table:formula="of:=[.E338]*[.C338]*[.$R$3]/[.B338]/[.D338]" office:value-type="float" office:value="13639680" calcext:value-type="float">
            <text:p>13639680</text:p>
          </table:table-cell>
          <table:table-cell table:style-name="ce7" table:formula="of:=IF(AND([.$Q$18]&lt;[.F338];[.F338]&lt;[.$Q$19]))" office:value-type="boolean" office:boolean-value="false" calcext:value-type="boolean">
            <text:p>FALSE</text:p>
          </table:table-cell>
          <table:table-cell table:style-name="ce9" table:formula="of:=IF(OR(AND([.D338]=[.$P$27];[.$R$25]&lt;[.F338];[.F338]&lt;[.$R$26]); AND([.D338]=[.$Q$27];[.$Q$25]&lt;[.F338];[.F338]&lt;[.$Q$26]);AND([.D338]=[.$R$27];[.$P$25]&lt;[.F338];[.F33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formula="of:=INDIRECT(ADDRESS(8;16+MOD([.A339];[.$N$8])))" office:value-type="float" office:value="2" calcext:value-type="float">
            <text:p>2</text:p>
          </table:table-cell>
          <table:table-cell table:formula="of:=INDIRECT(ADDRESS(9;16+MOD([.A339]/[.$N$8];[.$N$9])))" office:value-type="float" office:value="37" calcext:value-type="float">
            <text:p>37</text:p>
          </table:table-cell>
          <table:table-cell table:formula="of:=INDIRECT(ADDRESS(10;16+MOD([.A339]/([.$N$8]*[.$N$9]);[.$N$10])))" office:value-type="float" office:value="2" calcext:value-type="float">
            <text:p>2</text:p>
          </table:table-cell>
          <table:table-cell table:formula="of:=INDIRECT(ADDRESS(11;16+MOD([.A339]/([.$N$8]*[.$N$9]*[.$N$10]);[.$N$11])))" office:value-type="float" office:value="8" calcext:value-type="float">
            <text:p>8</text:p>
          </table:table-cell>
          <table:table-cell table:formula="of:=[.E339]*[.C339]*[.$R$3]/[.B339]/[.D339]" office:value-type="float" office:value="6819840" calcext:value-type="float">
            <text:p>6819840</text:p>
          </table:table-cell>
          <table:table-cell table:style-name="ce7" table:formula="of:=IF(AND([.$Q$18]&lt;[.F339];[.F339]&lt;[.$Q$19]))" office:value-type="boolean" office:boolean-value="true" calcext:value-type="boolean">
            <text:p>TRUE</text:p>
          </table:table-cell>
          <table:table-cell table:style-name="ce9" table:formula="of:=IF(OR(AND([.D339]=[.$P$27];[.$R$25]&lt;[.F339];[.F339]&lt;[.$R$26]); AND([.D339]=[.$Q$27];[.$Q$25]&lt;[.F339];[.F339]&lt;[.$Q$26]);AND([.D339]=[.$R$27];[.$P$25]&lt;[.F339];[.F33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formula="of:=INDIRECT(ADDRESS(8;16+MOD([.A340];[.$N$8])))" office:value-type="float" office:value="3" calcext:value-type="float">
            <text:p>3</text:p>
          </table:table-cell>
          <table:table-cell table:formula="of:=INDIRECT(ADDRESS(9;16+MOD([.A340]/[.$N$8];[.$N$9])))" office:value-type="float" office:value="37" calcext:value-type="float">
            <text:p>37</text:p>
          </table:table-cell>
          <table:table-cell table:formula="of:=INDIRECT(ADDRESS(10;16+MOD([.A340]/([.$N$8]*[.$N$9]);[.$N$10])))" office:value-type="float" office:value="2" calcext:value-type="float">
            <text:p>2</text:p>
          </table:table-cell>
          <table:table-cell table:formula="of:=INDIRECT(ADDRESS(11;16+MOD([.A340]/([.$N$8]*[.$N$9]*[.$N$10]);[.$N$11])))" office:value-type="float" office:value="8" calcext:value-type="float">
            <text:p>8</text:p>
          </table:table-cell>
          <table:table-cell table:formula="of:=[.E340]*[.C340]*[.$R$3]/[.B340]/[.D340]" office:value-type="float" office:value="4546560" calcext:value-type="float">
            <text:p>4546560</text:p>
          </table:table-cell>
          <table:table-cell table:style-name="ce7" table:formula="of:=IF(AND([.$Q$18]&lt;[.F340];[.F340]&lt;[.$Q$19]))" office:value-type="boolean" office:boolean-value="true" calcext:value-type="boolean">
            <text:p>TRUE</text:p>
          </table:table-cell>
          <table:table-cell table:style-name="ce9" table:formula="of:=IF(OR(AND([.D340]=[.$P$27];[.$R$25]&lt;[.F340];[.F340]&lt;[.$R$26]); AND([.D340]=[.$Q$27];[.$Q$25]&lt;[.F340];[.F340]&lt;[.$Q$26]);AND([.D340]=[.$R$27];[.$P$25]&lt;[.F340];[.F34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formula="of:=INDIRECT(ADDRESS(8;16+MOD([.A341];[.$N$8])))" office:value-type="float" office:value="4" calcext:value-type="float">
            <text:p>4</text:p>
          </table:table-cell>
          <table:table-cell table:formula="of:=INDIRECT(ADDRESS(9;16+MOD([.A341]/[.$N$8];[.$N$9])))" office:value-type="float" office:value="37" calcext:value-type="float">
            <text:p>37</text:p>
          </table:table-cell>
          <table:table-cell table:formula="of:=INDIRECT(ADDRESS(10;16+MOD([.A341]/([.$N$8]*[.$N$9]);[.$N$10])))" office:value-type="float" office:value="2" calcext:value-type="float">
            <text:p>2</text:p>
          </table:table-cell>
          <table:table-cell table:formula="of:=INDIRECT(ADDRESS(11;16+MOD([.A341]/([.$N$8]*[.$N$9]*[.$N$10]);[.$N$11])))" office:value-type="float" office:value="8" calcext:value-type="float">
            <text:p>8</text:p>
          </table:table-cell>
          <table:table-cell table:formula="of:=[.E341]*[.C341]*[.$R$3]/[.B341]/[.D341]" office:value-type="float" office:value="3409920" calcext:value-type="float">
            <text:p>3409920</text:p>
          </table:table-cell>
          <table:table-cell table:style-name="ce7" table:formula="of:=IF(AND([.$Q$18]&lt;[.F341];[.F341]&lt;[.$Q$19]))" office:value-type="boolean" office:boolean-value="true" calcext:value-type="boolean">
            <text:p>TRUE</text:p>
          </table:table-cell>
          <table:table-cell table:style-name="ce9" table:formula="of:=IF(OR(AND([.D341]=[.$P$27];[.$R$25]&lt;[.F341];[.F341]&lt;[.$R$26]); AND([.D341]=[.$Q$27];[.$Q$25]&lt;[.F341];[.F341]&lt;[.$Q$26]);AND([.D341]=[.$R$27];[.$P$25]&lt;[.F341];[.F34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formula="of:=INDIRECT(ADDRESS(8;16+MOD([.A342];[.$N$8])))" office:value-type="float" office:value="1" calcext:value-type="float">
            <text:p>1</text:p>
          </table:table-cell>
          <table:table-cell table:formula="of:=INDIRECT(ADDRESS(9;16+MOD([.A342]/[.$N$8];[.$N$9])))" office:value-type="float" office:value="38" calcext:value-type="float">
            <text:p>38</text:p>
          </table:table-cell>
          <table:table-cell table:formula="of:=INDIRECT(ADDRESS(10;16+MOD([.A342]/([.$N$8]*[.$N$9]);[.$N$10])))" office:value-type="float" office:value="2" calcext:value-type="float">
            <text:p>2</text:p>
          </table:table-cell>
          <table:table-cell table:formula="of:=INDIRECT(ADDRESS(11;16+MOD([.A342]/([.$N$8]*[.$N$9]*[.$N$10]);[.$N$11])))" office:value-type="float" office:value="8" calcext:value-type="float">
            <text:p>8</text:p>
          </table:table-cell>
          <table:table-cell table:formula="of:=[.E342]*[.C342]*[.$R$3]/[.B342]/[.D342]" office:value-type="float" office:value="14008320" calcext:value-type="float">
            <text:p>14008320</text:p>
          </table:table-cell>
          <table:table-cell table:style-name="ce7" table:formula="of:=IF(AND([.$Q$18]&lt;[.F342];[.F342]&lt;[.$Q$19]))" office:value-type="boolean" office:boolean-value="false" calcext:value-type="boolean">
            <text:p>FALSE</text:p>
          </table:table-cell>
          <table:table-cell table:style-name="ce9" table:formula="of:=IF(OR(AND([.D342]=[.$P$27];[.$R$25]&lt;[.F342];[.F342]&lt;[.$R$26]); AND([.D342]=[.$Q$27];[.$Q$25]&lt;[.F342];[.F342]&lt;[.$Q$26]);AND([.D342]=[.$R$27];[.$P$25]&lt;[.F342];[.F34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formula="of:=INDIRECT(ADDRESS(8;16+MOD([.A343];[.$N$8])))" office:value-type="float" office:value="2" calcext:value-type="float">
            <text:p>2</text:p>
          </table:table-cell>
          <table:table-cell table:formula="of:=INDIRECT(ADDRESS(9;16+MOD([.A343]/[.$N$8];[.$N$9])))" office:value-type="float" office:value="38" calcext:value-type="float">
            <text:p>38</text:p>
          </table:table-cell>
          <table:table-cell table:formula="of:=INDIRECT(ADDRESS(10;16+MOD([.A343]/([.$N$8]*[.$N$9]);[.$N$10])))" office:value-type="float" office:value="2" calcext:value-type="float">
            <text:p>2</text:p>
          </table:table-cell>
          <table:table-cell table:formula="of:=INDIRECT(ADDRESS(11;16+MOD([.A343]/([.$N$8]*[.$N$9]*[.$N$10]);[.$N$11])))" office:value-type="float" office:value="8" calcext:value-type="float">
            <text:p>8</text:p>
          </table:table-cell>
          <table:table-cell table:formula="of:=[.E343]*[.C343]*[.$R$3]/[.B343]/[.D343]" office:value-type="float" office:value="7004160" calcext:value-type="float">
            <text:p>7004160</text:p>
          </table:table-cell>
          <table:table-cell table:style-name="ce7" table:formula="of:=IF(AND([.$Q$18]&lt;[.F343];[.F343]&lt;[.$Q$19]))" office:value-type="boolean" office:boolean-value="true" calcext:value-type="boolean">
            <text:p>TRUE</text:p>
          </table:table-cell>
          <table:table-cell table:style-name="ce9" table:formula="of:=IF(OR(AND([.D343]=[.$P$27];[.$R$25]&lt;[.F343];[.F343]&lt;[.$R$26]); AND([.D343]=[.$Q$27];[.$Q$25]&lt;[.F343];[.F343]&lt;[.$Q$26]);AND([.D343]=[.$R$27];[.$P$25]&lt;[.F343];[.F34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formula="of:=INDIRECT(ADDRESS(8;16+MOD([.A344];[.$N$8])))" office:value-type="float" office:value="3" calcext:value-type="float">
            <text:p>3</text:p>
          </table:table-cell>
          <table:table-cell table:formula="of:=INDIRECT(ADDRESS(9;16+MOD([.A344]/[.$N$8];[.$N$9])))" office:value-type="float" office:value="38" calcext:value-type="float">
            <text:p>38</text:p>
          </table:table-cell>
          <table:table-cell table:formula="of:=INDIRECT(ADDRESS(10;16+MOD([.A344]/([.$N$8]*[.$N$9]);[.$N$10])))" office:value-type="float" office:value="2" calcext:value-type="float">
            <text:p>2</text:p>
          </table:table-cell>
          <table:table-cell table:formula="of:=INDIRECT(ADDRESS(11;16+MOD([.A344]/([.$N$8]*[.$N$9]*[.$N$10]);[.$N$11])))" office:value-type="float" office:value="8" calcext:value-type="float">
            <text:p>8</text:p>
          </table:table-cell>
          <table:table-cell table:formula="of:=[.E344]*[.C344]*[.$R$3]/[.B344]/[.D344]" office:value-type="float" office:value="4669440" calcext:value-type="float">
            <text:p>4669440</text:p>
          </table:table-cell>
          <table:table-cell table:style-name="ce7" table:formula="of:=IF(AND([.$Q$18]&lt;[.F344];[.F344]&lt;[.$Q$19]))" office:value-type="boolean" office:boolean-value="true" calcext:value-type="boolean">
            <text:p>TRUE</text:p>
          </table:table-cell>
          <table:table-cell table:style-name="ce9" table:formula="of:=IF(OR(AND([.D344]=[.$P$27];[.$R$25]&lt;[.F344];[.F344]&lt;[.$R$26]); AND([.D344]=[.$Q$27];[.$Q$25]&lt;[.F344];[.F344]&lt;[.$Q$26]);AND([.D344]=[.$R$27];[.$P$25]&lt;[.F344];[.F34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formula="of:=INDIRECT(ADDRESS(8;16+MOD([.A345];[.$N$8])))" office:value-type="float" office:value="4" calcext:value-type="float">
            <text:p>4</text:p>
          </table:table-cell>
          <table:table-cell table:formula="of:=INDIRECT(ADDRESS(9;16+MOD([.A345]/[.$N$8];[.$N$9])))" office:value-type="float" office:value="38" calcext:value-type="float">
            <text:p>38</text:p>
          </table:table-cell>
          <table:table-cell table:formula="of:=INDIRECT(ADDRESS(10;16+MOD([.A345]/([.$N$8]*[.$N$9]);[.$N$10])))" office:value-type="float" office:value="2" calcext:value-type="float">
            <text:p>2</text:p>
          </table:table-cell>
          <table:table-cell table:formula="of:=INDIRECT(ADDRESS(11;16+MOD([.A345]/([.$N$8]*[.$N$9]*[.$N$10]);[.$N$11])))" office:value-type="float" office:value="8" calcext:value-type="float">
            <text:p>8</text:p>
          </table:table-cell>
          <table:table-cell table:formula="of:=[.E345]*[.C345]*[.$R$3]/[.B345]/[.D345]" office:value-type="float" office:value="3502080" calcext:value-type="float">
            <text:p>3502080</text:p>
          </table:table-cell>
          <table:table-cell table:style-name="ce7" table:formula="of:=IF(AND([.$Q$18]&lt;[.F345];[.F345]&lt;[.$Q$19]))" office:value-type="boolean" office:boolean-value="true" calcext:value-type="boolean">
            <text:p>TRUE</text:p>
          </table:table-cell>
          <table:table-cell table:style-name="ce9" table:formula="of:=IF(OR(AND([.D345]=[.$P$27];[.$R$25]&lt;[.F345];[.F345]&lt;[.$R$26]); AND([.D345]=[.$Q$27];[.$Q$25]&lt;[.F345];[.F345]&lt;[.$Q$26]);AND([.D345]=[.$R$27];[.$P$25]&lt;[.F345];[.F34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formula="of:=INDIRECT(ADDRESS(8;16+MOD([.A346];[.$N$8])))" office:value-type="float" office:value="1" calcext:value-type="float">
            <text:p>1</text:p>
          </table:table-cell>
          <table:table-cell table:formula="of:=INDIRECT(ADDRESS(9;16+MOD([.A346]/[.$N$8];[.$N$9])))" office:value-type="float" office:value="39" calcext:value-type="float">
            <text:p>39</text:p>
          </table:table-cell>
          <table:table-cell table:formula="of:=INDIRECT(ADDRESS(10;16+MOD([.A346]/([.$N$8]*[.$N$9]);[.$N$10])))" office:value-type="float" office:value="2" calcext:value-type="float">
            <text:p>2</text:p>
          </table:table-cell>
          <table:table-cell table:formula="of:=INDIRECT(ADDRESS(11;16+MOD([.A346]/([.$N$8]*[.$N$9]*[.$N$10]);[.$N$11])))" office:value-type="float" office:value="8" calcext:value-type="float">
            <text:p>8</text:p>
          </table:table-cell>
          <table:table-cell table:formula="of:=[.E346]*[.C346]*[.$R$3]/[.B346]/[.D346]" office:value-type="float" office:value="14376960" calcext:value-type="float">
            <text:p>14376960</text:p>
          </table:table-cell>
          <table:table-cell table:style-name="ce7" table:formula="of:=IF(AND([.$Q$18]&lt;[.F346];[.F346]&lt;[.$Q$19]))" office:value-type="boolean" office:boolean-value="false" calcext:value-type="boolean">
            <text:p>FALSE</text:p>
          </table:table-cell>
          <table:table-cell table:style-name="ce9" table:formula="of:=IF(OR(AND([.D346]=[.$P$27];[.$R$25]&lt;[.F346];[.F346]&lt;[.$R$26]); AND([.D346]=[.$Q$27];[.$Q$25]&lt;[.F346];[.F346]&lt;[.$Q$26]);AND([.D346]=[.$R$27];[.$P$25]&lt;[.F346];[.F34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formula="of:=INDIRECT(ADDRESS(8;16+MOD([.A347];[.$N$8])))" office:value-type="float" office:value="2" calcext:value-type="float">
            <text:p>2</text:p>
          </table:table-cell>
          <table:table-cell table:formula="of:=INDIRECT(ADDRESS(9;16+MOD([.A347]/[.$N$8];[.$N$9])))" office:value-type="float" office:value="39" calcext:value-type="float">
            <text:p>39</text:p>
          </table:table-cell>
          <table:table-cell table:formula="of:=INDIRECT(ADDRESS(10;16+MOD([.A347]/([.$N$8]*[.$N$9]);[.$N$10])))" office:value-type="float" office:value="2" calcext:value-type="float">
            <text:p>2</text:p>
          </table:table-cell>
          <table:table-cell table:formula="of:=INDIRECT(ADDRESS(11;16+MOD([.A347]/([.$N$8]*[.$N$9]*[.$N$10]);[.$N$11])))" office:value-type="float" office:value="8" calcext:value-type="float">
            <text:p>8</text:p>
          </table:table-cell>
          <table:table-cell table:formula="of:=[.E347]*[.C347]*[.$R$3]/[.B347]/[.D347]" office:value-type="float" office:value="7188480" calcext:value-type="float">
            <text:p>7188480</text:p>
          </table:table-cell>
          <table:table-cell table:style-name="ce7" table:formula="of:=IF(AND([.$Q$18]&lt;[.F347];[.F347]&lt;[.$Q$19]))" office:value-type="boolean" office:boolean-value="true" calcext:value-type="boolean">
            <text:p>TRUE</text:p>
          </table:table-cell>
          <table:table-cell table:style-name="ce9" table:formula="of:=IF(OR(AND([.D347]=[.$P$27];[.$R$25]&lt;[.F347];[.F347]&lt;[.$R$26]); AND([.D347]=[.$Q$27];[.$Q$25]&lt;[.F347];[.F347]&lt;[.$Q$26]);AND([.D347]=[.$R$27];[.$P$25]&lt;[.F347];[.F34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formula="of:=INDIRECT(ADDRESS(8;16+MOD([.A348];[.$N$8])))" office:value-type="float" office:value="3" calcext:value-type="float">
            <text:p>3</text:p>
          </table:table-cell>
          <table:table-cell table:formula="of:=INDIRECT(ADDRESS(9;16+MOD([.A348]/[.$N$8];[.$N$9])))" office:value-type="float" office:value="39" calcext:value-type="float">
            <text:p>39</text:p>
          </table:table-cell>
          <table:table-cell table:formula="of:=INDIRECT(ADDRESS(10;16+MOD([.A348]/([.$N$8]*[.$N$9]);[.$N$10])))" office:value-type="float" office:value="2" calcext:value-type="float">
            <text:p>2</text:p>
          </table:table-cell>
          <table:table-cell table:formula="of:=INDIRECT(ADDRESS(11;16+MOD([.A348]/([.$N$8]*[.$N$9]*[.$N$10]);[.$N$11])))" office:value-type="float" office:value="8" calcext:value-type="float">
            <text:p>8</text:p>
          </table:table-cell>
          <table:table-cell table:formula="of:=[.E348]*[.C348]*[.$R$3]/[.B348]/[.D348]" office:value-type="float" office:value="4792320" calcext:value-type="float">
            <text:p>4792320</text:p>
          </table:table-cell>
          <table:table-cell table:style-name="ce7" table:formula="of:=IF(AND([.$Q$18]&lt;[.F348];[.F348]&lt;[.$Q$19]))" office:value-type="boolean" office:boolean-value="true" calcext:value-type="boolean">
            <text:p>TRUE</text:p>
          </table:table-cell>
          <table:table-cell table:style-name="ce9" table:formula="of:=IF(OR(AND([.D348]=[.$P$27];[.$R$25]&lt;[.F348];[.F348]&lt;[.$R$26]); AND([.D348]=[.$Q$27];[.$Q$25]&lt;[.F348];[.F348]&lt;[.$Q$26]);AND([.D348]=[.$R$27];[.$P$25]&lt;[.F348];[.F34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formula="of:=INDIRECT(ADDRESS(8;16+MOD([.A349];[.$N$8])))" office:value-type="float" office:value="4" calcext:value-type="float">
            <text:p>4</text:p>
          </table:table-cell>
          <table:table-cell table:formula="of:=INDIRECT(ADDRESS(9;16+MOD([.A349]/[.$N$8];[.$N$9])))" office:value-type="float" office:value="39" calcext:value-type="float">
            <text:p>39</text:p>
          </table:table-cell>
          <table:table-cell table:formula="of:=INDIRECT(ADDRESS(10;16+MOD([.A349]/([.$N$8]*[.$N$9]);[.$N$10])))" office:value-type="float" office:value="2" calcext:value-type="float">
            <text:p>2</text:p>
          </table:table-cell>
          <table:table-cell table:formula="of:=INDIRECT(ADDRESS(11;16+MOD([.A349]/([.$N$8]*[.$N$9]*[.$N$10]);[.$N$11])))" office:value-type="float" office:value="8" calcext:value-type="float">
            <text:p>8</text:p>
          </table:table-cell>
          <table:table-cell table:formula="of:=[.E349]*[.C349]*[.$R$3]/[.B349]/[.D349]" office:value-type="float" office:value="3594240" calcext:value-type="float">
            <text:p>3594240</text:p>
          </table:table-cell>
          <table:table-cell table:style-name="ce7" table:formula="of:=IF(AND([.$Q$18]&lt;[.F349];[.F349]&lt;[.$Q$19]))" office:value-type="boolean" office:boolean-value="true" calcext:value-type="boolean">
            <text:p>TRUE</text:p>
          </table:table-cell>
          <table:table-cell table:style-name="ce9" table:formula="of:=IF(OR(AND([.D349]=[.$P$27];[.$R$25]&lt;[.F349];[.F349]&lt;[.$R$26]); AND([.D349]=[.$Q$27];[.$Q$25]&lt;[.F349];[.F349]&lt;[.$Q$26]);AND([.D349]=[.$R$27];[.$P$25]&lt;[.F349];[.F34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formula="of:=INDIRECT(ADDRESS(8;16+MOD([.A350];[.$N$8])))" office:value-type="float" office:value="1" calcext:value-type="float">
            <text:p>1</text:p>
          </table:table-cell>
          <table:table-cell table:formula="of:=INDIRECT(ADDRESS(9;16+MOD([.A350]/[.$N$8];[.$N$9])))" office:value-type="float" office:value="40" calcext:value-type="float">
            <text:p>40</text:p>
          </table:table-cell>
          <table:table-cell table:formula="of:=INDIRECT(ADDRESS(10;16+MOD([.A350]/([.$N$8]*[.$N$9]);[.$N$10])))" office:value-type="float" office:value="2" calcext:value-type="float">
            <text:p>2</text:p>
          </table:table-cell>
          <table:table-cell table:formula="of:=INDIRECT(ADDRESS(11;16+MOD([.A350]/([.$N$8]*[.$N$9]*[.$N$10]);[.$N$11])))" office:value-type="float" office:value="8" calcext:value-type="float">
            <text:p>8</text:p>
          </table:table-cell>
          <table:table-cell table:formula="of:=[.E350]*[.C350]*[.$R$3]/[.B350]/[.D350]" office:value-type="float" office:value="14745600" calcext:value-type="float">
            <text:p>14745600</text:p>
          </table:table-cell>
          <table:table-cell table:style-name="ce7" table:formula="of:=IF(AND([.$Q$18]&lt;[.F350];[.F350]&lt;[.$Q$19]))" office:value-type="boolean" office:boolean-value="false" calcext:value-type="boolean">
            <text:p>FALSE</text:p>
          </table:table-cell>
          <table:table-cell table:style-name="ce9" table:formula="of:=IF(OR(AND([.D350]=[.$P$27];[.$R$25]&lt;[.F350];[.F350]&lt;[.$R$26]); AND([.D350]=[.$Q$27];[.$Q$25]&lt;[.F350];[.F350]&lt;[.$Q$26]);AND([.D350]=[.$R$27];[.$P$25]&lt;[.F350];[.F35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formula="of:=INDIRECT(ADDRESS(8;16+MOD([.A351];[.$N$8])))" office:value-type="float" office:value="2" calcext:value-type="float">
            <text:p>2</text:p>
          </table:table-cell>
          <table:table-cell table:formula="of:=INDIRECT(ADDRESS(9;16+MOD([.A351]/[.$N$8];[.$N$9])))" office:value-type="float" office:value="40" calcext:value-type="float">
            <text:p>40</text:p>
          </table:table-cell>
          <table:table-cell table:formula="of:=INDIRECT(ADDRESS(10;16+MOD([.A351]/([.$N$8]*[.$N$9]);[.$N$10])))" office:value-type="float" office:value="2" calcext:value-type="float">
            <text:p>2</text:p>
          </table:table-cell>
          <table:table-cell table:formula="of:=INDIRECT(ADDRESS(11;16+MOD([.A351]/([.$N$8]*[.$N$9]*[.$N$10]);[.$N$11])))" office:value-type="float" office:value="8" calcext:value-type="float">
            <text:p>8</text:p>
          </table:table-cell>
          <table:table-cell table:formula="of:=[.E351]*[.C351]*[.$R$3]/[.B351]/[.D351]" office:value-type="float" office:value="7372800" calcext:value-type="float">
            <text:p>7372800</text:p>
          </table:table-cell>
          <table:table-cell table:style-name="ce7" table:formula="of:=IF(AND([.$Q$18]&lt;[.F351];[.F351]&lt;[.$Q$19]))" office:value-type="boolean" office:boolean-value="true" calcext:value-type="boolean">
            <text:p>TRUE</text:p>
          </table:table-cell>
          <table:table-cell table:style-name="ce9" table:formula="of:=IF(OR(AND([.D351]=[.$P$27];[.$R$25]&lt;[.F351];[.F351]&lt;[.$R$26]); AND([.D351]=[.$Q$27];[.$Q$25]&lt;[.F351];[.F351]&lt;[.$Q$26]);AND([.D351]=[.$R$27];[.$P$25]&lt;[.F351];[.F35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formula="of:=INDIRECT(ADDRESS(8;16+MOD([.A352];[.$N$8])))" office:value-type="float" office:value="3" calcext:value-type="float">
            <text:p>3</text:p>
          </table:table-cell>
          <table:table-cell table:formula="of:=INDIRECT(ADDRESS(9;16+MOD([.A352]/[.$N$8];[.$N$9])))" office:value-type="float" office:value="40" calcext:value-type="float">
            <text:p>40</text:p>
          </table:table-cell>
          <table:table-cell table:formula="of:=INDIRECT(ADDRESS(10;16+MOD([.A352]/([.$N$8]*[.$N$9]);[.$N$10])))" office:value-type="float" office:value="2" calcext:value-type="float">
            <text:p>2</text:p>
          </table:table-cell>
          <table:table-cell table:formula="of:=INDIRECT(ADDRESS(11;16+MOD([.A352]/([.$N$8]*[.$N$9]*[.$N$10]);[.$N$11])))" office:value-type="float" office:value="8" calcext:value-type="float">
            <text:p>8</text:p>
          </table:table-cell>
          <table:table-cell table:formula="of:=[.E352]*[.C352]*[.$R$3]/[.B352]/[.D352]" office:value-type="float" office:value="4915200" calcext:value-type="float">
            <text:p>4915200</text:p>
          </table:table-cell>
          <table:table-cell table:style-name="ce7" table:formula="of:=IF(AND([.$Q$18]&lt;[.F352];[.F352]&lt;[.$Q$19]))" office:value-type="boolean" office:boolean-value="true" calcext:value-type="boolean">
            <text:p>TRUE</text:p>
          </table:table-cell>
          <table:table-cell table:style-name="ce9" table:formula="of:=IF(OR(AND([.D352]=[.$P$27];[.$R$25]&lt;[.F352];[.F352]&lt;[.$R$26]); AND([.D352]=[.$Q$27];[.$Q$25]&lt;[.F352];[.F352]&lt;[.$Q$26]);AND([.D352]=[.$R$27];[.$P$25]&lt;[.F352];[.F35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formula="of:=INDIRECT(ADDRESS(8;16+MOD([.A353];[.$N$8])))" office:value-type="float" office:value="4" calcext:value-type="float">
            <text:p>4</text:p>
          </table:table-cell>
          <table:table-cell table:formula="of:=INDIRECT(ADDRESS(9;16+MOD([.A353]/[.$N$8];[.$N$9])))" office:value-type="float" office:value="40" calcext:value-type="float">
            <text:p>40</text:p>
          </table:table-cell>
          <table:table-cell table:formula="of:=INDIRECT(ADDRESS(10;16+MOD([.A353]/([.$N$8]*[.$N$9]);[.$N$10])))" office:value-type="float" office:value="2" calcext:value-type="float">
            <text:p>2</text:p>
          </table:table-cell>
          <table:table-cell table:formula="of:=INDIRECT(ADDRESS(11;16+MOD([.A353]/([.$N$8]*[.$N$9]*[.$N$10]);[.$N$11])))" office:value-type="float" office:value="8" calcext:value-type="float">
            <text:p>8</text:p>
          </table:table-cell>
          <table:table-cell table:formula="of:=[.E353]*[.C353]*[.$R$3]/[.B353]/[.D353]" office:value-type="float" office:value="3686400" calcext:value-type="float">
            <text:p>3686400</text:p>
          </table:table-cell>
          <table:table-cell table:style-name="ce7" table:formula="of:=IF(AND([.$Q$18]&lt;[.F353];[.F353]&lt;[.$Q$19]))" office:value-type="boolean" office:boolean-value="true" calcext:value-type="boolean">
            <text:p>TRUE</text:p>
          </table:table-cell>
          <table:table-cell table:style-name="ce9" table:formula="of:=IF(OR(AND([.D353]=[.$P$27];[.$R$25]&lt;[.F353];[.F353]&lt;[.$R$26]); AND([.D353]=[.$Q$27];[.$Q$25]&lt;[.F353];[.F353]&lt;[.$Q$26]);AND([.D353]=[.$R$27];[.$P$25]&lt;[.F353];[.F35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formula="of:=INDIRECT(ADDRESS(8;16+MOD([.A354];[.$N$8])))" office:value-type="float" office:value="1" calcext:value-type="float">
            <text:p>1</text:p>
          </table:table-cell>
          <table:table-cell table:formula="of:=INDIRECT(ADDRESS(9;16+MOD([.A354]/[.$N$8];[.$N$9])))" office:value-type="float" office:value="41" calcext:value-type="float">
            <text:p>41</text:p>
          </table:table-cell>
          <table:table-cell table:formula="of:=INDIRECT(ADDRESS(10;16+MOD([.A354]/([.$N$8]*[.$N$9]);[.$N$10])))" office:value-type="float" office:value="2" calcext:value-type="float">
            <text:p>2</text:p>
          </table:table-cell>
          <table:table-cell table:formula="of:=INDIRECT(ADDRESS(11;16+MOD([.A354]/([.$N$8]*[.$N$9]*[.$N$10]);[.$N$11])))" office:value-type="float" office:value="8" calcext:value-type="float">
            <text:p>8</text:p>
          </table:table-cell>
          <table:table-cell table:formula="of:=[.E354]*[.C354]*[.$R$3]/[.B354]/[.D354]" office:value-type="float" office:value="15114240" calcext:value-type="float">
            <text:p>15114240</text:p>
          </table:table-cell>
          <table:table-cell table:style-name="ce7" table:formula="of:=IF(AND([.$Q$18]&lt;[.F354];[.F354]&lt;[.$Q$19]))" office:value-type="boolean" office:boolean-value="false" calcext:value-type="boolean">
            <text:p>FALSE</text:p>
          </table:table-cell>
          <table:table-cell table:style-name="ce9" table:formula="of:=IF(OR(AND([.D354]=[.$P$27];[.$R$25]&lt;[.F354];[.F354]&lt;[.$R$26]); AND([.D354]=[.$Q$27];[.$Q$25]&lt;[.F354];[.F354]&lt;[.$Q$26]);AND([.D354]=[.$R$27];[.$P$25]&lt;[.F354];[.F35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formula="of:=INDIRECT(ADDRESS(8;16+MOD([.A355];[.$N$8])))" office:value-type="float" office:value="2" calcext:value-type="float">
            <text:p>2</text:p>
          </table:table-cell>
          <table:table-cell table:formula="of:=INDIRECT(ADDRESS(9;16+MOD([.A355]/[.$N$8];[.$N$9])))" office:value-type="float" office:value="41" calcext:value-type="float">
            <text:p>41</text:p>
          </table:table-cell>
          <table:table-cell table:formula="of:=INDIRECT(ADDRESS(10;16+MOD([.A355]/([.$N$8]*[.$N$9]);[.$N$10])))" office:value-type="float" office:value="2" calcext:value-type="float">
            <text:p>2</text:p>
          </table:table-cell>
          <table:table-cell table:formula="of:=INDIRECT(ADDRESS(11;16+MOD([.A355]/([.$N$8]*[.$N$9]*[.$N$10]);[.$N$11])))" office:value-type="float" office:value="8" calcext:value-type="float">
            <text:p>8</text:p>
          </table:table-cell>
          <table:table-cell table:formula="of:=[.E355]*[.C355]*[.$R$3]/[.B355]/[.D355]" office:value-type="float" office:value="7557120" calcext:value-type="float">
            <text:p>7557120</text:p>
          </table:table-cell>
          <table:table-cell table:style-name="ce7" table:formula="of:=IF(AND([.$Q$18]&lt;[.F355];[.F355]&lt;[.$Q$19]))" office:value-type="boolean" office:boolean-value="true" calcext:value-type="boolean">
            <text:p>TRUE</text:p>
          </table:table-cell>
          <table:table-cell table:style-name="ce9" table:formula="of:=IF(OR(AND([.D355]=[.$P$27];[.$R$25]&lt;[.F355];[.F355]&lt;[.$R$26]); AND([.D355]=[.$Q$27];[.$Q$25]&lt;[.F355];[.F355]&lt;[.$Q$26]);AND([.D355]=[.$R$27];[.$P$25]&lt;[.F355];[.F35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formula="of:=INDIRECT(ADDRESS(8;16+MOD([.A356];[.$N$8])))" office:value-type="float" office:value="3" calcext:value-type="float">
            <text:p>3</text:p>
          </table:table-cell>
          <table:table-cell table:formula="of:=INDIRECT(ADDRESS(9;16+MOD([.A356]/[.$N$8];[.$N$9])))" office:value-type="float" office:value="41" calcext:value-type="float">
            <text:p>41</text:p>
          </table:table-cell>
          <table:table-cell table:formula="of:=INDIRECT(ADDRESS(10;16+MOD([.A356]/([.$N$8]*[.$N$9]);[.$N$10])))" office:value-type="float" office:value="2" calcext:value-type="float">
            <text:p>2</text:p>
          </table:table-cell>
          <table:table-cell table:formula="of:=INDIRECT(ADDRESS(11;16+MOD([.A356]/([.$N$8]*[.$N$9]*[.$N$10]);[.$N$11])))" office:value-type="float" office:value="8" calcext:value-type="float">
            <text:p>8</text:p>
          </table:table-cell>
          <table:table-cell table:formula="of:=[.E356]*[.C356]*[.$R$3]/[.B356]/[.D356]" office:value-type="float" office:value="5038080" calcext:value-type="float">
            <text:p>5038080</text:p>
          </table:table-cell>
          <table:table-cell table:style-name="ce7" table:formula="of:=IF(AND([.$Q$18]&lt;[.F356];[.F356]&lt;[.$Q$19]))" office:value-type="boolean" office:boolean-value="true" calcext:value-type="boolean">
            <text:p>TRUE</text:p>
          </table:table-cell>
          <table:table-cell table:style-name="ce9" table:formula="of:=IF(OR(AND([.D356]=[.$P$27];[.$R$25]&lt;[.F356];[.F356]&lt;[.$R$26]); AND([.D356]=[.$Q$27];[.$Q$25]&lt;[.F356];[.F356]&lt;[.$Q$26]);AND([.D356]=[.$R$27];[.$P$25]&lt;[.F356];[.F35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formula="of:=INDIRECT(ADDRESS(8;16+MOD([.A357];[.$N$8])))" office:value-type="float" office:value="4" calcext:value-type="float">
            <text:p>4</text:p>
          </table:table-cell>
          <table:table-cell table:formula="of:=INDIRECT(ADDRESS(9;16+MOD([.A357]/[.$N$8];[.$N$9])))" office:value-type="float" office:value="41" calcext:value-type="float">
            <text:p>41</text:p>
          </table:table-cell>
          <table:table-cell table:formula="of:=INDIRECT(ADDRESS(10;16+MOD([.A357]/([.$N$8]*[.$N$9]);[.$N$10])))" office:value-type="float" office:value="2" calcext:value-type="float">
            <text:p>2</text:p>
          </table:table-cell>
          <table:table-cell table:formula="of:=INDIRECT(ADDRESS(11;16+MOD([.A357]/([.$N$8]*[.$N$9]*[.$N$10]);[.$N$11])))" office:value-type="float" office:value="8" calcext:value-type="float">
            <text:p>8</text:p>
          </table:table-cell>
          <table:table-cell table:formula="of:=[.E357]*[.C357]*[.$R$3]/[.B357]/[.D357]" office:value-type="float" office:value="3778560" calcext:value-type="float">
            <text:p>3778560</text:p>
          </table:table-cell>
          <table:table-cell table:style-name="ce7" table:formula="of:=IF(AND([.$Q$18]&lt;[.F357];[.F357]&lt;[.$Q$19]))" office:value-type="boolean" office:boolean-value="true" calcext:value-type="boolean">
            <text:p>TRUE</text:p>
          </table:table-cell>
          <table:table-cell table:style-name="ce9" table:formula="of:=IF(OR(AND([.D357]=[.$P$27];[.$R$25]&lt;[.F357];[.F357]&lt;[.$R$26]); AND([.D357]=[.$Q$27];[.$Q$25]&lt;[.F357];[.F357]&lt;[.$Q$26]);AND([.D357]=[.$R$27];[.$P$25]&lt;[.F357];[.F35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formula="of:=INDIRECT(ADDRESS(8;16+MOD([.A358];[.$N$8])))" office:value-type="float" office:value="1" calcext:value-type="float">
            <text:p>1</text:p>
          </table:table-cell>
          <table:table-cell table:formula="of:=INDIRECT(ADDRESS(9;16+MOD([.A358]/[.$N$8];[.$N$9])))" office:value-type="float" office:value="42" calcext:value-type="float">
            <text:p>42</text:p>
          </table:table-cell>
          <table:table-cell table:formula="of:=INDIRECT(ADDRESS(10;16+MOD([.A358]/([.$N$8]*[.$N$9]);[.$N$10])))" office:value-type="float" office:value="2" calcext:value-type="float">
            <text:p>2</text:p>
          </table:table-cell>
          <table:table-cell table:formula="of:=INDIRECT(ADDRESS(11;16+MOD([.A358]/([.$N$8]*[.$N$9]*[.$N$10]);[.$N$11])))" office:value-type="float" office:value="8" calcext:value-type="float">
            <text:p>8</text:p>
          </table:table-cell>
          <table:table-cell table:formula="of:=[.E358]*[.C358]*[.$R$3]/[.B358]/[.D358]" office:value-type="float" office:value="15482880" calcext:value-type="float">
            <text:p>15482880</text:p>
          </table:table-cell>
          <table:table-cell table:style-name="ce7" table:formula="of:=IF(AND([.$Q$18]&lt;[.F358];[.F358]&lt;[.$Q$19]))" office:value-type="boolean" office:boolean-value="false" calcext:value-type="boolean">
            <text:p>FALSE</text:p>
          </table:table-cell>
          <table:table-cell table:style-name="ce9" table:formula="of:=IF(OR(AND([.D358]=[.$P$27];[.$R$25]&lt;[.F358];[.F358]&lt;[.$R$26]); AND([.D358]=[.$Q$27];[.$Q$25]&lt;[.F358];[.F358]&lt;[.$Q$26]);AND([.D358]=[.$R$27];[.$P$25]&lt;[.F358];[.F35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formula="of:=INDIRECT(ADDRESS(8;16+MOD([.A359];[.$N$8])))" office:value-type="float" office:value="2" calcext:value-type="float">
            <text:p>2</text:p>
          </table:table-cell>
          <table:table-cell table:formula="of:=INDIRECT(ADDRESS(9;16+MOD([.A359]/[.$N$8];[.$N$9])))" office:value-type="float" office:value="42" calcext:value-type="float">
            <text:p>42</text:p>
          </table:table-cell>
          <table:table-cell table:formula="of:=INDIRECT(ADDRESS(10;16+MOD([.A359]/([.$N$8]*[.$N$9]);[.$N$10])))" office:value-type="float" office:value="2" calcext:value-type="float">
            <text:p>2</text:p>
          </table:table-cell>
          <table:table-cell table:formula="of:=INDIRECT(ADDRESS(11;16+MOD([.A359]/([.$N$8]*[.$N$9]*[.$N$10]);[.$N$11])))" office:value-type="float" office:value="8" calcext:value-type="float">
            <text:p>8</text:p>
          </table:table-cell>
          <table:table-cell table:formula="of:=[.E359]*[.C359]*[.$R$3]/[.B359]/[.D359]" office:value-type="float" office:value="7741440" calcext:value-type="float">
            <text:p>7741440</text:p>
          </table:table-cell>
          <table:table-cell table:style-name="ce7" table:formula="of:=IF(AND([.$Q$18]&lt;[.F359];[.F359]&lt;[.$Q$19]))" office:value-type="boolean" office:boolean-value="true" calcext:value-type="boolean">
            <text:p>TRUE</text:p>
          </table:table-cell>
          <table:table-cell table:style-name="ce9" table:formula="of:=IF(OR(AND([.D359]=[.$P$27];[.$R$25]&lt;[.F359];[.F359]&lt;[.$R$26]); AND([.D359]=[.$Q$27];[.$Q$25]&lt;[.F359];[.F359]&lt;[.$Q$26]);AND([.D359]=[.$R$27];[.$P$25]&lt;[.F359];[.F35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formula="of:=INDIRECT(ADDRESS(8;16+MOD([.A360];[.$N$8])))" office:value-type="float" office:value="3" calcext:value-type="float">
            <text:p>3</text:p>
          </table:table-cell>
          <table:table-cell table:formula="of:=INDIRECT(ADDRESS(9;16+MOD([.A360]/[.$N$8];[.$N$9])))" office:value-type="float" office:value="42" calcext:value-type="float">
            <text:p>42</text:p>
          </table:table-cell>
          <table:table-cell table:formula="of:=INDIRECT(ADDRESS(10;16+MOD([.A360]/([.$N$8]*[.$N$9]);[.$N$10])))" office:value-type="float" office:value="2" calcext:value-type="float">
            <text:p>2</text:p>
          </table:table-cell>
          <table:table-cell table:formula="of:=INDIRECT(ADDRESS(11;16+MOD([.A360]/([.$N$8]*[.$N$9]*[.$N$10]);[.$N$11])))" office:value-type="float" office:value="8" calcext:value-type="float">
            <text:p>8</text:p>
          </table:table-cell>
          <table:table-cell table:formula="of:=[.E360]*[.C360]*[.$R$3]/[.B360]/[.D360]" office:value-type="float" office:value="5160960" calcext:value-type="float">
            <text:p>5160960</text:p>
          </table:table-cell>
          <table:table-cell table:style-name="ce7" table:formula="of:=IF(AND([.$Q$18]&lt;[.F360];[.F360]&lt;[.$Q$19]))" office:value-type="boolean" office:boolean-value="true" calcext:value-type="boolean">
            <text:p>TRUE</text:p>
          </table:table-cell>
          <table:table-cell table:style-name="ce9" table:formula="of:=IF(OR(AND([.D360]=[.$P$27];[.$R$25]&lt;[.F360];[.F360]&lt;[.$R$26]); AND([.D360]=[.$Q$27];[.$Q$25]&lt;[.F360];[.F360]&lt;[.$Q$26]);AND([.D360]=[.$R$27];[.$P$25]&lt;[.F360];[.F36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formula="of:=INDIRECT(ADDRESS(8;16+MOD([.A361];[.$N$8])))" office:value-type="float" office:value="4" calcext:value-type="float">
            <text:p>4</text:p>
          </table:table-cell>
          <table:table-cell table:formula="of:=INDIRECT(ADDRESS(9;16+MOD([.A361]/[.$N$8];[.$N$9])))" office:value-type="float" office:value="42" calcext:value-type="float">
            <text:p>42</text:p>
          </table:table-cell>
          <table:table-cell table:formula="of:=INDIRECT(ADDRESS(10;16+MOD([.A361]/([.$N$8]*[.$N$9]);[.$N$10])))" office:value-type="float" office:value="2" calcext:value-type="float">
            <text:p>2</text:p>
          </table:table-cell>
          <table:table-cell table:formula="of:=INDIRECT(ADDRESS(11;16+MOD([.A361]/([.$N$8]*[.$N$9]*[.$N$10]);[.$N$11])))" office:value-type="float" office:value="8" calcext:value-type="float">
            <text:p>8</text:p>
          </table:table-cell>
          <table:table-cell table:formula="of:=[.E361]*[.C361]*[.$R$3]/[.B361]/[.D361]" office:value-type="float" office:value="3870720" calcext:value-type="float">
            <text:p>3870720</text:p>
          </table:table-cell>
          <table:table-cell table:style-name="ce7" table:formula="of:=IF(AND([.$Q$18]&lt;[.F361];[.F361]&lt;[.$Q$19]))" office:value-type="boolean" office:boolean-value="true" calcext:value-type="boolean">
            <text:p>TRUE</text:p>
          </table:table-cell>
          <table:table-cell table:style-name="ce9" table:formula="of:=IF(OR(AND([.D361]=[.$P$27];[.$R$25]&lt;[.F361];[.F361]&lt;[.$R$26]); AND([.D361]=[.$Q$27];[.$Q$25]&lt;[.F361];[.F361]&lt;[.$Q$26]);AND([.D361]=[.$R$27];[.$P$25]&lt;[.F361];[.F36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formula="of:=INDIRECT(ADDRESS(8;16+MOD([.A362];[.$N$8])))" office:value-type="float" office:value="1" calcext:value-type="float">
            <text:p>1</text:p>
          </table:table-cell>
          <table:table-cell table:formula="of:=INDIRECT(ADDRESS(9;16+MOD([.A362]/[.$N$8];[.$N$9])))" office:value-type="float" office:value="43" calcext:value-type="float">
            <text:p>43</text:p>
          </table:table-cell>
          <table:table-cell table:formula="of:=INDIRECT(ADDRESS(10;16+MOD([.A362]/([.$N$8]*[.$N$9]);[.$N$10])))" office:value-type="float" office:value="2" calcext:value-type="float">
            <text:p>2</text:p>
          </table:table-cell>
          <table:table-cell table:formula="of:=INDIRECT(ADDRESS(11;16+MOD([.A362]/([.$N$8]*[.$N$9]*[.$N$10]);[.$N$11])))" office:value-type="float" office:value="8" calcext:value-type="float">
            <text:p>8</text:p>
          </table:table-cell>
          <table:table-cell table:formula="of:=[.E362]*[.C362]*[.$R$3]/[.B362]/[.D362]" office:value-type="float" office:value="15851520" calcext:value-type="float">
            <text:p>15851520</text:p>
          </table:table-cell>
          <table:table-cell table:style-name="ce7" table:formula="of:=IF(AND([.$Q$18]&lt;[.F362];[.F362]&lt;[.$Q$19]))" office:value-type="boolean" office:boolean-value="false" calcext:value-type="boolean">
            <text:p>FALSE</text:p>
          </table:table-cell>
          <table:table-cell table:style-name="ce9" table:formula="of:=IF(OR(AND([.D362]=[.$P$27];[.$R$25]&lt;[.F362];[.F362]&lt;[.$R$26]); AND([.D362]=[.$Q$27];[.$Q$25]&lt;[.F362];[.F362]&lt;[.$Q$26]);AND([.D362]=[.$R$27];[.$P$25]&lt;[.F362];[.F36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table:formula="of:=INDIRECT(ADDRESS(8;16+MOD([.A363];[.$N$8])))" office:value-type="float" office:value="2" calcext:value-type="float">
            <text:p>2</text:p>
          </table:table-cell>
          <table:table-cell table:formula="of:=INDIRECT(ADDRESS(9;16+MOD([.A363]/[.$N$8];[.$N$9])))" office:value-type="float" office:value="43" calcext:value-type="float">
            <text:p>43</text:p>
          </table:table-cell>
          <table:table-cell table:formula="of:=INDIRECT(ADDRESS(10;16+MOD([.A363]/([.$N$8]*[.$N$9]);[.$N$10])))" office:value-type="float" office:value="2" calcext:value-type="float">
            <text:p>2</text:p>
          </table:table-cell>
          <table:table-cell table:formula="of:=INDIRECT(ADDRESS(11;16+MOD([.A363]/([.$N$8]*[.$N$9]*[.$N$10]);[.$N$11])))" office:value-type="float" office:value="8" calcext:value-type="float">
            <text:p>8</text:p>
          </table:table-cell>
          <table:table-cell table:formula="of:=[.E363]*[.C363]*[.$R$3]/[.B363]/[.D363]" office:value-type="float" office:value="7925760" calcext:value-type="float">
            <text:p>7925760</text:p>
          </table:table-cell>
          <table:table-cell table:style-name="ce7" table:formula="of:=IF(AND([.$Q$18]&lt;[.F363];[.F363]&lt;[.$Q$19]))" office:value-type="boolean" office:boolean-value="true" calcext:value-type="boolean">
            <text:p>TRUE</text:p>
          </table:table-cell>
          <table:table-cell table:style-name="ce9" table:formula="of:=IF(OR(AND([.D363]=[.$P$27];[.$R$25]&lt;[.F363];[.F363]&lt;[.$R$26]); AND([.D363]=[.$Q$27];[.$Q$25]&lt;[.F363];[.F363]&lt;[.$Q$26]);AND([.D363]=[.$R$27];[.$P$25]&lt;[.F363];[.F36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table:formula="of:=INDIRECT(ADDRESS(8;16+MOD([.A364];[.$N$8])))" office:value-type="float" office:value="3" calcext:value-type="float">
            <text:p>3</text:p>
          </table:table-cell>
          <table:table-cell table:formula="of:=INDIRECT(ADDRESS(9;16+MOD([.A364]/[.$N$8];[.$N$9])))" office:value-type="float" office:value="43" calcext:value-type="float">
            <text:p>43</text:p>
          </table:table-cell>
          <table:table-cell table:formula="of:=INDIRECT(ADDRESS(10;16+MOD([.A364]/([.$N$8]*[.$N$9]);[.$N$10])))" office:value-type="float" office:value="2" calcext:value-type="float">
            <text:p>2</text:p>
          </table:table-cell>
          <table:table-cell table:formula="of:=INDIRECT(ADDRESS(11;16+MOD([.A364]/([.$N$8]*[.$N$9]*[.$N$10]);[.$N$11])))" office:value-type="float" office:value="8" calcext:value-type="float">
            <text:p>8</text:p>
          </table:table-cell>
          <table:table-cell table:formula="of:=[.E364]*[.C364]*[.$R$3]/[.B364]/[.D364]" office:value-type="float" office:value="5283840" calcext:value-type="float">
            <text:p>5283840</text:p>
          </table:table-cell>
          <table:table-cell table:style-name="ce7" table:formula="of:=IF(AND([.$Q$18]&lt;[.F364];[.F364]&lt;[.$Q$19]))" office:value-type="boolean" office:boolean-value="true" calcext:value-type="boolean">
            <text:p>TRUE</text:p>
          </table:table-cell>
          <table:table-cell table:style-name="ce9" table:formula="of:=IF(OR(AND([.D364]=[.$P$27];[.$R$25]&lt;[.F364];[.F364]&lt;[.$R$26]); AND([.D364]=[.$Q$27];[.$Q$25]&lt;[.F364];[.F364]&lt;[.$Q$26]);AND([.D364]=[.$R$27];[.$P$25]&lt;[.F364];[.F36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table:formula="of:=INDIRECT(ADDRESS(8;16+MOD([.A365];[.$N$8])))" office:value-type="float" office:value="4" calcext:value-type="float">
            <text:p>4</text:p>
          </table:table-cell>
          <table:table-cell table:formula="of:=INDIRECT(ADDRESS(9;16+MOD([.A365]/[.$N$8];[.$N$9])))" office:value-type="float" office:value="43" calcext:value-type="float">
            <text:p>43</text:p>
          </table:table-cell>
          <table:table-cell table:formula="of:=INDIRECT(ADDRESS(10;16+MOD([.A365]/([.$N$8]*[.$N$9]);[.$N$10])))" office:value-type="float" office:value="2" calcext:value-type="float">
            <text:p>2</text:p>
          </table:table-cell>
          <table:table-cell table:formula="of:=INDIRECT(ADDRESS(11;16+MOD([.A365]/([.$N$8]*[.$N$9]*[.$N$10]);[.$N$11])))" office:value-type="float" office:value="8" calcext:value-type="float">
            <text:p>8</text:p>
          </table:table-cell>
          <table:table-cell table:formula="of:=[.E365]*[.C365]*[.$R$3]/[.B365]/[.D365]" office:value-type="float" office:value="3962880" calcext:value-type="float">
            <text:p>3962880</text:p>
          </table:table-cell>
          <table:table-cell table:style-name="ce7" table:formula="of:=IF(AND([.$Q$18]&lt;[.F365];[.F365]&lt;[.$Q$19]))" office:value-type="boolean" office:boolean-value="true" calcext:value-type="boolean">
            <text:p>TRUE</text:p>
          </table:table-cell>
          <table:table-cell table:style-name="ce9" table:formula="of:=IF(OR(AND([.D365]=[.$P$27];[.$R$25]&lt;[.F365];[.F365]&lt;[.$R$26]); AND([.D365]=[.$Q$27];[.$Q$25]&lt;[.F365];[.F365]&lt;[.$Q$26]);AND([.D365]=[.$R$27];[.$P$25]&lt;[.F365];[.F36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table:formula="of:=INDIRECT(ADDRESS(8;16+MOD([.A366];[.$N$8])))" office:value-type="float" office:value="1" calcext:value-type="float">
            <text:p>1</text:p>
          </table:table-cell>
          <table:table-cell table:formula="of:=INDIRECT(ADDRESS(9;16+MOD([.A366]/[.$N$8];[.$N$9])))" office:value-type="float" office:value="44" calcext:value-type="float">
            <text:p>44</text:p>
          </table:table-cell>
          <table:table-cell table:formula="of:=INDIRECT(ADDRESS(10;16+MOD([.A366]/([.$N$8]*[.$N$9]);[.$N$10])))" office:value-type="float" office:value="2" calcext:value-type="float">
            <text:p>2</text:p>
          </table:table-cell>
          <table:table-cell table:formula="of:=INDIRECT(ADDRESS(11;16+MOD([.A366]/([.$N$8]*[.$N$9]*[.$N$10]);[.$N$11])))" office:value-type="float" office:value="8" calcext:value-type="float">
            <text:p>8</text:p>
          </table:table-cell>
          <table:table-cell table:formula="of:=[.E366]*[.C366]*[.$R$3]/[.B366]/[.D366]" office:value-type="float" office:value="16220160" calcext:value-type="float">
            <text:p>16220160</text:p>
          </table:table-cell>
          <table:table-cell table:style-name="ce7" table:formula="of:=IF(AND([.$Q$18]&lt;[.F366];[.F366]&lt;[.$Q$19]))" office:value-type="boolean" office:boolean-value="false" calcext:value-type="boolean">
            <text:p>FALSE</text:p>
          </table:table-cell>
          <table:table-cell table:style-name="ce9" table:formula="of:=IF(OR(AND([.D366]=[.$P$27];[.$R$25]&lt;[.F366];[.F366]&lt;[.$R$26]); AND([.D366]=[.$Q$27];[.$Q$25]&lt;[.F366];[.F366]&lt;[.$Q$26]);AND([.D366]=[.$R$27];[.$P$25]&lt;[.F366];[.F36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table:formula="of:=INDIRECT(ADDRESS(8;16+MOD([.A367];[.$N$8])))" office:value-type="float" office:value="2" calcext:value-type="float">
            <text:p>2</text:p>
          </table:table-cell>
          <table:table-cell table:formula="of:=INDIRECT(ADDRESS(9;16+MOD([.A367]/[.$N$8];[.$N$9])))" office:value-type="float" office:value="44" calcext:value-type="float">
            <text:p>44</text:p>
          </table:table-cell>
          <table:table-cell table:formula="of:=INDIRECT(ADDRESS(10;16+MOD([.A367]/([.$N$8]*[.$N$9]);[.$N$10])))" office:value-type="float" office:value="2" calcext:value-type="float">
            <text:p>2</text:p>
          </table:table-cell>
          <table:table-cell table:formula="of:=INDIRECT(ADDRESS(11;16+MOD([.A367]/([.$N$8]*[.$N$9]*[.$N$10]);[.$N$11])))" office:value-type="float" office:value="8" calcext:value-type="float">
            <text:p>8</text:p>
          </table:table-cell>
          <table:table-cell table:formula="of:=[.E367]*[.C367]*[.$R$3]/[.B367]/[.D367]" office:value-type="float" office:value="8110080" calcext:value-type="float">
            <text:p>8110080</text:p>
          </table:table-cell>
          <table:table-cell table:style-name="ce7" table:formula="of:=IF(AND([.$Q$18]&lt;[.F367];[.F367]&lt;[.$Q$19]))" office:value-type="boolean" office:boolean-value="true" calcext:value-type="boolean">
            <text:p>TRUE</text:p>
          </table:table-cell>
          <table:table-cell table:style-name="ce9" table:formula="of:=IF(OR(AND([.D367]=[.$P$27];[.$R$25]&lt;[.F367];[.F367]&lt;[.$R$26]); AND([.D367]=[.$Q$27];[.$Q$25]&lt;[.F367];[.F367]&lt;[.$Q$26]);AND([.D367]=[.$R$27];[.$P$25]&lt;[.F367];[.F36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table:formula="of:=INDIRECT(ADDRESS(8;16+MOD([.A368];[.$N$8])))" office:value-type="float" office:value="3" calcext:value-type="float">
            <text:p>3</text:p>
          </table:table-cell>
          <table:table-cell table:formula="of:=INDIRECT(ADDRESS(9;16+MOD([.A368]/[.$N$8];[.$N$9])))" office:value-type="float" office:value="44" calcext:value-type="float">
            <text:p>44</text:p>
          </table:table-cell>
          <table:table-cell table:formula="of:=INDIRECT(ADDRESS(10;16+MOD([.A368]/([.$N$8]*[.$N$9]);[.$N$10])))" office:value-type="float" office:value="2" calcext:value-type="float">
            <text:p>2</text:p>
          </table:table-cell>
          <table:table-cell table:formula="of:=INDIRECT(ADDRESS(11;16+MOD([.A368]/([.$N$8]*[.$N$9]*[.$N$10]);[.$N$11])))" office:value-type="float" office:value="8" calcext:value-type="float">
            <text:p>8</text:p>
          </table:table-cell>
          <table:table-cell table:formula="of:=[.E368]*[.C368]*[.$R$3]/[.B368]/[.D368]" office:value-type="float" office:value="5406720" calcext:value-type="float">
            <text:p>5406720</text:p>
          </table:table-cell>
          <table:table-cell table:style-name="ce7" table:formula="of:=IF(AND([.$Q$18]&lt;[.F368];[.F368]&lt;[.$Q$19]))" office:value-type="boolean" office:boolean-value="true" calcext:value-type="boolean">
            <text:p>TRUE</text:p>
          </table:table-cell>
          <table:table-cell table:style-name="ce9" table:formula="of:=IF(OR(AND([.D368]=[.$P$27];[.$R$25]&lt;[.F368];[.F368]&lt;[.$R$26]); AND([.D368]=[.$Q$27];[.$Q$25]&lt;[.F368];[.F368]&lt;[.$Q$26]);AND([.D368]=[.$R$27];[.$P$25]&lt;[.F368];[.F36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table:formula="of:=INDIRECT(ADDRESS(8;16+MOD([.A369];[.$N$8])))" office:value-type="float" office:value="4" calcext:value-type="float">
            <text:p>4</text:p>
          </table:table-cell>
          <table:table-cell table:formula="of:=INDIRECT(ADDRESS(9;16+MOD([.A369]/[.$N$8];[.$N$9])))" office:value-type="float" office:value="44" calcext:value-type="float">
            <text:p>44</text:p>
          </table:table-cell>
          <table:table-cell table:formula="of:=INDIRECT(ADDRESS(10;16+MOD([.A369]/([.$N$8]*[.$N$9]);[.$N$10])))" office:value-type="float" office:value="2" calcext:value-type="float">
            <text:p>2</text:p>
          </table:table-cell>
          <table:table-cell table:formula="of:=INDIRECT(ADDRESS(11;16+MOD([.A369]/([.$N$8]*[.$N$9]*[.$N$10]);[.$N$11])))" office:value-type="float" office:value="8" calcext:value-type="float">
            <text:p>8</text:p>
          </table:table-cell>
          <table:table-cell table:formula="of:=[.E369]*[.C369]*[.$R$3]/[.B369]/[.D369]" office:value-type="float" office:value="4055040" calcext:value-type="float">
            <text:p>4055040</text:p>
          </table:table-cell>
          <table:table-cell table:style-name="ce7" table:formula="of:=IF(AND([.$Q$18]&lt;[.F369];[.F369]&lt;[.$Q$19]))" office:value-type="boolean" office:boolean-value="true" calcext:value-type="boolean">
            <text:p>TRUE</text:p>
          </table:table-cell>
          <table:table-cell table:style-name="ce9" table:formula="of:=IF(OR(AND([.D369]=[.$P$27];[.$R$25]&lt;[.F369];[.F369]&lt;[.$R$26]); AND([.D369]=[.$Q$27];[.$Q$25]&lt;[.F369];[.F369]&lt;[.$Q$26]);AND([.D369]=[.$R$27];[.$P$25]&lt;[.F369];[.F36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table:formula="of:=INDIRECT(ADDRESS(8;16+MOD([.A370];[.$N$8])))" office:value-type="float" office:value="1" calcext:value-type="float">
            <text:p>1</text:p>
          </table:table-cell>
          <table:table-cell table:formula="of:=INDIRECT(ADDRESS(9;16+MOD([.A370]/[.$N$8];[.$N$9])))" office:value-type="float" office:value="45" calcext:value-type="float">
            <text:p>45</text:p>
          </table:table-cell>
          <table:table-cell table:formula="of:=INDIRECT(ADDRESS(10;16+MOD([.A370]/([.$N$8]*[.$N$9]);[.$N$10])))" office:value-type="float" office:value="2" calcext:value-type="float">
            <text:p>2</text:p>
          </table:table-cell>
          <table:table-cell table:formula="of:=INDIRECT(ADDRESS(11;16+MOD([.A370]/([.$N$8]*[.$N$9]*[.$N$10]);[.$N$11])))" office:value-type="float" office:value="8" calcext:value-type="float">
            <text:p>8</text:p>
          </table:table-cell>
          <table:table-cell table:formula="of:=[.E370]*[.C370]*[.$R$3]/[.B370]/[.D370]" office:value-type="float" office:value="16588800" calcext:value-type="float">
            <text:p>16588800</text:p>
          </table:table-cell>
          <table:table-cell table:style-name="ce7" table:formula="of:=IF(AND([.$Q$18]&lt;[.F370];[.F370]&lt;[.$Q$19]))" office:value-type="boolean" office:boolean-value="false" calcext:value-type="boolean">
            <text:p>FALSE</text:p>
          </table:table-cell>
          <table:table-cell table:style-name="ce9" table:formula="of:=IF(OR(AND([.D370]=[.$P$27];[.$R$25]&lt;[.F370];[.F370]&lt;[.$R$26]); AND([.D370]=[.$Q$27];[.$Q$25]&lt;[.F370];[.F370]&lt;[.$Q$26]);AND([.D370]=[.$R$27];[.$P$25]&lt;[.F370];[.F37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table:formula="of:=INDIRECT(ADDRESS(8;16+MOD([.A371];[.$N$8])))" office:value-type="float" office:value="2" calcext:value-type="float">
            <text:p>2</text:p>
          </table:table-cell>
          <table:table-cell table:formula="of:=INDIRECT(ADDRESS(9;16+MOD([.A371]/[.$N$8];[.$N$9])))" office:value-type="float" office:value="45" calcext:value-type="float">
            <text:p>45</text:p>
          </table:table-cell>
          <table:table-cell table:formula="of:=INDIRECT(ADDRESS(10;16+MOD([.A371]/([.$N$8]*[.$N$9]);[.$N$10])))" office:value-type="float" office:value="2" calcext:value-type="float">
            <text:p>2</text:p>
          </table:table-cell>
          <table:table-cell table:formula="of:=INDIRECT(ADDRESS(11;16+MOD([.A371]/([.$N$8]*[.$N$9]*[.$N$10]);[.$N$11])))" office:value-type="float" office:value="8" calcext:value-type="float">
            <text:p>8</text:p>
          </table:table-cell>
          <table:table-cell table:formula="of:=[.E371]*[.C371]*[.$R$3]/[.B371]/[.D371]" office:value-type="float" office:value="8294400" calcext:value-type="float">
            <text:p>8294400</text:p>
          </table:table-cell>
          <table:table-cell table:style-name="ce7" table:formula="of:=IF(AND([.$Q$18]&lt;[.F371];[.F371]&lt;[.$Q$19]))" office:value-type="boolean" office:boolean-value="true" calcext:value-type="boolean">
            <text:p>TRUE</text:p>
          </table:table-cell>
          <table:table-cell table:style-name="ce9" table:formula="of:=IF(OR(AND([.D371]=[.$P$27];[.$R$25]&lt;[.F371];[.F371]&lt;[.$R$26]); AND([.D371]=[.$Q$27];[.$Q$25]&lt;[.F371];[.F371]&lt;[.$Q$26]);AND([.D371]=[.$R$27];[.$P$25]&lt;[.F371];[.F37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table:formula="of:=INDIRECT(ADDRESS(8;16+MOD([.A372];[.$N$8])))" office:value-type="float" office:value="3" calcext:value-type="float">
            <text:p>3</text:p>
          </table:table-cell>
          <table:table-cell table:formula="of:=INDIRECT(ADDRESS(9;16+MOD([.A372]/[.$N$8];[.$N$9])))" office:value-type="float" office:value="45" calcext:value-type="float">
            <text:p>45</text:p>
          </table:table-cell>
          <table:table-cell table:formula="of:=INDIRECT(ADDRESS(10;16+MOD([.A372]/([.$N$8]*[.$N$9]);[.$N$10])))" office:value-type="float" office:value="2" calcext:value-type="float">
            <text:p>2</text:p>
          </table:table-cell>
          <table:table-cell table:formula="of:=INDIRECT(ADDRESS(11;16+MOD([.A372]/([.$N$8]*[.$N$9]*[.$N$10]);[.$N$11])))" office:value-type="float" office:value="8" calcext:value-type="float">
            <text:p>8</text:p>
          </table:table-cell>
          <table:table-cell table:formula="of:=[.E372]*[.C372]*[.$R$3]/[.B372]/[.D372]" office:value-type="float" office:value="5529600" calcext:value-type="float">
            <text:p>5529600</text:p>
          </table:table-cell>
          <table:table-cell table:style-name="ce7" table:formula="of:=IF(AND([.$Q$18]&lt;[.F372];[.F372]&lt;[.$Q$19]))" office:value-type="boolean" office:boolean-value="true" calcext:value-type="boolean">
            <text:p>TRUE</text:p>
          </table:table-cell>
          <table:table-cell table:style-name="ce9" table:formula="of:=IF(OR(AND([.D372]=[.$P$27];[.$R$25]&lt;[.F372];[.F372]&lt;[.$R$26]); AND([.D372]=[.$Q$27];[.$Q$25]&lt;[.F372];[.F372]&lt;[.$Q$26]);AND([.D372]=[.$R$27];[.$P$25]&lt;[.F372];[.F37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table:formula="of:=INDIRECT(ADDRESS(8;16+MOD([.A373];[.$N$8])))" office:value-type="float" office:value="4" calcext:value-type="float">
            <text:p>4</text:p>
          </table:table-cell>
          <table:table-cell table:formula="of:=INDIRECT(ADDRESS(9;16+MOD([.A373]/[.$N$8];[.$N$9])))" office:value-type="float" office:value="45" calcext:value-type="float">
            <text:p>45</text:p>
          </table:table-cell>
          <table:table-cell table:formula="of:=INDIRECT(ADDRESS(10;16+MOD([.A373]/([.$N$8]*[.$N$9]);[.$N$10])))" office:value-type="float" office:value="2" calcext:value-type="float">
            <text:p>2</text:p>
          </table:table-cell>
          <table:table-cell table:formula="of:=INDIRECT(ADDRESS(11;16+MOD([.A373]/([.$N$8]*[.$N$9]*[.$N$10]);[.$N$11])))" office:value-type="float" office:value="8" calcext:value-type="float">
            <text:p>8</text:p>
          </table:table-cell>
          <table:table-cell table:formula="of:=[.E373]*[.C373]*[.$R$3]/[.B373]/[.D373]" office:value-type="float" office:value="4147200" calcext:value-type="float">
            <text:p>4147200</text:p>
          </table:table-cell>
          <table:table-cell table:style-name="ce7" table:formula="of:=IF(AND([.$Q$18]&lt;[.F373];[.F373]&lt;[.$Q$19]))" office:value-type="boolean" office:boolean-value="true" calcext:value-type="boolean">
            <text:p>TRUE</text:p>
          </table:table-cell>
          <table:table-cell table:style-name="ce9" table:formula="of:=IF(OR(AND([.D373]=[.$P$27];[.$R$25]&lt;[.F373];[.F373]&lt;[.$R$26]); AND([.D373]=[.$Q$27];[.$Q$25]&lt;[.F373];[.F373]&lt;[.$Q$26]);AND([.D373]=[.$R$27];[.$P$25]&lt;[.F373];[.F37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table:formula="of:=INDIRECT(ADDRESS(8;16+MOD([.A374];[.$N$8])))" office:value-type="float" office:value="1" calcext:value-type="float">
            <text:p>1</text:p>
          </table:table-cell>
          <table:table-cell table:formula="of:=INDIRECT(ADDRESS(9;16+MOD([.A374]/[.$N$8];[.$N$9])))" office:value-type="float" office:value="46" calcext:value-type="float">
            <text:p>46</text:p>
          </table:table-cell>
          <table:table-cell table:formula="of:=INDIRECT(ADDRESS(10;16+MOD([.A374]/([.$N$8]*[.$N$9]);[.$N$10])))" office:value-type="float" office:value="2" calcext:value-type="float">
            <text:p>2</text:p>
          </table:table-cell>
          <table:table-cell table:formula="of:=INDIRECT(ADDRESS(11;16+MOD([.A374]/([.$N$8]*[.$N$9]*[.$N$10]);[.$N$11])))" office:value-type="float" office:value="8" calcext:value-type="float">
            <text:p>8</text:p>
          </table:table-cell>
          <table:table-cell table:formula="of:=[.E374]*[.C374]*[.$R$3]/[.B374]/[.D374]" office:value-type="float" office:value="16957440" calcext:value-type="float">
            <text:p>16957440</text:p>
          </table:table-cell>
          <table:table-cell table:style-name="ce7" table:formula="of:=IF(AND([.$Q$18]&lt;[.F374];[.F374]&lt;[.$Q$19]))" office:value-type="boolean" office:boolean-value="false" calcext:value-type="boolean">
            <text:p>FALSE</text:p>
          </table:table-cell>
          <table:table-cell table:style-name="ce9" table:formula="of:=IF(OR(AND([.D374]=[.$P$27];[.$R$25]&lt;[.F374];[.F374]&lt;[.$R$26]); AND([.D374]=[.$Q$27];[.$Q$25]&lt;[.F374];[.F374]&lt;[.$Q$26]);AND([.D374]=[.$R$27];[.$P$25]&lt;[.F374];[.F37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table:formula="of:=INDIRECT(ADDRESS(8;16+MOD([.A375];[.$N$8])))" office:value-type="float" office:value="2" calcext:value-type="float">
            <text:p>2</text:p>
          </table:table-cell>
          <table:table-cell table:formula="of:=INDIRECT(ADDRESS(9;16+MOD([.A375]/[.$N$8];[.$N$9])))" office:value-type="float" office:value="46" calcext:value-type="float">
            <text:p>46</text:p>
          </table:table-cell>
          <table:table-cell table:formula="of:=INDIRECT(ADDRESS(10;16+MOD([.A375]/([.$N$8]*[.$N$9]);[.$N$10])))" office:value-type="float" office:value="2" calcext:value-type="float">
            <text:p>2</text:p>
          </table:table-cell>
          <table:table-cell table:formula="of:=INDIRECT(ADDRESS(11;16+MOD([.A375]/([.$N$8]*[.$N$9]*[.$N$10]);[.$N$11])))" office:value-type="float" office:value="8" calcext:value-type="float">
            <text:p>8</text:p>
          </table:table-cell>
          <table:table-cell table:formula="of:=[.E375]*[.C375]*[.$R$3]/[.B375]/[.D375]" office:value-type="float" office:value="8478720" calcext:value-type="float">
            <text:p>8478720</text:p>
          </table:table-cell>
          <table:table-cell table:style-name="ce7" table:formula="of:=IF(AND([.$Q$18]&lt;[.F375];[.F375]&lt;[.$Q$19]))" office:value-type="boolean" office:boolean-value="true" calcext:value-type="boolean">
            <text:p>TRUE</text:p>
          </table:table-cell>
          <table:table-cell table:style-name="ce9" table:formula="of:=IF(OR(AND([.D375]=[.$P$27];[.$R$25]&lt;[.F375];[.F375]&lt;[.$R$26]); AND([.D375]=[.$Q$27];[.$Q$25]&lt;[.F375];[.F375]&lt;[.$Q$26]);AND([.D375]=[.$R$27];[.$P$25]&lt;[.F375];[.F37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table:formula="of:=INDIRECT(ADDRESS(8;16+MOD([.A376];[.$N$8])))" office:value-type="float" office:value="3" calcext:value-type="float">
            <text:p>3</text:p>
          </table:table-cell>
          <table:table-cell table:formula="of:=INDIRECT(ADDRESS(9;16+MOD([.A376]/[.$N$8];[.$N$9])))" office:value-type="float" office:value="46" calcext:value-type="float">
            <text:p>46</text:p>
          </table:table-cell>
          <table:table-cell table:formula="of:=INDIRECT(ADDRESS(10;16+MOD([.A376]/([.$N$8]*[.$N$9]);[.$N$10])))" office:value-type="float" office:value="2" calcext:value-type="float">
            <text:p>2</text:p>
          </table:table-cell>
          <table:table-cell table:formula="of:=INDIRECT(ADDRESS(11;16+MOD([.A376]/([.$N$8]*[.$N$9]*[.$N$10]);[.$N$11])))" office:value-type="float" office:value="8" calcext:value-type="float">
            <text:p>8</text:p>
          </table:table-cell>
          <table:table-cell table:formula="of:=[.E376]*[.C376]*[.$R$3]/[.B376]/[.D376]" office:value-type="float" office:value="5652480" calcext:value-type="float">
            <text:p>5652480</text:p>
          </table:table-cell>
          <table:table-cell table:style-name="ce7" table:formula="of:=IF(AND([.$Q$18]&lt;[.F376];[.F376]&lt;[.$Q$19]))" office:value-type="boolean" office:boolean-value="true" calcext:value-type="boolean">
            <text:p>TRUE</text:p>
          </table:table-cell>
          <table:table-cell table:style-name="ce9" table:formula="of:=IF(OR(AND([.D376]=[.$P$27];[.$R$25]&lt;[.F376];[.F376]&lt;[.$R$26]); AND([.D376]=[.$Q$27];[.$Q$25]&lt;[.F376];[.F376]&lt;[.$Q$26]);AND([.D376]=[.$R$27];[.$P$25]&lt;[.F376];[.F37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table:formula="of:=INDIRECT(ADDRESS(8;16+MOD([.A377];[.$N$8])))" office:value-type="float" office:value="4" calcext:value-type="float">
            <text:p>4</text:p>
          </table:table-cell>
          <table:table-cell table:formula="of:=INDIRECT(ADDRESS(9;16+MOD([.A377]/[.$N$8];[.$N$9])))" office:value-type="float" office:value="46" calcext:value-type="float">
            <text:p>46</text:p>
          </table:table-cell>
          <table:table-cell table:formula="of:=INDIRECT(ADDRESS(10;16+MOD([.A377]/([.$N$8]*[.$N$9]);[.$N$10])))" office:value-type="float" office:value="2" calcext:value-type="float">
            <text:p>2</text:p>
          </table:table-cell>
          <table:table-cell table:formula="of:=INDIRECT(ADDRESS(11;16+MOD([.A377]/([.$N$8]*[.$N$9]*[.$N$10]);[.$N$11])))" office:value-type="float" office:value="8" calcext:value-type="float">
            <text:p>8</text:p>
          </table:table-cell>
          <table:table-cell table:formula="of:=[.E377]*[.C377]*[.$R$3]/[.B377]/[.D377]" office:value-type="float" office:value="4239360" calcext:value-type="float">
            <text:p>4239360</text:p>
          </table:table-cell>
          <table:table-cell table:style-name="ce7" table:formula="of:=IF(AND([.$Q$18]&lt;[.F377];[.F377]&lt;[.$Q$19]))" office:value-type="boolean" office:boolean-value="true" calcext:value-type="boolean">
            <text:p>TRUE</text:p>
          </table:table-cell>
          <table:table-cell table:style-name="ce9" table:formula="of:=IF(OR(AND([.D377]=[.$P$27];[.$R$25]&lt;[.F377];[.F377]&lt;[.$R$26]); AND([.D377]=[.$Q$27];[.$Q$25]&lt;[.F377];[.F377]&lt;[.$Q$26]);AND([.D377]=[.$R$27];[.$P$25]&lt;[.F377];[.F37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table:formula="of:=INDIRECT(ADDRESS(8;16+MOD([.A378];[.$N$8])))" office:value-type="float" office:value="1" calcext:value-type="float">
            <text:p>1</text:p>
          </table:table-cell>
          <table:table-cell table:formula="of:=INDIRECT(ADDRESS(9;16+MOD([.A378]/[.$N$8];[.$N$9])))" office:value-type="float" office:value="47" calcext:value-type="float">
            <text:p>47</text:p>
          </table:table-cell>
          <table:table-cell table:formula="of:=INDIRECT(ADDRESS(10;16+MOD([.A378]/([.$N$8]*[.$N$9]);[.$N$10])))" office:value-type="float" office:value="2" calcext:value-type="float">
            <text:p>2</text:p>
          </table:table-cell>
          <table:table-cell table:formula="of:=INDIRECT(ADDRESS(11;16+MOD([.A378]/([.$N$8]*[.$N$9]*[.$N$10]);[.$N$11])))" office:value-type="float" office:value="8" calcext:value-type="float">
            <text:p>8</text:p>
          </table:table-cell>
          <table:table-cell table:formula="of:=[.E378]*[.C378]*[.$R$3]/[.B378]/[.D378]" office:value-type="float" office:value="17326080" calcext:value-type="float">
            <text:p>17326080</text:p>
          </table:table-cell>
          <table:table-cell table:style-name="ce7" table:formula="of:=IF(AND([.$Q$18]&lt;[.F378];[.F378]&lt;[.$Q$19]))" office:value-type="boolean" office:boolean-value="false" calcext:value-type="boolean">
            <text:p>FALSE</text:p>
          </table:table-cell>
          <table:table-cell table:style-name="ce9" table:formula="of:=IF(OR(AND([.D378]=[.$P$27];[.$R$25]&lt;[.F378];[.F378]&lt;[.$R$26]); AND([.D378]=[.$Q$27];[.$Q$25]&lt;[.F378];[.F378]&lt;[.$Q$26]);AND([.D378]=[.$R$27];[.$P$25]&lt;[.F378];[.F37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table:formula="of:=INDIRECT(ADDRESS(8;16+MOD([.A379];[.$N$8])))" office:value-type="float" office:value="2" calcext:value-type="float">
            <text:p>2</text:p>
          </table:table-cell>
          <table:table-cell table:formula="of:=INDIRECT(ADDRESS(9;16+MOD([.A379]/[.$N$8];[.$N$9])))" office:value-type="float" office:value="47" calcext:value-type="float">
            <text:p>47</text:p>
          </table:table-cell>
          <table:table-cell table:formula="of:=INDIRECT(ADDRESS(10;16+MOD([.A379]/([.$N$8]*[.$N$9]);[.$N$10])))" office:value-type="float" office:value="2" calcext:value-type="float">
            <text:p>2</text:p>
          </table:table-cell>
          <table:table-cell table:formula="of:=INDIRECT(ADDRESS(11;16+MOD([.A379]/([.$N$8]*[.$N$9]*[.$N$10]);[.$N$11])))" office:value-type="float" office:value="8" calcext:value-type="float">
            <text:p>8</text:p>
          </table:table-cell>
          <table:table-cell table:formula="of:=[.E379]*[.C379]*[.$R$3]/[.B379]/[.D379]" office:value-type="float" office:value="8663040" calcext:value-type="float">
            <text:p>8663040</text:p>
          </table:table-cell>
          <table:table-cell table:style-name="ce7" table:formula="of:=IF(AND([.$Q$18]&lt;[.F379];[.F379]&lt;[.$Q$19]))" office:value-type="boolean" office:boolean-value="true" calcext:value-type="boolean">
            <text:p>TRUE</text:p>
          </table:table-cell>
          <table:table-cell table:style-name="ce9" table:formula="of:=IF(OR(AND([.D379]=[.$P$27];[.$R$25]&lt;[.F379];[.F379]&lt;[.$R$26]); AND([.D379]=[.$Q$27];[.$Q$25]&lt;[.F379];[.F379]&lt;[.$Q$26]);AND([.D379]=[.$R$27];[.$P$25]&lt;[.F379];[.F37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table:formula="of:=INDIRECT(ADDRESS(8;16+MOD([.A380];[.$N$8])))" office:value-type="float" office:value="3" calcext:value-type="float">
            <text:p>3</text:p>
          </table:table-cell>
          <table:table-cell table:formula="of:=INDIRECT(ADDRESS(9;16+MOD([.A380]/[.$N$8];[.$N$9])))" office:value-type="float" office:value="47" calcext:value-type="float">
            <text:p>47</text:p>
          </table:table-cell>
          <table:table-cell table:formula="of:=INDIRECT(ADDRESS(10;16+MOD([.A380]/([.$N$8]*[.$N$9]);[.$N$10])))" office:value-type="float" office:value="2" calcext:value-type="float">
            <text:p>2</text:p>
          </table:table-cell>
          <table:table-cell table:formula="of:=INDIRECT(ADDRESS(11;16+MOD([.A380]/([.$N$8]*[.$N$9]*[.$N$10]);[.$N$11])))" office:value-type="float" office:value="8" calcext:value-type="float">
            <text:p>8</text:p>
          </table:table-cell>
          <table:table-cell table:formula="of:=[.E380]*[.C380]*[.$R$3]/[.B380]/[.D380]" office:value-type="float" office:value="5775360" calcext:value-type="float">
            <text:p>5775360</text:p>
          </table:table-cell>
          <table:table-cell table:style-name="ce7" table:formula="of:=IF(AND([.$Q$18]&lt;[.F380];[.F380]&lt;[.$Q$19]))" office:value-type="boolean" office:boolean-value="true" calcext:value-type="boolean">
            <text:p>TRUE</text:p>
          </table:table-cell>
          <table:table-cell table:style-name="ce9" table:formula="of:=IF(OR(AND([.D380]=[.$P$27];[.$R$25]&lt;[.F380];[.F380]&lt;[.$R$26]); AND([.D380]=[.$Q$27];[.$Q$25]&lt;[.F380];[.F380]&lt;[.$Q$26]);AND([.D380]=[.$R$27];[.$P$25]&lt;[.F380];[.F38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table:formula="of:=INDIRECT(ADDRESS(8;16+MOD([.A381];[.$N$8])))" office:value-type="float" office:value="4" calcext:value-type="float">
            <text:p>4</text:p>
          </table:table-cell>
          <table:table-cell table:formula="of:=INDIRECT(ADDRESS(9;16+MOD([.A381]/[.$N$8];[.$N$9])))" office:value-type="float" office:value="47" calcext:value-type="float">
            <text:p>47</text:p>
          </table:table-cell>
          <table:table-cell table:formula="of:=INDIRECT(ADDRESS(10;16+MOD([.A381]/([.$N$8]*[.$N$9]);[.$N$10])))" office:value-type="float" office:value="2" calcext:value-type="float">
            <text:p>2</text:p>
          </table:table-cell>
          <table:table-cell table:formula="of:=INDIRECT(ADDRESS(11;16+MOD([.A381]/([.$N$8]*[.$N$9]*[.$N$10]);[.$N$11])))" office:value-type="float" office:value="8" calcext:value-type="float">
            <text:p>8</text:p>
          </table:table-cell>
          <table:table-cell table:formula="of:=[.E381]*[.C381]*[.$R$3]/[.B381]/[.D381]" office:value-type="float" office:value="4331520" calcext:value-type="float">
            <text:p>4331520</text:p>
          </table:table-cell>
          <table:table-cell table:style-name="ce7" table:formula="of:=IF(AND([.$Q$18]&lt;[.F381];[.F381]&lt;[.$Q$19]))" office:value-type="boolean" office:boolean-value="true" calcext:value-type="boolean">
            <text:p>TRUE</text:p>
          </table:table-cell>
          <table:table-cell table:style-name="ce9" table:formula="of:=IF(OR(AND([.D381]=[.$P$27];[.$R$25]&lt;[.F381];[.F381]&lt;[.$R$26]); AND([.D381]=[.$Q$27];[.$Q$25]&lt;[.F381];[.F381]&lt;[.$Q$26]);AND([.D381]=[.$R$27];[.$P$25]&lt;[.F381];[.F38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table:formula="of:=INDIRECT(ADDRESS(8;16+MOD([.A382];[.$N$8])))" office:value-type="float" office:value="1" calcext:value-type="float">
            <text:p>1</text:p>
          </table:table-cell>
          <table:table-cell table:formula="of:=INDIRECT(ADDRESS(9;16+MOD([.A382]/[.$N$8];[.$N$9])))" office:value-type="float" office:value="48" calcext:value-type="float">
            <text:p>48</text:p>
          </table:table-cell>
          <table:table-cell table:formula="of:=INDIRECT(ADDRESS(10;16+MOD([.A382]/([.$N$8]*[.$N$9]);[.$N$10])))" office:value-type="float" office:value="2" calcext:value-type="float">
            <text:p>2</text:p>
          </table:table-cell>
          <table:table-cell table:formula="of:=INDIRECT(ADDRESS(11;16+MOD([.A382]/([.$N$8]*[.$N$9]*[.$N$10]);[.$N$11])))" office:value-type="float" office:value="8" calcext:value-type="float">
            <text:p>8</text:p>
          </table:table-cell>
          <table:table-cell table:formula="of:=[.E382]*[.C382]*[.$R$3]/[.B382]/[.D382]" office:value-type="float" office:value="17694720" calcext:value-type="float">
            <text:p>17694720</text:p>
          </table:table-cell>
          <table:table-cell table:style-name="ce7" table:formula="of:=IF(AND([.$Q$18]&lt;[.F382];[.F382]&lt;[.$Q$19]))" office:value-type="boolean" office:boolean-value="false" calcext:value-type="boolean">
            <text:p>FALSE</text:p>
          </table:table-cell>
          <table:table-cell table:style-name="ce9" table:formula="of:=IF(OR(AND([.D382]=[.$P$27];[.$R$25]&lt;[.F382];[.F382]&lt;[.$R$26]); AND([.D382]=[.$Q$27];[.$Q$25]&lt;[.F382];[.F382]&lt;[.$Q$26]);AND([.D382]=[.$R$27];[.$P$25]&lt;[.F382];[.F38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table:formula="of:=INDIRECT(ADDRESS(8;16+MOD([.A383];[.$N$8])))" office:value-type="float" office:value="2" calcext:value-type="float">
            <text:p>2</text:p>
          </table:table-cell>
          <table:table-cell table:formula="of:=INDIRECT(ADDRESS(9;16+MOD([.A383]/[.$N$8];[.$N$9])))" office:value-type="float" office:value="48" calcext:value-type="float">
            <text:p>48</text:p>
          </table:table-cell>
          <table:table-cell table:formula="of:=INDIRECT(ADDRESS(10;16+MOD([.A383]/([.$N$8]*[.$N$9]);[.$N$10])))" office:value-type="float" office:value="2" calcext:value-type="float">
            <text:p>2</text:p>
          </table:table-cell>
          <table:table-cell table:formula="of:=INDIRECT(ADDRESS(11;16+MOD([.A383]/([.$N$8]*[.$N$9]*[.$N$10]);[.$N$11])))" office:value-type="float" office:value="8" calcext:value-type="float">
            <text:p>8</text:p>
          </table:table-cell>
          <table:table-cell table:formula="of:=[.E383]*[.C383]*[.$R$3]/[.B383]/[.D383]" office:value-type="float" office:value="8847360" calcext:value-type="float">
            <text:p>8847360</text:p>
          </table:table-cell>
          <table:table-cell table:style-name="ce7" table:formula="of:=IF(AND([.$Q$18]&lt;[.F383];[.F383]&lt;[.$Q$19]))" office:value-type="boolean" office:boolean-value="true" calcext:value-type="boolean">
            <text:p>TRUE</text:p>
          </table:table-cell>
          <table:table-cell table:style-name="ce9" table:formula="of:=IF(OR(AND([.D383]=[.$P$27];[.$R$25]&lt;[.F383];[.F383]&lt;[.$R$26]); AND([.D383]=[.$Q$27];[.$Q$25]&lt;[.F383];[.F383]&lt;[.$Q$26]);AND([.D383]=[.$R$27];[.$P$25]&lt;[.F383];[.F38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table:formula="of:=INDIRECT(ADDRESS(8;16+MOD([.A384];[.$N$8])))" office:value-type="float" office:value="3" calcext:value-type="float">
            <text:p>3</text:p>
          </table:table-cell>
          <table:table-cell table:formula="of:=INDIRECT(ADDRESS(9;16+MOD([.A384]/[.$N$8];[.$N$9])))" office:value-type="float" office:value="48" calcext:value-type="float">
            <text:p>48</text:p>
          </table:table-cell>
          <table:table-cell table:formula="of:=INDIRECT(ADDRESS(10;16+MOD([.A384]/([.$N$8]*[.$N$9]);[.$N$10])))" office:value-type="float" office:value="2" calcext:value-type="float">
            <text:p>2</text:p>
          </table:table-cell>
          <table:table-cell table:formula="of:=INDIRECT(ADDRESS(11;16+MOD([.A384]/([.$N$8]*[.$N$9]*[.$N$10]);[.$N$11])))" office:value-type="float" office:value="8" calcext:value-type="float">
            <text:p>8</text:p>
          </table:table-cell>
          <table:table-cell table:formula="of:=[.E384]*[.C384]*[.$R$3]/[.B384]/[.D384]" office:value-type="float" office:value="5898240" calcext:value-type="float">
            <text:p>5898240</text:p>
          </table:table-cell>
          <table:table-cell table:style-name="ce7" table:formula="of:=IF(AND([.$Q$18]&lt;[.F384];[.F384]&lt;[.$Q$19]))" office:value-type="boolean" office:boolean-value="true" calcext:value-type="boolean">
            <text:p>TRUE</text:p>
          </table:table-cell>
          <table:table-cell table:style-name="ce9" table:formula="of:=IF(OR(AND([.D384]=[.$P$27];[.$R$25]&lt;[.F384];[.F384]&lt;[.$R$26]); AND([.D384]=[.$Q$27];[.$Q$25]&lt;[.F384];[.F384]&lt;[.$Q$26]);AND([.D384]=[.$R$27];[.$P$25]&lt;[.F384];[.F38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table:formula="of:=INDIRECT(ADDRESS(8;16+MOD([.A385];[.$N$8])))" office:value-type="float" office:value="4" calcext:value-type="float">
            <text:p>4</text:p>
          </table:table-cell>
          <table:table-cell table:formula="of:=INDIRECT(ADDRESS(9;16+MOD([.A385]/[.$N$8];[.$N$9])))" office:value-type="float" office:value="48" calcext:value-type="float">
            <text:p>48</text:p>
          </table:table-cell>
          <table:table-cell table:formula="of:=INDIRECT(ADDRESS(10;16+MOD([.A385]/([.$N$8]*[.$N$9]);[.$N$10])))" office:value-type="float" office:value="2" calcext:value-type="float">
            <text:p>2</text:p>
          </table:table-cell>
          <table:table-cell table:formula="of:=INDIRECT(ADDRESS(11;16+MOD([.A385]/([.$N$8]*[.$N$9]*[.$N$10]);[.$N$11])))" office:value-type="float" office:value="8" calcext:value-type="float">
            <text:p>8</text:p>
          </table:table-cell>
          <table:table-cell table:formula="of:=[.E385]*[.C385]*[.$R$3]/[.B385]/[.D385]" office:value-type="float" office:value="4423680" calcext:value-type="float">
            <text:p>4423680</text:p>
          </table:table-cell>
          <table:table-cell table:style-name="ce7" table:formula="of:=IF(AND([.$Q$18]&lt;[.F385];[.F385]&lt;[.$Q$19]))" office:value-type="boolean" office:boolean-value="true" calcext:value-type="boolean">
            <text:p>TRUE</text:p>
          </table:table-cell>
          <table:table-cell table:style-name="ce9" table:formula="of:=IF(OR(AND([.D385]=[.$P$27];[.$R$25]&lt;[.F385];[.F385]&lt;[.$R$26]); AND([.D385]=[.$Q$27];[.$Q$25]&lt;[.F385];[.F385]&lt;[.$Q$26]);AND([.D385]=[.$R$27];[.$P$25]&lt;[.F385];[.F38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table:formula="of:=INDIRECT(ADDRESS(8;16+MOD([.A386];[.$N$8])))" office:value-type="float" office:value="1" calcext:value-type="float">
            <text:p>1</text:p>
          </table:table-cell>
          <table:table-cell table:formula="of:=INDIRECT(ADDRESS(9;16+MOD([.A386]/[.$N$8];[.$N$9])))" office:value-type="float" office:value="49" calcext:value-type="float">
            <text:p>49</text:p>
          </table:table-cell>
          <table:table-cell table:formula="of:=INDIRECT(ADDRESS(10;16+MOD([.A386]/([.$N$8]*[.$N$9]);[.$N$10])))" office:value-type="float" office:value="2" calcext:value-type="float">
            <text:p>2</text:p>
          </table:table-cell>
          <table:table-cell table:formula="of:=INDIRECT(ADDRESS(11;16+MOD([.A386]/([.$N$8]*[.$N$9]*[.$N$10]);[.$N$11])))" office:value-type="float" office:value="8" calcext:value-type="float">
            <text:p>8</text:p>
          </table:table-cell>
          <table:table-cell table:formula="of:=[.E386]*[.C386]*[.$R$3]/[.B386]/[.D386]" office:value-type="float" office:value="18063360" calcext:value-type="float">
            <text:p>18063360</text:p>
          </table:table-cell>
          <table:table-cell table:style-name="ce7" table:formula="of:=IF(AND([.$Q$18]&lt;[.F386];[.F386]&lt;[.$Q$19]))" office:value-type="boolean" office:boolean-value="false" calcext:value-type="boolean">
            <text:p>FALSE</text:p>
          </table:table-cell>
          <table:table-cell table:style-name="ce9" table:formula="of:=IF(OR(AND([.D386]=[.$P$27];[.$R$25]&lt;[.F386];[.F386]&lt;[.$R$26]); AND([.D386]=[.$Q$27];[.$Q$25]&lt;[.F386];[.F386]&lt;[.$Q$26]);AND([.D386]=[.$R$27];[.$P$25]&lt;[.F386];[.F38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table:formula="of:=INDIRECT(ADDRESS(8;16+MOD([.A387];[.$N$8])))" office:value-type="float" office:value="2" calcext:value-type="float">
            <text:p>2</text:p>
          </table:table-cell>
          <table:table-cell table:formula="of:=INDIRECT(ADDRESS(9;16+MOD([.A387]/[.$N$8];[.$N$9])))" office:value-type="float" office:value="49" calcext:value-type="float">
            <text:p>49</text:p>
          </table:table-cell>
          <table:table-cell table:formula="of:=INDIRECT(ADDRESS(10;16+MOD([.A387]/([.$N$8]*[.$N$9]);[.$N$10])))" office:value-type="float" office:value="2" calcext:value-type="float">
            <text:p>2</text:p>
          </table:table-cell>
          <table:table-cell table:formula="of:=INDIRECT(ADDRESS(11;16+MOD([.A387]/([.$N$8]*[.$N$9]*[.$N$10]);[.$N$11])))" office:value-type="float" office:value="8" calcext:value-type="float">
            <text:p>8</text:p>
          </table:table-cell>
          <table:table-cell table:formula="of:=[.E387]*[.C387]*[.$R$3]/[.B387]/[.D387]" office:value-type="float" office:value="9031680" calcext:value-type="float">
            <text:p>9031680</text:p>
          </table:table-cell>
          <table:table-cell table:style-name="ce7" table:formula="of:=IF(AND([.$Q$18]&lt;[.F387];[.F387]&lt;[.$Q$19]))" office:value-type="boolean" office:boolean-value="true" calcext:value-type="boolean">
            <text:p>TRUE</text:p>
          </table:table-cell>
          <table:table-cell table:style-name="ce9" table:formula="of:=IF(OR(AND([.D387]=[.$P$27];[.$R$25]&lt;[.F387];[.F387]&lt;[.$R$26]); AND([.D387]=[.$Q$27];[.$Q$25]&lt;[.F387];[.F387]&lt;[.$Q$26]);AND([.D387]=[.$R$27];[.$P$25]&lt;[.F387];[.F38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table:formula="of:=INDIRECT(ADDRESS(8;16+MOD([.A388];[.$N$8])))" office:value-type="float" office:value="3" calcext:value-type="float">
            <text:p>3</text:p>
          </table:table-cell>
          <table:table-cell table:formula="of:=INDIRECT(ADDRESS(9;16+MOD([.A388]/[.$N$8];[.$N$9])))" office:value-type="float" office:value="49" calcext:value-type="float">
            <text:p>49</text:p>
          </table:table-cell>
          <table:table-cell table:formula="of:=INDIRECT(ADDRESS(10;16+MOD([.A388]/([.$N$8]*[.$N$9]);[.$N$10])))" office:value-type="float" office:value="2" calcext:value-type="float">
            <text:p>2</text:p>
          </table:table-cell>
          <table:table-cell table:formula="of:=INDIRECT(ADDRESS(11;16+MOD([.A388]/([.$N$8]*[.$N$9]*[.$N$10]);[.$N$11])))" office:value-type="float" office:value="8" calcext:value-type="float">
            <text:p>8</text:p>
          </table:table-cell>
          <table:table-cell table:formula="of:=[.E388]*[.C388]*[.$R$3]/[.B388]/[.D388]" office:value-type="float" office:value="6021120" calcext:value-type="float">
            <text:p>6021120</text:p>
          </table:table-cell>
          <table:table-cell table:style-name="ce7" table:formula="of:=IF(AND([.$Q$18]&lt;[.F388];[.F388]&lt;[.$Q$19]))" office:value-type="boolean" office:boolean-value="true" calcext:value-type="boolean">
            <text:p>TRUE</text:p>
          </table:table-cell>
          <table:table-cell table:style-name="ce9" table:formula="of:=IF(OR(AND([.D388]=[.$P$27];[.$R$25]&lt;[.F388];[.F388]&lt;[.$R$26]); AND([.D388]=[.$Q$27];[.$Q$25]&lt;[.F388];[.F388]&lt;[.$Q$26]);AND([.D388]=[.$R$27];[.$P$25]&lt;[.F388];[.F38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table:formula="of:=INDIRECT(ADDRESS(8;16+MOD([.A389];[.$N$8])))" office:value-type="float" office:value="4" calcext:value-type="float">
            <text:p>4</text:p>
          </table:table-cell>
          <table:table-cell table:formula="of:=INDIRECT(ADDRESS(9;16+MOD([.A389]/[.$N$8];[.$N$9])))" office:value-type="float" office:value="49" calcext:value-type="float">
            <text:p>49</text:p>
          </table:table-cell>
          <table:table-cell table:formula="of:=INDIRECT(ADDRESS(10;16+MOD([.A389]/([.$N$8]*[.$N$9]);[.$N$10])))" office:value-type="float" office:value="2" calcext:value-type="float">
            <text:p>2</text:p>
          </table:table-cell>
          <table:table-cell table:formula="of:=INDIRECT(ADDRESS(11;16+MOD([.A389]/([.$N$8]*[.$N$9]*[.$N$10]);[.$N$11])))" office:value-type="float" office:value="8" calcext:value-type="float">
            <text:p>8</text:p>
          </table:table-cell>
          <table:table-cell table:formula="of:=[.E389]*[.C389]*[.$R$3]/[.B389]/[.D389]" office:value-type="float" office:value="4515840" calcext:value-type="float">
            <text:p>4515840</text:p>
          </table:table-cell>
          <table:table-cell table:style-name="ce7" table:formula="of:=IF(AND([.$Q$18]&lt;[.F389];[.F389]&lt;[.$Q$19]))" office:value-type="boolean" office:boolean-value="true" calcext:value-type="boolean">
            <text:p>TRUE</text:p>
          </table:table-cell>
          <table:table-cell table:style-name="ce9" table:formula="of:=IF(OR(AND([.D389]=[.$P$27];[.$R$25]&lt;[.F389];[.F389]&lt;[.$R$26]); AND([.D389]=[.$Q$27];[.$Q$25]&lt;[.F389];[.F389]&lt;[.$Q$26]);AND([.D389]=[.$R$27];[.$P$25]&lt;[.F389];[.F38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table:formula="of:=INDIRECT(ADDRESS(8;16+MOD([.A390];[.$N$8])))" office:value-type="float" office:value="1" calcext:value-type="float">
            <text:p>1</text:p>
          </table:table-cell>
          <table:table-cell table:formula="of:=INDIRECT(ADDRESS(9;16+MOD([.A390]/[.$N$8];[.$N$9])))" office:value-type="float" office:value="50" calcext:value-type="float">
            <text:p>50</text:p>
          </table:table-cell>
          <table:table-cell table:formula="of:=INDIRECT(ADDRESS(10;16+MOD([.A390]/([.$N$8]*[.$N$9]);[.$N$10])))" office:value-type="float" office:value="2" calcext:value-type="float">
            <text:p>2</text:p>
          </table:table-cell>
          <table:table-cell table:formula="of:=INDIRECT(ADDRESS(11;16+MOD([.A390]/([.$N$8]*[.$N$9]*[.$N$10]);[.$N$11])))" office:value-type="float" office:value="8" calcext:value-type="float">
            <text:p>8</text:p>
          </table:table-cell>
          <table:table-cell table:formula="of:=[.E390]*[.C390]*[.$R$3]/[.B390]/[.D390]" office:value-type="float" office:value="18432000" calcext:value-type="float">
            <text:p>18432000</text:p>
          </table:table-cell>
          <table:table-cell table:style-name="ce7" table:formula="of:=IF(AND([.$Q$18]&lt;[.F390];[.F390]&lt;[.$Q$19]))" office:value-type="boolean" office:boolean-value="false" calcext:value-type="boolean">
            <text:p>FALSE</text:p>
          </table:table-cell>
          <table:table-cell table:style-name="ce9" table:formula="of:=IF(OR(AND([.D390]=[.$P$27];[.$R$25]&lt;[.F390];[.F390]&lt;[.$R$26]); AND([.D390]=[.$Q$27];[.$Q$25]&lt;[.F390];[.F390]&lt;[.$Q$26]);AND([.D390]=[.$R$27];[.$P$25]&lt;[.F390];[.F39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table:formula="of:=INDIRECT(ADDRESS(8;16+MOD([.A391];[.$N$8])))" office:value-type="float" office:value="2" calcext:value-type="float">
            <text:p>2</text:p>
          </table:table-cell>
          <table:table-cell table:formula="of:=INDIRECT(ADDRESS(9;16+MOD([.A391]/[.$N$8];[.$N$9])))" office:value-type="float" office:value="50" calcext:value-type="float">
            <text:p>50</text:p>
          </table:table-cell>
          <table:table-cell table:formula="of:=INDIRECT(ADDRESS(10;16+MOD([.A391]/([.$N$8]*[.$N$9]);[.$N$10])))" office:value-type="float" office:value="2" calcext:value-type="float">
            <text:p>2</text:p>
          </table:table-cell>
          <table:table-cell table:formula="of:=INDIRECT(ADDRESS(11;16+MOD([.A391]/([.$N$8]*[.$N$9]*[.$N$10]);[.$N$11])))" office:value-type="float" office:value="8" calcext:value-type="float">
            <text:p>8</text:p>
          </table:table-cell>
          <table:table-cell table:formula="of:=[.E391]*[.C391]*[.$R$3]/[.B391]/[.D391]" office:value-type="float" office:value="9216000" calcext:value-type="float">
            <text:p>9216000</text:p>
          </table:table-cell>
          <table:table-cell table:style-name="ce7" table:formula="of:=IF(AND([.$Q$18]&lt;[.F391];[.F391]&lt;[.$Q$19]))" office:value-type="boolean" office:boolean-value="true" calcext:value-type="boolean">
            <text:p>TRUE</text:p>
          </table:table-cell>
          <table:table-cell table:style-name="ce9" table:formula="of:=IF(OR(AND([.D391]=[.$P$27];[.$R$25]&lt;[.F391];[.F391]&lt;[.$R$26]); AND([.D391]=[.$Q$27];[.$Q$25]&lt;[.F391];[.F391]&lt;[.$Q$26]);AND([.D391]=[.$R$27];[.$P$25]&lt;[.F391];[.F39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table:formula="of:=INDIRECT(ADDRESS(8;16+MOD([.A392];[.$N$8])))" office:value-type="float" office:value="3" calcext:value-type="float">
            <text:p>3</text:p>
          </table:table-cell>
          <table:table-cell table:formula="of:=INDIRECT(ADDRESS(9;16+MOD([.A392]/[.$N$8];[.$N$9])))" office:value-type="float" office:value="50" calcext:value-type="float">
            <text:p>50</text:p>
          </table:table-cell>
          <table:table-cell table:formula="of:=INDIRECT(ADDRESS(10;16+MOD([.A392]/([.$N$8]*[.$N$9]);[.$N$10])))" office:value-type="float" office:value="2" calcext:value-type="float">
            <text:p>2</text:p>
          </table:table-cell>
          <table:table-cell table:formula="of:=INDIRECT(ADDRESS(11;16+MOD([.A392]/([.$N$8]*[.$N$9]*[.$N$10]);[.$N$11])))" office:value-type="float" office:value="8" calcext:value-type="float">
            <text:p>8</text:p>
          </table:table-cell>
          <table:table-cell table:formula="of:=[.E392]*[.C392]*[.$R$3]/[.B392]/[.D392]" office:value-type="float" office:value="6144000" calcext:value-type="float">
            <text:p>6144000</text:p>
          </table:table-cell>
          <table:table-cell table:style-name="ce7" table:formula="of:=IF(AND([.$Q$18]&lt;[.F392];[.F392]&lt;[.$Q$19]))" office:value-type="boolean" office:boolean-value="true" calcext:value-type="boolean">
            <text:p>TRUE</text:p>
          </table:table-cell>
          <table:table-cell table:style-name="ce9" table:formula="of:=IF(OR(AND([.D392]=[.$P$27];[.$R$25]&lt;[.F392];[.F392]&lt;[.$R$26]); AND([.D392]=[.$Q$27];[.$Q$25]&lt;[.F392];[.F392]&lt;[.$Q$26]);AND([.D392]=[.$R$27];[.$P$25]&lt;[.F392];[.F39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table:formula="of:=INDIRECT(ADDRESS(8;16+MOD([.A393];[.$N$8])))" office:value-type="float" office:value="4" calcext:value-type="float">
            <text:p>4</text:p>
          </table:table-cell>
          <table:table-cell table:formula="of:=INDIRECT(ADDRESS(9;16+MOD([.A393]/[.$N$8];[.$N$9])))" office:value-type="float" office:value="50" calcext:value-type="float">
            <text:p>50</text:p>
          </table:table-cell>
          <table:table-cell table:formula="of:=INDIRECT(ADDRESS(10;16+MOD([.A393]/([.$N$8]*[.$N$9]);[.$N$10])))" office:value-type="float" office:value="2" calcext:value-type="float">
            <text:p>2</text:p>
          </table:table-cell>
          <table:table-cell table:formula="of:=INDIRECT(ADDRESS(11;16+MOD([.A393]/([.$N$8]*[.$N$9]*[.$N$10]);[.$N$11])))" office:value-type="float" office:value="8" calcext:value-type="float">
            <text:p>8</text:p>
          </table:table-cell>
          <table:table-cell table:formula="of:=[.E393]*[.C393]*[.$R$3]/[.B393]/[.D393]" office:value-type="float" office:value="4608000" calcext:value-type="float">
            <text:p>4608000</text:p>
          </table:table-cell>
          <table:table-cell table:style-name="ce7" table:formula="of:=IF(AND([.$Q$18]&lt;[.F393];[.F393]&lt;[.$Q$19]))" office:value-type="boolean" office:boolean-value="true" calcext:value-type="boolean">
            <text:p>TRUE</text:p>
          </table:table-cell>
          <table:table-cell table:style-name="ce9" table:formula="of:=IF(OR(AND([.D393]=[.$P$27];[.$R$25]&lt;[.F393];[.F393]&lt;[.$R$26]); AND([.D393]=[.$Q$27];[.$Q$25]&lt;[.F393];[.F393]&lt;[.$Q$26]);AND([.D393]=[.$R$27];[.$P$25]&lt;[.F393];[.F39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table:formula="of:=INDIRECT(ADDRESS(8;16+MOD([.A394];[.$N$8])))" office:value-type="float" office:value="1" calcext:value-type="float">
            <text:p>1</text:p>
          </table:table-cell>
          <table:table-cell table:formula="of:=INDIRECT(ADDRESS(9;16+MOD([.A394]/[.$N$8];[.$N$9])))" office:value-type="float" office:value="2" calcext:value-type="float">
            <text:p>2</text:p>
          </table:table-cell>
          <table:table-cell table:formula="of:=INDIRECT(ADDRESS(10;16+MOD([.A394]/([.$N$8]*[.$N$9]);[.$N$10])))" office:value-type="float" office:value="3" calcext:value-type="float">
            <text:p>3</text:p>
          </table:table-cell>
          <table:table-cell table:formula="of:=INDIRECT(ADDRESS(11;16+MOD([.A394]/([.$N$8]*[.$N$9]*[.$N$10]);[.$N$11])))" office:value-type="float" office:value="8" calcext:value-type="float">
            <text:p>8</text:p>
          </table:table-cell>
          <table:table-cell table:formula="of:=[.E394]*[.C394]*[.$R$3]/[.B394]/[.D394]" office:value-type="float" office:value="491520" calcext:value-type="float">
            <text:p>491520</text:p>
          </table:table-cell>
          <table:table-cell table:style-name="ce7" table:formula="of:=IF(AND([.$Q$18]&lt;[.F394];[.F394]&lt;[.$Q$19]))" office:value-type="boolean" office:boolean-value="false" calcext:value-type="boolean">
            <text:p>FALSE</text:p>
          </table:table-cell>
          <table:table-cell table:style-name="ce9" table:formula="of:=IF(OR(AND([.D394]=[.$P$27];[.$R$25]&lt;[.F394];[.F394]&lt;[.$R$26]); AND([.D394]=[.$Q$27];[.$Q$25]&lt;[.F394];[.F394]&lt;[.$Q$26]);AND([.D394]=[.$R$27];[.$P$25]&lt;[.F394];[.F39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table:formula="of:=INDIRECT(ADDRESS(8;16+MOD([.A395];[.$N$8])))" office:value-type="float" office:value="2" calcext:value-type="float">
            <text:p>2</text:p>
          </table:table-cell>
          <table:table-cell table:formula="of:=INDIRECT(ADDRESS(9;16+MOD([.A395]/[.$N$8];[.$N$9])))" office:value-type="float" office:value="2" calcext:value-type="float">
            <text:p>2</text:p>
          </table:table-cell>
          <table:table-cell table:formula="of:=INDIRECT(ADDRESS(10;16+MOD([.A395]/([.$N$8]*[.$N$9]);[.$N$10])))" office:value-type="float" office:value="3" calcext:value-type="float">
            <text:p>3</text:p>
          </table:table-cell>
          <table:table-cell table:formula="of:=INDIRECT(ADDRESS(11;16+MOD([.A395]/([.$N$8]*[.$N$9]*[.$N$10]);[.$N$11])))" office:value-type="float" office:value="8" calcext:value-type="float">
            <text:p>8</text:p>
          </table:table-cell>
          <table:table-cell table:formula="of:=[.E395]*[.C395]*[.$R$3]/[.B395]/[.D395]" office:value-type="float" office:value="245760" calcext:value-type="float">
            <text:p>245760</text:p>
          </table:table-cell>
          <table:table-cell table:style-name="ce7" table:formula="of:=IF(AND([.$Q$18]&lt;[.F395];[.F395]&lt;[.$Q$19]))" office:value-type="boolean" office:boolean-value="false" calcext:value-type="boolean">
            <text:p>FALSE</text:p>
          </table:table-cell>
          <table:table-cell table:style-name="ce9" table:formula="of:=IF(OR(AND([.D395]=[.$P$27];[.$R$25]&lt;[.F395];[.F395]&lt;[.$R$26]); AND([.D395]=[.$Q$27];[.$Q$25]&lt;[.F395];[.F395]&lt;[.$Q$26]);AND([.D395]=[.$R$27];[.$P$25]&lt;[.F395];[.F39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table:formula="of:=INDIRECT(ADDRESS(8;16+MOD([.A396];[.$N$8])))" office:value-type="float" office:value="3" calcext:value-type="float">
            <text:p>3</text:p>
          </table:table-cell>
          <table:table-cell table:formula="of:=INDIRECT(ADDRESS(9;16+MOD([.A396]/[.$N$8];[.$N$9])))" office:value-type="float" office:value="2" calcext:value-type="float">
            <text:p>2</text:p>
          </table:table-cell>
          <table:table-cell table:formula="of:=INDIRECT(ADDRESS(10;16+MOD([.A396]/([.$N$8]*[.$N$9]);[.$N$10])))" office:value-type="float" office:value="3" calcext:value-type="float">
            <text:p>3</text:p>
          </table:table-cell>
          <table:table-cell table:formula="of:=INDIRECT(ADDRESS(11;16+MOD([.A396]/([.$N$8]*[.$N$9]*[.$N$10]);[.$N$11])))" office:value-type="float" office:value="8" calcext:value-type="float">
            <text:p>8</text:p>
          </table:table-cell>
          <table:table-cell table:formula="of:=[.E396]*[.C396]*[.$R$3]/[.B396]/[.D396]" office:value-type="float" office:value="163840" calcext:value-type="float">
            <text:p>163840</text:p>
          </table:table-cell>
          <table:table-cell table:style-name="ce7" table:formula="of:=IF(AND([.$Q$18]&lt;[.F396];[.F396]&lt;[.$Q$19]))" office:value-type="boolean" office:boolean-value="false" calcext:value-type="boolean">
            <text:p>FALSE</text:p>
          </table:table-cell>
          <table:table-cell table:style-name="ce9" table:formula="of:=IF(OR(AND([.D396]=[.$P$27];[.$R$25]&lt;[.F396];[.F396]&lt;[.$R$26]); AND([.D396]=[.$Q$27];[.$Q$25]&lt;[.F396];[.F396]&lt;[.$Q$26]);AND([.D396]=[.$R$27];[.$P$25]&lt;[.F396];[.F39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table:formula="of:=INDIRECT(ADDRESS(8;16+MOD([.A397];[.$N$8])))" office:value-type="float" office:value="4" calcext:value-type="float">
            <text:p>4</text:p>
          </table:table-cell>
          <table:table-cell table:formula="of:=INDIRECT(ADDRESS(9;16+MOD([.A397]/[.$N$8];[.$N$9])))" office:value-type="float" office:value="2" calcext:value-type="float">
            <text:p>2</text:p>
          </table:table-cell>
          <table:table-cell table:formula="of:=INDIRECT(ADDRESS(10;16+MOD([.A397]/([.$N$8]*[.$N$9]);[.$N$10])))" office:value-type="float" office:value="3" calcext:value-type="float">
            <text:p>3</text:p>
          </table:table-cell>
          <table:table-cell table:formula="of:=INDIRECT(ADDRESS(11;16+MOD([.A397]/([.$N$8]*[.$N$9]*[.$N$10]);[.$N$11])))" office:value-type="float" office:value="8" calcext:value-type="float">
            <text:p>8</text:p>
          </table:table-cell>
          <table:table-cell table:formula="of:=[.E397]*[.C397]*[.$R$3]/[.B397]/[.D397]" office:value-type="float" office:value="122880" calcext:value-type="float">
            <text:p>122880</text:p>
          </table:table-cell>
          <table:table-cell table:style-name="ce7" table:formula="of:=IF(AND([.$Q$18]&lt;[.F397];[.F397]&lt;[.$Q$19]))" office:value-type="boolean" office:boolean-value="false" calcext:value-type="boolean">
            <text:p>FALSE</text:p>
          </table:table-cell>
          <table:table-cell table:style-name="ce9" table:formula="of:=IF(OR(AND([.D397]=[.$P$27];[.$R$25]&lt;[.F397];[.F397]&lt;[.$R$26]); AND([.D397]=[.$Q$27];[.$Q$25]&lt;[.F397];[.F397]&lt;[.$Q$26]);AND([.D397]=[.$R$27];[.$P$25]&lt;[.F397];[.F39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table:formula="of:=INDIRECT(ADDRESS(8;16+MOD([.A398];[.$N$8])))" office:value-type="float" office:value="1" calcext:value-type="float">
            <text:p>1</text:p>
          </table:table-cell>
          <table:table-cell table:formula="of:=INDIRECT(ADDRESS(9;16+MOD([.A398]/[.$N$8];[.$N$9])))" office:value-type="float" office:value="3" calcext:value-type="float">
            <text:p>3</text:p>
          </table:table-cell>
          <table:table-cell table:formula="of:=INDIRECT(ADDRESS(10;16+MOD([.A398]/([.$N$8]*[.$N$9]);[.$N$10])))" office:value-type="float" office:value="3" calcext:value-type="float">
            <text:p>3</text:p>
          </table:table-cell>
          <table:table-cell table:formula="of:=INDIRECT(ADDRESS(11;16+MOD([.A398]/([.$N$8]*[.$N$9]*[.$N$10]);[.$N$11])))" office:value-type="float" office:value="8" calcext:value-type="float">
            <text:p>8</text:p>
          </table:table-cell>
          <table:table-cell table:formula="of:=[.E398]*[.C398]*[.$R$3]/[.B398]/[.D398]" office:value-type="float" office:value="737280" calcext:value-type="float">
            <text:p>737280</text:p>
          </table:table-cell>
          <table:table-cell table:style-name="ce7" table:formula="of:=IF(AND([.$Q$18]&lt;[.F398];[.F398]&lt;[.$Q$19]))" office:value-type="boolean" office:boolean-value="false" calcext:value-type="boolean">
            <text:p>FALSE</text:p>
          </table:table-cell>
          <table:table-cell table:style-name="ce9" table:formula="of:=IF(OR(AND([.D398]=[.$P$27];[.$R$25]&lt;[.F398];[.F398]&lt;[.$R$26]); AND([.D398]=[.$Q$27];[.$Q$25]&lt;[.F398];[.F398]&lt;[.$Q$26]);AND([.D398]=[.$R$27];[.$P$25]&lt;[.F398];[.F39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table:formula="of:=INDIRECT(ADDRESS(8;16+MOD([.A399];[.$N$8])))" office:value-type="float" office:value="2" calcext:value-type="float">
            <text:p>2</text:p>
          </table:table-cell>
          <table:table-cell table:formula="of:=INDIRECT(ADDRESS(9;16+MOD([.A399]/[.$N$8];[.$N$9])))" office:value-type="float" office:value="3" calcext:value-type="float">
            <text:p>3</text:p>
          </table:table-cell>
          <table:table-cell table:formula="of:=INDIRECT(ADDRESS(10;16+MOD([.A399]/([.$N$8]*[.$N$9]);[.$N$10])))" office:value-type="float" office:value="3" calcext:value-type="float">
            <text:p>3</text:p>
          </table:table-cell>
          <table:table-cell table:formula="of:=INDIRECT(ADDRESS(11;16+MOD([.A399]/([.$N$8]*[.$N$9]*[.$N$10]);[.$N$11])))" office:value-type="float" office:value="8" calcext:value-type="float">
            <text:p>8</text:p>
          </table:table-cell>
          <table:table-cell table:formula="of:=[.E399]*[.C399]*[.$R$3]/[.B399]/[.D399]" office:value-type="float" office:value="368640" calcext:value-type="float">
            <text:p>368640</text:p>
          </table:table-cell>
          <table:table-cell table:style-name="ce7" table:formula="of:=IF(AND([.$Q$18]&lt;[.F399];[.F399]&lt;[.$Q$19]))" office:value-type="boolean" office:boolean-value="false" calcext:value-type="boolean">
            <text:p>FALSE</text:p>
          </table:table-cell>
          <table:table-cell table:style-name="ce9" table:formula="of:=IF(OR(AND([.D399]=[.$P$27];[.$R$25]&lt;[.F399];[.F399]&lt;[.$R$26]); AND([.D399]=[.$Q$27];[.$Q$25]&lt;[.F399];[.F399]&lt;[.$Q$26]);AND([.D399]=[.$R$27];[.$P$25]&lt;[.F399];[.F39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table:formula="of:=INDIRECT(ADDRESS(8;16+MOD([.A400];[.$N$8])))" office:value-type="float" office:value="3" calcext:value-type="float">
            <text:p>3</text:p>
          </table:table-cell>
          <table:table-cell table:formula="of:=INDIRECT(ADDRESS(9;16+MOD([.A400]/[.$N$8];[.$N$9])))" office:value-type="float" office:value="3" calcext:value-type="float">
            <text:p>3</text:p>
          </table:table-cell>
          <table:table-cell table:formula="of:=INDIRECT(ADDRESS(10;16+MOD([.A400]/([.$N$8]*[.$N$9]);[.$N$10])))" office:value-type="float" office:value="3" calcext:value-type="float">
            <text:p>3</text:p>
          </table:table-cell>
          <table:table-cell table:formula="of:=INDIRECT(ADDRESS(11;16+MOD([.A400]/([.$N$8]*[.$N$9]*[.$N$10]);[.$N$11])))" office:value-type="float" office:value="8" calcext:value-type="float">
            <text:p>8</text:p>
          </table:table-cell>
          <table:table-cell table:formula="of:=[.E400]*[.C400]*[.$R$3]/[.B400]/[.D400]" office:value-type="float" office:value="245760" calcext:value-type="float">
            <text:p>245760</text:p>
          </table:table-cell>
          <table:table-cell table:style-name="ce7" table:formula="of:=IF(AND([.$Q$18]&lt;[.F400];[.F400]&lt;[.$Q$19]))" office:value-type="boolean" office:boolean-value="false" calcext:value-type="boolean">
            <text:p>FALSE</text:p>
          </table:table-cell>
          <table:table-cell table:style-name="ce9" table:formula="of:=IF(OR(AND([.D400]=[.$P$27];[.$R$25]&lt;[.F400];[.F400]&lt;[.$R$26]); AND([.D400]=[.$Q$27];[.$Q$25]&lt;[.F400];[.F400]&lt;[.$Q$26]);AND([.D400]=[.$R$27];[.$P$25]&lt;[.F400];[.F40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table:formula="of:=INDIRECT(ADDRESS(8;16+MOD([.A401];[.$N$8])))" office:value-type="float" office:value="4" calcext:value-type="float">
            <text:p>4</text:p>
          </table:table-cell>
          <table:table-cell table:formula="of:=INDIRECT(ADDRESS(9;16+MOD([.A401]/[.$N$8];[.$N$9])))" office:value-type="float" office:value="3" calcext:value-type="float">
            <text:p>3</text:p>
          </table:table-cell>
          <table:table-cell table:formula="of:=INDIRECT(ADDRESS(10;16+MOD([.A401]/([.$N$8]*[.$N$9]);[.$N$10])))" office:value-type="float" office:value="3" calcext:value-type="float">
            <text:p>3</text:p>
          </table:table-cell>
          <table:table-cell table:formula="of:=INDIRECT(ADDRESS(11;16+MOD([.A401]/([.$N$8]*[.$N$9]*[.$N$10]);[.$N$11])))" office:value-type="float" office:value="8" calcext:value-type="float">
            <text:p>8</text:p>
          </table:table-cell>
          <table:table-cell table:formula="of:=[.E401]*[.C401]*[.$R$3]/[.B401]/[.D401]" office:value-type="float" office:value="184320" calcext:value-type="float">
            <text:p>184320</text:p>
          </table:table-cell>
          <table:table-cell table:style-name="ce7" table:formula="of:=IF(AND([.$Q$18]&lt;[.F401];[.F401]&lt;[.$Q$19]))" office:value-type="boolean" office:boolean-value="false" calcext:value-type="boolean">
            <text:p>FALSE</text:p>
          </table:table-cell>
          <table:table-cell table:style-name="ce9" table:formula="of:=IF(OR(AND([.D401]=[.$P$27];[.$R$25]&lt;[.F401];[.F401]&lt;[.$R$26]); AND([.D401]=[.$Q$27];[.$Q$25]&lt;[.F401];[.F401]&lt;[.$Q$26]);AND([.D401]=[.$R$27];[.$P$25]&lt;[.F401];[.F40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table:formula="of:=INDIRECT(ADDRESS(8;16+MOD([.A402];[.$N$8])))" office:value-type="float" office:value="1" calcext:value-type="float">
            <text:p>1</text:p>
          </table:table-cell>
          <table:table-cell table:formula="of:=INDIRECT(ADDRESS(9;16+MOD([.A402]/[.$N$8];[.$N$9])))" office:value-type="float" office:value="4" calcext:value-type="float">
            <text:p>4</text:p>
          </table:table-cell>
          <table:table-cell table:formula="of:=INDIRECT(ADDRESS(10;16+MOD([.A402]/([.$N$8]*[.$N$9]);[.$N$10])))" office:value-type="float" office:value="3" calcext:value-type="float">
            <text:p>3</text:p>
          </table:table-cell>
          <table:table-cell table:formula="of:=INDIRECT(ADDRESS(11;16+MOD([.A402]/([.$N$8]*[.$N$9]*[.$N$10]);[.$N$11])))" office:value-type="float" office:value="8" calcext:value-type="float">
            <text:p>8</text:p>
          </table:table-cell>
          <table:table-cell table:formula="of:=[.E402]*[.C402]*[.$R$3]/[.B402]/[.D402]" office:value-type="float" office:value="983040" calcext:value-type="float">
            <text:p>983040</text:p>
          </table:table-cell>
          <table:table-cell table:style-name="ce7" table:formula="of:=IF(AND([.$Q$18]&lt;[.F402];[.F402]&lt;[.$Q$19]))" office:value-type="boolean" office:boolean-value="false" calcext:value-type="boolean">
            <text:p>FALSE</text:p>
          </table:table-cell>
          <table:table-cell table:style-name="ce9" table:formula="of:=IF(OR(AND([.D402]=[.$P$27];[.$R$25]&lt;[.F402];[.F402]&lt;[.$R$26]); AND([.D402]=[.$Q$27];[.$Q$25]&lt;[.F402];[.F402]&lt;[.$Q$26]);AND([.D402]=[.$R$27];[.$P$25]&lt;[.F402];[.F40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table:formula="of:=INDIRECT(ADDRESS(8;16+MOD([.A403];[.$N$8])))" office:value-type="float" office:value="2" calcext:value-type="float">
            <text:p>2</text:p>
          </table:table-cell>
          <table:table-cell table:formula="of:=INDIRECT(ADDRESS(9;16+MOD([.A403]/[.$N$8];[.$N$9])))" office:value-type="float" office:value="4" calcext:value-type="float">
            <text:p>4</text:p>
          </table:table-cell>
          <table:table-cell table:formula="of:=INDIRECT(ADDRESS(10;16+MOD([.A403]/([.$N$8]*[.$N$9]);[.$N$10])))" office:value-type="float" office:value="3" calcext:value-type="float">
            <text:p>3</text:p>
          </table:table-cell>
          <table:table-cell table:formula="of:=INDIRECT(ADDRESS(11;16+MOD([.A403]/([.$N$8]*[.$N$9]*[.$N$10]);[.$N$11])))" office:value-type="float" office:value="8" calcext:value-type="float">
            <text:p>8</text:p>
          </table:table-cell>
          <table:table-cell table:formula="of:=[.E403]*[.C403]*[.$R$3]/[.B403]/[.D403]" office:value-type="float" office:value="491520" calcext:value-type="float">
            <text:p>491520</text:p>
          </table:table-cell>
          <table:table-cell table:style-name="ce7" table:formula="of:=IF(AND([.$Q$18]&lt;[.F403];[.F403]&lt;[.$Q$19]))" office:value-type="boolean" office:boolean-value="false" calcext:value-type="boolean">
            <text:p>FALSE</text:p>
          </table:table-cell>
          <table:table-cell table:style-name="ce9" table:formula="of:=IF(OR(AND([.D403]=[.$P$27];[.$R$25]&lt;[.F403];[.F403]&lt;[.$R$26]); AND([.D403]=[.$Q$27];[.$Q$25]&lt;[.F403];[.F403]&lt;[.$Q$26]);AND([.D403]=[.$R$27];[.$P$25]&lt;[.F403];[.F40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table:formula="of:=INDIRECT(ADDRESS(8;16+MOD([.A404];[.$N$8])))" office:value-type="float" office:value="3" calcext:value-type="float">
            <text:p>3</text:p>
          </table:table-cell>
          <table:table-cell table:formula="of:=INDIRECT(ADDRESS(9;16+MOD([.A404]/[.$N$8];[.$N$9])))" office:value-type="float" office:value="4" calcext:value-type="float">
            <text:p>4</text:p>
          </table:table-cell>
          <table:table-cell table:formula="of:=INDIRECT(ADDRESS(10;16+MOD([.A404]/([.$N$8]*[.$N$9]);[.$N$10])))" office:value-type="float" office:value="3" calcext:value-type="float">
            <text:p>3</text:p>
          </table:table-cell>
          <table:table-cell table:formula="of:=INDIRECT(ADDRESS(11;16+MOD([.A404]/([.$N$8]*[.$N$9]*[.$N$10]);[.$N$11])))" office:value-type="float" office:value="8" calcext:value-type="float">
            <text:p>8</text:p>
          </table:table-cell>
          <table:table-cell table:formula="of:=[.E404]*[.C404]*[.$R$3]/[.B404]/[.D404]" office:value-type="float" office:value="327680" calcext:value-type="float">
            <text:p>327680</text:p>
          </table:table-cell>
          <table:table-cell table:style-name="ce7" table:formula="of:=IF(AND([.$Q$18]&lt;[.F404];[.F404]&lt;[.$Q$19]))" office:value-type="boolean" office:boolean-value="false" calcext:value-type="boolean">
            <text:p>FALSE</text:p>
          </table:table-cell>
          <table:table-cell table:style-name="ce9" table:formula="of:=IF(OR(AND([.D404]=[.$P$27];[.$R$25]&lt;[.F404];[.F404]&lt;[.$R$26]); AND([.D404]=[.$Q$27];[.$Q$25]&lt;[.F404];[.F404]&lt;[.$Q$26]);AND([.D404]=[.$R$27];[.$P$25]&lt;[.F404];[.F40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table:formula="of:=INDIRECT(ADDRESS(8;16+MOD([.A405];[.$N$8])))" office:value-type="float" office:value="4" calcext:value-type="float">
            <text:p>4</text:p>
          </table:table-cell>
          <table:table-cell table:formula="of:=INDIRECT(ADDRESS(9;16+MOD([.A405]/[.$N$8];[.$N$9])))" office:value-type="float" office:value="4" calcext:value-type="float">
            <text:p>4</text:p>
          </table:table-cell>
          <table:table-cell table:formula="of:=INDIRECT(ADDRESS(10;16+MOD([.A405]/([.$N$8]*[.$N$9]);[.$N$10])))" office:value-type="float" office:value="3" calcext:value-type="float">
            <text:p>3</text:p>
          </table:table-cell>
          <table:table-cell table:formula="of:=INDIRECT(ADDRESS(11;16+MOD([.A405]/([.$N$8]*[.$N$9]*[.$N$10]);[.$N$11])))" office:value-type="float" office:value="8" calcext:value-type="float">
            <text:p>8</text:p>
          </table:table-cell>
          <table:table-cell table:formula="of:=[.E405]*[.C405]*[.$R$3]/[.B405]/[.D405]" office:value-type="float" office:value="245760" calcext:value-type="float">
            <text:p>245760</text:p>
          </table:table-cell>
          <table:table-cell table:style-name="ce7" table:formula="of:=IF(AND([.$Q$18]&lt;[.F405];[.F405]&lt;[.$Q$19]))" office:value-type="boolean" office:boolean-value="false" calcext:value-type="boolean">
            <text:p>FALSE</text:p>
          </table:table-cell>
          <table:table-cell table:style-name="ce9" table:formula="of:=IF(OR(AND([.D405]=[.$P$27];[.$R$25]&lt;[.F405];[.F405]&lt;[.$R$26]); AND([.D405]=[.$Q$27];[.$Q$25]&lt;[.F405];[.F405]&lt;[.$Q$26]);AND([.D405]=[.$R$27];[.$P$25]&lt;[.F405];[.F40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table:formula="of:=INDIRECT(ADDRESS(8;16+MOD([.A406];[.$N$8])))" office:value-type="float" office:value="1" calcext:value-type="float">
            <text:p>1</text:p>
          </table:table-cell>
          <table:table-cell table:formula="of:=INDIRECT(ADDRESS(9;16+MOD([.A406]/[.$N$8];[.$N$9])))" office:value-type="float" office:value="5" calcext:value-type="float">
            <text:p>5</text:p>
          </table:table-cell>
          <table:table-cell table:formula="of:=INDIRECT(ADDRESS(10;16+MOD([.A406]/([.$N$8]*[.$N$9]);[.$N$10])))" office:value-type="float" office:value="3" calcext:value-type="float">
            <text:p>3</text:p>
          </table:table-cell>
          <table:table-cell table:formula="of:=INDIRECT(ADDRESS(11;16+MOD([.A406]/([.$N$8]*[.$N$9]*[.$N$10]);[.$N$11])))" office:value-type="float" office:value="8" calcext:value-type="float">
            <text:p>8</text:p>
          </table:table-cell>
          <table:table-cell table:formula="of:=[.E406]*[.C406]*[.$R$3]/[.B406]/[.D406]" office:value-type="float" office:value="1228800" calcext:value-type="float">
            <text:p>1228800</text:p>
          </table:table-cell>
          <table:table-cell table:style-name="ce7" table:formula="of:=IF(AND([.$Q$18]&lt;[.F406];[.F406]&lt;[.$Q$19]))" office:value-type="boolean" office:boolean-value="false" calcext:value-type="boolean">
            <text:p>FALSE</text:p>
          </table:table-cell>
          <table:table-cell table:style-name="ce9" table:formula="of:=IF(OR(AND([.D406]=[.$P$27];[.$R$25]&lt;[.F406];[.F406]&lt;[.$R$26]); AND([.D406]=[.$Q$27];[.$Q$25]&lt;[.F406];[.F406]&lt;[.$Q$26]);AND([.D406]=[.$R$27];[.$P$25]&lt;[.F406];[.F40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table:formula="of:=INDIRECT(ADDRESS(8;16+MOD([.A407];[.$N$8])))" office:value-type="float" office:value="2" calcext:value-type="float">
            <text:p>2</text:p>
          </table:table-cell>
          <table:table-cell table:formula="of:=INDIRECT(ADDRESS(9;16+MOD([.A407]/[.$N$8];[.$N$9])))" office:value-type="float" office:value="5" calcext:value-type="float">
            <text:p>5</text:p>
          </table:table-cell>
          <table:table-cell table:formula="of:=INDIRECT(ADDRESS(10;16+MOD([.A407]/([.$N$8]*[.$N$9]);[.$N$10])))" office:value-type="float" office:value="3" calcext:value-type="float">
            <text:p>3</text:p>
          </table:table-cell>
          <table:table-cell table:formula="of:=INDIRECT(ADDRESS(11;16+MOD([.A407]/([.$N$8]*[.$N$9]*[.$N$10]);[.$N$11])))" office:value-type="float" office:value="8" calcext:value-type="float">
            <text:p>8</text:p>
          </table:table-cell>
          <table:table-cell table:formula="of:=[.E407]*[.C407]*[.$R$3]/[.B407]/[.D407]" office:value-type="float" office:value="614400" calcext:value-type="float">
            <text:p>614400</text:p>
          </table:table-cell>
          <table:table-cell table:style-name="ce7" table:formula="of:=IF(AND([.$Q$18]&lt;[.F407];[.F407]&lt;[.$Q$19]))" office:value-type="boolean" office:boolean-value="false" calcext:value-type="boolean">
            <text:p>FALSE</text:p>
          </table:table-cell>
          <table:table-cell table:style-name="ce9" table:formula="of:=IF(OR(AND([.D407]=[.$P$27];[.$R$25]&lt;[.F407];[.F407]&lt;[.$R$26]); AND([.D407]=[.$Q$27];[.$Q$25]&lt;[.F407];[.F407]&lt;[.$Q$26]);AND([.D407]=[.$R$27];[.$P$25]&lt;[.F407];[.F40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table:formula="of:=INDIRECT(ADDRESS(8;16+MOD([.A408];[.$N$8])))" office:value-type="float" office:value="3" calcext:value-type="float">
            <text:p>3</text:p>
          </table:table-cell>
          <table:table-cell table:formula="of:=INDIRECT(ADDRESS(9;16+MOD([.A408]/[.$N$8];[.$N$9])))" office:value-type="float" office:value="5" calcext:value-type="float">
            <text:p>5</text:p>
          </table:table-cell>
          <table:table-cell table:formula="of:=INDIRECT(ADDRESS(10;16+MOD([.A408]/([.$N$8]*[.$N$9]);[.$N$10])))" office:value-type="float" office:value="3" calcext:value-type="float">
            <text:p>3</text:p>
          </table:table-cell>
          <table:table-cell table:formula="of:=INDIRECT(ADDRESS(11;16+MOD([.A408]/([.$N$8]*[.$N$9]*[.$N$10]);[.$N$11])))" office:value-type="float" office:value="8" calcext:value-type="float">
            <text:p>8</text:p>
          </table:table-cell>
          <table:table-cell table:formula="of:=[.E408]*[.C408]*[.$R$3]/[.B408]/[.D408]" office:value-type="float" office:value="409600" calcext:value-type="float">
            <text:p>409600</text:p>
          </table:table-cell>
          <table:table-cell table:style-name="ce7" table:formula="of:=IF(AND([.$Q$18]&lt;[.F408];[.F408]&lt;[.$Q$19]))" office:value-type="boolean" office:boolean-value="false" calcext:value-type="boolean">
            <text:p>FALSE</text:p>
          </table:table-cell>
          <table:table-cell table:style-name="ce9" table:formula="of:=IF(OR(AND([.D408]=[.$P$27];[.$R$25]&lt;[.F408];[.F408]&lt;[.$R$26]); AND([.D408]=[.$Q$27];[.$Q$25]&lt;[.F408];[.F408]&lt;[.$Q$26]);AND([.D408]=[.$R$27];[.$P$25]&lt;[.F408];[.F40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table:formula="of:=INDIRECT(ADDRESS(8;16+MOD([.A409];[.$N$8])))" office:value-type="float" office:value="4" calcext:value-type="float">
            <text:p>4</text:p>
          </table:table-cell>
          <table:table-cell table:formula="of:=INDIRECT(ADDRESS(9;16+MOD([.A409]/[.$N$8];[.$N$9])))" office:value-type="float" office:value="5" calcext:value-type="float">
            <text:p>5</text:p>
          </table:table-cell>
          <table:table-cell table:formula="of:=INDIRECT(ADDRESS(10;16+MOD([.A409]/([.$N$8]*[.$N$9]);[.$N$10])))" office:value-type="float" office:value="3" calcext:value-type="float">
            <text:p>3</text:p>
          </table:table-cell>
          <table:table-cell table:formula="of:=INDIRECT(ADDRESS(11;16+MOD([.A409]/([.$N$8]*[.$N$9]*[.$N$10]);[.$N$11])))" office:value-type="float" office:value="8" calcext:value-type="float">
            <text:p>8</text:p>
          </table:table-cell>
          <table:table-cell table:formula="of:=[.E409]*[.C409]*[.$R$3]/[.B409]/[.D409]" office:value-type="float" office:value="307200" calcext:value-type="float">
            <text:p>307200</text:p>
          </table:table-cell>
          <table:table-cell table:style-name="ce7" table:formula="of:=IF(AND([.$Q$18]&lt;[.F409];[.F409]&lt;[.$Q$19]))" office:value-type="boolean" office:boolean-value="false" calcext:value-type="boolean">
            <text:p>FALSE</text:p>
          </table:table-cell>
          <table:table-cell table:style-name="ce9" table:formula="of:=IF(OR(AND([.D409]=[.$P$27];[.$R$25]&lt;[.F409];[.F409]&lt;[.$R$26]); AND([.D409]=[.$Q$27];[.$Q$25]&lt;[.F409];[.F409]&lt;[.$Q$26]);AND([.D409]=[.$R$27];[.$P$25]&lt;[.F409];[.F40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table:formula="of:=INDIRECT(ADDRESS(8;16+MOD([.A410];[.$N$8])))" office:value-type="float" office:value="1" calcext:value-type="float">
            <text:p>1</text:p>
          </table:table-cell>
          <table:table-cell table:formula="of:=INDIRECT(ADDRESS(9;16+MOD([.A410]/[.$N$8];[.$N$9])))" office:value-type="float" office:value="6" calcext:value-type="float">
            <text:p>6</text:p>
          </table:table-cell>
          <table:table-cell table:formula="of:=INDIRECT(ADDRESS(10;16+MOD([.A410]/([.$N$8]*[.$N$9]);[.$N$10])))" office:value-type="float" office:value="3" calcext:value-type="float">
            <text:p>3</text:p>
          </table:table-cell>
          <table:table-cell table:formula="of:=INDIRECT(ADDRESS(11;16+MOD([.A410]/([.$N$8]*[.$N$9]*[.$N$10]);[.$N$11])))" office:value-type="float" office:value="8" calcext:value-type="float">
            <text:p>8</text:p>
          </table:table-cell>
          <table:table-cell table:formula="of:=[.E410]*[.C410]*[.$R$3]/[.B410]/[.D410]" office:value-type="float" office:value="1474560" calcext:value-type="float">
            <text:p>1474560</text:p>
          </table:table-cell>
          <table:table-cell table:style-name="ce7" table:formula="of:=IF(AND([.$Q$18]&lt;[.F410];[.F410]&lt;[.$Q$19]))" office:value-type="boolean" office:boolean-value="false" calcext:value-type="boolean">
            <text:p>FALSE</text:p>
          </table:table-cell>
          <table:table-cell table:style-name="ce9" table:formula="of:=IF(OR(AND([.D410]=[.$P$27];[.$R$25]&lt;[.F410];[.F410]&lt;[.$R$26]); AND([.D410]=[.$Q$27];[.$Q$25]&lt;[.F410];[.F410]&lt;[.$Q$26]);AND([.D410]=[.$R$27];[.$P$25]&lt;[.F410];[.F41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table:formula="of:=INDIRECT(ADDRESS(8;16+MOD([.A411];[.$N$8])))" office:value-type="float" office:value="2" calcext:value-type="float">
            <text:p>2</text:p>
          </table:table-cell>
          <table:table-cell table:formula="of:=INDIRECT(ADDRESS(9;16+MOD([.A411]/[.$N$8];[.$N$9])))" office:value-type="float" office:value="6" calcext:value-type="float">
            <text:p>6</text:p>
          </table:table-cell>
          <table:table-cell table:formula="of:=INDIRECT(ADDRESS(10;16+MOD([.A411]/([.$N$8]*[.$N$9]);[.$N$10])))" office:value-type="float" office:value="3" calcext:value-type="float">
            <text:p>3</text:p>
          </table:table-cell>
          <table:table-cell table:formula="of:=INDIRECT(ADDRESS(11;16+MOD([.A411]/([.$N$8]*[.$N$9]*[.$N$10]);[.$N$11])))" office:value-type="float" office:value="8" calcext:value-type="float">
            <text:p>8</text:p>
          </table:table-cell>
          <table:table-cell table:formula="of:=[.E411]*[.C411]*[.$R$3]/[.B411]/[.D411]" office:value-type="float" office:value="737280" calcext:value-type="float">
            <text:p>737280</text:p>
          </table:table-cell>
          <table:table-cell table:style-name="ce7" table:formula="of:=IF(AND([.$Q$18]&lt;[.F411];[.F411]&lt;[.$Q$19]))" office:value-type="boolean" office:boolean-value="false" calcext:value-type="boolean">
            <text:p>FALSE</text:p>
          </table:table-cell>
          <table:table-cell table:style-name="ce9" table:formula="of:=IF(OR(AND([.D411]=[.$P$27];[.$R$25]&lt;[.F411];[.F411]&lt;[.$R$26]); AND([.D411]=[.$Q$27];[.$Q$25]&lt;[.F411];[.F411]&lt;[.$Q$26]);AND([.D411]=[.$R$27];[.$P$25]&lt;[.F411];[.F41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table:formula="of:=INDIRECT(ADDRESS(8;16+MOD([.A412];[.$N$8])))" office:value-type="float" office:value="3" calcext:value-type="float">
            <text:p>3</text:p>
          </table:table-cell>
          <table:table-cell table:formula="of:=INDIRECT(ADDRESS(9;16+MOD([.A412]/[.$N$8];[.$N$9])))" office:value-type="float" office:value="6" calcext:value-type="float">
            <text:p>6</text:p>
          </table:table-cell>
          <table:table-cell table:formula="of:=INDIRECT(ADDRESS(10;16+MOD([.A412]/([.$N$8]*[.$N$9]);[.$N$10])))" office:value-type="float" office:value="3" calcext:value-type="float">
            <text:p>3</text:p>
          </table:table-cell>
          <table:table-cell table:formula="of:=INDIRECT(ADDRESS(11;16+MOD([.A412]/([.$N$8]*[.$N$9]*[.$N$10]);[.$N$11])))" office:value-type="float" office:value="8" calcext:value-type="float">
            <text:p>8</text:p>
          </table:table-cell>
          <table:table-cell table:formula="of:=[.E412]*[.C412]*[.$R$3]/[.B412]/[.D412]" office:value-type="float" office:value="491520" calcext:value-type="float">
            <text:p>491520</text:p>
          </table:table-cell>
          <table:table-cell table:style-name="ce7" table:formula="of:=IF(AND([.$Q$18]&lt;[.F412];[.F412]&lt;[.$Q$19]))" office:value-type="boolean" office:boolean-value="false" calcext:value-type="boolean">
            <text:p>FALSE</text:p>
          </table:table-cell>
          <table:table-cell table:style-name="ce9" table:formula="of:=IF(OR(AND([.D412]=[.$P$27];[.$R$25]&lt;[.F412];[.F412]&lt;[.$R$26]); AND([.D412]=[.$Q$27];[.$Q$25]&lt;[.F412];[.F412]&lt;[.$Q$26]);AND([.D412]=[.$R$27];[.$P$25]&lt;[.F412];[.F41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table:formula="of:=INDIRECT(ADDRESS(8;16+MOD([.A413];[.$N$8])))" office:value-type="float" office:value="4" calcext:value-type="float">
            <text:p>4</text:p>
          </table:table-cell>
          <table:table-cell table:formula="of:=INDIRECT(ADDRESS(9;16+MOD([.A413]/[.$N$8];[.$N$9])))" office:value-type="float" office:value="6" calcext:value-type="float">
            <text:p>6</text:p>
          </table:table-cell>
          <table:table-cell table:formula="of:=INDIRECT(ADDRESS(10;16+MOD([.A413]/([.$N$8]*[.$N$9]);[.$N$10])))" office:value-type="float" office:value="3" calcext:value-type="float">
            <text:p>3</text:p>
          </table:table-cell>
          <table:table-cell table:formula="of:=INDIRECT(ADDRESS(11;16+MOD([.A413]/([.$N$8]*[.$N$9]*[.$N$10]);[.$N$11])))" office:value-type="float" office:value="8" calcext:value-type="float">
            <text:p>8</text:p>
          </table:table-cell>
          <table:table-cell table:formula="of:=[.E413]*[.C413]*[.$R$3]/[.B413]/[.D413]" office:value-type="float" office:value="368640" calcext:value-type="float">
            <text:p>368640</text:p>
          </table:table-cell>
          <table:table-cell table:style-name="ce7" table:formula="of:=IF(AND([.$Q$18]&lt;[.F413];[.F413]&lt;[.$Q$19]))" office:value-type="boolean" office:boolean-value="false" calcext:value-type="boolean">
            <text:p>FALSE</text:p>
          </table:table-cell>
          <table:table-cell table:style-name="ce9" table:formula="of:=IF(OR(AND([.D413]=[.$P$27];[.$R$25]&lt;[.F413];[.F413]&lt;[.$R$26]); AND([.D413]=[.$Q$27];[.$Q$25]&lt;[.F413];[.F413]&lt;[.$Q$26]);AND([.D413]=[.$R$27];[.$P$25]&lt;[.F413];[.F41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table:formula="of:=INDIRECT(ADDRESS(8;16+MOD([.A414];[.$N$8])))" office:value-type="float" office:value="1" calcext:value-type="float">
            <text:p>1</text:p>
          </table:table-cell>
          <table:table-cell table:formula="of:=INDIRECT(ADDRESS(9;16+MOD([.A414]/[.$N$8];[.$N$9])))" office:value-type="float" office:value="7" calcext:value-type="float">
            <text:p>7</text:p>
          </table:table-cell>
          <table:table-cell table:formula="of:=INDIRECT(ADDRESS(10;16+MOD([.A414]/([.$N$8]*[.$N$9]);[.$N$10])))" office:value-type="float" office:value="3" calcext:value-type="float">
            <text:p>3</text:p>
          </table:table-cell>
          <table:table-cell table:formula="of:=INDIRECT(ADDRESS(11;16+MOD([.A414]/([.$N$8]*[.$N$9]*[.$N$10]);[.$N$11])))" office:value-type="float" office:value="8" calcext:value-type="float">
            <text:p>8</text:p>
          </table:table-cell>
          <table:table-cell table:formula="of:=[.E414]*[.C414]*[.$R$3]/[.B414]/[.D414]" office:value-type="float" office:value="1720320" calcext:value-type="float">
            <text:p>1720320</text:p>
          </table:table-cell>
          <table:table-cell table:style-name="ce7" table:formula="of:=IF(AND([.$Q$18]&lt;[.F414];[.F414]&lt;[.$Q$19]))" office:value-type="boolean" office:boolean-value="false" calcext:value-type="boolean">
            <text:p>FALSE</text:p>
          </table:table-cell>
          <table:table-cell table:style-name="ce9" table:formula="of:=IF(OR(AND([.D414]=[.$P$27];[.$R$25]&lt;[.F414];[.F414]&lt;[.$R$26]); AND([.D414]=[.$Q$27];[.$Q$25]&lt;[.F414];[.F414]&lt;[.$Q$26]);AND([.D414]=[.$R$27];[.$P$25]&lt;[.F414];[.F41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table:formula="of:=INDIRECT(ADDRESS(8;16+MOD([.A415];[.$N$8])))" office:value-type="float" office:value="2" calcext:value-type="float">
            <text:p>2</text:p>
          </table:table-cell>
          <table:table-cell table:formula="of:=INDIRECT(ADDRESS(9;16+MOD([.A415]/[.$N$8];[.$N$9])))" office:value-type="float" office:value="7" calcext:value-type="float">
            <text:p>7</text:p>
          </table:table-cell>
          <table:table-cell table:formula="of:=INDIRECT(ADDRESS(10;16+MOD([.A415]/([.$N$8]*[.$N$9]);[.$N$10])))" office:value-type="float" office:value="3" calcext:value-type="float">
            <text:p>3</text:p>
          </table:table-cell>
          <table:table-cell table:formula="of:=INDIRECT(ADDRESS(11;16+MOD([.A415]/([.$N$8]*[.$N$9]*[.$N$10]);[.$N$11])))" office:value-type="float" office:value="8" calcext:value-type="float">
            <text:p>8</text:p>
          </table:table-cell>
          <table:table-cell table:formula="of:=[.E415]*[.C415]*[.$R$3]/[.B415]/[.D415]" office:value-type="float" office:value="860160" calcext:value-type="float">
            <text:p>860160</text:p>
          </table:table-cell>
          <table:table-cell table:style-name="ce7" table:formula="of:=IF(AND([.$Q$18]&lt;[.F415];[.F415]&lt;[.$Q$19]))" office:value-type="boolean" office:boolean-value="false" calcext:value-type="boolean">
            <text:p>FALSE</text:p>
          </table:table-cell>
          <table:table-cell table:style-name="ce9" table:formula="of:=IF(OR(AND([.D415]=[.$P$27];[.$R$25]&lt;[.F415];[.F415]&lt;[.$R$26]); AND([.D415]=[.$Q$27];[.$Q$25]&lt;[.F415];[.F415]&lt;[.$Q$26]);AND([.D415]=[.$R$27];[.$P$25]&lt;[.F415];[.F41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table:formula="of:=INDIRECT(ADDRESS(8;16+MOD([.A416];[.$N$8])))" office:value-type="float" office:value="3" calcext:value-type="float">
            <text:p>3</text:p>
          </table:table-cell>
          <table:table-cell table:formula="of:=INDIRECT(ADDRESS(9;16+MOD([.A416]/[.$N$8];[.$N$9])))" office:value-type="float" office:value="7" calcext:value-type="float">
            <text:p>7</text:p>
          </table:table-cell>
          <table:table-cell table:formula="of:=INDIRECT(ADDRESS(10;16+MOD([.A416]/([.$N$8]*[.$N$9]);[.$N$10])))" office:value-type="float" office:value="3" calcext:value-type="float">
            <text:p>3</text:p>
          </table:table-cell>
          <table:table-cell table:formula="of:=INDIRECT(ADDRESS(11;16+MOD([.A416]/([.$N$8]*[.$N$9]*[.$N$10]);[.$N$11])))" office:value-type="float" office:value="8" calcext:value-type="float">
            <text:p>8</text:p>
          </table:table-cell>
          <table:table-cell table:formula="of:=[.E416]*[.C416]*[.$R$3]/[.B416]/[.D416]" office:value-type="float" office:value="573440" calcext:value-type="float">
            <text:p>573440</text:p>
          </table:table-cell>
          <table:table-cell table:style-name="ce7" table:formula="of:=IF(AND([.$Q$18]&lt;[.F416];[.F416]&lt;[.$Q$19]))" office:value-type="boolean" office:boolean-value="false" calcext:value-type="boolean">
            <text:p>FALSE</text:p>
          </table:table-cell>
          <table:table-cell table:style-name="ce9" table:formula="of:=IF(OR(AND([.D416]=[.$P$27];[.$R$25]&lt;[.F416];[.F416]&lt;[.$R$26]); AND([.D416]=[.$Q$27];[.$Q$25]&lt;[.F416];[.F416]&lt;[.$Q$26]);AND([.D416]=[.$R$27];[.$P$25]&lt;[.F416];[.F41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table:formula="of:=INDIRECT(ADDRESS(8;16+MOD([.A417];[.$N$8])))" office:value-type="float" office:value="4" calcext:value-type="float">
            <text:p>4</text:p>
          </table:table-cell>
          <table:table-cell table:formula="of:=INDIRECT(ADDRESS(9;16+MOD([.A417]/[.$N$8];[.$N$9])))" office:value-type="float" office:value="7" calcext:value-type="float">
            <text:p>7</text:p>
          </table:table-cell>
          <table:table-cell table:formula="of:=INDIRECT(ADDRESS(10;16+MOD([.A417]/([.$N$8]*[.$N$9]);[.$N$10])))" office:value-type="float" office:value="3" calcext:value-type="float">
            <text:p>3</text:p>
          </table:table-cell>
          <table:table-cell table:formula="of:=INDIRECT(ADDRESS(11;16+MOD([.A417]/([.$N$8]*[.$N$9]*[.$N$10]);[.$N$11])))" office:value-type="float" office:value="8" calcext:value-type="float">
            <text:p>8</text:p>
          </table:table-cell>
          <table:table-cell table:formula="of:=[.E417]*[.C417]*[.$R$3]/[.B417]/[.D417]" office:value-type="float" office:value="430080" calcext:value-type="float">
            <text:p>430080</text:p>
          </table:table-cell>
          <table:table-cell table:style-name="ce7" table:formula="of:=IF(AND([.$Q$18]&lt;[.F417];[.F417]&lt;[.$Q$19]))" office:value-type="boolean" office:boolean-value="false" calcext:value-type="boolean">
            <text:p>FALSE</text:p>
          </table:table-cell>
          <table:table-cell table:style-name="ce9" table:formula="of:=IF(OR(AND([.D417]=[.$P$27];[.$R$25]&lt;[.F417];[.F417]&lt;[.$R$26]); AND([.D417]=[.$Q$27];[.$Q$25]&lt;[.F417];[.F417]&lt;[.$Q$26]);AND([.D417]=[.$R$27];[.$P$25]&lt;[.F417];[.F41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table:formula="of:=INDIRECT(ADDRESS(8;16+MOD([.A418];[.$N$8])))" office:value-type="float" office:value="1" calcext:value-type="float">
            <text:p>1</text:p>
          </table:table-cell>
          <table:table-cell table:formula="of:=INDIRECT(ADDRESS(9;16+MOD([.A418]/[.$N$8];[.$N$9])))" office:value-type="float" office:value="8" calcext:value-type="float">
            <text:p>8</text:p>
          </table:table-cell>
          <table:table-cell table:formula="of:=INDIRECT(ADDRESS(10;16+MOD([.A418]/([.$N$8]*[.$N$9]);[.$N$10])))" office:value-type="float" office:value="3" calcext:value-type="float">
            <text:p>3</text:p>
          </table:table-cell>
          <table:table-cell table:formula="of:=INDIRECT(ADDRESS(11;16+MOD([.A418]/([.$N$8]*[.$N$9]*[.$N$10]);[.$N$11])))" office:value-type="float" office:value="8" calcext:value-type="float">
            <text:p>8</text:p>
          </table:table-cell>
          <table:table-cell table:formula="of:=[.E418]*[.C418]*[.$R$3]/[.B418]/[.D418]" office:value-type="float" office:value="1966080" calcext:value-type="float">
            <text:p>1966080</text:p>
          </table:table-cell>
          <table:table-cell table:style-name="ce7" table:formula="of:=IF(AND([.$Q$18]&lt;[.F418];[.F418]&lt;[.$Q$19]))" office:value-type="boolean" office:boolean-value="false" calcext:value-type="boolean">
            <text:p>FALSE</text:p>
          </table:table-cell>
          <table:table-cell table:style-name="ce9" table:formula="of:=IF(OR(AND([.D418]=[.$P$27];[.$R$25]&lt;[.F418];[.F418]&lt;[.$R$26]); AND([.D418]=[.$Q$27];[.$Q$25]&lt;[.F418];[.F418]&lt;[.$Q$26]);AND([.D418]=[.$R$27];[.$P$25]&lt;[.F418];[.F41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table:formula="of:=INDIRECT(ADDRESS(8;16+MOD([.A419];[.$N$8])))" office:value-type="float" office:value="2" calcext:value-type="float">
            <text:p>2</text:p>
          </table:table-cell>
          <table:table-cell table:formula="of:=INDIRECT(ADDRESS(9;16+MOD([.A419]/[.$N$8];[.$N$9])))" office:value-type="float" office:value="8" calcext:value-type="float">
            <text:p>8</text:p>
          </table:table-cell>
          <table:table-cell table:formula="of:=INDIRECT(ADDRESS(10;16+MOD([.A419]/([.$N$8]*[.$N$9]);[.$N$10])))" office:value-type="float" office:value="3" calcext:value-type="float">
            <text:p>3</text:p>
          </table:table-cell>
          <table:table-cell table:formula="of:=INDIRECT(ADDRESS(11;16+MOD([.A419]/([.$N$8]*[.$N$9]*[.$N$10]);[.$N$11])))" office:value-type="float" office:value="8" calcext:value-type="float">
            <text:p>8</text:p>
          </table:table-cell>
          <table:table-cell table:formula="of:=[.E419]*[.C419]*[.$R$3]/[.B419]/[.D419]" office:value-type="float" office:value="983040" calcext:value-type="float">
            <text:p>983040</text:p>
          </table:table-cell>
          <table:table-cell table:style-name="ce7" table:formula="of:=IF(AND([.$Q$18]&lt;[.F419];[.F419]&lt;[.$Q$19]))" office:value-type="boolean" office:boolean-value="false" calcext:value-type="boolean">
            <text:p>FALSE</text:p>
          </table:table-cell>
          <table:table-cell table:style-name="ce9" table:formula="of:=IF(OR(AND([.D419]=[.$P$27];[.$R$25]&lt;[.F419];[.F419]&lt;[.$R$26]); AND([.D419]=[.$Q$27];[.$Q$25]&lt;[.F419];[.F419]&lt;[.$Q$26]);AND([.D419]=[.$R$27];[.$P$25]&lt;[.F419];[.F41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table:formula="of:=INDIRECT(ADDRESS(8;16+MOD([.A420];[.$N$8])))" office:value-type="float" office:value="3" calcext:value-type="float">
            <text:p>3</text:p>
          </table:table-cell>
          <table:table-cell table:formula="of:=INDIRECT(ADDRESS(9;16+MOD([.A420]/[.$N$8];[.$N$9])))" office:value-type="float" office:value="8" calcext:value-type="float">
            <text:p>8</text:p>
          </table:table-cell>
          <table:table-cell table:formula="of:=INDIRECT(ADDRESS(10;16+MOD([.A420]/([.$N$8]*[.$N$9]);[.$N$10])))" office:value-type="float" office:value="3" calcext:value-type="float">
            <text:p>3</text:p>
          </table:table-cell>
          <table:table-cell table:formula="of:=INDIRECT(ADDRESS(11;16+MOD([.A420]/([.$N$8]*[.$N$9]*[.$N$10]);[.$N$11])))" office:value-type="float" office:value="8" calcext:value-type="float">
            <text:p>8</text:p>
          </table:table-cell>
          <table:table-cell table:formula="of:=[.E420]*[.C420]*[.$R$3]/[.B420]/[.D420]" office:value-type="float" office:value="655360" calcext:value-type="float">
            <text:p>655360</text:p>
          </table:table-cell>
          <table:table-cell table:style-name="ce7" table:formula="of:=IF(AND([.$Q$18]&lt;[.F420];[.F420]&lt;[.$Q$19]))" office:value-type="boolean" office:boolean-value="false" calcext:value-type="boolean">
            <text:p>FALSE</text:p>
          </table:table-cell>
          <table:table-cell table:style-name="ce9" table:formula="of:=IF(OR(AND([.D420]=[.$P$27];[.$R$25]&lt;[.F420];[.F420]&lt;[.$R$26]); AND([.D420]=[.$Q$27];[.$Q$25]&lt;[.F420];[.F420]&lt;[.$Q$26]);AND([.D420]=[.$R$27];[.$P$25]&lt;[.F420];[.F42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table:formula="of:=INDIRECT(ADDRESS(8;16+MOD([.A421];[.$N$8])))" office:value-type="float" office:value="4" calcext:value-type="float">
            <text:p>4</text:p>
          </table:table-cell>
          <table:table-cell table:formula="of:=INDIRECT(ADDRESS(9;16+MOD([.A421]/[.$N$8];[.$N$9])))" office:value-type="float" office:value="8" calcext:value-type="float">
            <text:p>8</text:p>
          </table:table-cell>
          <table:table-cell table:formula="of:=INDIRECT(ADDRESS(10;16+MOD([.A421]/([.$N$8]*[.$N$9]);[.$N$10])))" office:value-type="float" office:value="3" calcext:value-type="float">
            <text:p>3</text:p>
          </table:table-cell>
          <table:table-cell table:formula="of:=INDIRECT(ADDRESS(11;16+MOD([.A421]/([.$N$8]*[.$N$9]*[.$N$10]);[.$N$11])))" office:value-type="float" office:value="8" calcext:value-type="float">
            <text:p>8</text:p>
          </table:table-cell>
          <table:table-cell table:formula="of:=[.E421]*[.C421]*[.$R$3]/[.B421]/[.D421]" office:value-type="float" office:value="491520" calcext:value-type="float">
            <text:p>491520</text:p>
          </table:table-cell>
          <table:table-cell table:style-name="ce7" table:formula="of:=IF(AND([.$Q$18]&lt;[.F421];[.F421]&lt;[.$Q$19]))" office:value-type="boolean" office:boolean-value="false" calcext:value-type="boolean">
            <text:p>FALSE</text:p>
          </table:table-cell>
          <table:table-cell table:style-name="ce9" table:formula="of:=IF(OR(AND([.D421]=[.$P$27];[.$R$25]&lt;[.F421];[.F421]&lt;[.$R$26]); AND([.D421]=[.$Q$27];[.$Q$25]&lt;[.F421];[.F421]&lt;[.$Q$26]);AND([.D421]=[.$R$27];[.$P$25]&lt;[.F421];[.F42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table:formula="of:=INDIRECT(ADDRESS(8;16+MOD([.A422];[.$N$8])))" office:value-type="float" office:value="1" calcext:value-type="float">
            <text:p>1</text:p>
          </table:table-cell>
          <table:table-cell table:formula="of:=INDIRECT(ADDRESS(9;16+MOD([.A422]/[.$N$8];[.$N$9])))" office:value-type="float" office:value="9" calcext:value-type="float">
            <text:p>9</text:p>
          </table:table-cell>
          <table:table-cell table:formula="of:=INDIRECT(ADDRESS(10;16+MOD([.A422]/([.$N$8]*[.$N$9]);[.$N$10])))" office:value-type="float" office:value="3" calcext:value-type="float">
            <text:p>3</text:p>
          </table:table-cell>
          <table:table-cell table:formula="of:=INDIRECT(ADDRESS(11;16+MOD([.A422]/([.$N$8]*[.$N$9]*[.$N$10]);[.$N$11])))" office:value-type="float" office:value="8" calcext:value-type="float">
            <text:p>8</text:p>
          </table:table-cell>
          <table:table-cell table:formula="of:=[.E422]*[.C422]*[.$R$3]/[.B422]/[.D422]" office:value-type="float" office:value="2211840" calcext:value-type="float">
            <text:p>2211840</text:p>
          </table:table-cell>
          <table:table-cell table:style-name="ce7" table:formula="of:=IF(AND([.$Q$18]&lt;[.F422];[.F422]&lt;[.$Q$19]))" office:value-type="boolean" office:boolean-value="false" calcext:value-type="boolean">
            <text:p>FALSE</text:p>
          </table:table-cell>
          <table:table-cell table:style-name="ce9" table:formula="of:=IF(OR(AND([.D422]=[.$P$27];[.$R$25]&lt;[.F422];[.F422]&lt;[.$R$26]); AND([.D422]=[.$Q$27];[.$Q$25]&lt;[.F422];[.F422]&lt;[.$Q$26]);AND([.D422]=[.$R$27];[.$P$25]&lt;[.F422];[.F42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table:formula="of:=INDIRECT(ADDRESS(8;16+MOD([.A423];[.$N$8])))" office:value-type="float" office:value="2" calcext:value-type="float">
            <text:p>2</text:p>
          </table:table-cell>
          <table:table-cell table:formula="of:=INDIRECT(ADDRESS(9;16+MOD([.A423]/[.$N$8];[.$N$9])))" office:value-type="float" office:value="9" calcext:value-type="float">
            <text:p>9</text:p>
          </table:table-cell>
          <table:table-cell table:formula="of:=INDIRECT(ADDRESS(10;16+MOD([.A423]/([.$N$8]*[.$N$9]);[.$N$10])))" office:value-type="float" office:value="3" calcext:value-type="float">
            <text:p>3</text:p>
          </table:table-cell>
          <table:table-cell table:formula="of:=INDIRECT(ADDRESS(11;16+MOD([.A423]/([.$N$8]*[.$N$9]*[.$N$10]);[.$N$11])))" office:value-type="float" office:value="8" calcext:value-type="float">
            <text:p>8</text:p>
          </table:table-cell>
          <table:table-cell table:formula="of:=[.E423]*[.C423]*[.$R$3]/[.B423]/[.D423]" office:value-type="float" office:value="1105920" calcext:value-type="float">
            <text:p>1105920</text:p>
          </table:table-cell>
          <table:table-cell table:style-name="ce7" table:formula="of:=IF(AND([.$Q$18]&lt;[.F423];[.F423]&lt;[.$Q$19]))" office:value-type="boolean" office:boolean-value="false" calcext:value-type="boolean">
            <text:p>FALSE</text:p>
          </table:table-cell>
          <table:table-cell table:style-name="ce9" table:formula="of:=IF(OR(AND([.D423]=[.$P$27];[.$R$25]&lt;[.F423];[.F423]&lt;[.$R$26]); AND([.D423]=[.$Q$27];[.$Q$25]&lt;[.F423];[.F423]&lt;[.$Q$26]);AND([.D423]=[.$R$27];[.$P$25]&lt;[.F423];[.F42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table:formula="of:=INDIRECT(ADDRESS(8;16+MOD([.A424];[.$N$8])))" office:value-type="float" office:value="3" calcext:value-type="float">
            <text:p>3</text:p>
          </table:table-cell>
          <table:table-cell table:formula="of:=INDIRECT(ADDRESS(9;16+MOD([.A424]/[.$N$8];[.$N$9])))" office:value-type="float" office:value="9" calcext:value-type="float">
            <text:p>9</text:p>
          </table:table-cell>
          <table:table-cell table:formula="of:=INDIRECT(ADDRESS(10;16+MOD([.A424]/([.$N$8]*[.$N$9]);[.$N$10])))" office:value-type="float" office:value="3" calcext:value-type="float">
            <text:p>3</text:p>
          </table:table-cell>
          <table:table-cell table:formula="of:=INDIRECT(ADDRESS(11;16+MOD([.A424]/([.$N$8]*[.$N$9]*[.$N$10]);[.$N$11])))" office:value-type="float" office:value="8" calcext:value-type="float">
            <text:p>8</text:p>
          </table:table-cell>
          <table:table-cell table:formula="of:=[.E424]*[.C424]*[.$R$3]/[.B424]/[.D424]" office:value-type="float" office:value="737280" calcext:value-type="float">
            <text:p>737280</text:p>
          </table:table-cell>
          <table:table-cell table:style-name="ce7" table:formula="of:=IF(AND([.$Q$18]&lt;[.F424];[.F424]&lt;[.$Q$19]))" office:value-type="boolean" office:boolean-value="false" calcext:value-type="boolean">
            <text:p>FALSE</text:p>
          </table:table-cell>
          <table:table-cell table:style-name="ce9" table:formula="of:=IF(OR(AND([.D424]=[.$P$27];[.$R$25]&lt;[.F424];[.F424]&lt;[.$R$26]); AND([.D424]=[.$Q$27];[.$Q$25]&lt;[.F424];[.F424]&lt;[.$Q$26]);AND([.D424]=[.$R$27];[.$P$25]&lt;[.F424];[.F42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table:formula="of:=INDIRECT(ADDRESS(8;16+MOD([.A425];[.$N$8])))" office:value-type="float" office:value="4" calcext:value-type="float">
            <text:p>4</text:p>
          </table:table-cell>
          <table:table-cell table:formula="of:=INDIRECT(ADDRESS(9;16+MOD([.A425]/[.$N$8];[.$N$9])))" office:value-type="float" office:value="9" calcext:value-type="float">
            <text:p>9</text:p>
          </table:table-cell>
          <table:table-cell table:formula="of:=INDIRECT(ADDRESS(10;16+MOD([.A425]/([.$N$8]*[.$N$9]);[.$N$10])))" office:value-type="float" office:value="3" calcext:value-type="float">
            <text:p>3</text:p>
          </table:table-cell>
          <table:table-cell table:formula="of:=INDIRECT(ADDRESS(11;16+MOD([.A425]/([.$N$8]*[.$N$9]*[.$N$10]);[.$N$11])))" office:value-type="float" office:value="8" calcext:value-type="float">
            <text:p>8</text:p>
          </table:table-cell>
          <table:table-cell table:formula="of:=[.E425]*[.C425]*[.$R$3]/[.B425]/[.D425]" office:value-type="float" office:value="552960" calcext:value-type="float">
            <text:p>552960</text:p>
          </table:table-cell>
          <table:table-cell table:style-name="ce7" table:formula="of:=IF(AND([.$Q$18]&lt;[.F425];[.F425]&lt;[.$Q$19]))" office:value-type="boolean" office:boolean-value="false" calcext:value-type="boolean">
            <text:p>FALSE</text:p>
          </table:table-cell>
          <table:table-cell table:style-name="ce9" table:formula="of:=IF(OR(AND([.D425]=[.$P$27];[.$R$25]&lt;[.F425];[.F425]&lt;[.$R$26]); AND([.D425]=[.$Q$27];[.$Q$25]&lt;[.F425];[.F425]&lt;[.$Q$26]);AND([.D425]=[.$R$27];[.$P$25]&lt;[.F425];[.F42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table:formula="of:=INDIRECT(ADDRESS(8;16+MOD([.A426];[.$N$8])))" office:value-type="float" office:value="1" calcext:value-type="float">
            <text:p>1</text:p>
          </table:table-cell>
          <table:table-cell table:formula="of:=INDIRECT(ADDRESS(9;16+MOD([.A426]/[.$N$8];[.$N$9])))" office:value-type="float" office:value="10" calcext:value-type="float">
            <text:p>10</text:p>
          </table:table-cell>
          <table:table-cell table:formula="of:=INDIRECT(ADDRESS(10;16+MOD([.A426]/([.$N$8]*[.$N$9]);[.$N$10])))" office:value-type="float" office:value="3" calcext:value-type="float">
            <text:p>3</text:p>
          </table:table-cell>
          <table:table-cell table:formula="of:=INDIRECT(ADDRESS(11;16+MOD([.A426]/([.$N$8]*[.$N$9]*[.$N$10]);[.$N$11])))" office:value-type="float" office:value="8" calcext:value-type="float">
            <text:p>8</text:p>
          </table:table-cell>
          <table:table-cell table:formula="of:=[.E426]*[.C426]*[.$R$3]/[.B426]/[.D426]" office:value-type="float" office:value="2457600" calcext:value-type="float">
            <text:p>2457600</text:p>
          </table:table-cell>
          <table:table-cell table:style-name="ce7" table:formula="of:=IF(AND([.$Q$18]&lt;[.F426];[.F426]&lt;[.$Q$19]))" office:value-type="boolean" office:boolean-value="false" calcext:value-type="boolean">
            <text:p>FALSE</text:p>
          </table:table-cell>
          <table:table-cell table:style-name="ce9" table:formula="of:=IF(OR(AND([.D426]=[.$P$27];[.$R$25]&lt;[.F426];[.F426]&lt;[.$R$26]); AND([.D426]=[.$Q$27];[.$Q$25]&lt;[.F426];[.F426]&lt;[.$Q$26]);AND([.D426]=[.$R$27];[.$P$25]&lt;[.F426];[.F42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table:formula="of:=INDIRECT(ADDRESS(8;16+MOD([.A427];[.$N$8])))" office:value-type="float" office:value="2" calcext:value-type="float">
            <text:p>2</text:p>
          </table:table-cell>
          <table:table-cell table:formula="of:=INDIRECT(ADDRESS(9;16+MOD([.A427]/[.$N$8];[.$N$9])))" office:value-type="float" office:value="10" calcext:value-type="float">
            <text:p>10</text:p>
          </table:table-cell>
          <table:table-cell table:formula="of:=INDIRECT(ADDRESS(10;16+MOD([.A427]/([.$N$8]*[.$N$9]);[.$N$10])))" office:value-type="float" office:value="3" calcext:value-type="float">
            <text:p>3</text:p>
          </table:table-cell>
          <table:table-cell table:formula="of:=INDIRECT(ADDRESS(11;16+MOD([.A427]/([.$N$8]*[.$N$9]*[.$N$10]);[.$N$11])))" office:value-type="float" office:value="8" calcext:value-type="float">
            <text:p>8</text:p>
          </table:table-cell>
          <table:table-cell table:formula="of:=[.E427]*[.C427]*[.$R$3]/[.B427]/[.D427]" office:value-type="float" office:value="1228800" calcext:value-type="float">
            <text:p>1228800</text:p>
          </table:table-cell>
          <table:table-cell table:style-name="ce7" table:formula="of:=IF(AND([.$Q$18]&lt;[.F427];[.F427]&lt;[.$Q$19]))" office:value-type="boolean" office:boolean-value="false" calcext:value-type="boolean">
            <text:p>FALSE</text:p>
          </table:table-cell>
          <table:table-cell table:style-name="ce9" table:formula="of:=IF(OR(AND([.D427]=[.$P$27];[.$R$25]&lt;[.F427];[.F427]&lt;[.$R$26]); AND([.D427]=[.$Q$27];[.$Q$25]&lt;[.F427];[.F427]&lt;[.$Q$26]);AND([.D427]=[.$R$27];[.$P$25]&lt;[.F427];[.F42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table:formula="of:=INDIRECT(ADDRESS(8;16+MOD([.A428];[.$N$8])))" office:value-type="float" office:value="3" calcext:value-type="float">
            <text:p>3</text:p>
          </table:table-cell>
          <table:table-cell table:formula="of:=INDIRECT(ADDRESS(9;16+MOD([.A428]/[.$N$8];[.$N$9])))" office:value-type="float" office:value="10" calcext:value-type="float">
            <text:p>10</text:p>
          </table:table-cell>
          <table:table-cell table:formula="of:=INDIRECT(ADDRESS(10;16+MOD([.A428]/([.$N$8]*[.$N$9]);[.$N$10])))" office:value-type="float" office:value="3" calcext:value-type="float">
            <text:p>3</text:p>
          </table:table-cell>
          <table:table-cell table:formula="of:=INDIRECT(ADDRESS(11;16+MOD([.A428]/([.$N$8]*[.$N$9]*[.$N$10]);[.$N$11])))" office:value-type="float" office:value="8" calcext:value-type="float">
            <text:p>8</text:p>
          </table:table-cell>
          <table:table-cell table:formula="of:=[.E428]*[.C428]*[.$R$3]/[.B428]/[.D428]" office:value-type="float" office:value="819200" calcext:value-type="float">
            <text:p>819200</text:p>
          </table:table-cell>
          <table:table-cell table:style-name="ce7" table:formula="of:=IF(AND([.$Q$18]&lt;[.F428];[.F428]&lt;[.$Q$19]))" office:value-type="boolean" office:boolean-value="false" calcext:value-type="boolean">
            <text:p>FALSE</text:p>
          </table:table-cell>
          <table:table-cell table:style-name="ce9" table:formula="of:=IF(OR(AND([.D428]=[.$P$27];[.$R$25]&lt;[.F428];[.F428]&lt;[.$R$26]); AND([.D428]=[.$Q$27];[.$Q$25]&lt;[.F428];[.F428]&lt;[.$Q$26]);AND([.D428]=[.$R$27];[.$P$25]&lt;[.F428];[.F42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table:formula="of:=INDIRECT(ADDRESS(8;16+MOD([.A429];[.$N$8])))" office:value-type="float" office:value="4" calcext:value-type="float">
            <text:p>4</text:p>
          </table:table-cell>
          <table:table-cell table:formula="of:=INDIRECT(ADDRESS(9;16+MOD([.A429]/[.$N$8];[.$N$9])))" office:value-type="float" office:value="10" calcext:value-type="float">
            <text:p>10</text:p>
          </table:table-cell>
          <table:table-cell table:formula="of:=INDIRECT(ADDRESS(10;16+MOD([.A429]/([.$N$8]*[.$N$9]);[.$N$10])))" office:value-type="float" office:value="3" calcext:value-type="float">
            <text:p>3</text:p>
          </table:table-cell>
          <table:table-cell table:formula="of:=INDIRECT(ADDRESS(11;16+MOD([.A429]/([.$N$8]*[.$N$9]*[.$N$10]);[.$N$11])))" office:value-type="float" office:value="8" calcext:value-type="float">
            <text:p>8</text:p>
          </table:table-cell>
          <table:table-cell table:formula="of:=[.E429]*[.C429]*[.$R$3]/[.B429]/[.D429]" office:value-type="float" office:value="614400" calcext:value-type="float">
            <text:p>614400</text:p>
          </table:table-cell>
          <table:table-cell table:style-name="ce7" table:formula="of:=IF(AND([.$Q$18]&lt;[.F429];[.F429]&lt;[.$Q$19]))" office:value-type="boolean" office:boolean-value="false" calcext:value-type="boolean">
            <text:p>FALSE</text:p>
          </table:table-cell>
          <table:table-cell table:style-name="ce9" table:formula="of:=IF(OR(AND([.D429]=[.$P$27];[.$R$25]&lt;[.F429];[.F429]&lt;[.$R$26]); AND([.D429]=[.$Q$27];[.$Q$25]&lt;[.F429];[.F429]&lt;[.$Q$26]);AND([.D429]=[.$R$27];[.$P$25]&lt;[.F429];[.F42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table:formula="of:=INDIRECT(ADDRESS(8;16+MOD([.A430];[.$N$8])))" office:value-type="float" office:value="1" calcext:value-type="float">
            <text:p>1</text:p>
          </table:table-cell>
          <table:table-cell table:formula="of:=INDIRECT(ADDRESS(9;16+MOD([.A430]/[.$N$8];[.$N$9])))" office:value-type="float" office:value="11" calcext:value-type="float">
            <text:p>11</text:p>
          </table:table-cell>
          <table:table-cell table:formula="of:=INDIRECT(ADDRESS(10;16+MOD([.A430]/([.$N$8]*[.$N$9]);[.$N$10])))" office:value-type="float" office:value="3" calcext:value-type="float">
            <text:p>3</text:p>
          </table:table-cell>
          <table:table-cell table:formula="of:=INDIRECT(ADDRESS(11;16+MOD([.A430]/([.$N$8]*[.$N$9]*[.$N$10]);[.$N$11])))" office:value-type="float" office:value="8" calcext:value-type="float">
            <text:p>8</text:p>
          </table:table-cell>
          <table:table-cell table:formula="of:=[.E430]*[.C430]*[.$R$3]/[.B430]/[.D430]" office:value-type="float" office:value="2703360" calcext:value-type="float">
            <text:p>2703360</text:p>
          </table:table-cell>
          <table:table-cell table:style-name="ce7" table:formula="of:=IF(AND([.$Q$18]&lt;[.F430];[.F430]&lt;[.$Q$19]))" office:value-type="boolean" office:boolean-value="false" calcext:value-type="boolean">
            <text:p>FALSE</text:p>
          </table:table-cell>
          <table:table-cell table:style-name="ce9" table:formula="of:=IF(OR(AND([.D430]=[.$P$27];[.$R$25]&lt;[.F430];[.F430]&lt;[.$R$26]); AND([.D430]=[.$Q$27];[.$Q$25]&lt;[.F430];[.F430]&lt;[.$Q$26]);AND([.D430]=[.$R$27];[.$P$25]&lt;[.F430];[.F43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table:formula="of:=INDIRECT(ADDRESS(8;16+MOD([.A431];[.$N$8])))" office:value-type="float" office:value="2" calcext:value-type="float">
            <text:p>2</text:p>
          </table:table-cell>
          <table:table-cell table:formula="of:=INDIRECT(ADDRESS(9;16+MOD([.A431]/[.$N$8];[.$N$9])))" office:value-type="float" office:value="11" calcext:value-type="float">
            <text:p>11</text:p>
          </table:table-cell>
          <table:table-cell table:formula="of:=INDIRECT(ADDRESS(10;16+MOD([.A431]/([.$N$8]*[.$N$9]);[.$N$10])))" office:value-type="float" office:value="3" calcext:value-type="float">
            <text:p>3</text:p>
          </table:table-cell>
          <table:table-cell table:formula="of:=INDIRECT(ADDRESS(11;16+MOD([.A431]/([.$N$8]*[.$N$9]*[.$N$10]);[.$N$11])))" office:value-type="float" office:value="8" calcext:value-type="float">
            <text:p>8</text:p>
          </table:table-cell>
          <table:table-cell table:formula="of:=[.E431]*[.C431]*[.$R$3]/[.B431]/[.D431]" office:value-type="float" office:value="1351680" calcext:value-type="float">
            <text:p>1351680</text:p>
          </table:table-cell>
          <table:table-cell table:style-name="ce7" table:formula="of:=IF(AND([.$Q$18]&lt;[.F431];[.F431]&lt;[.$Q$19]))" office:value-type="boolean" office:boolean-value="false" calcext:value-type="boolean">
            <text:p>FALSE</text:p>
          </table:table-cell>
          <table:table-cell table:style-name="ce9" table:formula="of:=IF(OR(AND([.D431]=[.$P$27];[.$R$25]&lt;[.F431];[.F431]&lt;[.$R$26]); AND([.D431]=[.$Q$27];[.$Q$25]&lt;[.F431];[.F431]&lt;[.$Q$26]);AND([.D431]=[.$R$27];[.$P$25]&lt;[.F431];[.F43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table:formula="of:=INDIRECT(ADDRESS(8;16+MOD([.A432];[.$N$8])))" office:value-type="float" office:value="3" calcext:value-type="float">
            <text:p>3</text:p>
          </table:table-cell>
          <table:table-cell table:formula="of:=INDIRECT(ADDRESS(9;16+MOD([.A432]/[.$N$8];[.$N$9])))" office:value-type="float" office:value="11" calcext:value-type="float">
            <text:p>11</text:p>
          </table:table-cell>
          <table:table-cell table:formula="of:=INDIRECT(ADDRESS(10;16+MOD([.A432]/([.$N$8]*[.$N$9]);[.$N$10])))" office:value-type="float" office:value="3" calcext:value-type="float">
            <text:p>3</text:p>
          </table:table-cell>
          <table:table-cell table:formula="of:=INDIRECT(ADDRESS(11;16+MOD([.A432]/([.$N$8]*[.$N$9]*[.$N$10]);[.$N$11])))" office:value-type="float" office:value="8" calcext:value-type="float">
            <text:p>8</text:p>
          </table:table-cell>
          <table:table-cell table:formula="of:=[.E432]*[.C432]*[.$R$3]/[.B432]/[.D432]" office:value-type="float" office:value="901120" calcext:value-type="float">
            <text:p>901120</text:p>
          </table:table-cell>
          <table:table-cell table:style-name="ce7" table:formula="of:=IF(AND([.$Q$18]&lt;[.F432];[.F432]&lt;[.$Q$19]))" office:value-type="boolean" office:boolean-value="false" calcext:value-type="boolean">
            <text:p>FALSE</text:p>
          </table:table-cell>
          <table:table-cell table:style-name="ce9" table:formula="of:=IF(OR(AND([.D432]=[.$P$27];[.$R$25]&lt;[.F432];[.F432]&lt;[.$R$26]); AND([.D432]=[.$Q$27];[.$Q$25]&lt;[.F432];[.F432]&lt;[.$Q$26]);AND([.D432]=[.$R$27];[.$P$25]&lt;[.F432];[.F43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table:formula="of:=INDIRECT(ADDRESS(8;16+MOD([.A433];[.$N$8])))" office:value-type="float" office:value="4" calcext:value-type="float">
            <text:p>4</text:p>
          </table:table-cell>
          <table:table-cell table:formula="of:=INDIRECT(ADDRESS(9;16+MOD([.A433]/[.$N$8];[.$N$9])))" office:value-type="float" office:value="11" calcext:value-type="float">
            <text:p>11</text:p>
          </table:table-cell>
          <table:table-cell table:formula="of:=INDIRECT(ADDRESS(10;16+MOD([.A433]/([.$N$8]*[.$N$9]);[.$N$10])))" office:value-type="float" office:value="3" calcext:value-type="float">
            <text:p>3</text:p>
          </table:table-cell>
          <table:table-cell table:formula="of:=INDIRECT(ADDRESS(11;16+MOD([.A433]/([.$N$8]*[.$N$9]*[.$N$10]);[.$N$11])))" office:value-type="float" office:value="8" calcext:value-type="float">
            <text:p>8</text:p>
          </table:table-cell>
          <table:table-cell table:formula="of:=[.E433]*[.C433]*[.$R$3]/[.B433]/[.D433]" office:value-type="float" office:value="675840" calcext:value-type="float">
            <text:p>675840</text:p>
          </table:table-cell>
          <table:table-cell table:style-name="ce7" table:formula="of:=IF(AND([.$Q$18]&lt;[.F433];[.F433]&lt;[.$Q$19]))" office:value-type="boolean" office:boolean-value="false" calcext:value-type="boolean">
            <text:p>FALSE</text:p>
          </table:table-cell>
          <table:table-cell table:style-name="ce9" table:formula="of:=IF(OR(AND([.D433]=[.$P$27];[.$R$25]&lt;[.F433];[.F433]&lt;[.$R$26]); AND([.D433]=[.$Q$27];[.$Q$25]&lt;[.F433];[.F433]&lt;[.$Q$26]);AND([.D433]=[.$R$27];[.$P$25]&lt;[.F433];[.F43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table:formula="of:=INDIRECT(ADDRESS(8;16+MOD([.A434];[.$N$8])))" office:value-type="float" office:value="1" calcext:value-type="float">
            <text:p>1</text:p>
          </table:table-cell>
          <table:table-cell table:formula="of:=INDIRECT(ADDRESS(9;16+MOD([.A434]/[.$N$8];[.$N$9])))" office:value-type="float" office:value="12" calcext:value-type="float">
            <text:p>12</text:p>
          </table:table-cell>
          <table:table-cell table:formula="of:=INDIRECT(ADDRESS(10;16+MOD([.A434]/([.$N$8]*[.$N$9]);[.$N$10])))" office:value-type="float" office:value="3" calcext:value-type="float">
            <text:p>3</text:p>
          </table:table-cell>
          <table:table-cell table:formula="of:=INDIRECT(ADDRESS(11;16+MOD([.A434]/([.$N$8]*[.$N$9]*[.$N$10]);[.$N$11])))" office:value-type="float" office:value="8" calcext:value-type="float">
            <text:p>8</text:p>
          </table:table-cell>
          <table:table-cell table:formula="of:=[.E434]*[.C434]*[.$R$3]/[.B434]/[.D434]" office:value-type="float" office:value="2949120" calcext:value-type="float">
            <text:p>2949120</text:p>
          </table:table-cell>
          <table:table-cell table:style-name="ce7" table:formula="of:=IF(AND([.$Q$18]&lt;[.F434];[.F434]&lt;[.$Q$19]))" office:value-type="boolean" office:boolean-value="true" calcext:value-type="boolean">
            <text:p>TRUE</text:p>
          </table:table-cell>
          <table:table-cell table:style-name="ce9" table:formula="of:=IF(OR(AND([.D434]=[.$P$27];[.$R$25]&lt;[.F434];[.F434]&lt;[.$R$26]); AND([.D434]=[.$Q$27];[.$Q$25]&lt;[.F434];[.F434]&lt;[.$Q$26]);AND([.D434]=[.$R$27];[.$P$25]&lt;[.F434];[.F43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table:formula="of:=INDIRECT(ADDRESS(8;16+MOD([.A435];[.$N$8])))" office:value-type="float" office:value="2" calcext:value-type="float">
            <text:p>2</text:p>
          </table:table-cell>
          <table:table-cell table:formula="of:=INDIRECT(ADDRESS(9;16+MOD([.A435]/[.$N$8];[.$N$9])))" office:value-type="float" office:value="12" calcext:value-type="float">
            <text:p>12</text:p>
          </table:table-cell>
          <table:table-cell table:formula="of:=INDIRECT(ADDRESS(10;16+MOD([.A435]/([.$N$8]*[.$N$9]);[.$N$10])))" office:value-type="float" office:value="3" calcext:value-type="float">
            <text:p>3</text:p>
          </table:table-cell>
          <table:table-cell table:formula="of:=INDIRECT(ADDRESS(11;16+MOD([.A435]/([.$N$8]*[.$N$9]*[.$N$10]);[.$N$11])))" office:value-type="float" office:value="8" calcext:value-type="float">
            <text:p>8</text:p>
          </table:table-cell>
          <table:table-cell table:formula="of:=[.E435]*[.C435]*[.$R$3]/[.B435]/[.D435]" office:value-type="float" office:value="1474560" calcext:value-type="float">
            <text:p>1474560</text:p>
          </table:table-cell>
          <table:table-cell table:style-name="ce7" table:formula="of:=IF(AND([.$Q$18]&lt;[.F435];[.F435]&lt;[.$Q$19]))" office:value-type="boolean" office:boolean-value="false" calcext:value-type="boolean">
            <text:p>FALSE</text:p>
          </table:table-cell>
          <table:table-cell table:style-name="ce9" table:formula="of:=IF(OR(AND([.D435]=[.$P$27];[.$R$25]&lt;[.F435];[.F435]&lt;[.$R$26]); AND([.D435]=[.$Q$27];[.$Q$25]&lt;[.F435];[.F435]&lt;[.$Q$26]);AND([.D435]=[.$R$27];[.$P$25]&lt;[.F435];[.F43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table:formula="of:=INDIRECT(ADDRESS(8;16+MOD([.A436];[.$N$8])))" office:value-type="float" office:value="3" calcext:value-type="float">
            <text:p>3</text:p>
          </table:table-cell>
          <table:table-cell table:formula="of:=INDIRECT(ADDRESS(9;16+MOD([.A436]/[.$N$8];[.$N$9])))" office:value-type="float" office:value="12" calcext:value-type="float">
            <text:p>12</text:p>
          </table:table-cell>
          <table:table-cell table:formula="of:=INDIRECT(ADDRESS(10;16+MOD([.A436]/([.$N$8]*[.$N$9]);[.$N$10])))" office:value-type="float" office:value="3" calcext:value-type="float">
            <text:p>3</text:p>
          </table:table-cell>
          <table:table-cell table:formula="of:=INDIRECT(ADDRESS(11;16+MOD([.A436]/([.$N$8]*[.$N$9]*[.$N$10]);[.$N$11])))" office:value-type="float" office:value="8" calcext:value-type="float">
            <text:p>8</text:p>
          </table:table-cell>
          <table:table-cell table:formula="of:=[.E436]*[.C436]*[.$R$3]/[.B436]/[.D436]" office:value-type="float" office:value="983040" calcext:value-type="float">
            <text:p>983040</text:p>
          </table:table-cell>
          <table:table-cell table:style-name="ce7" table:formula="of:=IF(AND([.$Q$18]&lt;[.F436];[.F436]&lt;[.$Q$19]))" office:value-type="boolean" office:boolean-value="false" calcext:value-type="boolean">
            <text:p>FALSE</text:p>
          </table:table-cell>
          <table:table-cell table:style-name="ce9" table:formula="of:=IF(OR(AND([.D436]=[.$P$27];[.$R$25]&lt;[.F436];[.F436]&lt;[.$R$26]); AND([.D436]=[.$Q$27];[.$Q$25]&lt;[.F436];[.F436]&lt;[.$Q$26]);AND([.D436]=[.$R$27];[.$P$25]&lt;[.F436];[.F43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table:formula="of:=INDIRECT(ADDRESS(8;16+MOD([.A437];[.$N$8])))" office:value-type="float" office:value="4" calcext:value-type="float">
            <text:p>4</text:p>
          </table:table-cell>
          <table:table-cell table:formula="of:=INDIRECT(ADDRESS(9;16+MOD([.A437]/[.$N$8];[.$N$9])))" office:value-type="float" office:value="12" calcext:value-type="float">
            <text:p>12</text:p>
          </table:table-cell>
          <table:table-cell table:formula="of:=INDIRECT(ADDRESS(10;16+MOD([.A437]/([.$N$8]*[.$N$9]);[.$N$10])))" office:value-type="float" office:value="3" calcext:value-type="float">
            <text:p>3</text:p>
          </table:table-cell>
          <table:table-cell table:formula="of:=INDIRECT(ADDRESS(11;16+MOD([.A437]/([.$N$8]*[.$N$9]*[.$N$10]);[.$N$11])))" office:value-type="float" office:value="8" calcext:value-type="float">
            <text:p>8</text:p>
          </table:table-cell>
          <table:table-cell table:formula="of:=[.E437]*[.C437]*[.$R$3]/[.B437]/[.D437]" office:value-type="float" office:value="737280" calcext:value-type="float">
            <text:p>737280</text:p>
          </table:table-cell>
          <table:table-cell table:style-name="ce7" table:formula="of:=IF(AND([.$Q$18]&lt;[.F437];[.F437]&lt;[.$Q$19]))" office:value-type="boolean" office:boolean-value="false" calcext:value-type="boolean">
            <text:p>FALSE</text:p>
          </table:table-cell>
          <table:table-cell table:style-name="ce9" table:formula="of:=IF(OR(AND([.D437]=[.$P$27];[.$R$25]&lt;[.F437];[.F437]&lt;[.$R$26]); AND([.D437]=[.$Q$27];[.$Q$25]&lt;[.F437];[.F437]&lt;[.$Q$26]);AND([.D437]=[.$R$27];[.$P$25]&lt;[.F437];[.F43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table:formula="of:=INDIRECT(ADDRESS(8;16+MOD([.A438];[.$N$8])))" office:value-type="float" office:value="1" calcext:value-type="float">
            <text:p>1</text:p>
          </table:table-cell>
          <table:table-cell table:formula="of:=INDIRECT(ADDRESS(9;16+MOD([.A438]/[.$N$8];[.$N$9])))" office:value-type="float" office:value="13" calcext:value-type="float">
            <text:p>13</text:p>
          </table:table-cell>
          <table:table-cell table:formula="of:=INDIRECT(ADDRESS(10;16+MOD([.A438]/([.$N$8]*[.$N$9]);[.$N$10])))" office:value-type="float" office:value="3" calcext:value-type="float">
            <text:p>3</text:p>
          </table:table-cell>
          <table:table-cell table:formula="of:=INDIRECT(ADDRESS(11;16+MOD([.A438]/([.$N$8]*[.$N$9]*[.$N$10]);[.$N$11])))" office:value-type="float" office:value="8" calcext:value-type="float">
            <text:p>8</text:p>
          </table:table-cell>
          <table:table-cell table:formula="of:=[.E438]*[.C438]*[.$R$3]/[.B438]/[.D438]" office:value-type="float" office:value="3194880" calcext:value-type="float">
            <text:p>3194880</text:p>
          </table:table-cell>
          <table:table-cell table:style-name="ce7" table:formula="of:=IF(AND([.$Q$18]&lt;[.F438];[.F438]&lt;[.$Q$19]))" office:value-type="boolean" office:boolean-value="true" calcext:value-type="boolean">
            <text:p>TRUE</text:p>
          </table:table-cell>
          <table:table-cell table:style-name="ce9" table:formula="of:=IF(OR(AND([.D438]=[.$P$27];[.$R$25]&lt;[.F438];[.F438]&lt;[.$R$26]); AND([.D438]=[.$Q$27];[.$Q$25]&lt;[.F438];[.F438]&lt;[.$Q$26]);AND([.D438]=[.$R$27];[.$P$25]&lt;[.F438];[.F43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table:formula="of:=INDIRECT(ADDRESS(8;16+MOD([.A439];[.$N$8])))" office:value-type="float" office:value="2" calcext:value-type="float">
            <text:p>2</text:p>
          </table:table-cell>
          <table:table-cell table:formula="of:=INDIRECT(ADDRESS(9;16+MOD([.A439]/[.$N$8];[.$N$9])))" office:value-type="float" office:value="13" calcext:value-type="float">
            <text:p>13</text:p>
          </table:table-cell>
          <table:table-cell table:formula="of:=INDIRECT(ADDRESS(10;16+MOD([.A439]/([.$N$8]*[.$N$9]);[.$N$10])))" office:value-type="float" office:value="3" calcext:value-type="float">
            <text:p>3</text:p>
          </table:table-cell>
          <table:table-cell table:formula="of:=INDIRECT(ADDRESS(11;16+MOD([.A439]/([.$N$8]*[.$N$9]*[.$N$10]);[.$N$11])))" office:value-type="float" office:value="8" calcext:value-type="float">
            <text:p>8</text:p>
          </table:table-cell>
          <table:table-cell table:formula="of:=[.E439]*[.C439]*[.$R$3]/[.B439]/[.D439]" office:value-type="float" office:value="1597440" calcext:value-type="float">
            <text:p>1597440</text:p>
          </table:table-cell>
          <table:table-cell table:style-name="ce7" table:formula="of:=IF(AND([.$Q$18]&lt;[.F439];[.F439]&lt;[.$Q$19]))" office:value-type="boolean" office:boolean-value="false" calcext:value-type="boolean">
            <text:p>FALSE</text:p>
          </table:table-cell>
          <table:table-cell table:style-name="ce9" table:formula="of:=IF(OR(AND([.D439]=[.$P$27];[.$R$25]&lt;[.F439];[.F439]&lt;[.$R$26]); AND([.D439]=[.$Q$27];[.$Q$25]&lt;[.F439];[.F439]&lt;[.$Q$26]);AND([.D439]=[.$R$27];[.$P$25]&lt;[.F439];[.F43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table:formula="of:=INDIRECT(ADDRESS(8;16+MOD([.A440];[.$N$8])))" office:value-type="float" office:value="3" calcext:value-type="float">
            <text:p>3</text:p>
          </table:table-cell>
          <table:table-cell table:formula="of:=INDIRECT(ADDRESS(9;16+MOD([.A440]/[.$N$8];[.$N$9])))" office:value-type="float" office:value="13" calcext:value-type="float">
            <text:p>13</text:p>
          </table:table-cell>
          <table:table-cell table:formula="of:=INDIRECT(ADDRESS(10;16+MOD([.A440]/([.$N$8]*[.$N$9]);[.$N$10])))" office:value-type="float" office:value="3" calcext:value-type="float">
            <text:p>3</text:p>
          </table:table-cell>
          <table:table-cell table:formula="of:=INDIRECT(ADDRESS(11;16+MOD([.A440]/([.$N$8]*[.$N$9]*[.$N$10]);[.$N$11])))" office:value-type="float" office:value="8" calcext:value-type="float">
            <text:p>8</text:p>
          </table:table-cell>
          <table:table-cell table:formula="of:=[.E440]*[.C440]*[.$R$3]/[.B440]/[.D440]" office:value-type="float" office:value="1064960" calcext:value-type="float">
            <text:p>1064960</text:p>
          </table:table-cell>
          <table:table-cell table:style-name="ce7" table:formula="of:=IF(AND([.$Q$18]&lt;[.F440];[.F440]&lt;[.$Q$19]))" office:value-type="boolean" office:boolean-value="false" calcext:value-type="boolean">
            <text:p>FALSE</text:p>
          </table:table-cell>
          <table:table-cell table:style-name="ce9" table:formula="of:=IF(OR(AND([.D440]=[.$P$27];[.$R$25]&lt;[.F440];[.F440]&lt;[.$R$26]); AND([.D440]=[.$Q$27];[.$Q$25]&lt;[.F440];[.F440]&lt;[.$Q$26]);AND([.D440]=[.$R$27];[.$P$25]&lt;[.F440];[.F44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table:formula="of:=INDIRECT(ADDRESS(8;16+MOD([.A441];[.$N$8])))" office:value-type="float" office:value="4" calcext:value-type="float">
            <text:p>4</text:p>
          </table:table-cell>
          <table:table-cell table:formula="of:=INDIRECT(ADDRESS(9;16+MOD([.A441]/[.$N$8];[.$N$9])))" office:value-type="float" office:value="13" calcext:value-type="float">
            <text:p>13</text:p>
          </table:table-cell>
          <table:table-cell table:formula="of:=INDIRECT(ADDRESS(10;16+MOD([.A441]/([.$N$8]*[.$N$9]);[.$N$10])))" office:value-type="float" office:value="3" calcext:value-type="float">
            <text:p>3</text:p>
          </table:table-cell>
          <table:table-cell table:formula="of:=INDIRECT(ADDRESS(11;16+MOD([.A441]/([.$N$8]*[.$N$9]*[.$N$10]);[.$N$11])))" office:value-type="float" office:value="8" calcext:value-type="float">
            <text:p>8</text:p>
          </table:table-cell>
          <table:table-cell table:formula="of:=[.E441]*[.C441]*[.$R$3]/[.B441]/[.D441]" office:value-type="float" office:value="798720" calcext:value-type="float">
            <text:p>798720</text:p>
          </table:table-cell>
          <table:table-cell table:style-name="ce7" table:formula="of:=IF(AND([.$Q$18]&lt;[.F441];[.F441]&lt;[.$Q$19]))" office:value-type="boolean" office:boolean-value="false" calcext:value-type="boolean">
            <text:p>FALSE</text:p>
          </table:table-cell>
          <table:table-cell table:style-name="ce9" table:formula="of:=IF(OR(AND([.D441]=[.$P$27];[.$R$25]&lt;[.F441];[.F441]&lt;[.$R$26]); AND([.D441]=[.$Q$27];[.$Q$25]&lt;[.F441];[.F441]&lt;[.$Q$26]);AND([.D441]=[.$R$27];[.$P$25]&lt;[.F441];[.F44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table:formula="of:=INDIRECT(ADDRESS(8;16+MOD([.A442];[.$N$8])))" office:value-type="float" office:value="1" calcext:value-type="float">
            <text:p>1</text:p>
          </table:table-cell>
          <table:table-cell table:formula="of:=INDIRECT(ADDRESS(9;16+MOD([.A442]/[.$N$8];[.$N$9])))" office:value-type="float" office:value="14" calcext:value-type="float">
            <text:p>14</text:p>
          </table:table-cell>
          <table:table-cell table:formula="of:=INDIRECT(ADDRESS(10;16+MOD([.A442]/([.$N$8]*[.$N$9]);[.$N$10])))" office:value-type="float" office:value="3" calcext:value-type="float">
            <text:p>3</text:p>
          </table:table-cell>
          <table:table-cell table:formula="of:=INDIRECT(ADDRESS(11;16+MOD([.A442]/([.$N$8]*[.$N$9]*[.$N$10]);[.$N$11])))" office:value-type="float" office:value="8" calcext:value-type="float">
            <text:p>8</text:p>
          </table:table-cell>
          <table:table-cell table:formula="of:=[.E442]*[.C442]*[.$R$3]/[.B442]/[.D442]" office:value-type="float" office:value="3440640" calcext:value-type="float">
            <text:p>3440640</text:p>
          </table:table-cell>
          <table:table-cell table:style-name="ce7" table:formula="of:=IF(AND([.$Q$18]&lt;[.F442];[.F442]&lt;[.$Q$19]))" office:value-type="boolean" office:boolean-value="true" calcext:value-type="boolean">
            <text:p>TRUE</text:p>
          </table:table-cell>
          <table:table-cell table:style-name="ce9" table:formula="of:=IF(OR(AND([.D442]=[.$P$27];[.$R$25]&lt;[.F442];[.F442]&lt;[.$R$26]); AND([.D442]=[.$Q$27];[.$Q$25]&lt;[.F442];[.F442]&lt;[.$Q$26]);AND([.D442]=[.$R$27];[.$P$25]&lt;[.F442];[.F44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table:formula="of:=INDIRECT(ADDRESS(8;16+MOD([.A443];[.$N$8])))" office:value-type="float" office:value="2" calcext:value-type="float">
            <text:p>2</text:p>
          </table:table-cell>
          <table:table-cell table:formula="of:=INDIRECT(ADDRESS(9;16+MOD([.A443]/[.$N$8];[.$N$9])))" office:value-type="float" office:value="14" calcext:value-type="float">
            <text:p>14</text:p>
          </table:table-cell>
          <table:table-cell table:formula="of:=INDIRECT(ADDRESS(10;16+MOD([.A443]/([.$N$8]*[.$N$9]);[.$N$10])))" office:value-type="float" office:value="3" calcext:value-type="float">
            <text:p>3</text:p>
          </table:table-cell>
          <table:table-cell table:formula="of:=INDIRECT(ADDRESS(11;16+MOD([.A443]/([.$N$8]*[.$N$9]*[.$N$10]);[.$N$11])))" office:value-type="float" office:value="8" calcext:value-type="float">
            <text:p>8</text:p>
          </table:table-cell>
          <table:table-cell table:formula="of:=[.E443]*[.C443]*[.$R$3]/[.B443]/[.D443]" office:value-type="float" office:value="1720320" calcext:value-type="float">
            <text:p>1720320</text:p>
          </table:table-cell>
          <table:table-cell table:style-name="ce7" table:formula="of:=IF(AND([.$Q$18]&lt;[.F443];[.F443]&lt;[.$Q$19]))" office:value-type="boolean" office:boolean-value="false" calcext:value-type="boolean">
            <text:p>FALSE</text:p>
          </table:table-cell>
          <table:table-cell table:style-name="ce9" table:formula="of:=IF(OR(AND([.D443]=[.$P$27];[.$R$25]&lt;[.F443];[.F443]&lt;[.$R$26]); AND([.D443]=[.$Q$27];[.$Q$25]&lt;[.F443];[.F443]&lt;[.$Q$26]);AND([.D443]=[.$R$27];[.$P$25]&lt;[.F443];[.F44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table:formula="of:=INDIRECT(ADDRESS(8;16+MOD([.A444];[.$N$8])))" office:value-type="float" office:value="3" calcext:value-type="float">
            <text:p>3</text:p>
          </table:table-cell>
          <table:table-cell table:formula="of:=INDIRECT(ADDRESS(9;16+MOD([.A444]/[.$N$8];[.$N$9])))" office:value-type="float" office:value="14" calcext:value-type="float">
            <text:p>14</text:p>
          </table:table-cell>
          <table:table-cell table:formula="of:=INDIRECT(ADDRESS(10;16+MOD([.A444]/([.$N$8]*[.$N$9]);[.$N$10])))" office:value-type="float" office:value="3" calcext:value-type="float">
            <text:p>3</text:p>
          </table:table-cell>
          <table:table-cell table:formula="of:=INDIRECT(ADDRESS(11;16+MOD([.A444]/([.$N$8]*[.$N$9]*[.$N$10]);[.$N$11])))" office:value-type="float" office:value="8" calcext:value-type="float">
            <text:p>8</text:p>
          </table:table-cell>
          <table:table-cell table:formula="of:=[.E444]*[.C444]*[.$R$3]/[.B444]/[.D444]" office:value-type="float" office:value="1146880" calcext:value-type="float">
            <text:p>1146880</text:p>
          </table:table-cell>
          <table:table-cell table:style-name="ce7" table:formula="of:=IF(AND([.$Q$18]&lt;[.F444];[.F444]&lt;[.$Q$19]))" office:value-type="boolean" office:boolean-value="false" calcext:value-type="boolean">
            <text:p>FALSE</text:p>
          </table:table-cell>
          <table:table-cell table:style-name="ce9" table:formula="of:=IF(OR(AND([.D444]=[.$P$27];[.$R$25]&lt;[.F444];[.F444]&lt;[.$R$26]); AND([.D444]=[.$Q$27];[.$Q$25]&lt;[.F444];[.F444]&lt;[.$Q$26]);AND([.D444]=[.$R$27];[.$P$25]&lt;[.F444];[.F44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table:formula="of:=INDIRECT(ADDRESS(8;16+MOD([.A445];[.$N$8])))" office:value-type="float" office:value="4" calcext:value-type="float">
            <text:p>4</text:p>
          </table:table-cell>
          <table:table-cell table:formula="of:=INDIRECT(ADDRESS(9;16+MOD([.A445]/[.$N$8];[.$N$9])))" office:value-type="float" office:value="14" calcext:value-type="float">
            <text:p>14</text:p>
          </table:table-cell>
          <table:table-cell table:formula="of:=INDIRECT(ADDRESS(10;16+MOD([.A445]/([.$N$8]*[.$N$9]);[.$N$10])))" office:value-type="float" office:value="3" calcext:value-type="float">
            <text:p>3</text:p>
          </table:table-cell>
          <table:table-cell table:formula="of:=INDIRECT(ADDRESS(11;16+MOD([.A445]/([.$N$8]*[.$N$9]*[.$N$10]);[.$N$11])))" office:value-type="float" office:value="8" calcext:value-type="float">
            <text:p>8</text:p>
          </table:table-cell>
          <table:table-cell table:formula="of:=[.E445]*[.C445]*[.$R$3]/[.B445]/[.D445]" office:value-type="float" office:value="860160" calcext:value-type="float">
            <text:p>860160</text:p>
          </table:table-cell>
          <table:table-cell table:style-name="ce7" table:formula="of:=IF(AND([.$Q$18]&lt;[.F445];[.F445]&lt;[.$Q$19]))" office:value-type="boolean" office:boolean-value="false" calcext:value-type="boolean">
            <text:p>FALSE</text:p>
          </table:table-cell>
          <table:table-cell table:style-name="ce9" table:formula="of:=IF(OR(AND([.D445]=[.$P$27];[.$R$25]&lt;[.F445];[.F445]&lt;[.$R$26]); AND([.D445]=[.$Q$27];[.$Q$25]&lt;[.F445];[.F445]&lt;[.$Q$26]);AND([.D445]=[.$R$27];[.$P$25]&lt;[.F445];[.F44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table:formula="of:=INDIRECT(ADDRESS(8;16+MOD([.A446];[.$N$8])))" office:value-type="float" office:value="1" calcext:value-type="float">
            <text:p>1</text:p>
          </table:table-cell>
          <table:table-cell table:formula="of:=INDIRECT(ADDRESS(9;16+MOD([.A446]/[.$N$8];[.$N$9])))" office:value-type="float" office:value="15" calcext:value-type="float">
            <text:p>15</text:p>
          </table:table-cell>
          <table:table-cell table:formula="of:=INDIRECT(ADDRESS(10;16+MOD([.A446]/([.$N$8]*[.$N$9]);[.$N$10])))" office:value-type="float" office:value="3" calcext:value-type="float">
            <text:p>3</text:p>
          </table:table-cell>
          <table:table-cell table:formula="of:=INDIRECT(ADDRESS(11;16+MOD([.A446]/([.$N$8]*[.$N$9]*[.$N$10]);[.$N$11])))" office:value-type="float" office:value="8" calcext:value-type="float">
            <text:p>8</text:p>
          </table:table-cell>
          <table:table-cell table:formula="of:=[.E446]*[.C446]*[.$R$3]/[.B446]/[.D446]" office:value-type="float" office:value="3686400" calcext:value-type="float">
            <text:p>3686400</text:p>
          </table:table-cell>
          <table:table-cell table:style-name="ce7" table:formula="of:=IF(AND([.$Q$18]&lt;[.F446];[.F446]&lt;[.$Q$19]))" office:value-type="boolean" office:boolean-value="true" calcext:value-type="boolean">
            <text:p>TRUE</text:p>
          </table:table-cell>
          <table:table-cell table:style-name="ce9" table:formula="of:=IF(OR(AND([.D446]=[.$P$27];[.$R$25]&lt;[.F446];[.F446]&lt;[.$R$26]); AND([.D446]=[.$Q$27];[.$Q$25]&lt;[.F446];[.F446]&lt;[.$Q$26]);AND([.D446]=[.$R$27];[.$P$25]&lt;[.F446];[.F44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table:formula="of:=INDIRECT(ADDRESS(8;16+MOD([.A447];[.$N$8])))" office:value-type="float" office:value="2" calcext:value-type="float">
            <text:p>2</text:p>
          </table:table-cell>
          <table:table-cell table:formula="of:=INDIRECT(ADDRESS(9;16+MOD([.A447]/[.$N$8];[.$N$9])))" office:value-type="float" office:value="15" calcext:value-type="float">
            <text:p>15</text:p>
          </table:table-cell>
          <table:table-cell table:formula="of:=INDIRECT(ADDRESS(10;16+MOD([.A447]/([.$N$8]*[.$N$9]);[.$N$10])))" office:value-type="float" office:value="3" calcext:value-type="float">
            <text:p>3</text:p>
          </table:table-cell>
          <table:table-cell table:formula="of:=INDIRECT(ADDRESS(11;16+MOD([.A447]/([.$N$8]*[.$N$9]*[.$N$10]);[.$N$11])))" office:value-type="float" office:value="8" calcext:value-type="float">
            <text:p>8</text:p>
          </table:table-cell>
          <table:table-cell table:formula="of:=[.E447]*[.C447]*[.$R$3]/[.B447]/[.D447]" office:value-type="float" office:value="1843200" calcext:value-type="float">
            <text:p>1843200</text:p>
          </table:table-cell>
          <table:table-cell table:style-name="ce7" table:formula="of:=IF(AND([.$Q$18]&lt;[.F447];[.F447]&lt;[.$Q$19]))" office:value-type="boolean" office:boolean-value="false" calcext:value-type="boolean">
            <text:p>FALSE</text:p>
          </table:table-cell>
          <table:table-cell table:style-name="ce9" table:formula="of:=IF(OR(AND([.D447]=[.$P$27];[.$R$25]&lt;[.F447];[.F447]&lt;[.$R$26]); AND([.D447]=[.$Q$27];[.$Q$25]&lt;[.F447];[.F447]&lt;[.$Q$26]);AND([.D447]=[.$R$27];[.$P$25]&lt;[.F447];[.F44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table:formula="of:=INDIRECT(ADDRESS(8;16+MOD([.A448];[.$N$8])))" office:value-type="float" office:value="3" calcext:value-type="float">
            <text:p>3</text:p>
          </table:table-cell>
          <table:table-cell table:formula="of:=INDIRECT(ADDRESS(9;16+MOD([.A448]/[.$N$8];[.$N$9])))" office:value-type="float" office:value="15" calcext:value-type="float">
            <text:p>15</text:p>
          </table:table-cell>
          <table:table-cell table:formula="of:=INDIRECT(ADDRESS(10;16+MOD([.A448]/([.$N$8]*[.$N$9]);[.$N$10])))" office:value-type="float" office:value="3" calcext:value-type="float">
            <text:p>3</text:p>
          </table:table-cell>
          <table:table-cell table:formula="of:=INDIRECT(ADDRESS(11;16+MOD([.A448]/([.$N$8]*[.$N$9]*[.$N$10]);[.$N$11])))" office:value-type="float" office:value="8" calcext:value-type="float">
            <text:p>8</text:p>
          </table:table-cell>
          <table:table-cell table:formula="of:=[.E448]*[.C448]*[.$R$3]/[.B448]/[.D448]" office:value-type="float" office:value="1228800" calcext:value-type="float">
            <text:p>1228800</text:p>
          </table:table-cell>
          <table:table-cell table:style-name="ce7" table:formula="of:=IF(AND([.$Q$18]&lt;[.F448];[.F448]&lt;[.$Q$19]))" office:value-type="boolean" office:boolean-value="false" calcext:value-type="boolean">
            <text:p>FALSE</text:p>
          </table:table-cell>
          <table:table-cell table:style-name="ce9" table:formula="of:=IF(OR(AND([.D448]=[.$P$27];[.$R$25]&lt;[.F448];[.F448]&lt;[.$R$26]); AND([.D448]=[.$Q$27];[.$Q$25]&lt;[.F448];[.F448]&lt;[.$Q$26]);AND([.D448]=[.$R$27];[.$P$25]&lt;[.F448];[.F44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table:formula="of:=INDIRECT(ADDRESS(8;16+MOD([.A449];[.$N$8])))" office:value-type="float" office:value="4" calcext:value-type="float">
            <text:p>4</text:p>
          </table:table-cell>
          <table:table-cell table:formula="of:=INDIRECT(ADDRESS(9;16+MOD([.A449]/[.$N$8];[.$N$9])))" office:value-type="float" office:value="15" calcext:value-type="float">
            <text:p>15</text:p>
          </table:table-cell>
          <table:table-cell table:formula="of:=INDIRECT(ADDRESS(10;16+MOD([.A449]/([.$N$8]*[.$N$9]);[.$N$10])))" office:value-type="float" office:value="3" calcext:value-type="float">
            <text:p>3</text:p>
          </table:table-cell>
          <table:table-cell table:formula="of:=INDIRECT(ADDRESS(11;16+MOD([.A449]/([.$N$8]*[.$N$9]*[.$N$10]);[.$N$11])))" office:value-type="float" office:value="8" calcext:value-type="float">
            <text:p>8</text:p>
          </table:table-cell>
          <table:table-cell table:formula="of:=[.E449]*[.C449]*[.$R$3]/[.B449]/[.D449]" office:value-type="float" office:value="921600" calcext:value-type="float">
            <text:p>921600</text:p>
          </table:table-cell>
          <table:table-cell table:style-name="ce7" table:formula="of:=IF(AND([.$Q$18]&lt;[.F449];[.F449]&lt;[.$Q$19]))" office:value-type="boolean" office:boolean-value="false" calcext:value-type="boolean">
            <text:p>FALSE</text:p>
          </table:table-cell>
          <table:table-cell table:style-name="ce9" table:formula="of:=IF(OR(AND([.D449]=[.$P$27];[.$R$25]&lt;[.F449];[.F449]&lt;[.$R$26]); AND([.D449]=[.$Q$27];[.$Q$25]&lt;[.F449];[.F449]&lt;[.$Q$26]);AND([.D449]=[.$R$27];[.$P$25]&lt;[.F449];[.F44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table:formula="of:=INDIRECT(ADDRESS(8;16+MOD([.A450];[.$N$8])))" office:value-type="float" office:value="1" calcext:value-type="float">
            <text:p>1</text:p>
          </table:table-cell>
          <table:table-cell table:formula="of:=INDIRECT(ADDRESS(9;16+MOD([.A450]/[.$N$8];[.$N$9])))" office:value-type="float" office:value="16" calcext:value-type="float">
            <text:p>16</text:p>
          </table:table-cell>
          <table:table-cell table:formula="of:=INDIRECT(ADDRESS(10;16+MOD([.A450]/([.$N$8]*[.$N$9]);[.$N$10])))" office:value-type="float" office:value="3" calcext:value-type="float">
            <text:p>3</text:p>
          </table:table-cell>
          <table:table-cell table:formula="of:=INDIRECT(ADDRESS(11;16+MOD([.A450]/([.$N$8]*[.$N$9]*[.$N$10]);[.$N$11])))" office:value-type="float" office:value="8" calcext:value-type="float">
            <text:p>8</text:p>
          </table:table-cell>
          <table:table-cell table:formula="of:=[.E450]*[.C450]*[.$R$3]/[.B450]/[.D450]" office:value-type="float" office:value="3932160" calcext:value-type="float">
            <text:p>3932160</text:p>
          </table:table-cell>
          <table:table-cell table:style-name="ce7" table:formula="of:=IF(AND([.$Q$18]&lt;[.F450];[.F450]&lt;[.$Q$19]))" office:value-type="boolean" office:boolean-value="true" calcext:value-type="boolean">
            <text:p>TRUE</text:p>
          </table:table-cell>
          <table:table-cell table:style-name="ce9" table:formula="of:=IF(OR(AND([.D450]=[.$P$27];[.$R$25]&lt;[.F450];[.F450]&lt;[.$R$26]); AND([.D450]=[.$Q$27];[.$Q$25]&lt;[.F450];[.F450]&lt;[.$Q$26]);AND([.D450]=[.$R$27];[.$P$25]&lt;[.F450];[.F45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table:formula="of:=INDIRECT(ADDRESS(8;16+MOD([.A451];[.$N$8])))" office:value-type="float" office:value="2" calcext:value-type="float">
            <text:p>2</text:p>
          </table:table-cell>
          <table:table-cell table:formula="of:=INDIRECT(ADDRESS(9;16+MOD([.A451]/[.$N$8];[.$N$9])))" office:value-type="float" office:value="16" calcext:value-type="float">
            <text:p>16</text:p>
          </table:table-cell>
          <table:table-cell table:formula="of:=INDIRECT(ADDRESS(10;16+MOD([.A451]/([.$N$8]*[.$N$9]);[.$N$10])))" office:value-type="float" office:value="3" calcext:value-type="float">
            <text:p>3</text:p>
          </table:table-cell>
          <table:table-cell table:formula="of:=INDIRECT(ADDRESS(11;16+MOD([.A451]/([.$N$8]*[.$N$9]*[.$N$10]);[.$N$11])))" office:value-type="float" office:value="8" calcext:value-type="float">
            <text:p>8</text:p>
          </table:table-cell>
          <table:table-cell table:formula="of:=[.E451]*[.C451]*[.$R$3]/[.B451]/[.D451]" office:value-type="float" office:value="1966080" calcext:value-type="float">
            <text:p>1966080</text:p>
          </table:table-cell>
          <table:table-cell table:style-name="ce7" table:formula="of:=IF(AND([.$Q$18]&lt;[.F451];[.F451]&lt;[.$Q$19]))" office:value-type="boolean" office:boolean-value="false" calcext:value-type="boolean">
            <text:p>FALSE</text:p>
          </table:table-cell>
          <table:table-cell table:style-name="ce9" table:formula="of:=IF(OR(AND([.D451]=[.$P$27];[.$R$25]&lt;[.F451];[.F451]&lt;[.$R$26]); AND([.D451]=[.$Q$27];[.$Q$25]&lt;[.F451];[.F451]&lt;[.$Q$26]);AND([.D451]=[.$R$27];[.$P$25]&lt;[.F451];[.F45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table:formula="of:=INDIRECT(ADDRESS(8;16+MOD([.A452];[.$N$8])))" office:value-type="float" office:value="3" calcext:value-type="float">
            <text:p>3</text:p>
          </table:table-cell>
          <table:table-cell table:formula="of:=INDIRECT(ADDRESS(9;16+MOD([.A452]/[.$N$8];[.$N$9])))" office:value-type="float" office:value="16" calcext:value-type="float">
            <text:p>16</text:p>
          </table:table-cell>
          <table:table-cell table:formula="of:=INDIRECT(ADDRESS(10;16+MOD([.A452]/([.$N$8]*[.$N$9]);[.$N$10])))" office:value-type="float" office:value="3" calcext:value-type="float">
            <text:p>3</text:p>
          </table:table-cell>
          <table:table-cell table:formula="of:=INDIRECT(ADDRESS(11;16+MOD([.A452]/([.$N$8]*[.$N$9]*[.$N$10]);[.$N$11])))" office:value-type="float" office:value="8" calcext:value-type="float">
            <text:p>8</text:p>
          </table:table-cell>
          <table:table-cell table:formula="of:=[.E452]*[.C452]*[.$R$3]/[.B452]/[.D452]" office:value-type="float" office:value="1310720" calcext:value-type="float">
            <text:p>1310720</text:p>
          </table:table-cell>
          <table:table-cell table:style-name="ce7" table:formula="of:=IF(AND([.$Q$18]&lt;[.F452];[.F452]&lt;[.$Q$19]))" office:value-type="boolean" office:boolean-value="false" calcext:value-type="boolean">
            <text:p>FALSE</text:p>
          </table:table-cell>
          <table:table-cell table:style-name="ce9" table:formula="of:=IF(OR(AND([.D452]=[.$P$27];[.$R$25]&lt;[.F452];[.F452]&lt;[.$R$26]); AND([.D452]=[.$Q$27];[.$Q$25]&lt;[.F452];[.F452]&lt;[.$Q$26]);AND([.D452]=[.$R$27];[.$P$25]&lt;[.F452];[.F45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table:formula="of:=INDIRECT(ADDRESS(8;16+MOD([.A453];[.$N$8])))" office:value-type="float" office:value="4" calcext:value-type="float">
            <text:p>4</text:p>
          </table:table-cell>
          <table:table-cell table:formula="of:=INDIRECT(ADDRESS(9;16+MOD([.A453]/[.$N$8];[.$N$9])))" office:value-type="float" office:value="16" calcext:value-type="float">
            <text:p>16</text:p>
          </table:table-cell>
          <table:table-cell table:formula="of:=INDIRECT(ADDRESS(10;16+MOD([.A453]/([.$N$8]*[.$N$9]);[.$N$10])))" office:value-type="float" office:value="3" calcext:value-type="float">
            <text:p>3</text:p>
          </table:table-cell>
          <table:table-cell table:formula="of:=INDIRECT(ADDRESS(11;16+MOD([.A453]/([.$N$8]*[.$N$9]*[.$N$10]);[.$N$11])))" office:value-type="float" office:value="8" calcext:value-type="float">
            <text:p>8</text:p>
          </table:table-cell>
          <table:table-cell table:formula="of:=[.E453]*[.C453]*[.$R$3]/[.B453]/[.D453]" office:value-type="float" office:value="983040" calcext:value-type="float">
            <text:p>983040</text:p>
          </table:table-cell>
          <table:table-cell table:style-name="ce7" table:formula="of:=IF(AND([.$Q$18]&lt;[.F453];[.F453]&lt;[.$Q$19]))" office:value-type="boolean" office:boolean-value="false" calcext:value-type="boolean">
            <text:p>FALSE</text:p>
          </table:table-cell>
          <table:table-cell table:style-name="ce9" table:formula="of:=IF(OR(AND([.D453]=[.$P$27];[.$R$25]&lt;[.F453];[.F453]&lt;[.$R$26]); AND([.D453]=[.$Q$27];[.$Q$25]&lt;[.F453];[.F453]&lt;[.$Q$26]);AND([.D453]=[.$R$27];[.$P$25]&lt;[.F453];[.F45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table:formula="of:=INDIRECT(ADDRESS(8;16+MOD([.A454];[.$N$8])))" office:value-type="float" office:value="1" calcext:value-type="float">
            <text:p>1</text:p>
          </table:table-cell>
          <table:table-cell table:formula="of:=INDIRECT(ADDRESS(9;16+MOD([.A454]/[.$N$8];[.$N$9])))" office:value-type="float" office:value="17" calcext:value-type="float">
            <text:p>17</text:p>
          </table:table-cell>
          <table:table-cell table:formula="of:=INDIRECT(ADDRESS(10;16+MOD([.A454]/([.$N$8]*[.$N$9]);[.$N$10])))" office:value-type="float" office:value="3" calcext:value-type="float">
            <text:p>3</text:p>
          </table:table-cell>
          <table:table-cell table:formula="of:=INDIRECT(ADDRESS(11;16+MOD([.A454]/([.$N$8]*[.$N$9]*[.$N$10]);[.$N$11])))" office:value-type="float" office:value="8" calcext:value-type="float">
            <text:p>8</text:p>
          </table:table-cell>
          <table:table-cell table:formula="of:=[.E454]*[.C454]*[.$R$3]/[.B454]/[.D454]" office:value-type="float" office:value="4177920" calcext:value-type="float">
            <text:p>4177920</text:p>
          </table:table-cell>
          <table:table-cell table:style-name="ce7" table:formula="of:=IF(AND([.$Q$18]&lt;[.F454];[.F454]&lt;[.$Q$19]))" office:value-type="boolean" office:boolean-value="true" calcext:value-type="boolean">
            <text:p>TRUE</text:p>
          </table:table-cell>
          <table:table-cell table:style-name="ce9" table:formula="of:=IF(OR(AND([.D454]=[.$P$27];[.$R$25]&lt;[.F454];[.F454]&lt;[.$R$26]); AND([.D454]=[.$Q$27];[.$Q$25]&lt;[.F454];[.F454]&lt;[.$Q$26]);AND([.D454]=[.$R$27];[.$P$25]&lt;[.F454];[.F45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table:formula="of:=INDIRECT(ADDRESS(8;16+MOD([.A455];[.$N$8])))" office:value-type="float" office:value="2" calcext:value-type="float">
            <text:p>2</text:p>
          </table:table-cell>
          <table:table-cell table:formula="of:=INDIRECT(ADDRESS(9;16+MOD([.A455]/[.$N$8];[.$N$9])))" office:value-type="float" office:value="17" calcext:value-type="float">
            <text:p>17</text:p>
          </table:table-cell>
          <table:table-cell table:formula="of:=INDIRECT(ADDRESS(10;16+MOD([.A455]/([.$N$8]*[.$N$9]);[.$N$10])))" office:value-type="float" office:value="3" calcext:value-type="float">
            <text:p>3</text:p>
          </table:table-cell>
          <table:table-cell table:formula="of:=INDIRECT(ADDRESS(11;16+MOD([.A455]/([.$N$8]*[.$N$9]*[.$N$10]);[.$N$11])))" office:value-type="float" office:value="8" calcext:value-type="float">
            <text:p>8</text:p>
          </table:table-cell>
          <table:table-cell table:formula="of:=[.E455]*[.C455]*[.$R$3]/[.B455]/[.D455]" office:value-type="float" office:value="2088960" calcext:value-type="float">
            <text:p>2088960</text:p>
          </table:table-cell>
          <table:table-cell table:style-name="ce7" table:formula="of:=IF(AND([.$Q$18]&lt;[.F455];[.F455]&lt;[.$Q$19]))" office:value-type="boolean" office:boolean-value="false" calcext:value-type="boolean">
            <text:p>FALSE</text:p>
          </table:table-cell>
          <table:table-cell table:style-name="ce9" table:formula="of:=IF(OR(AND([.D455]=[.$P$27];[.$R$25]&lt;[.F455];[.F455]&lt;[.$R$26]); AND([.D455]=[.$Q$27];[.$Q$25]&lt;[.F455];[.F455]&lt;[.$Q$26]);AND([.D455]=[.$R$27];[.$P$25]&lt;[.F455];[.F45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table:formula="of:=INDIRECT(ADDRESS(8;16+MOD([.A456];[.$N$8])))" office:value-type="float" office:value="3" calcext:value-type="float">
            <text:p>3</text:p>
          </table:table-cell>
          <table:table-cell table:formula="of:=INDIRECT(ADDRESS(9;16+MOD([.A456]/[.$N$8];[.$N$9])))" office:value-type="float" office:value="17" calcext:value-type="float">
            <text:p>17</text:p>
          </table:table-cell>
          <table:table-cell table:formula="of:=INDIRECT(ADDRESS(10;16+MOD([.A456]/([.$N$8]*[.$N$9]);[.$N$10])))" office:value-type="float" office:value="3" calcext:value-type="float">
            <text:p>3</text:p>
          </table:table-cell>
          <table:table-cell table:formula="of:=INDIRECT(ADDRESS(11;16+MOD([.A456]/([.$N$8]*[.$N$9]*[.$N$10]);[.$N$11])))" office:value-type="float" office:value="8" calcext:value-type="float">
            <text:p>8</text:p>
          </table:table-cell>
          <table:table-cell table:formula="of:=[.E456]*[.C456]*[.$R$3]/[.B456]/[.D456]" office:value-type="float" office:value="1392640" calcext:value-type="float">
            <text:p>1392640</text:p>
          </table:table-cell>
          <table:table-cell table:style-name="ce7" table:formula="of:=IF(AND([.$Q$18]&lt;[.F456];[.F456]&lt;[.$Q$19]))" office:value-type="boolean" office:boolean-value="false" calcext:value-type="boolean">
            <text:p>FALSE</text:p>
          </table:table-cell>
          <table:table-cell table:style-name="ce9" table:formula="of:=IF(OR(AND([.D456]=[.$P$27];[.$R$25]&lt;[.F456];[.F456]&lt;[.$R$26]); AND([.D456]=[.$Q$27];[.$Q$25]&lt;[.F456];[.F456]&lt;[.$Q$26]);AND([.D456]=[.$R$27];[.$P$25]&lt;[.F456];[.F45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table:formula="of:=INDIRECT(ADDRESS(8;16+MOD([.A457];[.$N$8])))" office:value-type="float" office:value="4" calcext:value-type="float">
            <text:p>4</text:p>
          </table:table-cell>
          <table:table-cell table:formula="of:=INDIRECT(ADDRESS(9;16+MOD([.A457]/[.$N$8];[.$N$9])))" office:value-type="float" office:value="17" calcext:value-type="float">
            <text:p>17</text:p>
          </table:table-cell>
          <table:table-cell table:formula="of:=INDIRECT(ADDRESS(10;16+MOD([.A457]/([.$N$8]*[.$N$9]);[.$N$10])))" office:value-type="float" office:value="3" calcext:value-type="float">
            <text:p>3</text:p>
          </table:table-cell>
          <table:table-cell table:formula="of:=INDIRECT(ADDRESS(11;16+MOD([.A457]/([.$N$8]*[.$N$9]*[.$N$10]);[.$N$11])))" office:value-type="float" office:value="8" calcext:value-type="float">
            <text:p>8</text:p>
          </table:table-cell>
          <table:table-cell table:formula="of:=[.E457]*[.C457]*[.$R$3]/[.B457]/[.D457]" office:value-type="float" office:value="1044480" calcext:value-type="float">
            <text:p>1044480</text:p>
          </table:table-cell>
          <table:table-cell table:style-name="ce7" table:formula="of:=IF(AND([.$Q$18]&lt;[.F457];[.F457]&lt;[.$Q$19]))" office:value-type="boolean" office:boolean-value="false" calcext:value-type="boolean">
            <text:p>FALSE</text:p>
          </table:table-cell>
          <table:table-cell table:style-name="ce9" table:formula="of:=IF(OR(AND([.D457]=[.$P$27];[.$R$25]&lt;[.F457];[.F457]&lt;[.$R$26]); AND([.D457]=[.$Q$27];[.$Q$25]&lt;[.F457];[.F457]&lt;[.$Q$26]);AND([.D457]=[.$R$27];[.$P$25]&lt;[.F457];[.F45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table:formula="of:=INDIRECT(ADDRESS(8;16+MOD([.A458];[.$N$8])))" office:value-type="float" office:value="1" calcext:value-type="float">
            <text:p>1</text:p>
          </table:table-cell>
          <table:table-cell table:formula="of:=INDIRECT(ADDRESS(9;16+MOD([.A458]/[.$N$8];[.$N$9])))" office:value-type="float" office:value="18" calcext:value-type="float">
            <text:p>18</text:p>
          </table:table-cell>
          <table:table-cell table:formula="of:=INDIRECT(ADDRESS(10;16+MOD([.A458]/([.$N$8]*[.$N$9]);[.$N$10])))" office:value-type="float" office:value="3" calcext:value-type="float">
            <text:p>3</text:p>
          </table:table-cell>
          <table:table-cell table:formula="of:=INDIRECT(ADDRESS(11;16+MOD([.A458]/([.$N$8]*[.$N$9]*[.$N$10]);[.$N$11])))" office:value-type="float" office:value="8" calcext:value-type="float">
            <text:p>8</text:p>
          </table:table-cell>
          <table:table-cell table:formula="of:=[.E458]*[.C458]*[.$R$3]/[.B458]/[.D458]" office:value-type="float" office:value="4423680" calcext:value-type="float">
            <text:p>4423680</text:p>
          </table:table-cell>
          <table:table-cell table:style-name="ce7" table:formula="of:=IF(AND([.$Q$18]&lt;[.F458];[.F458]&lt;[.$Q$19]))" office:value-type="boolean" office:boolean-value="true" calcext:value-type="boolean">
            <text:p>TRUE</text:p>
          </table:table-cell>
          <table:table-cell table:style-name="ce9" table:formula="of:=IF(OR(AND([.D458]=[.$P$27];[.$R$25]&lt;[.F458];[.F458]&lt;[.$R$26]); AND([.D458]=[.$Q$27];[.$Q$25]&lt;[.F458];[.F458]&lt;[.$Q$26]);AND([.D458]=[.$R$27];[.$P$25]&lt;[.F458];[.F45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table:formula="of:=INDIRECT(ADDRESS(8;16+MOD([.A459];[.$N$8])))" office:value-type="float" office:value="2" calcext:value-type="float">
            <text:p>2</text:p>
          </table:table-cell>
          <table:table-cell table:formula="of:=INDIRECT(ADDRESS(9;16+MOD([.A459]/[.$N$8];[.$N$9])))" office:value-type="float" office:value="18" calcext:value-type="float">
            <text:p>18</text:p>
          </table:table-cell>
          <table:table-cell table:formula="of:=INDIRECT(ADDRESS(10;16+MOD([.A459]/([.$N$8]*[.$N$9]);[.$N$10])))" office:value-type="float" office:value="3" calcext:value-type="float">
            <text:p>3</text:p>
          </table:table-cell>
          <table:table-cell table:formula="of:=INDIRECT(ADDRESS(11;16+MOD([.A459]/([.$N$8]*[.$N$9]*[.$N$10]);[.$N$11])))" office:value-type="float" office:value="8" calcext:value-type="float">
            <text:p>8</text:p>
          </table:table-cell>
          <table:table-cell table:formula="of:=[.E459]*[.C459]*[.$R$3]/[.B459]/[.D459]" office:value-type="float" office:value="2211840" calcext:value-type="float">
            <text:p>2211840</text:p>
          </table:table-cell>
          <table:table-cell table:style-name="ce7" table:formula="of:=IF(AND([.$Q$18]&lt;[.F459];[.F459]&lt;[.$Q$19]))" office:value-type="boolean" office:boolean-value="false" calcext:value-type="boolean">
            <text:p>FALSE</text:p>
          </table:table-cell>
          <table:table-cell table:style-name="ce9" table:formula="of:=IF(OR(AND([.D459]=[.$P$27];[.$R$25]&lt;[.F459];[.F459]&lt;[.$R$26]); AND([.D459]=[.$Q$27];[.$Q$25]&lt;[.F459];[.F459]&lt;[.$Q$26]);AND([.D459]=[.$R$27];[.$P$25]&lt;[.F459];[.F45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table:formula="of:=INDIRECT(ADDRESS(8;16+MOD([.A460];[.$N$8])))" office:value-type="float" office:value="3" calcext:value-type="float">
            <text:p>3</text:p>
          </table:table-cell>
          <table:table-cell table:formula="of:=INDIRECT(ADDRESS(9;16+MOD([.A460]/[.$N$8];[.$N$9])))" office:value-type="float" office:value="18" calcext:value-type="float">
            <text:p>18</text:p>
          </table:table-cell>
          <table:table-cell table:formula="of:=INDIRECT(ADDRESS(10;16+MOD([.A460]/([.$N$8]*[.$N$9]);[.$N$10])))" office:value-type="float" office:value="3" calcext:value-type="float">
            <text:p>3</text:p>
          </table:table-cell>
          <table:table-cell table:formula="of:=INDIRECT(ADDRESS(11;16+MOD([.A460]/([.$N$8]*[.$N$9]*[.$N$10]);[.$N$11])))" office:value-type="float" office:value="8" calcext:value-type="float">
            <text:p>8</text:p>
          </table:table-cell>
          <table:table-cell table:formula="of:=[.E460]*[.C460]*[.$R$3]/[.B460]/[.D460]" office:value-type="float" office:value="1474560" calcext:value-type="float">
            <text:p>1474560</text:p>
          </table:table-cell>
          <table:table-cell table:style-name="ce7" table:formula="of:=IF(AND([.$Q$18]&lt;[.F460];[.F460]&lt;[.$Q$19]))" office:value-type="boolean" office:boolean-value="false" calcext:value-type="boolean">
            <text:p>FALSE</text:p>
          </table:table-cell>
          <table:table-cell table:style-name="ce9" table:formula="of:=IF(OR(AND([.D460]=[.$P$27];[.$R$25]&lt;[.F460];[.F460]&lt;[.$R$26]); AND([.D460]=[.$Q$27];[.$Q$25]&lt;[.F460];[.F460]&lt;[.$Q$26]);AND([.D460]=[.$R$27];[.$P$25]&lt;[.F460];[.F46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table:formula="of:=INDIRECT(ADDRESS(8;16+MOD([.A461];[.$N$8])))" office:value-type="float" office:value="4" calcext:value-type="float">
            <text:p>4</text:p>
          </table:table-cell>
          <table:table-cell table:formula="of:=INDIRECT(ADDRESS(9;16+MOD([.A461]/[.$N$8];[.$N$9])))" office:value-type="float" office:value="18" calcext:value-type="float">
            <text:p>18</text:p>
          </table:table-cell>
          <table:table-cell table:formula="of:=INDIRECT(ADDRESS(10;16+MOD([.A461]/([.$N$8]*[.$N$9]);[.$N$10])))" office:value-type="float" office:value="3" calcext:value-type="float">
            <text:p>3</text:p>
          </table:table-cell>
          <table:table-cell table:formula="of:=INDIRECT(ADDRESS(11;16+MOD([.A461]/([.$N$8]*[.$N$9]*[.$N$10]);[.$N$11])))" office:value-type="float" office:value="8" calcext:value-type="float">
            <text:p>8</text:p>
          </table:table-cell>
          <table:table-cell table:formula="of:=[.E461]*[.C461]*[.$R$3]/[.B461]/[.D461]" office:value-type="float" office:value="1105920" calcext:value-type="float">
            <text:p>1105920</text:p>
          </table:table-cell>
          <table:table-cell table:style-name="ce7" table:formula="of:=IF(AND([.$Q$18]&lt;[.F461];[.F461]&lt;[.$Q$19]))" office:value-type="boolean" office:boolean-value="false" calcext:value-type="boolean">
            <text:p>FALSE</text:p>
          </table:table-cell>
          <table:table-cell table:style-name="ce9" table:formula="of:=IF(OR(AND([.D461]=[.$P$27];[.$R$25]&lt;[.F461];[.F461]&lt;[.$R$26]); AND([.D461]=[.$Q$27];[.$Q$25]&lt;[.F461];[.F461]&lt;[.$Q$26]);AND([.D461]=[.$R$27];[.$P$25]&lt;[.F461];[.F46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table:formula="of:=INDIRECT(ADDRESS(8;16+MOD([.A462];[.$N$8])))" office:value-type="float" office:value="1" calcext:value-type="float">
            <text:p>1</text:p>
          </table:table-cell>
          <table:table-cell table:formula="of:=INDIRECT(ADDRESS(9;16+MOD([.A462]/[.$N$8];[.$N$9])))" office:value-type="float" office:value="19" calcext:value-type="float">
            <text:p>19</text:p>
          </table:table-cell>
          <table:table-cell table:formula="of:=INDIRECT(ADDRESS(10;16+MOD([.A462]/([.$N$8]*[.$N$9]);[.$N$10])))" office:value-type="float" office:value="3" calcext:value-type="float">
            <text:p>3</text:p>
          </table:table-cell>
          <table:table-cell table:formula="of:=INDIRECT(ADDRESS(11;16+MOD([.A462]/([.$N$8]*[.$N$9]*[.$N$10]);[.$N$11])))" office:value-type="float" office:value="8" calcext:value-type="float">
            <text:p>8</text:p>
          </table:table-cell>
          <table:table-cell table:formula="of:=[.E462]*[.C462]*[.$R$3]/[.B462]/[.D462]" office:value-type="float" office:value="4669440" calcext:value-type="float">
            <text:p>4669440</text:p>
          </table:table-cell>
          <table:table-cell table:style-name="ce7" table:formula="of:=IF(AND([.$Q$18]&lt;[.F462];[.F462]&lt;[.$Q$19]))" office:value-type="boolean" office:boolean-value="true" calcext:value-type="boolean">
            <text:p>TRUE</text:p>
          </table:table-cell>
          <table:table-cell table:style-name="ce9" table:formula="of:=IF(OR(AND([.D462]=[.$P$27];[.$R$25]&lt;[.F462];[.F462]&lt;[.$R$26]); AND([.D462]=[.$Q$27];[.$Q$25]&lt;[.F462];[.F462]&lt;[.$Q$26]);AND([.D462]=[.$R$27];[.$P$25]&lt;[.F462];[.F46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table:formula="of:=INDIRECT(ADDRESS(8;16+MOD([.A463];[.$N$8])))" office:value-type="float" office:value="2" calcext:value-type="float">
            <text:p>2</text:p>
          </table:table-cell>
          <table:table-cell table:formula="of:=INDIRECT(ADDRESS(9;16+MOD([.A463]/[.$N$8];[.$N$9])))" office:value-type="float" office:value="19" calcext:value-type="float">
            <text:p>19</text:p>
          </table:table-cell>
          <table:table-cell table:formula="of:=INDIRECT(ADDRESS(10;16+MOD([.A463]/([.$N$8]*[.$N$9]);[.$N$10])))" office:value-type="float" office:value="3" calcext:value-type="float">
            <text:p>3</text:p>
          </table:table-cell>
          <table:table-cell table:formula="of:=INDIRECT(ADDRESS(11;16+MOD([.A463]/([.$N$8]*[.$N$9]*[.$N$10]);[.$N$11])))" office:value-type="float" office:value="8" calcext:value-type="float">
            <text:p>8</text:p>
          </table:table-cell>
          <table:table-cell table:formula="of:=[.E463]*[.C463]*[.$R$3]/[.B463]/[.D463]" office:value-type="float" office:value="2334720" calcext:value-type="float">
            <text:p>2334720</text:p>
          </table:table-cell>
          <table:table-cell table:style-name="ce7" table:formula="of:=IF(AND([.$Q$18]&lt;[.F463];[.F463]&lt;[.$Q$19]))" office:value-type="boolean" office:boolean-value="false" calcext:value-type="boolean">
            <text:p>FALSE</text:p>
          </table:table-cell>
          <table:table-cell table:style-name="ce9" table:formula="of:=IF(OR(AND([.D463]=[.$P$27];[.$R$25]&lt;[.F463];[.F463]&lt;[.$R$26]); AND([.D463]=[.$Q$27];[.$Q$25]&lt;[.F463];[.F463]&lt;[.$Q$26]);AND([.D463]=[.$R$27];[.$P$25]&lt;[.F463];[.F46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table:formula="of:=INDIRECT(ADDRESS(8;16+MOD([.A464];[.$N$8])))" office:value-type="float" office:value="3" calcext:value-type="float">
            <text:p>3</text:p>
          </table:table-cell>
          <table:table-cell table:formula="of:=INDIRECT(ADDRESS(9;16+MOD([.A464]/[.$N$8];[.$N$9])))" office:value-type="float" office:value="19" calcext:value-type="float">
            <text:p>19</text:p>
          </table:table-cell>
          <table:table-cell table:formula="of:=INDIRECT(ADDRESS(10;16+MOD([.A464]/([.$N$8]*[.$N$9]);[.$N$10])))" office:value-type="float" office:value="3" calcext:value-type="float">
            <text:p>3</text:p>
          </table:table-cell>
          <table:table-cell table:formula="of:=INDIRECT(ADDRESS(11;16+MOD([.A464]/([.$N$8]*[.$N$9]*[.$N$10]);[.$N$11])))" office:value-type="float" office:value="8" calcext:value-type="float">
            <text:p>8</text:p>
          </table:table-cell>
          <table:table-cell table:formula="of:=[.E464]*[.C464]*[.$R$3]/[.B464]/[.D464]" office:value-type="float" office:value="1556480" calcext:value-type="float">
            <text:p>1556480</text:p>
          </table:table-cell>
          <table:table-cell table:style-name="ce7" table:formula="of:=IF(AND([.$Q$18]&lt;[.F464];[.F464]&lt;[.$Q$19]))" office:value-type="boolean" office:boolean-value="false" calcext:value-type="boolean">
            <text:p>FALSE</text:p>
          </table:table-cell>
          <table:table-cell table:style-name="ce9" table:formula="of:=IF(OR(AND([.D464]=[.$P$27];[.$R$25]&lt;[.F464];[.F464]&lt;[.$R$26]); AND([.D464]=[.$Q$27];[.$Q$25]&lt;[.F464];[.F464]&lt;[.$Q$26]);AND([.D464]=[.$R$27];[.$P$25]&lt;[.F464];[.F46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table:formula="of:=INDIRECT(ADDRESS(8;16+MOD([.A465];[.$N$8])))" office:value-type="float" office:value="4" calcext:value-type="float">
            <text:p>4</text:p>
          </table:table-cell>
          <table:table-cell table:formula="of:=INDIRECT(ADDRESS(9;16+MOD([.A465]/[.$N$8];[.$N$9])))" office:value-type="float" office:value="19" calcext:value-type="float">
            <text:p>19</text:p>
          </table:table-cell>
          <table:table-cell table:formula="of:=INDIRECT(ADDRESS(10;16+MOD([.A465]/([.$N$8]*[.$N$9]);[.$N$10])))" office:value-type="float" office:value="3" calcext:value-type="float">
            <text:p>3</text:p>
          </table:table-cell>
          <table:table-cell table:formula="of:=INDIRECT(ADDRESS(11;16+MOD([.A465]/([.$N$8]*[.$N$9]*[.$N$10]);[.$N$11])))" office:value-type="float" office:value="8" calcext:value-type="float">
            <text:p>8</text:p>
          </table:table-cell>
          <table:table-cell table:formula="of:=[.E465]*[.C465]*[.$R$3]/[.B465]/[.D465]" office:value-type="float" office:value="1167360" calcext:value-type="float">
            <text:p>1167360</text:p>
          </table:table-cell>
          <table:table-cell table:style-name="ce7" table:formula="of:=IF(AND([.$Q$18]&lt;[.F465];[.F465]&lt;[.$Q$19]))" office:value-type="boolean" office:boolean-value="false" calcext:value-type="boolean">
            <text:p>FALSE</text:p>
          </table:table-cell>
          <table:table-cell table:style-name="ce9" table:formula="of:=IF(OR(AND([.D465]=[.$P$27];[.$R$25]&lt;[.F465];[.F465]&lt;[.$R$26]); AND([.D465]=[.$Q$27];[.$Q$25]&lt;[.F465];[.F465]&lt;[.$Q$26]);AND([.D465]=[.$R$27];[.$P$25]&lt;[.F465];[.F46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table:formula="of:=INDIRECT(ADDRESS(8;16+MOD([.A466];[.$N$8])))" office:value-type="float" office:value="1" calcext:value-type="float">
            <text:p>1</text:p>
          </table:table-cell>
          <table:table-cell table:formula="of:=INDIRECT(ADDRESS(9;16+MOD([.A466]/[.$N$8];[.$N$9])))" office:value-type="float" office:value="20" calcext:value-type="float">
            <text:p>20</text:p>
          </table:table-cell>
          <table:table-cell table:formula="of:=INDIRECT(ADDRESS(10;16+MOD([.A466]/([.$N$8]*[.$N$9]);[.$N$10])))" office:value-type="float" office:value="3" calcext:value-type="float">
            <text:p>3</text:p>
          </table:table-cell>
          <table:table-cell table:formula="of:=INDIRECT(ADDRESS(11;16+MOD([.A466]/([.$N$8]*[.$N$9]*[.$N$10]);[.$N$11])))" office:value-type="float" office:value="8" calcext:value-type="float">
            <text:p>8</text:p>
          </table:table-cell>
          <table:table-cell table:formula="of:=[.E466]*[.C466]*[.$R$3]/[.B466]/[.D466]" office:value-type="float" office:value="4915200" calcext:value-type="float">
            <text:p>4915200</text:p>
          </table:table-cell>
          <table:table-cell table:style-name="ce7" table:formula="of:=IF(AND([.$Q$18]&lt;[.F466];[.F466]&lt;[.$Q$19]))" office:value-type="boolean" office:boolean-value="true" calcext:value-type="boolean">
            <text:p>TRUE</text:p>
          </table:table-cell>
          <table:table-cell table:style-name="ce9" table:formula="of:=IF(OR(AND([.D466]=[.$P$27];[.$R$25]&lt;[.F466];[.F466]&lt;[.$R$26]); AND([.D466]=[.$Q$27];[.$Q$25]&lt;[.F466];[.F466]&lt;[.$Q$26]);AND([.D466]=[.$R$27];[.$P$25]&lt;[.F466];[.F46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table:formula="of:=INDIRECT(ADDRESS(8;16+MOD([.A467];[.$N$8])))" office:value-type="float" office:value="2" calcext:value-type="float">
            <text:p>2</text:p>
          </table:table-cell>
          <table:table-cell table:formula="of:=INDIRECT(ADDRESS(9;16+MOD([.A467]/[.$N$8];[.$N$9])))" office:value-type="float" office:value="20" calcext:value-type="float">
            <text:p>20</text:p>
          </table:table-cell>
          <table:table-cell table:formula="of:=INDIRECT(ADDRESS(10;16+MOD([.A467]/([.$N$8]*[.$N$9]);[.$N$10])))" office:value-type="float" office:value="3" calcext:value-type="float">
            <text:p>3</text:p>
          </table:table-cell>
          <table:table-cell table:formula="of:=INDIRECT(ADDRESS(11;16+MOD([.A467]/([.$N$8]*[.$N$9]*[.$N$10]);[.$N$11])))" office:value-type="float" office:value="8" calcext:value-type="float">
            <text:p>8</text:p>
          </table:table-cell>
          <table:table-cell table:formula="of:=[.E467]*[.C467]*[.$R$3]/[.B467]/[.D467]" office:value-type="float" office:value="2457600" calcext:value-type="float">
            <text:p>2457600</text:p>
          </table:table-cell>
          <table:table-cell table:style-name="ce7" table:formula="of:=IF(AND([.$Q$18]&lt;[.F467];[.F467]&lt;[.$Q$19]))" office:value-type="boolean" office:boolean-value="false" calcext:value-type="boolean">
            <text:p>FALSE</text:p>
          </table:table-cell>
          <table:table-cell table:style-name="ce9" table:formula="of:=IF(OR(AND([.D467]=[.$P$27];[.$R$25]&lt;[.F467];[.F467]&lt;[.$R$26]); AND([.D467]=[.$Q$27];[.$Q$25]&lt;[.F467];[.F467]&lt;[.$Q$26]);AND([.D467]=[.$R$27];[.$P$25]&lt;[.F467];[.F46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table:formula="of:=INDIRECT(ADDRESS(8;16+MOD([.A468];[.$N$8])))" office:value-type="float" office:value="3" calcext:value-type="float">
            <text:p>3</text:p>
          </table:table-cell>
          <table:table-cell table:formula="of:=INDIRECT(ADDRESS(9;16+MOD([.A468]/[.$N$8];[.$N$9])))" office:value-type="float" office:value="20" calcext:value-type="float">
            <text:p>20</text:p>
          </table:table-cell>
          <table:table-cell table:formula="of:=INDIRECT(ADDRESS(10;16+MOD([.A468]/([.$N$8]*[.$N$9]);[.$N$10])))" office:value-type="float" office:value="3" calcext:value-type="float">
            <text:p>3</text:p>
          </table:table-cell>
          <table:table-cell table:formula="of:=INDIRECT(ADDRESS(11;16+MOD([.A468]/([.$N$8]*[.$N$9]*[.$N$10]);[.$N$11])))" office:value-type="float" office:value="8" calcext:value-type="float">
            <text:p>8</text:p>
          </table:table-cell>
          <table:table-cell table:formula="of:=[.E468]*[.C468]*[.$R$3]/[.B468]/[.D468]" office:value-type="float" office:value="1638400" calcext:value-type="float">
            <text:p>1638400</text:p>
          </table:table-cell>
          <table:table-cell table:style-name="ce7" table:formula="of:=IF(AND([.$Q$18]&lt;[.F468];[.F468]&lt;[.$Q$19]))" office:value-type="boolean" office:boolean-value="false" calcext:value-type="boolean">
            <text:p>FALSE</text:p>
          </table:table-cell>
          <table:table-cell table:style-name="ce9" table:formula="of:=IF(OR(AND([.D468]=[.$P$27];[.$R$25]&lt;[.F468];[.F468]&lt;[.$R$26]); AND([.D468]=[.$Q$27];[.$Q$25]&lt;[.F468];[.F468]&lt;[.$Q$26]);AND([.D468]=[.$R$27];[.$P$25]&lt;[.F468];[.F46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table:formula="of:=INDIRECT(ADDRESS(8;16+MOD([.A469];[.$N$8])))" office:value-type="float" office:value="4" calcext:value-type="float">
            <text:p>4</text:p>
          </table:table-cell>
          <table:table-cell table:formula="of:=INDIRECT(ADDRESS(9;16+MOD([.A469]/[.$N$8];[.$N$9])))" office:value-type="float" office:value="20" calcext:value-type="float">
            <text:p>20</text:p>
          </table:table-cell>
          <table:table-cell table:formula="of:=INDIRECT(ADDRESS(10;16+MOD([.A469]/([.$N$8]*[.$N$9]);[.$N$10])))" office:value-type="float" office:value="3" calcext:value-type="float">
            <text:p>3</text:p>
          </table:table-cell>
          <table:table-cell table:formula="of:=INDIRECT(ADDRESS(11;16+MOD([.A469]/([.$N$8]*[.$N$9]*[.$N$10]);[.$N$11])))" office:value-type="float" office:value="8" calcext:value-type="float">
            <text:p>8</text:p>
          </table:table-cell>
          <table:table-cell table:formula="of:=[.E469]*[.C469]*[.$R$3]/[.B469]/[.D469]" office:value-type="float" office:value="1228800" calcext:value-type="float">
            <text:p>1228800</text:p>
          </table:table-cell>
          <table:table-cell table:style-name="ce7" table:formula="of:=IF(AND([.$Q$18]&lt;[.F469];[.F469]&lt;[.$Q$19]))" office:value-type="boolean" office:boolean-value="false" calcext:value-type="boolean">
            <text:p>FALSE</text:p>
          </table:table-cell>
          <table:table-cell table:style-name="ce9" table:formula="of:=IF(OR(AND([.D469]=[.$P$27];[.$R$25]&lt;[.F469];[.F469]&lt;[.$R$26]); AND([.D469]=[.$Q$27];[.$Q$25]&lt;[.F469];[.F469]&lt;[.$Q$26]);AND([.D469]=[.$R$27];[.$P$25]&lt;[.F469];[.F46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table:formula="of:=INDIRECT(ADDRESS(8;16+MOD([.A470];[.$N$8])))" office:value-type="float" office:value="1" calcext:value-type="float">
            <text:p>1</text:p>
          </table:table-cell>
          <table:table-cell table:formula="of:=INDIRECT(ADDRESS(9;16+MOD([.A470]/[.$N$8];[.$N$9])))" office:value-type="float" office:value="21" calcext:value-type="float">
            <text:p>21</text:p>
          </table:table-cell>
          <table:table-cell table:formula="of:=INDIRECT(ADDRESS(10;16+MOD([.A470]/([.$N$8]*[.$N$9]);[.$N$10])))" office:value-type="float" office:value="3" calcext:value-type="float">
            <text:p>3</text:p>
          </table:table-cell>
          <table:table-cell table:formula="of:=INDIRECT(ADDRESS(11;16+MOD([.A470]/([.$N$8]*[.$N$9]*[.$N$10]);[.$N$11])))" office:value-type="float" office:value="8" calcext:value-type="float">
            <text:p>8</text:p>
          </table:table-cell>
          <table:table-cell table:formula="of:=[.E470]*[.C470]*[.$R$3]/[.B470]/[.D470]" office:value-type="float" office:value="5160960" calcext:value-type="float">
            <text:p>5160960</text:p>
          </table:table-cell>
          <table:table-cell table:style-name="ce7" table:formula="of:=IF(AND([.$Q$18]&lt;[.F470];[.F470]&lt;[.$Q$19]))" office:value-type="boolean" office:boolean-value="true" calcext:value-type="boolean">
            <text:p>TRUE</text:p>
          </table:table-cell>
          <table:table-cell table:style-name="ce9" table:formula="of:=IF(OR(AND([.D470]=[.$P$27];[.$R$25]&lt;[.F470];[.F470]&lt;[.$R$26]); AND([.D470]=[.$Q$27];[.$Q$25]&lt;[.F470];[.F470]&lt;[.$Q$26]);AND([.D470]=[.$R$27];[.$P$25]&lt;[.F470];[.F47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table:formula="of:=INDIRECT(ADDRESS(8;16+MOD([.A471];[.$N$8])))" office:value-type="float" office:value="2" calcext:value-type="float">
            <text:p>2</text:p>
          </table:table-cell>
          <table:table-cell table:formula="of:=INDIRECT(ADDRESS(9;16+MOD([.A471]/[.$N$8];[.$N$9])))" office:value-type="float" office:value="21" calcext:value-type="float">
            <text:p>21</text:p>
          </table:table-cell>
          <table:table-cell table:formula="of:=INDIRECT(ADDRESS(10;16+MOD([.A471]/([.$N$8]*[.$N$9]);[.$N$10])))" office:value-type="float" office:value="3" calcext:value-type="float">
            <text:p>3</text:p>
          </table:table-cell>
          <table:table-cell table:formula="of:=INDIRECT(ADDRESS(11;16+MOD([.A471]/([.$N$8]*[.$N$9]*[.$N$10]);[.$N$11])))" office:value-type="float" office:value="8" calcext:value-type="float">
            <text:p>8</text:p>
          </table:table-cell>
          <table:table-cell table:formula="of:=[.E471]*[.C471]*[.$R$3]/[.B471]/[.D471]" office:value-type="float" office:value="2580480" calcext:value-type="float">
            <text:p>2580480</text:p>
          </table:table-cell>
          <table:table-cell table:style-name="ce7" table:formula="of:=IF(AND([.$Q$18]&lt;[.F471];[.F471]&lt;[.$Q$19]))" office:value-type="boolean" office:boolean-value="false" calcext:value-type="boolean">
            <text:p>FALSE</text:p>
          </table:table-cell>
          <table:table-cell table:style-name="ce9" table:formula="of:=IF(OR(AND([.D471]=[.$P$27];[.$R$25]&lt;[.F471];[.F471]&lt;[.$R$26]); AND([.D471]=[.$Q$27];[.$Q$25]&lt;[.F471];[.F471]&lt;[.$Q$26]);AND([.D471]=[.$R$27];[.$P$25]&lt;[.F471];[.F47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table:formula="of:=INDIRECT(ADDRESS(8;16+MOD([.A472];[.$N$8])))" office:value-type="float" office:value="3" calcext:value-type="float">
            <text:p>3</text:p>
          </table:table-cell>
          <table:table-cell table:formula="of:=INDIRECT(ADDRESS(9;16+MOD([.A472]/[.$N$8];[.$N$9])))" office:value-type="float" office:value="21" calcext:value-type="float">
            <text:p>21</text:p>
          </table:table-cell>
          <table:table-cell table:formula="of:=INDIRECT(ADDRESS(10;16+MOD([.A472]/([.$N$8]*[.$N$9]);[.$N$10])))" office:value-type="float" office:value="3" calcext:value-type="float">
            <text:p>3</text:p>
          </table:table-cell>
          <table:table-cell table:formula="of:=INDIRECT(ADDRESS(11;16+MOD([.A472]/([.$N$8]*[.$N$9]*[.$N$10]);[.$N$11])))" office:value-type="float" office:value="8" calcext:value-type="float">
            <text:p>8</text:p>
          </table:table-cell>
          <table:table-cell table:formula="of:=[.E472]*[.C472]*[.$R$3]/[.B472]/[.D472]" office:value-type="float" office:value="1720320" calcext:value-type="float">
            <text:p>1720320</text:p>
          </table:table-cell>
          <table:table-cell table:style-name="ce7" table:formula="of:=IF(AND([.$Q$18]&lt;[.F472];[.F472]&lt;[.$Q$19]))" office:value-type="boolean" office:boolean-value="false" calcext:value-type="boolean">
            <text:p>FALSE</text:p>
          </table:table-cell>
          <table:table-cell table:style-name="ce9" table:formula="of:=IF(OR(AND([.D472]=[.$P$27];[.$R$25]&lt;[.F472];[.F472]&lt;[.$R$26]); AND([.D472]=[.$Q$27];[.$Q$25]&lt;[.F472];[.F472]&lt;[.$Q$26]);AND([.D472]=[.$R$27];[.$P$25]&lt;[.F472];[.F47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table:formula="of:=INDIRECT(ADDRESS(8;16+MOD([.A473];[.$N$8])))" office:value-type="float" office:value="4" calcext:value-type="float">
            <text:p>4</text:p>
          </table:table-cell>
          <table:table-cell table:formula="of:=INDIRECT(ADDRESS(9;16+MOD([.A473]/[.$N$8];[.$N$9])))" office:value-type="float" office:value="21" calcext:value-type="float">
            <text:p>21</text:p>
          </table:table-cell>
          <table:table-cell table:formula="of:=INDIRECT(ADDRESS(10;16+MOD([.A473]/([.$N$8]*[.$N$9]);[.$N$10])))" office:value-type="float" office:value="3" calcext:value-type="float">
            <text:p>3</text:p>
          </table:table-cell>
          <table:table-cell table:formula="of:=INDIRECT(ADDRESS(11;16+MOD([.A473]/([.$N$8]*[.$N$9]*[.$N$10]);[.$N$11])))" office:value-type="float" office:value="8" calcext:value-type="float">
            <text:p>8</text:p>
          </table:table-cell>
          <table:table-cell table:formula="of:=[.E473]*[.C473]*[.$R$3]/[.B473]/[.D473]" office:value-type="float" office:value="1290240" calcext:value-type="float">
            <text:p>1290240</text:p>
          </table:table-cell>
          <table:table-cell table:style-name="ce7" table:formula="of:=IF(AND([.$Q$18]&lt;[.F473];[.F473]&lt;[.$Q$19]))" office:value-type="boolean" office:boolean-value="false" calcext:value-type="boolean">
            <text:p>FALSE</text:p>
          </table:table-cell>
          <table:table-cell table:style-name="ce9" table:formula="of:=IF(OR(AND([.D473]=[.$P$27];[.$R$25]&lt;[.F473];[.F473]&lt;[.$R$26]); AND([.D473]=[.$Q$27];[.$Q$25]&lt;[.F473];[.F473]&lt;[.$Q$26]);AND([.D473]=[.$R$27];[.$P$25]&lt;[.F473];[.F47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table:formula="of:=INDIRECT(ADDRESS(8;16+MOD([.A474];[.$N$8])))" office:value-type="float" office:value="1" calcext:value-type="float">
            <text:p>1</text:p>
          </table:table-cell>
          <table:table-cell table:formula="of:=INDIRECT(ADDRESS(9;16+MOD([.A474]/[.$N$8];[.$N$9])))" office:value-type="float" office:value="22" calcext:value-type="float">
            <text:p>22</text:p>
          </table:table-cell>
          <table:table-cell table:formula="of:=INDIRECT(ADDRESS(10;16+MOD([.A474]/([.$N$8]*[.$N$9]);[.$N$10])))" office:value-type="float" office:value="3" calcext:value-type="float">
            <text:p>3</text:p>
          </table:table-cell>
          <table:table-cell table:formula="of:=INDIRECT(ADDRESS(11;16+MOD([.A474]/([.$N$8]*[.$N$9]*[.$N$10]);[.$N$11])))" office:value-type="float" office:value="8" calcext:value-type="float">
            <text:p>8</text:p>
          </table:table-cell>
          <table:table-cell table:formula="of:=[.E474]*[.C474]*[.$R$3]/[.B474]/[.D474]" office:value-type="float" office:value="5406720" calcext:value-type="float">
            <text:p>5406720</text:p>
          </table:table-cell>
          <table:table-cell table:style-name="ce7" table:formula="of:=IF(AND([.$Q$18]&lt;[.F474];[.F474]&lt;[.$Q$19]))" office:value-type="boolean" office:boolean-value="true" calcext:value-type="boolean">
            <text:p>TRUE</text:p>
          </table:table-cell>
          <table:table-cell table:style-name="ce9" table:formula="of:=IF(OR(AND([.D474]=[.$P$27];[.$R$25]&lt;[.F474];[.F474]&lt;[.$R$26]); AND([.D474]=[.$Q$27];[.$Q$25]&lt;[.F474];[.F474]&lt;[.$Q$26]);AND([.D474]=[.$R$27];[.$P$25]&lt;[.F474];[.F47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table:formula="of:=INDIRECT(ADDRESS(8;16+MOD([.A475];[.$N$8])))" office:value-type="float" office:value="2" calcext:value-type="float">
            <text:p>2</text:p>
          </table:table-cell>
          <table:table-cell table:formula="of:=INDIRECT(ADDRESS(9;16+MOD([.A475]/[.$N$8];[.$N$9])))" office:value-type="float" office:value="22" calcext:value-type="float">
            <text:p>22</text:p>
          </table:table-cell>
          <table:table-cell table:formula="of:=INDIRECT(ADDRESS(10;16+MOD([.A475]/([.$N$8]*[.$N$9]);[.$N$10])))" office:value-type="float" office:value="3" calcext:value-type="float">
            <text:p>3</text:p>
          </table:table-cell>
          <table:table-cell table:formula="of:=INDIRECT(ADDRESS(11;16+MOD([.A475]/([.$N$8]*[.$N$9]*[.$N$10]);[.$N$11])))" office:value-type="float" office:value="8" calcext:value-type="float">
            <text:p>8</text:p>
          </table:table-cell>
          <table:table-cell table:formula="of:=[.E475]*[.C475]*[.$R$3]/[.B475]/[.D475]" office:value-type="float" office:value="2703360" calcext:value-type="float">
            <text:p>2703360</text:p>
          </table:table-cell>
          <table:table-cell table:style-name="ce7" table:formula="of:=IF(AND([.$Q$18]&lt;[.F475];[.F475]&lt;[.$Q$19]))" office:value-type="boolean" office:boolean-value="false" calcext:value-type="boolean">
            <text:p>FALSE</text:p>
          </table:table-cell>
          <table:table-cell table:style-name="ce9" table:formula="of:=IF(OR(AND([.D475]=[.$P$27];[.$R$25]&lt;[.F475];[.F475]&lt;[.$R$26]); AND([.D475]=[.$Q$27];[.$Q$25]&lt;[.F475];[.F475]&lt;[.$Q$26]);AND([.D475]=[.$R$27];[.$P$25]&lt;[.F475];[.F47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table:formula="of:=INDIRECT(ADDRESS(8;16+MOD([.A476];[.$N$8])))" office:value-type="float" office:value="3" calcext:value-type="float">
            <text:p>3</text:p>
          </table:table-cell>
          <table:table-cell table:formula="of:=INDIRECT(ADDRESS(9;16+MOD([.A476]/[.$N$8];[.$N$9])))" office:value-type="float" office:value="22" calcext:value-type="float">
            <text:p>22</text:p>
          </table:table-cell>
          <table:table-cell table:formula="of:=INDIRECT(ADDRESS(10;16+MOD([.A476]/([.$N$8]*[.$N$9]);[.$N$10])))" office:value-type="float" office:value="3" calcext:value-type="float">
            <text:p>3</text:p>
          </table:table-cell>
          <table:table-cell table:formula="of:=INDIRECT(ADDRESS(11;16+MOD([.A476]/([.$N$8]*[.$N$9]*[.$N$10]);[.$N$11])))" office:value-type="float" office:value="8" calcext:value-type="float">
            <text:p>8</text:p>
          </table:table-cell>
          <table:table-cell table:formula="of:=[.E476]*[.C476]*[.$R$3]/[.B476]/[.D476]" office:value-type="float" office:value="1802240" calcext:value-type="float">
            <text:p>1802240</text:p>
          </table:table-cell>
          <table:table-cell table:style-name="ce7" table:formula="of:=IF(AND([.$Q$18]&lt;[.F476];[.F476]&lt;[.$Q$19]))" office:value-type="boolean" office:boolean-value="false" calcext:value-type="boolean">
            <text:p>FALSE</text:p>
          </table:table-cell>
          <table:table-cell table:style-name="ce9" table:formula="of:=IF(OR(AND([.D476]=[.$P$27];[.$R$25]&lt;[.F476];[.F476]&lt;[.$R$26]); AND([.D476]=[.$Q$27];[.$Q$25]&lt;[.F476];[.F476]&lt;[.$Q$26]);AND([.D476]=[.$R$27];[.$P$25]&lt;[.F476];[.F47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table:formula="of:=INDIRECT(ADDRESS(8;16+MOD([.A477];[.$N$8])))" office:value-type="float" office:value="4" calcext:value-type="float">
            <text:p>4</text:p>
          </table:table-cell>
          <table:table-cell table:formula="of:=INDIRECT(ADDRESS(9;16+MOD([.A477]/[.$N$8];[.$N$9])))" office:value-type="float" office:value="22" calcext:value-type="float">
            <text:p>22</text:p>
          </table:table-cell>
          <table:table-cell table:formula="of:=INDIRECT(ADDRESS(10;16+MOD([.A477]/([.$N$8]*[.$N$9]);[.$N$10])))" office:value-type="float" office:value="3" calcext:value-type="float">
            <text:p>3</text:p>
          </table:table-cell>
          <table:table-cell table:formula="of:=INDIRECT(ADDRESS(11;16+MOD([.A477]/([.$N$8]*[.$N$9]*[.$N$10]);[.$N$11])))" office:value-type="float" office:value="8" calcext:value-type="float">
            <text:p>8</text:p>
          </table:table-cell>
          <table:table-cell table:formula="of:=[.E477]*[.C477]*[.$R$3]/[.B477]/[.D477]" office:value-type="float" office:value="1351680" calcext:value-type="float">
            <text:p>1351680</text:p>
          </table:table-cell>
          <table:table-cell table:style-name="ce7" table:formula="of:=IF(AND([.$Q$18]&lt;[.F477];[.F477]&lt;[.$Q$19]))" office:value-type="boolean" office:boolean-value="false" calcext:value-type="boolean">
            <text:p>FALSE</text:p>
          </table:table-cell>
          <table:table-cell table:style-name="ce9" table:formula="of:=IF(OR(AND([.D477]=[.$P$27];[.$R$25]&lt;[.F477];[.F477]&lt;[.$R$26]); AND([.D477]=[.$Q$27];[.$Q$25]&lt;[.F477];[.F477]&lt;[.$Q$26]);AND([.D477]=[.$R$27];[.$P$25]&lt;[.F477];[.F47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table:formula="of:=INDIRECT(ADDRESS(8;16+MOD([.A478];[.$N$8])))" office:value-type="float" office:value="1" calcext:value-type="float">
            <text:p>1</text:p>
          </table:table-cell>
          <table:table-cell table:formula="of:=INDIRECT(ADDRESS(9;16+MOD([.A478]/[.$N$8];[.$N$9])))" office:value-type="float" office:value="23" calcext:value-type="float">
            <text:p>23</text:p>
          </table:table-cell>
          <table:table-cell table:formula="of:=INDIRECT(ADDRESS(10;16+MOD([.A478]/([.$N$8]*[.$N$9]);[.$N$10])))" office:value-type="float" office:value="3" calcext:value-type="float">
            <text:p>3</text:p>
          </table:table-cell>
          <table:table-cell table:formula="of:=INDIRECT(ADDRESS(11;16+MOD([.A478]/([.$N$8]*[.$N$9]*[.$N$10]);[.$N$11])))" office:value-type="float" office:value="8" calcext:value-type="float">
            <text:p>8</text:p>
          </table:table-cell>
          <table:table-cell table:formula="of:=[.E478]*[.C478]*[.$R$3]/[.B478]/[.D478]" office:value-type="float" office:value="5652480" calcext:value-type="float">
            <text:p>5652480</text:p>
          </table:table-cell>
          <table:table-cell table:style-name="ce7" table:formula="of:=IF(AND([.$Q$18]&lt;[.F478];[.F478]&lt;[.$Q$19]))" office:value-type="boolean" office:boolean-value="true" calcext:value-type="boolean">
            <text:p>TRUE</text:p>
          </table:table-cell>
          <table:table-cell table:style-name="ce9" table:formula="of:=IF(OR(AND([.D478]=[.$P$27];[.$R$25]&lt;[.F478];[.F478]&lt;[.$R$26]); AND([.D478]=[.$Q$27];[.$Q$25]&lt;[.F478];[.F478]&lt;[.$Q$26]);AND([.D478]=[.$R$27];[.$P$25]&lt;[.F478];[.F47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table:formula="of:=INDIRECT(ADDRESS(8;16+MOD([.A479];[.$N$8])))" office:value-type="float" office:value="2" calcext:value-type="float">
            <text:p>2</text:p>
          </table:table-cell>
          <table:table-cell table:formula="of:=INDIRECT(ADDRESS(9;16+MOD([.A479]/[.$N$8];[.$N$9])))" office:value-type="float" office:value="23" calcext:value-type="float">
            <text:p>23</text:p>
          </table:table-cell>
          <table:table-cell table:formula="of:=INDIRECT(ADDRESS(10;16+MOD([.A479]/([.$N$8]*[.$N$9]);[.$N$10])))" office:value-type="float" office:value="3" calcext:value-type="float">
            <text:p>3</text:p>
          </table:table-cell>
          <table:table-cell table:formula="of:=INDIRECT(ADDRESS(11;16+MOD([.A479]/([.$N$8]*[.$N$9]*[.$N$10]);[.$N$11])))" office:value-type="float" office:value="8" calcext:value-type="float">
            <text:p>8</text:p>
          </table:table-cell>
          <table:table-cell table:formula="of:=[.E479]*[.C479]*[.$R$3]/[.B479]/[.D479]" office:value-type="float" office:value="2826240" calcext:value-type="float">
            <text:p>2826240</text:p>
          </table:table-cell>
          <table:table-cell table:style-name="ce7" table:formula="of:=IF(AND([.$Q$18]&lt;[.F479];[.F479]&lt;[.$Q$19]))" office:value-type="boolean" office:boolean-value="false" calcext:value-type="boolean">
            <text:p>FALSE</text:p>
          </table:table-cell>
          <table:table-cell table:style-name="ce9" table:formula="of:=IF(OR(AND([.D479]=[.$P$27];[.$R$25]&lt;[.F479];[.F479]&lt;[.$R$26]); AND([.D479]=[.$Q$27];[.$Q$25]&lt;[.F479];[.F479]&lt;[.$Q$26]);AND([.D479]=[.$R$27];[.$P$25]&lt;[.F479];[.F47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table:formula="of:=INDIRECT(ADDRESS(8;16+MOD([.A480];[.$N$8])))" office:value-type="float" office:value="3" calcext:value-type="float">
            <text:p>3</text:p>
          </table:table-cell>
          <table:table-cell table:formula="of:=INDIRECT(ADDRESS(9;16+MOD([.A480]/[.$N$8];[.$N$9])))" office:value-type="float" office:value="23" calcext:value-type="float">
            <text:p>23</text:p>
          </table:table-cell>
          <table:table-cell table:formula="of:=INDIRECT(ADDRESS(10;16+MOD([.A480]/([.$N$8]*[.$N$9]);[.$N$10])))" office:value-type="float" office:value="3" calcext:value-type="float">
            <text:p>3</text:p>
          </table:table-cell>
          <table:table-cell table:formula="of:=INDIRECT(ADDRESS(11;16+MOD([.A480]/([.$N$8]*[.$N$9]*[.$N$10]);[.$N$11])))" office:value-type="float" office:value="8" calcext:value-type="float">
            <text:p>8</text:p>
          </table:table-cell>
          <table:table-cell table:formula="of:=[.E480]*[.C480]*[.$R$3]/[.B480]/[.D480]" office:value-type="float" office:value="1884160" calcext:value-type="float">
            <text:p>1884160</text:p>
          </table:table-cell>
          <table:table-cell table:style-name="ce7" table:formula="of:=IF(AND([.$Q$18]&lt;[.F480];[.F480]&lt;[.$Q$19]))" office:value-type="boolean" office:boolean-value="false" calcext:value-type="boolean">
            <text:p>FALSE</text:p>
          </table:table-cell>
          <table:table-cell table:style-name="ce9" table:formula="of:=IF(OR(AND([.D480]=[.$P$27];[.$R$25]&lt;[.F480];[.F480]&lt;[.$R$26]); AND([.D480]=[.$Q$27];[.$Q$25]&lt;[.F480];[.F480]&lt;[.$Q$26]);AND([.D480]=[.$R$27];[.$P$25]&lt;[.F480];[.F48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table:formula="of:=INDIRECT(ADDRESS(8;16+MOD([.A481];[.$N$8])))" office:value-type="float" office:value="4" calcext:value-type="float">
            <text:p>4</text:p>
          </table:table-cell>
          <table:table-cell table:formula="of:=INDIRECT(ADDRESS(9;16+MOD([.A481]/[.$N$8];[.$N$9])))" office:value-type="float" office:value="23" calcext:value-type="float">
            <text:p>23</text:p>
          </table:table-cell>
          <table:table-cell table:formula="of:=INDIRECT(ADDRESS(10;16+MOD([.A481]/([.$N$8]*[.$N$9]);[.$N$10])))" office:value-type="float" office:value="3" calcext:value-type="float">
            <text:p>3</text:p>
          </table:table-cell>
          <table:table-cell table:formula="of:=INDIRECT(ADDRESS(11;16+MOD([.A481]/([.$N$8]*[.$N$9]*[.$N$10]);[.$N$11])))" office:value-type="float" office:value="8" calcext:value-type="float">
            <text:p>8</text:p>
          </table:table-cell>
          <table:table-cell table:formula="of:=[.E481]*[.C481]*[.$R$3]/[.B481]/[.D481]" office:value-type="float" office:value="1413120" calcext:value-type="float">
            <text:p>1413120</text:p>
          </table:table-cell>
          <table:table-cell table:style-name="ce7" table:formula="of:=IF(AND([.$Q$18]&lt;[.F481];[.F481]&lt;[.$Q$19]))" office:value-type="boolean" office:boolean-value="false" calcext:value-type="boolean">
            <text:p>FALSE</text:p>
          </table:table-cell>
          <table:table-cell table:style-name="ce9" table:formula="of:=IF(OR(AND([.D481]=[.$P$27];[.$R$25]&lt;[.F481];[.F481]&lt;[.$R$26]); AND([.D481]=[.$Q$27];[.$Q$25]&lt;[.F481];[.F481]&lt;[.$Q$26]);AND([.D481]=[.$R$27];[.$P$25]&lt;[.F481];[.F48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table:formula="of:=INDIRECT(ADDRESS(8;16+MOD([.A482];[.$N$8])))" office:value-type="float" office:value="1" calcext:value-type="float">
            <text:p>1</text:p>
          </table:table-cell>
          <table:table-cell table:formula="of:=INDIRECT(ADDRESS(9;16+MOD([.A482]/[.$N$8];[.$N$9])))" office:value-type="float" office:value="24" calcext:value-type="float">
            <text:p>24</text:p>
          </table:table-cell>
          <table:table-cell table:formula="of:=INDIRECT(ADDRESS(10;16+MOD([.A482]/([.$N$8]*[.$N$9]);[.$N$10])))" office:value-type="float" office:value="3" calcext:value-type="float">
            <text:p>3</text:p>
          </table:table-cell>
          <table:table-cell table:formula="of:=INDIRECT(ADDRESS(11;16+MOD([.A482]/([.$N$8]*[.$N$9]*[.$N$10]);[.$N$11])))" office:value-type="float" office:value="8" calcext:value-type="float">
            <text:p>8</text:p>
          </table:table-cell>
          <table:table-cell table:formula="of:=[.E482]*[.C482]*[.$R$3]/[.B482]/[.D482]" office:value-type="float" office:value="5898240" calcext:value-type="float">
            <text:p>5898240</text:p>
          </table:table-cell>
          <table:table-cell table:style-name="ce7" table:formula="of:=IF(AND([.$Q$18]&lt;[.F482];[.F482]&lt;[.$Q$19]))" office:value-type="boolean" office:boolean-value="true" calcext:value-type="boolean">
            <text:p>TRUE</text:p>
          </table:table-cell>
          <table:table-cell table:style-name="ce9" table:formula="of:=IF(OR(AND([.D482]=[.$P$27];[.$R$25]&lt;[.F482];[.F482]&lt;[.$R$26]); AND([.D482]=[.$Q$27];[.$Q$25]&lt;[.F482];[.F482]&lt;[.$Q$26]);AND([.D482]=[.$R$27];[.$P$25]&lt;[.F482];[.F48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table:formula="of:=INDIRECT(ADDRESS(8;16+MOD([.A483];[.$N$8])))" office:value-type="float" office:value="2" calcext:value-type="float">
            <text:p>2</text:p>
          </table:table-cell>
          <table:table-cell table:formula="of:=INDIRECT(ADDRESS(9;16+MOD([.A483]/[.$N$8];[.$N$9])))" office:value-type="float" office:value="24" calcext:value-type="float">
            <text:p>24</text:p>
          </table:table-cell>
          <table:table-cell table:formula="of:=INDIRECT(ADDRESS(10;16+MOD([.A483]/([.$N$8]*[.$N$9]);[.$N$10])))" office:value-type="float" office:value="3" calcext:value-type="float">
            <text:p>3</text:p>
          </table:table-cell>
          <table:table-cell table:formula="of:=INDIRECT(ADDRESS(11;16+MOD([.A483]/([.$N$8]*[.$N$9]*[.$N$10]);[.$N$11])))" office:value-type="float" office:value="8" calcext:value-type="float">
            <text:p>8</text:p>
          </table:table-cell>
          <table:table-cell table:formula="of:=[.E483]*[.C483]*[.$R$3]/[.B483]/[.D483]" office:value-type="float" office:value="2949120" calcext:value-type="float">
            <text:p>2949120</text:p>
          </table:table-cell>
          <table:table-cell table:style-name="ce7" table:formula="of:=IF(AND([.$Q$18]&lt;[.F483];[.F483]&lt;[.$Q$19]))" office:value-type="boolean" office:boolean-value="true" calcext:value-type="boolean">
            <text:p>TRUE</text:p>
          </table:table-cell>
          <table:table-cell table:style-name="ce9" table:formula="of:=IF(OR(AND([.D483]=[.$P$27];[.$R$25]&lt;[.F483];[.F483]&lt;[.$R$26]); AND([.D483]=[.$Q$27];[.$Q$25]&lt;[.F483];[.F483]&lt;[.$Q$26]);AND([.D483]=[.$R$27];[.$P$25]&lt;[.F483];[.F48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table:formula="of:=INDIRECT(ADDRESS(8;16+MOD([.A484];[.$N$8])))" office:value-type="float" office:value="3" calcext:value-type="float">
            <text:p>3</text:p>
          </table:table-cell>
          <table:table-cell table:formula="of:=INDIRECT(ADDRESS(9;16+MOD([.A484]/[.$N$8];[.$N$9])))" office:value-type="float" office:value="24" calcext:value-type="float">
            <text:p>24</text:p>
          </table:table-cell>
          <table:table-cell table:formula="of:=INDIRECT(ADDRESS(10;16+MOD([.A484]/([.$N$8]*[.$N$9]);[.$N$10])))" office:value-type="float" office:value="3" calcext:value-type="float">
            <text:p>3</text:p>
          </table:table-cell>
          <table:table-cell table:formula="of:=INDIRECT(ADDRESS(11;16+MOD([.A484]/([.$N$8]*[.$N$9]*[.$N$10]);[.$N$11])))" office:value-type="float" office:value="8" calcext:value-type="float">
            <text:p>8</text:p>
          </table:table-cell>
          <table:table-cell table:formula="of:=[.E484]*[.C484]*[.$R$3]/[.B484]/[.D484]" office:value-type="float" office:value="1966080" calcext:value-type="float">
            <text:p>1966080</text:p>
          </table:table-cell>
          <table:table-cell table:style-name="ce7" table:formula="of:=IF(AND([.$Q$18]&lt;[.F484];[.F484]&lt;[.$Q$19]))" office:value-type="boolean" office:boolean-value="false" calcext:value-type="boolean">
            <text:p>FALSE</text:p>
          </table:table-cell>
          <table:table-cell table:style-name="ce9" table:formula="of:=IF(OR(AND([.D484]=[.$P$27];[.$R$25]&lt;[.F484];[.F484]&lt;[.$R$26]); AND([.D484]=[.$Q$27];[.$Q$25]&lt;[.F484];[.F484]&lt;[.$Q$26]);AND([.D484]=[.$R$27];[.$P$25]&lt;[.F484];[.F48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table:formula="of:=INDIRECT(ADDRESS(8;16+MOD([.A485];[.$N$8])))" office:value-type="float" office:value="4" calcext:value-type="float">
            <text:p>4</text:p>
          </table:table-cell>
          <table:table-cell table:formula="of:=INDIRECT(ADDRESS(9;16+MOD([.A485]/[.$N$8];[.$N$9])))" office:value-type="float" office:value="24" calcext:value-type="float">
            <text:p>24</text:p>
          </table:table-cell>
          <table:table-cell table:formula="of:=INDIRECT(ADDRESS(10;16+MOD([.A485]/([.$N$8]*[.$N$9]);[.$N$10])))" office:value-type="float" office:value="3" calcext:value-type="float">
            <text:p>3</text:p>
          </table:table-cell>
          <table:table-cell table:formula="of:=INDIRECT(ADDRESS(11;16+MOD([.A485]/([.$N$8]*[.$N$9]*[.$N$10]);[.$N$11])))" office:value-type="float" office:value="8" calcext:value-type="float">
            <text:p>8</text:p>
          </table:table-cell>
          <table:table-cell table:formula="of:=[.E485]*[.C485]*[.$R$3]/[.B485]/[.D485]" office:value-type="float" office:value="1474560" calcext:value-type="float">
            <text:p>1474560</text:p>
          </table:table-cell>
          <table:table-cell table:style-name="ce7" table:formula="of:=IF(AND([.$Q$18]&lt;[.F485];[.F485]&lt;[.$Q$19]))" office:value-type="boolean" office:boolean-value="false" calcext:value-type="boolean">
            <text:p>FALSE</text:p>
          </table:table-cell>
          <table:table-cell table:style-name="ce9" table:formula="of:=IF(OR(AND([.D485]=[.$P$27];[.$R$25]&lt;[.F485];[.F485]&lt;[.$R$26]); AND([.D485]=[.$Q$27];[.$Q$25]&lt;[.F485];[.F485]&lt;[.$Q$26]);AND([.D485]=[.$R$27];[.$P$25]&lt;[.F485];[.F48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table:formula="of:=INDIRECT(ADDRESS(8;16+MOD([.A486];[.$N$8])))" office:value-type="float" office:value="1" calcext:value-type="float">
            <text:p>1</text:p>
          </table:table-cell>
          <table:table-cell table:formula="of:=INDIRECT(ADDRESS(9;16+MOD([.A486]/[.$N$8];[.$N$9])))" office:value-type="float" office:value="25" calcext:value-type="float">
            <text:p>25</text:p>
          </table:table-cell>
          <table:table-cell table:formula="of:=INDIRECT(ADDRESS(10;16+MOD([.A486]/([.$N$8]*[.$N$9]);[.$N$10])))" office:value-type="float" office:value="3" calcext:value-type="float">
            <text:p>3</text:p>
          </table:table-cell>
          <table:table-cell table:formula="of:=INDIRECT(ADDRESS(11;16+MOD([.A486]/([.$N$8]*[.$N$9]*[.$N$10]);[.$N$11])))" office:value-type="float" office:value="8" calcext:value-type="float">
            <text:p>8</text:p>
          </table:table-cell>
          <table:table-cell table:formula="of:=[.E486]*[.C486]*[.$R$3]/[.B486]/[.D486]" office:value-type="float" office:value="6144000" calcext:value-type="float">
            <text:p>6144000</text:p>
          </table:table-cell>
          <table:table-cell table:style-name="ce7" table:formula="of:=IF(AND([.$Q$18]&lt;[.F486];[.F486]&lt;[.$Q$19]))" office:value-type="boolean" office:boolean-value="true" calcext:value-type="boolean">
            <text:p>TRUE</text:p>
          </table:table-cell>
          <table:table-cell table:style-name="ce9" table:formula="of:=IF(OR(AND([.D486]=[.$P$27];[.$R$25]&lt;[.F486];[.F486]&lt;[.$R$26]); AND([.D486]=[.$Q$27];[.$Q$25]&lt;[.F486];[.F486]&lt;[.$Q$26]);AND([.D486]=[.$R$27];[.$P$25]&lt;[.F486];[.F48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table:formula="of:=INDIRECT(ADDRESS(8;16+MOD([.A487];[.$N$8])))" office:value-type="float" office:value="2" calcext:value-type="float">
            <text:p>2</text:p>
          </table:table-cell>
          <table:table-cell table:formula="of:=INDIRECT(ADDRESS(9;16+MOD([.A487]/[.$N$8];[.$N$9])))" office:value-type="float" office:value="25" calcext:value-type="float">
            <text:p>25</text:p>
          </table:table-cell>
          <table:table-cell table:formula="of:=INDIRECT(ADDRESS(10;16+MOD([.A487]/([.$N$8]*[.$N$9]);[.$N$10])))" office:value-type="float" office:value="3" calcext:value-type="float">
            <text:p>3</text:p>
          </table:table-cell>
          <table:table-cell table:formula="of:=INDIRECT(ADDRESS(11;16+MOD([.A487]/([.$N$8]*[.$N$9]*[.$N$10]);[.$N$11])))" office:value-type="float" office:value="8" calcext:value-type="float">
            <text:p>8</text:p>
          </table:table-cell>
          <table:table-cell table:formula="of:=[.E487]*[.C487]*[.$R$3]/[.B487]/[.D487]" office:value-type="float" office:value="3072000" calcext:value-type="float">
            <text:p>3072000</text:p>
          </table:table-cell>
          <table:table-cell table:style-name="ce7" table:formula="of:=IF(AND([.$Q$18]&lt;[.F487];[.F487]&lt;[.$Q$19]))" office:value-type="boolean" office:boolean-value="true" calcext:value-type="boolean">
            <text:p>TRUE</text:p>
          </table:table-cell>
          <table:table-cell table:style-name="ce9" table:formula="of:=IF(OR(AND([.D487]=[.$P$27];[.$R$25]&lt;[.F487];[.F487]&lt;[.$R$26]); AND([.D487]=[.$Q$27];[.$Q$25]&lt;[.F487];[.F487]&lt;[.$Q$26]);AND([.D487]=[.$R$27];[.$P$25]&lt;[.F487];[.F487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table:formula="of:=INDIRECT(ADDRESS(8;16+MOD([.A488];[.$N$8])))" office:value-type="float" office:value="3" calcext:value-type="float">
            <text:p>3</text:p>
          </table:table-cell>
          <table:table-cell table:formula="of:=INDIRECT(ADDRESS(9;16+MOD([.A488]/[.$N$8];[.$N$9])))" office:value-type="float" office:value="25" calcext:value-type="float">
            <text:p>25</text:p>
          </table:table-cell>
          <table:table-cell table:formula="of:=INDIRECT(ADDRESS(10;16+MOD([.A488]/([.$N$8]*[.$N$9]);[.$N$10])))" office:value-type="float" office:value="3" calcext:value-type="float">
            <text:p>3</text:p>
          </table:table-cell>
          <table:table-cell table:formula="of:=INDIRECT(ADDRESS(11;16+MOD([.A488]/([.$N$8]*[.$N$9]*[.$N$10]);[.$N$11])))" office:value-type="float" office:value="8" calcext:value-type="float">
            <text:p>8</text:p>
          </table:table-cell>
          <table:table-cell table:formula="of:=[.E488]*[.C488]*[.$R$3]/[.B488]/[.D488]" office:value-type="float" office:value="2048000" calcext:value-type="float">
            <text:p>2048000</text:p>
          </table:table-cell>
          <table:table-cell table:style-name="ce7" table:formula="of:=IF(AND([.$Q$18]&lt;[.F488];[.F488]&lt;[.$Q$19]))" office:value-type="boolean" office:boolean-value="false" calcext:value-type="boolean">
            <text:p>FALSE</text:p>
          </table:table-cell>
          <table:table-cell table:style-name="ce9" table:formula="of:=IF(OR(AND([.D488]=[.$P$27];[.$R$25]&lt;[.F488];[.F488]&lt;[.$R$26]); AND([.D488]=[.$Q$27];[.$Q$25]&lt;[.F488];[.F488]&lt;[.$Q$26]);AND([.D488]=[.$R$27];[.$P$25]&lt;[.F488];[.F48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table:formula="of:=INDIRECT(ADDRESS(8;16+MOD([.A489];[.$N$8])))" office:value-type="float" office:value="4" calcext:value-type="float">
            <text:p>4</text:p>
          </table:table-cell>
          <table:table-cell table:formula="of:=INDIRECT(ADDRESS(9;16+MOD([.A489]/[.$N$8];[.$N$9])))" office:value-type="float" office:value="25" calcext:value-type="float">
            <text:p>25</text:p>
          </table:table-cell>
          <table:table-cell table:formula="of:=INDIRECT(ADDRESS(10;16+MOD([.A489]/([.$N$8]*[.$N$9]);[.$N$10])))" office:value-type="float" office:value="3" calcext:value-type="float">
            <text:p>3</text:p>
          </table:table-cell>
          <table:table-cell table:formula="of:=INDIRECT(ADDRESS(11;16+MOD([.A489]/([.$N$8]*[.$N$9]*[.$N$10]);[.$N$11])))" office:value-type="float" office:value="8" calcext:value-type="float">
            <text:p>8</text:p>
          </table:table-cell>
          <table:table-cell table:formula="of:=[.E489]*[.C489]*[.$R$3]/[.B489]/[.D489]" office:value-type="float" office:value="1536000" calcext:value-type="float">
            <text:p>1536000</text:p>
          </table:table-cell>
          <table:table-cell table:style-name="ce7" table:formula="of:=IF(AND([.$Q$18]&lt;[.F489];[.F489]&lt;[.$Q$19]))" office:value-type="boolean" office:boolean-value="false" calcext:value-type="boolean">
            <text:p>FALSE</text:p>
          </table:table-cell>
          <table:table-cell table:style-name="ce9" table:formula="of:=IF(OR(AND([.D489]=[.$P$27];[.$R$25]&lt;[.F489];[.F489]&lt;[.$R$26]); AND([.D489]=[.$Q$27];[.$Q$25]&lt;[.F489];[.F489]&lt;[.$Q$26]);AND([.D489]=[.$R$27];[.$P$25]&lt;[.F489];[.F48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table:formula="of:=INDIRECT(ADDRESS(8;16+MOD([.A490];[.$N$8])))" office:value-type="float" office:value="1" calcext:value-type="float">
            <text:p>1</text:p>
          </table:table-cell>
          <table:table-cell table:formula="of:=INDIRECT(ADDRESS(9;16+MOD([.A490]/[.$N$8];[.$N$9])))" office:value-type="float" office:value="26" calcext:value-type="float">
            <text:p>26</text:p>
          </table:table-cell>
          <table:table-cell table:formula="of:=INDIRECT(ADDRESS(10;16+MOD([.A490]/([.$N$8]*[.$N$9]);[.$N$10])))" office:value-type="float" office:value="3" calcext:value-type="float">
            <text:p>3</text:p>
          </table:table-cell>
          <table:table-cell table:formula="of:=INDIRECT(ADDRESS(11;16+MOD([.A490]/([.$N$8]*[.$N$9]*[.$N$10]);[.$N$11])))" office:value-type="float" office:value="8" calcext:value-type="float">
            <text:p>8</text:p>
          </table:table-cell>
          <table:table-cell table:formula="of:=[.E490]*[.C490]*[.$R$3]/[.B490]/[.D490]" office:value-type="float" office:value="6389760" calcext:value-type="float">
            <text:p>6389760</text:p>
          </table:table-cell>
          <table:table-cell table:style-name="ce7" table:formula="of:=IF(AND([.$Q$18]&lt;[.F490];[.F490]&lt;[.$Q$19]))" office:value-type="boolean" office:boolean-value="true" calcext:value-type="boolean">
            <text:p>TRUE</text:p>
          </table:table-cell>
          <table:table-cell table:style-name="ce9" table:formula="of:=IF(OR(AND([.D490]=[.$P$27];[.$R$25]&lt;[.F490];[.F490]&lt;[.$R$26]); AND([.D490]=[.$Q$27];[.$Q$25]&lt;[.F490];[.F490]&lt;[.$Q$26]);AND([.D490]=[.$R$27];[.$P$25]&lt;[.F490];[.F49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table:formula="of:=INDIRECT(ADDRESS(8;16+MOD([.A491];[.$N$8])))" office:value-type="float" office:value="2" calcext:value-type="float">
            <text:p>2</text:p>
          </table:table-cell>
          <table:table-cell table:formula="of:=INDIRECT(ADDRESS(9;16+MOD([.A491]/[.$N$8];[.$N$9])))" office:value-type="float" office:value="26" calcext:value-type="float">
            <text:p>26</text:p>
          </table:table-cell>
          <table:table-cell table:formula="of:=INDIRECT(ADDRESS(10;16+MOD([.A491]/([.$N$8]*[.$N$9]);[.$N$10])))" office:value-type="float" office:value="3" calcext:value-type="float">
            <text:p>3</text:p>
          </table:table-cell>
          <table:table-cell table:formula="of:=INDIRECT(ADDRESS(11;16+MOD([.A491]/([.$N$8]*[.$N$9]*[.$N$10]);[.$N$11])))" office:value-type="float" office:value="8" calcext:value-type="float">
            <text:p>8</text:p>
          </table:table-cell>
          <table:table-cell table:formula="of:=[.E491]*[.C491]*[.$R$3]/[.B491]/[.D491]" office:value-type="float" office:value="3194880" calcext:value-type="float">
            <text:p>3194880</text:p>
          </table:table-cell>
          <table:table-cell table:style-name="ce7" table:formula="of:=IF(AND([.$Q$18]&lt;[.F491];[.F491]&lt;[.$Q$19]))" office:value-type="boolean" office:boolean-value="true" calcext:value-type="boolean">
            <text:p>TRUE</text:p>
          </table:table-cell>
          <table:table-cell table:style-name="ce9" table:formula="of:=IF(OR(AND([.D491]=[.$P$27];[.$R$25]&lt;[.F491];[.F491]&lt;[.$R$26]); AND([.D491]=[.$Q$27];[.$Q$25]&lt;[.F491];[.F491]&lt;[.$Q$26]);AND([.D491]=[.$R$27];[.$P$25]&lt;[.F491];[.F491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table:formula="of:=INDIRECT(ADDRESS(8;16+MOD([.A492];[.$N$8])))" office:value-type="float" office:value="3" calcext:value-type="float">
            <text:p>3</text:p>
          </table:table-cell>
          <table:table-cell table:formula="of:=INDIRECT(ADDRESS(9;16+MOD([.A492]/[.$N$8];[.$N$9])))" office:value-type="float" office:value="26" calcext:value-type="float">
            <text:p>26</text:p>
          </table:table-cell>
          <table:table-cell table:formula="of:=INDIRECT(ADDRESS(10;16+MOD([.A492]/([.$N$8]*[.$N$9]);[.$N$10])))" office:value-type="float" office:value="3" calcext:value-type="float">
            <text:p>3</text:p>
          </table:table-cell>
          <table:table-cell table:formula="of:=INDIRECT(ADDRESS(11;16+MOD([.A492]/([.$N$8]*[.$N$9]*[.$N$10]);[.$N$11])))" office:value-type="float" office:value="8" calcext:value-type="float">
            <text:p>8</text:p>
          </table:table-cell>
          <table:table-cell table:formula="of:=[.E492]*[.C492]*[.$R$3]/[.B492]/[.D492]" office:value-type="float" office:value="2129920" calcext:value-type="float">
            <text:p>2129920</text:p>
          </table:table-cell>
          <table:table-cell table:style-name="ce7" table:formula="of:=IF(AND([.$Q$18]&lt;[.F492];[.F492]&lt;[.$Q$19]))" office:value-type="boolean" office:boolean-value="false" calcext:value-type="boolean">
            <text:p>FALSE</text:p>
          </table:table-cell>
          <table:table-cell table:style-name="ce9" table:formula="of:=IF(OR(AND([.D492]=[.$P$27];[.$R$25]&lt;[.F492];[.F492]&lt;[.$R$26]); AND([.D492]=[.$Q$27];[.$Q$25]&lt;[.F492];[.F492]&lt;[.$Q$26]);AND([.D492]=[.$R$27];[.$P$25]&lt;[.F492];[.F49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table:formula="of:=INDIRECT(ADDRESS(8;16+MOD([.A493];[.$N$8])))" office:value-type="float" office:value="4" calcext:value-type="float">
            <text:p>4</text:p>
          </table:table-cell>
          <table:table-cell table:formula="of:=INDIRECT(ADDRESS(9;16+MOD([.A493]/[.$N$8];[.$N$9])))" office:value-type="float" office:value="26" calcext:value-type="float">
            <text:p>26</text:p>
          </table:table-cell>
          <table:table-cell table:formula="of:=INDIRECT(ADDRESS(10;16+MOD([.A493]/([.$N$8]*[.$N$9]);[.$N$10])))" office:value-type="float" office:value="3" calcext:value-type="float">
            <text:p>3</text:p>
          </table:table-cell>
          <table:table-cell table:formula="of:=INDIRECT(ADDRESS(11;16+MOD([.A493]/([.$N$8]*[.$N$9]*[.$N$10]);[.$N$11])))" office:value-type="float" office:value="8" calcext:value-type="float">
            <text:p>8</text:p>
          </table:table-cell>
          <table:table-cell table:formula="of:=[.E493]*[.C493]*[.$R$3]/[.B493]/[.D493]" office:value-type="float" office:value="1597440" calcext:value-type="float">
            <text:p>1597440</text:p>
          </table:table-cell>
          <table:table-cell table:style-name="ce7" table:formula="of:=IF(AND([.$Q$18]&lt;[.F493];[.F493]&lt;[.$Q$19]))" office:value-type="boolean" office:boolean-value="false" calcext:value-type="boolean">
            <text:p>FALSE</text:p>
          </table:table-cell>
          <table:table-cell table:style-name="ce9" table:formula="of:=IF(OR(AND([.D493]=[.$P$27];[.$R$25]&lt;[.F493];[.F493]&lt;[.$R$26]); AND([.D493]=[.$Q$27];[.$Q$25]&lt;[.F493];[.F493]&lt;[.$Q$26]);AND([.D493]=[.$R$27];[.$P$25]&lt;[.F493];[.F49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table:formula="of:=INDIRECT(ADDRESS(8;16+MOD([.A494];[.$N$8])))" office:value-type="float" office:value="1" calcext:value-type="float">
            <text:p>1</text:p>
          </table:table-cell>
          <table:table-cell table:formula="of:=INDIRECT(ADDRESS(9;16+MOD([.A494]/[.$N$8];[.$N$9])))" office:value-type="float" office:value="27" calcext:value-type="float">
            <text:p>27</text:p>
          </table:table-cell>
          <table:table-cell table:formula="of:=INDIRECT(ADDRESS(10;16+MOD([.A494]/([.$N$8]*[.$N$9]);[.$N$10])))" office:value-type="float" office:value="3" calcext:value-type="float">
            <text:p>3</text:p>
          </table:table-cell>
          <table:table-cell table:formula="of:=INDIRECT(ADDRESS(11;16+MOD([.A494]/([.$N$8]*[.$N$9]*[.$N$10]);[.$N$11])))" office:value-type="float" office:value="8" calcext:value-type="float">
            <text:p>8</text:p>
          </table:table-cell>
          <table:table-cell table:formula="of:=[.E494]*[.C494]*[.$R$3]/[.B494]/[.D494]" office:value-type="float" office:value="6635520" calcext:value-type="float">
            <text:p>6635520</text:p>
          </table:table-cell>
          <table:table-cell table:style-name="ce7" table:formula="of:=IF(AND([.$Q$18]&lt;[.F494];[.F494]&lt;[.$Q$19]))" office:value-type="boolean" office:boolean-value="true" calcext:value-type="boolean">
            <text:p>TRUE</text:p>
          </table:table-cell>
          <table:table-cell table:style-name="ce9" table:formula="of:=IF(OR(AND([.D494]=[.$P$27];[.$R$25]&lt;[.F494];[.F494]&lt;[.$R$26]); AND([.D494]=[.$Q$27];[.$Q$25]&lt;[.F494];[.F494]&lt;[.$Q$26]);AND([.D494]=[.$R$27];[.$P$25]&lt;[.F494];[.F49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table:formula="of:=INDIRECT(ADDRESS(8;16+MOD([.A495];[.$N$8])))" office:value-type="float" office:value="2" calcext:value-type="float">
            <text:p>2</text:p>
          </table:table-cell>
          <table:table-cell table:formula="of:=INDIRECT(ADDRESS(9;16+MOD([.A495]/[.$N$8];[.$N$9])))" office:value-type="float" office:value="27" calcext:value-type="float">
            <text:p>27</text:p>
          </table:table-cell>
          <table:table-cell table:formula="of:=INDIRECT(ADDRESS(10;16+MOD([.A495]/([.$N$8]*[.$N$9]);[.$N$10])))" office:value-type="float" office:value="3" calcext:value-type="float">
            <text:p>3</text:p>
          </table:table-cell>
          <table:table-cell table:formula="of:=INDIRECT(ADDRESS(11;16+MOD([.A495]/([.$N$8]*[.$N$9]*[.$N$10]);[.$N$11])))" office:value-type="float" office:value="8" calcext:value-type="float">
            <text:p>8</text:p>
          </table:table-cell>
          <table:table-cell table:formula="of:=[.E495]*[.C495]*[.$R$3]/[.B495]/[.D495]" office:value-type="float" office:value="3317760" calcext:value-type="float">
            <text:p>3317760</text:p>
          </table:table-cell>
          <table:table-cell table:style-name="ce7" table:formula="of:=IF(AND([.$Q$18]&lt;[.F495];[.F495]&lt;[.$Q$19]))" office:value-type="boolean" office:boolean-value="true" calcext:value-type="boolean">
            <text:p>TRUE</text:p>
          </table:table-cell>
          <table:table-cell table:style-name="ce9" table:formula="of:=IF(OR(AND([.D495]=[.$P$27];[.$R$25]&lt;[.F495];[.F495]&lt;[.$R$26]); AND([.D495]=[.$Q$27];[.$Q$25]&lt;[.F495];[.F495]&lt;[.$Q$26]);AND([.D495]=[.$R$27];[.$P$25]&lt;[.F495];[.F49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table:formula="of:=INDIRECT(ADDRESS(8;16+MOD([.A496];[.$N$8])))" office:value-type="float" office:value="3" calcext:value-type="float">
            <text:p>3</text:p>
          </table:table-cell>
          <table:table-cell table:formula="of:=INDIRECT(ADDRESS(9;16+MOD([.A496]/[.$N$8];[.$N$9])))" office:value-type="float" office:value="27" calcext:value-type="float">
            <text:p>27</text:p>
          </table:table-cell>
          <table:table-cell table:formula="of:=INDIRECT(ADDRESS(10;16+MOD([.A496]/([.$N$8]*[.$N$9]);[.$N$10])))" office:value-type="float" office:value="3" calcext:value-type="float">
            <text:p>3</text:p>
          </table:table-cell>
          <table:table-cell table:formula="of:=INDIRECT(ADDRESS(11;16+MOD([.A496]/([.$N$8]*[.$N$9]*[.$N$10]);[.$N$11])))" office:value-type="float" office:value="8" calcext:value-type="float">
            <text:p>8</text:p>
          </table:table-cell>
          <table:table-cell table:formula="of:=[.E496]*[.C496]*[.$R$3]/[.B496]/[.D496]" office:value-type="float" office:value="2211840" calcext:value-type="float">
            <text:p>2211840</text:p>
          </table:table-cell>
          <table:table-cell table:style-name="ce7" table:formula="of:=IF(AND([.$Q$18]&lt;[.F496];[.F496]&lt;[.$Q$19]))" office:value-type="boolean" office:boolean-value="false" calcext:value-type="boolean">
            <text:p>FALSE</text:p>
          </table:table-cell>
          <table:table-cell table:style-name="ce9" table:formula="of:=IF(OR(AND([.D496]=[.$P$27];[.$R$25]&lt;[.F496];[.F496]&lt;[.$R$26]); AND([.D496]=[.$Q$27];[.$Q$25]&lt;[.F496];[.F496]&lt;[.$Q$26]);AND([.D496]=[.$R$27];[.$P$25]&lt;[.F496];[.F49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table:formula="of:=INDIRECT(ADDRESS(8;16+MOD([.A497];[.$N$8])))" office:value-type="float" office:value="4" calcext:value-type="float">
            <text:p>4</text:p>
          </table:table-cell>
          <table:table-cell table:formula="of:=INDIRECT(ADDRESS(9;16+MOD([.A497]/[.$N$8];[.$N$9])))" office:value-type="float" office:value="27" calcext:value-type="float">
            <text:p>27</text:p>
          </table:table-cell>
          <table:table-cell table:formula="of:=INDIRECT(ADDRESS(10;16+MOD([.A497]/([.$N$8]*[.$N$9]);[.$N$10])))" office:value-type="float" office:value="3" calcext:value-type="float">
            <text:p>3</text:p>
          </table:table-cell>
          <table:table-cell table:formula="of:=INDIRECT(ADDRESS(11;16+MOD([.A497]/([.$N$8]*[.$N$9]*[.$N$10]);[.$N$11])))" office:value-type="float" office:value="8" calcext:value-type="float">
            <text:p>8</text:p>
          </table:table-cell>
          <table:table-cell table:formula="of:=[.E497]*[.C497]*[.$R$3]/[.B497]/[.D497]" office:value-type="float" office:value="1658880" calcext:value-type="float">
            <text:p>1658880</text:p>
          </table:table-cell>
          <table:table-cell table:style-name="ce7" table:formula="of:=IF(AND([.$Q$18]&lt;[.F497];[.F497]&lt;[.$Q$19]))" office:value-type="boolean" office:boolean-value="false" calcext:value-type="boolean">
            <text:p>FALSE</text:p>
          </table:table-cell>
          <table:table-cell table:style-name="ce9" table:formula="of:=IF(OR(AND([.D497]=[.$P$27];[.$R$25]&lt;[.F497];[.F497]&lt;[.$R$26]); AND([.D497]=[.$Q$27];[.$Q$25]&lt;[.F497];[.F497]&lt;[.$Q$26]);AND([.D497]=[.$R$27];[.$P$25]&lt;[.F497];[.F49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table:formula="of:=INDIRECT(ADDRESS(8;16+MOD([.A498];[.$N$8])))" office:value-type="float" office:value="1" calcext:value-type="float">
            <text:p>1</text:p>
          </table:table-cell>
          <table:table-cell table:formula="of:=INDIRECT(ADDRESS(9;16+MOD([.A498]/[.$N$8];[.$N$9])))" office:value-type="float" office:value="28" calcext:value-type="float">
            <text:p>28</text:p>
          </table:table-cell>
          <table:table-cell table:formula="of:=INDIRECT(ADDRESS(10;16+MOD([.A498]/([.$N$8]*[.$N$9]);[.$N$10])))" office:value-type="float" office:value="3" calcext:value-type="float">
            <text:p>3</text:p>
          </table:table-cell>
          <table:table-cell table:formula="of:=INDIRECT(ADDRESS(11;16+MOD([.A498]/([.$N$8]*[.$N$9]*[.$N$10]);[.$N$11])))" office:value-type="float" office:value="8" calcext:value-type="float">
            <text:p>8</text:p>
          </table:table-cell>
          <table:table-cell table:formula="of:=[.E498]*[.C498]*[.$R$3]/[.B498]/[.D498]" office:value-type="float" office:value="6881280" calcext:value-type="float">
            <text:p>6881280</text:p>
          </table:table-cell>
          <table:table-cell table:style-name="ce7" table:formula="of:=IF(AND([.$Q$18]&lt;[.F498];[.F498]&lt;[.$Q$19]))" office:value-type="boolean" office:boolean-value="true" calcext:value-type="boolean">
            <text:p>TRUE</text:p>
          </table:table-cell>
          <table:table-cell table:style-name="ce9" table:formula="of:=IF(OR(AND([.D498]=[.$P$27];[.$R$25]&lt;[.F498];[.F498]&lt;[.$R$26]); AND([.D498]=[.$Q$27];[.$Q$25]&lt;[.F498];[.F498]&lt;[.$Q$26]);AND([.D498]=[.$R$27];[.$P$25]&lt;[.F498];[.F49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table:formula="of:=INDIRECT(ADDRESS(8;16+MOD([.A499];[.$N$8])))" office:value-type="float" office:value="2" calcext:value-type="float">
            <text:p>2</text:p>
          </table:table-cell>
          <table:table-cell table:formula="of:=INDIRECT(ADDRESS(9;16+MOD([.A499]/[.$N$8];[.$N$9])))" office:value-type="float" office:value="28" calcext:value-type="float">
            <text:p>28</text:p>
          </table:table-cell>
          <table:table-cell table:formula="of:=INDIRECT(ADDRESS(10;16+MOD([.A499]/([.$N$8]*[.$N$9]);[.$N$10])))" office:value-type="float" office:value="3" calcext:value-type="float">
            <text:p>3</text:p>
          </table:table-cell>
          <table:table-cell table:formula="of:=INDIRECT(ADDRESS(11;16+MOD([.A499]/([.$N$8]*[.$N$9]*[.$N$10]);[.$N$11])))" office:value-type="float" office:value="8" calcext:value-type="float">
            <text:p>8</text:p>
          </table:table-cell>
          <table:table-cell table:formula="of:=[.E499]*[.C499]*[.$R$3]/[.B499]/[.D499]" office:value-type="float" office:value="3440640" calcext:value-type="float">
            <text:p>3440640</text:p>
          </table:table-cell>
          <table:table-cell table:style-name="ce7" table:formula="of:=IF(AND([.$Q$18]&lt;[.F499];[.F499]&lt;[.$Q$19]))" office:value-type="boolean" office:boolean-value="true" calcext:value-type="boolean">
            <text:p>TRUE</text:p>
          </table:table-cell>
          <table:table-cell table:style-name="ce9" table:formula="of:=IF(OR(AND([.D499]=[.$P$27];[.$R$25]&lt;[.F499];[.F499]&lt;[.$R$26]); AND([.D499]=[.$Q$27];[.$Q$25]&lt;[.F499];[.F499]&lt;[.$Q$26]);AND([.D499]=[.$R$27];[.$P$25]&lt;[.F499];[.F49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table:formula="of:=INDIRECT(ADDRESS(8;16+MOD([.A500];[.$N$8])))" office:value-type="float" office:value="3" calcext:value-type="float">
            <text:p>3</text:p>
          </table:table-cell>
          <table:table-cell table:formula="of:=INDIRECT(ADDRESS(9;16+MOD([.A500]/[.$N$8];[.$N$9])))" office:value-type="float" office:value="28" calcext:value-type="float">
            <text:p>28</text:p>
          </table:table-cell>
          <table:table-cell table:formula="of:=INDIRECT(ADDRESS(10;16+MOD([.A500]/([.$N$8]*[.$N$9]);[.$N$10])))" office:value-type="float" office:value="3" calcext:value-type="float">
            <text:p>3</text:p>
          </table:table-cell>
          <table:table-cell table:formula="of:=INDIRECT(ADDRESS(11;16+MOD([.A500]/([.$N$8]*[.$N$9]*[.$N$10]);[.$N$11])))" office:value-type="float" office:value="8" calcext:value-type="float">
            <text:p>8</text:p>
          </table:table-cell>
          <table:table-cell table:formula="of:=[.E500]*[.C500]*[.$R$3]/[.B500]/[.D500]" office:value-type="float" office:value="2293760" calcext:value-type="float">
            <text:p>2293760</text:p>
          </table:table-cell>
          <table:table-cell table:style-name="ce7" table:formula="of:=IF(AND([.$Q$18]&lt;[.F500];[.F500]&lt;[.$Q$19]))" office:value-type="boolean" office:boolean-value="false" calcext:value-type="boolean">
            <text:p>FALSE</text:p>
          </table:table-cell>
          <table:table-cell table:style-name="ce9" table:formula="of:=IF(OR(AND([.D500]=[.$P$27];[.$R$25]&lt;[.F500];[.F500]&lt;[.$R$26]); AND([.D500]=[.$Q$27];[.$Q$25]&lt;[.F500];[.F500]&lt;[.$Q$26]);AND([.D500]=[.$R$27];[.$P$25]&lt;[.F500];[.F50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table:formula="of:=INDIRECT(ADDRESS(8;16+MOD([.A501];[.$N$8])))" office:value-type="float" office:value="4" calcext:value-type="float">
            <text:p>4</text:p>
          </table:table-cell>
          <table:table-cell table:formula="of:=INDIRECT(ADDRESS(9;16+MOD([.A501]/[.$N$8];[.$N$9])))" office:value-type="float" office:value="28" calcext:value-type="float">
            <text:p>28</text:p>
          </table:table-cell>
          <table:table-cell table:formula="of:=INDIRECT(ADDRESS(10;16+MOD([.A501]/([.$N$8]*[.$N$9]);[.$N$10])))" office:value-type="float" office:value="3" calcext:value-type="float">
            <text:p>3</text:p>
          </table:table-cell>
          <table:table-cell table:formula="of:=INDIRECT(ADDRESS(11;16+MOD([.A501]/([.$N$8]*[.$N$9]*[.$N$10]);[.$N$11])))" office:value-type="float" office:value="8" calcext:value-type="float">
            <text:p>8</text:p>
          </table:table-cell>
          <table:table-cell table:formula="of:=[.E501]*[.C501]*[.$R$3]/[.B501]/[.D501]" office:value-type="float" office:value="1720320" calcext:value-type="float">
            <text:p>1720320</text:p>
          </table:table-cell>
          <table:table-cell table:style-name="ce7" table:formula="of:=IF(AND([.$Q$18]&lt;[.F501];[.F501]&lt;[.$Q$19]))" office:value-type="boolean" office:boolean-value="false" calcext:value-type="boolean">
            <text:p>FALSE</text:p>
          </table:table-cell>
          <table:table-cell table:style-name="ce9" table:formula="of:=IF(OR(AND([.D501]=[.$P$27];[.$R$25]&lt;[.F501];[.F501]&lt;[.$R$26]); AND([.D501]=[.$Q$27];[.$Q$25]&lt;[.F501];[.F501]&lt;[.$Q$26]);AND([.D501]=[.$R$27];[.$P$25]&lt;[.F501];[.F50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01]+1" office:value-type="float" office:value="500" calcext:value-type="float">
            <text:p>500</text:p>
          </table:table-cell>
          <table:table-cell table:formula="of:=INDIRECT(ADDRESS(8;16+MOD([.A502];[.$N$8])))" office:value-type="float" office:value="1" calcext:value-type="float">
            <text:p>1</text:p>
          </table:table-cell>
          <table:table-cell table:formula="of:=INDIRECT(ADDRESS(9;16+MOD([.A502]/[.$N$8];[.$N$9])))" office:value-type="float" office:value="29" calcext:value-type="float">
            <text:p>29</text:p>
          </table:table-cell>
          <table:table-cell table:formula="of:=INDIRECT(ADDRESS(10;16+MOD([.A502]/([.$N$8]*[.$N$9]);[.$N$10])))" office:value-type="float" office:value="3" calcext:value-type="float">
            <text:p>3</text:p>
          </table:table-cell>
          <table:table-cell table:formula="of:=INDIRECT(ADDRESS(11;16+MOD([.A502]/([.$N$8]*[.$N$9]*[.$N$10]);[.$N$11])))" office:value-type="float" office:value="8" calcext:value-type="float">
            <text:p>8</text:p>
          </table:table-cell>
          <table:table-cell table:formula="of:=[.E502]*[.C502]*[.$R$3]/[.B502]/[.D502]" office:value-type="float" office:value="7127040" calcext:value-type="float">
            <text:p>7127040</text:p>
          </table:table-cell>
          <table:table-cell table:style-name="ce7" table:formula="of:=IF(AND([.$Q$18]&lt;[.F502];[.F502]&lt;[.$Q$19]))" office:value-type="boolean" office:boolean-value="true" calcext:value-type="boolean">
            <text:p>TRUE</text:p>
          </table:table-cell>
          <table:table-cell table:style-name="ce9" table:formula="of:=IF(OR(AND([.D502]=[.$P$27];[.$R$25]&lt;[.F502];[.F502]&lt;[.$R$26]); AND([.D502]=[.$Q$27];[.$Q$25]&lt;[.F502];[.F502]&lt;[.$Q$26]);AND([.D502]=[.$R$27];[.$P$25]&lt;[.F502];[.F50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table:formula="of:=INDIRECT(ADDRESS(8;16+MOD([.A503];[.$N$8])))" office:value-type="float" office:value="2" calcext:value-type="float">
            <text:p>2</text:p>
          </table:table-cell>
          <table:table-cell table:formula="of:=INDIRECT(ADDRESS(9;16+MOD([.A503]/[.$N$8];[.$N$9])))" office:value-type="float" office:value="29" calcext:value-type="float">
            <text:p>29</text:p>
          </table:table-cell>
          <table:table-cell table:formula="of:=INDIRECT(ADDRESS(10;16+MOD([.A503]/([.$N$8]*[.$N$9]);[.$N$10])))" office:value-type="float" office:value="3" calcext:value-type="float">
            <text:p>3</text:p>
          </table:table-cell>
          <table:table-cell table:formula="of:=INDIRECT(ADDRESS(11;16+MOD([.A503]/([.$N$8]*[.$N$9]*[.$N$10]);[.$N$11])))" office:value-type="float" office:value="8" calcext:value-type="float">
            <text:p>8</text:p>
          </table:table-cell>
          <table:table-cell table:formula="of:=[.E503]*[.C503]*[.$R$3]/[.B503]/[.D503]" office:value-type="float" office:value="3563520" calcext:value-type="float">
            <text:p>3563520</text:p>
          </table:table-cell>
          <table:table-cell table:style-name="ce7" table:formula="of:=IF(AND([.$Q$18]&lt;[.F503];[.F503]&lt;[.$Q$19]))" office:value-type="boolean" office:boolean-value="true" calcext:value-type="boolean">
            <text:p>TRUE</text:p>
          </table:table-cell>
          <table:table-cell table:style-name="ce9" table:formula="of:=IF(OR(AND([.D503]=[.$P$27];[.$R$25]&lt;[.F503];[.F503]&lt;[.$R$26]); AND([.D503]=[.$Q$27];[.$Q$25]&lt;[.F503];[.F503]&lt;[.$Q$26]);AND([.D503]=[.$R$27];[.$P$25]&lt;[.F503];[.F503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table:formula="of:=INDIRECT(ADDRESS(8;16+MOD([.A504];[.$N$8])))" office:value-type="float" office:value="3" calcext:value-type="float">
            <text:p>3</text:p>
          </table:table-cell>
          <table:table-cell table:formula="of:=INDIRECT(ADDRESS(9;16+MOD([.A504]/[.$N$8];[.$N$9])))" office:value-type="float" office:value="29" calcext:value-type="float">
            <text:p>29</text:p>
          </table:table-cell>
          <table:table-cell table:formula="of:=INDIRECT(ADDRESS(10;16+MOD([.A504]/([.$N$8]*[.$N$9]);[.$N$10])))" office:value-type="float" office:value="3" calcext:value-type="float">
            <text:p>3</text:p>
          </table:table-cell>
          <table:table-cell table:formula="of:=INDIRECT(ADDRESS(11;16+MOD([.A504]/([.$N$8]*[.$N$9]*[.$N$10]);[.$N$11])))" office:value-type="float" office:value="8" calcext:value-type="float">
            <text:p>8</text:p>
          </table:table-cell>
          <table:table-cell table:formula="of:=[.E504]*[.C504]*[.$R$3]/[.B504]/[.D504]" office:value-type="float" office:value="2375680" calcext:value-type="float">
            <text:p>2375680</text:p>
          </table:table-cell>
          <table:table-cell table:style-name="ce7" table:formula="of:=IF(AND([.$Q$18]&lt;[.F504];[.F504]&lt;[.$Q$19]))" office:value-type="boolean" office:boolean-value="false" calcext:value-type="boolean">
            <text:p>FALSE</text:p>
          </table:table-cell>
          <table:table-cell table:style-name="ce9" table:formula="of:=IF(OR(AND([.D504]=[.$P$27];[.$R$25]&lt;[.F504];[.F504]&lt;[.$R$26]); AND([.D504]=[.$Q$27];[.$Q$25]&lt;[.F504];[.F504]&lt;[.$Q$26]);AND([.D504]=[.$R$27];[.$P$25]&lt;[.F504];[.F50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table:formula="of:=INDIRECT(ADDRESS(8;16+MOD([.A505];[.$N$8])))" office:value-type="float" office:value="4" calcext:value-type="float">
            <text:p>4</text:p>
          </table:table-cell>
          <table:table-cell table:formula="of:=INDIRECT(ADDRESS(9;16+MOD([.A505]/[.$N$8];[.$N$9])))" office:value-type="float" office:value="29" calcext:value-type="float">
            <text:p>29</text:p>
          </table:table-cell>
          <table:table-cell table:formula="of:=INDIRECT(ADDRESS(10;16+MOD([.A505]/([.$N$8]*[.$N$9]);[.$N$10])))" office:value-type="float" office:value="3" calcext:value-type="float">
            <text:p>3</text:p>
          </table:table-cell>
          <table:table-cell table:formula="of:=INDIRECT(ADDRESS(11;16+MOD([.A505]/([.$N$8]*[.$N$9]*[.$N$10]);[.$N$11])))" office:value-type="float" office:value="8" calcext:value-type="float">
            <text:p>8</text:p>
          </table:table-cell>
          <table:table-cell table:formula="of:=[.E505]*[.C505]*[.$R$3]/[.B505]/[.D505]" office:value-type="float" office:value="1781760" calcext:value-type="float">
            <text:p>1781760</text:p>
          </table:table-cell>
          <table:table-cell table:style-name="ce7" table:formula="of:=IF(AND([.$Q$18]&lt;[.F505];[.F505]&lt;[.$Q$19]))" office:value-type="boolean" office:boolean-value="false" calcext:value-type="boolean">
            <text:p>FALSE</text:p>
          </table:table-cell>
          <table:table-cell table:style-name="ce9" table:formula="of:=IF(OR(AND([.D505]=[.$P$27];[.$R$25]&lt;[.F505];[.F505]&lt;[.$R$26]); AND([.D505]=[.$Q$27];[.$Q$25]&lt;[.F505];[.F505]&lt;[.$Q$26]);AND([.D505]=[.$R$27];[.$P$25]&lt;[.F505];[.F50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table:formula="of:=INDIRECT(ADDRESS(8;16+MOD([.A506];[.$N$8])))" office:value-type="float" office:value="1" calcext:value-type="float">
            <text:p>1</text:p>
          </table:table-cell>
          <table:table-cell table:formula="of:=INDIRECT(ADDRESS(9;16+MOD([.A506]/[.$N$8];[.$N$9])))" office:value-type="float" office:value="30" calcext:value-type="float">
            <text:p>30</text:p>
          </table:table-cell>
          <table:table-cell table:formula="of:=INDIRECT(ADDRESS(10;16+MOD([.A506]/([.$N$8]*[.$N$9]);[.$N$10])))" office:value-type="float" office:value="3" calcext:value-type="float">
            <text:p>3</text:p>
          </table:table-cell>
          <table:table-cell table:formula="of:=INDIRECT(ADDRESS(11;16+MOD([.A506]/([.$N$8]*[.$N$9]*[.$N$10]);[.$N$11])))" office:value-type="float" office:value="8" calcext:value-type="float">
            <text:p>8</text:p>
          </table:table-cell>
          <table:table-cell table:formula="of:=[.E506]*[.C506]*[.$R$3]/[.B506]/[.D506]" office:value-type="float" office:value="7372800" calcext:value-type="float">
            <text:p>7372800</text:p>
          </table:table-cell>
          <table:table-cell table:style-name="ce7" table:formula="of:=IF(AND([.$Q$18]&lt;[.F506];[.F506]&lt;[.$Q$19]))" office:value-type="boolean" office:boolean-value="true" calcext:value-type="boolean">
            <text:p>TRUE</text:p>
          </table:table-cell>
          <table:table-cell table:style-name="ce9" table:formula="of:=IF(OR(AND([.D506]=[.$P$27];[.$R$25]&lt;[.F506];[.F506]&lt;[.$R$26]); AND([.D506]=[.$Q$27];[.$Q$25]&lt;[.F506];[.F506]&lt;[.$Q$26]);AND([.D506]=[.$R$27];[.$P$25]&lt;[.F506];[.F50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table:formula="of:=INDIRECT(ADDRESS(8;16+MOD([.A507];[.$N$8])))" office:value-type="float" office:value="2" calcext:value-type="float">
            <text:p>2</text:p>
          </table:table-cell>
          <table:table-cell table:formula="of:=INDIRECT(ADDRESS(9;16+MOD([.A507]/[.$N$8];[.$N$9])))" office:value-type="float" office:value="30" calcext:value-type="float">
            <text:p>30</text:p>
          </table:table-cell>
          <table:table-cell table:formula="of:=INDIRECT(ADDRESS(10;16+MOD([.A507]/([.$N$8]*[.$N$9]);[.$N$10])))" office:value-type="float" office:value="3" calcext:value-type="float">
            <text:p>3</text:p>
          </table:table-cell>
          <table:table-cell table:formula="of:=INDIRECT(ADDRESS(11;16+MOD([.A507]/([.$N$8]*[.$N$9]*[.$N$10]);[.$N$11])))" office:value-type="float" office:value="8" calcext:value-type="float">
            <text:p>8</text:p>
          </table:table-cell>
          <table:table-cell table:formula="of:=[.E507]*[.C507]*[.$R$3]/[.B507]/[.D507]" office:value-type="float" office:value="3686400" calcext:value-type="float">
            <text:p>3686400</text:p>
          </table:table-cell>
          <table:table-cell table:style-name="ce7" table:formula="of:=IF(AND([.$Q$18]&lt;[.F507];[.F507]&lt;[.$Q$19]))" office:value-type="boolean" office:boolean-value="true" calcext:value-type="boolean">
            <text:p>TRUE</text:p>
          </table:table-cell>
          <table:table-cell table:style-name="ce9" table:formula="of:=IF(OR(AND([.D507]=[.$P$27];[.$R$25]&lt;[.F507];[.F507]&lt;[.$R$26]); AND([.D507]=[.$Q$27];[.$Q$25]&lt;[.F507];[.F507]&lt;[.$Q$26]);AND([.D507]=[.$R$27];[.$P$25]&lt;[.F507];[.F507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table:formula="of:=INDIRECT(ADDRESS(8;16+MOD([.A508];[.$N$8])))" office:value-type="float" office:value="3" calcext:value-type="float">
            <text:p>3</text:p>
          </table:table-cell>
          <table:table-cell table:formula="of:=INDIRECT(ADDRESS(9;16+MOD([.A508]/[.$N$8];[.$N$9])))" office:value-type="float" office:value="30" calcext:value-type="float">
            <text:p>30</text:p>
          </table:table-cell>
          <table:table-cell table:formula="of:=INDIRECT(ADDRESS(10;16+MOD([.A508]/([.$N$8]*[.$N$9]);[.$N$10])))" office:value-type="float" office:value="3" calcext:value-type="float">
            <text:p>3</text:p>
          </table:table-cell>
          <table:table-cell table:formula="of:=INDIRECT(ADDRESS(11;16+MOD([.A508]/([.$N$8]*[.$N$9]*[.$N$10]);[.$N$11])))" office:value-type="float" office:value="8" calcext:value-type="float">
            <text:p>8</text:p>
          </table:table-cell>
          <table:table-cell table:formula="of:=[.E508]*[.C508]*[.$R$3]/[.B508]/[.D508]" office:value-type="float" office:value="2457600" calcext:value-type="float">
            <text:p>2457600</text:p>
          </table:table-cell>
          <table:table-cell table:style-name="ce7" table:formula="of:=IF(AND([.$Q$18]&lt;[.F508];[.F508]&lt;[.$Q$19]))" office:value-type="boolean" office:boolean-value="false" calcext:value-type="boolean">
            <text:p>FALSE</text:p>
          </table:table-cell>
          <table:table-cell table:style-name="ce9" table:formula="of:=IF(OR(AND([.D508]=[.$P$27];[.$R$25]&lt;[.F508];[.F508]&lt;[.$R$26]); AND([.D508]=[.$Q$27];[.$Q$25]&lt;[.F508];[.F508]&lt;[.$Q$26]);AND([.D508]=[.$R$27];[.$P$25]&lt;[.F508];[.F50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table:formula="of:=INDIRECT(ADDRESS(8;16+MOD([.A509];[.$N$8])))" office:value-type="float" office:value="4" calcext:value-type="float">
            <text:p>4</text:p>
          </table:table-cell>
          <table:table-cell table:formula="of:=INDIRECT(ADDRESS(9;16+MOD([.A509]/[.$N$8];[.$N$9])))" office:value-type="float" office:value="30" calcext:value-type="float">
            <text:p>30</text:p>
          </table:table-cell>
          <table:table-cell table:formula="of:=INDIRECT(ADDRESS(10;16+MOD([.A509]/([.$N$8]*[.$N$9]);[.$N$10])))" office:value-type="float" office:value="3" calcext:value-type="float">
            <text:p>3</text:p>
          </table:table-cell>
          <table:table-cell table:formula="of:=INDIRECT(ADDRESS(11;16+MOD([.A509]/([.$N$8]*[.$N$9]*[.$N$10]);[.$N$11])))" office:value-type="float" office:value="8" calcext:value-type="float">
            <text:p>8</text:p>
          </table:table-cell>
          <table:table-cell table:formula="of:=[.E509]*[.C509]*[.$R$3]/[.B509]/[.D509]" office:value-type="float" office:value="1843200" calcext:value-type="float">
            <text:p>1843200</text:p>
          </table:table-cell>
          <table:table-cell table:style-name="ce7" table:formula="of:=IF(AND([.$Q$18]&lt;[.F509];[.F509]&lt;[.$Q$19]))" office:value-type="boolean" office:boolean-value="false" calcext:value-type="boolean">
            <text:p>FALSE</text:p>
          </table:table-cell>
          <table:table-cell table:style-name="ce9" table:formula="of:=IF(OR(AND([.D509]=[.$P$27];[.$R$25]&lt;[.F509];[.F509]&lt;[.$R$26]); AND([.D509]=[.$Q$27];[.$Q$25]&lt;[.F509];[.F509]&lt;[.$Q$26]);AND([.D509]=[.$R$27];[.$P$25]&lt;[.F509];[.F50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table:formula="of:=INDIRECT(ADDRESS(8;16+MOD([.A510];[.$N$8])))" office:value-type="float" office:value="1" calcext:value-type="float">
            <text:p>1</text:p>
          </table:table-cell>
          <table:table-cell table:formula="of:=INDIRECT(ADDRESS(9;16+MOD([.A510]/[.$N$8];[.$N$9])))" office:value-type="float" office:value="31" calcext:value-type="float">
            <text:p>31</text:p>
          </table:table-cell>
          <table:table-cell table:formula="of:=INDIRECT(ADDRESS(10;16+MOD([.A510]/([.$N$8]*[.$N$9]);[.$N$10])))" office:value-type="float" office:value="3" calcext:value-type="float">
            <text:p>3</text:p>
          </table:table-cell>
          <table:table-cell table:formula="of:=INDIRECT(ADDRESS(11;16+MOD([.A510]/([.$N$8]*[.$N$9]*[.$N$10]);[.$N$11])))" office:value-type="float" office:value="8" calcext:value-type="float">
            <text:p>8</text:p>
          </table:table-cell>
          <table:table-cell table:formula="of:=[.E510]*[.C510]*[.$R$3]/[.B510]/[.D510]" office:value-type="float" office:value="7618560" calcext:value-type="float">
            <text:p>7618560</text:p>
          </table:table-cell>
          <table:table-cell table:style-name="ce7" table:formula="of:=IF(AND([.$Q$18]&lt;[.F510];[.F510]&lt;[.$Q$19]))" office:value-type="boolean" office:boolean-value="true" calcext:value-type="boolean">
            <text:p>TRUE</text:p>
          </table:table-cell>
          <table:table-cell table:style-name="ce9" table:formula="of:=IF(OR(AND([.D510]=[.$P$27];[.$R$25]&lt;[.F510];[.F510]&lt;[.$R$26]); AND([.D510]=[.$Q$27];[.$Q$25]&lt;[.F510];[.F510]&lt;[.$Q$26]);AND([.D510]=[.$R$27];[.$P$25]&lt;[.F510];[.F51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table:formula="of:=INDIRECT(ADDRESS(8;16+MOD([.A511];[.$N$8])))" office:value-type="float" office:value="2" calcext:value-type="float">
            <text:p>2</text:p>
          </table:table-cell>
          <table:table-cell table:formula="of:=INDIRECT(ADDRESS(9;16+MOD([.A511]/[.$N$8];[.$N$9])))" office:value-type="float" office:value="31" calcext:value-type="float">
            <text:p>31</text:p>
          </table:table-cell>
          <table:table-cell table:formula="of:=INDIRECT(ADDRESS(10;16+MOD([.A511]/([.$N$8]*[.$N$9]);[.$N$10])))" office:value-type="float" office:value="3" calcext:value-type="float">
            <text:p>3</text:p>
          </table:table-cell>
          <table:table-cell table:formula="of:=INDIRECT(ADDRESS(11;16+MOD([.A511]/([.$N$8]*[.$N$9]*[.$N$10]);[.$N$11])))" office:value-type="float" office:value="8" calcext:value-type="float">
            <text:p>8</text:p>
          </table:table-cell>
          <table:table-cell table:formula="of:=[.E511]*[.C511]*[.$R$3]/[.B511]/[.D511]" office:value-type="float" office:value="3809280" calcext:value-type="float">
            <text:p>3809280</text:p>
          </table:table-cell>
          <table:table-cell table:style-name="ce7" table:formula="of:=IF(AND([.$Q$18]&lt;[.F511];[.F511]&lt;[.$Q$19]))" office:value-type="boolean" office:boolean-value="true" calcext:value-type="boolean">
            <text:p>TRUE</text:p>
          </table:table-cell>
          <table:table-cell table:style-name="ce9" table:formula="of:=IF(OR(AND([.D511]=[.$P$27];[.$R$25]&lt;[.F511];[.F511]&lt;[.$R$26]); AND([.D511]=[.$Q$27];[.$Q$25]&lt;[.F511];[.F511]&lt;[.$Q$26]);AND([.D511]=[.$R$27];[.$P$25]&lt;[.F511];[.F511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table:formula="of:=INDIRECT(ADDRESS(8;16+MOD([.A512];[.$N$8])))" office:value-type="float" office:value="3" calcext:value-type="float">
            <text:p>3</text:p>
          </table:table-cell>
          <table:table-cell table:formula="of:=INDIRECT(ADDRESS(9;16+MOD([.A512]/[.$N$8];[.$N$9])))" office:value-type="float" office:value="31" calcext:value-type="float">
            <text:p>31</text:p>
          </table:table-cell>
          <table:table-cell table:formula="of:=INDIRECT(ADDRESS(10;16+MOD([.A512]/([.$N$8]*[.$N$9]);[.$N$10])))" office:value-type="float" office:value="3" calcext:value-type="float">
            <text:p>3</text:p>
          </table:table-cell>
          <table:table-cell table:formula="of:=INDIRECT(ADDRESS(11;16+MOD([.A512]/([.$N$8]*[.$N$9]*[.$N$10]);[.$N$11])))" office:value-type="float" office:value="8" calcext:value-type="float">
            <text:p>8</text:p>
          </table:table-cell>
          <table:table-cell table:formula="of:=[.E512]*[.C512]*[.$R$3]/[.B512]/[.D512]" office:value-type="float" office:value="2539520" calcext:value-type="float">
            <text:p>2539520</text:p>
          </table:table-cell>
          <table:table-cell table:style-name="ce7" table:formula="of:=IF(AND([.$Q$18]&lt;[.F512];[.F512]&lt;[.$Q$19]))" office:value-type="boolean" office:boolean-value="false" calcext:value-type="boolean">
            <text:p>FALSE</text:p>
          </table:table-cell>
          <table:table-cell table:style-name="ce9" table:formula="of:=IF(OR(AND([.D512]=[.$P$27];[.$R$25]&lt;[.F512];[.F512]&lt;[.$R$26]); AND([.D512]=[.$Q$27];[.$Q$25]&lt;[.F512];[.F512]&lt;[.$Q$26]);AND([.D512]=[.$R$27];[.$P$25]&lt;[.F512];[.F51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table:formula="of:=INDIRECT(ADDRESS(8;16+MOD([.A513];[.$N$8])))" office:value-type="float" office:value="4" calcext:value-type="float">
            <text:p>4</text:p>
          </table:table-cell>
          <table:table-cell table:formula="of:=INDIRECT(ADDRESS(9;16+MOD([.A513]/[.$N$8];[.$N$9])))" office:value-type="float" office:value="31" calcext:value-type="float">
            <text:p>31</text:p>
          </table:table-cell>
          <table:table-cell table:formula="of:=INDIRECT(ADDRESS(10;16+MOD([.A513]/([.$N$8]*[.$N$9]);[.$N$10])))" office:value-type="float" office:value="3" calcext:value-type="float">
            <text:p>3</text:p>
          </table:table-cell>
          <table:table-cell table:formula="of:=INDIRECT(ADDRESS(11;16+MOD([.A513]/([.$N$8]*[.$N$9]*[.$N$10]);[.$N$11])))" office:value-type="float" office:value="8" calcext:value-type="float">
            <text:p>8</text:p>
          </table:table-cell>
          <table:table-cell table:formula="of:=[.E513]*[.C513]*[.$R$3]/[.B513]/[.D513]" office:value-type="float" office:value="1904640" calcext:value-type="float">
            <text:p>1904640</text:p>
          </table:table-cell>
          <table:table-cell table:style-name="ce7" table:formula="of:=IF(AND([.$Q$18]&lt;[.F513];[.F513]&lt;[.$Q$19]))" office:value-type="boolean" office:boolean-value="false" calcext:value-type="boolean">
            <text:p>FALSE</text:p>
          </table:table-cell>
          <table:table-cell table:style-name="ce9" table:formula="of:=IF(OR(AND([.D513]=[.$P$27];[.$R$25]&lt;[.F513];[.F513]&lt;[.$R$26]); AND([.D513]=[.$Q$27];[.$Q$25]&lt;[.F513];[.F513]&lt;[.$Q$26]);AND([.D513]=[.$R$27];[.$P$25]&lt;[.F513];[.F51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13]+1" office:value-type="float" office:value="512" calcext:value-type="float">
            <text:p>512</text:p>
          </table:table-cell>
          <table:table-cell table:formula="of:=INDIRECT(ADDRESS(8;16+MOD([.A514];[.$N$8])))" office:value-type="float" office:value="1" calcext:value-type="float">
            <text:p>1</text:p>
          </table:table-cell>
          <table:table-cell table:formula="of:=INDIRECT(ADDRESS(9;16+MOD([.A514]/[.$N$8];[.$N$9])))" office:value-type="float" office:value="32" calcext:value-type="float">
            <text:p>32</text:p>
          </table:table-cell>
          <table:table-cell table:formula="of:=INDIRECT(ADDRESS(10;16+MOD([.A514]/([.$N$8]*[.$N$9]);[.$N$10])))" office:value-type="float" office:value="3" calcext:value-type="float">
            <text:p>3</text:p>
          </table:table-cell>
          <table:table-cell table:formula="of:=INDIRECT(ADDRESS(11;16+MOD([.A514]/([.$N$8]*[.$N$9]*[.$N$10]);[.$N$11])))" office:value-type="float" office:value="8" calcext:value-type="float">
            <text:p>8</text:p>
          </table:table-cell>
          <table:table-cell table:formula="of:=[.E514]*[.C514]*[.$R$3]/[.B514]/[.D514]" office:value-type="float" office:value="7864320" calcext:value-type="float">
            <text:p>7864320</text:p>
          </table:table-cell>
          <table:table-cell table:style-name="ce7" table:formula="of:=IF(AND([.$Q$18]&lt;[.F514];[.F514]&lt;[.$Q$19]))" office:value-type="boolean" office:boolean-value="true" calcext:value-type="boolean">
            <text:p>TRUE</text:p>
          </table:table-cell>
          <table:table-cell table:style-name="ce9" table:formula="of:=IF(OR(AND([.D514]=[.$P$27];[.$R$25]&lt;[.F514];[.F514]&lt;[.$R$26]); AND([.D514]=[.$Q$27];[.$Q$25]&lt;[.F514];[.F514]&lt;[.$Q$26]);AND([.D514]=[.$R$27];[.$P$25]&lt;[.F514];[.F51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14]+1" office:value-type="float" office:value="513" calcext:value-type="float">
            <text:p>513</text:p>
          </table:table-cell>
          <table:table-cell table:formula="of:=INDIRECT(ADDRESS(8;16+MOD([.A515];[.$N$8])))" office:value-type="float" office:value="2" calcext:value-type="float">
            <text:p>2</text:p>
          </table:table-cell>
          <table:table-cell table:formula="of:=INDIRECT(ADDRESS(9;16+MOD([.A515]/[.$N$8];[.$N$9])))" office:value-type="float" office:value="32" calcext:value-type="float">
            <text:p>32</text:p>
          </table:table-cell>
          <table:table-cell table:formula="of:=INDIRECT(ADDRESS(10;16+MOD([.A515]/([.$N$8]*[.$N$9]);[.$N$10])))" office:value-type="float" office:value="3" calcext:value-type="float">
            <text:p>3</text:p>
          </table:table-cell>
          <table:table-cell table:formula="of:=INDIRECT(ADDRESS(11;16+MOD([.A515]/([.$N$8]*[.$N$9]*[.$N$10]);[.$N$11])))" office:value-type="float" office:value="8" calcext:value-type="float">
            <text:p>8</text:p>
          </table:table-cell>
          <table:table-cell table:formula="of:=[.E515]*[.C515]*[.$R$3]/[.B515]/[.D515]" office:value-type="float" office:value="3932160" calcext:value-type="float">
            <text:p>3932160</text:p>
          </table:table-cell>
          <table:table-cell table:style-name="ce7" table:formula="of:=IF(AND([.$Q$18]&lt;[.F515];[.F515]&lt;[.$Q$19]))" office:value-type="boolean" office:boolean-value="true" calcext:value-type="boolean">
            <text:p>TRUE</text:p>
          </table:table-cell>
          <table:table-cell table:style-name="ce9" table:formula="of:=IF(OR(AND([.D515]=[.$P$27];[.$R$25]&lt;[.F515];[.F515]&lt;[.$R$26]); AND([.D515]=[.$Q$27];[.$Q$25]&lt;[.F515];[.F515]&lt;[.$Q$26]);AND([.D515]=[.$R$27];[.$P$25]&lt;[.F515];[.F51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15]+1" office:value-type="float" office:value="514" calcext:value-type="float">
            <text:p>514</text:p>
          </table:table-cell>
          <table:table-cell table:formula="of:=INDIRECT(ADDRESS(8;16+MOD([.A516];[.$N$8])))" office:value-type="float" office:value="3" calcext:value-type="float">
            <text:p>3</text:p>
          </table:table-cell>
          <table:table-cell table:formula="of:=INDIRECT(ADDRESS(9;16+MOD([.A516]/[.$N$8];[.$N$9])))" office:value-type="float" office:value="32" calcext:value-type="float">
            <text:p>32</text:p>
          </table:table-cell>
          <table:table-cell table:formula="of:=INDIRECT(ADDRESS(10;16+MOD([.A516]/([.$N$8]*[.$N$9]);[.$N$10])))" office:value-type="float" office:value="3" calcext:value-type="float">
            <text:p>3</text:p>
          </table:table-cell>
          <table:table-cell table:formula="of:=INDIRECT(ADDRESS(11;16+MOD([.A516]/([.$N$8]*[.$N$9]*[.$N$10]);[.$N$11])))" office:value-type="float" office:value="8" calcext:value-type="float">
            <text:p>8</text:p>
          </table:table-cell>
          <table:table-cell table:formula="of:=[.E516]*[.C516]*[.$R$3]/[.B516]/[.D516]" office:value-type="float" office:value="2621440" calcext:value-type="float">
            <text:p>2621440</text:p>
          </table:table-cell>
          <table:table-cell table:style-name="ce7" table:formula="of:=IF(AND([.$Q$18]&lt;[.F516];[.F516]&lt;[.$Q$19]))" office:value-type="boolean" office:boolean-value="false" calcext:value-type="boolean">
            <text:p>FALSE</text:p>
          </table:table-cell>
          <table:table-cell table:style-name="ce9" table:formula="of:=IF(OR(AND([.D516]=[.$P$27];[.$R$25]&lt;[.F516];[.F516]&lt;[.$R$26]); AND([.D516]=[.$Q$27];[.$Q$25]&lt;[.F516];[.F516]&lt;[.$Q$26]);AND([.D516]=[.$R$27];[.$P$25]&lt;[.F516];[.F51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16]+1" office:value-type="float" office:value="515" calcext:value-type="float">
            <text:p>515</text:p>
          </table:table-cell>
          <table:table-cell table:formula="of:=INDIRECT(ADDRESS(8;16+MOD([.A517];[.$N$8])))" office:value-type="float" office:value="4" calcext:value-type="float">
            <text:p>4</text:p>
          </table:table-cell>
          <table:table-cell table:formula="of:=INDIRECT(ADDRESS(9;16+MOD([.A517]/[.$N$8];[.$N$9])))" office:value-type="float" office:value="32" calcext:value-type="float">
            <text:p>32</text:p>
          </table:table-cell>
          <table:table-cell table:formula="of:=INDIRECT(ADDRESS(10;16+MOD([.A517]/([.$N$8]*[.$N$9]);[.$N$10])))" office:value-type="float" office:value="3" calcext:value-type="float">
            <text:p>3</text:p>
          </table:table-cell>
          <table:table-cell table:formula="of:=INDIRECT(ADDRESS(11;16+MOD([.A517]/([.$N$8]*[.$N$9]*[.$N$10]);[.$N$11])))" office:value-type="float" office:value="8" calcext:value-type="float">
            <text:p>8</text:p>
          </table:table-cell>
          <table:table-cell table:formula="of:=[.E517]*[.C517]*[.$R$3]/[.B517]/[.D517]" office:value-type="float" office:value="1966080" calcext:value-type="float">
            <text:p>1966080</text:p>
          </table:table-cell>
          <table:table-cell table:style-name="ce7" table:formula="of:=IF(AND([.$Q$18]&lt;[.F517];[.F517]&lt;[.$Q$19]))" office:value-type="boolean" office:boolean-value="false" calcext:value-type="boolean">
            <text:p>FALSE</text:p>
          </table:table-cell>
          <table:table-cell table:style-name="ce9" table:formula="of:=IF(OR(AND([.D517]=[.$P$27];[.$R$25]&lt;[.F517];[.F517]&lt;[.$R$26]); AND([.D517]=[.$Q$27];[.$Q$25]&lt;[.F517];[.F517]&lt;[.$Q$26]);AND([.D517]=[.$R$27];[.$P$25]&lt;[.F517];[.F51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17]+1" office:value-type="float" office:value="516" calcext:value-type="float">
            <text:p>516</text:p>
          </table:table-cell>
          <table:table-cell table:formula="of:=INDIRECT(ADDRESS(8;16+MOD([.A518];[.$N$8])))" office:value-type="float" office:value="1" calcext:value-type="float">
            <text:p>1</text:p>
          </table:table-cell>
          <table:table-cell table:formula="of:=INDIRECT(ADDRESS(9;16+MOD([.A518]/[.$N$8];[.$N$9])))" office:value-type="float" office:value="33" calcext:value-type="float">
            <text:p>33</text:p>
          </table:table-cell>
          <table:table-cell table:formula="of:=INDIRECT(ADDRESS(10;16+MOD([.A518]/([.$N$8]*[.$N$9]);[.$N$10])))" office:value-type="float" office:value="3" calcext:value-type="float">
            <text:p>3</text:p>
          </table:table-cell>
          <table:table-cell table:formula="of:=INDIRECT(ADDRESS(11;16+MOD([.A518]/([.$N$8]*[.$N$9]*[.$N$10]);[.$N$11])))" office:value-type="float" office:value="8" calcext:value-type="float">
            <text:p>8</text:p>
          </table:table-cell>
          <table:table-cell table:formula="of:=[.E518]*[.C518]*[.$R$3]/[.B518]/[.D518]" office:value-type="float" office:value="8110080" calcext:value-type="float">
            <text:p>8110080</text:p>
          </table:table-cell>
          <table:table-cell table:style-name="ce7" table:formula="of:=IF(AND([.$Q$18]&lt;[.F518];[.F518]&lt;[.$Q$19]))" office:value-type="boolean" office:boolean-value="true" calcext:value-type="boolean">
            <text:p>TRUE</text:p>
          </table:table-cell>
          <table:table-cell table:style-name="ce9" table:formula="of:=IF(OR(AND([.D518]=[.$P$27];[.$R$25]&lt;[.F518];[.F518]&lt;[.$R$26]); AND([.D518]=[.$Q$27];[.$Q$25]&lt;[.F518];[.F518]&lt;[.$Q$26]);AND([.D518]=[.$R$27];[.$P$25]&lt;[.F518];[.F51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18]+1" office:value-type="float" office:value="517" calcext:value-type="float">
            <text:p>517</text:p>
          </table:table-cell>
          <table:table-cell table:formula="of:=INDIRECT(ADDRESS(8;16+MOD([.A519];[.$N$8])))" office:value-type="float" office:value="2" calcext:value-type="float">
            <text:p>2</text:p>
          </table:table-cell>
          <table:table-cell table:formula="of:=INDIRECT(ADDRESS(9;16+MOD([.A519]/[.$N$8];[.$N$9])))" office:value-type="float" office:value="33" calcext:value-type="float">
            <text:p>33</text:p>
          </table:table-cell>
          <table:table-cell table:formula="of:=INDIRECT(ADDRESS(10;16+MOD([.A519]/([.$N$8]*[.$N$9]);[.$N$10])))" office:value-type="float" office:value="3" calcext:value-type="float">
            <text:p>3</text:p>
          </table:table-cell>
          <table:table-cell table:formula="of:=INDIRECT(ADDRESS(11;16+MOD([.A519]/([.$N$8]*[.$N$9]*[.$N$10]);[.$N$11])))" office:value-type="float" office:value="8" calcext:value-type="float">
            <text:p>8</text:p>
          </table:table-cell>
          <table:table-cell table:formula="of:=[.E519]*[.C519]*[.$R$3]/[.B519]/[.D519]" office:value-type="float" office:value="4055040" calcext:value-type="float">
            <text:p>4055040</text:p>
          </table:table-cell>
          <table:table-cell table:style-name="ce7" table:formula="of:=IF(AND([.$Q$18]&lt;[.F519];[.F519]&lt;[.$Q$19]))" office:value-type="boolean" office:boolean-value="true" calcext:value-type="boolean">
            <text:p>TRUE</text:p>
          </table:table-cell>
          <table:table-cell table:style-name="ce9" table:formula="of:=IF(OR(AND([.D519]=[.$P$27];[.$R$25]&lt;[.F519];[.F519]&lt;[.$R$26]); AND([.D519]=[.$Q$27];[.$Q$25]&lt;[.F519];[.F519]&lt;[.$Q$26]);AND([.D519]=[.$R$27];[.$P$25]&lt;[.F519];[.F51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19]+1" office:value-type="float" office:value="518" calcext:value-type="float">
            <text:p>518</text:p>
          </table:table-cell>
          <table:table-cell table:formula="of:=INDIRECT(ADDRESS(8;16+MOD([.A520];[.$N$8])))" office:value-type="float" office:value="3" calcext:value-type="float">
            <text:p>3</text:p>
          </table:table-cell>
          <table:table-cell table:formula="of:=INDIRECT(ADDRESS(9;16+MOD([.A520]/[.$N$8];[.$N$9])))" office:value-type="float" office:value="33" calcext:value-type="float">
            <text:p>33</text:p>
          </table:table-cell>
          <table:table-cell table:formula="of:=INDIRECT(ADDRESS(10;16+MOD([.A520]/([.$N$8]*[.$N$9]);[.$N$10])))" office:value-type="float" office:value="3" calcext:value-type="float">
            <text:p>3</text:p>
          </table:table-cell>
          <table:table-cell table:formula="of:=INDIRECT(ADDRESS(11;16+MOD([.A520]/([.$N$8]*[.$N$9]*[.$N$10]);[.$N$11])))" office:value-type="float" office:value="8" calcext:value-type="float">
            <text:p>8</text:p>
          </table:table-cell>
          <table:table-cell table:formula="of:=[.E520]*[.C520]*[.$R$3]/[.B520]/[.D520]" office:value-type="float" office:value="2703360" calcext:value-type="float">
            <text:p>2703360</text:p>
          </table:table-cell>
          <table:table-cell table:style-name="ce7" table:formula="of:=IF(AND([.$Q$18]&lt;[.F520];[.F520]&lt;[.$Q$19]))" office:value-type="boolean" office:boolean-value="false" calcext:value-type="boolean">
            <text:p>FALSE</text:p>
          </table:table-cell>
          <table:table-cell table:style-name="ce9" table:formula="of:=IF(OR(AND([.D520]=[.$P$27];[.$R$25]&lt;[.F520];[.F520]&lt;[.$R$26]); AND([.D520]=[.$Q$27];[.$Q$25]&lt;[.F520];[.F520]&lt;[.$Q$26]);AND([.D520]=[.$R$27];[.$P$25]&lt;[.F520];[.F52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20]+1" office:value-type="float" office:value="519" calcext:value-type="float">
            <text:p>519</text:p>
          </table:table-cell>
          <table:table-cell table:formula="of:=INDIRECT(ADDRESS(8;16+MOD([.A521];[.$N$8])))" office:value-type="float" office:value="4" calcext:value-type="float">
            <text:p>4</text:p>
          </table:table-cell>
          <table:table-cell table:formula="of:=INDIRECT(ADDRESS(9;16+MOD([.A521]/[.$N$8];[.$N$9])))" office:value-type="float" office:value="33" calcext:value-type="float">
            <text:p>33</text:p>
          </table:table-cell>
          <table:table-cell table:formula="of:=INDIRECT(ADDRESS(10;16+MOD([.A521]/([.$N$8]*[.$N$9]);[.$N$10])))" office:value-type="float" office:value="3" calcext:value-type="float">
            <text:p>3</text:p>
          </table:table-cell>
          <table:table-cell table:formula="of:=INDIRECT(ADDRESS(11;16+MOD([.A521]/([.$N$8]*[.$N$9]*[.$N$10]);[.$N$11])))" office:value-type="float" office:value="8" calcext:value-type="float">
            <text:p>8</text:p>
          </table:table-cell>
          <table:table-cell table:formula="of:=[.E521]*[.C521]*[.$R$3]/[.B521]/[.D521]" office:value-type="float" office:value="2027520" calcext:value-type="float">
            <text:p>2027520</text:p>
          </table:table-cell>
          <table:table-cell table:style-name="ce7" table:formula="of:=IF(AND([.$Q$18]&lt;[.F521];[.F521]&lt;[.$Q$19]))" office:value-type="boolean" office:boolean-value="false" calcext:value-type="boolean">
            <text:p>FALSE</text:p>
          </table:table-cell>
          <table:table-cell table:style-name="ce9" table:formula="of:=IF(OR(AND([.D521]=[.$P$27];[.$R$25]&lt;[.F521];[.F521]&lt;[.$R$26]); AND([.D521]=[.$Q$27];[.$Q$25]&lt;[.F521];[.F521]&lt;[.$Q$26]);AND([.D521]=[.$R$27];[.$P$25]&lt;[.F521];[.F52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21]+1" office:value-type="float" office:value="520" calcext:value-type="float">
            <text:p>520</text:p>
          </table:table-cell>
          <table:table-cell table:formula="of:=INDIRECT(ADDRESS(8;16+MOD([.A522];[.$N$8])))" office:value-type="float" office:value="1" calcext:value-type="float">
            <text:p>1</text:p>
          </table:table-cell>
          <table:table-cell table:formula="of:=INDIRECT(ADDRESS(9;16+MOD([.A522]/[.$N$8];[.$N$9])))" office:value-type="float" office:value="34" calcext:value-type="float">
            <text:p>34</text:p>
          </table:table-cell>
          <table:table-cell table:formula="of:=INDIRECT(ADDRESS(10;16+MOD([.A522]/([.$N$8]*[.$N$9]);[.$N$10])))" office:value-type="float" office:value="3" calcext:value-type="float">
            <text:p>3</text:p>
          </table:table-cell>
          <table:table-cell table:formula="of:=INDIRECT(ADDRESS(11;16+MOD([.A522]/([.$N$8]*[.$N$9]*[.$N$10]);[.$N$11])))" office:value-type="float" office:value="8" calcext:value-type="float">
            <text:p>8</text:p>
          </table:table-cell>
          <table:table-cell table:formula="of:=[.E522]*[.C522]*[.$R$3]/[.B522]/[.D522]" office:value-type="float" office:value="8355840" calcext:value-type="float">
            <text:p>8355840</text:p>
          </table:table-cell>
          <table:table-cell table:style-name="ce7" table:formula="of:=IF(AND([.$Q$18]&lt;[.F522];[.F522]&lt;[.$Q$19]))" office:value-type="boolean" office:boolean-value="true" calcext:value-type="boolean">
            <text:p>TRUE</text:p>
          </table:table-cell>
          <table:table-cell table:style-name="ce9" table:formula="of:=IF(OR(AND([.D522]=[.$P$27];[.$R$25]&lt;[.F522];[.F522]&lt;[.$R$26]); AND([.D522]=[.$Q$27];[.$Q$25]&lt;[.F522];[.F522]&lt;[.$Q$26]);AND([.D522]=[.$R$27];[.$P$25]&lt;[.F522];[.F52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22]+1" office:value-type="float" office:value="521" calcext:value-type="float">
            <text:p>521</text:p>
          </table:table-cell>
          <table:table-cell table:formula="of:=INDIRECT(ADDRESS(8;16+MOD([.A523];[.$N$8])))" office:value-type="float" office:value="2" calcext:value-type="float">
            <text:p>2</text:p>
          </table:table-cell>
          <table:table-cell table:formula="of:=INDIRECT(ADDRESS(9;16+MOD([.A523]/[.$N$8];[.$N$9])))" office:value-type="float" office:value="34" calcext:value-type="float">
            <text:p>34</text:p>
          </table:table-cell>
          <table:table-cell table:formula="of:=INDIRECT(ADDRESS(10;16+MOD([.A523]/([.$N$8]*[.$N$9]);[.$N$10])))" office:value-type="float" office:value="3" calcext:value-type="float">
            <text:p>3</text:p>
          </table:table-cell>
          <table:table-cell table:formula="of:=INDIRECT(ADDRESS(11;16+MOD([.A523]/([.$N$8]*[.$N$9]*[.$N$10]);[.$N$11])))" office:value-type="float" office:value="8" calcext:value-type="float">
            <text:p>8</text:p>
          </table:table-cell>
          <table:table-cell table:formula="of:=[.E523]*[.C523]*[.$R$3]/[.B523]/[.D523]" office:value-type="float" office:value="4177920" calcext:value-type="float">
            <text:p>4177920</text:p>
          </table:table-cell>
          <table:table-cell table:style-name="ce7" table:formula="of:=IF(AND([.$Q$18]&lt;[.F523];[.F523]&lt;[.$Q$19]))" office:value-type="boolean" office:boolean-value="true" calcext:value-type="boolean">
            <text:p>TRUE</text:p>
          </table:table-cell>
          <table:table-cell table:style-name="ce9" table:formula="of:=IF(OR(AND([.D523]=[.$P$27];[.$R$25]&lt;[.F523];[.F523]&lt;[.$R$26]); AND([.D523]=[.$Q$27];[.$Q$25]&lt;[.F523];[.F523]&lt;[.$Q$26]);AND([.D523]=[.$R$27];[.$P$25]&lt;[.F523];[.F52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23]+1" office:value-type="float" office:value="522" calcext:value-type="float">
            <text:p>522</text:p>
          </table:table-cell>
          <table:table-cell table:formula="of:=INDIRECT(ADDRESS(8;16+MOD([.A524];[.$N$8])))" office:value-type="float" office:value="3" calcext:value-type="float">
            <text:p>3</text:p>
          </table:table-cell>
          <table:table-cell table:formula="of:=INDIRECT(ADDRESS(9;16+MOD([.A524]/[.$N$8];[.$N$9])))" office:value-type="float" office:value="34" calcext:value-type="float">
            <text:p>34</text:p>
          </table:table-cell>
          <table:table-cell table:formula="of:=INDIRECT(ADDRESS(10;16+MOD([.A524]/([.$N$8]*[.$N$9]);[.$N$10])))" office:value-type="float" office:value="3" calcext:value-type="float">
            <text:p>3</text:p>
          </table:table-cell>
          <table:table-cell table:formula="of:=INDIRECT(ADDRESS(11;16+MOD([.A524]/([.$N$8]*[.$N$9]*[.$N$10]);[.$N$11])))" office:value-type="float" office:value="8" calcext:value-type="float">
            <text:p>8</text:p>
          </table:table-cell>
          <table:table-cell table:formula="of:=[.E524]*[.C524]*[.$R$3]/[.B524]/[.D524]" office:value-type="float" office:value="2785280" calcext:value-type="float">
            <text:p>2785280</text:p>
          </table:table-cell>
          <table:table-cell table:style-name="ce7" table:formula="of:=IF(AND([.$Q$18]&lt;[.F524];[.F524]&lt;[.$Q$19]))" office:value-type="boolean" office:boolean-value="false" calcext:value-type="boolean">
            <text:p>FALSE</text:p>
          </table:table-cell>
          <table:table-cell table:style-name="ce9" table:formula="of:=IF(OR(AND([.D524]=[.$P$27];[.$R$25]&lt;[.F524];[.F524]&lt;[.$R$26]); AND([.D524]=[.$Q$27];[.$Q$25]&lt;[.F524];[.F524]&lt;[.$Q$26]);AND([.D524]=[.$R$27];[.$P$25]&lt;[.F524];[.F52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24]+1" office:value-type="float" office:value="523" calcext:value-type="float">
            <text:p>523</text:p>
          </table:table-cell>
          <table:table-cell table:formula="of:=INDIRECT(ADDRESS(8;16+MOD([.A525];[.$N$8])))" office:value-type="float" office:value="4" calcext:value-type="float">
            <text:p>4</text:p>
          </table:table-cell>
          <table:table-cell table:formula="of:=INDIRECT(ADDRESS(9;16+MOD([.A525]/[.$N$8];[.$N$9])))" office:value-type="float" office:value="34" calcext:value-type="float">
            <text:p>34</text:p>
          </table:table-cell>
          <table:table-cell table:formula="of:=INDIRECT(ADDRESS(10;16+MOD([.A525]/([.$N$8]*[.$N$9]);[.$N$10])))" office:value-type="float" office:value="3" calcext:value-type="float">
            <text:p>3</text:p>
          </table:table-cell>
          <table:table-cell table:formula="of:=INDIRECT(ADDRESS(11;16+MOD([.A525]/([.$N$8]*[.$N$9]*[.$N$10]);[.$N$11])))" office:value-type="float" office:value="8" calcext:value-type="float">
            <text:p>8</text:p>
          </table:table-cell>
          <table:table-cell table:formula="of:=[.E525]*[.C525]*[.$R$3]/[.B525]/[.D525]" office:value-type="float" office:value="2088960" calcext:value-type="float">
            <text:p>2088960</text:p>
          </table:table-cell>
          <table:table-cell table:style-name="ce7" table:formula="of:=IF(AND([.$Q$18]&lt;[.F525];[.F525]&lt;[.$Q$19]))" office:value-type="boolean" office:boolean-value="false" calcext:value-type="boolean">
            <text:p>FALSE</text:p>
          </table:table-cell>
          <table:table-cell table:style-name="ce9" table:formula="of:=IF(OR(AND([.D525]=[.$P$27];[.$R$25]&lt;[.F525];[.F525]&lt;[.$R$26]); AND([.D525]=[.$Q$27];[.$Q$25]&lt;[.F525];[.F525]&lt;[.$Q$26]);AND([.D525]=[.$R$27];[.$P$25]&lt;[.F525];[.F52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25]+1" office:value-type="float" office:value="524" calcext:value-type="float">
            <text:p>524</text:p>
          </table:table-cell>
          <table:table-cell table:formula="of:=INDIRECT(ADDRESS(8;16+MOD([.A526];[.$N$8])))" office:value-type="float" office:value="1" calcext:value-type="float">
            <text:p>1</text:p>
          </table:table-cell>
          <table:table-cell table:formula="of:=INDIRECT(ADDRESS(9;16+MOD([.A526]/[.$N$8];[.$N$9])))" office:value-type="float" office:value="35" calcext:value-type="float">
            <text:p>35</text:p>
          </table:table-cell>
          <table:table-cell table:formula="of:=INDIRECT(ADDRESS(10;16+MOD([.A526]/([.$N$8]*[.$N$9]);[.$N$10])))" office:value-type="float" office:value="3" calcext:value-type="float">
            <text:p>3</text:p>
          </table:table-cell>
          <table:table-cell table:formula="of:=INDIRECT(ADDRESS(11;16+MOD([.A526]/([.$N$8]*[.$N$9]*[.$N$10]);[.$N$11])))" office:value-type="float" office:value="8" calcext:value-type="float">
            <text:p>8</text:p>
          </table:table-cell>
          <table:table-cell table:formula="of:=[.E526]*[.C526]*[.$R$3]/[.B526]/[.D526]" office:value-type="float" office:value="8601600" calcext:value-type="float">
            <text:p>8601600</text:p>
          </table:table-cell>
          <table:table-cell table:style-name="ce7" table:formula="of:=IF(AND([.$Q$18]&lt;[.F526];[.F526]&lt;[.$Q$19]))" office:value-type="boolean" office:boolean-value="true" calcext:value-type="boolean">
            <text:p>TRUE</text:p>
          </table:table-cell>
          <table:table-cell table:style-name="ce9" table:formula="of:=IF(OR(AND([.D526]=[.$P$27];[.$R$25]&lt;[.F526];[.F526]&lt;[.$R$26]); AND([.D526]=[.$Q$27];[.$Q$25]&lt;[.F526];[.F526]&lt;[.$Q$26]);AND([.D526]=[.$R$27];[.$P$25]&lt;[.F526];[.F52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26]+1" office:value-type="float" office:value="525" calcext:value-type="float">
            <text:p>525</text:p>
          </table:table-cell>
          <table:table-cell table:formula="of:=INDIRECT(ADDRESS(8;16+MOD([.A527];[.$N$8])))" office:value-type="float" office:value="2" calcext:value-type="float">
            <text:p>2</text:p>
          </table:table-cell>
          <table:table-cell table:formula="of:=INDIRECT(ADDRESS(9;16+MOD([.A527]/[.$N$8];[.$N$9])))" office:value-type="float" office:value="35" calcext:value-type="float">
            <text:p>35</text:p>
          </table:table-cell>
          <table:table-cell table:formula="of:=INDIRECT(ADDRESS(10;16+MOD([.A527]/([.$N$8]*[.$N$9]);[.$N$10])))" office:value-type="float" office:value="3" calcext:value-type="float">
            <text:p>3</text:p>
          </table:table-cell>
          <table:table-cell table:formula="of:=INDIRECT(ADDRESS(11;16+MOD([.A527]/([.$N$8]*[.$N$9]*[.$N$10]);[.$N$11])))" office:value-type="float" office:value="8" calcext:value-type="float">
            <text:p>8</text:p>
          </table:table-cell>
          <table:table-cell table:formula="of:=[.E527]*[.C527]*[.$R$3]/[.B527]/[.D527]" office:value-type="float" office:value="4300800" calcext:value-type="float">
            <text:p>4300800</text:p>
          </table:table-cell>
          <table:table-cell table:style-name="ce7" table:formula="of:=IF(AND([.$Q$18]&lt;[.F527];[.F527]&lt;[.$Q$19]))" office:value-type="boolean" office:boolean-value="true" calcext:value-type="boolean">
            <text:p>TRUE</text:p>
          </table:table-cell>
          <table:table-cell table:style-name="ce9" table:formula="of:=IF(OR(AND([.D527]=[.$P$27];[.$R$25]&lt;[.F527];[.F527]&lt;[.$R$26]); AND([.D527]=[.$Q$27];[.$Q$25]&lt;[.F527];[.F527]&lt;[.$Q$26]);AND([.D527]=[.$R$27];[.$P$25]&lt;[.F527];[.F52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27]+1" office:value-type="float" office:value="526" calcext:value-type="float">
            <text:p>526</text:p>
          </table:table-cell>
          <table:table-cell table:formula="of:=INDIRECT(ADDRESS(8;16+MOD([.A528];[.$N$8])))" office:value-type="float" office:value="3" calcext:value-type="float">
            <text:p>3</text:p>
          </table:table-cell>
          <table:table-cell table:formula="of:=INDIRECT(ADDRESS(9;16+MOD([.A528]/[.$N$8];[.$N$9])))" office:value-type="float" office:value="35" calcext:value-type="float">
            <text:p>35</text:p>
          </table:table-cell>
          <table:table-cell table:formula="of:=INDIRECT(ADDRESS(10;16+MOD([.A528]/([.$N$8]*[.$N$9]);[.$N$10])))" office:value-type="float" office:value="3" calcext:value-type="float">
            <text:p>3</text:p>
          </table:table-cell>
          <table:table-cell table:formula="of:=INDIRECT(ADDRESS(11;16+MOD([.A528]/([.$N$8]*[.$N$9]*[.$N$10]);[.$N$11])))" office:value-type="float" office:value="8" calcext:value-type="float">
            <text:p>8</text:p>
          </table:table-cell>
          <table:table-cell table:formula="of:=[.E528]*[.C528]*[.$R$3]/[.B528]/[.D528]" office:value-type="float" office:value="2867200" calcext:value-type="float">
            <text:p>2867200</text:p>
          </table:table-cell>
          <table:table-cell table:style-name="ce7" table:formula="of:=IF(AND([.$Q$18]&lt;[.F528];[.F528]&lt;[.$Q$19]))" office:value-type="boolean" office:boolean-value="false" calcext:value-type="boolean">
            <text:p>FALSE</text:p>
          </table:table-cell>
          <table:table-cell table:style-name="ce9" table:formula="of:=IF(OR(AND([.D528]=[.$P$27];[.$R$25]&lt;[.F528];[.F528]&lt;[.$R$26]); AND([.D528]=[.$Q$27];[.$Q$25]&lt;[.F528];[.F528]&lt;[.$Q$26]);AND([.D528]=[.$R$27];[.$P$25]&lt;[.F528];[.F52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28]+1" office:value-type="float" office:value="527" calcext:value-type="float">
            <text:p>527</text:p>
          </table:table-cell>
          <table:table-cell table:formula="of:=INDIRECT(ADDRESS(8;16+MOD([.A529];[.$N$8])))" office:value-type="float" office:value="4" calcext:value-type="float">
            <text:p>4</text:p>
          </table:table-cell>
          <table:table-cell table:formula="of:=INDIRECT(ADDRESS(9;16+MOD([.A529]/[.$N$8];[.$N$9])))" office:value-type="float" office:value="35" calcext:value-type="float">
            <text:p>35</text:p>
          </table:table-cell>
          <table:table-cell table:formula="of:=INDIRECT(ADDRESS(10;16+MOD([.A529]/([.$N$8]*[.$N$9]);[.$N$10])))" office:value-type="float" office:value="3" calcext:value-type="float">
            <text:p>3</text:p>
          </table:table-cell>
          <table:table-cell table:formula="of:=INDIRECT(ADDRESS(11;16+MOD([.A529]/([.$N$8]*[.$N$9]*[.$N$10]);[.$N$11])))" office:value-type="float" office:value="8" calcext:value-type="float">
            <text:p>8</text:p>
          </table:table-cell>
          <table:table-cell table:formula="of:=[.E529]*[.C529]*[.$R$3]/[.B529]/[.D529]" office:value-type="float" office:value="2150400" calcext:value-type="float">
            <text:p>2150400</text:p>
          </table:table-cell>
          <table:table-cell table:style-name="ce7" table:formula="of:=IF(AND([.$Q$18]&lt;[.F529];[.F529]&lt;[.$Q$19]))" office:value-type="boolean" office:boolean-value="false" calcext:value-type="boolean">
            <text:p>FALSE</text:p>
          </table:table-cell>
          <table:table-cell table:style-name="ce9" table:formula="of:=IF(OR(AND([.D529]=[.$P$27];[.$R$25]&lt;[.F529];[.F529]&lt;[.$R$26]); AND([.D529]=[.$Q$27];[.$Q$25]&lt;[.F529];[.F529]&lt;[.$Q$26]);AND([.D529]=[.$R$27];[.$P$25]&lt;[.F529];[.F52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29]+1" office:value-type="float" office:value="528" calcext:value-type="float">
            <text:p>528</text:p>
          </table:table-cell>
          <table:table-cell table:formula="of:=INDIRECT(ADDRESS(8;16+MOD([.A530];[.$N$8])))" office:value-type="float" office:value="1" calcext:value-type="float">
            <text:p>1</text:p>
          </table:table-cell>
          <table:table-cell table:formula="of:=INDIRECT(ADDRESS(9;16+MOD([.A530]/[.$N$8];[.$N$9])))" office:value-type="float" office:value="36" calcext:value-type="float">
            <text:p>36</text:p>
          </table:table-cell>
          <table:table-cell table:formula="of:=INDIRECT(ADDRESS(10;16+MOD([.A530]/([.$N$8]*[.$N$9]);[.$N$10])))" office:value-type="float" office:value="3" calcext:value-type="float">
            <text:p>3</text:p>
          </table:table-cell>
          <table:table-cell table:formula="of:=INDIRECT(ADDRESS(11;16+MOD([.A530]/([.$N$8]*[.$N$9]*[.$N$10]);[.$N$11])))" office:value-type="float" office:value="8" calcext:value-type="float">
            <text:p>8</text:p>
          </table:table-cell>
          <table:table-cell table:formula="of:=[.E530]*[.C530]*[.$R$3]/[.B530]/[.D530]" office:value-type="float" office:value="8847360" calcext:value-type="float">
            <text:p>8847360</text:p>
          </table:table-cell>
          <table:table-cell table:style-name="ce7" table:formula="of:=IF(AND([.$Q$18]&lt;[.F530];[.F530]&lt;[.$Q$19]))" office:value-type="boolean" office:boolean-value="true" calcext:value-type="boolean">
            <text:p>TRUE</text:p>
          </table:table-cell>
          <table:table-cell table:style-name="ce9" table:formula="of:=IF(OR(AND([.D530]=[.$P$27];[.$R$25]&lt;[.F530];[.F530]&lt;[.$R$26]); AND([.D530]=[.$Q$27];[.$Q$25]&lt;[.F530];[.F530]&lt;[.$Q$26]);AND([.D530]=[.$R$27];[.$P$25]&lt;[.F530];[.F53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30]+1" office:value-type="float" office:value="529" calcext:value-type="float">
            <text:p>529</text:p>
          </table:table-cell>
          <table:table-cell table:formula="of:=INDIRECT(ADDRESS(8;16+MOD([.A531];[.$N$8])))" office:value-type="float" office:value="2" calcext:value-type="float">
            <text:p>2</text:p>
          </table:table-cell>
          <table:table-cell table:formula="of:=INDIRECT(ADDRESS(9;16+MOD([.A531]/[.$N$8];[.$N$9])))" office:value-type="float" office:value="36" calcext:value-type="float">
            <text:p>36</text:p>
          </table:table-cell>
          <table:table-cell table:formula="of:=INDIRECT(ADDRESS(10;16+MOD([.A531]/([.$N$8]*[.$N$9]);[.$N$10])))" office:value-type="float" office:value="3" calcext:value-type="float">
            <text:p>3</text:p>
          </table:table-cell>
          <table:table-cell table:formula="of:=INDIRECT(ADDRESS(11;16+MOD([.A531]/([.$N$8]*[.$N$9]*[.$N$10]);[.$N$11])))" office:value-type="float" office:value="8" calcext:value-type="float">
            <text:p>8</text:p>
          </table:table-cell>
          <table:table-cell table:formula="of:=[.E531]*[.C531]*[.$R$3]/[.B531]/[.D531]" office:value-type="float" office:value="4423680" calcext:value-type="float">
            <text:p>4423680</text:p>
          </table:table-cell>
          <table:table-cell table:style-name="ce7" table:formula="of:=IF(AND([.$Q$18]&lt;[.F531];[.F531]&lt;[.$Q$19]))" office:value-type="boolean" office:boolean-value="true" calcext:value-type="boolean">
            <text:p>TRUE</text:p>
          </table:table-cell>
          <table:table-cell table:style-name="ce9" table:formula="of:=IF(OR(AND([.D531]=[.$P$27];[.$R$25]&lt;[.F531];[.F531]&lt;[.$R$26]); AND([.D531]=[.$Q$27];[.$Q$25]&lt;[.F531];[.F531]&lt;[.$Q$26]);AND([.D531]=[.$R$27];[.$P$25]&lt;[.F531];[.F53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31]+1" office:value-type="float" office:value="530" calcext:value-type="float">
            <text:p>530</text:p>
          </table:table-cell>
          <table:table-cell table:formula="of:=INDIRECT(ADDRESS(8;16+MOD([.A532];[.$N$8])))" office:value-type="float" office:value="3" calcext:value-type="float">
            <text:p>3</text:p>
          </table:table-cell>
          <table:table-cell table:formula="of:=INDIRECT(ADDRESS(9;16+MOD([.A532]/[.$N$8];[.$N$9])))" office:value-type="float" office:value="36" calcext:value-type="float">
            <text:p>36</text:p>
          </table:table-cell>
          <table:table-cell table:formula="of:=INDIRECT(ADDRESS(10;16+MOD([.A532]/([.$N$8]*[.$N$9]);[.$N$10])))" office:value-type="float" office:value="3" calcext:value-type="float">
            <text:p>3</text:p>
          </table:table-cell>
          <table:table-cell table:formula="of:=INDIRECT(ADDRESS(11;16+MOD([.A532]/([.$N$8]*[.$N$9]*[.$N$10]);[.$N$11])))" office:value-type="float" office:value="8" calcext:value-type="float">
            <text:p>8</text:p>
          </table:table-cell>
          <table:table-cell table:formula="of:=[.E532]*[.C532]*[.$R$3]/[.B532]/[.D532]" office:value-type="float" office:value="2949120" calcext:value-type="float">
            <text:p>2949120</text:p>
          </table:table-cell>
          <table:table-cell table:style-name="ce7" table:formula="of:=IF(AND([.$Q$18]&lt;[.F532];[.F532]&lt;[.$Q$19]))" office:value-type="boolean" office:boolean-value="true" calcext:value-type="boolean">
            <text:p>TRUE</text:p>
          </table:table-cell>
          <table:table-cell table:style-name="ce9" table:formula="of:=IF(OR(AND([.D532]=[.$P$27];[.$R$25]&lt;[.F532];[.F532]&lt;[.$R$26]); AND([.D532]=[.$Q$27];[.$Q$25]&lt;[.F532];[.F532]&lt;[.$Q$26]);AND([.D532]=[.$R$27];[.$P$25]&lt;[.F532];[.F53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32]+1" office:value-type="float" office:value="531" calcext:value-type="float">
            <text:p>531</text:p>
          </table:table-cell>
          <table:table-cell table:formula="of:=INDIRECT(ADDRESS(8;16+MOD([.A533];[.$N$8])))" office:value-type="float" office:value="4" calcext:value-type="float">
            <text:p>4</text:p>
          </table:table-cell>
          <table:table-cell table:formula="of:=INDIRECT(ADDRESS(9;16+MOD([.A533]/[.$N$8];[.$N$9])))" office:value-type="float" office:value="36" calcext:value-type="float">
            <text:p>36</text:p>
          </table:table-cell>
          <table:table-cell table:formula="of:=INDIRECT(ADDRESS(10;16+MOD([.A533]/([.$N$8]*[.$N$9]);[.$N$10])))" office:value-type="float" office:value="3" calcext:value-type="float">
            <text:p>3</text:p>
          </table:table-cell>
          <table:table-cell table:formula="of:=INDIRECT(ADDRESS(11;16+MOD([.A533]/([.$N$8]*[.$N$9]*[.$N$10]);[.$N$11])))" office:value-type="float" office:value="8" calcext:value-type="float">
            <text:p>8</text:p>
          </table:table-cell>
          <table:table-cell table:formula="of:=[.E533]*[.C533]*[.$R$3]/[.B533]/[.D533]" office:value-type="float" office:value="2211840" calcext:value-type="float">
            <text:p>2211840</text:p>
          </table:table-cell>
          <table:table-cell table:style-name="ce7" table:formula="of:=IF(AND([.$Q$18]&lt;[.F533];[.F533]&lt;[.$Q$19]))" office:value-type="boolean" office:boolean-value="false" calcext:value-type="boolean">
            <text:p>FALSE</text:p>
          </table:table-cell>
          <table:table-cell table:style-name="ce9" table:formula="of:=IF(OR(AND([.D533]=[.$P$27];[.$R$25]&lt;[.F533];[.F533]&lt;[.$R$26]); AND([.D533]=[.$Q$27];[.$Q$25]&lt;[.F533];[.F533]&lt;[.$Q$26]);AND([.D533]=[.$R$27];[.$P$25]&lt;[.F533];[.F53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33]+1" office:value-type="float" office:value="532" calcext:value-type="float">
            <text:p>532</text:p>
          </table:table-cell>
          <table:table-cell table:formula="of:=INDIRECT(ADDRESS(8;16+MOD([.A534];[.$N$8])))" office:value-type="float" office:value="1" calcext:value-type="float">
            <text:p>1</text:p>
          </table:table-cell>
          <table:table-cell table:formula="of:=INDIRECT(ADDRESS(9;16+MOD([.A534]/[.$N$8];[.$N$9])))" office:value-type="float" office:value="37" calcext:value-type="float">
            <text:p>37</text:p>
          </table:table-cell>
          <table:table-cell table:formula="of:=INDIRECT(ADDRESS(10;16+MOD([.A534]/([.$N$8]*[.$N$9]);[.$N$10])))" office:value-type="float" office:value="3" calcext:value-type="float">
            <text:p>3</text:p>
          </table:table-cell>
          <table:table-cell table:formula="of:=INDIRECT(ADDRESS(11;16+MOD([.A534]/([.$N$8]*[.$N$9]*[.$N$10]);[.$N$11])))" office:value-type="float" office:value="8" calcext:value-type="float">
            <text:p>8</text:p>
          </table:table-cell>
          <table:table-cell table:formula="of:=[.E534]*[.C534]*[.$R$3]/[.B534]/[.D534]" office:value-type="float" office:value="9093120" calcext:value-type="float">
            <text:p>9093120</text:p>
          </table:table-cell>
          <table:table-cell table:style-name="ce7" table:formula="of:=IF(AND([.$Q$18]&lt;[.F534];[.F534]&lt;[.$Q$19]))" office:value-type="boolean" office:boolean-value="true" calcext:value-type="boolean">
            <text:p>TRUE</text:p>
          </table:table-cell>
          <table:table-cell table:style-name="ce9" table:formula="of:=IF(OR(AND([.D534]=[.$P$27];[.$R$25]&lt;[.F534];[.F534]&lt;[.$R$26]); AND([.D534]=[.$Q$27];[.$Q$25]&lt;[.F534];[.F534]&lt;[.$Q$26]);AND([.D534]=[.$R$27];[.$P$25]&lt;[.F534];[.F53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34]+1" office:value-type="float" office:value="533" calcext:value-type="float">
            <text:p>533</text:p>
          </table:table-cell>
          <table:table-cell table:formula="of:=INDIRECT(ADDRESS(8;16+MOD([.A535];[.$N$8])))" office:value-type="float" office:value="2" calcext:value-type="float">
            <text:p>2</text:p>
          </table:table-cell>
          <table:table-cell table:formula="of:=INDIRECT(ADDRESS(9;16+MOD([.A535]/[.$N$8];[.$N$9])))" office:value-type="float" office:value="37" calcext:value-type="float">
            <text:p>37</text:p>
          </table:table-cell>
          <table:table-cell table:formula="of:=INDIRECT(ADDRESS(10;16+MOD([.A535]/([.$N$8]*[.$N$9]);[.$N$10])))" office:value-type="float" office:value="3" calcext:value-type="float">
            <text:p>3</text:p>
          </table:table-cell>
          <table:table-cell table:formula="of:=INDIRECT(ADDRESS(11;16+MOD([.A535]/([.$N$8]*[.$N$9]*[.$N$10]);[.$N$11])))" office:value-type="float" office:value="8" calcext:value-type="float">
            <text:p>8</text:p>
          </table:table-cell>
          <table:table-cell table:formula="of:=[.E535]*[.C535]*[.$R$3]/[.B535]/[.D535]" office:value-type="float" office:value="4546560" calcext:value-type="float">
            <text:p>4546560</text:p>
          </table:table-cell>
          <table:table-cell table:style-name="ce7" table:formula="of:=IF(AND([.$Q$18]&lt;[.F535];[.F535]&lt;[.$Q$19]))" office:value-type="boolean" office:boolean-value="true" calcext:value-type="boolean">
            <text:p>TRUE</text:p>
          </table:table-cell>
          <table:table-cell table:style-name="ce9" table:formula="of:=IF(OR(AND([.D535]=[.$P$27];[.$R$25]&lt;[.F535];[.F535]&lt;[.$R$26]); AND([.D535]=[.$Q$27];[.$Q$25]&lt;[.F535];[.F535]&lt;[.$Q$26]);AND([.D535]=[.$R$27];[.$P$25]&lt;[.F535];[.F53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35]+1" office:value-type="float" office:value="534" calcext:value-type="float">
            <text:p>534</text:p>
          </table:table-cell>
          <table:table-cell table:formula="of:=INDIRECT(ADDRESS(8;16+MOD([.A536];[.$N$8])))" office:value-type="float" office:value="3" calcext:value-type="float">
            <text:p>3</text:p>
          </table:table-cell>
          <table:table-cell table:formula="of:=INDIRECT(ADDRESS(9;16+MOD([.A536]/[.$N$8];[.$N$9])))" office:value-type="float" office:value="37" calcext:value-type="float">
            <text:p>37</text:p>
          </table:table-cell>
          <table:table-cell table:formula="of:=INDIRECT(ADDRESS(10;16+MOD([.A536]/([.$N$8]*[.$N$9]);[.$N$10])))" office:value-type="float" office:value="3" calcext:value-type="float">
            <text:p>3</text:p>
          </table:table-cell>
          <table:table-cell table:formula="of:=INDIRECT(ADDRESS(11;16+MOD([.A536]/([.$N$8]*[.$N$9]*[.$N$10]);[.$N$11])))" office:value-type="float" office:value="8" calcext:value-type="float">
            <text:p>8</text:p>
          </table:table-cell>
          <table:table-cell table:formula="of:=[.E536]*[.C536]*[.$R$3]/[.B536]/[.D536]" office:value-type="float" office:value="3031040" calcext:value-type="float">
            <text:p>3031040</text:p>
          </table:table-cell>
          <table:table-cell table:style-name="ce7" table:formula="of:=IF(AND([.$Q$18]&lt;[.F536];[.F536]&lt;[.$Q$19]))" office:value-type="boolean" office:boolean-value="true" calcext:value-type="boolean">
            <text:p>TRUE</text:p>
          </table:table-cell>
          <table:table-cell table:style-name="ce9" table:formula="of:=IF(OR(AND([.D536]=[.$P$27];[.$R$25]&lt;[.F536];[.F536]&lt;[.$R$26]); AND([.D536]=[.$Q$27];[.$Q$25]&lt;[.F536];[.F536]&lt;[.$Q$26]);AND([.D536]=[.$R$27];[.$P$25]&lt;[.F536];[.F53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36]+1" office:value-type="float" office:value="535" calcext:value-type="float">
            <text:p>535</text:p>
          </table:table-cell>
          <table:table-cell table:formula="of:=INDIRECT(ADDRESS(8;16+MOD([.A537];[.$N$8])))" office:value-type="float" office:value="4" calcext:value-type="float">
            <text:p>4</text:p>
          </table:table-cell>
          <table:table-cell table:formula="of:=INDIRECT(ADDRESS(9;16+MOD([.A537]/[.$N$8];[.$N$9])))" office:value-type="float" office:value="37" calcext:value-type="float">
            <text:p>37</text:p>
          </table:table-cell>
          <table:table-cell table:formula="of:=INDIRECT(ADDRESS(10;16+MOD([.A537]/([.$N$8]*[.$N$9]);[.$N$10])))" office:value-type="float" office:value="3" calcext:value-type="float">
            <text:p>3</text:p>
          </table:table-cell>
          <table:table-cell table:formula="of:=INDIRECT(ADDRESS(11;16+MOD([.A537]/([.$N$8]*[.$N$9]*[.$N$10]);[.$N$11])))" office:value-type="float" office:value="8" calcext:value-type="float">
            <text:p>8</text:p>
          </table:table-cell>
          <table:table-cell table:formula="of:=[.E537]*[.C537]*[.$R$3]/[.B537]/[.D537]" office:value-type="float" office:value="2273280" calcext:value-type="float">
            <text:p>2273280</text:p>
          </table:table-cell>
          <table:table-cell table:style-name="ce7" table:formula="of:=IF(AND([.$Q$18]&lt;[.F537];[.F537]&lt;[.$Q$19]))" office:value-type="boolean" office:boolean-value="false" calcext:value-type="boolean">
            <text:p>FALSE</text:p>
          </table:table-cell>
          <table:table-cell table:style-name="ce9" table:formula="of:=IF(OR(AND([.D537]=[.$P$27];[.$R$25]&lt;[.F537];[.F537]&lt;[.$R$26]); AND([.D537]=[.$Q$27];[.$Q$25]&lt;[.F537];[.F537]&lt;[.$Q$26]);AND([.D537]=[.$R$27];[.$P$25]&lt;[.F537];[.F53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37]+1" office:value-type="float" office:value="536" calcext:value-type="float">
            <text:p>536</text:p>
          </table:table-cell>
          <table:table-cell table:formula="of:=INDIRECT(ADDRESS(8;16+MOD([.A538];[.$N$8])))" office:value-type="float" office:value="1" calcext:value-type="float">
            <text:p>1</text:p>
          </table:table-cell>
          <table:table-cell table:formula="of:=INDIRECT(ADDRESS(9;16+MOD([.A538]/[.$N$8];[.$N$9])))" office:value-type="float" office:value="38" calcext:value-type="float">
            <text:p>38</text:p>
          </table:table-cell>
          <table:table-cell table:formula="of:=INDIRECT(ADDRESS(10;16+MOD([.A538]/([.$N$8]*[.$N$9]);[.$N$10])))" office:value-type="float" office:value="3" calcext:value-type="float">
            <text:p>3</text:p>
          </table:table-cell>
          <table:table-cell table:formula="of:=INDIRECT(ADDRESS(11;16+MOD([.A538]/([.$N$8]*[.$N$9]*[.$N$10]);[.$N$11])))" office:value-type="float" office:value="8" calcext:value-type="float">
            <text:p>8</text:p>
          </table:table-cell>
          <table:table-cell table:formula="of:=[.E538]*[.C538]*[.$R$3]/[.B538]/[.D538]" office:value-type="float" office:value="9338880" calcext:value-type="float">
            <text:p>9338880</text:p>
          </table:table-cell>
          <table:table-cell table:style-name="ce7" table:formula="of:=IF(AND([.$Q$18]&lt;[.F538];[.F538]&lt;[.$Q$19]))" office:value-type="boolean" office:boolean-value="true" calcext:value-type="boolean">
            <text:p>TRUE</text:p>
          </table:table-cell>
          <table:table-cell table:style-name="ce9" table:formula="of:=IF(OR(AND([.D538]=[.$P$27];[.$R$25]&lt;[.F538];[.F538]&lt;[.$R$26]); AND([.D538]=[.$Q$27];[.$Q$25]&lt;[.F538];[.F538]&lt;[.$Q$26]);AND([.D538]=[.$R$27];[.$P$25]&lt;[.F538];[.F53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38]+1" office:value-type="float" office:value="537" calcext:value-type="float">
            <text:p>537</text:p>
          </table:table-cell>
          <table:table-cell table:formula="of:=INDIRECT(ADDRESS(8;16+MOD([.A539];[.$N$8])))" office:value-type="float" office:value="2" calcext:value-type="float">
            <text:p>2</text:p>
          </table:table-cell>
          <table:table-cell table:formula="of:=INDIRECT(ADDRESS(9;16+MOD([.A539]/[.$N$8];[.$N$9])))" office:value-type="float" office:value="38" calcext:value-type="float">
            <text:p>38</text:p>
          </table:table-cell>
          <table:table-cell table:formula="of:=INDIRECT(ADDRESS(10;16+MOD([.A539]/([.$N$8]*[.$N$9]);[.$N$10])))" office:value-type="float" office:value="3" calcext:value-type="float">
            <text:p>3</text:p>
          </table:table-cell>
          <table:table-cell table:formula="of:=INDIRECT(ADDRESS(11;16+MOD([.A539]/([.$N$8]*[.$N$9]*[.$N$10]);[.$N$11])))" office:value-type="float" office:value="8" calcext:value-type="float">
            <text:p>8</text:p>
          </table:table-cell>
          <table:table-cell table:formula="of:=[.E539]*[.C539]*[.$R$3]/[.B539]/[.D539]" office:value-type="float" office:value="4669440" calcext:value-type="float">
            <text:p>4669440</text:p>
          </table:table-cell>
          <table:table-cell table:style-name="ce7" table:formula="of:=IF(AND([.$Q$18]&lt;[.F539];[.F539]&lt;[.$Q$19]))" office:value-type="boolean" office:boolean-value="true" calcext:value-type="boolean">
            <text:p>TRUE</text:p>
          </table:table-cell>
          <table:table-cell table:style-name="ce9" table:formula="of:=IF(OR(AND([.D539]=[.$P$27];[.$R$25]&lt;[.F539];[.F539]&lt;[.$R$26]); AND([.D539]=[.$Q$27];[.$Q$25]&lt;[.F539];[.F539]&lt;[.$Q$26]);AND([.D539]=[.$R$27];[.$P$25]&lt;[.F539];[.F53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39]+1" office:value-type="float" office:value="538" calcext:value-type="float">
            <text:p>538</text:p>
          </table:table-cell>
          <table:table-cell table:formula="of:=INDIRECT(ADDRESS(8;16+MOD([.A540];[.$N$8])))" office:value-type="float" office:value="3" calcext:value-type="float">
            <text:p>3</text:p>
          </table:table-cell>
          <table:table-cell table:formula="of:=INDIRECT(ADDRESS(9;16+MOD([.A540]/[.$N$8];[.$N$9])))" office:value-type="float" office:value="38" calcext:value-type="float">
            <text:p>38</text:p>
          </table:table-cell>
          <table:table-cell table:formula="of:=INDIRECT(ADDRESS(10;16+MOD([.A540]/([.$N$8]*[.$N$9]);[.$N$10])))" office:value-type="float" office:value="3" calcext:value-type="float">
            <text:p>3</text:p>
          </table:table-cell>
          <table:table-cell table:formula="of:=INDIRECT(ADDRESS(11;16+MOD([.A540]/([.$N$8]*[.$N$9]*[.$N$10]);[.$N$11])))" office:value-type="float" office:value="8" calcext:value-type="float">
            <text:p>8</text:p>
          </table:table-cell>
          <table:table-cell table:formula="of:=[.E540]*[.C540]*[.$R$3]/[.B540]/[.D540]" office:value-type="float" office:value="3112960" calcext:value-type="float">
            <text:p>3112960</text:p>
          </table:table-cell>
          <table:table-cell table:style-name="ce7" table:formula="of:=IF(AND([.$Q$18]&lt;[.F540];[.F540]&lt;[.$Q$19]))" office:value-type="boolean" office:boolean-value="true" calcext:value-type="boolean">
            <text:p>TRUE</text:p>
          </table:table-cell>
          <table:table-cell table:style-name="ce9" table:formula="of:=IF(OR(AND([.D540]=[.$P$27];[.$R$25]&lt;[.F540];[.F540]&lt;[.$R$26]); AND([.D540]=[.$Q$27];[.$Q$25]&lt;[.F540];[.F540]&lt;[.$Q$26]);AND([.D540]=[.$R$27];[.$P$25]&lt;[.F540];[.F54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40]+1" office:value-type="float" office:value="539" calcext:value-type="float">
            <text:p>539</text:p>
          </table:table-cell>
          <table:table-cell table:formula="of:=INDIRECT(ADDRESS(8;16+MOD([.A541];[.$N$8])))" office:value-type="float" office:value="4" calcext:value-type="float">
            <text:p>4</text:p>
          </table:table-cell>
          <table:table-cell table:formula="of:=INDIRECT(ADDRESS(9;16+MOD([.A541]/[.$N$8];[.$N$9])))" office:value-type="float" office:value="38" calcext:value-type="float">
            <text:p>38</text:p>
          </table:table-cell>
          <table:table-cell table:formula="of:=INDIRECT(ADDRESS(10;16+MOD([.A541]/([.$N$8]*[.$N$9]);[.$N$10])))" office:value-type="float" office:value="3" calcext:value-type="float">
            <text:p>3</text:p>
          </table:table-cell>
          <table:table-cell table:formula="of:=INDIRECT(ADDRESS(11;16+MOD([.A541]/([.$N$8]*[.$N$9]*[.$N$10]);[.$N$11])))" office:value-type="float" office:value="8" calcext:value-type="float">
            <text:p>8</text:p>
          </table:table-cell>
          <table:table-cell table:formula="of:=[.E541]*[.C541]*[.$R$3]/[.B541]/[.D541]" office:value-type="float" office:value="2334720" calcext:value-type="float">
            <text:p>2334720</text:p>
          </table:table-cell>
          <table:table-cell table:style-name="ce7" table:formula="of:=IF(AND([.$Q$18]&lt;[.F541];[.F541]&lt;[.$Q$19]))" office:value-type="boolean" office:boolean-value="false" calcext:value-type="boolean">
            <text:p>FALSE</text:p>
          </table:table-cell>
          <table:table-cell table:style-name="ce9" table:formula="of:=IF(OR(AND([.D541]=[.$P$27];[.$R$25]&lt;[.F541];[.F541]&lt;[.$R$26]); AND([.D541]=[.$Q$27];[.$Q$25]&lt;[.F541];[.F541]&lt;[.$Q$26]);AND([.D541]=[.$R$27];[.$P$25]&lt;[.F541];[.F54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41]+1" office:value-type="float" office:value="540" calcext:value-type="float">
            <text:p>540</text:p>
          </table:table-cell>
          <table:table-cell table:formula="of:=INDIRECT(ADDRESS(8;16+MOD([.A542];[.$N$8])))" office:value-type="float" office:value="1" calcext:value-type="float">
            <text:p>1</text:p>
          </table:table-cell>
          <table:table-cell table:formula="of:=INDIRECT(ADDRESS(9;16+MOD([.A542]/[.$N$8];[.$N$9])))" office:value-type="float" office:value="39" calcext:value-type="float">
            <text:p>39</text:p>
          </table:table-cell>
          <table:table-cell table:formula="of:=INDIRECT(ADDRESS(10;16+MOD([.A542]/([.$N$8]*[.$N$9]);[.$N$10])))" office:value-type="float" office:value="3" calcext:value-type="float">
            <text:p>3</text:p>
          </table:table-cell>
          <table:table-cell table:formula="of:=INDIRECT(ADDRESS(11;16+MOD([.A542]/([.$N$8]*[.$N$9]*[.$N$10]);[.$N$11])))" office:value-type="float" office:value="8" calcext:value-type="float">
            <text:p>8</text:p>
          </table:table-cell>
          <table:table-cell table:formula="of:=[.E542]*[.C542]*[.$R$3]/[.B542]/[.D542]" office:value-type="float" office:value="9584640" calcext:value-type="float">
            <text:p>9584640</text:p>
          </table:table-cell>
          <table:table-cell table:style-name="ce7" table:formula="of:=IF(AND([.$Q$18]&lt;[.F542];[.F542]&lt;[.$Q$19]))" office:value-type="boolean" office:boolean-value="true" calcext:value-type="boolean">
            <text:p>TRUE</text:p>
          </table:table-cell>
          <table:table-cell table:style-name="ce9" table:formula="of:=IF(OR(AND([.D542]=[.$P$27];[.$R$25]&lt;[.F542];[.F542]&lt;[.$R$26]); AND([.D542]=[.$Q$27];[.$Q$25]&lt;[.F542];[.F542]&lt;[.$Q$26]);AND([.D542]=[.$R$27];[.$P$25]&lt;[.F542];[.F54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42]+1" office:value-type="float" office:value="541" calcext:value-type="float">
            <text:p>541</text:p>
          </table:table-cell>
          <table:table-cell table:formula="of:=INDIRECT(ADDRESS(8;16+MOD([.A543];[.$N$8])))" office:value-type="float" office:value="2" calcext:value-type="float">
            <text:p>2</text:p>
          </table:table-cell>
          <table:table-cell table:formula="of:=INDIRECT(ADDRESS(9;16+MOD([.A543]/[.$N$8];[.$N$9])))" office:value-type="float" office:value="39" calcext:value-type="float">
            <text:p>39</text:p>
          </table:table-cell>
          <table:table-cell table:formula="of:=INDIRECT(ADDRESS(10;16+MOD([.A543]/([.$N$8]*[.$N$9]);[.$N$10])))" office:value-type="float" office:value="3" calcext:value-type="float">
            <text:p>3</text:p>
          </table:table-cell>
          <table:table-cell table:formula="of:=INDIRECT(ADDRESS(11;16+MOD([.A543]/([.$N$8]*[.$N$9]*[.$N$10]);[.$N$11])))" office:value-type="float" office:value="8" calcext:value-type="float">
            <text:p>8</text:p>
          </table:table-cell>
          <table:table-cell table:formula="of:=[.E543]*[.C543]*[.$R$3]/[.B543]/[.D543]" office:value-type="float" office:value="4792320" calcext:value-type="float">
            <text:p>4792320</text:p>
          </table:table-cell>
          <table:table-cell table:style-name="ce7" table:formula="of:=IF(AND([.$Q$18]&lt;[.F543];[.F543]&lt;[.$Q$19]))" office:value-type="boolean" office:boolean-value="true" calcext:value-type="boolean">
            <text:p>TRUE</text:p>
          </table:table-cell>
          <table:table-cell table:style-name="ce9" table:formula="of:=IF(OR(AND([.D543]=[.$P$27];[.$R$25]&lt;[.F543];[.F543]&lt;[.$R$26]); AND([.D543]=[.$Q$27];[.$Q$25]&lt;[.F543];[.F543]&lt;[.$Q$26]);AND([.D543]=[.$R$27];[.$P$25]&lt;[.F543];[.F54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43]+1" office:value-type="float" office:value="542" calcext:value-type="float">
            <text:p>542</text:p>
          </table:table-cell>
          <table:table-cell table:formula="of:=INDIRECT(ADDRESS(8;16+MOD([.A544];[.$N$8])))" office:value-type="float" office:value="3" calcext:value-type="float">
            <text:p>3</text:p>
          </table:table-cell>
          <table:table-cell table:formula="of:=INDIRECT(ADDRESS(9;16+MOD([.A544]/[.$N$8];[.$N$9])))" office:value-type="float" office:value="39" calcext:value-type="float">
            <text:p>39</text:p>
          </table:table-cell>
          <table:table-cell table:formula="of:=INDIRECT(ADDRESS(10;16+MOD([.A544]/([.$N$8]*[.$N$9]);[.$N$10])))" office:value-type="float" office:value="3" calcext:value-type="float">
            <text:p>3</text:p>
          </table:table-cell>
          <table:table-cell table:formula="of:=INDIRECT(ADDRESS(11;16+MOD([.A544]/([.$N$8]*[.$N$9]*[.$N$10]);[.$N$11])))" office:value-type="float" office:value="8" calcext:value-type="float">
            <text:p>8</text:p>
          </table:table-cell>
          <table:table-cell table:formula="of:=[.E544]*[.C544]*[.$R$3]/[.B544]/[.D544]" office:value-type="float" office:value="3194880" calcext:value-type="float">
            <text:p>3194880</text:p>
          </table:table-cell>
          <table:table-cell table:style-name="ce7" table:formula="of:=IF(AND([.$Q$18]&lt;[.F544];[.F544]&lt;[.$Q$19]))" office:value-type="boolean" office:boolean-value="true" calcext:value-type="boolean">
            <text:p>TRUE</text:p>
          </table:table-cell>
          <table:table-cell table:style-name="ce9" table:formula="of:=IF(OR(AND([.D544]=[.$P$27];[.$R$25]&lt;[.F544];[.F544]&lt;[.$R$26]); AND([.D544]=[.$Q$27];[.$Q$25]&lt;[.F544];[.F544]&lt;[.$Q$26]);AND([.D544]=[.$R$27];[.$P$25]&lt;[.F544];[.F54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44]+1" office:value-type="float" office:value="543" calcext:value-type="float">
            <text:p>543</text:p>
          </table:table-cell>
          <table:table-cell table:formula="of:=INDIRECT(ADDRESS(8;16+MOD([.A545];[.$N$8])))" office:value-type="float" office:value="4" calcext:value-type="float">
            <text:p>4</text:p>
          </table:table-cell>
          <table:table-cell table:formula="of:=INDIRECT(ADDRESS(9;16+MOD([.A545]/[.$N$8];[.$N$9])))" office:value-type="float" office:value="39" calcext:value-type="float">
            <text:p>39</text:p>
          </table:table-cell>
          <table:table-cell table:formula="of:=INDIRECT(ADDRESS(10;16+MOD([.A545]/([.$N$8]*[.$N$9]);[.$N$10])))" office:value-type="float" office:value="3" calcext:value-type="float">
            <text:p>3</text:p>
          </table:table-cell>
          <table:table-cell table:formula="of:=INDIRECT(ADDRESS(11;16+MOD([.A545]/([.$N$8]*[.$N$9]*[.$N$10]);[.$N$11])))" office:value-type="float" office:value="8" calcext:value-type="float">
            <text:p>8</text:p>
          </table:table-cell>
          <table:table-cell table:formula="of:=[.E545]*[.C545]*[.$R$3]/[.B545]/[.D545]" office:value-type="float" office:value="2396160" calcext:value-type="float">
            <text:p>2396160</text:p>
          </table:table-cell>
          <table:table-cell table:style-name="ce7" table:formula="of:=IF(AND([.$Q$18]&lt;[.F545];[.F545]&lt;[.$Q$19]))" office:value-type="boolean" office:boolean-value="false" calcext:value-type="boolean">
            <text:p>FALSE</text:p>
          </table:table-cell>
          <table:table-cell table:style-name="ce9" table:formula="of:=IF(OR(AND([.D545]=[.$P$27];[.$R$25]&lt;[.F545];[.F545]&lt;[.$R$26]); AND([.D545]=[.$Q$27];[.$Q$25]&lt;[.F545];[.F545]&lt;[.$Q$26]);AND([.D545]=[.$R$27];[.$P$25]&lt;[.F545];[.F54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45]+1" office:value-type="float" office:value="544" calcext:value-type="float">
            <text:p>544</text:p>
          </table:table-cell>
          <table:table-cell table:formula="of:=INDIRECT(ADDRESS(8;16+MOD([.A546];[.$N$8])))" office:value-type="float" office:value="1" calcext:value-type="float">
            <text:p>1</text:p>
          </table:table-cell>
          <table:table-cell table:formula="of:=INDIRECT(ADDRESS(9;16+MOD([.A546]/[.$N$8];[.$N$9])))" office:value-type="float" office:value="40" calcext:value-type="float">
            <text:p>40</text:p>
          </table:table-cell>
          <table:table-cell table:formula="of:=INDIRECT(ADDRESS(10;16+MOD([.A546]/([.$N$8]*[.$N$9]);[.$N$10])))" office:value-type="float" office:value="3" calcext:value-type="float">
            <text:p>3</text:p>
          </table:table-cell>
          <table:table-cell table:formula="of:=INDIRECT(ADDRESS(11;16+MOD([.A546]/([.$N$8]*[.$N$9]*[.$N$10]);[.$N$11])))" office:value-type="float" office:value="8" calcext:value-type="float">
            <text:p>8</text:p>
          </table:table-cell>
          <table:table-cell table:formula="of:=[.E546]*[.C546]*[.$R$3]/[.B546]/[.D546]" office:value-type="float" office:value="9830400" calcext:value-type="float">
            <text:p>9830400</text:p>
          </table:table-cell>
          <table:table-cell table:style-name="ce7" table:formula="of:=IF(AND([.$Q$18]&lt;[.F546];[.F546]&lt;[.$Q$19]))" office:value-type="boolean" office:boolean-value="true" calcext:value-type="boolean">
            <text:p>TRUE</text:p>
          </table:table-cell>
          <table:table-cell table:style-name="ce9" table:formula="of:=IF(OR(AND([.D546]=[.$P$27];[.$R$25]&lt;[.F546];[.F546]&lt;[.$R$26]); AND([.D546]=[.$Q$27];[.$Q$25]&lt;[.F546];[.F546]&lt;[.$Q$26]);AND([.D546]=[.$R$27];[.$P$25]&lt;[.F546];[.F54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46]+1" office:value-type="float" office:value="545" calcext:value-type="float">
            <text:p>545</text:p>
          </table:table-cell>
          <table:table-cell table:formula="of:=INDIRECT(ADDRESS(8;16+MOD([.A547];[.$N$8])))" office:value-type="float" office:value="2" calcext:value-type="float">
            <text:p>2</text:p>
          </table:table-cell>
          <table:table-cell table:formula="of:=INDIRECT(ADDRESS(9;16+MOD([.A547]/[.$N$8];[.$N$9])))" office:value-type="float" office:value="40" calcext:value-type="float">
            <text:p>40</text:p>
          </table:table-cell>
          <table:table-cell table:formula="of:=INDIRECT(ADDRESS(10;16+MOD([.A547]/([.$N$8]*[.$N$9]);[.$N$10])))" office:value-type="float" office:value="3" calcext:value-type="float">
            <text:p>3</text:p>
          </table:table-cell>
          <table:table-cell table:formula="of:=INDIRECT(ADDRESS(11;16+MOD([.A547]/([.$N$8]*[.$N$9]*[.$N$10]);[.$N$11])))" office:value-type="float" office:value="8" calcext:value-type="float">
            <text:p>8</text:p>
          </table:table-cell>
          <table:table-cell table:formula="of:=[.E547]*[.C547]*[.$R$3]/[.B547]/[.D547]" office:value-type="float" office:value="4915200" calcext:value-type="float">
            <text:p>4915200</text:p>
          </table:table-cell>
          <table:table-cell table:style-name="ce7" table:formula="of:=IF(AND([.$Q$18]&lt;[.F547];[.F547]&lt;[.$Q$19]))" office:value-type="boolean" office:boolean-value="true" calcext:value-type="boolean">
            <text:p>TRUE</text:p>
          </table:table-cell>
          <table:table-cell table:style-name="ce9" table:formula="of:=IF(OR(AND([.D547]=[.$P$27];[.$R$25]&lt;[.F547];[.F547]&lt;[.$R$26]); AND([.D547]=[.$Q$27];[.$Q$25]&lt;[.F547];[.F547]&lt;[.$Q$26]);AND([.D547]=[.$R$27];[.$P$25]&lt;[.F547];[.F54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47]+1" office:value-type="float" office:value="546" calcext:value-type="float">
            <text:p>546</text:p>
          </table:table-cell>
          <table:table-cell table:formula="of:=INDIRECT(ADDRESS(8;16+MOD([.A548];[.$N$8])))" office:value-type="float" office:value="3" calcext:value-type="float">
            <text:p>3</text:p>
          </table:table-cell>
          <table:table-cell table:formula="of:=INDIRECT(ADDRESS(9;16+MOD([.A548]/[.$N$8];[.$N$9])))" office:value-type="float" office:value="40" calcext:value-type="float">
            <text:p>40</text:p>
          </table:table-cell>
          <table:table-cell table:formula="of:=INDIRECT(ADDRESS(10;16+MOD([.A548]/([.$N$8]*[.$N$9]);[.$N$10])))" office:value-type="float" office:value="3" calcext:value-type="float">
            <text:p>3</text:p>
          </table:table-cell>
          <table:table-cell table:formula="of:=INDIRECT(ADDRESS(11;16+MOD([.A548]/([.$N$8]*[.$N$9]*[.$N$10]);[.$N$11])))" office:value-type="float" office:value="8" calcext:value-type="float">
            <text:p>8</text:p>
          </table:table-cell>
          <table:table-cell table:formula="of:=[.E548]*[.C548]*[.$R$3]/[.B548]/[.D548]" office:value-type="float" office:value="3276800" calcext:value-type="float">
            <text:p>3276800</text:p>
          </table:table-cell>
          <table:table-cell table:style-name="ce7" table:formula="of:=IF(AND([.$Q$18]&lt;[.F548];[.F548]&lt;[.$Q$19]))" office:value-type="boolean" office:boolean-value="true" calcext:value-type="boolean">
            <text:p>TRUE</text:p>
          </table:table-cell>
          <table:table-cell table:style-name="ce9" table:formula="of:=IF(OR(AND([.D548]=[.$P$27];[.$R$25]&lt;[.F548];[.F548]&lt;[.$R$26]); AND([.D548]=[.$Q$27];[.$Q$25]&lt;[.F548];[.F548]&lt;[.$Q$26]);AND([.D548]=[.$R$27];[.$P$25]&lt;[.F548];[.F54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48]+1" office:value-type="float" office:value="547" calcext:value-type="float">
            <text:p>547</text:p>
          </table:table-cell>
          <table:table-cell table:formula="of:=INDIRECT(ADDRESS(8;16+MOD([.A549];[.$N$8])))" office:value-type="float" office:value="4" calcext:value-type="float">
            <text:p>4</text:p>
          </table:table-cell>
          <table:table-cell table:formula="of:=INDIRECT(ADDRESS(9;16+MOD([.A549]/[.$N$8];[.$N$9])))" office:value-type="float" office:value="40" calcext:value-type="float">
            <text:p>40</text:p>
          </table:table-cell>
          <table:table-cell table:formula="of:=INDIRECT(ADDRESS(10;16+MOD([.A549]/([.$N$8]*[.$N$9]);[.$N$10])))" office:value-type="float" office:value="3" calcext:value-type="float">
            <text:p>3</text:p>
          </table:table-cell>
          <table:table-cell table:formula="of:=INDIRECT(ADDRESS(11;16+MOD([.A549]/([.$N$8]*[.$N$9]*[.$N$10]);[.$N$11])))" office:value-type="float" office:value="8" calcext:value-type="float">
            <text:p>8</text:p>
          </table:table-cell>
          <table:table-cell table:formula="of:=[.E549]*[.C549]*[.$R$3]/[.B549]/[.D549]" office:value-type="float" office:value="2457600" calcext:value-type="float">
            <text:p>2457600</text:p>
          </table:table-cell>
          <table:table-cell table:style-name="ce7" table:formula="of:=IF(AND([.$Q$18]&lt;[.F549];[.F549]&lt;[.$Q$19]))" office:value-type="boolean" office:boolean-value="false" calcext:value-type="boolean">
            <text:p>FALSE</text:p>
          </table:table-cell>
          <table:table-cell table:style-name="ce9" table:formula="of:=IF(OR(AND([.D549]=[.$P$27];[.$R$25]&lt;[.F549];[.F549]&lt;[.$R$26]); AND([.D549]=[.$Q$27];[.$Q$25]&lt;[.F549];[.F549]&lt;[.$Q$26]);AND([.D549]=[.$R$27];[.$P$25]&lt;[.F549];[.F54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49]+1" office:value-type="float" office:value="548" calcext:value-type="float">
            <text:p>548</text:p>
          </table:table-cell>
          <table:table-cell table:formula="of:=INDIRECT(ADDRESS(8;16+MOD([.A550];[.$N$8])))" office:value-type="float" office:value="1" calcext:value-type="float">
            <text:p>1</text:p>
          </table:table-cell>
          <table:table-cell table:formula="of:=INDIRECT(ADDRESS(9;16+MOD([.A550]/[.$N$8];[.$N$9])))" office:value-type="float" office:value="41" calcext:value-type="float">
            <text:p>41</text:p>
          </table:table-cell>
          <table:table-cell table:formula="of:=INDIRECT(ADDRESS(10;16+MOD([.A550]/([.$N$8]*[.$N$9]);[.$N$10])))" office:value-type="float" office:value="3" calcext:value-type="float">
            <text:p>3</text:p>
          </table:table-cell>
          <table:table-cell table:formula="of:=INDIRECT(ADDRESS(11;16+MOD([.A550]/([.$N$8]*[.$N$9]*[.$N$10]);[.$N$11])))" office:value-type="float" office:value="8" calcext:value-type="float">
            <text:p>8</text:p>
          </table:table-cell>
          <table:table-cell table:formula="of:=[.E550]*[.C550]*[.$R$3]/[.B550]/[.D550]" office:value-type="float" office:value="10076160" calcext:value-type="float">
            <text:p>10076160</text:p>
          </table:table-cell>
          <table:table-cell table:style-name="ce7" table:formula="of:=IF(AND([.$Q$18]&lt;[.F550];[.F550]&lt;[.$Q$19]))" office:value-type="boolean" office:boolean-value="true" calcext:value-type="boolean">
            <text:p>TRUE</text:p>
          </table:table-cell>
          <table:table-cell table:style-name="ce9" table:formula="of:=IF(OR(AND([.D550]=[.$P$27];[.$R$25]&lt;[.F550];[.F550]&lt;[.$R$26]); AND([.D550]=[.$Q$27];[.$Q$25]&lt;[.F550];[.F550]&lt;[.$Q$26]);AND([.D550]=[.$R$27];[.$P$25]&lt;[.F550];[.F55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50]+1" office:value-type="float" office:value="549" calcext:value-type="float">
            <text:p>549</text:p>
          </table:table-cell>
          <table:table-cell table:formula="of:=INDIRECT(ADDRESS(8;16+MOD([.A551];[.$N$8])))" office:value-type="float" office:value="2" calcext:value-type="float">
            <text:p>2</text:p>
          </table:table-cell>
          <table:table-cell table:formula="of:=INDIRECT(ADDRESS(9;16+MOD([.A551]/[.$N$8];[.$N$9])))" office:value-type="float" office:value="41" calcext:value-type="float">
            <text:p>41</text:p>
          </table:table-cell>
          <table:table-cell table:formula="of:=INDIRECT(ADDRESS(10;16+MOD([.A551]/([.$N$8]*[.$N$9]);[.$N$10])))" office:value-type="float" office:value="3" calcext:value-type="float">
            <text:p>3</text:p>
          </table:table-cell>
          <table:table-cell table:formula="of:=INDIRECT(ADDRESS(11;16+MOD([.A551]/([.$N$8]*[.$N$9]*[.$N$10]);[.$N$11])))" office:value-type="float" office:value="8" calcext:value-type="float">
            <text:p>8</text:p>
          </table:table-cell>
          <table:table-cell table:formula="of:=[.E551]*[.C551]*[.$R$3]/[.B551]/[.D551]" office:value-type="float" office:value="5038080" calcext:value-type="float">
            <text:p>5038080</text:p>
          </table:table-cell>
          <table:table-cell table:style-name="ce7" table:formula="of:=IF(AND([.$Q$18]&lt;[.F551];[.F551]&lt;[.$Q$19]))" office:value-type="boolean" office:boolean-value="true" calcext:value-type="boolean">
            <text:p>TRUE</text:p>
          </table:table-cell>
          <table:table-cell table:style-name="ce9" table:formula="of:=IF(OR(AND([.D551]=[.$P$27];[.$R$25]&lt;[.F551];[.F551]&lt;[.$R$26]); AND([.D551]=[.$Q$27];[.$Q$25]&lt;[.F551];[.F551]&lt;[.$Q$26]);AND([.D551]=[.$R$27];[.$P$25]&lt;[.F551];[.F55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51]+1" office:value-type="float" office:value="550" calcext:value-type="float">
            <text:p>550</text:p>
          </table:table-cell>
          <table:table-cell table:formula="of:=INDIRECT(ADDRESS(8;16+MOD([.A552];[.$N$8])))" office:value-type="float" office:value="3" calcext:value-type="float">
            <text:p>3</text:p>
          </table:table-cell>
          <table:table-cell table:formula="of:=INDIRECT(ADDRESS(9;16+MOD([.A552]/[.$N$8];[.$N$9])))" office:value-type="float" office:value="41" calcext:value-type="float">
            <text:p>41</text:p>
          </table:table-cell>
          <table:table-cell table:formula="of:=INDIRECT(ADDRESS(10;16+MOD([.A552]/([.$N$8]*[.$N$9]);[.$N$10])))" office:value-type="float" office:value="3" calcext:value-type="float">
            <text:p>3</text:p>
          </table:table-cell>
          <table:table-cell table:formula="of:=INDIRECT(ADDRESS(11;16+MOD([.A552]/([.$N$8]*[.$N$9]*[.$N$10]);[.$N$11])))" office:value-type="float" office:value="8" calcext:value-type="float">
            <text:p>8</text:p>
          </table:table-cell>
          <table:table-cell table:formula="of:=[.E552]*[.C552]*[.$R$3]/[.B552]/[.D552]" office:value-type="float" office:value="3358720" calcext:value-type="float">
            <text:p>3358720</text:p>
          </table:table-cell>
          <table:table-cell table:style-name="ce7" table:formula="of:=IF(AND([.$Q$18]&lt;[.F552];[.F552]&lt;[.$Q$19]))" office:value-type="boolean" office:boolean-value="true" calcext:value-type="boolean">
            <text:p>TRUE</text:p>
          </table:table-cell>
          <table:table-cell table:style-name="ce9" table:formula="of:=IF(OR(AND([.D552]=[.$P$27];[.$R$25]&lt;[.F552];[.F552]&lt;[.$R$26]); AND([.D552]=[.$Q$27];[.$Q$25]&lt;[.F552];[.F552]&lt;[.$Q$26]);AND([.D552]=[.$R$27];[.$P$25]&lt;[.F552];[.F55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52]+1" office:value-type="float" office:value="551" calcext:value-type="float">
            <text:p>551</text:p>
          </table:table-cell>
          <table:table-cell table:formula="of:=INDIRECT(ADDRESS(8;16+MOD([.A553];[.$N$8])))" office:value-type="float" office:value="4" calcext:value-type="float">
            <text:p>4</text:p>
          </table:table-cell>
          <table:table-cell table:formula="of:=INDIRECT(ADDRESS(9;16+MOD([.A553]/[.$N$8];[.$N$9])))" office:value-type="float" office:value="41" calcext:value-type="float">
            <text:p>41</text:p>
          </table:table-cell>
          <table:table-cell table:formula="of:=INDIRECT(ADDRESS(10;16+MOD([.A553]/([.$N$8]*[.$N$9]);[.$N$10])))" office:value-type="float" office:value="3" calcext:value-type="float">
            <text:p>3</text:p>
          </table:table-cell>
          <table:table-cell table:formula="of:=INDIRECT(ADDRESS(11;16+MOD([.A553]/([.$N$8]*[.$N$9]*[.$N$10]);[.$N$11])))" office:value-type="float" office:value="8" calcext:value-type="float">
            <text:p>8</text:p>
          </table:table-cell>
          <table:table-cell table:formula="of:=[.E553]*[.C553]*[.$R$3]/[.B553]/[.D553]" office:value-type="float" office:value="2519040" calcext:value-type="float">
            <text:p>2519040</text:p>
          </table:table-cell>
          <table:table-cell table:style-name="ce7" table:formula="of:=IF(AND([.$Q$18]&lt;[.F553];[.F553]&lt;[.$Q$19]))" office:value-type="boolean" office:boolean-value="false" calcext:value-type="boolean">
            <text:p>FALSE</text:p>
          </table:table-cell>
          <table:table-cell table:style-name="ce9" table:formula="of:=IF(OR(AND([.D553]=[.$P$27];[.$R$25]&lt;[.F553];[.F553]&lt;[.$R$26]); AND([.D553]=[.$Q$27];[.$Q$25]&lt;[.F553];[.F553]&lt;[.$Q$26]);AND([.D553]=[.$R$27];[.$P$25]&lt;[.F553];[.F55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53]+1" office:value-type="float" office:value="552" calcext:value-type="float">
            <text:p>552</text:p>
          </table:table-cell>
          <table:table-cell table:formula="of:=INDIRECT(ADDRESS(8;16+MOD([.A554];[.$N$8])))" office:value-type="float" office:value="1" calcext:value-type="float">
            <text:p>1</text:p>
          </table:table-cell>
          <table:table-cell table:formula="of:=INDIRECT(ADDRESS(9;16+MOD([.A554]/[.$N$8];[.$N$9])))" office:value-type="float" office:value="42" calcext:value-type="float">
            <text:p>42</text:p>
          </table:table-cell>
          <table:table-cell table:formula="of:=INDIRECT(ADDRESS(10;16+MOD([.A554]/([.$N$8]*[.$N$9]);[.$N$10])))" office:value-type="float" office:value="3" calcext:value-type="float">
            <text:p>3</text:p>
          </table:table-cell>
          <table:table-cell table:formula="of:=INDIRECT(ADDRESS(11;16+MOD([.A554]/([.$N$8]*[.$N$9]*[.$N$10]);[.$N$11])))" office:value-type="float" office:value="8" calcext:value-type="float">
            <text:p>8</text:p>
          </table:table-cell>
          <table:table-cell table:formula="of:=[.E554]*[.C554]*[.$R$3]/[.B554]/[.D554]" office:value-type="float" office:value="10321920" calcext:value-type="float">
            <text:p>10321920</text:p>
          </table:table-cell>
          <table:table-cell table:style-name="ce7" table:formula="of:=IF(AND([.$Q$18]&lt;[.F554];[.F554]&lt;[.$Q$19]))" office:value-type="boolean" office:boolean-value="true" calcext:value-type="boolean">
            <text:p>TRUE</text:p>
          </table:table-cell>
          <table:table-cell table:style-name="ce9" table:formula="of:=IF(OR(AND([.D554]=[.$P$27];[.$R$25]&lt;[.F554];[.F554]&lt;[.$R$26]); AND([.D554]=[.$Q$27];[.$Q$25]&lt;[.F554];[.F554]&lt;[.$Q$26]);AND([.D554]=[.$R$27];[.$P$25]&lt;[.F554];[.F55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54]+1" office:value-type="float" office:value="553" calcext:value-type="float">
            <text:p>553</text:p>
          </table:table-cell>
          <table:table-cell table:formula="of:=INDIRECT(ADDRESS(8;16+MOD([.A555];[.$N$8])))" office:value-type="float" office:value="2" calcext:value-type="float">
            <text:p>2</text:p>
          </table:table-cell>
          <table:table-cell table:formula="of:=INDIRECT(ADDRESS(9;16+MOD([.A555]/[.$N$8];[.$N$9])))" office:value-type="float" office:value="42" calcext:value-type="float">
            <text:p>42</text:p>
          </table:table-cell>
          <table:table-cell table:formula="of:=INDIRECT(ADDRESS(10;16+MOD([.A555]/([.$N$8]*[.$N$9]);[.$N$10])))" office:value-type="float" office:value="3" calcext:value-type="float">
            <text:p>3</text:p>
          </table:table-cell>
          <table:table-cell table:formula="of:=INDIRECT(ADDRESS(11;16+MOD([.A555]/([.$N$8]*[.$N$9]*[.$N$10]);[.$N$11])))" office:value-type="float" office:value="8" calcext:value-type="float">
            <text:p>8</text:p>
          </table:table-cell>
          <table:table-cell table:formula="of:=[.E555]*[.C555]*[.$R$3]/[.B555]/[.D555]" office:value-type="float" office:value="5160960" calcext:value-type="float">
            <text:p>5160960</text:p>
          </table:table-cell>
          <table:table-cell table:style-name="ce7" table:formula="of:=IF(AND([.$Q$18]&lt;[.F555];[.F555]&lt;[.$Q$19]))" office:value-type="boolean" office:boolean-value="true" calcext:value-type="boolean">
            <text:p>TRUE</text:p>
          </table:table-cell>
          <table:table-cell table:style-name="ce9" table:formula="of:=IF(OR(AND([.D555]=[.$P$27];[.$R$25]&lt;[.F555];[.F555]&lt;[.$R$26]); AND([.D555]=[.$Q$27];[.$Q$25]&lt;[.F555];[.F555]&lt;[.$Q$26]);AND([.D555]=[.$R$27];[.$P$25]&lt;[.F555];[.F55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55]+1" office:value-type="float" office:value="554" calcext:value-type="float">
            <text:p>554</text:p>
          </table:table-cell>
          <table:table-cell table:formula="of:=INDIRECT(ADDRESS(8;16+MOD([.A556];[.$N$8])))" office:value-type="float" office:value="3" calcext:value-type="float">
            <text:p>3</text:p>
          </table:table-cell>
          <table:table-cell table:formula="of:=INDIRECT(ADDRESS(9;16+MOD([.A556]/[.$N$8];[.$N$9])))" office:value-type="float" office:value="42" calcext:value-type="float">
            <text:p>42</text:p>
          </table:table-cell>
          <table:table-cell table:formula="of:=INDIRECT(ADDRESS(10;16+MOD([.A556]/([.$N$8]*[.$N$9]);[.$N$10])))" office:value-type="float" office:value="3" calcext:value-type="float">
            <text:p>3</text:p>
          </table:table-cell>
          <table:table-cell table:formula="of:=INDIRECT(ADDRESS(11;16+MOD([.A556]/([.$N$8]*[.$N$9]*[.$N$10]);[.$N$11])))" office:value-type="float" office:value="8" calcext:value-type="float">
            <text:p>8</text:p>
          </table:table-cell>
          <table:table-cell table:formula="of:=[.E556]*[.C556]*[.$R$3]/[.B556]/[.D556]" office:value-type="float" office:value="3440640" calcext:value-type="float">
            <text:p>3440640</text:p>
          </table:table-cell>
          <table:table-cell table:style-name="ce7" table:formula="of:=IF(AND([.$Q$18]&lt;[.F556];[.F556]&lt;[.$Q$19]))" office:value-type="boolean" office:boolean-value="true" calcext:value-type="boolean">
            <text:p>TRUE</text:p>
          </table:table-cell>
          <table:table-cell table:style-name="ce9" table:formula="of:=IF(OR(AND([.D556]=[.$P$27];[.$R$25]&lt;[.F556];[.F556]&lt;[.$R$26]); AND([.D556]=[.$Q$27];[.$Q$25]&lt;[.F556];[.F556]&lt;[.$Q$26]);AND([.D556]=[.$R$27];[.$P$25]&lt;[.F556];[.F55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56]+1" office:value-type="float" office:value="555" calcext:value-type="float">
            <text:p>555</text:p>
          </table:table-cell>
          <table:table-cell table:formula="of:=INDIRECT(ADDRESS(8;16+MOD([.A557];[.$N$8])))" office:value-type="float" office:value="4" calcext:value-type="float">
            <text:p>4</text:p>
          </table:table-cell>
          <table:table-cell table:formula="of:=INDIRECT(ADDRESS(9;16+MOD([.A557]/[.$N$8];[.$N$9])))" office:value-type="float" office:value="42" calcext:value-type="float">
            <text:p>42</text:p>
          </table:table-cell>
          <table:table-cell table:formula="of:=INDIRECT(ADDRESS(10;16+MOD([.A557]/([.$N$8]*[.$N$9]);[.$N$10])))" office:value-type="float" office:value="3" calcext:value-type="float">
            <text:p>3</text:p>
          </table:table-cell>
          <table:table-cell table:formula="of:=INDIRECT(ADDRESS(11;16+MOD([.A557]/([.$N$8]*[.$N$9]*[.$N$10]);[.$N$11])))" office:value-type="float" office:value="8" calcext:value-type="float">
            <text:p>8</text:p>
          </table:table-cell>
          <table:table-cell table:formula="of:=[.E557]*[.C557]*[.$R$3]/[.B557]/[.D557]" office:value-type="float" office:value="2580480" calcext:value-type="float">
            <text:p>2580480</text:p>
          </table:table-cell>
          <table:table-cell table:style-name="ce7" table:formula="of:=IF(AND([.$Q$18]&lt;[.F557];[.F557]&lt;[.$Q$19]))" office:value-type="boolean" office:boolean-value="false" calcext:value-type="boolean">
            <text:p>FALSE</text:p>
          </table:table-cell>
          <table:table-cell table:style-name="ce9" table:formula="of:=IF(OR(AND([.D557]=[.$P$27];[.$R$25]&lt;[.F557];[.F557]&lt;[.$R$26]); AND([.D557]=[.$Q$27];[.$Q$25]&lt;[.F557];[.F557]&lt;[.$Q$26]);AND([.D557]=[.$R$27];[.$P$25]&lt;[.F557];[.F55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57]+1" office:value-type="float" office:value="556" calcext:value-type="float">
            <text:p>556</text:p>
          </table:table-cell>
          <table:table-cell table:formula="of:=INDIRECT(ADDRESS(8;16+MOD([.A558];[.$N$8])))" office:value-type="float" office:value="1" calcext:value-type="float">
            <text:p>1</text:p>
          </table:table-cell>
          <table:table-cell table:formula="of:=INDIRECT(ADDRESS(9;16+MOD([.A558]/[.$N$8];[.$N$9])))" office:value-type="float" office:value="43" calcext:value-type="float">
            <text:p>43</text:p>
          </table:table-cell>
          <table:table-cell table:formula="of:=INDIRECT(ADDRESS(10;16+MOD([.A558]/([.$N$8]*[.$N$9]);[.$N$10])))" office:value-type="float" office:value="3" calcext:value-type="float">
            <text:p>3</text:p>
          </table:table-cell>
          <table:table-cell table:formula="of:=INDIRECT(ADDRESS(11;16+MOD([.A558]/([.$N$8]*[.$N$9]*[.$N$10]);[.$N$11])))" office:value-type="float" office:value="8" calcext:value-type="float">
            <text:p>8</text:p>
          </table:table-cell>
          <table:table-cell table:formula="of:=[.E558]*[.C558]*[.$R$3]/[.B558]/[.D558]" office:value-type="float" office:value="10567680" calcext:value-type="float">
            <text:p>10567680</text:p>
          </table:table-cell>
          <table:table-cell table:style-name="ce7" table:formula="of:=IF(AND([.$Q$18]&lt;[.F558];[.F558]&lt;[.$Q$19]))" office:value-type="boolean" office:boolean-value="true" calcext:value-type="boolean">
            <text:p>TRUE</text:p>
          </table:table-cell>
          <table:table-cell table:style-name="ce9" table:formula="of:=IF(OR(AND([.D558]=[.$P$27];[.$R$25]&lt;[.F558];[.F558]&lt;[.$R$26]); AND([.D558]=[.$Q$27];[.$Q$25]&lt;[.F558];[.F558]&lt;[.$Q$26]);AND([.D558]=[.$R$27];[.$P$25]&lt;[.F558];[.F55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58]+1" office:value-type="float" office:value="557" calcext:value-type="float">
            <text:p>557</text:p>
          </table:table-cell>
          <table:table-cell table:formula="of:=INDIRECT(ADDRESS(8;16+MOD([.A559];[.$N$8])))" office:value-type="float" office:value="2" calcext:value-type="float">
            <text:p>2</text:p>
          </table:table-cell>
          <table:table-cell table:formula="of:=INDIRECT(ADDRESS(9;16+MOD([.A559]/[.$N$8];[.$N$9])))" office:value-type="float" office:value="43" calcext:value-type="float">
            <text:p>43</text:p>
          </table:table-cell>
          <table:table-cell table:formula="of:=INDIRECT(ADDRESS(10;16+MOD([.A559]/([.$N$8]*[.$N$9]);[.$N$10])))" office:value-type="float" office:value="3" calcext:value-type="float">
            <text:p>3</text:p>
          </table:table-cell>
          <table:table-cell table:formula="of:=INDIRECT(ADDRESS(11;16+MOD([.A559]/([.$N$8]*[.$N$9]*[.$N$10]);[.$N$11])))" office:value-type="float" office:value="8" calcext:value-type="float">
            <text:p>8</text:p>
          </table:table-cell>
          <table:table-cell table:formula="of:=[.E559]*[.C559]*[.$R$3]/[.B559]/[.D559]" office:value-type="float" office:value="5283840" calcext:value-type="float">
            <text:p>5283840</text:p>
          </table:table-cell>
          <table:table-cell table:style-name="ce7" table:formula="of:=IF(AND([.$Q$18]&lt;[.F559];[.F559]&lt;[.$Q$19]))" office:value-type="boolean" office:boolean-value="true" calcext:value-type="boolean">
            <text:p>TRUE</text:p>
          </table:table-cell>
          <table:table-cell table:style-name="ce9" table:formula="of:=IF(OR(AND([.D559]=[.$P$27];[.$R$25]&lt;[.F559];[.F559]&lt;[.$R$26]); AND([.D559]=[.$Q$27];[.$Q$25]&lt;[.F559];[.F559]&lt;[.$Q$26]);AND([.D559]=[.$R$27];[.$P$25]&lt;[.F559];[.F55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59]+1" office:value-type="float" office:value="558" calcext:value-type="float">
            <text:p>558</text:p>
          </table:table-cell>
          <table:table-cell table:formula="of:=INDIRECT(ADDRESS(8;16+MOD([.A560];[.$N$8])))" office:value-type="float" office:value="3" calcext:value-type="float">
            <text:p>3</text:p>
          </table:table-cell>
          <table:table-cell table:formula="of:=INDIRECT(ADDRESS(9;16+MOD([.A560]/[.$N$8];[.$N$9])))" office:value-type="float" office:value="43" calcext:value-type="float">
            <text:p>43</text:p>
          </table:table-cell>
          <table:table-cell table:formula="of:=INDIRECT(ADDRESS(10;16+MOD([.A560]/([.$N$8]*[.$N$9]);[.$N$10])))" office:value-type="float" office:value="3" calcext:value-type="float">
            <text:p>3</text:p>
          </table:table-cell>
          <table:table-cell table:formula="of:=INDIRECT(ADDRESS(11;16+MOD([.A560]/([.$N$8]*[.$N$9]*[.$N$10]);[.$N$11])))" office:value-type="float" office:value="8" calcext:value-type="float">
            <text:p>8</text:p>
          </table:table-cell>
          <table:table-cell table:formula="of:=[.E560]*[.C560]*[.$R$3]/[.B560]/[.D560]" office:value-type="float" office:value="3522560" calcext:value-type="float">
            <text:p>3522560</text:p>
          </table:table-cell>
          <table:table-cell table:style-name="ce7" table:formula="of:=IF(AND([.$Q$18]&lt;[.F560];[.F560]&lt;[.$Q$19]))" office:value-type="boolean" office:boolean-value="true" calcext:value-type="boolean">
            <text:p>TRUE</text:p>
          </table:table-cell>
          <table:table-cell table:style-name="ce9" table:formula="of:=IF(OR(AND([.D560]=[.$P$27];[.$R$25]&lt;[.F560];[.F560]&lt;[.$R$26]); AND([.D560]=[.$Q$27];[.$Q$25]&lt;[.F560];[.F560]&lt;[.$Q$26]);AND([.D560]=[.$R$27];[.$P$25]&lt;[.F560];[.F56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60]+1" office:value-type="float" office:value="559" calcext:value-type="float">
            <text:p>559</text:p>
          </table:table-cell>
          <table:table-cell table:formula="of:=INDIRECT(ADDRESS(8;16+MOD([.A561];[.$N$8])))" office:value-type="float" office:value="4" calcext:value-type="float">
            <text:p>4</text:p>
          </table:table-cell>
          <table:table-cell table:formula="of:=INDIRECT(ADDRESS(9;16+MOD([.A561]/[.$N$8];[.$N$9])))" office:value-type="float" office:value="43" calcext:value-type="float">
            <text:p>43</text:p>
          </table:table-cell>
          <table:table-cell table:formula="of:=INDIRECT(ADDRESS(10;16+MOD([.A561]/([.$N$8]*[.$N$9]);[.$N$10])))" office:value-type="float" office:value="3" calcext:value-type="float">
            <text:p>3</text:p>
          </table:table-cell>
          <table:table-cell table:formula="of:=INDIRECT(ADDRESS(11;16+MOD([.A561]/([.$N$8]*[.$N$9]*[.$N$10]);[.$N$11])))" office:value-type="float" office:value="8" calcext:value-type="float">
            <text:p>8</text:p>
          </table:table-cell>
          <table:table-cell table:formula="of:=[.E561]*[.C561]*[.$R$3]/[.B561]/[.D561]" office:value-type="float" office:value="2641920" calcext:value-type="float">
            <text:p>2641920</text:p>
          </table:table-cell>
          <table:table-cell table:style-name="ce7" table:formula="of:=IF(AND([.$Q$18]&lt;[.F561];[.F561]&lt;[.$Q$19]))" office:value-type="boolean" office:boolean-value="false" calcext:value-type="boolean">
            <text:p>FALSE</text:p>
          </table:table-cell>
          <table:table-cell table:style-name="ce9" table:formula="of:=IF(OR(AND([.D561]=[.$P$27];[.$R$25]&lt;[.F561];[.F561]&lt;[.$R$26]); AND([.D561]=[.$Q$27];[.$Q$25]&lt;[.F561];[.F561]&lt;[.$Q$26]);AND([.D561]=[.$R$27];[.$P$25]&lt;[.F561];[.F56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61]+1" office:value-type="float" office:value="560" calcext:value-type="float">
            <text:p>560</text:p>
          </table:table-cell>
          <table:table-cell table:formula="of:=INDIRECT(ADDRESS(8;16+MOD([.A562];[.$N$8])))" office:value-type="float" office:value="1" calcext:value-type="float">
            <text:p>1</text:p>
          </table:table-cell>
          <table:table-cell table:formula="of:=INDIRECT(ADDRESS(9;16+MOD([.A562]/[.$N$8];[.$N$9])))" office:value-type="float" office:value="44" calcext:value-type="float">
            <text:p>44</text:p>
          </table:table-cell>
          <table:table-cell table:formula="of:=INDIRECT(ADDRESS(10;16+MOD([.A562]/([.$N$8]*[.$N$9]);[.$N$10])))" office:value-type="float" office:value="3" calcext:value-type="float">
            <text:p>3</text:p>
          </table:table-cell>
          <table:table-cell table:formula="of:=INDIRECT(ADDRESS(11;16+MOD([.A562]/([.$N$8]*[.$N$9]*[.$N$10]);[.$N$11])))" office:value-type="float" office:value="8" calcext:value-type="float">
            <text:p>8</text:p>
          </table:table-cell>
          <table:table-cell table:formula="of:=[.E562]*[.C562]*[.$R$3]/[.B562]/[.D562]" office:value-type="float" office:value="10813440" calcext:value-type="float">
            <text:p>10813440</text:p>
          </table:table-cell>
          <table:table-cell table:style-name="ce7" table:formula="of:=IF(AND([.$Q$18]&lt;[.F562];[.F562]&lt;[.$Q$19]))" office:value-type="boolean" office:boolean-value="true" calcext:value-type="boolean">
            <text:p>TRUE</text:p>
          </table:table-cell>
          <table:table-cell table:style-name="ce9" table:formula="of:=IF(OR(AND([.D562]=[.$P$27];[.$R$25]&lt;[.F562];[.F562]&lt;[.$R$26]); AND([.D562]=[.$Q$27];[.$Q$25]&lt;[.F562];[.F562]&lt;[.$Q$26]);AND([.D562]=[.$R$27];[.$P$25]&lt;[.F562];[.F56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62]+1" office:value-type="float" office:value="561" calcext:value-type="float">
            <text:p>561</text:p>
          </table:table-cell>
          <table:table-cell table:formula="of:=INDIRECT(ADDRESS(8;16+MOD([.A563];[.$N$8])))" office:value-type="float" office:value="2" calcext:value-type="float">
            <text:p>2</text:p>
          </table:table-cell>
          <table:table-cell table:formula="of:=INDIRECT(ADDRESS(9;16+MOD([.A563]/[.$N$8];[.$N$9])))" office:value-type="float" office:value="44" calcext:value-type="float">
            <text:p>44</text:p>
          </table:table-cell>
          <table:table-cell table:formula="of:=INDIRECT(ADDRESS(10;16+MOD([.A563]/([.$N$8]*[.$N$9]);[.$N$10])))" office:value-type="float" office:value="3" calcext:value-type="float">
            <text:p>3</text:p>
          </table:table-cell>
          <table:table-cell table:formula="of:=INDIRECT(ADDRESS(11;16+MOD([.A563]/([.$N$8]*[.$N$9]*[.$N$10]);[.$N$11])))" office:value-type="float" office:value="8" calcext:value-type="float">
            <text:p>8</text:p>
          </table:table-cell>
          <table:table-cell table:formula="of:=[.E563]*[.C563]*[.$R$3]/[.B563]/[.D563]" office:value-type="float" office:value="5406720" calcext:value-type="float">
            <text:p>5406720</text:p>
          </table:table-cell>
          <table:table-cell table:style-name="ce7" table:formula="of:=IF(AND([.$Q$18]&lt;[.F563];[.F563]&lt;[.$Q$19]))" office:value-type="boolean" office:boolean-value="true" calcext:value-type="boolean">
            <text:p>TRUE</text:p>
          </table:table-cell>
          <table:table-cell table:style-name="ce9" table:formula="of:=IF(OR(AND([.D563]=[.$P$27];[.$R$25]&lt;[.F563];[.F563]&lt;[.$R$26]); AND([.D563]=[.$Q$27];[.$Q$25]&lt;[.F563];[.F563]&lt;[.$Q$26]);AND([.D563]=[.$R$27];[.$P$25]&lt;[.F563];[.F56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63]+1" office:value-type="float" office:value="562" calcext:value-type="float">
            <text:p>562</text:p>
          </table:table-cell>
          <table:table-cell table:formula="of:=INDIRECT(ADDRESS(8;16+MOD([.A564];[.$N$8])))" office:value-type="float" office:value="3" calcext:value-type="float">
            <text:p>3</text:p>
          </table:table-cell>
          <table:table-cell table:formula="of:=INDIRECT(ADDRESS(9;16+MOD([.A564]/[.$N$8];[.$N$9])))" office:value-type="float" office:value="44" calcext:value-type="float">
            <text:p>44</text:p>
          </table:table-cell>
          <table:table-cell table:formula="of:=INDIRECT(ADDRESS(10;16+MOD([.A564]/([.$N$8]*[.$N$9]);[.$N$10])))" office:value-type="float" office:value="3" calcext:value-type="float">
            <text:p>3</text:p>
          </table:table-cell>
          <table:table-cell table:formula="of:=INDIRECT(ADDRESS(11;16+MOD([.A564]/([.$N$8]*[.$N$9]*[.$N$10]);[.$N$11])))" office:value-type="float" office:value="8" calcext:value-type="float">
            <text:p>8</text:p>
          </table:table-cell>
          <table:table-cell table:formula="of:=[.E564]*[.C564]*[.$R$3]/[.B564]/[.D564]" office:value-type="float" office:value="3604480" calcext:value-type="float">
            <text:p>3604480</text:p>
          </table:table-cell>
          <table:table-cell table:style-name="ce7" table:formula="of:=IF(AND([.$Q$18]&lt;[.F564];[.F564]&lt;[.$Q$19]))" office:value-type="boolean" office:boolean-value="true" calcext:value-type="boolean">
            <text:p>TRUE</text:p>
          </table:table-cell>
          <table:table-cell table:style-name="ce9" table:formula="of:=IF(OR(AND([.D564]=[.$P$27];[.$R$25]&lt;[.F564];[.F564]&lt;[.$R$26]); AND([.D564]=[.$Q$27];[.$Q$25]&lt;[.F564];[.F564]&lt;[.$Q$26]);AND([.D564]=[.$R$27];[.$P$25]&lt;[.F564];[.F56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64]+1" office:value-type="float" office:value="563" calcext:value-type="float">
            <text:p>563</text:p>
          </table:table-cell>
          <table:table-cell table:formula="of:=INDIRECT(ADDRESS(8;16+MOD([.A565];[.$N$8])))" office:value-type="float" office:value="4" calcext:value-type="float">
            <text:p>4</text:p>
          </table:table-cell>
          <table:table-cell table:formula="of:=INDIRECT(ADDRESS(9;16+MOD([.A565]/[.$N$8];[.$N$9])))" office:value-type="float" office:value="44" calcext:value-type="float">
            <text:p>44</text:p>
          </table:table-cell>
          <table:table-cell table:formula="of:=INDIRECT(ADDRESS(10;16+MOD([.A565]/([.$N$8]*[.$N$9]);[.$N$10])))" office:value-type="float" office:value="3" calcext:value-type="float">
            <text:p>3</text:p>
          </table:table-cell>
          <table:table-cell table:formula="of:=INDIRECT(ADDRESS(11;16+MOD([.A565]/([.$N$8]*[.$N$9]*[.$N$10]);[.$N$11])))" office:value-type="float" office:value="8" calcext:value-type="float">
            <text:p>8</text:p>
          </table:table-cell>
          <table:table-cell table:formula="of:=[.E565]*[.C565]*[.$R$3]/[.B565]/[.D565]" office:value-type="float" office:value="2703360" calcext:value-type="float">
            <text:p>2703360</text:p>
          </table:table-cell>
          <table:table-cell table:style-name="ce7" table:formula="of:=IF(AND([.$Q$18]&lt;[.F565];[.F565]&lt;[.$Q$19]))" office:value-type="boolean" office:boolean-value="false" calcext:value-type="boolean">
            <text:p>FALSE</text:p>
          </table:table-cell>
          <table:table-cell table:style-name="ce9" table:formula="of:=IF(OR(AND([.D565]=[.$P$27];[.$R$25]&lt;[.F565];[.F565]&lt;[.$R$26]); AND([.D565]=[.$Q$27];[.$Q$25]&lt;[.F565];[.F565]&lt;[.$Q$26]);AND([.D565]=[.$R$27];[.$P$25]&lt;[.F565];[.F56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65]+1" office:value-type="float" office:value="564" calcext:value-type="float">
            <text:p>564</text:p>
          </table:table-cell>
          <table:table-cell table:formula="of:=INDIRECT(ADDRESS(8;16+MOD([.A566];[.$N$8])))" office:value-type="float" office:value="1" calcext:value-type="float">
            <text:p>1</text:p>
          </table:table-cell>
          <table:table-cell table:formula="of:=INDIRECT(ADDRESS(9;16+MOD([.A566]/[.$N$8];[.$N$9])))" office:value-type="float" office:value="45" calcext:value-type="float">
            <text:p>45</text:p>
          </table:table-cell>
          <table:table-cell table:formula="of:=INDIRECT(ADDRESS(10;16+MOD([.A566]/([.$N$8]*[.$N$9]);[.$N$10])))" office:value-type="float" office:value="3" calcext:value-type="float">
            <text:p>3</text:p>
          </table:table-cell>
          <table:table-cell table:formula="of:=INDIRECT(ADDRESS(11;16+MOD([.A566]/([.$N$8]*[.$N$9]*[.$N$10]);[.$N$11])))" office:value-type="float" office:value="8" calcext:value-type="float">
            <text:p>8</text:p>
          </table:table-cell>
          <table:table-cell table:formula="of:=[.E566]*[.C566]*[.$R$3]/[.B566]/[.D566]" office:value-type="float" office:value="11059200" calcext:value-type="float">
            <text:p>11059200</text:p>
          </table:table-cell>
          <table:table-cell table:style-name="ce7" table:formula="of:=IF(AND([.$Q$18]&lt;[.F566];[.F566]&lt;[.$Q$19]))" office:value-type="boolean" office:boolean-value="true" calcext:value-type="boolean">
            <text:p>TRUE</text:p>
          </table:table-cell>
          <table:table-cell table:style-name="ce9" table:formula="of:=IF(OR(AND([.D566]=[.$P$27];[.$R$25]&lt;[.F566];[.F566]&lt;[.$R$26]); AND([.D566]=[.$Q$27];[.$Q$25]&lt;[.F566];[.F566]&lt;[.$Q$26]);AND([.D566]=[.$R$27];[.$P$25]&lt;[.F566];[.F56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66]+1" office:value-type="float" office:value="565" calcext:value-type="float">
            <text:p>565</text:p>
          </table:table-cell>
          <table:table-cell table:formula="of:=INDIRECT(ADDRESS(8;16+MOD([.A567];[.$N$8])))" office:value-type="float" office:value="2" calcext:value-type="float">
            <text:p>2</text:p>
          </table:table-cell>
          <table:table-cell table:formula="of:=INDIRECT(ADDRESS(9;16+MOD([.A567]/[.$N$8];[.$N$9])))" office:value-type="float" office:value="45" calcext:value-type="float">
            <text:p>45</text:p>
          </table:table-cell>
          <table:table-cell table:formula="of:=INDIRECT(ADDRESS(10;16+MOD([.A567]/([.$N$8]*[.$N$9]);[.$N$10])))" office:value-type="float" office:value="3" calcext:value-type="float">
            <text:p>3</text:p>
          </table:table-cell>
          <table:table-cell table:formula="of:=INDIRECT(ADDRESS(11;16+MOD([.A567]/([.$N$8]*[.$N$9]*[.$N$10]);[.$N$11])))" office:value-type="float" office:value="8" calcext:value-type="float">
            <text:p>8</text:p>
          </table:table-cell>
          <table:table-cell table:formula="of:=[.E567]*[.C567]*[.$R$3]/[.B567]/[.D567]" office:value-type="float" office:value="5529600" calcext:value-type="float">
            <text:p>5529600</text:p>
          </table:table-cell>
          <table:table-cell table:style-name="ce7" table:formula="of:=IF(AND([.$Q$18]&lt;[.F567];[.F567]&lt;[.$Q$19]))" office:value-type="boolean" office:boolean-value="true" calcext:value-type="boolean">
            <text:p>TRUE</text:p>
          </table:table-cell>
          <table:table-cell table:style-name="ce9" table:formula="of:=IF(OR(AND([.D567]=[.$P$27];[.$R$25]&lt;[.F567];[.F567]&lt;[.$R$26]); AND([.D567]=[.$Q$27];[.$Q$25]&lt;[.F567];[.F567]&lt;[.$Q$26]);AND([.D567]=[.$R$27];[.$P$25]&lt;[.F567];[.F56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67]+1" office:value-type="float" office:value="566" calcext:value-type="float">
            <text:p>566</text:p>
          </table:table-cell>
          <table:table-cell table:formula="of:=INDIRECT(ADDRESS(8;16+MOD([.A568];[.$N$8])))" office:value-type="float" office:value="3" calcext:value-type="float">
            <text:p>3</text:p>
          </table:table-cell>
          <table:table-cell table:formula="of:=INDIRECT(ADDRESS(9;16+MOD([.A568]/[.$N$8];[.$N$9])))" office:value-type="float" office:value="45" calcext:value-type="float">
            <text:p>45</text:p>
          </table:table-cell>
          <table:table-cell table:formula="of:=INDIRECT(ADDRESS(10;16+MOD([.A568]/([.$N$8]*[.$N$9]);[.$N$10])))" office:value-type="float" office:value="3" calcext:value-type="float">
            <text:p>3</text:p>
          </table:table-cell>
          <table:table-cell table:formula="of:=INDIRECT(ADDRESS(11;16+MOD([.A568]/([.$N$8]*[.$N$9]*[.$N$10]);[.$N$11])))" office:value-type="float" office:value="8" calcext:value-type="float">
            <text:p>8</text:p>
          </table:table-cell>
          <table:table-cell table:formula="of:=[.E568]*[.C568]*[.$R$3]/[.B568]/[.D568]" office:value-type="float" office:value="3686400" calcext:value-type="float">
            <text:p>3686400</text:p>
          </table:table-cell>
          <table:table-cell table:style-name="ce7" table:formula="of:=IF(AND([.$Q$18]&lt;[.F568];[.F568]&lt;[.$Q$19]))" office:value-type="boolean" office:boolean-value="true" calcext:value-type="boolean">
            <text:p>TRUE</text:p>
          </table:table-cell>
          <table:table-cell table:style-name="ce9" table:formula="of:=IF(OR(AND([.D568]=[.$P$27];[.$R$25]&lt;[.F568];[.F568]&lt;[.$R$26]); AND([.D568]=[.$Q$27];[.$Q$25]&lt;[.F568];[.F568]&lt;[.$Q$26]);AND([.D568]=[.$R$27];[.$P$25]&lt;[.F568];[.F56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68]+1" office:value-type="float" office:value="567" calcext:value-type="float">
            <text:p>567</text:p>
          </table:table-cell>
          <table:table-cell table:formula="of:=INDIRECT(ADDRESS(8;16+MOD([.A569];[.$N$8])))" office:value-type="float" office:value="4" calcext:value-type="float">
            <text:p>4</text:p>
          </table:table-cell>
          <table:table-cell table:formula="of:=INDIRECT(ADDRESS(9;16+MOD([.A569]/[.$N$8];[.$N$9])))" office:value-type="float" office:value="45" calcext:value-type="float">
            <text:p>45</text:p>
          </table:table-cell>
          <table:table-cell table:formula="of:=INDIRECT(ADDRESS(10;16+MOD([.A569]/([.$N$8]*[.$N$9]);[.$N$10])))" office:value-type="float" office:value="3" calcext:value-type="float">
            <text:p>3</text:p>
          </table:table-cell>
          <table:table-cell table:formula="of:=INDIRECT(ADDRESS(11;16+MOD([.A569]/([.$N$8]*[.$N$9]*[.$N$10]);[.$N$11])))" office:value-type="float" office:value="8" calcext:value-type="float">
            <text:p>8</text:p>
          </table:table-cell>
          <table:table-cell table:formula="of:=[.E569]*[.C569]*[.$R$3]/[.B569]/[.D569]" office:value-type="float" office:value="2764800" calcext:value-type="float">
            <text:p>2764800</text:p>
          </table:table-cell>
          <table:table-cell table:style-name="ce7" table:formula="of:=IF(AND([.$Q$18]&lt;[.F569];[.F569]&lt;[.$Q$19]))" office:value-type="boolean" office:boolean-value="false" calcext:value-type="boolean">
            <text:p>FALSE</text:p>
          </table:table-cell>
          <table:table-cell table:style-name="ce9" table:formula="of:=IF(OR(AND([.D569]=[.$P$27];[.$R$25]&lt;[.F569];[.F569]&lt;[.$R$26]); AND([.D569]=[.$Q$27];[.$Q$25]&lt;[.F569];[.F569]&lt;[.$Q$26]);AND([.D569]=[.$R$27];[.$P$25]&lt;[.F569];[.F56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69]+1" office:value-type="float" office:value="568" calcext:value-type="float">
            <text:p>568</text:p>
          </table:table-cell>
          <table:table-cell table:formula="of:=INDIRECT(ADDRESS(8;16+MOD([.A570];[.$N$8])))" office:value-type="float" office:value="1" calcext:value-type="float">
            <text:p>1</text:p>
          </table:table-cell>
          <table:table-cell table:formula="of:=INDIRECT(ADDRESS(9;16+MOD([.A570]/[.$N$8];[.$N$9])))" office:value-type="float" office:value="46" calcext:value-type="float">
            <text:p>46</text:p>
          </table:table-cell>
          <table:table-cell table:formula="of:=INDIRECT(ADDRESS(10;16+MOD([.A570]/([.$N$8]*[.$N$9]);[.$N$10])))" office:value-type="float" office:value="3" calcext:value-type="float">
            <text:p>3</text:p>
          </table:table-cell>
          <table:table-cell table:formula="of:=INDIRECT(ADDRESS(11;16+MOD([.A570]/([.$N$8]*[.$N$9]*[.$N$10]);[.$N$11])))" office:value-type="float" office:value="8" calcext:value-type="float">
            <text:p>8</text:p>
          </table:table-cell>
          <table:table-cell table:formula="of:=[.E570]*[.C570]*[.$R$3]/[.B570]/[.D570]" office:value-type="float" office:value="11304960" calcext:value-type="float">
            <text:p>11304960</text:p>
          </table:table-cell>
          <table:table-cell table:style-name="ce7" table:formula="of:=IF(AND([.$Q$18]&lt;[.F570];[.F570]&lt;[.$Q$19]))" office:value-type="boolean" office:boolean-value="true" calcext:value-type="boolean">
            <text:p>TRUE</text:p>
          </table:table-cell>
          <table:table-cell table:style-name="ce9" table:formula="of:=IF(OR(AND([.D570]=[.$P$27];[.$R$25]&lt;[.F570];[.F570]&lt;[.$R$26]); AND([.D570]=[.$Q$27];[.$Q$25]&lt;[.F570];[.F570]&lt;[.$Q$26]);AND([.D570]=[.$R$27];[.$P$25]&lt;[.F570];[.F57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70]+1" office:value-type="float" office:value="569" calcext:value-type="float">
            <text:p>569</text:p>
          </table:table-cell>
          <table:table-cell table:formula="of:=INDIRECT(ADDRESS(8;16+MOD([.A571];[.$N$8])))" office:value-type="float" office:value="2" calcext:value-type="float">
            <text:p>2</text:p>
          </table:table-cell>
          <table:table-cell table:formula="of:=INDIRECT(ADDRESS(9;16+MOD([.A571]/[.$N$8];[.$N$9])))" office:value-type="float" office:value="46" calcext:value-type="float">
            <text:p>46</text:p>
          </table:table-cell>
          <table:table-cell table:formula="of:=INDIRECT(ADDRESS(10;16+MOD([.A571]/([.$N$8]*[.$N$9]);[.$N$10])))" office:value-type="float" office:value="3" calcext:value-type="float">
            <text:p>3</text:p>
          </table:table-cell>
          <table:table-cell table:formula="of:=INDIRECT(ADDRESS(11;16+MOD([.A571]/([.$N$8]*[.$N$9]*[.$N$10]);[.$N$11])))" office:value-type="float" office:value="8" calcext:value-type="float">
            <text:p>8</text:p>
          </table:table-cell>
          <table:table-cell table:formula="of:=[.E571]*[.C571]*[.$R$3]/[.B571]/[.D571]" office:value-type="float" office:value="5652480" calcext:value-type="float">
            <text:p>5652480</text:p>
          </table:table-cell>
          <table:table-cell table:style-name="ce7" table:formula="of:=IF(AND([.$Q$18]&lt;[.F571];[.F571]&lt;[.$Q$19]))" office:value-type="boolean" office:boolean-value="true" calcext:value-type="boolean">
            <text:p>TRUE</text:p>
          </table:table-cell>
          <table:table-cell table:style-name="ce9" table:formula="of:=IF(OR(AND([.D571]=[.$P$27];[.$R$25]&lt;[.F571];[.F571]&lt;[.$R$26]); AND([.D571]=[.$Q$27];[.$Q$25]&lt;[.F571];[.F571]&lt;[.$Q$26]);AND([.D571]=[.$R$27];[.$P$25]&lt;[.F571];[.F571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71]+1" office:value-type="float" office:value="570" calcext:value-type="float">
            <text:p>570</text:p>
          </table:table-cell>
          <table:table-cell table:formula="of:=INDIRECT(ADDRESS(8;16+MOD([.A572];[.$N$8])))" office:value-type="float" office:value="3" calcext:value-type="float">
            <text:p>3</text:p>
          </table:table-cell>
          <table:table-cell table:formula="of:=INDIRECT(ADDRESS(9;16+MOD([.A572]/[.$N$8];[.$N$9])))" office:value-type="float" office:value="46" calcext:value-type="float">
            <text:p>46</text:p>
          </table:table-cell>
          <table:table-cell table:formula="of:=INDIRECT(ADDRESS(10;16+MOD([.A572]/([.$N$8]*[.$N$9]);[.$N$10])))" office:value-type="float" office:value="3" calcext:value-type="float">
            <text:p>3</text:p>
          </table:table-cell>
          <table:table-cell table:formula="of:=INDIRECT(ADDRESS(11;16+MOD([.A572]/([.$N$8]*[.$N$9]*[.$N$10]);[.$N$11])))" office:value-type="float" office:value="8" calcext:value-type="float">
            <text:p>8</text:p>
          </table:table-cell>
          <table:table-cell table:formula="of:=[.E572]*[.C572]*[.$R$3]/[.B572]/[.D572]" office:value-type="float" office:value="3768320" calcext:value-type="float">
            <text:p>3768320</text:p>
          </table:table-cell>
          <table:table-cell table:style-name="ce7" table:formula="of:=IF(AND([.$Q$18]&lt;[.F572];[.F572]&lt;[.$Q$19]))" office:value-type="boolean" office:boolean-value="true" calcext:value-type="boolean">
            <text:p>TRUE</text:p>
          </table:table-cell>
          <table:table-cell table:style-name="ce9" table:formula="of:=IF(OR(AND([.D572]=[.$P$27];[.$R$25]&lt;[.F572];[.F572]&lt;[.$R$26]); AND([.D572]=[.$Q$27];[.$Q$25]&lt;[.F572];[.F572]&lt;[.$Q$26]);AND([.D572]=[.$R$27];[.$P$25]&lt;[.F572];[.F572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72]+1" office:value-type="float" office:value="571" calcext:value-type="float">
            <text:p>571</text:p>
          </table:table-cell>
          <table:table-cell table:formula="of:=INDIRECT(ADDRESS(8;16+MOD([.A573];[.$N$8])))" office:value-type="float" office:value="4" calcext:value-type="float">
            <text:p>4</text:p>
          </table:table-cell>
          <table:table-cell table:formula="of:=INDIRECT(ADDRESS(9;16+MOD([.A573]/[.$N$8];[.$N$9])))" office:value-type="float" office:value="46" calcext:value-type="float">
            <text:p>46</text:p>
          </table:table-cell>
          <table:table-cell table:formula="of:=INDIRECT(ADDRESS(10;16+MOD([.A573]/([.$N$8]*[.$N$9]);[.$N$10])))" office:value-type="float" office:value="3" calcext:value-type="float">
            <text:p>3</text:p>
          </table:table-cell>
          <table:table-cell table:formula="of:=INDIRECT(ADDRESS(11;16+MOD([.A573]/([.$N$8]*[.$N$9]*[.$N$10]);[.$N$11])))" office:value-type="float" office:value="8" calcext:value-type="float">
            <text:p>8</text:p>
          </table:table-cell>
          <table:table-cell table:formula="of:=[.E573]*[.C573]*[.$R$3]/[.B573]/[.D573]" office:value-type="float" office:value="2826240" calcext:value-type="float">
            <text:p>2826240</text:p>
          </table:table-cell>
          <table:table-cell table:style-name="ce7" table:formula="of:=IF(AND([.$Q$18]&lt;[.F573];[.F573]&lt;[.$Q$19]))" office:value-type="boolean" office:boolean-value="false" calcext:value-type="boolean">
            <text:p>FALSE</text:p>
          </table:table-cell>
          <table:table-cell table:style-name="ce9" table:formula="of:=IF(OR(AND([.D573]=[.$P$27];[.$R$25]&lt;[.F573];[.F573]&lt;[.$R$26]); AND([.D573]=[.$Q$27];[.$Q$25]&lt;[.F573];[.F573]&lt;[.$Q$26]);AND([.D573]=[.$R$27];[.$P$25]&lt;[.F573];[.F57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73]+1" office:value-type="float" office:value="572" calcext:value-type="float">
            <text:p>572</text:p>
          </table:table-cell>
          <table:table-cell table:formula="of:=INDIRECT(ADDRESS(8;16+MOD([.A574];[.$N$8])))" office:value-type="float" office:value="1" calcext:value-type="float">
            <text:p>1</text:p>
          </table:table-cell>
          <table:table-cell table:formula="of:=INDIRECT(ADDRESS(9;16+MOD([.A574]/[.$N$8];[.$N$9])))" office:value-type="float" office:value="47" calcext:value-type="float">
            <text:p>47</text:p>
          </table:table-cell>
          <table:table-cell table:formula="of:=INDIRECT(ADDRESS(10;16+MOD([.A574]/([.$N$8]*[.$N$9]);[.$N$10])))" office:value-type="float" office:value="3" calcext:value-type="float">
            <text:p>3</text:p>
          </table:table-cell>
          <table:table-cell table:formula="of:=INDIRECT(ADDRESS(11;16+MOD([.A574]/([.$N$8]*[.$N$9]*[.$N$10]);[.$N$11])))" office:value-type="float" office:value="8" calcext:value-type="float">
            <text:p>8</text:p>
          </table:table-cell>
          <table:table-cell table:formula="of:=[.E574]*[.C574]*[.$R$3]/[.B574]/[.D574]" office:value-type="float" office:value="11550720" calcext:value-type="float">
            <text:p>11550720</text:p>
          </table:table-cell>
          <table:table-cell table:style-name="ce7" table:formula="of:=IF(AND([.$Q$18]&lt;[.F574];[.F574]&lt;[.$Q$19]))" office:value-type="boolean" office:boolean-value="true" calcext:value-type="boolean">
            <text:p>TRUE</text:p>
          </table:table-cell>
          <table:table-cell table:style-name="ce9" table:formula="of:=IF(OR(AND([.D574]=[.$P$27];[.$R$25]&lt;[.F574];[.F574]&lt;[.$R$26]); AND([.D574]=[.$Q$27];[.$Q$25]&lt;[.F574];[.F574]&lt;[.$Q$26]);AND([.D574]=[.$R$27];[.$P$25]&lt;[.F574];[.F574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74]+1" office:value-type="float" office:value="573" calcext:value-type="float">
            <text:p>573</text:p>
          </table:table-cell>
          <table:table-cell table:formula="of:=INDIRECT(ADDRESS(8;16+MOD([.A575];[.$N$8])))" office:value-type="float" office:value="2" calcext:value-type="float">
            <text:p>2</text:p>
          </table:table-cell>
          <table:table-cell table:formula="of:=INDIRECT(ADDRESS(9;16+MOD([.A575]/[.$N$8];[.$N$9])))" office:value-type="float" office:value="47" calcext:value-type="float">
            <text:p>47</text:p>
          </table:table-cell>
          <table:table-cell table:formula="of:=INDIRECT(ADDRESS(10;16+MOD([.A575]/([.$N$8]*[.$N$9]);[.$N$10])))" office:value-type="float" office:value="3" calcext:value-type="float">
            <text:p>3</text:p>
          </table:table-cell>
          <table:table-cell table:formula="of:=INDIRECT(ADDRESS(11;16+MOD([.A575]/([.$N$8]*[.$N$9]*[.$N$10]);[.$N$11])))" office:value-type="float" office:value="8" calcext:value-type="float">
            <text:p>8</text:p>
          </table:table-cell>
          <table:table-cell table:formula="of:=[.E575]*[.C575]*[.$R$3]/[.B575]/[.D575]" office:value-type="float" office:value="5775360" calcext:value-type="float">
            <text:p>5775360</text:p>
          </table:table-cell>
          <table:table-cell table:style-name="ce7" table:formula="of:=IF(AND([.$Q$18]&lt;[.F575];[.F575]&lt;[.$Q$19]))" office:value-type="boolean" office:boolean-value="true" calcext:value-type="boolean">
            <text:p>TRUE</text:p>
          </table:table-cell>
          <table:table-cell table:style-name="ce9" table:formula="of:=IF(OR(AND([.D575]=[.$P$27];[.$R$25]&lt;[.F575];[.F575]&lt;[.$R$26]); AND([.D575]=[.$Q$27];[.$Q$25]&lt;[.F575];[.F575]&lt;[.$Q$26]);AND([.D575]=[.$R$27];[.$P$25]&lt;[.F575];[.F575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75]+1" office:value-type="float" office:value="574" calcext:value-type="float">
            <text:p>574</text:p>
          </table:table-cell>
          <table:table-cell table:formula="of:=INDIRECT(ADDRESS(8;16+MOD([.A576];[.$N$8])))" office:value-type="float" office:value="3" calcext:value-type="float">
            <text:p>3</text:p>
          </table:table-cell>
          <table:table-cell table:formula="of:=INDIRECT(ADDRESS(9;16+MOD([.A576]/[.$N$8];[.$N$9])))" office:value-type="float" office:value="47" calcext:value-type="float">
            <text:p>47</text:p>
          </table:table-cell>
          <table:table-cell table:formula="of:=INDIRECT(ADDRESS(10;16+MOD([.A576]/([.$N$8]*[.$N$9]);[.$N$10])))" office:value-type="float" office:value="3" calcext:value-type="float">
            <text:p>3</text:p>
          </table:table-cell>
          <table:table-cell table:formula="of:=INDIRECT(ADDRESS(11;16+MOD([.A576]/([.$N$8]*[.$N$9]*[.$N$10]);[.$N$11])))" office:value-type="float" office:value="8" calcext:value-type="float">
            <text:p>8</text:p>
          </table:table-cell>
          <table:table-cell table:formula="of:=[.E576]*[.C576]*[.$R$3]/[.B576]/[.D576]" office:value-type="float" office:value="3850240" calcext:value-type="float">
            <text:p>3850240</text:p>
          </table:table-cell>
          <table:table-cell table:style-name="ce7" table:formula="of:=IF(AND([.$Q$18]&lt;[.F576];[.F576]&lt;[.$Q$19]))" office:value-type="boolean" office:boolean-value="true" calcext:value-type="boolean">
            <text:p>TRUE</text:p>
          </table:table-cell>
          <table:table-cell table:style-name="ce9" table:formula="of:=IF(OR(AND([.D576]=[.$P$27];[.$R$25]&lt;[.F576];[.F576]&lt;[.$R$26]); AND([.D576]=[.$Q$27];[.$Q$25]&lt;[.F576];[.F576]&lt;[.$Q$26]);AND([.D576]=[.$R$27];[.$P$25]&lt;[.F576];[.F576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76]+1" office:value-type="float" office:value="575" calcext:value-type="float">
            <text:p>575</text:p>
          </table:table-cell>
          <table:table-cell table:formula="of:=INDIRECT(ADDRESS(8;16+MOD([.A577];[.$N$8])))" office:value-type="float" office:value="4" calcext:value-type="float">
            <text:p>4</text:p>
          </table:table-cell>
          <table:table-cell table:formula="of:=INDIRECT(ADDRESS(9;16+MOD([.A577]/[.$N$8];[.$N$9])))" office:value-type="float" office:value="47" calcext:value-type="float">
            <text:p>47</text:p>
          </table:table-cell>
          <table:table-cell table:formula="of:=INDIRECT(ADDRESS(10;16+MOD([.A577]/([.$N$8]*[.$N$9]);[.$N$10])))" office:value-type="float" office:value="3" calcext:value-type="float">
            <text:p>3</text:p>
          </table:table-cell>
          <table:table-cell table:formula="of:=INDIRECT(ADDRESS(11;16+MOD([.A577]/([.$N$8]*[.$N$9]*[.$N$10]);[.$N$11])))" office:value-type="float" office:value="8" calcext:value-type="float">
            <text:p>8</text:p>
          </table:table-cell>
          <table:table-cell table:formula="of:=[.E577]*[.C577]*[.$R$3]/[.B577]/[.D577]" office:value-type="float" office:value="2887680" calcext:value-type="float">
            <text:p>2887680</text:p>
          </table:table-cell>
          <table:table-cell table:style-name="ce7" table:formula="of:=IF(AND([.$Q$18]&lt;[.F577];[.F577]&lt;[.$Q$19]))" office:value-type="boolean" office:boolean-value="false" calcext:value-type="boolean">
            <text:p>FALSE</text:p>
          </table:table-cell>
          <table:table-cell table:style-name="ce9" table:formula="of:=IF(OR(AND([.D577]=[.$P$27];[.$R$25]&lt;[.F577];[.F577]&lt;[.$R$26]); AND([.D577]=[.$Q$27];[.$Q$25]&lt;[.F577];[.F577]&lt;[.$Q$26]);AND([.D577]=[.$R$27];[.$P$25]&lt;[.F577];[.F57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77]+1" office:value-type="float" office:value="576" calcext:value-type="float">
            <text:p>576</text:p>
          </table:table-cell>
          <table:table-cell table:formula="of:=INDIRECT(ADDRESS(8;16+MOD([.A578];[.$N$8])))" office:value-type="float" office:value="1" calcext:value-type="float">
            <text:p>1</text:p>
          </table:table-cell>
          <table:table-cell table:formula="of:=INDIRECT(ADDRESS(9;16+MOD([.A578]/[.$N$8];[.$N$9])))" office:value-type="float" office:value="48" calcext:value-type="float">
            <text:p>48</text:p>
          </table:table-cell>
          <table:table-cell table:formula="of:=INDIRECT(ADDRESS(10;16+MOD([.A578]/([.$N$8]*[.$N$9]);[.$N$10])))" office:value-type="float" office:value="3" calcext:value-type="float">
            <text:p>3</text:p>
          </table:table-cell>
          <table:table-cell table:formula="of:=INDIRECT(ADDRESS(11;16+MOD([.A578]/([.$N$8]*[.$N$9]*[.$N$10]);[.$N$11])))" office:value-type="float" office:value="8" calcext:value-type="float">
            <text:p>8</text:p>
          </table:table-cell>
          <table:table-cell table:formula="of:=[.E578]*[.C578]*[.$R$3]/[.B578]/[.D578]" office:value-type="float" office:value="11796480" calcext:value-type="float">
            <text:p>11796480</text:p>
          </table:table-cell>
          <table:table-cell table:style-name="ce7" table:formula="of:=IF(AND([.$Q$18]&lt;[.F578];[.F578]&lt;[.$Q$19]))" office:value-type="boolean" office:boolean-value="true" calcext:value-type="boolean">
            <text:p>TRUE</text:p>
          </table:table-cell>
          <table:table-cell table:style-name="ce9" table:formula="of:=IF(OR(AND([.D578]=[.$P$27];[.$R$25]&lt;[.F578];[.F578]&lt;[.$R$26]); AND([.D578]=[.$Q$27];[.$Q$25]&lt;[.F578];[.F578]&lt;[.$Q$26]);AND([.D578]=[.$R$27];[.$P$25]&lt;[.F578];[.F578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78]+1" office:value-type="float" office:value="577" calcext:value-type="float">
            <text:p>577</text:p>
          </table:table-cell>
          <table:table-cell table:formula="of:=INDIRECT(ADDRESS(8;16+MOD([.A579];[.$N$8])))" office:value-type="float" office:value="2" calcext:value-type="float">
            <text:p>2</text:p>
          </table:table-cell>
          <table:table-cell table:formula="of:=INDIRECT(ADDRESS(9;16+MOD([.A579]/[.$N$8];[.$N$9])))" office:value-type="float" office:value="48" calcext:value-type="float">
            <text:p>48</text:p>
          </table:table-cell>
          <table:table-cell table:formula="of:=INDIRECT(ADDRESS(10;16+MOD([.A579]/([.$N$8]*[.$N$9]);[.$N$10])))" office:value-type="float" office:value="3" calcext:value-type="float">
            <text:p>3</text:p>
          </table:table-cell>
          <table:table-cell table:formula="of:=INDIRECT(ADDRESS(11;16+MOD([.A579]/([.$N$8]*[.$N$9]*[.$N$10]);[.$N$11])))" office:value-type="float" office:value="8" calcext:value-type="float">
            <text:p>8</text:p>
          </table:table-cell>
          <table:table-cell table:formula="of:=[.E579]*[.C579]*[.$R$3]/[.B579]/[.D579]" office:value-type="float" office:value="5898240" calcext:value-type="float">
            <text:p>5898240</text:p>
          </table:table-cell>
          <table:table-cell table:style-name="ce7" table:formula="of:=IF(AND([.$Q$18]&lt;[.F579];[.F579]&lt;[.$Q$19]))" office:value-type="boolean" office:boolean-value="true" calcext:value-type="boolean">
            <text:p>TRUE</text:p>
          </table:table-cell>
          <table:table-cell table:style-name="ce9" table:formula="of:=IF(OR(AND([.D579]=[.$P$27];[.$R$25]&lt;[.F579];[.F579]&lt;[.$R$26]); AND([.D579]=[.$Q$27];[.$Q$25]&lt;[.F579];[.F579]&lt;[.$Q$26]);AND([.D579]=[.$R$27];[.$P$25]&lt;[.F579];[.F579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79]+1" office:value-type="float" office:value="578" calcext:value-type="float">
            <text:p>578</text:p>
          </table:table-cell>
          <table:table-cell table:formula="of:=INDIRECT(ADDRESS(8;16+MOD([.A580];[.$N$8])))" office:value-type="float" office:value="3" calcext:value-type="float">
            <text:p>3</text:p>
          </table:table-cell>
          <table:table-cell table:formula="of:=INDIRECT(ADDRESS(9;16+MOD([.A580]/[.$N$8];[.$N$9])))" office:value-type="float" office:value="48" calcext:value-type="float">
            <text:p>48</text:p>
          </table:table-cell>
          <table:table-cell table:formula="of:=INDIRECT(ADDRESS(10;16+MOD([.A580]/([.$N$8]*[.$N$9]);[.$N$10])))" office:value-type="float" office:value="3" calcext:value-type="float">
            <text:p>3</text:p>
          </table:table-cell>
          <table:table-cell table:formula="of:=INDIRECT(ADDRESS(11;16+MOD([.A580]/([.$N$8]*[.$N$9]*[.$N$10]);[.$N$11])))" office:value-type="float" office:value="8" calcext:value-type="float">
            <text:p>8</text:p>
          </table:table-cell>
          <table:table-cell table:formula="of:=[.E580]*[.C580]*[.$R$3]/[.B580]/[.D580]" office:value-type="float" office:value="3932160" calcext:value-type="float">
            <text:p>3932160</text:p>
          </table:table-cell>
          <table:table-cell table:style-name="ce7" table:formula="of:=IF(AND([.$Q$18]&lt;[.F580];[.F580]&lt;[.$Q$19]))" office:value-type="boolean" office:boolean-value="true" calcext:value-type="boolean">
            <text:p>TRUE</text:p>
          </table:table-cell>
          <table:table-cell table:style-name="ce9" table:formula="of:=IF(OR(AND([.D580]=[.$P$27];[.$R$25]&lt;[.F580];[.F580]&lt;[.$R$26]); AND([.D580]=[.$Q$27];[.$Q$25]&lt;[.F580];[.F580]&lt;[.$Q$26]);AND([.D580]=[.$R$27];[.$P$25]&lt;[.F580];[.F580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80]+1" office:value-type="float" office:value="579" calcext:value-type="float">
            <text:p>579</text:p>
          </table:table-cell>
          <table:table-cell table:formula="of:=INDIRECT(ADDRESS(8;16+MOD([.A581];[.$N$8])))" office:value-type="float" office:value="4" calcext:value-type="float">
            <text:p>4</text:p>
          </table:table-cell>
          <table:table-cell table:formula="of:=INDIRECT(ADDRESS(9;16+MOD([.A581]/[.$N$8];[.$N$9])))" office:value-type="float" office:value="48" calcext:value-type="float">
            <text:p>48</text:p>
          </table:table-cell>
          <table:table-cell table:formula="of:=INDIRECT(ADDRESS(10;16+MOD([.A581]/([.$N$8]*[.$N$9]);[.$N$10])))" office:value-type="float" office:value="3" calcext:value-type="float">
            <text:p>3</text:p>
          </table:table-cell>
          <table:table-cell table:formula="of:=INDIRECT(ADDRESS(11;16+MOD([.A581]/([.$N$8]*[.$N$9]*[.$N$10]);[.$N$11])))" office:value-type="float" office:value="8" calcext:value-type="float">
            <text:p>8</text:p>
          </table:table-cell>
          <table:table-cell table:formula="of:=[.E581]*[.C581]*[.$R$3]/[.B581]/[.D581]" office:value-type="float" office:value="2949120" calcext:value-type="float">
            <text:p>2949120</text:p>
          </table:table-cell>
          <table:table-cell table:style-name="ce7" table:formula="of:=IF(AND([.$Q$18]&lt;[.F581];[.F581]&lt;[.$Q$19]))" office:value-type="boolean" office:boolean-value="true" calcext:value-type="boolean">
            <text:p>TRUE</text:p>
          </table:table-cell>
          <table:table-cell table:style-name="ce9" table:formula="of:=IF(OR(AND([.D581]=[.$P$27];[.$R$25]&lt;[.F581];[.F581]&lt;[.$R$26]); AND([.D581]=[.$Q$27];[.$Q$25]&lt;[.F581];[.F581]&lt;[.$Q$26]);AND([.D581]=[.$R$27];[.$P$25]&lt;[.F581];[.F581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81]+1" office:value-type="float" office:value="580" calcext:value-type="float">
            <text:p>580</text:p>
          </table:table-cell>
          <table:table-cell table:formula="of:=INDIRECT(ADDRESS(8;16+MOD([.A582];[.$N$8])))" office:value-type="float" office:value="1" calcext:value-type="float">
            <text:p>1</text:p>
          </table:table-cell>
          <table:table-cell table:formula="of:=INDIRECT(ADDRESS(9;16+MOD([.A582]/[.$N$8];[.$N$9])))" office:value-type="float" office:value="49" calcext:value-type="float">
            <text:p>49</text:p>
          </table:table-cell>
          <table:table-cell table:formula="of:=INDIRECT(ADDRESS(10;16+MOD([.A582]/([.$N$8]*[.$N$9]);[.$N$10])))" office:value-type="float" office:value="3" calcext:value-type="float">
            <text:p>3</text:p>
          </table:table-cell>
          <table:table-cell table:formula="of:=INDIRECT(ADDRESS(11;16+MOD([.A582]/([.$N$8]*[.$N$9]*[.$N$10]);[.$N$11])))" office:value-type="float" office:value="8" calcext:value-type="float">
            <text:p>8</text:p>
          </table:table-cell>
          <table:table-cell table:formula="of:=[.E582]*[.C582]*[.$R$3]/[.B582]/[.D582]" office:value-type="float" office:value="12042240" calcext:value-type="float">
            <text:p>12042240</text:p>
          </table:table-cell>
          <table:table-cell table:style-name="ce7" table:formula="of:=IF(AND([.$Q$18]&lt;[.F582];[.F582]&lt;[.$Q$19]))" office:value-type="boolean" office:boolean-value="false" calcext:value-type="boolean">
            <text:p>FALSE</text:p>
          </table:table-cell>
          <table:table-cell table:style-name="ce9" table:formula="of:=IF(OR(AND([.D582]=[.$P$27];[.$R$25]&lt;[.F582];[.F582]&lt;[.$R$26]); AND([.D582]=[.$Q$27];[.$Q$25]&lt;[.F582];[.F582]&lt;[.$Q$26]);AND([.D582]=[.$R$27];[.$P$25]&lt;[.F582];[.F582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82]+1" office:value-type="float" office:value="581" calcext:value-type="float">
            <text:p>581</text:p>
          </table:table-cell>
          <table:table-cell table:formula="of:=INDIRECT(ADDRESS(8;16+MOD([.A583];[.$N$8])))" office:value-type="float" office:value="2" calcext:value-type="float">
            <text:p>2</text:p>
          </table:table-cell>
          <table:table-cell table:formula="of:=INDIRECT(ADDRESS(9;16+MOD([.A583]/[.$N$8];[.$N$9])))" office:value-type="float" office:value="49" calcext:value-type="float">
            <text:p>49</text:p>
          </table:table-cell>
          <table:table-cell table:formula="of:=INDIRECT(ADDRESS(10;16+MOD([.A583]/([.$N$8]*[.$N$9]);[.$N$10])))" office:value-type="float" office:value="3" calcext:value-type="float">
            <text:p>3</text:p>
          </table:table-cell>
          <table:table-cell table:formula="of:=INDIRECT(ADDRESS(11;16+MOD([.A583]/([.$N$8]*[.$N$9]*[.$N$10]);[.$N$11])))" office:value-type="float" office:value="8" calcext:value-type="float">
            <text:p>8</text:p>
          </table:table-cell>
          <table:table-cell table:formula="of:=[.E583]*[.C583]*[.$R$3]/[.B583]/[.D583]" office:value-type="float" office:value="6021120" calcext:value-type="float">
            <text:p>6021120</text:p>
          </table:table-cell>
          <table:table-cell table:style-name="ce7" table:formula="of:=IF(AND([.$Q$18]&lt;[.F583];[.F583]&lt;[.$Q$19]))" office:value-type="boolean" office:boolean-value="true" calcext:value-type="boolean">
            <text:p>TRUE</text:p>
          </table:table-cell>
          <table:table-cell table:style-name="ce9" table:formula="of:=IF(OR(AND([.D583]=[.$P$27];[.$R$25]&lt;[.F583];[.F583]&lt;[.$R$26]); AND([.D583]=[.$Q$27];[.$Q$25]&lt;[.F583];[.F583]&lt;[.$Q$26]);AND([.D583]=[.$R$27];[.$P$25]&lt;[.F583];[.F583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83]+1" office:value-type="float" office:value="582" calcext:value-type="float">
            <text:p>582</text:p>
          </table:table-cell>
          <table:table-cell table:formula="of:=INDIRECT(ADDRESS(8;16+MOD([.A584];[.$N$8])))" office:value-type="float" office:value="3" calcext:value-type="float">
            <text:p>3</text:p>
          </table:table-cell>
          <table:table-cell table:formula="of:=INDIRECT(ADDRESS(9;16+MOD([.A584]/[.$N$8];[.$N$9])))" office:value-type="float" office:value="49" calcext:value-type="float">
            <text:p>49</text:p>
          </table:table-cell>
          <table:table-cell table:formula="of:=INDIRECT(ADDRESS(10;16+MOD([.A584]/([.$N$8]*[.$N$9]);[.$N$10])))" office:value-type="float" office:value="3" calcext:value-type="float">
            <text:p>3</text:p>
          </table:table-cell>
          <table:table-cell table:formula="of:=INDIRECT(ADDRESS(11;16+MOD([.A584]/([.$N$8]*[.$N$9]*[.$N$10]);[.$N$11])))" office:value-type="float" office:value="8" calcext:value-type="float">
            <text:p>8</text:p>
          </table:table-cell>
          <table:table-cell table:formula="of:=[.E584]*[.C584]*[.$R$3]/[.B584]/[.D584]" office:value-type="float" office:value="4014080" calcext:value-type="float">
            <text:p>4014080</text:p>
          </table:table-cell>
          <table:table-cell table:style-name="ce7" table:formula="of:=IF(AND([.$Q$18]&lt;[.F584];[.F584]&lt;[.$Q$19]))" office:value-type="boolean" office:boolean-value="true" calcext:value-type="boolean">
            <text:p>TRUE</text:p>
          </table:table-cell>
          <table:table-cell table:style-name="ce9" table:formula="of:=IF(OR(AND([.D584]=[.$P$27];[.$R$25]&lt;[.F584];[.F584]&lt;[.$R$26]); AND([.D584]=[.$Q$27];[.$Q$25]&lt;[.F584];[.F584]&lt;[.$Q$26]);AND([.D584]=[.$R$27];[.$P$25]&lt;[.F584];[.F584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84]+1" office:value-type="float" office:value="583" calcext:value-type="float">
            <text:p>583</text:p>
          </table:table-cell>
          <table:table-cell table:formula="of:=INDIRECT(ADDRESS(8;16+MOD([.A585];[.$N$8])))" office:value-type="float" office:value="4" calcext:value-type="float">
            <text:p>4</text:p>
          </table:table-cell>
          <table:table-cell table:formula="of:=INDIRECT(ADDRESS(9;16+MOD([.A585]/[.$N$8];[.$N$9])))" office:value-type="float" office:value="49" calcext:value-type="float">
            <text:p>49</text:p>
          </table:table-cell>
          <table:table-cell table:formula="of:=INDIRECT(ADDRESS(10;16+MOD([.A585]/([.$N$8]*[.$N$9]);[.$N$10])))" office:value-type="float" office:value="3" calcext:value-type="float">
            <text:p>3</text:p>
          </table:table-cell>
          <table:table-cell table:formula="of:=INDIRECT(ADDRESS(11;16+MOD([.A585]/([.$N$8]*[.$N$9]*[.$N$10]);[.$N$11])))" office:value-type="float" office:value="8" calcext:value-type="float">
            <text:p>8</text:p>
          </table:table-cell>
          <table:table-cell table:formula="of:=[.E585]*[.C585]*[.$R$3]/[.B585]/[.D585]" office:value-type="float" office:value="3010560" calcext:value-type="float">
            <text:p>3010560</text:p>
          </table:table-cell>
          <table:table-cell table:style-name="ce7" table:formula="of:=IF(AND([.$Q$18]&lt;[.F585];[.F585]&lt;[.$Q$19]))" office:value-type="boolean" office:boolean-value="true" calcext:value-type="boolean">
            <text:p>TRUE</text:p>
          </table:table-cell>
          <table:table-cell table:style-name="ce9" table:formula="of:=IF(OR(AND([.D585]=[.$P$27];[.$R$25]&lt;[.F585];[.F585]&lt;[.$R$26]); AND([.D585]=[.$Q$27];[.$Q$25]&lt;[.F585];[.F585]&lt;[.$Q$26]);AND([.D585]=[.$R$27];[.$P$25]&lt;[.F585];[.F585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85]+1" office:value-type="float" office:value="584" calcext:value-type="float">
            <text:p>584</text:p>
          </table:table-cell>
          <table:table-cell table:formula="of:=INDIRECT(ADDRESS(8;16+MOD([.A586];[.$N$8])))" office:value-type="float" office:value="1" calcext:value-type="float">
            <text:p>1</text:p>
          </table:table-cell>
          <table:table-cell table:formula="of:=INDIRECT(ADDRESS(9;16+MOD([.A586]/[.$N$8];[.$N$9])))" office:value-type="float" office:value="50" calcext:value-type="float">
            <text:p>50</text:p>
          </table:table-cell>
          <table:table-cell table:formula="of:=INDIRECT(ADDRESS(10;16+MOD([.A586]/([.$N$8]*[.$N$9]);[.$N$10])))" office:value-type="float" office:value="3" calcext:value-type="float">
            <text:p>3</text:p>
          </table:table-cell>
          <table:table-cell table:formula="of:=INDIRECT(ADDRESS(11;16+MOD([.A586]/([.$N$8]*[.$N$9]*[.$N$10]);[.$N$11])))" office:value-type="float" office:value="8" calcext:value-type="float">
            <text:p>8</text:p>
          </table:table-cell>
          <table:table-cell table:formula="of:=[.E586]*[.C586]*[.$R$3]/[.B586]/[.D586]" office:value-type="float" office:value="12288000" calcext:value-type="float">
            <text:p>12288000</text:p>
          </table:table-cell>
          <table:table-cell table:style-name="ce7" table:formula="of:=IF(AND([.$Q$18]&lt;[.F586];[.F586]&lt;[.$Q$19]))" office:value-type="boolean" office:boolean-value="false" calcext:value-type="boolean">
            <text:p>FALSE</text:p>
          </table:table-cell>
          <table:table-cell table:style-name="ce9" table:formula="of:=IF(OR(AND([.D586]=[.$P$27];[.$R$25]&lt;[.F586];[.F586]&lt;[.$R$26]); AND([.D586]=[.$Q$27];[.$Q$25]&lt;[.F586];[.F586]&lt;[.$Q$26]);AND([.D586]=[.$R$27];[.$P$25]&lt;[.F586];[.F586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86]+1" office:value-type="float" office:value="585" calcext:value-type="float">
            <text:p>585</text:p>
          </table:table-cell>
          <table:table-cell table:formula="of:=INDIRECT(ADDRESS(8;16+MOD([.A587];[.$N$8])))" office:value-type="float" office:value="2" calcext:value-type="float">
            <text:p>2</text:p>
          </table:table-cell>
          <table:table-cell table:formula="of:=INDIRECT(ADDRESS(9;16+MOD([.A587]/[.$N$8];[.$N$9])))" office:value-type="float" office:value="50" calcext:value-type="float">
            <text:p>50</text:p>
          </table:table-cell>
          <table:table-cell table:formula="of:=INDIRECT(ADDRESS(10;16+MOD([.A587]/([.$N$8]*[.$N$9]);[.$N$10])))" office:value-type="float" office:value="3" calcext:value-type="float">
            <text:p>3</text:p>
          </table:table-cell>
          <table:table-cell table:formula="of:=INDIRECT(ADDRESS(11;16+MOD([.A587]/([.$N$8]*[.$N$9]*[.$N$10]);[.$N$11])))" office:value-type="float" office:value="8" calcext:value-type="float">
            <text:p>8</text:p>
          </table:table-cell>
          <table:table-cell table:formula="of:=[.E587]*[.C587]*[.$R$3]/[.B587]/[.D587]" office:value-type="float" office:value="6144000" calcext:value-type="float">
            <text:p>6144000</text:p>
          </table:table-cell>
          <table:table-cell table:style-name="ce7" table:formula="of:=IF(AND([.$Q$18]&lt;[.F587];[.F587]&lt;[.$Q$19]))" office:value-type="boolean" office:boolean-value="true" calcext:value-type="boolean">
            <text:p>TRUE</text:p>
          </table:table-cell>
          <table:table-cell table:style-name="ce9" table:formula="of:=IF(OR(AND([.D587]=[.$P$27];[.$R$25]&lt;[.F587];[.F587]&lt;[.$R$26]); AND([.D587]=[.$Q$27];[.$Q$25]&lt;[.F587];[.F587]&lt;[.$Q$26]);AND([.D587]=[.$R$27];[.$P$25]&lt;[.F587];[.F587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formula="of:=[.A587]+1" office:value-type="float" office:value="586" calcext:value-type="float">
            <text:p>586</text:p>
          </table:table-cell>
          <table:table-cell table:formula="of:=INDIRECT(ADDRESS(8;16+MOD([.A588];[.$N$8])))" office:value-type="float" office:value="3" calcext:value-type="float">
            <text:p>3</text:p>
          </table:table-cell>
          <table:table-cell table:formula="of:=INDIRECT(ADDRESS(9;16+MOD([.A588]/[.$N$8];[.$N$9])))" office:value-type="float" office:value="50" calcext:value-type="float">
            <text:p>50</text:p>
          </table:table-cell>
          <table:table-cell table:formula="of:=INDIRECT(ADDRESS(10;16+MOD([.A588]/([.$N$8]*[.$N$9]);[.$N$10])))" office:value-type="float" office:value="3" calcext:value-type="float">
            <text:p>3</text:p>
          </table:table-cell>
          <table:table-cell table:formula="of:=INDIRECT(ADDRESS(11;16+MOD([.A588]/([.$N$8]*[.$N$9]*[.$N$10]);[.$N$11])))" office:value-type="float" office:value="8" calcext:value-type="float">
            <text:p>8</text:p>
          </table:table-cell>
          <table:table-cell table:formula="of:=[.E588]*[.C588]*[.$R$3]/[.B588]/[.D588]" office:value-type="float" office:value="4096000" calcext:value-type="float">
            <text:p>4096000</text:p>
          </table:table-cell>
          <table:table-cell table:style-name="ce7" table:formula="of:=IF(AND([.$Q$18]&lt;[.F588];[.F588]&lt;[.$Q$19]))" office:value-type="boolean" office:boolean-value="true" calcext:value-type="boolean">
            <text:p>TRUE</text:p>
          </table:table-cell>
          <table:table-cell table:style-name="ce9" table:formula="of:=IF(OR(AND([.D588]=[.$P$27];[.$R$25]&lt;[.F588];[.F588]&lt;[.$R$26]); AND([.D588]=[.$Q$27];[.$Q$25]&lt;[.F588];[.F588]&lt;[.$Q$26]);AND([.D588]=[.$R$27];[.$P$25]&lt;[.F588];[.F588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88]+1" office:value-type="float" office:value="587" calcext:value-type="float">
            <text:p>587</text:p>
          </table:table-cell>
          <table:table-cell table:formula="of:=INDIRECT(ADDRESS(8;16+MOD([.A589];[.$N$8])))" office:value-type="float" office:value="4" calcext:value-type="float">
            <text:p>4</text:p>
          </table:table-cell>
          <table:table-cell table:formula="of:=INDIRECT(ADDRESS(9;16+MOD([.A589]/[.$N$8];[.$N$9])))" office:value-type="float" office:value="50" calcext:value-type="float">
            <text:p>50</text:p>
          </table:table-cell>
          <table:table-cell table:formula="of:=INDIRECT(ADDRESS(10;16+MOD([.A589]/([.$N$8]*[.$N$9]);[.$N$10])))" office:value-type="float" office:value="3" calcext:value-type="float">
            <text:p>3</text:p>
          </table:table-cell>
          <table:table-cell table:formula="of:=INDIRECT(ADDRESS(11;16+MOD([.A589]/([.$N$8]*[.$N$9]*[.$N$10]);[.$N$11])))" office:value-type="float" office:value="8" calcext:value-type="float">
            <text:p>8</text:p>
          </table:table-cell>
          <table:table-cell table:formula="of:=[.E589]*[.C589]*[.$R$3]/[.B589]/[.D589]" office:value-type="float" office:value="3072000" calcext:value-type="float">
            <text:p>3072000</text:p>
          </table:table-cell>
          <table:table-cell table:style-name="ce7" table:formula="of:=IF(AND([.$Q$18]&lt;[.F589];[.F589]&lt;[.$Q$19]))" office:value-type="boolean" office:boolean-value="true" calcext:value-type="boolean">
            <text:p>TRUE</text:p>
          </table:table-cell>
          <table:table-cell table:style-name="ce9" table:formula="of:=IF(OR(AND([.D589]=[.$P$27];[.$R$25]&lt;[.F589];[.F589]&lt;[.$R$26]); AND([.D589]=[.$Q$27];[.$Q$25]&lt;[.F589];[.F589]&lt;[.$Q$26]);AND([.D589]=[.$R$27];[.$P$25]&lt;[.F589];[.F589]&lt;[.$P$26]))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formula="of:=[.A589]+1" office:value-type="float" office:value="588" calcext:value-type="float">
            <text:p>588</text:p>
          </table:table-cell>
          <table:table-cell table:formula="of:=INDIRECT(ADDRESS(8;16+MOD([.A590];[.$N$8])))" office:value-type="float" office:value="1" calcext:value-type="float">
            <text:p>1</text:p>
          </table:table-cell>
          <table:table-cell table:formula="of:=INDIRECT(ADDRESS(9;16+MOD([.A590]/[.$N$8];[.$N$9])))" office:value-type="float" office:value="2" calcext:value-type="float">
            <text:p>2</text:p>
          </table:table-cell>
          <table:table-cell table:formula="of:=INDIRECT(ADDRESS(10;16+MOD([.A590]/([.$N$8]*[.$N$9]);[.$N$10])))" office:value-type="float" office:value="1" calcext:value-type="float">
            <text:p>1</text:p>
          </table:table-cell>
          <table:table-cell table:formula="of:=INDIRECT(ADDRESS(11;16+MOD([.A590]/([.$N$8]*[.$N$9]*[.$N$10]);[.$N$11])))" office:value-type="float" office:value="8" calcext:value-type="float">
            <text:p>8</text:p>
          </table:table-cell>
          <table:table-cell table:formula="of:=[.E590]*[.C590]*[.$R$3]/[.B590]/[.D590]" office:value-type="float" office:value="1474560" calcext:value-type="float">
            <text:p>1474560</text:p>
          </table:table-cell>
          <table:table-cell table:style-name="ce7" table:formula="of:=IF(AND([.$Q$18]&lt;[.F590];[.F590]&lt;[.$Q$19]))" office:value-type="boolean" office:boolean-value="false" calcext:value-type="boolean">
            <text:p>FALSE</text:p>
          </table:table-cell>
          <table:table-cell table:style-name="ce9" table:formula="of:=IF(OR(AND([.D590]=[.$P$27];[.$R$25]&lt;[.F590];[.F590]&lt;[.$R$26]); AND([.D590]=[.$Q$27];[.$Q$25]&lt;[.F590];[.F590]&lt;[.$Q$26]);AND([.D590]=[.$R$27];[.$P$25]&lt;[.F590];[.F590]&lt;[.$P$26]))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 table:number-rows-repeated="104798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dac_pll_cfg_2.I2:dac_pll_cfg_2.I161">
            <calcext:condition calcext:apply-style-name="Good" calcext:value="=1" calcext:base-cell-address="dac_pll_cfg_2.I2"/>
          </calcext:conditional-format>
          <calcext:conditional-format calcext:target-range-address="dac_pll_cfg_2.J2:dac_pll_cfg_2.J161">
            <calcext:condition calcext:apply-style-name="Good" calcext:value="=1" calcext:base-cell-address="dac_pll_cfg_2.J2"/>
          </calcext:conditional-format>
          <calcext:conditional-format calcext:target-range-address="dac_pll_cfg_2.G2:dac_pll_cfg_2.G590">
            <calcext:condition calcext:apply-style-name="Good" calcext:value="=1" calcext:base-cell-address="dac_pll_cfg_2.G2"/>
          </calcext:conditional-format>
          <calcext:conditional-format calcext:target-range-address="dac_pll_cfg_2.S13:dac_pll_cfg_2.S13">
            <calcext:condition calcext:apply-style-name="Good" calcext:value="=1" calcext:base-cell-address="dac_pll_cfg_2.S13"/>
          </calcext:conditional-format>
          <calcext:conditional-format calcext:target-range-address="dac_pll_cfg_2.H2:dac_pll_cfg_2.H590">
            <calcext:condition calcext:apply-style-name="Good" calcext:value="=1" calcext:base-cell-address="dac_pll_cfg_2.H2"/>
          </calcext:conditional-format>
        </calcext:conditional-formats>
      </table:table>
      <table:table table:name="CPLL_mode20" table:style-name="ta1">
        <table:table-column table:style-name="co1" table:number-columns-repeated="5" table:default-cell-style-name="ce73"/>
        <table:table-column table:style-name="co3" table:default-cell-style-name="ce73"/>
        <table:table-column table:style-name="co12" table:default-cell-style-name="ce73"/>
        <table:table-column table:style-name="co13" table:default-cell-style-name="ce73"/>
        <table:table-column table:style-name="co1" table:default-cell-style-name="ce73"/>
        <table:table-column table:style-name="co6" table:default-cell-style-name="ce73"/>
        <table:table-column table:style-name="co7" table:default-cell-style-name="ce73"/>
        <table:table-column table:style-name="co1" table:default-cell-style-name="ce73"/>
        <table:table-column table:style-name="co8" table:default-cell-style-name="ce73"/>
        <table:table-column table:style-name="co9" table:default-cell-style-name="ce73"/>
        <table:table-column table:style-name="co10" table:default-cell-style-name="ce73"/>
        <table:table-column table:style-name="co11" table:default-cell-style-name="ce73"/>
        <table:table-column table:style-name="co1" table:number-columns-repeated="1008" table:default-cell-style-name="ce73"/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f PLLClkout[Khz]</text:p>
          </table:table-cell>
          <table:table-cell table:style-name="ce6" office:value-type="string" calcext:value-type="string">
            <text:p>f LineRate[Khz]</text:p>
          </table:table-cell>
          <table:table-cell table:style-name="ce72"/>
          <table:table-cell table:number-columns-repeated="2"/>
          <table:table-cell table:style-name="ce72"/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DIRECT(ADDRESS(8;16+MOD([.A2];[.$N$8])))" office:value-type="float" office:value="5" calcext:value-type="float">
            <text:p>5</text:p>
          </table:table-cell>
          <table:table-cell table:formula="of:=INDIRECT(ADDRESS(9;16+MOD([.A2]/[.$N$8];[.$N$9])))" office:value-type="float" office:value="5" calcext:value-type="float">
            <text:p>5</text:p>
          </table:table-cell>
          <table:table-cell table:formula="of:=INDIRECT(ADDRESS(10;16+MOD([.A2]/([.$N$8]*[.$N$9]);[.$N$10])))" office:value-type="float" office:value="1" calcext:value-type="float">
            <text:p>1</text:p>
          </table:table-cell>
          <table:table-cell table:formula="of:=INDIRECT(ADDRESS(11;16+MOD([.A2]/([.$N$8]*[.$N$9]*[.$N$10]);[.$N$11])))" office:value-type="float" office:value="1" calcext:value-type="float">
            <text:p>1</text:p>
          </table:table-cell>
          <table:table-cell table:formula="of:=[.$R$3]*[.B2]*[.C2]/[.E2]" office:value-type="float" office:value="9216000" calcext:value-type="float">
            <text:p>9216000</text:p>
          </table:table-cell>
          <table:table-cell table:formula="of:=[.F2]*2/[.D2]" office:value-type="float" office:value="18432000" calcext:value-type="float">
            <text:p>18432000</text:p>
          </table:table-cell>
          <table:table-cell table:style-name="ce58" table:formula="of:=IF(AND(AND([.$Q$13]&lt;[.F2];[.F2]&lt;[.$Q$14]);[.G2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4"/>
          <table:table-cell table:style-name="ce15"/>
          <table:table-cell office:value-type="string" calcext:value-type="string">
            <text:p>HMC7044</text:p>
          </table:table-cell>
          <table:table-cell table:style-name="ce15" office:value-type="string" calcext:value-type="string">
            <text:p>pll2_freq</text:p>
          </table:table-cell>
          <table:table-cell table:style-name="ce14" office:value-type="float" office:value="2949120" calcext:value-type="float">
            <text:p>294912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Divider =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INDIRECT(ADDRESS(8;16+MOD([.A3];[.$N$8])))" office:value-type="float" office:value="4" calcext:value-type="float">
            <text:p>4</text:p>
          </table:table-cell>
          <table:table-cell table:formula="of:=INDIRECT(ADDRESS(9;16+MOD([.A3]/[.$N$8];[.$N$9])))" office:value-type="float" office:value="5" calcext:value-type="float">
            <text:p>5</text:p>
          </table:table-cell>
          <table:table-cell table:formula="of:=INDIRECT(ADDRESS(10;16+MOD([.A3]/([.$N$8]*[.$N$9]);[.$N$10])))" office:value-type="float" office:value="1" calcext:value-type="float">
            <text:p>1</text:p>
          </table:table-cell>
          <table:table-cell table:formula="of:=INDIRECT(ADDRESS(11;16+MOD([.A3]/([.$N$8]*[.$N$9]*[.$N$10]);[.$N$11])))" office:value-type="float" office:value="1" calcext:value-type="float">
            <text:p>1</text:p>
          </table:table-cell>
          <table:table-cell table:formula="of:=[.$R$3]*[.B3]*[.C3]/[.E3]" office:value-type="float" office:value="7372800" calcext:value-type="float">
            <text:p>7372800</text:p>
          </table:table-cell>
          <table:table-cell table:formula="of:=[.F3]*2/[.D3]" office:value-type="float" office:value="14745600" calcext:value-type="float">
            <text:p>14745600</text:p>
          </table:table-cell>
          <table:table-cell table:style-name="ce59" table:formula="of:=IF(AND(AND([.$Q$13]&lt;[.F3];[.F3]&lt;[.$Q$14]);[.G3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6"/>
          <table:table-cell table:style-name="ce18" office:value-type="string" calcext:value-type="string">
            <text:p>refclk_khz = </text:p>
          </table:table-cell>
          <table:table-cell table:style-name="ce20" table:formula="of:=[.R2]/[.U2]" office:value-type="float" office:value="368640" calcext:value-type="float">
            <text:p>368640</text:p>
          </table:table-cell>
          <table:table-cell office:value-type="string" calcext:value-type="string">
            <text:p>Khz</text:p>
          </table:table-cell>
          <table:table-cell table:number-columns-repeated="100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INDIRECT(ADDRESS(8;16+MOD([.A4];[.$N$8])))" office:value-type="float" office:value="3" calcext:value-type="float">
            <text:p>3</text:p>
          </table:table-cell>
          <table:table-cell table:formula="of:=INDIRECT(ADDRESS(9;16+MOD([.A4]/[.$N$8];[.$N$9])))" office:value-type="float" office:value="5" calcext:value-type="float">
            <text:p>5</text:p>
          </table:table-cell>
          <table:table-cell table:formula="of:=INDIRECT(ADDRESS(10;16+MOD([.A4]/([.$N$8]*[.$N$9]);[.$N$10])))" office:value-type="float" office:value="1" calcext:value-type="float">
            <text:p>1</text:p>
          </table:table-cell>
          <table:table-cell table:formula="of:=INDIRECT(ADDRESS(11;16+MOD([.A4]/([.$N$8]*[.$N$9]*[.$N$10]);[.$N$11])))" office:value-type="float" office:value="1" calcext:value-type="float">
            <text:p>1</text:p>
          </table:table-cell>
          <table:table-cell table:formula="of:=[.$R$3]*[.B4]*[.C4]/[.E4]" office:value-type="float" office:value="5529600" calcext:value-type="float">
            <text:p>5529600</text:p>
          </table:table-cell>
          <table:table-cell table:formula="of:=[.F4]*2/[.D4]" office:value-type="float" office:value="11059200" calcext:value-type="float">
            <text:p>11059200</text:p>
          </table:table-cell>
          <table:table-cell table:style-name="ce59" table:formula="of:=IF(AND(AND([.$Q$13]&lt;[.F4];[.F4]&lt;[.$Q$14]);[.G4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INDIRECT(ADDRESS(8;16+MOD([.A5];[.$N$8])))" office:value-type="float" office:value="2" calcext:value-type="float">
            <text:p>2</text:p>
          </table:table-cell>
          <table:table-cell table:formula="of:=INDIRECT(ADDRESS(9;16+MOD([.A5]/[.$N$8];[.$N$9])))" office:value-type="float" office:value="5" calcext:value-type="float">
            <text:p>5</text:p>
          </table:table-cell>
          <table:table-cell table:formula="of:=INDIRECT(ADDRESS(10;16+MOD([.A5]/([.$N$8]*[.$N$9]);[.$N$10])))" office:value-type="float" office:value="1" calcext:value-type="float">
            <text:p>1</text:p>
          </table:table-cell>
          <table:table-cell table:formula="of:=INDIRECT(ADDRESS(11;16+MOD([.A5]/([.$N$8]*[.$N$9]*[.$N$10]);[.$N$11])))" office:value-type="float" office:value="1" calcext:value-type="float">
            <text:p>1</text:p>
          </table:table-cell>
          <table:table-cell table:formula="of:=[.$R$3]*[.B5]*[.C5]/[.E5]" office:value-type="float" office:value="3686400" calcext:value-type="float">
            <text:p>3686400</text:p>
          </table:table-cell>
          <table:table-cell table:formula="of:=[.F5]*2/[.D5]" office:value-type="float" office:value="7372800" calcext:value-type="float">
            <text:p>7372800</text:p>
          </table:table-cell>
          <table:table-cell table:style-name="ce59" table:formula="of:=IF(AND(AND([.$Q$13]&lt;[.F5];[.F5]&lt;[.$Q$14]);[.G5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INDIRECT(ADDRESS(8;16+MOD([.A6];[.$N$8])))" office:value-type="float" office:value="1" calcext:value-type="float">
            <text:p>1</text:p>
          </table:table-cell>
          <table:table-cell table:formula="of:=INDIRECT(ADDRESS(9;16+MOD([.A6]/[.$N$8];[.$N$9])))" office:value-type="float" office:value="5" calcext:value-type="float">
            <text:p>5</text:p>
          </table:table-cell>
          <table:table-cell table:formula="of:=INDIRECT(ADDRESS(10;16+MOD([.A6]/([.$N$8]*[.$N$9]);[.$N$10])))" office:value-type="float" office:value="1" calcext:value-type="float">
            <text:p>1</text:p>
          </table:table-cell>
          <table:table-cell table:formula="of:=INDIRECT(ADDRESS(11;16+MOD([.A6]/([.$N$8]*[.$N$9]*[.$N$10]);[.$N$11])))" office:value-type="float" office:value="1" calcext:value-type="float">
            <text:p>1</text:p>
          </table:table-cell>
          <table:table-cell table:formula="of:=[.$R$3]*[.B6]*[.C6]/[.E6]" office:value-type="float" office:value="1843200" calcext:value-type="float">
            <text:p>1843200</text:p>
          </table:table-cell>
          <table:table-cell office:value-type="string" calcext:value-type="string">
            <text:p>92*</text:p>
          </table:table-cell>
          <table:table-cell table:style-name="ce59" table:formula="of:=IF(AND(AND([.$Q$13]&lt;[.F6];[.F6]&lt;[.$Q$14]);[.G6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INDIRECT(ADDRESS(8;16+MOD([.A7];[.$N$8])))" office:value-type="float" office:value="5" calcext:value-type="float">
            <text:p>5</text:p>
          </table:table-cell>
          <table:table-cell table:formula="of:=INDIRECT(ADDRESS(9;16+MOD([.A7]/[.$N$8];[.$N$9])))" office:value-type="float" office:value="4" calcext:value-type="float">
            <text:p>4</text:p>
          </table:table-cell>
          <table:table-cell table:formula="of:=INDIRECT(ADDRESS(10;16+MOD([.A7]/([.$N$8]*[.$N$9]);[.$N$10])))" office:value-type="float" office:value="1" calcext:value-type="float">
            <text:p>1</text:p>
          </table:table-cell>
          <table:table-cell table:formula="of:=INDIRECT(ADDRESS(11;16+MOD([.A7]/([.$N$8]*[.$N$9]*[.$N$10]);[.$N$11])))" office:value-type="float" office:value="1" calcext:value-type="float">
            <text:p>1</text:p>
          </table:table-cell>
          <table:table-cell table:formula="of:=[.$R$3]*[.B7]*[.C7]/[.E7]" office:value-type="float" office:value="7372800" calcext:value-type="float">
            <text:p>7372800</text:p>
          </table:table-cell>
          <table:table-cell table:formula="of:=[.F7]*2/[.D7]" office:value-type="float" office:value="14745600" calcext:value-type="float">
            <text:p>14745600</text:p>
          </table:table-cell>
          <table:table-cell table:style-name="ce59" table:formula="of:=IF(AND(AND([.$Q$13]&lt;[.F7];[.F7]&lt;[.$Q$14]);[.G7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INDIRECT(ADDRESS(8;16+MOD([.A8];[.$N$8])))" office:value-type="float" office:value="4" calcext:value-type="float">
            <text:p>4</text:p>
          </table:table-cell>
          <table:table-cell table:formula="of:=INDIRECT(ADDRESS(9;16+MOD([.A8]/[.$N$8];[.$N$9])))" office:value-type="float" office:value="4" calcext:value-type="float">
            <text:p>4</text:p>
          </table:table-cell>
          <table:table-cell table:formula="of:=INDIRECT(ADDRESS(10;16+MOD([.A8]/([.$N$8]*[.$N$9]);[.$N$10])))" office:value-type="float" office:value="1" calcext:value-type="float">
            <text:p>1</text:p>
          </table:table-cell>
          <table:table-cell table:formula="of:=INDIRECT(ADDRESS(11;16+MOD([.A8]/([.$N$8]*[.$N$9]*[.$N$10]);[.$N$11])))" office:value-type="float" office:value="1" calcext:value-type="float">
            <text:p>1</text:p>
          </table:table-cell>
          <table:table-cell table:formula="of:=[.$R$3]*[.B8]*[.C8]/[.E8]" office:value-type="float" office:value="5898240" calcext:value-type="float">
            <text:p>5898240</text:p>
          </table:table-cell>
          <table:table-cell table:formula="of:=[.F8]*2/[.D8]" office:value-type="float" office:value="11796480" calcext:value-type="float">
            <text:p>11796480</text:p>
          </table:table-cell>
          <table:table-cell table:style-name="ce59" table:formula="of:=IF(AND(AND([.$Q$13]&lt;[.F8];[.F8]&lt;[.$Q$14]);[.G8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2"/>
          <table:table-cell table:style-name="ce4" office:value-type="string" calcext:value-type="string">
            <text:p>N2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=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INDIRECT(ADDRESS(8;16+MOD([.A9];[.$N$8])))" office:value-type="float" office:value="3" calcext:value-type="float">
            <text:p>3</text:p>
          </table:table-cell>
          <table:table-cell table:formula="of:=INDIRECT(ADDRESS(9;16+MOD([.A9]/[.$N$8];[.$N$9])))" office:value-type="float" office:value="4" calcext:value-type="float">
            <text:p>4</text:p>
          </table:table-cell>
          <table:table-cell table:formula="of:=INDIRECT(ADDRESS(10;16+MOD([.A9]/([.$N$8]*[.$N$9]);[.$N$10])))" office:value-type="float" office:value="1" calcext:value-type="float">
            <text:p>1</text:p>
          </table:table-cell>
          <table:table-cell table:formula="of:=INDIRECT(ADDRESS(11;16+MOD([.A9]/([.$N$8]*[.$N$9]*[.$N$10]);[.$N$11])))" office:value-type="float" office:value="1" calcext:value-type="float">
            <text:p>1</text:p>
          </table:table-cell>
          <table:table-cell table:formula="of:=[.$R$3]*[.B9]*[.C9]/[.E9]" office:value-type="float" office:value="4423680" calcext:value-type="float">
            <text:p>4423680</text:p>
          </table:table-cell>
          <table:table-cell table:formula="of:=[.F9]*2/[.D9]" office:value-type="float" office:value="8847360" calcext:value-type="float">
            <text:p>8847360</text:p>
          </table:table-cell>
          <table:table-cell table:style-name="ce59" table:formula="of:=IF(AND(AND([.$Q$13]&lt;[.F9];[.F9]&lt;[.$Q$14]);[.G9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2"/>
          <table:table-cell table:style-name="ce12" office:value-type="string" calcext:value-type="string">
            <text:p>N1[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INDIRECT(ADDRESS(8;16+MOD([.A10];[.$N$8])))" office:value-type="float" office:value="2" calcext:value-type="float">
            <text:p>2</text:p>
          </table:table-cell>
          <table:table-cell table:formula="of:=INDIRECT(ADDRESS(9;16+MOD([.A10]/[.$N$8];[.$N$9])))" office:value-type="float" office:value="4" calcext:value-type="float">
            <text:p>4</text:p>
          </table:table-cell>
          <table:table-cell table:formula="of:=INDIRECT(ADDRESS(10;16+MOD([.A10]/([.$N$8]*[.$N$9]);[.$N$10])))" office:value-type="float" office:value="1" calcext:value-type="float">
            <text:p>1</text:p>
          </table:table-cell>
          <table:table-cell table:formula="of:=INDIRECT(ADDRESS(11;16+MOD([.A10]/([.$N$8]*[.$N$9]*[.$N$10]);[.$N$11])))" office:value-type="float" office:value="1" calcext:value-type="float">
            <text:p>1</text:p>
          </table:table-cell>
          <table:table-cell table:formula="of:=[.$R$3]*[.B10]*[.C10]/[.E10]" office:value-type="float" office:value="2949120" calcext:value-type="float">
            <text:p>2949120</text:p>
          </table:table-cell>
          <table:table-cell table:formula="of:=[.F10]*2/[.D10]" office:value-type="float" office:value="5898240" calcext:value-type="float">
            <text:p>5898240</text:p>
          </table:table-cell>
          <table:table-cell table:style-name="ce59" table:formula="of:=IF(AND(AND([.$Q$13]&lt;[.F10];[.F10]&lt;[.$Q$14]);[.G10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2"/>
          <table:table-cell table:style-name="ce12" office:value-type="string" calcext:value-type="string">
            <text:p>D[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INDIRECT(ADDRESS(8;16+MOD([.A11];[.$N$8])))" office:value-type="float" office:value="1" calcext:value-type="float">
            <text:p>1</text:p>
          </table:table-cell>
          <table:table-cell table:formula="of:=INDIRECT(ADDRESS(9;16+MOD([.A11]/[.$N$8];[.$N$9])))" office:value-type="float" office:value="4" calcext:value-type="float">
            <text:p>4</text:p>
          </table:table-cell>
          <table:table-cell table:formula="of:=INDIRECT(ADDRESS(10;16+MOD([.A11]/([.$N$8]*[.$N$9]);[.$N$10])))" office:value-type="float" office:value="1" calcext:value-type="float">
            <text:p>1</text:p>
          </table:table-cell>
          <table:table-cell table:formula="of:=INDIRECT(ADDRESS(11;16+MOD([.A11]/([.$N$8]*[.$N$9]*[.$N$10]);[.$N$11])))" office:value-type="float" office:value="1" calcext:value-type="float">
            <text:p>1</text:p>
          </table:table-cell>
          <table:table-cell table:formula="of:=[.$R$3]*[.B11]*[.C11]/[.E11]" office:value-type="float" office:value="1474560" calcext:value-type="float">
            <text:p>1474560</text:p>
          </table:table-cell>
          <table:table-cell table:formula="of:=[.F11]*2/[.D11]" office:value-type="float" office:value="2949120" calcext:value-type="float">
            <text:p>2949120</text:p>
          </table:table-cell>
          <table:table-cell table:style-name="ce59" table:formula="of:=IF(AND(AND([.$Q$13]&lt;[.F11];[.F11]&lt;[.$Q$14]);[.G11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2"/>
          <table:table-cell table:style-name="ce12" office:value-type="string" calcext:value-type="string">
            <text:p>M[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INDIRECT(ADDRESS(8;16+MOD([.A12];[.$N$8])))" office:value-type="float" office:value="5" calcext:value-type="float">
            <text:p>5</text:p>
          </table:table-cell>
          <table:table-cell table:formula="of:=INDIRECT(ADDRESS(9;16+MOD([.A12]/[.$N$8];[.$N$9])))" office:value-type="float" office:value="5" calcext:value-type="float">
            <text:p>5</text:p>
          </table:table-cell>
          <table:table-cell table:formula="of:=INDIRECT(ADDRESS(10;16+MOD([.A12]/([.$N$8]*[.$N$9]);[.$N$10])))" office:value-type="float" office:value="2" calcext:value-type="float">
            <text:p>2</text:p>
          </table:table-cell>
          <table:table-cell table:formula="of:=INDIRECT(ADDRESS(11;16+MOD([.A12]/([.$N$8]*[.$N$9]*[.$N$10]);[.$N$11])))" office:value-type="float" office:value="1" calcext:value-type="float">
            <text:p>1</text:p>
          </table:table-cell>
          <table:table-cell table:formula="of:=[.$R$3]*[.B12]*[.C12]/[.E12]" office:value-type="float" office:value="9216000" calcext:value-type="float">
            <text:p>9216000</text:p>
          </table:table-cell>
          <table:table-cell table:formula="of:=[.F12]*2/[.D12]" office:value-type="float" office:value="9216000" calcext:value-type="float">
            <text:p>9216000</text:p>
          </table:table-cell>
          <table:table-cell table:style-name="ce59" table:formula="of:=IF(AND(AND([.$Q$13]&lt;[.F12];[.F12]&lt;[.$Q$14]);[.G12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4"/>
          <table:table-cell table:style-name="ce14"/>
          <table:table-cell table:style-name="ce16"/>
          <table:table-cell table:number-columns-repeated="1008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INDIRECT(ADDRESS(8;16+MOD([.A13];[.$N$8])))" office:value-type="float" office:value="4" calcext:value-type="float">
            <text:p>4</text:p>
          </table:table-cell>
          <table:table-cell table:formula="of:=INDIRECT(ADDRESS(9;16+MOD([.A13]/[.$N$8];[.$N$9])))" office:value-type="float" office:value="5" calcext:value-type="float">
            <text:p>5</text:p>
          </table:table-cell>
          <table:table-cell table:formula="of:=INDIRECT(ADDRESS(10;16+MOD([.A13]/([.$N$8]*[.$N$9]);[.$N$10])))" office:value-type="float" office:value="2" calcext:value-type="float">
            <text:p>2</text:p>
          </table:table-cell>
          <table:table-cell table:formula="of:=INDIRECT(ADDRESS(11;16+MOD([.A13]/([.$N$8]*[.$N$9]*[.$N$10]);[.$N$11])))" office:value-type="float" office:value="1" calcext:value-type="float">
            <text:p>1</text:p>
          </table:table-cell>
          <table:table-cell table:formula="of:=[.$R$3]*[.B13]*[.C13]/[.E13]" office:value-type="float" office:value="7372800" calcext:value-type="float">
            <text:p>7372800</text:p>
          </table:table-cell>
          <table:table-cell table:formula="of:=[.F13]*2/[.D13]" office:value-type="float" office:value="7372800" calcext:value-type="float">
            <text:p>7372800</text:p>
          </table:table-cell>
          <table:table-cell table:style-name="ce59" table:formula="of:=IF(AND(AND([.$Q$13]&lt;[.F13];[.F13]&lt;[.$Q$14]);[.G13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5"/>
          <table:table-cell office:value-type="string" calcext:value-type="string">
            <text:p>vco_min=</text:p>
          </table:table-cell>
          <table:table-cell office:value-type="float" office:value="1600000" calcext:value-type="float">
            <text:p>1600000</text:p>
          </table:table-cell>
          <table:table-cell office:value-type="string" calcext:value-type="string">
            <text:p>Khz</text:p>
          </table:table-cell>
          <table:table-cell table:number-columns-repeated="100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INDIRECT(ADDRESS(8;16+MOD([.A14];[.$N$8])))" office:value-type="float" office:value="3" calcext:value-type="float">
            <text:p>3</text:p>
          </table:table-cell>
          <table:table-cell table:formula="of:=INDIRECT(ADDRESS(9;16+MOD([.A14]/[.$N$8];[.$N$9])))" office:value-type="float" office:value="5" calcext:value-type="float">
            <text:p>5</text:p>
          </table:table-cell>
          <table:table-cell table:formula="of:=INDIRECT(ADDRESS(10;16+MOD([.A14]/([.$N$8]*[.$N$9]);[.$N$10])))" office:value-type="float" office:value="2" calcext:value-type="float">
            <text:p>2</text:p>
          </table:table-cell>
          <table:table-cell table:formula="of:=INDIRECT(ADDRESS(11;16+MOD([.A14]/([.$N$8]*[.$N$9]*[.$N$10]);[.$N$11])))" office:value-type="float" office:value="1" calcext:value-type="float">
            <text:p>1</text:p>
          </table:table-cell>
          <table:table-cell table:formula="of:=[.$R$3]*[.B14]*[.C14]/[.E14]" office:value-type="float" office:value="5529600" calcext:value-type="float">
            <text:p>5529600</text:p>
          </table:table-cell>
          <table:table-cell table:formula="of:=[.F14]*2/[.D14]" office:value-type="float" office:value="5529600" calcext:value-type="float">
            <text:p>5529600</text:p>
          </table:table-cell>
          <table:table-cell table:style-name="ce59" table:formula="of:=IF(AND(AND([.$Q$13]&lt;[.F14];[.F14]&lt;[.$Q$14]);[.G14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5"/>
          <table:table-cell office:value-type="string" calcext:value-type="string">
            <text:p>vco_min=</text:p>
          </table:table-cell>
          <table:table-cell office:value-type="float" office:value="3300000" calcext:value-type="float">
            <text:p>3300000</text:p>
          </table:table-cell>
          <table:table-cell office:value-type="string" calcext:value-type="string">
            <text:p>Khz</text:p>
          </table:table-cell>
          <table:table-cell table:number-columns-repeated="100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INDIRECT(ADDRESS(8;16+MOD([.A15];[.$N$8])))" office:value-type="float" office:value="2" calcext:value-type="float">
            <text:p>2</text:p>
          </table:table-cell>
          <table:table-cell table:formula="of:=INDIRECT(ADDRESS(9;16+MOD([.A15]/[.$N$8];[.$N$9])))" office:value-type="float" office:value="5" calcext:value-type="float">
            <text:p>5</text:p>
          </table:table-cell>
          <table:table-cell table:formula="of:=INDIRECT(ADDRESS(10;16+MOD([.A15]/([.$N$8]*[.$N$9]);[.$N$10])))" office:value-type="float" office:value="2" calcext:value-type="float">
            <text:p>2</text:p>
          </table:table-cell>
          <table:table-cell table:formula="of:=INDIRECT(ADDRESS(11;16+MOD([.A15]/([.$N$8]*[.$N$9]*[.$N$10]);[.$N$11])))" office:value-type="float" office:value="1" calcext:value-type="float">
            <text:p>1</text:p>
          </table:table-cell>
          <table:table-cell table:formula="of:=[.$R$3]*[.B15]*[.C15]/[.E15]" office:value-type="float" office:value="3686400" calcext:value-type="float">
            <text:p>3686400</text:p>
          </table:table-cell>
          <table:table-cell table:formula="of:=[.F15]*2/[.D15]" office:value-type="float" office:value="3686400" calcext:value-type="float">
            <text:p>3686400</text:p>
          </table:table-cell>
          <table:table-cell table:style-name="ce59" table:formula="of:=IF(AND(AND([.$Q$13]&lt;[.F15];[.F15]&lt;[.$Q$14]);[.G15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INDIRECT(ADDRESS(8;16+MOD([.A16];[.$N$8])))" office:value-type="float" office:value="1" calcext:value-type="float">
            <text:p>1</text:p>
          </table:table-cell>
          <table:table-cell table:formula="of:=INDIRECT(ADDRESS(9;16+MOD([.A16]/[.$N$8];[.$N$9])))" office:value-type="float" office:value="5" calcext:value-type="float">
            <text:p>5</text:p>
          </table:table-cell>
          <table:table-cell table:formula="of:=INDIRECT(ADDRESS(10;16+MOD([.A16]/([.$N$8]*[.$N$9]);[.$N$10])))" office:value-type="float" office:value="2" calcext:value-type="float">
            <text:p>2</text:p>
          </table:table-cell>
          <table:table-cell table:formula="of:=INDIRECT(ADDRESS(11;16+MOD([.A16]/([.$N$8]*[.$N$9]*[.$N$10]);[.$N$11])))" office:value-type="float" office:value="1" calcext:value-type="float">
            <text:p>1</text:p>
          </table:table-cell>
          <table:table-cell table:formula="of:=[.$R$3]*[.B16]*[.C16]/[.E16]" office:value-type="float" office:value="1843200" calcext:value-type="float">
            <text:p>1843200</text:p>
          </table:table-cell>
          <table:table-cell table:formula="of:=[.F16]*2/[.D16]" office:value-type="float" office:value="1843200" calcext:value-type="float">
            <text:p>1843200</text:p>
          </table:table-cell>
          <table:table-cell table:style-name="ce59" table:formula="of:=IF(AND(AND([.$Q$13]&lt;[.F16];[.F16]&lt;[.$Q$14]);[.G16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5"/>
          <table:table-cell table:style-name="Default" office:value-type="string" calcext:value-type="string">
            <text:p>GTX max lane rate</text:p>
          </table:table-cell>
          <table:table-cell table:style-name="Default" office:value-type="float" office:value="11200000" calcext:value-type="float">
            <text:p>11200000</text:p>
          </table:table-cell>
          <table:table-cell table:style-name="Default" office:value-type="string" calcext:value-type="string">
            <text:p>Khz</text:p>
          </table:table-cell>
          <table:table-cell table:number-columns-repeated="100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INDIRECT(ADDRESS(8;16+MOD([.A17];[.$N$8])))" office:value-type="float" office:value="5" calcext:value-type="float">
            <text:p>5</text:p>
          </table:table-cell>
          <table:table-cell table:formula="of:=INDIRECT(ADDRESS(9;16+MOD([.A17]/[.$N$8];[.$N$9])))" office:value-type="float" office:value="4" calcext:value-type="float">
            <text:p>4</text:p>
          </table:table-cell>
          <table:table-cell table:formula="of:=INDIRECT(ADDRESS(10;16+MOD([.A17]/([.$N$8]*[.$N$9]);[.$N$10])))" office:value-type="float" office:value="2" calcext:value-type="float">
            <text:p>2</text:p>
          </table:table-cell>
          <table:table-cell table:formula="of:=INDIRECT(ADDRESS(11;16+MOD([.A17]/([.$N$8]*[.$N$9]*[.$N$10]);[.$N$11])))" office:value-type="float" office:value="1" calcext:value-type="float">
            <text:p>1</text:p>
          </table:table-cell>
          <table:table-cell table:formula="of:=[.$R$3]*[.B17]*[.C17]/[.E17]" office:value-type="float" office:value="7372800" calcext:value-type="float">
            <text:p>7372800</text:p>
          </table:table-cell>
          <table:table-cell table:formula="of:=[.F17]*2/[.D17]" office:value-type="float" office:value="7372800" calcext:value-type="float">
            <text:p>7372800</text:p>
          </table:table-cell>
          <table:table-cell table:style-name="ce59" table:formula="of:=IF(AND(AND([.$Q$13]&lt;[.F17];[.F17]&lt;[.$Q$14]);[.G17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INDIRECT(ADDRESS(8;16+MOD([.A18];[.$N$8])))" office:value-type="float" office:value="4" calcext:value-type="float">
            <text:p>4</text:p>
          </table:table-cell>
          <table:table-cell table:formula="of:=INDIRECT(ADDRESS(9;16+MOD([.A18]/[.$N$8];[.$N$9])))" office:value-type="float" office:value="4" calcext:value-type="float">
            <text:p>4</text:p>
          </table:table-cell>
          <table:table-cell table:formula="of:=INDIRECT(ADDRESS(10;16+MOD([.A18]/([.$N$8]*[.$N$9]);[.$N$10])))" office:value-type="float" office:value="2" calcext:value-type="float">
            <text:p>2</text:p>
          </table:table-cell>
          <table:table-cell table:formula="of:=INDIRECT(ADDRESS(11;16+MOD([.A18]/([.$N$8]*[.$N$9]*[.$N$10]);[.$N$11])))" office:value-type="float" office:value="1" calcext:value-type="float">
            <text:p>1</text:p>
          </table:table-cell>
          <table:table-cell table:formula="of:=[.$R$3]*[.B18]*[.C18]/[.E18]" office:value-type="float" office:value="5898240" calcext:value-type="float">
            <text:p>5898240</text:p>
          </table:table-cell>
          <table:table-cell table:formula="of:=[.F18]*2/[.D18]" office:value-type="float" office:value="5898240" calcext:value-type="float">
            <text:p>5898240</text:p>
          </table:table-cell>
          <table:table-cell table:style-name="ce59" table:formula="of:=IF(AND(AND([.$Q$13]&lt;[.F18];[.F18]&lt;[.$Q$14]);[.G18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INDIRECT(ADDRESS(8;16+MOD([.A19];[.$N$8])))" office:value-type="float" office:value="3" calcext:value-type="float">
            <text:p>3</text:p>
          </table:table-cell>
          <table:table-cell table:formula="of:=INDIRECT(ADDRESS(9;16+MOD([.A19]/[.$N$8];[.$N$9])))" office:value-type="float" office:value="4" calcext:value-type="float">
            <text:p>4</text:p>
          </table:table-cell>
          <table:table-cell table:formula="of:=INDIRECT(ADDRESS(10;16+MOD([.A19]/([.$N$8]*[.$N$9]);[.$N$10])))" office:value-type="float" office:value="2" calcext:value-type="float">
            <text:p>2</text:p>
          </table:table-cell>
          <table:table-cell table:formula="of:=INDIRECT(ADDRESS(11;16+MOD([.A19]/([.$N$8]*[.$N$9]*[.$N$10]);[.$N$11])))" office:value-type="float" office:value="1" calcext:value-type="float">
            <text:p>1</text:p>
          </table:table-cell>
          <table:table-cell table:formula="of:=[.$R$3]*[.B19]*[.C19]/[.E19]" office:value-type="float" office:value="4423680" calcext:value-type="float">
            <text:p>4423680</text:p>
          </table:table-cell>
          <table:table-cell table:formula="of:=[.F19]*2/[.D19]" office:value-type="float" office:value="4423680" calcext:value-type="float">
            <text:p>4423680</text:p>
          </table:table-cell>
          <table:table-cell table:style-name="ce59" table:formula="of:=IF(AND(AND([.$Q$13]&lt;[.F19];[.F19]&lt;[.$Q$14]);[.G19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5"/>
          <table:table-cell table:style-name="ce26" office:value-type="string" calcext:value-type="string">
            <text:p>fPLLClkout = fPLLClkin*N1*N2/M</text:p>
          </table:table-cell>
          <table:table-cell table:number-columns-repeated="1008"/>
        </table:table-row>
        <table:table-row table:style-name="ro3">
          <table:table-cell table:formula="of:=[.A19]+1" office:value-type="float" office:value="18" calcext:value-type="float">
            <text:p>18</text:p>
          </table:table-cell>
          <table:table-cell table:formula="of:=INDIRECT(ADDRESS(8;16+MOD([.A20];[.$N$8])))" office:value-type="float" office:value="2" calcext:value-type="float">
            <text:p>2</text:p>
          </table:table-cell>
          <table:table-cell table:formula="of:=INDIRECT(ADDRESS(9;16+MOD([.A20]/[.$N$8];[.$N$9])))" office:value-type="float" office:value="4" calcext:value-type="float">
            <text:p>4</text:p>
          </table:table-cell>
          <table:table-cell table:formula="of:=INDIRECT(ADDRESS(10;16+MOD([.A20]/([.$N$8]*[.$N$9]);[.$N$10])))" office:value-type="float" office:value="2" calcext:value-type="float">
            <text:p>2</text:p>
          </table:table-cell>
          <table:table-cell table:formula="of:=INDIRECT(ADDRESS(11;16+MOD([.A20]/([.$N$8]*[.$N$9]*[.$N$10]);[.$N$11])))" office:value-type="float" office:value="1" calcext:value-type="float">
            <text:p>1</text:p>
          </table:table-cell>
          <table:table-cell table:formula="of:=[.$R$3]*[.B20]*[.C20]/[.E20]" office:value-type="float" office:value="2949120" calcext:value-type="float">
            <text:p>2949120</text:p>
          </table:table-cell>
          <table:table-cell table:formula="of:=[.F20]*2/[.D20]" office:value-type="float" office:value="2949120" calcext:value-type="float">
            <text:p>2949120</text:p>
          </table:table-cell>
          <table:table-cell table:style-name="ce59" table:formula="of:=IF(AND(AND([.$Q$13]&lt;[.F20];[.F20]&lt;[.$Q$14]);[.G20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2"/>
          <table:table-cell table:style-name="ce13" table:number-columns-repeated="3"/>
          <table:table-cell table:style-name="ce26" office:value-type="string" calcext:value-type="string">
            <text:p>fLineRate = fPLLClkout*2/D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INDIRECT(ADDRESS(8;16+MOD([.A21];[.$N$8])))" office:value-type="float" office:value="1" calcext:value-type="float">
            <text:p>1</text:p>
          </table:table-cell>
          <table:table-cell table:formula="of:=INDIRECT(ADDRESS(9;16+MOD([.A21]/[.$N$8];[.$N$9])))" office:value-type="float" office:value="4" calcext:value-type="float">
            <text:p>4</text:p>
          </table:table-cell>
          <table:table-cell table:formula="of:=INDIRECT(ADDRESS(10;16+MOD([.A21]/([.$N$8]*[.$N$9]);[.$N$10])))" office:value-type="float" office:value="2" calcext:value-type="float">
            <text:p>2</text:p>
          </table:table-cell>
          <table:table-cell table:formula="of:=INDIRECT(ADDRESS(11;16+MOD([.A21]/([.$N$8]*[.$N$9]*[.$N$10]);[.$N$11])))" office:value-type="float" office:value="1" calcext:value-type="float">
            <text:p>1</text:p>
          </table:table-cell>
          <table:table-cell table:formula="of:=[.$R$3]*[.B21]*[.C21]/[.E21]" office:value-type="float" office:value="1474560" calcext:value-type="float">
            <text:p>1474560</text:p>
          </table:table-cell>
          <table:table-cell table:formula="of:=[.F21]*2/[.D21]" office:value-type="float" office:value="1474560" calcext:value-type="float">
            <text:p>1474560</text:p>
          </table:table-cell>
          <table:table-cell table:style-name="ce59" table:formula="of:=IF(AND(AND([.$Q$13]&lt;[.F21];[.F21]&lt;[.$Q$14]);[.G21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INDIRECT(ADDRESS(8;16+MOD([.A22];[.$N$8])))" office:value-type="float" office:value="5" calcext:value-type="float">
            <text:p>5</text:p>
          </table:table-cell>
          <table:table-cell table:formula="of:=INDIRECT(ADDRESS(9;16+MOD([.A22]/[.$N$8];[.$N$9])))" office:value-type="float" office:value="5" calcext:value-type="float">
            <text:p>5</text:p>
          </table:table-cell>
          <table:table-cell table:formula="of:=INDIRECT(ADDRESS(10;16+MOD([.A22]/([.$N$8]*[.$N$9]);[.$N$10])))" office:value-type="float" office:value="4" calcext:value-type="float">
            <text:p>4</text:p>
          </table:table-cell>
          <table:table-cell table:formula="of:=INDIRECT(ADDRESS(11;16+MOD([.A22]/([.$N$8]*[.$N$9]*[.$N$10]);[.$N$11])))" office:value-type="float" office:value="1" calcext:value-type="float">
            <text:p>1</text:p>
          </table:table-cell>
          <table:table-cell table:formula="of:=[.$R$3]*[.B22]*[.C22]/[.E22]" office:value-type="float" office:value="9216000" calcext:value-type="float">
            <text:p>9216000</text:p>
          </table:table-cell>
          <table:table-cell table:formula="of:=[.F22]*2/[.D22]" office:value-type="float" office:value="4608000" calcext:value-type="float">
            <text:p>4608000</text:p>
          </table:table-cell>
          <table:table-cell table:style-name="ce59" table:formula="of:=IF(AND(AND([.$Q$13]&lt;[.F22];[.F22]&lt;[.$Q$14]);[.G22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INDIRECT(ADDRESS(8;16+MOD([.A23];[.$N$8])))" office:value-type="float" office:value="4" calcext:value-type="float">
            <text:p>4</text:p>
          </table:table-cell>
          <table:table-cell table:formula="of:=INDIRECT(ADDRESS(9;16+MOD([.A23]/[.$N$8];[.$N$9])))" office:value-type="float" office:value="5" calcext:value-type="float">
            <text:p>5</text:p>
          </table:table-cell>
          <table:table-cell table:formula="of:=INDIRECT(ADDRESS(10;16+MOD([.A23]/([.$N$8]*[.$N$9]);[.$N$10])))" office:value-type="float" office:value="4" calcext:value-type="float">
            <text:p>4</text:p>
          </table:table-cell>
          <table:table-cell table:formula="of:=INDIRECT(ADDRESS(11;16+MOD([.A23]/([.$N$8]*[.$N$9]*[.$N$10]);[.$N$11])))" office:value-type="float" office:value="1" calcext:value-type="float">
            <text:p>1</text:p>
          </table:table-cell>
          <table:table-cell table:formula="of:=[.$R$3]*[.B23]*[.C23]/[.E23]" office:value-type="float" office:value="7372800" calcext:value-type="float">
            <text:p>7372800</text:p>
          </table:table-cell>
          <table:table-cell table:formula="of:=[.F23]*2/[.D23]" office:value-type="float" office:value="3686400" calcext:value-type="float">
            <text:p>3686400</text:p>
          </table:table-cell>
          <table:table-cell table:style-name="ce59" table:formula="of:=IF(AND(AND([.$Q$13]&lt;[.F23];[.F23]&lt;[.$Q$14]);[.G23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INDIRECT(ADDRESS(8;16+MOD([.A24];[.$N$8])))" office:value-type="float" office:value="3" calcext:value-type="float">
            <text:p>3</text:p>
          </table:table-cell>
          <table:table-cell table:formula="of:=INDIRECT(ADDRESS(9;16+MOD([.A24]/[.$N$8];[.$N$9])))" office:value-type="float" office:value="5" calcext:value-type="float">
            <text:p>5</text:p>
          </table:table-cell>
          <table:table-cell table:formula="of:=INDIRECT(ADDRESS(10;16+MOD([.A24]/([.$N$8]*[.$N$9]);[.$N$10])))" office:value-type="float" office:value="4" calcext:value-type="float">
            <text:p>4</text:p>
          </table:table-cell>
          <table:table-cell table:formula="of:=INDIRECT(ADDRESS(11;16+MOD([.A24]/([.$N$8]*[.$N$9]*[.$N$10]);[.$N$11])))" office:value-type="float" office:value="1" calcext:value-type="float">
            <text:p>1</text:p>
          </table:table-cell>
          <table:table-cell table:formula="of:=[.$R$3]*[.B24]*[.C24]/[.E24]" office:value-type="float" office:value="5529600" calcext:value-type="float">
            <text:p>5529600</text:p>
          </table:table-cell>
          <table:table-cell table:formula="of:=[.F24]*2/[.D24]" office:value-type="float" office:value="2764800" calcext:value-type="float">
            <text:p>2764800</text:p>
          </table:table-cell>
          <table:table-cell table:style-name="ce59" table:formula="of:=IF(AND(AND([.$Q$13]&lt;[.F24];[.F24]&lt;[.$Q$14]);[.G24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INDIRECT(ADDRESS(8;16+MOD([.A25];[.$N$8])))" office:value-type="float" office:value="2" calcext:value-type="float">
            <text:p>2</text:p>
          </table:table-cell>
          <table:table-cell table:formula="of:=INDIRECT(ADDRESS(9;16+MOD([.A25]/[.$N$8];[.$N$9])))" office:value-type="float" office:value="5" calcext:value-type="float">
            <text:p>5</text:p>
          </table:table-cell>
          <table:table-cell table:formula="of:=INDIRECT(ADDRESS(10;16+MOD([.A25]/([.$N$8]*[.$N$9]);[.$N$10])))" office:value-type="float" office:value="4" calcext:value-type="float">
            <text:p>4</text:p>
          </table:table-cell>
          <table:table-cell table:formula="of:=INDIRECT(ADDRESS(11;16+MOD([.A25]/([.$N$8]*[.$N$9]*[.$N$10]);[.$N$11])))" office:value-type="float" office:value="1" calcext:value-type="float">
            <text:p>1</text:p>
          </table:table-cell>
          <table:table-cell table:formula="of:=[.$R$3]*[.B25]*[.C25]/[.E25]" office:value-type="float" office:value="3686400" calcext:value-type="float">
            <text:p>3686400</text:p>
          </table:table-cell>
          <table:table-cell table:formula="of:=[.F25]*2/[.D25]" office:value-type="float" office:value="1843200" calcext:value-type="float">
            <text:p>1843200</text:p>
          </table:table-cell>
          <table:table-cell table:style-name="ce59" table:formula="of:=IF(AND(AND([.$Q$13]&lt;[.F25];[.F25]&lt;[.$Q$14]);[.G25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INDIRECT(ADDRESS(8;16+MOD([.A26];[.$N$8])))" office:value-type="float" office:value="1" calcext:value-type="float">
            <text:p>1</text:p>
          </table:table-cell>
          <table:table-cell table:formula="of:=INDIRECT(ADDRESS(9;16+MOD([.A26]/[.$N$8];[.$N$9])))" office:value-type="float" office:value="5" calcext:value-type="float">
            <text:p>5</text:p>
          </table:table-cell>
          <table:table-cell table:formula="of:=INDIRECT(ADDRESS(10;16+MOD([.A26]/([.$N$8]*[.$N$9]);[.$N$10])))" office:value-type="float" office:value="4" calcext:value-type="float">
            <text:p>4</text:p>
          </table:table-cell>
          <table:table-cell table:formula="of:=INDIRECT(ADDRESS(11;16+MOD([.A26]/([.$N$8]*[.$N$9]*[.$N$10]);[.$N$11])))" office:value-type="float" office:value="1" calcext:value-type="float">
            <text:p>1</text:p>
          </table:table-cell>
          <table:table-cell table:formula="of:=[.$R$3]*[.B26]*[.C26]/[.E26]" office:value-type="float" office:value="1843200" calcext:value-type="float">
            <text:p>1843200</text:p>
          </table:table-cell>
          <table:table-cell table:formula="of:=[.F26]*2/[.D26]" office:value-type="float" office:value="921600" calcext:value-type="float">
            <text:p>921600</text:p>
          </table:table-cell>
          <table:table-cell table:style-name="ce59" table:formula="of:=IF(AND(AND([.$Q$13]&lt;[.F26];[.F26]&lt;[.$Q$14]);[.G26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INDIRECT(ADDRESS(8;16+MOD([.A27];[.$N$8])))" office:value-type="float" office:value="5" calcext:value-type="float">
            <text:p>5</text:p>
          </table:table-cell>
          <table:table-cell table:formula="of:=INDIRECT(ADDRESS(9;16+MOD([.A27]/[.$N$8];[.$N$9])))" office:value-type="float" office:value="4" calcext:value-type="float">
            <text:p>4</text:p>
          </table:table-cell>
          <table:table-cell table:formula="of:=INDIRECT(ADDRESS(10;16+MOD([.A27]/([.$N$8]*[.$N$9]);[.$N$10])))" office:value-type="float" office:value="4" calcext:value-type="float">
            <text:p>4</text:p>
          </table:table-cell>
          <table:table-cell table:formula="of:=INDIRECT(ADDRESS(11;16+MOD([.A27]/([.$N$8]*[.$N$9]*[.$N$10]);[.$N$11])))" office:value-type="float" office:value="1" calcext:value-type="float">
            <text:p>1</text:p>
          </table:table-cell>
          <table:table-cell table:formula="of:=[.$R$3]*[.B27]*[.C27]/[.E27]" office:value-type="float" office:value="7372800" calcext:value-type="float">
            <text:p>7372800</text:p>
          </table:table-cell>
          <table:table-cell table:formula="of:=[.F27]*2/[.D27]" office:value-type="float" office:value="3686400" calcext:value-type="float">
            <text:p>3686400</text:p>
          </table:table-cell>
          <table:table-cell table:style-name="ce59" table:formula="of:=IF(AND(AND([.$Q$13]&lt;[.F27];[.F27]&lt;[.$Q$14]);[.G27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INDIRECT(ADDRESS(8;16+MOD([.A28];[.$N$8])))" office:value-type="float" office:value="4" calcext:value-type="float">
            <text:p>4</text:p>
          </table:table-cell>
          <table:table-cell table:formula="of:=INDIRECT(ADDRESS(9;16+MOD([.A28]/[.$N$8];[.$N$9])))" office:value-type="float" office:value="4" calcext:value-type="float">
            <text:p>4</text:p>
          </table:table-cell>
          <table:table-cell table:formula="of:=INDIRECT(ADDRESS(10;16+MOD([.A28]/([.$N$8]*[.$N$9]);[.$N$10])))" office:value-type="float" office:value="4" calcext:value-type="float">
            <text:p>4</text:p>
          </table:table-cell>
          <table:table-cell table:formula="of:=INDIRECT(ADDRESS(11;16+MOD([.A28]/([.$N$8]*[.$N$9]*[.$N$10]);[.$N$11])))" office:value-type="float" office:value="1" calcext:value-type="float">
            <text:p>1</text:p>
          </table:table-cell>
          <table:table-cell table:formula="of:=[.$R$3]*[.B28]*[.C28]/[.E28]" office:value-type="float" office:value="5898240" calcext:value-type="float">
            <text:p>5898240</text:p>
          </table:table-cell>
          <table:table-cell table:formula="of:=[.F28]*2/[.D28]" office:value-type="float" office:value="2949120" calcext:value-type="float">
            <text:p>2949120</text:p>
          </table:table-cell>
          <table:table-cell table:style-name="ce59" table:formula="of:=IF(AND(AND([.$Q$13]&lt;[.F28];[.F28]&lt;[.$Q$14]);[.G28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INDIRECT(ADDRESS(8;16+MOD([.A29];[.$N$8])))" office:value-type="float" office:value="3" calcext:value-type="float">
            <text:p>3</text:p>
          </table:table-cell>
          <table:table-cell table:formula="of:=INDIRECT(ADDRESS(9;16+MOD([.A29]/[.$N$8];[.$N$9])))" office:value-type="float" office:value="4" calcext:value-type="float">
            <text:p>4</text:p>
          </table:table-cell>
          <table:table-cell table:formula="of:=INDIRECT(ADDRESS(10;16+MOD([.A29]/([.$N$8]*[.$N$9]);[.$N$10])))" office:value-type="float" office:value="4" calcext:value-type="float">
            <text:p>4</text:p>
          </table:table-cell>
          <table:table-cell table:formula="of:=INDIRECT(ADDRESS(11;16+MOD([.A29]/([.$N$8]*[.$N$9]*[.$N$10]);[.$N$11])))" office:value-type="float" office:value="1" calcext:value-type="float">
            <text:p>1</text:p>
          </table:table-cell>
          <table:table-cell table:formula="of:=[.$R$3]*[.B29]*[.C29]/[.E29]" office:value-type="float" office:value="4423680" calcext:value-type="float">
            <text:p>4423680</text:p>
          </table:table-cell>
          <table:table-cell table:formula="of:=[.F29]*2/[.D29]" office:value-type="float" office:value="2211840" calcext:value-type="float">
            <text:p>2211840</text:p>
          </table:table-cell>
          <table:table-cell table:style-name="ce59" table:formula="of:=IF(AND(AND([.$Q$13]&lt;[.F29];[.F29]&lt;[.$Q$14]);[.G29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INDIRECT(ADDRESS(8;16+MOD([.A30];[.$N$8])))" office:value-type="float" office:value="2" calcext:value-type="float">
            <text:p>2</text:p>
          </table:table-cell>
          <table:table-cell table:formula="of:=INDIRECT(ADDRESS(9;16+MOD([.A30]/[.$N$8];[.$N$9])))" office:value-type="float" office:value="4" calcext:value-type="float">
            <text:p>4</text:p>
          </table:table-cell>
          <table:table-cell table:formula="of:=INDIRECT(ADDRESS(10;16+MOD([.A30]/([.$N$8]*[.$N$9]);[.$N$10])))" office:value-type="float" office:value="4" calcext:value-type="float">
            <text:p>4</text:p>
          </table:table-cell>
          <table:table-cell table:formula="of:=INDIRECT(ADDRESS(11;16+MOD([.A30]/([.$N$8]*[.$N$9]*[.$N$10]);[.$N$11])))" office:value-type="float" office:value="1" calcext:value-type="float">
            <text:p>1</text:p>
          </table:table-cell>
          <table:table-cell table:formula="of:=[.$R$3]*[.B30]*[.C30]/[.E30]" office:value-type="float" office:value="2949120" calcext:value-type="float">
            <text:p>2949120</text:p>
          </table:table-cell>
          <table:table-cell table:formula="of:=[.F30]*2/[.D30]" office:value-type="float" office:value="1474560" calcext:value-type="float">
            <text:p>1474560</text:p>
          </table:table-cell>
          <table:table-cell table:style-name="ce59" table:formula="of:=IF(AND(AND([.$Q$13]&lt;[.F30];[.F30]&lt;[.$Q$14]);[.G30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INDIRECT(ADDRESS(8;16+MOD([.A31];[.$N$8])))" office:value-type="float" office:value="1" calcext:value-type="float">
            <text:p>1</text:p>
          </table:table-cell>
          <table:table-cell table:formula="of:=INDIRECT(ADDRESS(9;16+MOD([.A31]/[.$N$8];[.$N$9])))" office:value-type="float" office:value="4" calcext:value-type="float">
            <text:p>4</text:p>
          </table:table-cell>
          <table:table-cell table:formula="of:=INDIRECT(ADDRESS(10;16+MOD([.A31]/([.$N$8]*[.$N$9]);[.$N$10])))" office:value-type="float" office:value="4" calcext:value-type="float">
            <text:p>4</text:p>
          </table:table-cell>
          <table:table-cell table:formula="of:=INDIRECT(ADDRESS(11;16+MOD([.A31]/([.$N$8]*[.$N$9]*[.$N$10]);[.$N$11])))" office:value-type="float" office:value="1" calcext:value-type="float">
            <text:p>1</text:p>
          </table:table-cell>
          <table:table-cell table:formula="of:=[.$R$3]*[.B31]*[.C31]/[.E31]" office:value-type="float" office:value="1474560" calcext:value-type="float">
            <text:p>1474560</text:p>
          </table:table-cell>
          <table:table-cell table:formula="of:=[.F31]*2/[.D31]" office:value-type="float" office:value="737280" calcext:value-type="float">
            <text:p>737280</text:p>
          </table:table-cell>
          <table:table-cell table:style-name="ce59" table:formula="of:=IF(AND(AND([.$Q$13]&lt;[.F31];[.F31]&lt;[.$Q$14]);[.G31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INDIRECT(ADDRESS(8;16+MOD([.A32];[.$N$8])))" office:value-type="float" office:value="5" calcext:value-type="float">
            <text:p>5</text:p>
          </table:table-cell>
          <table:table-cell table:formula="of:=INDIRECT(ADDRESS(9;16+MOD([.A32]/[.$N$8];[.$N$9])))" office:value-type="float" office:value="5" calcext:value-type="float">
            <text:p>5</text:p>
          </table:table-cell>
          <table:table-cell table:formula="of:=INDIRECT(ADDRESS(10;16+MOD([.A32]/([.$N$8]*[.$N$9]);[.$N$10])))" office:value-type="float" office:value="8" calcext:value-type="float">
            <text:p>8</text:p>
          </table:table-cell>
          <table:table-cell table:formula="of:=INDIRECT(ADDRESS(11;16+MOD([.A32]/([.$N$8]*[.$N$9]*[.$N$10]);[.$N$11])))" office:value-type="float" office:value="1" calcext:value-type="float">
            <text:p>1</text:p>
          </table:table-cell>
          <table:table-cell table:formula="of:=[.$R$3]*[.B32]*[.C32]/[.E32]" office:value-type="float" office:value="9216000" calcext:value-type="float">
            <text:p>9216000</text:p>
          </table:table-cell>
          <table:table-cell table:formula="of:=[.F32]*2/[.D32]" office:value-type="float" office:value="2304000" calcext:value-type="float">
            <text:p>2304000</text:p>
          </table:table-cell>
          <table:table-cell table:style-name="ce59" table:formula="of:=IF(AND(AND([.$Q$13]&lt;[.F32];[.F32]&lt;[.$Q$14]);[.G32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INDIRECT(ADDRESS(8;16+MOD([.A33];[.$N$8])))" office:value-type="float" office:value="4" calcext:value-type="float">
            <text:p>4</text:p>
          </table:table-cell>
          <table:table-cell table:formula="of:=INDIRECT(ADDRESS(9;16+MOD([.A33]/[.$N$8];[.$N$9])))" office:value-type="float" office:value="5" calcext:value-type="float">
            <text:p>5</text:p>
          </table:table-cell>
          <table:table-cell table:formula="of:=INDIRECT(ADDRESS(10;16+MOD([.A33]/([.$N$8]*[.$N$9]);[.$N$10])))" office:value-type="float" office:value="8" calcext:value-type="float">
            <text:p>8</text:p>
          </table:table-cell>
          <table:table-cell table:formula="of:=INDIRECT(ADDRESS(11;16+MOD([.A33]/([.$N$8]*[.$N$9]*[.$N$10]);[.$N$11])))" office:value-type="float" office:value="1" calcext:value-type="float">
            <text:p>1</text:p>
          </table:table-cell>
          <table:table-cell table:formula="of:=[.$R$3]*[.B33]*[.C33]/[.E33]" office:value-type="float" office:value="7372800" calcext:value-type="float">
            <text:p>7372800</text:p>
          </table:table-cell>
          <table:table-cell table:formula="of:=[.F33]*2/[.D33]" office:value-type="float" office:value="1843200" calcext:value-type="float">
            <text:p>1843200</text:p>
          </table:table-cell>
          <table:table-cell table:style-name="ce59" table:formula="of:=IF(AND(AND([.$Q$13]&lt;[.F33];[.F33]&lt;[.$Q$14]);[.G33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INDIRECT(ADDRESS(8;16+MOD([.A34];[.$N$8])))" office:value-type="float" office:value="3" calcext:value-type="float">
            <text:p>3</text:p>
          </table:table-cell>
          <table:table-cell table:formula="of:=INDIRECT(ADDRESS(9;16+MOD([.A34]/[.$N$8];[.$N$9])))" office:value-type="float" office:value="5" calcext:value-type="float">
            <text:p>5</text:p>
          </table:table-cell>
          <table:table-cell table:formula="of:=INDIRECT(ADDRESS(10;16+MOD([.A34]/([.$N$8]*[.$N$9]);[.$N$10])))" office:value-type="float" office:value="8" calcext:value-type="float">
            <text:p>8</text:p>
          </table:table-cell>
          <table:table-cell table:formula="of:=INDIRECT(ADDRESS(11;16+MOD([.A34]/([.$N$8]*[.$N$9]*[.$N$10]);[.$N$11])))" office:value-type="float" office:value="1" calcext:value-type="float">
            <text:p>1</text:p>
          </table:table-cell>
          <table:table-cell table:formula="of:=[.$R$3]*[.B34]*[.C34]/[.E34]" office:value-type="float" office:value="5529600" calcext:value-type="float">
            <text:p>5529600</text:p>
          </table:table-cell>
          <table:table-cell table:formula="of:=[.F34]*2/[.D34]" office:value-type="float" office:value="1382400" calcext:value-type="float">
            <text:p>1382400</text:p>
          </table:table-cell>
          <table:table-cell table:style-name="ce59" table:formula="of:=IF(AND(AND([.$Q$13]&lt;[.F34];[.F34]&lt;[.$Q$14]);[.G34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INDIRECT(ADDRESS(8;16+MOD([.A35];[.$N$8])))" office:value-type="float" office:value="2" calcext:value-type="float">
            <text:p>2</text:p>
          </table:table-cell>
          <table:table-cell table:formula="of:=INDIRECT(ADDRESS(9;16+MOD([.A35]/[.$N$8];[.$N$9])))" office:value-type="float" office:value="5" calcext:value-type="float">
            <text:p>5</text:p>
          </table:table-cell>
          <table:table-cell table:formula="of:=INDIRECT(ADDRESS(10;16+MOD([.A35]/([.$N$8]*[.$N$9]);[.$N$10])))" office:value-type="float" office:value="8" calcext:value-type="float">
            <text:p>8</text:p>
          </table:table-cell>
          <table:table-cell table:formula="of:=INDIRECT(ADDRESS(11;16+MOD([.A35]/([.$N$8]*[.$N$9]*[.$N$10]);[.$N$11])))" office:value-type="float" office:value="1" calcext:value-type="float">
            <text:p>1</text:p>
          </table:table-cell>
          <table:table-cell table:formula="of:=[.$R$3]*[.B35]*[.C35]/[.E35]" office:value-type="float" office:value="3686400" calcext:value-type="float">
            <text:p>3686400</text:p>
          </table:table-cell>
          <table:table-cell table:formula="of:=[.F35]*2/[.D35]" office:value-type="float" office:value="921600" calcext:value-type="float">
            <text:p>921600</text:p>
          </table:table-cell>
          <table:table-cell table:style-name="ce59" table:formula="of:=IF(AND(AND([.$Q$13]&lt;[.F35];[.F35]&lt;[.$Q$14]);[.G35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INDIRECT(ADDRESS(8;16+MOD([.A36];[.$N$8])))" office:value-type="float" office:value="1" calcext:value-type="float">
            <text:p>1</text:p>
          </table:table-cell>
          <table:table-cell table:formula="of:=INDIRECT(ADDRESS(9;16+MOD([.A36]/[.$N$8];[.$N$9])))" office:value-type="float" office:value="5" calcext:value-type="float">
            <text:p>5</text:p>
          </table:table-cell>
          <table:table-cell table:formula="of:=INDIRECT(ADDRESS(10;16+MOD([.A36]/([.$N$8]*[.$N$9]);[.$N$10])))" office:value-type="float" office:value="8" calcext:value-type="float">
            <text:p>8</text:p>
          </table:table-cell>
          <table:table-cell table:formula="of:=INDIRECT(ADDRESS(11;16+MOD([.A36]/([.$N$8]*[.$N$9]*[.$N$10]);[.$N$11])))" office:value-type="float" office:value="1" calcext:value-type="float">
            <text:p>1</text:p>
          </table:table-cell>
          <table:table-cell table:formula="of:=[.$R$3]*[.B36]*[.C36]/[.E36]" office:value-type="float" office:value="1843200" calcext:value-type="float">
            <text:p>1843200</text:p>
          </table:table-cell>
          <table:table-cell table:formula="of:=[.F36]*2/[.D36]" office:value-type="float" office:value="460800" calcext:value-type="float">
            <text:p>460800</text:p>
          </table:table-cell>
          <table:table-cell table:style-name="ce59" table:formula="of:=IF(AND(AND([.$Q$13]&lt;[.F36];[.F36]&lt;[.$Q$14]);[.G36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INDIRECT(ADDRESS(8;16+MOD([.A37];[.$N$8])))" office:value-type="float" office:value="5" calcext:value-type="float">
            <text:p>5</text:p>
          </table:table-cell>
          <table:table-cell table:formula="of:=INDIRECT(ADDRESS(9;16+MOD([.A37]/[.$N$8];[.$N$9])))" office:value-type="float" office:value="4" calcext:value-type="float">
            <text:p>4</text:p>
          </table:table-cell>
          <table:table-cell table:formula="of:=INDIRECT(ADDRESS(10;16+MOD([.A37]/([.$N$8]*[.$N$9]);[.$N$10])))" office:value-type="float" office:value="8" calcext:value-type="float">
            <text:p>8</text:p>
          </table:table-cell>
          <table:table-cell table:formula="of:=INDIRECT(ADDRESS(11;16+MOD([.A37]/([.$N$8]*[.$N$9]*[.$N$10]);[.$N$11])))" office:value-type="float" office:value="1" calcext:value-type="float">
            <text:p>1</text:p>
          </table:table-cell>
          <table:table-cell table:formula="of:=[.$R$3]*[.B37]*[.C37]/[.E37]" office:value-type="float" office:value="7372800" calcext:value-type="float">
            <text:p>7372800</text:p>
          </table:table-cell>
          <table:table-cell table:formula="of:=[.F37]*2/[.D37]" office:value-type="float" office:value="1843200" calcext:value-type="float">
            <text:p>1843200</text:p>
          </table:table-cell>
          <table:table-cell table:style-name="ce59" table:formula="of:=IF(AND(AND([.$Q$13]&lt;[.F37];[.F37]&lt;[.$Q$14]);[.G37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INDIRECT(ADDRESS(8;16+MOD([.A38];[.$N$8])))" office:value-type="float" office:value="4" calcext:value-type="float">
            <text:p>4</text:p>
          </table:table-cell>
          <table:table-cell table:formula="of:=INDIRECT(ADDRESS(9;16+MOD([.A38]/[.$N$8];[.$N$9])))" office:value-type="float" office:value="4" calcext:value-type="float">
            <text:p>4</text:p>
          </table:table-cell>
          <table:table-cell table:formula="of:=INDIRECT(ADDRESS(10;16+MOD([.A38]/([.$N$8]*[.$N$9]);[.$N$10])))" office:value-type="float" office:value="8" calcext:value-type="float">
            <text:p>8</text:p>
          </table:table-cell>
          <table:table-cell table:formula="of:=INDIRECT(ADDRESS(11;16+MOD([.A38]/([.$N$8]*[.$N$9]*[.$N$10]);[.$N$11])))" office:value-type="float" office:value="1" calcext:value-type="float">
            <text:p>1</text:p>
          </table:table-cell>
          <table:table-cell table:formula="of:=[.$R$3]*[.B38]*[.C38]/[.E38]" office:value-type="float" office:value="5898240" calcext:value-type="float">
            <text:p>5898240</text:p>
          </table:table-cell>
          <table:table-cell table:formula="of:=[.F38]*2/[.D38]" office:value-type="float" office:value="1474560" calcext:value-type="float">
            <text:p>1474560</text:p>
          </table:table-cell>
          <table:table-cell table:style-name="ce59" table:formula="of:=IF(AND(AND([.$Q$13]&lt;[.F38];[.F38]&lt;[.$Q$14]);[.G38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INDIRECT(ADDRESS(8;16+MOD([.A39];[.$N$8])))" office:value-type="float" office:value="3" calcext:value-type="float">
            <text:p>3</text:p>
          </table:table-cell>
          <table:table-cell table:formula="of:=INDIRECT(ADDRESS(9;16+MOD([.A39]/[.$N$8];[.$N$9])))" office:value-type="float" office:value="4" calcext:value-type="float">
            <text:p>4</text:p>
          </table:table-cell>
          <table:table-cell table:formula="of:=INDIRECT(ADDRESS(10;16+MOD([.A39]/([.$N$8]*[.$N$9]);[.$N$10])))" office:value-type="float" office:value="8" calcext:value-type="float">
            <text:p>8</text:p>
          </table:table-cell>
          <table:table-cell table:formula="of:=INDIRECT(ADDRESS(11;16+MOD([.A39]/([.$N$8]*[.$N$9]*[.$N$10]);[.$N$11])))" office:value-type="float" office:value="1" calcext:value-type="float">
            <text:p>1</text:p>
          </table:table-cell>
          <table:table-cell table:formula="of:=[.$R$3]*[.B39]*[.C39]/[.E39]" office:value-type="float" office:value="4423680" calcext:value-type="float">
            <text:p>4423680</text:p>
          </table:table-cell>
          <table:table-cell table:formula="of:=[.F39]*2/[.D39]" office:value-type="float" office:value="1105920" calcext:value-type="float">
            <text:p>1105920</text:p>
          </table:table-cell>
          <table:table-cell table:style-name="ce59" table:formula="of:=IF(AND(AND([.$Q$13]&lt;[.F39];[.F39]&lt;[.$Q$14]);[.G39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INDIRECT(ADDRESS(8;16+MOD([.A40];[.$N$8])))" office:value-type="float" office:value="2" calcext:value-type="float">
            <text:p>2</text:p>
          </table:table-cell>
          <table:table-cell table:formula="of:=INDIRECT(ADDRESS(9;16+MOD([.A40]/[.$N$8];[.$N$9])))" office:value-type="float" office:value="4" calcext:value-type="float">
            <text:p>4</text:p>
          </table:table-cell>
          <table:table-cell table:formula="of:=INDIRECT(ADDRESS(10;16+MOD([.A40]/([.$N$8]*[.$N$9]);[.$N$10])))" office:value-type="float" office:value="8" calcext:value-type="float">
            <text:p>8</text:p>
          </table:table-cell>
          <table:table-cell table:formula="of:=INDIRECT(ADDRESS(11;16+MOD([.A40]/([.$N$8]*[.$N$9]*[.$N$10]);[.$N$11])))" office:value-type="float" office:value="1" calcext:value-type="float">
            <text:p>1</text:p>
          </table:table-cell>
          <table:table-cell table:formula="of:=[.$R$3]*[.B40]*[.C40]/[.E40]" office:value-type="float" office:value="2949120" calcext:value-type="float">
            <text:p>2949120</text:p>
          </table:table-cell>
          <table:table-cell table:formula="of:=[.F40]*2/[.D40]" office:value-type="float" office:value="737280" calcext:value-type="float">
            <text:p>737280</text:p>
          </table:table-cell>
          <table:table-cell table:style-name="ce59" table:formula="of:=IF(AND(AND([.$Q$13]&lt;[.F40];[.F40]&lt;[.$Q$14]);[.G40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INDIRECT(ADDRESS(8;16+MOD([.A41];[.$N$8])))" office:value-type="float" office:value="1" calcext:value-type="float">
            <text:p>1</text:p>
          </table:table-cell>
          <table:table-cell table:formula="of:=INDIRECT(ADDRESS(9;16+MOD([.A41]/[.$N$8];[.$N$9])))" office:value-type="float" office:value="4" calcext:value-type="float">
            <text:p>4</text:p>
          </table:table-cell>
          <table:table-cell table:formula="of:=INDIRECT(ADDRESS(10;16+MOD([.A41]/([.$N$8]*[.$N$9]);[.$N$10])))" office:value-type="float" office:value="8" calcext:value-type="float">
            <text:p>8</text:p>
          </table:table-cell>
          <table:table-cell table:formula="of:=INDIRECT(ADDRESS(11;16+MOD([.A41]/([.$N$8]*[.$N$9]*[.$N$10]);[.$N$11])))" office:value-type="float" office:value="1" calcext:value-type="float">
            <text:p>1</text:p>
          </table:table-cell>
          <table:table-cell table:formula="of:=[.$R$3]*[.B41]*[.C41]/[.E41]" office:value-type="float" office:value="1474560" calcext:value-type="float">
            <text:p>1474560</text:p>
          </table:table-cell>
          <table:table-cell table:formula="of:=[.F41]*2/[.D41]" office:value-type="float" office:value="368640" calcext:value-type="float">
            <text:p>368640</text:p>
          </table:table-cell>
          <table:table-cell table:style-name="ce59" table:formula="of:=IF(AND(AND([.$Q$13]&lt;[.F41];[.F41]&lt;[.$Q$14]);[.G41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INDIRECT(ADDRESS(8;16+MOD([.A42];[.$N$8])))" office:value-type="float" office:value="5" calcext:value-type="float">
            <text:p>5</text:p>
          </table:table-cell>
          <table:table-cell table:formula="of:=INDIRECT(ADDRESS(9;16+MOD([.A42]/[.$N$8];[.$N$9])))" office:value-type="float" office:value="5" calcext:value-type="float">
            <text:p>5</text:p>
          </table:table-cell>
          <table:table-cell table:formula="of:=INDIRECT(ADDRESS(10;16+MOD([.A42]/([.$N$8]*[.$N$9]);[.$N$10])))" office:value-type="float" office:value="1" calcext:value-type="float">
            <text:p>1</text:p>
          </table:table-cell>
          <table:table-cell table:formula="of:=INDIRECT(ADDRESS(11;16+MOD([.A42]/([.$N$8]*[.$N$9]*[.$N$10]);[.$N$11])))" office:value-type="float" office:value="2" calcext:value-type="float">
            <text:p>2</text:p>
          </table:table-cell>
          <table:table-cell table:formula="of:=[.$R$3]*[.B42]*[.C42]/[.E42]" office:value-type="float" office:value="4608000" calcext:value-type="float">
            <text:p>4608000</text:p>
          </table:table-cell>
          <table:table-cell table:formula="of:=[.F42]*2/[.D42]" office:value-type="float" office:value="9216000" calcext:value-type="float">
            <text:p>9216000</text:p>
          </table:table-cell>
          <table:table-cell table:style-name="ce59" table:formula="of:=IF(AND(AND([.$Q$13]&lt;[.F42];[.F42]&lt;[.$Q$14]);[.G42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INDIRECT(ADDRESS(8;16+MOD([.A43];[.$N$8])))" office:value-type="float" office:value="4" calcext:value-type="float">
            <text:p>4</text:p>
          </table:table-cell>
          <table:table-cell table:formula="of:=INDIRECT(ADDRESS(9;16+MOD([.A43]/[.$N$8];[.$N$9])))" office:value-type="float" office:value="5" calcext:value-type="float">
            <text:p>5</text:p>
          </table:table-cell>
          <table:table-cell table:formula="of:=INDIRECT(ADDRESS(10;16+MOD([.A43]/([.$N$8]*[.$N$9]);[.$N$10])))" office:value-type="float" office:value="1" calcext:value-type="float">
            <text:p>1</text:p>
          </table:table-cell>
          <table:table-cell table:formula="of:=INDIRECT(ADDRESS(11;16+MOD([.A43]/([.$N$8]*[.$N$9]*[.$N$10]);[.$N$11])))" office:value-type="float" office:value="2" calcext:value-type="float">
            <text:p>2</text:p>
          </table:table-cell>
          <table:table-cell table:formula="of:=[.$R$3]*[.B43]*[.C43]/[.E43]" office:value-type="float" office:value="3686400" calcext:value-type="float">
            <text:p>3686400</text:p>
          </table:table-cell>
          <table:table-cell table:formula="of:=[.F43]*2/[.D43]" office:value-type="float" office:value="7372800" calcext:value-type="float">
            <text:p>7372800</text:p>
          </table:table-cell>
          <table:table-cell table:style-name="ce59" table:formula="of:=IF(AND(AND([.$Q$13]&lt;[.F43];[.F43]&lt;[.$Q$14]);[.G43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INDIRECT(ADDRESS(8;16+MOD([.A44];[.$N$8])))" office:value-type="float" office:value="3" calcext:value-type="float">
            <text:p>3</text:p>
          </table:table-cell>
          <table:table-cell table:formula="of:=INDIRECT(ADDRESS(9;16+MOD([.A44]/[.$N$8];[.$N$9])))" office:value-type="float" office:value="5" calcext:value-type="float">
            <text:p>5</text:p>
          </table:table-cell>
          <table:table-cell table:formula="of:=INDIRECT(ADDRESS(10;16+MOD([.A44]/([.$N$8]*[.$N$9]);[.$N$10])))" office:value-type="float" office:value="1" calcext:value-type="float">
            <text:p>1</text:p>
          </table:table-cell>
          <table:table-cell table:formula="of:=INDIRECT(ADDRESS(11;16+MOD([.A44]/([.$N$8]*[.$N$9]*[.$N$10]);[.$N$11])))" office:value-type="float" office:value="2" calcext:value-type="float">
            <text:p>2</text:p>
          </table:table-cell>
          <table:table-cell table:formula="of:=[.$R$3]*[.B44]*[.C44]/[.E44]" office:value-type="float" office:value="2764800" calcext:value-type="float">
            <text:p>2764800</text:p>
          </table:table-cell>
          <table:table-cell table:formula="of:=[.F44]*2/[.D44]" office:value-type="float" office:value="5529600" calcext:value-type="float">
            <text:p>5529600</text:p>
          </table:table-cell>
          <table:table-cell table:style-name="ce59" table:formula="of:=IF(AND(AND([.$Q$13]&lt;[.F44];[.F44]&lt;[.$Q$14]);[.G44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INDIRECT(ADDRESS(8;16+MOD([.A45];[.$N$8])))" office:value-type="float" office:value="2" calcext:value-type="float">
            <text:p>2</text:p>
          </table:table-cell>
          <table:table-cell table:formula="of:=INDIRECT(ADDRESS(9;16+MOD([.A45]/[.$N$8];[.$N$9])))" office:value-type="float" office:value="5" calcext:value-type="float">
            <text:p>5</text:p>
          </table:table-cell>
          <table:table-cell table:formula="of:=INDIRECT(ADDRESS(10;16+MOD([.A45]/([.$N$8]*[.$N$9]);[.$N$10])))" office:value-type="float" office:value="1" calcext:value-type="float">
            <text:p>1</text:p>
          </table:table-cell>
          <table:table-cell table:formula="of:=INDIRECT(ADDRESS(11;16+MOD([.A45]/([.$N$8]*[.$N$9]*[.$N$10]);[.$N$11])))" office:value-type="float" office:value="2" calcext:value-type="float">
            <text:p>2</text:p>
          </table:table-cell>
          <table:table-cell table:formula="of:=[.$R$3]*[.B45]*[.C45]/[.E45]" office:value-type="float" office:value="1843200" calcext:value-type="float">
            <text:p>1843200</text:p>
          </table:table-cell>
          <table:table-cell table:formula="of:=[.F45]*2/[.D45]" office:value-type="float" office:value="3686400" calcext:value-type="float">
            <text:p>3686400</text:p>
          </table:table-cell>
          <table:table-cell table:style-name="ce59" table:formula="of:=IF(AND(AND([.$Q$13]&lt;[.F45];[.F45]&lt;[.$Q$14]);[.G45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INDIRECT(ADDRESS(8;16+MOD([.A46];[.$N$8])))" office:value-type="float" office:value="1" calcext:value-type="float">
            <text:p>1</text:p>
          </table:table-cell>
          <table:table-cell table:formula="of:=INDIRECT(ADDRESS(9;16+MOD([.A46]/[.$N$8];[.$N$9])))" office:value-type="float" office:value="5" calcext:value-type="float">
            <text:p>5</text:p>
          </table:table-cell>
          <table:table-cell table:formula="of:=INDIRECT(ADDRESS(10;16+MOD([.A46]/([.$N$8]*[.$N$9]);[.$N$10])))" office:value-type="float" office:value="1" calcext:value-type="float">
            <text:p>1</text:p>
          </table:table-cell>
          <table:table-cell table:formula="of:=INDIRECT(ADDRESS(11;16+MOD([.A46]/([.$N$8]*[.$N$9]*[.$N$10]);[.$N$11])))" office:value-type="float" office:value="2" calcext:value-type="float">
            <text:p>2</text:p>
          </table:table-cell>
          <table:table-cell table:formula="of:=[.$R$3]*[.B46]*[.C46]/[.E46]" office:value-type="float" office:value="921600" calcext:value-type="float">
            <text:p>921600</text:p>
          </table:table-cell>
          <table:table-cell table:formula="of:=[.F46]*2/[.D46]" office:value-type="float" office:value="1843200" calcext:value-type="float">
            <text:p>1843200</text:p>
          </table:table-cell>
          <table:table-cell table:style-name="ce59" table:formula="of:=IF(AND(AND([.$Q$13]&lt;[.F46];[.F46]&lt;[.$Q$14]);[.G46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INDIRECT(ADDRESS(8;16+MOD([.A47];[.$N$8])))" office:value-type="float" office:value="5" calcext:value-type="float">
            <text:p>5</text:p>
          </table:table-cell>
          <table:table-cell table:formula="of:=INDIRECT(ADDRESS(9;16+MOD([.A47]/[.$N$8];[.$N$9])))" office:value-type="float" office:value="4" calcext:value-type="float">
            <text:p>4</text:p>
          </table:table-cell>
          <table:table-cell table:formula="of:=INDIRECT(ADDRESS(10;16+MOD([.A47]/([.$N$8]*[.$N$9]);[.$N$10])))" office:value-type="float" office:value="1" calcext:value-type="float">
            <text:p>1</text:p>
          </table:table-cell>
          <table:table-cell table:formula="of:=INDIRECT(ADDRESS(11;16+MOD([.A47]/([.$N$8]*[.$N$9]*[.$N$10]);[.$N$11])))" office:value-type="float" office:value="2" calcext:value-type="float">
            <text:p>2</text:p>
          </table:table-cell>
          <table:table-cell table:formula="of:=[.$R$3]*[.B47]*[.C47]/[.E47]" office:value-type="float" office:value="3686400" calcext:value-type="float">
            <text:p>3686400</text:p>
          </table:table-cell>
          <table:table-cell table:formula="of:=[.F47]*2/[.D47]" office:value-type="float" office:value="7372800" calcext:value-type="float">
            <text:p>7372800</text:p>
          </table:table-cell>
          <table:table-cell table:style-name="ce59" table:formula="of:=IF(AND(AND([.$Q$13]&lt;[.F47];[.F47]&lt;[.$Q$14]);[.G47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INDIRECT(ADDRESS(8;16+MOD([.A48];[.$N$8])))" office:value-type="float" office:value="4" calcext:value-type="float">
            <text:p>4</text:p>
          </table:table-cell>
          <table:table-cell table:formula="of:=INDIRECT(ADDRESS(9;16+MOD([.A48]/[.$N$8];[.$N$9])))" office:value-type="float" office:value="4" calcext:value-type="float">
            <text:p>4</text:p>
          </table:table-cell>
          <table:table-cell table:formula="of:=INDIRECT(ADDRESS(10;16+MOD([.A48]/([.$N$8]*[.$N$9]);[.$N$10])))" office:value-type="float" office:value="1" calcext:value-type="float">
            <text:p>1</text:p>
          </table:table-cell>
          <table:table-cell table:formula="of:=INDIRECT(ADDRESS(11;16+MOD([.A48]/([.$N$8]*[.$N$9]*[.$N$10]);[.$N$11])))" office:value-type="float" office:value="2" calcext:value-type="float">
            <text:p>2</text:p>
          </table:table-cell>
          <table:table-cell table:formula="of:=[.$R$3]*[.B48]*[.C48]/[.E48]" office:value-type="float" office:value="2949120" calcext:value-type="float">
            <text:p>2949120</text:p>
          </table:table-cell>
          <table:table-cell table:formula="of:=[.F48]*2/[.D48]" office:value-type="float" office:value="5898240" calcext:value-type="float">
            <text:p>5898240</text:p>
          </table:table-cell>
          <table:table-cell table:style-name="ce59" table:formula="of:=IF(AND(AND([.$Q$13]&lt;[.F48];[.F48]&lt;[.$Q$14]);[.G48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INDIRECT(ADDRESS(8;16+MOD([.A49];[.$N$8])))" office:value-type="float" office:value="3" calcext:value-type="float">
            <text:p>3</text:p>
          </table:table-cell>
          <table:table-cell table:formula="of:=INDIRECT(ADDRESS(9;16+MOD([.A49]/[.$N$8];[.$N$9])))" office:value-type="float" office:value="4" calcext:value-type="float">
            <text:p>4</text:p>
          </table:table-cell>
          <table:table-cell table:formula="of:=INDIRECT(ADDRESS(10;16+MOD([.A49]/([.$N$8]*[.$N$9]);[.$N$10])))" office:value-type="float" office:value="1" calcext:value-type="float">
            <text:p>1</text:p>
          </table:table-cell>
          <table:table-cell table:formula="of:=INDIRECT(ADDRESS(11;16+MOD([.A49]/([.$N$8]*[.$N$9]*[.$N$10]);[.$N$11])))" office:value-type="float" office:value="2" calcext:value-type="float">
            <text:p>2</text:p>
          </table:table-cell>
          <table:table-cell table:formula="of:=[.$R$3]*[.B49]*[.C49]/[.E49]" office:value-type="float" office:value="2211840" calcext:value-type="float">
            <text:p>2211840</text:p>
          </table:table-cell>
          <table:table-cell table:formula="of:=[.F49]*2/[.D49]" office:value-type="float" office:value="4423680" calcext:value-type="float">
            <text:p>4423680</text:p>
          </table:table-cell>
          <table:table-cell table:style-name="ce59" table:formula="of:=IF(AND(AND([.$Q$13]&lt;[.F49];[.F49]&lt;[.$Q$14]);[.G49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INDIRECT(ADDRESS(8;16+MOD([.A50];[.$N$8])))" office:value-type="float" office:value="2" calcext:value-type="float">
            <text:p>2</text:p>
          </table:table-cell>
          <table:table-cell table:formula="of:=INDIRECT(ADDRESS(9;16+MOD([.A50]/[.$N$8];[.$N$9])))" office:value-type="float" office:value="4" calcext:value-type="float">
            <text:p>4</text:p>
          </table:table-cell>
          <table:table-cell table:formula="of:=INDIRECT(ADDRESS(10;16+MOD([.A50]/([.$N$8]*[.$N$9]);[.$N$10])))" office:value-type="float" office:value="1" calcext:value-type="float">
            <text:p>1</text:p>
          </table:table-cell>
          <table:table-cell table:formula="of:=INDIRECT(ADDRESS(11;16+MOD([.A50]/([.$N$8]*[.$N$9]*[.$N$10]);[.$N$11])))" office:value-type="float" office:value="2" calcext:value-type="float">
            <text:p>2</text:p>
          </table:table-cell>
          <table:table-cell table:formula="of:=[.$R$3]*[.B50]*[.C50]/[.E50]" office:value-type="float" office:value="1474560" calcext:value-type="float">
            <text:p>1474560</text:p>
          </table:table-cell>
          <table:table-cell table:formula="of:=[.F50]*2/[.D50]" office:value-type="float" office:value="2949120" calcext:value-type="float">
            <text:p>2949120</text:p>
          </table:table-cell>
          <table:table-cell table:style-name="ce59" table:formula="of:=IF(AND(AND([.$Q$13]&lt;[.F50];[.F50]&lt;[.$Q$14]);[.G50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INDIRECT(ADDRESS(8;16+MOD([.A51];[.$N$8])))" office:value-type="float" office:value="1" calcext:value-type="float">
            <text:p>1</text:p>
          </table:table-cell>
          <table:table-cell table:formula="of:=INDIRECT(ADDRESS(9;16+MOD([.A51]/[.$N$8];[.$N$9])))" office:value-type="float" office:value="4" calcext:value-type="float">
            <text:p>4</text:p>
          </table:table-cell>
          <table:table-cell table:formula="of:=INDIRECT(ADDRESS(10;16+MOD([.A51]/([.$N$8]*[.$N$9]);[.$N$10])))" office:value-type="float" office:value="1" calcext:value-type="float">
            <text:p>1</text:p>
          </table:table-cell>
          <table:table-cell table:formula="of:=INDIRECT(ADDRESS(11;16+MOD([.A51]/([.$N$8]*[.$N$9]*[.$N$10]);[.$N$11])))" office:value-type="float" office:value="2" calcext:value-type="float">
            <text:p>2</text:p>
          </table:table-cell>
          <table:table-cell table:formula="of:=[.$R$3]*[.B51]*[.C51]/[.E51]" office:value-type="float" office:value="737280" calcext:value-type="float">
            <text:p>737280</text:p>
          </table:table-cell>
          <table:table-cell table:formula="of:=[.F51]*2/[.D51]" office:value-type="float" office:value="1474560" calcext:value-type="float">
            <text:p>1474560</text:p>
          </table:table-cell>
          <table:table-cell table:style-name="ce59" table:formula="of:=IF(AND(AND([.$Q$13]&lt;[.F51];[.F51]&lt;[.$Q$14]);[.G51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INDIRECT(ADDRESS(8;16+MOD([.A52];[.$N$8])))" office:value-type="float" office:value="5" calcext:value-type="float">
            <text:p>5</text:p>
          </table:table-cell>
          <table:table-cell table:formula="of:=INDIRECT(ADDRESS(9;16+MOD([.A52]/[.$N$8];[.$N$9])))" office:value-type="float" office:value="5" calcext:value-type="float">
            <text:p>5</text:p>
          </table:table-cell>
          <table:table-cell table:formula="of:=INDIRECT(ADDRESS(10;16+MOD([.A52]/([.$N$8]*[.$N$9]);[.$N$10])))" office:value-type="float" office:value="2" calcext:value-type="float">
            <text:p>2</text:p>
          </table:table-cell>
          <table:table-cell table:formula="of:=INDIRECT(ADDRESS(11;16+MOD([.A52]/([.$N$8]*[.$N$9]*[.$N$10]);[.$N$11])))" office:value-type="float" office:value="2" calcext:value-type="float">
            <text:p>2</text:p>
          </table:table-cell>
          <table:table-cell table:formula="of:=[.$R$3]*[.B52]*[.C52]/[.E52]" office:value-type="float" office:value="4608000" calcext:value-type="float">
            <text:p>4608000</text:p>
          </table:table-cell>
          <table:table-cell table:formula="of:=[.F52]*2/[.D52]" office:value-type="float" office:value="4608000" calcext:value-type="float">
            <text:p>4608000</text:p>
          </table:table-cell>
          <table:table-cell table:style-name="ce59" table:formula="of:=IF(AND(AND([.$Q$13]&lt;[.F52];[.F52]&lt;[.$Q$14]);[.G52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INDIRECT(ADDRESS(8;16+MOD([.A53];[.$N$8])))" office:value-type="float" office:value="4" calcext:value-type="float">
            <text:p>4</text:p>
          </table:table-cell>
          <table:table-cell table:formula="of:=INDIRECT(ADDRESS(9;16+MOD([.A53]/[.$N$8];[.$N$9])))" office:value-type="float" office:value="5" calcext:value-type="float">
            <text:p>5</text:p>
          </table:table-cell>
          <table:table-cell table:formula="of:=INDIRECT(ADDRESS(10;16+MOD([.A53]/([.$N$8]*[.$N$9]);[.$N$10])))" office:value-type="float" office:value="2" calcext:value-type="float">
            <text:p>2</text:p>
          </table:table-cell>
          <table:table-cell table:formula="of:=INDIRECT(ADDRESS(11;16+MOD([.A53]/([.$N$8]*[.$N$9]*[.$N$10]);[.$N$11])))" office:value-type="float" office:value="2" calcext:value-type="float">
            <text:p>2</text:p>
          </table:table-cell>
          <table:table-cell table:formula="of:=[.$R$3]*[.B53]*[.C53]/[.E53]" office:value-type="float" office:value="3686400" calcext:value-type="float">
            <text:p>3686400</text:p>
          </table:table-cell>
          <table:table-cell table:formula="of:=[.F53]*2/[.D53]" office:value-type="float" office:value="3686400" calcext:value-type="float">
            <text:p>3686400</text:p>
          </table:table-cell>
          <table:table-cell table:style-name="ce59" table:formula="of:=IF(AND(AND([.$Q$13]&lt;[.F53];[.F53]&lt;[.$Q$14]);[.G53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INDIRECT(ADDRESS(8;16+MOD([.A54];[.$N$8])))" office:value-type="float" office:value="3" calcext:value-type="float">
            <text:p>3</text:p>
          </table:table-cell>
          <table:table-cell table:formula="of:=INDIRECT(ADDRESS(9;16+MOD([.A54]/[.$N$8];[.$N$9])))" office:value-type="float" office:value="5" calcext:value-type="float">
            <text:p>5</text:p>
          </table:table-cell>
          <table:table-cell table:formula="of:=INDIRECT(ADDRESS(10;16+MOD([.A54]/([.$N$8]*[.$N$9]);[.$N$10])))" office:value-type="float" office:value="2" calcext:value-type="float">
            <text:p>2</text:p>
          </table:table-cell>
          <table:table-cell table:formula="of:=INDIRECT(ADDRESS(11;16+MOD([.A54]/([.$N$8]*[.$N$9]*[.$N$10]);[.$N$11])))" office:value-type="float" office:value="2" calcext:value-type="float">
            <text:p>2</text:p>
          </table:table-cell>
          <table:table-cell table:formula="of:=[.$R$3]*[.B54]*[.C54]/[.E54]" office:value-type="float" office:value="2764800" calcext:value-type="float">
            <text:p>2764800</text:p>
          </table:table-cell>
          <table:table-cell table:formula="of:=[.F54]*2/[.D54]" office:value-type="float" office:value="2764800" calcext:value-type="float">
            <text:p>2764800</text:p>
          </table:table-cell>
          <table:table-cell table:style-name="ce59" table:formula="of:=IF(AND(AND([.$Q$13]&lt;[.F54];[.F54]&lt;[.$Q$14]);[.G54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INDIRECT(ADDRESS(8;16+MOD([.A55];[.$N$8])))" office:value-type="float" office:value="2" calcext:value-type="float">
            <text:p>2</text:p>
          </table:table-cell>
          <table:table-cell table:formula="of:=INDIRECT(ADDRESS(9;16+MOD([.A55]/[.$N$8];[.$N$9])))" office:value-type="float" office:value="5" calcext:value-type="float">
            <text:p>5</text:p>
          </table:table-cell>
          <table:table-cell table:formula="of:=INDIRECT(ADDRESS(10;16+MOD([.A55]/([.$N$8]*[.$N$9]);[.$N$10])))" office:value-type="float" office:value="2" calcext:value-type="float">
            <text:p>2</text:p>
          </table:table-cell>
          <table:table-cell table:formula="of:=INDIRECT(ADDRESS(11;16+MOD([.A55]/([.$N$8]*[.$N$9]*[.$N$10]);[.$N$11])))" office:value-type="float" office:value="2" calcext:value-type="float">
            <text:p>2</text:p>
          </table:table-cell>
          <table:table-cell table:formula="of:=[.$R$3]*[.B55]*[.C55]/[.E55]" office:value-type="float" office:value="1843200" calcext:value-type="float">
            <text:p>1843200</text:p>
          </table:table-cell>
          <table:table-cell table:formula="of:=[.F55]*2/[.D55]" office:value-type="float" office:value="1843200" calcext:value-type="float">
            <text:p>1843200</text:p>
          </table:table-cell>
          <table:table-cell table:style-name="ce59" table:formula="of:=IF(AND(AND([.$Q$13]&lt;[.F55];[.F55]&lt;[.$Q$14]);[.G55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INDIRECT(ADDRESS(8;16+MOD([.A56];[.$N$8])))" office:value-type="float" office:value="1" calcext:value-type="float">
            <text:p>1</text:p>
          </table:table-cell>
          <table:table-cell table:formula="of:=INDIRECT(ADDRESS(9;16+MOD([.A56]/[.$N$8];[.$N$9])))" office:value-type="float" office:value="5" calcext:value-type="float">
            <text:p>5</text:p>
          </table:table-cell>
          <table:table-cell table:formula="of:=INDIRECT(ADDRESS(10;16+MOD([.A56]/([.$N$8]*[.$N$9]);[.$N$10])))" office:value-type="float" office:value="2" calcext:value-type="float">
            <text:p>2</text:p>
          </table:table-cell>
          <table:table-cell table:formula="of:=INDIRECT(ADDRESS(11;16+MOD([.A56]/([.$N$8]*[.$N$9]*[.$N$10]);[.$N$11])))" office:value-type="float" office:value="2" calcext:value-type="float">
            <text:p>2</text:p>
          </table:table-cell>
          <table:table-cell table:formula="of:=[.$R$3]*[.B56]*[.C56]/[.E56]" office:value-type="float" office:value="921600" calcext:value-type="float">
            <text:p>921600</text:p>
          </table:table-cell>
          <table:table-cell table:formula="of:=[.F56]*2/[.D56]" office:value-type="float" office:value="921600" calcext:value-type="float">
            <text:p>921600</text:p>
          </table:table-cell>
          <table:table-cell table:style-name="ce59" table:formula="of:=IF(AND(AND([.$Q$13]&lt;[.F56];[.F56]&lt;[.$Q$14]);[.G56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INDIRECT(ADDRESS(8;16+MOD([.A57];[.$N$8])))" office:value-type="float" office:value="5" calcext:value-type="float">
            <text:p>5</text:p>
          </table:table-cell>
          <table:table-cell table:formula="of:=INDIRECT(ADDRESS(9;16+MOD([.A57]/[.$N$8];[.$N$9])))" office:value-type="float" office:value="4" calcext:value-type="float">
            <text:p>4</text:p>
          </table:table-cell>
          <table:table-cell table:formula="of:=INDIRECT(ADDRESS(10;16+MOD([.A57]/([.$N$8]*[.$N$9]);[.$N$10])))" office:value-type="float" office:value="2" calcext:value-type="float">
            <text:p>2</text:p>
          </table:table-cell>
          <table:table-cell table:formula="of:=INDIRECT(ADDRESS(11;16+MOD([.A57]/([.$N$8]*[.$N$9]*[.$N$10]);[.$N$11])))" office:value-type="float" office:value="2" calcext:value-type="float">
            <text:p>2</text:p>
          </table:table-cell>
          <table:table-cell table:formula="of:=[.$R$3]*[.B57]*[.C57]/[.E57]" office:value-type="float" office:value="3686400" calcext:value-type="float">
            <text:p>3686400</text:p>
          </table:table-cell>
          <table:table-cell table:formula="of:=[.F57]*2/[.D57]" office:value-type="float" office:value="3686400" calcext:value-type="float">
            <text:p>3686400</text:p>
          </table:table-cell>
          <table:table-cell table:style-name="ce59" table:formula="of:=IF(AND(AND([.$Q$13]&lt;[.F57];[.F57]&lt;[.$Q$14]);[.G57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INDIRECT(ADDRESS(8;16+MOD([.A58];[.$N$8])))" office:value-type="float" office:value="4" calcext:value-type="float">
            <text:p>4</text:p>
          </table:table-cell>
          <table:table-cell table:formula="of:=INDIRECT(ADDRESS(9;16+MOD([.A58]/[.$N$8];[.$N$9])))" office:value-type="float" office:value="4" calcext:value-type="float">
            <text:p>4</text:p>
          </table:table-cell>
          <table:table-cell table:formula="of:=INDIRECT(ADDRESS(10;16+MOD([.A58]/([.$N$8]*[.$N$9]);[.$N$10])))" office:value-type="float" office:value="2" calcext:value-type="float">
            <text:p>2</text:p>
          </table:table-cell>
          <table:table-cell table:formula="of:=INDIRECT(ADDRESS(11;16+MOD([.A58]/([.$N$8]*[.$N$9]*[.$N$10]);[.$N$11])))" office:value-type="float" office:value="2" calcext:value-type="float">
            <text:p>2</text:p>
          </table:table-cell>
          <table:table-cell table:formula="of:=[.$R$3]*[.B58]*[.C58]/[.E58]" office:value-type="float" office:value="2949120" calcext:value-type="float">
            <text:p>2949120</text:p>
          </table:table-cell>
          <table:table-cell table:formula="of:=[.F58]*2/[.D58]" office:value-type="float" office:value="2949120" calcext:value-type="float">
            <text:p>2949120</text:p>
          </table:table-cell>
          <table:table-cell table:style-name="ce59" table:formula="of:=IF(AND(AND([.$Q$13]&lt;[.F58];[.F58]&lt;[.$Q$14]);[.G58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INDIRECT(ADDRESS(8;16+MOD([.A59];[.$N$8])))" office:value-type="float" office:value="3" calcext:value-type="float">
            <text:p>3</text:p>
          </table:table-cell>
          <table:table-cell table:formula="of:=INDIRECT(ADDRESS(9;16+MOD([.A59]/[.$N$8];[.$N$9])))" office:value-type="float" office:value="4" calcext:value-type="float">
            <text:p>4</text:p>
          </table:table-cell>
          <table:table-cell table:formula="of:=INDIRECT(ADDRESS(10;16+MOD([.A59]/([.$N$8]*[.$N$9]);[.$N$10])))" office:value-type="float" office:value="2" calcext:value-type="float">
            <text:p>2</text:p>
          </table:table-cell>
          <table:table-cell table:formula="of:=INDIRECT(ADDRESS(11;16+MOD([.A59]/([.$N$8]*[.$N$9]*[.$N$10]);[.$N$11])))" office:value-type="float" office:value="2" calcext:value-type="float">
            <text:p>2</text:p>
          </table:table-cell>
          <table:table-cell table:formula="of:=[.$R$3]*[.B59]*[.C59]/[.E59]" office:value-type="float" office:value="2211840" calcext:value-type="float">
            <text:p>2211840</text:p>
          </table:table-cell>
          <table:table-cell table:formula="of:=[.F59]*2/[.D59]" office:value-type="float" office:value="2211840" calcext:value-type="float">
            <text:p>2211840</text:p>
          </table:table-cell>
          <table:table-cell table:style-name="ce59" table:formula="of:=IF(AND(AND([.$Q$13]&lt;[.F59];[.F59]&lt;[.$Q$14]);[.G59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INDIRECT(ADDRESS(8;16+MOD([.A60];[.$N$8])))" office:value-type="float" office:value="2" calcext:value-type="float">
            <text:p>2</text:p>
          </table:table-cell>
          <table:table-cell table:formula="of:=INDIRECT(ADDRESS(9;16+MOD([.A60]/[.$N$8];[.$N$9])))" office:value-type="float" office:value="4" calcext:value-type="float">
            <text:p>4</text:p>
          </table:table-cell>
          <table:table-cell table:formula="of:=INDIRECT(ADDRESS(10;16+MOD([.A60]/([.$N$8]*[.$N$9]);[.$N$10])))" office:value-type="float" office:value="2" calcext:value-type="float">
            <text:p>2</text:p>
          </table:table-cell>
          <table:table-cell table:formula="of:=INDIRECT(ADDRESS(11;16+MOD([.A60]/([.$N$8]*[.$N$9]*[.$N$10]);[.$N$11])))" office:value-type="float" office:value="2" calcext:value-type="float">
            <text:p>2</text:p>
          </table:table-cell>
          <table:table-cell table:formula="of:=[.$R$3]*[.B60]*[.C60]/[.E60]" office:value-type="float" office:value="1474560" calcext:value-type="float">
            <text:p>1474560</text:p>
          </table:table-cell>
          <table:table-cell table:formula="of:=[.F60]*2/[.D60]" office:value-type="float" office:value="1474560" calcext:value-type="float">
            <text:p>1474560</text:p>
          </table:table-cell>
          <table:table-cell table:style-name="ce59" table:formula="of:=IF(AND(AND([.$Q$13]&lt;[.F60];[.F60]&lt;[.$Q$14]);[.G60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INDIRECT(ADDRESS(8;16+MOD([.A61];[.$N$8])))" office:value-type="float" office:value="1" calcext:value-type="float">
            <text:p>1</text:p>
          </table:table-cell>
          <table:table-cell table:formula="of:=INDIRECT(ADDRESS(9;16+MOD([.A61]/[.$N$8];[.$N$9])))" office:value-type="float" office:value="4" calcext:value-type="float">
            <text:p>4</text:p>
          </table:table-cell>
          <table:table-cell table:formula="of:=INDIRECT(ADDRESS(10;16+MOD([.A61]/([.$N$8]*[.$N$9]);[.$N$10])))" office:value-type="float" office:value="2" calcext:value-type="float">
            <text:p>2</text:p>
          </table:table-cell>
          <table:table-cell table:formula="of:=INDIRECT(ADDRESS(11;16+MOD([.A61]/([.$N$8]*[.$N$9]*[.$N$10]);[.$N$11])))" office:value-type="float" office:value="2" calcext:value-type="float">
            <text:p>2</text:p>
          </table:table-cell>
          <table:table-cell table:formula="of:=[.$R$3]*[.B61]*[.C61]/[.E61]" office:value-type="float" office:value="737280" calcext:value-type="float">
            <text:p>737280</text:p>
          </table:table-cell>
          <table:table-cell table:formula="of:=[.F61]*2/[.D61]" office:value-type="float" office:value="737280" calcext:value-type="float">
            <text:p>737280</text:p>
          </table:table-cell>
          <table:table-cell table:style-name="ce59" table:formula="of:=IF(AND(AND([.$Q$13]&lt;[.F61];[.F61]&lt;[.$Q$14]);[.G61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INDIRECT(ADDRESS(8;16+MOD([.A62];[.$N$8])))" office:value-type="float" office:value="5" calcext:value-type="float">
            <text:p>5</text:p>
          </table:table-cell>
          <table:table-cell table:formula="of:=INDIRECT(ADDRESS(9;16+MOD([.A62]/[.$N$8];[.$N$9])))" office:value-type="float" office:value="5" calcext:value-type="float">
            <text:p>5</text:p>
          </table:table-cell>
          <table:table-cell table:formula="of:=INDIRECT(ADDRESS(10;16+MOD([.A62]/([.$N$8]*[.$N$9]);[.$N$10])))" office:value-type="float" office:value="4" calcext:value-type="float">
            <text:p>4</text:p>
          </table:table-cell>
          <table:table-cell table:formula="of:=INDIRECT(ADDRESS(11;16+MOD([.A62]/([.$N$8]*[.$N$9]*[.$N$10]);[.$N$11])))" office:value-type="float" office:value="2" calcext:value-type="float">
            <text:p>2</text:p>
          </table:table-cell>
          <table:table-cell table:formula="of:=[.$R$3]*[.B62]*[.C62]/[.E62]" office:value-type="float" office:value="4608000" calcext:value-type="float">
            <text:p>4608000</text:p>
          </table:table-cell>
          <table:table-cell table:formula="of:=[.F62]*2/[.D62]" office:value-type="float" office:value="2304000" calcext:value-type="float">
            <text:p>2304000</text:p>
          </table:table-cell>
          <table:table-cell table:style-name="ce59" table:formula="of:=IF(AND(AND([.$Q$13]&lt;[.F62];[.F62]&lt;[.$Q$14]);[.G62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INDIRECT(ADDRESS(8;16+MOD([.A63];[.$N$8])))" office:value-type="float" office:value="4" calcext:value-type="float">
            <text:p>4</text:p>
          </table:table-cell>
          <table:table-cell table:formula="of:=INDIRECT(ADDRESS(9;16+MOD([.A63]/[.$N$8];[.$N$9])))" office:value-type="float" office:value="5" calcext:value-type="float">
            <text:p>5</text:p>
          </table:table-cell>
          <table:table-cell table:formula="of:=INDIRECT(ADDRESS(10;16+MOD([.A63]/([.$N$8]*[.$N$9]);[.$N$10])))" office:value-type="float" office:value="4" calcext:value-type="float">
            <text:p>4</text:p>
          </table:table-cell>
          <table:table-cell table:formula="of:=INDIRECT(ADDRESS(11;16+MOD([.A63]/([.$N$8]*[.$N$9]*[.$N$10]);[.$N$11])))" office:value-type="float" office:value="2" calcext:value-type="float">
            <text:p>2</text:p>
          </table:table-cell>
          <table:table-cell table:formula="of:=[.$R$3]*[.B63]*[.C63]/[.E63]" office:value-type="float" office:value="3686400" calcext:value-type="float">
            <text:p>3686400</text:p>
          </table:table-cell>
          <table:table-cell table:formula="of:=[.F63]*2/[.D63]" office:value-type="float" office:value="1843200" calcext:value-type="float">
            <text:p>1843200</text:p>
          </table:table-cell>
          <table:table-cell table:style-name="ce59" table:formula="of:=IF(AND(AND([.$Q$13]&lt;[.F63];[.F63]&lt;[.$Q$14]);[.G63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INDIRECT(ADDRESS(8;16+MOD([.A64];[.$N$8])))" office:value-type="float" office:value="3" calcext:value-type="float">
            <text:p>3</text:p>
          </table:table-cell>
          <table:table-cell table:formula="of:=INDIRECT(ADDRESS(9;16+MOD([.A64]/[.$N$8];[.$N$9])))" office:value-type="float" office:value="5" calcext:value-type="float">
            <text:p>5</text:p>
          </table:table-cell>
          <table:table-cell table:formula="of:=INDIRECT(ADDRESS(10;16+MOD([.A64]/([.$N$8]*[.$N$9]);[.$N$10])))" office:value-type="float" office:value="4" calcext:value-type="float">
            <text:p>4</text:p>
          </table:table-cell>
          <table:table-cell table:formula="of:=INDIRECT(ADDRESS(11;16+MOD([.A64]/([.$N$8]*[.$N$9]*[.$N$10]);[.$N$11])))" office:value-type="float" office:value="2" calcext:value-type="float">
            <text:p>2</text:p>
          </table:table-cell>
          <table:table-cell table:formula="of:=[.$R$3]*[.B64]*[.C64]/[.E64]" office:value-type="float" office:value="2764800" calcext:value-type="float">
            <text:p>2764800</text:p>
          </table:table-cell>
          <table:table-cell table:formula="of:=[.F64]*2/[.D64]" office:value-type="float" office:value="1382400" calcext:value-type="float">
            <text:p>1382400</text:p>
          </table:table-cell>
          <table:table-cell table:style-name="ce59" table:formula="of:=IF(AND(AND([.$Q$13]&lt;[.F64];[.F64]&lt;[.$Q$14]);[.G64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INDIRECT(ADDRESS(8;16+MOD([.A65];[.$N$8])))" office:value-type="float" office:value="2" calcext:value-type="float">
            <text:p>2</text:p>
          </table:table-cell>
          <table:table-cell table:formula="of:=INDIRECT(ADDRESS(9;16+MOD([.A65]/[.$N$8];[.$N$9])))" office:value-type="float" office:value="5" calcext:value-type="float">
            <text:p>5</text:p>
          </table:table-cell>
          <table:table-cell table:formula="of:=INDIRECT(ADDRESS(10;16+MOD([.A65]/([.$N$8]*[.$N$9]);[.$N$10])))" office:value-type="float" office:value="4" calcext:value-type="float">
            <text:p>4</text:p>
          </table:table-cell>
          <table:table-cell table:formula="of:=INDIRECT(ADDRESS(11;16+MOD([.A65]/([.$N$8]*[.$N$9]*[.$N$10]);[.$N$11])))" office:value-type="float" office:value="2" calcext:value-type="float">
            <text:p>2</text:p>
          </table:table-cell>
          <table:table-cell table:formula="of:=[.$R$3]*[.B65]*[.C65]/[.E65]" office:value-type="float" office:value="1843200" calcext:value-type="float">
            <text:p>1843200</text:p>
          </table:table-cell>
          <table:table-cell table:formula="of:=[.F65]*2/[.D65]" office:value-type="float" office:value="921600" calcext:value-type="float">
            <text:p>921600</text:p>
          </table:table-cell>
          <table:table-cell table:style-name="ce59" table:formula="of:=IF(AND(AND([.$Q$13]&lt;[.F65];[.F65]&lt;[.$Q$14]);[.G65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INDIRECT(ADDRESS(8;16+MOD([.A66];[.$N$8])))" office:value-type="float" office:value="1" calcext:value-type="float">
            <text:p>1</text:p>
          </table:table-cell>
          <table:table-cell table:formula="of:=INDIRECT(ADDRESS(9;16+MOD([.A66]/[.$N$8];[.$N$9])))" office:value-type="float" office:value="5" calcext:value-type="float">
            <text:p>5</text:p>
          </table:table-cell>
          <table:table-cell table:formula="of:=INDIRECT(ADDRESS(10;16+MOD([.A66]/([.$N$8]*[.$N$9]);[.$N$10])))" office:value-type="float" office:value="4" calcext:value-type="float">
            <text:p>4</text:p>
          </table:table-cell>
          <table:table-cell table:formula="of:=INDIRECT(ADDRESS(11;16+MOD([.A66]/([.$N$8]*[.$N$9]*[.$N$10]);[.$N$11])))" office:value-type="float" office:value="2" calcext:value-type="float">
            <text:p>2</text:p>
          </table:table-cell>
          <table:table-cell table:formula="of:=[.$R$3]*[.B66]*[.C66]/[.E66]" office:value-type="float" office:value="921600" calcext:value-type="float">
            <text:p>921600</text:p>
          </table:table-cell>
          <table:table-cell table:formula="of:=[.F66]*2/[.D66]" office:value-type="float" office:value="460800" calcext:value-type="float">
            <text:p>460800</text:p>
          </table:table-cell>
          <table:table-cell table:style-name="ce59" table:formula="of:=IF(AND(AND([.$Q$13]&lt;[.F66];[.F66]&lt;[.$Q$14]);[.G66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INDIRECT(ADDRESS(8;16+MOD([.A67];[.$N$8])))" office:value-type="float" office:value="5" calcext:value-type="float">
            <text:p>5</text:p>
          </table:table-cell>
          <table:table-cell table:formula="of:=INDIRECT(ADDRESS(9;16+MOD([.A67]/[.$N$8];[.$N$9])))" office:value-type="float" office:value="4" calcext:value-type="float">
            <text:p>4</text:p>
          </table:table-cell>
          <table:table-cell table:formula="of:=INDIRECT(ADDRESS(10;16+MOD([.A67]/([.$N$8]*[.$N$9]);[.$N$10])))" office:value-type="float" office:value="4" calcext:value-type="float">
            <text:p>4</text:p>
          </table:table-cell>
          <table:table-cell table:formula="of:=INDIRECT(ADDRESS(11;16+MOD([.A67]/([.$N$8]*[.$N$9]*[.$N$10]);[.$N$11])))" office:value-type="float" office:value="2" calcext:value-type="float">
            <text:p>2</text:p>
          </table:table-cell>
          <table:table-cell table:formula="of:=[.$R$3]*[.B67]*[.C67]/[.E67]" office:value-type="float" office:value="3686400" calcext:value-type="float">
            <text:p>3686400</text:p>
          </table:table-cell>
          <table:table-cell table:formula="of:=[.F67]*2/[.D67]" office:value-type="float" office:value="1843200" calcext:value-type="float">
            <text:p>1843200</text:p>
          </table:table-cell>
          <table:table-cell table:style-name="ce59" table:formula="of:=IF(AND(AND([.$Q$13]&lt;[.F67];[.F67]&lt;[.$Q$14]);[.G67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INDIRECT(ADDRESS(8;16+MOD([.A68];[.$N$8])))" office:value-type="float" office:value="4" calcext:value-type="float">
            <text:p>4</text:p>
          </table:table-cell>
          <table:table-cell table:formula="of:=INDIRECT(ADDRESS(9;16+MOD([.A68]/[.$N$8];[.$N$9])))" office:value-type="float" office:value="4" calcext:value-type="float">
            <text:p>4</text:p>
          </table:table-cell>
          <table:table-cell table:formula="of:=INDIRECT(ADDRESS(10;16+MOD([.A68]/([.$N$8]*[.$N$9]);[.$N$10])))" office:value-type="float" office:value="4" calcext:value-type="float">
            <text:p>4</text:p>
          </table:table-cell>
          <table:table-cell table:formula="of:=INDIRECT(ADDRESS(11;16+MOD([.A68]/([.$N$8]*[.$N$9]*[.$N$10]);[.$N$11])))" office:value-type="float" office:value="2" calcext:value-type="float">
            <text:p>2</text:p>
          </table:table-cell>
          <table:table-cell table:formula="of:=[.$R$3]*[.B68]*[.C68]/[.E68]" office:value-type="float" office:value="2949120" calcext:value-type="float">
            <text:p>2949120</text:p>
          </table:table-cell>
          <table:table-cell table:formula="of:=[.F68]*2/[.D68]" office:value-type="float" office:value="1474560" calcext:value-type="float">
            <text:p>1474560</text:p>
          </table:table-cell>
          <table:table-cell table:style-name="ce59" table:formula="of:=IF(AND(AND([.$Q$13]&lt;[.F68];[.F68]&lt;[.$Q$14]);[.G68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INDIRECT(ADDRESS(8;16+MOD([.A69];[.$N$8])))" office:value-type="float" office:value="3" calcext:value-type="float">
            <text:p>3</text:p>
          </table:table-cell>
          <table:table-cell table:formula="of:=INDIRECT(ADDRESS(9;16+MOD([.A69]/[.$N$8];[.$N$9])))" office:value-type="float" office:value="4" calcext:value-type="float">
            <text:p>4</text:p>
          </table:table-cell>
          <table:table-cell table:formula="of:=INDIRECT(ADDRESS(10;16+MOD([.A69]/([.$N$8]*[.$N$9]);[.$N$10])))" office:value-type="float" office:value="4" calcext:value-type="float">
            <text:p>4</text:p>
          </table:table-cell>
          <table:table-cell table:formula="of:=INDIRECT(ADDRESS(11;16+MOD([.A69]/([.$N$8]*[.$N$9]*[.$N$10]);[.$N$11])))" office:value-type="float" office:value="2" calcext:value-type="float">
            <text:p>2</text:p>
          </table:table-cell>
          <table:table-cell table:formula="of:=[.$R$3]*[.B69]*[.C69]/[.E69]" office:value-type="float" office:value="2211840" calcext:value-type="float">
            <text:p>2211840</text:p>
          </table:table-cell>
          <table:table-cell table:formula="of:=[.F69]*2/[.D69]" office:value-type="float" office:value="1105920" calcext:value-type="float">
            <text:p>1105920</text:p>
          </table:table-cell>
          <table:table-cell table:style-name="ce59" table:formula="of:=IF(AND(AND([.$Q$13]&lt;[.F69];[.F69]&lt;[.$Q$14]);[.G69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INDIRECT(ADDRESS(8;16+MOD([.A70];[.$N$8])))" office:value-type="float" office:value="2" calcext:value-type="float">
            <text:p>2</text:p>
          </table:table-cell>
          <table:table-cell table:formula="of:=INDIRECT(ADDRESS(9;16+MOD([.A70]/[.$N$8];[.$N$9])))" office:value-type="float" office:value="4" calcext:value-type="float">
            <text:p>4</text:p>
          </table:table-cell>
          <table:table-cell table:formula="of:=INDIRECT(ADDRESS(10;16+MOD([.A70]/([.$N$8]*[.$N$9]);[.$N$10])))" office:value-type="float" office:value="4" calcext:value-type="float">
            <text:p>4</text:p>
          </table:table-cell>
          <table:table-cell table:formula="of:=INDIRECT(ADDRESS(11;16+MOD([.A70]/([.$N$8]*[.$N$9]*[.$N$10]);[.$N$11])))" office:value-type="float" office:value="2" calcext:value-type="float">
            <text:p>2</text:p>
          </table:table-cell>
          <table:table-cell table:formula="of:=[.$R$3]*[.B70]*[.C70]/[.E70]" office:value-type="float" office:value="1474560" calcext:value-type="float">
            <text:p>1474560</text:p>
          </table:table-cell>
          <table:table-cell table:formula="of:=[.F70]*2/[.D70]" office:value-type="float" office:value="737280" calcext:value-type="float">
            <text:p>737280</text:p>
          </table:table-cell>
          <table:table-cell table:style-name="ce59" table:formula="of:=IF(AND(AND([.$Q$13]&lt;[.F70];[.F70]&lt;[.$Q$14]);[.G70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INDIRECT(ADDRESS(8;16+MOD([.A71];[.$N$8])))" office:value-type="float" office:value="1" calcext:value-type="float">
            <text:p>1</text:p>
          </table:table-cell>
          <table:table-cell table:formula="of:=INDIRECT(ADDRESS(9;16+MOD([.A71]/[.$N$8];[.$N$9])))" office:value-type="float" office:value="4" calcext:value-type="float">
            <text:p>4</text:p>
          </table:table-cell>
          <table:table-cell table:formula="of:=INDIRECT(ADDRESS(10;16+MOD([.A71]/([.$N$8]*[.$N$9]);[.$N$10])))" office:value-type="float" office:value="4" calcext:value-type="float">
            <text:p>4</text:p>
          </table:table-cell>
          <table:table-cell table:formula="of:=INDIRECT(ADDRESS(11;16+MOD([.A71]/([.$N$8]*[.$N$9]*[.$N$10]);[.$N$11])))" office:value-type="float" office:value="2" calcext:value-type="float">
            <text:p>2</text:p>
          </table:table-cell>
          <table:table-cell table:formula="of:=[.$R$3]*[.B71]*[.C71]/[.E71]" office:value-type="float" office:value="737280" calcext:value-type="float">
            <text:p>737280</text:p>
          </table:table-cell>
          <table:table-cell table:formula="of:=[.F71]*2/[.D71]" office:value-type="float" office:value="368640" calcext:value-type="float">
            <text:p>368640</text:p>
          </table:table-cell>
          <table:table-cell table:style-name="ce59" table:formula="of:=IF(AND(AND([.$Q$13]&lt;[.F71];[.F71]&lt;[.$Q$14]);[.G71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INDIRECT(ADDRESS(8;16+MOD([.A72];[.$N$8])))" office:value-type="float" office:value="5" calcext:value-type="float">
            <text:p>5</text:p>
          </table:table-cell>
          <table:table-cell table:formula="of:=INDIRECT(ADDRESS(9;16+MOD([.A72]/[.$N$8];[.$N$9])))" office:value-type="float" office:value="5" calcext:value-type="float">
            <text:p>5</text:p>
          </table:table-cell>
          <table:table-cell table:formula="of:=INDIRECT(ADDRESS(10;16+MOD([.A72]/([.$N$8]*[.$N$9]);[.$N$10])))" office:value-type="float" office:value="8" calcext:value-type="float">
            <text:p>8</text:p>
          </table:table-cell>
          <table:table-cell table:formula="of:=INDIRECT(ADDRESS(11;16+MOD([.A72]/([.$N$8]*[.$N$9]*[.$N$10]);[.$N$11])))" office:value-type="float" office:value="2" calcext:value-type="float">
            <text:p>2</text:p>
          </table:table-cell>
          <table:table-cell table:formula="of:=[.$R$3]*[.B72]*[.C72]/[.E72]" office:value-type="float" office:value="4608000" calcext:value-type="float">
            <text:p>4608000</text:p>
          </table:table-cell>
          <table:table-cell table:formula="of:=[.F72]*2/[.D72]" office:value-type="float" office:value="1152000" calcext:value-type="float">
            <text:p>1152000</text:p>
          </table:table-cell>
          <table:table-cell table:style-name="ce59" table:formula="of:=IF(AND(AND([.$Q$13]&lt;[.F72];[.F72]&lt;[.$Q$14]);[.G72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INDIRECT(ADDRESS(8;16+MOD([.A73];[.$N$8])))" office:value-type="float" office:value="4" calcext:value-type="float">
            <text:p>4</text:p>
          </table:table-cell>
          <table:table-cell table:formula="of:=INDIRECT(ADDRESS(9;16+MOD([.A73]/[.$N$8];[.$N$9])))" office:value-type="float" office:value="5" calcext:value-type="float">
            <text:p>5</text:p>
          </table:table-cell>
          <table:table-cell table:formula="of:=INDIRECT(ADDRESS(10;16+MOD([.A73]/([.$N$8]*[.$N$9]);[.$N$10])))" office:value-type="float" office:value="8" calcext:value-type="float">
            <text:p>8</text:p>
          </table:table-cell>
          <table:table-cell table:formula="of:=INDIRECT(ADDRESS(11;16+MOD([.A73]/([.$N$8]*[.$N$9]*[.$N$10]);[.$N$11])))" office:value-type="float" office:value="2" calcext:value-type="float">
            <text:p>2</text:p>
          </table:table-cell>
          <table:table-cell table:formula="of:=[.$R$3]*[.B73]*[.C73]/[.E73]" office:value-type="float" office:value="3686400" calcext:value-type="float">
            <text:p>3686400</text:p>
          </table:table-cell>
          <table:table-cell table:formula="of:=[.F73]*2/[.D73]" office:value-type="float" office:value="921600" calcext:value-type="float">
            <text:p>921600</text:p>
          </table:table-cell>
          <table:table-cell table:style-name="ce59" table:formula="of:=IF(AND(AND([.$Q$13]&lt;[.F73];[.F73]&lt;[.$Q$14]);[.G73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INDIRECT(ADDRESS(8;16+MOD([.A74];[.$N$8])))" office:value-type="float" office:value="3" calcext:value-type="float">
            <text:p>3</text:p>
          </table:table-cell>
          <table:table-cell table:formula="of:=INDIRECT(ADDRESS(9;16+MOD([.A74]/[.$N$8];[.$N$9])))" office:value-type="float" office:value="5" calcext:value-type="float">
            <text:p>5</text:p>
          </table:table-cell>
          <table:table-cell table:formula="of:=INDIRECT(ADDRESS(10;16+MOD([.A74]/([.$N$8]*[.$N$9]);[.$N$10])))" office:value-type="float" office:value="8" calcext:value-type="float">
            <text:p>8</text:p>
          </table:table-cell>
          <table:table-cell table:formula="of:=INDIRECT(ADDRESS(11;16+MOD([.A74]/([.$N$8]*[.$N$9]*[.$N$10]);[.$N$11])))" office:value-type="float" office:value="2" calcext:value-type="float">
            <text:p>2</text:p>
          </table:table-cell>
          <table:table-cell table:formula="of:=[.$R$3]*[.B74]*[.C74]/[.E74]" office:value-type="float" office:value="2764800" calcext:value-type="float">
            <text:p>2764800</text:p>
          </table:table-cell>
          <table:table-cell table:formula="of:=[.F74]*2/[.D74]" office:value-type="float" office:value="691200" calcext:value-type="float">
            <text:p>691200</text:p>
          </table:table-cell>
          <table:table-cell table:style-name="ce59" table:formula="of:=IF(AND(AND([.$Q$13]&lt;[.F74];[.F74]&lt;[.$Q$14]);[.G74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INDIRECT(ADDRESS(8;16+MOD([.A75];[.$N$8])))" office:value-type="float" office:value="2" calcext:value-type="float">
            <text:p>2</text:p>
          </table:table-cell>
          <table:table-cell table:formula="of:=INDIRECT(ADDRESS(9;16+MOD([.A75]/[.$N$8];[.$N$9])))" office:value-type="float" office:value="5" calcext:value-type="float">
            <text:p>5</text:p>
          </table:table-cell>
          <table:table-cell table:formula="of:=INDIRECT(ADDRESS(10;16+MOD([.A75]/([.$N$8]*[.$N$9]);[.$N$10])))" office:value-type="float" office:value="8" calcext:value-type="float">
            <text:p>8</text:p>
          </table:table-cell>
          <table:table-cell table:formula="of:=INDIRECT(ADDRESS(11;16+MOD([.A75]/([.$N$8]*[.$N$9]*[.$N$10]);[.$N$11])))" office:value-type="float" office:value="2" calcext:value-type="float">
            <text:p>2</text:p>
          </table:table-cell>
          <table:table-cell table:formula="of:=[.$R$3]*[.B75]*[.C75]/[.E75]" office:value-type="float" office:value="1843200" calcext:value-type="float">
            <text:p>1843200</text:p>
          </table:table-cell>
          <table:table-cell table:formula="of:=[.F75]*2/[.D75]" office:value-type="float" office:value="460800" calcext:value-type="float">
            <text:p>460800</text:p>
          </table:table-cell>
          <table:table-cell table:style-name="ce59" table:formula="of:=IF(AND(AND([.$Q$13]&lt;[.F75];[.F75]&lt;[.$Q$14]);[.G75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INDIRECT(ADDRESS(8;16+MOD([.A76];[.$N$8])))" office:value-type="float" office:value="1" calcext:value-type="float">
            <text:p>1</text:p>
          </table:table-cell>
          <table:table-cell table:formula="of:=INDIRECT(ADDRESS(9;16+MOD([.A76]/[.$N$8];[.$N$9])))" office:value-type="float" office:value="5" calcext:value-type="float">
            <text:p>5</text:p>
          </table:table-cell>
          <table:table-cell table:formula="of:=INDIRECT(ADDRESS(10;16+MOD([.A76]/([.$N$8]*[.$N$9]);[.$N$10])))" office:value-type="float" office:value="8" calcext:value-type="float">
            <text:p>8</text:p>
          </table:table-cell>
          <table:table-cell table:formula="of:=INDIRECT(ADDRESS(11;16+MOD([.A76]/([.$N$8]*[.$N$9]*[.$N$10]);[.$N$11])))" office:value-type="float" office:value="2" calcext:value-type="float">
            <text:p>2</text:p>
          </table:table-cell>
          <table:table-cell table:formula="of:=[.$R$3]*[.B76]*[.C76]/[.E76]" office:value-type="float" office:value="921600" calcext:value-type="float">
            <text:p>921600</text:p>
          </table:table-cell>
          <table:table-cell table:formula="of:=[.F76]*2/[.D76]" office:value-type="float" office:value="230400" calcext:value-type="float">
            <text:p>230400</text:p>
          </table:table-cell>
          <table:table-cell table:style-name="ce59" table:formula="of:=IF(AND(AND([.$Q$13]&lt;[.F76];[.F76]&lt;[.$Q$14]);[.G76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INDIRECT(ADDRESS(8;16+MOD([.A77];[.$N$8])))" office:value-type="float" office:value="5" calcext:value-type="float">
            <text:p>5</text:p>
          </table:table-cell>
          <table:table-cell table:formula="of:=INDIRECT(ADDRESS(9;16+MOD([.A77]/[.$N$8];[.$N$9])))" office:value-type="float" office:value="4" calcext:value-type="float">
            <text:p>4</text:p>
          </table:table-cell>
          <table:table-cell table:formula="of:=INDIRECT(ADDRESS(10;16+MOD([.A77]/([.$N$8]*[.$N$9]);[.$N$10])))" office:value-type="float" office:value="8" calcext:value-type="float">
            <text:p>8</text:p>
          </table:table-cell>
          <table:table-cell table:formula="of:=INDIRECT(ADDRESS(11;16+MOD([.A77]/([.$N$8]*[.$N$9]*[.$N$10]);[.$N$11])))" office:value-type="float" office:value="2" calcext:value-type="float">
            <text:p>2</text:p>
          </table:table-cell>
          <table:table-cell table:formula="of:=[.$R$3]*[.B77]*[.C77]/[.E77]" office:value-type="float" office:value="3686400" calcext:value-type="float">
            <text:p>3686400</text:p>
          </table:table-cell>
          <table:table-cell table:formula="of:=[.F77]*2/[.D77]" office:value-type="float" office:value="921600" calcext:value-type="float">
            <text:p>921600</text:p>
          </table:table-cell>
          <table:table-cell table:style-name="ce59" table:formula="of:=IF(AND(AND([.$Q$13]&lt;[.F77];[.F77]&lt;[.$Q$14]);[.G77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INDIRECT(ADDRESS(8;16+MOD([.A78];[.$N$8])))" office:value-type="float" office:value="4" calcext:value-type="float">
            <text:p>4</text:p>
          </table:table-cell>
          <table:table-cell table:formula="of:=INDIRECT(ADDRESS(9;16+MOD([.A78]/[.$N$8];[.$N$9])))" office:value-type="float" office:value="4" calcext:value-type="float">
            <text:p>4</text:p>
          </table:table-cell>
          <table:table-cell table:formula="of:=INDIRECT(ADDRESS(10;16+MOD([.A78]/([.$N$8]*[.$N$9]);[.$N$10])))" office:value-type="float" office:value="8" calcext:value-type="float">
            <text:p>8</text:p>
          </table:table-cell>
          <table:table-cell table:formula="of:=INDIRECT(ADDRESS(11;16+MOD([.A78]/([.$N$8]*[.$N$9]*[.$N$10]);[.$N$11])))" office:value-type="float" office:value="2" calcext:value-type="float">
            <text:p>2</text:p>
          </table:table-cell>
          <table:table-cell table:formula="of:=[.$R$3]*[.B78]*[.C78]/[.E78]" office:value-type="float" office:value="2949120" calcext:value-type="float">
            <text:p>2949120</text:p>
          </table:table-cell>
          <table:table-cell table:formula="of:=[.F78]*2/[.D78]" office:value-type="float" office:value="737280" calcext:value-type="float">
            <text:p>737280</text:p>
          </table:table-cell>
          <table:table-cell table:style-name="ce59" table:formula="of:=IF(AND(AND([.$Q$13]&lt;[.F78];[.F78]&lt;[.$Q$14]);[.G78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INDIRECT(ADDRESS(8;16+MOD([.A79];[.$N$8])))" office:value-type="float" office:value="3" calcext:value-type="float">
            <text:p>3</text:p>
          </table:table-cell>
          <table:table-cell table:formula="of:=INDIRECT(ADDRESS(9;16+MOD([.A79]/[.$N$8];[.$N$9])))" office:value-type="float" office:value="4" calcext:value-type="float">
            <text:p>4</text:p>
          </table:table-cell>
          <table:table-cell table:formula="of:=INDIRECT(ADDRESS(10;16+MOD([.A79]/([.$N$8]*[.$N$9]);[.$N$10])))" office:value-type="float" office:value="8" calcext:value-type="float">
            <text:p>8</text:p>
          </table:table-cell>
          <table:table-cell table:formula="of:=INDIRECT(ADDRESS(11;16+MOD([.A79]/([.$N$8]*[.$N$9]*[.$N$10]);[.$N$11])))" office:value-type="float" office:value="2" calcext:value-type="float">
            <text:p>2</text:p>
          </table:table-cell>
          <table:table-cell table:formula="of:=[.$R$3]*[.B79]*[.C79]/[.E79]" office:value-type="float" office:value="2211840" calcext:value-type="float">
            <text:p>2211840</text:p>
          </table:table-cell>
          <table:table-cell table:formula="of:=[.F79]*2/[.D79]" office:value-type="float" office:value="552960" calcext:value-type="float">
            <text:p>552960</text:p>
          </table:table-cell>
          <table:table-cell table:style-name="ce59" table:formula="of:=IF(AND(AND([.$Q$13]&lt;[.F79];[.F79]&lt;[.$Q$14]);[.G79]&lt;[.$Q$16]))" office:value-type="boolean" office:boolean-value="true" calcext:value-type="boolean">
            <text:p>TRU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INDIRECT(ADDRESS(8;16+MOD([.A80];[.$N$8])))" office:value-type="float" office:value="2" calcext:value-type="float">
            <text:p>2</text:p>
          </table:table-cell>
          <table:table-cell table:formula="of:=INDIRECT(ADDRESS(9;16+MOD([.A80]/[.$N$8];[.$N$9])))" office:value-type="float" office:value="4" calcext:value-type="float">
            <text:p>4</text:p>
          </table:table-cell>
          <table:table-cell table:formula="of:=INDIRECT(ADDRESS(10;16+MOD([.A80]/([.$N$8]*[.$N$9]);[.$N$10])))" office:value-type="float" office:value="8" calcext:value-type="float">
            <text:p>8</text:p>
          </table:table-cell>
          <table:table-cell table:formula="of:=INDIRECT(ADDRESS(11;16+MOD([.A80]/([.$N$8]*[.$N$9]*[.$N$10]);[.$N$11])))" office:value-type="float" office:value="2" calcext:value-type="float">
            <text:p>2</text:p>
          </table:table-cell>
          <table:table-cell table:formula="of:=[.$R$3]*[.B80]*[.C80]/[.E80]" office:value-type="float" office:value="1474560" calcext:value-type="float">
            <text:p>1474560</text:p>
          </table:table-cell>
          <table:table-cell table:formula="of:=[.F80]*2/[.D80]" office:value-type="float" office:value="368640" calcext:value-type="float">
            <text:p>368640</text:p>
          </table:table-cell>
          <table:table-cell table:style-name="ce59" table:formula="of:=IF(AND(AND([.$Q$13]&lt;[.F80];[.F80]&lt;[.$Q$14]);[.G80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INDIRECT(ADDRESS(8;16+MOD([.A81];[.$N$8])))" office:value-type="float" office:value="1" calcext:value-type="float">
            <text:p>1</text:p>
          </table:table-cell>
          <table:table-cell table:formula="of:=INDIRECT(ADDRESS(9;16+MOD([.A81]/[.$N$8];[.$N$9])))" office:value-type="float" office:value="4" calcext:value-type="float">
            <text:p>4</text:p>
          </table:table-cell>
          <table:table-cell table:formula="of:=INDIRECT(ADDRESS(10;16+MOD([.A81]/([.$N$8]*[.$N$9]);[.$N$10])))" office:value-type="float" office:value="8" calcext:value-type="float">
            <text:p>8</text:p>
          </table:table-cell>
          <table:table-cell table:formula="of:=INDIRECT(ADDRESS(11;16+MOD([.A81]/([.$N$8]*[.$N$9]*[.$N$10]);[.$N$11])))" office:value-type="float" office:value="2" calcext:value-type="float">
            <text:p>2</text:p>
          </table:table-cell>
          <table:table-cell table:formula="of:=[.$R$3]*[.B81]*[.C81]/[.E81]" office:value-type="float" office:value="737280" calcext:value-type="float">
            <text:p>737280</text:p>
          </table:table-cell>
          <table:table-cell table:formula="of:=[.F81]*2/[.D81]" office:value-type="float" office:value="184320" calcext:value-type="float">
            <text:p>184320</text:p>
          </table:table-cell>
          <table:table-cell table:style-name="ce59" table:formula="of:=IF(AND(AND([.$Q$13]&lt;[.F81];[.F81]&lt;[.$Q$14]);[.G81]&lt;[.$Q$16]))" office:value-type="boolean" office:boolean-value="false" calcext:value-type="boolean">
            <text:p>FALSE</text:p>
          </table:table-cell>
          <table:table-cell table:style-name="ce60"/>
          <table:table-cell table:style-name="ce61"/>
          <table:table-cell table:number-columns-repeated="1014"/>
        </table:table-row>
        <table:table-row table:style-name="ro1" table:number-rows-repeated="80">
          <table:table-cell table:number-columns-repeated="8"/>
          <table:table-cell table:style-name="ce60"/>
          <table:table-cell table:style-name="ce61"/>
          <table:table-cell table:number-columns-repeated="1014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PLL_mode20.I2:CPLL_mode20.I161">
            <calcext:condition calcext:apply-style-name="Good" calcext:value="=1" calcext:base-cell-address="CPLL_mode20.I2"/>
          </calcext:conditional-format>
          <calcext:conditional-format calcext:target-range-address="CPLL_mode20.J2:CPLL_mode20.J161">
            <calcext:condition calcext:apply-style-name="Good" calcext:value="=1" calcext:base-cell-address="CPLL_mode20.J2"/>
          </calcext:conditional-format>
          <calcext:conditional-format calcext:target-range-address="CPLL_mode20.H3:CPLL_mode20.H81">
            <calcext:condition calcext:apply-style-name="Good" calcext:value="=1" calcext:base-cell-address="CPLL_mode20.H3"/>
          </calcext:conditional-format>
          <calcext:conditional-format calcext:target-range-address="CPLL_mode20.H2:CPLL_mode20.H81">
            <calcext:condition calcext:apply-style-name="Good" calcext:value="=1" calcext:base-cell-address="CPLL_mode20.H2"/>
          </calcext:conditional-format>
        </calcext:conditional-formats>
      </table:table>
      <table:table table:name="QPLL_mode20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ce30"/>
        <table:table-column table:style-name="co6" table:default-cell-style-name="ce31"/>
        <table:table-column table:style-name="co7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4">
          <table:table-cell table:style-name="ce69"/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D</text:p>
          </table:table-cell>
          <table:table-cell table:style-name="ce69" office:value-type="string" calcext:value-type="string">
            <text:p>N</text:p>
          </table:table-cell>
          <table:table-cell table:style-name="ce70" office:value-type="string" calcext:value-type="string">
            <text:p>FPLLClkin</text:p>
            <text:p>Refclk_khz</text:p>
          </table:table-cell>
          <table:table-cell table:style-name="ce71" office:value-type="string" calcext:value-type="string">
            <text:p>Vco_freq</text:p>
          </table:table-cell>
          <table:table-cell table:style-name="ce72" office:value-type="string" calcext:value-type="string">
            <text:p>lane_rate_khz</text:p>
          </table:table-cell>
          <table:table-cell table:style-name="ce73" office:value-type="string" calcext:value-type="string">
            <text:p>low range</text:p>
          </table:table-cell>
          <table:table-cell table:style-name="ce73" office:value-type="string" calcext:value-type="string">
            <text:p>high range</text:p>
          </table:table-cell>
          <table:table-cell table:style-name="ce72" office:value-type="string" calcext:value-type="string">
            <text:p>lane_rate_Ghz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DIRECT(ADDRESS(4;15+MOD([.A2];[.$N$4])))" office:value-type="float" office:value="1" calcext:value-type="float">
            <text:p>1</text:p>
          </table:table-cell>
          <table:table-cell table:formula="of:=INDIRECT(ADDRESS(5;15+MOD([.A2]/[.$N$4];[.$N$5])))" office:value-type="float" office:value="1" calcext:value-type="float">
            <text:p>1</text:p>
          </table:table-cell>
          <table:table-cell table:formula="of:=INDIRECT(ADDRESS(6;15+MOD([.A2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]*[.D2]/([.B2])" office:value-type="float" office:value="5898240" calcext:value-type="float">
            <text:p>5898240</text:p>
          </table:table-cell>
          <table:table-cell table:formula="of:=[.F2]/[.C2]" office:value-type="float" office:value="5898240" calcext:value-type="float">
            <text:p>5898240</text:p>
          </table:table-cell>
          <table:table-cell table:formula="of:=IF(AND(AND([.F2]&gt;[.$N$9];[.F2]&lt;[.$N$10]);[.G2]&lt;[.$N$14]))" office:value-type="boolean" office:boolean-value="false" calcext:value-type="boolean">
            <text:p>FALSE</text:p>
          </table:table-cell>
          <table:table-cell table:formula="of:=IF( AND(AND([.F2]&gt;[.$N$11]; [.F2]&lt;[.$N$12]);[.G2]&lt;[.$N$14]))" office:value-type="boolean" office:boolean-value="false" calcext:value-type="boolean">
            <text:p>FALSE</text:p>
          </table:table-cell>
          <table:table-cell table:formula="of:=[.G2]/1000000" office:value-type="float" office:value="5.89824" calcext:value-type="float">
            <text:p>5.89824</text:p>
          </table:table-cell>
          <table:table-cell/>
          <table:table-cell office:value-type="string" calcext:value-type="string">
            <text:p>HMC7044</text:p>
          </table:table-cell>
          <table:table-cell table:style-name="ce1" office:value-type="string" calcext:value-type="string">
            <text:p>pll2_freq</text:p>
          </table:table-cell>
          <table:table-cell table:style-name="ce2" office:value-type="float" office:value="2949120" calcext:value-type="float">
            <text:p>294912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Divider =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INDIRECT(ADDRESS(4;15+MOD([.A3];[.$N$4])))" office:value-type="float" office:value="2" calcext:value-type="float">
            <text:p>2</text:p>
          </table:table-cell>
          <table:table-cell table:formula="of:=INDIRECT(ADDRESS(5;15+MOD([.A3]/[.$N$4];[.$N$5])))" office:value-type="float" office:value="1" calcext:value-type="float">
            <text:p>1</text:p>
          </table:table-cell>
          <table:table-cell table:formula="of:=INDIRECT(ADDRESS(6;15+MOD([.A3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]*[.D3]/([.B3])" office:value-type="float" office:value="2949120" calcext:value-type="float">
            <text:p>2949120</text:p>
          </table:table-cell>
          <table:table-cell table:formula="of:=[.F3]/[.C3]" office:value-type="float" office:value="2949120" calcext:value-type="float">
            <text:p>2949120</text:p>
          </table:table-cell>
          <table:table-cell table:formula="of:=IF(AND(AND([.F3]&gt;[.$N$9];[.F3]&lt;[.$N$10]);[.G3]&lt;[.$N$14]))" office:value-type="boolean" office:boolean-value="false" calcext:value-type="boolean">
            <text:p>FALSE</text:p>
          </table:table-cell>
          <table:table-cell table:formula="of:=IF( AND(AND([.F3]&gt;[.$N$11]; [.F3]&lt;[.$N$12]);[.G3]&lt;[.$N$14]))" office:value-type="boolean" office:boolean-value="false" calcext:value-type="boolean">
            <text:p>FALSE</text:p>
          </table:table-cell>
          <table:table-cell table:formula="of:=[.G3]/1000000" office:value-type="float" office:value="2.94912" calcext:value-type="float">
            <text:p>2.94912</text:p>
          </table:table-cell>
          <table:table-cell table:number-columns-repeated="2"/>
          <table:table-cell table:style-name="ce77" office:value-type="string" calcext:value-type="string">
            <text:p>refclk_khz = </text:p>
          </table:table-cell>
          <table:table-cell table:number-columns-repeated="2" table:style-name="ce38" office:value-type="float" office:value="368640" calcext:value-type="float">
            <text:p>368640</text:p>
          </table:table-cell>
          <table:table-cell table:number-columns-repeated="7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INDIRECT(ADDRESS(4;15+MOD([.A4];[.$N$4])))" office:value-type="float" office:value="3" calcext:value-type="float">
            <text:p>3</text:p>
          </table:table-cell>
          <table:table-cell table:formula="of:=INDIRECT(ADDRESS(5;15+MOD([.A4]/[.$N$4];[.$N$5])))" office:value-type="float" office:value="1" calcext:value-type="float">
            <text:p>1</text:p>
          </table:table-cell>
          <table:table-cell table:formula="of:=INDIRECT(ADDRESS(6;15+MOD([.A4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]*[.D4]/([.B4])" office:value-type="float" office:value="1966080" calcext:value-type="float">
            <text:p>1966080</text:p>
          </table:table-cell>
          <table:table-cell table:formula="of:=[.F4]/[.C4]" office:value-type="float" office:value="1966080" calcext:value-type="float">
            <text:p>1966080</text:p>
          </table:table-cell>
          <table:table-cell table:formula="of:=IF(AND(AND([.F4]&gt;[.$N$9];[.F4]&lt;[.$N$10]);[.G4]&lt;[.$N$14]))" office:value-type="boolean" office:boolean-value="false" calcext:value-type="boolean">
            <text:p>FALSE</text:p>
          </table:table-cell>
          <table:table-cell table:formula="of:=IF( AND(AND([.F4]&gt;[.$N$11]; [.F4]&lt;[.$N$12]);[.G4]&lt;[.$N$14]))" office:value-type="boolean" office:boolean-value="false" calcext:value-type="boolean">
            <text:p>FALSE</text:p>
          </table:table-cell>
          <table:table-cell table:formula="of:=[.G4]/1000000" office:value-type="float" office:value="1.96608" calcext:value-type="float">
            <text:p>1.96608</text:p>
          </table:table-cell>
          <table:table-cell table:number-columns-repeated="2"/>
          <table:table-cell table:style-name="ce78" office:value-type="string" calcext:value-type="string">
            <text:p>m[4]</text:p>
          </table:table-cell>
          <table:table-cell table:style-name="ce7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INDIRECT(ADDRESS(4;15+MOD([.A5];[.$N$4])))" office:value-type="float" office:value="4" calcext:value-type="float">
            <text:p>4</text:p>
          </table:table-cell>
          <table:table-cell table:formula="of:=INDIRECT(ADDRESS(5;15+MOD([.A5]/[.$N$4];[.$N$5])))" office:value-type="float" office:value="1" calcext:value-type="float">
            <text:p>1</text:p>
          </table:table-cell>
          <table:table-cell table:formula="of:=INDIRECT(ADDRESS(6;15+MOD([.A5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]*[.D5]/([.B5])" office:value-type="float" office:value="1474560" calcext:value-type="float">
            <text:p>1474560</text:p>
          </table:table-cell>
          <table:table-cell table:formula="of:=[.F5]/[.C5]" office:value-type="float" office:value="1474560" calcext:value-type="float">
            <text:p>1474560</text:p>
          </table:table-cell>
          <table:table-cell table:formula="of:=IF(AND(AND([.F5]&gt;[.$N$9];[.F5]&lt;[.$N$10]);[.G5]&lt;[.$N$14]))" office:value-type="boolean" office:boolean-value="false" calcext:value-type="boolean">
            <text:p>FALSE</text:p>
          </table:table-cell>
          <table:table-cell table:formula="of:=IF( AND(AND([.F5]&gt;[.$N$11]; [.F5]&lt;[.$N$12]);[.G5]&lt;[.$N$14]))" office:value-type="boolean" office:boolean-value="false" calcext:value-type="boolean">
            <text:p>FALSE</text:p>
          </table:table-cell>
          <table:table-cell table:formula="of:=[.G5]/1000000" office:value-type="float" office:value="1.47456" calcext:value-type="float">
            <text:p>1.47456</text:p>
          </table:table-cell>
          <table:table-cell table:number-columns-repeated="2"/>
          <table:table-cell table:style-name="ce78" office:value-type="string" calcext:value-type="string">
            <text:p>d[5]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INDIRECT(ADDRESS(4;15+MOD([.A6];[.$N$4])))" office:value-type="float" office:value="1" calcext:value-type="float">
            <text:p>1</text:p>
          </table:table-cell>
          <table:table-cell table:formula="of:=INDIRECT(ADDRESS(5;15+MOD([.A6]/[.$N$4];[.$N$5])))" office:value-type="float" office:value="2" calcext:value-type="float">
            <text:p>2</text:p>
          </table:table-cell>
          <table:table-cell table:formula="of:=INDIRECT(ADDRESS(6;15+MOD([.A6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]*[.D6]/([.B6])" office:value-type="float" office:value="5898240" calcext:value-type="float">
            <text:p>5898240</text:p>
          </table:table-cell>
          <table:table-cell table:formula="of:=[.F6]/[.C6]" office:value-type="float" office:value="2949120" calcext:value-type="float">
            <text:p>2949120</text:p>
          </table:table-cell>
          <table:table-cell table:formula="of:=IF(AND(AND([.F6]&gt;[.$N$9];[.F6]&lt;[.$N$10]);[.G6]&lt;[.$N$14]))" office:value-type="boolean" office:boolean-value="false" calcext:value-type="boolean">
            <text:p>FALSE</text:p>
          </table:table-cell>
          <table:table-cell table:formula="of:=IF( AND(AND([.F6]&gt;[.$N$11]; [.F6]&lt;[.$N$12]);[.G6]&lt;[.$N$14]))" office:value-type="boolean" office:boolean-value="false" calcext:value-type="boolean">
            <text:p>FALSE</text:p>
          </table:table-cell>
          <table:table-cell table:formula="of:=[.G6]/1000000" office:value-type="float" office:value="2.94912" calcext:value-type="float">
            <text:p>2.94912</text:p>
          </table:table-cell>
          <table:table-cell table:number-columns-repeated="2"/>
          <table:table-cell table:style-name="ce78" office:value-type="string" calcext:value-type="string">
            <text:p>N_gtx2[8]</text:p>
          </table:table-cell>
          <table:table-cell table:style-name="ce7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INDIRECT(ADDRESS(4;15+MOD([.A7];[.$N$4])))" office:value-type="float" office:value="2" calcext:value-type="float">
            <text:p>2</text:p>
          </table:table-cell>
          <table:table-cell table:formula="of:=INDIRECT(ADDRESS(5;15+MOD([.A7]/[.$N$4];[.$N$5])))" office:value-type="float" office:value="2" calcext:value-type="float">
            <text:p>2</text:p>
          </table:table-cell>
          <table:table-cell table:formula="of:=INDIRECT(ADDRESS(6;15+MOD([.A7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]*[.D7]/([.B7])" office:value-type="float" office:value="2949120" calcext:value-type="float">
            <text:p>2949120</text:p>
          </table:table-cell>
          <table:table-cell table:formula="of:=[.F7]/[.C7]" office:value-type="float" office:value="1474560" calcext:value-type="float">
            <text:p>1474560</text:p>
          </table:table-cell>
          <table:table-cell table:formula="of:=IF(AND(AND([.F7]&gt;[.$N$9];[.F7]&lt;[.$N$10]);[.G7]&lt;[.$N$14]))" office:value-type="boolean" office:boolean-value="false" calcext:value-type="boolean">
            <text:p>FALSE</text:p>
          </table:table-cell>
          <table:table-cell table:formula="of:=IF( AND(AND([.F7]&gt;[.$N$11]; [.F7]&lt;[.$N$12]);[.G7]&lt;[.$N$14]))" office:value-type="boolean" office:boolean-value="false" calcext:value-type="boolean">
            <text:p>FALSE</text:p>
          </table:table-cell>
          <table:table-cell table:formula="of:=[.G7]/1000000" office:value-type="float" office:value="1.47456" calcext:value-type="float">
            <text:p>1.47456</text:p>
          </table:table-cell>
          <table:table-cell table:number-columns-repeated="2"/>
          <table:table-cell office:value-type="string" calcext:value-type="string">
            <text:p>values form <text:a xlink:href="https://www.xilinx.com/support/documentation/user_guides/ug476_7Series_Transceivers.pdf" xlink:type="simple">https://www.xilinx.com/support/documentation/user_guides/ug476_7Series_Transceivers.pdf</text:a></text:p>
          </table:table-cell>
          <table:table-cell table:number-columns-repeated="9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INDIRECT(ADDRESS(4;15+MOD([.A8];[.$N$4])))" office:value-type="float" office:value="3" calcext:value-type="float">
            <text:p>3</text:p>
          </table:table-cell>
          <table:table-cell table:formula="of:=INDIRECT(ADDRESS(5;15+MOD([.A8]/[.$N$4];[.$N$5])))" office:value-type="float" office:value="2" calcext:value-type="float">
            <text:p>2</text:p>
          </table:table-cell>
          <table:table-cell table:formula="of:=INDIRECT(ADDRESS(6;15+MOD([.A8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]*[.D8]/([.B8])" office:value-type="float" office:value="1966080" calcext:value-type="float">
            <text:p>1966080</text:p>
          </table:table-cell>
          <table:table-cell table:formula="of:=[.F8]/[.C8]" office:value-type="float" office:value="983040" calcext:value-type="float">
            <text:p>983040</text:p>
          </table:table-cell>
          <table:table-cell table:formula="of:=IF(AND(AND([.F8]&gt;[.$N$9];[.F8]&lt;[.$N$10]);[.G8]&lt;[.$N$14]))" office:value-type="boolean" office:boolean-value="false" calcext:value-type="boolean">
            <text:p>FALSE</text:p>
          </table:table-cell>
          <table:table-cell table:formula="of:=IF( AND(AND([.F8]&gt;[.$N$11]; [.F8]&lt;[.$N$12]);[.G8]&lt;[.$N$14]))" office:value-type="boolean" office:boolean-value="false" calcext:value-type="boolean">
            <text:p>FALSE</text:p>
          </table:table-cell>
          <table:table-cell table:formula="of:=[.G8]/1000000" office:value-type="float" office:value="0.98304" calcext:value-type="float">
            <text:p>0.98304</text:p>
          </table:table-cell>
          <table:table-cell table:number-columns-repeated="1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INDIRECT(ADDRESS(4;15+MOD([.A9];[.$N$4])))" office:value-type="float" office:value="4" calcext:value-type="float">
            <text:p>4</text:p>
          </table:table-cell>
          <table:table-cell table:formula="of:=INDIRECT(ADDRESS(5;15+MOD([.A9]/[.$N$4];[.$N$5])))" office:value-type="float" office:value="2" calcext:value-type="float">
            <text:p>2</text:p>
          </table:table-cell>
          <table:table-cell table:formula="of:=INDIRECT(ADDRESS(6;15+MOD([.A9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]*[.D9]/([.B9])" office:value-type="float" office:value="1474560" calcext:value-type="float">
            <text:p>1474560</text:p>
          </table:table-cell>
          <table:table-cell table:formula="of:=[.F9]/[.C9]" office:value-type="float" office:value="737280" calcext:value-type="float">
            <text:p>737280</text:p>
          </table:table-cell>
          <table:table-cell table:formula="of:=IF(AND(AND([.F9]&gt;[.$N$9];[.F9]&lt;[.$N$10]);[.G9]&lt;[.$N$14]))" office:value-type="boolean" office:boolean-value="false" calcext:value-type="boolean">
            <text:p>FALSE</text:p>
          </table:table-cell>
          <table:table-cell table:formula="of:=IF( AND(AND([.F9]&gt;[.$N$11]; [.F9]&lt;[.$N$12]);[.G9]&lt;[.$N$14]))" office:value-type="boolean" office:boolean-value="false" calcext:value-type="boolean">
            <text:p>FALSE</text:p>
          </table:table-cell>
          <table:table-cell table:formula="of:=[.G9]/1000000" office:value-type="float" office:value="0.73728" calcext:value-type="float">
            <text:p>0.73728</text:p>
          </table:table-cell>
          <table:table-cell table:number-columns-repeated="2"/>
          <table:table-cell table:style-name="ce2" office:value-type="string" calcext:value-type="string">
            <text:p>vco0_min = </text:p>
          </table:table-cell>
          <table:table-cell table:style-name="ce81" office:value-type="float" office:value="5930000" calcext:value-type="float">
            <text:p>5930000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INDIRECT(ADDRESS(4;15+MOD([.A10];[.$N$4])))" office:value-type="float" office:value="1" calcext:value-type="float">
            <text:p>1</text:p>
          </table:table-cell>
          <table:table-cell table:formula="of:=INDIRECT(ADDRESS(5;15+MOD([.A10]/[.$N$4];[.$N$5])))" office:value-type="float" office:value="4" calcext:value-type="float">
            <text:p>4</text:p>
          </table:table-cell>
          <table:table-cell table:formula="of:=INDIRECT(ADDRESS(6;15+MOD([.A10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]*[.D10]/([.B10])" office:value-type="float" office:value="5898240" calcext:value-type="float">
            <text:p>5898240</text:p>
          </table:table-cell>
          <table:table-cell table:formula="of:=[.F10]/[.C10]" office:value-type="float" office:value="1474560" calcext:value-type="float">
            <text:p>1474560</text:p>
          </table:table-cell>
          <table:table-cell table:formula="of:=IF(AND(AND([.F10]&gt;[.$N$9];[.F10]&lt;[.$N$10]);[.G10]&lt;[.$N$14]))" office:value-type="boolean" office:boolean-value="false" calcext:value-type="boolean">
            <text:p>FALSE</text:p>
          </table:table-cell>
          <table:table-cell table:formula="of:=IF( AND(AND([.F10]&gt;[.$N$11]; [.F10]&lt;[.$N$12]);[.G10]&lt;[.$N$14]))" office:value-type="boolean" office:boolean-value="false" calcext:value-type="boolean">
            <text:p>FALSE</text:p>
          </table:table-cell>
          <table:table-cell table:formula="of:=[.G10]/1000000" office:value-type="float" office:value="1.47456" calcext:value-type="float">
            <text:p>1.47456</text:p>
          </table:table-cell>
          <table:table-cell table:number-columns-repeated="2"/>
          <table:table-cell table:style-name="ce2" office:value-type="string" calcext:value-type="string">
            <text:p>vco0_max = </text:p>
          </table:table-cell>
          <table:table-cell table:style-name="ce81" office:value-type="float" office:value="8000000" calcext:value-type="float">
            <text:p>8000000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INDIRECT(ADDRESS(4;15+MOD([.A11];[.$N$4])))" office:value-type="float" office:value="2" calcext:value-type="float">
            <text:p>2</text:p>
          </table:table-cell>
          <table:table-cell table:formula="of:=INDIRECT(ADDRESS(5;15+MOD([.A11]/[.$N$4];[.$N$5])))" office:value-type="float" office:value="4" calcext:value-type="float">
            <text:p>4</text:p>
          </table:table-cell>
          <table:table-cell table:formula="of:=INDIRECT(ADDRESS(6;15+MOD([.A11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]*[.D11]/([.B11])" office:value-type="float" office:value="2949120" calcext:value-type="float">
            <text:p>2949120</text:p>
          </table:table-cell>
          <table:table-cell table:formula="of:=[.F11]/[.C11]" office:value-type="float" office:value="737280" calcext:value-type="float">
            <text:p>737280</text:p>
          </table:table-cell>
          <table:table-cell table:formula="of:=IF(AND(AND([.F11]&gt;[.$N$9];[.F11]&lt;[.$N$10]);[.G11]&lt;[.$N$14]))" office:value-type="boolean" office:boolean-value="false" calcext:value-type="boolean">
            <text:p>FALSE</text:p>
          </table:table-cell>
          <table:table-cell table:formula="of:=IF( AND(AND([.F11]&gt;[.$N$11]; [.F11]&lt;[.$N$12]);[.G11]&lt;[.$N$14]))" office:value-type="boolean" office:boolean-value="false" calcext:value-type="boolean">
            <text:p>FALSE</text:p>
          </table:table-cell>
          <table:table-cell table:formula="of:=[.G11]/1000000" office:value-type="float" office:value="0.73728" calcext:value-type="float">
            <text:p>0.73728</text:p>
          </table:table-cell>
          <table:table-cell table:number-columns-repeated="2"/>
          <table:table-cell table:style-name="ce2" office:value-type="string" calcext:value-type="string">
            <text:p>vco1_min = </text:p>
          </table:table-cell>
          <table:table-cell table:style-name="ce81" office:value-type="float" office:value="9800000" calcext:value-type="float">
            <text:p>9800000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INDIRECT(ADDRESS(4;15+MOD([.A12];[.$N$4])))" office:value-type="float" office:value="3" calcext:value-type="float">
            <text:p>3</text:p>
          </table:table-cell>
          <table:table-cell table:formula="of:=INDIRECT(ADDRESS(5;15+MOD([.A12]/[.$N$4];[.$N$5])))" office:value-type="float" office:value="4" calcext:value-type="float">
            <text:p>4</text:p>
          </table:table-cell>
          <table:table-cell table:formula="of:=INDIRECT(ADDRESS(6;15+MOD([.A12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]*[.D12]/([.B12])" office:value-type="float" office:value="1966080" calcext:value-type="float">
            <text:p>1966080</text:p>
          </table:table-cell>
          <table:table-cell table:formula="of:=[.F12]/[.C12]" office:value-type="float" office:value="491520" calcext:value-type="float">
            <text:p>491520</text:p>
          </table:table-cell>
          <table:table-cell table:formula="of:=IF(AND(AND([.F12]&gt;[.$N$9];[.F12]&lt;[.$N$10]);[.G12]&lt;[.$N$14]))" office:value-type="boolean" office:boolean-value="false" calcext:value-type="boolean">
            <text:p>FALSE</text:p>
          </table:table-cell>
          <table:table-cell table:formula="of:=IF( AND(AND([.F12]&gt;[.$N$11]; [.F12]&lt;[.$N$12]);[.G12]&lt;[.$N$14]))" office:value-type="boolean" office:boolean-value="false" calcext:value-type="boolean">
            <text:p>FALSE</text:p>
          </table:table-cell>
          <table:table-cell table:formula="of:=[.G12]/1000000" office:value-type="float" office:value="0.49152" calcext:value-type="float">
            <text:p>0.49152</text:p>
          </table:table-cell>
          <table:table-cell table:number-columns-repeated="2"/>
          <table:table-cell table:style-name="ce2" office:value-type="string" calcext:value-type="string">
            <text:p>vco1_max = </text:p>
          </table:table-cell>
          <table:table-cell table:style-name="ce81" office:value-type="float" office:value="12500000" calcext:value-type="float">
            <text:p>12500000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INDIRECT(ADDRESS(4;15+MOD([.A13];[.$N$4])))" office:value-type="float" office:value="4" calcext:value-type="float">
            <text:p>4</text:p>
          </table:table-cell>
          <table:table-cell table:formula="of:=INDIRECT(ADDRESS(5;15+MOD([.A13]/[.$N$4];[.$N$5])))" office:value-type="float" office:value="4" calcext:value-type="float">
            <text:p>4</text:p>
          </table:table-cell>
          <table:table-cell table:formula="of:=INDIRECT(ADDRESS(6;15+MOD([.A13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]*[.D13]/([.B13])" office:value-type="float" office:value="1474560" calcext:value-type="float">
            <text:p>1474560</text:p>
          </table:table-cell>
          <table:table-cell table:formula="of:=[.F13]/[.C13]" office:value-type="float" office:value="368640" calcext:value-type="float">
            <text:p>368640</text:p>
          </table:table-cell>
          <table:table-cell table:formula="of:=IF(AND(AND([.F13]&gt;[.$N$9];[.F13]&lt;[.$N$10]);[.G13]&lt;[.$N$14]))" office:value-type="boolean" office:boolean-value="false" calcext:value-type="boolean">
            <text:p>FALSE</text:p>
          </table:table-cell>
          <table:table-cell table:formula="of:=IF( AND(AND([.F13]&gt;[.$N$11]; [.F13]&lt;[.$N$12]);[.G13]&lt;[.$N$14]))" office:value-type="boolean" office:boolean-value="false" calcext:value-type="boolean">
            <text:p>FALSE</text:p>
          </table:table-cell>
          <table:table-cell table:formula="of:=[.G13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INDIRECT(ADDRESS(4;15+MOD([.A14];[.$N$4])))" office:value-type="float" office:value="1" calcext:value-type="float">
            <text:p>1</text:p>
          </table:table-cell>
          <table:table-cell table:formula="of:=INDIRECT(ADDRESS(5;15+MOD([.A14]/[.$N$4];[.$N$5])))" office:value-type="float" office:value="8" calcext:value-type="float">
            <text:p>8</text:p>
          </table:table-cell>
          <table:table-cell table:formula="of:=INDIRECT(ADDRESS(6;15+MOD([.A14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]*[.D14]/([.B14])" office:value-type="float" office:value="5898240" calcext:value-type="float">
            <text:p>5898240</text:p>
          </table:table-cell>
          <table:table-cell table:formula="of:=[.F14]/[.C14]" office:value-type="float" office:value="737280" calcext:value-type="float">
            <text:p>737280</text:p>
          </table:table-cell>
          <table:table-cell table:formula="of:=IF(AND(AND([.F14]&gt;[.$N$9];[.F14]&lt;[.$N$10]);[.G14]&lt;[.$N$14]))" office:value-type="boolean" office:boolean-value="false" calcext:value-type="boolean">
            <text:p>FALSE</text:p>
          </table:table-cell>
          <table:table-cell table:formula="of:=IF( AND(AND([.F14]&gt;[.$N$11]; [.F14]&lt;[.$N$12]);[.G14]&lt;[.$N$14]))" office:value-type="boolean" office:boolean-value="false" calcext:value-type="boolean">
            <text:p>FALSE</text:p>
          </table:table-cell>
          <table:table-cell table:formula="of:=[.G14]/1000000" office:value-type="float" office:value="0.73728" calcext:value-type="float">
            <text:p>0.73728</text:p>
          </table:table-cell>
          <table:table-cell table:number-columns-repeated="2"/>
          <table:table-cell office:value-type="string" calcext:value-type="string">
            <text:p>GTX max lane rate</text:p>
          </table:table-cell>
          <table:table-cell office:value-type="float" office:value="11200000" calcext:value-type="float">
            <text:p>11200000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INDIRECT(ADDRESS(4;15+MOD([.A15];[.$N$4])))" office:value-type="float" office:value="2" calcext:value-type="float">
            <text:p>2</text:p>
          </table:table-cell>
          <table:table-cell table:formula="of:=INDIRECT(ADDRESS(5;15+MOD([.A15]/[.$N$4];[.$N$5])))" office:value-type="float" office:value="8" calcext:value-type="float">
            <text:p>8</text:p>
          </table:table-cell>
          <table:table-cell table:formula="of:=INDIRECT(ADDRESS(6;15+MOD([.A15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]*[.D15]/([.B15])" office:value-type="float" office:value="2949120" calcext:value-type="float">
            <text:p>2949120</text:p>
          </table:table-cell>
          <table:table-cell table:formula="of:=[.F15]/[.C15]" office:value-type="float" office:value="368640" calcext:value-type="float">
            <text:p>368640</text:p>
          </table:table-cell>
          <table:table-cell table:formula="of:=IF(AND(AND([.F15]&gt;[.$N$9];[.F15]&lt;[.$N$10]);[.G15]&lt;[.$N$14]))" office:value-type="boolean" office:boolean-value="false" calcext:value-type="boolean">
            <text:p>FALSE</text:p>
          </table:table-cell>
          <table:table-cell table:formula="of:=IF( AND(AND([.F15]&gt;[.$N$11]; [.F15]&lt;[.$N$12]);[.G15]&lt;[.$N$14]))" office:value-type="boolean" office:boolean-value="false" calcext:value-type="boolean">
            <text:p>FALSE</text:p>
          </table:table-cell>
          <table:table-cell table:formula="of:=[.G15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INDIRECT(ADDRESS(4;15+MOD([.A16];[.$N$4])))" office:value-type="float" office:value="3" calcext:value-type="float">
            <text:p>3</text:p>
          </table:table-cell>
          <table:table-cell table:formula="of:=INDIRECT(ADDRESS(5;15+MOD([.A16]/[.$N$4];[.$N$5])))" office:value-type="float" office:value="8" calcext:value-type="float">
            <text:p>8</text:p>
          </table:table-cell>
          <table:table-cell table:formula="of:=INDIRECT(ADDRESS(6;15+MOD([.A16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]*[.D16]/([.B16])" office:value-type="float" office:value="1966080" calcext:value-type="float">
            <text:p>1966080</text:p>
          </table:table-cell>
          <table:table-cell table:formula="of:=[.F16]/[.C16]" office:value-type="float" office:value="245760" calcext:value-type="float">
            <text:p>245760</text:p>
          </table:table-cell>
          <table:table-cell table:formula="of:=IF(AND(AND([.F16]&gt;[.$N$9];[.F16]&lt;[.$N$10]);[.G16]&lt;[.$N$14]))" office:value-type="boolean" office:boolean-value="false" calcext:value-type="boolean">
            <text:p>FALSE</text:p>
          </table:table-cell>
          <table:table-cell table:formula="of:=IF( AND(AND([.F16]&gt;[.$N$11]; [.F16]&lt;[.$N$12]);[.G16]&lt;[.$N$14]))" office:value-type="boolean" office:boolean-value="false" calcext:value-type="boolean">
            <text:p>FALSE</text:p>
          </table:table-cell>
          <table:table-cell table:formula="of:=[.G16]/1000000" office:value-type="float" office:value="0.24576" calcext:value-type="float">
            <text:p>0.24576</text:p>
          </table:table-cell>
          <table:table-cell table:number-columns-repeated="1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INDIRECT(ADDRESS(4;15+MOD([.A17];[.$N$4])))" office:value-type="float" office:value="4" calcext:value-type="float">
            <text:p>4</text:p>
          </table:table-cell>
          <table:table-cell table:formula="of:=INDIRECT(ADDRESS(5;15+MOD([.A17]/[.$N$4];[.$N$5])))" office:value-type="float" office:value="8" calcext:value-type="float">
            <text:p>8</text:p>
          </table:table-cell>
          <table:table-cell table:formula="of:=INDIRECT(ADDRESS(6;15+MOD([.A17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7]*[.D17]/([.B17])" office:value-type="float" office:value="1474560" calcext:value-type="float">
            <text:p>1474560</text:p>
          </table:table-cell>
          <table:table-cell table:formula="of:=[.F17]/[.C17]" office:value-type="float" office:value="184320" calcext:value-type="float">
            <text:p>184320</text:p>
          </table:table-cell>
          <table:table-cell table:formula="of:=IF(AND(AND([.F17]&gt;[.$N$9];[.F17]&lt;[.$N$10]);[.G17]&lt;[.$N$14]))" office:value-type="boolean" office:boolean-value="false" calcext:value-type="boolean">
            <text:p>FALSE</text:p>
          </table:table-cell>
          <table:table-cell table:formula="of:=IF( AND(AND([.F17]&gt;[.$N$11]; [.F17]&lt;[.$N$12]);[.G17]&lt;[.$N$14]))" office:value-type="boolean" office:boolean-value="false" calcext:value-type="boolean">
            <text:p>FALSE</text:p>
          </table:table-cell>
          <table:table-cell table:formula="of:=[.G17]/1000000" office:value-type="float" office:value="0.18432" calcext:value-type="float">
            <text:p>0.18432</text:p>
          </table:table-cell>
          <table:table-cell table:number-columns-repeated="2"/>
          <table:table-cell office:value-type="string" calcext:value-type="string">
            <text:p>Vc_freq = </text:p>
          </table:table-cell>
          <table:table-cell table:number-columns-repeated="9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INDIRECT(ADDRESS(4;15+MOD([.A18];[.$N$4])))" office:value-type="float" office:value="1" calcext:value-type="float">
            <text:p>1</text:p>
          </table:table-cell>
          <table:table-cell table:formula="of:=INDIRECT(ADDRESS(5;15+MOD([.A18]/[.$N$4];[.$N$5])))" office:value-type="float" office:value="16" calcext:value-type="float">
            <text:p>16</text:p>
          </table:table-cell>
          <table:table-cell table:formula="of:=INDIRECT(ADDRESS(6;15+MOD([.A18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8]*[.D18]/([.B18])" office:value-type="float" office:value="5898240" calcext:value-type="float">
            <text:p>5898240</text:p>
          </table:table-cell>
          <table:table-cell table:formula="of:=[.F18]/[.C18]" office:value-type="float" office:value="368640" calcext:value-type="float">
            <text:p>368640</text:p>
          </table:table-cell>
          <table:table-cell table:formula="of:=IF(AND(AND([.F18]&gt;[.$N$9];[.F18]&lt;[.$N$10]);[.G18]&lt;[.$N$14]))" office:value-type="boolean" office:boolean-value="false" calcext:value-type="boolean">
            <text:p>FALSE</text:p>
          </table:table-cell>
          <table:table-cell table:formula="of:=IF( AND(AND([.F18]&gt;[.$N$11]; [.F18]&lt;[.$N$12]);[.G18]&lt;[.$N$14]))" office:value-type="boolean" office:boolean-value="false" calcext:value-type="boolean">
            <text:p>FALSE</text:p>
          </table:table-cell>
          <table:table-cell table:formula="of:=[.G18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INDIRECT(ADDRESS(4;15+MOD([.A19];[.$N$4])))" office:value-type="float" office:value="2" calcext:value-type="float">
            <text:p>2</text:p>
          </table:table-cell>
          <table:table-cell table:formula="of:=INDIRECT(ADDRESS(5;15+MOD([.A19]/[.$N$4];[.$N$5])))" office:value-type="float" office:value="16" calcext:value-type="float">
            <text:p>16</text:p>
          </table:table-cell>
          <table:table-cell table:formula="of:=INDIRECT(ADDRESS(6;15+MOD([.A19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9]*[.D19]/([.B19])" office:value-type="float" office:value="2949120" calcext:value-type="float">
            <text:p>2949120</text:p>
          </table:table-cell>
          <table:table-cell table:formula="of:=[.F19]/[.C19]" office:value-type="float" office:value="184320" calcext:value-type="float">
            <text:p>184320</text:p>
          </table:table-cell>
          <table:table-cell table:formula="of:=IF(AND(AND([.F19]&gt;[.$N$9];[.F19]&lt;[.$N$10]);[.G19]&lt;[.$N$14]))" office:value-type="boolean" office:boolean-value="false" calcext:value-type="boolean">
            <text:p>FALSE</text:p>
          </table:table-cell>
          <table:table-cell table:formula="of:=IF( AND(AND([.F19]&gt;[.$N$11]; [.F19]&lt;[.$N$12]);[.G19]&lt;[.$N$14]))" office:value-type="boolean" office:boolean-value="false" calcext:value-type="boolean">
            <text:p>FALSE</text:p>
          </table:table-cell>
          <table:table-cell table:formula="of:=[.G19]/1000000" office:value-type="float" office:value="0.18432" calcext:value-type="float">
            <text:p>0.18432</text:p>
          </table:table-cell>
          <table:table-cell table:number-columns-repeated="12"/>
        </table:table-row>
        <table:table-row table:style-name="ro3">
          <table:table-cell table:formula="of:=[.A19]+1" office:value-type="float" office:value="18" calcext:value-type="float">
            <text:p>18</text:p>
          </table:table-cell>
          <table:table-cell table:formula="of:=INDIRECT(ADDRESS(4;15+MOD([.A20];[.$N$4])))" office:value-type="float" office:value="3" calcext:value-type="float">
            <text:p>3</text:p>
          </table:table-cell>
          <table:table-cell table:formula="of:=INDIRECT(ADDRESS(5;15+MOD([.A20]/[.$N$4];[.$N$5])))" office:value-type="float" office:value="16" calcext:value-type="float">
            <text:p>16</text:p>
          </table:table-cell>
          <table:table-cell table:formula="of:=INDIRECT(ADDRESS(6;15+MOD([.A20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0]*[.D20]/([.B20])" office:value-type="float" office:value="1966080" calcext:value-type="float">
            <text:p>1966080</text:p>
          </table:table-cell>
          <table:table-cell table:formula="of:=[.F20]/[.C20]" office:value-type="float" office:value="122880" calcext:value-type="float">
            <text:p>122880</text:p>
          </table:table-cell>
          <table:table-cell table:formula="of:=IF(AND(AND([.F20]&gt;[.$N$9];[.F20]&lt;[.$N$10]);[.G20]&lt;[.$N$14]))" office:value-type="boolean" office:boolean-value="false" calcext:value-type="boolean">
            <text:p>FALSE</text:p>
          </table:table-cell>
          <table:table-cell table:formula="of:=IF( AND(AND([.F20]&gt;[.$N$11]; [.F20]&lt;[.$N$12]);[.G20]&lt;[.$N$14]))" office:value-type="boolean" office:boolean-value="false" calcext:value-type="boolean">
            <text:p>FALSE</text:p>
          </table:table-cell>
          <table:table-cell table:formula="of:=[.G20]/1000000" office:value-type="float" office:value="0.12288" calcext:value-type="float">
            <text:p>0.12288</text:p>
          </table:table-cell>
          <table:table-cell/>
          <table:table-cell table:style-name="ce76" table:number-columns-repeated="3"/>
          <table:table-cell table:number-columns-repeated="8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INDIRECT(ADDRESS(4;15+MOD([.A21];[.$N$4])))" office:value-type="float" office:value="4" calcext:value-type="float">
            <text:p>4</text:p>
          </table:table-cell>
          <table:table-cell table:formula="of:=INDIRECT(ADDRESS(5;15+MOD([.A21]/[.$N$4];[.$N$5])))" office:value-type="float" office:value="16" calcext:value-type="float">
            <text:p>16</text:p>
          </table:table-cell>
          <table:table-cell table:formula="of:=INDIRECT(ADDRESS(6;15+MOD([.A21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1]*[.D21]/([.B21])" office:value-type="float" office:value="1474560" calcext:value-type="float">
            <text:p>1474560</text:p>
          </table:table-cell>
          <table:table-cell table:formula="of:=[.F21]/[.C21]" office:value-type="float" office:value="92160" calcext:value-type="float">
            <text:p>92160</text:p>
          </table:table-cell>
          <table:table-cell table:formula="of:=IF(AND(AND([.F21]&gt;[.$N$9];[.F21]&lt;[.$N$10]);[.G21]&lt;[.$N$14]))" office:value-type="boolean" office:boolean-value="false" calcext:value-type="boolean">
            <text:p>FALSE</text:p>
          </table:table-cell>
          <table:table-cell table:formula="of:=IF( AND(AND([.F21]&gt;[.$N$11]; [.F21]&lt;[.$N$12]);[.G21]&lt;[.$N$14]))" office:value-type="boolean" office:boolean-value="false" calcext:value-type="boolean">
            <text:p>FALSE</text:p>
          </table:table-cell>
          <table:table-cell table:formula="of:=[.G21]/1000000" office:value-type="float" office:value="0.09216" calcext:value-type="float">
            <text:p>0.09216</text:p>
          </table:table-cell>
          <table:table-cell table:number-columns-repeated="1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INDIRECT(ADDRESS(4;15+MOD([.A22];[.$N$4])))" office:value-type="float" office:value="1" calcext:value-type="float">
            <text:p>1</text:p>
          </table:table-cell>
          <table:table-cell table:formula="of:=INDIRECT(ADDRESS(5;15+MOD([.A22]/[.$N$4];[.$N$5])))" office:value-type="float" office:value="1" calcext:value-type="float">
            <text:p>1</text:p>
          </table:table-cell>
          <table:table-cell table:formula="of:=INDIRECT(ADDRESS(6;15+MOD([.A22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2]*[.D22]/([.B22])" office:value-type="float" office:value="7372800" calcext:value-type="float">
            <text:p>7372800</text:p>
          </table:table-cell>
          <table:table-cell table:formula="of:=[.F22]/[.C22]" office:value-type="float" office:value="7372800" calcext:value-type="float">
            <text:p>7372800</text:p>
          </table:table-cell>
          <table:table-cell table:formula="of:=IF(AND(AND([.F22]&gt;[.$N$9];[.F22]&lt;[.$N$10]);[.G22]&lt;[.$N$14]))" office:value-type="boolean" office:boolean-value="true" calcext:value-type="boolean">
            <text:p>TRUE</text:p>
          </table:table-cell>
          <table:table-cell table:formula="of:=IF( AND(AND([.F22]&gt;[.$N$11]; [.F22]&lt;[.$N$12]);[.G22]&lt;[.$N$14]))" office:value-type="boolean" office:boolean-value="false" calcext:value-type="boolean">
            <text:p>FALSE</text:p>
          </table:table-cell>
          <table:table-cell table:formula="of:=[.G22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INDIRECT(ADDRESS(4;15+MOD([.A23];[.$N$4])))" office:value-type="float" office:value="2" calcext:value-type="float">
            <text:p>2</text:p>
          </table:table-cell>
          <table:table-cell table:formula="of:=INDIRECT(ADDRESS(5;15+MOD([.A23]/[.$N$4];[.$N$5])))" office:value-type="float" office:value="1" calcext:value-type="float">
            <text:p>1</text:p>
          </table:table-cell>
          <table:table-cell table:formula="of:=INDIRECT(ADDRESS(6;15+MOD([.A23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3]*[.D23]/([.B23])" office:value-type="float" office:value="3686400" calcext:value-type="float">
            <text:p>3686400</text:p>
          </table:table-cell>
          <table:table-cell table:formula="of:=[.F23]/[.C23]" office:value-type="float" office:value="3686400" calcext:value-type="float">
            <text:p>3686400</text:p>
          </table:table-cell>
          <table:table-cell table:formula="of:=IF(AND(AND([.F23]&gt;[.$N$9];[.F23]&lt;[.$N$10]);[.G23]&lt;[.$N$14]))" office:value-type="boolean" office:boolean-value="false" calcext:value-type="boolean">
            <text:p>FALSE</text:p>
          </table:table-cell>
          <table:table-cell table:formula="of:=IF( AND(AND([.F23]&gt;[.$N$11]; [.F23]&lt;[.$N$12]);[.G23]&lt;[.$N$14]))" office:value-type="boolean" office:boolean-value="false" calcext:value-type="boolean">
            <text:p>FALSE</text:p>
          </table:table-cell>
          <table:table-cell table:formula="of:=[.G23]/1000000" office:value-type="float" office:value="3.6864" calcext:value-type="float">
            <text:p>3.6864</text:p>
          </table:table-cell>
          <table:table-cell table:number-columns-repeated="2"/>
          <table:table-cell table:style-name="ce101"/>
          <table:table-cell table:number-columns-repeated="9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INDIRECT(ADDRESS(4;15+MOD([.A24];[.$N$4])))" office:value-type="float" office:value="3" calcext:value-type="float">
            <text:p>3</text:p>
          </table:table-cell>
          <table:table-cell table:formula="of:=INDIRECT(ADDRESS(5;15+MOD([.A24]/[.$N$4];[.$N$5])))" office:value-type="float" office:value="1" calcext:value-type="float">
            <text:p>1</text:p>
          </table:table-cell>
          <table:table-cell table:formula="of:=INDIRECT(ADDRESS(6;15+MOD([.A24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4]*[.D24]/([.B24])" office:value-type="float" office:value="2457600" calcext:value-type="float">
            <text:p>2457600</text:p>
          </table:table-cell>
          <table:table-cell table:formula="of:=[.F24]/[.C24]" office:value-type="float" office:value="2457600" calcext:value-type="float">
            <text:p>2457600</text:p>
          </table:table-cell>
          <table:table-cell table:formula="of:=IF(AND(AND([.F24]&gt;[.$N$9];[.F24]&lt;[.$N$10]);[.G24]&lt;[.$N$14]))" office:value-type="boolean" office:boolean-value="false" calcext:value-type="boolean">
            <text:p>FALSE</text:p>
          </table:table-cell>
          <table:table-cell table:formula="of:=IF( AND(AND([.F24]&gt;[.$N$11]; [.F24]&lt;[.$N$12]);[.G24]&lt;[.$N$14]))" office:value-type="boolean" office:boolean-value="false" calcext:value-type="boolean">
            <text:p>FALSE</text:p>
          </table:table-cell>
          <table:table-cell table:formula="of:=[.G24]/1000000" office:value-type="float" office:value="2.4576" calcext:value-type="float">
            <text:p>2.4576</text:p>
          </table:table-cell>
          <table:table-cell table:number-columns-repeated="1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INDIRECT(ADDRESS(4;15+MOD([.A25];[.$N$4])))" office:value-type="float" office:value="4" calcext:value-type="float">
            <text:p>4</text:p>
          </table:table-cell>
          <table:table-cell table:formula="of:=INDIRECT(ADDRESS(5;15+MOD([.A25]/[.$N$4];[.$N$5])))" office:value-type="float" office:value="1" calcext:value-type="float">
            <text:p>1</text:p>
          </table:table-cell>
          <table:table-cell table:formula="of:=INDIRECT(ADDRESS(6;15+MOD([.A25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5]*[.D25]/([.B25])" office:value-type="float" office:value="1843200" calcext:value-type="float">
            <text:p>1843200</text:p>
          </table:table-cell>
          <table:table-cell table:formula="of:=[.F25]/[.C25]" office:value-type="float" office:value="1843200" calcext:value-type="float">
            <text:p>1843200</text:p>
          </table:table-cell>
          <table:table-cell table:formula="of:=IF(AND(AND([.F25]&gt;[.$N$9];[.F25]&lt;[.$N$10]);[.G25]&lt;[.$N$14]))" office:value-type="boolean" office:boolean-value="false" calcext:value-type="boolean">
            <text:p>FALSE</text:p>
          </table:table-cell>
          <table:table-cell table:formula="of:=IF( AND(AND([.F25]&gt;[.$N$11]; [.F25]&lt;[.$N$12]);[.G25]&lt;[.$N$14]))" office:value-type="boolean" office:boolean-value="false" calcext:value-type="boolean">
            <text:p>FALSE</text:p>
          </table:table-cell>
          <table:table-cell table:formula="of:=[.G25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INDIRECT(ADDRESS(4;15+MOD([.A26];[.$N$4])))" office:value-type="float" office:value="1" calcext:value-type="float">
            <text:p>1</text:p>
          </table:table-cell>
          <table:table-cell table:formula="of:=INDIRECT(ADDRESS(5;15+MOD([.A26]/[.$N$4];[.$N$5])))" office:value-type="float" office:value="2" calcext:value-type="float">
            <text:p>2</text:p>
          </table:table-cell>
          <table:table-cell table:formula="of:=INDIRECT(ADDRESS(6;15+MOD([.A26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6]*[.D26]/([.B26])" office:value-type="float" office:value="7372800" calcext:value-type="float">
            <text:p>7372800</text:p>
          </table:table-cell>
          <table:table-cell table:formula="of:=[.F26]/[.C26]" office:value-type="float" office:value="3686400" calcext:value-type="float">
            <text:p>3686400</text:p>
          </table:table-cell>
          <table:table-cell table:formula="of:=IF(AND(AND([.F26]&gt;[.$N$9];[.F26]&lt;[.$N$10]);[.G26]&lt;[.$N$14]))" office:value-type="boolean" office:boolean-value="true" calcext:value-type="boolean">
            <text:p>TRUE</text:p>
          </table:table-cell>
          <table:table-cell table:formula="of:=IF( AND(AND([.F26]&gt;[.$N$11]; [.F26]&lt;[.$N$12]);[.G26]&lt;[.$N$14]))" office:value-type="boolean" office:boolean-value="false" calcext:value-type="boolean">
            <text:p>FALSE</text:p>
          </table:table-cell>
          <table:table-cell table:formula="of:=[.G26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INDIRECT(ADDRESS(4;15+MOD([.A27];[.$N$4])))" office:value-type="float" office:value="2" calcext:value-type="float">
            <text:p>2</text:p>
          </table:table-cell>
          <table:table-cell table:formula="of:=INDIRECT(ADDRESS(5;15+MOD([.A27]/[.$N$4];[.$N$5])))" office:value-type="float" office:value="2" calcext:value-type="float">
            <text:p>2</text:p>
          </table:table-cell>
          <table:table-cell table:formula="of:=INDIRECT(ADDRESS(6;15+MOD([.A27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7]*[.D27]/([.B27])" office:value-type="float" office:value="3686400" calcext:value-type="float">
            <text:p>3686400</text:p>
          </table:table-cell>
          <table:table-cell table:formula="of:=[.F27]/[.C27]" office:value-type="float" office:value="1843200" calcext:value-type="float">
            <text:p>1843200</text:p>
          </table:table-cell>
          <table:table-cell table:formula="of:=IF(AND(AND([.F27]&gt;[.$N$9];[.F27]&lt;[.$N$10]);[.G27]&lt;[.$N$14]))" office:value-type="boolean" office:boolean-value="false" calcext:value-type="boolean">
            <text:p>FALSE</text:p>
          </table:table-cell>
          <table:table-cell table:formula="of:=IF( AND(AND([.F27]&gt;[.$N$11]; [.F27]&lt;[.$N$12]);[.G27]&lt;[.$N$14]))" office:value-type="boolean" office:boolean-value="false" calcext:value-type="boolean">
            <text:p>FALSE</text:p>
          </table:table-cell>
          <table:table-cell table:formula="of:=[.G27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INDIRECT(ADDRESS(4;15+MOD([.A28];[.$N$4])))" office:value-type="float" office:value="3" calcext:value-type="float">
            <text:p>3</text:p>
          </table:table-cell>
          <table:table-cell table:formula="of:=INDIRECT(ADDRESS(5;15+MOD([.A28]/[.$N$4];[.$N$5])))" office:value-type="float" office:value="2" calcext:value-type="float">
            <text:p>2</text:p>
          </table:table-cell>
          <table:table-cell table:formula="of:=INDIRECT(ADDRESS(6;15+MOD([.A28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8]*[.D28]/([.B28])" office:value-type="float" office:value="2457600" calcext:value-type="float">
            <text:p>2457600</text:p>
          </table:table-cell>
          <table:table-cell table:formula="of:=[.F28]/[.C28]" office:value-type="float" office:value="1228800" calcext:value-type="float">
            <text:p>1228800</text:p>
          </table:table-cell>
          <table:table-cell table:formula="of:=IF(AND(AND([.F28]&gt;[.$N$9];[.F28]&lt;[.$N$10]);[.G28]&lt;[.$N$14]))" office:value-type="boolean" office:boolean-value="false" calcext:value-type="boolean">
            <text:p>FALSE</text:p>
          </table:table-cell>
          <table:table-cell table:formula="of:=IF( AND(AND([.F28]&gt;[.$N$11]; [.F28]&lt;[.$N$12]);[.G28]&lt;[.$N$14]))" office:value-type="boolean" office:boolean-value="false" calcext:value-type="boolean">
            <text:p>FALSE</text:p>
          </table:table-cell>
          <table:table-cell table:formula="of:=[.G28]/1000000" office:value-type="float" office:value="1.2288" calcext:value-type="float">
            <text:p>1.2288</text:p>
          </table:table-cell>
          <table:table-cell table:number-columns-repeated="1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INDIRECT(ADDRESS(4;15+MOD([.A29];[.$N$4])))" office:value-type="float" office:value="4" calcext:value-type="float">
            <text:p>4</text:p>
          </table:table-cell>
          <table:table-cell table:formula="of:=INDIRECT(ADDRESS(5;15+MOD([.A29]/[.$N$4];[.$N$5])))" office:value-type="float" office:value="2" calcext:value-type="float">
            <text:p>2</text:p>
          </table:table-cell>
          <table:table-cell table:formula="of:=INDIRECT(ADDRESS(6;15+MOD([.A29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9]*[.D29]/([.B29])" office:value-type="float" office:value="1843200" calcext:value-type="float">
            <text:p>1843200</text:p>
          </table:table-cell>
          <table:table-cell table:formula="of:=[.F29]/[.C29]" office:value-type="float" office:value="921600" calcext:value-type="float">
            <text:p>921600</text:p>
          </table:table-cell>
          <table:table-cell table:formula="of:=IF(AND(AND([.F29]&gt;[.$N$9];[.F29]&lt;[.$N$10]);[.G29]&lt;[.$N$14]))" office:value-type="boolean" office:boolean-value="false" calcext:value-type="boolean">
            <text:p>FALSE</text:p>
          </table:table-cell>
          <table:table-cell table:formula="of:=IF( AND(AND([.F29]&gt;[.$N$11]; [.F29]&lt;[.$N$12]);[.G29]&lt;[.$N$14]))" office:value-type="boolean" office:boolean-value="false" calcext:value-type="boolean">
            <text:p>FALSE</text:p>
          </table:table-cell>
          <table:table-cell table:formula="of:=[.G29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INDIRECT(ADDRESS(4;15+MOD([.A30];[.$N$4])))" office:value-type="float" office:value="1" calcext:value-type="float">
            <text:p>1</text:p>
          </table:table-cell>
          <table:table-cell table:formula="of:=INDIRECT(ADDRESS(5;15+MOD([.A30]/[.$N$4];[.$N$5])))" office:value-type="float" office:value="4" calcext:value-type="float">
            <text:p>4</text:p>
          </table:table-cell>
          <table:table-cell table:formula="of:=INDIRECT(ADDRESS(6;15+MOD([.A30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0]*[.D30]/([.B30])" office:value-type="float" office:value="7372800" calcext:value-type="float">
            <text:p>7372800</text:p>
          </table:table-cell>
          <table:table-cell table:formula="of:=[.F30]/[.C30]" office:value-type="float" office:value="1843200" calcext:value-type="float">
            <text:p>1843200</text:p>
          </table:table-cell>
          <table:table-cell table:formula="of:=IF(AND(AND([.F30]&gt;[.$N$9];[.F30]&lt;[.$N$10]);[.G30]&lt;[.$N$14]))" office:value-type="boolean" office:boolean-value="true" calcext:value-type="boolean">
            <text:p>TRUE</text:p>
          </table:table-cell>
          <table:table-cell table:formula="of:=IF( AND(AND([.F30]&gt;[.$N$11]; [.F30]&lt;[.$N$12]);[.G30]&lt;[.$N$14]))" office:value-type="boolean" office:boolean-value="false" calcext:value-type="boolean">
            <text:p>FALSE</text:p>
          </table:table-cell>
          <table:table-cell table:formula="of:=[.G30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INDIRECT(ADDRESS(4;15+MOD([.A31];[.$N$4])))" office:value-type="float" office:value="2" calcext:value-type="float">
            <text:p>2</text:p>
          </table:table-cell>
          <table:table-cell table:formula="of:=INDIRECT(ADDRESS(5;15+MOD([.A31]/[.$N$4];[.$N$5])))" office:value-type="float" office:value="4" calcext:value-type="float">
            <text:p>4</text:p>
          </table:table-cell>
          <table:table-cell table:formula="of:=INDIRECT(ADDRESS(6;15+MOD([.A31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1]*[.D31]/([.B31])" office:value-type="float" office:value="3686400" calcext:value-type="float">
            <text:p>3686400</text:p>
          </table:table-cell>
          <table:table-cell table:formula="of:=[.F31]/[.C31]" office:value-type="float" office:value="921600" calcext:value-type="float">
            <text:p>921600</text:p>
          </table:table-cell>
          <table:table-cell table:formula="of:=IF(AND(AND([.F31]&gt;[.$N$9];[.F31]&lt;[.$N$10]);[.G31]&lt;[.$N$14]))" office:value-type="boolean" office:boolean-value="false" calcext:value-type="boolean">
            <text:p>FALSE</text:p>
          </table:table-cell>
          <table:table-cell table:formula="of:=IF( AND(AND([.F31]&gt;[.$N$11]; [.F31]&lt;[.$N$12]);[.G31]&lt;[.$N$14]))" office:value-type="boolean" office:boolean-value="false" calcext:value-type="boolean">
            <text:p>FALSE</text:p>
          </table:table-cell>
          <table:table-cell table:formula="of:=[.G31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INDIRECT(ADDRESS(4;15+MOD([.A32];[.$N$4])))" office:value-type="float" office:value="3" calcext:value-type="float">
            <text:p>3</text:p>
          </table:table-cell>
          <table:table-cell table:formula="of:=INDIRECT(ADDRESS(5;15+MOD([.A32]/[.$N$4];[.$N$5])))" office:value-type="float" office:value="4" calcext:value-type="float">
            <text:p>4</text:p>
          </table:table-cell>
          <table:table-cell table:formula="of:=INDIRECT(ADDRESS(6;15+MOD([.A32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2]*[.D32]/([.B32])" office:value-type="float" office:value="2457600" calcext:value-type="float">
            <text:p>2457600</text:p>
          </table:table-cell>
          <table:table-cell table:formula="of:=[.F32]/[.C32]" office:value-type="float" office:value="614400" calcext:value-type="float">
            <text:p>614400</text:p>
          </table:table-cell>
          <table:table-cell table:formula="of:=IF(AND(AND([.F32]&gt;[.$N$9];[.F32]&lt;[.$N$10]);[.G32]&lt;[.$N$14]))" office:value-type="boolean" office:boolean-value="false" calcext:value-type="boolean">
            <text:p>FALSE</text:p>
          </table:table-cell>
          <table:table-cell table:formula="of:=IF( AND(AND([.F32]&gt;[.$N$11]; [.F32]&lt;[.$N$12]);[.G32]&lt;[.$N$14]))" office:value-type="boolean" office:boolean-value="false" calcext:value-type="boolean">
            <text:p>FALSE</text:p>
          </table:table-cell>
          <table:table-cell table:formula="of:=[.G32]/1000000" office:value-type="float" office:value="0.6144" calcext:value-type="float">
            <text:p>0.6144</text:p>
          </table:table-cell>
          <table:table-cell table:number-columns-repeated="1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INDIRECT(ADDRESS(4;15+MOD([.A33];[.$N$4])))" office:value-type="float" office:value="4" calcext:value-type="float">
            <text:p>4</text:p>
          </table:table-cell>
          <table:table-cell table:formula="of:=INDIRECT(ADDRESS(5;15+MOD([.A33]/[.$N$4];[.$N$5])))" office:value-type="float" office:value="4" calcext:value-type="float">
            <text:p>4</text:p>
          </table:table-cell>
          <table:table-cell table:formula="of:=INDIRECT(ADDRESS(6;15+MOD([.A33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3]*[.D33]/([.B33])" office:value-type="float" office:value="1843200" calcext:value-type="float">
            <text:p>1843200</text:p>
          </table:table-cell>
          <table:table-cell table:formula="of:=[.F33]/[.C33]" office:value-type="float" office:value="460800" calcext:value-type="float">
            <text:p>460800</text:p>
          </table:table-cell>
          <table:table-cell table:formula="of:=IF(AND(AND([.F33]&gt;[.$N$9];[.F33]&lt;[.$N$10]);[.G33]&lt;[.$N$14]))" office:value-type="boolean" office:boolean-value="false" calcext:value-type="boolean">
            <text:p>FALSE</text:p>
          </table:table-cell>
          <table:table-cell table:formula="of:=IF( AND(AND([.F33]&gt;[.$N$11]; [.F33]&lt;[.$N$12]);[.G33]&lt;[.$N$14]))" office:value-type="boolean" office:boolean-value="false" calcext:value-type="boolean">
            <text:p>FALSE</text:p>
          </table:table-cell>
          <table:table-cell table:formula="of:=[.G33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INDIRECT(ADDRESS(4;15+MOD([.A34];[.$N$4])))" office:value-type="float" office:value="1" calcext:value-type="float">
            <text:p>1</text:p>
          </table:table-cell>
          <table:table-cell table:formula="of:=INDIRECT(ADDRESS(5;15+MOD([.A34]/[.$N$4];[.$N$5])))" office:value-type="float" office:value="8" calcext:value-type="float">
            <text:p>8</text:p>
          </table:table-cell>
          <table:table-cell table:formula="of:=INDIRECT(ADDRESS(6;15+MOD([.A34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4]*[.D34]/([.B34])" office:value-type="float" office:value="7372800" calcext:value-type="float">
            <text:p>7372800</text:p>
          </table:table-cell>
          <table:table-cell table:formula="of:=[.F34]/[.C34]" office:value-type="float" office:value="921600" calcext:value-type="float">
            <text:p>921600</text:p>
          </table:table-cell>
          <table:table-cell table:formula="of:=IF(AND(AND([.F34]&gt;[.$N$9];[.F34]&lt;[.$N$10]);[.G34]&lt;[.$N$14]))" office:value-type="boolean" office:boolean-value="true" calcext:value-type="boolean">
            <text:p>TRUE</text:p>
          </table:table-cell>
          <table:table-cell table:formula="of:=IF( AND(AND([.F34]&gt;[.$N$11]; [.F34]&lt;[.$N$12]);[.G34]&lt;[.$N$14]))" office:value-type="boolean" office:boolean-value="false" calcext:value-type="boolean">
            <text:p>FALSE</text:p>
          </table:table-cell>
          <table:table-cell table:formula="of:=[.G34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INDIRECT(ADDRESS(4;15+MOD([.A35];[.$N$4])))" office:value-type="float" office:value="2" calcext:value-type="float">
            <text:p>2</text:p>
          </table:table-cell>
          <table:table-cell table:formula="of:=INDIRECT(ADDRESS(5;15+MOD([.A35]/[.$N$4];[.$N$5])))" office:value-type="float" office:value="8" calcext:value-type="float">
            <text:p>8</text:p>
          </table:table-cell>
          <table:table-cell table:formula="of:=INDIRECT(ADDRESS(6;15+MOD([.A35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5]*[.D35]/([.B35])" office:value-type="float" office:value="3686400" calcext:value-type="float">
            <text:p>3686400</text:p>
          </table:table-cell>
          <table:table-cell table:formula="of:=[.F35]/[.C35]" office:value-type="float" office:value="460800" calcext:value-type="float">
            <text:p>460800</text:p>
          </table:table-cell>
          <table:table-cell table:formula="of:=IF(AND(AND([.F35]&gt;[.$N$9];[.F35]&lt;[.$N$10]);[.G35]&lt;[.$N$14]))" office:value-type="boolean" office:boolean-value="false" calcext:value-type="boolean">
            <text:p>FALSE</text:p>
          </table:table-cell>
          <table:table-cell table:formula="of:=IF( AND(AND([.F35]&gt;[.$N$11]; [.F35]&lt;[.$N$12]);[.G35]&lt;[.$N$14]))" office:value-type="boolean" office:boolean-value="false" calcext:value-type="boolean">
            <text:p>FALSE</text:p>
          </table:table-cell>
          <table:table-cell table:formula="of:=[.G35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INDIRECT(ADDRESS(4;15+MOD([.A36];[.$N$4])))" office:value-type="float" office:value="3" calcext:value-type="float">
            <text:p>3</text:p>
          </table:table-cell>
          <table:table-cell table:formula="of:=INDIRECT(ADDRESS(5;15+MOD([.A36]/[.$N$4];[.$N$5])))" office:value-type="float" office:value="8" calcext:value-type="float">
            <text:p>8</text:p>
          </table:table-cell>
          <table:table-cell table:formula="of:=INDIRECT(ADDRESS(6;15+MOD([.A36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6]*[.D36]/([.B36])" office:value-type="float" office:value="2457600" calcext:value-type="float">
            <text:p>2457600</text:p>
          </table:table-cell>
          <table:table-cell table:formula="of:=[.F36]/[.C36]" office:value-type="float" office:value="307200" calcext:value-type="float">
            <text:p>307200</text:p>
          </table:table-cell>
          <table:table-cell table:formula="of:=IF(AND(AND([.F36]&gt;[.$N$9];[.F36]&lt;[.$N$10]);[.G36]&lt;[.$N$14]))" office:value-type="boolean" office:boolean-value="false" calcext:value-type="boolean">
            <text:p>FALSE</text:p>
          </table:table-cell>
          <table:table-cell table:formula="of:=IF( AND(AND([.F36]&gt;[.$N$11]; [.F36]&lt;[.$N$12]);[.G36]&lt;[.$N$14]))" office:value-type="boolean" office:boolean-value="false" calcext:value-type="boolean">
            <text:p>FALSE</text:p>
          </table:table-cell>
          <table:table-cell table:formula="of:=[.G36]/1000000" office:value-type="float" office:value="0.3072" calcext:value-type="float">
            <text:p>0.3072</text:p>
          </table:table-cell>
          <table:table-cell table:number-columns-repeated="1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INDIRECT(ADDRESS(4;15+MOD([.A37];[.$N$4])))" office:value-type="float" office:value="4" calcext:value-type="float">
            <text:p>4</text:p>
          </table:table-cell>
          <table:table-cell table:formula="of:=INDIRECT(ADDRESS(5;15+MOD([.A37]/[.$N$4];[.$N$5])))" office:value-type="float" office:value="8" calcext:value-type="float">
            <text:p>8</text:p>
          </table:table-cell>
          <table:table-cell table:formula="of:=INDIRECT(ADDRESS(6;15+MOD([.A37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7]*[.D37]/([.B37])" office:value-type="float" office:value="1843200" calcext:value-type="float">
            <text:p>1843200</text:p>
          </table:table-cell>
          <table:table-cell table:formula="of:=[.F37]/[.C37]" office:value-type="float" office:value="230400" calcext:value-type="float">
            <text:p>230400</text:p>
          </table:table-cell>
          <table:table-cell table:formula="of:=IF(AND(AND([.F37]&gt;[.$N$9];[.F37]&lt;[.$N$10]);[.G37]&lt;[.$N$14]))" office:value-type="boolean" office:boolean-value="false" calcext:value-type="boolean">
            <text:p>FALSE</text:p>
          </table:table-cell>
          <table:table-cell table:formula="of:=IF( AND(AND([.F37]&gt;[.$N$11]; [.F37]&lt;[.$N$12]);[.G37]&lt;[.$N$14]))" office:value-type="boolean" office:boolean-value="false" calcext:value-type="boolean">
            <text:p>FALSE</text:p>
          </table:table-cell>
          <table:table-cell table:formula="of:=[.G37]/1000000" office:value-type="float" office:value="0.2304" calcext:value-type="float">
            <text:p>0.2304</text:p>
          </table:table-cell>
          <table:table-cell table:number-columns-repeated="12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INDIRECT(ADDRESS(4;15+MOD([.A38];[.$N$4])))" office:value-type="float" office:value="1" calcext:value-type="float">
            <text:p>1</text:p>
          </table:table-cell>
          <table:table-cell table:formula="of:=INDIRECT(ADDRESS(5;15+MOD([.A38]/[.$N$4];[.$N$5])))" office:value-type="float" office:value="16" calcext:value-type="float">
            <text:p>16</text:p>
          </table:table-cell>
          <table:table-cell table:formula="of:=INDIRECT(ADDRESS(6;15+MOD([.A38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8]*[.D38]/([.B38])" office:value-type="float" office:value="7372800" calcext:value-type="float">
            <text:p>7372800</text:p>
          </table:table-cell>
          <table:table-cell table:formula="of:=[.F38]/[.C38]" office:value-type="float" office:value="460800" calcext:value-type="float">
            <text:p>460800</text:p>
          </table:table-cell>
          <table:table-cell table:formula="of:=IF(AND(AND([.F38]&gt;[.$N$9];[.F38]&lt;[.$N$10]);[.G38]&lt;[.$N$14]))" office:value-type="boolean" office:boolean-value="true" calcext:value-type="boolean">
            <text:p>TRUE</text:p>
          </table:table-cell>
          <table:table-cell table:formula="of:=IF( AND(AND([.F38]&gt;[.$N$11]; [.F38]&lt;[.$N$12]);[.G38]&lt;[.$N$14]))" office:value-type="boolean" office:boolean-value="false" calcext:value-type="boolean">
            <text:p>FALSE</text:p>
          </table:table-cell>
          <table:table-cell table:formula="of:=[.G38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INDIRECT(ADDRESS(4;15+MOD([.A39];[.$N$4])))" office:value-type="float" office:value="2" calcext:value-type="float">
            <text:p>2</text:p>
          </table:table-cell>
          <table:table-cell table:formula="of:=INDIRECT(ADDRESS(5;15+MOD([.A39]/[.$N$4];[.$N$5])))" office:value-type="float" office:value="16" calcext:value-type="float">
            <text:p>16</text:p>
          </table:table-cell>
          <table:table-cell table:formula="of:=INDIRECT(ADDRESS(6;15+MOD([.A39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9]*[.D39]/([.B39])" office:value-type="float" office:value="3686400" calcext:value-type="float">
            <text:p>3686400</text:p>
          </table:table-cell>
          <table:table-cell table:formula="of:=[.F39]/[.C39]" office:value-type="float" office:value="230400" calcext:value-type="float">
            <text:p>230400</text:p>
          </table:table-cell>
          <table:table-cell table:formula="of:=IF(AND(AND([.F39]&gt;[.$N$9];[.F39]&lt;[.$N$10]);[.G39]&lt;[.$N$14]))" office:value-type="boolean" office:boolean-value="false" calcext:value-type="boolean">
            <text:p>FALSE</text:p>
          </table:table-cell>
          <table:table-cell table:formula="of:=IF( AND(AND([.F39]&gt;[.$N$11]; [.F39]&lt;[.$N$12]);[.G39]&lt;[.$N$14]))" office:value-type="boolean" office:boolean-value="false" calcext:value-type="boolean">
            <text:p>FALSE</text:p>
          </table:table-cell>
          <table:table-cell table:formula="of:=[.G39]/1000000" office:value-type="float" office:value="0.2304" calcext:value-type="float">
            <text:p>0.2304</text:p>
          </table:table-cell>
          <table:table-cell table:number-columns-repeated="12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INDIRECT(ADDRESS(4;15+MOD([.A40];[.$N$4])))" office:value-type="float" office:value="3" calcext:value-type="float">
            <text:p>3</text:p>
          </table:table-cell>
          <table:table-cell table:formula="of:=INDIRECT(ADDRESS(5;15+MOD([.A40]/[.$N$4];[.$N$5])))" office:value-type="float" office:value="16" calcext:value-type="float">
            <text:p>16</text:p>
          </table:table-cell>
          <table:table-cell table:formula="of:=INDIRECT(ADDRESS(6;15+MOD([.A40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0]*[.D40]/([.B40])" office:value-type="float" office:value="2457600" calcext:value-type="float">
            <text:p>2457600</text:p>
          </table:table-cell>
          <table:table-cell table:formula="of:=[.F40]/[.C40]" office:value-type="float" office:value="153600" calcext:value-type="float">
            <text:p>153600</text:p>
          </table:table-cell>
          <table:table-cell table:formula="of:=IF(AND(AND([.F40]&gt;[.$N$9];[.F40]&lt;[.$N$10]);[.G40]&lt;[.$N$14]))" office:value-type="boolean" office:boolean-value="false" calcext:value-type="boolean">
            <text:p>FALSE</text:p>
          </table:table-cell>
          <table:table-cell table:formula="of:=IF( AND(AND([.F40]&gt;[.$N$11]; [.F40]&lt;[.$N$12]);[.G40]&lt;[.$N$14]))" office:value-type="boolean" office:boolean-value="false" calcext:value-type="boolean">
            <text:p>FALSE</text:p>
          </table:table-cell>
          <table:table-cell table:formula="of:=[.G40]/1000000" office:value-type="float" office:value="0.1536" calcext:value-type="float">
            <text:p>0.1536</text:p>
          </table:table-cell>
          <table:table-cell table:number-columns-repeated="12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INDIRECT(ADDRESS(4;15+MOD([.A41];[.$N$4])))" office:value-type="float" office:value="4" calcext:value-type="float">
            <text:p>4</text:p>
          </table:table-cell>
          <table:table-cell table:formula="of:=INDIRECT(ADDRESS(5;15+MOD([.A41]/[.$N$4];[.$N$5])))" office:value-type="float" office:value="16" calcext:value-type="float">
            <text:p>16</text:p>
          </table:table-cell>
          <table:table-cell table:formula="of:=INDIRECT(ADDRESS(6;15+MOD([.A41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1]*[.D41]/([.B41])" office:value-type="float" office:value="1843200" calcext:value-type="float">
            <text:p>1843200</text:p>
          </table:table-cell>
          <table:table-cell table:formula="of:=[.F41]/[.C41]" office:value-type="float" office:value="115200" calcext:value-type="float">
            <text:p>115200</text:p>
          </table:table-cell>
          <table:table-cell table:formula="of:=IF(AND(AND([.F41]&gt;[.$N$9];[.F41]&lt;[.$N$10]);[.G41]&lt;[.$N$14]))" office:value-type="boolean" office:boolean-value="false" calcext:value-type="boolean">
            <text:p>FALSE</text:p>
          </table:table-cell>
          <table:table-cell table:formula="of:=IF( AND(AND([.F41]&gt;[.$N$11]; [.F41]&lt;[.$N$12]);[.G41]&lt;[.$N$14]))" office:value-type="boolean" office:boolean-value="false" calcext:value-type="boolean">
            <text:p>FALSE</text:p>
          </table:table-cell>
          <table:table-cell table:formula="of:=[.G41]/1000000" office:value-type="float" office:value="0.1152" calcext:value-type="float">
            <text:p>0.1152</text:p>
          </table:table-cell>
          <table:table-cell table:number-columns-repeated="1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INDIRECT(ADDRESS(4;15+MOD([.A42];[.$N$4])))" office:value-type="float" office:value="1" calcext:value-type="float">
            <text:p>1</text:p>
          </table:table-cell>
          <table:table-cell table:formula="of:=INDIRECT(ADDRESS(5;15+MOD([.A42]/[.$N$4];[.$N$5])))" office:value-type="float" office:value="1" calcext:value-type="float">
            <text:p>1</text:p>
          </table:table-cell>
          <table:table-cell table:formula="of:=INDIRECT(ADDRESS(6;15+MOD([.A42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2]*[.D42]/([.B42])" office:value-type="float" office:value="11796480" calcext:value-type="float">
            <text:p>11796480</text:p>
          </table:table-cell>
          <table:table-cell table:formula="of:=[.F42]/[.C42]" office:value-type="float" office:value="11796480" calcext:value-type="float">
            <text:p>11796480</text:p>
          </table:table-cell>
          <table:table-cell table:formula="of:=IF(AND(AND([.F42]&gt;[.$N$9];[.F42]&lt;[.$N$10]);[.G42]&lt;[.$N$14]))" office:value-type="boolean" office:boolean-value="false" calcext:value-type="boolean">
            <text:p>FALSE</text:p>
          </table:table-cell>
          <table:table-cell table:formula="of:=IF( AND(AND([.F42]&gt;[.$N$11]; [.F42]&lt;[.$N$12]);[.G42]&lt;[.$N$14]))" office:value-type="boolean" office:boolean-value="false" calcext:value-type="boolean">
            <text:p>FALSE</text:p>
          </table:table-cell>
          <table:table-cell table:formula="of:=[.G42]/1000000" office:value-type="float" office:value="11.79648" calcext:value-type="float">
            <text:p>11.79648</text:p>
          </table:table-cell>
          <table:table-cell table:number-columns-repeated="1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INDIRECT(ADDRESS(4;15+MOD([.A43];[.$N$4])))" office:value-type="float" office:value="2" calcext:value-type="float">
            <text:p>2</text:p>
          </table:table-cell>
          <table:table-cell table:formula="of:=INDIRECT(ADDRESS(5;15+MOD([.A43]/[.$N$4];[.$N$5])))" office:value-type="float" office:value="1" calcext:value-type="float">
            <text:p>1</text:p>
          </table:table-cell>
          <table:table-cell table:formula="of:=INDIRECT(ADDRESS(6;15+MOD([.A43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3]*[.D43]/([.B43])" office:value-type="float" office:value="5898240" calcext:value-type="float">
            <text:p>5898240</text:p>
          </table:table-cell>
          <table:table-cell table:formula="of:=[.F43]/[.C43]" office:value-type="float" office:value="5898240" calcext:value-type="float">
            <text:p>5898240</text:p>
          </table:table-cell>
          <table:table-cell table:formula="of:=IF(AND(AND([.F43]&gt;[.$N$9];[.F43]&lt;[.$N$10]);[.G43]&lt;[.$N$14]))" office:value-type="boolean" office:boolean-value="false" calcext:value-type="boolean">
            <text:p>FALSE</text:p>
          </table:table-cell>
          <table:table-cell table:formula="of:=IF( AND(AND([.F43]&gt;[.$N$11]; [.F43]&lt;[.$N$12]);[.G43]&lt;[.$N$14]))" office:value-type="boolean" office:boolean-value="false" calcext:value-type="boolean">
            <text:p>FALSE</text:p>
          </table:table-cell>
          <table:table-cell table:formula="of:=[.G43]/1000000" office:value-type="float" office:value="5.89824" calcext:value-type="float">
            <text:p>5.89824</text:p>
          </table:table-cell>
          <table:table-cell table:number-columns-repeated="1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INDIRECT(ADDRESS(4;15+MOD([.A44];[.$N$4])))" office:value-type="float" office:value="3" calcext:value-type="float">
            <text:p>3</text:p>
          </table:table-cell>
          <table:table-cell table:formula="of:=INDIRECT(ADDRESS(5;15+MOD([.A44]/[.$N$4];[.$N$5])))" office:value-type="float" office:value="1" calcext:value-type="float">
            <text:p>1</text:p>
          </table:table-cell>
          <table:table-cell table:formula="of:=INDIRECT(ADDRESS(6;15+MOD([.A44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4]*[.D44]/([.B44])" office:value-type="float" office:value="3932160" calcext:value-type="float">
            <text:p>3932160</text:p>
          </table:table-cell>
          <table:table-cell table:formula="of:=[.F44]/[.C44]" office:value-type="float" office:value="3932160" calcext:value-type="float">
            <text:p>3932160</text:p>
          </table:table-cell>
          <table:table-cell table:formula="of:=IF(AND(AND([.F44]&gt;[.$N$9];[.F44]&lt;[.$N$10]);[.G44]&lt;[.$N$14]))" office:value-type="boolean" office:boolean-value="false" calcext:value-type="boolean">
            <text:p>FALSE</text:p>
          </table:table-cell>
          <table:table-cell table:formula="of:=IF( AND(AND([.F44]&gt;[.$N$11]; [.F44]&lt;[.$N$12]);[.G44]&lt;[.$N$14]))" office:value-type="boolean" office:boolean-value="false" calcext:value-type="boolean">
            <text:p>FALSE</text:p>
          </table:table-cell>
          <table:table-cell table:formula="of:=[.G44]/1000000" office:value-type="float" office:value="3.93216" calcext:value-type="float">
            <text:p>3.93216</text:p>
          </table:table-cell>
          <table:table-cell table:number-columns-repeated="1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INDIRECT(ADDRESS(4;15+MOD([.A45];[.$N$4])))" office:value-type="float" office:value="4" calcext:value-type="float">
            <text:p>4</text:p>
          </table:table-cell>
          <table:table-cell table:formula="of:=INDIRECT(ADDRESS(5;15+MOD([.A45]/[.$N$4];[.$N$5])))" office:value-type="float" office:value="1" calcext:value-type="float">
            <text:p>1</text:p>
          </table:table-cell>
          <table:table-cell table:formula="of:=INDIRECT(ADDRESS(6;15+MOD([.A45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5]*[.D45]/([.B45])" office:value-type="float" office:value="2949120" calcext:value-type="float">
            <text:p>2949120</text:p>
          </table:table-cell>
          <table:table-cell table:formula="of:=[.F45]/[.C45]" office:value-type="float" office:value="2949120" calcext:value-type="float">
            <text:p>2949120</text:p>
          </table:table-cell>
          <table:table-cell table:formula="of:=IF(AND(AND([.F45]&gt;[.$N$9];[.F45]&lt;[.$N$10]);[.G45]&lt;[.$N$14]))" office:value-type="boolean" office:boolean-value="false" calcext:value-type="boolean">
            <text:p>FALSE</text:p>
          </table:table-cell>
          <table:table-cell table:formula="of:=IF( AND(AND([.F45]&gt;[.$N$11]; [.F45]&lt;[.$N$12]);[.G45]&lt;[.$N$14]))" office:value-type="boolean" office:boolean-value="false" calcext:value-type="boolean">
            <text:p>FALSE</text:p>
          </table:table-cell>
          <table:table-cell table:formula="of:=[.G45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INDIRECT(ADDRESS(4;15+MOD([.A46];[.$N$4])))" office:value-type="float" office:value="1" calcext:value-type="float">
            <text:p>1</text:p>
          </table:table-cell>
          <table:table-cell table:formula="of:=INDIRECT(ADDRESS(5;15+MOD([.A46]/[.$N$4];[.$N$5])))" office:value-type="float" office:value="2" calcext:value-type="float">
            <text:p>2</text:p>
          </table:table-cell>
          <table:table-cell table:formula="of:=INDIRECT(ADDRESS(6;15+MOD([.A46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6]*[.D46]/([.B46])" office:value-type="float" office:value="11796480" calcext:value-type="float">
            <text:p>11796480</text:p>
          </table:table-cell>
          <table:table-cell table:formula="of:=[.F46]/[.C46]" office:value-type="float" office:value="5898240" calcext:value-type="float">
            <text:p>5898240</text:p>
          </table:table-cell>
          <table:table-cell table:formula="of:=IF(AND(AND([.F46]&gt;[.$N$9];[.F46]&lt;[.$N$10]);[.G46]&lt;[.$N$14]))" office:value-type="boolean" office:boolean-value="false" calcext:value-type="boolean">
            <text:p>FALSE</text:p>
          </table:table-cell>
          <table:table-cell table:formula="of:=IF( AND(AND([.F46]&gt;[.$N$11]; [.F46]&lt;[.$N$12]);[.G46]&lt;[.$N$14]))" office:value-type="boolean" office:boolean-value="true" calcext:value-type="boolean">
            <text:p>TRUE</text:p>
          </table:table-cell>
          <table:table-cell table:formula="of:=[.G46]/1000000" office:value-type="float" office:value="5.89824" calcext:value-type="float">
            <text:p>5.89824</text:p>
          </table:table-cell>
          <table:table-cell table:number-columns-repeated="1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INDIRECT(ADDRESS(4;15+MOD([.A47];[.$N$4])))" office:value-type="float" office:value="2" calcext:value-type="float">
            <text:p>2</text:p>
          </table:table-cell>
          <table:table-cell table:formula="of:=INDIRECT(ADDRESS(5;15+MOD([.A47]/[.$N$4];[.$N$5])))" office:value-type="float" office:value="2" calcext:value-type="float">
            <text:p>2</text:p>
          </table:table-cell>
          <table:table-cell table:formula="of:=INDIRECT(ADDRESS(6;15+MOD([.A47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7]*[.D47]/([.B47])" office:value-type="float" office:value="5898240" calcext:value-type="float">
            <text:p>5898240</text:p>
          </table:table-cell>
          <table:table-cell table:formula="of:=[.F47]/[.C47]" office:value-type="float" office:value="2949120" calcext:value-type="float">
            <text:p>2949120</text:p>
          </table:table-cell>
          <table:table-cell table:formula="of:=IF(AND(AND([.F47]&gt;[.$N$9];[.F47]&lt;[.$N$10]);[.G47]&lt;[.$N$14]))" office:value-type="boolean" office:boolean-value="false" calcext:value-type="boolean">
            <text:p>FALSE</text:p>
          </table:table-cell>
          <table:table-cell table:formula="of:=IF( AND(AND([.F47]&gt;[.$N$11]; [.F47]&lt;[.$N$12]);[.G47]&lt;[.$N$14]))" office:value-type="boolean" office:boolean-value="false" calcext:value-type="boolean">
            <text:p>FALSE</text:p>
          </table:table-cell>
          <table:table-cell table:formula="of:=[.G47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INDIRECT(ADDRESS(4;15+MOD([.A48];[.$N$4])))" office:value-type="float" office:value="3" calcext:value-type="float">
            <text:p>3</text:p>
          </table:table-cell>
          <table:table-cell table:formula="of:=INDIRECT(ADDRESS(5;15+MOD([.A48]/[.$N$4];[.$N$5])))" office:value-type="float" office:value="2" calcext:value-type="float">
            <text:p>2</text:p>
          </table:table-cell>
          <table:table-cell table:formula="of:=INDIRECT(ADDRESS(6;15+MOD([.A48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8]*[.D48]/([.B48])" office:value-type="float" office:value="3932160" calcext:value-type="float">
            <text:p>3932160</text:p>
          </table:table-cell>
          <table:table-cell table:formula="of:=[.F48]/[.C48]" office:value-type="float" office:value="1966080" calcext:value-type="float">
            <text:p>1966080</text:p>
          </table:table-cell>
          <table:table-cell table:formula="of:=IF(AND(AND([.F48]&gt;[.$N$9];[.F48]&lt;[.$N$10]);[.G48]&lt;[.$N$14]))" office:value-type="boolean" office:boolean-value="false" calcext:value-type="boolean">
            <text:p>FALSE</text:p>
          </table:table-cell>
          <table:table-cell table:formula="of:=IF( AND(AND([.F48]&gt;[.$N$11]; [.F48]&lt;[.$N$12]);[.G48]&lt;[.$N$14]))" office:value-type="boolean" office:boolean-value="false" calcext:value-type="boolean">
            <text:p>FALSE</text:p>
          </table:table-cell>
          <table:table-cell table:formula="of:=[.G48]/1000000" office:value-type="float" office:value="1.96608" calcext:value-type="float">
            <text:p>1.96608</text:p>
          </table:table-cell>
          <table:table-cell table:number-columns-repeated="1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INDIRECT(ADDRESS(4;15+MOD([.A49];[.$N$4])))" office:value-type="float" office:value="4" calcext:value-type="float">
            <text:p>4</text:p>
          </table:table-cell>
          <table:table-cell table:formula="of:=INDIRECT(ADDRESS(5;15+MOD([.A49]/[.$N$4];[.$N$5])))" office:value-type="float" office:value="2" calcext:value-type="float">
            <text:p>2</text:p>
          </table:table-cell>
          <table:table-cell table:formula="of:=INDIRECT(ADDRESS(6;15+MOD([.A49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9]*[.D49]/([.B49])" office:value-type="float" office:value="2949120" calcext:value-type="float">
            <text:p>2949120</text:p>
          </table:table-cell>
          <table:table-cell table:formula="of:=[.F49]/[.C49]" office:value-type="float" office:value="1474560" calcext:value-type="float">
            <text:p>1474560</text:p>
          </table:table-cell>
          <table:table-cell table:formula="of:=IF(AND(AND([.F49]&gt;[.$N$9];[.F49]&lt;[.$N$10]);[.G49]&lt;[.$N$14]))" office:value-type="boolean" office:boolean-value="false" calcext:value-type="boolean">
            <text:p>FALSE</text:p>
          </table:table-cell>
          <table:table-cell table:formula="of:=IF( AND(AND([.F49]&gt;[.$N$11]; [.F49]&lt;[.$N$12]);[.G49]&lt;[.$N$14]))" office:value-type="boolean" office:boolean-value="false" calcext:value-type="boolean">
            <text:p>FALSE</text:p>
          </table:table-cell>
          <table:table-cell table:formula="of:=[.G49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INDIRECT(ADDRESS(4;15+MOD([.A50];[.$N$4])))" office:value-type="float" office:value="1" calcext:value-type="float">
            <text:p>1</text:p>
          </table:table-cell>
          <table:table-cell table:formula="of:=INDIRECT(ADDRESS(5;15+MOD([.A50]/[.$N$4];[.$N$5])))" office:value-type="float" office:value="4" calcext:value-type="float">
            <text:p>4</text:p>
          </table:table-cell>
          <table:table-cell table:formula="of:=INDIRECT(ADDRESS(6;15+MOD([.A50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0]*[.D50]/([.B50])" office:value-type="float" office:value="11796480" calcext:value-type="float">
            <text:p>11796480</text:p>
          </table:table-cell>
          <table:table-cell table:formula="of:=[.F50]/[.C50]" office:value-type="float" office:value="2949120" calcext:value-type="float">
            <text:p>2949120</text:p>
          </table:table-cell>
          <table:table-cell table:formula="of:=IF(AND(AND([.F50]&gt;[.$N$9];[.F50]&lt;[.$N$10]);[.G50]&lt;[.$N$14]))" office:value-type="boolean" office:boolean-value="false" calcext:value-type="boolean">
            <text:p>FALSE</text:p>
          </table:table-cell>
          <table:table-cell table:formula="of:=IF( AND(AND([.F50]&gt;[.$N$11]; [.F50]&lt;[.$N$12]);[.G50]&lt;[.$N$14]))" office:value-type="boolean" office:boolean-value="true" calcext:value-type="boolean">
            <text:p>TRUE</text:p>
          </table:table-cell>
          <table:table-cell table:formula="of:=[.G50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INDIRECT(ADDRESS(4;15+MOD([.A51];[.$N$4])))" office:value-type="float" office:value="2" calcext:value-type="float">
            <text:p>2</text:p>
          </table:table-cell>
          <table:table-cell table:formula="of:=INDIRECT(ADDRESS(5;15+MOD([.A51]/[.$N$4];[.$N$5])))" office:value-type="float" office:value="4" calcext:value-type="float">
            <text:p>4</text:p>
          </table:table-cell>
          <table:table-cell table:formula="of:=INDIRECT(ADDRESS(6;15+MOD([.A51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1]*[.D51]/([.B51])" office:value-type="float" office:value="5898240" calcext:value-type="float">
            <text:p>5898240</text:p>
          </table:table-cell>
          <table:table-cell table:formula="of:=[.F51]/[.C51]" office:value-type="float" office:value="1474560" calcext:value-type="float">
            <text:p>1474560</text:p>
          </table:table-cell>
          <table:table-cell table:formula="of:=IF(AND(AND([.F51]&gt;[.$N$9];[.F51]&lt;[.$N$10]);[.G51]&lt;[.$N$14]))" office:value-type="boolean" office:boolean-value="false" calcext:value-type="boolean">
            <text:p>FALSE</text:p>
          </table:table-cell>
          <table:table-cell table:formula="of:=IF( AND(AND([.F51]&gt;[.$N$11]; [.F51]&lt;[.$N$12]);[.G51]&lt;[.$N$14]))" office:value-type="boolean" office:boolean-value="false" calcext:value-type="boolean">
            <text:p>FALSE</text:p>
          </table:table-cell>
          <table:table-cell table:formula="of:=[.G51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INDIRECT(ADDRESS(4;15+MOD([.A52];[.$N$4])))" office:value-type="float" office:value="3" calcext:value-type="float">
            <text:p>3</text:p>
          </table:table-cell>
          <table:table-cell table:formula="of:=INDIRECT(ADDRESS(5;15+MOD([.A52]/[.$N$4];[.$N$5])))" office:value-type="float" office:value="4" calcext:value-type="float">
            <text:p>4</text:p>
          </table:table-cell>
          <table:table-cell table:formula="of:=INDIRECT(ADDRESS(6;15+MOD([.A52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2]*[.D52]/([.B52])" office:value-type="float" office:value="3932160" calcext:value-type="float">
            <text:p>3932160</text:p>
          </table:table-cell>
          <table:table-cell table:formula="of:=[.F52]/[.C52]" office:value-type="float" office:value="983040" calcext:value-type="float">
            <text:p>983040</text:p>
          </table:table-cell>
          <table:table-cell table:formula="of:=IF(AND(AND([.F52]&gt;[.$N$9];[.F52]&lt;[.$N$10]);[.G52]&lt;[.$N$14]))" office:value-type="boolean" office:boolean-value="false" calcext:value-type="boolean">
            <text:p>FALSE</text:p>
          </table:table-cell>
          <table:table-cell table:formula="of:=IF( AND(AND([.F52]&gt;[.$N$11]; [.F52]&lt;[.$N$12]);[.G52]&lt;[.$N$14]))" office:value-type="boolean" office:boolean-value="false" calcext:value-type="boolean">
            <text:p>FALSE</text:p>
          </table:table-cell>
          <table:table-cell table:formula="of:=[.G52]/1000000" office:value-type="float" office:value="0.98304" calcext:value-type="float">
            <text:p>0.98304</text:p>
          </table:table-cell>
          <table:table-cell table:number-columns-repeated="1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INDIRECT(ADDRESS(4;15+MOD([.A53];[.$N$4])))" office:value-type="float" office:value="4" calcext:value-type="float">
            <text:p>4</text:p>
          </table:table-cell>
          <table:table-cell table:formula="of:=INDIRECT(ADDRESS(5;15+MOD([.A53]/[.$N$4];[.$N$5])))" office:value-type="float" office:value="4" calcext:value-type="float">
            <text:p>4</text:p>
          </table:table-cell>
          <table:table-cell table:formula="of:=INDIRECT(ADDRESS(6;15+MOD([.A53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3]*[.D53]/([.B53])" office:value-type="float" office:value="2949120" calcext:value-type="float">
            <text:p>2949120</text:p>
          </table:table-cell>
          <table:table-cell table:formula="of:=[.F53]/[.C53]" office:value-type="float" office:value="737280" calcext:value-type="float">
            <text:p>737280</text:p>
          </table:table-cell>
          <table:table-cell table:formula="of:=IF(AND(AND([.F53]&gt;[.$N$9];[.F53]&lt;[.$N$10]);[.G53]&lt;[.$N$14]))" office:value-type="boolean" office:boolean-value="false" calcext:value-type="boolean">
            <text:p>FALSE</text:p>
          </table:table-cell>
          <table:table-cell table:formula="of:=IF( AND(AND([.F53]&gt;[.$N$11]; [.F53]&lt;[.$N$12]);[.G53]&lt;[.$N$14]))" office:value-type="boolean" office:boolean-value="false" calcext:value-type="boolean">
            <text:p>FALSE</text:p>
          </table:table-cell>
          <table:table-cell table:formula="of:=[.G53]/1000000" office:value-type="float" office:value="0.73728" calcext:value-type="float">
            <text:p>0.73728</text:p>
          </table:table-cell>
          <table:table-cell table:number-columns-repeated="1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INDIRECT(ADDRESS(4;15+MOD([.A54];[.$N$4])))" office:value-type="float" office:value="1" calcext:value-type="float">
            <text:p>1</text:p>
          </table:table-cell>
          <table:table-cell table:formula="of:=INDIRECT(ADDRESS(5;15+MOD([.A54]/[.$N$4];[.$N$5])))" office:value-type="float" office:value="8" calcext:value-type="float">
            <text:p>8</text:p>
          </table:table-cell>
          <table:table-cell table:formula="of:=INDIRECT(ADDRESS(6;15+MOD([.A54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4]*[.D54]/([.B54])" office:value-type="float" office:value="11796480" calcext:value-type="float">
            <text:p>11796480</text:p>
          </table:table-cell>
          <table:table-cell table:formula="of:=[.F54]/[.C54]" office:value-type="float" office:value="1474560" calcext:value-type="float">
            <text:p>1474560</text:p>
          </table:table-cell>
          <table:table-cell table:formula="of:=IF(AND(AND([.F54]&gt;[.$N$9];[.F54]&lt;[.$N$10]);[.G54]&lt;[.$N$14]))" office:value-type="boolean" office:boolean-value="false" calcext:value-type="boolean">
            <text:p>FALSE</text:p>
          </table:table-cell>
          <table:table-cell table:formula="of:=IF( AND(AND([.F54]&gt;[.$N$11]; [.F54]&lt;[.$N$12]);[.G54]&lt;[.$N$14]))" office:value-type="boolean" office:boolean-value="true" calcext:value-type="boolean">
            <text:p>TRUE</text:p>
          </table:table-cell>
          <table:table-cell table:formula="of:=[.G54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INDIRECT(ADDRESS(4;15+MOD([.A55];[.$N$4])))" office:value-type="float" office:value="2" calcext:value-type="float">
            <text:p>2</text:p>
          </table:table-cell>
          <table:table-cell table:formula="of:=INDIRECT(ADDRESS(5;15+MOD([.A55]/[.$N$4];[.$N$5])))" office:value-type="float" office:value="8" calcext:value-type="float">
            <text:p>8</text:p>
          </table:table-cell>
          <table:table-cell table:formula="of:=INDIRECT(ADDRESS(6;15+MOD([.A55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5]*[.D55]/([.B55])" office:value-type="float" office:value="5898240" calcext:value-type="float">
            <text:p>5898240</text:p>
          </table:table-cell>
          <table:table-cell table:formula="of:=[.F55]/[.C55]" office:value-type="float" office:value="737280" calcext:value-type="float">
            <text:p>737280</text:p>
          </table:table-cell>
          <table:table-cell table:formula="of:=IF(AND(AND([.F55]&gt;[.$N$9];[.F55]&lt;[.$N$10]);[.G55]&lt;[.$N$14]))" office:value-type="boolean" office:boolean-value="false" calcext:value-type="boolean">
            <text:p>FALSE</text:p>
          </table:table-cell>
          <table:table-cell table:formula="of:=IF( AND(AND([.F55]&gt;[.$N$11]; [.F55]&lt;[.$N$12]);[.G55]&lt;[.$N$14]))" office:value-type="boolean" office:boolean-value="false" calcext:value-type="boolean">
            <text:p>FALSE</text:p>
          </table:table-cell>
          <table:table-cell table:formula="of:=[.G55]/1000000" office:value-type="float" office:value="0.73728" calcext:value-type="float">
            <text:p>0.73728</text:p>
          </table:table-cell>
          <table:table-cell table:number-columns-repeated="1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INDIRECT(ADDRESS(4;15+MOD([.A56];[.$N$4])))" office:value-type="float" office:value="3" calcext:value-type="float">
            <text:p>3</text:p>
          </table:table-cell>
          <table:table-cell table:formula="of:=INDIRECT(ADDRESS(5;15+MOD([.A56]/[.$N$4];[.$N$5])))" office:value-type="float" office:value="8" calcext:value-type="float">
            <text:p>8</text:p>
          </table:table-cell>
          <table:table-cell table:formula="of:=INDIRECT(ADDRESS(6;15+MOD([.A56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6]*[.D56]/([.B56])" office:value-type="float" office:value="3932160" calcext:value-type="float">
            <text:p>3932160</text:p>
          </table:table-cell>
          <table:table-cell table:formula="of:=[.F56]/[.C56]" office:value-type="float" office:value="491520" calcext:value-type="float">
            <text:p>491520</text:p>
          </table:table-cell>
          <table:table-cell table:formula="of:=IF(AND(AND([.F56]&gt;[.$N$9];[.F56]&lt;[.$N$10]);[.G56]&lt;[.$N$14]))" office:value-type="boolean" office:boolean-value="false" calcext:value-type="boolean">
            <text:p>FALSE</text:p>
          </table:table-cell>
          <table:table-cell table:formula="of:=IF( AND(AND([.F56]&gt;[.$N$11]; [.F56]&lt;[.$N$12]);[.G56]&lt;[.$N$14]))" office:value-type="boolean" office:boolean-value="false" calcext:value-type="boolean">
            <text:p>FALSE</text:p>
          </table:table-cell>
          <table:table-cell table:formula="of:=[.G56]/1000000" office:value-type="float" office:value="0.49152" calcext:value-type="float">
            <text:p>0.49152</text:p>
          </table:table-cell>
          <table:table-cell table:number-columns-repeated="1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INDIRECT(ADDRESS(4;15+MOD([.A57];[.$N$4])))" office:value-type="float" office:value="4" calcext:value-type="float">
            <text:p>4</text:p>
          </table:table-cell>
          <table:table-cell table:formula="of:=INDIRECT(ADDRESS(5;15+MOD([.A57]/[.$N$4];[.$N$5])))" office:value-type="float" office:value="8" calcext:value-type="float">
            <text:p>8</text:p>
          </table:table-cell>
          <table:table-cell table:formula="of:=INDIRECT(ADDRESS(6;15+MOD([.A57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7]*[.D57]/([.B57])" office:value-type="float" office:value="2949120" calcext:value-type="float">
            <text:p>2949120</text:p>
          </table:table-cell>
          <table:table-cell table:formula="of:=[.F57]/[.C57]" office:value-type="float" office:value="368640" calcext:value-type="float">
            <text:p>368640</text:p>
          </table:table-cell>
          <table:table-cell table:formula="of:=IF(AND(AND([.F57]&gt;[.$N$9];[.F57]&lt;[.$N$10]);[.G57]&lt;[.$N$14]))" office:value-type="boolean" office:boolean-value="false" calcext:value-type="boolean">
            <text:p>FALSE</text:p>
          </table:table-cell>
          <table:table-cell table:formula="of:=IF( AND(AND([.F57]&gt;[.$N$11]; [.F57]&lt;[.$N$12]);[.G57]&lt;[.$N$14]))" office:value-type="boolean" office:boolean-value="false" calcext:value-type="boolean">
            <text:p>FALSE</text:p>
          </table:table-cell>
          <table:table-cell table:formula="of:=[.G57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INDIRECT(ADDRESS(4;15+MOD([.A58];[.$N$4])))" office:value-type="float" office:value="1" calcext:value-type="float">
            <text:p>1</text:p>
          </table:table-cell>
          <table:table-cell table:formula="of:=INDIRECT(ADDRESS(5;15+MOD([.A58]/[.$N$4];[.$N$5])))" office:value-type="float" office:value="16" calcext:value-type="float">
            <text:p>16</text:p>
          </table:table-cell>
          <table:table-cell table:formula="of:=INDIRECT(ADDRESS(6;15+MOD([.A58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8]*[.D58]/([.B58])" office:value-type="float" office:value="11796480" calcext:value-type="float">
            <text:p>11796480</text:p>
          </table:table-cell>
          <table:table-cell table:formula="of:=[.F58]/[.C58]" office:value-type="float" office:value="737280" calcext:value-type="float">
            <text:p>737280</text:p>
          </table:table-cell>
          <table:table-cell table:formula="of:=IF(AND(AND([.F58]&gt;[.$N$9];[.F58]&lt;[.$N$10]);[.G58]&lt;[.$N$14]))" office:value-type="boolean" office:boolean-value="false" calcext:value-type="boolean">
            <text:p>FALSE</text:p>
          </table:table-cell>
          <table:table-cell table:formula="of:=IF( AND(AND([.F58]&gt;[.$N$11]; [.F58]&lt;[.$N$12]);[.G58]&lt;[.$N$14]))" office:value-type="boolean" office:boolean-value="true" calcext:value-type="boolean">
            <text:p>TRUE</text:p>
          </table:table-cell>
          <table:table-cell table:formula="of:=[.G58]/1000000" office:value-type="float" office:value="0.73728" calcext:value-type="float">
            <text:p>0.73728</text:p>
          </table:table-cell>
          <table:table-cell table:number-columns-repeated="1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INDIRECT(ADDRESS(4;15+MOD([.A59];[.$N$4])))" office:value-type="float" office:value="2" calcext:value-type="float">
            <text:p>2</text:p>
          </table:table-cell>
          <table:table-cell table:formula="of:=INDIRECT(ADDRESS(5;15+MOD([.A59]/[.$N$4];[.$N$5])))" office:value-type="float" office:value="16" calcext:value-type="float">
            <text:p>16</text:p>
          </table:table-cell>
          <table:table-cell table:formula="of:=INDIRECT(ADDRESS(6;15+MOD([.A59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9]*[.D59]/([.B59])" office:value-type="float" office:value="5898240" calcext:value-type="float">
            <text:p>5898240</text:p>
          </table:table-cell>
          <table:table-cell table:formula="of:=[.F59]/[.C59]" office:value-type="float" office:value="368640" calcext:value-type="float">
            <text:p>368640</text:p>
          </table:table-cell>
          <table:table-cell table:formula="of:=IF(AND(AND([.F59]&gt;[.$N$9];[.F59]&lt;[.$N$10]);[.G59]&lt;[.$N$14]))" office:value-type="boolean" office:boolean-value="false" calcext:value-type="boolean">
            <text:p>FALSE</text:p>
          </table:table-cell>
          <table:table-cell table:formula="of:=IF( AND(AND([.F59]&gt;[.$N$11]; [.F59]&lt;[.$N$12]);[.G59]&lt;[.$N$14]))" office:value-type="boolean" office:boolean-value="false" calcext:value-type="boolean">
            <text:p>FALSE</text:p>
          </table:table-cell>
          <table:table-cell table:formula="of:=[.G59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INDIRECT(ADDRESS(4;15+MOD([.A60];[.$N$4])))" office:value-type="float" office:value="3" calcext:value-type="float">
            <text:p>3</text:p>
          </table:table-cell>
          <table:table-cell table:formula="of:=INDIRECT(ADDRESS(5;15+MOD([.A60]/[.$N$4];[.$N$5])))" office:value-type="float" office:value="16" calcext:value-type="float">
            <text:p>16</text:p>
          </table:table-cell>
          <table:table-cell table:formula="of:=INDIRECT(ADDRESS(6;15+MOD([.A60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0]*[.D60]/([.B60])" office:value-type="float" office:value="3932160" calcext:value-type="float">
            <text:p>3932160</text:p>
          </table:table-cell>
          <table:table-cell table:formula="of:=[.F60]/[.C60]" office:value-type="float" office:value="245760" calcext:value-type="float">
            <text:p>245760</text:p>
          </table:table-cell>
          <table:table-cell table:formula="of:=IF(AND(AND([.F60]&gt;[.$N$9];[.F60]&lt;[.$N$10]);[.G60]&lt;[.$N$14]))" office:value-type="boolean" office:boolean-value="false" calcext:value-type="boolean">
            <text:p>FALSE</text:p>
          </table:table-cell>
          <table:table-cell table:formula="of:=IF( AND(AND([.F60]&gt;[.$N$11]; [.F60]&lt;[.$N$12]);[.G60]&lt;[.$N$14]))" office:value-type="boolean" office:boolean-value="false" calcext:value-type="boolean">
            <text:p>FALSE</text:p>
          </table:table-cell>
          <table:table-cell table:formula="of:=[.G60]/1000000" office:value-type="float" office:value="0.24576" calcext:value-type="float">
            <text:p>0.24576</text:p>
          </table:table-cell>
          <table:table-cell table:number-columns-repeated="1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INDIRECT(ADDRESS(4;15+MOD([.A61];[.$N$4])))" office:value-type="float" office:value="4" calcext:value-type="float">
            <text:p>4</text:p>
          </table:table-cell>
          <table:table-cell table:formula="of:=INDIRECT(ADDRESS(5;15+MOD([.A61]/[.$N$4];[.$N$5])))" office:value-type="float" office:value="16" calcext:value-type="float">
            <text:p>16</text:p>
          </table:table-cell>
          <table:table-cell table:formula="of:=INDIRECT(ADDRESS(6;15+MOD([.A61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1]*[.D61]/([.B61])" office:value-type="float" office:value="2949120" calcext:value-type="float">
            <text:p>2949120</text:p>
          </table:table-cell>
          <table:table-cell table:formula="of:=[.F61]/[.C61]" office:value-type="float" office:value="184320" calcext:value-type="float">
            <text:p>184320</text:p>
          </table:table-cell>
          <table:table-cell table:formula="of:=IF(AND(AND([.F61]&gt;[.$N$9];[.F61]&lt;[.$N$10]);[.G61]&lt;[.$N$14]))" office:value-type="boolean" office:boolean-value="false" calcext:value-type="boolean">
            <text:p>FALSE</text:p>
          </table:table-cell>
          <table:table-cell table:formula="of:=IF( AND(AND([.F61]&gt;[.$N$11]; [.F61]&lt;[.$N$12]);[.G61]&lt;[.$N$14]))" office:value-type="boolean" office:boolean-value="false" calcext:value-type="boolean">
            <text:p>FALSE</text:p>
          </table:table-cell>
          <table:table-cell table:formula="of:=[.G61]/1000000" office:value-type="float" office:value="0.18432" calcext:value-type="float">
            <text:p>0.18432</text:p>
          </table:table-cell>
          <table:table-cell table:number-columns-repeated="1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INDIRECT(ADDRESS(4;15+MOD([.A62];[.$N$4])))" office:value-type="float" office:value="1" calcext:value-type="float">
            <text:p>1</text:p>
          </table:table-cell>
          <table:table-cell table:formula="of:=INDIRECT(ADDRESS(5;15+MOD([.A62]/[.$N$4];[.$N$5])))" office:value-type="float" office:value="1" calcext:value-type="float">
            <text:p>1</text:p>
          </table:table-cell>
          <table:table-cell table:formula="of:=INDIRECT(ADDRESS(6;15+MOD([.A62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2]*[.D62]/([.B62])" office:value-type="float" office:value="14745600" calcext:value-type="float">
            <text:p>14745600</text:p>
          </table:table-cell>
          <table:table-cell table:formula="of:=[.F62]/[.C62]" office:value-type="float" office:value="14745600" calcext:value-type="float">
            <text:p>14745600</text:p>
          </table:table-cell>
          <table:table-cell table:formula="of:=IF(AND(AND([.F62]&gt;[.$N$9];[.F62]&lt;[.$N$10]);[.G62]&lt;[.$N$14]))" office:value-type="boolean" office:boolean-value="false" calcext:value-type="boolean">
            <text:p>FALSE</text:p>
          </table:table-cell>
          <table:table-cell table:formula="of:=IF( AND(AND([.F62]&gt;[.$N$11]; [.F62]&lt;[.$N$12]);[.G62]&lt;[.$N$14]))" office:value-type="boolean" office:boolean-value="false" calcext:value-type="boolean">
            <text:p>FALSE</text:p>
          </table:table-cell>
          <table:table-cell table:formula="of:=[.G62]/1000000" office:value-type="float" office:value="14.7456" calcext:value-type="float">
            <text:p>14.7456</text:p>
          </table:table-cell>
          <table:table-cell table:number-columns-repeated="1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INDIRECT(ADDRESS(4;15+MOD([.A63];[.$N$4])))" office:value-type="float" office:value="2" calcext:value-type="float">
            <text:p>2</text:p>
          </table:table-cell>
          <table:table-cell table:formula="of:=INDIRECT(ADDRESS(5;15+MOD([.A63]/[.$N$4];[.$N$5])))" office:value-type="float" office:value="1" calcext:value-type="float">
            <text:p>1</text:p>
          </table:table-cell>
          <table:table-cell table:formula="of:=INDIRECT(ADDRESS(6;15+MOD([.A63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3]*[.D63]/([.B63])" office:value-type="float" office:value="7372800" calcext:value-type="float">
            <text:p>7372800</text:p>
          </table:table-cell>
          <table:table-cell table:formula="of:=[.F63]/[.C63]" office:value-type="float" office:value="7372800" calcext:value-type="float">
            <text:p>7372800</text:p>
          </table:table-cell>
          <table:table-cell table:formula="of:=IF(AND(AND([.F63]&gt;[.$N$9];[.F63]&lt;[.$N$10]);[.G63]&lt;[.$N$14]))" office:value-type="boolean" office:boolean-value="true" calcext:value-type="boolean">
            <text:p>TRUE</text:p>
          </table:table-cell>
          <table:table-cell table:formula="of:=IF( AND(AND([.F63]&gt;[.$N$11]; [.F63]&lt;[.$N$12]);[.G63]&lt;[.$N$14]))" office:value-type="boolean" office:boolean-value="false" calcext:value-type="boolean">
            <text:p>FALSE</text:p>
          </table:table-cell>
          <table:table-cell table:formula="of:=[.G63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INDIRECT(ADDRESS(4;15+MOD([.A64];[.$N$4])))" office:value-type="float" office:value="3" calcext:value-type="float">
            <text:p>3</text:p>
          </table:table-cell>
          <table:table-cell table:formula="of:=INDIRECT(ADDRESS(5;15+MOD([.A64]/[.$N$4];[.$N$5])))" office:value-type="float" office:value="1" calcext:value-type="float">
            <text:p>1</text:p>
          </table:table-cell>
          <table:table-cell table:formula="of:=INDIRECT(ADDRESS(6;15+MOD([.A64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4]*[.D64]/([.B64])" office:value-type="float" office:value="4915200" calcext:value-type="float">
            <text:p>4915200</text:p>
          </table:table-cell>
          <table:table-cell table:formula="of:=[.F64]/[.C64]" office:value-type="float" office:value="4915200" calcext:value-type="float">
            <text:p>4915200</text:p>
          </table:table-cell>
          <table:table-cell table:formula="of:=IF(AND(AND([.F64]&gt;[.$N$9];[.F64]&lt;[.$N$10]);[.G64]&lt;[.$N$14]))" office:value-type="boolean" office:boolean-value="false" calcext:value-type="boolean">
            <text:p>FALSE</text:p>
          </table:table-cell>
          <table:table-cell table:formula="of:=IF( AND(AND([.F64]&gt;[.$N$11]; [.F64]&lt;[.$N$12]);[.G64]&lt;[.$N$14]))" office:value-type="boolean" office:boolean-value="false" calcext:value-type="boolean">
            <text:p>FALSE</text:p>
          </table:table-cell>
          <table:table-cell table:formula="of:=[.G64]/1000000" office:value-type="float" office:value="4.9152" calcext:value-type="float">
            <text:p>4.9152</text:p>
          </table:table-cell>
          <table:table-cell table:number-columns-repeated="1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INDIRECT(ADDRESS(4;15+MOD([.A65];[.$N$4])))" office:value-type="float" office:value="4" calcext:value-type="float">
            <text:p>4</text:p>
          </table:table-cell>
          <table:table-cell table:formula="of:=INDIRECT(ADDRESS(5;15+MOD([.A65]/[.$N$4];[.$N$5])))" office:value-type="float" office:value="1" calcext:value-type="float">
            <text:p>1</text:p>
          </table:table-cell>
          <table:table-cell table:formula="of:=INDIRECT(ADDRESS(6;15+MOD([.A65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5]*[.D65]/([.B65])" office:value-type="float" office:value="3686400" calcext:value-type="float">
            <text:p>3686400</text:p>
          </table:table-cell>
          <table:table-cell table:formula="of:=[.F65]/[.C65]" office:value-type="float" office:value="3686400" calcext:value-type="float">
            <text:p>3686400</text:p>
          </table:table-cell>
          <table:table-cell table:formula="of:=IF(AND(AND([.F65]&gt;[.$N$9];[.F65]&lt;[.$N$10]);[.G65]&lt;[.$N$14]))" office:value-type="boolean" office:boolean-value="false" calcext:value-type="boolean">
            <text:p>FALSE</text:p>
          </table:table-cell>
          <table:table-cell table:formula="of:=IF( AND(AND([.F65]&gt;[.$N$11]; [.F65]&lt;[.$N$12]);[.G65]&lt;[.$N$14]))" office:value-type="boolean" office:boolean-value="false" calcext:value-type="boolean">
            <text:p>FALSE</text:p>
          </table:table-cell>
          <table:table-cell table:formula="of:=[.G65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INDIRECT(ADDRESS(4;15+MOD([.A66];[.$N$4])))" office:value-type="float" office:value="1" calcext:value-type="float">
            <text:p>1</text:p>
          </table:table-cell>
          <table:table-cell table:formula="of:=INDIRECT(ADDRESS(5;15+MOD([.A66]/[.$N$4];[.$N$5])))" office:value-type="float" office:value="2" calcext:value-type="float">
            <text:p>2</text:p>
          </table:table-cell>
          <table:table-cell table:formula="of:=INDIRECT(ADDRESS(6;15+MOD([.A66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6]*[.D66]/([.B66])" office:value-type="float" office:value="14745600" calcext:value-type="float">
            <text:p>14745600</text:p>
          </table:table-cell>
          <table:table-cell table:formula="of:=[.F66]/[.C66]" office:value-type="float" office:value="7372800" calcext:value-type="float">
            <text:p>7372800</text:p>
          </table:table-cell>
          <table:table-cell table:formula="of:=IF(AND(AND([.F66]&gt;[.$N$9];[.F66]&lt;[.$N$10]);[.G66]&lt;[.$N$14]))" office:value-type="boolean" office:boolean-value="false" calcext:value-type="boolean">
            <text:p>FALSE</text:p>
          </table:table-cell>
          <table:table-cell table:formula="of:=IF( AND(AND([.F66]&gt;[.$N$11]; [.F66]&lt;[.$N$12]);[.G66]&lt;[.$N$14]))" office:value-type="boolean" office:boolean-value="false" calcext:value-type="boolean">
            <text:p>FALSE</text:p>
          </table:table-cell>
          <table:table-cell table:formula="of:=[.G66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INDIRECT(ADDRESS(4;15+MOD([.A67];[.$N$4])))" office:value-type="float" office:value="2" calcext:value-type="float">
            <text:p>2</text:p>
          </table:table-cell>
          <table:table-cell table:formula="of:=INDIRECT(ADDRESS(5;15+MOD([.A67]/[.$N$4];[.$N$5])))" office:value-type="float" office:value="2" calcext:value-type="float">
            <text:p>2</text:p>
          </table:table-cell>
          <table:table-cell table:formula="of:=INDIRECT(ADDRESS(6;15+MOD([.A67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7]*[.D67]/([.B67])" office:value-type="float" office:value="7372800" calcext:value-type="float">
            <text:p>7372800</text:p>
          </table:table-cell>
          <table:table-cell table:formula="of:=[.F67]/[.C67]" office:value-type="float" office:value="3686400" calcext:value-type="float">
            <text:p>3686400</text:p>
          </table:table-cell>
          <table:table-cell table:formula="of:=IF(AND(AND([.F67]&gt;[.$N$9];[.F67]&lt;[.$N$10]);[.G67]&lt;[.$N$14]))" office:value-type="boolean" office:boolean-value="true" calcext:value-type="boolean">
            <text:p>TRUE</text:p>
          </table:table-cell>
          <table:table-cell table:formula="of:=IF( AND(AND([.F67]&gt;[.$N$11]; [.F67]&lt;[.$N$12]);[.G67]&lt;[.$N$14]))" office:value-type="boolean" office:boolean-value="false" calcext:value-type="boolean">
            <text:p>FALSE</text:p>
          </table:table-cell>
          <table:table-cell table:formula="of:=[.G67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INDIRECT(ADDRESS(4;15+MOD([.A68];[.$N$4])))" office:value-type="float" office:value="3" calcext:value-type="float">
            <text:p>3</text:p>
          </table:table-cell>
          <table:table-cell table:formula="of:=INDIRECT(ADDRESS(5;15+MOD([.A68]/[.$N$4];[.$N$5])))" office:value-type="float" office:value="2" calcext:value-type="float">
            <text:p>2</text:p>
          </table:table-cell>
          <table:table-cell table:formula="of:=INDIRECT(ADDRESS(6;15+MOD([.A68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8]*[.D68]/([.B68])" office:value-type="float" office:value="4915200" calcext:value-type="float">
            <text:p>4915200</text:p>
          </table:table-cell>
          <table:table-cell table:formula="of:=[.F68]/[.C68]" office:value-type="float" office:value="2457600" calcext:value-type="float">
            <text:p>2457600</text:p>
          </table:table-cell>
          <table:table-cell table:formula="of:=IF(AND(AND([.F68]&gt;[.$N$9];[.F68]&lt;[.$N$10]);[.G68]&lt;[.$N$14]))" office:value-type="boolean" office:boolean-value="false" calcext:value-type="boolean">
            <text:p>FALSE</text:p>
          </table:table-cell>
          <table:table-cell table:formula="of:=IF( AND(AND([.F68]&gt;[.$N$11]; [.F68]&lt;[.$N$12]);[.G68]&lt;[.$N$14]))" office:value-type="boolean" office:boolean-value="false" calcext:value-type="boolean">
            <text:p>FALSE</text:p>
          </table:table-cell>
          <table:table-cell table:formula="of:=[.G68]/1000000" office:value-type="float" office:value="2.4576" calcext:value-type="float">
            <text:p>2.4576</text:p>
          </table:table-cell>
          <table:table-cell table:number-columns-repeated="1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INDIRECT(ADDRESS(4;15+MOD([.A69];[.$N$4])))" office:value-type="float" office:value="4" calcext:value-type="float">
            <text:p>4</text:p>
          </table:table-cell>
          <table:table-cell table:formula="of:=INDIRECT(ADDRESS(5;15+MOD([.A69]/[.$N$4];[.$N$5])))" office:value-type="float" office:value="2" calcext:value-type="float">
            <text:p>2</text:p>
          </table:table-cell>
          <table:table-cell table:formula="of:=INDIRECT(ADDRESS(6;15+MOD([.A69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9]*[.D69]/([.B69])" office:value-type="float" office:value="3686400" calcext:value-type="float">
            <text:p>3686400</text:p>
          </table:table-cell>
          <table:table-cell table:formula="of:=[.F69]/[.C69]" office:value-type="float" office:value="1843200" calcext:value-type="float">
            <text:p>1843200</text:p>
          </table:table-cell>
          <table:table-cell table:formula="of:=IF(AND(AND([.F69]&gt;[.$N$9];[.F69]&lt;[.$N$10]);[.G69]&lt;[.$N$14]))" office:value-type="boolean" office:boolean-value="false" calcext:value-type="boolean">
            <text:p>FALSE</text:p>
          </table:table-cell>
          <table:table-cell table:formula="of:=IF( AND(AND([.F69]&gt;[.$N$11]; [.F69]&lt;[.$N$12]);[.G69]&lt;[.$N$14]))" office:value-type="boolean" office:boolean-value="false" calcext:value-type="boolean">
            <text:p>FALSE</text:p>
          </table:table-cell>
          <table:table-cell table:formula="of:=[.G69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INDIRECT(ADDRESS(4;15+MOD([.A70];[.$N$4])))" office:value-type="float" office:value="1" calcext:value-type="float">
            <text:p>1</text:p>
          </table:table-cell>
          <table:table-cell table:formula="of:=INDIRECT(ADDRESS(5;15+MOD([.A70]/[.$N$4];[.$N$5])))" office:value-type="float" office:value="4" calcext:value-type="float">
            <text:p>4</text:p>
          </table:table-cell>
          <table:table-cell table:formula="of:=INDIRECT(ADDRESS(6;15+MOD([.A70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0]*[.D70]/([.B70])" office:value-type="float" office:value="14745600" calcext:value-type="float">
            <text:p>14745600</text:p>
          </table:table-cell>
          <table:table-cell table:formula="of:=[.F70]/[.C70]" office:value-type="float" office:value="3686400" calcext:value-type="float">
            <text:p>3686400</text:p>
          </table:table-cell>
          <table:table-cell table:formula="of:=IF(AND(AND([.F70]&gt;[.$N$9];[.F70]&lt;[.$N$10]);[.G70]&lt;[.$N$14]))" office:value-type="boolean" office:boolean-value="false" calcext:value-type="boolean">
            <text:p>FALSE</text:p>
          </table:table-cell>
          <table:table-cell table:formula="of:=IF( AND(AND([.F70]&gt;[.$N$11]; [.F70]&lt;[.$N$12]);[.G70]&lt;[.$N$14]))" office:value-type="boolean" office:boolean-value="false" calcext:value-type="boolean">
            <text:p>FALSE</text:p>
          </table:table-cell>
          <table:table-cell table:formula="of:=[.G70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INDIRECT(ADDRESS(4;15+MOD([.A71];[.$N$4])))" office:value-type="float" office:value="2" calcext:value-type="float">
            <text:p>2</text:p>
          </table:table-cell>
          <table:table-cell table:formula="of:=INDIRECT(ADDRESS(5;15+MOD([.A71]/[.$N$4];[.$N$5])))" office:value-type="float" office:value="4" calcext:value-type="float">
            <text:p>4</text:p>
          </table:table-cell>
          <table:table-cell table:formula="of:=INDIRECT(ADDRESS(6;15+MOD([.A71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1]*[.D71]/([.B71])" office:value-type="float" office:value="7372800" calcext:value-type="float">
            <text:p>7372800</text:p>
          </table:table-cell>
          <table:table-cell table:formula="of:=[.F71]/[.C71]" office:value-type="float" office:value="1843200" calcext:value-type="float">
            <text:p>1843200</text:p>
          </table:table-cell>
          <table:table-cell table:formula="of:=IF(AND(AND([.F71]&gt;[.$N$9];[.F71]&lt;[.$N$10]);[.G71]&lt;[.$N$14]))" office:value-type="boolean" office:boolean-value="true" calcext:value-type="boolean">
            <text:p>TRUE</text:p>
          </table:table-cell>
          <table:table-cell table:formula="of:=IF( AND(AND([.F71]&gt;[.$N$11]; [.F71]&lt;[.$N$12]);[.G71]&lt;[.$N$14]))" office:value-type="boolean" office:boolean-value="false" calcext:value-type="boolean">
            <text:p>FALSE</text:p>
          </table:table-cell>
          <table:table-cell table:formula="of:=[.G71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INDIRECT(ADDRESS(4;15+MOD([.A72];[.$N$4])))" office:value-type="float" office:value="3" calcext:value-type="float">
            <text:p>3</text:p>
          </table:table-cell>
          <table:table-cell table:formula="of:=INDIRECT(ADDRESS(5;15+MOD([.A72]/[.$N$4];[.$N$5])))" office:value-type="float" office:value="4" calcext:value-type="float">
            <text:p>4</text:p>
          </table:table-cell>
          <table:table-cell table:formula="of:=INDIRECT(ADDRESS(6;15+MOD([.A72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2]*[.D72]/([.B72])" office:value-type="float" office:value="4915200" calcext:value-type="float">
            <text:p>4915200</text:p>
          </table:table-cell>
          <table:table-cell table:formula="of:=[.F72]/[.C72]" office:value-type="float" office:value="1228800" calcext:value-type="float">
            <text:p>1228800</text:p>
          </table:table-cell>
          <table:table-cell table:formula="of:=IF(AND(AND([.F72]&gt;[.$N$9];[.F72]&lt;[.$N$10]);[.G72]&lt;[.$N$14]))" office:value-type="boolean" office:boolean-value="false" calcext:value-type="boolean">
            <text:p>FALSE</text:p>
          </table:table-cell>
          <table:table-cell table:formula="of:=IF( AND(AND([.F72]&gt;[.$N$11]; [.F72]&lt;[.$N$12]);[.G72]&lt;[.$N$14]))" office:value-type="boolean" office:boolean-value="false" calcext:value-type="boolean">
            <text:p>FALSE</text:p>
          </table:table-cell>
          <table:table-cell table:formula="of:=[.G72]/1000000" office:value-type="float" office:value="1.2288" calcext:value-type="float">
            <text:p>1.2288</text:p>
          </table:table-cell>
          <table:table-cell table:number-columns-repeated="1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INDIRECT(ADDRESS(4;15+MOD([.A73];[.$N$4])))" office:value-type="float" office:value="4" calcext:value-type="float">
            <text:p>4</text:p>
          </table:table-cell>
          <table:table-cell table:formula="of:=INDIRECT(ADDRESS(5;15+MOD([.A73]/[.$N$4];[.$N$5])))" office:value-type="float" office:value="4" calcext:value-type="float">
            <text:p>4</text:p>
          </table:table-cell>
          <table:table-cell table:formula="of:=INDIRECT(ADDRESS(6;15+MOD([.A73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3]*[.D73]/([.B73])" office:value-type="float" office:value="3686400" calcext:value-type="float">
            <text:p>3686400</text:p>
          </table:table-cell>
          <table:table-cell table:formula="of:=[.F73]/[.C73]" office:value-type="float" office:value="921600" calcext:value-type="float">
            <text:p>921600</text:p>
          </table:table-cell>
          <table:table-cell table:formula="of:=IF(AND(AND([.F73]&gt;[.$N$9];[.F73]&lt;[.$N$10]);[.G73]&lt;[.$N$14]))" office:value-type="boolean" office:boolean-value="false" calcext:value-type="boolean">
            <text:p>FALSE</text:p>
          </table:table-cell>
          <table:table-cell table:formula="of:=IF( AND(AND([.F73]&gt;[.$N$11]; [.F73]&lt;[.$N$12]);[.G73]&lt;[.$N$14]))" office:value-type="boolean" office:boolean-value="false" calcext:value-type="boolean">
            <text:p>FALSE</text:p>
          </table:table-cell>
          <table:table-cell table:formula="of:=[.G73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INDIRECT(ADDRESS(4;15+MOD([.A74];[.$N$4])))" office:value-type="float" office:value="1" calcext:value-type="float">
            <text:p>1</text:p>
          </table:table-cell>
          <table:table-cell table:formula="of:=INDIRECT(ADDRESS(5;15+MOD([.A74]/[.$N$4];[.$N$5])))" office:value-type="float" office:value="8" calcext:value-type="float">
            <text:p>8</text:p>
          </table:table-cell>
          <table:table-cell table:formula="of:=INDIRECT(ADDRESS(6;15+MOD([.A74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4]*[.D74]/([.B74])" office:value-type="float" office:value="14745600" calcext:value-type="float">
            <text:p>14745600</text:p>
          </table:table-cell>
          <table:table-cell table:formula="of:=[.F74]/[.C74]" office:value-type="float" office:value="1843200" calcext:value-type="float">
            <text:p>1843200</text:p>
          </table:table-cell>
          <table:table-cell table:formula="of:=IF(AND(AND([.F74]&gt;[.$N$9];[.F74]&lt;[.$N$10]);[.G74]&lt;[.$N$14]))" office:value-type="boolean" office:boolean-value="false" calcext:value-type="boolean">
            <text:p>FALSE</text:p>
          </table:table-cell>
          <table:table-cell table:formula="of:=IF( AND(AND([.F74]&gt;[.$N$11]; [.F74]&lt;[.$N$12]);[.G74]&lt;[.$N$14]))" office:value-type="boolean" office:boolean-value="false" calcext:value-type="boolean">
            <text:p>FALSE</text:p>
          </table:table-cell>
          <table:table-cell table:formula="of:=[.G74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INDIRECT(ADDRESS(4;15+MOD([.A75];[.$N$4])))" office:value-type="float" office:value="2" calcext:value-type="float">
            <text:p>2</text:p>
          </table:table-cell>
          <table:table-cell table:formula="of:=INDIRECT(ADDRESS(5;15+MOD([.A75]/[.$N$4];[.$N$5])))" office:value-type="float" office:value="8" calcext:value-type="float">
            <text:p>8</text:p>
          </table:table-cell>
          <table:table-cell table:formula="of:=INDIRECT(ADDRESS(6;15+MOD([.A75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5]*[.D75]/([.B75])" office:value-type="float" office:value="7372800" calcext:value-type="float">
            <text:p>7372800</text:p>
          </table:table-cell>
          <table:table-cell table:formula="of:=[.F75]/[.C75]" office:value-type="float" office:value="921600" calcext:value-type="float">
            <text:p>921600</text:p>
          </table:table-cell>
          <table:table-cell table:formula="of:=IF(AND(AND([.F75]&gt;[.$N$9];[.F75]&lt;[.$N$10]);[.G75]&lt;[.$N$14]))" office:value-type="boolean" office:boolean-value="true" calcext:value-type="boolean">
            <text:p>TRUE</text:p>
          </table:table-cell>
          <table:table-cell table:formula="of:=IF( AND(AND([.F75]&gt;[.$N$11]; [.F75]&lt;[.$N$12]);[.G75]&lt;[.$N$14]))" office:value-type="boolean" office:boolean-value="false" calcext:value-type="boolean">
            <text:p>FALSE</text:p>
          </table:table-cell>
          <table:table-cell table:formula="of:=[.G75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INDIRECT(ADDRESS(4;15+MOD([.A76];[.$N$4])))" office:value-type="float" office:value="3" calcext:value-type="float">
            <text:p>3</text:p>
          </table:table-cell>
          <table:table-cell table:formula="of:=INDIRECT(ADDRESS(5;15+MOD([.A76]/[.$N$4];[.$N$5])))" office:value-type="float" office:value="8" calcext:value-type="float">
            <text:p>8</text:p>
          </table:table-cell>
          <table:table-cell table:formula="of:=INDIRECT(ADDRESS(6;15+MOD([.A76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6]*[.D76]/([.B76])" office:value-type="float" office:value="4915200" calcext:value-type="float">
            <text:p>4915200</text:p>
          </table:table-cell>
          <table:table-cell table:formula="of:=[.F76]/[.C76]" office:value-type="float" office:value="614400" calcext:value-type="float">
            <text:p>614400</text:p>
          </table:table-cell>
          <table:table-cell table:formula="of:=IF(AND(AND([.F76]&gt;[.$N$9];[.F76]&lt;[.$N$10]);[.G76]&lt;[.$N$14]))" office:value-type="boolean" office:boolean-value="false" calcext:value-type="boolean">
            <text:p>FALSE</text:p>
          </table:table-cell>
          <table:table-cell table:formula="of:=IF( AND(AND([.F76]&gt;[.$N$11]; [.F76]&lt;[.$N$12]);[.G76]&lt;[.$N$14]))" office:value-type="boolean" office:boolean-value="false" calcext:value-type="boolean">
            <text:p>FALSE</text:p>
          </table:table-cell>
          <table:table-cell table:formula="of:=[.G76]/1000000" office:value-type="float" office:value="0.6144" calcext:value-type="float">
            <text:p>0.6144</text:p>
          </table:table-cell>
          <table:table-cell table:number-columns-repeated="1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INDIRECT(ADDRESS(4;15+MOD([.A77];[.$N$4])))" office:value-type="float" office:value="4" calcext:value-type="float">
            <text:p>4</text:p>
          </table:table-cell>
          <table:table-cell table:formula="of:=INDIRECT(ADDRESS(5;15+MOD([.A77]/[.$N$4];[.$N$5])))" office:value-type="float" office:value="8" calcext:value-type="float">
            <text:p>8</text:p>
          </table:table-cell>
          <table:table-cell table:formula="of:=INDIRECT(ADDRESS(6;15+MOD([.A77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7]*[.D77]/([.B77])" office:value-type="float" office:value="3686400" calcext:value-type="float">
            <text:p>3686400</text:p>
          </table:table-cell>
          <table:table-cell table:formula="of:=[.F77]/[.C77]" office:value-type="float" office:value="460800" calcext:value-type="float">
            <text:p>460800</text:p>
          </table:table-cell>
          <table:table-cell table:formula="of:=IF(AND(AND([.F77]&gt;[.$N$9];[.F77]&lt;[.$N$10]);[.G77]&lt;[.$N$14]))" office:value-type="boolean" office:boolean-value="false" calcext:value-type="boolean">
            <text:p>FALSE</text:p>
          </table:table-cell>
          <table:table-cell table:formula="of:=IF( AND(AND([.F77]&gt;[.$N$11]; [.F77]&lt;[.$N$12]);[.G77]&lt;[.$N$14]))" office:value-type="boolean" office:boolean-value="false" calcext:value-type="boolean">
            <text:p>FALSE</text:p>
          </table:table-cell>
          <table:table-cell table:formula="of:=[.G77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INDIRECT(ADDRESS(4;15+MOD([.A78];[.$N$4])))" office:value-type="float" office:value="1" calcext:value-type="float">
            <text:p>1</text:p>
          </table:table-cell>
          <table:table-cell table:formula="of:=INDIRECT(ADDRESS(5;15+MOD([.A78]/[.$N$4];[.$N$5])))" office:value-type="float" office:value="16" calcext:value-type="float">
            <text:p>16</text:p>
          </table:table-cell>
          <table:table-cell table:formula="of:=INDIRECT(ADDRESS(6;15+MOD([.A78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8]*[.D78]/([.B78])" office:value-type="float" office:value="14745600" calcext:value-type="float">
            <text:p>14745600</text:p>
          </table:table-cell>
          <table:table-cell table:formula="of:=[.F78]/[.C78]" office:value-type="float" office:value="921600" calcext:value-type="float">
            <text:p>921600</text:p>
          </table:table-cell>
          <table:table-cell table:formula="of:=IF(AND(AND([.F78]&gt;[.$N$9];[.F78]&lt;[.$N$10]);[.G78]&lt;[.$N$14]))" office:value-type="boolean" office:boolean-value="false" calcext:value-type="boolean">
            <text:p>FALSE</text:p>
          </table:table-cell>
          <table:table-cell table:formula="of:=IF( AND(AND([.F78]&gt;[.$N$11]; [.F78]&lt;[.$N$12]);[.G78]&lt;[.$N$14]))" office:value-type="boolean" office:boolean-value="false" calcext:value-type="boolean">
            <text:p>FALSE</text:p>
          </table:table-cell>
          <table:table-cell table:formula="of:=[.G78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INDIRECT(ADDRESS(4;15+MOD([.A79];[.$N$4])))" office:value-type="float" office:value="2" calcext:value-type="float">
            <text:p>2</text:p>
          </table:table-cell>
          <table:table-cell table:formula="of:=INDIRECT(ADDRESS(5;15+MOD([.A79]/[.$N$4];[.$N$5])))" office:value-type="float" office:value="16" calcext:value-type="float">
            <text:p>16</text:p>
          </table:table-cell>
          <table:table-cell table:formula="of:=INDIRECT(ADDRESS(6;15+MOD([.A79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9]*[.D79]/([.B79])" office:value-type="float" office:value="7372800" calcext:value-type="float">
            <text:p>7372800</text:p>
          </table:table-cell>
          <table:table-cell table:formula="of:=[.F79]/[.C79]" office:value-type="float" office:value="460800" calcext:value-type="float">
            <text:p>460800</text:p>
          </table:table-cell>
          <table:table-cell table:formula="of:=IF(AND(AND([.F79]&gt;[.$N$9];[.F79]&lt;[.$N$10]);[.G79]&lt;[.$N$14]))" office:value-type="boolean" office:boolean-value="true" calcext:value-type="boolean">
            <text:p>TRUE</text:p>
          </table:table-cell>
          <table:table-cell table:formula="of:=IF( AND(AND([.F79]&gt;[.$N$11]; [.F79]&lt;[.$N$12]);[.G79]&lt;[.$N$14]))" office:value-type="boolean" office:boolean-value="false" calcext:value-type="boolean">
            <text:p>FALSE</text:p>
          </table:table-cell>
          <table:table-cell table:formula="of:=[.G79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INDIRECT(ADDRESS(4;15+MOD([.A80];[.$N$4])))" office:value-type="float" office:value="3" calcext:value-type="float">
            <text:p>3</text:p>
          </table:table-cell>
          <table:table-cell table:formula="of:=INDIRECT(ADDRESS(5;15+MOD([.A80]/[.$N$4];[.$N$5])))" office:value-type="float" office:value="16" calcext:value-type="float">
            <text:p>16</text:p>
          </table:table-cell>
          <table:table-cell table:formula="of:=INDIRECT(ADDRESS(6;15+MOD([.A80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0]*[.D80]/([.B80])" office:value-type="float" office:value="4915200" calcext:value-type="float">
            <text:p>4915200</text:p>
          </table:table-cell>
          <table:table-cell table:formula="of:=[.F80]/[.C80]" office:value-type="float" office:value="307200" calcext:value-type="float">
            <text:p>307200</text:p>
          </table:table-cell>
          <table:table-cell table:formula="of:=IF(AND(AND([.F80]&gt;[.$N$9];[.F80]&lt;[.$N$10]);[.G80]&lt;[.$N$14]))" office:value-type="boolean" office:boolean-value="false" calcext:value-type="boolean">
            <text:p>FALSE</text:p>
          </table:table-cell>
          <table:table-cell table:formula="of:=IF( AND(AND([.F80]&gt;[.$N$11]; [.F80]&lt;[.$N$12]);[.G80]&lt;[.$N$14]))" office:value-type="boolean" office:boolean-value="false" calcext:value-type="boolean">
            <text:p>FALSE</text:p>
          </table:table-cell>
          <table:table-cell table:formula="of:=[.G80]/1000000" office:value-type="float" office:value="0.3072" calcext:value-type="float">
            <text:p>0.3072</text:p>
          </table:table-cell>
          <table:table-cell table:number-columns-repeated="1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INDIRECT(ADDRESS(4;15+MOD([.A81];[.$N$4])))" office:value-type="float" office:value="4" calcext:value-type="float">
            <text:p>4</text:p>
          </table:table-cell>
          <table:table-cell table:formula="of:=INDIRECT(ADDRESS(5;15+MOD([.A81]/[.$N$4];[.$N$5])))" office:value-type="float" office:value="16" calcext:value-type="float">
            <text:p>16</text:p>
          </table:table-cell>
          <table:table-cell table:formula="of:=INDIRECT(ADDRESS(6;15+MOD([.A81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1]*[.D81]/([.B81])" office:value-type="float" office:value="3686400" calcext:value-type="float">
            <text:p>3686400</text:p>
          </table:table-cell>
          <table:table-cell table:formula="of:=[.F81]/[.C81]" office:value-type="float" office:value="230400" calcext:value-type="float">
            <text:p>230400</text:p>
          </table:table-cell>
          <table:table-cell table:formula="of:=IF(AND(AND([.F81]&gt;[.$N$9];[.F81]&lt;[.$N$10]);[.G81]&lt;[.$N$14]))" office:value-type="boolean" office:boolean-value="false" calcext:value-type="boolean">
            <text:p>FALSE</text:p>
          </table:table-cell>
          <table:table-cell table:formula="of:=IF( AND(AND([.F81]&gt;[.$N$11]; [.F81]&lt;[.$N$12]);[.G81]&lt;[.$N$14]))" office:value-type="boolean" office:boolean-value="false" calcext:value-type="boolean">
            <text:p>FALSE</text:p>
          </table:table-cell>
          <table:table-cell table:formula="of:=[.G81]/1000000" office:value-type="float" office:value="0.2304" calcext:value-type="float">
            <text:p>0.2304</text:p>
          </table:table-cell>
          <table:table-cell table:number-columns-repeated="1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INDIRECT(ADDRESS(4;15+MOD([.A82];[.$N$4])))" office:value-type="float" office:value="1" calcext:value-type="float">
            <text:p>1</text:p>
          </table:table-cell>
          <table:table-cell table:formula="of:=INDIRECT(ADDRESS(5;15+MOD([.A82]/[.$N$4];[.$N$5])))" office:value-type="float" office:value="1" calcext:value-type="float">
            <text:p>1</text:p>
          </table:table-cell>
          <table:table-cell table:formula="of:=INDIRECT(ADDRESS(6;15+MOD([.A82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2]*[.D82]/([.B82])" office:value-type="float" office:value="23592960" calcext:value-type="float">
            <text:p>23592960</text:p>
          </table:table-cell>
          <table:table-cell table:formula="of:=[.F82]/[.C82]" office:value-type="float" office:value="23592960" calcext:value-type="float">
            <text:p>23592960</text:p>
          </table:table-cell>
          <table:table-cell table:formula="of:=IF(AND(AND([.F82]&gt;[.$N$9];[.F82]&lt;[.$N$10]);[.G82]&lt;[.$N$14]))" office:value-type="boolean" office:boolean-value="false" calcext:value-type="boolean">
            <text:p>FALSE</text:p>
          </table:table-cell>
          <table:table-cell table:formula="of:=IF( AND(AND([.F82]&gt;[.$N$11]; [.F82]&lt;[.$N$12]);[.G82]&lt;[.$N$14]))" office:value-type="boolean" office:boolean-value="false" calcext:value-type="boolean">
            <text:p>FALSE</text:p>
          </table:table-cell>
          <table:table-cell table:formula="of:=[.G82]/1000000" office:value-type="float" office:value="23.59296" calcext:value-type="float">
            <text:p>23.59296</text:p>
          </table:table-cell>
          <table:table-cell table:number-columns-repeated="1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INDIRECT(ADDRESS(4;15+MOD([.A83];[.$N$4])))" office:value-type="float" office:value="2" calcext:value-type="float">
            <text:p>2</text:p>
          </table:table-cell>
          <table:table-cell table:formula="of:=INDIRECT(ADDRESS(5;15+MOD([.A83]/[.$N$4];[.$N$5])))" office:value-type="float" office:value="1" calcext:value-type="float">
            <text:p>1</text:p>
          </table:table-cell>
          <table:table-cell table:formula="of:=INDIRECT(ADDRESS(6;15+MOD([.A83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3]*[.D83]/([.B83])" office:value-type="float" office:value="11796480" calcext:value-type="float">
            <text:p>11796480</text:p>
          </table:table-cell>
          <table:table-cell table:formula="of:=[.F83]/[.C83]" office:value-type="float" office:value="11796480" calcext:value-type="float">
            <text:p>11796480</text:p>
          </table:table-cell>
          <table:table-cell table:formula="of:=IF(AND(AND([.F83]&gt;[.$N$9];[.F83]&lt;[.$N$10]);[.G83]&lt;[.$N$14]))" office:value-type="boolean" office:boolean-value="false" calcext:value-type="boolean">
            <text:p>FALSE</text:p>
          </table:table-cell>
          <table:table-cell table:formula="of:=IF( AND(AND([.F83]&gt;[.$N$11]; [.F83]&lt;[.$N$12]);[.G83]&lt;[.$N$14]))" office:value-type="boolean" office:boolean-value="false" calcext:value-type="boolean">
            <text:p>FALSE</text:p>
          </table:table-cell>
          <table:table-cell table:formula="of:=[.G83]/1000000" office:value-type="float" office:value="11.79648" calcext:value-type="float">
            <text:p>11.79648</text:p>
          </table:table-cell>
          <table:table-cell table:number-columns-repeated="1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INDIRECT(ADDRESS(4;15+MOD([.A84];[.$N$4])))" office:value-type="float" office:value="3" calcext:value-type="float">
            <text:p>3</text:p>
          </table:table-cell>
          <table:table-cell table:formula="of:=INDIRECT(ADDRESS(5;15+MOD([.A84]/[.$N$4];[.$N$5])))" office:value-type="float" office:value="1" calcext:value-type="float">
            <text:p>1</text:p>
          </table:table-cell>
          <table:table-cell table:formula="of:=INDIRECT(ADDRESS(6;15+MOD([.A84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4]*[.D84]/([.B84])" office:value-type="float" office:value="7864320" calcext:value-type="float">
            <text:p>7864320</text:p>
          </table:table-cell>
          <table:table-cell table:formula="of:=[.F84]/[.C84]" office:value-type="float" office:value="7864320" calcext:value-type="float">
            <text:p>7864320</text:p>
          </table:table-cell>
          <table:table-cell table:formula="of:=IF(AND(AND([.F84]&gt;[.$N$9];[.F84]&lt;[.$N$10]);[.G84]&lt;[.$N$14]))" office:value-type="boolean" office:boolean-value="true" calcext:value-type="boolean">
            <text:p>TRUE</text:p>
          </table:table-cell>
          <table:table-cell table:formula="of:=IF( AND(AND([.F84]&gt;[.$N$11]; [.F84]&lt;[.$N$12]);[.G84]&lt;[.$N$14]))" office:value-type="boolean" office:boolean-value="false" calcext:value-type="boolean">
            <text:p>FALSE</text:p>
          </table:table-cell>
          <table:table-cell table:formula="of:=[.G84]/1000000" office:value-type="float" office:value="7.86432" calcext:value-type="float">
            <text:p>7.86432</text:p>
          </table:table-cell>
          <table:table-cell table:number-columns-repeated="1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INDIRECT(ADDRESS(4;15+MOD([.A85];[.$N$4])))" office:value-type="float" office:value="4" calcext:value-type="float">
            <text:p>4</text:p>
          </table:table-cell>
          <table:table-cell table:formula="of:=INDIRECT(ADDRESS(5;15+MOD([.A85]/[.$N$4];[.$N$5])))" office:value-type="float" office:value="1" calcext:value-type="float">
            <text:p>1</text:p>
          </table:table-cell>
          <table:table-cell table:formula="of:=INDIRECT(ADDRESS(6;15+MOD([.A85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5]*[.D85]/([.B85])" office:value-type="float" office:value="5898240" calcext:value-type="float">
            <text:p>5898240</text:p>
          </table:table-cell>
          <table:table-cell table:formula="of:=[.F85]/[.C85]" office:value-type="float" office:value="5898240" calcext:value-type="float">
            <text:p>5898240</text:p>
          </table:table-cell>
          <table:table-cell table:formula="of:=IF(AND(AND([.F85]&gt;[.$N$9];[.F85]&lt;[.$N$10]);[.G85]&lt;[.$N$14]))" office:value-type="boolean" office:boolean-value="false" calcext:value-type="boolean">
            <text:p>FALSE</text:p>
          </table:table-cell>
          <table:table-cell table:formula="of:=IF( AND(AND([.F85]&gt;[.$N$11]; [.F85]&lt;[.$N$12]);[.G85]&lt;[.$N$14]))" office:value-type="boolean" office:boolean-value="false" calcext:value-type="boolean">
            <text:p>FALSE</text:p>
          </table:table-cell>
          <table:table-cell table:formula="of:=[.G85]/1000000" office:value-type="float" office:value="5.89824" calcext:value-type="float">
            <text:p>5.89824</text:p>
          </table:table-cell>
          <table:table-cell table:number-columns-repeated="1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INDIRECT(ADDRESS(4;15+MOD([.A86];[.$N$4])))" office:value-type="float" office:value="1" calcext:value-type="float">
            <text:p>1</text:p>
          </table:table-cell>
          <table:table-cell table:formula="of:=INDIRECT(ADDRESS(5;15+MOD([.A86]/[.$N$4];[.$N$5])))" office:value-type="float" office:value="2" calcext:value-type="float">
            <text:p>2</text:p>
          </table:table-cell>
          <table:table-cell table:formula="of:=INDIRECT(ADDRESS(6;15+MOD([.A86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6]*[.D86]/([.B86])" office:value-type="float" office:value="23592960" calcext:value-type="float">
            <text:p>23592960</text:p>
          </table:table-cell>
          <table:table-cell table:formula="of:=[.F86]/[.C86]" office:value-type="float" office:value="11796480" calcext:value-type="float">
            <text:p>11796480</text:p>
          </table:table-cell>
          <table:table-cell table:formula="of:=IF(AND(AND([.F86]&gt;[.$N$9];[.F86]&lt;[.$N$10]);[.G86]&lt;[.$N$14]))" office:value-type="boolean" office:boolean-value="false" calcext:value-type="boolean">
            <text:p>FALSE</text:p>
          </table:table-cell>
          <table:table-cell table:formula="of:=IF( AND(AND([.F86]&gt;[.$N$11]; [.F86]&lt;[.$N$12]);[.G86]&lt;[.$N$14]))" office:value-type="boolean" office:boolean-value="false" calcext:value-type="boolean">
            <text:p>FALSE</text:p>
          </table:table-cell>
          <table:table-cell table:formula="of:=[.G86]/1000000" office:value-type="float" office:value="11.79648" calcext:value-type="float">
            <text:p>11.79648</text:p>
          </table:table-cell>
          <table:table-cell table:number-columns-repeated="1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INDIRECT(ADDRESS(4;15+MOD([.A87];[.$N$4])))" office:value-type="float" office:value="2" calcext:value-type="float">
            <text:p>2</text:p>
          </table:table-cell>
          <table:table-cell table:formula="of:=INDIRECT(ADDRESS(5;15+MOD([.A87]/[.$N$4];[.$N$5])))" office:value-type="float" office:value="2" calcext:value-type="float">
            <text:p>2</text:p>
          </table:table-cell>
          <table:table-cell table:formula="of:=INDIRECT(ADDRESS(6;15+MOD([.A87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7]*[.D87]/([.B87])" office:value-type="float" office:value="11796480" calcext:value-type="float">
            <text:p>11796480</text:p>
          </table:table-cell>
          <table:table-cell table:formula="of:=[.F87]/[.C87]" office:value-type="float" office:value="5898240" calcext:value-type="float">
            <text:p>5898240</text:p>
          </table:table-cell>
          <table:table-cell table:formula="of:=IF(AND(AND([.F87]&gt;[.$N$9];[.F87]&lt;[.$N$10]);[.G87]&lt;[.$N$14]))" office:value-type="boolean" office:boolean-value="false" calcext:value-type="boolean">
            <text:p>FALSE</text:p>
          </table:table-cell>
          <table:table-cell table:formula="of:=IF( AND(AND([.F87]&gt;[.$N$11]; [.F87]&lt;[.$N$12]);[.G87]&lt;[.$N$14]))" office:value-type="boolean" office:boolean-value="true" calcext:value-type="boolean">
            <text:p>TRUE</text:p>
          </table:table-cell>
          <table:table-cell table:formula="of:=[.G87]/1000000" office:value-type="float" office:value="5.89824" calcext:value-type="float">
            <text:p>5.89824</text:p>
          </table:table-cell>
          <table:table-cell table:number-columns-repeated="1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INDIRECT(ADDRESS(4;15+MOD([.A88];[.$N$4])))" office:value-type="float" office:value="3" calcext:value-type="float">
            <text:p>3</text:p>
          </table:table-cell>
          <table:table-cell table:formula="of:=INDIRECT(ADDRESS(5;15+MOD([.A88]/[.$N$4];[.$N$5])))" office:value-type="float" office:value="2" calcext:value-type="float">
            <text:p>2</text:p>
          </table:table-cell>
          <table:table-cell table:formula="of:=INDIRECT(ADDRESS(6;15+MOD([.A88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8]*[.D88]/([.B88])" office:value-type="float" office:value="7864320" calcext:value-type="float">
            <text:p>7864320</text:p>
          </table:table-cell>
          <table:table-cell table:formula="of:=[.F88]/[.C88]" office:value-type="float" office:value="3932160" calcext:value-type="float">
            <text:p>3932160</text:p>
          </table:table-cell>
          <table:table-cell table:formula="of:=IF(AND(AND([.F88]&gt;[.$N$9];[.F88]&lt;[.$N$10]);[.G88]&lt;[.$N$14]))" office:value-type="boolean" office:boolean-value="true" calcext:value-type="boolean">
            <text:p>TRUE</text:p>
          </table:table-cell>
          <table:table-cell table:formula="of:=IF( AND(AND([.F88]&gt;[.$N$11]; [.F88]&lt;[.$N$12]);[.G88]&lt;[.$N$14]))" office:value-type="boolean" office:boolean-value="false" calcext:value-type="boolean">
            <text:p>FALSE</text:p>
          </table:table-cell>
          <table:table-cell table:formula="of:=[.G88]/1000000" office:value-type="float" office:value="3.93216" calcext:value-type="float">
            <text:p>3.93216</text:p>
          </table:table-cell>
          <table:table-cell table:number-columns-repeated="1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INDIRECT(ADDRESS(4;15+MOD([.A89];[.$N$4])))" office:value-type="float" office:value="4" calcext:value-type="float">
            <text:p>4</text:p>
          </table:table-cell>
          <table:table-cell table:formula="of:=INDIRECT(ADDRESS(5;15+MOD([.A89]/[.$N$4];[.$N$5])))" office:value-type="float" office:value="2" calcext:value-type="float">
            <text:p>2</text:p>
          </table:table-cell>
          <table:table-cell table:formula="of:=INDIRECT(ADDRESS(6;15+MOD([.A89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9]*[.D89]/([.B89])" office:value-type="float" office:value="5898240" calcext:value-type="float">
            <text:p>5898240</text:p>
          </table:table-cell>
          <table:table-cell table:formula="of:=[.F89]/[.C89]" office:value-type="float" office:value="2949120" calcext:value-type="float">
            <text:p>2949120</text:p>
          </table:table-cell>
          <table:table-cell table:formula="of:=IF(AND(AND([.F89]&gt;[.$N$9];[.F89]&lt;[.$N$10]);[.G89]&lt;[.$N$14]))" office:value-type="boolean" office:boolean-value="false" calcext:value-type="boolean">
            <text:p>FALSE</text:p>
          </table:table-cell>
          <table:table-cell table:formula="of:=IF( AND(AND([.F89]&gt;[.$N$11]; [.F89]&lt;[.$N$12]);[.G89]&lt;[.$N$14]))" office:value-type="boolean" office:boolean-value="false" calcext:value-type="boolean">
            <text:p>FALSE</text:p>
          </table:table-cell>
          <table:table-cell table:formula="of:=[.G89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INDIRECT(ADDRESS(4;15+MOD([.A90];[.$N$4])))" office:value-type="float" office:value="1" calcext:value-type="float">
            <text:p>1</text:p>
          </table:table-cell>
          <table:table-cell table:formula="of:=INDIRECT(ADDRESS(5;15+MOD([.A90]/[.$N$4];[.$N$5])))" office:value-type="float" office:value="4" calcext:value-type="float">
            <text:p>4</text:p>
          </table:table-cell>
          <table:table-cell table:formula="of:=INDIRECT(ADDRESS(6;15+MOD([.A90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0]*[.D90]/([.B90])" office:value-type="float" office:value="23592960" calcext:value-type="float">
            <text:p>23592960</text:p>
          </table:table-cell>
          <table:table-cell table:formula="of:=[.F90]/[.C90]" office:value-type="float" office:value="5898240" calcext:value-type="float">
            <text:p>5898240</text:p>
          </table:table-cell>
          <table:table-cell table:formula="of:=IF(AND(AND([.F90]&gt;[.$N$9];[.F90]&lt;[.$N$10]);[.G90]&lt;[.$N$14]))" office:value-type="boolean" office:boolean-value="false" calcext:value-type="boolean">
            <text:p>FALSE</text:p>
          </table:table-cell>
          <table:table-cell table:formula="of:=IF( AND(AND([.F90]&gt;[.$N$11]; [.F90]&lt;[.$N$12]);[.G90]&lt;[.$N$14]))" office:value-type="boolean" office:boolean-value="false" calcext:value-type="boolean">
            <text:p>FALSE</text:p>
          </table:table-cell>
          <table:table-cell table:formula="of:=[.G90]/1000000" office:value-type="float" office:value="5.89824" calcext:value-type="float">
            <text:p>5.89824</text:p>
          </table:table-cell>
          <table:table-cell table:number-columns-repeated="1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INDIRECT(ADDRESS(4;15+MOD([.A91];[.$N$4])))" office:value-type="float" office:value="2" calcext:value-type="float">
            <text:p>2</text:p>
          </table:table-cell>
          <table:table-cell table:formula="of:=INDIRECT(ADDRESS(5;15+MOD([.A91]/[.$N$4];[.$N$5])))" office:value-type="float" office:value="4" calcext:value-type="float">
            <text:p>4</text:p>
          </table:table-cell>
          <table:table-cell table:formula="of:=INDIRECT(ADDRESS(6;15+MOD([.A91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1]*[.D91]/([.B91])" office:value-type="float" office:value="11796480" calcext:value-type="float">
            <text:p>11796480</text:p>
          </table:table-cell>
          <table:table-cell table:formula="of:=[.F91]/[.C91]" office:value-type="float" office:value="2949120" calcext:value-type="float">
            <text:p>2949120</text:p>
          </table:table-cell>
          <table:table-cell table:formula="of:=IF(AND(AND([.F91]&gt;[.$N$9];[.F91]&lt;[.$N$10]);[.G91]&lt;[.$N$14]))" office:value-type="boolean" office:boolean-value="false" calcext:value-type="boolean">
            <text:p>FALSE</text:p>
          </table:table-cell>
          <table:table-cell table:formula="of:=IF( AND(AND([.F91]&gt;[.$N$11]; [.F91]&lt;[.$N$12]);[.G91]&lt;[.$N$14]))" office:value-type="boolean" office:boolean-value="true" calcext:value-type="boolean">
            <text:p>TRUE</text:p>
          </table:table-cell>
          <table:table-cell table:formula="of:=[.G91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INDIRECT(ADDRESS(4;15+MOD([.A92];[.$N$4])))" office:value-type="float" office:value="3" calcext:value-type="float">
            <text:p>3</text:p>
          </table:table-cell>
          <table:table-cell table:formula="of:=INDIRECT(ADDRESS(5;15+MOD([.A92]/[.$N$4];[.$N$5])))" office:value-type="float" office:value="4" calcext:value-type="float">
            <text:p>4</text:p>
          </table:table-cell>
          <table:table-cell table:formula="of:=INDIRECT(ADDRESS(6;15+MOD([.A92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2]*[.D92]/([.B92])" office:value-type="float" office:value="7864320" calcext:value-type="float">
            <text:p>7864320</text:p>
          </table:table-cell>
          <table:table-cell table:formula="of:=[.F92]/[.C92]" office:value-type="float" office:value="1966080" calcext:value-type="float">
            <text:p>1966080</text:p>
          </table:table-cell>
          <table:table-cell table:formula="of:=IF(AND(AND([.F92]&gt;[.$N$9];[.F92]&lt;[.$N$10]);[.G92]&lt;[.$N$14]))" office:value-type="boolean" office:boolean-value="true" calcext:value-type="boolean">
            <text:p>TRUE</text:p>
          </table:table-cell>
          <table:table-cell table:formula="of:=IF( AND(AND([.F92]&gt;[.$N$11]; [.F92]&lt;[.$N$12]);[.G92]&lt;[.$N$14]))" office:value-type="boolean" office:boolean-value="false" calcext:value-type="boolean">
            <text:p>FALSE</text:p>
          </table:table-cell>
          <table:table-cell table:formula="of:=[.G92]/1000000" office:value-type="float" office:value="1.96608" calcext:value-type="float">
            <text:p>1.96608</text:p>
          </table:table-cell>
          <table:table-cell table:number-columns-repeated="1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INDIRECT(ADDRESS(4;15+MOD([.A93];[.$N$4])))" office:value-type="float" office:value="4" calcext:value-type="float">
            <text:p>4</text:p>
          </table:table-cell>
          <table:table-cell table:formula="of:=INDIRECT(ADDRESS(5;15+MOD([.A93]/[.$N$4];[.$N$5])))" office:value-type="float" office:value="4" calcext:value-type="float">
            <text:p>4</text:p>
          </table:table-cell>
          <table:table-cell table:formula="of:=INDIRECT(ADDRESS(6;15+MOD([.A93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3]*[.D93]/([.B93])" office:value-type="float" office:value="5898240" calcext:value-type="float">
            <text:p>5898240</text:p>
          </table:table-cell>
          <table:table-cell table:formula="of:=[.F93]/[.C93]" office:value-type="float" office:value="1474560" calcext:value-type="float">
            <text:p>1474560</text:p>
          </table:table-cell>
          <table:table-cell table:formula="of:=IF(AND(AND([.F93]&gt;[.$N$9];[.F93]&lt;[.$N$10]);[.G93]&lt;[.$N$14]))" office:value-type="boolean" office:boolean-value="false" calcext:value-type="boolean">
            <text:p>FALSE</text:p>
          </table:table-cell>
          <table:table-cell table:formula="of:=IF( AND(AND([.F93]&gt;[.$N$11]; [.F93]&lt;[.$N$12]);[.G93]&lt;[.$N$14]))" office:value-type="boolean" office:boolean-value="false" calcext:value-type="boolean">
            <text:p>FALSE</text:p>
          </table:table-cell>
          <table:table-cell table:formula="of:=[.G93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INDIRECT(ADDRESS(4;15+MOD([.A94];[.$N$4])))" office:value-type="float" office:value="1" calcext:value-type="float">
            <text:p>1</text:p>
          </table:table-cell>
          <table:table-cell table:formula="of:=INDIRECT(ADDRESS(5;15+MOD([.A94]/[.$N$4];[.$N$5])))" office:value-type="float" office:value="8" calcext:value-type="float">
            <text:p>8</text:p>
          </table:table-cell>
          <table:table-cell table:formula="of:=INDIRECT(ADDRESS(6;15+MOD([.A94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4]*[.D94]/([.B94])" office:value-type="float" office:value="23592960" calcext:value-type="float">
            <text:p>23592960</text:p>
          </table:table-cell>
          <table:table-cell table:formula="of:=[.F94]/[.C94]" office:value-type="float" office:value="2949120" calcext:value-type="float">
            <text:p>2949120</text:p>
          </table:table-cell>
          <table:table-cell table:formula="of:=IF(AND(AND([.F94]&gt;[.$N$9];[.F94]&lt;[.$N$10]);[.G94]&lt;[.$N$14]))" office:value-type="boolean" office:boolean-value="false" calcext:value-type="boolean">
            <text:p>FALSE</text:p>
          </table:table-cell>
          <table:table-cell table:formula="of:=IF( AND(AND([.F94]&gt;[.$N$11]; [.F94]&lt;[.$N$12]);[.G94]&lt;[.$N$14]))" office:value-type="boolean" office:boolean-value="false" calcext:value-type="boolean">
            <text:p>FALSE</text:p>
          </table:table-cell>
          <table:table-cell table:formula="of:=[.G94]/1000000" office:value-type="float" office:value="2.94912" calcext:value-type="float">
            <text:p>2.94912</text:p>
          </table:table-cell>
          <table:table-cell table:number-columns-repeated="1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INDIRECT(ADDRESS(4;15+MOD([.A95];[.$N$4])))" office:value-type="float" office:value="2" calcext:value-type="float">
            <text:p>2</text:p>
          </table:table-cell>
          <table:table-cell table:formula="of:=INDIRECT(ADDRESS(5;15+MOD([.A95]/[.$N$4];[.$N$5])))" office:value-type="float" office:value="8" calcext:value-type="float">
            <text:p>8</text:p>
          </table:table-cell>
          <table:table-cell table:formula="of:=INDIRECT(ADDRESS(6;15+MOD([.A95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5]*[.D95]/([.B95])" office:value-type="float" office:value="11796480" calcext:value-type="float">
            <text:p>11796480</text:p>
          </table:table-cell>
          <table:table-cell table:formula="of:=[.F95]/[.C95]" office:value-type="float" office:value="1474560" calcext:value-type="float">
            <text:p>1474560</text:p>
          </table:table-cell>
          <table:table-cell table:formula="of:=IF(AND(AND([.F95]&gt;[.$N$9];[.F95]&lt;[.$N$10]);[.G95]&lt;[.$N$14]))" office:value-type="boolean" office:boolean-value="false" calcext:value-type="boolean">
            <text:p>FALSE</text:p>
          </table:table-cell>
          <table:table-cell table:formula="of:=IF( AND(AND([.F95]&gt;[.$N$11]; [.F95]&lt;[.$N$12]);[.G95]&lt;[.$N$14]))" office:value-type="boolean" office:boolean-value="true" calcext:value-type="boolean">
            <text:p>TRUE</text:p>
          </table:table-cell>
          <table:table-cell table:formula="of:=[.G95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INDIRECT(ADDRESS(4;15+MOD([.A96];[.$N$4])))" office:value-type="float" office:value="3" calcext:value-type="float">
            <text:p>3</text:p>
          </table:table-cell>
          <table:table-cell table:formula="of:=INDIRECT(ADDRESS(5;15+MOD([.A96]/[.$N$4];[.$N$5])))" office:value-type="float" office:value="8" calcext:value-type="float">
            <text:p>8</text:p>
          </table:table-cell>
          <table:table-cell table:formula="of:=INDIRECT(ADDRESS(6;15+MOD([.A96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6]*[.D96]/([.B96])" office:value-type="float" office:value="7864320" calcext:value-type="float">
            <text:p>7864320</text:p>
          </table:table-cell>
          <table:table-cell table:formula="of:=[.F96]/[.C96]" office:value-type="float" office:value="983040" calcext:value-type="float">
            <text:p>983040</text:p>
          </table:table-cell>
          <table:table-cell table:formula="of:=IF(AND(AND([.F96]&gt;[.$N$9];[.F96]&lt;[.$N$10]);[.G96]&lt;[.$N$14]))" office:value-type="boolean" office:boolean-value="true" calcext:value-type="boolean">
            <text:p>TRUE</text:p>
          </table:table-cell>
          <table:table-cell table:formula="of:=IF( AND(AND([.F96]&gt;[.$N$11]; [.F96]&lt;[.$N$12]);[.G96]&lt;[.$N$14]))" office:value-type="boolean" office:boolean-value="false" calcext:value-type="boolean">
            <text:p>FALSE</text:p>
          </table:table-cell>
          <table:table-cell table:formula="of:=[.G96]/1000000" office:value-type="float" office:value="0.98304" calcext:value-type="float">
            <text:p>0.98304</text:p>
          </table:table-cell>
          <table:table-cell table:number-columns-repeated="1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INDIRECT(ADDRESS(4;15+MOD([.A97];[.$N$4])))" office:value-type="float" office:value="4" calcext:value-type="float">
            <text:p>4</text:p>
          </table:table-cell>
          <table:table-cell table:formula="of:=INDIRECT(ADDRESS(5;15+MOD([.A97]/[.$N$4];[.$N$5])))" office:value-type="float" office:value="8" calcext:value-type="float">
            <text:p>8</text:p>
          </table:table-cell>
          <table:table-cell table:formula="of:=INDIRECT(ADDRESS(6;15+MOD([.A97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7]*[.D97]/([.B97])" office:value-type="float" office:value="5898240" calcext:value-type="float">
            <text:p>5898240</text:p>
          </table:table-cell>
          <table:table-cell table:formula="of:=[.F97]/[.C97]" office:value-type="float" office:value="737280" calcext:value-type="float">
            <text:p>737280</text:p>
          </table:table-cell>
          <table:table-cell table:formula="of:=IF(AND(AND([.F97]&gt;[.$N$9];[.F97]&lt;[.$N$10]);[.G97]&lt;[.$N$14]))" office:value-type="boolean" office:boolean-value="false" calcext:value-type="boolean">
            <text:p>FALSE</text:p>
          </table:table-cell>
          <table:table-cell table:formula="of:=IF( AND(AND([.F97]&gt;[.$N$11]; [.F97]&lt;[.$N$12]);[.G97]&lt;[.$N$14]))" office:value-type="boolean" office:boolean-value="false" calcext:value-type="boolean">
            <text:p>FALSE</text:p>
          </table:table-cell>
          <table:table-cell table:formula="of:=[.G97]/1000000" office:value-type="float" office:value="0.73728" calcext:value-type="float">
            <text:p>0.73728</text:p>
          </table:table-cell>
          <table:table-cell table:number-columns-repeated="1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INDIRECT(ADDRESS(4;15+MOD([.A98];[.$N$4])))" office:value-type="float" office:value="1" calcext:value-type="float">
            <text:p>1</text:p>
          </table:table-cell>
          <table:table-cell table:formula="of:=INDIRECT(ADDRESS(5;15+MOD([.A98]/[.$N$4];[.$N$5])))" office:value-type="float" office:value="16" calcext:value-type="float">
            <text:p>16</text:p>
          </table:table-cell>
          <table:table-cell table:formula="of:=INDIRECT(ADDRESS(6;15+MOD([.A98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8]*[.D98]/([.B98])" office:value-type="float" office:value="23592960" calcext:value-type="float">
            <text:p>23592960</text:p>
          </table:table-cell>
          <table:table-cell table:formula="of:=[.F98]/[.C98]" office:value-type="float" office:value="1474560" calcext:value-type="float">
            <text:p>1474560</text:p>
          </table:table-cell>
          <table:table-cell table:formula="of:=IF(AND(AND([.F98]&gt;[.$N$9];[.F98]&lt;[.$N$10]);[.G98]&lt;[.$N$14]))" office:value-type="boolean" office:boolean-value="false" calcext:value-type="boolean">
            <text:p>FALSE</text:p>
          </table:table-cell>
          <table:table-cell table:formula="of:=IF( AND(AND([.F98]&gt;[.$N$11]; [.F98]&lt;[.$N$12]);[.G98]&lt;[.$N$14]))" office:value-type="boolean" office:boolean-value="false" calcext:value-type="boolean">
            <text:p>FALSE</text:p>
          </table:table-cell>
          <table:table-cell table:formula="of:=[.G98]/1000000" office:value-type="float" office:value="1.47456" calcext:value-type="float">
            <text:p>1.47456</text:p>
          </table:table-cell>
          <table:table-cell table:number-columns-repeated="1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INDIRECT(ADDRESS(4;15+MOD([.A99];[.$N$4])))" office:value-type="float" office:value="2" calcext:value-type="float">
            <text:p>2</text:p>
          </table:table-cell>
          <table:table-cell table:formula="of:=INDIRECT(ADDRESS(5;15+MOD([.A99]/[.$N$4];[.$N$5])))" office:value-type="float" office:value="16" calcext:value-type="float">
            <text:p>16</text:p>
          </table:table-cell>
          <table:table-cell table:formula="of:=INDIRECT(ADDRESS(6;15+MOD([.A99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9]*[.D99]/([.B99])" office:value-type="float" office:value="11796480" calcext:value-type="float">
            <text:p>11796480</text:p>
          </table:table-cell>
          <table:table-cell table:formula="of:=[.F99]/[.C99]" office:value-type="float" office:value="737280" calcext:value-type="float">
            <text:p>737280</text:p>
          </table:table-cell>
          <table:table-cell table:formula="of:=IF(AND(AND([.F99]&gt;[.$N$9];[.F99]&lt;[.$N$10]);[.G99]&lt;[.$N$14]))" office:value-type="boolean" office:boolean-value="false" calcext:value-type="boolean">
            <text:p>FALSE</text:p>
          </table:table-cell>
          <table:table-cell table:formula="of:=IF( AND(AND([.F99]&gt;[.$N$11]; [.F99]&lt;[.$N$12]);[.G99]&lt;[.$N$14]))" office:value-type="boolean" office:boolean-value="true" calcext:value-type="boolean">
            <text:p>TRUE</text:p>
          </table:table-cell>
          <table:table-cell table:formula="of:=[.G99]/1000000" office:value-type="float" office:value="0.73728" calcext:value-type="float">
            <text:p>0.73728</text:p>
          </table:table-cell>
          <table:table-cell table:number-columns-repeated="1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INDIRECT(ADDRESS(4;15+MOD([.A100];[.$N$4])))" office:value-type="float" office:value="3" calcext:value-type="float">
            <text:p>3</text:p>
          </table:table-cell>
          <table:table-cell table:formula="of:=INDIRECT(ADDRESS(5;15+MOD([.A100]/[.$N$4];[.$N$5])))" office:value-type="float" office:value="16" calcext:value-type="float">
            <text:p>16</text:p>
          </table:table-cell>
          <table:table-cell table:formula="of:=INDIRECT(ADDRESS(6;15+MOD([.A100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0]*[.D100]/([.B100])" office:value-type="float" office:value="7864320" calcext:value-type="float">
            <text:p>7864320</text:p>
          </table:table-cell>
          <table:table-cell table:formula="of:=[.F100]/[.C100]" office:value-type="float" office:value="491520" calcext:value-type="float">
            <text:p>491520</text:p>
          </table:table-cell>
          <table:table-cell table:formula="of:=IF(AND(AND([.F100]&gt;[.$N$9];[.F100]&lt;[.$N$10]);[.G100]&lt;[.$N$14]))" office:value-type="boolean" office:boolean-value="true" calcext:value-type="boolean">
            <text:p>TRUE</text:p>
          </table:table-cell>
          <table:table-cell table:formula="of:=IF( AND(AND([.F100]&gt;[.$N$11]; [.F100]&lt;[.$N$12]);[.G100]&lt;[.$N$14]))" office:value-type="boolean" office:boolean-value="false" calcext:value-type="boolean">
            <text:p>FALSE</text:p>
          </table:table-cell>
          <table:table-cell table:formula="of:=[.G100]/1000000" office:value-type="float" office:value="0.49152" calcext:value-type="float">
            <text:p>0.49152</text:p>
          </table:table-cell>
          <table:table-cell table:number-columns-repeated="1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INDIRECT(ADDRESS(4;15+MOD([.A101];[.$N$4])))" office:value-type="float" office:value="4" calcext:value-type="float">
            <text:p>4</text:p>
          </table:table-cell>
          <table:table-cell table:formula="of:=INDIRECT(ADDRESS(5;15+MOD([.A101]/[.$N$4];[.$N$5])))" office:value-type="float" office:value="16" calcext:value-type="float">
            <text:p>16</text:p>
          </table:table-cell>
          <table:table-cell table:formula="of:=INDIRECT(ADDRESS(6;15+MOD([.A101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1]*[.D101]/([.B101])" office:value-type="float" office:value="5898240" calcext:value-type="float">
            <text:p>5898240</text:p>
          </table:table-cell>
          <table:table-cell table:formula="of:=[.F101]/[.C101]" office:value-type="float" office:value="368640" calcext:value-type="float">
            <text:p>368640</text:p>
          </table:table-cell>
          <table:table-cell table:formula="of:=IF(AND(AND([.F101]&gt;[.$N$9];[.F101]&lt;[.$N$10]);[.G101]&lt;[.$N$14]))" office:value-type="boolean" office:boolean-value="false" calcext:value-type="boolean">
            <text:p>FALSE</text:p>
          </table:table-cell>
          <table:table-cell table:formula="of:=IF( AND(AND([.F101]&gt;[.$N$11]; [.F101]&lt;[.$N$12]);[.G101]&lt;[.$N$14]))" office:value-type="boolean" office:boolean-value="false" calcext:value-type="boolean">
            <text:p>FALSE</text:p>
          </table:table-cell>
          <table:table-cell table:formula="of:=[.G101]/1000000" office:value-type="float" office:value="0.36864" calcext:value-type="float">
            <text:p>0.36864</text:p>
          </table:table-cell>
          <table:table-cell table:number-columns-repeated="1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INDIRECT(ADDRESS(4;15+MOD([.A102];[.$N$4])))" office:value-type="float" office:value="1" calcext:value-type="float">
            <text:p>1</text:p>
          </table:table-cell>
          <table:table-cell table:formula="of:=INDIRECT(ADDRESS(5;15+MOD([.A102]/[.$N$4];[.$N$5])))" office:value-type="float" office:value="1" calcext:value-type="float">
            <text:p>1</text:p>
          </table:table-cell>
          <table:table-cell table:formula="of:=INDIRECT(ADDRESS(6;15+MOD([.A102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2]*[.D102]/([.B102])" office:value-type="float" office:value="24330240" calcext:value-type="float">
            <text:p>24330240</text:p>
          </table:table-cell>
          <table:table-cell table:formula="of:=[.F102]/[.C102]" office:value-type="float" office:value="24330240" calcext:value-type="float">
            <text:p>24330240</text:p>
          </table:table-cell>
          <table:table-cell table:formula="of:=IF(AND(AND([.F102]&gt;[.$N$9];[.F102]&lt;[.$N$10]);[.G102]&lt;[.$N$14]))" office:value-type="boolean" office:boolean-value="false" calcext:value-type="boolean">
            <text:p>FALSE</text:p>
          </table:table-cell>
          <table:table-cell table:formula="of:=IF( AND(AND([.F102]&gt;[.$N$11]; [.F102]&lt;[.$N$12]);[.G102]&lt;[.$N$14]))" office:value-type="boolean" office:boolean-value="false" calcext:value-type="boolean">
            <text:p>FALSE</text:p>
          </table:table-cell>
          <table:table-cell table:formula="of:=[.G102]/1000000" office:value-type="float" office:value="24.33024" calcext:value-type="float">
            <text:p>24.33024</text:p>
          </table:table-cell>
          <table:table-cell table:number-columns-repeated="1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INDIRECT(ADDRESS(4;15+MOD([.A103];[.$N$4])))" office:value-type="float" office:value="2" calcext:value-type="float">
            <text:p>2</text:p>
          </table:table-cell>
          <table:table-cell table:formula="of:=INDIRECT(ADDRESS(5;15+MOD([.A103]/[.$N$4];[.$N$5])))" office:value-type="float" office:value="1" calcext:value-type="float">
            <text:p>1</text:p>
          </table:table-cell>
          <table:table-cell table:formula="of:=INDIRECT(ADDRESS(6;15+MOD([.A103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3]*[.D103]/([.B103])" office:value-type="float" office:value="12165120" calcext:value-type="float">
            <text:p>12165120</text:p>
          </table:table-cell>
          <table:table-cell table:formula="of:=[.F103]/[.C103]" office:value-type="float" office:value="12165120" calcext:value-type="float">
            <text:p>12165120</text:p>
          </table:table-cell>
          <table:table-cell table:formula="of:=IF(AND(AND([.F103]&gt;[.$N$9];[.F103]&lt;[.$N$10]);[.G103]&lt;[.$N$14]))" office:value-type="boolean" office:boolean-value="false" calcext:value-type="boolean">
            <text:p>FALSE</text:p>
          </table:table-cell>
          <table:table-cell table:formula="of:=IF( AND(AND([.F103]&gt;[.$N$11]; [.F103]&lt;[.$N$12]);[.G103]&lt;[.$N$14]))" office:value-type="boolean" office:boolean-value="false" calcext:value-type="boolean">
            <text:p>FALSE</text:p>
          </table:table-cell>
          <table:table-cell table:formula="of:=[.G103]/1000000" office:value-type="float" office:value="12.16512" calcext:value-type="float">
            <text:p>12.16512</text:p>
          </table:table-cell>
          <table:table-cell table:number-columns-repeated="1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INDIRECT(ADDRESS(4;15+MOD([.A104];[.$N$4])))" office:value-type="float" office:value="3" calcext:value-type="float">
            <text:p>3</text:p>
          </table:table-cell>
          <table:table-cell table:formula="of:=INDIRECT(ADDRESS(5;15+MOD([.A104]/[.$N$4];[.$N$5])))" office:value-type="float" office:value="1" calcext:value-type="float">
            <text:p>1</text:p>
          </table:table-cell>
          <table:table-cell table:formula="of:=INDIRECT(ADDRESS(6;15+MOD([.A104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4]*[.D104]/([.B104])" office:value-type="float" office:value="8110080" calcext:value-type="float">
            <text:p>8110080</text:p>
          </table:table-cell>
          <table:table-cell table:formula="of:=[.F104]/[.C104]" office:value-type="float" office:value="8110080" calcext:value-type="float">
            <text:p>8110080</text:p>
          </table:table-cell>
          <table:table-cell table:formula="of:=IF(AND(AND([.F104]&gt;[.$N$9];[.F104]&lt;[.$N$10]);[.G104]&lt;[.$N$14]))" office:value-type="boolean" office:boolean-value="false" calcext:value-type="boolean">
            <text:p>FALSE</text:p>
          </table:table-cell>
          <table:table-cell table:formula="of:=IF( AND(AND([.F104]&gt;[.$N$11]; [.F104]&lt;[.$N$12]);[.G104]&lt;[.$N$14]))" office:value-type="boolean" office:boolean-value="false" calcext:value-type="boolean">
            <text:p>FALSE</text:p>
          </table:table-cell>
          <table:table-cell table:formula="of:=[.G104]/1000000" office:value-type="float" office:value="8.11008" calcext:value-type="float">
            <text:p>8.11008</text:p>
          </table:table-cell>
          <table:table-cell table:number-columns-repeated="1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INDIRECT(ADDRESS(4;15+MOD([.A105];[.$N$4])))" office:value-type="float" office:value="4" calcext:value-type="float">
            <text:p>4</text:p>
          </table:table-cell>
          <table:table-cell table:formula="of:=INDIRECT(ADDRESS(5;15+MOD([.A105]/[.$N$4];[.$N$5])))" office:value-type="float" office:value="1" calcext:value-type="float">
            <text:p>1</text:p>
          </table:table-cell>
          <table:table-cell table:formula="of:=INDIRECT(ADDRESS(6;15+MOD([.A105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5]*[.D105]/([.B105])" office:value-type="float" office:value="6082560" calcext:value-type="float">
            <text:p>6082560</text:p>
          </table:table-cell>
          <table:table-cell table:formula="of:=[.F105]/[.C105]" office:value-type="float" office:value="6082560" calcext:value-type="float">
            <text:p>6082560</text:p>
          </table:table-cell>
          <table:table-cell table:formula="of:=IF(AND(AND([.F105]&gt;[.$N$9];[.F105]&lt;[.$N$10]);[.G105]&lt;[.$N$14]))" office:value-type="boolean" office:boolean-value="true" calcext:value-type="boolean">
            <text:p>TRUE</text:p>
          </table:table-cell>
          <table:table-cell table:formula="of:=IF( AND(AND([.F105]&gt;[.$N$11]; [.F105]&lt;[.$N$12]);[.G105]&lt;[.$N$14]))" office:value-type="boolean" office:boolean-value="false" calcext:value-type="boolean">
            <text:p>FALSE</text:p>
          </table:table-cell>
          <table:table-cell table:formula="of:=[.G105]/1000000" office:value-type="float" office:value="6.08256" calcext:value-type="float">
            <text:p>6.08256</text:p>
          </table:table-cell>
          <table:table-cell table:number-columns-repeated="1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INDIRECT(ADDRESS(4;15+MOD([.A106];[.$N$4])))" office:value-type="float" office:value="1" calcext:value-type="float">
            <text:p>1</text:p>
          </table:table-cell>
          <table:table-cell table:formula="of:=INDIRECT(ADDRESS(5;15+MOD([.A106]/[.$N$4];[.$N$5])))" office:value-type="float" office:value="2" calcext:value-type="float">
            <text:p>2</text:p>
          </table:table-cell>
          <table:table-cell table:formula="of:=INDIRECT(ADDRESS(6;15+MOD([.A106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6]*[.D106]/([.B106])" office:value-type="float" office:value="24330240" calcext:value-type="float">
            <text:p>24330240</text:p>
          </table:table-cell>
          <table:table-cell table:formula="of:=[.F106]/[.C106]" office:value-type="float" office:value="12165120" calcext:value-type="float">
            <text:p>12165120</text:p>
          </table:table-cell>
          <table:table-cell table:formula="of:=IF(AND(AND([.F106]&gt;[.$N$9];[.F106]&lt;[.$N$10]);[.G106]&lt;[.$N$14]))" office:value-type="boolean" office:boolean-value="false" calcext:value-type="boolean">
            <text:p>FALSE</text:p>
          </table:table-cell>
          <table:table-cell table:formula="of:=IF( AND(AND([.F106]&gt;[.$N$11]; [.F106]&lt;[.$N$12]);[.G106]&lt;[.$N$14]))" office:value-type="boolean" office:boolean-value="false" calcext:value-type="boolean">
            <text:p>FALSE</text:p>
          </table:table-cell>
          <table:table-cell table:formula="of:=[.G106]/1000000" office:value-type="float" office:value="12.16512" calcext:value-type="float">
            <text:p>12.16512</text:p>
          </table:table-cell>
          <table:table-cell table:number-columns-repeated="1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INDIRECT(ADDRESS(4;15+MOD([.A107];[.$N$4])))" office:value-type="float" office:value="2" calcext:value-type="float">
            <text:p>2</text:p>
          </table:table-cell>
          <table:table-cell table:formula="of:=INDIRECT(ADDRESS(5;15+MOD([.A107]/[.$N$4];[.$N$5])))" office:value-type="float" office:value="2" calcext:value-type="float">
            <text:p>2</text:p>
          </table:table-cell>
          <table:table-cell table:formula="of:=INDIRECT(ADDRESS(6;15+MOD([.A107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7]*[.D107]/([.B107])" office:value-type="float" office:value="12165120" calcext:value-type="float">
            <text:p>12165120</text:p>
          </table:table-cell>
          <table:table-cell table:formula="of:=[.F107]/[.C107]" office:value-type="float" office:value="6082560" calcext:value-type="float">
            <text:p>6082560</text:p>
          </table:table-cell>
          <table:table-cell table:formula="of:=IF(AND(AND([.F107]&gt;[.$N$9];[.F107]&lt;[.$N$10]);[.G107]&lt;[.$N$14]))" office:value-type="boolean" office:boolean-value="false" calcext:value-type="boolean">
            <text:p>FALSE</text:p>
          </table:table-cell>
          <table:table-cell table:formula="of:=IF( AND(AND([.F107]&gt;[.$N$11]; [.F107]&lt;[.$N$12]);[.G107]&lt;[.$N$14]))" office:value-type="boolean" office:boolean-value="true" calcext:value-type="boolean">
            <text:p>TRUE</text:p>
          </table:table-cell>
          <table:table-cell table:formula="of:=[.G107]/1000000" office:value-type="float" office:value="6.08256" calcext:value-type="float">
            <text:p>6.08256</text:p>
          </table:table-cell>
          <table:table-cell table:number-columns-repeated="12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INDIRECT(ADDRESS(4;15+MOD([.A108];[.$N$4])))" office:value-type="float" office:value="3" calcext:value-type="float">
            <text:p>3</text:p>
          </table:table-cell>
          <table:table-cell table:formula="of:=INDIRECT(ADDRESS(5;15+MOD([.A108]/[.$N$4];[.$N$5])))" office:value-type="float" office:value="2" calcext:value-type="float">
            <text:p>2</text:p>
          </table:table-cell>
          <table:table-cell table:formula="of:=INDIRECT(ADDRESS(6;15+MOD([.A108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8]*[.D108]/([.B108])" office:value-type="float" office:value="8110080" calcext:value-type="float">
            <text:p>8110080</text:p>
          </table:table-cell>
          <table:table-cell table:formula="of:=[.F108]/[.C108]" office:value-type="float" office:value="4055040" calcext:value-type="float">
            <text:p>4055040</text:p>
          </table:table-cell>
          <table:table-cell table:formula="of:=IF(AND(AND([.F108]&gt;[.$N$9];[.F108]&lt;[.$N$10]);[.G108]&lt;[.$N$14]))" office:value-type="boolean" office:boolean-value="false" calcext:value-type="boolean">
            <text:p>FALSE</text:p>
          </table:table-cell>
          <table:table-cell table:formula="of:=IF( AND(AND([.F108]&gt;[.$N$11]; [.F108]&lt;[.$N$12]);[.G108]&lt;[.$N$14]))" office:value-type="boolean" office:boolean-value="false" calcext:value-type="boolean">
            <text:p>FALSE</text:p>
          </table:table-cell>
          <table:table-cell table:formula="of:=[.G108]/1000000" office:value-type="float" office:value="4.05504" calcext:value-type="float">
            <text:p>4.05504</text:p>
          </table:table-cell>
          <table:table-cell table:number-columns-repeated="12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INDIRECT(ADDRESS(4;15+MOD([.A109];[.$N$4])))" office:value-type="float" office:value="4" calcext:value-type="float">
            <text:p>4</text:p>
          </table:table-cell>
          <table:table-cell table:formula="of:=INDIRECT(ADDRESS(5;15+MOD([.A109]/[.$N$4];[.$N$5])))" office:value-type="float" office:value="2" calcext:value-type="float">
            <text:p>2</text:p>
          </table:table-cell>
          <table:table-cell table:formula="of:=INDIRECT(ADDRESS(6;15+MOD([.A109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9]*[.D109]/([.B109])" office:value-type="float" office:value="6082560" calcext:value-type="float">
            <text:p>6082560</text:p>
          </table:table-cell>
          <table:table-cell table:formula="of:=[.F109]/[.C109]" office:value-type="float" office:value="3041280" calcext:value-type="float">
            <text:p>3041280</text:p>
          </table:table-cell>
          <table:table-cell table:formula="of:=IF(AND(AND([.F109]&gt;[.$N$9];[.F109]&lt;[.$N$10]);[.G109]&lt;[.$N$14]))" office:value-type="boolean" office:boolean-value="true" calcext:value-type="boolean">
            <text:p>TRUE</text:p>
          </table:table-cell>
          <table:table-cell table:formula="of:=IF( AND(AND([.F109]&gt;[.$N$11]; [.F109]&lt;[.$N$12]);[.G109]&lt;[.$N$14]))" office:value-type="boolean" office:boolean-value="false" calcext:value-type="boolean">
            <text:p>FALSE</text:p>
          </table:table-cell>
          <table:table-cell table:formula="of:=[.G109]/1000000" office:value-type="float" office:value="3.04128" calcext:value-type="float">
            <text:p>3.04128</text:p>
          </table:table-cell>
          <table:table-cell table:number-columns-repeated="12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INDIRECT(ADDRESS(4;15+MOD([.A110];[.$N$4])))" office:value-type="float" office:value="1" calcext:value-type="float">
            <text:p>1</text:p>
          </table:table-cell>
          <table:table-cell table:formula="of:=INDIRECT(ADDRESS(5;15+MOD([.A110]/[.$N$4];[.$N$5])))" office:value-type="float" office:value="4" calcext:value-type="float">
            <text:p>4</text:p>
          </table:table-cell>
          <table:table-cell table:formula="of:=INDIRECT(ADDRESS(6;15+MOD([.A110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0]*[.D110]/([.B110])" office:value-type="float" office:value="24330240" calcext:value-type="float">
            <text:p>24330240</text:p>
          </table:table-cell>
          <table:table-cell table:formula="of:=[.F110]/[.C110]" office:value-type="float" office:value="6082560" calcext:value-type="float">
            <text:p>6082560</text:p>
          </table:table-cell>
          <table:table-cell table:formula="of:=IF(AND(AND([.F110]&gt;[.$N$9];[.F110]&lt;[.$N$10]);[.G110]&lt;[.$N$14]))" office:value-type="boolean" office:boolean-value="false" calcext:value-type="boolean">
            <text:p>FALSE</text:p>
          </table:table-cell>
          <table:table-cell table:formula="of:=IF( AND(AND([.F110]&gt;[.$N$11]; [.F110]&lt;[.$N$12]);[.G110]&lt;[.$N$14]))" office:value-type="boolean" office:boolean-value="false" calcext:value-type="boolean">
            <text:p>FALSE</text:p>
          </table:table-cell>
          <table:table-cell table:formula="of:=[.G110]/1000000" office:value-type="float" office:value="6.08256" calcext:value-type="float">
            <text:p>6.08256</text:p>
          </table:table-cell>
          <table:table-cell table:number-columns-repeated="1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INDIRECT(ADDRESS(4;15+MOD([.A111];[.$N$4])))" office:value-type="float" office:value="2" calcext:value-type="float">
            <text:p>2</text:p>
          </table:table-cell>
          <table:table-cell table:formula="of:=INDIRECT(ADDRESS(5;15+MOD([.A111]/[.$N$4];[.$N$5])))" office:value-type="float" office:value="4" calcext:value-type="float">
            <text:p>4</text:p>
          </table:table-cell>
          <table:table-cell table:formula="of:=INDIRECT(ADDRESS(6;15+MOD([.A111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1]*[.D111]/([.B111])" office:value-type="float" office:value="12165120" calcext:value-type="float">
            <text:p>12165120</text:p>
          </table:table-cell>
          <table:table-cell table:formula="of:=[.F111]/[.C111]" office:value-type="float" office:value="3041280" calcext:value-type="float">
            <text:p>3041280</text:p>
          </table:table-cell>
          <table:table-cell table:formula="of:=IF(AND(AND([.F111]&gt;[.$N$9];[.F111]&lt;[.$N$10]);[.G111]&lt;[.$N$14]))" office:value-type="boolean" office:boolean-value="false" calcext:value-type="boolean">
            <text:p>FALSE</text:p>
          </table:table-cell>
          <table:table-cell table:formula="of:=IF( AND(AND([.F111]&gt;[.$N$11]; [.F111]&lt;[.$N$12]);[.G111]&lt;[.$N$14]))" office:value-type="boolean" office:boolean-value="true" calcext:value-type="boolean">
            <text:p>TRUE</text:p>
          </table:table-cell>
          <table:table-cell table:formula="of:=[.G111]/1000000" office:value-type="float" office:value="3.04128" calcext:value-type="float">
            <text:p>3.04128</text:p>
          </table:table-cell>
          <table:table-cell table:number-columns-repeated="1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INDIRECT(ADDRESS(4;15+MOD([.A112];[.$N$4])))" office:value-type="float" office:value="3" calcext:value-type="float">
            <text:p>3</text:p>
          </table:table-cell>
          <table:table-cell table:formula="of:=INDIRECT(ADDRESS(5;15+MOD([.A112]/[.$N$4];[.$N$5])))" office:value-type="float" office:value="4" calcext:value-type="float">
            <text:p>4</text:p>
          </table:table-cell>
          <table:table-cell table:formula="of:=INDIRECT(ADDRESS(6;15+MOD([.A112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2]*[.D112]/([.B112])" office:value-type="float" office:value="8110080" calcext:value-type="float">
            <text:p>8110080</text:p>
          </table:table-cell>
          <table:table-cell table:formula="of:=[.F112]/[.C112]" office:value-type="float" office:value="2027520" calcext:value-type="float">
            <text:p>2027520</text:p>
          </table:table-cell>
          <table:table-cell table:formula="of:=IF(AND(AND([.F112]&gt;[.$N$9];[.F112]&lt;[.$N$10]);[.G112]&lt;[.$N$14]))" office:value-type="boolean" office:boolean-value="false" calcext:value-type="boolean">
            <text:p>FALSE</text:p>
          </table:table-cell>
          <table:table-cell table:formula="of:=IF( AND(AND([.F112]&gt;[.$N$11]; [.F112]&lt;[.$N$12]);[.G112]&lt;[.$N$14]))" office:value-type="boolean" office:boolean-value="false" calcext:value-type="boolean">
            <text:p>FALSE</text:p>
          </table:table-cell>
          <table:table-cell table:formula="of:=[.G112]/1000000" office:value-type="float" office:value="2.02752" calcext:value-type="float">
            <text:p>2.02752</text:p>
          </table:table-cell>
          <table:table-cell table:number-columns-repeated="12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INDIRECT(ADDRESS(4;15+MOD([.A113];[.$N$4])))" office:value-type="float" office:value="4" calcext:value-type="float">
            <text:p>4</text:p>
          </table:table-cell>
          <table:table-cell table:formula="of:=INDIRECT(ADDRESS(5;15+MOD([.A113]/[.$N$4];[.$N$5])))" office:value-type="float" office:value="4" calcext:value-type="float">
            <text:p>4</text:p>
          </table:table-cell>
          <table:table-cell table:formula="of:=INDIRECT(ADDRESS(6;15+MOD([.A113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3]*[.D113]/([.B113])" office:value-type="float" office:value="6082560" calcext:value-type="float">
            <text:p>6082560</text:p>
          </table:table-cell>
          <table:table-cell table:formula="of:=[.F113]/[.C113]" office:value-type="float" office:value="1520640" calcext:value-type="float">
            <text:p>1520640</text:p>
          </table:table-cell>
          <table:table-cell table:formula="of:=IF(AND(AND([.F113]&gt;[.$N$9];[.F113]&lt;[.$N$10]);[.G113]&lt;[.$N$14]))" office:value-type="boolean" office:boolean-value="true" calcext:value-type="boolean">
            <text:p>TRUE</text:p>
          </table:table-cell>
          <table:table-cell table:formula="of:=IF( AND(AND([.F113]&gt;[.$N$11]; [.F113]&lt;[.$N$12]);[.G113]&lt;[.$N$14]))" office:value-type="boolean" office:boolean-value="false" calcext:value-type="boolean">
            <text:p>FALSE</text:p>
          </table:table-cell>
          <table:table-cell table:formula="of:=[.G113]/1000000" office:value-type="float" office:value="1.52064" calcext:value-type="float">
            <text:p>1.52064</text:p>
          </table:table-cell>
          <table:table-cell table:number-columns-repeated="12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INDIRECT(ADDRESS(4;15+MOD([.A114];[.$N$4])))" office:value-type="float" office:value="1" calcext:value-type="float">
            <text:p>1</text:p>
          </table:table-cell>
          <table:table-cell table:formula="of:=INDIRECT(ADDRESS(5;15+MOD([.A114]/[.$N$4];[.$N$5])))" office:value-type="float" office:value="8" calcext:value-type="float">
            <text:p>8</text:p>
          </table:table-cell>
          <table:table-cell table:formula="of:=INDIRECT(ADDRESS(6;15+MOD([.A114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4]*[.D114]/([.B114])" office:value-type="float" office:value="24330240" calcext:value-type="float">
            <text:p>24330240</text:p>
          </table:table-cell>
          <table:table-cell table:formula="of:=[.F114]/[.C114]" office:value-type="float" office:value="3041280" calcext:value-type="float">
            <text:p>3041280</text:p>
          </table:table-cell>
          <table:table-cell table:formula="of:=IF(AND(AND([.F114]&gt;[.$N$9];[.F114]&lt;[.$N$10]);[.G114]&lt;[.$N$14]))" office:value-type="boolean" office:boolean-value="false" calcext:value-type="boolean">
            <text:p>FALSE</text:p>
          </table:table-cell>
          <table:table-cell table:formula="of:=IF( AND(AND([.F114]&gt;[.$N$11]; [.F114]&lt;[.$N$12]);[.G114]&lt;[.$N$14]))" office:value-type="boolean" office:boolean-value="false" calcext:value-type="boolean">
            <text:p>FALSE</text:p>
          </table:table-cell>
          <table:table-cell table:formula="of:=[.G114]/1000000" office:value-type="float" office:value="3.04128" calcext:value-type="float">
            <text:p>3.04128</text:p>
          </table:table-cell>
          <table:table-cell table:number-columns-repeated="12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INDIRECT(ADDRESS(4;15+MOD([.A115];[.$N$4])))" office:value-type="float" office:value="2" calcext:value-type="float">
            <text:p>2</text:p>
          </table:table-cell>
          <table:table-cell table:formula="of:=INDIRECT(ADDRESS(5;15+MOD([.A115]/[.$N$4];[.$N$5])))" office:value-type="float" office:value="8" calcext:value-type="float">
            <text:p>8</text:p>
          </table:table-cell>
          <table:table-cell table:formula="of:=INDIRECT(ADDRESS(6;15+MOD([.A115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5]*[.D115]/([.B115])" office:value-type="float" office:value="12165120" calcext:value-type="float">
            <text:p>12165120</text:p>
          </table:table-cell>
          <table:table-cell table:formula="of:=[.F115]/[.C115]" office:value-type="float" office:value="1520640" calcext:value-type="float">
            <text:p>1520640</text:p>
          </table:table-cell>
          <table:table-cell table:formula="of:=IF(AND(AND([.F115]&gt;[.$N$9];[.F115]&lt;[.$N$10]);[.G115]&lt;[.$N$14]))" office:value-type="boolean" office:boolean-value="false" calcext:value-type="boolean">
            <text:p>FALSE</text:p>
          </table:table-cell>
          <table:table-cell table:formula="of:=IF( AND(AND([.F115]&gt;[.$N$11]; [.F115]&lt;[.$N$12]);[.G115]&lt;[.$N$14]))" office:value-type="boolean" office:boolean-value="true" calcext:value-type="boolean">
            <text:p>TRUE</text:p>
          </table:table-cell>
          <table:table-cell table:formula="of:=[.G115]/1000000" office:value-type="float" office:value="1.52064" calcext:value-type="float">
            <text:p>1.52064</text:p>
          </table:table-cell>
          <table:table-cell table:number-columns-repeated="12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INDIRECT(ADDRESS(4;15+MOD([.A116];[.$N$4])))" office:value-type="float" office:value="3" calcext:value-type="float">
            <text:p>3</text:p>
          </table:table-cell>
          <table:table-cell table:formula="of:=INDIRECT(ADDRESS(5;15+MOD([.A116]/[.$N$4];[.$N$5])))" office:value-type="float" office:value="8" calcext:value-type="float">
            <text:p>8</text:p>
          </table:table-cell>
          <table:table-cell table:formula="of:=INDIRECT(ADDRESS(6;15+MOD([.A116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6]*[.D116]/([.B116])" office:value-type="float" office:value="8110080" calcext:value-type="float">
            <text:p>8110080</text:p>
          </table:table-cell>
          <table:table-cell table:formula="of:=[.F116]/[.C116]" office:value-type="float" office:value="1013760" calcext:value-type="float">
            <text:p>1013760</text:p>
          </table:table-cell>
          <table:table-cell table:formula="of:=IF(AND(AND([.F116]&gt;[.$N$9];[.F116]&lt;[.$N$10]);[.G116]&lt;[.$N$14]))" office:value-type="boolean" office:boolean-value="false" calcext:value-type="boolean">
            <text:p>FALSE</text:p>
          </table:table-cell>
          <table:table-cell table:formula="of:=IF( AND(AND([.F116]&gt;[.$N$11]; [.F116]&lt;[.$N$12]);[.G116]&lt;[.$N$14]))" office:value-type="boolean" office:boolean-value="false" calcext:value-type="boolean">
            <text:p>FALSE</text:p>
          </table:table-cell>
          <table:table-cell table:formula="of:=[.G116]/1000000" office:value-type="float" office:value="1.01376" calcext:value-type="float">
            <text:p>1.01376</text:p>
          </table:table-cell>
          <table:table-cell table:number-columns-repeated="12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INDIRECT(ADDRESS(4;15+MOD([.A117];[.$N$4])))" office:value-type="float" office:value="4" calcext:value-type="float">
            <text:p>4</text:p>
          </table:table-cell>
          <table:table-cell table:formula="of:=INDIRECT(ADDRESS(5;15+MOD([.A117]/[.$N$4];[.$N$5])))" office:value-type="float" office:value="8" calcext:value-type="float">
            <text:p>8</text:p>
          </table:table-cell>
          <table:table-cell table:formula="of:=INDIRECT(ADDRESS(6;15+MOD([.A117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7]*[.D117]/([.B117])" office:value-type="float" office:value="6082560" calcext:value-type="float">
            <text:p>6082560</text:p>
          </table:table-cell>
          <table:table-cell table:formula="of:=[.F117]/[.C117]" office:value-type="float" office:value="760320" calcext:value-type="float">
            <text:p>760320</text:p>
          </table:table-cell>
          <table:table-cell table:formula="of:=IF(AND(AND([.F117]&gt;[.$N$9];[.F117]&lt;[.$N$10]);[.G117]&lt;[.$N$14]))" office:value-type="boolean" office:boolean-value="true" calcext:value-type="boolean">
            <text:p>TRUE</text:p>
          </table:table-cell>
          <table:table-cell table:formula="of:=IF( AND(AND([.F117]&gt;[.$N$11]; [.F117]&lt;[.$N$12]);[.G117]&lt;[.$N$14]))" office:value-type="boolean" office:boolean-value="false" calcext:value-type="boolean">
            <text:p>FALSE</text:p>
          </table:table-cell>
          <table:table-cell table:formula="of:=[.G117]/1000000" office:value-type="float" office:value="0.76032" calcext:value-type="float">
            <text:p>0.76032</text:p>
          </table:table-cell>
          <table:table-cell table:number-columns-repeated="12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INDIRECT(ADDRESS(4;15+MOD([.A118];[.$N$4])))" office:value-type="float" office:value="1" calcext:value-type="float">
            <text:p>1</text:p>
          </table:table-cell>
          <table:table-cell table:formula="of:=INDIRECT(ADDRESS(5;15+MOD([.A118]/[.$N$4];[.$N$5])))" office:value-type="float" office:value="16" calcext:value-type="float">
            <text:p>16</text:p>
          </table:table-cell>
          <table:table-cell table:formula="of:=INDIRECT(ADDRESS(6;15+MOD([.A118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8]*[.D118]/([.B118])" office:value-type="float" office:value="24330240" calcext:value-type="float">
            <text:p>24330240</text:p>
          </table:table-cell>
          <table:table-cell table:formula="of:=[.F118]/[.C118]" office:value-type="float" office:value="1520640" calcext:value-type="float">
            <text:p>1520640</text:p>
          </table:table-cell>
          <table:table-cell table:formula="of:=IF(AND(AND([.F118]&gt;[.$N$9];[.F118]&lt;[.$N$10]);[.G118]&lt;[.$N$14]))" office:value-type="boolean" office:boolean-value="false" calcext:value-type="boolean">
            <text:p>FALSE</text:p>
          </table:table-cell>
          <table:table-cell table:formula="of:=IF( AND(AND([.F118]&gt;[.$N$11]; [.F118]&lt;[.$N$12]);[.G118]&lt;[.$N$14]))" office:value-type="boolean" office:boolean-value="false" calcext:value-type="boolean">
            <text:p>FALSE</text:p>
          </table:table-cell>
          <table:table-cell table:formula="of:=[.G118]/1000000" office:value-type="float" office:value="1.52064" calcext:value-type="float">
            <text:p>1.52064</text:p>
          </table:table-cell>
          <table:table-cell table:number-columns-repeated="12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INDIRECT(ADDRESS(4;15+MOD([.A119];[.$N$4])))" office:value-type="float" office:value="2" calcext:value-type="float">
            <text:p>2</text:p>
          </table:table-cell>
          <table:table-cell table:formula="of:=INDIRECT(ADDRESS(5;15+MOD([.A119]/[.$N$4];[.$N$5])))" office:value-type="float" office:value="16" calcext:value-type="float">
            <text:p>16</text:p>
          </table:table-cell>
          <table:table-cell table:formula="of:=INDIRECT(ADDRESS(6;15+MOD([.A119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9]*[.D119]/([.B119])" office:value-type="float" office:value="12165120" calcext:value-type="float">
            <text:p>12165120</text:p>
          </table:table-cell>
          <table:table-cell table:formula="of:=[.F119]/[.C119]" office:value-type="float" office:value="760320" calcext:value-type="float">
            <text:p>760320</text:p>
          </table:table-cell>
          <table:table-cell table:formula="of:=IF(AND(AND([.F119]&gt;[.$N$9];[.F119]&lt;[.$N$10]);[.G119]&lt;[.$N$14]))" office:value-type="boolean" office:boolean-value="false" calcext:value-type="boolean">
            <text:p>FALSE</text:p>
          </table:table-cell>
          <table:table-cell table:formula="of:=IF( AND(AND([.F119]&gt;[.$N$11]; [.F119]&lt;[.$N$12]);[.G119]&lt;[.$N$14]))" office:value-type="boolean" office:boolean-value="true" calcext:value-type="boolean">
            <text:p>TRUE</text:p>
          </table:table-cell>
          <table:table-cell table:formula="of:=[.G119]/1000000" office:value-type="float" office:value="0.76032" calcext:value-type="float">
            <text:p>0.76032</text:p>
          </table:table-cell>
          <table:table-cell table:number-columns-repeated="12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INDIRECT(ADDRESS(4;15+MOD([.A120];[.$N$4])))" office:value-type="float" office:value="3" calcext:value-type="float">
            <text:p>3</text:p>
          </table:table-cell>
          <table:table-cell table:formula="of:=INDIRECT(ADDRESS(5;15+MOD([.A120]/[.$N$4];[.$N$5])))" office:value-type="float" office:value="16" calcext:value-type="float">
            <text:p>16</text:p>
          </table:table-cell>
          <table:table-cell table:formula="of:=INDIRECT(ADDRESS(6;15+MOD([.A120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0]*[.D120]/([.B120])" office:value-type="float" office:value="8110080" calcext:value-type="float">
            <text:p>8110080</text:p>
          </table:table-cell>
          <table:table-cell table:formula="of:=[.F120]/[.C120]" office:value-type="float" office:value="506880" calcext:value-type="float">
            <text:p>506880</text:p>
          </table:table-cell>
          <table:table-cell table:formula="of:=IF(AND(AND([.F120]&gt;[.$N$9];[.F120]&lt;[.$N$10]);[.G120]&lt;[.$N$14]))" office:value-type="boolean" office:boolean-value="false" calcext:value-type="boolean">
            <text:p>FALSE</text:p>
          </table:table-cell>
          <table:table-cell table:formula="of:=IF( AND(AND([.F120]&gt;[.$N$11]; [.F120]&lt;[.$N$12]);[.G120]&lt;[.$N$14]))" office:value-type="boolean" office:boolean-value="false" calcext:value-type="boolean">
            <text:p>FALSE</text:p>
          </table:table-cell>
          <table:table-cell table:formula="of:=[.G120]/1000000" office:value-type="float" office:value="0.50688" calcext:value-type="float">
            <text:p>0.50688</text:p>
          </table:table-cell>
          <table:table-cell table:number-columns-repeated="12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INDIRECT(ADDRESS(4;15+MOD([.A121];[.$N$4])))" office:value-type="float" office:value="4" calcext:value-type="float">
            <text:p>4</text:p>
          </table:table-cell>
          <table:table-cell table:formula="of:=INDIRECT(ADDRESS(5;15+MOD([.A121]/[.$N$4];[.$N$5])))" office:value-type="float" office:value="16" calcext:value-type="float">
            <text:p>16</text:p>
          </table:table-cell>
          <table:table-cell table:formula="of:=INDIRECT(ADDRESS(6;15+MOD([.A121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1]*[.D121]/([.B121])" office:value-type="float" office:value="6082560" calcext:value-type="float">
            <text:p>6082560</text:p>
          </table:table-cell>
          <table:table-cell table:formula="of:=[.F121]/[.C121]" office:value-type="float" office:value="380160" calcext:value-type="float">
            <text:p>380160</text:p>
          </table:table-cell>
          <table:table-cell table:formula="of:=IF(AND(AND([.F121]&gt;[.$N$9];[.F121]&lt;[.$N$10]);[.G121]&lt;[.$N$14]))" office:value-type="boolean" office:boolean-value="true" calcext:value-type="boolean">
            <text:p>TRUE</text:p>
          </table:table-cell>
          <table:table-cell table:formula="of:=IF( AND(AND([.F121]&gt;[.$N$11]; [.F121]&lt;[.$N$12]);[.G121]&lt;[.$N$14]))" office:value-type="boolean" office:boolean-value="false" calcext:value-type="boolean">
            <text:p>FALSE</text:p>
          </table:table-cell>
          <table:table-cell table:formula="of:=[.G121]/1000000" office:value-type="float" office:value="0.38016" calcext:value-type="float">
            <text:p>0.38016</text:p>
          </table:table-cell>
          <table:table-cell table:number-columns-repeated="12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INDIRECT(ADDRESS(4;15+MOD([.A122];[.$N$4])))" office:value-type="float" office:value="1" calcext:value-type="float">
            <text:p>1</text:p>
          </table:table-cell>
          <table:table-cell table:formula="of:=INDIRECT(ADDRESS(5;15+MOD([.A122]/[.$N$4];[.$N$5])))" office:value-type="float" office:value="1" calcext:value-type="float">
            <text:p>1</text:p>
          </table:table-cell>
          <table:table-cell table:formula="of:=INDIRECT(ADDRESS(6;15+MOD([.A122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2]*[.D122]/([.B122])" office:value-type="float" office:value="29491200" calcext:value-type="float">
            <text:p>29491200</text:p>
          </table:table-cell>
          <table:table-cell table:formula="of:=[.F122]/[.C122]" office:value-type="float" office:value="29491200" calcext:value-type="float">
            <text:p>29491200</text:p>
          </table:table-cell>
          <table:table-cell table:formula="of:=IF(AND(AND([.F122]&gt;[.$N$9];[.F122]&lt;[.$N$10]);[.G122]&lt;[.$N$14]))" office:value-type="boolean" office:boolean-value="false" calcext:value-type="boolean">
            <text:p>FALSE</text:p>
          </table:table-cell>
          <table:table-cell table:formula="of:=IF( AND(AND([.F122]&gt;[.$N$11]; [.F122]&lt;[.$N$12]);[.G122]&lt;[.$N$14]))" office:value-type="boolean" office:boolean-value="false" calcext:value-type="boolean">
            <text:p>FALSE</text:p>
          </table:table-cell>
          <table:table-cell table:formula="of:=[.G122]/1000000" office:value-type="float" office:value="29.4912" calcext:value-type="float">
            <text:p>29.4912</text:p>
          </table:table-cell>
          <table:table-cell table:number-columns-repeated="12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INDIRECT(ADDRESS(4;15+MOD([.A123];[.$N$4])))" office:value-type="float" office:value="2" calcext:value-type="float">
            <text:p>2</text:p>
          </table:table-cell>
          <table:table-cell table:formula="of:=INDIRECT(ADDRESS(5;15+MOD([.A123]/[.$N$4];[.$N$5])))" office:value-type="float" office:value="1" calcext:value-type="float">
            <text:p>1</text:p>
          </table:table-cell>
          <table:table-cell table:formula="of:=INDIRECT(ADDRESS(6;15+MOD([.A123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3]*[.D123]/([.B123])" office:value-type="float" office:value="14745600" calcext:value-type="float">
            <text:p>14745600</text:p>
          </table:table-cell>
          <table:table-cell table:formula="of:=[.F123]/[.C123]" office:value-type="float" office:value="14745600" calcext:value-type="float">
            <text:p>14745600</text:p>
          </table:table-cell>
          <table:table-cell table:formula="of:=IF(AND(AND([.F123]&gt;[.$N$9];[.F123]&lt;[.$N$10]);[.G123]&lt;[.$N$14]))" office:value-type="boolean" office:boolean-value="false" calcext:value-type="boolean">
            <text:p>FALSE</text:p>
          </table:table-cell>
          <table:table-cell table:formula="of:=IF( AND(AND([.F123]&gt;[.$N$11]; [.F123]&lt;[.$N$12]);[.G123]&lt;[.$N$14]))" office:value-type="boolean" office:boolean-value="false" calcext:value-type="boolean">
            <text:p>FALSE</text:p>
          </table:table-cell>
          <table:table-cell table:formula="of:=[.G123]/1000000" office:value-type="float" office:value="14.7456" calcext:value-type="float">
            <text:p>14.7456</text:p>
          </table:table-cell>
          <table:table-cell table:number-columns-repeated="12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INDIRECT(ADDRESS(4;15+MOD([.A124];[.$N$4])))" office:value-type="float" office:value="3" calcext:value-type="float">
            <text:p>3</text:p>
          </table:table-cell>
          <table:table-cell table:formula="of:=INDIRECT(ADDRESS(5;15+MOD([.A124]/[.$N$4];[.$N$5])))" office:value-type="float" office:value="1" calcext:value-type="float">
            <text:p>1</text:p>
          </table:table-cell>
          <table:table-cell table:formula="of:=INDIRECT(ADDRESS(6;15+MOD([.A124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4]*[.D124]/([.B124])" office:value-type="float" office:value="9830400" calcext:value-type="float">
            <text:p>9830400</text:p>
          </table:table-cell>
          <table:table-cell table:formula="of:=[.F124]/[.C124]" office:value-type="float" office:value="9830400" calcext:value-type="float">
            <text:p>9830400</text:p>
          </table:table-cell>
          <table:table-cell table:formula="of:=IF(AND(AND([.F124]&gt;[.$N$9];[.F124]&lt;[.$N$10]);[.G124]&lt;[.$N$14]))" office:value-type="boolean" office:boolean-value="false" calcext:value-type="boolean">
            <text:p>FALSE</text:p>
          </table:table-cell>
          <table:table-cell table:formula="of:=IF( AND(AND([.F124]&gt;[.$N$11]; [.F124]&lt;[.$N$12]);[.G124]&lt;[.$N$14]))" office:value-type="boolean" office:boolean-value="true" calcext:value-type="boolean">
            <text:p>TRUE</text:p>
          </table:table-cell>
          <table:table-cell table:formula="of:=[.G124]/1000000" office:value-type="float" office:value="9.8304" calcext:value-type="float">
            <text:p>9.8304</text:p>
          </table:table-cell>
          <table:table-cell table:number-columns-repeated="12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INDIRECT(ADDRESS(4;15+MOD([.A125];[.$N$4])))" office:value-type="float" office:value="4" calcext:value-type="float">
            <text:p>4</text:p>
          </table:table-cell>
          <table:table-cell table:formula="of:=INDIRECT(ADDRESS(5;15+MOD([.A125]/[.$N$4];[.$N$5])))" office:value-type="float" office:value="1" calcext:value-type="float">
            <text:p>1</text:p>
          </table:table-cell>
          <table:table-cell table:formula="of:=INDIRECT(ADDRESS(6;15+MOD([.A125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5]*[.D125]/([.B125])" office:value-type="float" office:value="7372800" calcext:value-type="float">
            <text:p>7372800</text:p>
          </table:table-cell>
          <table:table-cell table:formula="of:=[.F125]/[.C125]" office:value-type="float" office:value="7372800" calcext:value-type="float">
            <text:p>7372800</text:p>
          </table:table-cell>
          <table:table-cell table:formula="of:=IF(AND(AND([.F125]&gt;[.$N$9];[.F125]&lt;[.$N$10]);[.G125]&lt;[.$N$14]))" office:value-type="boolean" office:boolean-value="true" calcext:value-type="boolean">
            <text:p>TRUE</text:p>
          </table:table-cell>
          <table:table-cell table:formula="of:=IF( AND(AND([.F125]&gt;[.$N$11]; [.F125]&lt;[.$N$12]);[.G125]&lt;[.$N$14]))" office:value-type="boolean" office:boolean-value="false" calcext:value-type="boolean">
            <text:p>FALSE</text:p>
          </table:table-cell>
          <table:table-cell table:formula="of:=[.G125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INDIRECT(ADDRESS(4;15+MOD([.A126];[.$N$4])))" office:value-type="float" office:value="1" calcext:value-type="float">
            <text:p>1</text:p>
          </table:table-cell>
          <table:table-cell table:formula="of:=INDIRECT(ADDRESS(5;15+MOD([.A126]/[.$N$4];[.$N$5])))" office:value-type="float" office:value="2" calcext:value-type="float">
            <text:p>2</text:p>
          </table:table-cell>
          <table:table-cell table:formula="of:=INDIRECT(ADDRESS(6;15+MOD([.A126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6]*[.D126]/([.B126])" office:value-type="float" office:value="29491200" calcext:value-type="float">
            <text:p>29491200</text:p>
          </table:table-cell>
          <table:table-cell table:formula="of:=[.F126]/[.C126]" office:value-type="float" office:value="14745600" calcext:value-type="float">
            <text:p>14745600</text:p>
          </table:table-cell>
          <table:table-cell table:formula="of:=IF(AND(AND([.F126]&gt;[.$N$9];[.F126]&lt;[.$N$10]);[.G126]&lt;[.$N$14]))" office:value-type="boolean" office:boolean-value="false" calcext:value-type="boolean">
            <text:p>FALSE</text:p>
          </table:table-cell>
          <table:table-cell table:formula="of:=IF( AND(AND([.F126]&gt;[.$N$11]; [.F126]&lt;[.$N$12]);[.G126]&lt;[.$N$14]))" office:value-type="boolean" office:boolean-value="false" calcext:value-type="boolean">
            <text:p>FALSE</text:p>
          </table:table-cell>
          <table:table-cell table:formula="of:=[.G126]/1000000" office:value-type="float" office:value="14.7456" calcext:value-type="float">
            <text:p>14.7456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INDIRECT(ADDRESS(4;15+MOD([.A127];[.$N$4])))" office:value-type="float" office:value="2" calcext:value-type="float">
            <text:p>2</text:p>
          </table:table-cell>
          <table:table-cell table:formula="of:=INDIRECT(ADDRESS(5;15+MOD([.A127]/[.$N$4];[.$N$5])))" office:value-type="float" office:value="2" calcext:value-type="float">
            <text:p>2</text:p>
          </table:table-cell>
          <table:table-cell table:formula="of:=INDIRECT(ADDRESS(6;15+MOD([.A127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7]*[.D127]/([.B127])" office:value-type="float" office:value="14745600" calcext:value-type="float">
            <text:p>14745600</text:p>
          </table:table-cell>
          <table:table-cell table:formula="of:=[.F127]/[.C127]" office:value-type="float" office:value="7372800" calcext:value-type="float">
            <text:p>7372800</text:p>
          </table:table-cell>
          <table:table-cell table:formula="of:=IF(AND(AND([.F127]&gt;[.$N$9];[.F127]&lt;[.$N$10]);[.G127]&lt;[.$N$14]))" office:value-type="boolean" office:boolean-value="false" calcext:value-type="boolean">
            <text:p>FALSE</text:p>
          </table:table-cell>
          <table:table-cell table:formula="of:=IF( AND(AND([.F127]&gt;[.$N$11]; [.F127]&lt;[.$N$12]);[.G127]&lt;[.$N$14]))" office:value-type="boolean" office:boolean-value="false" calcext:value-type="boolean">
            <text:p>FALSE</text:p>
          </table:table-cell>
          <table:table-cell table:formula="of:=[.G127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INDIRECT(ADDRESS(4;15+MOD([.A128];[.$N$4])))" office:value-type="float" office:value="3" calcext:value-type="float">
            <text:p>3</text:p>
          </table:table-cell>
          <table:table-cell table:formula="of:=INDIRECT(ADDRESS(5;15+MOD([.A128]/[.$N$4];[.$N$5])))" office:value-type="float" office:value="2" calcext:value-type="float">
            <text:p>2</text:p>
          </table:table-cell>
          <table:table-cell table:formula="of:=INDIRECT(ADDRESS(6;15+MOD([.A128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8]*[.D128]/([.B128])" office:value-type="float" office:value="9830400" calcext:value-type="float">
            <text:p>9830400</text:p>
          </table:table-cell>
          <table:table-cell table:formula="of:=[.F128]/[.C128]" office:value-type="float" office:value="4915200" calcext:value-type="float">
            <text:p>4915200</text:p>
          </table:table-cell>
          <table:table-cell table:formula="of:=IF(AND(AND([.F128]&gt;[.$N$9];[.F128]&lt;[.$N$10]);[.G128]&lt;[.$N$14]))" office:value-type="boolean" office:boolean-value="false" calcext:value-type="boolean">
            <text:p>FALSE</text:p>
          </table:table-cell>
          <table:table-cell table:formula="of:=IF( AND(AND([.F128]&gt;[.$N$11]; [.F128]&lt;[.$N$12]);[.G128]&lt;[.$N$14]))" office:value-type="boolean" office:boolean-value="true" calcext:value-type="boolean">
            <text:p>TRUE</text:p>
          </table:table-cell>
          <table:table-cell table:formula="of:=[.G128]/1000000" office:value-type="float" office:value="4.9152" calcext:value-type="float">
            <text:p>4.9152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INDIRECT(ADDRESS(4;15+MOD([.A129];[.$N$4])))" office:value-type="float" office:value="4" calcext:value-type="float">
            <text:p>4</text:p>
          </table:table-cell>
          <table:table-cell table:formula="of:=INDIRECT(ADDRESS(5;15+MOD([.A129]/[.$N$4];[.$N$5])))" office:value-type="float" office:value="2" calcext:value-type="float">
            <text:p>2</text:p>
          </table:table-cell>
          <table:table-cell table:formula="of:=INDIRECT(ADDRESS(6;15+MOD([.A129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9]*[.D129]/([.B129])" office:value-type="float" office:value="7372800" calcext:value-type="float">
            <text:p>7372800</text:p>
          </table:table-cell>
          <table:table-cell table:formula="of:=[.F129]/[.C129]" office:value-type="float" office:value="3686400" calcext:value-type="float">
            <text:p>3686400</text:p>
          </table:table-cell>
          <table:table-cell table:formula="of:=IF(AND(AND([.F129]&gt;[.$N$9];[.F129]&lt;[.$N$10]);[.G129]&lt;[.$N$14]))" office:value-type="boolean" office:boolean-value="true" calcext:value-type="boolean">
            <text:p>TRUE</text:p>
          </table:table-cell>
          <table:table-cell table:formula="of:=IF( AND(AND([.F129]&gt;[.$N$11]; [.F129]&lt;[.$N$12]);[.G129]&lt;[.$N$14]))" office:value-type="boolean" office:boolean-value="false" calcext:value-type="boolean">
            <text:p>FALSE</text:p>
          </table:table-cell>
          <table:table-cell table:formula="of:=[.G129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INDIRECT(ADDRESS(4;15+MOD([.A130];[.$N$4])))" office:value-type="float" office:value="1" calcext:value-type="float">
            <text:p>1</text:p>
          </table:table-cell>
          <table:table-cell table:formula="of:=INDIRECT(ADDRESS(5;15+MOD([.A130]/[.$N$4];[.$N$5])))" office:value-type="float" office:value="4" calcext:value-type="float">
            <text:p>4</text:p>
          </table:table-cell>
          <table:table-cell table:formula="of:=INDIRECT(ADDRESS(6;15+MOD([.A130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0]*[.D130]/([.B130])" office:value-type="float" office:value="29491200" calcext:value-type="float">
            <text:p>29491200</text:p>
          </table:table-cell>
          <table:table-cell table:formula="of:=[.F130]/[.C130]" office:value-type="float" office:value="7372800" calcext:value-type="float">
            <text:p>7372800</text:p>
          </table:table-cell>
          <table:table-cell table:formula="of:=IF(AND(AND([.F130]&gt;[.$N$9];[.F130]&lt;[.$N$10]);[.G130]&lt;[.$N$14]))" office:value-type="boolean" office:boolean-value="false" calcext:value-type="boolean">
            <text:p>FALSE</text:p>
          </table:table-cell>
          <table:table-cell table:formula="of:=IF( AND(AND([.F130]&gt;[.$N$11]; [.F130]&lt;[.$N$12]);[.G130]&lt;[.$N$14]))" office:value-type="boolean" office:boolean-value="false" calcext:value-type="boolean">
            <text:p>FALSE</text:p>
          </table:table-cell>
          <table:table-cell table:formula="of:=[.G130]/1000000" office:value-type="float" office:value="7.3728" calcext:value-type="float">
            <text:p>7.3728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INDIRECT(ADDRESS(4;15+MOD([.A131];[.$N$4])))" office:value-type="float" office:value="2" calcext:value-type="float">
            <text:p>2</text:p>
          </table:table-cell>
          <table:table-cell table:formula="of:=INDIRECT(ADDRESS(5;15+MOD([.A131]/[.$N$4];[.$N$5])))" office:value-type="float" office:value="4" calcext:value-type="float">
            <text:p>4</text:p>
          </table:table-cell>
          <table:table-cell table:formula="of:=INDIRECT(ADDRESS(6;15+MOD([.A131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1]*[.D131]/([.B131])" office:value-type="float" office:value="14745600" calcext:value-type="float">
            <text:p>14745600</text:p>
          </table:table-cell>
          <table:table-cell table:formula="of:=[.F131]/[.C131]" office:value-type="float" office:value="3686400" calcext:value-type="float">
            <text:p>3686400</text:p>
          </table:table-cell>
          <table:table-cell table:formula="of:=IF(AND(AND([.F131]&gt;[.$N$9];[.F131]&lt;[.$N$10]);[.G131]&lt;[.$N$14]))" office:value-type="boolean" office:boolean-value="false" calcext:value-type="boolean">
            <text:p>FALSE</text:p>
          </table:table-cell>
          <table:table-cell table:formula="of:=IF( AND(AND([.F131]&gt;[.$N$11]; [.F131]&lt;[.$N$12]);[.G131]&lt;[.$N$14]))" office:value-type="boolean" office:boolean-value="false" calcext:value-type="boolean">
            <text:p>FALSE</text:p>
          </table:table-cell>
          <table:table-cell table:formula="of:=[.G131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INDIRECT(ADDRESS(4;15+MOD([.A132];[.$N$4])))" office:value-type="float" office:value="3" calcext:value-type="float">
            <text:p>3</text:p>
          </table:table-cell>
          <table:table-cell table:formula="of:=INDIRECT(ADDRESS(5;15+MOD([.A132]/[.$N$4];[.$N$5])))" office:value-type="float" office:value="4" calcext:value-type="float">
            <text:p>4</text:p>
          </table:table-cell>
          <table:table-cell table:formula="of:=INDIRECT(ADDRESS(6;15+MOD([.A132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2]*[.D132]/([.B132])" office:value-type="float" office:value="9830400" calcext:value-type="float">
            <text:p>9830400</text:p>
          </table:table-cell>
          <table:table-cell table:formula="of:=[.F132]/[.C132]" office:value-type="float" office:value="2457600" calcext:value-type="float">
            <text:p>2457600</text:p>
          </table:table-cell>
          <table:table-cell table:formula="of:=IF(AND(AND([.F132]&gt;[.$N$9];[.F132]&lt;[.$N$10]);[.G132]&lt;[.$N$14]))" office:value-type="boolean" office:boolean-value="false" calcext:value-type="boolean">
            <text:p>FALSE</text:p>
          </table:table-cell>
          <table:table-cell table:formula="of:=IF( AND(AND([.F132]&gt;[.$N$11]; [.F132]&lt;[.$N$12]);[.G132]&lt;[.$N$14]))" office:value-type="boolean" office:boolean-value="true" calcext:value-type="boolean">
            <text:p>TRUE</text:p>
          </table:table-cell>
          <table:table-cell table:formula="of:=[.G132]/1000000" office:value-type="float" office:value="2.4576" calcext:value-type="float">
            <text:p>2.4576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INDIRECT(ADDRESS(4;15+MOD([.A133];[.$N$4])))" office:value-type="float" office:value="4" calcext:value-type="float">
            <text:p>4</text:p>
          </table:table-cell>
          <table:table-cell table:formula="of:=INDIRECT(ADDRESS(5;15+MOD([.A133]/[.$N$4];[.$N$5])))" office:value-type="float" office:value="4" calcext:value-type="float">
            <text:p>4</text:p>
          </table:table-cell>
          <table:table-cell table:formula="of:=INDIRECT(ADDRESS(6;15+MOD([.A133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3]*[.D133]/([.B133])" office:value-type="float" office:value="7372800" calcext:value-type="float">
            <text:p>7372800</text:p>
          </table:table-cell>
          <table:table-cell table:formula="of:=[.F133]/[.C133]" office:value-type="float" office:value="1843200" calcext:value-type="float">
            <text:p>1843200</text:p>
          </table:table-cell>
          <table:table-cell table:formula="of:=IF(AND(AND([.F133]&gt;[.$N$9];[.F133]&lt;[.$N$10]);[.G133]&lt;[.$N$14]))" office:value-type="boolean" office:boolean-value="true" calcext:value-type="boolean">
            <text:p>TRUE</text:p>
          </table:table-cell>
          <table:table-cell table:formula="of:=IF( AND(AND([.F133]&gt;[.$N$11]; [.F133]&lt;[.$N$12]);[.G133]&lt;[.$N$14]))" office:value-type="boolean" office:boolean-value="false" calcext:value-type="boolean">
            <text:p>FALSE</text:p>
          </table:table-cell>
          <table:table-cell table:formula="of:=[.G133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INDIRECT(ADDRESS(4;15+MOD([.A134];[.$N$4])))" office:value-type="float" office:value="1" calcext:value-type="float">
            <text:p>1</text:p>
          </table:table-cell>
          <table:table-cell table:formula="of:=INDIRECT(ADDRESS(5;15+MOD([.A134]/[.$N$4];[.$N$5])))" office:value-type="float" office:value="8" calcext:value-type="float">
            <text:p>8</text:p>
          </table:table-cell>
          <table:table-cell table:formula="of:=INDIRECT(ADDRESS(6;15+MOD([.A134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4]*[.D134]/([.B134])" office:value-type="float" office:value="29491200" calcext:value-type="float">
            <text:p>29491200</text:p>
          </table:table-cell>
          <table:table-cell table:formula="of:=[.F134]/[.C134]" office:value-type="float" office:value="3686400" calcext:value-type="float">
            <text:p>3686400</text:p>
          </table:table-cell>
          <table:table-cell table:formula="of:=IF(AND(AND([.F134]&gt;[.$N$9];[.F134]&lt;[.$N$10]);[.G134]&lt;[.$N$14]))" office:value-type="boolean" office:boolean-value="false" calcext:value-type="boolean">
            <text:p>FALSE</text:p>
          </table:table-cell>
          <table:table-cell table:formula="of:=IF( AND(AND([.F134]&gt;[.$N$11]; [.F134]&lt;[.$N$12]);[.G134]&lt;[.$N$14]))" office:value-type="boolean" office:boolean-value="false" calcext:value-type="boolean">
            <text:p>FALSE</text:p>
          </table:table-cell>
          <table:table-cell table:formula="of:=[.G134]/1000000" office:value-type="float" office:value="3.6864" calcext:value-type="float">
            <text:p>3.6864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INDIRECT(ADDRESS(4;15+MOD([.A135];[.$N$4])))" office:value-type="float" office:value="2" calcext:value-type="float">
            <text:p>2</text:p>
          </table:table-cell>
          <table:table-cell table:formula="of:=INDIRECT(ADDRESS(5;15+MOD([.A135]/[.$N$4];[.$N$5])))" office:value-type="float" office:value="8" calcext:value-type="float">
            <text:p>8</text:p>
          </table:table-cell>
          <table:table-cell table:formula="of:=INDIRECT(ADDRESS(6;15+MOD([.A135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5]*[.D135]/([.B135])" office:value-type="float" office:value="14745600" calcext:value-type="float">
            <text:p>14745600</text:p>
          </table:table-cell>
          <table:table-cell table:formula="of:=[.F135]/[.C135]" office:value-type="float" office:value="1843200" calcext:value-type="float">
            <text:p>1843200</text:p>
          </table:table-cell>
          <table:table-cell table:formula="of:=IF(AND(AND([.F135]&gt;[.$N$9];[.F135]&lt;[.$N$10]);[.G135]&lt;[.$N$14]))" office:value-type="boolean" office:boolean-value="false" calcext:value-type="boolean">
            <text:p>FALSE</text:p>
          </table:table-cell>
          <table:table-cell table:formula="of:=IF( AND(AND([.F135]&gt;[.$N$11]; [.F135]&lt;[.$N$12]);[.G135]&lt;[.$N$14]))" office:value-type="boolean" office:boolean-value="false" calcext:value-type="boolean">
            <text:p>FALSE</text:p>
          </table:table-cell>
          <table:table-cell table:formula="of:=[.G135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INDIRECT(ADDRESS(4;15+MOD([.A136];[.$N$4])))" office:value-type="float" office:value="3" calcext:value-type="float">
            <text:p>3</text:p>
          </table:table-cell>
          <table:table-cell table:formula="of:=INDIRECT(ADDRESS(5;15+MOD([.A136]/[.$N$4];[.$N$5])))" office:value-type="float" office:value="8" calcext:value-type="float">
            <text:p>8</text:p>
          </table:table-cell>
          <table:table-cell table:formula="of:=INDIRECT(ADDRESS(6;15+MOD([.A136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6]*[.D136]/([.B136])" office:value-type="float" office:value="9830400" calcext:value-type="float">
            <text:p>9830400</text:p>
          </table:table-cell>
          <table:table-cell table:formula="of:=[.F136]/[.C136]" office:value-type="float" office:value="1228800" calcext:value-type="float">
            <text:p>1228800</text:p>
          </table:table-cell>
          <table:table-cell table:formula="of:=IF(AND(AND([.F136]&gt;[.$N$9];[.F136]&lt;[.$N$10]);[.G136]&lt;[.$N$14]))" office:value-type="boolean" office:boolean-value="false" calcext:value-type="boolean">
            <text:p>FALSE</text:p>
          </table:table-cell>
          <table:table-cell table:formula="of:=IF( AND(AND([.F136]&gt;[.$N$11]; [.F136]&lt;[.$N$12]);[.G136]&lt;[.$N$14]))" office:value-type="boolean" office:boolean-value="true" calcext:value-type="boolean">
            <text:p>TRUE</text:p>
          </table:table-cell>
          <table:table-cell table:formula="of:=[.G136]/1000000" office:value-type="float" office:value="1.2288" calcext:value-type="float">
            <text:p>1.2288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INDIRECT(ADDRESS(4;15+MOD([.A137];[.$N$4])))" office:value-type="float" office:value="4" calcext:value-type="float">
            <text:p>4</text:p>
          </table:table-cell>
          <table:table-cell table:formula="of:=INDIRECT(ADDRESS(5;15+MOD([.A137]/[.$N$4];[.$N$5])))" office:value-type="float" office:value="8" calcext:value-type="float">
            <text:p>8</text:p>
          </table:table-cell>
          <table:table-cell table:formula="of:=INDIRECT(ADDRESS(6;15+MOD([.A137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7]*[.D137]/([.B137])" office:value-type="float" office:value="7372800" calcext:value-type="float">
            <text:p>7372800</text:p>
          </table:table-cell>
          <table:table-cell table:formula="of:=[.F137]/[.C137]" office:value-type="float" office:value="921600" calcext:value-type="float">
            <text:p>921600</text:p>
          </table:table-cell>
          <table:table-cell table:formula="of:=IF(AND(AND([.F137]&gt;[.$N$9];[.F137]&lt;[.$N$10]);[.G137]&lt;[.$N$14]))" office:value-type="boolean" office:boolean-value="true" calcext:value-type="boolean">
            <text:p>TRUE</text:p>
          </table:table-cell>
          <table:table-cell table:formula="of:=IF( AND(AND([.F137]&gt;[.$N$11]; [.F137]&lt;[.$N$12]);[.G137]&lt;[.$N$14]))" office:value-type="boolean" office:boolean-value="false" calcext:value-type="boolean">
            <text:p>FALSE</text:p>
          </table:table-cell>
          <table:table-cell table:formula="of:=[.G137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INDIRECT(ADDRESS(4;15+MOD([.A138];[.$N$4])))" office:value-type="float" office:value="1" calcext:value-type="float">
            <text:p>1</text:p>
          </table:table-cell>
          <table:table-cell table:formula="of:=INDIRECT(ADDRESS(5;15+MOD([.A138]/[.$N$4];[.$N$5])))" office:value-type="float" office:value="16" calcext:value-type="float">
            <text:p>16</text:p>
          </table:table-cell>
          <table:table-cell table:formula="of:=INDIRECT(ADDRESS(6;15+MOD([.A138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8]*[.D138]/([.B138])" office:value-type="float" office:value="29491200" calcext:value-type="float">
            <text:p>29491200</text:p>
          </table:table-cell>
          <table:table-cell table:formula="of:=[.F138]/[.C138]" office:value-type="float" office:value="1843200" calcext:value-type="float">
            <text:p>1843200</text:p>
          </table:table-cell>
          <table:table-cell table:formula="of:=IF(AND(AND([.F138]&gt;[.$N$9];[.F138]&lt;[.$N$10]);[.G138]&lt;[.$N$14]))" office:value-type="boolean" office:boolean-value="false" calcext:value-type="boolean">
            <text:p>FALSE</text:p>
          </table:table-cell>
          <table:table-cell table:formula="of:=IF( AND(AND([.F138]&gt;[.$N$11]; [.F138]&lt;[.$N$12]);[.G138]&lt;[.$N$14]))" office:value-type="boolean" office:boolean-value="false" calcext:value-type="boolean">
            <text:p>FALSE</text:p>
          </table:table-cell>
          <table:table-cell table:formula="of:=[.G138]/1000000" office:value-type="float" office:value="1.8432" calcext:value-type="float">
            <text:p>1.8432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INDIRECT(ADDRESS(4;15+MOD([.A139];[.$N$4])))" office:value-type="float" office:value="2" calcext:value-type="float">
            <text:p>2</text:p>
          </table:table-cell>
          <table:table-cell table:formula="of:=INDIRECT(ADDRESS(5;15+MOD([.A139]/[.$N$4];[.$N$5])))" office:value-type="float" office:value="16" calcext:value-type="float">
            <text:p>16</text:p>
          </table:table-cell>
          <table:table-cell table:formula="of:=INDIRECT(ADDRESS(6;15+MOD([.A139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9]*[.D139]/([.B139])" office:value-type="float" office:value="14745600" calcext:value-type="float">
            <text:p>14745600</text:p>
          </table:table-cell>
          <table:table-cell table:formula="of:=[.F139]/[.C139]" office:value-type="float" office:value="921600" calcext:value-type="float">
            <text:p>921600</text:p>
          </table:table-cell>
          <table:table-cell table:formula="of:=IF(AND(AND([.F139]&gt;[.$N$9];[.F139]&lt;[.$N$10]);[.G139]&lt;[.$N$14]))" office:value-type="boolean" office:boolean-value="false" calcext:value-type="boolean">
            <text:p>FALSE</text:p>
          </table:table-cell>
          <table:table-cell table:formula="of:=IF( AND(AND([.F139]&gt;[.$N$11]; [.F139]&lt;[.$N$12]);[.G139]&lt;[.$N$14]))" office:value-type="boolean" office:boolean-value="false" calcext:value-type="boolean">
            <text:p>FALSE</text:p>
          </table:table-cell>
          <table:table-cell table:formula="of:=[.G139]/1000000" office:value-type="float" office:value="0.9216" calcext:value-type="float">
            <text:p>0.9216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INDIRECT(ADDRESS(4;15+MOD([.A140];[.$N$4])))" office:value-type="float" office:value="3" calcext:value-type="float">
            <text:p>3</text:p>
          </table:table-cell>
          <table:table-cell table:formula="of:=INDIRECT(ADDRESS(5;15+MOD([.A140]/[.$N$4];[.$N$5])))" office:value-type="float" office:value="16" calcext:value-type="float">
            <text:p>16</text:p>
          </table:table-cell>
          <table:table-cell table:formula="of:=INDIRECT(ADDRESS(6;15+MOD([.A140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0]*[.D140]/([.B140])" office:value-type="float" office:value="9830400" calcext:value-type="float">
            <text:p>9830400</text:p>
          </table:table-cell>
          <table:table-cell table:formula="of:=[.F140]/[.C140]" office:value-type="float" office:value="614400" calcext:value-type="float">
            <text:p>614400</text:p>
          </table:table-cell>
          <table:table-cell table:formula="of:=IF(AND(AND([.F140]&gt;[.$N$9];[.F140]&lt;[.$N$10]);[.G140]&lt;[.$N$14]))" office:value-type="boolean" office:boolean-value="false" calcext:value-type="boolean">
            <text:p>FALSE</text:p>
          </table:table-cell>
          <table:table-cell table:formula="of:=IF( AND(AND([.F140]&gt;[.$N$11]; [.F140]&lt;[.$N$12]);[.G140]&lt;[.$N$14]))" office:value-type="boolean" office:boolean-value="true" calcext:value-type="boolean">
            <text:p>TRUE</text:p>
          </table:table-cell>
          <table:table-cell table:formula="of:=[.G140]/1000000" office:value-type="float" office:value="0.6144" calcext:value-type="float">
            <text:p>0.6144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INDIRECT(ADDRESS(4;15+MOD([.A141];[.$N$4])))" office:value-type="float" office:value="4" calcext:value-type="float">
            <text:p>4</text:p>
          </table:table-cell>
          <table:table-cell table:formula="of:=INDIRECT(ADDRESS(5;15+MOD([.A141]/[.$N$4];[.$N$5])))" office:value-type="float" office:value="16" calcext:value-type="float">
            <text:p>16</text:p>
          </table:table-cell>
          <table:table-cell table:formula="of:=INDIRECT(ADDRESS(6;15+MOD([.A141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1]*[.D141]/([.B141])" office:value-type="float" office:value="7372800" calcext:value-type="float">
            <text:p>7372800</text:p>
          </table:table-cell>
          <table:table-cell table:formula="of:=[.F141]/[.C141]" office:value-type="float" office:value="460800" calcext:value-type="float">
            <text:p>460800</text:p>
          </table:table-cell>
          <table:table-cell table:formula="of:=IF(AND(AND([.F141]&gt;[.$N$9];[.F141]&lt;[.$N$10]);[.G141]&lt;[.$N$14]))" office:value-type="boolean" office:boolean-value="true" calcext:value-type="boolean">
            <text:p>TRUE</text:p>
          </table:table-cell>
          <table:table-cell table:formula="of:=IF( AND(AND([.F141]&gt;[.$N$11]; [.F141]&lt;[.$N$12]);[.G141]&lt;[.$N$14]))" office:value-type="boolean" office:boolean-value="false" calcext:value-type="boolean">
            <text:p>FALSE</text:p>
          </table:table-cell>
          <table:table-cell table:formula="of:=[.G141]/1000000" office:value-type="float" office:value="0.4608" calcext:value-type="float">
            <text:p>0.4608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INDIRECT(ADDRESS(4;15+MOD([.A142];[.$N$4])))" office:value-type="float" office:value="1" calcext:value-type="float">
            <text:p>1</text:p>
          </table:table-cell>
          <table:table-cell table:formula="of:=INDIRECT(ADDRESS(5;15+MOD([.A142]/[.$N$4];[.$N$5])))" office:value-type="float" office:value="1" calcext:value-type="float">
            <text:p>1</text:p>
          </table:table-cell>
          <table:table-cell table:formula="of:=INDIRECT(ADDRESS(6;15+MOD([.A142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2]*[.D142]/([.B142])" office:value-type="float" office:value="36864000" calcext:value-type="float">
            <text:p>36864000</text:p>
          </table:table-cell>
          <table:table-cell table:formula="of:=[.F142]/[.C142]" office:value-type="float" office:value="36864000" calcext:value-type="float">
            <text:p>36864000</text:p>
          </table:table-cell>
          <table:table-cell table:formula="of:=IF(AND(AND([.F142]&gt;[.$N$9];[.F142]&lt;[.$N$10]);[.G142]&lt;[.$N$14]))" office:value-type="boolean" office:boolean-value="false" calcext:value-type="boolean">
            <text:p>FALSE</text:p>
          </table:table-cell>
          <table:table-cell table:formula="of:=IF( AND(AND([.F142]&gt;[.$N$11]; [.F142]&lt;[.$N$12]);[.G142]&lt;[.$N$14]))" office:value-type="boolean" office:boolean-value="false" calcext:value-type="boolean">
            <text:p>FALSE</text:p>
          </table:table-cell>
          <table:table-cell table:formula="of:=[.G142]/1000000" office:value-type="float" office:value="36.864" calcext:value-type="float">
            <text:p>36.864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INDIRECT(ADDRESS(4;15+MOD([.A143];[.$N$4])))" office:value-type="float" office:value="2" calcext:value-type="float">
            <text:p>2</text:p>
          </table:table-cell>
          <table:table-cell table:formula="of:=INDIRECT(ADDRESS(5;15+MOD([.A143]/[.$N$4];[.$N$5])))" office:value-type="float" office:value="1" calcext:value-type="float">
            <text:p>1</text:p>
          </table:table-cell>
          <table:table-cell table:formula="of:=INDIRECT(ADDRESS(6;15+MOD([.A143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3]*[.D143]/([.B143])" office:value-type="float" office:value="18432000" calcext:value-type="float">
            <text:p>18432000</text:p>
          </table:table-cell>
          <table:table-cell table:formula="of:=[.F143]/[.C143]" office:value-type="float" office:value="18432000" calcext:value-type="float">
            <text:p>18432000</text:p>
          </table:table-cell>
          <table:table-cell table:formula="of:=IF(AND(AND([.F143]&gt;[.$N$9];[.F143]&lt;[.$N$10]);[.G143]&lt;[.$N$14]))" office:value-type="boolean" office:boolean-value="false" calcext:value-type="boolean">
            <text:p>FALSE</text:p>
          </table:table-cell>
          <table:table-cell table:formula="of:=IF( AND(AND([.F143]&gt;[.$N$11]; [.F143]&lt;[.$N$12]);[.G143]&lt;[.$N$14]))" office:value-type="boolean" office:boolean-value="false" calcext:value-type="boolean">
            <text:p>FALSE</text:p>
          </table:table-cell>
          <table:table-cell table:formula="of:=[.G143]/1000000" office:value-type="float" office:value="18.432" calcext:value-type="float">
            <text:p>18.432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INDIRECT(ADDRESS(4;15+MOD([.A144];[.$N$4])))" office:value-type="float" office:value="3" calcext:value-type="float">
            <text:p>3</text:p>
          </table:table-cell>
          <table:table-cell table:formula="of:=INDIRECT(ADDRESS(5;15+MOD([.A144]/[.$N$4];[.$N$5])))" office:value-type="float" office:value="1" calcext:value-type="float">
            <text:p>1</text:p>
          </table:table-cell>
          <table:table-cell table:formula="of:=INDIRECT(ADDRESS(6;15+MOD([.A144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4]*[.D144]/([.B144])" office:value-type="float" office:value="12288000" calcext:value-type="float">
            <text:p>12288000</text:p>
          </table:table-cell>
          <table:table-cell table:formula="of:=[.F144]/[.C144]" office:value-type="float" office:value="12288000" calcext:value-type="float">
            <text:p>12288000</text:p>
          </table:table-cell>
          <table:table-cell table:formula="of:=IF(AND(AND([.F144]&gt;[.$N$9];[.F144]&lt;[.$N$10]);[.G144]&lt;[.$N$14]))" office:value-type="boolean" office:boolean-value="false" calcext:value-type="boolean">
            <text:p>FALSE</text:p>
          </table:table-cell>
          <table:table-cell table:formula="of:=IF( AND(AND([.F144]&gt;[.$N$11]; [.F144]&lt;[.$N$12]);[.G144]&lt;[.$N$14]))" office:value-type="boolean" office:boolean-value="false" calcext:value-type="boolean">
            <text:p>FALSE</text:p>
          </table:table-cell>
          <table:table-cell table:formula="of:=[.G144]/1000000" office:value-type="float" office:value="12.288" calcext:value-type="float">
            <text:p>12.288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INDIRECT(ADDRESS(4;15+MOD([.A145];[.$N$4])))" office:value-type="float" office:value="4" calcext:value-type="float">
            <text:p>4</text:p>
          </table:table-cell>
          <table:table-cell table:formula="of:=INDIRECT(ADDRESS(5;15+MOD([.A145]/[.$N$4];[.$N$5])))" office:value-type="float" office:value="1" calcext:value-type="float">
            <text:p>1</text:p>
          </table:table-cell>
          <table:table-cell table:formula="of:=INDIRECT(ADDRESS(6;15+MOD([.A145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5]*[.D145]/([.B145])" office:value-type="float" office:value="9216000" calcext:value-type="float">
            <text:p>9216000</text:p>
          </table:table-cell>
          <table:table-cell table:formula="of:=[.F145]/[.C145]" office:value-type="float" office:value="9216000" calcext:value-type="float">
            <text:p>9216000</text:p>
          </table:table-cell>
          <table:table-cell table:formula="of:=IF(AND(AND([.F145]&gt;[.$N$9];[.F145]&lt;[.$N$10]);[.G145]&lt;[.$N$14]))" office:value-type="boolean" office:boolean-value="false" calcext:value-type="boolean">
            <text:p>FALSE</text:p>
          </table:table-cell>
          <table:table-cell table:formula="of:=IF( AND(AND([.F145]&gt;[.$N$11]; [.F145]&lt;[.$N$12]);[.G145]&lt;[.$N$14]))" office:value-type="boolean" office:boolean-value="false" calcext:value-type="boolean">
            <text:p>FALSE</text:p>
          </table:table-cell>
          <table:table-cell table:formula="of:=[.G145]/1000000" office:value-type="float" office:value="9.216" calcext:value-type="float">
            <text:p>9.216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INDIRECT(ADDRESS(4;15+MOD([.A146];[.$N$4])))" office:value-type="float" office:value="1" calcext:value-type="float">
            <text:p>1</text:p>
          </table:table-cell>
          <table:table-cell table:formula="of:=INDIRECT(ADDRESS(5;15+MOD([.A146]/[.$N$4];[.$N$5])))" office:value-type="float" office:value="2" calcext:value-type="float">
            <text:p>2</text:p>
          </table:table-cell>
          <table:table-cell table:formula="of:=INDIRECT(ADDRESS(6;15+MOD([.A146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6]*[.D146]/([.B146])" office:value-type="float" office:value="36864000" calcext:value-type="float">
            <text:p>36864000</text:p>
          </table:table-cell>
          <table:table-cell table:formula="of:=[.F146]/[.C146]" office:value-type="float" office:value="18432000" calcext:value-type="float">
            <text:p>18432000</text:p>
          </table:table-cell>
          <table:table-cell table:formula="of:=IF(AND(AND([.F146]&gt;[.$N$9];[.F146]&lt;[.$N$10]);[.G146]&lt;[.$N$14]))" office:value-type="boolean" office:boolean-value="false" calcext:value-type="boolean">
            <text:p>FALSE</text:p>
          </table:table-cell>
          <table:table-cell table:formula="of:=IF( AND(AND([.F146]&gt;[.$N$11]; [.F146]&lt;[.$N$12]);[.G146]&lt;[.$N$14]))" office:value-type="boolean" office:boolean-value="false" calcext:value-type="boolean">
            <text:p>FALSE</text:p>
          </table:table-cell>
          <table:table-cell table:formula="of:=[.G146]/1000000" office:value-type="float" office:value="18.432" calcext:value-type="float">
            <text:p>18.432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INDIRECT(ADDRESS(4;15+MOD([.A147];[.$N$4])))" office:value-type="float" office:value="2" calcext:value-type="float">
            <text:p>2</text:p>
          </table:table-cell>
          <table:table-cell table:formula="of:=INDIRECT(ADDRESS(5;15+MOD([.A147]/[.$N$4];[.$N$5])))" office:value-type="float" office:value="2" calcext:value-type="float">
            <text:p>2</text:p>
          </table:table-cell>
          <table:table-cell table:formula="of:=INDIRECT(ADDRESS(6;15+MOD([.A147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7]*[.D147]/([.B147])" office:value-type="float" office:value="18432000" calcext:value-type="float">
            <text:p>18432000</text:p>
          </table:table-cell>
          <table:table-cell table:formula="of:=[.F147]/[.C147]" office:value-type="float" office:value="9216000" calcext:value-type="float">
            <text:p>9216000</text:p>
          </table:table-cell>
          <table:table-cell table:formula="of:=IF(AND(AND([.F147]&gt;[.$N$9];[.F147]&lt;[.$N$10]);[.G147]&lt;[.$N$14]))" office:value-type="boolean" office:boolean-value="false" calcext:value-type="boolean">
            <text:p>FALSE</text:p>
          </table:table-cell>
          <table:table-cell table:formula="of:=IF( AND(AND([.F147]&gt;[.$N$11]; [.F147]&lt;[.$N$12]);[.G147]&lt;[.$N$14]))" office:value-type="boolean" office:boolean-value="false" calcext:value-type="boolean">
            <text:p>FALSE</text:p>
          </table:table-cell>
          <table:table-cell table:formula="of:=[.G147]/1000000" office:value-type="float" office:value="9.216" calcext:value-type="float">
            <text:p>9.216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INDIRECT(ADDRESS(4;15+MOD([.A148];[.$N$4])))" office:value-type="float" office:value="3" calcext:value-type="float">
            <text:p>3</text:p>
          </table:table-cell>
          <table:table-cell table:formula="of:=INDIRECT(ADDRESS(5;15+MOD([.A148]/[.$N$4];[.$N$5])))" office:value-type="float" office:value="2" calcext:value-type="float">
            <text:p>2</text:p>
          </table:table-cell>
          <table:table-cell table:formula="of:=INDIRECT(ADDRESS(6;15+MOD([.A148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8]*[.D148]/([.B148])" office:value-type="float" office:value="12288000" calcext:value-type="float">
            <text:p>12288000</text:p>
          </table:table-cell>
          <table:table-cell table:formula="of:=[.F148]/[.C148]" office:value-type="float" office:value="6144000" calcext:value-type="float">
            <text:p>6144000</text:p>
          </table:table-cell>
          <table:table-cell table:formula="of:=IF(AND(AND([.F148]&gt;[.$N$9];[.F148]&lt;[.$N$10]);[.G148]&lt;[.$N$14]))" office:value-type="boolean" office:boolean-value="false" calcext:value-type="boolean">
            <text:p>FALSE</text:p>
          </table:table-cell>
          <table:table-cell table:formula="of:=IF( AND(AND([.F148]&gt;[.$N$11]; [.F148]&lt;[.$N$12]);[.G148]&lt;[.$N$14]))" office:value-type="boolean" office:boolean-value="true" calcext:value-type="boolean">
            <text:p>TRUE</text:p>
          </table:table-cell>
          <table:table-cell table:formula="of:=[.G148]/1000000" office:value-type="float" office:value="6.144" calcext:value-type="float">
            <text:p>6.144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INDIRECT(ADDRESS(4;15+MOD([.A149];[.$N$4])))" office:value-type="float" office:value="4" calcext:value-type="float">
            <text:p>4</text:p>
          </table:table-cell>
          <table:table-cell table:formula="of:=INDIRECT(ADDRESS(5;15+MOD([.A149]/[.$N$4];[.$N$5])))" office:value-type="float" office:value="2" calcext:value-type="float">
            <text:p>2</text:p>
          </table:table-cell>
          <table:table-cell table:formula="of:=INDIRECT(ADDRESS(6;15+MOD([.A149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9]*[.D149]/([.B149])" office:value-type="float" office:value="9216000" calcext:value-type="float">
            <text:p>9216000</text:p>
          </table:table-cell>
          <table:table-cell table:formula="of:=[.F149]/[.C149]" office:value-type="float" office:value="4608000" calcext:value-type="float">
            <text:p>4608000</text:p>
          </table:table-cell>
          <table:table-cell table:formula="of:=IF(AND(AND([.F149]&gt;[.$N$9];[.F149]&lt;[.$N$10]);[.G149]&lt;[.$N$14]))" office:value-type="boolean" office:boolean-value="false" calcext:value-type="boolean">
            <text:p>FALSE</text:p>
          </table:table-cell>
          <table:table-cell table:formula="of:=IF( AND(AND([.F149]&gt;[.$N$11]; [.F149]&lt;[.$N$12]);[.G149]&lt;[.$N$14]))" office:value-type="boolean" office:boolean-value="false" calcext:value-type="boolean">
            <text:p>FALSE</text:p>
          </table:table-cell>
          <table:table-cell table:formula="of:=[.G149]/1000000" office:value-type="float" office:value="4.608" calcext:value-type="float">
            <text:p>4.608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INDIRECT(ADDRESS(4;15+MOD([.A150];[.$N$4])))" office:value-type="float" office:value="1" calcext:value-type="float">
            <text:p>1</text:p>
          </table:table-cell>
          <table:table-cell table:formula="of:=INDIRECT(ADDRESS(5;15+MOD([.A150]/[.$N$4];[.$N$5])))" office:value-type="float" office:value="4" calcext:value-type="float">
            <text:p>4</text:p>
          </table:table-cell>
          <table:table-cell table:formula="of:=INDIRECT(ADDRESS(6;15+MOD([.A150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0]*[.D150]/([.B150])" office:value-type="float" office:value="36864000" calcext:value-type="float">
            <text:p>36864000</text:p>
          </table:table-cell>
          <table:table-cell table:formula="of:=[.F150]/[.C150]" office:value-type="float" office:value="9216000" calcext:value-type="float">
            <text:p>9216000</text:p>
          </table:table-cell>
          <table:table-cell table:formula="of:=IF(AND(AND([.F150]&gt;[.$N$9];[.F150]&lt;[.$N$10]);[.G150]&lt;[.$N$14]))" office:value-type="boolean" office:boolean-value="false" calcext:value-type="boolean">
            <text:p>FALSE</text:p>
          </table:table-cell>
          <table:table-cell table:formula="of:=IF( AND(AND([.F150]&gt;[.$N$11]; [.F150]&lt;[.$N$12]);[.G150]&lt;[.$N$14]))" office:value-type="boolean" office:boolean-value="false" calcext:value-type="boolean">
            <text:p>FALSE</text:p>
          </table:table-cell>
          <table:table-cell table:formula="of:=[.G150]/1000000" office:value-type="float" office:value="9.216" calcext:value-type="float">
            <text:p>9.216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INDIRECT(ADDRESS(4;15+MOD([.A151];[.$N$4])))" office:value-type="float" office:value="2" calcext:value-type="float">
            <text:p>2</text:p>
          </table:table-cell>
          <table:table-cell table:formula="of:=INDIRECT(ADDRESS(5;15+MOD([.A151]/[.$N$4];[.$N$5])))" office:value-type="float" office:value="4" calcext:value-type="float">
            <text:p>4</text:p>
          </table:table-cell>
          <table:table-cell table:formula="of:=INDIRECT(ADDRESS(6;15+MOD([.A151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1]*[.D151]/([.B151])" office:value-type="float" office:value="18432000" calcext:value-type="float">
            <text:p>18432000</text:p>
          </table:table-cell>
          <table:table-cell table:formula="of:=[.F151]/[.C151]" office:value-type="float" office:value="4608000" calcext:value-type="float">
            <text:p>4608000</text:p>
          </table:table-cell>
          <table:table-cell table:formula="of:=IF(AND(AND([.F151]&gt;[.$N$9];[.F151]&lt;[.$N$10]);[.G151]&lt;[.$N$14]))" office:value-type="boolean" office:boolean-value="false" calcext:value-type="boolean">
            <text:p>FALSE</text:p>
          </table:table-cell>
          <table:table-cell table:formula="of:=IF( AND(AND([.F151]&gt;[.$N$11]; [.F151]&lt;[.$N$12]);[.G151]&lt;[.$N$14]))" office:value-type="boolean" office:boolean-value="false" calcext:value-type="boolean">
            <text:p>FALSE</text:p>
          </table:table-cell>
          <table:table-cell table:formula="of:=[.G151]/1000000" office:value-type="float" office:value="4.608" calcext:value-type="float">
            <text:p>4.608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INDIRECT(ADDRESS(4;15+MOD([.A152];[.$N$4])))" office:value-type="float" office:value="3" calcext:value-type="float">
            <text:p>3</text:p>
          </table:table-cell>
          <table:table-cell table:formula="of:=INDIRECT(ADDRESS(5;15+MOD([.A152]/[.$N$4];[.$N$5])))" office:value-type="float" office:value="4" calcext:value-type="float">
            <text:p>4</text:p>
          </table:table-cell>
          <table:table-cell table:formula="of:=INDIRECT(ADDRESS(6;15+MOD([.A152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2]*[.D152]/([.B152])" office:value-type="float" office:value="12288000" calcext:value-type="float">
            <text:p>12288000</text:p>
          </table:table-cell>
          <table:table-cell table:formula="of:=[.F152]/[.C152]" office:value-type="float" office:value="3072000" calcext:value-type="float">
            <text:p>3072000</text:p>
          </table:table-cell>
          <table:table-cell table:formula="of:=IF(AND(AND([.F152]&gt;[.$N$9];[.F152]&lt;[.$N$10]);[.G152]&lt;[.$N$14]))" office:value-type="boolean" office:boolean-value="false" calcext:value-type="boolean">
            <text:p>FALSE</text:p>
          </table:table-cell>
          <table:table-cell table:formula="of:=IF( AND(AND([.F152]&gt;[.$N$11]; [.F152]&lt;[.$N$12]);[.G152]&lt;[.$N$14]))" office:value-type="boolean" office:boolean-value="true" calcext:value-type="boolean">
            <text:p>TRUE</text:p>
          </table:table-cell>
          <table:table-cell table:formula="of:=[.G152]/1000000" office:value-type="float" office:value="3.072" calcext:value-type="float">
            <text:p>3.072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INDIRECT(ADDRESS(4;15+MOD([.A153];[.$N$4])))" office:value-type="float" office:value="4" calcext:value-type="float">
            <text:p>4</text:p>
          </table:table-cell>
          <table:table-cell table:formula="of:=INDIRECT(ADDRESS(5;15+MOD([.A153]/[.$N$4];[.$N$5])))" office:value-type="float" office:value="4" calcext:value-type="float">
            <text:p>4</text:p>
          </table:table-cell>
          <table:table-cell table:formula="of:=INDIRECT(ADDRESS(6;15+MOD([.A153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3]*[.D153]/([.B153])" office:value-type="float" office:value="9216000" calcext:value-type="float">
            <text:p>9216000</text:p>
          </table:table-cell>
          <table:table-cell table:formula="of:=[.F153]/[.C153]" office:value-type="float" office:value="2304000" calcext:value-type="float">
            <text:p>2304000</text:p>
          </table:table-cell>
          <table:table-cell table:formula="of:=IF(AND(AND([.F153]&gt;[.$N$9];[.F153]&lt;[.$N$10]);[.G153]&lt;[.$N$14]))" office:value-type="boolean" office:boolean-value="false" calcext:value-type="boolean">
            <text:p>FALSE</text:p>
          </table:table-cell>
          <table:table-cell table:formula="of:=IF( AND(AND([.F153]&gt;[.$N$11]; [.F153]&lt;[.$N$12]);[.G153]&lt;[.$N$14]))" office:value-type="boolean" office:boolean-value="false" calcext:value-type="boolean">
            <text:p>FALSE</text:p>
          </table:table-cell>
          <table:table-cell table:formula="of:=[.G153]/1000000" office:value-type="float" office:value="2.304" calcext:value-type="float">
            <text:p>2.304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INDIRECT(ADDRESS(4;15+MOD([.A154];[.$N$4])))" office:value-type="float" office:value="1" calcext:value-type="float">
            <text:p>1</text:p>
          </table:table-cell>
          <table:table-cell table:formula="of:=INDIRECT(ADDRESS(5;15+MOD([.A154]/[.$N$4];[.$N$5])))" office:value-type="float" office:value="8" calcext:value-type="float">
            <text:p>8</text:p>
          </table:table-cell>
          <table:table-cell table:formula="of:=INDIRECT(ADDRESS(6;15+MOD([.A154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4]*[.D154]/([.B154])" office:value-type="float" office:value="36864000" calcext:value-type="float">
            <text:p>36864000</text:p>
          </table:table-cell>
          <table:table-cell table:formula="of:=[.F154]/[.C154]" office:value-type="float" office:value="4608000" calcext:value-type="float">
            <text:p>4608000</text:p>
          </table:table-cell>
          <table:table-cell table:formula="of:=IF(AND(AND([.F154]&gt;[.$N$9];[.F154]&lt;[.$N$10]);[.G154]&lt;[.$N$14]))" office:value-type="boolean" office:boolean-value="false" calcext:value-type="boolean">
            <text:p>FALSE</text:p>
          </table:table-cell>
          <table:table-cell table:formula="of:=IF( AND(AND([.F154]&gt;[.$N$11]; [.F154]&lt;[.$N$12]);[.G154]&lt;[.$N$14]))" office:value-type="boolean" office:boolean-value="false" calcext:value-type="boolean">
            <text:p>FALSE</text:p>
          </table:table-cell>
          <table:table-cell table:formula="of:=[.G154]/1000000" office:value-type="float" office:value="4.608" calcext:value-type="float">
            <text:p>4.608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INDIRECT(ADDRESS(4;15+MOD([.A155];[.$N$4])))" office:value-type="float" office:value="2" calcext:value-type="float">
            <text:p>2</text:p>
          </table:table-cell>
          <table:table-cell table:formula="of:=INDIRECT(ADDRESS(5;15+MOD([.A155]/[.$N$4];[.$N$5])))" office:value-type="float" office:value="8" calcext:value-type="float">
            <text:p>8</text:p>
          </table:table-cell>
          <table:table-cell table:formula="of:=INDIRECT(ADDRESS(6;15+MOD([.A155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5]*[.D155]/([.B155])" office:value-type="float" office:value="18432000" calcext:value-type="float">
            <text:p>18432000</text:p>
          </table:table-cell>
          <table:table-cell table:formula="of:=[.F155]/[.C155]" office:value-type="float" office:value="2304000" calcext:value-type="float">
            <text:p>2304000</text:p>
          </table:table-cell>
          <table:table-cell table:formula="of:=IF(AND(AND([.F155]&gt;[.$N$9];[.F155]&lt;[.$N$10]);[.G155]&lt;[.$N$14]))" office:value-type="boolean" office:boolean-value="false" calcext:value-type="boolean">
            <text:p>FALSE</text:p>
          </table:table-cell>
          <table:table-cell table:formula="of:=IF( AND(AND([.F155]&gt;[.$N$11]; [.F155]&lt;[.$N$12]);[.G155]&lt;[.$N$14]))" office:value-type="boolean" office:boolean-value="false" calcext:value-type="boolean">
            <text:p>FALSE</text:p>
          </table:table-cell>
          <table:table-cell table:formula="of:=[.G155]/1000000" office:value-type="float" office:value="2.304" calcext:value-type="float">
            <text:p>2.304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INDIRECT(ADDRESS(4;15+MOD([.A156];[.$N$4])))" office:value-type="float" office:value="3" calcext:value-type="float">
            <text:p>3</text:p>
          </table:table-cell>
          <table:table-cell table:formula="of:=INDIRECT(ADDRESS(5;15+MOD([.A156]/[.$N$4];[.$N$5])))" office:value-type="float" office:value="8" calcext:value-type="float">
            <text:p>8</text:p>
          </table:table-cell>
          <table:table-cell table:formula="of:=INDIRECT(ADDRESS(6;15+MOD([.A156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6]*[.D156]/([.B156])" office:value-type="float" office:value="12288000" calcext:value-type="float">
            <text:p>12288000</text:p>
          </table:table-cell>
          <table:table-cell table:formula="of:=[.F156]/[.C156]" office:value-type="float" office:value="1536000" calcext:value-type="float">
            <text:p>1536000</text:p>
          </table:table-cell>
          <table:table-cell table:formula="of:=IF(AND(AND([.F156]&gt;[.$N$9];[.F156]&lt;[.$N$10]);[.G156]&lt;[.$N$14]))" office:value-type="boolean" office:boolean-value="false" calcext:value-type="boolean">
            <text:p>FALSE</text:p>
          </table:table-cell>
          <table:table-cell table:formula="of:=IF( AND(AND([.F156]&gt;[.$N$11]; [.F156]&lt;[.$N$12]);[.G156]&lt;[.$N$14]))" office:value-type="boolean" office:boolean-value="true" calcext:value-type="boolean">
            <text:p>TRUE</text:p>
          </table:table-cell>
          <table:table-cell table:formula="of:=[.G156]/1000000" office:value-type="float" office:value="1.536" calcext:value-type="float">
            <text:p>1.536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INDIRECT(ADDRESS(4;15+MOD([.A157];[.$N$4])))" office:value-type="float" office:value="4" calcext:value-type="float">
            <text:p>4</text:p>
          </table:table-cell>
          <table:table-cell table:formula="of:=INDIRECT(ADDRESS(5;15+MOD([.A157]/[.$N$4];[.$N$5])))" office:value-type="float" office:value="8" calcext:value-type="float">
            <text:p>8</text:p>
          </table:table-cell>
          <table:table-cell table:formula="of:=INDIRECT(ADDRESS(6;15+MOD([.A157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7]*[.D157]/([.B157])" office:value-type="float" office:value="9216000" calcext:value-type="float">
            <text:p>9216000</text:p>
          </table:table-cell>
          <table:table-cell table:formula="of:=[.F157]/[.C157]" office:value-type="float" office:value="1152000" calcext:value-type="float">
            <text:p>1152000</text:p>
          </table:table-cell>
          <table:table-cell table:formula="of:=IF(AND(AND([.F157]&gt;[.$N$9];[.F157]&lt;[.$N$10]);[.G157]&lt;[.$N$14]))" office:value-type="boolean" office:boolean-value="false" calcext:value-type="boolean">
            <text:p>FALSE</text:p>
          </table:table-cell>
          <table:table-cell table:formula="of:=IF( AND(AND([.F157]&gt;[.$N$11]; [.F157]&lt;[.$N$12]);[.G157]&lt;[.$N$14]))" office:value-type="boolean" office:boolean-value="false" calcext:value-type="boolean">
            <text:p>FALSE</text:p>
          </table:table-cell>
          <table:table-cell table:formula="of:=[.G157]/1000000" office:value-type="float" office:value="1.152" calcext:value-type="float">
            <text:p>1.152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INDIRECT(ADDRESS(4;15+MOD([.A158];[.$N$4])))" office:value-type="float" office:value="1" calcext:value-type="float">
            <text:p>1</text:p>
          </table:table-cell>
          <table:table-cell table:formula="of:=INDIRECT(ADDRESS(5;15+MOD([.A158]/[.$N$4];[.$N$5])))" office:value-type="float" office:value="16" calcext:value-type="float">
            <text:p>16</text:p>
          </table:table-cell>
          <table:table-cell table:formula="of:=INDIRECT(ADDRESS(6;15+MOD([.A158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8]*[.D158]/([.B158])" office:value-type="float" office:value="36864000" calcext:value-type="float">
            <text:p>36864000</text:p>
          </table:table-cell>
          <table:table-cell table:formula="of:=[.F158]/[.C158]" office:value-type="float" office:value="2304000" calcext:value-type="float">
            <text:p>2304000</text:p>
          </table:table-cell>
          <table:table-cell table:formula="of:=IF(AND(AND([.F158]&gt;[.$N$9];[.F158]&lt;[.$N$10]);[.G158]&lt;[.$N$14]))" office:value-type="boolean" office:boolean-value="false" calcext:value-type="boolean">
            <text:p>FALSE</text:p>
          </table:table-cell>
          <table:table-cell table:formula="of:=IF( AND(AND([.F158]&gt;[.$N$11]; [.F158]&lt;[.$N$12]);[.G158]&lt;[.$N$14]))" office:value-type="boolean" office:boolean-value="false" calcext:value-type="boolean">
            <text:p>FALSE</text:p>
          </table:table-cell>
          <table:table-cell table:formula="of:=[.G158]/1000000" office:value-type="float" office:value="2.304" calcext:value-type="float">
            <text:p>2.304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INDIRECT(ADDRESS(4;15+MOD([.A159];[.$N$4])))" office:value-type="float" office:value="2" calcext:value-type="float">
            <text:p>2</text:p>
          </table:table-cell>
          <table:table-cell table:formula="of:=INDIRECT(ADDRESS(5;15+MOD([.A159]/[.$N$4];[.$N$5])))" office:value-type="float" office:value="16" calcext:value-type="float">
            <text:p>16</text:p>
          </table:table-cell>
          <table:table-cell table:formula="of:=INDIRECT(ADDRESS(6;15+MOD([.A159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9]*[.D159]/([.B159])" office:value-type="float" office:value="18432000" calcext:value-type="float">
            <text:p>18432000</text:p>
          </table:table-cell>
          <table:table-cell table:formula="of:=[.F159]/[.C159]" office:value-type="float" office:value="1152000" calcext:value-type="float">
            <text:p>1152000</text:p>
          </table:table-cell>
          <table:table-cell table:formula="of:=IF(AND(AND([.F159]&gt;[.$N$9];[.F159]&lt;[.$N$10]);[.G159]&lt;[.$N$14]))" office:value-type="boolean" office:boolean-value="false" calcext:value-type="boolean">
            <text:p>FALSE</text:p>
          </table:table-cell>
          <table:table-cell table:formula="of:=IF( AND(AND([.F159]&gt;[.$N$11]; [.F159]&lt;[.$N$12]);[.G159]&lt;[.$N$14]))" office:value-type="boolean" office:boolean-value="false" calcext:value-type="boolean">
            <text:p>FALSE</text:p>
          </table:table-cell>
          <table:table-cell table:formula="of:=[.G159]/1000000" office:value-type="float" office:value="1.152" calcext:value-type="float">
            <text:p>1.152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INDIRECT(ADDRESS(4;15+MOD([.A160];[.$N$4])))" office:value-type="float" office:value="3" calcext:value-type="float">
            <text:p>3</text:p>
          </table:table-cell>
          <table:table-cell table:formula="of:=INDIRECT(ADDRESS(5;15+MOD([.A160]/[.$N$4];[.$N$5])))" office:value-type="float" office:value="16" calcext:value-type="float">
            <text:p>16</text:p>
          </table:table-cell>
          <table:table-cell table:formula="of:=INDIRECT(ADDRESS(6;15+MOD([.A160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0]*[.D160]/([.B160])" office:value-type="float" office:value="12288000" calcext:value-type="float">
            <text:p>12288000</text:p>
          </table:table-cell>
          <table:table-cell table:formula="of:=[.F160]/[.C160]" office:value-type="float" office:value="768000" calcext:value-type="float">
            <text:p>768000</text:p>
          </table:table-cell>
          <table:table-cell table:formula="of:=IF(AND(AND([.F160]&gt;[.$N$9];[.F160]&lt;[.$N$10]);[.G160]&lt;[.$N$14]))" office:value-type="boolean" office:boolean-value="false" calcext:value-type="boolean">
            <text:p>FALSE</text:p>
          </table:table-cell>
          <table:table-cell table:formula="of:=IF( AND(AND([.F160]&gt;[.$N$11]; [.F160]&lt;[.$N$12]);[.G160]&lt;[.$N$14]))" office:value-type="boolean" office:boolean-value="true" calcext:value-type="boolean">
            <text:p>TRUE</text:p>
          </table:table-cell>
          <table:table-cell table:formula="of:=[.G160]/1000000" office:value-type="float" office:value="0.768" calcext:value-type="float">
            <text:p>0.768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INDIRECT(ADDRESS(4;15+MOD([.A161];[.$N$4])))" office:value-type="float" office:value="4" calcext:value-type="float">
            <text:p>4</text:p>
          </table:table-cell>
          <table:table-cell table:formula="of:=INDIRECT(ADDRESS(5;15+MOD([.A161]/[.$N$4];[.$N$5])))" office:value-type="float" office:value="16" calcext:value-type="float">
            <text:p>16</text:p>
          </table:table-cell>
          <table:table-cell table:formula="of:=INDIRECT(ADDRESS(6;15+MOD([.A161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1]*[.D161]/([.B161])" office:value-type="float" office:value="9216000" calcext:value-type="float">
            <text:p>9216000</text:p>
          </table:table-cell>
          <table:table-cell table:formula="of:=[.F161]/[.C161]" office:value-type="float" office:value="576000" calcext:value-type="float">
            <text:p>576000</text:p>
          </table:table-cell>
          <table:table-cell table:formula="of:=IF(AND(AND([.F161]&gt;[.$N$9];[.F161]&lt;[.$N$10]);[.G161]&lt;[.$N$14]))" office:value-type="boolean" office:boolean-value="false" calcext:value-type="boolean">
            <text:p>FALSE</text:p>
          </table:table-cell>
          <table:table-cell table:formula="of:=IF( AND(AND([.F161]&gt;[.$N$11]; [.F161]&lt;[.$N$12]);[.G161]&lt;[.$N$14]))" office:value-type="boolean" office:boolean-value="false" calcext:value-type="boolean">
            <text:p>FALSE</text:p>
          </table:table-cell>
          <table:table-cell table:formula="of:=[.G161]/1000000" office:value-type="float" office:value="0.576" calcext:value-type="float">
            <text:p>0.576</text:p>
          </table:table-cell>
          <table:table-cell table:number-columns-repeated="12"/>
        </table:table-row>
        <calcext:conditional-formats>
          <calcext:conditional-format calcext:target-range-address="QPLL_mode20.H2:QPLL_mode20.H161">
            <calcext:condition calcext:apply-style-name="Good" calcext:value="=1" calcext:base-cell-address="QPLL_mode20.H2"/>
          </calcext:conditional-format>
          <calcext:conditional-format calcext:target-range-address="QPLL_mode20.I2:QPLL_mode20.I161">
            <calcext:condition calcext:apply-style-name="Good" calcext:value="=1" calcext:base-cell-address="QPLL_mode20.I2"/>
          </calcext:conditional-format>
        </calcext:conditional-formats>
      </table:table>
      <table:table table:name="dac_pll_cfg" table:style-name="ta1">
        <table:table-column table:style-name="co15" table:default-cell-style-name="Default"/>
        <table:table-column table:style-name="co1" table:number-columns-repeated="1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2" office:value-type="string" calcext:value-type="string">
            <text:p>ref_clk_freq_hz = </text:p>
          </table:table-cell>
          <table:table-cell table:style-name="ce2" office:value-type="float" office:value="92160000" calcext:value-type="float">
            <text:p>92160000</text:p>
          </table:table-cell>
          <table:table-cell/>
          <table:table-cell office:value-type="string" calcext:value-type="string">
            <text:p>in </text:p>
          </table:table-cell>
          <table:table-cell/>
        </table:table-row>
        <table:table-row table:style-name="ro1">
          <table:table-cell table:style-name="ce39" office:value-type="string" calcext:value-type="string">
            <text:p>VCO=</text:p>
          </table:table-cell>
          <table:table-cell table:style-name="ce106" table:formula="of:=IF(AND([.O8]&lt;[.$O2]; [.O9]&gt;[.$O2]);[.O10])" office:value-type="boolean" office:boolean-value="false" calcext:value-type="boolean">
            <text:p>FALSE</text:p>
          </table:table-cell>
          <table:table-cell table:style-name="ce106" table:formula="of:=IF(AND([.P8]&lt;[.$O2]; [.P9]&gt;[.$O2]);[.P10])" office:value-type="boolean" office:boolean-value="false" calcext:value-type="boolean">
            <text:p>FALSE</text:p>
          </table:table-cell>
          <table:table-cell table:style-name="ce45" table:formula="of:=IF(AND([.Q8]&lt;[.$O2]; [.Q9]&gt;[.$O2]);[.Q10])" office:value-type="float" office:value="3" calcext:value-type="float">
            <text:p>3</text:p>
          </table:table-cell>
          <table:table-cell table:formula="of:=[.B2]+[.C2]+[.D2]" office:value-type="float" office:value="3" calcext:value-type="float">
            <text:p>3</text:p>
          </table:table-cell>
          <table:table-cell table:number-columns-repeated="3"/>
          <table:table-cell table:style-name="ce82" office:value-type="string" calcext:value-type="string">
            <text:p>fDAC = (8 × N × fREF)/M/(Register 0x094, Bits[1:0] + 1) = </text:p>
          </table:table-cell>
          <table:table-cell table:number-columns-repeated="4"/>
          <table:table-cell office:value-type="string" calcext:value-type="string">
            <text:p>dac_rate = </text:p>
          </table:table-cell>
          <table:table-cell table:style-name="ce2" office:value-type="float" office:value="2949.12" calcext:value-type="float">
            <text:p>2949.12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desired value</text:p>
          </table:table-cell>
          <table:table-cell/>
        </table:table-row>
        <table:table-row table:style-name="ro1">
          <table:table-cell table:style-name="ce2" office:value-type="string" calcext:value-type="string">
            <text:p>fvco_freq_mhz = </text:p>
          </table:table-cell>
          <table:table-cell table:formula="of:=ROUNDDOWN([.O2]*[.E2])" office:value-type="float" office:value="8847" calcext:value-type="float">
            <text:p>8847</text:p>
          </table:table-cell>
          <table:table-cell table:number-columns-repeated="12"/>
          <table:table-cell table:style-name="ce2" office:value-type="float" office:value="2949.12" calcext:value-type="float">
            <text:p>2949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_pfd = </text:p>
          </table:table-cell>
          <table:table-cell table:formula="of:=IF(AND([.B3]&gt;[.O14];[.B3]&lt;[.O15]);[.O16];[.P16])" office:value-type="float" office:value="500" calcext:value-type="float">
            <text:p>500</text:p>
          </table:table-cell>
          <table:table-cell table:number-columns-repeated="12"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m_div_tmp = </text:p>
          </table:table-cell>
          <table:table-cell table:formula="of:=([.O1]/1000000)/[.B4]" office:value-type="float" office:value="0.18432" calcext:value-type="float">
            <text:p>0.18432</text:p>
          </table:table-cell>
          <table:table-cell table:number-columns-repeated="16"/>
        </table:table-row>
        <table:table-row table:style-name="ro1">
          <table:table-cell table:style-name="ce40" office:value-type="string" calcext:value-type="string">
            <text:p>m_div = </text:p>
          </table:table-cell>
          <table:table-cell table:formula="of:=ROUNDDOWN(IF([.B5];[.B5]+1))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41" office:value-type="string" calcext:value-type="string">
            <text:p>n_div = </text:p>
          </table:table-cell>
          <table:table-cell table:formula="of:=ROUND(ROUND([.B3]*[.B6] / ROUNDDOWN([.O1]/1000000)))/8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VCOmin</text:p>
          </table:table-cell>
          <table:table-cell office:value-type="float" office:value="8740" calcext:value-type="float">
            <text:p>8740</text:p>
          </table:table-cell>
          <table:table-cell office:value-type="float" office:value="4370" calcext:value-type="float">
            <text:p>4370</text:p>
          </table:table-cell>
          <table:table-cell table:style-name="ce2" office:value-type="float" office:value="2910" calcext:value-type="float">
            <text:p>2910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COmax</text:p>
          </table:table-cell>
          <table:table-cell office:value-type="float" office:value="12420" calcext:value-type="float">
            <text:p>12420</text:p>
          </table:table-cell>
          <table:table-cell office:value-type="float" office:value="6210" calcext:value-type="float">
            <text:p>6210</text:p>
          </table:table-cell>
          <table:table-cell table:style-name="ce2" office:value-type="float" office:value="4140" calcext:value-type="float">
            <text:p>4140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table:style-name="ce81" office:value-type="string" calcext:value-type="string">
            <text:p>fvco_freq_mhz_min</text:p>
          </table:table-cell>
          <table:table-cell office:value-type="float" office:value="9960" calcext:value-type="float">
            <text:p>996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51" office:value-type="string" calcext:value-type="string">
            <text:p>fvco_freq_mhz_max</text:p>
          </table:table-cell>
          <table:table-cell office:value-type="float" office:value="10870" calcext:value-type="float">
            <text:p>1087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arget_pfd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arget_pfd_range</text:p>
          </table:table-cell>
          <table:table-cell office:value-type="float" office:value="225" calcext:value-type="float">
            <text:p>225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</table:table>
      <table:table table:name="mode20" table:style-name="ta1">
        <office:forms form:automatic-focus="false" form:apply-design-mode="false"/>
        <table:table-column table:style-name="co17" table:number-columns-repeated="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1019" table:default-cell-style-name="Default"/>
        <table:table-row table:style-name="ro1">
          <table:table-cell table:style-name="ce82"/>
          <table:table-cell table:style-name="ce83"/>
          <table:table-cell table:style-name="ce99"/>
          <table:table-cell table:style-name="ce82" table:number-columns-repeated="4"/>
          <table:table-cell table:style-name="ce105"/>
          <table:table-cell table:style-name="ce82"/>
          <table:table-cell table:number-columns-repeated="4"/>
          <table:table-cell table:style-name="ce82" table:number-columns-repeated="1011"/>
        </table:table-row>
        <table:table-row table:style-name="ro1">
          <table:table-cell/>
          <table:table-cell table:style-name="ce84" office:value-type="string" calcext:value-type="string">
            <text:p>Name</text:p>
          </table:table-cell>
          <table:table-cell table:style-name="ce100" office:value-type="string" calcext:value-type="string">
            <text:p>Freq[Hz]</text:p>
          </table:table-cell>
          <table:table-cell table:style-name="ce84" office:value-type="string" calcext:value-type="string">
            <text:p>Div</text:p>
          </table:table-cell>
          <table:table-cell table:style-name="ce92" office:value-type="string" calcext:value-type="string">
            <text:p>output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7044</text:p>
          </table:table-cell>
          <table:table-cell table:style-name="ce43" office:value-type="string" calcext:value-type="string">
            <text:p>pll2-output</text:p>
          </table:table-cell>
          <table:table-cell table:style-name="ce101" office:value-type="float" office:value="2949120000" calcext:value-type="float">
            <text:p>2949120000</text:p>
          </table:table-cell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DAC_CLK</text:p>
          </table:table-cell>
          <table:table-cell table:formula="of:=[.C$3]/[.D4]" office:value-type="float" office:value="92160000" calcext:value-type="float">
            <text:p>921600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fREF</text:p>
          </table:table-cell>
          <table:table-cell table:style-name="ce2" office:value-type="string" calcext:value-type="string">
            <text:p>ref_clk_freq_hz</text:p>
          </table:table-cell>
          <table:table-cell table:number-columns-repeated="1017"/>
        </table:table-row>
        <table:table-row table:style-name="ro1">
          <table:table-cell/>
          <table:table-cell table:style-name="ce43" office:value-type="string" calcext:value-type="string">
            <text:p>DAC_SYSREF</text:p>
          </table:table-cell>
          <table:table-cell table:formula="of:=[.C$3]/[.D5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82" office:value-type="string" calcext:value-type="string">
            <text:p>fDAC = (8 × N × fREF)/M/(Register 0x094, Bits[1:0] + 1)</text:p>
          </table:table-cell>
          <table:table-cell table:style-name="ce82" table:number-columns-repeated="3"/>
          <table:table-cell table:number-columns-repeated="1011"/>
        </table:table-row>
        <table:table-row table:style-name="ro1">
          <table:table-cell/>
          <table:table-cell table:style-name="ce43" office:value-type="string" calcext:value-type="string">
            <text:p>FPGA_SYSREF</text:p>
          </table:table-cell>
          <table:table-cell table:formula="of:=[.C$3]/[.D6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fDATA = fDAC / Total Interpolation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 calcext:value-type="string">
            <text:p>FPGA_CLK</text:p>
          </table:table-cell>
          <table:table-cell table:formula="of:=[.C$3]/[.D7]" office:value-type="float" office:value="368640000" calcext:value-type="float">
            <text:p>368640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1" office:value-type="string" calcext:value-type="string">
            <text:p>refclk_khz</text:p>
          </table:table-cell>
          <table:table-cell table:number-columns-repeated="2"/>
          <table:table-cell office:value-type="string" calcext:value-type="string">
            <text:p>fDAC = fDATA × Channel Interpolation × Main Interpolation</text:p>
          </table:table-cell>
          <table:table-cell table:number-columns-repeated="1014"/>
        </table:table-row>
        <table:table-row table:style-name="ro1">
          <table:table-cell/>
          <table:table-cell table:style-name="ce47"/>
          <table:table-cell table:style-name="ce2"/>
          <table:table-cell table:number-columns-repeated="2"/>
          <table:table-cell table:style-name="ce63"/>
          <table:table-cell table:style-name="ce81"/>
          <table:table-cell table:number-columns-repeated="2"/>
          <table:table-cell office:value-type="string" calcext:value-type="string">
            <text:p>Total interpolation <text:s/>= Channel interpolation * Main Interpolation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channel_interpolat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dac_interpolat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ne rate = (M/L) * NP (10/8) * fDATA</text:p>
          </table:table-cell>
          <table:table-cell table:number-columns-repeated="2"/>
          <table:table-cell table:style-name="ce91"/>
          <table:table-cell table:number-columns-repeated="1011"/>
        </table:table-row>
        <table:table-row table:style-name="ro1">
          <table:table-cell/>
          <table:table-cell table:style-name="ce47" office:value-type="string" calcext:value-type="string">
            <text:p>L(lane count)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M(converters_per_device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F(octets_per_frame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DAC - the desired DAC clock rate – DAC rate</text:p>
          </table:table-cell>
          <table:table-cell table:number-columns-repeated="1014"/>
        </table:table-row>
        <table:table-row table:style-name="ro1">
          <table:table-cell/>
          <table:table-cell table:style-name="ce47" office:value-type="string" calcext:value-type="string">
            <text:p>S(samples per conv per frame)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REF - the reference clock.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NP(bits_per_sample)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fData - Data rate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N(converter_resolution)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K(frames_per_multiframe)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jesd_link_mode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9172 PLL</text:p>
          </table:table-cell>
          <table:table-cell table:style-name="ce50" office:value-type="string" calcext:value-type="string">
            <text:p>(Register 0x094, Bits[1:0] + 1)</text:p>
          </table:table-cell>
          <table:table-cell table:style-name="ce50" office:value-type="float" office:value="3" calcext:value-type="float">
            <text:p>3</text:p>
          </table:table-cell>
          <table:table-cell table:style-name="ce87" office:value-type="string" calcext:value-type="string">
            <text:p>1,2,3</text:p>
          </table:table-cell>
          <table:table-cell office:value-type="string" calcext:value-type="string">
            <text:p>from dac_pll_cfg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string" calcext:value-type="string">
            <text:p>M</text:p>
          </table:table-cell>
          <table:table-cell table:style-name="ce50" office:value-type="float" office:value="1" calcext:value-type="float">
            <text:p>1</text:p>
          </table:table-cell>
          <table:table-cell office:value-type="string" calcext:value-type="string">
            <text:p>1,2,3,4</text:p>
          </table:table-cell>
          <table:table-cell table:number-columns-repeated="1020"/>
        </table:table-row>
        <table:table-row table:style-name="ro1">
          <table:table-cell/>
          <table:table-cell table:style-name="ce50" office:value-type="string" calcext:value-type="string">
            <text:p>N</text:p>
          </table:table-cell>
          <table:table-cell table:style-name="ce50" office:value-type="float" office:value="12" calcext:value-type="float">
            <text:p>12</text:p>
          </table:table-cell>
          <table:table-cell office:value-type="string" calcext:value-type="string">
            <text:p>2-5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polation = </text:p>
          </table:table-cell>
          <table:table-cell table:style-name="ce86" table:formula="of:=[.C9]*[.C10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DAC</text:p>
          </table:table-cell>
          <table:table-cell table:formula="of:=(8*[.C22]*[.C4])/[.C21]/[.C20]" office:value-type="float" office:value="2949120000" calcext:value-type="float">
            <text:p>294912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DATA</text:p>
          </table:table-cell>
          <table:table-cell table:formula="of:=[.C27]/([.C9]*[.C10])" office:value-type="float" office:value="2949120000" calcext:value-type="float">
            <text:p>2949120000</text:p>
          </table:table-cell>
          <table:table-cell/>
          <table:table-cell office:value-type="string" calcext:value-type="string">
            <text:p>fDATA = fDAC / Total Interpol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e rate</text:p>
          </table:table-cell>
          <table:table-cell table:formula="of:=([.C12]/[.C11])*[.C15]*(10/8)*[.C28]" office:value-type="float" office:value="7372800000" calcext:value-type="float">
            <text:p>7372800000</text:p>
          </table:table-cell>
          <table:table-cell/>
          <table:table-cell table:style-name="ce86" office:value-type="string" calcext:value-type="string">
            <text:p>LaneRate = (M/L)xNPx(10/8)xfDA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CLK</text:p>
          </table:table-cell>
          <table:table-cell table:formula="of:=[.C29]/40" office:value-type="float" office:value="184320000" calcext:value-type="float">
            <text:p>184320000</text:p>
          </table:table-cell>
          <table:table-cell office:value-type="string" calcext:value-type="string">
            <text:p>device_clk</text:p>
          </table:table-cell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ll_mult=</text:p>
          </table:table-cell>
          <table:table-cell table:formula="of:=[.C27]/[.C4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xSxNP</text:p>
          </table:table-cell>
          <table:table-cell table:formula="of:=[.C12]*[.C14]*[.C15]" office:value-type="float" office:value="64" calcext:value-type="float">
            <text:p>64</text:p>
          </table:table-cell>
          <table:table-cell table:style-name="ce73" office:value-type="string" calcext:value-type="string">
            <text:p>=</text:p>
          </table:table-cell>
          <table:table-cell office:value-type="string" calcext:value-type="string">
            <text:p>LxFx8</text:p>
          </table:table-cell>
          <table:table-cell table:formula="of:=[.C11]*[.C13]*8" office:value-type="float" office:value="64" calcext:value-type="float">
            <text:p>64</text:p>
          </table:table-cell>
          <table:table-cell table:style-name="ce132" table:formula="of:=IF([.C34]=[.F3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/L</text:p>
          </table:table-cell>
          <table:table-cell table:formula="of:=[.C12]/[.C11]" office:value-type="float" office:value="0.125" calcext:value-type="float">
            <text:p>0.125</text:p>
          </table:table-cell>
          <table:table-cell table:style-name="ce73" office:value-type="string" calcext:value-type="string">
            <text:p>=</text:p>
          </table:table-cell>
          <table:table-cell table:style-name="ce90" office:value-type="string" calcext:value-type="string">
            <text:p>(F/S)x(8/NP)</text:p>
          </table:table-cell>
          <table:table-cell table:formula="of:=([.C13]/[.C14])*(8/[.C15])" office:value-type="float" office:value="0.125" calcext:value-type="float">
            <text:p>0.125</text:p>
          </table:table-cell>
          <table:table-cell table:style-name="ce132" table:formula="of:=IF([.C35]=[.F3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106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92"/>
          <table:table-cell table:number-columns-repeated="1022"/>
        </table:table-row>
        <table:table-row table:style-name="ro1">
          <table:table-cell/>
          <table:table-cell table:style-name="ce91"/>
          <table:table-cell table:style-name="ce2"/>
          <table:table-cell table:number-columns-repeated="2"/>
          <table:table-cell table:style-name="ce63"/>
          <table:table-cell table:number-columns-repeated="1018"/>
        </table:table-row>
        <table:table-row table:style-name="ro1">
          <table:table-cell/>
          <table:table-cell table:style-name="ce93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94"/>
          <table:table-cell/>
          <table:table-cell table:style-name="ce101"/>
          <table:table-cell table:number-columns-repeated="1020"/>
        </table:table-row>
        <table:table-row table:style-name="ro1">
          <table:table-cell/>
          <table:table-cell table:style-name="ce9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9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5"/>
          <table:table-cell table:number-columns-repeated="1022"/>
        </table:table-row>
        <table:table-row table:style-name="ro1">
          <table:table-cell/>
          <table:table-cell table:style-name="ce96"/>
          <table:table-cell/>
          <table:table-cell table:style-name="ce102"/>
          <table:table-cell/>
          <table:table-cell table:style-name="ce10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5"/>
          <table:table-cell/>
          <table:table-cell table:style-name="ce96"/>
          <table:table-cell table:number-columns-repeated="1020"/>
        </table:table-row>
        <table:table-row table:style-name="ro1">
          <table:table-cell/>
          <table:table-cell table:style-name="ce95"/>
          <table:table-cell/>
          <table:table-cell table:style-name="ce2"/>
          <table:table-cell table:number-columns-repeated="1020"/>
        </table:table-row>
        <calcext:conditional-formats>
          <calcext:conditional-format calcext:target-range-address="mode20.G34:mode20.G35">
            <calcext:condition calcext:apply-style-name="Good" calcext:value="=1" calcext:base-cell-address="mode20.G34"/>
            <calcext:condition calcext:apply-style-name="Error" calcext:value="=0" calcext:base-cell-address="mode20.G34"/>
          </calcext:conditional-format>
        </calcext:conditional-formats>
      </table:table>
      <table:table table:name="QPLL_mode4_11.8_GHz" table:style-name="ta1">
        <table:table-column table:style-name="co1" table:number-columns-repeated="4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ce134"/>
        <table:table-column table:style-name="co6" table:default-cell-style-name="ce135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4">
          <table:table-cell table:style-name="ce69"/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d</text:p>
          </table:table-cell>
          <table:table-cell table:style-name="ce69" office:value-type="string" calcext:value-type="string">
            <text:p>N_gtx2</text:p>
          </table:table-cell>
          <table:table-cell table:style-name="ce70" office:value-type="string" calcext:value-type="string">
            <text:p>FPLLClkin</text:p>
            <text:p>Refclk_khz</text:p>
          </table:table-cell>
          <table:table-cell table:style-name="ce71" office:value-type="string" calcext:value-type="string">
            <text:p>Vco_freq</text:p>
          </table:table-cell>
          <table:table-cell table:style-name="ce72" office:value-type="string" calcext:value-type="string">
            <text:p>lane_rate_khz</text:p>
          </table:table-cell>
          <table:table-cell table:style-name="ce73" office:value-type="string" calcext:value-type="string">
            <text:p>low range</text:p>
          </table:table-cell>
          <table:table-cell table:style-name="ce73" office:value-type="string" calcext:value-type="string">
            <text:p>high range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DIRECT(ADDRESS(4;15+MOD([.A2];[.$N$4])))" office:value-type="float" office:value="1" calcext:value-type="float">
            <text:p>1</text:p>
          </table:table-cell>
          <table:table-cell table:formula="of:=INDIRECT(ADDRESS(5;15+MOD([.A2]/[.$N$4];[.$N$5])))" office:value-type="float" office:value="1" calcext:value-type="float">
            <text:p>1</text:p>
          </table:table-cell>
          <table:table-cell table:formula="of:=INDIRECT(ADDRESS(6;15+MOD([.A2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]*[.D2]/([.B2])" office:value-type="float" office:value="5898240" calcext:value-type="float">
            <text:p>5898240</text:p>
          </table:table-cell>
          <table:table-cell table:formula="of:=[.F2]/[.C2]" office:value-type="float" office:value="5898240" calcext:value-type="float">
            <text:p>5898240</text:p>
          </table:table-cell>
          <table:table-cell table:formula="of:=IF(AND([.F2]&gt;[.$N$9];[.F2]&lt;[.$N$10]))" office:value-type="boolean" office:boolean-value="false" calcext:value-type="boolean">
            <text:p>FALSE</text:p>
          </table:table-cell>
          <table:table-cell table:formula="of:=IF( AND([.F2]&gt;[.$N$11]; [.F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INDIRECT(ADDRESS(4;15+MOD([.A3];[.$N$4])))" office:value-type="float" office:value="2" calcext:value-type="float">
            <text:p>2</text:p>
          </table:table-cell>
          <table:table-cell table:formula="of:=INDIRECT(ADDRESS(5;15+MOD([.A3]/[.$N$4];[.$N$5])))" office:value-type="float" office:value="1" calcext:value-type="float">
            <text:p>1</text:p>
          </table:table-cell>
          <table:table-cell table:formula="of:=INDIRECT(ADDRESS(6;15+MOD([.A3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]*[.D3]/([.B3])" office:value-type="float" office:value="2949120" calcext:value-type="float">
            <text:p>2949120</text:p>
          </table:table-cell>
          <table:table-cell table:formula="of:=[.F3]/[.C3]" office:value-type="float" office:value="2949120" calcext:value-type="float">
            <text:p>2949120</text:p>
          </table:table-cell>
          <table:table-cell table:formula="of:=IF(AND([.F3]&gt;[.$N$9];[.F3]&lt;[.$N$10]))" office:value-type="boolean" office:boolean-value="false" calcext:value-type="boolean">
            <text:p>FALSE</text:p>
          </table:table-cell>
          <table:table-cell table:formula="of:=IF( AND([.F3]&gt;[.$N$11]; [.F3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7" office:value-type="string" calcext:value-type="string">
            <text:p>refclk_khz = </text:p>
          </table:table-cell>
          <table:table-cell table:style-name="ce80" office:value-type="float" office:value="368640" calcext:value-type="float">
            <text:p>368640</text:p>
          </table:table-cell>
          <table:table-cell table:number-columns-repeated="8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INDIRECT(ADDRESS(4;15+MOD([.A4];[.$N$4])))" office:value-type="float" office:value="3" calcext:value-type="float">
            <text:p>3</text:p>
          </table:table-cell>
          <table:table-cell table:formula="of:=INDIRECT(ADDRESS(5;15+MOD([.A4]/[.$N$4];[.$N$5])))" office:value-type="float" office:value="1" calcext:value-type="float">
            <text:p>1</text:p>
          </table:table-cell>
          <table:table-cell table:formula="of:=INDIRECT(ADDRESS(6;15+MOD([.A4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]*[.D4]/([.B4])" office:value-type="float" office:value="1966080" calcext:value-type="float">
            <text:p>1966080</text:p>
          </table:table-cell>
          <table:table-cell table:formula="of:=[.F4]/[.C4]" office:value-type="float" office:value="1966080" calcext:value-type="float">
            <text:p>1966080</text:p>
          </table:table-cell>
          <table:table-cell table:formula="of:=IF(AND([.F4]&gt;[.$N$9];[.F4]&lt;[.$N$10]))" office:value-type="boolean" office:boolean-value="false" calcext:value-type="boolean">
            <text:p>FALSE</text:p>
          </table:table-cell>
          <table:table-cell table:formula="of:=IF( AND([.F4]&gt;[.$N$11]; [.F4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m[4]</text:p>
          </table:table-cell>
          <table:table-cell table:style-name="ce7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INDIRECT(ADDRESS(4;15+MOD([.A5];[.$N$4])))" office:value-type="float" office:value="4" calcext:value-type="float">
            <text:p>4</text:p>
          </table:table-cell>
          <table:table-cell table:formula="of:=INDIRECT(ADDRESS(5;15+MOD([.A5]/[.$N$4];[.$N$5])))" office:value-type="float" office:value="1" calcext:value-type="float">
            <text:p>1</text:p>
          </table:table-cell>
          <table:table-cell table:formula="of:=INDIRECT(ADDRESS(6;15+MOD([.A5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]*[.D5]/([.B5])" office:value-type="float" office:value="1474560" calcext:value-type="float">
            <text:p>1474560</text:p>
          </table:table-cell>
          <table:table-cell table:formula="of:=[.F5]/[.C5]" office:value-type="float" office:value="1474560" calcext:value-type="float">
            <text:p>1474560</text:p>
          </table:table-cell>
          <table:table-cell table:formula="of:=IF(AND([.F5]&gt;[.$N$9];[.F5]&lt;[.$N$10]))" office:value-type="boolean" office:boolean-value="false" calcext:value-type="boolean">
            <text:p>FALSE</text:p>
          </table:table-cell>
          <table:table-cell table:formula="of:=IF( AND([.F5]&gt;[.$N$11]; [.F5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d[5]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INDIRECT(ADDRESS(4;15+MOD([.A6];[.$N$4])))" office:value-type="float" office:value="1" calcext:value-type="float">
            <text:p>1</text:p>
          </table:table-cell>
          <table:table-cell table:formula="of:=INDIRECT(ADDRESS(5;15+MOD([.A6]/[.$N$4];[.$N$5])))" office:value-type="float" office:value="2" calcext:value-type="float">
            <text:p>2</text:p>
          </table:table-cell>
          <table:table-cell table:formula="of:=INDIRECT(ADDRESS(6;15+MOD([.A6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]*[.D6]/([.B6])" office:value-type="float" office:value="5898240" calcext:value-type="float">
            <text:p>5898240</text:p>
          </table:table-cell>
          <table:table-cell table:formula="of:=[.F6]/[.C6]" office:value-type="float" office:value="2949120" calcext:value-type="float">
            <text:p>2949120</text:p>
          </table:table-cell>
          <table:table-cell table:formula="of:=IF(AND([.F6]&gt;[.$N$9];[.F6]&lt;[.$N$10]))" office:value-type="boolean" office:boolean-value="false" calcext:value-type="boolean">
            <text:p>FALSE</text:p>
          </table:table-cell>
          <table:table-cell table:formula="of:=IF( AND([.F6]&gt;[.$N$11]; [.F6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N_gtx2[8]</text:p>
          </table:table-cell>
          <table:table-cell table:style-name="ce7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INDIRECT(ADDRESS(4;15+MOD([.A7];[.$N$4])))" office:value-type="float" office:value="2" calcext:value-type="float">
            <text:p>2</text:p>
          </table:table-cell>
          <table:table-cell table:formula="of:=INDIRECT(ADDRESS(5;15+MOD([.A7]/[.$N$4];[.$N$5])))" office:value-type="float" office:value="2" calcext:value-type="float">
            <text:p>2</text:p>
          </table:table-cell>
          <table:table-cell table:formula="of:=INDIRECT(ADDRESS(6;15+MOD([.A7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]*[.D7]/([.B7])" office:value-type="float" office:value="2949120" calcext:value-type="float">
            <text:p>2949120</text:p>
          </table:table-cell>
          <table:table-cell table:formula="of:=[.F7]/[.C7]" office:value-type="float" office:value="1474560" calcext:value-type="float">
            <text:p>1474560</text:p>
          </table:table-cell>
          <table:table-cell table:formula="of:=IF(AND([.F7]&gt;[.$N$9];[.F7]&lt;[.$N$10]))" office:value-type="boolean" office:boolean-value="false" calcext:value-type="boolean">
            <text:p>FALSE</text:p>
          </table:table-cell>
          <table:table-cell table:formula="of:=IF( AND([.F7]&gt;[.$N$11]; [.F7]&lt;[.$N$12]) ; 1)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values form <text:a xlink:href="https://www.xilinx.com/support/documentation/user_guides/ug476_7Series_Transceivers.pdf" xlink:type="simple">https://www.xilinx.com/support/documentation/user_guides/ug476_7Series_Transceivers.pdf</text:a></text:p>
          </table:table-cell>
          <table:table-cell table:number-columns-repeated="9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INDIRECT(ADDRESS(4;15+MOD([.A8];[.$N$4])))" office:value-type="float" office:value="3" calcext:value-type="float">
            <text:p>3</text:p>
          </table:table-cell>
          <table:table-cell table:formula="of:=INDIRECT(ADDRESS(5;15+MOD([.A8]/[.$N$4];[.$N$5])))" office:value-type="float" office:value="2" calcext:value-type="float">
            <text:p>2</text:p>
          </table:table-cell>
          <table:table-cell table:formula="of:=INDIRECT(ADDRESS(6;15+MOD([.A8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]*[.D8]/([.B8])" office:value-type="float" office:value="1966080" calcext:value-type="float">
            <text:p>1966080</text:p>
          </table:table-cell>
          <table:table-cell table:formula="of:=[.F8]/[.C8]" office:value-type="float" office:value="983040" calcext:value-type="float">
            <text:p>983040</text:p>
          </table:table-cell>
          <table:table-cell table:formula="of:=IF(AND([.F8]&gt;[.$N$9];[.F8]&lt;[.$N$10]))" office:value-type="boolean" office:boolean-value="false" calcext:value-type="boolean">
            <text:p>FALSE</text:p>
          </table:table-cell>
          <table:table-cell table:formula="of:=IF( AND([.F8]&gt;[.$N$11]; [.F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INDIRECT(ADDRESS(4;15+MOD([.A9];[.$N$4])))" office:value-type="float" office:value="4" calcext:value-type="float">
            <text:p>4</text:p>
          </table:table-cell>
          <table:table-cell table:formula="of:=INDIRECT(ADDRESS(5;15+MOD([.A9]/[.$N$4];[.$N$5])))" office:value-type="float" office:value="2" calcext:value-type="float">
            <text:p>2</text:p>
          </table:table-cell>
          <table:table-cell table:formula="of:=INDIRECT(ADDRESS(6;15+MOD([.A9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]*[.D9]/([.B9])" office:value-type="float" office:value="1474560" calcext:value-type="float">
            <text:p>1474560</text:p>
          </table:table-cell>
          <table:table-cell table:formula="of:=[.F9]/[.C9]" office:value-type="float" office:value="737280" calcext:value-type="float">
            <text:p>737280</text:p>
          </table:table-cell>
          <table:table-cell table:formula="of:=IF(AND([.F9]&gt;[.$N$9];[.F9]&lt;[.$N$10]))" office:value-type="boolean" office:boolean-value="false" calcext:value-type="boolean">
            <text:p>FALSE</text:p>
          </table:table-cell>
          <table:table-cell table:formula="of:=IF( AND([.F9]&gt;[.$N$11]; [.F9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2" office:value-type="string" calcext:value-type="string">
            <text:p>vco0_min = </text:p>
          </table:table-cell>
          <table:table-cell table:style-name="ce81" office:value-type="float" office:value="5930000" calcext:value-type="float">
            <text:p>5930000</text:p>
          </table:table-cell>
          <table:table-cell table:number-columns-repeated="8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INDIRECT(ADDRESS(4;15+MOD([.A10];[.$N$4])))" office:value-type="float" office:value="1" calcext:value-type="float">
            <text:p>1</text:p>
          </table:table-cell>
          <table:table-cell table:formula="of:=INDIRECT(ADDRESS(5;15+MOD([.A10]/[.$N$4];[.$N$5])))" office:value-type="float" office:value="4" calcext:value-type="float">
            <text:p>4</text:p>
          </table:table-cell>
          <table:table-cell table:formula="of:=INDIRECT(ADDRESS(6;15+MOD([.A10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]*[.D10]/([.B10])" office:value-type="float" office:value="5898240" calcext:value-type="float">
            <text:p>5898240</text:p>
          </table:table-cell>
          <table:table-cell table:formula="of:=[.F10]/[.C10]" office:value-type="float" office:value="1474560" calcext:value-type="float">
            <text:p>1474560</text:p>
          </table:table-cell>
          <table:table-cell table:formula="of:=IF(AND([.F10]&gt;[.$N$9];[.F10]&lt;[.$N$10]))" office:value-type="boolean" office:boolean-value="false" calcext:value-type="boolean">
            <text:p>FALSE</text:p>
          </table:table-cell>
          <table:table-cell table:formula="of:=IF( AND([.F10]&gt;[.$N$11]; [.F10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2" office:value-type="string" calcext:value-type="string">
            <text:p>vco0_max = </text:p>
          </table:table-cell>
          <table:table-cell table:style-name="ce81" office:value-type="float" office:value="8000000" calcext:value-type="float">
            <text:p>8000000</text:p>
          </table:table-cell>
          <table:table-cell table:number-columns-repeated="8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INDIRECT(ADDRESS(4;15+MOD([.A11];[.$N$4])))" office:value-type="float" office:value="2" calcext:value-type="float">
            <text:p>2</text:p>
          </table:table-cell>
          <table:table-cell table:formula="of:=INDIRECT(ADDRESS(5;15+MOD([.A11]/[.$N$4];[.$N$5])))" office:value-type="float" office:value="4" calcext:value-type="float">
            <text:p>4</text:p>
          </table:table-cell>
          <table:table-cell table:formula="of:=INDIRECT(ADDRESS(6;15+MOD([.A11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]*[.D11]/([.B11])" office:value-type="float" office:value="2949120" calcext:value-type="float">
            <text:p>2949120</text:p>
          </table:table-cell>
          <table:table-cell table:formula="of:=[.F11]/[.C11]" office:value-type="float" office:value="737280" calcext:value-type="float">
            <text:p>737280</text:p>
          </table:table-cell>
          <table:table-cell table:formula="of:=IF(AND([.F11]&gt;[.$N$9];[.F11]&lt;[.$N$10]))" office:value-type="boolean" office:boolean-value="false" calcext:value-type="boolean">
            <text:p>FALSE</text:p>
          </table:table-cell>
          <table:table-cell table:formula="of:=IF( AND([.F11]&gt;[.$N$11]; [.F11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2" office:value-type="string" calcext:value-type="string">
            <text:p>vco1_min = </text:p>
          </table:table-cell>
          <table:table-cell table:style-name="ce81" office:value-type="float" office:value="9800000" calcext:value-type="float">
            <text:p>9800000</text:p>
          </table:table-cell>
          <table:table-cell table:number-columns-repeated="8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INDIRECT(ADDRESS(4;15+MOD([.A12];[.$N$4])))" office:value-type="float" office:value="3" calcext:value-type="float">
            <text:p>3</text:p>
          </table:table-cell>
          <table:table-cell table:formula="of:=INDIRECT(ADDRESS(5;15+MOD([.A12]/[.$N$4];[.$N$5])))" office:value-type="float" office:value="4" calcext:value-type="float">
            <text:p>4</text:p>
          </table:table-cell>
          <table:table-cell table:formula="of:=INDIRECT(ADDRESS(6;15+MOD([.A12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]*[.D12]/([.B12])" office:value-type="float" office:value="1966080" calcext:value-type="float">
            <text:p>1966080</text:p>
          </table:table-cell>
          <table:table-cell table:formula="of:=[.F12]/[.C12]" office:value-type="float" office:value="491520" calcext:value-type="float">
            <text:p>491520</text:p>
          </table:table-cell>
          <table:table-cell table:formula="of:=IF(AND([.F12]&gt;[.$N$9];[.F12]&lt;[.$N$10]))" office:value-type="boolean" office:boolean-value="false" calcext:value-type="boolean">
            <text:p>FALSE</text:p>
          </table:table-cell>
          <table:table-cell table:formula="of:=IF( AND([.F12]&gt;[.$N$11]; [.F12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2" office:value-type="string" calcext:value-type="string">
            <text:p>vco1_max = </text:p>
          </table:table-cell>
          <table:table-cell table:style-name="ce81" office:value-type="float" office:value="12500000" calcext:value-type="float">
            <text:p>12500000</text:p>
          </table:table-cell>
          <table:table-cell table:number-columns-repeated="8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INDIRECT(ADDRESS(4;15+MOD([.A13];[.$N$4])))" office:value-type="float" office:value="4" calcext:value-type="float">
            <text:p>4</text:p>
          </table:table-cell>
          <table:table-cell table:formula="of:=INDIRECT(ADDRESS(5;15+MOD([.A13]/[.$N$4];[.$N$5])))" office:value-type="float" office:value="4" calcext:value-type="float">
            <text:p>4</text:p>
          </table:table-cell>
          <table:table-cell table:formula="of:=INDIRECT(ADDRESS(6;15+MOD([.A13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]*[.D13]/([.B13])" office:value-type="float" office:value="1474560" calcext:value-type="float">
            <text:p>1474560</text:p>
          </table:table-cell>
          <table:table-cell table:formula="of:=[.F13]/[.C13]" office:value-type="float" office:value="368640" calcext:value-type="float">
            <text:p>368640</text:p>
          </table:table-cell>
          <table:table-cell table:formula="of:=IF(AND([.F13]&gt;[.$N$9];[.F13]&lt;[.$N$10]))" office:value-type="boolean" office:boolean-value="false" calcext:value-type="boolean">
            <text:p>FALSE</text:p>
          </table:table-cell>
          <table:table-cell table:formula="of:=IF( AND([.F13]&gt;[.$N$11]; [.F1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INDIRECT(ADDRESS(4;15+MOD([.A14];[.$N$4])))" office:value-type="float" office:value="1" calcext:value-type="float">
            <text:p>1</text:p>
          </table:table-cell>
          <table:table-cell table:formula="of:=INDIRECT(ADDRESS(5;15+MOD([.A14]/[.$N$4];[.$N$5])))" office:value-type="float" office:value="8" calcext:value-type="float">
            <text:p>8</text:p>
          </table:table-cell>
          <table:table-cell table:formula="of:=INDIRECT(ADDRESS(6;15+MOD([.A14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]*[.D14]/([.B14])" office:value-type="float" office:value="5898240" calcext:value-type="float">
            <text:p>5898240</text:p>
          </table:table-cell>
          <table:table-cell table:formula="of:=[.F14]/[.C14]" office:value-type="float" office:value="737280" calcext:value-type="float">
            <text:p>737280</text:p>
          </table:table-cell>
          <table:table-cell table:formula="of:=IF(AND([.F14]&gt;[.$N$9];[.F14]&lt;[.$N$10]))" office:value-type="boolean" office:boolean-value="false" calcext:value-type="boolean">
            <text:p>FALSE</text:p>
          </table:table-cell>
          <table:table-cell table:formula="of:=IF( AND([.F14]&gt;[.$N$11]; [.F1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INDIRECT(ADDRESS(4;15+MOD([.A15];[.$N$4])))" office:value-type="float" office:value="2" calcext:value-type="float">
            <text:p>2</text:p>
          </table:table-cell>
          <table:table-cell table:formula="of:=INDIRECT(ADDRESS(5;15+MOD([.A15]/[.$N$4];[.$N$5])))" office:value-type="float" office:value="8" calcext:value-type="float">
            <text:p>8</text:p>
          </table:table-cell>
          <table:table-cell table:formula="of:=INDIRECT(ADDRESS(6;15+MOD([.A15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]*[.D15]/([.B15])" office:value-type="float" office:value="2949120" calcext:value-type="float">
            <text:p>2949120</text:p>
          </table:table-cell>
          <table:table-cell table:formula="of:=[.F15]/[.C15]" office:value-type="float" office:value="368640" calcext:value-type="float">
            <text:p>368640</text:p>
          </table:table-cell>
          <table:table-cell table:formula="of:=IF(AND([.F15]&gt;[.$N$9];[.F15]&lt;[.$N$10]))" office:value-type="boolean" office:boolean-value="false" calcext:value-type="boolean">
            <text:p>FALSE</text:p>
          </table:table-cell>
          <table:table-cell table:formula="of:=IF( AND([.F15]&gt;[.$N$11]; [.F1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INDIRECT(ADDRESS(4;15+MOD([.A16];[.$N$4])))" office:value-type="float" office:value="3" calcext:value-type="float">
            <text:p>3</text:p>
          </table:table-cell>
          <table:table-cell table:formula="of:=INDIRECT(ADDRESS(5;15+MOD([.A16]/[.$N$4];[.$N$5])))" office:value-type="float" office:value="8" calcext:value-type="float">
            <text:p>8</text:p>
          </table:table-cell>
          <table:table-cell table:formula="of:=INDIRECT(ADDRESS(6;15+MOD([.A16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]*[.D16]/([.B16])" office:value-type="float" office:value="1966080" calcext:value-type="float">
            <text:p>1966080</text:p>
          </table:table-cell>
          <table:table-cell table:formula="of:=[.F16]/[.C16]" office:value-type="float" office:value="245760" calcext:value-type="float">
            <text:p>245760</text:p>
          </table:table-cell>
          <table:table-cell table:formula="of:=IF(AND([.F16]&gt;[.$N$9];[.F16]&lt;[.$N$10]))" office:value-type="boolean" office:boolean-value="false" calcext:value-type="boolean">
            <text:p>FALSE</text:p>
          </table:table-cell>
          <table:table-cell table:formula="of:=IF( AND([.F16]&gt;[.$N$11]; [.F1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INDIRECT(ADDRESS(4;15+MOD([.A17];[.$N$4])))" office:value-type="float" office:value="4" calcext:value-type="float">
            <text:p>4</text:p>
          </table:table-cell>
          <table:table-cell table:formula="of:=INDIRECT(ADDRESS(5;15+MOD([.A17]/[.$N$4];[.$N$5])))" office:value-type="float" office:value="8" calcext:value-type="float">
            <text:p>8</text:p>
          </table:table-cell>
          <table:table-cell table:formula="of:=INDIRECT(ADDRESS(6;15+MOD([.A17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7]*[.D17]/([.B17])" office:value-type="float" office:value="1474560" calcext:value-type="float">
            <text:p>1474560</text:p>
          </table:table-cell>
          <table:table-cell table:formula="of:=[.F17]/[.C17]" office:value-type="float" office:value="184320" calcext:value-type="float">
            <text:p>184320</text:p>
          </table:table-cell>
          <table:table-cell table:formula="of:=IF(AND([.F17]&gt;[.$N$9];[.F17]&lt;[.$N$10]))" office:value-type="boolean" office:boolean-value="false" calcext:value-type="boolean">
            <text:p>FALSE</text:p>
          </table:table-cell>
          <table:table-cell table:formula="of:=IF( AND([.F17]&gt;[.$N$11]; [.F1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INDIRECT(ADDRESS(4;15+MOD([.A18];[.$N$4])))" office:value-type="float" office:value="1" calcext:value-type="float">
            <text:p>1</text:p>
          </table:table-cell>
          <table:table-cell table:formula="of:=INDIRECT(ADDRESS(5;15+MOD([.A18]/[.$N$4];[.$N$5])))" office:value-type="float" office:value="16" calcext:value-type="float">
            <text:p>16</text:p>
          </table:table-cell>
          <table:table-cell table:formula="of:=INDIRECT(ADDRESS(6;15+MOD([.A18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8]*[.D18]/([.B18])" office:value-type="float" office:value="5898240" calcext:value-type="float">
            <text:p>5898240</text:p>
          </table:table-cell>
          <table:table-cell table:formula="of:=[.F18]/[.C18]" office:value-type="float" office:value="368640" calcext:value-type="float">
            <text:p>368640</text:p>
          </table:table-cell>
          <table:table-cell table:formula="of:=IF(AND([.F18]&gt;[.$N$9];[.F18]&lt;[.$N$10]))" office:value-type="boolean" office:boolean-value="false" calcext:value-type="boolean">
            <text:p>FALSE</text:p>
          </table:table-cell>
          <table:table-cell table:formula="of:=IF( AND([.F18]&gt;[.$N$11]; [.F1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INDIRECT(ADDRESS(4;15+MOD([.A19];[.$N$4])))" office:value-type="float" office:value="2" calcext:value-type="float">
            <text:p>2</text:p>
          </table:table-cell>
          <table:table-cell table:formula="of:=INDIRECT(ADDRESS(5;15+MOD([.A19]/[.$N$4];[.$N$5])))" office:value-type="float" office:value="16" calcext:value-type="float">
            <text:p>16</text:p>
          </table:table-cell>
          <table:table-cell table:formula="of:=INDIRECT(ADDRESS(6;15+MOD([.A19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9]*[.D19]/([.B19])" office:value-type="float" office:value="2949120" calcext:value-type="float">
            <text:p>2949120</text:p>
          </table:table-cell>
          <table:table-cell table:formula="of:=[.F19]/[.C19]" office:value-type="float" office:value="184320" calcext:value-type="float">
            <text:p>184320</text:p>
          </table:table-cell>
          <table:table-cell table:formula="of:=IF(AND([.F19]&gt;[.$N$9];[.F19]&lt;[.$N$10]))" office:value-type="boolean" office:boolean-value="false" calcext:value-type="boolean">
            <text:p>FALSE</text:p>
          </table:table-cell>
          <table:table-cell table:formula="of:=IF( AND([.F19]&gt;[.$N$11]; [.F1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3">
          <table:table-cell table:formula="of:=[.A19]+1" office:value-type="float" office:value="18" calcext:value-type="float">
            <text:p>18</text:p>
          </table:table-cell>
          <table:table-cell table:formula="of:=INDIRECT(ADDRESS(4;15+MOD([.A20];[.$N$4])))" office:value-type="float" office:value="3" calcext:value-type="float">
            <text:p>3</text:p>
          </table:table-cell>
          <table:table-cell table:formula="of:=INDIRECT(ADDRESS(5;15+MOD([.A20]/[.$N$4];[.$N$5])))" office:value-type="float" office:value="16" calcext:value-type="float">
            <text:p>16</text:p>
          </table:table-cell>
          <table:table-cell table:formula="of:=INDIRECT(ADDRESS(6;15+MOD([.A20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0]*[.D20]/([.B20])" office:value-type="float" office:value="1966080" calcext:value-type="float">
            <text:p>1966080</text:p>
          </table:table-cell>
          <table:table-cell table:formula="of:=[.F20]/[.C20]" office:value-type="float" office:value="122880" calcext:value-type="float">
            <text:p>122880</text:p>
          </table:table-cell>
          <table:table-cell table:formula="of:=IF(AND([.F20]&gt;[.$N$9];[.F20]&lt;[.$N$10]))" office:value-type="boolean" office:boolean-value="false" calcext:value-type="boolean">
            <text:p>FALSE</text:p>
          </table:table-cell>
          <table:table-cell table:formula="of:=IF( AND([.F20]&gt;[.$N$11]; [.F20]&lt;[.$N$12]) ; 1)" office:value-type="boolean" office:boolean-value="false" calcext:value-type="boolean">
            <text:p>FALSE</text:p>
          </table:table-cell>
          <table:table-cell table:number-columns-repeated="2"/>
          <table:table-cell table:style-name="ce76" table:number-columns-repeated="3"/>
          <table:table-cell table:number-columns-repeated="8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INDIRECT(ADDRESS(4;15+MOD([.A21];[.$N$4])))" office:value-type="float" office:value="4" calcext:value-type="float">
            <text:p>4</text:p>
          </table:table-cell>
          <table:table-cell table:formula="of:=INDIRECT(ADDRESS(5;15+MOD([.A21]/[.$N$4];[.$N$5])))" office:value-type="float" office:value="16" calcext:value-type="float">
            <text:p>16</text:p>
          </table:table-cell>
          <table:table-cell table:formula="of:=INDIRECT(ADDRESS(6;15+MOD([.A21]/([.$N$4] *[.$N$5]);[.$N$6])))" office:value-type="float" office:value="16" calcext:value-type="float">
            <text:p>1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1]*[.D21]/([.B21])" office:value-type="float" office:value="1474560" calcext:value-type="float">
            <text:p>1474560</text:p>
          </table:table-cell>
          <table:table-cell table:formula="of:=[.F21]/[.C21]" office:value-type="float" office:value="92160" calcext:value-type="float">
            <text:p>92160</text:p>
          </table:table-cell>
          <table:table-cell table:formula="of:=IF(AND([.F21]&gt;[.$N$9];[.F21]&lt;[.$N$10]))" office:value-type="boolean" office:boolean-value="false" calcext:value-type="boolean">
            <text:p>FALSE</text:p>
          </table:table-cell>
          <table:table-cell table:formula="of:=IF( AND([.F21]&gt;[.$N$11]; [.F2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INDIRECT(ADDRESS(4;15+MOD([.A22];[.$N$4])))" office:value-type="float" office:value="1" calcext:value-type="float">
            <text:p>1</text:p>
          </table:table-cell>
          <table:table-cell table:formula="of:=INDIRECT(ADDRESS(5;15+MOD([.A22]/[.$N$4];[.$N$5])))" office:value-type="float" office:value="1" calcext:value-type="float">
            <text:p>1</text:p>
          </table:table-cell>
          <table:table-cell table:formula="of:=INDIRECT(ADDRESS(6;15+MOD([.A22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2]*[.D22]/([.B22])" office:value-type="float" office:value="7372800" calcext:value-type="float">
            <text:p>7372800</text:p>
          </table:table-cell>
          <table:table-cell table:formula="of:=[.F22]/[.C22]" office:value-type="float" office:value="7372800" calcext:value-type="float">
            <text:p>7372800</text:p>
          </table:table-cell>
          <table:table-cell table:formula="of:=IF(AND([.F22]&gt;[.$N$9];[.F22]&lt;[.$N$10]))" office:value-type="boolean" office:boolean-value="true" calcext:value-type="boolean">
            <text:p>TRUE</text:p>
          </table:table-cell>
          <table:table-cell table:formula="of:=IF( AND([.F22]&gt;[.$N$11]; [.F2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INDIRECT(ADDRESS(4;15+MOD([.A23];[.$N$4])))" office:value-type="float" office:value="2" calcext:value-type="float">
            <text:p>2</text:p>
          </table:table-cell>
          <table:table-cell table:formula="of:=INDIRECT(ADDRESS(5;15+MOD([.A23]/[.$N$4];[.$N$5])))" office:value-type="float" office:value="1" calcext:value-type="float">
            <text:p>1</text:p>
          </table:table-cell>
          <table:table-cell table:formula="of:=INDIRECT(ADDRESS(6;15+MOD([.A23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3]*[.D23]/([.B23])" office:value-type="float" office:value="3686400" calcext:value-type="float">
            <text:p>3686400</text:p>
          </table:table-cell>
          <table:table-cell table:formula="of:=[.F23]/[.C23]" office:value-type="float" office:value="3686400" calcext:value-type="float">
            <text:p>3686400</text:p>
          </table:table-cell>
          <table:table-cell table:formula="of:=IF(AND([.F23]&gt;[.$N$9];[.F23]&lt;[.$N$10]))" office:value-type="boolean" office:boolean-value="false" calcext:value-type="boolean">
            <text:p>FALSE</text:p>
          </table:table-cell>
          <table:table-cell table:formula="of:=IF( AND([.F23]&gt;[.$N$11]; [.F2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INDIRECT(ADDRESS(4;15+MOD([.A24];[.$N$4])))" office:value-type="float" office:value="3" calcext:value-type="float">
            <text:p>3</text:p>
          </table:table-cell>
          <table:table-cell table:formula="of:=INDIRECT(ADDRESS(5;15+MOD([.A24]/[.$N$4];[.$N$5])))" office:value-type="float" office:value="1" calcext:value-type="float">
            <text:p>1</text:p>
          </table:table-cell>
          <table:table-cell table:formula="of:=INDIRECT(ADDRESS(6;15+MOD([.A24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4]*[.D24]/([.B24])" office:value-type="float" office:value="2457600" calcext:value-type="float">
            <text:p>2457600</text:p>
          </table:table-cell>
          <table:table-cell table:formula="of:=[.F24]/[.C24]" office:value-type="float" office:value="2457600" calcext:value-type="float">
            <text:p>2457600</text:p>
          </table:table-cell>
          <table:table-cell table:formula="of:=IF(AND([.F24]&gt;[.$N$9];[.F24]&lt;[.$N$10]))" office:value-type="boolean" office:boolean-value="false" calcext:value-type="boolean">
            <text:p>FALSE</text:p>
          </table:table-cell>
          <table:table-cell table:formula="of:=IF( AND([.F24]&gt;[.$N$11]; [.F2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INDIRECT(ADDRESS(4;15+MOD([.A25];[.$N$4])))" office:value-type="float" office:value="4" calcext:value-type="float">
            <text:p>4</text:p>
          </table:table-cell>
          <table:table-cell table:formula="of:=INDIRECT(ADDRESS(5;15+MOD([.A25]/[.$N$4];[.$N$5])))" office:value-type="float" office:value="1" calcext:value-type="float">
            <text:p>1</text:p>
          </table:table-cell>
          <table:table-cell table:formula="of:=INDIRECT(ADDRESS(6;15+MOD([.A25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5]*[.D25]/([.B25])" office:value-type="float" office:value="1843200" calcext:value-type="float">
            <text:p>1843200</text:p>
          </table:table-cell>
          <table:table-cell table:formula="of:=[.F25]/[.C25]" office:value-type="float" office:value="1843200" calcext:value-type="float">
            <text:p>1843200</text:p>
          </table:table-cell>
          <table:table-cell table:formula="of:=IF(AND([.F25]&gt;[.$N$9];[.F25]&lt;[.$N$10]))" office:value-type="boolean" office:boolean-value="false" calcext:value-type="boolean">
            <text:p>FALSE</text:p>
          </table:table-cell>
          <table:table-cell table:formula="of:=IF( AND([.F25]&gt;[.$N$11]; [.F2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INDIRECT(ADDRESS(4;15+MOD([.A26];[.$N$4])))" office:value-type="float" office:value="1" calcext:value-type="float">
            <text:p>1</text:p>
          </table:table-cell>
          <table:table-cell table:formula="of:=INDIRECT(ADDRESS(5;15+MOD([.A26]/[.$N$4];[.$N$5])))" office:value-type="float" office:value="2" calcext:value-type="float">
            <text:p>2</text:p>
          </table:table-cell>
          <table:table-cell table:formula="of:=INDIRECT(ADDRESS(6;15+MOD([.A26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6]*[.D26]/([.B26])" office:value-type="float" office:value="7372800" calcext:value-type="float">
            <text:p>7372800</text:p>
          </table:table-cell>
          <table:table-cell table:formula="of:=[.F26]/[.C26]" office:value-type="float" office:value="3686400" calcext:value-type="float">
            <text:p>3686400</text:p>
          </table:table-cell>
          <table:table-cell table:formula="of:=IF(AND([.F26]&gt;[.$N$9];[.F26]&lt;[.$N$10]))" office:value-type="boolean" office:boolean-value="true" calcext:value-type="boolean">
            <text:p>TRUE</text:p>
          </table:table-cell>
          <table:table-cell table:formula="of:=IF( AND([.F26]&gt;[.$N$11]; [.F2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INDIRECT(ADDRESS(4;15+MOD([.A27];[.$N$4])))" office:value-type="float" office:value="2" calcext:value-type="float">
            <text:p>2</text:p>
          </table:table-cell>
          <table:table-cell table:formula="of:=INDIRECT(ADDRESS(5;15+MOD([.A27]/[.$N$4];[.$N$5])))" office:value-type="float" office:value="2" calcext:value-type="float">
            <text:p>2</text:p>
          </table:table-cell>
          <table:table-cell table:formula="of:=INDIRECT(ADDRESS(6;15+MOD([.A27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7]*[.D27]/([.B27])" office:value-type="float" office:value="3686400" calcext:value-type="float">
            <text:p>3686400</text:p>
          </table:table-cell>
          <table:table-cell table:formula="of:=[.F27]/[.C27]" office:value-type="float" office:value="1843200" calcext:value-type="float">
            <text:p>1843200</text:p>
          </table:table-cell>
          <table:table-cell table:formula="of:=IF(AND([.F27]&gt;[.$N$9];[.F27]&lt;[.$N$10]))" office:value-type="boolean" office:boolean-value="false" calcext:value-type="boolean">
            <text:p>FALSE</text:p>
          </table:table-cell>
          <table:table-cell table:formula="of:=IF( AND([.F27]&gt;[.$N$11]; [.F2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INDIRECT(ADDRESS(4;15+MOD([.A28];[.$N$4])))" office:value-type="float" office:value="3" calcext:value-type="float">
            <text:p>3</text:p>
          </table:table-cell>
          <table:table-cell table:formula="of:=INDIRECT(ADDRESS(5;15+MOD([.A28]/[.$N$4];[.$N$5])))" office:value-type="float" office:value="2" calcext:value-type="float">
            <text:p>2</text:p>
          </table:table-cell>
          <table:table-cell table:formula="of:=INDIRECT(ADDRESS(6;15+MOD([.A28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8]*[.D28]/([.B28])" office:value-type="float" office:value="2457600" calcext:value-type="float">
            <text:p>2457600</text:p>
          </table:table-cell>
          <table:table-cell table:formula="of:=[.F28]/[.C28]" office:value-type="float" office:value="1228800" calcext:value-type="float">
            <text:p>1228800</text:p>
          </table:table-cell>
          <table:table-cell table:formula="of:=IF(AND([.F28]&gt;[.$N$9];[.F28]&lt;[.$N$10]))" office:value-type="boolean" office:boolean-value="false" calcext:value-type="boolean">
            <text:p>FALSE</text:p>
          </table:table-cell>
          <table:table-cell table:formula="of:=IF( AND([.F28]&gt;[.$N$11]; [.F2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INDIRECT(ADDRESS(4;15+MOD([.A29];[.$N$4])))" office:value-type="float" office:value="4" calcext:value-type="float">
            <text:p>4</text:p>
          </table:table-cell>
          <table:table-cell table:formula="of:=INDIRECT(ADDRESS(5;15+MOD([.A29]/[.$N$4];[.$N$5])))" office:value-type="float" office:value="2" calcext:value-type="float">
            <text:p>2</text:p>
          </table:table-cell>
          <table:table-cell table:formula="of:=INDIRECT(ADDRESS(6;15+MOD([.A29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29]*[.D29]/([.B29])" office:value-type="float" office:value="1843200" calcext:value-type="float">
            <text:p>1843200</text:p>
          </table:table-cell>
          <table:table-cell table:formula="of:=[.F29]/[.C29]" office:value-type="float" office:value="921600" calcext:value-type="float">
            <text:p>921600</text:p>
          </table:table-cell>
          <table:table-cell table:formula="of:=IF(AND([.F29]&gt;[.$N$9];[.F29]&lt;[.$N$10]))" office:value-type="boolean" office:boolean-value="false" calcext:value-type="boolean">
            <text:p>FALSE</text:p>
          </table:table-cell>
          <table:table-cell table:formula="of:=IF( AND([.F29]&gt;[.$N$11]; [.F2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INDIRECT(ADDRESS(4;15+MOD([.A30];[.$N$4])))" office:value-type="float" office:value="1" calcext:value-type="float">
            <text:p>1</text:p>
          </table:table-cell>
          <table:table-cell table:formula="of:=INDIRECT(ADDRESS(5;15+MOD([.A30]/[.$N$4];[.$N$5])))" office:value-type="float" office:value="4" calcext:value-type="float">
            <text:p>4</text:p>
          </table:table-cell>
          <table:table-cell table:formula="of:=INDIRECT(ADDRESS(6;15+MOD([.A30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0]*[.D30]/([.B30])" office:value-type="float" office:value="7372800" calcext:value-type="float">
            <text:p>7372800</text:p>
          </table:table-cell>
          <table:table-cell table:formula="of:=[.F30]/[.C30]" office:value-type="float" office:value="1843200" calcext:value-type="float">
            <text:p>1843200</text:p>
          </table:table-cell>
          <table:table-cell table:formula="of:=IF(AND([.F30]&gt;[.$N$9];[.F30]&lt;[.$N$10]))" office:value-type="boolean" office:boolean-value="true" calcext:value-type="boolean">
            <text:p>TRUE</text:p>
          </table:table-cell>
          <table:table-cell table:formula="of:=IF( AND([.F30]&gt;[.$N$11]; [.F3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INDIRECT(ADDRESS(4;15+MOD([.A31];[.$N$4])))" office:value-type="float" office:value="2" calcext:value-type="float">
            <text:p>2</text:p>
          </table:table-cell>
          <table:table-cell table:formula="of:=INDIRECT(ADDRESS(5;15+MOD([.A31]/[.$N$4];[.$N$5])))" office:value-type="float" office:value="4" calcext:value-type="float">
            <text:p>4</text:p>
          </table:table-cell>
          <table:table-cell table:formula="of:=INDIRECT(ADDRESS(6;15+MOD([.A31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1]*[.D31]/([.B31])" office:value-type="float" office:value="3686400" calcext:value-type="float">
            <text:p>3686400</text:p>
          </table:table-cell>
          <table:table-cell table:formula="of:=[.F31]/[.C31]" office:value-type="float" office:value="921600" calcext:value-type="float">
            <text:p>921600</text:p>
          </table:table-cell>
          <table:table-cell table:formula="of:=IF(AND([.F31]&gt;[.$N$9];[.F31]&lt;[.$N$10]))" office:value-type="boolean" office:boolean-value="false" calcext:value-type="boolean">
            <text:p>FALSE</text:p>
          </table:table-cell>
          <table:table-cell table:formula="of:=IF( AND([.F31]&gt;[.$N$11]; [.F3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INDIRECT(ADDRESS(4;15+MOD([.A32];[.$N$4])))" office:value-type="float" office:value="3" calcext:value-type="float">
            <text:p>3</text:p>
          </table:table-cell>
          <table:table-cell table:formula="of:=INDIRECT(ADDRESS(5;15+MOD([.A32]/[.$N$4];[.$N$5])))" office:value-type="float" office:value="4" calcext:value-type="float">
            <text:p>4</text:p>
          </table:table-cell>
          <table:table-cell table:formula="of:=INDIRECT(ADDRESS(6;15+MOD([.A32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2]*[.D32]/([.B32])" office:value-type="float" office:value="2457600" calcext:value-type="float">
            <text:p>2457600</text:p>
          </table:table-cell>
          <table:table-cell table:formula="of:=[.F32]/[.C32]" office:value-type="float" office:value="614400" calcext:value-type="float">
            <text:p>614400</text:p>
          </table:table-cell>
          <table:table-cell table:formula="of:=IF(AND([.F32]&gt;[.$N$9];[.F32]&lt;[.$N$10]))" office:value-type="boolean" office:boolean-value="false" calcext:value-type="boolean">
            <text:p>FALSE</text:p>
          </table:table-cell>
          <table:table-cell table:formula="of:=IF( AND([.F32]&gt;[.$N$11]; [.F3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INDIRECT(ADDRESS(4;15+MOD([.A33];[.$N$4])))" office:value-type="float" office:value="4" calcext:value-type="float">
            <text:p>4</text:p>
          </table:table-cell>
          <table:table-cell table:formula="of:=INDIRECT(ADDRESS(5;15+MOD([.A33]/[.$N$4];[.$N$5])))" office:value-type="float" office:value="4" calcext:value-type="float">
            <text:p>4</text:p>
          </table:table-cell>
          <table:table-cell table:formula="of:=INDIRECT(ADDRESS(6;15+MOD([.A33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3]*[.D33]/([.B33])" office:value-type="float" office:value="1843200" calcext:value-type="float">
            <text:p>1843200</text:p>
          </table:table-cell>
          <table:table-cell table:formula="of:=[.F33]/[.C33]" office:value-type="float" office:value="460800" calcext:value-type="float">
            <text:p>460800</text:p>
          </table:table-cell>
          <table:table-cell table:formula="of:=IF(AND([.F33]&gt;[.$N$9];[.F33]&lt;[.$N$10]))" office:value-type="boolean" office:boolean-value="false" calcext:value-type="boolean">
            <text:p>FALSE</text:p>
          </table:table-cell>
          <table:table-cell table:formula="of:=IF( AND([.F33]&gt;[.$N$11]; [.F3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INDIRECT(ADDRESS(4;15+MOD([.A34];[.$N$4])))" office:value-type="float" office:value="1" calcext:value-type="float">
            <text:p>1</text:p>
          </table:table-cell>
          <table:table-cell table:formula="of:=INDIRECT(ADDRESS(5;15+MOD([.A34]/[.$N$4];[.$N$5])))" office:value-type="float" office:value="8" calcext:value-type="float">
            <text:p>8</text:p>
          </table:table-cell>
          <table:table-cell table:formula="of:=INDIRECT(ADDRESS(6;15+MOD([.A34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4]*[.D34]/([.B34])" office:value-type="float" office:value="7372800" calcext:value-type="float">
            <text:p>7372800</text:p>
          </table:table-cell>
          <table:table-cell table:formula="of:=[.F34]/[.C34]" office:value-type="float" office:value="921600" calcext:value-type="float">
            <text:p>921600</text:p>
          </table:table-cell>
          <table:table-cell table:formula="of:=IF(AND([.F34]&gt;[.$N$9];[.F34]&lt;[.$N$10]))" office:value-type="boolean" office:boolean-value="true" calcext:value-type="boolean">
            <text:p>TRUE</text:p>
          </table:table-cell>
          <table:table-cell table:formula="of:=IF( AND([.F34]&gt;[.$N$11]; [.F3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INDIRECT(ADDRESS(4;15+MOD([.A35];[.$N$4])))" office:value-type="float" office:value="2" calcext:value-type="float">
            <text:p>2</text:p>
          </table:table-cell>
          <table:table-cell table:formula="of:=INDIRECT(ADDRESS(5;15+MOD([.A35]/[.$N$4];[.$N$5])))" office:value-type="float" office:value="8" calcext:value-type="float">
            <text:p>8</text:p>
          </table:table-cell>
          <table:table-cell table:formula="of:=INDIRECT(ADDRESS(6;15+MOD([.A35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5]*[.D35]/([.B35])" office:value-type="float" office:value="3686400" calcext:value-type="float">
            <text:p>3686400</text:p>
          </table:table-cell>
          <table:table-cell table:formula="of:=[.F35]/[.C35]" office:value-type="float" office:value="460800" calcext:value-type="float">
            <text:p>460800</text:p>
          </table:table-cell>
          <table:table-cell table:formula="of:=IF(AND([.F35]&gt;[.$N$9];[.F35]&lt;[.$N$10]))" office:value-type="boolean" office:boolean-value="false" calcext:value-type="boolean">
            <text:p>FALSE</text:p>
          </table:table-cell>
          <table:table-cell table:formula="of:=IF( AND([.F35]&gt;[.$N$11]; [.F3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INDIRECT(ADDRESS(4;15+MOD([.A36];[.$N$4])))" office:value-type="float" office:value="3" calcext:value-type="float">
            <text:p>3</text:p>
          </table:table-cell>
          <table:table-cell table:formula="of:=INDIRECT(ADDRESS(5;15+MOD([.A36]/[.$N$4];[.$N$5])))" office:value-type="float" office:value="8" calcext:value-type="float">
            <text:p>8</text:p>
          </table:table-cell>
          <table:table-cell table:formula="of:=INDIRECT(ADDRESS(6;15+MOD([.A36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6]*[.D36]/([.B36])" office:value-type="float" office:value="2457600" calcext:value-type="float">
            <text:p>2457600</text:p>
          </table:table-cell>
          <table:table-cell table:formula="of:=[.F36]/[.C36]" office:value-type="float" office:value="307200" calcext:value-type="float">
            <text:p>307200</text:p>
          </table:table-cell>
          <table:table-cell table:formula="of:=IF(AND([.F36]&gt;[.$N$9];[.F36]&lt;[.$N$10]))" office:value-type="boolean" office:boolean-value="false" calcext:value-type="boolean">
            <text:p>FALSE</text:p>
          </table:table-cell>
          <table:table-cell table:formula="of:=IF( AND([.F36]&gt;[.$N$11]; [.F3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INDIRECT(ADDRESS(4;15+MOD([.A37];[.$N$4])))" office:value-type="float" office:value="4" calcext:value-type="float">
            <text:p>4</text:p>
          </table:table-cell>
          <table:table-cell table:formula="of:=INDIRECT(ADDRESS(5;15+MOD([.A37]/[.$N$4];[.$N$5])))" office:value-type="float" office:value="8" calcext:value-type="float">
            <text:p>8</text:p>
          </table:table-cell>
          <table:table-cell table:formula="of:=INDIRECT(ADDRESS(6;15+MOD([.A37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7]*[.D37]/([.B37])" office:value-type="float" office:value="1843200" calcext:value-type="float">
            <text:p>1843200</text:p>
          </table:table-cell>
          <table:table-cell table:formula="of:=[.F37]/[.C37]" office:value-type="float" office:value="230400" calcext:value-type="float">
            <text:p>230400</text:p>
          </table:table-cell>
          <table:table-cell table:formula="of:=IF(AND([.F37]&gt;[.$N$9];[.F37]&lt;[.$N$10]))" office:value-type="boolean" office:boolean-value="false" calcext:value-type="boolean">
            <text:p>FALSE</text:p>
          </table:table-cell>
          <table:table-cell table:formula="of:=IF( AND([.F37]&gt;[.$N$11]; [.F3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INDIRECT(ADDRESS(4;15+MOD([.A38];[.$N$4])))" office:value-type="float" office:value="1" calcext:value-type="float">
            <text:p>1</text:p>
          </table:table-cell>
          <table:table-cell table:formula="of:=INDIRECT(ADDRESS(5;15+MOD([.A38]/[.$N$4];[.$N$5])))" office:value-type="float" office:value="16" calcext:value-type="float">
            <text:p>16</text:p>
          </table:table-cell>
          <table:table-cell table:formula="of:=INDIRECT(ADDRESS(6;15+MOD([.A38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8]*[.D38]/([.B38])" office:value-type="float" office:value="7372800" calcext:value-type="float">
            <text:p>7372800</text:p>
          </table:table-cell>
          <table:table-cell table:formula="of:=[.F38]/[.C38]" office:value-type="float" office:value="460800" calcext:value-type="float">
            <text:p>460800</text:p>
          </table:table-cell>
          <table:table-cell table:formula="of:=IF(AND([.F38]&gt;[.$N$9];[.F38]&lt;[.$N$10]))" office:value-type="boolean" office:boolean-value="true" calcext:value-type="boolean">
            <text:p>TRUE</text:p>
          </table:table-cell>
          <table:table-cell table:formula="of:=IF( AND([.F38]&gt;[.$N$11]; [.F3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INDIRECT(ADDRESS(4;15+MOD([.A39];[.$N$4])))" office:value-type="float" office:value="2" calcext:value-type="float">
            <text:p>2</text:p>
          </table:table-cell>
          <table:table-cell table:formula="of:=INDIRECT(ADDRESS(5;15+MOD([.A39]/[.$N$4];[.$N$5])))" office:value-type="float" office:value="16" calcext:value-type="float">
            <text:p>16</text:p>
          </table:table-cell>
          <table:table-cell table:formula="of:=INDIRECT(ADDRESS(6;15+MOD([.A39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39]*[.D39]/([.B39])" office:value-type="float" office:value="3686400" calcext:value-type="float">
            <text:p>3686400</text:p>
          </table:table-cell>
          <table:table-cell table:formula="of:=[.F39]/[.C39]" office:value-type="float" office:value="230400" calcext:value-type="float">
            <text:p>230400</text:p>
          </table:table-cell>
          <table:table-cell table:formula="of:=IF(AND([.F39]&gt;[.$N$9];[.F39]&lt;[.$N$10]))" office:value-type="boolean" office:boolean-value="false" calcext:value-type="boolean">
            <text:p>FALSE</text:p>
          </table:table-cell>
          <table:table-cell table:formula="of:=IF( AND([.F39]&gt;[.$N$11]; [.F3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INDIRECT(ADDRESS(4;15+MOD([.A40];[.$N$4])))" office:value-type="float" office:value="3" calcext:value-type="float">
            <text:p>3</text:p>
          </table:table-cell>
          <table:table-cell table:formula="of:=INDIRECT(ADDRESS(5;15+MOD([.A40]/[.$N$4];[.$N$5])))" office:value-type="float" office:value="16" calcext:value-type="float">
            <text:p>16</text:p>
          </table:table-cell>
          <table:table-cell table:formula="of:=INDIRECT(ADDRESS(6;15+MOD([.A40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0]*[.D40]/([.B40])" office:value-type="float" office:value="2457600" calcext:value-type="float">
            <text:p>2457600</text:p>
          </table:table-cell>
          <table:table-cell table:formula="of:=[.F40]/[.C40]" office:value-type="float" office:value="153600" calcext:value-type="float">
            <text:p>153600</text:p>
          </table:table-cell>
          <table:table-cell table:formula="of:=IF(AND([.F40]&gt;[.$N$9];[.F40]&lt;[.$N$10]))" office:value-type="boolean" office:boolean-value="false" calcext:value-type="boolean">
            <text:p>FALSE</text:p>
          </table:table-cell>
          <table:table-cell table:formula="of:=IF( AND([.F40]&gt;[.$N$11]; [.F4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INDIRECT(ADDRESS(4;15+MOD([.A41];[.$N$4])))" office:value-type="float" office:value="4" calcext:value-type="float">
            <text:p>4</text:p>
          </table:table-cell>
          <table:table-cell table:formula="of:=INDIRECT(ADDRESS(5;15+MOD([.A41]/[.$N$4];[.$N$5])))" office:value-type="float" office:value="16" calcext:value-type="float">
            <text:p>16</text:p>
          </table:table-cell>
          <table:table-cell table:formula="of:=INDIRECT(ADDRESS(6;15+MOD([.A41]/([.$N$4] *[.$N$5]);[.$N$6])))" office:value-type="float" office:value="20" calcext:value-type="float">
            <text:p>2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1]*[.D41]/([.B41])" office:value-type="float" office:value="1843200" calcext:value-type="float">
            <text:p>1843200</text:p>
          </table:table-cell>
          <table:table-cell table:formula="of:=[.F41]/[.C41]" office:value-type="float" office:value="115200" calcext:value-type="float">
            <text:p>115200</text:p>
          </table:table-cell>
          <table:table-cell table:formula="of:=IF(AND([.F41]&gt;[.$N$9];[.F41]&lt;[.$N$10]))" office:value-type="boolean" office:boolean-value="false" calcext:value-type="boolean">
            <text:p>FALSE</text:p>
          </table:table-cell>
          <table:table-cell table:formula="of:=IF( AND([.F41]&gt;[.$N$11]; [.F4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INDIRECT(ADDRESS(4;15+MOD([.A42];[.$N$4])))" office:value-type="float" office:value="1" calcext:value-type="float">
            <text:p>1</text:p>
          </table:table-cell>
          <table:table-cell table:formula="of:=INDIRECT(ADDRESS(5;15+MOD([.A42]/[.$N$4];[.$N$5])))" office:value-type="float" office:value="1" calcext:value-type="float">
            <text:p>1</text:p>
          </table:table-cell>
          <table:table-cell table:formula="of:=INDIRECT(ADDRESS(6;15+MOD([.A42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2]*[.D42]/([.B42])" office:value-type="float" office:value="11796480" calcext:value-type="float">
            <text:p>11796480</text:p>
          </table:table-cell>
          <table:table-cell table:formula="of:=[.F42]/[.C42]" office:value-type="float" office:value="11796480" calcext:value-type="float">
            <text:p>11796480</text:p>
          </table:table-cell>
          <table:table-cell table:formula="of:=IF(AND([.F42]&gt;[.$N$9];[.F42]&lt;[.$N$10]))" office:value-type="boolean" office:boolean-value="false" calcext:value-type="boolean">
            <text:p>FALSE</text:p>
          </table:table-cell>
          <table:table-cell table:formula="of:=IF( AND([.F42]&gt;[.$N$11]; [.F42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INDIRECT(ADDRESS(4;15+MOD([.A43];[.$N$4])))" office:value-type="float" office:value="2" calcext:value-type="float">
            <text:p>2</text:p>
          </table:table-cell>
          <table:table-cell table:formula="of:=INDIRECT(ADDRESS(5;15+MOD([.A43]/[.$N$4];[.$N$5])))" office:value-type="float" office:value="1" calcext:value-type="float">
            <text:p>1</text:p>
          </table:table-cell>
          <table:table-cell table:formula="of:=INDIRECT(ADDRESS(6;15+MOD([.A43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3]*[.D43]/([.B43])" office:value-type="float" office:value="5898240" calcext:value-type="float">
            <text:p>5898240</text:p>
          </table:table-cell>
          <table:table-cell table:formula="of:=[.F43]/[.C43]" office:value-type="float" office:value="5898240" calcext:value-type="float">
            <text:p>5898240</text:p>
          </table:table-cell>
          <table:table-cell table:formula="of:=IF(AND([.F43]&gt;[.$N$9];[.F43]&lt;[.$N$10]))" office:value-type="boolean" office:boolean-value="false" calcext:value-type="boolean">
            <text:p>FALSE</text:p>
          </table:table-cell>
          <table:table-cell table:formula="of:=IF( AND([.F43]&gt;[.$N$11]; [.F4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INDIRECT(ADDRESS(4;15+MOD([.A44];[.$N$4])))" office:value-type="float" office:value="3" calcext:value-type="float">
            <text:p>3</text:p>
          </table:table-cell>
          <table:table-cell table:formula="of:=INDIRECT(ADDRESS(5;15+MOD([.A44]/[.$N$4];[.$N$5])))" office:value-type="float" office:value="1" calcext:value-type="float">
            <text:p>1</text:p>
          </table:table-cell>
          <table:table-cell table:formula="of:=INDIRECT(ADDRESS(6;15+MOD([.A44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4]*[.D44]/([.B44])" office:value-type="float" office:value="3932160" calcext:value-type="float">
            <text:p>3932160</text:p>
          </table:table-cell>
          <table:table-cell table:formula="of:=[.F44]/[.C44]" office:value-type="float" office:value="3932160" calcext:value-type="float">
            <text:p>3932160</text:p>
          </table:table-cell>
          <table:table-cell table:formula="of:=IF(AND([.F44]&gt;[.$N$9];[.F44]&lt;[.$N$10]))" office:value-type="boolean" office:boolean-value="false" calcext:value-type="boolean">
            <text:p>FALSE</text:p>
          </table:table-cell>
          <table:table-cell table:formula="of:=IF( AND([.F44]&gt;[.$N$11]; [.F4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INDIRECT(ADDRESS(4;15+MOD([.A45];[.$N$4])))" office:value-type="float" office:value="4" calcext:value-type="float">
            <text:p>4</text:p>
          </table:table-cell>
          <table:table-cell table:formula="of:=INDIRECT(ADDRESS(5;15+MOD([.A45]/[.$N$4];[.$N$5])))" office:value-type="float" office:value="1" calcext:value-type="float">
            <text:p>1</text:p>
          </table:table-cell>
          <table:table-cell table:formula="of:=INDIRECT(ADDRESS(6;15+MOD([.A45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5]*[.D45]/([.B45])" office:value-type="float" office:value="2949120" calcext:value-type="float">
            <text:p>2949120</text:p>
          </table:table-cell>
          <table:table-cell table:formula="of:=[.F45]/[.C45]" office:value-type="float" office:value="2949120" calcext:value-type="float">
            <text:p>2949120</text:p>
          </table:table-cell>
          <table:table-cell table:formula="of:=IF(AND([.F45]&gt;[.$N$9];[.F45]&lt;[.$N$10]))" office:value-type="boolean" office:boolean-value="false" calcext:value-type="boolean">
            <text:p>FALSE</text:p>
          </table:table-cell>
          <table:table-cell table:formula="of:=IF( AND([.F45]&gt;[.$N$11]; [.F4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INDIRECT(ADDRESS(4;15+MOD([.A46];[.$N$4])))" office:value-type="float" office:value="1" calcext:value-type="float">
            <text:p>1</text:p>
          </table:table-cell>
          <table:table-cell table:formula="of:=INDIRECT(ADDRESS(5;15+MOD([.A46]/[.$N$4];[.$N$5])))" office:value-type="float" office:value="2" calcext:value-type="float">
            <text:p>2</text:p>
          </table:table-cell>
          <table:table-cell table:formula="of:=INDIRECT(ADDRESS(6;15+MOD([.A46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6]*[.D46]/([.B46])" office:value-type="float" office:value="11796480" calcext:value-type="float">
            <text:p>11796480</text:p>
          </table:table-cell>
          <table:table-cell table:formula="of:=[.F46]/[.C46]" office:value-type="float" office:value="5898240" calcext:value-type="float">
            <text:p>5898240</text:p>
          </table:table-cell>
          <table:table-cell table:formula="of:=IF(AND([.F46]&gt;[.$N$9];[.F46]&lt;[.$N$10]))" office:value-type="boolean" office:boolean-value="false" calcext:value-type="boolean">
            <text:p>FALSE</text:p>
          </table:table-cell>
          <table:table-cell table:formula="of:=IF( AND([.F46]&gt;[.$N$11]; [.F46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INDIRECT(ADDRESS(4;15+MOD([.A47];[.$N$4])))" office:value-type="float" office:value="2" calcext:value-type="float">
            <text:p>2</text:p>
          </table:table-cell>
          <table:table-cell table:formula="of:=INDIRECT(ADDRESS(5;15+MOD([.A47]/[.$N$4];[.$N$5])))" office:value-type="float" office:value="2" calcext:value-type="float">
            <text:p>2</text:p>
          </table:table-cell>
          <table:table-cell table:formula="of:=INDIRECT(ADDRESS(6;15+MOD([.A47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7]*[.D47]/([.B47])" office:value-type="float" office:value="5898240" calcext:value-type="float">
            <text:p>5898240</text:p>
          </table:table-cell>
          <table:table-cell table:formula="of:=[.F47]/[.C47]" office:value-type="float" office:value="2949120" calcext:value-type="float">
            <text:p>2949120</text:p>
          </table:table-cell>
          <table:table-cell table:formula="of:=IF(AND([.F47]&gt;[.$N$9];[.F47]&lt;[.$N$10]))" office:value-type="boolean" office:boolean-value="false" calcext:value-type="boolean">
            <text:p>FALSE</text:p>
          </table:table-cell>
          <table:table-cell table:formula="of:=IF( AND([.F47]&gt;[.$N$11]; [.F4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INDIRECT(ADDRESS(4;15+MOD([.A48];[.$N$4])))" office:value-type="float" office:value="3" calcext:value-type="float">
            <text:p>3</text:p>
          </table:table-cell>
          <table:table-cell table:formula="of:=INDIRECT(ADDRESS(5;15+MOD([.A48]/[.$N$4];[.$N$5])))" office:value-type="float" office:value="2" calcext:value-type="float">
            <text:p>2</text:p>
          </table:table-cell>
          <table:table-cell table:formula="of:=INDIRECT(ADDRESS(6;15+MOD([.A48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8]*[.D48]/([.B48])" office:value-type="float" office:value="3932160" calcext:value-type="float">
            <text:p>3932160</text:p>
          </table:table-cell>
          <table:table-cell table:formula="of:=[.F48]/[.C48]" office:value-type="float" office:value="1966080" calcext:value-type="float">
            <text:p>1966080</text:p>
          </table:table-cell>
          <table:table-cell table:formula="of:=IF(AND([.F48]&gt;[.$N$9];[.F48]&lt;[.$N$10]))" office:value-type="boolean" office:boolean-value="false" calcext:value-type="boolean">
            <text:p>FALSE</text:p>
          </table:table-cell>
          <table:table-cell table:formula="of:=IF( AND([.F48]&gt;[.$N$11]; [.F4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INDIRECT(ADDRESS(4;15+MOD([.A49];[.$N$4])))" office:value-type="float" office:value="4" calcext:value-type="float">
            <text:p>4</text:p>
          </table:table-cell>
          <table:table-cell table:formula="of:=INDIRECT(ADDRESS(5;15+MOD([.A49]/[.$N$4];[.$N$5])))" office:value-type="float" office:value="2" calcext:value-type="float">
            <text:p>2</text:p>
          </table:table-cell>
          <table:table-cell table:formula="of:=INDIRECT(ADDRESS(6;15+MOD([.A49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49]*[.D49]/([.B49])" office:value-type="float" office:value="2949120" calcext:value-type="float">
            <text:p>2949120</text:p>
          </table:table-cell>
          <table:table-cell table:formula="of:=[.F49]/[.C49]" office:value-type="float" office:value="1474560" calcext:value-type="float">
            <text:p>1474560</text:p>
          </table:table-cell>
          <table:table-cell table:formula="of:=IF(AND([.F49]&gt;[.$N$9];[.F49]&lt;[.$N$10]))" office:value-type="boolean" office:boolean-value="false" calcext:value-type="boolean">
            <text:p>FALSE</text:p>
          </table:table-cell>
          <table:table-cell table:formula="of:=IF( AND([.F49]&gt;[.$N$11]; [.F4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INDIRECT(ADDRESS(4;15+MOD([.A50];[.$N$4])))" office:value-type="float" office:value="1" calcext:value-type="float">
            <text:p>1</text:p>
          </table:table-cell>
          <table:table-cell table:formula="of:=INDIRECT(ADDRESS(5;15+MOD([.A50]/[.$N$4];[.$N$5])))" office:value-type="float" office:value="4" calcext:value-type="float">
            <text:p>4</text:p>
          </table:table-cell>
          <table:table-cell table:formula="of:=INDIRECT(ADDRESS(6;15+MOD([.A50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0]*[.D50]/([.B50])" office:value-type="float" office:value="11796480" calcext:value-type="float">
            <text:p>11796480</text:p>
          </table:table-cell>
          <table:table-cell table:formula="of:=[.F50]/[.C50]" office:value-type="float" office:value="2949120" calcext:value-type="float">
            <text:p>2949120</text:p>
          </table:table-cell>
          <table:table-cell table:formula="of:=IF(AND([.F50]&gt;[.$N$9];[.F50]&lt;[.$N$10]))" office:value-type="boolean" office:boolean-value="false" calcext:value-type="boolean">
            <text:p>FALSE</text:p>
          </table:table-cell>
          <table:table-cell table:formula="of:=IF( AND([.F50]&gt;[.$N$11]; [.F50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INDIRECT(ADDRESS(4;15+MOD([.A51];[.$N$4])))" office:value-type="float" office:value="2" calcext:value-type="float">
            <text:p>2</text:p>
          </table:table-cell>
          <table:table-cell table:formula="of:=INDIRECT(ADDRESS(5;15+MOD([.A51]/[.$N$4];[.$N$5])))" office:value-type="float" office:value="4" calcext:value-type="float">
            <text:p>4</text:p>
          </table:table-cell>
          <table:table-cell table:formula="of:=INDIRECT(ADDRESS(6;15+MOD([.A51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1]*[.D51]/([.B51])" office:value-type="float" office:value="5898240" calcext:value-type="float">
            <text:p>5898240</text:p>
          </table:table-cell>
          <table:table-cell table:formula="of:=[.F51]/[.C51]" office:value-type="float" office:value="1474560" calcext:value-type="float">
            <text:p>1474560</text:p>
          </table:table-cell>
          <table:table-cell table:formula="of:=IF(AND([.F51]&gt;[.$N$9];[.F51]&lt;[.$N$10]))" office:value-type="boolean" office:boolean-value="false" calcext:value-type="boolean">
            <text:p>FALSE</text:p>
          </table:table-cell>
          <table:table-cell table:formula="of:=IF( AND([.F51]&gt;[.$N$11]; [.F5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INDIRECT(ADDRESS(4;15+MOD([.A52];[.$N$4])))" office:value-type="float" office:value="3" calcext:value-type="float">
            <text:p>3</text:p>
          </table:table-cell>
          <table:table-cell table:formula="of:=INDIRECT(ADDRESS(5;15+MOD([.A52]/[.$N$4];[.$N$5])))" office:value-type="float" office:value="4" calcext:value-type="float">
            <text:p>4</text:p>
          </table:table-cell>
          <table:table-cell table:formula="of:=INDIRECT(ADDRESS(6;15+MOD([.A52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2]*[.D52]/([.B52])" office:value-type="float" office:value="3932160" calcext:value-type="float">
            <text:p>3932160</text:p>
          </table:table-cell>
          <table:table-cell table:formula="of:=[.F52]/[.C52]" office:value-type="float" office:value="983040" calcext:value-type="float">
            <text:p>983040</text:p>
          </table:table-cell>
          <table:table-cell table:formula="of:=IF(AND([.F52]&gt;[.$N$9];[.F52]&lt;[.$N$10]))" office:value-type="boolean" office:boolean-value="false" calcext:value-type="boolean">
            <text:p>FALSE</text:p>
          </table:table-cell>
          <table:table-cell table:formula="of:=IF( AND([.F52]&gt;[.$N$11]; [.F5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INDIRECT(ADDRESS(4;15+MOD([.A53];[.$N$4])))" office:value-type="float" office:value="4" calcext:value-type="float">
            <text:p>4</text:p>
          </table:table-cell>
          <table:table-cell table:formula="of:=INDIRECT(ADDRESS(5;15+MOD([.A53]/[.$N$4];[.$N$5])))" office:value-type="float" office:value="4" calcext:value-type="float">
            <text:p>4</text:p>
          </table:table-cell>
          <table:table-cell table:formula="of:=INDIRECT(ADDRESS(6;15+MOD([.A53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3]*[.D53]/([.B53])" office:value-type="float" office:value="2949120" calcext:value-type="float">
            <text:p>2949120</text:p>
          </table:table-cell>
          <table:table-cell table:formula="of:=[.F53]/[.C53]" office:value-type="float" office:value="737280" calcext:value-type="float">
            <text:p>737280</text:p>
          </table:table-cell>
          <table:table-cell table:formula="of:=IF(AND([.F53]&gt;[.$N$9];[.F53]&lt;[.$N$10]))" office:value-type="boolean" office:boolean-value="false" calcext:value-type="boolean">
            <text:p>FALSE</text:p>
          </table:table-cell>
          <table:table-cell table:formula="of:=IF( AND([.F53]&gt;[.$N$11]; [.F5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INDIRECT(ADDRESS(4;15+MOD([.A54];[.$N$4])))" office:value-type="float" office:value="1" calcext:value-type="float">
            <text:p>1</text:p>
          </table:table-cell>
          <table:table-cell table:formula="of:=INDIRECT(ADDRESS(5;15+MOD([.A54]/[.$N$4];[.$N$5])))" office:value-type="float" office:value="8" calcext:value-type="float">
            <text:p>8</text:p>
          </table:table-cell>
          <table:table-cell table:formula="of:=INDIRECT(ADDRESS(6;15+MOD([.A54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4]*[.D54]/([.B54])" office:value-type="float" office:value="11796480" calcext:value-type="float">
            <text:p>11796480</text:p>
          </table:table-cell>
          <table:table-cell table:formula="of:=[.F54]/[.C54]" office:value-type="float" office:value="1474560" calcext:value-type="float">
            <text:p>1474560</text:p>
          </table:table-cell>
          <table:table-cell table:formula="of:=IF(AND([.F54]&gt;[.$N$9];[.F54]&lt;[.$N$10]))" office:value-type="boolean" office:boolean-value="false" calcext:value-type="boolean">
            <text:p>FALSE</text:p>
          </table:table-cell>
          <table:table-cell table:formula="of:=IF( AND([.F54]&gt;[.$N$11]; [.F54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INDIRECT(ADDRESS(4;15+MOD([.A55];[.$N$4])))" office:value-type="float" office:value="2" calcext:value-type="float">
            <text:p>2</text:p>
          </table:table-cell>
          <table:table-cell table:formula="of:=INDIRECT(ADDRESS(5;15+MOD([.A55]/[.$N$4];[.$N$5])))" office:value-type="float" office:value="8" calcext:value-type="float">
            <text:p>8</text:p>
          </table:table-cell>
          <table:table-cell table:formula="of:=INDIRECT(ADDRESS(6;15+MOD([.A55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5]*[.D55]/([.B55])" office:value-type="float" office:value="5898240" calcext:value-type="float">
            <text:p>5898240</text:p>
          </table:table-cell>
          <table:table-cell table:formula="of:=[.F55]/[.C55]" office:value-type="float" office:value="737280" calcext:value-type="float">
            <text:p>737280</text:p>
          </table:table-cell>
          <table:table-cell table:formula="of:=IF(AND([.F55]&gt;[.$N$9];[.F55]&lt;[.$N$10]))" office:value-type="boolean" office:boolean-value="false" calcext:value-type="boolean">
            <text:p>FALSE</text:p>
          </table:table-cell>
          <table:table-cell table:formula="of:=IF( AND([.F55]&gt;[.$N$11]; [.F5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INDIRECT(ADDRESS(4;15+MOD([.A56];[.$N$4])))" office:value-type="float" office:value="3" calcext:value-type="float">
            <text:p>3</text:p>
          </table:table-cell>
          <table:table-cell table:formula="of:=INDIRECT(ADDRESS(5;15+MOD([.A56]/[.$N$4];[.$N$5])))" office:value-type="float" office:value="8" calcext:value-type="float">
            <text:p>8</text:p>
          </table:table-cell>
          <table:table-cell table:formula="of:=INDIRECT(ADDRESS(6;15+MOD([.A56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6]*[.D56]/([.B56])" office:value-type="float" office:value="3932160" calcext:value-type="float">
            <text:p>3932160</text:p>
          </table:table-cell>
          <table:table-cell table:formula="of:=[.F56]/[.C56]" office:value-type="float" office:value="491520" calcext:value-type="float">
            <text:p>491520</text:p>
          </table:table-cell>
          <table:table-cell table:formula="of:=IF(AND([.F56]&gt;[.$N$9];[.F56]&lt;[.$N$10]))" office:value-type="boolean" office:boolean-value="false" calcext:value-type="boolean">
            <text:p>FALSE</text:p>
          </table:table-cell>
          <table:table-cell table:formula="of:=IF( AND([.F56]&gt;[.$N$11]; [.F5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INDIRECT(ADDRESS(4;15+MOD([.A57];[.$N$4])))" office:value-type="float" office:value="4" calcext:value-type="float">
            <text:p>4</text:p>
          </table:table-cell>
          <table:table-cell table:formula="of:=INDIRECT(ADDRESS(5;15+MOD([.A57]/[.$N$4];[.$N$5])))" office:value-type="float" office:value="8" calcext:value-type="float">
            <text:p>8</text:p>
          </table:table-cell>
          <table:table-cell table:formula="of:=INDIRECT(ADDRESS(6;15+MOD([.A57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7]*[.D57]/([.B57])" office:value-type="float" office:value="2949120" calcext:value-type="float">
            <text:p>2949120</text:p>
          </table:table-cell>
          <table:table-cell table:formula="of:=[.F57]/[.C57]" office:value-type="float" office:value="368640" calcext:value-type="float">
            <text:p>368640</text:p>
          </table:table-cell>
          <table:table-cell table:formula="of:=IF(AND([.F57]&gt;[.$N$9];[.F57]&lt;[.$N$10]))" office:value-type="boolean" office:boolean-value="false" calcext:value-type="boolean">
            <text:p>FALSE</text:p>
          </table:table-cell>
          <table:table-cell table:formula="of:=IF( AND([.F57]&gt;[.$N$11]; [.F5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INDIRECT(ADDRESS(4;15+MOD([.A58];[.$N$4])))" office:value-type="float" office:value="1" calcext:value-type="float">
            <text:p>1</text:p>
          </table:table-cell>
          <table:table-cell table:formula="of:=INDIRECT(ADDRESS(5;15+MOD([.A58]/[.$N$4];[.$N$5])))" office:value-type="float" office:value="16" calcext:value-type="float">
            <text:p>16</text:p>
          </table:table-cell>
          <table:table-cell table:formula="of:=INDIRECT(ADDRESS(6;15+MOD([.A58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8]*[.D58]/([.B58])" office:value-type="float" office:value="11796480" calcext:value-type="float">
            <text:p>11796480</text:p>
          </table:table-cell>
          <table:table-cell table:formula="of:=[.F58]/[.C58]" office:value-type="float" office:value="737280" calcext:value-type="float">
            <text:p>737280</text:p>
          </table:table-cell>
          <table:table-cell table:formula="of:=IF(AND([.F58]&gt;[.$N$9];[.F58]&lt;[.$N$10]))" office:value-type="boolean" office:boolean-value="false" calcext:value-type="boolean">
            <text:p>FALSE</text:p>
          </table:table-cell>
          <table:table-cell table:formula="of:=IF( AND([.F58]&gt;[.$N$11]; [.F58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INDIRECT(ADDRESS(4;15+MOD([.A59];[.$N$4])))" office:value-type="float" office:value="2" calcext:value-type="float">
            <text:p>2</text:p>
          </table:table-cell>
          <table:table-cell table:formula="of:=INDIRECT(ADDRESS(5;15+MOD([.A59]/[.$N$4];[.$N$5])))" office:value-type="float" office:value="16" calcext:value-type="float">
            <text:p>16</text:p>
          </table:table-cell>
          <table:table-cell table:formula="of:=INDIRECT(ADDRESS(6;15+MOD([.A59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59]*[.D59]/([.B59])" office:value-type="float" office:value="5898240" calcext:value-type="float">
            <text:p>5898240</text:p>
          </table:table-cell>
          <table:table-cell table:formula="of:=[.F59]/[.C59]" office:value-type="float" office:value="368640" calcext:value-type="float">
            <text:p>368640</text:p>
          </table:table-cell>
          <table:table-cell table:formula="of:=IF(AND([.F59]&gt;[.$N$9];[.F59]&lt;[.$N$10]))" office:value-type="boolean" office:boolean-value="false" calcext:value-type="boolean">
            <text:p>FALSE</text:p>
          </table:table-cell>
          <table:table-cell table:formula="of:=IF( AND([.F59]&gt;[.$N$11]; [.F5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INDIRECT(ADDRESS(4;15+MOD([.A60];[.$N$4])))" office:value-type="float" office:value="3" calcext:value-type="float">
            <text:p>3</text:p>
          </table:table-cell>
          <table:table-cell table:formula="of:=INDIRECT(ADDRESS(5;15+MOD([.A60]/[.$N$4];[.$N$5])))" office:value-type="float" office:value="16" calcext:value-type="float">
            <text:p>16</text:p>
          </table:table-cell>
          <table:table-cell table:formula="of:=INDIRECT(ADDRESS(6;15+MOD([.A60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0]*[.D60]/([.B60])" office:value-type="float" office:value="3932160" calcext:value-type="float">
            <text:p>3932160</text:p>
          </table:table-cell>
          <table:table-cell table:formula="of:=[.F60]/[.C60]" office:value-type="float" office:value="245760" calcext:value-type="float">
            <text:p>245760</text:p>
          </table:table-cell>
          <table:table-cell table:formula="of:=IF(AND([.F60]&gt;[.$N$9];[.F60]&lt;[.$N$10]))" office:value-type="boolean" office:boolean-value="false" calcext:value-type="boolean">
            <text:p>FALSE</text:p>
          </table:table-cell>
          <table:table-cell table:formula="of:=IF( AND([.F60]&gt;[.$N$11]; [.F6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INDIRECT(ADDRESS(4;15+MOD([.A61];[.$N$4])))" office:value-type="float" office:value="4" calcext:value-type="float">
            <text:p>4</text:p>
          </table:table-cell>
          <table:table-cell table:formula="of:=INDIRECT(ADDRESS(5;15+MOD([.A61]/[.$N$4];[.$N$5])))" office:value-type="float" office:value="16" calcext:value-type="float">
            <text:p>16</text:p>
          </table:table-cell>
          <table:table-cell table:formula="of:=INDIRECT(ADDRESS(6;15+MOD([.A61]/([.$N$4] *[.$N$5]);[.$N$6])))" office:value-type="float" office:value="32" calcext:value-type="float">
            <text:p>32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1]*[.D61]/([.B61])" office:value-type="float" office:value="2949120" calcext:value-type="float">
            <text:p>2949120</text:p>
          </table:table-cell>
          <table:table-cell table:formula="of:=[.F61]/[.C61]" office:value-type="float" office:value="184320" calcext:value-type="float">
            <text:p>184320</text:p>
          </table:table-cell>
          <table:table-cell table:formula="of:=IF(AND([.F61]&gt;[.$N$9];[.F61]&lt;[.$N$10]))" office:value-type="boolean" office:boolean-value="false" calcext:value-type="boolean">
            <text:p>FALSE</text:p>
          </table:table-cell>
          <table:table-cell table:formula="of:=IF( AND([.F61]&gt;[.$N$11]; [.F6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INDIRECT(ADDRESS(4;15+MOD([.A62];[.$N$4])))" office:value-type="float" office:value="1" calcext:value-type="float">
            <text:p>1</text:p>
          </table:table-cell>
          <table:table-cell table:formula="of:=INDIRECT(ADDRESS(5;15+MOD([.A62]/[.$N$4];[.$N$5])))" office:value-type="float" office:value="1" calcext:value-type="float">
            <text:p>1</text:p>
          </table:table-cell>
          <table:table-cell table:formula="of:=INDIRECT(ADDRESS(6;15+MOD([.A62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2]*[.D62]/([.B62])" office:value-type="float" office:value="14745600" calcext:value-type="float">
            <text:p>14745600</text:p>
          </table:table-cell>
          <table:table-cell table:formula="of:=[.F62]/[.C62]" office:value-type="float" office:value="14745600" calcext:value-type="float">
            <text:p>14745600</text:p>
          </table:table-cell>
          <table:table-cell table:formula="of:=IF(AND([.F62]&gt;[.$N$9];[.F62]&lt;[.$N$10]))" office:value-type="boolean" office:boolean-value="false" calcext:value-type="boolean">
            <text:p>FALSE</text:p>
          </table:table-cell>
          <table:table-cell table:formula="of:=IF( AND([.F62]&gt;[.$N$11]; [.F6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INDIRECT(ADDRESS(4;15+MOD([.A63];[.$N$4])))" office:value-type="float" office:value="2" calcext:value-type="float">
            <text:p>2</text:p>
          </table:table-cell>
          <table:table-cell table:formula="of:=INDIRECT(ADDRESS(5;15+MOD([.A63]/[.$N$4];[.$N$5])))" office:value-type="float" office:value="1" calcext:value-type="float">
            <text:p>1</text:p>
          </table:table-cell>
          <table:table-cell table:formula="of:=INDIRECT(ADDRESS(6;15+MOD([.A63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3]*[.D63]/([.B63])" office:value-type="float" office:value="7372800" calcext:value-type="float">
            <text:p>7372800</text:p>
          </table:table-cell>
          <table:table-cell table:formula="of:=[.F63]/[.C63]" office:value-type="float" office:value="7372800" calcext:value-type="float">
            <text:p>7372800</text:p>
          </table:table-cell>
          <table:table-cell table:formula="of:=IF(AND([.F63]&gt;[.$N$9];[.F63]&lt;[.$N$10]))" office:value-type="boolean" office:boolean-value="true" calcext:value-type="boolean">
            <text:p>TRUE</text:p>
          </table:table-cell>
          <table:table-cell table:formula="of:=IF( AND([.F63]&gt;[.$N$11]; [.F6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INDIRECT(ADDRESS(4;15+MOD([.A64];[.$N$4])))" office:value-type="float" office:value="3" calcext:value-type="float">
            <text:p>3</text:p>
          </table:table-cell>
          <table:table-cell table:formula="of:=INDIRECT(ADDRESS(5;15+MOD([.A64]/[.$N$4];[.$N$5])))" office:value-type="float" office:value="1" calcext:value-type="float">
            <text:p>1</text:p>
          </table:table-cell>
          <table:table-cell table:formula="of:=INDIRECT(ADDRESS(6;15+MOD([.A64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4]*[.D64]/([.B64])" office:value-type="float" office:value="4915200" calcext:value-type="float">
            <text:p>4915200</text:p>
          </table:table-cell>
          <table:table-cell table:formula="of:=[.F64]/[.C64]" office:value-type="float" office:value="4915200" calcext:value-type="float">
            <text:p>4915200</text:p>
          </table:table-cell>
          <table:table-cell table:formula="of:=IF(AND([.F64]&gt;[.$N$9];[.F64]&lt;[.$N$10]))" office:value-type="boolean" office:boolean-value="false" calcext:value-type="boolean">
            <text:p>FALSE</text:p>
          </table:table-cell>
          <table:table-cell table:formula="of:=IF( AND([.F64]&gt;[.$N$11]; [.F6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INDIRECT(ADDRESS(4;15+MOD([.A65];[.$N$4])))" office:value-type="float" office:value="4" calcext:value-type="float">
            <text:p>4</text:p>
          </table:table-cell>
          <table:table-cell table:formula="of:=INDIRECT(ADDRESS(5;15+MOD([.A65]/[.$N$4];[.$N$5])))" office:value-type="float" office:value="1" calcext:value-type="float">
            <text:p>1</text:p>
          </table:table-cell>
          <table:table-cell table:formula="of:=INDIRECT(ADDRESS(6;15+MOD([.A65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5]*[.D65]/([.B65])" office:value-type="float" office:value="3686400" calcext:value-type="float">
            <text:p>3686400</text:p>
          </table:table-cell>
          <table:table-cell table:formula="of:=[.F65]/[.C65]" office:value-type="float" office:value="3686400" calcext:value-type="float">
            <text:p>3686400</text:p>
          </table:table-cell>
          <table:table-cell table:formula="of:=IF(AND([.F65]&gt;[.$N$9];[.F65]&lt;[.$N$10]))" office:value-type="boolean" office:boolean-value="false" calcext:value-type="boolean">
            <text:p>FALSE</text:p>
          </table:table-cell>
          <table:table-cell table:formula="of:=IF( AND([.F65]&gt;[.$N$11]; [.F6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INDIRECT(ADDRESS(4;15+MOD([.A66];[.$N$4])))" office:value-type="float" office:value="1" calcext:value-type="float">
            <text:p>1</text:p>
          </table:table-cell>
          <table:table-cell table:formula="of:=INDIRECT(ADDRESS(5;15+MOD([.A66]/[.$N$4];[.$N$5])))" office:value-type="float" office:value="2" calcext:value-type="float">
            <text:p>2</text:p>
          </table:table-cell>
          <table:table-cell table:formula="of:=INDIRECT(ADDRESS(6;15+MOD([.A66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6]*[.D66]/([.B66])" office:value-type="float" office:value="14745600" calcext:value-type="float">
            <text:p>14745600</text:p>
          </table:table-cell>
          <table:table-cell table:formula="of:=[.F66]/[.C66]" office:value-type="float" office:value="7372800" calcext:value-type="float">
            <text:p>7372800</text:p>
          </table:table-cell>
          <table:table-cell table:formula="of:=IF(AND([.F66]&gt;[.$N$9];[.F66]&lt;[.$N$10]))" office:value-type="boolean" office:boolean-value="false" calcext:value-type="boolean">
            <text:p>FALSE</text:p>
          </table:table-cell>
          <table:table-cell table:formula="of:=IF( AND([.F66]&gt;[.$N$11]; [.F6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INDIRECT(ADDRESS(4;15+MOD([.A67];[.$N$4])))" office:value-type="float" office:value="2" calcext:value-type="float">
            <text:p>2</text:p>
          </table:table-cell>
          <table:table-cell table:formula="of:=INDIRECT(ADDRESS(5;15+MOD([.A67]/[.$N$4];[.$N$5])))" office:value-type="float" office:value="2" calcext:value-type="float">
            <text:p>2</text:p>
          </table:table-cell>
          <table:table-cell table:formula="of:=INDIRECT(ADDRESS(6;15+MOD([.A67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7]*[.D67]/([.B67])" office:value-type="float" office:value="7372800" calcext:value-type="float">
            <text:p>7372800</text:p>
          </table:table-cell>
          <table:table-cell table:formula="of:=[.F67]/[.C67]" office:value-type="float" office:value="3686400" calcext:value-type="float">
            <text:p>3686400</text:p>
          </table:table-cell>
          <table:table-cell table:formula="of:=IF(AND([.F67]&gt;[.$N$9];[.F67]&lt;[.$N$10]))" office:value-type="boolean" office:boolean-value="true" calcext:value-type="boolean">
            <text:p>TRUE</text:p>
          </table:table-cell>
          <table:table-cell table:formula="of:=IF( AND([.F67]&gt;[.$N$11]; [.F6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INDIRECT(ADDRESS(4;15+MOD([.A68];[.$N$4])))" office:value-type="float" office:value="3" calcext:value-type="float">
            <text:p>3</text:p>
          </table:table-cell>
          <table:table-cell table:formula="of:=INDIRECT(ADDRESS(5;15+MOD([.A68]/[.$N$4];[.$N$5])))" office:value-type="float" office:value="2" calcext:value-type="float">
            <text:p>2</text:p>
          </table:table-cell>
          <table:table-cell table:formula="of:=INDIRECT(ADDRESS(6;15+MOD([.A68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8]*[.D68]/([.B68])" office:value-type="float" office:value="4915200" calcext:value-type="float">
            <text:p>4915200</text:p>
          </table:table-cell>
          <table:table-cell table:formula="of:=[.F68]/[.C68]" office:value-type="float" office:value="2457600" calcext:value-type="float">
            <text:p>2457600</text:p>
          </table:table-cell>
          <table:table-cell table:formula="of:=IF(AND([.F68]&gt;[.$N$9];[.F68]&lt;[.$N$10]))" office:value-type="boolean" office:boolean-value="false" calcext:value-type="boolean">
            <text:p>FALSE</text:p>
          </table:table-cell>
          <table:table-cell table:formula="of:=IF( AND([.F68]&gt;[.$N$11]; [.F6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INDIRECT(ADDRESS(4;15+MOD([.A69];[.$N$4])))" office:value-type="float" office:value="4" calcext:value-type="float">
            <text:p>4</text:p>
          </table:table-cell>
          <table:table-cell table:formula="of:=INDIRECT(ADDRESS(5;15+MOD([.A69]/[.$N$4];[.$N$5])))" office:value-type="float" office:value="2" calcext:value-type="float">
            <text:p>2</text:p>
          </table:table-cell>
          <table:table-cell table:formula="of:=INDIRECT(ADDRESS(6;15+MOD([.A69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69]*[.D69]/([.B69])" office:value-type="float" office:value="3686400" calcext:value-type="float">
            <text:p>3686400</text:p>
          </table:table-cell>
          <table:table-cell table:formula="of:=[.F69]/[.C69]" office:value-type="float" office:value="1843200" calcext:value-type="float">
            <text:p>1843200</text:p>
          </table:table-cell>
          <table:table-cell table:formula="of:=IF(AND([.F69]&gt;[.$N$9];[.F69]&lt;[.$N$10]))" office:value-type="boolean" office:boolean-value="false" calcext:value-type="boolean">
            <text:p>FALSE</text:p>
          </table:table-cell>
          <table:table-cell table:formula="of:=IF( AND([.F69]&gt;[.$N$11]; [.F6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INDIRECT(ADDRESS(4;15+MOD([.A70];[.$N$4])))" office:value-type="float" office:value="1" calcext:value-type="float">
            <text:p>1</text:p>
          </table:table-cell>
          <table:table-cell table:formula="of:=INDIRECT(ADDRESS(5;15+MOD([.A70]/[.$N$4];[.$N$5])))" office:value-type="float" office:value="4" calcext:value-type="float">
            <text:p>4</text:p>
          </table:table-cell>
          <table:table-cell table:formula="of:=INDIRECT(ADDRESS(6;15+MOD([.A70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0]*[.D70]/([.B70])" office:value-type="float" office:value="14745600" calcext:value-type="float">
            <text:p>14745600</text:p>
          </table:table-cell>
          <table:table-cell table:formula="of:=[.F70]/[.C70]" office:value-type="float" office:value="3686400" calcext:value-type="float">
            <text:p>3686400</text:p>
          </table:table-cell>
          <table:table-cell table:formula="of:=IF(AND([.F70]&gt;[.$N$9];[.F70]&lt;[.$N$10]))" office:value-type="boolean" office:boolean-value="false" calcext:value-type="boolean">
            <text:p>FALSE</text:p>
          </table:table-cell>
          <table:table-cell table:formula="of:=IF( AND([.F70]&gt;[.$N$11]; [.F7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INDIRECT(ADDRESS(4;15+MOD([.A71];[.$N$4])))" office:value-type="float" office:value="2" calcext:value-type="float">
            <text:p>2</text:p>
          </table:table-cell>
          <table:table-cell table:formula="of:=INDIRECT(ADDRESS(5;15+MOD([.A71]/[.$N$4];[.$N$5])))" office:value-type="float" office:value="4" calcext:value-type="float">
            <text:p>4</text:p>
          </table:table-cell>
          <table:table-cell table:formula="of:=INDIRECT(ADDRESS(6;15+MOD([.A71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1]*[.D71]/([.B71])" office:value-type="float" office:value="7372800" calcext:value-type="float">
            <text:p>7372800</text:p>
          </table:table-cell>
          <table:table-cell table:formula="of:=[.F71]/[.C71]" office:value-type="float" office:value="1843200" calcext:value-type="float">
            <text:p>1843200</text:p>
          </table:table-cell>
          <table:table-cell table:formula="of:=IF(AND([.F71]&gt;[.$N$9];[.F71]&lt;[.$N$10]))" office:value-type="boolean" office:boolean-value="true" calcext:value-type="boolean">
            <text:p>TRUE</text:p>
          </table:table-cell>
          <table:table-cell table:formula="of:=IF( AND([.F71]&gt;[.$N$11]; [.F7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INDIRECT(ADDRESS(4;15+MOD([.A72];[.$N$4])))" office:value-type="float" office:value="3" calcext:value-type="float">
            <text:p>3</text:p>
          </table:table-cell>
          <table:table-cell table:formula="of:=INDIRECT(ADDRESS(5;15+MOD([.A72]/[.$N$4];[.$N$5])))" office:value-type="float" office:value="4" calcext:value-type="float">
            <text:p>4</text:p>
          </table:table-cell>
          <table:table-cell table:formula="of:=INDIRECT(ADDRESS(6;15+MOD([.A72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2]*[.D72]/([.B72])" office:value-type="float" office:value="4915200" calcext:value-type="float">
            <text:p>4915200</text:p>
          </table:table-cell>
          <table:table-cell table:formula="of:=[.F72]/[.C72]" office:value-type="float" office:value="1228800" calcext:value-type="float">
            <text:p>1228800</text:p>
          </table:table-cell>
          <table:table-cell table:formula="of:=IF(AND([.F72]&gt;[.$N$9];[.F72]&lt;[.$N$10]))" office:value-type="boolean" office:boolean-value="false" calcext:value-type="boolean">
            <text:p>FALSE</text:p>
          </table:table-cell>
          <table:table-cell table:formula="of:=IF( AND([.F72]&gt;[.$N$11]; [.F7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INDIRECT(ADDRESS(4;15+MOD([.A73];[.$N$4])))" office:value-type="float" office:value="4" calcext:value-type="float">
            <text:p>4</text:p>
          </table:table-cell>
          <table:table-cell table:formula="of:=INDIRECT(ADDRESS(5;15+MOD([.A73]/[.$N$4];[.$N$5])))" office:value-type="float" office:value="4" calcext:value-type="float">
            <text:p>4</text:p>
          </table:table-cell>
          <table:table-cell table:formula="of:=INDIRECT(ADDRESS(6;15+MOD([.A73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3]*[.D73]/([.B73])" office:value-type="float" office:value="3686400" calcext:value-type="float">
            <text:p>3686400</text:p>
          </table:table-cell>
          <table:table-cell table:formula="of:=[.F73]/[.C73]" office:value-type="float" office:value="921600" calcext:value-type="float">
            <text:p>921600</text:p>
          </table:table-cell>
          <table:table-cell table:formula="of:=IF(AND([.F73]&gt;[.$N$9];[.F73]&lt;[.$N$10]))" office:value-type="boolean" office:boolean-value="false" calcext:value-type="boolean">
            <text:p>FALSE</text:p>
          </table:table-cell>
          <table:table-cell table:formula="of:=IF( AND([.F73]&gt;[.$N$11]; [.F7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INDIRECT(ADDRESS(4;15+MOD([.A74];[.$N$4])))" office:value-type="float" office:value="1" calcext:value-type="float">
            <text:p>1</text:p>
          </table:table-cell>
          <table:table-cell table:formula="of:=INDIRECT(ADDRESS(5;15+MOD([.A74]/[.$N$4];[.$N$5])))" office:value-type="float" office:value="8" calcext:value-type="float">
            <text:p>8</text:p>
          </table:table-cell>
          <table:table-cell table:formula="of:=INDIRECT(ADDRESS(6;15+MOD([.A74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4]*[.D74]/([.B74])" office:value-type="float" office:value="14745600" calcext:value-type="float">
            <text:p>14745600</text:p>
          </table:table-cell>
          <table:table-cell table:formula="of:=[.F74]/[.C74]" office:value-type="float" office:value="1843200" calcext:value-type="float">
            <text:p>1843200</text:p>
          </table:table-cell>
          <table:table-cell table:formula="of:=IF(AND([.F74]&gt;[.$N$9];[.F74]&lt;[.$N$10]))" office:value-type="boolean" office:boolean-value="false" calcext:value-type="boolean">
            <text:p>FALSE</text:p>
          </table:table-cell>
          <table:table-cell table:formula="of:=IF( AND([.F74]&gt;[.$N$11]; [.F7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INDIRECT(ADDRESS(4;15+MOD([.A75];[.$N$4])))" office:value-type="float" office:value="2" calcext:value-type="float">
            <text:p>2</text:p>
          </table:table-cell>
          <table:table-cell table:formula="of:=INDIRECT(ADDRESS(5;15+MOD([.A75]/[.$N$4];[.$N$5])))" office:value-type="float" office:value="8" calcext:value-type="float">
            <text:p>8</text:p>
          </table:table-cell>
          <table:table-cell table:formula="of:=INDIRECT(ADDRESS(6;15+MOD([.A75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5]*[.D75]/([.B75])" office:value-type="float" office:value="7372800" calcext:value-type="float">
            <text:p>7372800</text:p>
          </table:table-cell>
          <table:table-cell table:formula="of:=[.F75]/[.C75]" office:value-type="float" office:value="921600" calcext:value-type="float">
            <text:p>921600</text:p>
          </table:table-cell>
          <table:table-cell table:formula="of:=IF(AND([.F75]&gt;[.$N$9];[.F75]&lt;[.$N$10]))" office:value-type="boolean" office:boolean-value="true" calcext:value-type="boolean">
            <text:p>TRUE</text:p>
          </table:table-cell>
          <table:table-cell table:formula="of:=IF( AND([.F75]&gt;[.$N$11]; [.F7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INDIRECT(ADDRESS(4;15+MOD([.A76];[.$N$4])))" office:value-type="float" office:value="3" calcext:value-type="float">
            <text:p>3</text:p>
          </table:table-cell>
          <table:table-cell table:formula="of:=INDIRECT(ADDRESS(5;15+MOD([.A76]/[.$N$4];[.$N$5])))" office:value-type="float" office:value="8" calcext:value-type="float">
            <text:p>8</text:p>
          </table:table-cell>
          <table:table-cell table:formula="of:=INDIRECT(ADDRESS(6;15+MOD([.A76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6]*[.D76]/([.B76])" office:value-type="float" office:value="4915200" calcext:value-type="float">
            <text:p>4915200</text:p>
          </table:table-cell>
          <table:table-cell table:formula="of:=[.F76]/[.C76]" office:value-type="float" office:value="614400" calcext:value-type="float">
            <text:p>614400</text:p>
          </table:table-cell>
          <table:table-cell table:formula="of:=IF(AND([.F76]&gt;[.$N$9];[.F76]&lt;[.$N$10]))" office:value-type="boolean" office:boolean-value="false" calcext:value-type="boolean">
            <text:p>FALSE</text:p>
          </table:table-cell>
          <table:table-cell table:formula="of:=IF( AND([.F76]&gt;[.$N$11]; [.F7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INDIRECT(ADDRESS(4;15+MOD([.A77];[.$N$4])))" office:value-type="float" office:value="4" calcext:value-type="float">
            <text:p>4</text:p>
          </table:table-cell>
          <table:table-cell table:formula="of:=INDIRECT(ADDRESS(5;15+MOD([.A77]/[.$N$4];[.$N$5])))" office:value-type="float" office:value="8" calcext:value-type="float">
            <text:p>8</text:p>
          </table:table-cell>
          <table:table-cell table:formula="of:=INDIRECT(ADDRESS(6;15+MOD([.A77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7]*[.D77]/([.B77])" office:value-type="float" office:value="3686400" calcext:value-type="float">
            <text:p>3686400</text:p>
          </table:table-cell>
          <table:table-cell table:formula="of:=[.F77]/[.C77]" office:value-type="float" office:value="460800" calcext:value-type="float">
            <text:p>460800</text:p>
          </table:table-cell>
          <table:table-cell table:formula="of:=IF(AND([.F77]&gt;[.$N$9];[.F77]&lt;[.$N$10]))" office:value-type="boolean" office:boolean-value="false" calcext:value-type="boolean">
            <text:p>FALSE</text:p>
          </table:table-cell>
          <table:table-cell table:formula="of:=IF( AND([.F77]&gt;[.$N$11]; [.F7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INDIRECT(ADDRESS(4;15+MOD([.A78];[.$N$4])))" office:value-type="float" office:value="1" calcext:value-type="float">
            <text:p>1</text:p>
          </table:table-cell>
          <table:table-cell table:formula="of:=INDIRECT(ADDRESS(5;15+MOD([.A78]/[.$N$4];[.$N$5])))" office:value-type="float" office:value="16" calcext:value-type="float">
            <text:p>16</text:p>
          </table:table-cell>
          <table:table-cell table:formula="of:=INDIRECT(ADDRESS(6;15+MOD([.A78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8]*[.D78]/([.B78])" office:value-type="float" office:value="14745600" calcext:value-type="float">
            <text:p>14745600</text:p>
          </table:table-cell>
          <table:table-cell table:formula="of:=[.F78]/[.C78]" office:value-type="float" office:value="921600" calcext:value-type="float">
            <text:p>921600</text:p>
          </table:table-cell>
          <table:table-cell table:formula="of:=IF(AND([.F78]&gt;[.$N$9];[.F78]&lt;[.$N$10]))" office:value-type="boolean" office:boolean-value="false" calcext:value-type="boolean">
            <text:p>FALSE</text:p>
          </table:table-cell>
          <table:table-cell table:formula="of:=IF( AND([.F78]&gt;[.$N$11]; [.F7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INDIRECT(ADDRESS(4;15+MOD([.A79];[.$N$4])))" office:value-type="float" office:value="2" calcext:value-type="float">
            <text:p>2</text:p>
          </table:table-cell>
          <table:table-cell table:formula="of:=INDIRECT(ADDRESS(5;15+MOD([.A79]/[.$N$4];[.$N$5])))" office:value-type="float" office:value="16" calcext:value-type="float">
            <text:p>16</text:p>
          </table:table-cell>
          <table:table-cell table:formula="of:=INDIRECT(ADDRESS(6;15+MOD([.A79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79]*[.D79]/([.B79])" office:value-type="float" office:value="7372800" calcext:value-type="float">
            <text:p>7372800</text:p>
          </table:table-cell>
          <table:table-cell table:formula="of:=[.F79]/[.C79]" office:value-type="float" office:value="460800" calcext:value-type="float">
            <text:p>460800</text:p>
          </table:table-cell>
          <table:table-cell table:formula="of:=IF(AND([.F79]&gt;[.$N$9];[.F79]&lt;[.$N$10]))" office:value-type="boolean" office:boolean-value="true" calcext:value-type="boolean">
            <text:p>TRUE</text:p>
          </table:table-cell>
          <table:table-cell table:formula="of:=IF( AND([.F79]&gt;[.$N$11]; [.F7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INDIRECT(ADDRESS(4;15+MOD([.A80];[.$N$4])))" office:value-type="float" office:value="3" calcext:value-type="float">
            <text:p>3</text:p>
          </table:table-cell>
          <table:table-cell table:formula="of:=INDIRECT(ADDRESS(5;15+MOD([.A80]/[.$N$4];[.$N$5])))" office:value-type="float" office:value="16" calcext:value-type="float">
            <text:p>16</text:p>
          </table:table-cell>
          <table:table-cell table:formula="of:=INDIRECT(ADDRESS(6;15+MOD([.A80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0]*[.D80]/([.B80])" office:value-type="float" office:value="4915200" calcext:value-type="float">
            <text:p>4915200</text:p>
          </table:table-cell>
          <table:table-cell table:formula="of:=[.F80]/[.C80]" office:value-type="float" office:value="307200" calcext:value-type="float">
            <text:p>307200</text:p>
          </table:table-cell>
          <table:table-cell table:formula="of:=IF(AND([.F80]&gt;[.$N$9];[.F80]&lt;[.$N$10]))" office:value-type="boolean" office:boolean-value="false" calcext:value-type="boolean">
            <text:p>FALSE</text:p>
          </table:table-cell>
          <table:table-cell table:formula="of:=IF( AND([.F80]&gt;[.$N$11]; [.F8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INDIRECT(ADDRESS(4;15+MOD([.A81];[.$N$4])))" office:value-type="float" office:value="4" calcext:value-type="float">
            <text:p>4</text:p>
          </table:table-cell>
          <table:table-cell table:formula="of:=INDIRECT(ADDRESS(5;15+MOD([.A81]/[.$N$4];[.$N$5])))" office:value-type="float" office:value="16" calcext:value-type="float">
            <text:p>16</text:p>
          </table:table-cell>
          <table:table-cell table:formula="of:=INDIRECT(ADDRESS(6;15+MOD([.A81]/([.$N$4] *[.$N$5]);[.$N$6])))" office:value-type="float" office:value="40" calcext:value-type="float">
            <text:p>4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1]*[.D81]/([.B81])" office:value-type="float" office:value="3686400" calcext:value-type="float">
            <text:p>3686400</text:p>
          </table:table-cell>
          <table:table-cell table:formula="of:=[.F81]/[.C81]" office:value-type="float" office:value="230400" calcext:value-type="float">
            <text:p>230400</text:p>
          </table:table-cell>
          <table:table-cell table:formula="of:=IF(AND([.F81]&gt;[.$N$9];[.F81]&lt;[.$N$10]))" office:value-type="boolean" office:boolean-value="false" calcext:value-type="boolean">
            <text:p>FALSE</text:p>
          </table:table-cell>
          <table:table-cell table:formula="of:=IF( AND([.F81]&gt;[.$N$11]; [.F8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INDIRECT(ADDRESS(4;15+MOD([.A82];[.$N$4])))" office:value-type="float" office:value="1" calcext:value-type="float">
            <text:p>1</text:p>
          </table:table-cell>
          <table:table-cell table:formula="of:=INDIRECT(ADDRESS(5;15+MOD([.A82]/[.$N$4];[.$N$5])))" office:value-type="float" office:value="1" calcext:value-type="float">
            <text:p>1</text:p>
          </table:table-cell>
          <table:table-cell table:formula="of:=INDIRECT(ADDRESS(6;15+MOD([.A82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2]*[.D82]/([.B82])" office:value-type="float" office:value="23592960" calcext:value-type="float">
            <text:p>23592960</text:p>
          </table:table-cell>
          <table:table-cell table:formula="of:=[.F82]/[.C82]" office:value-type="float" office:value="23592960" calcext:value-type="float">
            <text:p>23592960</text:p>
          </table:table-cell>
          <table:table-cell table:formula="of:=IF(AND([.F82]&gt;[.$N$9];[.F82]&lt;[.$N$10]))" office:value-type="boolean" office:boolean-value="false" calcext:value-type="boolean">
            <text:p>FALSE</text:p>
          </table:table-cell>
          <table:table-cell table:formula="of:=IF( AND([.F82]&gt;[.$N$11]; [.F8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INDIRECT(ADDRESS(4;15+MOD([.A83];[.$N$4])))" office:value-type="float" office:value="2" calcext:value-type="float">
            <text:p>2</text:p>
          </table:table-cell>
          <table:table-cell table:formula="of:=INDIRECT(ADDRESS(5;15+MOD([.A83]/[.$N$4];[.$N$5])))" office:value-type="float" office:value="1" calcext:value-type="float">
            <text:p>1</text:p>
          </table:table-cell>
          <table:table-cell table:formula="of:=INDIRECT(ADDRESS(6;15+MOD([.A83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3]*[.D83]/([.B83])" office:value-type="float" office:value="11796480" calcext:value-type="float">
            <text:p>11796480</text:p>
          </table:table-cell>
          <table:table-cell table:formula="of:=[.F83]/[.C83]" office:value-type="float" office:value="11796480" calcext:value-type="float">
            <text:p>11796480</text:p>
          </table:table-cell>
          <table:table-cell table:formula="of:=IF(AND([.F83]&gt;[.$N$9];[.F83]&lt;[.$N$10]))" office:value-type="boolean" office:boolean-value="false" calcext:value-type="boolean">
            <text:p>FALSE</text:p>
          </table:table-cell>
          <table:table-cell table:formula="of:=IF( AND([.F83]&gt;[.$N$11]; [.F83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INDIRECT(ADDRESS(4;15+MOD([.A84];[.$N$4])))" office:value-type="float" office:value="3" calcext:value-type="float">
            <text:p>3</text:p>
          </table:table-cell>
          <table:table-cell table:formula="of:=INDIRECT(ADDRESS(5;15+MOD([.A84]/[.$N$4];[.$N$5])))" office:value-type="float" office:value="1" calcext:value-type="float">
            <text:p>1</text:p>
          </table:table-cell>
          <table:table-cell table:formula="of:=INDIRECT(ADDRESS(6;15+MOD([.A84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4]*[.D84]/([.B84])" office:value-type="float" office:value="7864320" calcext:value-type="float">
            <text:p>7864320</text:p>
          </table:table-cell>
          <table:table-cell table:formula="of:=[.F84]/[.C84]" office:value-type="float" office:value="7864320" calcext:value-type="float">
            <text:p>7864320</text:p>
          </table:table-cell>
          <table:table-cell table:formula="of:=IF(AND([.F84]&gt;[.$N$9];[.F84]&lt;[.$N$10]))" office:value-type="boolean" office:boolean-value="true" calcext:value-type="boolean">
            <text:p>TRUE</text:p>
          </table:table-cell>
          <table:table-cell table:formula="of:=IF( AND([.F84]&gt;[.$N$11]; [.F8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INDIRECT(ADDRESS(4;15+MOD([.A85];[.$N$4])))" office:value-type="float" office:value="4" calcext:value-type="float">
            <text:p>4</text:p>
          </table:table-cell>
          <table:table-cell table:formula="of:=INDIRECT(ADDRESS(5;15+MOD([.A85]/[.$N$4];[.$N$5])))" office:value-type="float" office:value="1" calcext:value-type="float">
            <text:p>1</text:p>
          </table:table-cell>
          <table:table-cell table:formula="of:=INDIRECT(ADDRESS(6;15+MOD([.A85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5]*[.D85]/([.B85])" office:value-type="float" office:value="5898240" calcext:value-type="float">
            <text:p>5898240</text:p>
          </table:table-cell>
          <table:table-cell table:formula="of:=[.F85]/[.C85]" office:value-type="float" office:value="5898240" calcext:value-type="float">
            <text:p>5898240</text:p>
          </table:table-cell>
          <table:table-cell table:formula="of:=IF(AND([.F85]&gt;[.$N$9];[.F85]&lt;[.$N$10]))" office:value-type="boolean" office:boolean-value="false" calcext:value-type="boolean">
            <text:p>FALSE</text:p>
          </table:table-cell>
          <table:table-cell table:formula="of:=IF( AND([.F85]&gt;[.$N$11]; [.F8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INDIRECT(ADDRESS(4;15+MOD([.A86];[.$N$4])))" office:value-type="float" office:value="1" calcext:value-type="float">
            <text:p>1</text:p>
          </table:table-cell>
          <table:table-cell table:formula="of:=INDIRECT(ADDRESS(5;15+MOD([.A86]/[.$N$4];[.$N$5])))" office:value-type="float" office:value="2" calcext:value-type="float">
            <text:p>2</text:p>
          </table:table-cell>
          <table:table-cell table:formula="of:=INDIRECT(ADDRESS(6;15+MOD([.A86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6]*[.D86]/([.B86])" office:value-type="float" office:value="23592960" calcext:value-type="float">
            <text:p>23592960</text:p>
          </table:table-cell>
          <table:table-cell table:formula="of:=[.F86]/[.C86]" office:value-type="float" office:value="11796480" calcext:value-type="float">
            <text:p>11796480</text:p>
          </table:table-cell>
          <table:table-cell table:formula="of:=IF(AND([.F86]&gt;[.$N$9];[.F86]&lt;[.$N$10]))" office:value-type="boolean" office:boolean-value="false" calcext:value-type="boolean">
            <text:p>FALSE</text:p>
          </table:table-cell>
          <table:table-cell table:formula="of:=IF( AND([.F86]&gt;[.$N$11]; [.F8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INDIRECT(ADDRESS(4;15+MOD([.A87];[.$N$4])))" office:value-type="float" office:value="2" calcext:value-type="float">
            <text:p>2</text:p>
          </table:table-cell>
          <table:table-cell table:formula="of:=INDIRECT(ADDRESS(5;15+MOD([.A87]/[.$N$4];[.$N$5])))" office:value-type="float" office:value="2" calcext:value-type="float">
            <text:p>2</text:p>
          </table:table-cell>
          <table:table-cell table:formula="of:=INDIRECT(ADDRESS(6;15+MOD([.A87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7]*[.D87]/([.B87])" office:value-type="float" office:value="11796480" calcext:value-type="float">
            <text:p>11796480</text:p>
          </table:table-cell>
          <table:table-cell table:formula="of:=[.F87]/[.C87]" office:value-type="float" office:value="5898240" calcext:value-type="float">
            <text:p>5898240</text:p>
          </table:table-cell>
          <table:table-cell table:formula="of:=IF(AND([.F87]&gt;[.$N$9];[.F87]&lt;[.$N$10]))" office:value-type="boolean" office:boolean-value="false" calcext:value-type="boolean">
            <text:p>FALSE</text:p>
          </table:table-cell>
          <table:table-cell table:formula="of:=IF( AND([.F87]&gt;[.$N$11]; [.F87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INDIRECT(ADDRESS(4;15+MOD([.A88];[.$N$4])))" office:value-type="float" office:value="3" calcext:value-type="float">
            <text:p>3</text:p>
          </table:table-cell>
          <table:table-cell table:formula="of:=INDIRECT(ADDRESS(5;15+MOD([.A88]/[.$N$4];[.$N$5])))" office:value-type="float" office:value="2" calcext:value-type="float">
            <text:p>2</text:p>
          </table:table-cell>
          <table:table-cell table:formula="of:=INDIRECT(ADDRESS(6;15+MOD([.A88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8]*[.D88]/([.B88])" office:value-type="float" office:value="7864320" calcext:value-type="float">
            <text:p>7864320</text:p>
          </table:table-cell>
          <table:table-cell table:formula="of:=[.F88]/[.C88]" office:value-type="float" office:value="3932160" calcext:value-type="float">
            <text:p>3932160</text:p>
          </table:table-cell>
          <table:table-cell table:formula="of:=IF(AND([.F88]&gt;[.$N$9];[.F88]&lt;[.$N$10]))" office:value-type="boolean" office:boolean-value="true" calcext:value-type="boolean">
            <text:p>TRUE</text:p>
          </table:table-cell>
          <table:table-cell table:formula="of:=IF( AND([.F88]&gt;[.$N$11]; [.F8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INDIRECT(ADDRESS(4;15+MOD([.A89];[.$N$4])))" office:value-type="float" office:value="4" calcext:value-type="float">
            <text:p>4</text:p>
          </table:table-cell>
          <table:table-cell table:formula="of:=INDIRECT(ADDRESS(5;15+MOD([.A89]/[.$N$4];[.$N$5])))" office:value-type="float" office:value="2" calcext:value-type="float">
            <text:p>2</text:p>
          </table:table-cell>
          <table:table-cell table:formula="of:=INDIRECT(ADDRESS(6;15+MOD([.A89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89]*[.D89]/([.B89])" office:value-type="float" office:value="5898240" calcext:value-type="float">
            <text:p>5898240</text:p>
          </table:table-cell>
          <table:table-cell table:formula="of:=[.F89]/[.C89]" office:value-type="float" office:value="2949120" calcext:value-type="float">
            <text:p>2949120</text:p>
          </table:table-cell>
          <table:table-cell table:formula="of:=IF(AND([.F89]&gt;[.$N$9];[.F89]&lt;[.$N$10]))" office:value-type="boolean" office:boolean-value="false" calcext:value-type="boolean">
            <text:p>FALSE</text:p>
          </table:table-cell>
          <table:table-cell table:formula="of:=IF( AND([.F89]&gt;[.$N$11]; [.F8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INDIRECT(ADDRESS(4;15+MOD([.A90];[.$N$4])))" office:value-type="float" office:value="1" calcext:value-type="float">
            <text:p>1</text:p>
          </table:table-cell>
          <table:table-cell table:formula="of:=INDIRECT(ADDRESS(5;15+MOD([.A90]/[.$N$4];[.$N$5])))" office:value-type="float" office:value="4" calcext:value-type="float">
            <text:p>4</text:p>
          </table:table-cell>
          <table:table-cell table:formula="of:=INDIRECT(ADDRESS(6;15+MOD([.A90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0]*[.D90]/([.B90])" office:value-type="float" office:value="23592960" calcext:value-type="float">
            <text:p>23592960</text:p>
          </table:table-cell>
          <table:table-cell table:formula="of:=[.F90]/[.C90]" office:value-type="float" office:value="5898240" calcext:value-type="float">
            <text:p>5898240</text:p>
          </table:table-cell>
          <table:table-cell table:formula="of:=IF(AND([.F90]&gt;[.$N$9];[.F90]&lt;[.$N$10]))" office:value-type="boolean" office:boolean-value="false" calcext:value-type="boolean">
            <text:p>FALSE</text:p>
          </table:table-cell>
          <table:table-cell table:formula="of:=IF( AND([.F90]&gt;[.$N$11]; [.F9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INDIRECT(ADDRESS(4;15+MOD([.A91];[.$N$4])))" office:value-type="float" office:value="2" calcext:value-type="float">
            <text:p>2</text:p>
          </table:table-cell>
          <table:table-cell table:formula="of:=INDIRECT(ADDRESS(5;15+MOD([.A91]/[.$N$4];[.$N$5])))" office:value-type="float" office:value="4" calcext:value-type="float">
            <text:p>4</text:p>
          </table:table-cell>
          <table:table-cell table:formula="of:=INDIRECT(ADDRESS(6;15+MOD([.A91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1]*[.D91]/([.B91])" office:value-type="float" office:value="11796480" calcext:value-type="float">
            <text:p>11796480</text:p>
          </table:table-cell>
          <table:table-cell table:formula="of:=[.F91]/[.C91]" office:value-type="float" office:value="2949120" calcext:value-type="float">
            <text:p>2949120</text:p>
          </table:table-cell>
          <table:table-cell table:formula="of:=IF(AND([.F91]&gt;[.$N$9];[.F91]&lt;[.$N$10]))" office:value-type="boolean" office:boolean-value="false" calcext:value-type="boolean">
            <text:p>FALSE</text:p>
          </table:table-cell>
          <table:table-cell table:formula="of:=IF( AND([.F91]&gt;[.$N$11]; [.F91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INDIRECT(ADDRESS(4;15+MOD([.A92];[.$N$4])))" office:value-type="float" office:value="3" calcext:value-type="float">
            <text:p>3</text:p>
          </table:table-cell>
          <table:table-cell table:formula="of:=INDIRECT(ADDRESS(5;15+MOD([.A92]/[.$N$4];[.$N$5])))" office:value-type="float" office:value="4" calcext:value-type="float">
            <text:p>4</text:p>
          </table:table-cell>
          <table:table-cell table:formula="of:=INDIRECT(ADDRESS(6;15+MOD([.A92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2]*[.D92]/([.B92])" office:value-type="float" office:value="7864320" calcext:value-type="float">
            <text:p>7864320</text:p>
          </table:table-cell>
          <table:table-cell table:formula="of:=[.F92]/[.C92]" office:value-type="float" office:value="1966080" calcext:value-type="float">
            <text:p>1966080</text:p>
          </table:table-cell>
          <table:table-cell table:formula="of:=IF(AND([.F92]&gt;[.$N$9];[.F92]&lt;[.$N$10]))" office:value-type="boolean" office:boolean-value="true" calcext:value-type="boolean">
            <text:p>TRUE</text:p>
          </table:table-cell>
          <table:table-cell table:formula="of:=IF( AND([.F92]&gt;[.$N$11]; [.F9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INDIRECT(ADDRESS(4;15+MOD([.A93];[.$N$4])))" office:value-type="float" office:value="4" calcext:value-type="float">
            <text:p>4</text:p>
          </table:table-cell>
          <table:table-cell table:formula="of:=INDIRECT(ADDRESS(5;15+MOD([.A93]/[.$N$4];[.$N$5])))" office:value-type="float" office:value="4" calcext:value-type="float">
            <text:p>4</text:p>
          </table:table-cell>
          <table:table-cell table:formula="of:=INDIRECT(ADDRESS(6;15+MOD([.A93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3]*[.D93]/([.B93])" office:value-type="float" office:value="5898240" calcext:value-type="float">
            <text:p>5898240</text:p>
          </table:table-cell>
          <table:table-cell table:formula="of:=[.F93]/[.C93]" office:value-type="float" office:value="1474560" calcext:value-type="float">
            <text:p>1474560</text:p>
          </table:table-cell>
          <table:table-cell table:formula="of:=IF(AND([.F93]&gt;[.$N$9];[.F93]&lt;[.$N$10]))" office:value-type="boolean" office:boolean-value="false" calcext:value-type="boolean">
            <text:p>FALSE</text:p>
          </table:table-cell>
          <table:table-cell table:formula="of:=IF( AND([.F93]&gt;[.$N$11]; [.F9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INDIRECT(ADDRESS(4;15+MOD([.A94];[.$N$4])))" office:value-type="float" office:value="1" calcext:value-type="float">
            <text:p>1</text:p>
          </table:table-cell>
          <table:table-cell table:formula="of:=INDIRECT(ADDRESS(5;15+MOD([.A94]/[.$N$4];[.$N$5])))" office:value-type="float" office:value="8" calcext:value-type="float">
            <text:p>8</text:p>
          </table:table-cell>
          <table:table-cell table:formula="of:=INDIRECT(ADDRESS(6;15+MOD([.A94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4]*[.D94]/([.B94])" office:value-type="float" office:value="23592960" calcext:value-type="float">
            <text:p>23592960</text:p>
          </table:table-cell>
          <table:table-cell table:formula="of:=[.F94]/[.C94]" office:value-type="float" office:value="2949120" calcext:value-type="float">
            <text:p>2949120</text:p>
          </table:table-cell>
          <table:table-cell table:formula="of:=IF(AND([.F94]&gt;[.$N$9];[.F94]&lt;[.$N$10]))" office:value-type="boolean" office:boolean-value="false" calcext:value-type="boolean">
            <text:p>FALSE</text:p>
          </table:table-cell>
          <table:table-cell table:formula="of:=IF( AND([.F94]&gt;[.$N$11]; [.F9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INDIRECT(ADDRESS(4;15+MOD([.A95];[.$N$4])))" office:value-type="float" office:value="2" calcext:value-type="float">
            <text:p>2</text:p>
          </table:table-cell>
          <table:table-cell table:formula="of:=INDIRECT(ADDRESS(5;15+MOD([.A95]/[.$N$4];[.$N$5])))" office:value-type="float" office:value="8" calcext:value-type="float">
            <text:p>8</text:p>
          </table:table-cell>
          <table:table-cell table:formula="of:=INDIRECT(ADDRESS(6;15+MOD([.A95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5]*[.D95]/([.B95])" office:value-type="float" office:value="11796480" calcext:value-type="float">
            <text:p>11796480</text:p>
          </table:table-cell>
          <table:table-cell table:formula="of:=[.F95]/[.C95]" office:value-type="float" office:value="1474560" calcext:value-type="float">
            <text:p>1474560</text:p>
          </table:table-cell>
          <table:table-cell table:formula="of:=IF(AND([.F95]&gt;[.$N$9];[.F95]&lt;[.$N$10]))" office:value-type="boolean" office:boolean-value="false" calcext:value-type="boolean">
            <text:p>FALSE</text:p>
          </table:table-cell>
          <table:table-cell table:formula="of:=IF( AND([.F95]&gt;[.$N$11]; [.F95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INDIRECT(ADDRESS(4;15+MOD([.A96];[.$N$4])))" office:value-type="float" office:value="3" calcext:value-type="float">
            <text:p>3</text:p>
          </table:table-cell>
          <table:table-cell table:formula="of:=INDIRECT(ADDRESS(5;15+MOD([.A96]/[.$N$4];[.$N$5])))" office:value-type="float" office:value="8" calcext:value-type="float">
            <text:p>8</text:p>
          </table:table-cell>
          <table:table-cell table:formula="of:=INDIRECT(ADDRESS(6;15+MOD([.A96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6]*[.D96]/([.B96])" office:value-type="float" office:value="7864320" calcext:value-type="float">
            <text:p>7864320</text:p>
          </table:table-cell>
          <table:table-cell table:formula="of:=[.F96]/[.C96]" office:value-type="float" office:value="983040" calcext:value-type="float">
            <text:p>983040</text:p>
          </table:table-cell>
          <table:table-cell table:formula="of:=IF(AND([.F96]&gt;[.$N$9];[.F96]&lt;[.$N$10]))" office:value-type="boolean" office:boolean-value="true" calcext:value-type="boolean">
            <text:p>TRUE</text:p>
          </table:table-cell>
          <table:table-cell table:formula="of:=IF( AND([.F96]&gt;[.$N$11]; [.F9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INDIRECT(ADDRESS(4;15+MOD([.A97];[.$N$4])))" office:value-type="float" office:value="4" calcext:value-type="float">
            <text:p>4</text:p>
          </table:table-cell>
          <table:table-cell table:formula="of:=INDIRECT(ADDRESS(5;15+MOD([.A97]/[.$N$4];[.$N$5])))" office:value-type="float" office:value="8" calcext:value-type="float">
            <text:p>8</text:p>
          </table:table-cell>
          <table:table-cell table:formula="of:=INDIRECT(ADDRESS(6;15+MOD([.A97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7]*[.D97]/([.B97])" office:value-type="float" office:value="5898240" calcext:value-type="float">
            <text:p>5898240</text:p>
          </table:table-cell>
          <table:table-cell table:formula="of:=[.F97]/[.C97]" office:value-type="float" office:value="737280" calcext:value-type="float">
            <text:p>737280</text:p>
          </table:table-cell>
          <table:table-cell table:formula="of:=IF(AND([.F97]&gt;[.$N$9];[.F97]&lt;[.$N$10]))" office:value-type="boolean" office:boolean-value="false" calcext:value-type="boolean">
            <text:p>FALSE</text:p>
          </table:table-cell>
          <table:table-cell table:formula="of:=IF( AND([.F97]&gt;[.$N$11]; [.F9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INDIRECT(ADDRESS(4;15+MOD([.A98];[.$N$4])))" office:value-type="float" office:value="1" calcext:value-type="float">
            <text:p>1</text:p>
          </table:table-cell>
          <table:table-cell table:formula="of:=INDIRECT(ADDRESS(5;15+MOD([.A98]/[.$N$4];[.$N$5])))" office:value-type="float" office:value="16" calcext:value-type="float">
            <text:p>16</text:p>
          </table:table-cell>
          <table:table-cell table:formula="of:=INDIRECT(ADDRESS(6;15+MOD([.A98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8]*[.D98]/([.B98])" office:value-type="float" office:value="23592960" calcext:value-type="float">
            <text:p>23592960</text:p>
          </table:table-cell>
          <table:table-cell table:formula="of:=[.F98]/[.C98]" office:value-type="float" office:value="1474560" calcext:value-type="float">
            <text:p>1474560</text:p>
          </table:table-cell>
          <table:table-cell table:formula="of:=IF(AND([.F98]&gt;[.$N$9];[.F98]&lt;[.$N$10]))" office:value-type="boolean" office:boolean-value="false" calcext:value-type="boolean">
            <text:p>FALSE</text:p>
          </table:table-cell>
          <table:table-cell table:formula="of:=IF( AND([.F98]&gt;[.$N$11]; [.F9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INDIRECT(ADDRESS(4;15+MOD([.A99];[.$N$4])))" office:value-type="float" office:value="2" calcext:value-type="float">
            <text:p>2</text:p>
          </table:table-cell>
          <table:table-cell table:formula="of:=INDIRECT(ADDRESS(5;15+MOD([.A99]/[.$N$4];[.$N$5])))" office:value-type="float" office:value="16" calcext:value-type="float">
            <text:p>16</text:p>
          </table:table-cell>
          <table:table-cell table:formula="of:=INDIRECT(ADDRESS(6;15+MOD([.A99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99]*[.D99]/([.B99])" office:value-type="float" office:value="11796480" calcext:value-type="float">
            <text:p>11796480</text:p>
          </table:table-cell>
          <table:table-cell table:formula="of:=[.F99]/[.C99]" office:value-type="float" office:value="737280" calcext:value-type="float">
            <text:p>737280</text:p>
          </table:table-cell>
          <table:table-cell table:formula="of:=IF(AND([.F99]&gt;[.$N$9];[.F99]&lt;[.$N$10]))" office:value-type="boolean" office:boolean-value="false" calcext:value-type="boolean">
            <text:p>FALSE</text:p>
          </table:table-cell>
          <table:table-cell table:formula="of:=IF( AND([.F99]&gt;[.$N$11]; [.F99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INDIRECT(ADDRESS(4;15+MOD([.A100];[.$N$4])))" office:value-type="float" office:value="3" calcext:value-type="float">
            <text:p>3</text:p>
          </table:table-cell>
          <table:table-cell table:formula="of:=INDIRECT(ADDRESS(5;15+MOD([.A100]/[.$N$4];[.$N$5])))" office:value-type="float" office:value="16" calcext:value-type="float">
            <text:p>16</text:p>
          </table:table-cell>
          <table:table-cell table:formula="of:=INDIRECT(ADDRESS(6;15+MOD([.A100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0]*[.D100]/([.B100])" office:value-type="float" office:value="7864320" calcext:value-type="float">
            <text:p>7864320</text:p>
          </table:table-cell>
          <table:table-cell table:formula="of:=[.F100]/[.C100]" office:value-type="float" office:value="491520" calcext:value-type="float">
            <text:p>491520</text:p>
          </table:table-cell>
          <table:table-cell table:formula="of:=IF(AND([.F100]&gt;[.$N$9];[.F100]&lt;[.$N$10]))" office:value-type="boolean" office:boolean-value="true" calcext:value-type="boolean">
            <text:p>TRUE</text:p>
          </table:table-cell>
          <table:table-cell table:formula="of:=IF( AND([.F100]&gt;[.$N$11]; [.F10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INDIRECT(ADDRESS(4;15+MOD([.A101];[.$N$4])))" office:value-type="float" office:value="4" calcext:value-type="float">
            <text:p>4</text:p>
          </table:table-cell>
          <table:table-cell table:formula="of:=INDIRECT(ADDRESS(5;15+MOD([.A101]/[.$N$4];[.$N$5])))" office:value-type="float" office:value="16" calcext:value-type="float">
            <text:p>16</text:p>
          </table:table-cell>
          <table:table-cell table:formula="of:=INDIRECT(ADDRESS(6;15+MOD([.A101]/([.$N$4] *[.$N$5]);[.$N$6])))" office:value-type="float" office:value="64" calcext:value-type="float">
            <text:p>64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1]*[.D101]/([.B101])" office:value-type="float" office:value="5898240" calcext:value-type="float">
            <text:p>5898240</text:p>
          </table:table-cell>
          <table:table-cell table:formula="of:=[.F101]/[.C101]" office:value-type="float" office:value="368640" calcext:value-type="float">
            <text:p>368640</text:p>
          </table:table-cell>
          <table:table-cell table:formula="of:=IF(AND([.F101]&gt;[.$N$9];[.F101]&lt;[.$N$10]))" office:value-type="boolean" office:boolean-value="false" calcext:value-type="boolean">
            <text:p>FALSE</text:p>
          </table:table-cell>
          <table:table-cell table:formula="of:=IF( AND([.F101]&gt;[.$N$11]; [.F10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INDIRECT(ADDRESS(4;15+MOD([.A102];[.$N$4])))" office:value-type="float" office:value="1" calcext:value-type="float">
            <text:p>1</text:p>
          </table:table-cell>
          <table:table-cell table:formula="of:=INDIRECT(ADDRESS(5;15+MOD([.A102]/[.$N$4];[.$N$5])))" office:value-type="float" office:value="1" calcext:value-type="float">
            <text:p>1</text:p>
          </table:table-cell>
          <table:table-cell table:formula="of:=INDIRECT(ADDRESS(6;15+MOD([.A102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2]*[.D102]/([.B102])" office:value-type="float" office:value="24330240" calcext:value-type="float">
            <text:p>24330240</text:p>
          </table:table-cell>
          <table:table-cell table:formula="of:=[.F102]/[.C102]" office:value-type="float" office:value="24330240" calcext:value-type="float">
            <text:p>24330240</text:p>
          </table:table-cell>
          <table:table-cell table:formula="of:=IF(AND([.F102]&gt;[.$N$9];[.F102]&lt;[.$N$10]))" office:value-type="boolean" office:boolean-value="false" calcext:value-type="boolean">
            <text:p>FALSE</text:p>
          </table:table-cell>
          <table:table-cell table:formula="of:=IF( AND([.F102]&gt;[.$N$11]; [.F10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INDIRECT(ADDRESS(4;15+MOD([.A103];[.$N$4])))" office:value-type="float" office:value="2" calcext:value-type="float">
            <text:p>2</text:p>
          </table:table-cell>
          <table:table-cell table:formula="of:=INDIRECT(ADDRESS(5;15+MOD([.A103]/[.$N$4];[.$N$5])))" office:value-type="float" office:value="1" calcext:value-type="float">
            <text:p>1</text:p>
          </table:table-cell>
          <table:table-cell table:formula="of:=INDIRECT(ADDRESS(6;15+MOD([.A103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3]*[.D103]/([.B103])" office:value-type="float" office:value="12165120" calcext:value-type="float">
            <text:p>12165120</text:p>
          </table:table-cell>
          <table:table-cell table:formula="of:=[.F103]/[.C103]" office:value-type="float" office:value="12165120" calcext:value-type="float">
            <text:p>12165120</text:p>
          </table:table-cell>
          <table:table-cell table:formula="of:=IF(AND([.F103]&gt;[.$N$9];[.F103]&lt;[.$N$10]))" office:value-type="boolean" office:boolean-value="false" calcext:value-type="boolean">
            <text:p>FALSE</text:p>
          </table:table-cell>
          <table:table-cell table:formula="of:=IF( AND([.F103]&gt;[.$N$11]; [.F103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INDIRECT(ADDRESS(4;15+MOD([.A104];[.$N$4])))" office:value-type="float" office:value="3" calcext:value-type="float">
            <text:p>3</text:p>
          </table:table-cell>
          <table:table-cell table:formula="of:=INDIRECT(ADDRESS(5;15+MOD([.A104]/[.$N$4];[.$N$5])))" office:value-type="float" office:value="1" calcext:value-type="float">
            <text:p>1</text:p>
          </table:table-cell>
          <table:table-cell table:formula="of:=INDIRECT(ADDRESS(6;15+MOD([.A104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4]*[.D104]/([.B104])" office:value-type="float" office:value="8110080" calcext:value-type="float">
            <text:p>8110080</text:p>
          </table:table-cell>
          <table:table-cell table:formula="of:=[.F104]/[.C104]" office:value-type="float" office:value="8110080" calcext:value-type="float">
            <text:p>8110080</text:p>
          </table:table-cell>
          <table:table-cell table:formula="of:=IF(AND([.F104]&gt;[.$N$9];[.F104]&lt;[.$N$10]))" office:value-type="boolean" office:boolean-value="false" calcext:value-type="boolean">
            <text:p>FALSE</text:p>
          </table:table-cell>
          <table:table-cell table:formula="of:=IF( AND([.F104]&gt;[.$N$11]; [.F10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INDIRECT(ADDRESS(4;15+MOD([.A105];[.$N$4])))" office:value-type="float" office:value="4" calcext:value-type="float">
            <text:p>4</text:p>
          </table:table-cell>
          <table:table-cell table:formula="of:=INDIRECT(ADDRESS(5;15+MOD([.A105]/[.$N$4];[.$N$5])))" office:value-type="float" office:value="1" calcext:value-type="float">
            <text:p>1</text:p>
          </table:table-cell>
          <table:table-cell table:formula="of:=INDIRECT(ADDRESS(6;15+MOD([.A105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5]*[.D105]/([.B105])" office:value-type="float" office:value="6082560" calcext:value-type="float">
            <text:p>6082560</text:p>
          </table:table-cell>
          <table:table-cell table:formula="of:=[.F105]/[.C105]" office:value-type="float" office:value="6082560" calcext:value-type="float">
            <text:p>6082560</text:p>
          </table:table-cell>
          <table:table-cell table:formula="of:=IF(AND([.F105]&gt;[.$N$9];[.F105]&lt;[.$N$10]))" office:value-type="boolean" office:boolean-value="true" calcext:value-type="boolean">
            <text:p>TRUE</text:p>
          </table:table-cell>
          <table:table-cell table:formula="of:=IF( AND([.F105]&gt;[.$N$11]; [.F10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INDIRECT(ADDRESS(4;15+MOD([.A106];[.$N$4])))" office:value-type="float" office:value="1" calcext:value-type="float">
            <text:p>1</text:p>
          </table:table-cell>
          <table:table-cell table:formula="of:=INDIRECT(ADDRESS(5;15+MOD([.A106]/[.$N$4];[.$N$5])))" office:value-type="float" office:value="2" calcext:value-type="float">
            <text:p>2</text:p>
          </table:table-cell>
          <table:table-cell table:formula="of:=INDIRECT(ADDRESS(6;15+MOD([.A106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6]*[.D106]/([.B106])" office:value-type="float" office:value="24330240" calcext:value-type="float">
            <text:p>24330240</text:p>
          </table:table-cell>
          <table:table-cell table:formula="of:=[.F106]/[.C106]" office:value-type="float" office:value="12165120" calcext:value-type="float">
            <text:p>12165120</text:p>
          </table:table-cell>
          <table:table-cell table:formula="of:=IF(AND([.F106]&gt;[.$N$9];[.F106]&lt;[.$N$10]))" office:value-type="boolean" office:boolean-value="false" calcext:value-type="boolean">
            <text:p>FALSE</text:p>
          </table:table-cell>
          <table:table-cell table:formula="of:=IF( AND([.F106]&gt;[.$N$11]; [.F10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INDIRECT(ADDRESS(4;15+MOD([.A107];[.$N$4])))" office:value-type="float" office:value="2" calcext:value-type="float">
            <text:p>2</text:p>
          </table:table-cell>
          <table:table-cell table:formula="of:=INDIRECT(ADDRESS(5;15+MOD([.A107]/[.$N$4];[.$N$5])))" office:value-type="float" office:value="2" calcext:value-type="float">
            <text:p>2</text:p>
          </table:table-cell>
          <table:table-cell table:formula="of:=INDIRECT(ADDRESS(6;15+MOD([.A107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7]*[.D107]/([.B107])" office:value-type="float" office:value="12165120" calcext:value-type="float">
            <text:p>12165120</text:p>
          </table:table-cell>
          <table:table-cell table:formula="of:=[.F107]/[.C107]" office:value-type="float" office:value="6082560" calcext:value-type="float">
            <text:p>6082560</text:p>
          </table:table-cell>
          <table:table-cell table:formula="of:=IF(AND([.F107]&gt;[.$N$9];[.F107]&lt;[.$N$10]))" office:value-type="boolean" office:boolean-value="false" calcext:value-type="boolean">
            <text:p>FALSE</text:p>
          </table:table-cell>
          <table:table-cell table:formula="of:=IF( AND([.F107]&gt;[.$N$11]; [.F107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INDIRECT(ADDRESS(4;15+MOD([.A108];[.$N$4])))" office:value-type="float" office:value="3" calcext:value-type="float">
            <text:p>3</text:p>
          </table:table-cell>
          <table:table-cell table:formula="of:=INDIRECT(ADDRESS(5;15+MOD([.A108]/[.$N$4];[.$N$5])))" office:value-type="float" office:value="2" calcext:value-type="float">
            <text:p>2</text:p>
          </table:table-cell>
          <table:table-cell table:formula="of:=INDIRECT(ADDRESS(6;15+MOD([.A108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8]*[.D108]/([.B108])" office:value-type="float" office:value="8110080" calcext:value-type="float">
            <text:p>8110080</text:p>
          </table:table-cell>
          <table:table-cell table:formula="of:=[.F108]/[.C108]" office:value-type="float" office:value="4055040" calcext:value-type="float">
            <text:p>4055040</text:p>
          </table:table-cell>
          <table:table-cell table:formula="of:=IF(AND([.F108]&gt;[.$N$9];[.F108]&lt;[.$N$10]))" office:value-type="boolean" office:boolean-value="false" calcext:value-type="boolean">
            <text:p>FALSE</text:p>
          </table:table-cell>
          <table:table-cell table:formula="of:=IF( AND([.F108]&gt;[.$N$11]; [.F10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INDIRECT(ADDRESS(4;15+MOD([.A109];[.$N$4])))" office:value-type="float" office:value="4" calcext:value-type="float">
            <text:p>4</text:p>
          </table:table-cell>
          <table:table-cell table:formula="of:=INDIRECT(ADDRESS(5;15+MOD([.A109]/[.$N$4];[.$N$5])))" office:value-type="float" office:value="2" calcext:value-type="float">
            <text:p>2</text:p>
          </table:table-cell>
          <table:table-cell table:formula="of:=INDIRECT(ADDRESS(6;15+MOD([.A109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09]*[.D109]/([.B109])" office:value-type="float" office:value="6082560" calcext:value-type="float">
            <text:p>6082560</text:p>
          </table:table-cell>
          <table:table-cell table:formula="of:=[.F109]/[.C109]" office:value-type="float" office:value="3041280" calcext:value-type="float">
            <text:p>3041280</text:p>
          </table:table-cell>
          <table:table-cell table:formula="of:=IF(AND([.F109]&gt;[.$N$9];[.F109]&lt;[.$N$10]))" office:value-type="boolean" office:boolean-value="true" calcext:value-type="boolean">
            <text:p>TRUE</text:p>
          </table:table-cell>
          <table:table-cell table:formula="of:=IF( AND([.F109]&gt;[.$N$11]; [.F10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INDIRECT(ADDRESS(4;15+MOD([.A110];[.$N$4])))" office:value-type="float" office:value="1" calcext:value-type="float">
            <text:p>1</text:p>
          </table:table-cell>
          <table:table-cell table:formula="of:=INDIRECT(ADDRESS(5;15+MOD([.A110]/[.$N$4];[.$N$5])))" office:value-type="float" office:value="4" calcext:value-type="float">
            <text:p>4</text:p>
          </table:table-cell>
          <table:table-cell table:formula="of:=INDIRECT(ADDRESS(6;15+MOD([.A110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0]*[.D110]/([.B110])" office:value-type="float" office:value="24330240" calcext:value-type="float">
            <text:p>24330240</text:p>
          </table:table-cell>
          <table:table-cell table:formula="of:=[.F110]/[.C110]" office:value-type="float" office:value="6082560" calcext:value-type="float">
            <text:p>6082560</text:p>
          </table:table-cell>
          <table:table-cell table:formula="of:=IF(AND([.F110]&gt;[.$N$9];[.F110]&lt;[.$N$10]))" office:value-type="boolean" office:boolean-value="false" calcext:value-type="boolean">
            <text:p>FALSE</text:p>
          </table:table-cell>
          <table:table-cell table:formula="of:=IF( AND([.F110]&gt;[.$N$11]; [.F11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INDIRECT(ADDRESS(4;15+MOD([.A111];[.$N$4])))" office:value-type="float" office:value="2" calcext:value-type="float">
            <text:p>2</text:p>
          </table:table-cell>
          <table:table-cell table:formula="of:=INDIRECT(ADDRESS(5;15+MOD([.A111]/[.$N$4];[.$N$5])))" office:value-type="float" office:value="4" calcext:value-type="float">
            <text:p>4</text:p>
          </table:table-cell>
          <table:table-cell table:formula="of:=INDIRECT(ADDRESS(6;15+MOD([.A111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1]*[.D111]/([.B111])" office:value-type="float" office:value="12165120" calcext:value-type="float">
            <text:p>12165120</text:p>
          </table:table-cell>
          <table:table-cell table:formula="of:=[.F111]/[.C111]" office:value-type="float" office:value="3041280" calcext:value-type="float">
            <text:p>3041280</text:p>
          </table:table-cell>
          <table:table-cell table:formula="of:=IF(AND([.F111]&gt;[.$N$9];[.F111]&lt;[.$N$10]))" office:value-type="boolean" office:boolean-value="false" calcext:value-type="boolean">
            <text:p>FALSE</text:p>
          </table:table-cell>
          <table:table-cell table:formula="of:=IF( AND([.F111]&gt;[.$N$11]; [.F111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INDIRECT(ADDRESS(4;15+MOD([.A112];[.$N$4])))" office:value-type="float" office:value="3" calcext:value-type="float">
            <text:p>3</text:p>
          </table:table-cell>
          <table:table-cell table:formula="of:=INDIRECT(ADDRESS(5;15+MOD([.A112]/[.$N$4];[.$N$5])))" office:value-type="float" office:value="4" calcext:value-type="float">
            <text:p>4</text:p>
          </table:table-cell>
          <table:table-cell table:formula="of:=INDIRECT(ADDRESS(6;15+MOD([.A112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2]*[.D112]/([.B112])" office:value-type="float" office:value="8110080" calcext:value-type="float">
            <text:p>8110080</text:p>
          </table:table-cell>
          <table:table-cell table:formula="of:=[.F112]/[.C112]" office:value-type="float" office:value="2027520" calcext:value-type="float">
            <text:p>2027520</text:p>
          </table:table-cell>
          <table:table-cell table:formula="of:=IF(AND([.F112]&gt;[.$N$9];[.F112]&lt;[.$N$10]))" office:value-type="boolean" office:boolean-value="false" calcext:value-type="boolean">
            <text:p>FALSE</text:p>
          </table:table-cell>
          <table:table-cell table:formula="of:=IF( AND([.F112]&gt;[.$N$11]; [.F11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INDIRECT(ADDRESS(4;15+MOD([.A113];[.$N$4])))" office:value-type="float" office:value="4" calcext:value-type="float">
            <text:p>4</text:p>
          </table:table-cell>
          <table:table-cell table:formula="of:=INDIRECT(ADDRESS(5;15+MOD([.A113]/[.$N$4];[.$N$5])))" office:value-type="float" office:value="4" calcext:value-type="float">
            <text:p>4</text:p>
          </table:table-cell>
          <table:table-cell table:formula="of:=INDIRECT(ADDRESS(6;15+MOD([.A113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3]*[.D113]/([.B113])" office:value-type="float" office:value="6082560" calcext:value-type="float">
            <text:p>6082560</text:p>
          </table:table-cell>
          <table:table-cell table:formula="of:=[.F113]/[.C113]" office:value-type="float" office:value="1520640" calcext:value-type="float">
            <text:p>1520640</text:p>
          </table:table-cell>
          <table:table-cell table:formula="of:=IF(AND([.F113]&gt;[.$N$9];[.F113]&lt;[.$N$10]))" office:value-type="boolean" office:boolean-value="true" calcext:value-type="boolean">
            <text:p>TRUE</text:p>
          </table:table-cell>
          <table:table-cell table:formula="of:=IF( AND([.F113]&gt;[.$N$11]; [.F11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INDIRECT(ADDRESS(4;15+MOD([.A114];[.$N$4])))" office:value-type="float" office:value="1" calcext:value-type="float">
            <text:p>1</text:p>
          </table:table-cell>
          <table:table-cell table:formula="of:=INDIRECT(ADDRESS(5;15+MOD([.A114]/[.$N$4];[.$N$5])))" office:value-type="float" office:value="8" calcext:value-type="float">
            <text:p>8</text:p>
          </table:table-cell>
          <table:table-cell table:formula="of:=INDIRECT(ADDRESS(6;15+MOD([.A114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4]*[.D114]/([.B114])" office:value-type="float" office:value="24330240" calcext:value-type="float">
            <text:p>24330240</text:p>
          </table:table-cell>
          <table:table-cell table:formula="of:=[.F114]/[.C114]" office:value-type="float" office:value="3041280" calcext:value-type="float">
            <text:p>3041280</text:p>
          </table:table-cell>
          <table:table-cell table:formula="of:=IF(AND([.F114]&gt;[.$N$9];[.F114]&lt;[.$N$10]))" office:value-type="boolean" office:boolean-value="false" calcext:value-type="boolean">
            <text:p>FALSE</text:p>
          </table:table-cell>
          <table:table-cell table:formula="of:=IF( AND([.F114]&gt;[.$N$11]; [.F11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INDIRECT(ADDRESS(4;15+MOD([.A115];[.$N$4])))" office:value-type="float" office:value="2" calcext:value-type="float">
            <text:p>2</text:p>
          </table:table-cell>
          <table:table-cell table:formula="of:=INDIRECT(ADDRESS(5;15+MOD([.A115]/[.$N$4];[.$N$5])))" office:value-type="float" office:value="8" calcext:value-type="float">
            <text:p>8</text:p>
          </table:table-cell>
          <table:table-cell table:formula="of:=INDIRECT(ADDRESS(6;15+MOD([.A115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5]*[.D115]/([.B115])" office:value-type="float" office:value="12165120" calcext:value-type="float">
            <text:p>12165120</text:p>
          </table:table-cell>
          <table:table-cell table:formula="of:=[.F115]/[.C115]" office:value-type="float" office:value="1520640" calcext:value-type="float">
            <text:p>1520640</text:p>
          </table:table-cell>
          <table:table-cell table:formula="of:=IF(AND([.F115]&gt;[.$N$9];[.F115]&lt;[.$N$10]))" office:value-type="boolean" office:boolean-value="false" calcext:value-type="boolean">
            <text:p>FALSE</text:p>
          </table:table-cell>
          <table:table-cell table:formula="of:=IF( AND([.F115]&gt;[.$N$11]; [.F115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INDIRECT(ADDRESS(4;15+MOD([.A116];[.$N$4])))" office:value-type="float" office:value="3" calcext:value-type="float">
            <text:p>3</text:p>
          </table:table-cell>
          <table:table-cell table:formula="of:=INDIRECT(ADDRESS(5;15+MOD([.A116]/[.$N$4];[.$N$5])))" office:value-type="float" office:value="8" calcext:value-type="float">
            <text:p>8</text:p>
          </table:table-cell>
          <table:table-cell table:formula="of:=INDIRECT(ADDRESS(6;15+MOD([.A116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6]*[.D116]/([.B116])" office:value-type="float" office:value="8110080" calcext:value-type="float">
            <text:p>8110080</text:p>
          </table:table-cell>
          <table:table-cell table:formula="of:=[.F116]/[.C116]" office:value-type="float" office:value="1013760" calcext:value-type="float">
            <text:p>1013760</text:p>
          </table:table-cell>
          <table:table-cell table:formula="of:=IF(AND([.F116]&gt;[.$N$9];[.F116]&lt;[.$N$10]))" office:value-type="boolean" office:boolean-value="false" calcext:value-type="boolean">
            <text:p>FALSE</text:p>
          </table:table-cell>
          <table:table-cell table:formula="of:=IF( AND([.F116]&gt;[.$N$11]; [.F11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INDIRECT(ADDRESS(4;15+MOD([.A117];[.$N$4])))" office:value-type="float" office:value="4" calcext:value-type="float">
            <text:p>4</text:p>
          </table:table-cell>
          <table:table-cell table:formula="of:=INDIRECT(ADDRESS(5;15+MOD([.A117]/[.$N$4];[.$N$5])))" office:value-type="float" office:value="8" calcext:value-type="float">
            <text:p>8</text:p>
          </table:table-cell>
          <table:table-cell table:formula="of:=INDIRECT(ADDRESS(6;15+MOD([.A117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7]*[.D117]/([.B117])" office:value-type="float" office:value="6082560" calcext:value-type="float">
            <text:p>6082560</text:p>
          </table:table-cell>
          <table:table-cell table:formula="of:=[.F117]/[.C117]" office:value-type="float" office:value="760320" calcext:value-type="float">
            <text:p>760320</text:p>
          </table:table-cell>
          <table:table-cell table:formula="of:=IF(AND([.F117]&gt;[.$N$9];[.F117]&lt;[.$N$10]))" office:value-type="boolean" office:boolean-value="true" calcext:value-type="boolean">
            <text:p>TRUE</text:p>
          </table:table-cell>
          <table:table-cell table:formula="of:=IF( AND([.F117]&gt;[.$N$11]; [.F11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INDIRECT(ADDRESS(4;15+MOD([.A118];[.$N$4])))" office:value-type="float" office:value="1" calcext:value-type="float">
            <text:p>1</text:p>
          </table:table-cell>
          <table:table-cell table:formula="of:=INDIRECT(ADDRESS(5;15+MOD([.A118]/[.$N$4];[.$N$5])))" office:value-type="float" office:value="16" calcext:value-type="float">
            <text:p>16</text:p>
          </table:table-cell>
          <table:table-cell table:formula="of:=INDIRECT(ADDRESS(6;15+MOD([.A118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8]*[.D118]/([.B118])" office:value-type="float" office:value="24330240" calcext:value-type="float">
            <text:p>24330240</text:p>
          </table:table-cell>
          <table:table-cell table:formula="of:=[.F118]/[.C118]" office:value-type="float" office:value="1520640" calcext:value-type="float">
            <text:p>1520640</text:p>
          </table:table-cell>
          <table:table-cell table:formula="of:=IF(AND([.F118]&gt;[.$N$9];[.F118]&lt;[.$N$10]))" office:value-type="boolean" office:boolean-value="false" calcext:value-type="boolean">
            <text:p>FALSE</text:p>
          </table:table-cell>
          <table:table-cell table:formula="of:=IF( AND([.F118]&gt;[.$N$11]; [.F11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INDIRECT(ADDRESS(4;15+MOD([.A119];[.$N$4])))" office:value-type="float" office:value="2" calcext:value-type="float">
            <text:p>2</text:p>
          </table:table-cell>
          <table:table-cell table:formula="of:=INDIRECT(ADDRESS(5;15+MOD([.A119]/[.$N$4];[.$N$5])))" office:value-type="float" office:value="16" calcext:value-type="float">
            <text:p>16</text:p>
          </table:table-cell>
          <table:table-cell table:formula="of:=INDIRECT(ADDRESS(6;15+MOD([.A119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19]*[.D119]/([.B119])" office:value-type="float" office:value="12165120" calcext:value-type="float">
            <text:p>12165120</text:p>
          </table:table-cell>
          <table:table-cell table:formula="of:=[.F119]/[.C119]" office:value-type="float" office:value="760320" calcext:value-type="float">
            <text:p>760320</text:p>
          </table:table-cell>
          <table:table-cell table:formula="of:=IF(AND([.F119]&gt;[.$N$9];[.F119]&lt;[.$N$10]))" office:value-type="boolean" office:boolean-value="false" calcext:value-type="boolean">
            <text:p>FALSE</text:p>
          </table:table-cell>
          <table:table-cell table:formula="of:=IF( AND([.F119]&gt;[.$N$11]; [.F119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INDIRECT(ADDRESS(4;15+MOD([.A120];[.$N$4])))" office:value-type="float" office:value="3" calcext:value-type="float">
            <text:p>3</text:p>
          </table:table-cell>
          <table:table-cell table:formula="of:=INDIRECT(ADDRESS(5;15+MOD([.A120]/[.$N$4];[.$N$5])))" office:value-type="float" office:value="16" calcext:value-type="float">
            <text:p>16</text:p>
          </table:table-cell>
          <table:table-cell table:formula="of:=INDIRECT(ADDRESS(6;15+MOD([.A120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0]*[.D120]/([.B120])" office:value-type="float" office:value="8110080" calcext:value-type="float">
            <text:p>8110080</text:p>
          </table:table-cell>
          <table:table-cell table:formula="of:=[.F120]/[.C120]" office:value-type="float" office:value="506880" calcext:value-type="float">
            <text:p>506880</text:p>
          </table:table-cell>
          <table:table-cell table:formula="of:=IF(AND([.F120]&gt;[.$N$9];[.F120]&lt;[.$N$10]))" office:value-type="boolean" office:boolean-value="false" calcext:value-type="boolean">
            <text:p>FALSE</text:p>
          </table:table-cell>
          <table:table-cell table:formula="of:=IF( AND([.F120]&gt;[.$N$11]; [.F12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INDIRECT(ADDRESS(4;15+MOD([.A121];[.$N$4])))" office:value-type="float" office:value="4" calcext:value-type="float">
            <text:p>4</text:p>
          </table:table-cell>
          <table:table-cell table:formula="of:=INDIRECT(ADDRESS(5;15+MOD([.A121]/[.$N$4];[.$N$5])))" office:value-type="float" office:value="16" calcext:value-type="float">
            <text:p>16</text:p>
          </table:table-cell>
          <table:table-cell table:formula="of:=INDIRECT(ADDRESS(6;15+MOD([.A121]/([.$N$4] *[.$N$5]);[.$N$6])))" office:value-type="float" office:value="66" calcext:value-type="float">
            <text:p>66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1]*[.D121]/([.B121])" office:value-type="float" office:value="6082560" calcext:value-type="float">
            <text:p>6082560</text:p>
          </table:table-cell>
          <table:table-cell table:formula="of:=[.F121]/[.C121]" office:value-type="float" office:value="380160" calcext:value-type="float">
            <text:p>380160</text:p>
          </table:table-cell>
          <table:table-cell table:formula="of:=IF(AND([.F121]&gt;[.$N$9];[.F121]&lt;[.$N$10]))" office:value-type="boolean" office:boolean-value="true" calcext:value-type="boolean">
            <text:p>TRUE</text:p>
          </table:table-cell>
          <table:table-cell table:formula="of:=IF( AND([.F121]&gt;[.$N$11]; [.F12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INDIRECT(ADDRESS(4;15+MOD([.A122];[.$N$4])))" office:value-type="float" office:value="1" calcext:value-type="float">
            <text:p>1</text:p>
          </table:table-cell>
          <table:table-cell table:formula="of:=INDIRECT(ADDRESS(5;15+MOD([.A122]/[.$N$4];[.$N$5])))" office:value-type="float" office:value="1" calcext:value-type="float">
            <text:p>1</text:p>
          </table:table-cell>
          <table:table-cell table:formula="of:=INDIRECT(ADDRESS(6;15+MOD([.A122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2]*[.D122]/([.B122])" office:value-type="float" office:value="29491200" calcext:value-type="float">
            <text:p>29491200</text:p>
          </table:table-cell>
          <table:table-cell table:formula="of:=[.F122]/[.C122]" office:value-type="float" office:value="29491200" calcext:value-type="float">
            <text:p>29491200</text:p>
          </table:table-cell>
          <table:table-cell table:formula="of:=IF(AND([.F122]&gt;[.$N$9];[.F122]&lt;[.$N$10]))" office:value-type="boolean" office:boolean-value="false" calcext:value-type="boolean">
            <text:p>FALSE</text:p>
          </table:table-cell>
          <table:table-cell table:formula="of:=IF( AND([.F122]&gt;[.$N$11]; [.F12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INDIRECT(ADDRESS(4;15+MOD([.A123];[.$N$4])))" office:value-type="float" office:value="2" calcext:value-type="float">
            <text:p>2</text:p>
          </table:table-cell>
          <table:table-cell table:formula="of:=INDIRECT(ADDRESS(5;15+MOD([.A123]/[.$N$4];[.$N$5])))" office:value-type="float" office:value="1" calcext:value-type="float">
            <text:p>1</text:p>
          </table:table-cell>
          <table:table-cell table:formula="of:=INDIRECT(ADDRESS(6;15+MOD([.A123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3]*[.D123]/([.B123])" office:value-type="float" office:value="14745600" calcext:value-type="float">
            <text:p>14745600</text:p>
          </table:table-cell>
          <table:table-cell table:formula="of:=[.F123]/[.C123]" office:value-type="float" office:value="14745600" calcext:value-type="float">
            <text:p>14745600</text:p>
          </table:table-cell>
          <table:table-cell table:formula="of:=IF(AND([.F123]&gt;[.$N$9];[.F123]&lt;[.$N$10]))" office:value-type="boolean" office:boolean-value="false" calcext:value-type="boolean">
            <text:p>FALSE</text:p>
          </table:table-cell>
          <table:table-cell table:formula="of:=IF( AND([.F123]&gt;[.$N$11]; [.F12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INDIRECT(ADDRESS(4;15+MOD([.A124];[.$N$4])))" office:value-type="float" office:value="3" calcext:value-type="float">
            <text:p>3</text:p>
          </table:table-cell>
          <table:table-cell table:formula="of:=INDIRECT(ADDRESS(5;15+MOD([.A124]/[.$N$4];[.$N$5])))" office:value-type="float" office:value="1" calcext:value-type="float">
            <text:p>1</text:p>
          </table:table-cell>
          <table:table-cell table:formula="of:=INDIRECT(ADDRESS(6;15+MOD([.A124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4]*[.D124]/([.B124])" office:value-type="float" office:value="9830400" calcext:value-type="float">
            <text:p>9830400</text:p>
          </table:table-cell>
          <table:table-cell table:formula="of:=[.F124]/[.C124]" office:value-type="float" office:value="9830400" calcext:value-type="float">
            <text:p>9830400</text:p>
          </table:table-cell>
          <table:table-cell table:formula="of:=IF(AND([.F124]&gt;[.$N$9];[.F124]&lt;[.$N$10]))" office:value-type="boolean" office:boolean-value="false" calcext:value-type="boolean">
            <text:p>FALSE</text:p>
          </table:table-cell>
          <table:table-cell table:formula="of:=IF( AND([.F124]&gt;[.$N$11]; [.F124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INDIRECT(ADDRESS(4;15+MOD([.A125];[.$N$4])))" office:value-type="float" office:value="4" calcext:value-type="float">
            <text:p>4</text:p>
          </table:table-cell>
          <table:table-cell table:formula="of:=INDIRECT(ADDRESS(5;15+MOD([.A125]/[.$N$4];[.$N$5])))" office:value-type="float" office:value="1" calcext:value-type="float">
            <text:p>1</text:p>
          </table:table-cell>
          <table:table-cell table:formula="of:=INDIRECT(ADDRESS(6;15+MOD([.A125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5]*[.D125]/([.B125])" office:value-type="float" office:value="7372800" calcext:value-type="float">
            <text:p>7372800</text:p>
          </table:table-cell>
          <table:table-cell table:formula="of:=[.F125]/[.C125]" office:value-type="float" office:value="7372800" calcext:value-type="float">
            <text:p>7372800</text:p>
          </table:table-cell>
          <table:table-cell table:formula="of:=IF(AND([.F125]&gt;[.$N$9];[.F125]&lt;[.$N$10]))" office:value-type="boolean" office:boolean-value="true" calcext:value-type="boolean">
            <text:p>TRUE</text:p>
          </table:table-cell>
          <table:table-cell table:formula="of:=IF( AND([.F125]&gt;[.$N$11]; [.F12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INDIRECT(ADDRESS(4;15+MOD([.A126];[.$N$4])))" office:value-type="float" office:value="1" calcext:value-type="float">
            <text:p>1</text:p>
          </table:table-cell>
          <table:table-cell table:formula="of:=INDIRECT(ADDRESS(5;15+MOD([.A126]/[.$N$4];[.$N$5])))" office:value-type="float" office:value="2" calcext:value-type="float">
            <text:p>2</text:p>
          </table:table-cell>
          <table:table-cell table:formula="of:=INDIRECT(ADDRESS(6;15+MOD([.A126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6]*[.D126]/([.B126])" office:value-type="float" office:value="29491200" calcext:value-type="float">
            <text:p>29491200</text:p>
          </table:table-cell>
          <table:table-cell table:formula="of:=[.F126]/[.C126]" office:value-type="float" office:value="14745600" calcext:value-type="float">
            <text:p>14745600</text:p>
          </table:table-cell>
          <table:table-cell table:formula="of:=IF(AND([.F126]&gt;[.$N$9];[.F126]&lt;[.$N$10]))" office:value-type="boolean" office:boolean-value="false" calcext:value-type="boolean">
            <text:p>FALSE</text:p>
          </table:table-cell>
          <table:table-cell table:formula="of:=IF( AND([.F126]&gt;[.$N$11]; [.F12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INDIRECT(ADDRESS(4;15+MOD([.A127];[.$N$4])))" office:value-type="float" office:value="2" calcext:value-type="float">
            <text:p>2</text:p>
          </table:table-cell>
          <table:table-cell table:formula="of:=INDIRECT(ADDRESS(5;15+MOD([.A127]/[.$N$4];[.$N$5])))" office:value-type="float" office:value="2" calcext:value-type="float">
            <text:p>2</text:p>
          </table:table-cell>
          <table:table-cell table:formula="of:=INDIRECT(ADDRESS(6;15+MOD([.A127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7]*[.D127]/([.B127])" office:value-type="float" office:value="14745600" calcext:value-type="float">
            <text:p>14745600</text:p>
          </table:table-cell>
          <table:table-cell table:formula="of:=[.F127]/[.C127]" office:value-type="float" office:value="7372800" calcext:value-type="float">
            <text:p>7372800</text:p>
          </table:table-cell>
          <table:table-cell table:formula="of:=IF(AND([.F127]&gt;[.$N$9];[.F127]&lt;[.$N$10]))" office:value-type="boolean" office:boolean-value="false" calcext:value-type="boolean">
            <text:p>FALSE</text:p>
          </table:table-cell>
          <table:table-cell table:formula="of:=IF( AND([.F127]&gt;[.$N$11]; [.F12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INDIRECT(ADDRESS(4;15+MOD([.A128];[.$N$4])))" office:value-type="float" office:value="3" calcext:value-type="float">
            <text:p>3</text:p>
          </table:table-cell>
          <table:table-cell table:formula="of:=INDIRECT(ADDRESS(5;15+MOD([.A128]/[.$N$4];[.$N$5])))" office:value-type="float" office:value="2" calcext:value-type="float">
            <text:p>2</text:p>
          </table:table-cell>
          <table:table-cell table:formula="of:=INDIRECT(ADDRESS(6;15+MOD([.A128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8]*[.D128]/([.B128])" office:value-type="float" office:value="9830400" calcext:value-type="float">
            <text:p>9830400</text:p>
          </table:table-cell>
          <table:table-cell table:formula="of:=[.F128]/[.C128]" office:value-type="float" office:value="4915200" calcext:value-type="float">
            <text:p>4915200</text:p>
          </table:table-cell>
          <table:table-cell table:formula="of:=IF(AND([.F128]&gt;[.$N$9];[.F128]&lt;[.$N$10]))" office:value-type="boolean" office:boolean-value="false" calcext:value-type="boolean">
            <text:p>FALSE</text:p>
          </table:table-cell>
          <table:table-cell table:formula="of:=IF( AND([.F128]&gt;[.$N$11]; [.F128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INDIRECT(ADDRESS(4;15+MOD([.A129];[.$N$4])))" office:value-type="float" office:value="4" calcext:value-type="float">
            <text:p>4</text:p>
          </table:table-cell>
          <table:table-cell table:formula="of:=INDIRECT(ADDRESS(5;15+MOD([.A129]/[.$N$4];[.$N$5])))" office:value-type="float" office:value="2" calcext:value-type="float">
            <text:p>2</text:p>
          </table:table-cell>
          <table:table-cell table:formula="of:=INDIRECT(ADDRESS(6;15+MOD([.A129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29]*[.D129]/([.B129])" office:value-type="float" office:value="7372800" calcext:value-type="float">
            <text:p>7372800</text:p>
          </table:table-cell>
          <table:table-cell table:formula="of:=[.F129]/[.C129]" office:value-type="float" office:value="3686400" calcext:value-type="float">
            <text:p>3686400</text:p>
          </table:table-cell>
          <table:table-cell table:formula="of:=IF(AND([.F129]&gt;[.$N$9];[.F129]&lt;[.$N$10]))" office:value-type="boolean" office:boolean-value="true" calcext:value-type="boolean">
            <text:p>TRUE</text:p>
          </table:table-cell>
          <table:table-cell table:formula="of:=IF( AND([.F129]&gt;[.$N$11]; [.F12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INDIRECT(ADDRESS(4;15+MOD([.A130];[.$N$4])))" office:value-type="float" office:value="1" calcext:value-type="float">
            <text:p>1</text:p>
          </table:table-cell>
          <table:table-cell table:formula="of:=INDIRECT(ADDRESS(5;15+MOD([.A130]/[.$N$4];[.$N$5])))" office:value-type="float" office:value="4" calcext:value-type="float">
            <text:p>4</text:p>
          </table:table-cell>
          <table:table-cell table:formula="of:=INDIRECT(ADDRESS(6;15+MOD([.A130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0]*[.D130]/([.B130])" office:value-type="float" office:value="29491200" calcext:value-type="float">
            <text:p>29491200</text:p>
          </table:table-cell>
          <table:table-cell table:formula="of:=[.F130]/[.C130]" office:value-type="float" office:value="7372800" calcext:value-type="float">
            <text:p>7372800</text:p>
          </table:table-cell>
          <table:table-cell table:formula="of:=IF(AND([.F130]&gt;[.$N$9];[.F130]&lt;[.$N$10]))" office:value-type="boolean" office:boolean-value="false" calcext:value-type="boolean">
            <text:p>FALSE</text:p>
          </table:table-cell>
          <table:table-cell table:formula="of:=IF( AND([.F130]&gt;[.$N$11]; [.F13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INDIRECT(ADDRESS(4;15+MOD([.A131];[.$N$4])))" office:value-type="float" office:value="2" calcext:value-type="float">
            <text:p>2</text:p>
          </table:table-cell>
          <table:table-cell table:formula="of:=INDIRECT(ADDRESS(5;15+MOD([.A131]/[.$N$4];[.$N$5])))" office:value-type="float" office:value="4" calcext:value-type="float">
            <text:p>4</text:p>
          </table:table-cell>
          <table:table-cell table:formula="of:=INDIRECT(ADDRESS(6;15+MOD([.A131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1]*[.D131]/([.B131])" office:value-type="float" office:value="14745600" calcext:value-type="float">
            <text:p>14745600</text:p>
          </table:table-cell>
          <table:table-cell table:formula="of:=[.F131]/[.C131]" office:value-type="float" office:value="3686400" calcext:value-type="float">
            <text:p>3686400</text:p>
          </table:table-cell>
          <table:table-cell table:formula="of:=IF(AND([.F131]&gt;[.$N$9];[.F131]&lt;[.$N$10]))" office:value-type="boolean" office:boolean-value="false" calcext:value-type="boolean">
            <text:p>FALSE</text:p>
          </table:table-cell>
          <table:table-cell table:formula="of:=IF( AND([.F131]&gt;[.$N$11]; [.F13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INDIRECT(ADDRESS(4;15+MOD([.A132];[.$N$4])))" office:value-type="float" office:value="3" calcext:value-type="float">
            <text:p>3</text:p>
          </table:table-cell>
          <table:table-cell table:formula="of:=INDIRECT(ADDRESS(5;15+MOD([.A132]/[.$N$4];[.$N$5])))" office:value-type="float" office:value="4" calcext:value-type="float">
            <text:p>4</text:p>
          </table:table-cell>
          <table:table-cell table:formula="of:=INDIRECT(ADDRESS(6;15+MOD([.A132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2]*[.D132]/([.B132])" office:value-type="float" office:value="9830400" calcext:value-type="float">
            <text:p>9830400</text:p>
          </table:table-cell>
          <table:table-cell table:formula="of:=[.F132]/[.C132]" office:value-type="float" office:value="2457600" calcext:value-type="float">
            <text:p>2457600</text:p>
          </table:table-cell>
          <table:table-cell table:formula="of:=IF(AND([.F132]&gt;[.$N$9];[.F132]&lt;[.$N$10]))" office:value-type="boolean" office:boolean-value="false" calcext:value-type="boolean">
            <text:p>FALSE</text:p>
          </table:table-cell>
          <table:table-cell table:formula="of:=IF( AND([.F132]&gt;[.$N$11]; [.F132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INDIRECT(ADDRESS(4;15+MOD([.A133];[.$N$4])))" office:value-type="float" office:value="4" calcext:value-type="float">
            <text:p>4</text:p>
          </table:table-cell>
          <table:table-cell table:formula="of:=INDIRECT(ADDRESS(5;15+MOD([.A133]/[.$N$4];[.$N$5])))" office:value-type="float" office:value="4" calcext:value-type="float">
            <text:p>4</text:p>
          </table:table-cell>
          <table:table-cell table:formula="of:=INDIRECT(ADDRESS(6;15+MOD([.A133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3]*[.D133]/([.B133])" office:value-type="float" office:value="7372800" calcext:value-type="float">
            <text:p>7372800</text:p>
          </table:table-cell>
          <table:table-cell table:formula="of:=[.F133]/[.C133]" office:value-type="float" office:value="1843200" calcext:value-type="float">
            <text:p>1843200</text:p>
          </table:table-cell>
          <table:table-cell table:formula="of:=IF(AND([.F133]&gt;[.$N$9];[.F133]&lt;[.$N$10]))" office:value-type="boolean" office:boolean-value="true" calcext:value-type="boolean">
            <text:p>TRUE</text:p>
          </table:table-cell>
          <table:table-cell table:formula="of:=IF( AND([.F133]&gt;[.$N$11]; [.F13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INDIRECT(ADDRESS(4;15+MOD([.A134];[.$N$4])))" office:value-type="float" office:value="1" calcext:value-type="float">
            <text:p>1</text:p>
          </table:table-cell>
          <table:table-cell table:formula="of:=INDIRECT(ADDRESS(5;15+MOD([.A134]/[.$N$4];[.$N$5])))" office:value-type="float" office:value="8" calcext:value-type="float">
            <text:p>8</text:p>
          </table:table-cell>
          <table:table-cell table:formula="of:=INDIRECT(ADDRESS(6;15+MOD([.A134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4]*[.D134]/([.B134])" office:value-type="float" office:value="29491200" calcext:value-type="float">
            <text:p>29491200</text:p>
          </table:table-cell>
          <table:table-cell table:formula="of:=[.F134]/[.C134]" office:value-type="float" office:value="3686400" calcext:value-type="float">
            <text:p>3686400</text:p>
          </table:table-cell>
          <table:table-cell table:formula="of:=IF(AND([.F134]&gt;[.$N$9];[.F134]&lt;[.$N$10]))" office:value-type="boolean" office:boolean-value="false" calcext:value-type="boolean">
            <text:p>FALSE</text:p>
          </table:table-cell>
          <table:table-cell table:formula="of:=IF( AND([.F134]&gt;[.$N$11]; [.F13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INDIRECT(ADDRESS(4;15+MOD([.A135];[.$N$4])))" office:value-type="float" office:value="2" calcext:value-type="float">
            <text:p>2</text:p>
          </table:table-cell>
          <table:table-cell table:formula="of:=INDIRECT(ADDRESS(5;15+MOD([.A135]/[.$N$4];[.$N$5])))" office:value-type="float" office:value="8" calcext:value-type="float">
            <text:p>8</text:p>
          </table:table-cell>
          <table:table-cell table:formula="of:=INDIRECT(ADDRESS(6;15+MOD([.A135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5]*[.D135]/([.B135])" office:value-type="float" office:value="14745600" calcext:value-type="float">
            <text:p>14745600</text:p>
          </table:table-cell>
          <table:table-cell table:formula="of:=[.F135]/[.C135]" office:value-type="float" office:value="1843200" calcext:value-type="float">
            <text:p>1843200</text:p>
          </table:table-cell>
          <table:table-cell table:formula="of:=IF(AND([.F135]&gt;[.$N$9];[.F135]&lt;[.$N$10]))" office:value-type="boolean" office:boolean-value="false" calcext:value-type="boolean">
            <text:p>FALSE</text:p>
          </table:table-cell>
          <table:table-cell table:formula="of:=IF( AND([.F135]&gt;[.$N$11]; [.F13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INDIRECT(ADDRESS(4;15+MOD([.A136];[.$N$4])))" office:value-type="float" office:value="3" calcext:value-type="float">
            <text:p>3</text:p>
          </table:table-cell>
          <table:table-cell table:formula="of:=INDIRECT(ADDRESS(5;15+MOD([.A136]/[.$N$4];[.$N$5])))" office:value-type="float" office:value="8" calcext:value-type="float">
            <text:p>8</text:p>
          </table:table-cell>
          <table:table-cell table:formula="of:=INDIRECT(ADDRESS(6;15+MOD([.A136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6]*[.D136]/([.B136])" office:value-type="float" office:value="9830400" calcext:value-type="float">
            <text:p>9830400</text:p>
          </table:table-cell>
          <table:table-cell table:formula="of:=[.F136]/[.C136]" office:value-type="float" office:value="1228800" calcext:value-type="float">
            <text:p>1228800</text:p>
          </table:table-cell>
          <table:table-cell table:formula="of:=IF(AND([.F136]&gt;[.$N$9];[.F136]&lt;[.$N$10]))" office:value-type="boolean" office:boolean-value="false" calcext:value-type="boolean">
            <text:p>FALSE</text:p>
          </table:table-cell>
          <table:table-cell table:formula="of:=IF( AND([.F136]&gt;[.$N$11]; [.F136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INDIRECT(ADDRESS(4;15+MOD([.A137];[.$N$4])))" office:value-type="float" office:value="4" calcext:value-type="float">
            <text:p>4</text:p>
          </table:table-cell>
          <table:table-cell table:formula="of:=INDIRECT(ADDRESS(5;15+MOD([.A137]/[.$N$4];[.$N$5])))" office:value-type="float" office:value="8" calcext:value-type="float">
            <text:p>8</text:p>
          </table:table-cell>
          <table:table-cell table:formula="of:=INDIRECT(ADDRESS(6;15+MOD([.A137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7]*[.D137]/([.B137])" office:value-type="float" office:value="7372800" calcext:value-type="float">
            <text:p>7372800</text:p>
          </table:table-cell>
          <table:table-cell table:formula="of:=[.F137]/[.C137]" office:value-type="float" office:value="921600" calcext:value-type="float">
            <text:p>921600</text:p>
          </table:table-cell>
          <table:table-cell table:formula="of:=IF(AND([.F137]&gt;[.$N$9];[.F137]&lt;[.$N$10]))" office:value-type="boolean" office:boolean-value="true" calcext:value-type="boolean">
            <text:p>TRUE</text:p>
          </table:table-cell>
          <table:table-cell table:formula="of:=IF( AND([.F137]&gt;[.$N$11]; [.F13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INDIRECT(ADDRESS(4;15+MOD([.A138];[.$N$4])))" office:value-type="float" office:value="1" calcext:value-type="float">
            <text:p>1</text:p>
          </table:table-cell>
          <table:table-cell table:formula="of:=INDIRECT(ADDRESS(5;15+MOD([.A138]/[.$N$4];[.$N$5])))" office:value-type="float" office:value="16" calcext:value-type="float">
            <text:p>16</text:p>
          </table:table-cell>
          <table:table-cell table:formula="of:=INDIRECT(ADDRESS(6;15+MOD([.A138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8]*[.D138]/([.B138])" office:value-type="float" office:value="29491200" calcext:value-type="float">
            <text:p>29491200</text:p>
          </table:table-cell>
          <table:table-cell table:formula="of:=[.F138]/[.C138]" office:value-type="float" office:value="1843200" calcext:value-type="float">
            <text:p>1843200</text:p>
          </table:table-cell>
          <table:table-cell table:formula="of:=IF(AND([.F138]&gt;[.$N$9];[.F138]&lt;[.$N$10]))" office:value-type="boolean" office:boolean-value="false" calcext:value-type="boolean">
            <text:p>FALSE</text:p>
          </table:table-cell>
          <table:table-cell table:formula="of:=IF( AND([.F138]&gt;[.$N$11]; [.F13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INDIRECT(ADDRESS(4;15+MOD([.A139];[.$N$4])))" office:value-type="float" office:value="2" calcext:value-type="float">
            <text:p>2</text:p>
          </table:table-cell>
          <table:table-cell table:formula="of:=INDIRECT(ADDRESS(5;15+MOD([.A139]/[.$N$4];[.$N$5])))" office:value-type="float" office:value="16" calcext:value-type="float">
            <text:p>16</text:p>
          </table:table-cell>
          <table:table-cell table:formula="of:=INDIRECT(ADDRESS(6;15+MOD([.A139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39]*[.D139]/([.B139])" office:value-type="float" office:value="14745600" calcext:value-type="float">
            <text:p>14745600</text:p>
          </table:table-cell>
          <table:table-cell table:formula="of:=[.F139]/[.C139]" office:value-type="float" office:value="921600" calcext:value-type="float">
            <text:p>921600</text:p>
          </table:table-cell>
          <table:table-cell table:formula="of:=IF(AND([.F139]&gt;[.$N$9];[.F139]&lt;[.$N$10]))" office:value-type="boolean" office:boolean-value="false" calcext:value-type="boolean">
            <text:p>FALSE</text:p>
          </table:table-cell>
          <table:table-cell table:formula="of:=IF( AND([.F139]&gt;[.$N$11]; [.F13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INDIRECT(ADDRESS(4;15+MOD([.A140];[.$N$4])))" office:value-type="float" office:value="3" calcext:value-type="float">
            <text:p>3</text:p>
          </table:table-cell>
          <table:table-cell table:formula="of:=INDIRECT(ADDRESS(5;15+MOD([.A140]/[.$N$4];[.$N$5])))" office:value-type="float" office:value="16" calcext:value-type="float">
            <text:p>16</text:p>
          </table:table-cell>
          <table:table-cell table:formula="of:=INDIRECT(ADDRESS(6;15+MOD([.A140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0]*[.D140]/([.B140])" office:value-type="float" office:value="9830400" calcext:value-type="float">
            <text:p>9830400</text:p>
          </table:table-cell>
          <table:table-cell table:formula="of:=[.F140]/[.C140]" office:value-type="float" office:value="614400" calcext:value-type="float">
            <text:p>614400</text:p>
          </table:table-cell>
          <table:table-cell table:formula="of:=IF(AND([.F140]&gt;[.$N$9];[.F140]&lt;[.$N$10]))" office:value-type="boolean" office:boolean-value="false" calcext:value-type="boolean">
            <text:p>FALSE</text:p>
          </table:table-cell>
          <table:table-cell table:formula="of:=IF( AND([.F140]&gt;[.$N$11]; [.F140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INDIRECT(ADDRESS(4;15+MOD([.A141];[.$N$4])))" office:value-type="float" office:value="4" calcext:value-type="float">
            <text:p>4</text:p>
          </table:table-cell>
          <table:table-cell table:formula="of:=INDIRECT(ADDRESS(5;15+MOD([.A141]/[.$N$4];[.$N$5])))" office:value-type="float" office:value="16" calcext:value-type="float">
            <text:p>16</text:p>
          </table:table-cell>
          <table:table-cell table:formula="of:=INDIRECT(ADDRESS(6;15+MOD([.A141]/([.$N$4] *[.$N$5]);[.$N$6])))" office:value-type="float" office:value="80" calcext:value-type="float">
            <text:p>8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1]*[.D141]/([.B141])" office:value-type="float" office:value="7372800" calcext:value-type="float">
            <text:p>7372800</text:p>
          </table:table-cell>
          <table:table-cell table:formula="of:=[.F141]/[.C141]" office:value-type="float" office:value="460800" calcext:value-type="float">
            <text:p>460800</text:p>
          </table:table-cell>
          <table:table-cell table:formula="of:=IF(AND([.F141]&gt;[.$N$9];[.F141]&lt;[.$N$10]))" office:value-type="boolean" office:boolean-value="true" calcext:value-type="boolean">
            <text:p>TRUE</text:p>
          </table:table-cell>
          <table:table-cell table:formula="of:=IF( AND([.F141]&gt;[.$N$11]; [.F14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INDIRECT(ADDRESS(4;15+MOD([.A142];[.$N$4])))" office:value-type="float" office:value="1" calcext:value-type="float">
            <text:p>1</text:p>
          </table:table-cell>
          <table:table-cell table:formula="of:=INDIRECT(ADDRESS(5;15+MOD([.A142]/[.$N$4];[.$N$5])))" office:value-type="float" office:value="1" calcext:value-type="float">
            <text:p>1</text:p>
          </table:table-cell>
          <table:table-cell table:formula="of:=INDIRECT(ADDRESS(6;15+MOD([.A142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2]*[.D142]/([.B142])" office:value-type="float" office:value="36864000" calcext:value-type="float">
            <text:p>36864000</text:p>
          </table:table-cell>
          <table:table-cell table:formula="of:=[.F142]/[.C142]" office:value-type="float" office:value="36864000" calcext:value-type="float">
            <text:p>36864000</text:p>
          </table:table-cell>
          <table:table-cell table:formula="of:=IF(AND([.F142]&gt;[.$N$9];[.F142]&lt;[.$N$10]))" office:value-type="boolean" office:boolean-value="false" calcext:value-type="boolean">
            <text:p>FALSE</text:p>
          </table:table-cell>
          <table:table-cell table:formula="of:=IF( AND([.F142]&gt;[.$N$11]; [.F14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INDIRECT(ADDRESS(4;15+MOD([.A143];[.$N$4])))" office:value-type="float" office:value="2" calcext:value-type="float">
            <text:p>2</text:p>
          </table:table-cell>
          <table:table-cell table:formula="of:=INDIRECT(ADDRESS(5;15+MOD([.A143]/[.$N$4];[.$N$5])))" office:value-type="float" office:value="1" calcext:value-type="float">
            <text:p>1</text:p>
          </table:table-cell>
          <table:table-cell table:formula="of:=INDIRECT(ADDRESS(6;15+MOD([.A143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3]*[.D143]/([.B143])" office:value-type="float" office:value="18432000" calcext:value-type="float">
            <text:p>18432000</text:p>
          </table:table-cell>
          <table:table-cell table:formula="of:=[.F143]/[.C143]" office:value-type="float" office:value="18432000" calcext:value-type="float">
            <text:p>18432000</text:p>
          </table:table-cell>
          <table:table-cell table:formula="of:=IF(AND([.F143]&gt;[.$N$9];[.F143]&lt;[.$N$10]))" office:value-type="boolean" office:boolean-value="false" calcext:value-type="boolean">
            <text:p>FALSE</text:p>
          </table:table-cell>
          <table:table-cell table:formula="of:=IF( AND([.F143]&gt;[.$N$11]; [.F14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INDIRECT(ADDRESS(4;15+MOD([.A144];[.$N$4])))" office:value-type="float" office:value="3" calcext:value-type="float">
            <text:p>3</text:p>
          </table:table-cell>
          <table:table-cell table:formula="of:=INDIRECT(ADDRESS(5;15+MOD([.A144]/[.$N$4];[.$N$5])))" office:value-type="float" office:value="1" calcext:value-type="float">
            <text:p>1</text:p>
          </table:table-cell>
          <table:table-cell table:formula="of:=INDIRECT(ADDRESS(6;15+MOD([.A144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4]*[.D144]/([.B144])" office:value-type="float" office:value="12288000" calcext:value-type="float">
            <text:p>12288000</text:p>
          </table:table-cell>
          <table:table-cell table:formula="of:=[.F144]/[.C144]" office:value-type="float" office:value="12288000" calcext:value-type="float">
            <text:p>12288000</text:p>
          </table:table-cell>
          <table:table-cell table:formula="of:=IF(AND([.F144]&gt;[.$N$9];[.F144]&lt;[.$N$10]))" office:value-type="boolean" office:boolean-value="false" calcext:value-type="boolean">
            <text:p>FALSE</text:p>
          </table:table-cell>
          <table:table-cell table:formula="of:=IF( AND([.F144]&gt;[.$N$11]; [.F144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INDIRECT(ADDRESS(4;15+MOD([.A145];[.$N$4])))" office:value-type="float" office:value="4" calcext:value-type="float">
            <text:p>4</text:p>
          </table:table-cell>
          <table:table-cell table:formula="of:=INDIRECT(ADDRESS(5;15+MOD([.A145]/[.$N$4];[.$N$5])))" office:value-type="float" office:value="1" calcext:value-type="float">
            <text:p>1</text:p>
          </table:table-cell>
          <table:table-cell table:formula="of:=INDIRECT(ADDRESS(6;15+MOD([.A145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5]*[.D145]/([.B145])" office:value-type="float" office:value="9216000" calcext:value-type="float">
            <text:p>9216000</text:p>
          </table:table-cell>
          <table:table-cell table:formula="of:=[.F145]/[.C145]" office:value-type="float" office:value="9216000" calcext:value-type="float">
            <text:p>9216000</text:p>
          </table:table-cell>
          <table:table-cell table:formula="of:=IF(AND([.F145]&gt;[.$N$9];[.F145]&lt;[.$N$10]))" office:value-type="boolean" office:boolean-value="false" calcext:value-type="boolean">
            <text:p>FALSE</text:p>
          </table:table-cell>
          <table:table-cell table:formula="of:=IF( AND([.F145]&gt;[.$N$11]; [.F14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INDIRECT(ADDRESS(4;15+MOD([.A146];[.$N$4])))" office:value-type="float" office:value="1" calcext:value-type="float">
            <text:p>1</text:p>
          </table:table-cell>
          <table:table-cell table:formula="of:=INDIRECT(ADDRESS(5;15+MOD([.A146]/[.$N$4];[.$N$5])))" office:value-type="float" office:value="2" calcext:value-type="float">
            <text:p>2</text:p>
          </table:table-cell>
          <table:table-cell table:formula="of:=INDIRECT(ADDRESS(6;15+MOD([.A146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6]*[.D146]/([.B146])" office:value-type="float" office:value="36864000" calcext:value-type="float">
            <text:p>36864000</text:p>
          </table:table-cell>
          <table:table-cell table:formula="of:=[.F146]/[.C146]" office:value-type="float" office:value="18432000" calcext:value-type="float">
            <text:p>18432000</text:p>
          </table:table-cell>
          <table:table-cell table:formula="of:=IF(AND([.F146]&gt;[.$N$9];[.F146]&lt;[.$N$10]))" office:value-type="boolean" office:boolean-value="false" calcext:value-type="boolean">
            <text:p>FALSE</text:p>
          </table:table-cell>
          <table:table-cell table:formula="of:=IF( AND([.F146]&gt;[.$N$11]; [.F14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INDIRECT(ADDRESS(4;15+MOD([.A147];[.$N$4])))" office:value-type="float" office:value="2" calcext:value-type="float">
            <text:p>2</text:p>
          </table:table-cell>
          <table:table-cell table:formula="of:=INDIRECT(ADDRESS(5;15+MOD([.A147]/[.$N$4];[.$N$5])))" office:value-type="float" office:value="2" calcext:value-type="float">
            <text:p>2</text:p>
          </table:table-cell>
          <table:table-cell table:formula="of:=INDIRECT(ADDRESS(6;15+MOD([.A147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7]*[.D147]/([.B147])" office:value-type="float" office:value="18432000" calcext:value-type="float">
            <text:p>18432000</text:p>
          </table:table-cell>
          <table:table-cell table:formula="of:=[.F147]/[.C147]" office:value-type="float" office:value="9216000" calcext:value-type="float">
            <text:p>9216000</text:p>
          </table:table-cell>
          <table:table-cell table:formula="of:=IF(AND([.F147]&gt;[.$N$9];[.F147]&lt;[.$N$10]))" office:value-type="boolean" office:boolean-value="false" calcext:value-type="boolean">
            <text:p>FALSE</text:p>
          </table:table-cell>
          <table:table-cell table:formula="of:=IF( AND([.F147]&gt;[.$N$11]; [.F14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INDIRECT(ADDRESS(4;15+MOD([.A148];[.$N$4])))" office:value-type="float" office:value="3" calcext:value-type="float">
            <text:p>3</text:p>
          </table:table-cell>
          <table:table-cell table:formula="of:=INDIRECT(ADDRESS(5;15+MOD([.A148]/[.$N$4];[.$N$5])))" office:value-type="float" office:value="2" calcext:value-type="float">
            <text:p>2</text:p>
          </table:table-cell>
          <table:table-cell table:formula="of:=INDIRECT(ADDRESS(6;15+MOD([.A148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8]*[.D148]/([.B148])" office:value-type="float" office:value="12288000" calcext:value-type="float">
            <text:p>12288000</text:p>
          </table:table-cell>
          <table:table-cell table:formula="of:=[.F148]/[.C148]" office:value-type="float" office:value="6144000" calcext:value-type="float">
            <text:p>6144000</text:p>
          </table:table-cell>
          <table:table-cell table:formula="of:=IF(AND([.F148]&gt;[.$N$9];[.F148]&lt;[.$N$10]))" office:value-type="boolean" office:boolean-value="false" calcext:value-type="boolean">
            <text:p>FALSE</text:p>
          </table:table-cell>
          <table:table-cell table:formula="of:=IF( AND([.F148]&gt;[.$N$11]; [.F148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INDIRECT(ADDRESS(4;15+MOD([.A149];[.$N$4])))" office:value-type="float" office:value="4" calcext:value-type="float">
            <text:p>4</text:p>
          </table:table-cell>
          <table:table-cell table:formula="of:=INDIRECT(ADDRESS(5;15+MOD([.A149]/[.$N$4];[.$N$5])))" office:value-type="float" office:value="2" calcext:value-type="float">
            <text:p>2</text:p>
          </table:table-cell>
          <table:table-cell table:formula="of:=INDIRECT(ADDRESS(6;15+MOD([.A149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49]*[.D149]/([.B149])" office:value-type="float" office:value="9216000" calcext:value-type="float">
            <text:p>9216000</text:p>
          </table:table-cell>
          <table:table-cell table:formula="of:=[.F149]/[.C149]" office:value-type="float" office:value="4608000" calcext:value-type="float">
            <text:p>4608000</text:p>
          </table:table-cell>
          <table:table-cell table:formula="of:=IF(AND([.F149]&gt;[.$N$9];[.F149]&lt;[.$N$10]))" office:value-type="boolean" office:boolean-value="false" calcext:value-type="boolean">
            <text:p>FALSE</text:p>
          </table:table-cell>
          <table:table-cell table:formula="of:=IF( AND([.F149]&gt;[.$N$11]; [.F14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INDIRECT(ADDRESS(4;15+MOD([.A150];[.$N$4])))" office:value-type="float" office:value="1" calcext:value-type="float">
            <text:p>1</text:p>
          </table:table-cell>
          <table:table-cell table:formula="of:=INDIRECT(ADDRESS(5;15+MOD([.A150]/[.$N$4];[.$N$5])))" office:value-type="float" office:value="4" calcext:value-type="float">
            <text:p>4</text:p>
          </table:table-cell>
          <table:table-cell table:formula="of:=INDIRECT(ADDRESS(6;15+MOD([.A150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0]*[.D150]/([.B150])" office:value-type="float" office:value="36864000" calcext:value-type="float">
            <text:p>36864000</text:p>
          </table:table-cell>
          <table:table-cell table:formula="of:=[.F150]/[.C150]" office:value-type="float" office:value="9216000" calcext:value-type="float">
            <text:p>9216000</text:p>
          </table:table-cell>
          <table:table-cell table:formula="of:=IF(AND([.F150]&gt;[.$N$9];[.F150]&lt;[.$N$10]))" office:value-type="boolean" office:boolean-value="false" calcext:value-type="boolean">
            <text:p>FALSE</text:p>
          </table:table-cell>
          <table:table-cell table:formula="of:=IF( AND([.F150]&gt;[.$N$11]; [.F15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INDIRECT(ADDRESS(4;15+MOD([.A151];[.$N$4])))" office:value-type="float" office:value="2" calcext:value-type="float">
            <text:p>2</text:p>
          </table:table-cell>
          <table:table-cell table:formula="of:=INDIRECT(ADDRESS(5;15+MOD([.A151]/[.$N$4];[.$N$5])))" office:value-type="float" office:value="4" calcext:value-type="float">
            <text:p>4</text:p>
          </table:table-cell>
          <table:table-cell table:formula="of:=INDIRECT(ADDRESS(6;15+MOD([.A151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1]*[.D151]/([.B151])" office:value-type="float" office:value="18432000" calcext:value-type="float">
            <text:p>18432000</text:p>
          </table:table-cell>
          <table:table-cell table:formula="of:=[.F151]/[.C151]" office:value-type="float" office:value="4608000" calcext:value-type="float">
            <text:p>4608000</text:p>
          </table:table-cell>
          <table:table-cell table:formula="of:=IF(AND([.F151]&gt;[.$N$9];[.F151]&lt;[.$N$10]))" office:value-type="boolean" office:boolean-value="false" calcext:value-type="boolean">
            <text:p>FALSE</text:p>
          </table:table-cell>
          <table:table-cell table:formula="of:=IF( AND([.F151]&gt;[.$N$11]; [.F15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INDIRECT(ADDRESS(4;15+MOD([.A152];[.$N$4])))" office:value-type="float" office:value="3" calcext:value-type="float">
            <text:p>3</text:p>
          </table:table-cell>
          <table:table-cell table:formula="of:=INDIRECT(ADDRESS(5;15+MOD([.A152]/[.$N$4];[.$N$5])))" office:value-type="float" office:value="4" calcext:value-type="float">
            <text:p>4</text:p>
          </table:table-cell>
          <table:table-cell table:formula="of:=INDIRECT(ADDRESS(6;15+MOD([.A152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2]*[.D152]/([.B152])" office:value-type="float" office:value="12288000" calcext:value-type="float">
            <text:p>12288000</text:p>
          </table:table-cell>
          <table:table-cell table:formula="of:=[.F152]/[.C152]" office:value-type="float" office:value="3072000" calcext:value-type="float">
            <text:p>3072000</text:p>
          </table:table-cell>
          <table:table-cell table:formula="of:=IF(AND([.F152]&gt;[.$N$9];[.F152]&lt;[.$N$10]))" office:value-type="boolean" office:boolean-value="false" calcext:value-type="boolean">
            <text:p>FALSE</text:p>
          </table:table-cell>
          <table:table-cell table:formula="of:=IF( AND([.F152]&gt;[.$N$11]; [.F152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INDIRECT(ADDRESS(4;15+MOD([.A153];[.$N$4])))" office:value-type="float" office:value="4" calcext:value-type="float">
            <text:p>4</text:p>
          </table:table-cell>
          <table:table-cell table:formula="of:=INDIRECT(ADDRESS(5;15+MOD([.A153]/[.$N$4];[.$N$5])))" office:value-type="float" office:value="4" calcext:value-type="float">
            <text:p>4</text:p>
          </table:table-cell>
          <table:table-cell table:formula="of:=INDIRECT(ADDRESS(6;15+MOD([.A153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3]*[.D153]/([.B153])" office:value-type="float" office:value="9216000" calcext:value-type="float">
            <text:p>9216000</text:p>
          </table:table-cell>
          <table:table-cell table:formula="of:=[.F153]/[.C153]" office:value-type="float" office:value="2304000" calcext:value-type="float">
            <text:p>2304000</text:p>
          </table:table-cell>
          <table:table-cell table:formula="of:=IF(AND([.F153]&gt;[.$N$9];[.F153]&lt;[.$N$10]))" office:value-type="boolean" office:boolean-value="false" calcext:value-type="boolean">
            <text:p>FALSE</text:p>
          </table:table-cell>
          <table:table-cell table:formula="of:=IF( AND([.F153]&gt;[.$N$11]; [.F15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INDIRECT(ADDRESS(4;15+MOD([.A154];[.$N$4])))" office:value-type="float" office:value="1" calcext:value-type="float">
            <text:p>1</text:p>
          </table:table-cell>
          <table:table-cell table:formula="of:=INDIRECT(ADDRESS(5;15+MOD([.A154]/[.$N$4];[.$N$5])))" office:value-type="float" office:value="8" calcext:value-type="float">
            <text:p>8</text:p>
          </table:table-cell>
          <table:table-cell table:formula="of:=INDIRECT(ADDRESS(6;15+MOD([.A154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4]*[.D154]/([.B154])" office:value-type="float" office:value="36864000" calcext:value-type="float">
            <text:p>36864000</text:p>
          </table:table-cell>
          <table:table-cell table:formula="of:=[.F154]/[.C154]" office:value-type="float" office:value="4608000" calcext:value-type="float">
            <text:p>4608000</text:p>
          </table:table-cell>
          <table:table-cell table:formula="of:=IF(AND([.F154]&gt;[.$N$9];[.F154]&lt;[.$N$10]))" office:value-type="boolean" office:boolean-value="false" calcext:value-type="boolean">
            <text:p>FALSE</text:p>
          </table:table-cell>
          <table:table-cell table:formula="of:=IF( AND([.F154]&gt;[.$N$11]; [.F15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INDIRECT(ADDRESS(4;15+MOD([.A155];[.$N$4])))" office:value-type="float" office:value="2" calcext:value-type="float">
            <text:p>2</text:p>
          </table:table-cell>
          <table:table-cell table:formula="of:=INDIRECT(ADDRESS(5;15+MOD([.A155]/[.$N$4];[.$N$5])))" office:value-type="float" office:value="8" calcext:value-type="float">
            <text:p>8</text:p>
          </table:table-cell>
          <table:table-cell table:formula="of:=INDIRECT(ADDRESS(6;15+MOD([.A155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5]*[.D155]/([.B155])" office:value-type="float" office:value="18432000" calcext:value-type="float">
            <text:p>18432000</text:p>
          </table:table-cell>
          <table:table-cell table:formula="of:=[.F155]/[.C155]" office:value-type="float" office:value="2304000" calcext:value-type="float">
            <text:p>2304000</text:p>
          </table:table-cell>
          <table:table-cell table:formula="of:=IF(AND([.F155]&gt;[.$N$9];[.F155]&lt;[.$N$10]))" office:value-type="boolean" office:boolean-value="false" calcext:value-type="boolean">
            <text:p>FALSE</text:p>
          </table:table-cell>
          <table:table-cell table:formula="of:=IF( AND([.F155]&gt;[.$N$11]; [.F15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INDIRECT(ADDRESS(4;15+MOD([.A156];[.$N$4])))" office:value-type="float" office:value="3" calcext:value-type="float">
            <text:p>3</text:p>
          </table:table-cell>
          <table:table-cell table:formula="of:=INDIRECT(ADDRESS(5;15+MOD([.A156]/[.$N$4];[.$N$5])))" office:value-type="float" office:value="8" calcext:value-type="float">
            <text:p>8</text:p>
          </table:table-cell>
          <table:table-cell table:formula="of:=INDIRECT(ADDRESS(6;15+MOD([.A156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6]*[.D156]/([.B156])" office:value-type="float" office:value="12288000" calcext:value-type="float">
            <text:p>12288000</text:p>
          </table:table-cell>
          <table:table-cell table:formula="of:=[.F156]/[.C156]" office:value-type="float" office:value="1536000" calcext:value-type="float">
            <text:p>1536000</text:p>
          </table:table-cell>
          <table:table-cell table:formula="of:=IF(AND([.F156]&gt;[.$N$9];[.F156]&lt;[.$N$10]))" office:value-type="boolean" office:boolean-value="false" calcext:value-type="boolean">
            <text:p>FALSE</text:p>
          </table:table-cell>
          <table:table-cell table:formula="of:=IF( AND([.F156]&gt;[.$N$11]; [.F156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INDIRECT(ADDRESS(4;15+MOD([.A157];[.$N$4])))" office:value-type="float" office:value="4" calcext:value-type="float">
            <text:p>4</text:p>
          </table:table-cell>
          <table:table-cell table:formula="of:=INDIRECT(ADDRESS(5;15+MOD([.A157]/[.$N$4];[.$N$5])))" office:value-type="float" office:value="8" calcext:value-type="float">
            <text:p>8</text:p>
          </table:table-cell>
          <table:table-cell table:formula="of:=INDIRECT(ADDRESS(6;15+MOD([.A157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7]*[.D157]/([.B157])" office:value-type="float" office:value="9216000" calcext:value-type="float">
            <text:p>9216000</text:p>
          </table:table-cell>
          <table:table-cell table:formula="of:=[.F157]/[.C157]" office:value-type="float" office:value="1152000" calcext:value-type="float">
            <text:p>1152000</text:p>
          </table:table-cell>
          <table:table-cell table:formula="of:=IF(AND([.F157]&gt;[.$N$9];[.F157]&lt;[.$N$10]))" office:value-type="boolean" office:boolean-value="false" calcext:value-type="boolean">
            <text:p>FALSE</text:p>
          </table:table-cell>
          <table:table-cell table:formula="of:=IF( AND([.F157]&gt;[.$N$11]; [.F15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INDIRECT(ADDRESS(4;15+MOD([.A158];[.$N$4])))" office:value-type="float" office:value="1" calcext:value-type="float">
            <text:p>1</text:p>
          </table:table-cell>
          <table:table-cell table:formula="of:=INDIRECT(ADDRESS(5;15+MOD([.A158]/[.$N$4];[.$N$5])))" office:value-type="float" office:value="16" calcext:value-type="float">
            <text:p>16</text:p>
          </table:table-cell>
          <table:table-cell table:formula="of:=INDIRECT(ADDRESS(6;15+MOD([.A158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8]*[.D158]/([.B158])" office:value-type="float" office:value="36864000" calcext:value-type="float">
            <text:p>36864000</text:p>
          </table:table-cell>
          <table:table-cell table:formula="of:=[.F158]/[.C158]" office:value-type="float" office:value="2304000" calcext:value-type="float">
            <text:p>2304000</text:p>
          </table:table-cell>
          <table:table-cell table:formula="of:=IF(AND([.F158]&gt;[.$N$9];[.F158]&lt;[.$N$10]))" office:value-type="boolean" office:boolean-value="false" calcext:value-type="boolean">
            <text:p>FALSE</text:p>
          </table:table-cell>
          <table:table-cell table:formula="of:=IF( AND([.F158]&gt;[.$N$11]; [.F15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INDIRECT(ADDRESS(4;15+MOD([.A159];[.$N$4])))" office:value-type="float" office:value="2" calcext:value-type="float">
            <text:p>2</text:p>
          </table:table-cell>
          <table:table-cell table:formula="of:=INDIRECT(ADDRESS(5;15+MOD([.A159]/[.$N$4];[.$N$5])))" office:value-type="float" office:value="16" calcext:value-type="float">
            <text:p>16</text:p>
          </table:table-cell>
          <table:table-cell table:formula="of:=INDIRECT(ADDRESS(6;15+MOD([.A159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59]*[.D159]/([.B159])" office:value-type="float" office:value="18432000" calcext:value-type="float">
            <text:p>18432000</text:p>
          </table:table-cell>
          <table:table-cell table:formula="of:=[.F159]/[.C159]" office:value-type="float" office:value="1152000" calcext:value-type="float">
            <text:p>1152000</text:p>
          </table:table-cell>
          <table:table-cell table:formula="of:=IF(AND([.F159]&gt;[.$N$9];[.F159]&lt;[.$N$10]))" office:value-type="boolean" office:boolean-value="false" calcext:value-type="boolean">
            <text:p>FALSE</text:p>
          </table:table-cell>
          <table:table-cell table:formula="of:=IF( AND([.F159]&gt;[.$N$11]; [.F15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INDIRECT(ADDRESS(4;15+MOD([.A160];[.$N$4])))" office:value-type="float" office:value="3" calcext:value-type="float">
            <text:p>3</text:p>
          </table:table-cell>
          <table:table-cell table:formula="of:=INDIRECT(ADDRESS(5;15+MOD([.A160]/[.$N$4];[.$N$5])))" office:value-type="float" office:value="16" calcext:value-type="float">
            <text:p>16</text:p>
          </table:table-cell>
          <table:table-cell table:formula="of:=INDIRECT(ADDRESS(6;15+MOD([.A160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0]*[.D160]/([.B160])" office:value-type="float" office:value="12288000" calcext:value-type="float">
            <text:p>12288000</text:p>
          </table:table-cell>
          <table:table-cell table:formula="of:=[.F160]/[.C160]" office:value-type="float" office:value="768000" calcext:value-type="float">
            <text:p>768000</text:p>
          </table:table-cell>
          <table:table-cell table:formula="of:=IF(AND([.F160]&gt;[.$N$9];[.F160]&lt;[.$N$10]))" office:value-type="boolean" office:boolean-value="false" calcext:value-type="boolean">
            <text:p>FALSE</text:p>
          </table:table-cell>
          <table:table-cell table:formula="of:=IF( AND([.F160]&gt;[.$N$11]; [.F160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INDIRECT(ADDRESS(4;15+MOD([.A161];[.$N$4])))" office:value-type="float" office:value="4" calcext:value-type="float">
            <text:p>4</text:p>
          </table:table-cell>
          <table:table-cell table:formula="of:=INDIRECT(ADDRESS(5;15+MOD([.A161]/[.$N$4];[.$N$5])))" office:value-type="float" office:value="16" calcext:value-type="float">
            <text:p>16</text:p>
          </table:table-cell>
          <table:table-cell table:formula="of:=INDIRECT(ADDRESS(6;15+MOD([.A161]/([.$N$4] *[.$N$5]);[.$N$6])))" office:value-type="float" office:value="100" calcext:value-type="float">
            <text:p>100</text:p>
          </table:table-cell>
          <table:table-cell table:formula="of:=[.$N$3]" office:value-type="float" office:value="368640" calcext:value-type="float">
            <text:p>368640</text:p>
          </table:table-cell>
          <table:table-cell table:formula="of:=[.E161]*[.D161]/([.B161])" office:value-type="float" office:value="9216000" calcext:value-type="float">
            <text:p>9216000</text:p>
          </table:table-cell>
          <table:table-cell table:formula="of:=[.F161]/[.C161]" office:value-type="float" office:value="576000" calcext:value-type="float">
            <text:p>576000</text:p>
          </table:table-cell>
          <table:table-cell table:formula="of:=IF(AND([.F161]&gt;[.$N$9];[.F161]&lt;[.$N$10]))" office:value-type="boolean" office:boolean-value="false" calcext:value-type="boolean">
            <text:p>FALSE</text:p>
          </table:table-cell>
          <table:table-cell table:formula="of:=IF( AND([.F161]&gt;[.$N$11]; [.F161]&lt;[.$N$12]) ; 1)" office:value-type="boolean" office:boolean-value="false" calcext:value-type="boolean">
            <text:p>FALSE</text:p>
          </table:table-cell>
          <table:table-cell table:number-columns-repeated="13"/>
        </table:table-row>
        <calcext:conditional-formats>
          <calcext:conditional-format calcext:target-range-address="'QPLL_mode4_11.8_GHz'.H2:'QPLL_mode4_11.8_GHz'.H161">
            <calcext:condition calcext:apply-style-name="Good" calcext:value="=1" calcext:base-cell-address="'QPLL_mode4_11.8_GHz'.H2"/>
          </calcext:conditional-format>
          <calcext:conditional-format calcext:target-range-address="'QPLL_mode4_11.8_GHz'.I2:'QPLL_mode4_11.8_GHz'.I161">
            <calcext:condition calcext:apply-style-name="Good" calcext:value="=1" calcext:base-cell-address="'QPLL_mode4_11.8_GHz'.I2"/>
          </calcext:conditional-format>
        </calcext:conditional-formats>
      </table:table>
      <table:table table:name="mode4_11.8_GHz" table:style-name="ta1">
        <table:table-column table:style-name="co17" table:number-columns-repeated="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1019" table:default-cell-style-name="Default"/>
        <table:table-row table:style-name="ro1">
          <table:table-cell table:style-name="ce82"/>
          <table:table-cell table:style-name="ce83"/>
          <table:table-cell table:style-name="ce99"/>
          <table:table-cell table:style-name="ce82" table:number-columns-repeated="4"/>
          <table:table-cell table:style-name="ce105"/>
          <table:table-cell table:style-name="ce82"/>
          <table:table-cell table:number-columns-repeated="4"/>
          <table:table-cell table:style-name="ce82" table:number-columns-repeated="1011"/>
        </table:table-row>
        <table:table-row table:style-name="ro1">
          <table:table-cell/>
          <table:table-cell table:style-name="ce84" office:value-type="string" calcext:value-type="string">
            <text:p>Name</text:p>
          </table:table-cell>
          <table:table-cell table:style-name="ce100" office:value-type="string" calcext:value-type="string">
            <text:p>Freq[Hz]</text:p>
          </table:table-cell>
          <table:table-cell table:style-name="ce84" office:value-type="string" calcext:value-type="string">
            <text:p>Div</text:p>
          </table:table-cell>
          <table:table-cell table:style-name="ce92" office:value-type="string" calcext:value-type="string">
            <text:p>output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7044</text:p>
          </table:table-cell>
          <table:table-cell table:style-name="ce43" office:value-type="string" calcext:value-type="string">
            <text:p>pll2-output</text:p>
          </table:table-cell>
          <table:table-cell table:style-name="ce101" office:value-type="float" office:value="2949120000" calcext:value-type="float">
            <text:p>2949120000</text:p>
          </table:table-cell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DAC_CLK</text:p>
          </table:table-cell>
          <table:table-cell table:formula="of:=[.C$3]/[.D4]" office:value-type="float" office:value="368640000" calcext:value-type="float">
            <text:p>36864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fREF</text:p>
          </table:table-cell>
          <table:table-cell table:style-name="ce2" office:value-type="string" calcext:value-type="string">
            <text:p>ref_clk_freq_hz</text:p>
          </table:table-cell>
          <table:table-cell table:number-columns-repeated="1017"/>
        </table:table-row>
        <table:table-row table:style-name="ro1">
          <table:table-cell/>
          <table:table-cell table:style-name="ce43" office:value-type="string" calcext:value-type="string">
            <text:p>DAC_SYSREF</text:p>
          </table:table-cell>
          <table:table-cell table:formula="of:=[.C$3]/[.D5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82" office:value-type="string" calcext:value-type="string">
            <text:p>fDAC = (8 × N × fREF)/M/(Register 0x094, Bits[1:0] + 1)</text:p>
          </table:table-cell>
          <table:table-cell table:style-name="ce82" table:number-columns-repeated="3"/>
          <table:table-cell table:number-columns-repeated="1011"/>
        </table:table-row>
        <table:table-row table:style-name="ro1">
          <table:table-cell/>
          <table:table-cell table:style-name="ce43" office:value-type="string" calcext:value-type="string">
            <text:p>FPGA_SYSREF</text:p>
          </table:table-cell>
          <table:table-cell table:formula="of:=[.C$3]/[.D6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fDATA = fDAC / Total Interpolation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 calcext:value-type="string">
            <text:p>FPGA_CLK</text:p>
          </table:table-cell>
          <table:table-cell table:formula="of:=[.C$3]/[.D7]" office:value-type="float" office:value="368640000" calcext:value-type="float">
            <text:p>368640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1" office:value-type="string" calcext:value-type="string">
            <text:p>refclk_khz</text:p>
          </table:table-cell>
          <table:table-cell table:number-columns-repeated="2"/>
          <table:table-cell office:value-type="string" calcext:value-type="string">
            <text:p>fDAC = fDATA × Channel Interpolation × Main Interpolation</text:p>
          </table:table-cell>
          <table:table-cell table:number-columns-repeated="1014"/>
        </table:table-row>
        <table:table-row table:style-name="ro1">
          <table:table-cell/>
          <table:table-cell table:style-name="ce47"/>
          <table:table-cell table:style-name="ce2"/>
          <table:table-cell table:number-columns-repeated="2"/>
          <table:table-cell table:style-name="ce63"/>
          <table:table-cell table:style-name="ce81"/>
          <table:table-cell table:number-columns-repeated="2"/>
          <table:table-cell office:value-type="string" calcext:value-type="string">
            <text:p>Total interpolation <text:s/>= Channel interpolation * Main Interpolation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channel_interpolati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dac_interpolation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Lane rate = (M/L) * NP (10/8) * fDATA</text:p>
          </table:table-cell>
          <table:table-cell table:number-columns-repeated="2"/>
          <table:table-cell table:style-name="ce91"/>
          <table:table-cell table:number-columns-repeated="1011"/>
        </table:table-row>
        <table:table-row table:style-name="ro1">
          <table:table-cell/>
          <table:table-cell table:style-name="ce47" office:value-type="string" calcext:value-type="string">
            <text:p>L(lane count)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M(converters_per_device)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F(octets_per_frame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DAC - the desired DAC clock rate – DAC rate</text:p>
          </table:table-cell>
          <table:table-cell table:number-columns-repeated="1014"/>
        </table:table-row>
        <table:table-row table:style-name="ro1">
          <table:table-cell/>
          <table:table-cell table:style-name="ce47" office:value-type="string" calcext:value-type="string">
            <text:p>S(samples per conv per frame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EF - the reference clock.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NP(bits_per_sample)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fData - Data rate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N(converter_resolution)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K(frames_per_multiframe)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jesd_link_mod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49" office:value-type="string" calcext:value-type="string">
            <text:p>Interpolation = </text:p>
          </table:table-cell>
          <table:table-cell table:formula="of:=[.C9]*[.C10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number-columns-repeated="1022"/>
        </table:table-row>
        <table:table-row table:style-name="ro1">
          <table:table-cell/>
          <table:table-cell table:style-name="ce50" office:value-type="string" calcext:value-type="string">
            <text:p>pll_mult=</text:p>
          </table:table-cell>
          <table:table-cell table:formula="of:=[.C25]/[.C4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table:style-name="ce50" office:value-type="string" calcext:value-type="string">
            <text:p>(Register 0x094, Bits[1:0] + 1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DAC</text:p>
          </table:table-cell>
          <table:table-cell table:formula="of:=(8*[.C16]*[.C4])/[.C12]/[.C22]" office:value-type="float" office:value="11796480000" calcext:value-type="float">
            <text:p>11796480000</text:p>
          </table:table-cell>
          <table:table-cell/>
          <table:table-cell table:style-name="ce82" office:value-type="string" calcext:value-type="string">
            <text:p>fDAC = (8 × N × fREF)/M/(Register 0x094, Bits[1:0] + 1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DATA</text:p>
          </table:table-cell>
          <table:table-cell table:formula="of:=[.C25]/([.C9]*[.C10])" office:value-type="float" office:value="368640000" calcext:value-type="float">
            <text:p>368640000</text:p>
          </table:table-cell>
          <table:table-cell/>
          <table:table-cell office:value-type="string" calcext:value-type="string">
            <text:p>fDATA = fDAC / Total Interpol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e rate</text:p>
          </table:table-cell>
          <table:table-cell table:formula="of:=([.C12]/[.C11])*[.C15]*(10/8)*[.C26]" office:value-type="float" office:value="7372800000" calcext:value-type="float">
            <text:p>7372800000</text:p>
          </table:table-cell>
          <table:table-cell/>
          <table:table-cell table:style-name="ce86" office:value-type="string" calcext:value-type="string">
            <text:p>LaneRate = (M/L)xNPx(10/8)xfDA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CLK</text:p>
          </table:table-cell>
          <table:table-cell table:formula="of:=[.C27]/40" office:value-type="float" office:value="184320000" calcext:value-type="float">
            <text:p>184320000</text:p>
          </table:table-cell>
          <table:table-cell office:value-type="string" calcext:value-type="string">
            <text:p>device_clk</text:p>
          </table:table-cell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xSxNP</text:p>
          </table:table-cell>
          <table:table-cell table:formula="of:=[.C12]*[.C14]*[.C15]" office:value-type="float" office:value="64" calcext:value-type="float">
            <text:p>64</text:p>
          </table:table-cell>
          <table:table-cell table:style-name="ce73" office:value-type="string" calcext:value-type="string">
            <text:p>=</text:p>
          </table:table-cell>
          <table:table-cell office:value-type="string" calcext:value-type="string">
            <text:p>LxFx8</text:p>
          </table:table-cell>
          <table:table-cell table:formula="of:=[.C11]*[.C13]*8" office:value-type="float" office:value="64" calcext:value-type="float">
            <text:p>64</text:p>
          </table:table-cell>
          <table:table-cell table:style-name="ce138" table:formula="of:=IF([.C32]=[.F3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/L</text:p>
          </table:table-cell>
          <table:table-cell table:formula="of:=[.C12]/[.C11]" office:value-type="float" office:value="1" calcext:value-type="float">
            <text:p>1</text:p>
          </table:table-cell>
          <table:table-cell table:style-name="ce73" office:value-type="string" calcext:value-type="string">
            <text:p>=</text:p>
          </table:table-cell>
          <table:table-cell table:style-name="ce90" office:value-type="string" calcext:value-type="string">
            <text:p>(F/S)x(8/NP)</text:p>
          </table:table-cell>
          <table:table-cell table:formula="of:=([.C13]/[.C14])*(8/[.C15])" office:value-type="float" office:value="1" calcext:value-type="float">
            <text:p>1</text:p>
          </table:table-cell>
          <table:table-cell table:style-name="ce138" table:formula="of:=IF([.C33]=[.F3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106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92"/>
          <table:table-cell table:number-columns-repeated="1022"/>
        </table:table-row>
        <table:table-row table:style-name="ro1">
          <table:table-cell/>
          <table:table-cell table:style-name="ce91"/>
          <table:table-cell table:style-name="ce2"/>
          <table:table-cell table:number-columns-repeated="2"/>
          <table:table-cell table:style-name="ce63"/>
          <table:table-cell table:number-columns-repeated="1018"/>
        </table:table-row>
        <table:table-row table:style-name="ro1">
          <table:table-cell/>
          <table:table-cell table:style-name="ce93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94"/>
          <table:table-cell/>
          <table:table-cell table:style-name="ce101"/>
          <table:table-cell table:number-columns-repeated="1020"/>
        </table:table-row>
        <table:table-row table:style-name="ro1">
          <table:table-cell/>
          <table:table-cell table:style-name="ce9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9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5"/>
          <table:table-cell table:number-columns-repeated="1022"/>
        </table:table-row>
        <table:table-row table:style-name="ro1">
          <table:table-cell/>
          <table:table-cell table:style-name="ce96"/>
          <table:table-cell/>
          <table:table-cell table:style-name="ce102"/>
          <table:table-cell/>
          <table:table-cell table:style-name="ce10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5"/>
          <table:table-cell/>
          <table:table-cell table:style-name="ce96"/>
          <table:table-cell table:number-columns-repeated="1020"/>
        </table:table-row>
        <table:table-row table:style-name="ro1">
          <table:table-cell/>
          <table:table-cell table:style-name="ce95"/>
          <table:table-cell/>
          <table:table-cell table:style-name="ce2"/>
          <table:table-cell table:number-columns-repeated="1020"/>
        </table:table-row>
        <calcext:conditional-formats>
          <calcext:conditional-format calcext:target-range-address="'mode4_11.8_GHz'.G32:'mode4_11.8_GHz'.G33">
            <calcext:condition calcext:apply-style-name="Good" calcext:value="=1" calcext:base-cell-address="'mode4_11.8_GHz'.G32"/>
            <calcext:condition calcext:apply-style-name="Error" calcext:value="=0" calcext:base-cell-address="'mode4_11.8_GHz'.G32"/>
          </calcext:conditional-format>
        </calcext:conditional-formats>
      </table:table>
      <table:table table:name="QPLL_mode4_5.7GHz" table:style-name="ta1">
        <table:table-column table:style-name="co1" table:number-columns-repeated="4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ce139"/>
        <table:table-column table:style-name="co6" table:default-cell-style-name="ce140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4">
          <table:table-cell table:style-name="ce69"/>
          <table:table-cell table:style-name="ce69" office:value-type="string" calcext:value-type="string">
            <text:p>N_gtx2</text:p>
          </table:table-cell>
          <table:table-cell table:style-name="ce69" office:value-type="string" calcext:value-type="string">
            <text:p>d</text:p>
          </table:table-cell>
          <table:table-cell table:style-name="ce69" office:value-type="string" calcext:value-type="string">
            <text:p>m</text:p>
          </table:table-cell>
          <table:table-cell table:style-name="ce70" office:value-type="string" calcext:value-type="string">
            <text:p>FPLLClkin</text:p>
            <text:p>Refclk_khz</text:p>
          </table:table-cell>
          <table:table-cell table:style-name="ce71" office:value-type="string" calcext:value-type="string">
            <text:p>FPLLClkout</text:p>
            <text:p>Vco_freq</text:p>
          </table:table-cell>
          <table:table-cell table:style-name="ce72" office:value-type="string" calcext:value-type="string">
            <text:p>lane_rate_khz</text:p>
          </table:table-cell>
          <table:table-cell table:style-name="ce73" office:value-type="string" calcext:value-type="string">
            <text:p>low range</text:p>
          </table:table-cell>
          <table:table-cell table:style-name="ce73" office:value-type="string" calcext:value-type="string">
            <text:p>high range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DIRECT(ADDRESS(6;15+MOD([.A2]/([.$N$4] *[.$N$5]);[.$N$6])))" office:value-type="float" office:value="16" calcext:value-type="float">
            <text:p>16</text:p>
          </table:table-cell>
          <table:table-cell table:formula="of:=INDIRECT(ADDRESS(5;15+MOD([.A2]/[.$N$4];[.$N$5])))" office:value-type="float" office:value="1" calcext:value-type="float">
            <text:p>1</text:p>
          </table:table-cell>
          <table:table-cell table:formula="of:=INDIRECT(ADDRESS(4;15+MOD([.A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]*[.B2]/([.D2])" office:value-type="float" office:value="2949120" calcext:value-type="float">
            <text:p>2949120</text:p>
          </table:table-cell>
          <table:table-cell table:formula="of:=[.F2]/[.C2]" office:value-type="float" office:value="2949120" calcext:value-type="float">
            <text:p>2949120</text:p>
          </table:table-cell>
          <table:table-cell table:formula="of:=IF(AND([.F2]&gt;[.$N$9];[.F2]&lt;[.$N$10]))" office:value-type="boolean" office:boolean-value="false" calcext:value-type="boolean">
            <text:p>FALSE</text:p>
          </table:table-cell>
          <table:table-cell table:formula="of:=IF( AND([.F2]&gt;[.$N$11]; [.F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INDIRECT(ADDRESS(6;15+MOD([.A3]/([.$N$4] *[.$N$5]);[.$N$6])))" office:value-type="float" office:value="16" calcext:value-type="float">
            <text:p>16</text:p>
          </table:table-cell>
          <table:table-cell table:formula="of:=INDIRECT(ADDRESS(5;15+MOD([.A3]/[.$N$4];[.$N$5])))" office:value-type="float" office:value="1" calcext:value-type="float">
            <text:p>1</text:p>
          </table:table-cell>
          <table:table-cell table:formula="of:=INDIRECT(ADDRESS(4;15+MOD([.A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]*[.B3]/([.D3])" office:value-type="float" office:value="1474560" calcext:value-type="float">
            <text:p>1474560</text:p>
          </table:table-cell>
          <table:table-cell table:formula="of:=[.F3]/[.C3]" office:value-type="float" office:value="1474560" calcext:value-type="float">
            <text:p>1474560</text:p>
          </table:table-cell>
          <table:table-cell table:formula="of:=IF(AND([.F3]&gt;[.$N$9];[.F3]&lt;[.$N$10]))" office:value-type="boolean" office:boolean-value="false" calcext:value-type="boolean">
            <text:p>FALSE</text:p>
          </table:table-cell>
          <table:table-cell table:formula="of:=IF( AND([.F3]&gt;[.$N$11]; [.F3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7" office:value-type="string" calcext:value-type="string">
            <text:p>refclk_khz = </text:p>
          </table:table-cell>
          <table:table-cell table:style-name="ce80" office:value-type="float" office:value="184320" calcext:value-type="float">
            <text:p>184320</text:p>
          </table:table-cell>
          <table:table-cell table:number-columns-repeated="8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INDIRECT(ADDRESS(6;15+MOD([.A4]/([.$N$4] *[.$N$5]);[.$N$6])))" office:value-type="float" office:value="16" calcext:value-type="float">
            <text:p>16</text:p>
          </table:table-cell>
          <table:table-cell table:formula="of:=INDIRECT(ADDRESS(5;15+MOD([.A4]/[.$N$4];[.$N$5])))" office:value-type="float" office:value="1" calcext:value-type="float">
            <text:p>1</text:p>
          </table:table-cell>
          <table:table-cell table:formula="of:=INDIRECT(ADDRESS(4;15+MOD([.A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]*[.B4]/([.D4])" office:value-type="float" office:value="983040" calcext:value-type="float">
            <text:p>983040</text:p>
          </table:table-cell>
          <table:table-cell table:formula="of:=[.F4]/[.C4]" office:value-type="float" office:value="983040" calcext:value-type="float">
            <text:p>983040</text:p>
          </table:table-cell>
          <table:table-cell table:formula="of:=IF(AND([.F4]&gt;[.$N$9];[.F4]&lt;[.$N$10]))" office:value-type="boolean" office:boolean-value="false" calcext:value-type="boolean">
            <text:p>FALSE</text:p>
          </table:table-cell>
          <table:table-cell table:formula="of:=IF( AND([.F4]&gt;[.$N$11]; [.F4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m[4]</text:p>
          </table:table-cell>
          <table:table-cell table:style-name="ce7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INDIRECT(ADDRESS(6;15+MOD([.A5]/([.$N$4] *[.$N$5]);[.$N$6])))" office:value-type="float" office:value="16" calcext:value-type="float">
            <text:p>16</text:p>
          </table:table-cell>
          <table:table-cell table:formula="of:=INDIRECT(ADDRESS(5;15+MOD([.A5]/[.$N$4];[.$N$5])))" office:value-type="float" office:value="1" calcext:value-type="float">
            <text:p>1</text:p>
          </table:table-cell>
          <table:table-cell table:formula="of:=INDIRECT(ADDRESS(4;15+MOD([.A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]*[.B5]/([.D5])" office:value-type="float" office:value="737280" calcext:value-type="float">
            <text:p>737280</text:p>
          </table:table-cell>
          <table:table-cell table:formula="of:=[.F5]/[.C5]" office:value-type="float" office:value="737280" calcext:value-type="float">
            <text:p>737280</text:p>
          </table:table-cell>
          <table:table-cell table:formula="of:=IF(AND([.F5]&gt;[.$N$9];[.F5]&lt;[.$N$10]))" office:value-type="boolean" office:boolean-value="false" calcext:value-type="boolean">
            <text:p>FALSE</text:p>
          </table:table-cell>
          <table:table-cell table:formula="of:=IF( AND([.F5]&gt;[.$N$11]; [.F5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d[5]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INDIRECT(ADDRESS(6;15+MOD([.A6]/([.$N$4] *[.$N$5]);[.$N$6])))" office:value-type="float" office:value="16" calcext:value-type="float">
            <text:p>16</text:p>
          </table:table-cell>
          <table:table-cell table:formula="of:=INDIRECT(ADDRESS(5;15+MOD([.A6]/[.$N$4];[.$N$5])))" office:value-type="float" office:value="2" calcext:value-type="float">
            <text:p>2</text:p>
          </table:table-cell>
          <table:table-cell table:formula="of:=INDIRECT(ADDRESS(4;15+MOD([.A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]*[.B6]/([.D6])" office:value-type="float" office:value="2949120" calcext:value-type="float">
            <text:p>2949120</text:p>
          </table:table-cell>
          <table:table-cell table:formula="of:=[.F6]/[.C6]" office:value-type="float" office:value="1474560" calcext:value-type="float">
            <text:p>1474560</text:p>
          </table:table-cell>
          <table:table-cell table:formula="of:=IF(AND([.F6]&gt;[.$N$9];[.F6]&lt;[.$N$10]))" office:value-type="boolean" office:boolean-value="false" calcext:value-type="boolean">
            <text:p>FALSE</text:p>
          </table:table-cell>
          <table:table-cell table:formula="of:=IF( AND([.F6]&gt;[.$N$11]; [.F6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78" office:value-type="string" calcext:value-type="string">
            <text:p>N_gtx2[8]</text:p>
          </table:table-cell>
          <table:table-cell table:style-name="ce7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INDIRECT(ADDRESS(6;15+MOD([.A7]/([.$N$4] *[.$N$5]);[.$N$6])))" office:value-type="float" office:value="16" calcext:value-type="float">
            <text:p>16</text:p>
          </table:table-cell>
          <table:table-cell table:formula="of:=INDIRECT(ADDRESS(5;15+MOD([.A7]/[.$N$4];[.$N$5])))" office:value-type="float" office:value="2" calcext:value-type="float">
            <text:p>2</text:p>
          </table:table-cell>
          <table:table-cell table:formula="of:=INDIRECT(ADDRESS(4;15+MOD([.A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]*[.B7]/([.D7])" office:value-type="float" office:value="1474560" calcext:value-type="float">
            <text:p>1474560</text:p>
          </table:table-cell>
          <table:table-cell table:formula="of:=[.F7]/[.C7]" office:value-type="float" office:value="737280" calcext:value-type="float">
            <text:p>737280</text:p>
          </table:table-cell>
          <table:table-cell table:formula="of:=IF(AND([.F7]&gt;[.$N$9];[.F7]&lt;[.$N$10]))" office:value-type="boolean" office:boolean-value="false" calcext:value-type="boolean">
            <text:p>FALSE</text:p>
          </table:table-cell>
          <table:table-cell table:formula="of:=IF( AND([.F7]&gt;[.$N$11]; [.F7]&lt;[.$N$12]) ; 1)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values form <text:a xlink:href="https://www.xilinx.com/support/documentation/user_guides/ug476_7Series_Transceivers.pdf" xlink:type="simple">https://www.xilinx.com/support/documentation/user_guides/ug476_7Series_Transceivers.pdf</text:a></text:p>
          </table:table-cell>
          <table:table-cell table:number-columns-repeated="9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INDIRECT(ADDRESS(6;15+MOD([.A8]/([.$N$4] *[.$N$5]);[.$N$6])))" office:value-type="float" office:value="16" calcext:value-type="float">
            <text:p>16</text:p>
          </table:table-cell>
          <table:table-cell table:formula="of:=INDIRECT(ADDRESS(5;15+MOD([.A8]/[.$N$4];[.$N$5])))" office:value-type="float" office:value="2" calcext:value-type="float">
            <text:p>2</text:p>
          </table:table-cell>
          <table:table-cell table:formula="of:=INDIRECT(ADDRESS(4;15+MOD([.A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]*[.B8]/([.D8])" office:value-type="float" office:value="983040" calcext:value-type="float">
            <text:p>983040</text:p>
          </table:table-cell>
          <table:table-cell table:formula="of:=[.F8]/[.C8]" office:value-type="float" office:value="491520" calcext:value-type="float">
            <text:p>491520</text:p>
          </table:table-cell>
          <table:table-cell table:formula="of:=IF(AND([.F8]&gt;[.$N$9];[.F8]&lt;[.$N$10]))" office:value-type="boolean" office:boolean-value="false" calcext:value-type="boolean">
            <text:p>FALSE</text:p>
          </table:table-cell>
          <table:table-cell table:formula="of:=IF( AND([.F8]&gt;[.$N$11]; [.F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INDIRECT(ADDRESS(6;15+MOD([.A9]/([.$N$4] *[.$N$5]);[.$N$6])))" office:value-type="float" office:value="16" calcext:value-type="float">
            <text:p>16</text:p>
          </table:table-cell>
          <table:table-cell table:formula="of:=INDIRECT(ADDRESS(5;15+MOD([.A9]/[.$N$4];[.$N$5])))" office:value-type="float" office:value="2" calcext:value-type="float">
            <text:p>2</text:p>
          </table:table-cell>
          <table:table-cell table:formula="of:=INDIRECT(ADDRESS(4;15+MOD([.A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]*[.B9]/([.D9])" office:value-type="float" office:value="737280" calcext:value-type="float">
            <text:p>737280</text:p>
          </table:table-cell>
          <table:table-cell table:formula="of:=[.F9]/[.C9]" office:value-type="float" office:value="368640" calcext:value-type="float">
            <text:p>368640</text:p>
          </table:table-cell>
          <table:table-cell table:formula="of:=IF(AND([.F9]&gt;[.$N$9];[.F9]&lt;[.$N$10]))" office:value-type="boolean" office:boolean-value="false" calcext:value-type="boolean">
            <text:p>FALSE</text:p>
          </table:table-cell>
          <table:table-cell table:formula="of:=IF( AND([.F9]&gt;[.$N$11]; [.F9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2" office:value-type="string" calcext:value-type="string">
            <text:p>vco0_min = </text:p>
          </table:table-cell>
          <table:table-cell table:style-name="ce81" office:value-type="float" office:value="5930000" calcext:value-type="float">
            <text:p>5930000</text:p>
          </table:table-cell>
          <table:table-cell table:number-columns-repeated="8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INDIRECT(ADDRESS(6;15+MOD([.A10]/([.$N$4] *[.$N$5]);[.$N$6])))" office:value-type="float" office:value="16" calcext:value-type="float">
            <text:p>16</text:p>
          </table:table-cell>
          <table:table-cell table:formula="of:=INDIRECT(ADDRESS(5;15+MOD([.A10]/[.$N$4];[.$N$5])))" office:value-type="float" office:value="4" calcext:value-type="float">
            <text:p>4</text:p>
          </table:table-cell>
          <table:table-cell table:formula="of:=INDIRECT(ADDRESS(4;15+MOD([.A1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]*[.B10]/([.D10])" office:value-type="float" office:value="2949120" calcext:value-type="float">
            <text:p>2949120</text:p>
          </table:table-cell>
          <table:table-cell table:formula="of:=[.F10]/[.C10]" office:value-type="float" office:value="737280" calcext:value-type="float">
            <text:p>737280</text:p>
          </table:table-cell>
          <table:table-cell table:formula="of:=IF(AND([.F10]&gt;[.$N$9];[.F10]&lt;[.$N$10]))" office:value-type="boolean" office:boolean-value="false" calcext:value-type="boolean">
            <text:p>FALSE</text:p>
          </table:table-cell>
          <table:table-cell table:formula="of:=IF( AND([.F10]&gt;[.$N$11]; [.F10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2" office:value-type="string" calcext:value-type="string">
            <text:p>vco0_max = </text:p>
          </table:table-cell>
          <table:table-cell table:style-name="ce81" office:value-type="float" office:value="8000000" calcext:value-type="float">
            <text:p>8000000</text:p>
          </table:table-cell>
          <table:table-cell table:number-columns-repeated="8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INDIRECT(ADDRESS(6;15+MOD([.A11]/([.$N$4] *[.$N$5]);[.$N$6])))" office:value-type="float" office:value="16" calcext:value-type="float">
            <text:p>16</text:p>
          </table:table-cell>
          <table:table-cell table:formula="of:=INDIRECT(ADDRESS(5;15+MOD([.A11]/[.$N$4];[.$N$5])))" office:value-type="float" office:value="4" calcext:value-type="float">
            <text:p>4</text:p>
          </table:table-cell>
          <table:table-cell table:formula="of:=INDIRECT(ADDRESS(4;15+MOD([.A1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]*[.B11]/([.D11])" office:value-type="float" office:value="1474560" calcext:value-type="float">
            <text:p>1474560</text:p>
          </table:table-cell>
          <table:table-cell table:formula="of:=[.F11]/[.C11]" office:value-type="float" office:value="368640" calcext:value-type="float">
            <text:p>368640</text:p>
          </table:table-cell>
          <table:table-cell table:formula="of:=IF(AND([.F11]&gt;[.$N$9];[.F11]&lt;[.$N$10]))" office:value-type="boolean" office:boolean-value="false" calcext:value-type="boolean">
            <text:p>FALSE</text:p>
          </table:table-cell>
          <table:table-cell table:formula="of:=IF( AND([.F11]&gt;[.$N$11]; [.F11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2" office:value-type="string" calcext:value-type="string">
            <text:p>vco1_min = </text:p>
          </table:table-cell>
          <table:table-cell table:style-name="ce81" office:value-type="float" office:value="9800000" calcext:value-type="float">
            <text:p>9800000</text:p>
          </table:table-cell>
          <table:table-cell table:number-columns-repeated="8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INDIRECT(ADDRESS(6;15+MOD([.A12]/([.$N$4] *[.$N$5]);[.$N$6])))" office:value-type="float" office:value="16" calcext:value-type="float">
            <text:p>16</text:p>
          </table:table-cell>
          <table:table-cell table:formula="of:=INDIRECT(ADDRESS(5;15+MOD([.A12]/[.$N$4];[.$N$5])))" office:value-type="float" office:value="4" calcext:value-type="float">
            <text:p>4</text:p>
          </table:table-cell>
          <table:table-cell table:formula="of:=INDIRECT(ADDRESS(4;15+MOD([.A1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]*[.B12]/([.D12])" office:value-type="float" office:value="983040" calcext:value-type="float">
            <text:p>983040</text:p>
          </table:table-cell>
          <table:table-cell table:formula="of:=[.F12]/[.C12]" office:value-type="float" office:value="245760" calcext:value-type="float">
            <text:p>245760</text:p>
          </table:table-cell>
          <table:table-cell table:formula="of:=IF(AND([.F12]&gt;[.$N$9];[.F12]&lt;[.$N$10]))" office:value-type="boolean" office:boolean-value="false" calcext:value-type="boolean">
            <text:p>FALSE</text:p>
          </table:table-cell>
          <table:table-cell table:formula="of:=IF( AND([.F12]&gt;[.$N$11]; [.F12]&lt;[.$N$12]) ; 1)" office:value-type="boolean" office:boolean-value="false" calcext:value-type="boolean">
            <text:p>FALSE</text:p>
          </table:table-cell>
          <table:table-cell table:number-columns-repeated="3"/>
          <table:table-cell table:style-name="ce2" office:value-type="string" calcext:value-type="string">
            <text:p>vco1_max = </text:p>
          </table:table-cell>
          <table:table-cell table:style-name="ce81" office:value-type="float" office:value="12500000" calcext:value-type="float">
            <text:p>12500000</text:p>
          </table:table-cell>
          <table:table-cell table:number-columns-repeated="8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INDIRECT(ADDRESS(6;15+MOD([.A13]/([.$N$4] *[.$N$5]);[.$N$6])))" office:value-type="float" office:value="16" calcext:value-type="float">
            <text:p>16</text:p>
          </table:table-cell>
          <table:table-cell table:formula="of:=INDIRECT(ADDRESS(5;15+MOD([.A13]/[.$N$4];[.$N$5])))" office:value-type="float" office:value="4" calcext:value-type="float">
            <text:p>4</text:p>
          </table:table-cell>
          <table:table-cell table:formula="of:=INDIRECT(ADDRESS(4;15+MOD([.A1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]*[.B13]/([.D13])" office:value-type="float" office:value="737280" calcext:value-type="float">
            <text:p>737280</text:p>
          </table:table-cell>
          <table:table-cell table:formula="of:=[.F13]/[.C13]" office:value-type="float" office:value="184320" calcext:value-type="float">
            <text:p>184320</text:p>
          </table:table-cell>
          <table:table-cell table:formula="of:=IF(AND([.F13]&gt;[.$N$9];[.F13]&lt;[.$N$10]))" office:value-type="boolean" office:boolean-value="false" calcext:value-type="boolean">
            <text:p>FALSE</text:p>
          </table:table-cell>
          <table:table-cell table:formula="of:=IF( AND([.F13]&gt;[.$N$11]; [.F1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INDIRECT(ADDRESS(6;15+MOD([.A14]/([.$N$4] *[.$N$5]);[.$N$6])))" office:value-type="float" office:value="16" calcext:value-type="float">
            <text:p>16</text:p>
          </table:table-cell>
          <table:table-cell table:formula="of:=INDIRECT(ADDRESS(5;15+MOD([.A14]/[.$N$4];[.$N$5])))" office:value-type="float" office:value="8" calcext:value-type="float">
            <text:p>8</text:p>
          </table:table-cell>
          <table:table-cell table:formula="of:=INDIRECT(ADDRESS(4;15+MOD([.A1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]*[.B14]/([.D14])" office:value-type="float" office:value="2949120" calcext:value-type="float">
            <text:p>2949120</text:p>
          </table:table-cell>
          <table:table-cell table:formula="of:=[.F14]/[.C14]" office:value-type="float" office:value="368640" calcext:value-type="float">
            <text:p>368640</text:p>
          </table:table-cell>
          <table:table-cell table:formula="of:=IF(AND([.F14]&gt;[.$N$9];[.F14]&lt;[.$N$10]))" office:value-type="boolean" office:boolean-value="false" calcext:value-type="boolean">
            <text:p>FALSE</text:p>
          </table:table-cell>
          <table:table-cell table:formula="of:=IF( AND([.F14]&gt;[.$N$11]; [.F1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INDIRECT(ADDRESS(6;15+MOD([.A15]/([.$N$4] *[.$N$5]);[.$N$6])))" office:value-type="float" office:value="16" calcext:value-type="float">
            <text:p>16</text:p>
          </table:table-cell>
          <table:table-cell table:formula="of:=INDIRECT(ADDRESS(5;15+MOD([.A15]/[.$N$4];[.$N$5])))" office:value-type="float" office:value="8" calcext:value-type="float">
            <text:p>8</text:p>
          </table:table-cell>
          <table:table-cell table:formula="of:=INDIRECT(ADDRESS(4;15+MOD([.A1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]*[.B15]/([.D15])" office:value-type="float" office:value="1474560" calcext:value-type="float">
            <text:p>1474560</text:p>
          </table:table-cell>
          <table:table-cell table:formula="of:=[.F15]/[.C15]" office:value-type="float" office:value="184320" calcext:value-type="float">
            <text:p>184320</text:p>
          </table:table-cell>
          <table:table-cell table:formula="of:=IF(AND([.F15]&gt;[.$N$9];[.F15]&lt;[.$N$10]))" office:value-type="boolean" office:boolean-value="false" calcext:value-type="boolean">
            <text:p>FALSE</text:p>
          </table:table-cell>
          <table:table-cell table:formula="of:=IF( AND([.F15]&gt;[.$N$11]; [.F1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INDIRECT(ADDRESS(6;15+MOD([.A16]/([.$N$4] *[.$N$5]);[.$N$6])))" office:value-type="float" office:value="16" calcext:value-type="float">
            <text:p>16</text:p>
          </table:table-cell>
          <table:table-cell table:formula="of:=INDIRECT(ADDRESS(5;15+MOD([.A16]/[.$N$4];[.$N$5])))" office:value-type="float" office:value="8" calcext:value-type="float">
            <text:p>8</text:p>
          </table:table-cell>
          <table:table-cell table:formula="of:=INDIRECT(ADDRESS(4;15+MOD([.A1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6]*[.B16]/([.D16])" office:value-type="float" office:value="983040" calcext:value-type="float">
            <text:p>983040</text:p>
          </table:table-cell>
          <table:table-cell table:formula="of:=[.F16]/[.C16]" office:value-type="float" office:value="122880" calcext:value-type="float">
            <text:p>122880</text:p>
          </table:table-cell>
          <table:table-cell table:formula="of:=IF(AND([.F16]&gt;[.$N$9];[.F16]&lt;[.$N$10]))" office:value-type="boolean" office:boolean-value="false" calcext:value-type="boolean">
            <text:p>FALSE</text:p>
          </table:table-cell>
          <table:table-cell table:formula="of:=IF( AND([.F16]&gt;[.$N$11]; [.F1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INDIRECT(ADDRESS(6;15+MOD([.A17]/([.$N$4] *[.$N$5]);[.$N$6])))" office:value-type="float" office:value="16" calcext:value-type="float">
            <text:p>16</text:p>
          </table:table-cell>
          <table:table-cell table:formula="of:=INDIRECT(ADDRESS(5;15+MOD([.A17]/[.$N$4];[.$N$5])))" office:value-type="float" office:value="8" calcext:value-type="float">
            <text:p>8</text:p>
          </table:table-cell>
          <table:table-cell table:formula="of:=INDIRECT(ADDRESS(4;15+MOD([.A1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7]*[.B17]/([.D17])" office:value-type="float" office:value="737280" calcext:value-type="float">
            <text:p>737280</text:p>
          </table:table-cell>
          <table:table-cell table:formula="of:=[.F17]/[.C17]" office:value-type="float" office:value="92160" calcext:value-type="float">
            <text:p>92160</text:p>
          </table:table-cell>
          <table:table-cell table:formula="of:=IF(AND([.F17]&gt;[.$N$9];[.F17]&lt;[.$N$10]))" office:value-type="boolean" office:boolean-value="false" calcext:value-type="boolean">
            <text:p>FALSE</text:p>
          </table:table-cell>
          <table:table-cell table:formula="of:=IF( AND([.F17]&gt;[.$N$11]; [.F1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INDIRECT(ADDRESS(6;15+MOD([.A18]/([.$N$4] *[.$N$5]);[.$N$6])))" office:value-type="float" office:value="16" calcext:value-type="float">
            <text:p>16</text:p>
          </table:table-cell>
          <table:table-cell table:formula="of:=INDIRECT(ADDRESS(5;15+MOD([.A18]/[.$N$4];[.$N$5])))" office:value-type="float" office:value="16" calcext:value-type="float">
            <text:p>16</text:p>
          </table:table-cell>
          <table:table-cell table:formula="of:=INDIRECT(ADDRESS(4;15+MOD([.A1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8]*[.B18]/([.D18])" office:value-type="float" office:value="2949120" calcext:value-type="float">
            <text:p>2949120</text:p>
          </table:table-cell>
          <table:table-cell table:formula="of:=[.F18]/[.C18]" office:value-type="float" office:value="184320" calcext:value-type="float">
            <text:p>184320</text:p>
          </table:table-cell>
          <table:table-cell table:formula="of:=IF(AND([.F18]&gt;[.$N$9];[.F18]&lt;[.$N$10]))" office:value-type="boolean" office:boolean-value="false" calcext:value-type="boolean">
            <text:p>FALSE</text:p>
          </table:table-cell>
          <table:table-cell table:formula="of:=IF( AND([.F18]&gt;[.$N$11]; [.F1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INDIRECT(ADDRESS(6;15+MOD([.A19]/([.$N$4] *[.$N$5]);[.$N$6])))" office:value-type="float" office:value="16" calcext:value-type="float">
            <text:p>16</text:p>
          </table:table-cell>
          <table:table-cell table:formula="of:=INDIRECT(ADDRESS(5;15+MOD([.A19]/[.$N$4];[.$N$5])))" office:value-type="float" office:value="16" calcext:value-type="float">
            <text:p>16</text:p>
          </table:table-cell>
          <table:table-cell table:formula="of:=INDIRECT(ADDRESS(4;15+MOD([.A1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9]*[.B19]/([.D19])" office:value-type="float" office:value="1474560" calcext:value-type="float">
            <text:p>1474560</text:p>
          </table:table-cell>
          <table:table-cell table:formula="of:=[.F19]/[.C19]" office:value-type="float" office:value="92160" calcext:value-type="float">
            <text:p>92160</text:p>
          </table:table-cell>
          <table:table-cell table:formula="of:=IF(AND([.F19]&gt;[.$N$9];[.F19]&lt;[.$N$10]))" office:value-type="boolean" office:boolean-value="false" calcext:value-type="boolean">
            <text:p>FALSE</text:p>
          </table:table-cell>
          <table:table-cell table:formula="of:=IF( AND([.F19]&gt;[.$N$11]; [.F1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3">
          <table:table-cell table:formula="of:=[.A19]+1" office:value-type="float" office:value="18" calcext:value-type="float">
            <text:p>18</text:p>
          </table:table-cell>
          <table:table-cell table:formula="of:=INDIRECT(ADDRESS(6;15+MOD([.A20]/([.$N$4] *[.$N$5]);[.$N$6])))" office:value-type="float" office:value="16" calcext:value-type="float">
            <text:p>16</text:p>
          </table:table-cell>
          <table:table-cell table:formula="of:=INDIRECT(ADDRESS(5;15+MOD([.A20]/[.$N$4];[.$N$5])))" office:value-type="float" office:value="16" calcext:value-type="float">
            <text:p>16</text:p>
          </table:table-cell>
          <table:table-cell table:formula="of:=INDIRECT(ADDRESS(4;15+MOD([.A2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0]*[.B20]/([.D20])" office:value-type="float" office:value="983040" calcext:value-type="float">
            <text:p>983040</text:p>
          </table:table-cell>
          <table:table-cell table:formula="of:=[.F20]/[.C20]" office:value-type="float" office:value="61440" calcext:value-type="float">
            <text:p>61440</text:p>
          </table:table-cell>
          <table:table-cell table:formula="of:=IF(AND([.F20]&gt;[.$N$9];[.F20]&lt;[.$N$10]))" office:value-type="boolean" office:boolean-value="false" calcext:value-type="boolean">
            <text:p>FALSE</text:p>
          </table:table-cell>
          <table:table-cell table:formula="of:=IF( AND([.F20]&gt;[.$N$11]; [.F20]&lt;[.$N$12]) ; 1)" office:value-type="boolean" office:boolean-value="false" calcext:value-type="boolean">
            <text:p>FALSE</text:p>
          </table:table-cell>
          <table:table-cell table:number-columns-repeated="2"/>
          <table:table-cell table:style-name="ce76" table:number-columns-repeated="3"/>
          <table:table-cell table:number-columns-repeated="8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INDIRECT(ADDRESS(6;15+MOD([.A21]/([.$N$4] *[.$N$5]);[.$N$6])))" office:value-type="float" office:value="16" calcext:value-type="float">
            <text:p>16</text:p>
          </table:table-cell>
          <table:table-cell table:formula="of:=INDIRECT(ADDRESS(5;15+MOD([.A21]/[.$N$4];[.$N$5])))" office:value-type="float" office:value="16" calcext:value-type="float">
            <text:p>16</text:p>
          </table:table-cell>
          <table:table-cell table:formula="of:=INDIRECT(ADDRESS(4;15+MOD([.A2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1]*[.B21]/([.D21])" office:value-type="float" office:value="737280" calcext:value-type="float">
            <text:p>737280</text:p>
          </table:table-cell>
          <table:table-cell table:formula="of:=[.F21]/[.C21]" office:value-type="float" office:value="46080" calcext:value-type="float">
            <text:p>46080</text:p>
          </table:table-cell>
          <table:table-cell table:formula="of:=IF(AND([.F21]&gt;[.$N$9];[.F21]&lt;[.$N$10]))" office:value-type="boolean" office:boolean-value="false" calcext:value-type="boolean">
            <text:p>FALSE</text:p>
          </table:table-cell>
          <table:table-cell table:formula="of:=IF( AND([.F21]&gt;[.$N$11]; [.F2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INDIRECT(ADDRESS(6;15+MOD([.A22]/([.$N$4] *[.$N$5]);[.$N$6])))" office:value-type="float" office:value="20" calcext:value-type="float">
            <text:p>20</text:p>
          </table:table-cell>
          <table:table-cell table:formula="of:=INDIRECT(ADDRESS(5;15+MOD([.A22]/[.$N$4];[.$N$5])))" office:value-type="float" office:value="1" calcext:value-type="float">
            <text:p>1</text:p>
          </table:table-cell>
          <table:table-cell table:formula="of:=INDIRECT(ADDRESS(4;15+MOD([.A2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2]*[.B22]/([.D22])" office:value-type="float" office:value="3686400" calcext:value-type="float">
            <text:p>3686400</text:p>
          </table:table-cell>
          <table:table-cell table:formula="of:=[.F22]/[.C22]" office:value-type="float" office:value="3686400" calcext:value-type="float">
            <text:p>3686400</text:p>
          </table:table-cell>
          <table:table-cell table:formula="of:=IF(AND([.F22]&gt;[.$N$9];[.F22]&lt;[.$N$10]))" office:value-type="boolean" office:boolean-value="false" calcext:value-type="boolean">
            <text:p>FALSE</text:p>
          </table:table-cell>
          <table:table-cell table:formula="of:=IF( AND([.F22]&gt;[.$N$11]; [.F2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INDIRECT(ADDRESS(6;15+MOD([.A23]/([.$N$4] *[.$N$5]);[.$N$6])))" office:value-type="float" office:value="20" calcext:value-type="float">
            <text:p>20</text:p>
          </table:table-cell>
          <table:table-cell table:formula="of:=INDIRECT(ADDRESS(5;15+MOD([.A23]/[.$N$4];[.$N$5])))" office:value-type="float" office:value="1" calcext:value-type="float">
            <text:p>1</text:p>
          </table:table-cell>
          <table:table-cell table:formula="of:=INDIRECT(ADDRESS(4;15+MOD([.A2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3]*[.B23]/([.D23])" office:value-type="float" office:value="1843200" calcext:value-type="float">
            <text:p>1843200</text:p>
          </table:table-cell>
          <table:table-cell table:formula="of:=[.F23]/[.C23]" office:value-type="float" office:value="1843200" calcext:value-type="float">
            <text:p>1843200</text:p>
          </table:table-cell>
          <table:table-cell table:formula="of:=IF(AND([.F23]&gt;[.$N$9];[.F23]&lt;[.$N$10]))" office:value-type="boolean" office:boolean-value="false" calcext:value-type="boolean">
            <text:p>FALSE</text:p>
          </table:table-cell>
          <table:table-cell table:formula="of:=IF( AND([.F23]&gt;[.$N$11]; [.F2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INDIRECT(ADDRESS(6;15+MOD([.A24]/([.$N$4] *[.$N$5]);[.$N$6])))" office:value-type="float" office:value="20" calcext:value-type="float">
            <text:p>20</text:p>
          </table:table-cell>
          <table:table-cell table:formula="of:=INDIRECT(ADDRESS(5;15+MOD([.A24]/[.$N$4];[.$N$5])))" office:value-type="float" office:value="1" calcext:value-type="float">
            <text:p>1</text:p>
          </table:table-cell>
          <table:table-cell table:formula="of:=INDIRECT(ADDRESS(4;15+MOD([.A2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4]*[.B24]/([.D24])" office:value-type="float" office:value="1228800" calcext:value-type="float">
            <text:p>1228800</text:p>
          </table:table-cell>
          <table:table-cell table:formula="of:=[.F24]/[.C24]" office:value-type="float" office:value="1228800" calcext:value-type="float">
            <text:p>1228800</text:p>
          </table:table-cell>
          <table:table-cell table:formula="of:=IF(AND([.F24]&gt;[.$N$9];[.F24]&lt;[.$N$10]))" office:value-type="boolean" office:boolean-value="false" calcext:value-type="boolean">
            <text:p>FALSE</text:p>
          </table:table-cell>
          <table:table-cell table:formula="of:=IF( AND([.F24]&gt;[.$N$11]; [.F2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INDIRECT(ADDRESS(6;15+MOD([.A25]/([.$N$4] *[.$N$5]);[.$N$6])))" office:value-type="float" office:value="20" calcext:value-type="float">
            <text:p>20</text:p>
          </table:table-cell>
          <table:table-cell table:formula="of:=INDIRECT(ADDRESS(5;15+MOD([.A25]/[.$N$4];[.$N$5])))" office:value-type="float" office:value="1" calcext:value-type="float">
            <text:p>1</text:p>
          </table:table-cell>
          <table:table-cell table:formula="of:=INDIRECT(ADDRESS(4;15+MOD([.A2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5]*[.B25]/([.D25])" office:value-type="float" office:value="921600" calcext:value-type="float">
            <text:p>921600</text:p>
          </table:table-cell>
          <table:table-cell table:formula="of:=[.F25]/[.C25]" office:value-type="float" office:value="921600" calcext:value-type="float">
            <text:p>921600</text:p>
          </table:table-cell>
          <table:table-cell table:formula="of:=IF(AND([.F25]&gt;[.$N$9];[.F25]&lt;[.$N$10]))" office:value-type="boolean" office:boolean-value="false" calcext:value-type="boolean">
            <text:p>FALSE</text:p>
          </table:table-cell>
          <table:table-cell table:formula="of:=IF( AND([.F25]&gt;[.$N$11]; [.F2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INDIRECT(ADDRESS(6;15+MOD([.A26]/([.$N$4] *[.$N$5]);[.$N$6])))" office:value-type="float" office:value="20" calcext:value-type="float">
            <text:p>20</text:p>
          </table:table-cell>
          <table:table-cell table:formula="of:=INDIRECT(ADDRESS(5;15+MOD([.A26]/[.$N$4];[.$N$5])))" office:value-type="float" office:value="2" calcext:value-type="float">
            <text:p>2</text:p>
          </table:table-cell>
          <table:table-cell table:formula="of:=INDIRECT(ADDRESS(4;15+MOD([.A2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6]*[.B26]/([.D26])" office:value-type="float" office:value="3686400" calcext:value-type="float">
            <text:p>3686400</text:p>
          </table:table-cell>
          <table:table-cell table:formula="of:=[.F26]/[.C26]" office:value-type="float" office:value="1843200" calcext:value-type="float">
            <text:p>1843200</text:p>
          </table:table-cell>
          <table:table-cell table:formula="of:=IF(AND([.F26]&gt;[.$N$9];[.F26]&lt;[.$N$10]))" office:value-type="boolean" office:boolean-value="false" calcext:value-type="boolean">
            <text:p>FALSE</text:p>
          </table:table-cell>
          <table:table-cell table:formula="of:=IF( AND([.F26]&gt;[.$N$11]; [.F2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INDIRECT(ADDRESS(6;15+MOD([.A27]/([.$N$4] *[.$N$5]);[.$N$6])))" office:value-type="float" office:value="20" calcext:value-type="float">
            <text:p>20</text:p>
          </table:table-cell>
          <table:table-cell table:formula="of:=INDIRECT(ADDRESS(5;15+MOD([.A27]/[.$N$4];[.$N$5])))" office:value-type="float" office:value="2" calcext:value-type="float">
            <text:p>2</text:p>
          </table:table-cell>
          <table:table-cell table:formula="of:=INDIRECT(ADDRESS(4;15+MOD([.A2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7]*[.B27]/([.D27])" office:value-type="float" office:value="1843200" calcext:value-type="float">
            <text:p>1843200</text:p>
          </table:table-cell>
          <table:table-cell table:formula="of:=[.F27]/[.C27]" office:value-type="float" office:value="921600" calcext:value-type="float">
            <text:p>921600</text:p>
          </table:table-cell>
          <table:table-cell table:formula="of:=IF(AND([.F27]&gt;[.$N$9];[.F27]&lt;[.$N$10]))" office:value-type="boolean" office:boolean-value="false" calcext:value-type="boolean">
            <text:p>FALSE</text:p>
          </table:table-cell>
          <table:table-cell table:formula="of:=IF( AND([.F27]&gt;[.$N$11]; [.F2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INDIRECT(ADDRESS(6;15+MOD([.A28]/([.$N$4] *[.$N$5]);[.$N$6])))" office:value-type="float" office:value="20" calcext:value-type="float">
            <text:p>20</text:p>
          </table:table-cell>
          <table:table-cell table:formula="of:=INDIRECT(ADDRESS(5;15+MOD([.A28]/[.$N$4];[.$N$5])))" office:value-type="float" office:value="2" calcext:value-type="float">
            <text:p>2</text:p>
          </table:table-cell>
          <table:table-cell table:formula="of:=INDIRECT(ADDRESS(4;15+MOD([.A2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8]*[.B28]/([.D28])" office:value-type="float" office:value="1228800" calcext:value-type="float">
            <text:p>1228800</text:p>
          </table:table-cell>
          <table:table-cell table:formula="of:=[.F28]/[.C28]" office:value-type="float" office:value="614400" calcext:value-type="float">
            <text:p>614400</text:p>
          </table:table-cell>
          <table:table-cell table:formula="of:=IF(AND([.F28]&gt;[.$N$9];[.F28]&lt;[.$N$10]))" office:value-type="boolean" office:boolean-value="false" calcext:value-type="boolean">
            <text:p>FALSE</text:p>
          </table:table-cell>
          <table:table-cell table:formula="of:=IF( AND([.F28]&gt;[.$N$11]; [.F2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INDIRECT(ADDRESS(6;15+MOD([.A29]/([.$N$4] *[.$N$5]);[.$N$6])))" office:value-type="float" office:value="20" calcext:value-type="float">
            <text:p>20</text:p>
          </table:table-cell>
          <table:table-cell table:formula="of:=INDIRECT(ADDRESS(5;15+MOD([.A29]/[.$N$4];[.$N$5])))" office:value-type="float" office:value="2" calcext:value-type="float">
            <text:p>2</text:p>
          </table:table-cell>
          <table:table-cell table:formula="of:=INDIRECT(ADDRESS(4;15+MOD([.A2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29]*[.B29]/([.D29])" office:value-type="float" office:value="921600" calcext:value-type="float">
            <text:p>921600</text:p>
          </table:table-cell>
          <table:table-cell table:formula="of:=[.F29]/[.C29]" office:value-type="float" office:value="460800" calcext:value-type="float">
            <text:p>460800</text:p>
          </table:table-cell>
          <table:table-cell table:formula="of:=IF(AND([.F29]&gt;[.$N$9];[.F29]&lt;[.$N$10]))" office:value-type="boolean" office:boolean-value="false" calcext:value-type="boolean">
            <text:p>FALSE</text:p>
          </table:table-cell>
          <table:table-cell table:formula="of:=IF( AND([.F29]&gt;[.$N$11]; [.F2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INDIRECT(ADDRESS(6;15+MOD([.A30]/([.$N$4] *[.$N$5]);[.$N$6])))" office:value-type="float" office:value="20" calcext:value-type="float">
            <text:p>20</text:p>
          </table:table-cell>
          <table:table-cell table:formula="of:=INDIRECT(ADDRESS(5;15+MOD([.A30]/[.$N$4];[.$N$5])))" office:value-type="float" office:value="4" calcext:value-type="float">
            <text:p>4</text:p>
          </table:table-cell>
          <table:table-cell table:formula="of:=INDIRECT(ADDRESS(4;15+MOD([.A3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0]*[.B30]/([.D30])" office:value-type="float" office:value="3686400" calcext:value-type="float">
            <text:p>3686400</text:p>
          </table:table-cell>
          <table:table-cell table:formula="of:=[.F30]/[.C30]" office:value-type="float" office:value="921600" calcext:value-type="float">
            <text:p>921600</text:p>
          </table:table-cell>
          <table:table-cell table:formula="of:=IF(AND([.F30]&gt;[.$N$9];[.F30]&lt;[.$N$10]))" office:value-type="boolean" office:boolean-value="false" calcext:value-type="boolean">
            <text:p>FALSE</text:p>
          </table:table-cell>
          <table:table-cell table:formula="of:=IF( AND([.F30]&gt;[.$N$11]; [.F3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INDIRECT(ADDRESS(6;15+MOD([.A31]/([.$N$4] *[.$N$5]);[.$N$6])))" office:value-type="float" office:value="20" calcext:value-type="float">
            <text:p>20</text:p>
          </table:table-cell>
          <table:table-cell table:formula="of:=INDIRECT(ADDRESS(5;15+MOD([.A31]/[.$N$4];[.$N$5])))" office:value-type="float" office:value="4" calcext:value-type="float">
            <text:p>4</text:p>
          </table:table-cell>
          <table:table-cell table:formula="of:=INDIRECT(ADDRESS(4;15+MOD([.A3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1]*[.B31]/([.D31])" office:value-type="float" office:value="1843200" calcext:value-type="float">
            <text:p>1843200</text:p>
          </table:table-cell>
          <table:table-cell table:formula="of:=[.F31]/[.C31]" office:value-type="float" office:value="460800" calcext:value-type="float">
            <text:p>460800</text:p>
          </table:table-cell>
          <table:table-cell table:formula="of:=IF(AND([.F31]&gt;[.$N$9];[.F31]&lt;[.$N$10]))" office:value-type="boolean" office:boolean-value="false" calcext:value-type="boolean">
            <text:p>FALSE</text:p>
          </table:table-cell>
          <table:table-cell table:formula="of:=IF( AND([.F31]&gt;[.$N$11]; [.F3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INDIRECT(ADDRESS(6;15+MOD([.A32]/([.$N$4] *[.$N$5]);[.$N$6])))" office:value-type="float" office:value="20" calcext:value-type="float">
            <text:p>20</text:p>
          </table:table-cell>
          <table:table-cell table:formula="of:=INDIRECT(ADDRESS(5;15+MOD([.A32]/[.$N$4];[.$N$5])))" office:value-type="float" office:value="4" calcext:value-type="float">
            <text:p>4</text:p>
          </table:table-cell>
          <table:table-cell table:formula="of:=INDIRECT(ADDRESS(4;15+MOD([.A3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2]*[.B32]/([.D32])" office:value-type="float" office:value="1228800" calcext:value-type="float">
            <text:p>1228800</text:p>
          </table:table-cell>
          <table:table-cell table:formula="of:=[.F32]/[.C32]" office:value-type="float" office:value="307200" calcext:value-type="float">
            <text:p>307200</text:p>
          </table:table-cell>
          <table:table-cell table:formula="of:=IF(AND([.F32]&gt;[.$N$9];[.F32]&lt;[.$N$10]))" office:value-type="boolean" office:boolean-value="false" calcext:value-type="boolean">
            <text:p>FALSE</text:p>
          </table:table-cell>
          <table:table-cell table:formula="of:=IF( AND([.F32]&gt;[.$N$11]; [.F3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INDIRECT(ADDRESS(6;15+MOD([.A33]/([.$N$4] *[.$N$5]);[.$N$6])))" office:value-type="float" office:value="20" calcext:value-type="float">
            <text:p>20</text:p>
          </table:table-cell>
          <table:table-cell table:formula="of:=INDIRECT(ADDRESS(5;15+MOD([.A33]/[.$N$4];[.$N$5])))" office:value-type="float" office:value="4" calcext:value-type="float">
            <text:p>4</text:p>
          </table:table-cell>
          <table:table-cell table:formula="of:=INDIRECT(ADDRESS(4;15+MOD([.A3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3]*[.B33]/([.D33])" office:value-type="float" office:value="921600" calcext:value-type="float">
            <text:p>921600</text:p>
          </table:table-cell>
          <table:table-cell table:formula="of:=[.F33]/[.C33]" office:value-type="float" office:value="230400" calcext:value-type="float">
            <text:p>230400</text:p>
          </table:table-cell>
          <table:table-cell table:formula="of:=IF(AND([.F33]&gt;[.$N$9];[.F33]&lt;[.$N$10]))" office:value-type="boolean" office:boolean-value="false" calcext:value-type="boolean">
            <text:p>FALSE</text:p>
          </table:table-cell>
          <table:table-cell table:formula="of:=IF( AND([.F33]&gt;[.$N$11]; [.F3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INDIRECT(ADDRESS(6;15+MOD([.A34]/([.$N$4] *[.$N$5]);[.$N$6])))" office:value-type="float" office:value="20" calcext:value-type="float">
            <text:p>20</text:p>
          </table:table-cell>
          <table:table-cell table:formula="of:=INDIRECT(ADDRESS(5;15+MOD([.A34]/[.$N$4];[.$N$5])))" office:value-type="float" office:value="8" calcext:value-type="float">
            <text:p>8</text:p>
          </table:table-cell>
          <table:table-cell table:formula="of:=INDIRECT(ADDRESS(4;15+MOD([.A3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4]*[.B34]/([.D34])" office:value-type="float" office:value="3686400" calcext:value-type="float">
            <text:p>3686400</text:p>
          </table:table-cell>
          <table:table-cell table:formula="of:=[.F34]/[.C34]" office:value-type="float" office:value="460800" calcext:value-type="float">
            <text:p>460800</text:p>
          </table:table-cell>
          <table:table-cell table:formula="of:=IF(AND([.F34]&gt;[.$N$9];[.F34]&lt;[.$N$10]))" office:value-type="boolean" office:boolean-value="false" calcext:value-type="boolean">
            <text:p>FALSE</text:p>
          </table:table-cell>
          <table:table-cell table:formula="of:=IF( AND([.F34]&gt;[.$N$11]; [.F3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INDIRECT(ADDRESS(6;15+MOD([.A35]/([.$N$4] *[.$N$5]);[.$N$6])))" office:value-type="float" office:value="20" calcext:value-type="float">
            <text:p>20</text:p>
          </table:table-cell>
          <table:table-cell table:formula="of:=INDIRECT(ADDRESS(5;15+MOD([.A35]/[.$N$4];[.$N$5])))" office:value-type="float" office:value="8" calcext:value-type="float">
            <text:p>8</text:p>
          </table:table-cell>
          <table:table-cell table:formula="of:=INDIRECT(ADDRESS(4;15+MOD([.A3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5]*[.B35]/([.D35])" office:value-type="float" office:value="1843200" calcext:value-type="float">
            <text:p>1843200</text:p>
          </table:table-cell>
          <table:table-cell table:formula="of:=[.F35]/[.C35]" office:value-type="float" office:value="230400" calcext:value-type="float">
            <text:p>230400</text:p>
          </table:table-cell>
          <table:table-cell table:formula="of:=IF(AND([.F35]&gt;[.$N$9];[.F35]&lt;[.$N$10]))" office:value-type="boolean" office:boolean-value="false" calcext:value-type="boolean">
            <text:p>FALSE</text:p>
          </table:table-cell>
          <table:table-cell table:formula="of:=IF( AND([.F35]&gt;[.$N$11]; [.F3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INDIRECT(ADDRESS(6;15+MOD([.A36]/([.$N$4] *[.$N$5]);[.$N$6])))" office:value-type="float" office:value="20" calcext:value-type="float">
            <text:p>20</text:p>
          </table:table-cell>
          <table:table-cell table:formula="of:=INDIRECT(ADDRESS(5;15+MOD([.A36]/[.$N$4];[.$N$5])))" office:value-type="float" office:value="8" calcext:value-type="float">
            <text:p>8</text:p>
          </table:table-cell>
          <table:table-cell table:formula="of:=INDIRECT(ADDRESS(4;15+MOD([.A3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6]*[.B36]/([.D36])" office:value-type="float" office:value="1228800" calcext:value-type="float">
            <text:p>1228800</text:p>
          </table:table-cell>
          <table:table-cell table:formula="of:=[.F36]/[.C36]" office:value-type="float" office:value="153600" calcext:value-type="float">
            <text:p>153600</text:p>
          </table:table-cell>
          <table:table-cell table:formula="of:=IF(AND([.F36]&gt;[.$N$9];[.F36]&lt;[.$N$10]))" office:value-type="boolean" office:boolean-value="false" calcext:value-type="boolean">
            <text:p>FALSE</text:p>
          </table:table-cell>
          <table:table-cell table:formula="of:=IF( AND([.F36]&gt;[.$N$11]; [.F3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INDIRECT(ADDRESS(6;15+MOD([.A37]/([.$N$4] *[.$N$5]);[.$N$6])))" office:value-type="float" office:value="20" calcext:value-type="float">
            <text:p>20</text:p>
          </table:table-cell>
          <table:table-cell table:formula="of:=INDIRECT(ADDRESS(5;15+MOD([.A37]/[.$N$4];[.$N$5])))" office:value-type="float" office:value="8" calcext:value-type="float">
            <text:p>8</text:p>
          </table:table-cell>
          <table:table-cell table:formula="of:=INDIRECT(ADDRESS(4;15+MOD([.A3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7]*[.B37]/([.D37])" office:value-type="float" office:value="921600" calcext:value-type="float">
            <text:p>921600</text:p>
          </table:table-cell>
          <table:table-cell table:formula="of:=[.F37]/[.C37]" office:value-type="float" office:value="115200" calcext:value-type="float">
            <text:p>115200</text:p>
          </table:table-cell>
          <table:table-cell table:formula="of:=IF(AND([.F37]&gt;[.$N$9];[.F37]&lt;[.$N$10]))" office:value-type="boolean" office:boolean-value="false" calcext:value-type="boolean">
            <text:p>FALSE</text:p>
          </table:table-cell>
          <table:table-cell table:formula="of:=IF( AND([.F37]&gt;[.$N$11]; [.F3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INDIRECT(ADDRESS(6;15+MOD([.A38]/([.$N$4] *[.$N$5]);[.$N$6])))" office:value-type="float" office:value="20" calcext:value-type="float">
            <text:p>20</text:p>
          </table:table-cell>
          <table:table-cell table:formula="of:=INDIRECT(ADDRESS(5;15+MOD([.A38]/[.$N$4];[.$N$5])))" office:value-type="float" office:value="16" calcext:value-type="float">
            <text:p>16</text:p>
          </table:table-cell>
          <table:table-cell table:formula="of:=INDIRECT(ADDRESS(4;15+MOD([.A3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8]*[.B38]/([.D38])" office:value-type="float" office:value="3686400" calcext:value-type="float">
            <text:p>3686400</text:p>
          </table:table-cell>
          <table:table-cell table:formula="of:=[.F38]/[.C38]" office:value-type="float" office:value="230400" calcext:value-type="float">
            <text:p>230400</text:p>
          </table:table-cell>
          <table:table-cell table:formula="of:=IF(AND([.F38]&gt;[.$N$9];[.F38]&lt;[.$N$10]))" office:value-type="boolean" office:boolean-value="false" calcext:value-type="boolean">
            <text:p>FALSE</text:p>
          </table:table-cell>
          <table:table-cell table:formula="of:=IF( AND([.F38]&gt;[.$N$11]; [.F3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INDIRECT(ADDRESS(6;15+MOD([.A39]/([.$N$4] *[.$N$5]);[.$N$6])))" office:value-type="float" office:value="20" calcext:value-type="float">
            <text:p>20</text:p>
          </table:table-cell>
          <table:table-cell table:formula="of:=INDIRECT(ADDRESS(5;15+MOD([.A39]/[.$N$4];[.$N$5])))" office:value-type="float" office:value="16" calcext:value-type="float">
            <text:p>16</text:p>
          </table:table-cell>
          <table:table-cell table:formula="of:=INDIRECT(ADDRESS(4;15+MOD([.A3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39]*[.B39]/([.D39])" office:value-type="float" office:value="1843200" calcext:value-type="float">
            <text:p>1843200</text:p>
          </table:table-cell>
          <table:table-cell table:formula="of:=[.F39]/[.C39]" office:value-type="float" office:value="115200" calcext:value-type="float">
            <text:p>115200</text:p>
          </table:table-cell>
          <table:table-cell table:formula="of:=IF(AND([.F39]&gt;[.$N$9];[.F39]&lt;[.$N$10]))" office:value-type="boolean" office:boolean-value="false" calcext:value-type="boolean">
            <text:p>FALSE</text:p>
          </table:table-cell>
          <table:table-cell table:formula="of:=IF( AND([.F39]&gt;[.$N$11]; [.F3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INDIRECT(ADDRESS(6;15+MOD([.A40]/([.$N$4] *[.$N$5]);[.$N$6])))" office:value-type="float" office:value="20" calcext:value-type="float">
            <text:p>20</text:p>
          </table:table-cell>
          <table:table-cell table:formula="of:=INDIRECT(ADDRESS(5;15+MOD([.A40]/[.$N$4];[.$N$5])))" office:value-type="float" office:value="16" calcext:value-type="float">
            <text:p>16</text:p>
          </table:table-cell>
          <table:table-cell table:formula="of:=INDIRECT(ADDRESS(4;15+MOD([.A4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0]*[.B40]/([.D40])" office:value-type="float" office:value="1228800" calcext:value-type="float">
            <text:p>1228800</text:p>
          </table:table-cell>
          <table:table-cell table:formula="of:=[.F40]/[.C40]" office:value-type="float" office:value="76800" calcext:value-type="float">
            <text:p>76800</text:p>
          </table:table-cell>
          <table:table-cell table:formula="of:=IF(AND([.F40]&gt;[.$N$9];[.F40]&lt;[.$N$10]))" office:value-type="boolean" office:boolean-value="false" calcext:value-type="boolean">
            <text:p>FALSE</text:p>
          </table:table-cell>
          <table:table-cell table:formula="of:=IF( AND([.F40]&gt;[.$N$11]; [.F4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INDIRECT(ADDRESS(6;15+MOD([.A41]/([.$N$4] *[.$N$5]);[.$N$6])))" office:value-type="float" office:value="20" calcext:value-type="float">
            <text:p>20</text:p>
          </table:table-cell>
          <table:table-cell table:formula="of:=INDIRECT(ADDRESS(5;15+MOD([.A41]/[.$N$4];[.$N$5])))" office:value-type="float" office:value="16" calcext:value-type="float">
            <text:p>16</text:p>
          </table:table-cell>
          <table:table-cell table:formula="of:=INDIRECT(ADDRESS(4;15+MOD([.A4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1]*[.B41]/([.D41])" office:value-type="float" office:value="921600" calcext:value-type="float">
            <text:p>921600</text:p>
          </table:table-cell>
          <table:table-cell table:formula="of:=[.F41]/[.C41]" office:value-type="float" office:value="57600" calcext:value-type="float">
            <text:p>57600</text:p>
          </table:table-cell>
          <table:table-cell table:formula="of:=IF(AND([.F41]&gt;[.$N$9];[.F41]&lt;[.$N$10]))" office:value-type="boolean" office:boolean-value="false" calcext:value-type="boolean">
            <text:p>FALSE</text:p>
          </table:table-cell>
          <table:table-cell table:formula="of:=IF( AND([.F41]&gt;[.$N$11]; [.F4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INDIRECT(ADDRESS(6;15+MOD([.A42]/([.$N$4] *[.$N$5]);[.$N$6])))" office:value-type="float" office:value="32" calcext:value-type="float">
            <text:p>32</text:p>
          </table:table-cell>
          <table:table-cell table:formula="of:=INDIRECT(ADDRESS(5;15+MOD([.A42]/[.$N$4];[.$N$5])))" office:value-type="float" office:value="1" calcext:value-type="float">
            <text:p>1</text:p>
          </table:table-cell>
          <table:table-cell table:formula="of:=INDIRECT(ADDRESS(4;15+MOD([.A4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2]*[.B42]/([.D42])" office:value-type="float" office:value="5898240" calcext:value-type="float">
            <text:p>5898240</text:p>
          </table:table-cell>
          <table:table-cell table:formula="of:=[.F42]/[.C42]" office:value-type="float" office:value="5898240" calcext:value-type="float">
            <text:p>5898240</text:p>
          </table:table-cell>
          <table:table-cell table:formula="of:=IF(AND([.F42]&gt;[.$N$9];[.F42]&lt;[.$N$10]))" office:value-type="boolean" office:boolean-value="false" calcext:value-type="boolean">
            <text:p>FALSE</text:p>
          </table:table-cell>
          <table:table-cell table:formula="of:=IF( AND([.F42]&gt;[.$N$11]; [.F4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INDIRECT(ADDRESS(6;15+MOD([.A43]/([.$N$4] *[.$N$5]);[.$N$6])))" office:value-type="float" office:value="32" calcext:value-type="float">
            <text:p>32</text:p>
          </table:table-cell>
          <table:table-cell table:formula="of:=INDIRECT(ADDRESS(5;15+MOD([.A43]/[.$N$4];[.$N$5])))" office:value-type="float" office:value="1" calcext:value-type="float">
            <text:p>1</text:p>
          </table:table-cell>
          <table:table-cell table:formula="of:=INDIRECT(ADDRESS(4;15+MOD([.A4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3]*[.B43]/([.D43])" office:value-type="float" office:value="2949120" calcext:value-type="float">
            <text:p>2949120</text:p>
          </table:table-cell>
          <table:table-cell table:formula="of:=[.F43]/[.C43]" office:value-type="float" office:value="2949120" calcext:value-type="float">
            <text:p>2949120</text:p>
          </table:table-cell>
          <table:table-cell table:formula="of:=IF(AND([.F43]&gt;[.$N$9];[.F43]&lt;[.$N$10]))" office:value-type="boolean" office:boolean-value="false" calcext:value-type="boolean">
            <text:p>FALSE</text:p>
          </table:table-cell>
          <table:table-cell table:formula="of:=IF( AND([.F43]&gt;[.$N$11]; [.F4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INDIRECT(ADDRESS(6;15+MOD([.A44]/([.$N$4] *[.$N$5]);[.$N$6])))" office:value-type="float" office:value="32" calcext:value-type="float">
            <text:p>32</text:p>
          </table:table-cell>
          <table:table-cell table:formula="of:=INDIRECT(ADDRESS(5;15+MOD([.A44]/[.$N$4];[.$N$5])))" office:value-type="float" office:value="1" calcext:value-type="float">
            <text:p>1</text:p>
          </table:table-cell>
          <table:table-cell table:formula="of:=INDIRECT(ADDRESS(4;15+MOD([.A4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4]*[.B44]/([.D44])" office:value-type="float" office:value="1966080" calcext:value-type="float">
            <text:p>1966080</text:p>
          </table:table-cell>
          <table:table-cell table:formula="of:=[.F44]/[.C44]" office:value-type="float" office:value="1966080" calcext:value-type="float">
            <text:p>1966080</text:p>
          </table:table-cell>
          <table:table-cell table:formula="of:=IF(AND([.F44]&gt;[.$N$9];[.F44]&lt;[.$N$10]))" office:value-type="boolean" office:boolean-value="false" calcext:value-type="boolean">
            <text:p>FALSE</text:p>
          </table:table-cell>
          <table:table-cell table:formula="of:=IF( AND([.F44]&gt;[.$N$11]; [.F4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INDIRECT(ADDRESS(6;15+MOD([.A45]/([.$N$4] *[.$N$5]);[.$N$6])))" office:value-type="float" office:value="32" calcext:value-type="float">
            <text:p>32</text:p>
          </table:table-cell>
          <table:table-cell table:formula="of:=INDIRECT(ADDRESS(5;15+MOD([.A45]/[.$N$4];[.$N$5])))" office:value-type="float" office:value="1" calcext:value-type="float">
            <text:p>1</text:p>
          </table:table-cell>
          <table:table-cell table:formula="of:=INDIRECT(ADDRESS(4;15+MOD([.A4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5]*[.B45]/([.D45])" office:value-type="float" office:value="1474560" calcext:value-type="float">
            <text:p>1474560</text:p>
          </table:table-cell>
          <table:table-cell table:formula="of:=[.F45]/[.C45]" office:value-type="float" office:value="1474560" calcext:value-type="float">
            <text:p>1474560</text:p>
          </table:table-cell>
          <table:table-cell table:formula="of:=IF(AND([.F45]&gt;[.$N$9];[.F45]&lt;[.$N$10]))" office:value-type="boolean" office:boolean-value="false" calcext:value-type="boolean">
            <text:p>FALSE</text:p>
          </table:table-cell>
          <table:table-cell table:formula="of:=IF( AND([.F45]&gt;[.$N$11]; [.F4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INDIRECT(ADDRESS(6;15+MOD([.A46]/([.$N$4] *[.$N$5]);[.$N$6])))" office:value-type="float" office:value="32" calcext:value-type="float">
            <text:p>32</text:p>
          </table:table-cell>
          <table:table-cell table:formula="of:=INDIRECT(ADDRESS(5;15+MOD([.A46]/[.$N$4];[.$N$5])))" office:value-type="float" office:value="2" calcext:value-type="float">
            <text:p>2</text:p>
          </table:table-cell>
          <table:table-cell table:formula="of:=INDIRECT(ADDRESS(4;15+MOD([.A4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6]*[.B46]/([.D46])" office:value-type="float" office:value="5898240" calcext:value-type="float">
            <text:p>5898240</text:p>
          </table:table-cell>
          <table:table-cell table:formula="of:=[.F46]/[.C46]" office:value-type="float" office:value="2949120" calcext:value-type="float">
            <text:p>2949120</text:p>
          </table:table-cell>
          <table:table-cell table:formula="of:=IF(AND([.F46]&gt;[.$N$9];[.F46]&lt;[.$N$10]))" office:value-type="boolean" office:boolean-value="false" calcext:value-type="boolean">
            <text:p>FALSE</text:p>
          </table:table-cell>
          <table:table-cell table:formula="of:=IF( AND([.F46]&gt;[.$N$11]; [.F4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INDIRECT(ADDRESS(6;15+MOD([.A47]/([.$N$4] *[.$N$5]);[.$N$6])))" office:value-type="float" office:value="32" calcext:value-type="float">
            <text:p>32</text:p>
          </table:table-cell>
          <table:table-cell table:formula="of:=INDIRECT(ADDRESS(5;15+MOD([.A47]/[.$N$4];[.$N$5])))" office:value-type="float" office:value="2" calcext:value-type="float">
            <text:p>2</text:p>
          </table:table-cell>
          <table:table-cell table:formula="of:=INDIRECT(ADDRESS(4;15+MOD([.A4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7]*[.B47]/([.D47])" office:value-type="float" office:value="2949120" calcext:value-type="float">
            <text:p>2949120</text:p>
          </table:table-cell>
          <table:table-cell table:formula="of:=[.F47]/[.C47]" office:value-type="float" office:value="1474560" calcext:value-type="float">
            <text:p>1474560</text:p>
          </table:table-cell>
          <table:table-cell table:formula="of:=IF(AND([.F47]&gt;[.$N$9];[.F47]&lt;[.$N$10]))" office:value-type="boolean" office:boolean-value="false" calcext:value-type="boolean">
            <text:p>FALSE</text:p>
          </table:table-cell>
          <table:table-cell table:formula="of:=IF( AND([.F47]&gt;[.$N$11]; [.F4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INDIRECT(ADDRESS(6;15+MOD([.A48]/([.$N$4] *[.$N$5]);[.$N$6])))" office:value-type="float" office:value="32" calcext:value-type="float">
            <text:p>32</text:p>
          </table:table-cell>
          <table:table-cell table:formula="of:=INDIRECT(ADDRESS(5;15+MOD([.A48]/[.$N$4];[.$N$5])))" office:value-type="float" office:value="2" calcext:value-type="float">
            <text:p>2</text:p>
          </table:table-cell>
          <table:table-cell table:formula="of:=INDIRECT(ADDRESS(4;15+MOD([.A4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8]*[.B48]/([.D48])" office:value-type="float" office:value="1966080" calcext:value-type="float">
            <text:p>1966080</text:p>
          </table:table-cell>
          <table:table-cell table:formula="of:=[.F48]/[.C48]" office:value-type="float" office:value="983040" calcext:value-type="float">
            <text:p>983040</text:p>
          </table:table-cell>
          <table:table-cell table:formula="of:=IF(AND([.F48]&gt;[.$N$9];[.F48]&lt;[.$N$10]))" office:value-type="boolean" office:boolean-value="false" calcext:value-type="boolean">
            <text:p>FALSE</text:p>
          </table:table-cell>
          <table:table-cell table:formula="of:=IF( AND([.F48]&gt;[.$N$11]; [.F4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INDIRECT(ADDRESS(6;15+MOD([.A49]/([.$N$4] *[.$N$5]);[.$N$6])))" office:value-type="float" office:value="32" calcext:value-type="float">
            <text:p>32</text:p>
          </table:table-cell>
          <table:table-cell table:formula="of:=INDIRECT(ADDRESS(5;15+MOD([.A49]/[.$N$4];[.$N$5])))" office:value-type="float" office:value="2" calcext:value-type="float">
            <text:p>2</text:p>
          </table:table-cell>
          <table:table-cell table:formula="of:=INDIRECT(ADDRESS(4;15+MOD([.A4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49]*[.B49]/([.D49])" office:value-type="float" office:value="1474560" calcext:value-type="float">
            <text:p>1474560</text:p>
          </table:table-cell>
          <table:table-cell table:formula="of:=[.F49]/[.C49]" office:value-type="float" office:value="737280" calcext:value-type="float">
            <text:p>737280</text:p>
          </table:table-cell>
          <table:table-cell table:formula="of:=IF(AND([.F49]&gt;[.$N$9];[.F49]&lt;[.$N$10]))" office:value-type="boolean" office:boolean-value="false" calcext:value-type="boolean">
            <text:p>FALSE</text:p>
          </table:table-cell>
          <table:table-cell table:formula="of:=IF( AND([.F49]&gt;[.$N$11]; [.F4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INDIRECT(ADDRESS(6;15+MOD([.A50]/([.$N$4] *[.$N$5]);[.$N$6])))" office:value-type="float" office:value="32" calcext:value-type="float">
            <text:p>32</text:p>
          </table:table-cell>
          <table:table-cell table:formula="of:=INDIRECT(ADDRESS(5;15+MOD([.A50]/[.$N$4];[.$N$5])))" office:value-type="float" office:value="4" calcext:value-type="float">
            <text:p>4</text:p>
          </table:table-cell>
          <table:table-cell table:formula="of:=INDIRECT(ADDRESS(4;15+MOD([.A5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0]*[.B50]/([.D50])" office:value-type="float" office:value="5898240" calcext:value-type="float">
            <text:p>5898240</text:p>
          </table:table-cell>
          <table:table-cell table:formula="of:=[.F50]/[.C50]" office:value-type="float" office:value="1474560" calcext:value-type="float">
            <text:p>1474560</text:p>
          </table:table-cell>
          <table:table-cell table:formula="of:=IF(AND([.F50]&gt;[.$N$9];[.F50]&lt;[.$N$10]))" office:value-type="boolean" office:boolean-value="false" calcext:value-type="boolean">
            <text:p>FALSE</text:p>
          </table:table-cell>
          <table:table-cell table:formula="of:=IF( AND([.F50]&gt;[.$N$11]; [.F5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INDIRECT(ADDRESS(6;15+MOD([.A51]/([.$N$4] *[.$N$5]);[.$N$6])))" office:value-type="float" office:value="32" calcext:value-type="float">
            <text:p>32</text:p>
          </table:table-cell>
          <table:table-cell table:formula="of:=INDIRECT(ADDRESS(5;15+MOD([.A51]/[.$N$4];[.$N$5])))" office:value-type="float" office:value="4" calcext:value-type="float">
            <text:p>4</text:p>
          </table:table-cell>
          <table:table-cell table:formula="of:=INDIRECT(ADDRESS(4;15+MOD([.A5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1]*[.B51]/([.D51])" office:value-type="float" office:value="2949120" calcext:value-type="float">
            <text:p>2949120</text:p>
          </table:table-cell>
          <table:table-cell table:formula="of:=[.F51]/[.C51]" office:value-type="float" office:value="737280" calcext:value-type="float">
            <text:p>737280</text:p>
          </table:table-cell>
          <table:table-cell table:formula="of:=IF(AND([.F51]&gt;[.$N$9];[.F51]&lt;[.$N$10]))" office:value-type="boolean" office:boolean-value="false" calcext:value-type="boolean">
            <text:p>FALSE</text:p>
          </table:table-cell>
          <table:table-cell table:formula="of:=IF( AND([.F51]&gt;[.$N$11]; [.F5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INDIRECT(ADDRESS(6;15+MOD([.A52]/([.$N$4] *[.$N$5]);[.$N$6])))" office:value-type="float" office:value="32" calcext:value-type="float">
            <text:p>32</text:p>
          </table:table-cell>
          <table:table-cell table:formula="of:=INDIRECT(ADDRESS(5;15+MOD([.A52]/[.$N$4];[.$N$5])))" office:value-type="float" office:value="4" calcext:value-type="float">
            <text:p>4</text:p>
          </table:table-cell>
          <table:table-cell table:formula="of:=INDIRECT(ADDRESS(4;15+MOD([.A5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2]*[.B52]/([.D52])" office:value-type="float" office:value="1966080" calcext:value-type="float">
            <text:p>1966080</text:p>
          </table:table-cell>
          <table:table-cell table:formula="of:=[.F52]/[.C52]" office:value-type="float" office:value="491520" calcext:value-type="float">
            <text:p>491520</text:p>
          </table:table-cell>
          <table:table-cell table:formula="of:=IF(AND([.F52]&gt;[.$N$9];[.F52]&lt;[.$N$10]))" office:value-type="boolean" office:boolean-value="false" calcext:value-type="boolean">
            <text:p>FALSE</text:p>
          </table:table-cell>
          <table:table-cell table:formula="of:=IF( AND([.F52]&gt;[.$N$11]; [.F5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INDIRECT(ADDRESS(6;15+MOD([.A53]/([.$N$4] *[.$N$5]);[.$N$6])))" office:value-type="float" office:value="32" calcext:value-type="float">
            <text:p>32</text:p>
          </table:table-cell>
          <table:table-cell table:formula="of:=INDIRECT(ADDRESS(5;15+MOD([.A53]/[.$N$4];[.$N$5])))" office:value-type="float" office:value="4" calcext:value-type="float">
            <text:p>4</text:p>
          </table:table-cell>
          <table:table-cell table:formula="of:=INDIRECT(ADDRESS(4;15+MOD([.A5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3]*[.B53]/([.D53])" office:value-type="float" office:value="1474560" calcext:value-type="float">
            <text:p>1474560</text:p>
          </table:table-cell>
          <table:table-cell table:formula="of:=[.F53]/[.C53]" office:value-type="float" office:value="368640" calcext:value-type="float">
            <text:p>368640</text:p>
          </table:table-cell>
          <table:table-cell table:formula="of:=IF(AND([.F53]&gt;[.$N$9];[.F53]&lt;[.$N$10]))" office:value-type="boolean" office:boolean-value="false" calcext:value-type="boolean">
            <text:p>FALSE</text:p>
          </table:table-cell>
          <table:table-cell table:formula="of:=IF( AND([.F53]&gt;[.$N$11]; [.F5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INDIRECT(ADDRESS(6;15+MOD([.A54]/([.$N$4] *[.$N$5]);[.$N$6])))" office:value-type="float" office:value="32" calcext:value-type="float">
            <text:p>32</text:p>
          </table:table-cell>
          <table:table-cell table:formula="of:=INDIRECT(ADDRESS(5;15+MOD([.A54]/[.$N$4];[.$N$5])))" office:value-type="float" office:value="8" calcext:value-type="float">
            <text:p>8</text:p>
          </table:table-cell>
          <table:table-cell table:formula="of:=INDIRECT(ADDRESS(4;15+MOD([.A5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4]*[.B54]/([.D54])" office:value-type="float" office:value="5898240" calcext:value-type="float">
            <text:p>5898240</text:p>
          </table:table-cell>
          <table:table-cell table:formula="of:=[.F54]/[.C54]" office:value-type="float" office:value="737280" calcext:value-type="float">
            <text:p>737280</text:p>
          </table:table-cell>
          <table:table-cell table:formula="of:=IF(AND([.F54]&gt;[.$N$9];[.F54]&lt;[.$N$10]))" office:value-type="boolean" office:boolean-value="false" calcext:value-type="boolean">
            <text:p>FALSE</text:p>
          </table:table-cell>
          <table:table-cell table:formula="of:=IF( AND([.F54]&gt;[.$N$11]; [.F5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INDIRECT(ADDRESS(6;15+MOD([.A55]/([.$N$4] *[.$N$5]);[.$N$6])))" office:value-type="float" office:value="32" calcext:value-type="float">
            <text:p>32</text:p>
          </table:table-cell>
          <table:table-cell table:formula="of:=INDIRECT(ADDRESS(5;15+MOD([.A55]/[.$N$4];[.$N$5])))" office:value-type="float" office:value="8" calcext:value-type="float">
            <text:p>8</text:p>
          </table:table-cell>
          <table:table-cell table:formula="of:=INDIRECT(ADDRESS(4;15+MOD([.A5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5]*[.B55]/([.D55])" office:value-type="float" office:value="2949120" calcext:value-type="float">
            <text:p>2949120</text:p>
          </table:table-cell>
          <table:table-cell table:formula="of:=[.F55]/[.C55]" office:value-type="float" office:value="368640" calcext:value-type="float">
            <text:p>368640</text:p>
          </table:table-cell>
          <table:table-cell table:formula="of:=IF(AND([.F55]&gt;[.$N$9];[.F55]&lt;[.$N$10]))" office:value-type="boolean" office:boolean-value="false" calcext:value-type="boolean">
            <text:p>FALSE</text:p>
          </table:table-cell>
          <table:table-cell table:formula="of:=IF( AND([.F55]&gt;[.$N$11]; [.F5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INDIRECT(ADDRESS(6;15+MOD([.A56]/([.$N$4] *[.$N$5]);[.$N$6])))" office:value-type="float" office:value="32" calcext:value-type="float">
            <text:p>32</text:p>
          </table:table-cell>
          <table:table-cell table:formula="of:=INDIRECT(ADDRESS(5;15+MOD([.A56]/[.$N$4];[.$N$5])))" office:value-type="float" office:value="8" calcext:value-type="float">
            <text:p>8</text:p>
          </table:table-cell>
          <table:table-cell table:formula="of:=INDIRECT(ADDRESS(4;15+MOD([.A5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6]*[.B56]/([.D56])" office:value-type="float" office:value="1966080" calcext:value-type="float">
            <text:p>1966080</text:p>
          </table:table-cell>
          <table:table-cell table:formula="of:=[.F56]/[.C56]" office:value-type="float" office:value="245760" calcext:value-type="float">
            <text:p>245760</text:p>
          </table:table-cell>
          <table:table-cell table:formula="of:=IF(AND([.F56]&gt;[.$N$9];[.F56]&lt;[.$N$10]))" office:value-type="boolean" office:boolean-value="false" calcext:value-type="boolean">
            <text:p>FALSE</text:p>
          </table:table-cell>
          <table:table-cell table:formula="of:=IF( AND([.F56]&gt;[.$N$11]; [.F5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INDIRECT(ADDRESS(6;15+MOD([.A57]/([.$N$4] *[.$N$5]);[.$N$6])))" office:value-type="float" office:value="32" calcext:value-type="float">
            <text:p>32</text:p>
          </table:table-cell>
          <table:table-cell table:formula="of:=INDIRECT(ADDRESS(5;15+MOD([.A57]/[.$N$4];[.$N$5])))" office:value-type="float" office:value="8" calcext:value-type="float">
            <text:p>8</text:p>
          </table:table-cell>
          <table:table-cell table:formula="of:=INDIRECT(ADDRESS(4;15+MOD([.A5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7]*[.B57]/([.D57])" office:value-type="float" office:value="1474560" calcext:value-type="float">
            <text:p>1474560</text:p>
          </table:table-cell>
          <table:table-cell table:formula="of:=[.F57]/[.C57]" office:value-type="float" office:value="184320" calcext:value-type="float">
            <text:p>184320</text:p>
          </table:table-cell>
          <table:table-cell table:formula="of:=IF(AND([.F57]&gt;[.$N$9];[.F57]&lt;[.$N$10]))" office:value-type="boolean" office:boolean-value="false" calcext:value-type="boolean">
            <text:p>FALSE</text:p>
          </table:table-cell>
          <table:table-cell table:formula="of:=IF( AND([.F57]&gt;[.$N$11]; [.F5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INDIRECT(ADDRESS(6;15+MOD([.A58]/([.$N$4] *[.$N$5]);[.$N$6])))" office:value-type="float" office:value="32" calcext:value-type="float">
            <text:p>32</text:p>
          </table:table-cell>
          <table:table-cell table:formula="of:=INDIRECT(ADDRESS(5;15+MOD([.A58]/[.$N$4];[.$N$5])))" office:value-type="float" office:value="16" calcext:value-type="float">
            <text:p>16</text:p>
          </table:table-cell>
          <table:table-cell table:formula="of:=INDIRECT(ADDRESS(4;15+MOD([.A5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8]*[.B58]/([.D58])" office:value-type="float" office:value="5898240" calcext:value-type="float">
            <text:p>5898240</text:p>
          </table:table-cell>
          <table:table-cell table:formula="of:=[.F58]/[.C58]" office:value-type="float" office:value="368640" calcext:value-type="float">
            <text:p>368640</text:p>
          </table:table-cell>
          <table:table-cell table:formula="of:=IF(AND([.F58]&gt;[.$N$9];[.F58]&lt;[.$N$10]))" office:value-type="boolean" office:boolean-value="false" calcext:value-type="boolean">
            <text:p>FALSE</text:p>
          </table:table-cell>
          <table:table-cell table:formula="of:=IF( AND([.F58]&gt;[.$N$11]; [.F5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INDIRECT(ADDRESS(6;15+MOD([.A59]/([.$N$4] *[.$N$5]);[.$N$6])))" office:value-type="float" office:value="32" calcext:value-type="float">
            <text:p>32</text:p>
          </table:table-cell>
          <table:table-cell table:formula="of:=INDIRECT(ADDRESS(5;15+MOD([.A59]/[.$N$4];[.$N$5])))" office:value-type="float" office:value="16" calcext:value-type="float">
            <text:p>16</text:p>
          </table:table-cell>
          <table:table-cell table:formula="of:=INDIRECT(ADDRESS(4;15+MOD([.A5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59]*[.B59]/([.D59])" office:value-type="float" office:value="2949120" calcext:value-type="float">
            <text:p>2949120</text:p>
          </table:table-cell>
          <table:table-cell table:formula="of:=[.F59]/[.C59]" office:value-type="float" office:value="184320" calcext:value-type="float">
            <text:p>184320</text:p>
          </table:table-cell>
          <table:table-cell table:formula="of:=IF(AND([.F59]&gt;[.$N$9];[.F59]&lt;[.$N$10]))" office:value-type="boolean" office:boolean-value="false" calcext:value-type="boolean">
            <text:p>FALSE</text:p>
          </table:table-cell>
          <table:table-cell table:formula="of:=IF( AND([.F59]&gt;[.$N$11]; [.F5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INDIRECT(ADDRESS(6;15+MOD([.A60]/([.$N$4] *[.$N$5]);[.$N$6])))" office:value-type="float" office:value="32" calcext:value-type="float">
            <text:p>32</text:p>
          </table:table-cell>
          <table:table-cell table:formula="of:=INDIRECT(ADDRESS(5;15+MOD([.A60]/[.$N$4];[.$N$5])))" office:value-type="float" office:value="16" calcext:value-type="float">
            <text:p>16</text:p>
          </table:table-cell>
          <table:table-cell table:formula="of:=INDIRECT(ADDRESS(4;15+MOD([.A6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0]*[.B60]/([.D60])" office:value-type="float" office:value="1966080" calcext:value-type="float">
            <text:p>1966080</text:p>
          </table:table-cell>
          <table:table-cell table:formula="of:=[.F60]/[.C60]" office:value-type="float" office:value="122880" calcext:value-type="float">
            <text:p>122880</text:p>
          </table:table-cell>
          <table:table-cell table:formula="of:=IF(AND([.F60]&gt;[.$N$9];[.F60]&lt;[.$N$10]))" office:value-type="boolean" office:boolean-value="false" calcext:value-type="boolean">
            <text:p>FALSE</text:p>
          </table:table-cell>
          <table:table-cell table:formula="of:=IF( AND([.F60]&gt;[.$N$11]; [.F6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INDIRECT(ADDRESS(6;15+MOD([.A61]/([.$N$4] *[.$N$5]);[.$N$6])))" office:value-type="float" office:value="32" calcext:value-type="float">
            <text:p>32</text:p>
          </table:table-cell>
          <table:table-cell table:formula="of:=INDIRECT(ADDRESS(5;15+MOD([.A61]/[.$N$4];[.$N$5])))" office:value-type="float" office:value="16" calcext:value-type="float">
            <text:p>16</text:p>
          </table:table-cell>
          <table:table-cell table:formula="of:=INDIRECT(ADDRESS(4;15+MOD([.A6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1]*[.B61]/([.D61])" office:value-type="float" office:value="1474560" calcext:value-type="float">
            <text:p>1474560</text:p>
          </table:table-cell>
          <table:table-cell table:formula="of:=[.F61]/[.C61]" office:value-type="float" office:value="92160" calcext:value-type="float">
            <text:p>92160</text:p>
          </table:table-cell>
          <table:table-cell table:formula="of:=IF(AND([.F61]&gt;[.$N$9];[.F61]&lt;[.$N$10]))" office:value-type="boolean" office:boolean-value="false" calcext:value-type="boolean">
            <text:p>FALSE</text:p>
          </table:table-cell>
          <table:table-cell table:formula="of:=IF( AND([.F61]&gt;[.$N$11]; [.F6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INDIRECT(ADDRESS(6;15+MOD([.A62]/([.$N$4] *[.$N$5]);[.$N$6])))" office:value-type="float" office:value="40" calcext:value-type="float">
            <text:p>40</text:p>
          </table:table-cell>
          <table:table-cell table:formula="of:=INDIRECT(ADDRESS(5;15+MOD([.A62]/[.$N$4];[.$N$5])))" office:value-type="float" office:value="1" calcext:value-type="float">
            <text:p>1</text:p>
          </table:table-cell>
          <table:table-cell table:formula="of:=INDIRECT(ADDRESS(4;15+MOD([.A6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2]*[.B62]/([.D62])" office:value-type="float" office:value="7372800" calcext:value-type="float">
            <text:p>7372800</text:p>
          </table:table-cell>
          <table:table-cell table:formula="of:=[.F62]/[.C62]" office:value-type="float" office:value="7372800" calcext:value-type="float">
            <text:p>7372800</text:p>
          </table:table-cell>
          <table:table-cell table:formula="of:=IF(AND([.F62]&gt;[.$N$9];[.F62]&lt;[.$N$10]))" office:value-type="boolean" office:boolean-value="true" calcext:value-type="boolean">
            <text:p>TRUE</text:p>
          </table:table-cell>
          <table:table-cell table:formula="of:=IF( AND([.F62]&gt;[.$N$11]; [.F6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INDIRECT(ADDRESS(6;15+MOD([.A63]/([.$N$4] *[.$N$5]);[.$N$6])))" office:value-type="float" office:value="40" calcext:value-type="float">
            <text:p>40</text:p>
          </table:table-cell>
          <table:table-cell table:formula="of:=INDIRECT(ADDRESS(5;15+MOD([.A63]/[.$N$4];[.$N$5])))" office:value-type="float" office:value="1" calcext:value-type="float">
            <text:p>1</text:p>
          </table:table-cell>
          <table:table-cell table:formula="of:=INDIRECT(ADDRESS(4;15+MOD([.A6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3]*[.B63]/([.D63])" office:value-type="float" office:value="3686400" calcext:value-type="float">
            <text:p>3686400</text:p>
          </table:table-cell>
          <table:table-cell table:formula="of:=[.F63]/[.C63]" office:value-type="float" office:value="3686400" calcext:value-type="float">
            <text:p>3686400</text:p>
          </table:table-cell>
          <table:table-cell table:formula="of:=IF(AND([.F63]&gt;[.$N$9];[.F63]&lt;[.$N$10]))" office:value-type="boolean" office:boolean-value="false" calcext:value-type="boolean">
            <text:p>FALSE</text:p>
          </table:table-cell>
          <table:table-cell table:formula="of:=IF( AND([.F63]&gt;[.$N$11]; [.F6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INDIRECT(ADDRESS(6;15+MOD([.A64]/([.$N$4] *[.$N$5]);[.$N$6])))" office:value-type="float" office:value="40" calcext:value-type="float">
            <text:p>40</text:p>
          </table:table-cell>
          <table:table-cell table:formula="of:=INDIRECT(ADDRESS(5;15+MOD([.A64]/[.$N$4];[.$N$5])))" office:value-type="float" office:value="1" calcext:value-type="float">
            <text:p>1</text:p>
          </table:table-cell>
          <table:table-cell table:formula="of:=INDIRECT(ADDRESS(4;15+MOD([.A6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4]*[.B64]/([.D64])" office:value-type="float" office:value="2457600" calcext:value-type="float">
            <text:p>2457600</text:p>
          </table:table-cell>
          <table:table-cell table:formula="of:=[.F64]/[.C64]" office:value-type="float" office:value="2457600" calcext:value-type="float">
            <text:p>2457600</text:p>
          </table:table-cell>
          <table:table-cell table:formula="of:=IF(AND([.F64]&gt;[.$N$9];[.F64]&lt;[.$N$10]))" office:value-type="boolean" office:boolean-value="false" calcext:value-type="boolean">
            <text:p>FALSE</text:p>
          </table:table-cell>
          <table:table-cell table:formula="of:=IF( AND([.F64]&gt;[.$N$11]; [.F6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INDIRECT(ADDRESS(6;15+MOD([.A65]/([.$N$4] *[.$N$5]);[.$N$6])))" office:value-type="float" office:value="40" calcext:value-type="float">
            <text:p>40</text:p>
          </table:table-cell>
          <table:table-cell table:formula="of:=INDIRECT(ADDRESS(5;15+MOD([.A65]/[.$N$4];[.$N$5])))" office:value-type="float" office:value="1" calcext:value-type="float">
            <text:p>1</text:p>
          </table:table-cell>
          <table:table-cell table:formula="of:=INDIRECT(ADDRESS(4;15+MOD([.A6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5]*[.B65]/([.D65])" office:value-type="float" office:value="1843200" calcext:value-type="float">
            <text:p>1843200</text:p>
          </table:table-cell>
          <table:table-cell table:formula="of:=[.F65]/[.C65]" office:value-type="float" office:value="1843200" calcext:value-type="float">
            <text:p>1843200</text:p>
          </table:table-cell>
          <table:table-cell table:formula="of:=IF(AND([.F65]&gt;[.$N$9];[.F65]&lt;[.$N$10]))" office:value-type="boolean" office:boolean-value="false" calcext:value-type="boolean">
            <text:p>FALSE</text:p>
          </table:table-cell>
          <table:table-cell table:formula="of:=IF( AND([.F65]&gt;[.$N$11]; [.F6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INDIRECT(ADDRESS(6;15+MOD([.A66]/([.$N$4] *[.$N$5]);[.$N$6])))" office:value-type="float" office:value="40" calcext:value-type="float">
            <text:p>40</text:p>
          </table:table-cell>
          <table:table-cell table:formula="of:=INDIRECT(ADDRESS(5;15+MOD([.A66]/[.$N$4];[.$N$5])))" office:value-type="float" office:value="2" calcext:value-type="float">
            <text:p>2</text:p>
          </table:table-cell>
          <table:table-cell table:formula="of:=INDIRECT(ADDRESS(4;15+MOD([.A6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6]*[.B66]/([.D66])" office:value-type="float" office:value="7372800" calcext:value-type="float">
            <text:p>7372800</text:p>
          </table:table-cell>
          <table:table-cell table:formula="of:=[.F66]/[.C66]" office:value-type="float" office:value="3686400" calcext:value-type="float">
            <text:p>3686400</text:p>
          </table:table-cell>
          <table:table-cell table:formula="of:=IF(AND([.F66]&gt;[.$N$9];[.F66]&lt;[.$N$10]))" office:value-type="boolean" office:boolean-value="true" calcext:value-type="boolean">
            <text:p>TRUE</text:p>
          </table:table-cell>
          <table:table-cell table:formula="of:=IF( AND([.F66]&gt;[.$N$11]; [.F6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INDIRECT(ADDRESS(6;15+MOD([.A67]/([.$N$4] *[.$N$5]);[.$N$6])))" office:value-type="float" office:value="40" calcext:value-type="float">
            <text:p>40</text:p>
          </table:table-cell>
          <table:table-cell table:formula="of:=INDIRECT(ADDRESS(5;15+MOD([.A67]/[.$N$4];[.$N$5])))" office:value-type="float" office:value="2" calcext:value-type="float">
            <text:p>2</text:p>
          </table:table-cell>
          <table:table-cell table:formula="of:=INDIRECT(ADDRESS(4;15+MOD([.A6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7]*[.B67]/([.D67])" office:value-type="float" office:value="3686400" calcext:value-type="float">
            <text:p>3686400</text:p>
          </table:table-cell>
          <table:table-cell table:formula="of:=[.F67]/[.C67]" office:value-type="float" office:value="1843200" calcext:value-type="float">
            <text:p>1843200</text:p>
          </table:table-cell>
          <table:table-cell table:formula="of:=IF(AND([.F67]&gt;[.$N$9];[.F67]&lt;[.$N$10]))" office:value-type="boolean" office:boolean-value="false" calcext:value-type="boolean">
            <text:p>FALSE</text:p>
          </table:table-cell>
          <table:table-cell table:formula="of:=IF( AND([.F67]&gt;[.$N$11]; [.F6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INDIRECT(ADDRESS(6;15+MOD([.A68]/([.$N$4] *[.$N$5]);[.$N$6])))" office:value-type="float" office:value="40" calcext:value-type="float">
            <text:p>40</text:p>
          </table:table-cell>
          <table:table-cell table:formula="of:=INDIRECT(ADDRESS(5;15+MOD([.A68]/[.$N$4];[.$N$5])))" office:value-type="float" office:value="2" calcext:value-type="float">
            <text:p>2</text:p>
          </table:table-cell>
          <table:table-cell table:formula="of:=INDIRECT(ADDRESS(4;15+MOD([.A6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8]*[.B68]/([.D68])" office:value-type="float" office:value="2457600" calcext:value-type="float">
            <text:p>2457600</text:p>
          </table:table-cell>
          <table:table-cell table:formula="of:=[.F68]/[.C68]" office:value-type="float" office:value="1228800" calcext:value-type="float">
            <text:p>1228800</text:p>
          </table:table-cell>
          <table:table-cell table:formula="of:=IF(AND([.F68]&gt;[.$N$9];[.F68]&lt;[.$N$10]))" office:value-type="boolean" office:boolean-value="false" calcext:value-type="boolean">
            <text:p>FALSE</text:p>
          </table:table-cell>
          <table:table-cell table:formula="of:=IF( AND([.F68]&gt;[.$N$11]; [.F6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INDIRECT(ADDRESS(6;15+MOD([.A69]/([.$N$4] *[.$N$5]);[.$N$6])))" office:value-type="float" office:value="40" calcext:value-type="float">
            <text:p>40</text:p>
          </table:table-cell>
          <table:table-cell table:formula="of:=INDIRECT(ADDRESS(5;15+MOD([.A69]/[.$N$4];[.$N$5])))" office:value-type="float" office:value="2" calcext:value-type="float">
            <text:p>2</text:p>
          </table:table-cell>
          <table:table-cell table:formula="of:=INDIRECT(ADDRESS(4;15+MOD([.A6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69]*[.B69]/([.D69])" office:value-type="float" office:value="1843200" calcext:value-type="float">
            <text:p>1843200</text:p>
          </table:table-cell>
          <table:table-cell table:formula="of:=[.F69]/[.C69]" office:value-type="float" office:value="921600" calcext:value-type="float">
            <text:p>921600</text:p>
          </table:table-cell>
          <table:table-cell table:formula="of:=IF(AND([.F69]&gt;[.$N$9];[.F69]&lt;[.$N$10]))" office:value-type="boolean" office:boolean-value="false" calcext:value-type="boolean">
            <text:p>FALSE</text:p>
          </table:table-cell>
          <table:table-cell table:formula="of:=IF( AND([.F69]&gt;[.$N$11]; [.F6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INDIRECT(ADDRESS(6;15+MOD([.A70]/([.$N$4] *[.$N$5]);[.$N$6])))" office:value-type="float" office:value="40" calcext:value-type="float">
            <text:p>40</text:p>
          </table:table-cell>
          <table:table-cell table:formula="of:=INDIRECT(ADDRESS(5;15+MOD([.A70]/[.$N$4];[.$N$5])))" office:value-type="float" office:value="4" calcext:value-type="float">
            <text:p>4</text:p>
          </table:table-cell>
          <table:table-cell table:formula="of:=INDIRECT(ADDRESS(4;15+MOD([.A7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0]*[.B70]/([.D70])" office:value-type="float" office:value="7372800" calcext:value-type="float">
            <text:p>7372800</text:p>
          </table:table-cell>
          <table:table-cell table:formula="of:=[.F70]/[.C70]" office:value-type="float" office:value="1843200" calcext:value-type="float">
            <text:p>1843200</text:p>
          </table:table-cell>
          <table:table-cell table:formula="of:=IF(AND([.F70]&gt;[.$N$9];[.F70]&lt;[.$N$10]))" office:value-type="boolean" office:boolean-value="true" calcext:value-type="boolean">
            <text:p>TRUE</text:p>
          </table:table-cell>
          <table:table-cell table:formula="of:=IF( AND([.F70]&gt;[.$N$11]; [.F7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INDIRECT(ADDRESS(6;15+MOD([.A71]/([.$N$4] *[.$N$5]);[.$N$6])))" office:value-type="float" office:value="40" calcext:value-type="float">
            <text:p>40</text:p>
          </table:table-cell>
          <table:table-cell table:formula="of:=INDIRECT(ADDRESS(5;15+MOD([.A71]/[.$N$4];[.$N$5])))" office:value-type="float" office:value="4" calcext:value-type="float">
            <text:p>4</text:p>
          </table:table-cell>
          <table:table-cell table:formula="of:=INDIRECT(ADDRESS(4;15+MOD([.A7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1]*[.B71]/([.D71])" office:value-type="float" office:value="3686400" calcext:value-type="float">
            <text:p>3686400</text:p>
          </table:table-cell>
          <table:table-cell table:formula="of:=[.F71]/[.C71]" office:value-type="float" office:value="921600" calcext:value-type="float">
            <text:p>921600</text:p>
          </table:table-cell>
          <table:table-cell table:formula="of:=IF(AND([.F71]&gt;[.$N$9];[.F71]&lt;[.$N$10]))" office:value-type="boolean" office:boolean-value="false" calcext:value-type="boolean">
            <text:p>FALSE</text:p>
          </table:table-cell>
          <table:table-cell table:formula="of:=IF( AND([.F71]&gt;[.$N$11]; [.F7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INDIRECT(ADDRESS(6;15+MOD([.A72]/([.$N$4] *[.$N$5]);[.$N$6])))" office:value-type="float" office:value="40" calcext:value-type="float">
            <text:p>40</text:p>
          </table:table-cell>
          <table:table-cell table:formula="of:=INDIRECT(ADDRESS(5;15+MOD([.A72]/[.$N$4];[.$N$5])))" office:value-type="float" office:value="4" calcext:value-type="float">
            <text:p>4</text:p>
          </table:table-cell>
          <table:table-cell table:formula="of:=INDIRECT(ADDRESS(4;15+MOD([.A7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2]*[.B72]/([.D72])" office:value-type="float" office:value="2457600" calcext:value-type="float">
            <text:p>2457600</text:p>
          </table:table-cell>
          <table:table-cell table:formula="of:=[.F72]/[.C72]" office:value-type="float" office:value="614400" calcext:value-type="float">
            <text:p>614400</text:p>
          </table:table-cell>
          <table:table-cell table:formula="of:=IF(AND([.F72]&gt;[.$N$9];[.F72]&lt;[.$N$10]))" office:value-type="boolean" office:boolean-value="false" calcext:value-type="boolean">
            <text:p>FALSE</text:p>
          </table:table-cell>
          <table:table-cell table:formula="of:=IF( AND([.F72]&gt;[.$N$11]; [.F7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INDIRECT(ADDRESS(6;15+MOD([.A73]/([.$N$4] *[.$N$5]);[.$N$6])))" office:value-type="float" office:value="40" calcext:value-type="float">
            <text:p>40</text:p>
          </table:table-cell>
          <table:table-cell table:formula="of:=INDIRECT(ADDRESS(5;15+MOD([.A73]/[.$N$4];[.$N$5])))" office:value-type="float" office:value="4" calcext:value-type="float">
            <text:p>4</text:p>
          </table:table-cell>
          <table:table-cell table:formula="of:=INDIRECT(ADDRESS(4;15+MOD([.A7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3]*[.B73]/([.D73])" office:value-type="float" office:value="1843200" calcext:value-type="float">
            <text:p>1843200</text:p>
          </table:table-cell>
          <table:table-cell table:formula="of:=[.F73]/[.C73]" office:value-type="float" office:value="460800" calcext:value-type="float">
            <text:p>460800</text:p>
          </table:table-cell>
          <table:table-cell table:formula="of:=IF(AND([.F73]&gt;[.$N$9];[.F73]&lt;[.$N$10]))" office:value-type="boolean" office:boolean-value="false" calcext:value-type="boolean">
            <text:p>FALSE</text:p>
          </table:table-cell>
          <table:table-cell table:formula="of:=IF( AND([.F73]&gt;[.$N$11]; [.F7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INDIRECT(ADDRESS(6;15+MOD([.A74]/([.$N$4] *[.$N$5]);[.$N$6])))" office:value-type="float" office:value="40" calcext:value-type="float">
            <text:p>40</text:p>
          </table:table-cell>
          <table:table-cell table:formula="of:=INDIRECT(ADDRESS(5;15+MOD([.A74]/[.$N$4];[.$N$5])))" office:value-type="float" office:value="8" calcext:value-type="float">
            <text:p>8</text:p>
          </table:table-cell>
          <table:table-cell table:formula="of:=INDIRECT(ADDRESS(4;15+MOD([.A7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4]*[.B74]/([.D74])" office:value-type="float" office:value="7372800" calcext:value-type="float">
            <text:p>7372800</text:p>
          </table:table-cell>
          <table:table-cell table:formula="of:=[.F74]/[.C74]" office:value-type="float" office:value="921600" calcext:value-type="float">
            <text:p>921600</text:p>
          </table:table-cell>
          <table:table-cell table:formula="of:=IF(AND([.F74]&gt;[.$N$9];[.F74]&lt;[.$N$10]))" office:value-type="boolean" office:boolean-value="true" calcext:value-type="boolean">
            <text:p>TRUE</text:p>
          </table:table-cell>
          <table:table-cell table:formula="of:=IF( AND([.F74]&gt;[.$N$11]; [.F7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INDIRECT(ADDRESS(6;15+MOD([.A75]/([.$N$4] *[.$N$5]);[.$N$6])))" office:value-type="float" office:value="40" calcext:value-type="float">
            <text:p>40</text:p>
          </table:table-cell>
          <table:table-cell table:formula="of:=INDIRECT(ADDRESS(5;15+MOD([.A75]/[.$N$4];[.$N$5])))" office:value-type="float" office:value="8" calcext:value-type="float">
            <text:p>8</text:p>
          </table:table-cell>
          <table:table-cell table:formula="of:=INDIRECT(ADDRESS(4;15+MOD([.A7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5]*[.B75]/([.D75])" office:value-type="float" office:value="3686400" calcext:value-type="float">
            <text:p>3686400</text:p>
          </table:table-cell>
          <table:table-cell table:formula="of:=[.F75]/[.C75]" office:value-type="float" office:value="460800" calcext:value-type="float">
            <text:p>460800</text:p>
          </table:table-cell>
          <table:table-cell table:formula="of:=IF(AND([.F75]&gt;[.$N$9];[.F75]&lt;[.$N$10]))" office:value-type="boolean" office:boolean-value="false" calcext:value-type="boolean">
            <text:p>FALSE</text:p>
          </table:table-cell>
          <table:table-cell table:formula="of:=IF( AND([.F75]&gt;[.$N$11]; [.F7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INDIRECT(ADDRESS(6;15+MOD([.A76]/([.$N$4] *[.$N$5]);[.$N$6])))" office:value-type="float" office:value="40" calcext:value-type="float">
            <text:p>40</text:p>
          </table:table-cell>
          <table:table-cell table:formula="of:=INDIRECT(ADDRESS(5;15+MOD([.A76]/[.$N$4];[.$N$5])))" office:value-type="float" office:value="8" calcext:value-type="float">
            <text:p>8</text:p>
          </table:table-cell>
          <table:table-cell table:formula="of:=INDIRECT(ADDRESS(4;15+MOD([.A7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6]*[.B76]/([.D76])" office:value-type="float" office:value="2457600" calcext:value-type="float">
            <text:p>2457600</text:p>
          </table:table-cell>
          <table:table-cell table:formula="of:=[.F76]/[.C76]" office:value-type="float" office:value="307200" calcext:value-type="float">
            <text:p>307200</text:p>
          </table:table-cell>
          <table:table-cell table:formula="of:=IF(AND([.F76]&gt;[.$N$9];[.F76]&lt;[.$N$10]))" office:value-type="boolean" office:boolean-value="false" calcext:value-type="boolean">
            <text:p>FALSE</text:p>
          </table:table-cell>
          <table:table-cell table:formula="of:=IF( AND([.F76]&gt;[.$N$11]; [.F7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INDIRECT(ADDRESS(6;15+MOD([.A77]/([.$N$4] *[.$N$5]);[.$N$6])))" office:value-type="float" office:value="40" calcext:value-type="float">
            <text:p>40</text:p>
          </table:table-cell>
          <table:table-cell table:formula="of:=INDIRECT(ADDRESS(5;15+MOD([.A77]/[.$N$4];[.$N$5])))" office:value-type="float" office:value="8" calcext:value-type="float">
            <text:p>8</text:p>
          </table:table-cell>
          <table:table-cell table:formula="of:=INDIRECT(ADDRESS(4;15+MOD([.A7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7]*[.B77]/([.D77])" office:value-type="float" office:value="1843200" calcext:value-type="float">
            <text:p>1843200</text:p>
          </table:table-cell>
          <table:table-cell table:formula="of:=[.F77]/[.C77]" office:value-type="float" office:value="230400" calcext:value-type="float">
            <text:p>230400</text:p>
          </table:table-cell>
          <table:table-cell table:formula="of:=IF(AND([.F77]&gt;[.$N$9];[.F77]&lt;[.$N$10]))" office:value-type="boolean" office:boolean-value="false" calcext:value-type="boolean">
            <text:p>FALSE</text:p>
          </table:table-cell>
          <table:table-cell table:formula="of:=IF( AND([.F77]&gt;[.$N$11]; [.F7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INDIRECT(ADDRESS(6;15+MOD([.A78]/([.$N$4] *[.$N$5]);[.$N$6])))" office:value-type="float" office:value="40" calcext:value-type="float">
            <text:p>40</text:p>
          </table:table-cell>
          <table:table-cell table:formula="of:=INDIRECT(ADDRESS(5;15+MOD([.A78]/[.$N$4];[.$N$5])))" office:value-type="float" office:value="16" calcext:value-type="float">
            <text:p>16</text:p>
          </table:table-cell>
          <table:table-cell table:formula="of:=INDIRECT(ADDRESS(4;15+MOD([.A7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8]*[.B78]/([.D78])" office:value-type="float" office:value="7372800" calcext:value-type="float">
            <text:p>7372800</text:p>
          </table:table-cell>
          <table:table-cell table:formula="of:=[.F78]/[.C78]" office:value-type="float" office:value="460800" calcext:value-type="float">
            <text:p>460800</text:p>
          </table:table-cell>
          <table:table-cell table:formula="of:=IF(AND([.F78]&gt;[.$N$9];[.F78]&lt;[.$N$10]))" office:value-type="boolean" office:boolean-value="true" calcext:value-type="boolean">
            <text:p>TRUE</text:p>
          </table:table-cell>
          <table:table-cell table:formula="of:=IF( AND([.F78]&gt;[.$N$11]; [.F7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INDIRECT(ADDRESS(6;15+MOD([.A79]/([.$N$4] *[.$N$5]);[.$N$6])))" office:value-type="float" office:value="40" calcext:value-type="float">
            <text:p>40</text:p>
          </table:table-cell>
          <table:table-cell table:formula="of:=INDIRECT(ADDRESS(5;15+MOD([.A79]/[.$N$4];[.$N$5])))" office:value-type="float" office:value="16" calcext:value-type="float">
            <text:p>16</text:p>
          </table:table-cell>
          <table:table-cell table:formula="of:=INDIRECT(ADDRESS(4;15+MOD([.A7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79]*[.B79]/([.D79])" office:value-type="float" office:value="3686400" calcext:value-type="float">
            <text:p>3686400</text:p>
          </table:table-cell>
          <table:table-cell table:formula="of:=[.F79]/[.C79]" office:value-type="float" office:value="230400" calcext:value-type="float">
            <text:p>230400</text:p>
          </table:table-cell>
          <table:table-cell table:formula="of:=IF(AND([.F79]&gt;[.$N$9];[.F79]&lt;[.$N$10]))" office:value-type="boolean" office:boolean-value="false" calcext:value-type="boolean">
            <text:p>FALSE</text:p>
          </table:table-cell>
          <table:table-cell table:formula="of:=IF( AND([.F79]&gt;[.$N$11]; [.F7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INDIRECT(ADDRESS(6;15+MOD([.A80]/([.$N$4] *[.$N$5]);[.$N$6])))" office:value-type="float" office:value="40" calcext:value-type="float">
            <text:p>40</text:p>
          </table:table-cell>
          <table:table-cell table:formula="of:=INDIRECT(ADDRESS(5;15+MOD([.A80]/[.$N$4];[.$N$5])))" office:value-type="float" office:value="16" calcext:value-type="float">
            <text:p>16</text:p>
          </table:table-cell>
          <table:table-cell table:formula="of:=INDIRECT(ADDRESS(4;15+MOD([.A8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0]*[.B80]/([.D80])" office:value-type="float" office:value="2457600" calcext:value-type="float">
            <text:p>2457600</text:p>
          </table:table-cell>
          <table:table-cell table:formula="of:=[.F80]/[.C80]" office:value-type="float" office:value="153600" calcext:value-type="float">
            <text:p>153600</text:p>
          </table:table-cell>
          <table:table-cell table:formula="of:=IF(AND([.F80]&gt;[.$N$9];[.F80]&lt;[.$N$10]))" office:value-type="boolean" office:boolean-value="false" calcext:value-type="boolean">
            <text:p>FALSE</text:p>
          </table:table-cell>
          <table:table-cell table:formula="of:=IF( AND([.F80]&gt;[.$N$11]; [.F8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INDIRECT(ADDRESS(6;15+MOD([.A81]/([.$N$4] *[.$N$5]);[.$N$6])))" office:value-type="float" office:value="40" calcext:value-type="float">
            <text:p>40</text:p>
          </table:table-cell>
          <table:table-cell table:formula="of:=INDIRECT(ADDRESS(5;15+MOD([.A81]/[.$N$4];[.$N$5])))" office:value-type="float" office:value="16" calcext:value-type="float">
            <text:p>16</text:p>
          </table:table-cell>
          <table:table-cell table:formula="of:=INDIRECT(ADDRESS(4;15+MOD([.A8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1]*[.B81]/([.D81])" office:value-type="float" office:value="1843200" calcext:value-type="float">
            <text:p>1843200</text:p>
          </table:table-cell>
          <table:table-cell table:formula="of:=[.F81]/[.C81]" office:value-type="float" office:value="115200" calcext:value-type="float">
            <text:p>115200</text:p>
          </table:table-cell>
          <table:table-cell table:formula="of:=IF(AND([.F81]&gt;[.$N$9];[.F81]&lt;[.$N$10]))" office:value-type="boolean" office:boolean-value="false" calcext:value-type="boolean">
            <text:p>FALSE</text:p>
          </table:table-cell>
          <table:table-cell table:formula="of:=IF( AND([.F81]&gt;[.$N$11]; [.F8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INDIRECT(ADDRESS(6;15+MOD([.A82]/([.$N$4] *[.$N$5]);[.$N$6])))" office:value-type="float" office:value="64" calcext:value-type="float">
            <text:p>64</text:p>
          </table:table-cell>
          <table:table-cell table:formula="of:=INDIRECT(ADDRESS(5;15+MOD([.A82]/[.$N$4];[.$N$5])))" office:value-type="float" office:value="1" calcext:value-type="float">
            <text:p>1</text:p>
          </table:table-cell>
          <table:table-cell table:formula="of:=INDIRECT(ADDRESS(4;15+MOD([.A8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2]*[.B82]/([.D82])" office:value-type="float" office:value="11796480" calcext:value-type="float">
            <text:p>11796480</text:p>
          </table:table-cell>
          <table:table-cell table:formula="of:=[.F82]/[.C82]" office:value-type="float" office:value="11796480" calcext:value-type="float">
            <text:p>11796480</text:p>
          </table:table-cell>
          <table:table-cell table:formula="of:=IF(AND([.F82]&gt;[.$N$9];[.F82]&lt;[.$N$10]))" office:value-type="boolean" office:boolean-value="false" calcext:value-type="boolean">
            <text:p>FALSE</text:p>
          </table:table-cell>
          <table:table-cell table:formula="of:=IF( AND([.F82]&gt;[.$N$11]; [.F82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INDIRECT(ADDRESS(6;15+MOD([.A83]/([.$N$4] *[.$N$5]);[.$N$6])))" office:value-type="float" office:value="64" calcext:value-type="float">
            <text:p>64</text:p>
          </table:table-cell>
          <table:table-cell table:formula="of:=INDIRECT(ADDRESS(5;15+MOD([.A83]/[.$N$4];[.$N$5])))" office:value-type="float" office:value="1" calcext:value-type="float">
            <text:p>1</text:p>
          </table:table-cell>
          <table:table-cell table:formula="of:=INDIRECT(ADDRESS(4;15+MOD([.A8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3]*[.B83]/([.D83])" office:value-type="float" office:value="5898240" calcext:value-type="float">
            <text:p>5898240</text:p>
          </table:table-cell>
          <table:table-cell table:formula="of:=[.F83]/[.C83]" office:value-type="float" office:value="5898240" calcext:value-type="float">
            <text:p>5898240</text:p>
          </table:table-cell>
          <table:table-cell table:formula="of:=IF(AND([.F83]&gt;[.$N$9];[.F83]&lt;[.$N$10]))" office:value-type="boolean" office:boolean-value="false" calcext:value-type="boolean">
            <text:p>FALSE</text:p>
          </table:table-cell>
          <table:table-cell table:formula="of:=IF( AND([.F83]&gt;[.$N$11]; [.F8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INDIRECT(ADDRESS(6;15+MOD([.A84]/([.$N$4] *[.$N$5]);[.$N$6])))" office:value-type="float" office:value="64" calcext:value-type="float">
            <text:p>64</text:p>
          </table:table-cell>
          <table:table-cell table:formula="of:=INDIRECT(ADDRESS(5;15+MOD([.A84]/[.$N$4];[.$N$5])))" office:value-type="float" office:value="1" calcext:value-type="float">
            <text:p>1</text:p>
          </table:table-cell>
          <table:table-cell table:formula="of:=INDIRECT(ADDRESS(4;15+MOD([.A8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4]*[.B84]/([.D84])" office:value-type="float" office:value="3932160" calcext:value-type="float">
            <text:p>3932160</text:p>
          </table:table-cell>
          <table:table-cell table:formula="of:=[.F84]/[.C84]" office:value-type="float" office:value="3932160" calcext:value-type="float">
            <text:p>3932160</text:p>
          </table:table-cell>
          <table:table-cell table:formula="of:=IF(AND([.F84]&gt;[.$N$9];[.F84]&lt;[.$N$10]))" office:value-type="boolean" office:boolean-value="false" calcext:value-type="boolean">
            <text:p>FALSE</text:p>
          </table:table-cell>
          <table:table-cell table:formula="of:=IF( AND([.F84]&gt;[.$N$11]; [.F8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INDIRECT(ADDRESS(6;15+MOD([.A85]/([.$N$4] *[.$N$5]);[.$N$6])))" office:value-type="float" office:value="64" calcext:value-type="float">
            <text:p>64</text:p>
          </table:table-cell>
          <table:table-cell table:formula="of:=INDIRECT(ADDRESS(5;15+MOD([.A85]/[.$N$4];[.$N$5])))" office:value-type="float" office:value="1" calcext:value-type="float">
            <text:p>1</text:p>
          </table:table-cell>
          <table:table-cell table:formula="of:=INDIRECT(ADDRESS(4;15+MOD([.A8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5]*[.B85]/([.D85])" office:value-type="float" office:value="2949120" calcext:value-type="float">
            <text:p>2949120</text:p>
          </table:table-cell>
          <table:table-cell table:formula="of:=[.F85]/[.C85]" office:value-type="float" office:value="2949120" calcext:value-type="float">
            <text:p>2949120</text:p>
          </table:table-cell>
          <table:table-cell table:formula="of:=IF(AND([.F85]&gt;[.$N$9];[.F85]&lt;[.$N$10]))" office:value-type="boolean" office:boolean-value="false" calcext:value-type="boolean">
            <text:p>FALSE</text:p>
          </table:table-cell>
          <table:table-cell table:formula="of:=IF( AND([.F85]&gt;[.$N$11]; [.F8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INDIRECT(ADDRESS(6;15+MOD([.A86]/([.$N$4] *[.$N$5]);[.$N$6])))" office:value-type="float" office:value="64" calcext:value-type="float">
            <text:p>64</text:p>
          </table:table-cell>
          <table:table-cell table:formula="of:=INDIRECT(ADDRESS(5;15+MOD([.A86]/[.$N$4];[.$N$5])))" office:value-type="float" office:value="2" calcext:value-type="float">
            <text:p>2</text:p>
          </table:table-cell>
          <table:table-cell table:formula="of:=INDIRECT(ADDRESS(4;15+MOD([.A8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6]*[.B86]/([.D86])" office:value-type="float" office:value="11796480" calcext:value-type="float">
            <text:p>11796480</text:p>
          </table:table-cell>
          <table:table-cell table:formula="of:=[.F86]/[.C86]" office:value-type="float" office:value="5898240" calcext:value-type="float">
            <text:p>5898240</text:p>
          </table:table-cell>
          <table:table-cell table:formula="of:=IF(AND([.F86]&gt;[.$N$9];[.F86]&lt;[.$N$10]))" office:value-type="boolean" office:boolean-value="false" calcext:value-type="boolean">
            <text:p>FALSE</text:p>
          </table:table-cell>
          <table:table-cell table:formula="of:=IF( AND([.F86]&gt;[.$N$11]; [.F86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INDIRECT(ADDRESS(6;15+MOD([.A87]/([.$N$4] *[.$N$5]);[.$N$6])))" office:value-type="float" office:value="64" calcext:value-type="float">
            <text:p>64</text:p>
          </table:table-cell>
          <table:table-cell table:formula="of:=INDIRECT(ADDRESS(5;15+MOD([.A87]/[.$N$4];[.$N$5])))" office:value-type="float" office:value="2" calcext:value-type="float">
            <text:p>2</text:p>
          </table:table-cell>
          <table:table-cell table:formula="of:=INDIRECT(ADDRESS(4;15+MOD([.A8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7]*[.B87]/([.D87])" office:value-type="float" office:value="5898240" calcext:value-type="float">
            <text:p>5898240</text:p>
          </table:table-cell>
          <table:table-cell table:formula="of:=[.F87]/[.C87]" office:value-type="float" office:value="2949120" calcext:value-type="float">
            <text:p>2949120</text:p>
          </table:table-cell>
          <table:table-cell table:formula="of:=IF(AND([.F87]&gt;[.$N$9];[.F87]&lt;[.$N$10]))" office:value-type="boolean" office:boolean-value="false" calcext:value-type="boolean">
            <text:p>FALSE</text:p>
          </table:table-cell>
          <table:table-cell table:formula="of:=IF( AND([.F87]&gt;[.$N$11]; [.F8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INDIRECT(ADDRESS(6;15+MOD([.A88]/([.$N$4] *[.$N$5]);[.$N$6])))" office:value-type="float" office:value="64" calcext:value-type="float">
            <text:p>64</text:p>
          </table:table-cell>
          <table:table-cell table:formula="of:=INDIRECT(ADDRESS(5;15+MOD([.A88]/[.$N$4];[.$N$5])))" office:value-type="float" office:value="2" calcext:value-type="float">
            <text:p>2</text:p>
          </table:table-cell>
          <table:table-cell table:formula="of:=INDIRECT(ADDRESS(4;15+MOD([.A8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8]*[.B88]/([.D88])" office:value-type="float" office:value="3932160" calcext:value-type="float">
            <text:p>3932160</text:p>
          </table:table-cell>
          <table:table-cell table:formula="of:=[.F88]/[.C88]" office:value-type="float" office:value="1966080" calcext:value-type="float">
            <text:p>1966080</text:p>
          </table:table-cell>
          <table:table-cell table:formula="of:=IF(AND([.F88]&gt;[.$N$9];[.F88]&lt;[.$N$10]))" office:value-type="boolean" office:boolean-value="false" calcext:value-type="boolean">
            <text:p>FALSE</text:p>
          </table:table-cell>
          <table:table-cell table:formula="of:=IF( AND([.F88]&gt;[.$N$11]; [.F8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INDIRECT(ADDRESS(6;15+MOD([.A89]/([.$N$4] *[.$N$5]);[.$N$6])))" office:value-type="float" office:value="64" calcext:value-type="float">
            <text:p>64</text:p>
          </table:table-cell>
          <table:table-cell table:formula="of:=INDIRECT(ADDRESS(5;15+MOD([.A89]/[.$N$4];[.$N$5])))" office:value-type="float" office:value="2" calcext:value-type="float">
            <text:p>2</text:p>
          </table:table-cell>
          <table:table-cell table:formula="of:=INDIRECT(ADDRESS(4;15+MOD([.A8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89]*[.B89]/([.D89])" office:value-type="float" office:value="2949120" calcext:value-type="float">
            <text:p>2949120</text:p>
          </table:table-cell>
          <table:table-cell table:formula="of:=[.F89]/[.C89]" office:value-type="float" office:value="1474560" calcext:value-type="float">
            <text:p>1474560</text:p>
          </table:table-cell>
          <table:table-cell table:formula="of:=IF(AND([.F89]&gt;[.$N$9];[.F89]&lt;[.$N$10]))" office:value-type="boolean" office:boolean-value="false" calcext:value-type="boolean">
            <text:p>FALSE</text:p>
          </table:table-cell>
          <table:table-cell table:formula="of:=IF( AND([.F89]&gt;[.$N$11]; [.F8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INDIRECT(ADDRESS(6;15+MOD([.A90]/([.$N$4] *[.$N$5]);[.$N$6])))" office:value-type="float" office:value="64" calcext:value-type="float">
            <text:p>64</text:p>
          </table:table-cell>
          <table:table-cell table:formula="of:=INDIRECT(ADDRESS(5;15+MOD([.A90]/[.$N$4];[.$N$5])))" office:value-type="float" office:value="4" calcext:value-type="float">
            <text:p>4</text:p>
          </table:table-cell>
          <table:table-cell table:formula="of:=INDIRECT(ADDRESS(4;15+MOD([.A9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0]*[.B90]/([.D90])" office:value-type="float" office:value="11796480" calcext:value-type="float">
            <text:p>11796480</text:p>
          </table:table-cell>
          <table:table-cell table:formula="of:=[.F90]/[.C90]" office:value-type="float" office:value="2949120" calcext:value-type="float">
            <text:p>2949120</text:p>
          </table:table-cell>
          <table:table-cell table:formula="of:=IF(AND([.F90]&gt;[.$N$9];[.F90]&lt;[.$N$10]))" office:value-type="boolean" office:boolean-value="false" calcext:value-type="boolean">
            <text:p>FALSE</text:p>
          </table:table-cell>
          <table:table-cell table:formula="of:=IF( AND([.F90]&gt;[.$N$11]; [.F90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INDIRECT(ADDRESS(6;15+MOD([.A91]/([.$N$4] *[.$N$5]);[.$N$6])))" office:value-type="float" office:value="64" calcext:value-type="float">
            <text:p>64</text:p>
          </table:table-cell>
          <table:table-cell table:formula="of:=INDIRECT(ADDRESS(5;15+MOD([.A91]/[.$N$4];[.$N$5])))" office:value-type="float" office:value="4" calcext:value-type="float">
            <text:p>4</text:p>
          </table:table-cell>
          <table:table-cell table:formula="of:=INDIRECT(ADDRESS(4;15+MOD([.A9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1]*[.B91]/([.D91])" office:value-type="float" office:value="5898240" calcext:value-type="float">
            <text:p>5898240</text:p>
          </table:table-cell>
          <table:table-cell table:formula="of:=[.F91]/[.C91]" office:value-type="float" office:value="1474560" calcext:value-type="float">
            <text:p>1474560</text:p>
          </table:table-cell>
          <table:table-cell table:formula="of:=IF(AND([.F91]&gt;[.$N$9];[.F91]&lt;[.$N$10]))" office:value-type="boolean" office:boolean-value="false" calcext:value-type="boolean">
            <text:p>FALSE</text:p>
          </table:table-cell>
          <table:table-cell table:formula="of:=IF( AND([.F91]&gt;[.$N$11]; [.F9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INDIRECT(ADDRESS(6;15+MOD([.A92]/([.$N$4] *[.$N$5]);[.$N$6])))" office:value-type="float" office:value="64" calcext:value-type="float">
            <text:p>64</text:p>
          </table:table-cell>
          <table:table-cell table:formula="of:=INDIRECT(ADDRESS(5;15+MOD([.A92]/[.$N$4];[.$N$5])))" office:value-type="float" office:value="4" calcext:value-type="float">
            <text:p>4</text:p>
          </table:table-cell>
          <table:table-cell table:formula="of:=INDIRECT(ADDRESS(4;15+MOD([.A9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2]*[.B92]/([.D92])" office:value-type="float" office:value="3932160" calcext:value-type="float">
            <text:p>3932160</text:p>
          </table:table-cell>
          <table:table-cell table:formula="of:=[.F92]/[.C92]" office:value-type="float" office:value="983040" calcext:value-type="float">
            <text:p>983040</text:p>
          </table:table-cell>
          <table:table-cell table:formula="of:=IF(AND([.F92]&gt;[.$N$9];[.F92]&lt;[.$N$10]))" office:value-type="boolean" office:boolean-value="false" calcext:value-type="boolean">
            <text:p>FALSE</text:p>
          </table:table-cell>
          <table:table-cell table:formula="of:=IF( AND([.F92]&gt;[.$N$11]; [.F9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INDIRECT(ADDRESS(6;15+MOD([.A93]/([.$N$4] *[.$N$5]);[.$N$6])))" office:value-type="float" office:value="64" calcext:value-type="float">
            <text:p>64</text:p>
          </table:table-cell>
          <table:table-cell table:formula="of:=INDIRECT(ADDRESS(5;15+MOD([.A93]/[.$N$4];[.$N$5])))" office:value-type="float" office:value="4" calcext:value-type="float">
            <text:p>4</text:p>
          </table:table-cell>
          <table:table-cell table:formula="of:=INDIRECT(ADDRESS(4;15+MOD([.A9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3]*[.B93]/([.D93])" office:value-type="float" office:value="2949120" calcext:value-type="float">
            <text:p>2949120</text:p>
          </table:table-cell>
          <table:table-cell table:formula="of:=[.F93]/[.C93]" office:value-type="float" office:value="737280" calcext:value-type="float">
            <text:p>737280</text:p>
          </table:table-cell>
          <table:table-cell table:formula="of:=IF(AND([.F93]&gt;[.$N$9];[.F93]&lt;[.$N$10]))" office:value-type="boolean" office:boolean-value="false" calcext:value-type="boolean">
            <text:p>FALSE</text:p>
          </table:table-cell>
          <table:table-cell table:formula="of:=IF( AND([.F93]&gt;[.$N$11]; [.F9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INDIRECT(ADDRESS(6;15+MOD([.A94]/([.$N$4] *[.$N$5]);[.$N$6])))" office:value-type="float" office:value="64" calcext:value-type="float">
            <text:p>64</text:p>
          </table:table-cell>
          <table:table-cell table:formula="of:=INDIRECT(ADDRESS(5;15+MOD([.A94]/[.$N$4];[.$N$5])))" office:value-type="float" office:value="8" calcext:value-type="float">
            <text:p>8</text:p>
          </table:table-cell>
          <table:table-cell table:formula="of:=INDIRECT(ADDRESS(4;15+MOD([.A9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4]*[.B94]/([.D94])" office:value-type="float" office:value="11796480" calcext:value-type="float">
            <text:p>11796480</text:p>
          </table:table-cell>
          <table:table-cell table:formula="of:=[.F94]/[.C94]" office:value-type="float" office:value="1474560" calcext:value-type="float">
            <text:p>1474560</text:p>
          </table:table-cell>
          <table:table-cell table:formula="of:=IF(AND([.F94]&gt;[.$N$9];[.F94]&lt;[.$N$10]))" office:value-type="boolean" office:boolean-value="false" calcext:value-type="boolean">
            <text:p>FALSE</text:p>
          </table:table-cell>
          <table:table-cell table:formula="of:=IF( AND([.F94]&gt;[.$N$11]; [.F94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INDIRECT(ADDRESS(6;15+MOD([.A95]/([.$N$4] *[.$N$5]);[.$N$6])))" office:value-type="float" office:value="64" calcext:value-type="float">
            <text:p>64</text:p>
          </table:table-cell>
          <table:table-cell table:formula="of:=INDIRECT(ADDRESS(5;15+MOD([.A95]/[.$N$4];[.$N$5])))" office:value-type="float" office:value="8" calcext:value-type="float">
            <text:p>8</text:p>
          </table:table-cell>
          <table:table-cell table:formula="of:=INDIRECT(ADDRESS(4;15+MOD([.A9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5]*[.B95]/([.D95])" office:value-type="float" office:value="5898240" calcext:value-type="float">
            <text:p>5898240</text:p>
          </table:table-cell>
          <table:table-cell table:formula="of:=[.F95]/[.C95]" office:value-type="float" office:value="737280" calcext:value-type="float">
            <text:p>737280</text:p>
          </table:table-cell>
          <table:table-cell table:formula="of:=IF(AND([.F95]&gt;[.$N$9];[.F95]&lt;[.$N$10]))" office:value-type="boolean" office:boolean-value="false" calcext:value-type="boolean">
            <text:p>FALSE</text:p>
          </table:table-cell>
          <table:table-cell table:formula="of:=IF( AND([.F95]&gt;[.$N$11]; [.F9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INDIRECT(ADDRESS(6;15+MOD([.A96]/([.$N$4] *[.$N$5]);[.$N$6])))" office:value-type="float" office:value="64" calcext:value-type="float">
            <text:p>64</text:p>
          </table:table-cell>
          <table:table-cell table:formula="of:=INDIRECT(ADDRESS(5;15+MOD([.A96]/[.$N$4];[.$N$5])))" office:value-type="float" office:value="8" calcext:value-type="float">
            <text:p>8</text:p>
          </table:table-cell>
          <table:table-cell table:formula="of:=INDIRECT(ADDRESS(4;15+MOD([.A9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6]*[.B96]/([.D96])" office:value-type="float" office:value="3932160" calcext:value-type="float">
            <text:p>3932160</text:p>
          </table:table-cell>
          <table:table-cell table:formula="of:=[.F96]/[.C96]" office:value-type="float" office:value="491520" calcext:value-type="float">
            <text:p>491520</text:p>
          </table:table-cell>
          <table:table-cell table:formula="of:=IF(AND([.F96]&gt;[.$N$9];[.F96]&lt;[.$N$10]))" office:value-type="boolean" office:boolean-value="false" calcext:value-type="boolean">
            <text:p>FALSE</text:p>
          </table:table-cell>
          <table:table-cell table:formula="of:=IF( AND([.F96]&gt;[.$N$11]; [.F9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INDIRECT(ADDRESS(6;15+MOD([.A97]/([.$N$4] *[.$N$5]);[.$N$6])))" office:value-type="float" office:value="64" calcext:value-type="float">
            <text:p>64</text:p>
          </table:table-cell>
          <table:table-cell table:formula="of:=INDIRECT(ADDRESS(5;15+MOD([.A97]/[.$N$4];[.$N$5])))" office:value-type="float" office:value="8" calcext:value-type="float">
            <text:p>8</text:p>
          </table:table-cell>
          <table:table-cell table:formula="of:=INDIRECT(ADDRESS(4;15+MOD([.A9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7]*[.B97]/([.D97])" office:value-type="float" office:value="2949120" calcext:value-type="float">
            <text:p>2949120</text:p>
          </table:table-cell>
          <table:table-cell table:formula="of:=[.F97]/[.C97]" office:value-type="float" office:value="368640" calcext:value-type="float">
            <text:p>368640</text:p>
          </table:table-cell>
          <table:table-cell table:formula="of:=IF(AND([.F97]&gt;[.$N$9];[.F97]&lt;[.$N$10]))" office:value-type="boolean" office:boolean-value="false" calcext:value-type="boolean">
            <text:p>FALSE</text:p>
          </table:table-cell>
          <table:table-cell table:formula="of:=IF( AND([.F97]&gt;[.$N$11]; [.F9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INDIRECT(ADDRESS(6;15+MOD([.A98]/([.$N$4] *[.$N$5]);[.$N$6])))" office:value-type="float" office:value="64" calcext:value-type="float">
            <text:p>64</text:p>
          </table:table-cell>
          <table:table-cell table:formula="of:=INDIRECT(ADDRESS(5;15+MOD([.A98]/[.$N$4];[.$N$5])))" office:value-type="float" office:value="16" calcext:value-type="float">
            <text:p>16</text:p>
          </table:table-cell>
          <table:table-cell table:formula="of:=INDIRECT(ADDRESS(4;15+MOD([.A9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8]*[.B98]/([.D98])" office:value-type="float" office:value="11796480" calcext:value-type="float">
            <text:p>11796480</text:p>
          </table:table-cell>
          <table:table-cell table:formula="of:=[.F98]/[.C98]" office:value-type="float" office:value="737280" calcext:value-type="float">
            <text:p>737280</text:p>
          </table:table-cell>
          <table:table-cell table:formula="of:=IF(AND([.F98]&gt;[.$N$9];[.F98]&lt;[.$N$10]))" office:value-type="boolean" office:boolean-value="false" calcext:value-type="boolean">
            <text:p>FALSE</text:p>
          </table:table-cell>
          <table:table-cell table:formula="of:=IF( AND([.F98]&gt;[.$N$11]; [.F98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INDIRECT(ADDRESS(6;15+MOD([.A99]/([.$N$4] *[.$N$5]);[.$N$6])))" office:value-type="float" office:value="64" calcext:value-type="float">
            <text:p>64</text:p>
          </table:table-cell>
          <table:table-cell table:formula="of:=INDIRECT(ADDRESS(5;15+MOD([.A99]/[.$N$4];[.$N$5])))" office:value-type="float" office:value="16" calcext:value-type="float">
            <text:p>16</text:p>
          </table:table-cell>
          <table:table-cell table:formula="of:=INDIRECT(ADDRESS(4;15+MOD([.A9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99]*[.B99]/([.D99])" office:value-type="float" office:value="5898240" calcext:value-type="float">
            <text:p>5898240</text:p>
          </table:table-cell>
          <table:table-cell table:formula="of:=[.F99]/[.C99]" office:value-type="float" office:value="368640" calcext:value-type="float">
            <text:p>368640</text:p>
          </table:table-cell>
          <table:table-cell table:formula="of:=IF(AND([.F99]&gt;[.$N$9];[.F99]&lt;[.$N$10]))" office:value-type="boolean" office:boolean-value="false" calcext:value-type="boolean">
            <text:p>FALSE</text:p>
          </table:table-cell>
          <table:table-cell table:formula="of:=IF( AND([.F99]&gt;[.$N$11]; [.F9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INDIRECT(ADDRESS(6;15+MOD([.A100]/([.$N$4] *[.$N$5]);[.$N$6])))" office:value-type="float" office:value="64" calcext:value-type="float">
            <text:p>64</text:p>
          </table:table-cell>
          <table:table-cell table:formula="of:=INDIRECT(ADDRESS(5;15+MOD([.A100]/[.$N$4];[.$N$5])))" office:value-type="float" office:value="16" calcext:value-type="float">
            <text:p>16</text:p>
          </table:table-cell>
          <table:table-cell table:formula="of:=INDIRECT(ADDRESS(4;15+MOD([.A10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0]*[.B100]/([.D100])" office:value-type="float" office:value="3932160" calcext:value-type="float">
            <text:p>3932160</text:p>
          </table:table-cell>
          <table:table-cell table:formula="of:=[.F100]/[.C100]" office:value-type="float" office:value="245760" calcext:value-type="float">
            <text:p>245760</text:p>
          </table:table-cell>
          <table:table-cell table:formula="of:=IF(AND([.F100]&gt;[.$N$9];[.F100]&lt;[.$N$10]))" office:value-type="boolean" office:boolean-value="false" calcext:value-type="boolean">
            <text:p>FALSE</text:p>
          </table:table-cell>
          <table:table-cell table:formula="of:=IF( AND([.F100]&gt;[.$N$11]; [.F10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INDIRECT(ADDRESS(6;15+MOD([.A101]/([.$N$4] *[.$N$5]);[.$N$6])))" office:value-type="float" office:value="64" calcext:value-type="float">
            <text:p>64</text:p>
          </table:table-cell>
          <table:table-cell table:formula="of:=INDIRECT(ADDRESS(5;15+MOD([.A101]/[.$N$4];[.$N$5])))" office:value-type="float" office:value="16" calcext:value-type="float">
            <text:p>16</text:p>
          </table:table-cell>
          <table:table-cell table:formula="of:=INDIRECT(ADDRESS(4;15+MOD([.A10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1]*[.B101]/([.D101])" office:value-type="float" office:value="2949120" calcext:value-type="float">
            <text:p>2949120</text:p>
          </table:table-cell>
          <table:table-cell table:formula="of:=[.F101]/[.C101]" office:value-type="float" office:value="184320" calcext:value-type="float">
            <text:p>184320</text:p>
          </table:table-cell>
          <table:table-cell table:formula="of:=IF(AND([.F101]&gt;[.$N$9];[.F101]&lt;[.$N$10]))" office:value-type="boolean" office:boolean-value="false" calcext:value-type="boolean">
            <text:p>FALSE</text:p>
          </table:table-cell>
          <table:table-cell table:formula="of:=IF( AND([.F101]&gt;[.$N$11]; [.F10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INDIRECT(ADDRESS(6;15+MOD([.A102]/([.$N$4] *[.$N$5]);[.$N$6])))" office:value-type="float" office:value="66" calcext:value-type="float">
            <text:p>66</text:p>
          </table:table-cell>
          <table:table-cell table:formula="of:=INDIRECT(ADDRESS(5;15+MOD([.A102]/[.$N$4];[.$N$5])))" office:value-type="float" office:value="1" calcext:value-type="float">
            <text:p>1</text:p>
          </table:table-cell>
          <table:table-cell table:formula="of:=INDIRECT(ADDRESS(4;15+MOD([.A10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2]*[.B102]/([.D102])" office:value-type="float" office:value="12165120" calcext:value-type="float">
            <text:p>12165120</text:p>
          </table:table-cell>
          <table:table-cell table:formula="of:=[.F102]/[.C102]" office:value-type="float" office:value="12165120" calcext:value-type="float">
            <text:p>12165120</text:p>
          </table:table-cell>
          <table:table-cell table:formula="of:=IF(AND([.F102]&gt;[.$N$9];[.F102]&lt;[.$N$10]))" office:value-type="boolean" office:boolean-value="false" calcext:value-type="boolean">
            <text:p>FALSE</text:p>
          </table:table-cell>
          <table:table-cell table:formula="of:=IF( AND([.F102]&gt;[.$N$11]; [.F102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INDIRECT(ADDRESS(6;15+MOD([.A103]/([.$N$4] *[.$N$5]);[.$N$6])))" office:value-type="float" office:value="66" calcext:value-type="float">
            <text:p>66</text:p>
          </table:table-cell>
          <table:table-cell table:formula="of:=INDIRECT(ADDRESS(5;15+MOD([.A103]/[.$N$4];[.$N$5])))" office:value-type="float" office:value="1" calcext:value-type="float">
            <text:p>1</text:p>
          </table:table-cell>
          <table:table-cell table:formula="of:=INDIRECT(ADDRESS(4;15+MOD([.A10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3]*[.B103]/([.D103])" office:value-type="float" office:value="6082560" calcext:value-type="float">
            <text:p>6082560</text:p>
          </table:table-cell>
          <table:table-cell table:formula="of:=[.F103]/[.C103]" office:value-type="float" office:value="6082560" calcext:value-type="float">
            <text:p>6082560</text:p>
          </table:table-cell>
          <table:table-cell table:formula="of:=IF(AND([.F103]&gt;[.$N$9];[.F103]&lt;[.$N$10]))" office:value-type="boolean" office:boolean-value="true" calcext:value-type="boolean">
            <text:p>TRUE</text:p>
          </table:table-cell>
          <table:table-cell table:formula="of:=IF( AND([.F103]&gt;[.$N$11]; [.F10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INDIRECT(ADDRESS(6;15+MOD([.A104]/([.$N$4] *[.$N$5]);[.$N$6])))" office:value-type="float" office:value="66" calcext:value-type="float">
            <text:p>66</text:p>
          </table:table-cell>
          <table:table-cell table:formula="of:=INDIRECT(ADDRESS(5;15+MOD([.A104]/[.$N$4];[.$N$5])))" office:value-type="float" office:value="1" calcext:value-type="float">
            <text:p>1</text:p>
          </table:table-cell>
          <table:table-cell table:formula="of:=INDIRECT(ADDRESS(4;15+MOD([.A10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4]*[.B104]/([.D104])" office:value-type="float" office:value="4055040" calcext:value-type="float">
            <text:p>4055040</text:p>
          </table:table-cell>
          <table:table-cell table:formula="of:=[.F104]/[.C104]" office:value-type="float" office:value="4055040" calcext:value-type="float">
            <text:p>4055040</text:p>
          </table:table-cell>
          <table:table-cell table:formula="of:=IF(AND([.F104]&gt;[.$N$9];[.F104]&lt;[.$N$10]))" office:value-type="boolean" office:boolean-value="false" calcext:value-type="boolean">
            <text:p>FALSE</text:p>
          </table:table-cell>
          <table:table-cell table:formula="of:=IF( AND([.F104]&gt;[.$N$11]; [.F10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INDIRECT(ADDRESS(6;15+MOD([.A105]/([.$N$4] *[.$N$5]);[.$N$6])))" office:value-type="float" office:value="66" calcext:value-type="float">
            <text:p>66</text:p>
          </table:table-cell>
          <table:table-cell table:formula="of:=INDIRECT(ADDRESS(5;15+MOD([.A105]/[.$N$4];[.$N$5])))" office:value-type="float" office:value="1" calcext:value-type="float">
            <text:p>1</text:p>
          </table:table-cell>
          <table:table-cell table:formula="of:=INDIRECT(ADDRESS(4;15+MOD([.A10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5]*[.B105]/([.D105])" office:value-type="float" office:value="3041280" calcext:value-type="float">
            <text:p>3041280</text:p>
          </table:table-cell>
          <table:table-cell table:formula="of:=[.F105]/[.C105]" office:value-type="float" office:value="3041280" calcext:value-type="float">
            <text:p>3041280</text:p>
          </table:table-cell>
          <table:table-cell table:formula="of:=IF(AND([.F105]&gt;[.$N$9];[.F105]&lt;[.$N$10]))" office:value-type="boolean" office:boolean-value="false" calcext:value-type="boolean">
            <text:p>FALSE</text:p>
          </table:table-cell>
          <table:table-cell table:formula="of:=IF( AND([.F105]&gt;[.$N$11]; [.F10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INDIRECT(ADDRESS(6;15+MOD([.A106]/([.$N$4] *[.$N$5]);[.$N$6])))" office:value-type="float" office:value="66" calcext:value-type="float">
            <text:p>66</text:p>
          </table:table-cell>
          <table:table-cell table:formula="of:=INDIRECT(ADDRESS(5;15+MOD([.A106]/[.$N$4];[.$N$5])))" office:value-type="float" office:value="2" calcext:value-type="float">
            <text:p>2</text:p>
          </table:table-cell>
          <table:table-cell table:formula="of:=INDIRECT(ADDRESS(4;15+MOD([.A10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6]*[.B106]/([.D106])" office:value-type="float" office:value="12165120" calcext:value-type="float">
            <text:p>12165120</text:p>
          </table:table-cell>
          <table:table-cell table:formula="of:=[.F106]/[.C106]" office:value-type="float" office:value="6082560" calcext:value-type="float">
            <text:p>6082560</text:p>
          </table:table-cell>
          <table:table-cell table:formula="of:=IF(AND([.F106]&gt;[.$N$9];[.F106]&lt;[.$N$10]))" office:value-type="boolean" office:boolean-value="false" calcext:value-type="boolean">
            <text:p>FALSE</text:p>
          </table:table-cell>
          <table:table-cell table:formula="of:=IF( AND([.F106]&gt;[.$N$11]; [.F106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INDIRECT(ADDRESS(6;15+MOD([.A107]/([.$N$4] *[.$N$5]);[.$N$6])))" office:value-type="float" office:value="66" calcext:value-type="float">
            <text:p>66</text:p>
          </table:table-cell>
          <table:table-cell table:formula="of:=INDIRECT(ADDRESS(5;15+MOD([.A107]/[.$N$4];[.$N$5])))" office:value-type="float" office:value="2" calcext:value-type="float">
            <text:p>2</text:p>
          </table:table-cell>
          <table:table-cell table:formula="of:=INDIRECT(ADDRESS(4;15+MOD([.A10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7]*[.B107]/([.D107])" office:value-type="float" office:value="6082560" calcext:value-type="float">
            <text:p>6082560</text:p>
          </table:table-cell>
          <table:table-cell table:formula="of:=[.F107]/[.C107]" office:value-type="float" office:value="3041280" calcext:value-type="float">
            <text:p>3041280</text:p>
          </table:table-cell>
          <table:table-cell table:formula="of:=IF(AND([.F107]&gt;[.$N$9];[.F107]&lt;[.$N$10]))" office:value-type="boolean" office:boolean-value="true" calcext:value-type="boolean">
            <text:p>TRUE</text:p>
          </table:table-cell>
          <table:table-cell table:formula="of:=IF( AND([.F107]&gt;[.$N$11]; [.F10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INDIRECT(ADDRESS(6;15+MOD([.A108]/([.$N$4] *[.$N$5]);[.$N$6])))" office:value-type="float" office:value="66" calcext:value-type="float">
            <text:p>66</text:p>
          </table:table-cell>
          <table:table-cell table:formula="of:=INDIRECT(ADDRESS(5;15+MOD([.A108]/[.$N$4];[.$N$5])))" office:value-type="float" office:value="2" calcext:value-type="float">
            <text:p>2</text:p>
          </table:table-cell>
          <table:table-cell table:formula="of:=INDIRECT(ADDRESS(4;15+MOD([.A10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8]*[.B108]/([.D108])" office:value-type="float" office:value="4055040" calcext:value-type="float">
            <text:p>4055040</text:p>
          </table:table-cell>
          <table:table-cell table:formula="of:=[.F108]/[.C108]" office:value-type="float" office:value="2027520" calcext:value-type="float">
            <text:p>2027520</text:p>
          </table:table-cell>
          <table:table-cell table:formula="of:=IF(AND([.F108]&gt;[.$N$9];[.F108]&lt;[.$N$10]))" office:value-type="boolean" office:boolean-value="false" calcext:value-type="boolean">
            <text:p>FALSE</text:p>
          </table:table-cell>
          <table:table-cell table:formula="of:=IF( AND([.F108]&gt;[.$N$11]; [.F10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INDIRECT(ADDRESS(6;15+MOD([.A109]/([.$N$4] *[.$N$5]);[.$N$6])))" office:value-type="float" office:value="66" calcext:value-type="float">
            <text:p>66</text:p>
          </table:table-cell>
          <table:table-cell table:formula="of:=INDIRECT(ADDRESS(5;15+MOD([.A109]/[.$N$4];[.$N$5])))" office:value-type="float" office:value="2" calcext:value-type="float">
            <text:p>2</text:p>
          </table:table-cell>
          <table:table-cell table:formula="of:=INDIRECT(ADDRESS(4;15+MOD([.A10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09]*[.B109]/([.D109])" office:value-type="float" office:value="3041280" calcext:value-type="float">
            <text:p>3041280</text:p>
          </table:table-cell>
          <table:table-cell table:formula="of:=[.F109]/[.C109]" office:value-type="float" office:value="1520640" calcext:value-type="float">
            <text:p>1520640</text:p>
          </table:table-cell>
          <table:table-cell table:formula="of:=IF(AND([.F109]&gt;[.$N$9];[.F109]&lt;[.$N$10]))" office:value-type="boolean" office:boolean-value="false" calcext:value-type="boolean">
            <text:p>FALSE</text:p>
          </table:table-cell>
          <table:table-cell table:formula="of:=IF( AND([.F109]&gt;[.$N$11]; [.F10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INDIRECT(ADDRESS(6;15+MOD([.A110]/([.$N$4] *[.$N$5]);[.$N$6])))" office:value-type="float" office:value="66" calcext:value-type="float">
            <text:p>66</text:p>
          </table:table-cell>
          <table:table-cell table:formula="of:=INDIRECT(ADDRESS(5;15+MOD([.A110]/[.$N$4];[.$N$5])))" office:value-type="float" office:value="4" calcext:value-type="float">
            <text:p>4</text:p>
          </table:table-cell>
          <table:table-cell table:formula="of:=INDIRECT(ADDRESS(4;15+MOD([.A11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0]*[.B110]/([.D110])" office:value-type="float" office:value="12165120" calcext:value-type="float">
            <text:p>12165120</text:p>
          </table:table-cell>
          <table:table-cell table:formula="of:=[.F110]/[.C110]" office:value-type="float" office:value="3041280" calcext:value-type="float">
            <text:p>3041280</text:p>
          </table:table-cell>
          <table:table-cell table:formula="of:=IF(AND([.F110]&gt;[.$N$9];[.F110]&lt;[.$N$10]))" office:value-type="boolean" office:boolean-value="false" calcext:value-type="boolean">
            <text:p>FALSE</text:p>
          </table:table-cell>
          <table:table-cell table:formula="of:=IF( AND([.F110]&gt;[.$N$11]; [.F110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INDIRECT(ADDRESS(6;15+MOD([.A111]/([.$N$4] *[.$N$5]);[.$N$6])))" office:value-type="float" office:value="66" calcext:value-type="float">
            <text:p>66</text:p>
          </table:table-cell>
          <table:table-cell table:formula="of:=INDIRECT(ADDRESS(5;15+MOD([.A111]/[.$N$4];[.$N$5])))" office:value-type="float" office:value="4" calcext:value-type="float">
            <text:p>4</text:p>
          </table:table-cell>
          <table:table-cell table:formula="of:=INDIRECT(ADDRESS(4;15+MOD([.A11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1]*[.B111]/([.D111])" office:value-type="float" office:value="6082560" calcext:value-type="float">
            <text:p>6082560</text:p>
          </table:table-cell>
          <table:table-cell table:formula="of:=[.F111]/[.C111]" office:value-type="float" office:value="1520640" calcext:value-type="float">
            <text:p>1520640</text:p>
          </table:table-cell>
          <table:table-cell table:formula="of:=IF(AND([.F111]&gt;[.$N$9];[.F111]&lt;[.$N$10]))" office:value-type="boolean" office:boolean-value="true" calcext:value-type="boolean">
            <text:p>TRUE</text:p>
          </table:table-cell>
          <table:table-cell table:formula="of:=IF( AND([.F111]&gt;[.$N$11]; [.F11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INDIRECT(ADDRESS(6;15+MOD([.A112]/([.$N$4] *[.$N$5]);[.$N$6])))" office:value-type="float" office:value="66" calcext:value-type="float">
            <text:p>66</text:p>
          </table:table-cell>
          <table:table-cell table:formula="of:=INDIRECT(ADDRESS(5;15+MOD([.A112]/[.$N$4];[.$N$5])))" office:value-type="float" office:value="4" calcext:value-type="float">
            <text:p>4</text:p>
          </table:table-cell>
          <table:table-cell table:formula="of:=INDIRECT(ADDRESS(4;15+MOD([.A11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2]*[.B112]/([.D112])" office:value-type="float" office:value="4055040" calcext:value-type="float">
            <text:p>4055040</text:p>
          </table:table-cell>
          <table:table-cell table:formula="of:=[.F112]/[.C112]" office:value-type="float" office:value="1013760" calcext:value-type="float">
            <text:p>1013760</text:p>
          </table:table-cell>
          <table:table-cell table:formula="of:=IF(AND([.F112]&gt;[.$N$9];[.F112]&lt;[.$N$10]))" office:value-type="boolean" office:boolean-value="false" calcext:value-type="boolean">
            <text:p>FALSE</text:p>
          </table:table-cell>
          <table:table-cell table:formula="of:=IF( AND([.F112]&gt;[.$N$11]; [.F11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INDIRECT(ADDRESS(6;15+MOD([.A113]/([.$N$4] *[.$N$5]);[.$N$6])))" office:value-type="float" office:value="66" calcext:value-type="float">
            <text:p>66</text:p>
          </table:table-cell>
          <table:table-cell table:formula="of:=INDIRECT(ADDRESS(5;15+MOD([.A113]/[.$N$4];[.$N$5])))" office:value-type="float" office:value="4" calcext:value-type="float">
            <text:p>4</text:p>
          </table:table-cell>
          <table:table-cell table:formula="of:=INDIRECT(ADDRESS(4;15+MOD([.A11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3]*[.B113]/([.D113])" office:value-type="float" office:value="3041280" calcext:value-type="float">
            <text:p>3041280</text:p>
          </table:table-cell>
          <table:table-cell table:formula="of:=[.F113]/[.C113]" office:value-type="float" office:value="760320" calcext:value-type="float">
            <text:p>760320</text:p>
          </table:table-cell>
          <table:table-cell table:formula="of:=IF(AND([.F113]&gt;[.$N$9];[.F113]&lt;[.$N$10]))" office:value-type="boolean" office:boolean-value="false" calcext:value-type="boolean">
            <text:p>FALSE</text:p>
          </table:table-cell>
          <table:table-cell table:formula="of:=IF( AND([.F113]&gt;[.$N$11]; [.F11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INDIRECT(ADDRESS(6;15+MOD([.A114]/([.$N$4] *[.$N$5]);[.$N$6])))" office:value-type="float" office:value="66" calcext:value-type="float">
            <text:p>66</text:p>
          </table:table-cell>
          <table:table-cell table:formula="of:=INDIRECT(ADDRESS(5;15+MOD([.A114]/[.$N$4];[.$N$5])))" office:value-type="float" office:value="8" calcext:value-type="float">
            <text:p>8</text:p>
          </table:table-cell>
          <table:table-cell table:formula="of:=INDIRECT(ADDRESS(4;15+MOD([.A11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4]*[.B114]/([.D114])" office:value-type="float" office:value="12165120" calcext:value-type="float">
            <text:p>12165120</text:p>
          </table:table-cell>
          <table:table-cell table:formula="of:=[.F114]/[.C114]" office:value-type="float" office:value="1520640" calcext:value-type="float">
            <text:p>1520640</text:p>
          </table:table-cell>
          <table:table-cell table:formula="of:=IF(AND([.F114]&gt;[.$N$9];[.F114]&lt;[.$N$10]))" office:value-type="boolean" office:boolean-value="false" calcext:value-type="boolean">
            <text:p>FALSE</text:p>
          </table:table-cell>
          <table:table-cell table:formula="of:=IF( AND([.F114]&gt;[.$N$11]; [.F114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INDIRECT(ADDRESS(6;15+MOD([.A115]/([.$N$4] *[.$N$5]);[.$N$6])))" office:value-type="float" office:value="66" calcext:value-type="float">
            <text:p>66</text:p>
          </table:table-cell>
          <table:table-cell table:formula="of:=INDIRECT(ADDRESS(5;15+MOD([.A115]/[.$N$4];[.$N$5])))" office:value-type="float" office:value="8" calcext:value-type="float">
            <text:p>8</text:p>
          </table:table-cell>
          <table:table-cell table:formula="of:=INDIRECT(ADDRESS(4;15+MOD([.A11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5]*[.B115]/([.D115])" office:value-type="float" office:value="6082560" calcext:value-type="float">
            <text:p>6082560</text:p>
          </table:table-cell>
          <table:table-cell table:formula="of:=[.F115]/[.C115]" office:value-type="float" office:value="760320" calcext:value-type="float">
            <text:p>760320</text:p>
          </table:table-cell>
          <table:table-cell table:formula="of:=IF(AND([.F115]&gt;[.$N$9];[.F115]&lt;[.$N$10]))" office:value-type="boolean" office:boolean-value="true" calcext:value-type="boolean">
            <text:p>TRUE</text:p>
          </table:table-cell>
          <table:table-cell table:formula="of:=IF( AND([.F115]&gt;[.$N$11]; [.F11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INDIRECT(ADDRESS(6;15+MOD([.A116]/([.$N$4] *[.$N$5]);[.$N$6])))" office:value-type="float" office:value="66" calcext:value-type="float">
            <text:p>66</text:p>
          </table:table-cell>
          <table:table-cell table:formula="of:=INDIRECT(ADDRESS(5;15+MOD([.A116]/[.$N$4];[.$N$5])))" office:value-type="float" office:value="8" calcext:value-type="float">
            <text:p>8</text:p>
          </table:table-cell>
          <table:table-cell table:formula="of:=INDIRECT(ADDRESS(4;15+MOD([.A11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6]*[.B116]/([.D116])" office:value-type="float" office:value="4055040" calcext:value-type="float">
            <text:p>4055040</text:p>
          </table:table-cell>
          <table:table-cell table:formula="of:=[.F116]/[.C116]" office:value-type="float" office:value="506880" calcext:value-type="float">
            <text:p>506880</text:p>
          </table:table-cell>
          <table:table-cell table:formula="of:=IF(AND([.F116]&gt;[.$N$9];[.F116]&lt;[.$N$10]))" office:value-type="boolean" office:boolean-value="false" calcext:value-type="boolean">
            <text:p>FALSE</text:p>
          </table:table-cell>
          <table:table-cell table:formula="of:=IF( AND([.F116]&gt;[.$N$11]; [.F11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INDIRECT(ADDRESS(6;15+MOD([.A117]/([.$N$4] *[.$N$5]);[.$N$6])))" office:value-type="float" office:value="66" calcext:value-type="float">
            <text:p>66</text:p>
          </table:table-cell>
          <table:table-cell table:formula="of:=INDIRECT(ADDRESS(5;15+MOD([.A117]/[.$N$4];[.$N$5])))" office:value-type="float" office:value="8" calcext:value-type="float">
            <text:p>8</text:p>
          </table:table-cell>
          <table:table-cell table:formula="of:=INDIRECT(ADDRESS(4;15+MOD([.A11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7]*[.B117]/([.D117])" office:value-type="float" office:value="3041280" calcext:value-type="float">
            <text:p>3041280</text:p>
          </table:table-cell>
          <table:table-cell table:formula="of:=[.F117]/[.C117]" office:value-type="float" office:value="380160" calcext:value-type="float">
            <text:p>380160</text:p>
          </table:table-cell>
          <table:table-cell table:formula="of:=IF(AND([.F117]&gt;[.$N$9];[.F117]&lt;[.$N$10]))" office:value-type="boolean" office:boolean-value="false" calcext:value-type="boolean">
            <text:p>FALSE</text:p>
          </table:table-cell>
          <table:table-cell table:formula="of:=IF( AND([.F117]&gt;[.$N$11]; [.F11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INDIRECT(ADDRESS(6;15+MOD([.A118]/([.$N$4] *[.$N$5]);[.$N$6])))" office:value-type="float" office:value="66" calcext:value-type="float">
            <text:p>66</text:p>
          </table:table-cell>
          <table:table-cell table:formula="of:=INDIRECT(ADDRESS(5;15+MOD([.A118]/[.$N$4];[.$N$5])))" office:value-type="float" office:value="16" calcext:value-type="float">
            <text:p>16</text:p>
          </table:table-cell>
          <table:table-cell table:formula="of:=INDIRECT(ADDRESS(4;15+MOD([.A11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8]*[.B118]/([.D118])" office:value-type="float" office:value="12165120" calcext:value-type="float">
            <text:p>12165120</text:p>
          </table:table-cell>
          <table:table-cell table:formula="of:=[.F118]/[.C118]" office:value-type="float" office:value="760320" calcext:value-type="float">
            <text:p>760320</text:p>
          </table:table-cell>
          <table:table-cell table:formula="of:=IF(AND([.F118]&gt;[.$N$9];[.F118]&lt;[.$N$10]))" office:value-type="boolean" office:boolean-value="false" calcext:value-type="boolean">
            <text:p>FALSE</text:p>
          </table:table-cell>
          <table:table-cell table:formula="of:=IF( AND([.F118]&gt;[.$N$11]; [.F118]&lt;[.$N$12]) ; 1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INDIRECT(ADDRESS(6;15+MOD([.A119]/([.$N$4] *[.$N$5]);[.$N$6])))" office:value-type="float" office:value="66" calcext:value-type="float">
            <text:p>66</text:p>
          </table:table-cell>
          <table:table-cell table:formula="of:=INDIRECT(ADDRESS(5;15+MOD([.A119]/[.$N$4];[.$N$5])))" office:value-type="float" office:value="16" calcext:value-type="float">
            <text:p>16</text:p>
          </table:table-cell>
          <table:table-cell table:formula="of:=INDIRECT(ADDRESS(4;15+MOD([.A11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19]*[.B119]/([.D119])" office:value-type="float" office:value="6082560" calcext:value-type="float">
            <text:p>6082560</text:p>
          </table:table-cell>
          <table:table-cell table:formula="of:=[.F119]/[.C119]" office:value-type="float" office:value="380160" calcext:value-type="float">
            <text:p>380160</text:p>
          </table:table-cell>
          <table:table-cell table:formula="of:=IF(AND([.F119]&gt;[.$N$9];[.F119]&lt;[.$N$10]))" office:value-type="boolean" office:boolean-value="true" calcext:value-type="boolean">
            <text:p>TRUE</text:p>
          </table:table-cell>
          <table:table-cell table:formula="of:=IF( AND([.F119]&gt;[.$N$11]; [.F11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INDIRECT(ADDRESS(6;15+MOD([.A120]/([.$N$4] *[.$N$5]);[.$N$6])))" office:value-type="float" office:value="66" calcext:value-type="float">
            <text:p>66</text:p>
          </table:table-cell>
          <table:table-cell table:formula="of:=INDIRECT(ADDRESS(5;15+MOD([.A120]/[.$N$4];[.$N$5])))" office:value-type="float" office:value="16" calcext:value-type="float">
            <text:p>16</text:p>
          </table:table-cell>
          <table:table-cell table:formula="of:=INDIRECT(ADDRESS(4;15+MOD([.A12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0]*[.B120]/([.D120])" office:value-type="float" office:value="4055040" calcext:value-type="float">
            <text:p>4055040</text:p>
          </table:table-cell>
          <table:table-cell table:formula="of:=[.F120]/[.C120]" office:value-type="float" office:value="253440" calcext:value-type="float">
            <text:p>253440</text:p>
          </table:table-cell>
          <table:table-cell table:formula="of:=IF(AND([.F120]&gt;[.$N$9];[.F120]&lt;[.$N$10]))" office:value-type="boolean" office:boolean-value="false" calcext:value-type="boolean">
            <text:p>FALSE</text:p>
          </table:table-cell>
          <table:table-cell table:formula="of:=IF( AND([.F120]&gt;[.$N$11]; [.F12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INDIRECT(ADDRESS(6;15+MOD([.A121]/([.$N$4] *[.$N$5]);[.$N$6])))" office:value-type="float" office:value="66" calcext:value-type="float">
            <text:p>66</text:p>
          </table:table-cell>
          <table:table-cell table:formula="of:=INDIRECT(ADDRESS(5;15+MOD([.A121]/[.$N$4];[.$N$5])))" office:value-type="float" office:value="16" calcext:value-type="float">
            <text:p>16</text:p>
          </table:table-cell>
          <table:table-cell table:formula="of:=INDIRECT(ADDRESS(4;15+MOD([.A12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1]*[.B121]/([.D121])" office:value-type="float" office:value="3041280" calcext:value-type="float">
            <text:p>3041280</text:p>
          </table:table-cell>
          <table:table-cell table:formula="of:=[.F121]/[.C121]" office:value-type="float" office:value="190080" calcext:value-type="float">
            <text:p>190080</text:p>
          </table:table-cell>
          <table:table-cell table:formula="of:=IF(AND([.F121]&gt;[.$N$9];[.F121]&lt;[.$N$10]))" office:value-type="boolean" office:boolean-value="false" calcext:value-type="boolean">
            <text:p>FALSE</text:p>
          </table:table-cell>
          <table:table-cell table:formula="of:=IF( AND([.F121]&gt;[.$N$11]; [.F12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INDIRECT(ADDRESS(6;15+MOD([.A122]/([.$N$4] *[.$N$5]);[.$N$6])))" office:value-type="float" office:value="80" calcext:value-type="float">
            <text:p>80</text:p>
          </table:table-cell>
          <table:table-cell table:formula="of:=INDIRECT(ADDRESS(5;15+MOD([.A122]/[.$N$4];[.$N$5])))" office:value-type="float" office:value="1" calcext:value-type="float">
            <text:p>1</text:p>
          </table:table-cell>
          <table:table-cell table:formula="of:=INDIRECT(ADDRESS(4;15+MOD([.A12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2]*[.B122]/([.D122])" office:value-type="float" office:value="14745600" calcext:value-type="float">
            <text:p>14745600</text:p>
          </table:table-cell>
          <table:table-cell table:formula="of:=[.F122]/[.C122]" office:value-type="float" office:value="14745600" calcext:value-type="float">
            <text:p>14745600</text:p>
          </table:table-cell>
          <table:table-cell table:formula="of:=IF(AND([.F122]&gt;[.$N$9];[.F122]&lt;[.$N$10]))" office:value-type="boolean" office:boolean-value="false" calcext:value-type="boolean">
            <text:p>FALSE</text:p>
          </table:table-cell>
          <table:table-cell table:formula="of:=IF( AND([.F122]&gt;[.$N$11]; [.F12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INDIRECT(ADDRESS(6;15+MOD([.A123]/([.$N$4] *[.$N$5]);[.$N$6])))" office:value-type="float" office:value="80" calcext:value-type="float">
            <text:p>80</text:p>
          </table:table-cell>
          <table:table-cell table:formula="of:=INDIRECT(ADDRESS(5;15+MOD([.A123]/[.$N$4];[.$N$5])))" office:value-type="float" office:value="1" calcext:value-type="float">
            <text:p>1</text:p>
          </table:table-cell>
          <table:table-cell table:formula="of:=INDIRECT(ADDRESS(4;15+MOD([.A12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3]*[.B123]/([.D123])" office:value-type="float" office:value="7372800" calcext:value-type="float">
            <text:p>7372800</text:p>
          </table:table-cell>
          <table:table-cell table:formula="of:=[.F123]/[.C123]" office:value-type="float" office:value="7372800" calcext:value-type="float">
            <text:p>7372800</text:p>
          </table:table-cell>
          <table:table-cell table:formula="of:=IF(AND([.F123]&gt;[.$N$9];[.F123]&lt;[.$N$10]))" office:value-type="boolean" office:boolean-value="true" calcext:value-type="boolean">
            <text:p>TRUE</text:p>
          </table:table-cell>
          <table:table-cell table:formula="of:=IF( AND([.F123]&gt;[.$N$11]; [.F12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INDIRECT(ADDRESS(6;15+MOD([.A124]/([.$N$4] *[.$N$5]);[.$N$6])))" office:value-type="float" office:value="80" calcext:value-type="float">
            <text:p>80</text:p>
          </table:table-cell>
          <table:table-cell table:formula="of:=INDIRECT(ADDRESS(5;15+MOD([.A124]/[.$N$4];[.$N$5])))" office:value-type="float" office:value="1" calcext:value-type="float">
            <text:p>1</text:p>
          </table:table-cell>
          <table:table-cell table:formula="of:=INDIRECT(ADDRESS(4;15+MOD([.A12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4]*[.B124]/([.D124])" office:value-type="float" office:value="4915200" calcext:value-type="float">
            <text:p>4915200</text:p>
          </table:table-cell>
          <table:table-cell table:formula="of:=[.F124]/[.C124]" office:value-type="float" office:value="4915200" calcext:value-type="float">
            <text:p>4915200</text:p>
          </table:table-cell>
          <table:table-cell table:formula="of:=IF(AND([.F124]&gt;[.$N$9];[.F124]&lt;[.$N$10]))" office:value-type="boolean" office:boolean-value="false" calcext:value-type="boolean">
            <text:p>FALSE</text:p>
          </table:table-cell>
          <table:table-cell table:formula="of:=IF( AND([.F124]&gt;[.$N$11]; [.F12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INDIRECT(ADDRESS(6;15+MOD([.A125]/([.$N$4] *[.$N$5]);[.$N$6])))" office:value-type="float" office:value="80" calcext:value-type="float">
            <text:p>80</text:p>
          </table:table-cell>
          <table:table-cell table:formula="of:=INDIRECT(ADDRESS(5;15+MOD([.A125]/[.$N$4];[.$N$5])))" office:value-type="float" office:value="1" calcext:value-type="float">
            <text:p>1</text:p>
          </table:table-cell>
          <table:table-cell table:formula="of:=INDIRECT(ADDRESS(4;15+MOD([.A12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5]*[.B125]/([.D125])" office:value-type="float" office:value="3686400" calcext:value-type="float">
            <text:p>3686400</text:p>
          </table:table-cell>
          <table:table-cell table:formula="of:=[.F125]/[.C125]" office:value-type="float" office:value="3686400" calcext:value-type="float">
            <text:p>3686400</text:p>
          </table:table-cell>
          <table:table-cell table:formula="of:=IF(AND([.F125]&gt;[.$N$9];[.F125]&lt;[.$N$10]))" office:value-type="boolean" office:boolean-value="false" calcext:value-type="boolean">
            <text:p>FALSE</text:p>
          </table:table-cell>
          <table:table-cell table:formula="of:=IF( AND([.F125]&gt;[.$N$11]; [.F12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INDIRECT(ADDRESS(6;15+MOD([.A126]/([.$N$4] *[.$N$5]);[.$N$6])))" office:value-type="float" office:value="80" calcext:value-type="float">
            <text:p>80</text:p>
          </table:table-cell>
          <table:table-cell table:formula="of:=INDIRECT(ADDRESS(5;15+MOD([.A126]/[.$N$4];[.$N$5])))" office:value-type="float" office:value="2" calcext:value-type="float">
            <text:p>2</text:p>
          </table:table-cell>
          <table:table-cell table:formula="of:=INDIRECT(ADDRESS(4;15+MOD([.A12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6]*[.B126]/([.D126])" office:value-type="float" office:value="14745600" calcext:value-type="float">
            <text:p>14745600</text:p>
          </table:table-cell>
          <table:table-cell table:formula="of:=[.F126]/[.C126]" office:value-type="float" office:value="7372800" calcext:value-type="float">
            <text:p>7372800</text:p>
          </table:table-cell>
          <table:table-cell table:formula="of:=IF(AND([.F126]&gt;[.$N$9];[.F126]&lt;[.$N$10]))" office:value-type="boolean" office:boolean-value="false" calcext:value-type="boolean">
            <text:p>FALSE</text:p>
          </table:table-cell>
          <table:table-cell table:formula="of:=IF( AND([.F126]&gt;[.$N$11]; [.F12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INDIRECT(ADDRESS(6;15+MOD([.A127]/([.$N$4] *[.$N$5]);[.$N$6])))" office:value-type="float" office:value="80" calcext:value-type="float">
            <text:p>80</text:p>
          </table:table-cell>
          <table:table-cell table:formula="of:=INDIRECT(ADDRESS(5;15+MOD([.A127]/[.$N$4];[.$N$5])))" office:value-type="float" office:value="2" calcext:value-type="float">
            <text:p>2</text:p>
          </table:table-cell>
          <table:table-cell table:formula="of:=INDIRECT(ADDRESS(4;15+MOD([.A12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7]*[.B127]/([.D127])" office:value-type="float" office:value="7372800" calcext:value-type="float">
            <text:p>7372800</text:p>
          </table:table-cell>
          <table:table-cell table:formula="of:=[.F127]/[.C127]" office:value-type="float" office:value="3686400" calcext:value-type="float">
            <text:p>3686400</text:p>
          </table:table-cell>
          <table:table-cell table:formula="of:=IF(AND([.F127]&gt;[.$N$9];[.F127]&lt;[.$N$10]))" office:value-type="boolean" office:boolean-value="true" calcext:value-type="boolean">
            <text:p>TRUE</text:p>
          </table:table-cell>
          <table:table-cell table:formula="of:=IF( AND([.F127]&gt;[.$N$11]; [.F12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INDIRECT(ADDRESS(6;15+MOD([.A128]/([.$N$4] *[.$N$5]);[.$N$6])))" office:value-type="float" office:value="80" calcext:value-type="float">
            <text:p>80</text:p>
          </table:table-cell>
          <table:table-cell table:formula="of:=INDIRECT(ADDRESS(5;15+MOD([.A128]/[.$N$4];[.$N$5])))" office:value-type="float" office:value="2" calcext:value-type="float">
            <text:p>2</text:p>
          </table:table-cell>
          <table:table-cell table:formula="of:=INDIRECT(ADDRESS(4;15+MOD([.A12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8]*[.B128]/([.D128])" office:value-type="float" office:value="4915200" calcext:value-type="float">
            <text:p>4915200</text:p>
          </table:table-cell>
          <table:table-cell table:formula="of:=[.F128]/[.C128]" office:value-type="float" office:value="2457600" calcext:value-type="float">
            <text:p>2457600</text:p>
          </table:table-cell>
          <table:table-cell table:formula="of:=IF(AND([.F128]&gt;[.$N$9];[.F128]&lt;[.$N$10]))" office:value-type="boolean" office:boolean-value="false" calcext:value-type="boolean">
            <text:p>FALSE</text:p>
          </table:table-cell>
          <table:table-cell table:formula="of:=IF( AND([.F128]&gt;[.$N$11]; [.F12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INDIRECT(ADDRESS(6;15+MOD([.A129]/([.$N$4] *[.$N$5]);[.$N$6])))" office:value-type="float" office:value="80" calcext:value-type="float">
            <text:p>80</text:p>
          </table:table-cell>
          <table:table-cell table:formula="of:=INDIRECT(ADDRESS(5;15+MOD([.A129]/[.$N$4];[.$N$5])))" office:value-type="float" office:value="2" calcext:value-type="float">
            <text:p>2</text:p>
          </table:table-cell>
          <table:table-cell table:formula="of:=INDIRECT(ADDRESS(4;15+MOD([.A12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29]*[.B129]/([.D129])" office:value-type="float" office:value="3686400" calcext:value-type="float">
            <text:p>3686400</text:p>
          </table:table-cell>
          <table:table-cell table:formula="of:=[.F129]/[.C129]" office:value-type="float" office:value="1843200" calcext:value-type="float">
            <text:p>1843200</text:p>
          </table:table-cell>
          <table:table-cell table:formula="of:=IF(AND([.F129]&gt;[.$N$9];[.F129]&lt;[.$N$10]))" office:value-type="boolean" office:boolean-value="false" calcext:value-type="boolean">
            <text:p>FALSE</text:p>
          </table:table-cell>
          <table:table-cell table:formula="of:=IF( AND([.F129]&gt;[.$N$11]; [.F12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INDIRECT(ADDRESS(6;15+MOD([.A130]/([.$N$4] *[.$N$5]);[.$N$6])))" office:value-type="float" office:value="80" calcext:value-type="float">
            <text:p>80</text:p>
          </table:table-cell>
          <table:table-cell table:formula="of:=INDIRECT(ADDRESS(5;15+MOD([.A130]/[.$N$4];[.$N$5])))" office:value-type="float" office:value="4" calcext:value-type="float">
            <text:p>4</text:p>
          </table:table-cell>
          <table:table-cell table:formula="of:=INDIRECT(ADDRESS(4;15+MOD([.A13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0]*[.B130]/([.D130])" office:value-type="float" office:value="14745600" calcext:value-type="float">
            <text:p>14745600</text:p>
          </table:table-cell>
          <table:table-cell table:formula="of:=[.F130]/[.C130]" office:value-type="float" office:value="3686400" calcext:value-type="float">
            <text:p>3686400</text:p>
          </table:table-cell>
          <table:table-cell table:formula="of:=IF(AND([.F130]&gt;[.$N$9];[.F130]&lt;[.$N$10]))" office:value-type="boolean" office:boolean-value="false" calcext:value-type="boolean">
            <text:p>FALSE</text:p>
          </table:table-cell>
          <table:table-cell table:formula="of:=IF( AND([.F130]&gt;[.$N$11]; [.F13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INDIRECT(ADDRESS(6;15+MOD([.A131]/([.$N$4] *[.$N$5]);[.$N$6])))" office:value-type="float" office:value="80" calcext:value-type="float">
            <text:p>80</text:p>
          </table:table-cell>
          <table:table-cell table:formula="of:=INDIRECT(ADDRESS(5;15+MOD([.A131]/[.$N$4];[.$N$5])))" office:value-type="float" office:value="4" calcext:value-type="float">
            <text:p>4</text:p>
          </table:table-cell>
          <table:table-cell table:formula="of:=INDIRECT(ADDRESS(4;15+MOD([.A13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1]*[.B131]/([.D131])" office:value-type="float" office:value="7372800" calcext:value-type="float">
            <text:p>7372800</text:p>
          </table:table-cell>
          <table:table-cell table:formula="of:=[.F131]/[.C131]" office:value-type="float" office:value="1843200" calcext:value-type="float">
            <text:p>1843200</text:p>
          </table:table-cell>
          <table:table-cell table:formula="of:=IF(AND([.F131]&gt;[.$N$9];[.F131]&lt;[.$N$10]))" office:value-type="boolean" office:boolean-value="true" calcext:value-type="boolean">
            <text:p>TRUE</text:p>
          </table:table-cell>
          <table:table-cell table:formula="of:=IF( AND([.F131]&gt;[.$N$11]; [.F13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INDIRECT(ADDRESS(6;15+MOD([.A132]/([.$N$4] *[.$N$5]);[.$N$6])))" office:value-type="float" office:value="80" calcext:value-type="float">
            <text:p>80</text:p>
          </table:table-cell>
          <table:table-cell table:formula="of:=INDIRECT(ADDRESS(5;15+MOD([.A132]/[.$N$4];[.$N$5])))" office:value-type="float" office:value="4" calcext:value-type="float">
            <text:p>4</text:p>
          </table:table-cell>
          <table:table-cell table:formula="of:=INDIRECT(ADDRESS(4;15+MOD([.A13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2]*[.B132]/([.D132])" office:value-type="float" office:value="4915200" calcext:value-type="float">
            <text:p>4915200</text:p>
          </table:table-cell>
          <table:table-cell table:formula="of:=[.F132]/[.C132]" office:value-type="float" office:value="1228800" calcext:value-type="float">
            <text:p>1228800</text:p>
          </table:table-cell>
          <table:table-cell table:formula="of:=IF(AND([.F132]&gt;[.$N$9];[.F132]&lt;[.$N$10]))" office:value-type="boolean" office:boolean-value="false" calcext:value-type="boolean">
            <text:p>FALSE</text:p>
          </table:table-cell>
          <table:table-cell table:formula="of:=IF( AND([.F132]&gt;[.$N$11]; [.F13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INDIRECT(ADDRESS(6;15+MOD([.A133]/([.$N$4] *[.$N$5]);[.$N$6])))" office:value-type="float" office:value="80" calcext:value-type="float">
            <text:p>80</text:p>
          </table:table-cell>
          <table:table-cell table:formula="of:=INDIRECT(ADDRESS(5;15+MOD([.A133]/[.$N$4];[.$N$5])))" office:value-type="float" office:value="4" calcext:value-type="float">
            <text:p>4</text:p>
          </table:table-cell>
          <table:table-cell table:formula="of:=INDIRECT(ADDRESS(4;15+MOD([.A13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3]*[.B133]/([.D133])" office:value-type="float" office:value="3686400" calcext:value-type="float">
            <text:p>3686400</text:p>
          </table:table-cell>
          <table:table-cell table:formula="of:=[.F133]/[.C133]" office:value-type="float" office:value="921600" calcext:value-type="float">
            <text:p>921600</text:p>
          </table:table-cell>
          <table:table-cell table:formula="of:=IF(AND([.F133]&gt;[.$N$9];[.F133]&lt;[.$N$10]))" office:value-type="boolean" office:boolean-value="false" calcext:value-type="boolean">
            <text:p>FALSE</text:p>
          </table:table-cell>
          <table:table-cell table:formula="of:=IF( AND([.F133]&gt;[.$N$11]; [.F13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INDIRECT(ADDRESS(6;15+MOD([.A134]/([.$N$4] *[.$N$5]);[.$N$6])))" office:value-type="float" office:value="80" calcext:value-type="float">
            <text:p>80</text:p>
          </table:table-cell>
          <table:table-cell table:formula="of:=INDIRECT(ADDRESS(5;15+MOD([.A134]/[.$N$4];[.$N$5])))" office:value-type="float" office:value="8" calcext:value-type="float">
            <text:p>8</text:p>
          </table:table-cell>
          <table:table-cell table:formula="of:=INDIRECT(ADDRESS(4;15+MOD([.A13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4]*[.B134]/([.D134])" office:value-type="float" office:value="14745600" calcext:value-type="float">
            <text:p>14745600</text:p>
          </table:table-cell>
          <table:table-cell table:formula="of:=[.F134]/[.C134]" office:value-type="float" office:value="1843200" calcext:value-type="float">
            <text:p>1843200</text:p>
          </table:table-cell>
          <table:table-cell table:formula="of:=IF(AND([.F134]&gt;[.$N$9];[.F134]&lt;[.$N$10]))" office:value-type="boolean" office:boolean-value="false" calcext:value-type="boolean">
            <text:p>FALSE</text:p>
          </table:table-cell>
          <table:table-cell table:formula="of:=IF( AND([.F134]&gt;[.$N$11]; [.F13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INDIRECT(ADDRESS(6;15+MOD([.A135]/([.$N$4] *[.$N$5]);[.$N$6])))" office:value-type="float" office:value="80" calcext:value-type="float">
            <text:p>80</text:p>
          </table:table-cell>
          <table:table-cell table:formula="of:=INDIRECT(ADDRESS(5;15+MOD([.A135]/[.$N$4];[.$N$5])))" office:value-type="float" office:value="8" calcext:value-type="float">
            <text:p>8</text:p>
          </table:table-cell>
          <table:table-cell table:formula="of:=INDIRECT(ADDRESS(4;15+MOD([.A13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5]*[.B135]/([.D135])" office:value-type="float" office:value="7372800" calcext:value-type="float">
            <text:p>7372800</text:p>
          </table:table-cell>
          <table:table-cell table:formula="of:=[.F135]/[.C135]" office:value-type="float" office:value="921600" calcext:value-type="float">
            <text:p>921600</text:p>
          </table:table-cell>
          <table:table-cell table:formula="of:=IF(AND([.F135]&gt;[.$N$9];[.F135]&lt;[.$N$10]))" office:value-type="boolean" office:boolean-value="true" calcext:value-type="boolean">
            <text:p>TRUE</text:p>
          </table:table-cell>
          <table:table-cell table:formula="of:=IF( AND([.F135]&gt;[.$N$11]; [.F13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INDIRECT(ADDRESS(6;15+MOD([.A136]/([.$N$4] *[.$N$5]);[.$N$6])))" office:value-type="float" office:value="80" calcext:value-type="float">
            <text:p>80</text:p>
          </table:table-cell>
          <table:table-cell table:formula="of:=INDIRECT(ADDRESS(5;15+MOD([.A136]/[.$N$4];[.$N$5])))" office:value-type="float" office:value="8" calcext:value-type="float">
            <text:p>8</text:p>
          </table:table-cell>
          <table:table-cell table:formula="of:=INDIRECT(ADDRESS(4;15+MOD([.A13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6]*[.B136]/([.D136])" office:value-type="float" office:value="4915200" calcext:value-type="float">
            <text:p>4915200</text:p>
          </table:table-cell>
          <table:table-cell table:formula="of:=[.F136]/[.C136]" office:value-type="float" office:value="614400" calcext:value-type="float">
            <text:p>614400</text:p>
          </table:table-cell>
          <table:table-cell table:formula="of:=IF(AND([.F136]&gt;[.$N$9];[.F136]&lt;[.$N$10]))" office:value-type="boolean" office:boolean-value="false" calcext:value-type="boolean">
            <text:p>FALSE</text:p>
          </table:table-cell>
          <table:table-cell table:formula="of:=IF( AND([.F136]&gt;[.$N$11]; [.F13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INDIRECT(ADDRESS(6;15+MOD([.A137]/([.$N$4] *[.$N$5]);[.$N$6])))" office:value-type="float" office:value="80" calcext:value-type="float">
            <text:p>80</text:p>
          </table:table-cell>
          <table:table-cell table:formula="of:=INDIRECT(ADDRESS(5;15+MOD([.A137]/[.$N$4];[.$N$5])))" office:value-type="float" office:value="8" calcext:value-type="float">
            <text:p>8</text:p>
          </table:table-cell>
          <table:table-cell table:formula="of:=INDIRECT(ADDRESS(4;15+MOD([.A13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7]*[.B137]/([.D137])" office:value-type="float" office:value="3686400" calcext:value-type="float">
            <text:p>3686400</text:p>
          </table:table-cell>
          <table:table-cell table:formula="of:=[.F137]/[.C137]" office:value-type="float" office:value="460800" calcext:value-type="float">
            <text:p>460800</text:p>
          </table:table-cell>
          <table:table-cell table:formula="of:=IF(AND([.F137]&gt;[.$N$9];[.F137]&lt;[.$N$10]))" office:value-type="boolean" office:boolean-value="false" calcext:value-type="boolean">
            <text:p>FALSE</text:p>
          </table:table-cell>
          <table:table-cell table:formula="of:=IF( AND([.F137]&gt;[.$N$11]; [.F13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INDIRECT(ADDRESS(6;15+MOD([.A138]/([.$N$4] *[.$N$5]);[.$N$6])))" office:value-type="float" office:value="80" calcext:value-type="float">
            <text:p>80</text:p>
          </table:table-cell>
          <table:table-cell table:formula="of:=INDIRECT(ADDRESS(5;15+MOD([.A138]/[.$N$4];[.$N$5])))" office:value-type="float" office:value="16" calcext:value-type="float">
            <text:p>16</text:p>
          </table:table-cell>
          <table:table-cell table:formula="of:=INDIRECT(ADDRESS(4;15+MOD([.A13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8]*[.B138]/([.D138])" office:value-type="float" office:value="14745600" calcext:value-type="float">
            <text:p>14745600</text:p>
          </table:table-cell>
          <table:table-cell table:formula="of:=[.F138]/[.C138]" office:value-type="float" office:value="921600" calcext:value-type="float">
            <text:p>921600</text:p>
          </table:table-cell>
          <table:table-cell table:formula="of:=IF(AND([.F138]&gt;[.$N$9];[.F138]&lt;[.$N$10]))" office:value-type="boolean" office:boolean-value="false" calcext:value-type="boolean">
            <text:p>FALSE</text:p>
          </table:table-cell>
          <table:table-cell table:formula="of:=IF( AND([.F138]&gt;[.$N$11]; [.F13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INDIRECT(ADDRESS(6;15+MOD([.A139]/([.$N$4] *[.$N$5]);[.$N$6])))" office:value-type="float" office:value="80" calcext:value-type="float">
            <text:p>80</text:p>
          </table:table-cell>
          <table:table-cell table:formula="of:=INDIRECT(ADDRESS(5;15+MOD([.A139]/[.$N$4];[.$N$5])))" office:value-type="float" office:value="16" calcext:value-type="float">
            <text:p>16</text:p>
          </table:table-cell>
          <table:table-cell table:formula="of:=INDIRECT(ADDRESS(4;15+MOD([.A13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39]*[.B139]/([.D139])" office:value-type="float" office:value="7372800" calcext:value-type="float">
            <text:p>7372800</text:p>
          </table:table-cell>
          <table:table-cell table:formula="of:=[.F139]/[.C139]" office:value-type="float" office:value="460800" calcext:value-type="float">
            <text:p>460800</text:p>
          </table:table-cell>
          <table:table-cell table:formula="of:=IF(AND([.F139]&gt;[.$N$9];[.F139]&lt;[.$N$10]))" office:value-type="boolean" office:boolean-value="true" calcext:value-type="boolean">
            <text:p>TRUE</text:p>
          </table:table-cell>
          <table:table-cell table:formula="of:=IF( AND([.F139]&gt;[.$N$11]; [.F13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INDIRECT(ADDRESS(6;15+MOD([.A140]/([.$N$4] *[.$N$5]);[.$N$6])))" office:value-type="float" office:value="80" calcext:value-type="float">
            <text:p>80</text:p>
          </table:table-cell>
          <table:table-cell table:formula="of:=INDIRECT(ADDRESS(5;15+MOD([.A140]/[.$N$4];[.$N$5])))" office:value-type="float" office:value="16" calcext:value-type="float">
            <text:p>16</text:p>
          </table:table-cell>
          <table:table-cell table:formula="of:=INDIRECT(ADDRESS(4;15+MOD([.A14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0]*[.B140]/([.D140])" office:value-type="float" office:value="4915200" calcext:value-type="float">
            <text:p>4915200</text:p>
          </table:table-cell>
          <table:table-cell table:formula="of:=[.F140]/[.C140]" office:value-type="float" office:value="307200" calcext:value-type="float">
            <text:p>307200</text:p>
          </table:table-cell>
          <table:table-cell table:formula="of:=IF(AND([.F140]&gt;[.$N$9];[.F140]&lt;[.$N$10]))" office:value-type="boolean" office:boolean-value="false" calcext:value-type="boolean">
            <text:p>FALSE</text:p>
          </table:table-cell>
          <table:table-cell table:formula="of:=IF( AND([.F140]&gt;[.$N$11]; [.F14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INDIRECT(ADDRESS(6;15+MOD([.A141]/([.$N$4] *[.$N$5]);[.$N$6])))" office:value-type="float" office:value="80" calcext:value-type="float">
            <text:p>80</text:p>
          </table:table-cell>
          <table:table-cell table:formula="of:=INDIRECT(ADDRESS(5;15+MOD([.A141]/[.$N$4];[.$N$5])))" office:value-type="float" office:value="16" calcext:value-type="float">
            <text:p>16</text:p>
          </table:table-cell>
          <table:table-cell table:formula="of:=INDIRECT(ADDRESS(4;15+MOD([.A14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1]*[.B141]/([.D141])" office:value-type="float" office:value="3686400" calcext:value-type="float">
            <text:p>3686400</text:p>
          </table:table-cell>
          <table:table-cell table:formula="of:=[.F141]/[.C141]" office:value-type="float" office:value="230400" calcext:value-type="float">
            <text:p>230400</text:p>
          </table:table-cell>
          <table:table-cell table:formula="of:=IF(AND([.F141]&gt;[.$N$9];[.F141]&lt;[.$N$10]))" office:value-type="boolean" office:boolean-value="false" calcext:value-type="boolean">
            <text:p>FALSE</text:p>
          </table:table-cell>
          <table:table-cell table:formula="of:=IF( AND([.F141]&gt;[.$N$11]; [.F14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INDIRECT(ADDRESS(6;15+MOD([.A142]/([.$N$4] *[.$N$5]);[.$N$6])))" office:value-type="float" office:value="100" calcext:value-type="float">
            <text:p>100</text:p>
          </table:table-cell>
          <table:table-cell table:formula="of:=INDIRECT(ADDRESS(5;15+MOD([.A142]/[.$N$4];[.$N$5])))" office:value-type="float" office:value="1" calcext:value-type="float">
            <text:p>1</text:p>
          </table:table-cell>
          <table:table-cell table:formula="of:=INDIRECT(ADDRESS(4;15+MOD([.A142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2]*[.B142]/([.D142])" office:value-type="float" office:value="18432000" calcext:value-type="float">
            <text:p>18432000</text:p>
          </table:table-cell>
          <table:table-cell table:formula="of:=[.F142]/[.C142]" office:value-type="float" office:value="18432000" calcext:value-type="float">
            <text:p>18432000</text:p>
          </table:table-cell>
          <table:table-cell table:formula="of:=IF(AND([.F142]&gt;[.$N$9];[.F142]&lt;[.$N$10]))" office:value-type="boolean" office:boolean-value="false" calcext:value-type="boolean">
            <text:p>FALSE</text:p>
          </table:table-cell>
          <table:table-cell table:formula="of:=IF( AND([.F142]&gt;[.$N$11]; [.F14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INDIRECT(ADDRESS(6;15+MOD([.A143]/([.$N$4] *[.$N$5]);[.$N$6])))" office:value-type="float" office:value="100" calcext:value-type="float">
            <text:p>100</text:p>
          </table:table-cell>
          <table:table-cell table:formula="of:=INDIRECT(ADDRESS(5;15+MOD([.A143]/[.$N$4];[.$N$5])))" office:value-type="float" office:value="1" calcext:value-type="float">
            <text:p>1</text:p>
          </table:table-cell>
          <table:table-cell table:formula="of:=INDIRECT(ADDRESS(4;15+MOD([.A143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3]*[.B143]/([.D143])" office:value-type="float" office:value="9216000" calcext:value-type="float">
            <text:p>9216000</text:p>
          </table:table-cell>
          <table:table-cell table:formula="of:=[.F143]/[.C143]" office:value-type="float" office:value="9216000" calcext:value-type="float">
            <text:p>9216000</text:p>
          </table:table-cell>
          <table:table-cell table:formula="of:=IF(AND([.F143]&gt;[.$N$9];[.F143]&lt;[.$N$10]))" office:value-type="boolean" office:boolean-value="false" calcext:value-type="boolean">
            <text:p>FALSE</text:p>
          </table:table-cell>
          <table:table-cell table:formula="of:=IF( AND([.F143]&gt;[.$N$11]; [.F14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INDIRECT(ADDRESS(6;15+MOD([.A144]/([.$N$4] *[.$N$5]);[.$N$6])))" office:value-type="float" office:value="100" calcext:value-type="float">
            <text:p>100</text:p>
          </table:table-cell>
          <table:table-cell table:formula="of:=INDIRECT(ADDRESS(5;15+MOD([.A144]/[.$N$4];[.$N$5])))" office:value-type="float" office:value="1" calcext:value-type="float">
            <text:p>1</text:p>
          </table:table-cell>
          <table:table-cell table:formula="of:=INDIRECT(ADDRESS(4;15+MOD([.A144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4]*[.B144]/([.D144])" office:value-type="float" office:value="6144000" calcext:value-type="float">
            <text:p>6144000</text:p>
          </table:table-cell>
          <table:table-cell table:formula="of:=[.F144]/[.C144]" office:value-type="float" office:value="6144000" calcext:value-type="float">
            <text:p>6144000</text:p>
          </table:table-cell>
          <table:table-cell table:formula="of:=IF(AND([.F144]&gt;[.$N$9];[.F144]&lt;[.$N$10]))" office:value-type="boolean" office:boolean-value="true" calcext:value-type="boolean">
            <text:p>TRUE</text:p>
          </table:table-cell>
          <table:table-cell table:formula="of:=IF( AND([.F144]&gt;[.$N$11]; [.F14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INDIRECT(ADDRESS(6;15+MOD([.A145]/([.$N$4] *[.$N$5]);[.$N$6])))" office:value-type="float" office:value="100" calcext:value-type="float">
            <text:p>100</text:p>
          </table:table-cell>
          <table:table-cell table:formula="of:=INDIRECT(ADDRESS(5;15+MOD([.A145]/[.$N$4];[.$N$5])))" office:value-type="float" office:value="1" calcext:value-type="float">
            <text:p>1</text:p>
          </table:table-cell>
          <table:table-cell table:formula="of:=INDIRECT(ADDRESS(4;15+MOD([.A145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5]*[.B145]/([.D145])" office:value-type="float" office:value="4608000" calcext:value-type="float">
            <text:p>4608000</text:p>
          </table:table-cell>
          <table:table-cell table:formula="of:=[.F145]/[.C145]" office:value-type="float" office:value="4608000" calcext:value-type="float">
            <text:p>4608000</text:p>
          </table:table-cell>
          <table:table-cell table:formula="of:=IF(AND([.F145]&gt;[.$N$9];[.F145]&lt;[.$N$10]))" office:value-type="boolean" office:boolean-value="false" calcext:value-type="boolean">
            <text:p>FALSE</text:p>
          </table:table-cell>
          <table:table-cell table:formula="of:=IF( AND([.F145]&gt;[.$N$11]; [.F14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INDIRECT(ADDRESS(6;15+MOD([.A146]/([.$N$4] *[.$N$5]);[.$N$6])))" office:value-type="float" office:value="100" calcext:value-type="float">
            <text:p>100</text:p>
          </table:table-cell>
          <table:table-cell table:formula="of:=INDIRECT(ADDRESS(5;15+MOD([.A146]/[.$N$4];[.$N$5])))" office:value-type="float" office:value="2" calcext:value-type="float">
            <text:p>2</text:p>
          </table:table-cell>
          <table:table-cell table:formula="of:=INDIRECT(ADDRESS(4;15+MOD([.A146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6]*[.B146]/([.D146])" office:value-type="float" office:value="18432000" calcext:value-type="float">
            <text:p>18432000</text:p>
          </table:table-cell>
          <table:table-cell table:formula="of:=[.F146]/[.C146]" office:value-type="float" office:value="9216000" calcext:value-type="float">
            <text:p>9216000</text:p>
          </table:table-cell>
          <table:table-cell table:formula="of:=IF(AND([.F146]&gt;[.$N$9];[.F146]&lt;[.$N$10]))" office:value-type="boolean" office:boolean-value="false" calcext:value-type="boolean">
            <text:p>FALSE</text:p>
          </table:table-cell>
          <table:table-cell table:formula="of:=IF( AND([.F146]&gt;[.$N$11]; [.F14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INDIRECT(ADDRESS(6;15+MOD([.A147]/([.$N$4] *[.$N$5]);[.$N$6])))" office:value-type="float" office:value="100" calcext:value-type="float">
            <text:p>100</text:p>
          </table:table-cell>
          <table:table-cell table:formula="of:=INDIRECT(ADDRESS(5;15+MOD([.A147]/[.$N$4];[.$N$5])))" office:value-type="float" office:value="2" calcext:value-type="float">
            <text:p>2</text:p>
          </table:table-cell>
          <table:table-cell table:formula="of:=INDIRECT(ADDRESS(4;15+MOD([.A147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7]*[.B147]/([.D147])" office:value-type="float" office:value="9216000" calcext:value-type="float">
            <text:p>9216000</text:p>
          </table:table-cell>
          <table:table-cell table:formula="of:=[.F147]/[.C147]" office:value-type="float" office:value="4608000" calcext:value-type="float">
            <text:p>4608000</text:p>
          </table:table-cell>
          <table:table-cell table:formula="of:=IF(AND([.F147]&gt;[.$N$9];[.F147]&lt;[.$N$10]))" office:value-type="boolean" office:boolean-value="false" calcext:value-type="boolean">
            <text:p>FALSE</text:p>
          </table:table-cell>
          <table:table-cell table:formula="of:=IF( AND([.F147]&gt;[.$N$11]; [.F14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INDIRECT(ADDRESS(6;15+MOD([.A148]/([.$N$4] *[.$N$5]);[.$N$6])))" office:value-type="float" office:value="100" calcext:value-type="float">
            <text:p>100</text:p>
          </table:table-cell>
          <table:table-cell table:formula="of:=INDIRECT(ADDRESS(5;15+MOD([.A148]/[.$N$4];[.$N$5])))" office:value-type="float" office:value="2" calcext:value-type="float">
            <text:p>2</text:p>
          </table:table-cell>
          <table:table-cell table:formula="of:=INDIRECT(ADDRESS(4;15+MOD([.A148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8]*[.B148]/([.D148])" office:value-type="float" office:value="6144000" calcext:value-type="float">
            <text:p>6144000</text:p>
          </table:table-cell>
          <table:table-cell table:formula="of:=[.F148]/[.C148]" office:value-type="float" office:value="3072000" calcext:value-type="float">
            <text:p>3072000</text:p>
          </table:table-cell>
          <table:table-cell table:formula="of:=IF(AND([.F148]&gt;[.$N$9];[.F148]&lt;[.$N$10]))" office:value-type="boolean" office:boolean-value="true" calcext:value-type="boolean">
            <text:p>TRUE</text:p>
          </table:table-cell>
          <table:table-cell table:formula="of:=IF( AND([.F148]&gt;[.$N$11]; [.F14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INDIRECT(ADDRESS(6;15+MOD([.A149]/([.$N$4] *[.$N$5]);[.$N$6])))" office:value-type="float" office:value="100" calcext:value-type="float">
            <text:p>100</text:p>
          </table:table-cell>
          <table:table-cell table:formula="of:=INDIRECT(ADDRESS(5;15+MOD([.A149]/[.$N$4];[.$N$5])))" office:value-type="float" office:value="2" calcext:value-type="float">
            <text:p>2</text:p>
          </table:table-cell>
          <table:table-cell table:formula="of:=INDIRECT(ADDRESS(4;15+MOD([.A149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49]*[.B149]/([.D149])" office:value-type="float" office:value="4608000" calcext:value-type="float">
            <text:p>4608000</text:p>
          </table:table-cell>
          <table:table-cell table:formula="of:=[.F149]/[.C149]" office:value-type="float" office:value="2304000" calcext:value-type="float">
            <text:p>2304000</text:p>
          </table:table-cell>
          <table:table-cell table:formula="of:=IF(AND([.F149]&gt;[.$N$9];[.F149]&lt;[.$N$10]))" office:value-type="boolean" office:boolean-value="false" calcext:value-type="boolean">
            <text:p>FALSE</text:p>
          </table:table-cell>
          <table:table-cell table:formula="of:=IF( AND([.F149]&gt;[.$N$11]; [.F14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INDIRECT(ADDRESS(6;15+MOD([.A150]/([.$N$4] *[.$N$5]);[.$N$6])))" office:value-type="float" office:value="100" calcext:value-type="float">
            <text:p>100</text:p>
          </table:table-cell>
          <table:table-cell table:formula="of:=INDIRECT(ADDRESS(5;15+MOD([.A150]/[.$N$4];[.$N$5])))" office:value-type="float" office:value="4" calcext:value-type="float">
            <text:p>4</text:p>
          </table:table-cell>
          <table:table-cell table:formula="of:=INDIRECT(ADDRESS(4;15+MOD([.A150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0]*[.B150]/([.D150])" office:value-type="float" office:value="18432000" calcext:value-type="float">
            <text:p>18432000</text:p>
          </table:table-cell>
          <table:table-cell table:formula="of:=[.F150]/[.C150]" office:value-type="float" office:value="4608000" calcext:value-type="float">
            <text:p>4608000</text:p>
          </table:table-cell>
          <table:table-cell table:formula="of:=IF(AND([.F150]&gt;[.$N$9];[.F150]&lt;[.$N$10]))" office:value-type="boolean" office:boolean-value="false" calcext:value-type="boolean">
            <text:p>FALSE</text:p>
          </table:table-cell>
          <table:table-cell table:formula="of:=IF( AND([.F150]&gt;[.$N$11]; [.F15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INDIRECT(ADDRESS(6;15+MOD([.A151]/([.$N$4] *[.$N$5]);[.$N$6])))" office:value-type="float" office:value="100" calcext:value-type="float">
            <text:p>100</text:p>
          </table:table-cell>
          <table:table-cell table:formula="of:=INDIRECT(ADDRESS(5;15+MOD([.A151]/[.$N$4];[.$N$5])))" office:value-type="float" office:value="4" calcext:value-type="float">
            <text:p>4</text:p>
          </table:table-cell>
          <table:table-cell table:formula="of:=INDIRECT(ADDRESS(4;15+MOD([.A151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1]*[.B151]/([.D151])" office:value-type="float" office:value="9216000" calcext:value-type="float">
            <text:p>9216000</text:p>
          </table:table-cell>
          <table:table-cell table:formula="of:=[.F151]/[.C151]" office:value-type="float" office:value="2304000" calcext:value-type="float">
            <text:p>2304000</text:p>
          </table:table-cell>
          <table:table-cell table:formula="of:=IF(AND([.F151]&gt;[.$N$9];[.F151]&lt;[.$N$10]))" office:value-type="boolean" office:boolean-value="false" calcext:value-type="boolean">
            <text:p>FALSE</text:p>
          </table:table-cell>
          <table:table-cell table:formula="of:=IF( AND([.F151]&gt;[.$N$11]; [.F151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INDIRECT(ADDRESS(6;15+MOD([.A152]/([.$N$4] *[.$N$5]);[.$N$6])))" office:value-type="float" office:value="100" calcext:value-type="float">
            <text:p>100</text:p>
          </table:table-cell>
          <table:table-cell table:formula="of:=INDIRECT(ADDRESS(5;15+MOD([.A152]/[.$N$4];[.$N$5])))" office:value-type="float" office:value="4" calcext:value-type="float">
            <text:p>4</text:p>
          </table:table-cell>
          <table:table-cell table:formula="of:=INDIRECT(ADDRESS(4;15+MOD([.A152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2]*[.B152]/([.D152])" office:value-type="float" office:value="6144000" calcext:value-type="float">
            <text:p>6144000</text:p>
          </table:table-cell>
          <table:table-cell table:formula="of:=[.F152]/[.C152]" office:value-type="float" office:value="1536000" calcext:value-type="float">
            <text:p>1536000</text:p>
          </table:table-cell>
          <table:table-cell table:formula="of:=IF(AND([.F152]&gt;[.$N$9];[.F152]&lt;[.$N$10]))" office:value-type="boolean" office:boolean-value="true" calcext:value-type="boolean">
            <text:p>TRUE</text:p>
          </table:table-cell>
          <table:table-cell table:formula="of:=IF( AND([.F152]&gt;[.$N$11]; [.F152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INDIRECT(ADDRESS(6;15+MOD([.A153]/([.$N$4] *[.$N$5]);[.$N$6])))" office:value-type="float" office:value="100" calcext:value-type="float">
            <text:p>100</text:p>
          </table:table-cell>
          <table:table-cell table:formula="of:=INDIRECT(ADDRESS(5;15+MOD([.A153]/[.$N$4];[.$N$5])))" office:value-type="float" office:value="4" calcext:value-type="float">
            <text:p>4</text:p>
          </table:table-cell>
          <table:table-cell table:formula="of:=INDIRECT(ADDRESS(4;15+MOD([.A153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3]*[.B153]/([.D153])" office:value-type="float" office:value="4608000" calcext:value-type="float">
            <text:p>4608000</text:p>
          </table:table-cell>
          <table:table-cell table:formula="of:=[.F153]/[.C153]" office:value-type="float" office:value="1152000" calcext:value-type="float">
            <text:p>1152000</text:p>
          </table:table-cell>
          <table:table-cell table:formula="of:=IF(AND([.F153]&gt;[.$N$9];[.F153]&lt;[.$N$10]))" office:value-type="boolean" office:boolean-value="false" calcext:value-type="boolean">
            <text:p>FALSE</text:p>
          </table:table-cell>
          <table:table-cell table:formula="of:=IF( AND([.F153]&gt;[.$N$11]; [.F153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INDIRECT(ADDRESS(6;15+MOD([.A154]/([.$N$4] *[.$N$5]);[.$N$6])))" office:value-type="float" office:value="100" calcext:value-type="float">
            <text:p>100</text:p>
          </table:table-cell>
          <table:table-cell table:formula="of:=INDIRECT(ADDRESS(5;15+MOD([.A154]/[.$N$4];[.$N$5])))" office:value-type="float" office:value="8" calcext:value-type="float">
            <text:p>8</text:p>
          </table:table-cell>
          <table:table-cell table:formula="of:=INDIRECT(ADDRESS(4;15+MOD([.A154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4]*[.B154]/([.D154])" office:value-type="float" office:value="18432000" calcext:value-type="float">
            <text:p>18432000</text:p>
          </table:table-cell>
          <table:table-cell table:formula="of:=[.F154]/[.C154]" office:value-type="float" office:value="2304000" calcext:value-type="float">
            <text:p>2304000</text:p>
          </table:table-cell>
          <table:table-cell table:formula="of:=IF(AND([.F154]&gt;[.$N$9];[.F154]&lt;[.$N$10]))" office:value-type="boolean" office:boolean-value="false" calcext:value-type="boolean">
            <text:p>FALSE</text:p>
          </table:table-cell>
          <table:table-cell table:formula="of:=IF( AND([.F154]&gt;[.$N$11]; [.F154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INDIRECT(ADDRESS(6;15+MOD([.A155]/([.$N$4] *[.$N$5]);[.$N$6])))" office:value-type="float" office:value="100" calcext:value-type="float">
            <text:p>100</text:p>
          </table:table-cell>
          <table:table-cell table:formula="of:=INDIRECT(ADDRESS(5;15+MOD([.A155]/[.$N$4];[.$N$5])))" office:value-type="float" office:value="8" calcext:value-type="float">
            <text:p>8</text:p>
          </table:table-cell>
          <table:table-cell table:formula="of:=INDIRECT(ADDRESS(4;15+MOD([.A155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5]*[.B155]/([.D155])" office:value-type="float" office:value="9216000" calcext:value-type="float">
            <text:p>9216000</text:p>
          </table:table-cell>
          <table:table-cell table:formula="of:=[.F155]/[.C155]" office:value-type="float" office:value="1152000" calcext:value-type="float">
            <text:p>1152000</text:p>
          </table:table-cell>
          <table:table-cell table:formula="of:=IF(AND([.F155]&gt;[.$N$9];[.F155]&lt;[.$N$10]))" office:value-type="boolean" office:boolean-value="false" calcext:value-type="boolean">
            <text:p>FALSE</text:p>
          </table:table-cell>
          <table:table-cell table:formula="of:=IF( AND([.F155]&gt;[.$N$11]; [.F155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INDIRECT(ADDRESS(6;15+MOD([.A156]/([.$N$4] *[.$N$5]);[.$N$6])))" office:value-type="float" office:value="100" calcext:value-type="float">
            <text:p>100</text:p>
          </table:table-cell>
          <table:table-cell table:formula="of:=INDIRECT(ADDRESS(5;15+MOD([.A156]/[.$N$4];[.$N$5])))" office:value-type="float" office:value="8" calcext:value-type="float">
            <text:p>8</text:p>
          </table:table-cell>
          <table:table-cell table:formula="of:=INDIRECT(ADDRESS(4;15+MOD([.A156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6]*[.B156]/([.D156])" office:value-type="float" office:value="6144000" calcext:value-type="float">
            <text:p>6144000</text:p>
          </table:table-cell>
          <table:table-cell table:formula="of:=[.F156]/[.C156]" office:value-type="float" office:value="768000" calcext:value-type="float">
            <text:p>768000</text:p>
          </table:table-cell>
          <table:table-cell table:formula="of:=IF(AND([.F156]&gt;[.$N$9];[.F156]&lt;[.$N$10]))" office:value-type="boolean" office:boolean-value="true" calcext:value-type="boolean">
            <text:p>TRUE</text:p>
          </table:table-cell>
          <table:table-cell table:formula="of:=IF( AND([.F156]&gt;[.$N$11]; [.F156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INDIRECT(ADDRESS(6;15+MOD([.A157]/([.$N$4] *[.$N$5]);[.$N$6])))" office:value-type="float" office:value="100" calcext:value-type="float">
            <text:p>100</text:p>
          </table:table-cell>
          <table:table-cell table:formula="of:=INDIRECT(ADDRESS(5;15+MOD([.A157]/[.$N$4];[.$N$5])))" office:value-type="float" office:value="8" calcext:value-type="float">
            <text:p>8</text:p>
          </table:table-cell>
          <table:table-cell table:formula="of:=INDIRECT(ADDRESS(4;15+MOD([.A157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7]*[.B157]/([.D157])" office:value-type="float" office:value="4608000" calcext:value-type="float">
            <text:p>4608000</text:p>
          </table:table-cell>
          <table:table-cell table:formula="of:=[.F157]/[.C157]" office:value-type="float" office:value="576000" calcext:value-type="float">
            <text:p>576000</text:p>
          </table:table-cell>
          <table:table-cell table:formula="of:=IF(AND([.F157]&gt;[.$N$9];[.F157]&lt;[.$N$10]))" office:value-type="boolean" office:boolean-value="false" calcext:value-type="boolean">
            <text:p>FALSE</text:p>
          </table:table-cell>
          <table:table-cell table:formula="of:=IF( AND([.F157]&gt;[.$N$11]; [.F157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INDIRECT(ADDRESS(6;15+MOD([.A158]/([.$N$4] *[.$N$5]);[.$N$6])))" office:value-type="float" office:value="100" calcext:value-type="float">
            <text:p>100</text:p>
          </table:table-cell>
          <table:table-cell table:formula="of:=INDIRECT(ADDRESS(5;15+MOD([.A158]/[.$N$4];[.$N$5])))" office:value-type="float" office:value="16" calcext:value-type="float">
            <text:p>16</text:p>
          </table:table-cell>
          <table:table-cell table:formula="of:=INDIRECT(ADDRESS(4;15+MOD([.A158];[.$N$4])))" office:value-type="float" office:value="1" calcext:value-type="float">
            <text:p>1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8]*[.B158]/([.D158])" office:value-type="float" office:value="18432000" calcext:value-type="float">
            <text:p>18432000</text:p>
          </table:table-cell>
          <table:table-cell table:formula="of:=[.F158]/[.C158]" office:value-type="float" office:value="1152000" calcext:value-type="float">
            <text:p>1152000</text:p>
          </table:table-cell>
          <table:table-cell table:formula="of:=IF(AND([.F158]&gt;[.$N$9];[.F158]&lt;[.$N$10]))" office:value-type="boolean" office:boolean-value="false" calcext:value-type="boolean">
            <text:p>FALSE</text:p>
          </table:table-cell>
          <table:table-cell table:formula="of:=IF( AND([.F158]&gt;[.$N$11]; [.F158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INDIRECT(ADDRESS(6;15+MOD([.A159]/([.$N$4] *[.$N$5]);[.$N$6])))" office:value-type="float" office:value="100" calcext:value-type="float">
            <text:p>100</text:p>
          </table:table-cell>
          <table:table-cell table:formula="of:=INDIRECT(ADDRESS(5;15+MOD([.A159]/[.$N$4];[.$N$5])))" office:value-type="float" office:value="16" calcext:value-type="float">
            <text:p>16</text:p>
          </table:table-cell>
          <table:table-cell table:formula="of:=INDIRECT(ADDRESS(4;15+MOD([.A159];[.$N$4])))" office:value-type="float" office:value="2" calcext:value-type="float">
            <text:p>2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59]*[.B159]/([.D159])" office:value-type="float" office:value="9216000" calcext:value-type="float">
            <text:p>9216000</text:p>
          </table:table-cell>
          <table:table-cell table:formula="of:=[.F159]/[.C159]" office:value-type="float" office:value="576000" calcext:value-type="float">
            <text:p>576000</text:p>
          </table:table-cell>
          <table:table-cell table:formula="of:=IF(AND([.F159]&gt;[.$N$9];[.F159]&lt;[.$N$10]))" office:value-type="boolean" office:boolean-value="false" calcext:value-type="boolean">
            <text:p>FALSE</text:p>
          </table:table-cell>
          <table:table-cell table:formula="of:=IF( AND([.F159]&gt;[.$N$11]; [.F159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INDIRECT(ADDRESS(6;15+MOD([.A160]/([.$N$4] *[.$N$5]);[.$N$6])))" office:value-type="float" office:value="100" calcext:value-type="float">
            <text:p>100</text:p>
          </table:table-cell>
          <table:table-cell table:formula="of:=INDIRECT(ADDRESS(5;15+MOD([.A160]/[.$N$4];[.$N$5])))" office:value-type="float" office:value="16" calcext:value-type="float">
            <text:p>16</text:p>
          </table:table-cell>
          <table:table-cell table:formula="of:=INDIRECT(ADDRESS(4;15+MOD([.A160];[.$N$4])))" office:value-type="float" office:value="3" calcext:value-type="float">
            <text:p>3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60]*[.B160]/([.D160])" office:value-type="float" office:value="6144000" calcext:value-type="float">
            <text:p>6144000</text:p>
          </table:table-cell>
          <table:table-cell table:formula="of:=[.F160]/[.C160]" office:value-type="float" office:value="384000" calcext:value-type="float">
            <text:p>384000</text:p>
          </table:table-cell>
          <table:table-cell table:formula="of:=IF(AND([.F160]&gt;[.$N$9];[.F160]&lt;[.$N$10]))" office:value-type="boolean" office:boolean-value="true" calcext:value-type="boolean">
            <text:p>TRUE</text:p>
          </table:table-cell>
          <table:table-cell table:formula="of:=IF( AND([.F160]&gt;[.$N$11]; [.F160]&lt;[.$N$12]) ; 1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INDIRECT(ADDRESS(6;15+MOD([.A161]/([.$N$4] *[.$N$5]);[.$N$6])))" office:value-type="float" office:value="100" calcext:value-type="float">
            <text:p>100</text:p>
          </table:table-cell>
          <table:table-cell table:formula="of:=INDIRECT(ADDRESS(5;15+MOD([.A161]/[.$N$4];[.$N$5])))" office:value-type="float" office:value="16" calcext:value-type="float">
            <text:p>16</text:p>
          </table:table-cell>
          <table:table-cell table:formula="of:=INDIRECT(ADDRESS(4;15+MOD([.A161];[.$N$4])))" office:value-type="float" office:value="4" calcext:value-type="float">
            <text:p>4</text:p>
          </table:table-cell>
          <table:table-cell table:formula="of:=[.$N$3]" office:value-type="float" office:value="184320" calcext:value-type="float">
            <text:p>184320</text:p>
          </table:table-cell>
          <table:table-cell table:formula="of:=[.E161]*[.B161]/([.D161])" office:value-type="float" office:value="4608000" calcext:value-type="float">
            <text:p>4608000</text:p>
          </table:table-cell>
          <table:table-cell table:formula="of:=[.F161]/[.C161]" office:value-type="float" office:value="288000" calcext:value-type="float">
            <text:p>288000</text:p>
          </table:table-cell>
          <table:table-cell table:formula="of:=IF(AND([.F161]&gt;[.$N$9];[.F161]&lt;[.$N$10]))" office:value-type="boolean" office:boolean-value="false" calcext:value-type="boolean">
            <text:p>FALSE</text:p>
          </table:table-cell>
          <table:table-cell table:formula="of:=IF( AND([.F161]&gt;[.$N$11]; [.F161]&lt;[.$N$12]) ; 1)" office:value-type="boolean" office:boolean-value="false" calcext:value-type="boolean">
            <text:p>FALSE</text:p>
          </table:table-cell>
          <table:table-cell table:number-columns-repeated="13"/>
        </table:table-row>
        <calcext:conditional-formats>
          <calcext:conditional-format calcext:target-range-address="'QPLL_mode4_5.7GHz'.H2:'QPLL_mode4_5.7GHz'.H161">
            <calcext:condition calcext:apply-style-name="Good" calcext:value="=1" calcext:base-cell-address="'QPLL_mode4_5.7GHz'.H2"/>
          </calcext:conditional-format>
          <calcext:conditional-format calcext:target-range-address="'QPLL_mode4_5.7GHz'.I2:'QPLL_mode4_5.7GHz'.I161">
            <calcext:condition calcext:apply-style-name="Good" calcext:value="=1" calcext:base-cell-address="'QPLL_mode4_5.7GHz'.I2"/>
          </calcext:conditional-format>
        </calcext:conditional-formats>
      </table:table>
      <table:table table:name="mode4_5.7_GHz" table:style-name="ta1">
        <table:table-column table:style-name="co17" table:number-columns-repeated="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1019" table:default-cell-style-name="Default"/>
        <table:table-row table:style-name="ro1">
          <table:table-cell table:style-name="ce82"/>
          <table:table-cell table:style-name="ce83"/>
          <table:table-cell table:style-name="ce99"/>
          <table:table-cell table:style-name="ce82" table:number-columns-repeated="4"/>
          <table:table-cell table:style-name="ce105"/>
          <table:table-cell table:style-name="ce82"/>
          <table:table-cell table:number-columns-repeated="4"/>
          <table:table-cell table:style-name="ce82" table:number-columns-repeated="1011"/>
        </table:table-row>
        <table:table-row table:style-name="ro1">
          <table:table-cell/>
          <table:table-cell table:style-name="ce84" office:value-type="string" calcext:value-type="string">
            <text:p>Name</text:p>
          </table:table-cell>
          <table:table-cell table:style-name="ce100" office:value-type="string" calcext:value-type="string">
            <text:p>Freq[Hz]</text:p>
          </table:table-cell>
          <table:table-cell table:style-name="ce84" office:value-type="string" calcext:value-type="string">
            <text:p>Div</text:p>
          </table:table-cell>
          <table:table-cell table:style-name="ce92" office:value-type="string" calcext:value-type="string">
            <text:p>output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7044</text:p>
          </table:table-cell>
          <table:table-cell table:style-name="ce43" office:value-type="string" calcext:value-type="string">
            <text:p>pll2-output</text:p>
          </table:table-cell>
          <table:table-cell table:style-name="ce101" office:value-type="float" office:value="2949120000" calcext:value-type="float">
            <text:p>2949120000</text:p>
          </table:table-cell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DAC_CLK</text:p>
          </table:table-cell>
          <table:table-cell table:formula="of:=[.C$3]/[.D4]" office:value-type="float" office:value="368640000" calcext:value-type="float">
            <text:p>36864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fREF</text:p>
          </table:table-cell>
          <table:table-cell table:style-name="ce2" office:value-type="string" calcext:value-type="string">
            <text:p>ref_clk_freq_hz</text:p>
          </table:table-cell>
          <table:table-cell table:number-columns-repeated="1017"/>
        </table:table-row>
        <table:table-row table:style-name="ro1">
          <table:table-cell/>
          <table:table-cell table:style-name="ce43" office:value-type="string" calcext:value-type="string">
            <text:p>DAC_SYSREF</text:p>
          </table:table-cell>
          <table:table-cell table:formula="of:=[.C$3]/[.D5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82" office:value-type="string" calcext:value-type="string">
            <text:p>fDAC = (8 × N × fREF)/M/(Register 0x094, Bits[1:0] + 1)</text:p>
          </table:table-cell>
          <table:table-cell table:style-name="ce82" table:number-columns-repeated="3"/>
          <table:table-cell table:number-columns-repeated="1011"/>
        </table:table-row>
        <table:table-row table:style-name="ro1">
          <table:table-cell/>
          <table:table-cell table:style-name="ce43" office:value-type="string" calcext:value-type="string">
            <text:p>FPGA_SYSREF</text:p>
          </table:table-cell>
          <table:table-cell table:formula="of:=[.C$3]/[.D6]" office:value-type="float" office:value="5760000" calcext:value-type="float">
            <text:p>5760000</text:p>
          </table:table-cell>
          <table:table-cell table:style-name="ce101"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fDATA = fDAC / Total Interpolation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 calcext:value-type="string">
            <text:p>FPGA_CLK</text:p>
          </table:table-cell>
          <table:table-cell table:formula="of:=[.C$3]/[.D7]" office:value-type="float" office:value="184320000" calcext:value-type="float">
            <text:p>1843200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1" office:value-type="string" calcext:value-type="string">
            <text:p>refclk_khz</text:p>
          </table:table-cell>
          <table:table-cell table:number-columns-repeated="2"/>
          <table:table-cell office:value-type="string" calcext:value-type="string">
            <text:p>fDAC = fDATA × Channel Interpolation × Main Interpolation</text:p>
          </table:table-cell>
          <table:table-cell table:number-columns-repeated="1014"/>
        </table:table-row>
        <table:table-row table:style-name="ro1">
          <table:table-cell/>
          <table:table-cell table:style-name="ce47"/>
          <table:table-cell table:style-name="ce2"/>
          <table:table-cell table:number-columns-repeated="2"/>
          <table:table-cell table:style-name="ce63"/>
          <table:table-cell table:style-name="ce81"/>
          <table:table-cell table:number-columns-repeated="2"/>
          <table:table-cell office:value-type="string" calcext:value-type="string">
            <text:p>Total interpolation <text:s/>= Channel interpolation * Main Interpolation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channel_interpolati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dac_interpolation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Lane rate = (M/L) * NP (10/8) * fDATA</text:p>
          </table:table-cell>
          <table:table-cell table:number-columns-repeated="2"/>
          <table:table-cell table:style-name="ce91"/>
          <table:table-cell table:number-columns-repeated="1011"/>
        </table:table-row>
        <table:table-row table:style-name="ro1">
          <table:table-cell/>
          <table:table-cell table:style-name="ce47" office:value-type="string" calcext:value-type="string">
            <text:p>L(lane count)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M(converters_per_device)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F(octets_per_frame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DAC - the desired DAC clock rate – DAC rate</text:p>
          </table:table-cell>
          <table:table-cell table:number-columns-repeated="1014"/>
        </table:table-row>
        <table:table-row table:style-name="ro1">
          <table:table-cell/>
          <table:table-cell table:style-name="ce47" office:value-type="string" calcext:value-type="string">
            <text:p>S(samples per conv per frame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EF - the reference clock.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NP(bits_per_sample)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fData - Data rate</text:p>
          </table:table-cell>
          <table:table-cell table:number-columns-repeated="1014"/>
        </table:table-row>
        <table:table-row table:style-name="ro1">
          <table:table-cell/>
          <table:table-cell table:style-name="ce48" office:value-type="string" calcext:value-type="string">
            <text:p>N(converter_resolution)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K(frames_per_multiframe)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jesd_link_mod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49" office:value-type="string" calcext:value-type="string">
            <text:p>Interpolation = </text:p>
          </table:table-cell>
          <table:table-cell table:formula="of:=[.C9]*[.C10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number-columns-repeated="1022"/>
        </table:table-row>
        <table:table-row table:style-name="ro1">
          <table:table-cell/>
          <table:table-cell table:style-name="ce50" office:value-type="string" calcext:value-type="string">
            <text:p>pll_mult=</text:p>
          </table:table-cell>
          <table:table-cell table:formula="of:=[.C25]/[.C4]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50" office:value-type="string" calcext:value-type="string">
            <text:p>(Register 0x094, Bits[1:0] + 1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DAC</text:p>
          </table:table-cell>
          <table:table-cell table:formula="of:=(8*[.C16]*[.C4])/[.C12]/[.C22]" office:value-type="float" office:value="5898240000" calcext:value-type="float">
            <text:p>5898240000</text:p>
          </table:table-cell>
          <table:table-cell/>
          <table:table-cell table:style-name="ce82" office:value-type="string" calcext:value-type="string">
            <text:p>fDAC = (8 × N × fREF)/M/(Register 0x094, Bits[1:0] + 1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DATA</text:p>
          </table:table-cell>
          <table:table-cell table:formula="of:=[.C25]/([.C9]*[.C10])" office:value-type="float" office:value="184320000" calcext:value-type="float">
            <text:p>184320000</text:p>
          </table:table-cell>
          <table:table-cell/>
          <table:table-cell office:value-type="string" calcext:value-type="string">
            <text:p>fDATA = fDAC / Total Interpol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e rate</text:p>
          </table:table-cell>
          <table:table-cell table:formula="of:=([.C12]/[.C11])*[.C15]*(10/8)*[.C26]" office:value-type="float" office:value="3686400000" calcext:value-type="float">
            <text:p>3686400000</text:p>
          </table:table-cell>
          <table:table-cell/>
          <table:table-cell table:style-name="ce86" office:value-type="string" calcext:value-type="string">
            <text:p>LaneRate = (M/L)xNPx(10/8)xfDA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CLK</text:p>
          </table:table-cell>
          <table:table-cell table:formula="of:=[.C27]/40" office:value-type="float" office:value="92160000" calcext:value-type="float">
            <text:p>92160000</text:p>
          </table:table-cell>
          <table:table-cell office:value-type="string" calcext:value-type="string">
            <text:p>device_clk</text:p>
          </table:table-cell>
          <table:table-cell office:value-type="string" calcext:value-type="string">
            <text:p>PCLK is the internal processing clock for the AD9172 and equals the lane rate ÷ 40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xSxNP</text:p>
          </table:table-cell>
          <table:table-cell table:formula="of:=[.C12]*[.C14]*[.C15]" office:value-type="float" office:value="64" calcext:value-type="float">
            <text:p>64</text:p>
          </table:table-cell>
          <table:table-cell table:style-name="ce73" office:value-type="string" calcext:value-type="string">
            <text:p>=</text:p>
          </table:table-cell>
          <table:table-cell office:value-type="string" calcext:value-type="string">
            <text:p>LxFx8</text:p>
          </table:table-cell>
          <table:table-cell table:formula="of:=[.C11]*[.C13]*8" office:value-type="float" office:value="64" calcext:value-type="float">
            <text:p>64</text:p>
          </table:table-cell>
          <table:table-cell table:style-name="ce141" table:formula="of:=IF([.C32]=[.F3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/L</text:p>
          </table:table-cell>
          <table:table-cell table:formula="of:=[.C12]/[.C11]" office:value-type="float" office:value="1" calcext:value-type="float">
            <text:p>1</text:p>
          </table:table-cell>
          <table:table-cell table:style-name="ce73" office:value-type="string" calcext:value-type="string">
            <text:p>=</text:p>
          </table:table-cell>
          <table:table-cell table:style-name="ce90" office:value-type="string" calcext:value-type="string">
            <text:p>(F/S)x(8/NP)</text:p>
          </table:table-cell>
          <table:table-cell table:formula="of:=([.C13]/[.C14])*(8/[.C15])" office:value-type="float" office:value="1" calcext:value-type="float">
            <text:p>1</text:p>
          </table:table-cell>
          <table:table-cell table:style-name="ce141" table:formula="of:=IF([.C33]=[.F3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106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92"/>
          <table:table-cell table:number-columns-repeated="1022"/>
        </table:table-row>
        <table:table-row table:style-name="ro1">
          <table:table-cell/>
          <table:table-cell table:style-name="ce91"/>
          <table:table-cell table:style-name="ce2"/>
          <table:table-cell table:number-columns-repeated="2"/>
          <table:table-cell table:style-name="ce63"/>
          <table:table-cell table:number-columns-repeated="1018"/>
        </table:table-row>
        <table:table-row table:style-name="ro1">
          <table:table-cell/>
          <table:table-cell table:style-name="ce93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94"/>
          <table:table-cell/>
          <table:table-cell table:style-name="ce101"/>
          <table:table-cell table:number-columns-repeated="1020"/>
        </table:table-row>
        <table:table-row table:style-name="ro1">
          <table:table-cell/>
          <table:table-cell table:style-name="ce9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9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5"/>
          <table:table-cell table:number-columns-repeated="1022"/>
        </table:table-row>
        <table:table-row table:style-name="ro1">
          <table:table-cell/>
          <table:table-cell table:style-name="ce96"/>
          <table:table-cell/>
          <table:table-cell table:style-name="ce102"/>
          <table:table-cell/>
          <table:table-cell table:style-name="ce10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5"/>
          <table:table-cell/>
          <table:table-cell table:style-name="ce96"/>
          <table:table-cell table:number-columns-repeated="1020"/>
        </table:table-row>
        <table:table-row table:style-name="ro1">
          <table:table-cell/>
          <table:table-cell table:style-name="ce95"/>
          <table:table-cell/>
          <table:table-cell table:style-name="ce2"/>
          <table:table-cell table:number-columns-repeated="1020"/>
        </table:table-row>
        <calcext:conditional-formats>
          <calcext:conditional-format calcext:target-range-address="'mode4_5.7_GHz'.G32:'mode4_5.7_GHz'.G33">
            <calcext:condition calcext:apply-style-name="Good" calcext:value="=1" calcext:base-cell-address="'mode4_5.7_GHz'.G32"/>
            <calcext:condition calcext:apply-style-name="Error" calcext:value="=0" calcext:base-cell-address="'mode4_5.7_GHz'.G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08:58:09.533250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0:43:53.683460358</meta:creation-date>
    <dc:date>2019-07-29T10:59:45.875159962</dc:date>
    <meta:editing-duration>P3DT22H8M19S</meta:editing-duration>
    <meta:editing-cycles>62</meta:editing-cycles>
    <meta:generator>LibreOffice/6.0.7.3$Linux_X86_64 LibreOffice_project/00m0$Build-3</meta:generator>
    <meta:document-statistic meta:table-count="10" meta:cell-count="10489" meta:object-count="0"/>
  </office:meta>
</office:document-meta>
</file>